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1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log_Cube_270217_1348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wTS</text:p>
          </table:table-cell>
          <table:table-cell office:value-type="string" calcext:value-type="string">
            <text:p>nowX</text:p>
          </table:table-cell>
          <table:table-cell office:value-type="string" calcext:value-type="string">
            <text:p>lastTS</text:p>
          </table:table-cell>
          <table:table-cell office:value-type="string" calcext:value-type="string">
            <text:p>lastX</text:p>
          </table:table-cell>
          <table:table-cell office:value-type="string" calcext:value-type="string">
            <text:p>pupilT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upilTS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deltaLastNow</text:p>
          </table:table-cell>
          <table:table-cell office:value-type="string" calcext:value-type="string">
            <text:p>deltaPupilLas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orrectedX</text:p>
          </table:table-cell>
        </table:table-row>
        <table:table-row table:style-name="ro1">
          <table:table-cell office:value-type="float" office:value="2.1054867" calcext:value-type="float">
            <text:p>2,1054867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2.103" calcext:value-type="float">
            <text:p>2,103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83271" calcext:value-type="float">
            <text:p>0,7983271</text:p>
          </table:table-cell>
          <table:table-cell table:formula="of:=[.A2]-[.E2]" office:value-type="float" office:value="2.1049852" calcext:value-type="float">
            <text:p>2,1049852</text:p>
          </table:table-cell>
          <table:table-cell table:formula="of:=[.B2]-[.D2]" office:value-type="float" office:value="0" calcext:value-type="float">
            <text:p>0</text:p>
          </table:table-cell>
          <table:table-cell table:formula="of:=[.A2]-[.C2]" office:value-type="float" office:value="0.00248669999999995" calcext:value-type="float">
            <text:p>0,0024867</text:p>
          </table:table-cell>
          <table:table-cell table:formula="of:=[.G2]-[.C2]" office:value-type="float" office:value="0.00198520000000002" calcext:value-type="float">
            <text:p>0,0019852</text:p>
          </table:table-cell>
          <table:table-cell table:formula="of:=[.J2]/[.I2]" office:value-type="float" office:value="0.798327100172943" calcext:value-type="float">
            <text:p>0,7983271002</text:p>
          </table:table-cell>
          <table:table-cell table:formula="of:=[.D2]+[.H2]*[.K2]" office:value-type="float" office:value="-0.0499984" calcext:value-type="float">
            <text:p>-0,0499984</text:p>
          </table:table-cell>
        </table:table-row>
        <table:table-row table:style-name="ro1">
          <table:table-cell office:value-type="float" office:value="2.1333762" calcext:value-type="float">
            <text:p>2,1333762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2.105" calcext:value-type="float">
            <text:p>2,105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23267" calcext:value-type="float">
            <text:p>0,9823267</text:p>
          </table:table-cell>
          <table:table-cell table:formula="of:=[.A3]-[.E3]" office:value-type="float" office:value="2.1328747" calcext:value-type="float">
            <text:p>2,1328747</text:p>
          </table:table-cell>
          <table:table-cell table:formula="of:=[.B3]-[.D3]" office:value-type="float" office:value="0.3" calcext:value-type="float">
            <text:p>0,3</text:p>
          </table:table-cell>
          <table:table-cell table:formula="of:=[.A3]-[.C3]" office:value-type="float" office:value="0.0283761999999999" calcext:value-type="float">
            <text:p>0,0283762</text:p>
          </table:table-cell>
          <table:table-cell table:formula="of:=[.G3]-[.C3]" office:value-type="float" office:value="0.0278746999999999" calcext:value-type="float">
            <text:p>0,0278747</text:p>
          </table:table-cell>
          <table:table-cell table:formula="of:=[.J3]/[.I3]" office:value-type="float" office:value="0.982326738604889" calcext:value-type="float">
            <text:p>0,9823267386</text:p>
          </table:table-cell>
          <table:table-cell table:formula="of:=[.D3]+[.H3]*[.K3]" office:value-type="float" office:value="0.244699621581467" calcext:value-type="float">
            <text:p>0,2446996216</text:p>
          </table:table-cell>
        </table:table-row>
        <table:table-row table:style-name="ro1">
          <table:table-cell office:value-type="float" office:value="2.1388906" calcext:value-type="float">
            <text:p>2,1388906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2.133" calcext:value-type="float">
            <text:p>2,133</text:p>
          </table:table-cell>
          <table:table-cell office:value-type="float" office:value="0.2446996" calcext:value-type="float">
            <text:p>0,2446996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148644" calcext:value-type="float">
            <text:p>0,9148644</text:p>
          </table:table-cell>
          <table:table-cell table:formula="of:=[.A4]-[.E4]" office:value-type="float" office:value="2.1383891" calcext:value-type="float">
            <text:p>2,1383891</text:p>
          </table:table-cell>
          <table:table-cell table:formula="of:=[.B4]-[.D4]" office:value-type="float" office:value="0.155302" calcext:value-type="float">
            <text:p>0,155302</text:p>
          </table:table-cell>
          <table:table-cell table:formula="of:=[.A4]-[.C4]" office:value-type="float" office:value="0.00589059999999986" calcext:value-type="float">
            <text:p>0,0058906</text:p>
          </table:table-cell>
          <table:table-cell table:formula="of:=[.G4]-[.C4]" office:value-type="float" office:value="0.00538909999999992" calcext:value-type="float">
            <text:p>0,0053891</text:p>
          </table:table-cell>
          <table:table-cell table:formula="of:=[.J4]/[.I4]" office:value-type="float" office:value="0.914864360167055" calcext:value-type="float">
            <text:p>0,9148643602</text:p>
          </table:table-cell>
          <table:table-cell table:formula="of:=[.D4]+[.H4]*[.K4]" office:value-type="float" office:value="0.386779864862664" calcext:value-type="float">
            <text:p>0,3867798649</text:p>
          </table:table-cell>
        </table:table-row>
        <table:table-row table:style-name="ro1">
          <table:table-cell office:value-type="float" office:value="2.1408962" calcext:value-type="float">
            <text:p>2,1408962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2.138" calcext:value-type="float">
            <text:p>2,138</text:p>
          </table:table-cell>
          <table:table-cell office:value-type="float" office:value="0.3867799" calcext:value-type="float">
            <text:p>0,3867799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268421" calcext:value-type="float">
            <text:p>0,8268421</text:p>
          </table:table-cell>
          <table:table-cell table:formula="of:=[.A5]-[.E5]" office:value-type="float" office:value="2.1403947" calcext:value-type="float">
            <text:p>2,1403947</text:p>
          </table:table-cell>
          <table:table-cell table:formula="of:=[.B5]-[.D5]" office:value-type="float" office:value="0.0132216999999999" calcext:value-type="float">
            <text:p>0,0132217</text:p>
          </table:table-cell>
          <table:table-cell table:formula="of:=[.A5]-[.C5]" office:value-type="float" office:value="0.0028961999999999" calcext:value-type="float">
            <text:p>0,0028962</text:p>
          </table:table-cell>
          <table:table-cell table:formula="of:=[.G5]-[.C5]" office:value-type="float" office:value="0.00239469999999997" calcext:value-type="float">
            <text:p>0,0023947</text:p>
          </table:table-cell>
          <table:table-cell table:formula="of:=[.J5]/[.I5]" office:value-type="float" office:value="0.82684206891791" calcext:value-type="float">
            <text:p>0,8268420689</text:p>
          </table:table-cell>
          <table:table-cell table:formula="of:=[.D5]+[.H5]*[.K5]" office:value-type="float" office:value="0.397712157782612" calcext:value-type="float">
            <text:p>0,3977121578</text:p>
          </table:table-cell>
        </table:table-row>
        <table:table-row table:style-name="ro1">
          <table:table-cell office:value-type="float" office:value="2.1659559" calcext:value-type="float">
            <text:p>2,1659559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2.14" calcext:value-type="float">
            <text:p>2,14</text:p>
          </table:table-cell>
          <table:table-cell office:value-type="float" office:value="0.3977122" calcext:value-type="float">
            <text:p>0,3977122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06788" calcext:value-type="float">
            <text:p>0,9806788</text:p>
          </table:table-cell>
          <table:table-cell table:formula="of:=[.A6]-[.E6]" office:value-type="float" office:value="2.1654544" calcext:value-type="float">
            <text:p>2,1654544</text:p>
          </table:table-cell>
          <table:table-cell table:formula="of:=[.B6]-[.D6]" office:value-type="float" office:value="0.3022894" calcext:value-type="float">
            <text:p>0,3022894</text:p>
          </table:table-cell>
          <table:table-cell table:formula="of:=[.A6]-[.C6]" office:value-type="float" office:value="0.0259559" calcext:value-type="float">
            <text:p>0,0259559</text:p>
          </table:table-cell>
          <table:table-cell table:formula="of:=[.G6]-[.C6]" office:value-type="float" office:value="0.0254544000000001" calcext:value-type="float">
            <text:p>0,0254544</text:p>
          </table:table-cell>
          <table:table-cell table:formula="of:=[.J6]/[.I6]" office:value-type="float" office:value="0.980678766677328" calcext:value-type="float">
            <text:p>0,9806787667</text:p>
          </table:table-cell>
          <table:table-cell table:formula="of:=[.D6]+[.H6]*[.K6]" office:value-type="float" office:value="0.694160995971629" calcext:value-type="float">
            <text:p>0,694160996</text:p>
          </table:table-cell>
        </table:table-row>
        <table:table-row table:style-name="ro1">
          <table:table-cell office:value-type="float" office:value="2.1999844" calcext:value-type="float">
            <text:p>2,1999844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2.165" calcext:value-type="float">
            <text:p>2,165</text:p>
          </table:table-cell>
          <table:table-cell office:value-type="float" office:value="0.694161" calcext:value-type="float">
            <text:p>0,694161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5665" calcext:value-type="float">
            <text:p>0,985665</text:p>
          </table:table-cell>
          <table:table-cell table:formula="of:=[.A7]-[.E7]" office:value-type="float" office:value="2.1994829" calcext:value-type="float">
            <text:p>2,1994829</text:p>
          </table:table-cell>
          <table:table-cell table:formula="of:=[.B7]-[.D7]" office:value-type="float" office:value="0.455841" calcext:value-type="float">
            <text:p>0,455841</text:p>
          </table:table-cell>
          <table:table-cell table:formula="of:=[.A7]-[.C7]" office:value-type="float" office:value="0.0349843999999999" calcext:value-type="float">
            <text:p>0,0349844</text:p>
          </table:table-cell>
          <table:table-cell table:formula="of:=[.G7]-[.C7]" office:value-type="float" office:value="0.0344829" calcext:value-type="float">
            <text:p>0,0344829</text:p>
          </table:table-cell>
          <table:table-cell table:formula="of:=[.J7]/[.I7]" office:value-type="float" office:value="0.98566503927465" calcext:value-type="float">
            <text:p>0,9856650393</text:p>
          </table:table-cell>
          <table:table-cell table:formula="of:=[.D7]+[.H7]*[.K7]" office:value-type="float" office:value="1.143467537168" calcext:value-type="float">
            <text:p>1,1434675372</text:p>
          </table:table-cell>
        </table:table-row>
        <table:table-row table:style-name="ro1">
          <table:table-cell office:value-type="float" office:value="2.2009875" calcext:value-type="float">
            <text:p>2,2009875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2.199" calcext:value-type="float">
            <text:p>2,199</text:p>
          </table:table-cell>
          <table:table-cell office:value-type="float" office:value="1.143467" calcext:value-type="float">
            <text:p>1,143467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47673" calcext:value-type="float">
            <text:p>0,747673</text:p>
          </table:table-cell>
          <table:table-cell table:formula="of:=[.A8]-[.E8]" office:value-type="float" office:value="2.200486" calcext:value-type="float">
            <text:p>2,200486</text:p>
          </table:table-cell>
          <table:table-cell table:formula="of:=[.B8]-[.D8]" office:value-type="float" office:value="0.00653499999999996" calcext:value-type="float">
            <text:p>0,006535</text:p>
          </table:table-cell>
          <table:table-cell table:formula="of:=[.A8]-[.C8]" office:value-type="float" office:value="0.00198750000000025" calcext:value-type="float">
            <text:p>0,0019875</text:p>
          </table:table-cell>
          <table:table-cell table:formula="of:=[.G8]-[.C8]" office:value-type="float" office:value="0.00148600000000032" calcext:value-type="float">
            <text:p>0,001486</text:p>
          </table:table-cell>
          <table:table-cell table:formula="of:=[.J8]/[.I8]" office:value-type="float" office:value="0.747672955974909" calcext:value-type="float">
            <text:p>0,747672956</text:p>
          </table:table-cell>
          <table:table-cell table:formula="of:=[.D8]+[.H8]*[.K8]" office:value-type="float" office:value="1.1483530427673" calcext:value-type="float">
            <text:p>1,1483530428</text:p>
          </table:table-cell>
        </table:table-row>
        <table:table-row table:style-name="ro1">
          <table:table-cell office:value-type="float" office:value="2.2343904" calcext:value-type="float">
            <text:p>2,2343904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2.2" calcext:value-type="float">
            <text:p>2,2</text:p>
          </table:table-cell>
          <table:table-cell office:value-type="float" office:value="1.148353" calcext:value-type="float">
            <text:p>1,14835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54174" calcext:value-type="float">
            <text:p>0,9854174</text:p>
          </table:table-cell>
          <table:table-cell table:formula="of:=[.A9]-[.E9]" office:value-type="float" office:value="2.2338889" calcext:value-type="float">
            <text:p>2,2338889</text:p>
          </table:table-cell>
          <table:table-cell table:formula="of:=[.B9]-[.D9]" office:value-type="float" office:value="0.451648" calcext:value-type="float">
            <text:p>0,451648</text:p>
          </table:table-cell>
          <table:table-cell table:formula="of:=[.A9]-[.C9]" office:value-type="float" office:value="0.0343903999999999" calcext:value-type="float">
            <text:p>0,0343904</text:p>
          </table:table-cell>
          <table:table-cell table:formula="of:=[.G9]-[.C9]" office:value-type="float" office:value="0.0338889" calcext:value-type="float">
            <text:p>0,0338889</text:p>
          </table:table-cell>
          <table:table-cell table:formula="of:=[.J9]/[.I9]" office:value-type="float" office:value="0.98541744207686" calcext:value-type="float">
            <text:p>0,9854174421</text:p>
          </table:table-cell>
          <table:table-cell table:formula="of:=[.D9]+[.H9]*[.K9]" office:value-type="float" office:value="1.59341481687913" calcext:value-type="float">
            <text:p>1,5934148169</text:p>
          </table:table-cell>
        </table:table-row>
        <table:table-row table:style-name="ro1">
          <table:table-cell office:value-type="float" office:value="2.2358936" calcext:value-type="float">
            <text:p>2,2358936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2.234" calcext:value-type="float">
            <text:p>2,234</text:p>
          </table:table-cell>
          <table:table-cell office:value-type="float" office:value="1.593415" calcext:value-type="float">
            <text:p>1,593415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351605" calcext:value-type="float">
            <text:p>0,7351605</text:p>
          </table:table-cell>
          <table:table-cell table:formula="of:=[.A10]-[.E10]" office:value-type="float" office:value="2.2353921" calcext:value-type="float">
            <text:p>2,2353921</text:p>
          </table:table-cell>
          <table:table-cell table:formula="of:=[.B10]-[.D10]" office:value-type="float" office:value="0.00658599999999998" calcext:value-type="float">
            <text:p>0,006586</text:p>
          </table:table-cell>
          <table:table-cell table:formula="of:=[.A10]-[.C10]" office:value-type="float" office:value="0.00189359999999983" calcext:value-type="float">
            <text:p>0,0018936</text:p>
          </table:table-cell>
          <table:table-cell table:formula="of:=[.G10]-[.C10]" office:value-type="float" office:value="0.0013920999999999" calcext:value-type="float">
            <text:p>0,0013921</text:p>
          </table:table-cell>
          <table:table-cell table:formula="of:=[.J10]/[.I10]" office:value-type="float" office:value="0.735160540768917" calcext:value-type="float">
            <text:p>0,7351605408</text:p>
          </table:table-cell>
          <table:table-cell table:formula="of:=[.D10]+[.H10]*[.K10]" office:value-type="float" office:value="1.5982567673215" calcext:value-type="float">
            <text:p>1,5982567673</text:p>
          </table:table-cell>
        </table:table-row>
        <table:table-row table:style-name="ro1">
          <table:table-cell office:value-type="float" office:value="2.2389017" calcext:value-type="float">
            <text:p>2,2389017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2.235" calcext:value-type="float">
            <text:p>2,235</text:p>
          </table:table-cell>
          <table:table-cell office:value-type="float" office:value="1.598257" calcext:value-type="float">
            <text:p>1,598257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714663" calcext:value-type="float">
            <text:p>0,8714663</text:p>
          </table:table-cell>
          <table:table-cell table:formula="of:=[.A11]-[.E11]" office:value-type="float" office:value="2.2384002" calcext:value-type="float">
            <text:p>2,2384002</text:p>
          </table:table-cell>
          <table:table-cell table:formula="of:=[.B11]-[.D11]" office:value-type="float" office:value="0.151744" calcext:value-type="float">
            <text:p>0,151744</text:p>
          </table:table-cell>
          <table:table-cell table:formula="of:=[.A11]-[.C11]" office:value-type="float" office:value="0.00390170000000012" calcext:value-type="float">
            <text:p>0,0039017</text:p>
          </table:table-cell>
          <table:table-cell table:formula="of:=[.G11]-[.C11]" office:value-type="float" office:value="0.00340020000000019" calcext:value-type="float">
            <text:p>0,0034002</text:p>
          </table:table-cell>
          <table:table-cell table:formula="of:=[.J11]/[.I11]" office:value-type="float" office:value="0.87146628392754" calcext:value-type="float">
            <text:p>0,8714662839</text:p>
          </table:table-cell>
          <table:table-cell table:formula="of:=[.D11]+[.H11]*[.K11]" office:value-type="float" office:value="1.7304967797883" calcext:value-type="float">
            <text:p>1,7304967798</text:p>
          </table:table-cell>
        </table:table-row>
        <table:table-row table:style-name="ro1">
          <table:table-cell office:value-type="float" office:value="2.3734481" calcext:value-type="float">
            <text:p>2,3734481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2.238" calcext:value-type="float">
            <text:p>2,238</text:p>
          </table:table-cell>
          <table:table-cell office:value-type="float" office:value="1.730497" calcext:value-type="float">
            <text:p>1,730497</text:p>
          </table:table-cell>
          <table:table-cell office:value-type="float" office:value="0.0007546" calcext:value-type="float">
            <text:p>0,0007546</text:p>
          </table:table-cell>
          <table:table-cell office:value-type="float" office:value="0.9944289" calcext:value-type="float">
            <text:p>0,9944289</text:p>
          </table:table-cell>
          <table:table-cell table:formula="of:=[.A12]-[.E12]" office:value-type="float" office:value="2.3726935" calcext:value-type="float">
            <text:p>2,3726935</text:p>
          </table:table-cell>
          <table:table-cell table:formula="of:=[.B12]-[.D12]" office:value-type="float" office:value="1.819505" calcext:value-type="float">
            <text:p>1,819505</text:p>
          </table:table-cell>
          <table:table-cell table:formula="of:=[.A12]-[.C12]" office:value-type="float" office:value="0.1354481" calcext:value-type="float">
            <text:p>0,1354481</text:p>
          </table:table-cell>
          <table:table-cell table:formula="of:=[.G12]-[.C12]" office:value-type="float" office:value="0.1346935" calcext:value-type="float">
            <text:p>0,1346935</text:p>
          </table:table-cell>
          <table:table-cell table:formula="of:=[.J12]/[.I12]" office:value-type="float" office:value="0.994428862420366" calcext:value-type="float">
            <text:p>0,9944288624</text:p>
          </table:table-cell>
          <table:table-cell table:formula="of:=[.D12]+[.H12]*[.K12]" office:value-type="float" office:value="3.53986528731817" calcext:value-type="float">
            <text:p>3,5398652873</text:p>
          </table:table-cell>
        </table:table-row>
        <table:table-row table:style-name="ro1">
          <table:table-cell office:value-type="float" office:value="2.4038776" calcext:value-type="float">
            <text:p>2,4038776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2.373" calcext:value-type="float">
            <text:p>2,373</text:p>
          </table:table-cell>
          <table:table-cell office:value-type="float" office:value="3.539865" calcext:value-type="float">
            <text:p>3,539865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9918905" calcext:value-type="float">
            <text:p>0,9918905</text:p>
          </table:table-cell>
          <table:table-cell table:formula="of:=[.A13]-[.E13]" office:value-type="float" office:value="2.4036272" calcext:value-type="float">
            <text:p>2,4036272</text:p>
          </table:table-cell>
          <table:table-cell table:formula="of:=[.B13]-[.D13]" office:value-type="float" office:value="0.310138" calcext:value-type="float">
            <text:p>0,310138</text:p>
          </table:table-cell>
          <table:table-cell table:formula="of:=[.A13]-[.C13]" office:value-type="float" office:value="0.0308775999999997" calcext:value-type="float">
            <text:p>0,0308776</text:p>
          </table:table-cell>
          <table:table-cell table:formula="of:=[.G13]-[.C13]" office:value-type="float" office:value="0.0306271999999996" calcext:value-type="float">
            <text:p>0,0306272</text:p>
          </table:table-cell>
          <table:table-cell table:formula="of:=[.J13]/[.I13]" office:value-type="float" office:value="0.991890561442596" calcext:value-type="float">
            <text:p>0,9918905614</text:p>
          </table:table-cell>
          <table:table-cell table:formula="of:=[.D13]+[.H13]*[.K13]" office:value-type="float" office:value="3.84748795494468" calcext:value-type="float">
            <text:p>3,8474879549</text:p>
          </table:table-cell>
        </table:table-row>
        <table:table-row table:style-name="ro1">
          <table:table-cell office:value-type="float" office:value="2.4053811" calcext:value-type="float">
            <text:p>2,4053811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2.404" calcext:value-type="float">
            <text:p>2,404</text:p>
          </table:table-cell>
          <table:table-cell office:value-type="float" office:value="3.847487" calcext:value-type="float">
            <text:p>3,847487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6371733" calcext:value-type="float">
            <text:p>0,6371733</text:p>
          </table:table-cell>
          <table:table-cell table:formula="of:=[.A14]-[.E14]" office:value-type="float" office:value="2.40488" calcext:value-type="float">
            <text:p>2,40488</text:p>
          </table:table-cell>
          <table:table-cell table:formula="of:=[.B14]-[.D14]" office:value-type="float" office:value="0.152515" calcext:value-type="float">
            <text:p>0,152515</text:p>
          </table:table-cell>
          <table:table-cell table:formula="of:=[.A14]-[.C14]" office:value-type="float" office:value="0.00138110000000014" calcext:value-type="float">
            <text:p>0,0013811</text:p>
          </table:table-cell>
          <table:table-cell table:formula="of:=[.G14]-[.C14]" office:value-type="float" office:value="0.000879999999999992" calcext:value-type="float">
            <text:p>0,00088</text:p>
          </table:table-cell>
          <table:table-cell table:formula="of:=[.J14]/[.I14]" office:value-type="float" office:value="0.63717326768511" calcext:value-type="float">
            <text:p>0,6371732677</text:p>
          </table:table-cell>
          <table:table-cell table:formula="of:=[.D14]+[.H14]*[.K14]" office:value-type="float" office:value="3.94466548092099" calcext:value-type="float">
            <text:p>3,9446654809</text:p>
          </table:table-cell>
        </table:table-row>
        <table:table-row table:style-name="ro1">
          <table:table-cell office:value-type="float" office:value="2.4093918" calcext:value-type="float">
            <text:p>2,4093918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2.405" calcext:value-type="float">
            <text:p>2,405</text:p>
          </table:table-cell>
          <table:table-cell office:value-type="float" office:value="3.944666" calcext:value-type="float">
            <text:p>3,94466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716654" calcext:value-type="float">
            <text:p>0,7716654</text:p>
          </table:table-cell>
          <table:table-cell table:formula="of:=[.A15]-[.E15]" office:value-type="float" office:value="2.408389" calcext:value-type="float">
            <text:p>2,408389</text:p>
          </table:table-cell>
          <table:table-cell table:formula="of:=[.B15]-[.D15]" office:value-type="float" office:value="0.0553360000000005" calcext:value-type="float">
            <text:p>0,055336</text:p>
          </table:table-cell>
          <table:table-cell table:formula="of:=[.A15]-[.C15]" office:value-type="float" office:value="0.00439179999999961" calcext:value-type="float">
            <text:p>0,0043918</text:p>
          </table:table-cell>
          <table:table-cell table:formula="of:=[.G15]-[.C15]" office:value-type="float" office:value="0.00338899999999942" calcext:value-type="float">
            <text:p>0,003389</text:p>
          </table:table-cell>
          <table:table-cell table:formula="of:=[.J15]/[.I15]" office:value-type="float" office:value="0.771665376383196" calcext:value-type="float">
            <text:p>0,7716653764</text:p>
          </table:table-cell>
          <table:table-cell table:formula="of:=[.D15]+[.H15]*[.K15]" office:value-type="float" office:value="3.98736687526754" calcext:value-type="float">
            <text:p>3,9873668753</text:p>
          </table:table-cell>
        </table:table-row>
        <table:table-row table:style-name="ro1">
          <table:table-cell office:value-type="float" office:value="2.4409107" calcext:value-type="float">
            <text:p>2,4409107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2.408" calcext:value-type="float">
            <text:p>2,408</text:p>
          </table:table-cell>
          <table:table-cell office:value-type="float" office:value="3.987367" calcext:value-type="float">
            <text:p>3,987367</text:p>
          </table:table-cell>
          <table:table-cell office:value-type="float" office:value="0.00175455" calcext:value-type="float">
            <text:p>0,00175455</text:p>
          </table:table-cell>
          <table:table-cell office:value-type="float" office:value="0.9466876" calcext:value-type="float">
            <text:p>0,9466876</text:p>
          </table:table-cell>
          <table:table-cell table:formula="of:=[.A16]-[.E16]" office:value-type="float" office:value="2.43915615" calcext:value-type="float">
            <text:p>2,43915615</text:p>
          </table:table-cell>
          <table:table-cell table:formula="of:=[.B16]-[.D16]" office:value-type="float" office:value="0.462636" calcext:value-type="float">
            <text:p>0,462636</text:p>
          </table:table-cell>
          <table:table-cell table:formula="of:=[.A16]-[.C16]" office:value-type="float" office:value="0.0329107" calcext:value-type="float">
            <text:p>0,0329107</text:p>
          </table:table-cell>
          <table:table-cell table:formula="of:=[.G16]-[.C16]" office:value-type="float" office:value="0.0311561500000002" calcext:value-type="float">
            <text:p>0,03115615</text:p>
          </table:table-cell>
          <table:table-cell table:formula="of:=[.J16]/[.I16]" office:value-type="float" office:value="0.946687551465031" calcext:value-type="float">
            <text:p>0,9466875515</text:p>
          </table:table-cell>
          <table:table-cell table:formula="of:=[.D16]+[.H16]*[.K16]" office:value-type="float" office:value="4.42533874205958" calcext:value-type="float">
            <text:p>4,4253387421</text:p>
          </table:table-cell>
        </table:table-row>
        <table:table-row table:style-name="ro1">
          <table:table-cell office:value-type="float" office:value="2.5779503" calcext:value-type="float">
            <text:p>2,5779503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439" calcext:value-type="float">
            <text:p>2,439</text:p>
          </table:table-cell>
          <table:table-cell office:value-type="float" office:value="4.425338" calcext:value-type="float">
            <text:p>4,425338</text:p>
          </table:table-cell>
          <table:table-cell office:value-type="float" office:value="0.00175455" calcext:value-type="float">
            <text:p>0,00175455</text:p>
          </table:table-cell>
          <table:table-cell office:value-type="float" office:value="0.9873728" calcext:value-type="float">
            <text:p>0,9873728</text:p>
          </table:table-cell>
          <table:table-cell table:formula="of:=[.A17]-[.E17]" office:value-type="float" office:value="2.57619575" calcext:value-type="float">
            <text:p>2,57619575</text:p>
          </table:table-cell>
          <table:table-cell table:formula="of:=[.B17]-[.D17]" office:value-type="float" office:value="-0.475339" calcext:value-type="float">
            <text:p>-0,475339</text:p>
          </table:table-cell>
          <table:table-cell table:formula="of:=[.A17]-[.C17]" office:value-type="float" office:value="0.1389503" calcext:value-type="float">
            <text:p>0,1389503</text:p>
          </table:table-cell>
          <table:table-cell table:formula="of:=[.G17]-[.C17]" office:value-type="float" office:value="0.13719575" calcext:value-type="float">
            <text:p>0,13719575</text:p>
          </table:table-cell>
          <table:table-cell table:formula="of:=[.J17]/[.I17]" office:value-type="float" office:value="0.987372823232481" calcext:value-type="float">
            <text:p>0,9873728232</text:p>
          </table:table-cell>
          <table:table-cell table:formula="of:=[.D17]+[.H17]*[.K17]" office:value-type="float" office:value="3.9560011895775" calcext:value-type="float">
            <text:p>3,9560011896</text:p>
          </table:table-cell>
        </table:table-row>
        <table:table-row table:style-name="ro1">
          <table:table-cell office:value-type="float" office:value="2.5814592" calcext:value-type="float">
            <text:p>2,5814592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2.576" calcext:value-type="float">
            <text:p>2,576</text:p>
          </table:table-cell>
          <table:table-cell office:value-type="float" office:value="3.956002" calcext:value-type="float">
            <text:p>3,956002</text:p>
          </table:table-cell>
          <table:table-cell office:value-type="float" office:value="0.00175455" calcext:value-type="float">
            <text:p>0,00175455</text:p>
          </table:table-cell>
          <table:table-cell office:value-type="float" office:value="0.6786067" calcext:value-type="float">
            <text:p>0,6786067</text:p>
          </table:table-cell>
          <table:table-cell table:formula="of:=[.A18]-[.E18]" office:value-type="float" office:value="2.57970465" calcext:value-type="float">
            <text:p>2,57970465</text:p>
          </table:table-cell>
          <table:table-cell table:formula="of:=[.B18]-[.D18]" office:value-type="float" office:value="-0.00600299999999976" calcext:value-type="float">
            <text:p>-0,006003</text:p>
          </table:table-cell>
          <table:table-cell table:formula="of:=[.A18]-[.C18]" office:value-type="float" office:value="0.00545919999999978" calcext:value-type="float">
            <text:p>0,0054592</text:p>
          </table:table-cell>
          <table:table-cell table:formula="of:=[.G18]-[.C18]" office:value-type="float" office:value="0.00370464999999998" calcext:value-type="float">
            <text:p>0,00370465</text:p>
          </table:table-cell>
          <table:table-cell table:formula="of:=[.J18]/[.I18]" office:value-type="float" office:value="0.678606755568605" calcext:value-type="float">
            <text:p>0,6786067556</text:p>
          </table:table-cell>
          <table:table-cell table:formula="of:=[.D18]+[.H18]*[.K18]" office:value-type="float" office:value="3.95192832364632" calcext:value-type="float">
            <text:p>3,9519283236</text:p>
          </table:table-cell>
        </table:table-row>
        <table:table-row table:style-name="ro1">
          <table:table-cell office:value-type="float" office:value="2.6119646" calcext:value-type="float">
            <text:p>2,6119646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58" calcext:value-type="float">
            <text:p>2,58</text:p>
          </table:table-cell>
          <table:table-cell office:value-type="float" office:value="3.951928" calcext:value-type="float">
            <text:p>3,951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9]-[.E19]" office:value-type="float" office:value="2.6119646" calcext:value-type="float">
            <text:p>2,6119646</text:p>
          </table:table-cell>
          <table:table-cell table:formula="of:=[.B19]-[.D19]" office:value-type="float" office:value="-0.451929" calcext:value-type="float">
            <text:p>-0,451929</text:p>
          </table:table-cell>
          <table:table-cell table:formula="of:=[.A19]-[.C19]" office:value-type="float" office:value="0.0319645999999998" calcext:value-type="float">
            <text:p>0,0319646</text:p>
          </table:table-cell>
          <table:table-cell table:formula="of:=[.G19]-[.C19]" office:value-type="float" office:value="0.0319645999999998" calcext:value-type="float">
            <text:p>0,0319646</text:p>
          </table:table-cell>
          <table:table-cell table:formula="of:=[.J19]/[.I19]" office:value-type="float" office:value="1" calcext:value-type="float">
            <text:p>1</text:p>
          </table:table-cell>
          <table:table-cell table:formula="of:=[.D19]+[.H19]*[.K19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2.6149788" calcext:value-type="float">
            <text:p>2,6149788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2.612" calcext:value-type="float">
            <text:p>2,612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]-[.E20]" office:value-type="float" office:value="2.6149788" calcext:value-type="float">
            <text:p>2,6149788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A20]-[.C20]" office:value-type="float" office:value="0.00297879999999973" calcext:value-type="float">
            <text:p>0,0029788</text:p>
          </table:table-cell>
          <table:table-cell table:formula="of:=[.G20]-[.C20]" office:value-type="float" office:value="0.00297879999999973" calcext:value-type="float">
            <text:p>0,0029788</text:p>
          </table:table-cell>
          <table:table-cell table:formula="of:=[.J20]/[.I20]" office:value-type="float" office:value="1" calcext:value-type="float">
            <text:p>1</text:p>
          </table:table-cell>
          <table:table-cell table:formula="of:=[.D20]+[.H20]*[.K20]"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2.6174854" calcext:value-type="float">
            <text:p>2,6174854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2.615" calcext:value-type="float">
            <text:p>2,615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966243" calcext:value-type="float">
            <text:p>0,5966243</text:p>
          </table:table-cell>
          <table:table-cell table:formula="of:=[.A21]-[.E21]" office:value-type="float" office:value="2.61648285" calcext:value-type="float">
            <text:p>2,61648285</text:p>
          </table:table-cell>
          <table:table-cell table:formula="of:=[.B21]-[.D21]" office:value-type="float" office:value="-0.15" calcext:value-type="float">
            <text:p>-0,15</text:p>
          </table:table-cell>
          <table:table-cell table:formula="of:=[.A21]-[.C21]" office:value-type="float" office:value="0.00248539999999986" calcext:value-type="float">
            <text:p>0,0024854</text:p>
          </table:table-cell>
          <table:table-cell table:formula="of:=[.G21]-[.C21]" office:value-type="float" office:value="0.00148284999999992" calcext:value-type="float">
            <text:p>0,00148285</text:p>
          </table:table-cell>
          <table:table-cell table:formula="of:=[.J21]/[.I21]" office:value-type="float" office:value="0.596624285829246" calcext:value-type="float">
            <text:p>0,5966242858</text:p>
          </table:table-cell>
          <table:table-cell table:formula="of:=[.D21]+[.H21]*[.K21]" office:value-type="float" office:value="3.41050535712561" calcext:value-type="float">
            <text:p>3,4105053571</text:p>
          </table:table-cell>
        </table:table-row>
        <table:table-row table:style-name="ro1">
          <table:table-cell office:value-type="float" office:value="2.61899" calcext:value-type="float">
            <text:p>2,61899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2.616" calcext:value-type="float">
            <text:p>2,616</text:p>
          </table:table-cell>
          <table:table-cell office:value-type="float" office:value="3.410505" calcext:value-type="float">
            <text:p>3,41050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61706" calcext:value-type="float">
            <text:p>0,9161706</text:p>
          </table:table-cell>
          <table:table-cell table:formula="of:=[.A22]-[.E22]" office:value-type="float" office:value="2.61873935" calcext:value-type="float">
            <text:p>2,61873935</text:p>
          </table:table-cell>
          <table:table-cell table:formula="of:=[.B22]-[.D22]" office:value-type="float" office:value="-0.0605060000000002" calcext:value-type="float">
            <text:p>-0,060506</text:p>
          </table:table-cell>
          <table:table-cell table:formula="of:=[.A22]-[.C22]" office:value-type="float" office:value="0.00299000000000005" calcext:value-type="float">
            <text:p>0,00299</text:p>
          </table:table-cell>
          <table:table-cell table:formula="of:=[.G22]-[.C22]" office:value-type="float" office:value="0.00273935000000014" calcext:value-type="float">
            <text:p>0,00273935</text:p>
          </table:table-cell>
          <table:table-cell table:formula="of:=[.J22]/[.I22]" office:value-type="float" office:value="0.916170568561905" calcext:value-type="float">
            <text:p>0,9161705686</text:p>
          </table:table-cell>
          <table:table-cell table:formula="of:=[.D22]+[.H22]*[.K22]" office:value-type="float" office:value="3.35507118357859" calcext:value-type="float">
            <text:p>3,3550711836</text:p>
          </table:table-cell>
        </table:table-row>
        <table:table-row table:style-name="ro1">
          <table:table-cell office:value-type="float" office:value="2.6434945" calcext:value-type="float">
            <text:p>2,6434945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619" calcext:value-type="float">
            <text:p>2,619</text:p>
          </table:table-cell>
          <table:table-cell office:value-type="float" office:value="3.355071" calcext:value-type="float">
            <text:p>3,355071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897304" calcext:value-type="float">
            <text:p>0,9897304</text:p>
          </table:table-cell>
          <table:table-cell table:formula="of:=[.A23]-[.E23]" office:value-type="float" office:value="2.64324295" calcext:value-type="float">
            <text:p>2,64324295</text:p>
          </table:table-cell>
          <table:table-cell table:formula="of:=[.B23]-[.D23]" office:value-type="float" office:value="-0.305072" calcext:value-type="float">
            <text:p>-0,305072</text:p>
          </table:table-cell>
          <table:table-cell table:formula="of:=[.A23]-[.C23]" office:value-type="float" office:value="0.0244945000000003" calcext:value-type="float">
            <text:p>0,0244945</text:p>
          </table:table-cell>
          <table:table-cell table:formula="of:=[.G23]-[.C23]" office:value-type="float" office:value="0.0242429500000001" calcext:value-type="float">
            <text:p>0,02424295</text:p>
          </table:table-cell>
          <table:table-cell table:formula="of:=[.J23]/[.I23]" office:value-type="float" office:value="0.989730347629051" calcext:value-type="float">
            <text:p>0,9897303476</text:p>
          </table:table-cell>
          <table:table-cell table:formula="of:=[.D23]+[.H23]*[.K23]" office:value-type="float" office:value="3.05313198338811" calcext:value-type="float">
            <text:p>3,0531319834</text:p>
          </table:table-cell>
        </table:table-row>
        <table:table-row table:style-name="ro1">
          <table:table-cell office:value-type="float" office:value="2.6460011" calcext:value-type="float">
            <text:p>2,6460011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2.643" calcext:value-type="float">
            <text:p>2,643</text:p>
          </table:table-cell>
          <table:table-cell office:value-type="float" office:value="3.053132" calcext:value-type="float">
            <text:p>3,053132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161807" calcext:value-type="float">
            <text:p>0,9161807</text:p>
          </table:table-cell>
          <table:table-cell table:formula="of:=[.A24]-[.E24]" office:value-type="float" office:value="2.64574955" calcext:value-type="float">
            <text:p>2,64574955</text:p>
          </table:table-cell>
          <table:table-cell table:formula="of:=[.B24]-[.D24]" office:value-type="float" office:value="-0.00313300000000005" calcext:value-type="float">
            <text:p>-0,003133</text:p>
          </table:table-cell>
          <table:table-cell table:formula="of:=[.A24]-[.C24]" office:value-type="float" office:value="0.00300110000000009" calcext:value-type="float">
            <text:p>0,0030011</text:p>
          </table:table-cell>
          <table:table-cell table:formula="of:=[.G24]-[.C24]" office:value-type="float" office:value="0.00274954999999988" calcext:value-type="float">
            <text:p>0,00274955</text:p>
          </table:table-cell>
          <table:table-cell table:formula="of:=[.J24]/[.I24]" office:value-type="float" office:value="0.916180733730897" calcext:value-type="float">
            <text:p>0,9161807337</text:p>
          </table:table-cell>
          <table:table-cell table:formula="of:=[.D24]+[.H24]*[.K24]" office:value-type="float" office:value="3.05026160576122" calcext:value-type="float">
            <text:p>3,0502616058</text:p>
          </table:table-cell>
        </table:table-row>
        <table:table-row table:style-name="ro1">
          <table:table-cell office:value-type="float" office:value="2.6789701" calcext:value-type="float">
            <text:p>2,678970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646" calcext:value-type="float">
            <text:p>2,646</text:p>
          </table:table-cell>
          <table:table-cell office:value-type="float" office:value="3.050261" calcext:value-type="float">
            <text:p>3,050261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23704" calcext:value-type="float">
            <text:p>0,9923704</text:p>
          </table:table-cell>
          <table:table-cell table:formula="of:=[.A25]-[.E25]" office:value-type="float" office:value="2.67871855" calcext:value-type="float">
            <text:p>2,67871855</text:p>
          </table:table-cell>
          <table:table-cell table:formula="of:=[.B25]-[.D25]" office:value-type="float" office:value="-0.450263" calcext:value-type="float">
            <text:p>-0,450263</text:p>
          </table:table-cell>
          <table:table-cell table:formula="of:=[.A25]-[.C25]" office:value-type="float" office:value="0.0329701" calcext:value-type="float">
            <text:p>0,0329701</text:p>
          </table:table-cell>
          <table:table-cell table:formula="of:=[.G25]-[.C25]" office:value-type="float" office:value="0.0327185499999998" calcext:value-type="float">
            <text:p>0,03271855</text:p>
          </table:table-cell>
          <table:table-cell table:formula="of:=[.J25]/[.I25]" office:value-type="float" office:value="0.992370359810852" calcext:value-type="float">
            <text:p>0,9923703598</text:p>
          </table:table-cell>
          <table:table-cell table:formula="of:=[.D25]+[.H25]*[.K25]" office:value-type="float" office:value="2.60343334468049" calcext:value-type="float">
            <text:p>2,6034333447</text:p>
          </table:table-cell>
        </table:table-row>
        <table:table-row table:style-name="ro1">
          <table:table-cell office:value-type="float" office:value="2.6814762" calcext:value-type="float">
            <text:p>2,6814762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679" calcext:value-type="float">
            <text:p>2,679</text:p>
          </table:table-cell>
          <table:table-cell office:value-type="float" office:value="2.603434" calcext:value-type="float">
            <text:p>2,603434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8984129" calcext:value-type="float">
            <text:p>0,8984129</text:p>
          </table:table-cell>
          <table:table-cell table:formula="of:=[.A26]-[.E26]" office:value-type="float" office:value="2.68122465" calcext:value-type="float">
            <text:p>2,68122465</text:p>
          </table:table-cell>
          <table:table-cell table:formula="of:=[.B26]-[.D26]" office:value-type="float" office:value="-0.00343600000000022" calcext:value-type="float">
            <text:p>-0,003436</text:p>
          </table:table-cell>
          <table:table-cell table:formula="of:=[.A26]-[.C26]" office:value-type="float" office:value="0.00247619999999982" calcext:value-type="float">
            <text:p>0,0024762</text:p>
          </table:table-cell>
          <table:table-cell table:formula="of:=[.G26]-[.C26]" office:value-type="float" office:value="0.00222464999999961" calcext:value-type="float">
            <text:p>0,00222465</text:p>
          </table:table-cell>
          <table:table-cell table:formula="of:=[.J26]/[.I26]" office:value-type="float" office:value="0.898412890719558" calcext:value-type="float">
            <text:p>0,8984128907</text:p>
          </table:table-cell>
          <table:table-cell table:formula="of:=[.D26]+[.H26]*[.K26]" office:value-type="float" office:value="2.60034705330749" calcext:value-type="float">
            <text:p>2,6003470533</text:p>
          </table:table-cell>
        </table:table-row>
        <table:table-row table:style-name="ro1">
          <table:table-cell office:value-type="float" office:value="2.6834866" calcext:value-type="float">
            <text:p>2,6834866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2.681" calcext:value-type="float">
            <text:p>2,681</text:p>
          </table:table-cell>
          <table:table-cell office:value-type="float" office:value="2.600348" calcext:value-type="float">
            <text:p>2,600348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8988377" calcext:value-type="float">
            <text:p>0,8988377</text:p>
          </table:table-cell>
          <table:table-cell table:formula="of:=[.A27]-[.E27]" office:value-type="float" office:value="2.68323505" calcext:value-type="float">
            <text:p>2,68323505</text:p>
          </table:table-cell>
          <table:table-cell table:formula="of:=[.B27]-[.D27]" office:value-type="float" office:value="-0.000350000000000072" calcext:value-type="float">
            <text:p>-0,00035</text:p>
          </table:table-cell>
          <table:table-cell table:formula="of:=[.A27]-[.C27]" office:value-type="float" office:value="0.00248660000000012" calcext:value-type="float">
            <text:p>0,0024866</text:p>
          </table:table-cell>
          <table:table-cell table:formula="of:=[.G27]-[.C27]" office:value-type="float" office:value="0.00223504999999991" calcext:value-type="float">
            <text:p>0,00223505</text:p>
          </table:table-cell>
          <table:table-cell table:formula="of:=[.J27]/[.I27]" office:value-type="float" office:value="0.89883777044953" calcext:value-type="float">
            <text:p>0,8988377704</text:p>
          </table:table-cell>
          <table:table-cell table:formula="of:=[.D27]+[.H27]*[.K27]" office:value-type="float" office:value="2.60003340678034" calcext:value-type="float">
            <text:p>2,6000334068</text:p>
          </table:table-cell>
        </table:table-row>
        <table:table-row table:style-name="ro1">
          <table:table-cell office:value-type="float" office:value="2.7128835" calcext:value-type="float">
            <text:p>2,7128835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2.683" calcext:value-type="float">
            <text:p>2,683</text:p>
          </table:table-cell>
          <table:table-cell office:value-type="float" office:value="2.600034" calcext:value-type="float">
            <text:p>2,600034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15823" calcext:value-type="float">
            <text:p>0,9915823</text:p>
          </table:table-cell>
          <table:table-cell table:formula="of:=[.A28]-[.E28]" office:value-type="float" office:value="2.71263195" calcext:value-type="float">
            <text:p>2,71263195</text:p>
          </table:table-cell>
          <table:table-cell table:formula="of:=[.B28]-[.D28]" office:value-type="float" office:value="-0.450036" calcext:value-type="float">
            <text:p>-0,450036</text:p>
          </table:table-cell>
          <table:table-cell table:formula="of:=[.A28]-[.C28]" office:value-type="float" office:value="0.0298835000000004" calcext:value-type="float">
            <text:p>0,0298835</text:p>
          </table:table-cell>
          <table:table-cell table:formula="of:=[.G28]-[.C28]" office:value-type="float" office:value="0.0296319500000002" calcext:value-type="float">
            <text:p>0,02963195</text:p>
          </table:table-cell>
          <table:table-cell table:formula="of:=[.J28]/[.I28]" office:value-type="float" office:value="0.991582311308909" calcext:value-type="float">
            <text:p>0,9915823113</text:p>
          </table:table-cell>
          <table:table-cell table:formula="of:=[.D28]+[.H28]*[.K28]" office:value-type="float" office:value="2.15378626294778" calcext:value-type="float">
            <text:p>2,1537862629</text:p>
          </table:table-cell>
        </table:table-row>
        <table:table-row table:style-name="ro1">
          <table:table-cell office:value-type="float" office:value="2.7148903" calcext:value-type="float">
            <text:p>2,7148903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2.713" calcext:value-type="float">
            <text:p>2,713</text:p>
          </table:table-cell>
          <table:table-cell office:value-type="float" office:value="2.153786" calcext:value-type="float">
            <text:p>2,153786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8669259" calcext:value-type="float">
            <text:p>0,8669259</text:p>
          </table:table-cell>
          <table:table-cell table:formula="of:=[.A29]-[.E29]" office:value-type="float" office:value="2.71463875" calcext:value-type="float">
            <text:p>2,71463875</text:p>
          </table:table-cell>
          <table:table-cell table:formula="of:=[.B29]-[.D29]" office:value-type="float" office:value="-0.00378800000000012" calcext:value-type="float">
            <text:p>-0,003788</text:p>
          </table:table-cell>
          <table:table-cell table:formula="of:=[.A29]-[.C29]" office:value-type="float" office:value="0.0018902999999999" calcext:value-type="float">
            <text:p>0,0018903</text:p>
          </table:table-cell>
          <table:table-cell table:formula="of:=[.G29]-[.C29]" office:value-type="float" office:value="0.00163874999999969" calcext:value-type="float">
            <text:p>0,00163875</text:p>
          </table:table-cell>
          <table:table-cell table:formula="of:=[.J29]/[.I29]" office:value-type="float" office:value="0.866925884780075" calcext:value-type="float">
            <text:p>0,8669258848</text:p>
          </table:table-cell>
          <table:table-cell table:formula="of:=[.D29]+[.H29]*[.K29]" office:value-type="float" office:value="2.15050208474845" calcext:value-type="float">
            <text:p>2,1505020847</text:p>
          </table:table-cell>
        </table:table-row>
        <table:table-row table:style-name="ro1">
          <table:table-cell office:value-type="float" office:value="2.745977" calcext:value-type="float">
            <text:p>2,745977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2.715" calcext:value-type="float">
            <text:p>2,715</text:p>
          </table:table-cell>
          <table:table-cell office:value-type="float" office:value="2.150502" calcext:value-type="float">
            <text:p>2,150502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18795" calcext:value-type="float">
            <text:p>0,9918795</text:p>
          </table:table-cell>
          <table:table-cell table:formula="of:=[.A30]-[.E30]" office:value-type="float" office:value="2.74572545" calcext:value-type="float">
            <text:p>2,74572545</text:p>
          </table:table-cell>
          <table:table-cell table:formula="of:=[.B30]-[.D30]" office:value-type="float" office:value="-0.450504" calcext:value-type="float">
            <text:p>-0,450504</text:p>
          </table:table-cell>
          <table:table-cell table:formula="of:=[.A30]-[.C30]" office:value-type="float" office:value="0.030977" calcext:value-type="float">
            <text:p>0,030977</text:p>
          </table:table-cell>
          <table:table-cell table:formula="of:=[.G30]-[.C30]" office:value-type="float" office:value="0.0307254499999998" calcext:value-type="float">
            <text:p>0,03072545</text:p>
          </table:table-cell>
          <table:table-cell table:formula="of:=[.J30]/[.I30]" office:value-type="float" office:value="0.99187945895341" calcext:value-type="float">
            <text:p>0,991879459</text:p>
          </table:table-cell>
          <table:table-cell table:formula="of:=[.D30]+[.H30]*[.K30]" office:value-type="float" office:value="1.70365633622365" calcext:value-type="float">
            <text:p>1,7036563362</text:p>
          </table:table-cell>
        </table:table-row>
        <table:table-row table:style-name="ro1">
          <table:table-cell office:value-type="float" office:value="2.7524944" calcext:value-type="float">
            <text:p>2,7524944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2.746" calcext:value-type="float">
            <text:p>2,746</text:p>
          </table:table-cell>
          <table:table-cell office:value-type="float" office:value="1.703657" calcext:value-type="float">
            <text:p>1,703657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612666" calcext:value-type="float">
            <text:p>0,9612666</text:p>
          </table:table-cell>
          <table:table-cell table:formula="of:=[.A31]-[.E31]" office:value-type="float" office:value="2.75224285" calcext:value-type="float">
            <text:p>2,75224285</text:p>
          </table:table-cell>
          <table:table-cell table:formula="of:=[.B31]-[.D31]" office:value-type="float" office:value="-0.153659" calcext:value-type="float">
            <text:p>-0,153659</text:p>
          </table:table-cell>
          <table:table-cell table:formula="of:=[.A31]-[.C31]" office:value-type="float" office:value="0.00649439999999979" calcext:value-type="float">
            <text:p>0,0064944</text:p>
          </table:table-cell>
          <table:table-cell table:formula="of:=[.G31]-[.C31]" office:value-type="float" office:value="0.00624284999999958" calcext:value-type="float">
            <text:p>0,00624285</text:p>
          </table:table-cell>
          <table:table-cell table:formula="of:=[.J31]/[.I31]" office:value-type="float" office:value="0.961266629711718" calcext:value-type="float">
            <text:p>0,9612666297</text:p>
          </table:table-cell>
          <table:table-cell table:formula="of:=[.D31]+[.H31]*[.K31]" office:value-type="float" office:value="1.55594973094513" calcext:value-type="float">
            <text:p>1,5559497309</text:p>
          </table:table-cell>
        </table:table-row>
        <table:table-row table:style-name="ro1">
          <table:table-cell office:value-type="float" office:value="2.7834063" calcext:value-type="float">
            <text:p>2,7834063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2.752" calcext:value-type="float">
            <text:p>2,752</text:p>
          </table:table-cell>
          <table:table-cell office:value-type="float" office:value="1.55595" calcext:value-type="float">
            <text:p>1,55595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19904" calcext:value-type="float">
            <text:p>0,9919904</text:p>
          </table:table-cell>
          <table:table-cell table:formula="of:=[.A32]-[.E32]" office:value-type="float" office:value="2.78315475" calcext:value-type="float">
            <text:p>2,78315475</text:p>
          </table:table-cell>
          <table:table-cell table:formula="of:=[.B32]-[.D32]" office:value-type="float" office:value="-0.305952" calcext:value-type="float">
            <text:p>-0,305952</text:p>
          </table:table-cell>
          <table:table-cell table:formula="of:=[.A32]-[.C32]" office:value-type="float" office:value="0.0314063000000004" calcext:value-type="float">
            <text:p>0,0314063</text:p>
          </table:table-cell>
          <table:table-cell table:formula="of:=[.G32]-[.C32]" office:value-type="float" office:value="0.0311547500000002" calcext:value-type="float">
            <text:p>0,03115475</text:p>
          </table:table-cell>
          <table:table-cell table:formula="of:=[.J32]/[.I32]" office:value-type="float" office:value="0.991990460512693" calcext:value-type="float">
            <text:p>0,9919904605</text:p>
          </table:table-cell>
          <table:table-cell table:formula="of:=[.D32]+[.H32]*[.K32]" office:value-type="float" office:value="1.25244853462522" calcext:value-type="float">
            <text:p>1,2524485346</text:p>
          </table:table-cell>
        </table:table-row>
        <table:table-row table:style-name="ro1">
          <table:table-cell office:value-type="float" office:value="2.816442" calcext:value-type="float">
            <text:p>2,816442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2.783" calcext:value-type="float">
            <text:p>2,783</text:p>
          </table:table-cell>
          <table:table-cell office:value-type="float" office:value="1.252449" calcext:value-type="float">
            <text:p>1,252449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2478" calcext:value-type="float">
            <text:p>0,992478</text:p>
          </table:table-cell>
          <table:table-cell table:formula="of:=[.A33]-[.E33]" office:value-type="float" office:value="2.81619045" calcext:value-type="float">
            <text:p>2,81619045</text:p>
          </table:table-cell>
          <table:table-cell table:formula="of:=[.B33]-[.D33]" office:value-type="float" office:value="-0.4524506" calcext:value-type="float">
            <text:p>-0,4524506</text:p>
          </table:table-cell>
          <table:table-cell table:formula="of:=[.A33]-[.C33]" office:value-type="float" office:value="0.033442" calcext:value-type="float">
            <text:p>0,033442</text:p>
          </table:table-cell>
          <table:table-cell table:formula="of:=[.G33]-[.C33]" office:value-type="float" office:value="0.0331904499999998" calcext:value-type="float">
            <text:p>0,03319045</text:p>
          </table:table-cell>
          <table:table-cell table:formula="of:=[.J33]/[.I33]" office:value-type="float" office:value="0.992478021649417" calcext:value-type="float">
            <text:p>0,9924780216</text:p>
          </table:table-cell>
          <table:table-cell table:formula="of:=[.D33]+[.H33]*[.K33]" office:value-type="float" office:value="0.803401723617908" calcext:value-type="float">
            <text:p>0,8034017236</text:p>
          </table:table-cell>
        </table:table-row>
        <table:table-row table:style-name="ro1">
          <table:table-cell office:value-type="float" office:value="2.8209545" calcext:value-type="float">
            <text:p>2,8209545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2.816" calcext:value-type="float">
            <text:p>2,816</text:p>
          </table:table-cell>
          <table:table-cell office:value-type="float" office:value="0.8034017" calcext:value-type="float">
            <text:p>0,8034017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49228" calcext:value-type="float">
            <text:p>0,949228</text:p>
          </table:table-cell>
          <table:table-cell table:formula="of:=[.A34]-[.E34]" office:value-type="float" office:value="2.82070295" calcext:value-type="float">
            <text:p>2,82070295</text:p>
          </table:table-cell>
          <table:table-cell table:formula="of:=[.B34]-[.D34]" office:value-type="float" office:value="-0.1534033" calcext:value-type="float">
            <text:p>-0,1534033</text:p>
          </table:table-cell>
          <table:table-cell table:formula="of:=[.A34]-[.C34]" office:value-type="float" office:value="0.0049545000000002" calcext:value-type="float">
            <text:p>0,0049545</text:p>
          </table:table-cell>
          <table:table-cell table:formula="of:=[.G34]-[.C34]" office:value-type="float" office:value="0.00470294999999998" calcext:value-type="float">
            <text:p>0,00470295</text:p>
          </table:table-cell>
          <table:table-cell table:formula="of:=[.J34]/[.I34]" office:value-type="float" office:value="0.949227974568533" calcext:value-type="float">
            <text:p>0,9492279746</text:p>
          </table:table-cell>
          <table:table-cell table:formula="of:=[.D34]+[.H34]*[.K34]" office:value-type="float" office:value="0.657786996248871" calcext:value-type="float">
            <text:p>0,6577869962</text:p>
          </table:table-cell>
        </table:table-row>
        <table:table-row table:style-name="ro1">
          <table:table-cell office:value-type="float" office:value="2.8495337" calcext:value-type="float">
            <text:p>2,8495337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2.821" calcext:value-type="float">
            <text:p>2,821</text:p>
          </table:table-cell>
          <table:table-cell office:value-type="float" office:value="0.657787" calcext:value-type="float">
            <text:p>0,657787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11841" calcext:value-type="float">
            <text:p>0,9911841</text:p>
          </table:table-cell>
          <table:table-cell table:formula="of:=[.A35]-[.E35]" office:value-type="float" office:value="2.84928215" calcext:value-type="float">
            <text:p>2,84928215</text:p>
          </table:table-cell>
          <table:table-cell table:formula="of:=[.B35]-[.D35]" office:value-type="float" office:value="-0.3077886" calcext:value-type="float">
            <text:p>-0,3077886</text:p>
          </table:table-cell>
          <table:table-cell table:formula="of:=[.A35]-[.C35]" office:value-type="float" office:value="0.0285336999999997" calcext:value-type="float">
            <text:p>0,0285337</text:p>
          </table:table-cell>
          <table:table-cell table:formula="of:=[.G35]-[.C35]" office:value-type="float" office:value="0.0282821499999995" calcext:value-type="float">
            <text:p>0,02828215</text:p>
          </table:table-cell>
          <table:table-cell table:formula="of:=[.J35]/[.I35]" office:value-type="float" office:value="0.991184108615419" calcext:value-type="float">
            <text:p>0,9911841086</text:p>
          </table:table-cell>
          <table:table-cell table:formula="of:=[.D35]+[.H35]*[.K35]" office:value-type="float" office:value="0.352711830867012" calcext:value-type="float">
            <text:p>0,3527118309</text:p>
          </table:table-cell>
        </table:table-row>
        <table:table-row table:style-name="ro1">
          <table:table-cell office:value-type="float" office:value="2.8530431" calcext:value-type="float">
            <text:p>2,8530431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2.849" calcext:value-type="float">
            <text:p>2,849</text:p>
          </table:table-cell>
          <table:table-cell office:value-type="float" office:value="0.3527119" calcext:value-type="float">
            <text:p>0,3527119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377829" calcext:value-type="float">
            <text:p>0,9377829</text:p>
          </table:table-cell>
          <table:table-cell table:formula="of:=[.A36]-[.E36]" office:value-type="float" office:value="2.85279155" calcext:value-type="float">
            <text:p>2,85279155</text:p>
          </table:table-cell>
          <table:table-cell table:formula="of:=[.B36]-[.D36]" office:value-type="float" office:value="-0.1527135" calcext:value-type="float">
            <text:p>-0,1527135</text:p>
          </table:table-cell>
          <table:table-cell table:formula="of:=[.A36]-[.C36]" office:value-type="float" office:value="0.00404309999999963" calcext:value-type="float">
            <text:p>0,0040431</text:p>
          </table:table-cell>
          <table:table-cell table:formula="of:=[.G36]-[.C36]" office:value-type="float" office:value="0.00379154999999942" calcext:value-type="float">
            <text:p>0,00379155</text:p>
          </table:table-cell>
          <table:table-cell table:formula="of:=[.J36]/[.I36]" office:value-type="float" office:value="0.937782889367012" calcext:value-type="float">
            <text:p>0,9377828894</text:p>
          </table:table-cell>
          <table:table-cell table:formula="of:=[.D36]+[.H36]*[.K36]" office:value-type="float" office:value="0.209499792724651" calcext:value-type="float">
            <text:p>0,2094997927</text:p>
          </table:table-cell>
        </table:table-row>
        <table:table-row table:style-name="ro1">
          <table:table-cell office:value-type="float" office:value="2.9509999" calcext:value-type="float">
            <text:p>2,9509999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2.853" calcext:value-type="float">
            <text:p>2,853</text:p>
          </table:table-cell>
          <table:table-cell office:value-type="float" office:value="0.2094998" calcext:value-type="float">
            <text:p>0,2094998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9974332" calcext:value-type="float">
            <text:p>0,9974332</text:p>
          </table:table-cell>
          <table:table-cell table:formula="of:=[.A37]-[.E37]" office:value-type="float" office:value="2.95074835" calcext:value-type="float">
            <text:p>2,95074835</text:p>
          </table:table-cell>
          <table:table-cell table:formula="of:=[.B37]-[.D37]" office:value-type="float" office:value="-1.2095018" calcext:value-type="float">
            <text:p>-1,2095018</text:p>
          </table:table-cell>
          <table:table-cell table:formula="of:=[.A37]-[.C37]" office:value-type="float" office:value="0.0979999000000005" calcext:value-type="float">
            <text:p>0,0979999</text:p>
          </table:table-cell>
          <table:table-cell table:formula="of:=[.G37]-[.C37]" office:value-type="float" office:value="0.0977483500000003" calcext:value-type="float">
            <text:p>0,09774835</text:p>
          </table:table-cell>
          <table:table-cell table:formula="of:=[.J37]/[.I37]" office:value-type="float" office:value="0.99743316064608" calcext:value-type="float">
            <text:p>0,9974331606</text:p>
          </table:table-cell>
          <table:table-cell table:formula="of:=[.D37]+[.H37]*[.K37]" office:value-type="float" office:value="-0.996897403181123" calcext:value-type="float">
            <text:p>-0,9968974032</text:p>
          </table:table-cell>
        </table:table-row>
        <table:table-row table:style-name="ro1">
          <table:table-cell office:value-type="float" office:value="2.9515011" calcext:value-type="float">
            <text:p>2,9515011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2.951" calcext:value-type="float">
            <text:p>2,951</text:p>
          </table:table-cell>
          <table:table-cell office:value-type="float" office:value="-0.996897" calcext:value-type="float">
            <text:p>-0,996897</text:p>
          </table:table-cell>
          <table:table-cell office:value-type="float" office:value="0.00025155" calcext:value-type="float">
            <text:p>0,00025155</text:p>
          </table:table-cell>
          <table:table-cell office:value-type="float" office:value="0.4980044" calcext:value-type="float">
            <text:p>0,4980044</text:p>
          </table:table-cell>
          <table:table-cell table:formula="of:=[.A38]-[.E38]" office:value-type="float" office:value="2.95124955" calcext:value-type="float">
            <text:p>2,95124955</text:p>
          </table:table-cell>
          <table:table-cell table:formula="of:=[.B38]-[.D38]" office:value-type="float" office:value="-0.153105" calcext:value-type="float">
            <text:p>-0,153105</text:p>
          </table:table-cell>
          <table:table-cell table:formula="of:=[.A38]-[.C38]" office:value-type="float" office:value="0.000501099999999699" calcext:value-type="float">
            <text:p>0,0005011</text:p>
          </table:table-cell>
          <table:table-cell table:formula="of:=[.G38]-[.C38]" office:value-type="float" office:value="0.000249549999999488" calcext:value-type="float">
            <text:p>0,00024955</text:p>
          </table:table-cell>
          <table:table-cell table:formula="of:=[.J38]/[.I38]" office:value-type="float" office:value="0.498004390340526" calcext:value-type="float">
            <text:p>0,4980043903</text:p>
          </table:table-cell>
          <table:table-cell table:formula="of:=[.D38]+[.H38]*[.K38]" office:value-type="float" office:value="-1.07314396218309" calcext:value-type="float">
            <text:p>-1,0731439622</text:p>
          </table:table-cell>
        </table:table-row>
        <table:table-row table:style-name="ro1">
          <table:table-cell office:value-type="float" office:value="2.9544834" calcext:value-type="float">
            <text:p>2,9544834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2.951" calcext:value-type="float">
            <text:p>2,951</text:p>
          </table:table-cell>
          <table:table-cell office:value-type="float" office:value="-1.073144" calcext:value-type="float">
            <text:p>-1,073144</text:p>
          </table:table-cell>
          <table:table-cell office:value-type="float" office:value="0.0010042" calcext:value-type="float">
            <text:p>0,0010042</text:p>
          </table:table-cell>
          <table:table-cell office:value-type="float" office:value="0.7117184" calcext:value-type="float">
            <text:p>0,7117184</text:p>
          </table:table-cell>
          <table:table-cell table:formula="of:=[.A39]-[.E39]" office:value-type="float" office:value="2.9534792" calcext:value-type="float">
            <text:p>2,9534792</text:p>
          </table:table-cell>
          <table:table-cell table:formula="of:=[.B39]-[.D39]" office:value-type="float" office:value="-0.0768579999999999" calcext:value-type="float">
            <text:p>-0,076858</text:p>
          </table:table-cell>
          <table:table-cell table:formula="of:=[.A39]-[.C39]" office:value-type="float" office:value="0.00348339999999991" calcext:value-type="float">
            <text:p>0,0034834</text:p>
          </table:table-cell>
          <table:table-cell table:formula="of:=[.G39]-[.C39]" office:value-type="float" office:value="0.00247919999999979" calcext:value-type="float">
            <text:p>0,0024792</text:p>
          </table:table-cell>
          <table:table-cell table:formula="of:=[.J39]/[.I39]" office:value-type="float" office:value="0.711718436010752" calcext:value-type="float">
            <text:p>0,711718436</text:p>
          </table:table-cell>
          <table:table-cell table:formula="of:=[.D39]+[.H39]*[.K39]" office:value-type="float" office:value="-1.12784525555491" calcext:value-type="float">
            <text:p>-1,1278452556</text:p>
          </table:table-cell>
        </table:table-row>
        <table:table-row table:style-name="ro1">
          <table:table-cell office:value-type="float" office:value="2.95699" calcext:value-type="float">
            <text:p>2,95699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2.953" calcext:value-type="float">
            <text:p>2,953</text:p>
          </table:table-cell>
          <table:table-cell office:value-type="float" office:value="-1.127845" calcext:value-type="float">
            <text:p>-1,127845</text:p>
          </table:table-cell>
          <table:table-cell office:value-type="float" office:value="0.0010042" calcext:value-type="float">
            <text:p>0,0010042</text:p>
          </table:table-cell>
          <table:table-cell office:value-type="float" office:value="0.7483208" calcext:value-type="float">
            <text:p>0,7483208</text:p>
          </table:table-cell>
          <table:table-cell table:formula="of:=[.A40]-[.E40]" office:value-type="float" office:value="2.9559858" calcext:value-type="float">
            <text:p>2,9559858</text:p>
          </table:table-cell>
          <table:table-cell table:formula="of:=[.B40]-[.D40]" office:value-type="float" office:value="-0.022157" calcext:value-type="float">
            <text:p>-0,022157</text:p>
          </table:table-cell>
          <table:table-cell table:formula="of:=[.A40]-[.C40]" office:value-type="float" office:value="0.00398999999999994" calcext:value-type="float">
            <text:p>0,00399</text:p>
          </table:table-cell>
          <table:table-cell table:formula="of:=[.G40]-[.C40]" office:value-type="float" office:value="0.00298579999999982" calcext:value-type="float">
            <text:p>0,0029858</text:p>
          </table:table-cell>
          <table:table-cell table:formula="of:=[.J40]/[.I40]" office:value-type="float" office:value="0.748320802004978" calcext:value-type="float">
            <text:p>0,748320802</text:p>
          </table:table-cell>
          <table:table-cell table:formula="of:=[.D40]+[.H40]*[.K40]" office:value-type="float" office:value="-1.14442554401002" calcext:value-type="float">
            <text:p>-1,144425544</text:p>
          </table:table-cell>
        </table:table-row>
        <table:table-row table:style-name="ro1">
          <table:table-cell office:value-type="float" office:value="2.9863805" calcext:value-type="float">
            <text:p>2,9863805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956" calcext:value-type="float">
            <text:p>2,956</text:p>
          </table:table-cell>
          <table:table-cell office:value-type="float" office:value="-1.144425" calcext:value-type="float">
            <text:p>-1,144425</text:p>
          </table:table-cell>
          <table:table-cell office:value-type="float" office:value="0.0010042" calcext:value-type="float">
            <text:p>0,0010042</text:p>
          </table:table-cell>
          <table:table-cell office:value-type="float" office:value="0.9669459" calcext:value-type="float">
            <text:p>0,9669459</text:p>
          </table:table-cell>
          <table:table-cell table:formula="of:=[.A41]-[.E41]" office:value-type="float" office:value="2.9853763" calcext:value-type="float">
            <text:p>2,9853763</text:p>
          </table:table-cell>
          <table:table-cell table:formula="of:=[.B41]-[.D41]" office:value-type="float" office:value="-0.455576" calcext:value-type="float">
            <text:p>-0,455576</text:p>
          </table:table-cell>
          <table:table-cell table:formula="of:=[.A41]-[.C41]" office:value-type="float" office:value="0.0303805000000001" calcext:value-type="float">
            <text:p>0,0303805</text:p>
          </table:table-cell>
          <table:table-cell table:formula="of:=[.G41]-[.C41]" office:value-type="float" office:value="0.0293763" calcext:value-type="float">
            <text:p>0,0293763</text:p>
          </table:table-cell>
          <table:table-cell table:formula="of:=[.J41]/[.I41]" office:value-type="float" office:value="0.966945902799489" calcext:value-type="float">
            <text:p>0,9669459028</text:p>
          </table:table-cell>
          <table:table-cell table:formula="of:=[.D41]+[.H41]*[.K41]" office:value-type="float" office:value="-1.58494234661378" calcext:value-type="float">
            <text:p>-1,5849423466</text:p>
          </table:table-cell>
        </table:table-row>
        <table:table-row table:style-name="ro1">
          <table:table-cell office:value-type="float" office:value="2.9893883" calcext:value-type="float">
            <text:p>2,9893883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985" calcext:value-type="float">
            <text:p>2,985</text:p>
          </table:table-cell>
          <table:table-cell office:value-type="float" office:value="-1.584943" calcext:value-type="float">
            <text:p>-1,584943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7144338" calcext:value-type="float">
            <text:p>0,7144338</text:p>
          </table:table-cell>
          <table:table-cell table:formula="of:=[.A42]-[.E42]" office:value-type="float" office:value="2.98813515" calcext:value-type="float">
            <text:p>2,98813515</text:p>
          </table:table-cell>
          <table:table-cell table:formula="of:=[.B42]-[.D42]" office:value-type="float" office:value="-0.015058" calcext:value-type="float">
            <text:p>-0,015058</text:p>
          </table:table-cell>
          <table:table-cell table:formula="of:=[.A42]-[.C42]" office:value-type="float" office:value="0.00438830000000001" calcext:value-type="float">
            <text:p>0,0043883</text:p>
          </table:table-cell>
          <table:table-cell table:formula="of:=[.G42]-[.C42]" office:value-type="float" office:value="0.00313514999999986" calcext:value-type="float">
            <text:p>0,00313515</text:p>
          </table:table-cell>
          <table:table-cell table:formula="of:=[.J42]/[.I42]" office:value-type="float" office:value="0.714433835425986" calcext:value-type="float">
            <text:p>0,7144338354</text:p>
          </table:table-cell>
          <table:table-cell table:formula="of:=[.D42]+[.H42]*[.K42]" office:value-type="float" office:value="-1.59570094469384" calcext:value-type="float">
            <text:p>-1,5957009447</text:p>
          </table:table-cell>
        </table:table-row>
        <table:table-row table:style-name="ro1">
          <table:table-cell office:value-type="float" office:value="2.9913939" calcext:value-type="float">
            <text:p>2,9913939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988" calcext:value-type="float">
            <text:p>2,988</text:p>
          </table:table-cell>
          <table:table-cell office:value-type="float" office:value="-1.595701" calcext:value-type="float">
            <text:p>-1,595701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784997" calcext:value-type="float">
            <text:p>0,7784997</text:p>
          </table:table-cell>
          <table:table-cell table:formula="of:=[.A43]-[.E43]" office:value-type="float" office:value="2.99064215" calcext:value-type="float">
            <text:p>2,99064215</text:p>
          </table:table-cell>
          <table:table-cell table:formula="of:=[.B43]-[.D43]" office:value-type="float" office:value="-0.00429999999999997" calcext:value-type="float">
            <text:p>-0,0043</text:p>
          </table:table-cell>
          <table:table-cell table:formula="of:=[.A43]-[.C43]" office:value-type="float" office:value="0.00339389999999984" calcext:value-type="float">
            <text:p>0,0033939</text:p>
          </table:table-cell>
          <table:table-cell table:formula="of:=[.G43]-[.C43]" office:value-type="float" office:value="0.00264214999999979" calcext:value-type="float">
            <text:p>0,00264215</text:p>
          </table:table-cell>
          <table:table-cell table:formula="of:=[.J43]/[.I43]" office:value-type="float" office:value="0.778499661156756" calcext:value-type="float">
            <text:p>0,7784996612</text:p>
          </table:table-cell>
          <table:table-cell table:formula="of:=[.D43]+[.H43]*[.K43]" office:value-type="float" office:value="-1.59904854854297" calcext:value-type="float">
            <text:p>-1,5990485485</text:p>
          </table:table-cell>
        </table:table-row>
        <table:table-row table:style-name="ro1">
          <table:table-cell office:value-type="float" office:value="2.9918952" calcext:value-type="float">
            <text:p>2,9918952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991" calcext:value-type="float">
            <text:p>2,991</text:p>
          </table:table-cell>
          <table:table-cell office:value-type="float" office:value="-1.599049" calcext:value-type="float">
            <text:p>-1,599049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1602435" calcext:value-type="float">
            <text:p>0,1602435</text:p>
          </table:table-cell>
          <table:table-cell table:formula="of:=[.A44]-[.E44]" office:value-type="float" office:value="2.99114345" calcext:value-type="float">
            <text:p>2,99114345</text:p>
          </table:table-cell>
          <table:table-cell table:formula="of:=[.B44]-[.D44]" office:value-type="float" office:value="-0.000952000000000064" calcext:value-type="float">
            <text:p>-0,000952</text:p>
          </table:table-cell>
          <table:table-cell table:formula="of:=[.A44]-[.C44]" office:value-type="float" office:value="0.000895199999999985" calcext:value-type="float">
            <text:p>0,0008952</text:p>
          </table:table-cell>
          <table:table-cell table:formula="of:=[.G44]-[.C44]" office:value-type="float" office:value="0.000143449999999934" calcext:value-type="float">
            <text:p>0,00014345</text:p>
          </table:table-cell>
          <table:table-cell table:formula="of:=[.J44]/[.I44]" office:value-type="float" office:value="0.160243521000823" calcext:value-type="float">
            <text:p>0,160243521</text:p>
          </table:table-cell>
          <table:table-cell table:formula="of:=[.D44]+[.H44]*[.K44]" office:value-type="float" office:value="-1.59920155183199" calcext:value-type="float">
            <text:p>-1,5992015518</text:p>
          </table:table-cell>
        </table:table-row>
        <table:table-row table:style-name="ro1">
          <table:table-cell office:value-type="float" office:value="2.9929" calcext:value-type="float">
            <text:p>2,9929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991" calcext:value-type="float">
            <text:p>2,991</text:p>
          </table:table-cell>
          <table:table-cell office:value-type="float" office:value="-1.599202" calcext:value-type="float">
            <text:p>-1,599202</text:p>
          </table:table-cell>
          <table:table-cell office:value-type="float" office:value="0.0005024" calcext:value-type="float">
            <text:p>0,0005024</text:p>
          </table:table-cell>
          <table:table-cell office:value-type="float" office:value="0.735579" calcext:value-type="float">
            <text:p>0,735579</text:p>
          </table:table-cell>
          <table:table-cell table:formula="of:=[.A45]-[.E45]" office:value-type="float" office:value="2.9923976" calcext:value-type="float">
            <text:p>2,9923976</text:p>
          </table:table-cell>
          <table:table-cell table:formula="of:=[.B45]-[.D45]" office:value-type="float" office:value="-0.000798999999999994" calcext:value-type="float">
            <text:p>-0,000799</text:p>
          </table:table-cell>
          <table:table-cell table:formula="of:=[.A45]-[.C45]" office:value-type="float" office:value="0.00190000000000001" calcext:value-type="float">
            <text:p>0,0019</text:p>
          </table:table-cell>
          <table:table-cell table:formula="of:=[.G45]-[.C45]" office:value-type="float" office:value="0.00139760000000022" calcext:value-type="float">
            <text:p>0,0013976</text:p>
          </table:table-cell>
          <table:table-cell table:formula="of:=[.J45]/[.I45]" office:value-type="float" office:value="0.735578947368532" calcext:value-type="float">
            <text:p>0,7355789474</text:p>
          </table:table-cell>
          <table:table-cell table:formula="of:=[.D45]+[.H45]*[.K45]" office:value-type="float" office:value="-1.59978972757895" calcext:value-type="float">
            <text:p>-1,5997897276</text:p>
          </table:table-cell>
        </table:table-row>
        <table:table-row table:style-name="ro1">
          <table:table-cell office:value-type="float" office:value="2.9939046" calcext:value-type="float">
            <text:p>2,9939046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2.992" calcext:value-type="float">
            <text:p>2,992</text:p>
          </table:table-cell>
          <table:table-cell office:value-type="float" office:value="-1.59979" calcext:value-type="float">
            <text:p>-1,59979</text:p>
          </table:table-cell>
          <table:table-cell office:value-type="float" office:value="0.0005024" calcext:value-type="float">
            <text:p>0,0005024</text:p>
          </table:table-cell>
          <table:table-cell office:value-type="float" office:value="0.7362176" calcext:value-type="float">
            <text:p>0,7362176</text:p>
          </table:table-cell>
          <table:table-cell table:formula="of:=[.A46]-[.E46]" office:value-type="float" office:value="2.9934022" calcext:value-type="float">
            <text:p>2,9934022</text:p>
          </table:table-cell>
          <table:table-cell table:formula="of:=[.B46]-[.D46]" office:value-type="float" office:value="-0.000210999999999961" calcext:value-type="float">
            <text:p>-0,000211</text:p>
          </table:table-cell>
          <table:table-cell table:formula="of:=[.A46]-[.C46]" office:value-type="float" office:value="0.00190460000000003" calcext:value-type="float">
            <text:p>0,0019046</text:p>
          </table:table-cell>
          <table:table-cell table:formula="of:=[.G46]-[.C46]" office:value-type="float" office:value="0.00140220000000024" calcext:value-type="float">
            <text:p>0,0014022</text:p>
          </table:table-cell>
          <table:table-cell table:formula="of:=[.J46]/[.I46]" office:value-type="float" office:value="0.736217578494286" calcext:value-type="float">
            <text:p>0,7362175785</text:p>
          </table:table-cell>
          <table:table-cell table:formula="of:=[.D46]+[.H46]*[.K46]" office:value-type="float" office:value="-1.59994534190906" calcext:value-type="float">
            <text:p>-1,5999453419</text:p>
          </table:table-cell>
        </table:table-row>
        <table:table-row table:style-name="ro1">
          <table:table-cell office:value-type="float" office:value="3.0219236" calcext:value-type="float">
            <text:p>3,021923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2.993" calcext:value-type="float">
            <text:p>2,993</text:p>
          </table:table-cell>
          <table:table-cell office:value-type="float" office:value="-1.599946" calcext:value-type="float">
            <text:p>-1,599946</text:p>
          </table:table-cell>
          <table:table-cell office:value-type="float" office:value="0.0005024" calcext:value-type="float">
            <text:p>0,0005024</text:p>
          </table:table-cell>
          <table:table-cell office:value-type="float" office:value="0.9826301" calcext:value-type="float">
            <text:p>0,9826301</text:p>
          </table:table-cell>
          <table:table-cell table:formula="of:=[.A47]-[.E47]" office:value-type="float" office:value="3.0214212" calcext:value-type="float">
            <text:p>3,0214212</text:p>
          </table:table-cell>
          <table:table-cell table:formula="of:=[.B47]-[.D47]" office:value-type="float" office:value="-0.450055" calcext:value-type="float">
            <text:p>-0,450055</text:p>
          </table:table-cell>
          <table:table-cell table:formula="of:=[.A47]-[.C47]" office:value-type="float" office:value="0.0289236000000002" calcext:value-type="float">
            <text:p>0,0289236</text:p>
          </table:table-cell>
          <table:table-cell table:formula="of:=[.G47]-[.C47]" office:value-type="float" office:value="0.0284212000000004" calcext:value-type="float">
            <text:p>0,0284212</text:p>
          </table:table-cell>
          <table:table-cell table:formula="of:=[.J47]/[.I47]" office:value-type="float" office:value="0.982630101370514" calcext:value-type="float">
            <text:p>0,9826301014</text:p>
          </table:table-cell>
          <table:table-cell table:formula="of:=[.D47]+[.H47]*[.K47]" office:value-type="float" office:value="-2.04218359027231" calcext:value-type="float">
            <text:p>-2,0421835903</text:p>
          </table:table-cell>
        </table:table-row>
        <table:table-row table:style-name="ro1">
          <table:table-cell office:value-type="float" office:value="3.0234317" calcext:value-type="float">
            <text:p>3,0234317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3.021" calcext:value-type="float">
            <text:p>3,021</text:p>
          </table:table-cell>
          <table:table-cell office:value-type="float" office:value="-2.042184" calcext:value-type="float">
            <text:p>-2,042184</text:p>
          </table:table-cell>
          <table:table-cell office:value-type="float" office:value="0.0010047" calcext:value-type="float">
            <text:p>0,0010047</text:p>
          </table:table-cell>
          <table:table-cell office:value-type="float" office:value="0.5868323" calcext:value-type="float">
            <text:p>0,5868323</text:p>
          </table:table-cell>
          <table:table-cell table:formula="of:=[.A48]-[.E48]" office:value-type="float" office:value="3.022427" calcext:value-type="float">
            <text:p>3,022427</text:p>
          </table:table-cell>
          <table:table-cell table:formula="of:=[.B48]-[.D48]" office:value-type="float" office:value="-0.00781700000000019" calcext:value-type="float">
            <text:p>-0,007817</text:p>
          </table:table-cell>
          <table:table-cell table:formula="of:=[.A48]-[.C48]" office:value-type="float" office:value="0.00243170000000026" calcext:value-type="float">
            <text:p>0,0024317</text:p>
          </table:table-cell>
          <table:table-cell table:formula="of:=[.G48]-[.C48]" office:value-type="float" office:value="0.00142700000000007" calcext:value-type="float">
            <text:p>0,001427</text:p>
          </table:table-cell>
          <table:table-cell table:formula="of:=[.J48]/[.I48]" office:value-type="float" office:value="0.586832257268543" calcext:value-type="float">
            <text:p>0,5868322573</text:p>
          </table:table-cell>
          <table:table-cell table:formula="of:=[.D48]+[.H48]*[.K48]" office:value-type="float" office:value="-2.04677126775507" calcext:value-type="float">
            <text:p>-2,0467712678</text:p>
          </table:table-cell>
        </table:table-row>
        <table:table-row table:style-name="ro1">
          <table:table-cell office:value-type="float" office:value="3.0249358" calcext:value-type="float">
            <text:p>3,0249358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3.022" calcext:value-type="float">
            <text:p>3,022</text:p>
          </table:table-cell>
          <table:table-cell office:value-type="float" office:value="-2.046772" calcext:value-type="float">
            <text:p>-2,04677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4623" calcext:value-type="float">
            <text:p>0,914623</text:p>
          </table:table-cell>
          <table:table-cell table:formula="of:=[.A49]-[.E49]" office:value-type="float" office:value="3.02468515" calcext:value-type="float">
            <text:p>3,02468515</text:p>
          </table:table-cell>
          <table:table-cell table:formula="of:=[.B49]-[.D49]" office:value-type="float" office:value="-0.00322900000000015" calcext:value-type="float">
            <text:p>-0,003229</text:p>
          </table:table-cell>
          <table:table-cell table:formula="of:=[.A49]-[.C49]" office:value-type="float" office:value="0.00293580000000038" calcext:value-type="float">
            <text:p>0,0029358</text:p>
          </table:table-cell>
          <table:table-cell table:formula="of:=[.G49]-[.C49]" office:value-type="float" office:value="0.00268515000000047" calcext:value-type="float">
            <text:p>0,00268515</text:p>
          </table:table-cell>
          <table:table-cell table:formula="of:=[.J49]/[.I49]" office:value-type="float" office:value="0.914622930717394" calcext:value-type="float">
            <text:p>0,9146229307</text:p>
          </table:table-cell>
          <table:table-cell table:formula="of:=[.D49]+[.H49]*[.K49]" office:value-type="float" office:value="-2.04972531744329" calcext:value-type="float">
            <text:p>-2,0497253174</text:p>
          </table:table-cell>
        </table:table-row>
        <table:table-row table:style-name="ro1">
          <table:table-cell office:value-type="float" office:value="3.0259385" calcext:value-type="float">
            <text:p>3,0259385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3.025" calcext:value-type="float">
            <text:p>3,025</text:p>
          </table:table-cell>
          <table:table-cell office:value-type="float" office:value="-2.049726" calcext:value-type="float">
            <text:p>-2,04972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329249" calcext:value-type="float">
            <text:p>0,7329249</text:p>
          </table:table-cell>
          <table:table-cell table:formula="of:=[.A50]-[.E50]" office:value-type="float" office:value="3.02568785" calcext:value-type="float">
            <text:p>3,02568785</text:p>
          </table:table-cell>
          <table:table-cell table:formula="of:=[.B50]-[.D50]" office:value-type="float" office:value="-0.000274999999999803" calcext:value-type="float">
            <text:p>-0,000275</text:p>
          </table:table-cell>
          <table:table-cell table:formula="of:=[.A50]-[.C50]" office:value-type="float" office:value="0.000938500000000175" calcext:value-type="float">
            <text:p>0,0009385</text:p>
          </table:table-cell>
          <table:table-cell table:formula="of:=[.G50]-[.C50]" office:value-type="float" office:value="0.000687850000000267" calcext:value-type="float">
            <text:p>0,00068785</text:p>
          </table:table-cell>
          <table:table-cell table:formula="of:=[.J50]/[.I50]" office:value-type="float" office:value="0.732924880128012" calcext:value-type="float">
            <text:p>0,7329248801</text:p>
          </table:table-cell>
          <table:table-cell table:formula="of:=[.D50]+[.H50]*[.K50]" office:value-type="float" office:value="-2.04992755434204" calcext:value-type="float">
            <text:p>-2,0499275543</text:p>
          </table:table-cell>
        </table:table-row>
        <table:table-row table:style-name="ro1">
          <table:table-cell office:value-type="float" office:value="3.0545051" calcext:value-type="float">
            <text:p>3,0545051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3.026" calcext:value-type="float">
            <text:p>3,026</text:p>
          </table:table-cell>
          <table:table-cell office:value-type="float" office:value="-2.049928" calcext:value-type="float">
            <text:p>-2,04992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2033" calcext:value-type="float">
            <text:p>0,9912033</text:p>
          </table:table-cell>
          <table:table-cell table:formula="of:=[.A51]-[.E51]" office:value-type="float" office:value="3.05425435" calcext:value-type="float">
            <text:p>3,05425435</text:p>
          </table:table-cell>
          <table:table-cell table:formula="of:=[.B51]-[.D51]" office:value-type="float" office:value="-0.450074" calcext:value-type="float">
            <text:p>-0,450074</text:p>
          </table:table-cell>
          <table:table-cell table:formula="of:=[.A51]-[.C51]" office:value-type="float" office:value="0.0285051000000003" calcext:value-type="float">
            <text:p>0,0285051</text:p>
          </table:table-cell>
          <table:table-cell table:formula="of:=[.G51]-[.C51]" office:value-type="float" office:value="0.0282543500000001" calcext:value-type="float">
            <text:p>0,02825435</text:p>
          </table:table-cell>
          <table:table-cell table:formula="of:=[.J51]/[.I51]" office:value-type="float" office:value="0.991203328527169" calcext:value-type="float">
            <text:p>0,9912033285</text:p>
          </table:table-cell>
          <table:table-cell table:formula="of:=[.D51]+[.H51]*[.K51]" office:value-type="float" office:value="-2.49604284688354" calcext:value-type="float">
            <text:p>-2,4960428469</text:p>
          </table:table-cell>
        </table:table-row>
        <table:table-row table:style-name="ro1">
          <table:table-cell office:value-type="float" office:value="3.0575132" calcext:value-type="float">
            <text:p>3,0575132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3.054" calcext:value-type="float">
            <text:p>3,054</text:p>
          </table:table-cell>
          <table:table-cell office:value-type="float" office:value="-2.496042" calcext:value-type="float">
            <text:p>-2,496042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6432597" calcext:value-type="float">
            <text:p>0,6432597</text:p>
          </table:table-cell>
          <table:table-cell table:formula="of:=[.A52]-[.E52]" office:value-type="float" office:value="3.0562599" calcext:value-type="float">
            <text:p>3,0562599</text:p>
          </table:table-cell>
          <table:table-cell table:formula="of:=[.B52]-[.D52]" office:value-type="float" office:value="-0.00395999999999974" calcext:value-type="float">
            <text:p>-0,00396</text:p>
          </table:table-cell>
          <table:table-cell table:formula="of:=[.A52]-[.C52]" office:value-type="float" office:value="0.00351319999999999" calcext:value-type="float">
            <text:p>0,0035132</text:p>
          </table:table-cell>
          <table:table-cell table:formula="of:=[.G52]-[.C52]" office:value-type="float" office:value="0.00225989999999987" calcext:value-type="float">
            <text:p>0,0022599</text:p>
          </table:table-cell>
          <table:table-cell table:formula="of:=[.J52]/[.I52]" office:value-type="float" office:value="0.643259706250676" calcext:value-type="float">
            <text:p>0,6432597063</text:p>
          </table:table-cell>
          <table:table-cell table:formula="of:=[.D52]+[.H52]*[.K52]" office:value-type="float" office:value="-2.49858930843675" calcext:value-type="float">
            <text:p>-2,4985893084</text:p>
          </table:table-cell>
        </table:table-row>
        <table:table-row table:style-name="ro1">
          <table:table-cell office:value-type="float" office:value="3.0595182" calcext:value-type="float">
            <text:p>3,0595182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3.056" calcext:value-type="float">
            <text:p>3,056</text:p>
          </table:table-cell>
          <table:table-cell office:value-type="float" office:value="-2.498589" calcext:value-type="float">
            <text:p>-2,49858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862828" calcext:value-type="float">
            <text:p>0,7862828</text:p>
          </table:table-cell>
          <table:table-cell table:formula="of:=[.A53]-[.E53]" office:value-type="float" office:value="3.0587663" calcext:value-type="float">
            <text:p>3,0587663</text:p>
          </table:table-cell>
          <table:table-cell table:formula="of:=[.B53]-[.D53]" office:value-type="float" office:value="-0.00141299999999989" calcext:value-type="float">
            <text:p>-0,001413</text:p>
          </table:table-cell>
          <table:table-cell table:formula="of:=[.A53]-[.C53]" office:value-type="float" office:value="0.0035181999999998" calcext:value-type="float">
            <text:p>0,0035182</text:p>
          </table:table-cell>
          <table:table-cell table:formula="of:=[.G53]-[.C53]" office:value-type="float" office:value="0.00276629999999978" calcext:value-type="float">
            <text:p>0,0027663</text:p>
          </table:table-cell>
          <table:table-cell table:formula="of:=[.J53]/[.I53]" office:value-type="float" office:value="0.78628275822862" calcext:value-type="float">
            <text:p>0,7862827582</text:p>
          </table:table-cell>
          <table:table-cell table:formula="of:=[.D53]+[.H53]*[.K53]" office:value-type="float" office:value="-2.49970001753738" calcext:value-type="float">
            <text:p>-2,4997000175</text:p>
          </table:table-cell>
        </table:table-row>
        <table:table-row table:style-name="ro1">
          <table:table-cell office:value-type="float" office:value="3.0888885" calcext:value-type="float">
            <text:p>3,0888885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3.059" calcext:value-type="float">
            <text:p>3,059</text:p>
          </table:table-cell>
          <table:table-cell office:value-type="float" office:value="-2.4997" calcext:value-type="float">
            <text:p>-2,499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8431" calcext:value-type="float">
            <text:p>0,9748431</text:p>
          </table:table-cell>
          <table:table-cell table:formula="of:=[.A54]-[.E54]" office:value-type="float" office:value="3.0881366" calcext:value-type="float">
            <text:p>3,0881366</text:p>
          </table:table-cell>
          <table:table-cell table:formula="of:=[.B54]-[.D54]" office:value-type="float" office:value="-0.450302" calcext:value-type="float">
            <text:p>-0,450302</text:p>
          </table:table-cell>
          <table:table-cell table:formula="of:=[.A54]-[.C54]" office:value-type="float" office:value="0.0298884999999998" calcext:value-type="float">
            <text:p>0,0298885</text:p>
          </table:table-cell>
          <table:table-cell table:formula="of:=[.G54]-[.C54]" office:value-type="float" office:value="0.0291365999999997" calcext:value-type="float">
            <text:p>0,0291366</text:p>
          </table:table-cell>
          <table:table-cell table:formula="of:=[.J54]/[.I54]" office:value-type="float" office:value="0.974843167104403" calcext:value-type="float">
            <text:p>0,9748431671</text:p>
          </table:table-cell>
          <table:table-cell table:formula="of:=[.D54]+[.H54]*[.K54]" office:value-type="float" office:value="-2.93867382783345" calcext:value-type="float">
            <text:p>-2,9386738278</text:p>
          </table:table-cell>
        </table:table-row>
        <table:table-row table:style-name="ro1">
          <table:table-cell office:value-type="float" office:value="3.089892" calcext:value-type="float">
            <text:p>3,08989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3.088" calcext:value-type="float">
            <text:p>3,088</text:p>
          </table:table-cell>
          <table:table-cell office:value-type="float" office:value="-2.938674" calcext:value-type="float">
            <text:p>-2,938674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673362" calcext:value-type="float">
            <text:p>0,8673362</text:p>
          </table:table-cell>
          <table:table-cell table:formula="of:=[.A55]-[.E55]" office:value-type="float" office:value="3.089641" calcext:value-type="float">
            <text:p>3,089641</text:p>
          </table:table-cell>
          <table:table-cell table:formula="of:=[.B55]-[.D55]" office:value-type="float" office:value="-0.0113280000000002" calcext:value-type="float">
            <text:p>-0,011328</text:p>
          </table:table-cell>
          <table:table-cell table:formula="of:=[.A55]-[.C55]" office:value-type="float" office:value="0.00189199999999978" calcext:value-type="float">
            <text:p>0,001892</text:p>
          </table:table-cell>
          <table:table-cell table:formula="of:=[.G55]-[.C55]" office:value-type="float" office:value="0.00164099999999978" calcext:value-type="float">
            <text:p>0,001641</text:p>
          </table:table-cell>
          <table:table-cell table:formula="of:=[.J55]/[.I55]" office:value-type="float" office:value="0.867336152219857" calcext:value-type="float">
            <text:p>0,8673361522</text:p>
          </table:table-cell>
          <table:table-cell table:formula="of:=[.D55]+[.H55]*[.K55]" office:value-type="float" office:value="-2.94849918393235" calcext:value-type="float">
            <text:p>-2,9484991839</text:p>
          </table:table-cell>
        </table:table-row>
        <table:table-row table:style-name="ro1">
          <table:table-cell office:value-type="float" office:value="3.0918966" calcext:value-type="float">
            <text:p>3,0918966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3.09" calcext:value-type="float">
            <text:p>3,09</text:p>
          </table:table-cell>
          <table:table-cell office:value-type="float" office:value="-2.948499" calcext:value-type="float">
            <text:p>-2,948499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036328" calcext:value-type="float">
            <text:p>0,6036328</text:p>
          </table:table-cell>
          <table:table-cell table:formula="of:=[.A56]-[.E56]" office:value-type="float" office:value="3.09114485" calcext:value-type="float">
            <text:p>3,09114485</text:p>
          </table:table-cell>
          <table:table-cell table:formula="of:=[.B56]-[.D56]" office:value-type="float" office:value="-0.00150300000000003" calcext:value-type="float">
            <text:p>-0,001503</text:p>
          </table:table-cell>
          <table:table-cell table:formula="of:=[.A56]-[.C56]" office:value-type="float" office:value="0.00189660000000025" calcext:value-type="float">
            <text:p>0,0018966</text:p>
          </table:table-cell>
          <table:table-cell table:formula="of:=[.G56]-[.C56]" office:value-type="float" office:value="0.0011448500000002" calcext:value-type="float">
            <text:p>0,00114485</text:p>
          </table:table-cell>
          <table:table-cell table:formula="of:=[.J56]/[.I56]" office:value-type="float" office:value="0.603632816619238" calcext:value-type="float">
            <text:p>0,6036328166</text:p>
          </table:table-cell>
          <table:table-cell table:formula="of:=[.D56]+[.H56]*[.K56]" office:value-type="float" office:value="-2.94940626012338" calcext:value-type="float">
            <text:p>-2,9494062601</text:p>
          </table:table-cell>
        </table:table-row>
        <table:table-row table:style-name="ro1">
          <table:table-cell office:value-type="float" office:value="3.0939055" calcext:value-type="float">
            <text:p>3,0939055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3.091" calcext:value-type="float">
            <text:p>3,091</text:p>
          </table:table-cell>
          <table:table-cell office:value-type="float" office:value="-2.949406" calcext:value-type="float">
            <text:p>-2,949406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412665" calcext:value-type="float">
            <text:p>0,7412665</text:p>
          </table:table-cell>
          <table:table-cell table:formula="of:=[.A57]-[.E57]" office:value-type="float" office:value="3.09315375" calcext:value-type="float">
            <text:p>3,09315375</text:p>
          </table:table-cell>
          <table:table-cell table:formula="of:=[.B57]-[.D57]" office:value-type="float" office:value="-0.000596000000000263" calcext:value-type="float">
            <text:p>-0,000596</text:p>
          </table:table-cell>
          <table:table-cell table:formula="of:=[.A57]-[.C57]" office:value-type="float" office:value="0.00290549999999978" calcext:value-type="float">
            <text:p>0,0029055</text:p>
          </table:table-cell>
          <table:table-cell table:formula="of:=[.G57]-[.C57]" office:value-type="float" office:value="0.00215374999999973" calcext:value-type="float">
            <text:p>0,00215375</text:p>
          </table:table-cell>
          <table:table-cell table:formula="of:=[.J57]/[.I57]" office:value-type="float" office:value="0.741266563414178" calcext:value-type="float">
            <text:p>0,7412665634</text:p>
          </table:table-cell>
          <table:table-cell table:formula="of:=[.D57]+[.H57]*[.K57]" office:value-type="float" office:value="-2.94984779487179" calcext:value-type="float">
            <text:p>-2,9498477949</text:p>
          </table:table-cell>
        </table:table-row>
        <table:table-row table:style-name="ro1">
          <table:table-cell office:value-type="float" office:value="3.0949083" calcext:value-type="float">
            <text:p>3,0949083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3.093" calcext:value-type="float">
            <text:p>3,093</text:p>
          </table:table-cell>
          <table:table-cell office:value-type="float" office:value="-2.949848" calcext:value-type="float">
            <text:p>-2,949848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060629" calcext:value-type="float">
            <text:p>0,6060629</text:p>
          </table:table-cell>
          <table:table-cell table:formula="of:=[.A58]-[.E58]" office:value-type="float" office:value="3.09415655" calcext:value-type="float">
            <text:p>3,09415655</text:p>
          </table:table-cell>
          <table:table-cell table:formula="of:=[.B58]-[.D58]" office:value-type="float" office:value="-0.00015400000000021" calcext:value-type="float">
            <text:p>-0,000154</text:p>
          </table:table-cell>
          <table:table-cell table:formula="of:=[.A58]-[.C58]" office:value-type="float" office:value="0.0019083000000002" calcext:value-type="float">
            <text:p>0,0019083</text:p>
          </table:table-cell>
          <table:table-cell table:formula="of:=[.G58]-[.C58]" office:value-type="float" office:value="0.00115655000000015" calcext:value-type="float">
            <text:p>0,00115655</text:p>
          </table:table-cell>
          <table:table-cell table:formula="of:=[.J58]/[.I58]" office:value-type="float" office:value="0.606062987999804" calcext:value-type="float">
            <text:p>0,606062988</text:p>
          </table:table-cell>
          <table:table-cell table:formula="of:=[.D58]+[.H58]*[.K58]" office:value-type="float" office:value="-2.94994133370015" calcext:value-type="float">
            <text:p>-2,9499413337</text:p>
          </table:table-cell>
        </table:table-row>
        <table:table-row table:style-name="ro1">
          <table:table-cell office:value-type="float" office:value="3.1229089" calcext:value-type="float">
            <text:p>3,1229089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3.094" calcext:value-type="float">
            <text:p>3,094</text:p>
          </table:table-cell>
          <table:table-cell office:value-type="float" office:value="-2.949941" calcext:value-type="float">
            <text:p>-2,949941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9739959" calcext:value-type="float">
            <text:p>0,9739959</text:p>
          </table:table-cell>
          <table:table-cell table:formula="of:=[.A59]-[.E59]" office:value-type="float" office:value="3.12215715" calcext:value-type="float">
            <text:p>3,12215715</text:p>
          </table:table-cell>
          <table:table-cell table:formula="of:=[.B59]-[.D59]" office:value-type="float" office:value="-0.450061" calcext:value-type="float">
            <text:p>-0,450061</text:p>
          </table:table-cell>
          <table:table-cell table:formula="of:=[.A59]-[.C59]" office:value-type="float" office:value="0.0289089000000002" calcext:value-type="float">
            <text:p>0,0289089</text:p>
          </table:table-cell>
          <table:table-cell table:formula="of:=[.G59]-[.C59]" office:value-type="float" office:value="0.0281571500000002" calcext:value-type="float">
            <text:p>0,02815715</text:p>
          </table:table-cell>
          <table:table-cell table:formula="of:=[.J59]/[.I59]" office:value-type="float" office:value="0.973995897457183" calcext:value-type="float">
            <text:p>0,9739958975</text:p>
          </table:table-cell>
          <table:table-cell table:formula="of:=[.D59]+[.H59]*[.K59]" office:value-type="float" office:value="-3.38829856760548" calcext:value-type="float">
            <text:p>-3,3882985676</text:p>
          </table:table-cell>
        </table:table-row>
        <table:table-row table:style-name="ro1">
          <table:table-cell office:value-type="float" office:value="3.125919" calcext:value-type="float">
            <text:p>3,125919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3.122" calcext:value-type="float">
            <text:p>3,122</text:p>
          </table:table-cell>
          <table:table-cell office:value-type="float" office:value="-3.388299" calcext:value-type="float">
            <text:p>-3,388299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8081781" calcext:value-type="float">
            <text:p>0,8081781</text:p>
          </table:table-cell>
          <table:table-cell table:formula="of:=[.A60]-[.E60]" office:value-type="float" office:value="3.12516725" calcext:value-type="float">
            <text:p>3,12516725</text:p>
          </table:table-cell>
          <table:table-cell table:formula="of:=[.B60]-[.D60]" office:value-type="float" office:value="-0.0117029999999998" calcext:value-type="float">
            <text:p>-0,011703</text:p>
          </table:table-cell>
          <table:table-cell table:formula="of:=[.A60]-[.C60]" office:value-type="float" office:value="0.00391900000000023" calcext:value-type="float">
            <text:p>0,003919</text:p>
          </table:table-cell>
          <table:table-cell table:formula="of:=[.G60]-[.C60]" office:value-type="float" office:value="0.00316725000000018" calcext:value-type="float">
            <text:p>0,00316725</text:p>
          </table:table-cell>
          <table:table-cell table:formula="of:=[.J60]/[.I60]" office:value-type="float" office:value="0.80817810665986" calcext:value-type="float">
            <text:p>0,8081781067</text:p>
          </table:table-cell>
          <table:table-cell table:formula="of:=[.D60]+[.H60]*[.K60]" office:value-type="float" office:value="-3.39775710838224" calcext:value-type="float">
            <text:p>-3,3977571084</text:p>
          </table:table-cell>
        </table:table-row>
        <table:table-row table:style-name="ro1">
          <table:table-cell office:value-type="float" office:value="3.1274228" calcext:value-type="float">
            <text:p>3,1274228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3.125" calcext:value-type="float">
            <text:p>3,125</text:p>
          </table:table-cell>
          <table:table-cell office:value-type="float" office:value="-3.397757" calcext:value-type="float">
            <text:p>-3,397757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897185" calcext:value-type="float">
            <text:p>0,6897185</text:p>
          </table:table-cell>
          <table:table-cell table:formula="of:=[.A61]-[.E61]" office:value-type="float" office:value="3.12667105" calcext:value-type="float">
            <text:p>3,12667105</text:p>
          </table:table-cell>
          <table:table-cell table:formula="of:=[.B61]-[.D61]" office:value-type="float" office:value="-0.00224499999999983" calcext:value-type="float">
            <text:p>-0,002245</text:p>
          </table:table-cell>
          <table:table-cell table:formula="of:=[.A61]-[.C61]" office:value-type="float" office:value="0.00242280000000017" calcext:value-type="float">
            <text:p>0,0024228</text:p>
          </table:table-cell>
          <table:table-cell table:formula="of:=[.G61]-[.C61]" office:value-type="float" office:value="0.00167105000000012" calcext:value-type="float">
            <text:p>0,00167105</text:p>
          </table:table-cell>
          <table:table-cell table:formula="of:=[.J61]/[.I61]" office:value-type="float" office:value="0.68971850751197" calcext:value-type="float">
            <text:p>0,6897185075</text:p>
          </table:table-cell>
          <table:table-cell table:formula="of:=[.D61]+[.H61]*[.K61]" office:value-type="float" office:value="-3.39930541804936" calcext:value-type="float">
            <text:p>-3,399305418</text:p>
          </table:table-cell>
        </table:table-row>
        <table:table-row table:style-name="ro1">
          <table:table-cell office:value-type="float" office:value="3.156462" calcext:value-type="float">
            <text:p>3,15646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3.127" calcext:value-type="float">
            <text:p>3,127</text:p>
          </table:table-cell>
          <table:table-cell office:value-type="float" office:value="-3.399306" calcext:value-type="float">
            <text:p>-3,399306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9744841" calcext:value-type="float">
            <text:p>0,9744841</text:p>
          </table:table-cell>
          <table:table-cell table:formula="of:=[.A62]-[.E62]" office:value-type="float" office:value="3.15571025" calcext:value-type="float">
            <text:p>3,15571025</text:p>
          </table:table-cell>
          <table:table-cell table:formula="of:=[.B62]-[.D62]" office:value-type="float" office:value="-0.450697" calcext:value-type="float">
            <text:p>-0,450697</text:p>
          </table:table-cell>
          <table:table-cell table:formula="of:=[.A62]-[.C62]" office:value-type="float" office:value="0.0294620000000001" calcext:value-type="float">
            <text:p>0,029462</text:p>
          </table:table-cell>
          <table:table-cell table:formula="of:=[.G62]-[.C62]" office:value-type="float" office:value="0.02871025" calcext:value-type="float">
            <text:p>0,02871025</text:p>
          </table:table-cell>
          <table:table-cell table:formula="of:=[.J62]/[.I62]" office:value-type="float" office:value="0.974484081189327" calcext:value-type="float">
            <text:p>0,9744840812</text:p>
          </table:table-cell>
          <table:table-cell table:formula="of:=[.D62]+[.H62]*[.K62]" office:value-type="float" office:value="-3.83850305193979" calcext:value-type="float">
            <text:p>-3,8385030519</text:p>
          </table:table-cell>
        </table:table-row>
        <table:table-row table:style-name="ro1">
          <table:table-cell office:value-type="float" office:value="3.1589683" calcext:value-type="float">
            <text:p>3,1589683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3.156" calcext:value-type="float">
            <text:p>3,156</text:p>
          </table:table-cell>
          <table:table-cell office:value-type="float" office:value="-3.838503" calcext:value-type="float">
            <text:p>-3,838503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6622983" calcext:value-type="float">
            <text:p>0,6622983</text:p>
          </table:table-cell>
          <table:table-cell table:formula="of:=[.A63]-[.E63]" office:value-type="float" office:value="3.1579659" calcext:value-type="float">
            <text:p>3,1579659</text:p>
          </table:table-cell>
          <table:table-cell table:formula="of:=[.B63]-[.D63]" office:value-type="float" office:value="-0.0114999999999998" calcext:value-type="float">
            <text:p>-0,0115</text:p>
          </table:table-cell>
          <table:table-cell table:formula="of:=[.A63]-[.C63]" office:value-type="float" office:value="0.00296830000000003" calcext:value-type="float">
            <text:p>0,0029683</text:p>
          </table:table-cell>
          <table:table-cell table:formula="of:=[.G63]-[.C63]" office:value-type="float" office:value="0.00196590000000008" calcext:value-type="float">
            <text:p>0,0019659</text:p>
          </table:table-cell>
          <table:table-cell table:formula="of:=[.J63]/[.I63]" office:value-type="float" office:value="0.662298285213777" calcext:value-type="float">
            <text:p>0,6622982852</text:p>
          </table:table-cell>
          <table:table-cell table:formula="of:=[.D63]+[.H63]*[.K63]" office:value-type="float" office:value="-3.84611943027996" calcext:value-type="float">
            <text:p>-3,8461194303</text:p>
          </table:table-cell>
        </table:table-row>
        <table:table-row table:style-name="ro1">
          <table:table-cell office:value-type="float" office:value="3.1609736" calcext:value-type="float">
            <text:p>3,1609736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3.158" calcext:value-type="float">
            <text:p>3,158</text:p>
          </table:table-cell>
          <table:table-cell office:value-type="float" office:value="-3.846119" calcext:value-type="float">
            <text:p>-3,846119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6629002" calcext:value-type="float">
            <text:p>0,6629002</text:p>
          </table:table-cell>
          <table:table-cell table:formula="of:=[.A64]-[.E64]" office:value-type="float" office:value="3.1599712" calcext:value-type="float">
            <text:p>3,1599712</text:p>
          </table:table-cell>
          <table:table-cell table:formula="of:=[.B64]-[.D64]" office:value-type="float" office:value="-0.00388400000000022" calcext:value-type="float">
            <text:p>-0,003884</text:p>
          </table:table-cell>
          <table:table-cell table:formula="of:=[.A64]-[.C64]" office:value-type="float" office:value="0.00297360000000024" calcext:value-type="float">
            <text:p>0,0029736</text:p>
          </table:table-cell>
          <table:table-cell table:formula="of:=[.G64]-[.C64]" office:value-type="float" office:value="0.00197120000000028" calcext:value-type="float">
            <text:p>0,0019712</text:p>
          </table:table-cell>
          <table:table-cell table:formula="of:=[.J64]/[.I64]" office:value-type="float" office:value="0.662900188323958" calcext:value-type="float">
            <text:p>0,6629001883</text:p>
          </table:table-cell>
          <table:table-cell table:formula="of:=[.D64]+[.H64]*[.K64]" office:value-type="float" office:value="-3.84869370433145" calcext:value-type="float">
            <text:p>-3,8486937043</text:p>
          </table:table-cell>
        </table:table-row>
        <table:table-row table:style-name="ro1">
          <table:table-cell office:value-type="float" office:value="3.1928947" calcext:value-type="float">
            <text:p>3,1928947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3.16" calcext:value-type="float">
            <text:p>3,16</text:p>
          </table:table-cell>
          <table:table-cell office:value-type="float" office:value="-3.848693" calcext:value-type="float">
            <text:p>-3,848693</text:p>
          </table:table-cell>
          <table:table-cell office:value-type="float" office:value="0.0015051" calcext:value-type="float">
            <text:p>0,0015051</text:p>
          </table:table-cell>
          <table:table-cell office:value-type="float" office:value="0.9542449" calcext:value-type="float">
            <text:p>0,9542449</text:p>
          </table:table-cell>
          <table:table-cell table:formula="of:=[.A65]-[.E65]" office:value-type="float" office:value="3.1913896" calcext:value-type="float">
            <text:p>3,1913896</text:p>
          </table:table-cell>
          <table:table-cell table:formula="of:=[.B65]-[.D65]" office:value-type="float" office:value="-0.45131" calcext:value-type="float">
            <text:p>-0,45131</text:p>
          </table:table-cell>
          <table:table-cell table:formula="of:=[.A65]-[.C65]" office:value-type="float" office:value="0.0328946999999999" calcext:value-type="float">
            <text:p>0,0328947</text:p>
          </table:table-cell>
          <table:table-cell table:formula="of:=[.G65]-[.C65]" office:value-type="float" office:value="0.0313895999999998" calcext:value-type="float">
            <text:p>0,0313896</text:p>
          </table:table-cell>
          <table:table-cell table:formula="of:=[.J65]/[.I65]" office:value-type="float" office:value="0.954244908754293" calcext:value-type="float">
            <text:p>0,9542449088</text:p>
          </table:table-cell>
          <table:table-cell table:formula="of:=[.D65]+[.H65]*[.K65]" office:value-type="float" office:value="-4.2793532697699" calcext:value-type="float">
            <text:p>-4,2793532698</text:p>
          </table:table-cell>
        </table:table-row>
        <table:table-row table:style-name="ro1">
          <table:table-cell office:value-type="float" office:value="3.1949023" calcext:value-type="float">
            <text:p>3,1949023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3.191" calcext:value-type="float">
            <text:p>3,191</text:p>
          </table:table-cell>
          <table:table-cell office:value-type="float" office:value="-4.279353" calcext:value-type="float">
            <text:p>-4,279353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8072547" calcext:value-type="float">
            <text:p>0,8072547</text:p>
          </table:table-cell>
          <table:table-cell table:formula="of:=[.A66]-[.E66]" office:value-type="float" office:value="3.19415015" calcext:value-type="float">
            <text:p>3,19415015</text:p>
          </table:table-cell>
          <table:table-cell table:formula="of:=[.B66]-[.D66]" office:value-type="float" office:value="-0.0206499999999998" calcext:value-type="float">
            <text:p>-0,02065</text:p>
          </table:table-cell>
          <table:table-cell table:formula="of:=[.A66]-[.C66]" office:value-type="float" office:value="0.00390230000000003" calcext:value-type="float">
            <text:p>0,0039023</text:p>
          </table:table-cell>
          <table:table-cell table:formula="of:=[.G66]-[.C66]" office:value-type="float" office:value="0.00315015000000018" calcext:value-type="float">
            <text:p>0,00315015</text:p>
          </table:table-cell>
          <table:table-cell table:formula="of:=[.J66]/[.I66]" office:value-type="float" office:value="0.807254695948585" calcext:value-type="float">
            <text:p>0,8072546959</text:p>
          </table:table-cell>
          <table:table-cell table:formula="of:=[.D66]+[.H66]*[.K66]" office:value-type="float" office:value="-4.29602280947134" calcext:value-type="float">
            <text:p>-4,2960228095</text:p>
          </table:table-cell>
        </table:table-row>
        <table:table-row table:style-name="ro1">
          <table:table-cell office:value-type="float" office:value="3.2584516" calcext:value-type="float">
            <text:p>3,2584516</text:p>
          </table:table-cell>
          <table:table-cell office:value-type="float" office:value="-5" calcext:value-type="float">
            <text:p>-5</text:p>
          </table:table-cell>
          <table:table-cell office:value-type="float" office:value="3.194" calcext:value-type="float">
            <text:p>3,194</text:p>
          </table:table-cell>
          <table:table-cell office:value-type="float" office:value="-4.296022" calcext:value-type="float">
            <text:p>-4,29602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8833" calcext:value-type="float">
            <text:p>0,98833</text:p>
          </table:table-cell>
          <table:table-cell table:formula="of:=[.A67]-[.E67]" office:value-type="float" office:value="3.25769945" calcext:value-type="float">
            <text:p>3,25769945</text:p>
          </table:table-cell>
          <table:table-cell table:formula="of:=[.B67]-[.D67]" office:value-type="float" office:value="-0.703978" calcext:value-type="float">
            <text:p>-0,703978</text:p>
          </table:table-cell>
          <table:table-cell table:formula="of:=[.A67]-[.C67]" office:value-type="float" office:value="0.0644515999999999" calcext:value-type="float">
            <text:p>0,0644516</text:p>
          </table:table-cell>
          <table:table-cell table:formula="of:=[.G67]-[.C67]" office:value-type="float" office:value="0.0636994500000001" calcext:value-type="float">
            <text:p>0,06369945</text:p>
          </table:table-cell>
          <table:table-cell table:formula="of:=[.J67]/[.I67]" office:value-type="float" office:value="0.988330002668672" calcext:value-type="float">
            <text:p>0,9883300027</text:p>
          </table:table-cell>
          <table:table-cell table:formula="of:=[.D67]+[.H67]*[.K67]" office:value-type="float" office:value="-4.99178457861869" calcext:value-type="float">
            <text:p>-4,9917845786</text:p>
          </table:table-cell>
        </table:table-row>
        <table:table-row table:style-name="ro1">
          <table:table-cell office:value-type="float" office:value="3.2594544" calcext:value-type="float">
            <text:p>3,2594544</text:p>
          </table:table-cell>
          <table:table-cell office:value-type="float" office:value="-5" calcext:value-type="float">
            <text:p>-5</text:p>
          </table:table-cell>
          <table:table-cell office:value-type="float" office:value="3.258" calcext:value-type="float">
            <text:p>3,258</text:p>
          </table:table-cell>
          <table:table-cell office:value-type="float" office:value="-4.991785" calcext:value-type="float">
            <text:p>-4,991785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4828452" calcext:value-type="float">
            <text:p>0,4828452</text:p>
          </table:table-cell>
          <table:table-cell table:formula="of:=[.A68]-[.E68]" office:value-type="float" office:value="3.25870225" calcext:value-type="float">
            <text:p>3,25870225</text:p>
          </table:table-cell>
          <table:table-cell table:formula="of:=[.B68]-[.D68]" office:value-type="float" office:value="-0.00821499999999986" calcext:value-type="float">
            <text:p>-0,008215</text:p>
          </table:table-cell>
          <table:table-cell table:formula="of:=[.A68]-[.C68]" office:value-type="float" office:value="0.00145440000000008" calcext:value-type="float">
            <text:p>0,0014544</text:p>
          </table:table-cell>
          <table:table-cell table:formula="of:=[.G68]-[.C68]" office:value-type="float" office:value="0.000702250000000237" calcext:value-type="float">
            <text:p>0,00070225</text:p>
          </table:table-cell>
          <table:table-cell table:formula="of:=[.J68]/[.I68]" office:value-type="float" office:value="0.482845159516089" calcext:value-type="float">
            <text:p>0,4828451595</text:p>
          </table:table-cell>
          <table:table-cell table:formula="of:=[.D68]+[.H68]*[.K68]" office:value-type="float" office:value="-4.99575157298543" calcext:value-type="float">
            <text:p>-4,995751573</text:p>
          </table:table-cell>
        </table:table-row>
        <table:table-row table:style-name="ro1">
          <table:table-cell office:value-type="float" office:value="3.2619571" calcext:value-type="float">
            <text:p>3,2619571</text:p>
          </table:table-cell>
          <table:table-cell office:value-type="float" office:value="-5" calcext:value-type="float">
            <text:p>-5</text:p>
          </table:table-cell>
          <table:table-cell office:value-type="float" office:value="3.259" calcext:value-type="float">
            <text:p>3,259</text:p>
          </table:table-cell>
          <table:table-cell office:value-type="float" office:value="-4.995751" calcext:value-type="float">
            <text:p>-4,99575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456461" calcext:value-type="float">
            <text:p>0,7456461</text:p>
          </table:table-cell>
          <table:table-cell table:formula="of:=[.A69]-[.E69]" office:value-type="float" office:value="3.26120495" calcext:value-type="float">
            <text:p>3,26120495</text:p>
          </table:table-cell>
          <table:table-cell table:formula="of:=[.B69]-[.D69]" office:value-type="float" office:value="-0.00424899999999973" calcext:value-type="float">
            <text:p>-0,004249</text:p>
          </table:table-cell>
          <table:table-cell table:formula="of:=[.A69]-[.C69]" office:value-type="float" office:value="0.00295710000000016" calcext:value-type="float">
            <text:p>0,0029571</text:p>
          </table:table-cell>
          <table:table-cell table:formula="of:=[.G69]-[.C69]" office:value-type="float" office:value="0.00220495000000032" calcext:value-type="float">
            <text:p>0,00220495</text:p>
          </table:table-cell>
          <table:table-cell table:formula="of:=[.J69]/[.I69]" office:value-type="float" office:value="0.745646072165364" calcext:value-type="float">
            <text:p>0,7456460722</text:p>
          </table:table-cell>
          <table:table-cell table:formula="of:=[.D69]+[.H69]*[.K69]" office:value-type="float" office:value="-4.99891925016063" calcext:value-type="float">
            <text:p>-4,9989192502</text:p>
          </table:table-cell>
        </table:table-row>
        <table:table-row table:style-name="ro1">
          <table:table-cell office:value-type="float" office:value="3.2644653" calcext:value-type="float">
            <text:p>3,2644653</text:p>
          </table:table-cell>
          <table:table-cell office:value-type="float" office:value="-4.85" calcext:value-type="float">
            <text:p>-4,85</text:p>
          </table:table-cell>
          <table:table-cell office:value-type="float" office:value="3.261" calcext:value-type="float">
            <text:p>3,261</text:p>
          </table:table-cell>
          <table:table-cell office:value-type="float" office:value="-4.998919" calcext:value-type="float">
            <text:p>-4,998919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829481" calcext:value-type="float">
            <text:p>0,7829481</text:p>
          </table:table-cell>
          <table:table-cell table:formula="of:=[.A70]-[.E70]" office:value-type="float" office:value="3.26371315" calcext:value-type="float">
            <text:p>3,26371315</text:p>
          </table:table-cell>
          <table:table-cell table:formula="of:=[.B70]-[.D70]" office:value-type="float" office:value="0.148919" calcext:value-type="float">
            <text:p>0,148919</text:p>
          </table:table-cell>
          <table:table-cell table:formula="of:=[.A70]-[.C70]" office:value-type="float" office:value="0.00346529999999978" calcext:value-type="float">
            <text:p>0,0034653</text:p>
          </table:table-cell>
          <table:table-cell table:formula="of:=[.G70]-[.C70]" office:value-type="float" office:value="0.00271314999999994" calcext:value-type="float">
            <text:p>0,00271315</text:p>
          </table:table-cell>
          <table:table-cell table:formula="of:=[.J70]/[.I70]" office:value-type="float" office:value="0.782948085302892" calcext:value-type="float">
            <text:p>0,7829480853</text:p>
          </table:table-cell>
          <table:table-cell table:formula="of:=[.D70]+[.H70]*[.K70]" office:value-type="float" office:value="-4.88232315408478" calcext:value-type="float">
            <text:p>-4,8823231541</text:p>
          </table:table-cell>
        </table:table-row>
        <table:table-row table:style-name="ro1">
          <table:table-cell office:value-type="float" office:value="3.291958" calcext:value-type="float">
            <text:p>3,291958</text:p>
          </table:table-cell>
          <table:table-cell office:value-type="float" office:value="-4.55" calcext:value-type="float">
            <text:p>-4,55</text:p>
          </table:table-cell>
          <table:table-cell office:value-type="float" office:value="3.264" calcext:value-type="float">
            <text:p>3,264</text:p>
          </table:table-cell>
          <table:table-cell office:value-type="float" office:value="-4.882323" calcext:value-type="float">
            <text:p>-4,882323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30971" calcext:value-type="float">
            <text:p>0,9730971</text:p>
          </table:table-cell>
          <table:table-cell table:formula="of:=[.A71]-[.E71]" office:value-type="float" office:value="3.29120585" calcext:value-type="float">
            <text:p>3,29120585</text:p>
          </table:table-cell>
          <table:table-cell table:formula="of:=[.B71]-[.D71]" office:value-type="float" office:value="0.332323" calcext:value-type="float">
            <text:p>0,332323</text:p>
          </table:table-cell>
          <table:table-cell table:formula="of:=[.A71]-[.C71]" office:value-type="float" office:value="0.0279579999999999" calcext:value-type="float">
            <text:p>0,027958</text:p>
          </table:table-cell>
          <table:table-cell table:formula="of:=[.G71]-[.C71]" office:value-type="float" office:value="0.0272058500000001" calcext:value-type="float">
            <text:p>0,02720585</text:p>
          </table:table-cell>
          <table:table-cell table:formula="of:=[.J71]/[.I71]" office:value-type="float" office:value="0.973097145718583" calcext:value-type="float">
            <text:p>0,9730971457</text:p>
          </table:table-cell>
          <table:table-cell table:formula="of:=[.D71]+[.H71]*[.K71]" office:value-type="float" office:value="-4.55894043724336" calcext:value-type="float">
            <text:p>-4,5589404372</text:p>
          </table:table-cell>
        </table:table-row>
        <table:table-row table:style-name="ro1">
          <table:table-cell office:value-type="float" office:value="3.2949699" calcext:value-type="float">
            <text:p>3,2949699</text:p>
          </table:table-cell>
          <table:table-cell office:value-type="float" office:value="-4.55" calcext:value-type="float">
            <text:p>-4,55</text:p>
          </table:table-cell>
          <table:table-cell office:value-type="float" office:value="3.291" calcext:value-type="float">
            <text:p>3,291</text:p>
          </table:table-cell>
          <table:table-cell office:value-type="float" office:value="-4.55894" calcext:value-type="float">
            <text:p>-4,5589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8105368" calcext:value-type="float">
            <text:p>0,8105368</text:p>
          </table:table-cell>
          <table:table-cell table:formula="of:=[.A72]-[.E72]" office:value-type="float" office:value="3.29421775" calcext:value-type="float">
            <text:p>3,29421775</text:p>
          </table:table-cell>
          <table:table-cell table:formula="of:=[.B72]-[.D72]" office:value-type="float" office:value="0.00893999999999995" calcext:value-type="float">
            <text:p>0,00894</text:p>
          </table:table-cell>
          <table:table-cell table:formula="of:=[.A72]-[.C72]" office:value-type="float" office:value="0.00396989999999997" calcext:value-type="float">
            <text:p>0,0039699</text:p>
          </table:table-cell>
          <table:table-cell table:formula="of:=[.G72]-[.C72]" office:value-type="float" office:value="0.00321775000000013" calcext:value-type="float">
            <text:p>0,00321775</text:p>
          </table:table-cell>
          <table:table-cell table:formula="of:=[.J72]/[.I72]" office:value-type="float" office:value="0.810536789339821" calcext:value-type="float">
            <text:p>0,8105367893</text:p>
          </table:table-cell>
          <table:table-cell table:formula="of:=[.D72]+[.H72]*[.K72]" office:value-type="float" office:value="-4.5516938011033" calcext:value-type="float">
            <text:p>-4,5516938011</text:p>
          </table:table-cell>
        </table:table-row>
        <table:table-row table:style-name="ro1">
          <table:table-cell office:value-type="float" office:value="3.3264766" calcext:value-type="float">
            <text:p>3,3264766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3.294" calcext:value-type="float">
            <text:p>3,294</text:p>
          </table:table-cell>
          <table:table-cell office:value-type="float" office:value="-4.551693" calcext:value-type="float">
            <text:p>-4,551693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68403" calcext:value-type="float">
            <text:p>0,9768403</text:p>
          </table:table-cell>
          <table:table-cell table:formula="of:=[.A73]-[.E73]" office:value-type="float" office:value="3.32572445" calcext:value-type="float">
            <text:p>3,32572445</text:p>
          </table:table-cell>
          <table:table-cell table:formula="of:=[.B73]-[.D73]" office:value-type="float" office:value="0.451694" calcext:value-type="float">
            <text:p>0,451694</text:p>
          </table:table-cell>
          <table:table-cell table:formula="of:=[.A73]-[.C73]" office:value-type="float" office:value="0.0324765999999999" calcext:value-type="float">
            <text:p>0,0324766</text:p>
          </table:table-cell>
          <table:table-cell table:formula="of:=[.G73]-[.C73]" office:value-type="float" office:value="0.03172445" calcext:value-type="float">
            <text:p>0,03172445</text:p>
          </table:table-cell>
          <table:table-cell table:formula="of:=[.J73]/[.I73]" office:value-type="float" office:value="0.976840248055528" calcext:value-type="float">
            <text:p>0,9768402481</text:p>
          </table:table-cell>
          <table:table-cell table:formula="of:=[.D73]+[.H73]*[.K73]" office:value-type="float" office:value="-4.11046012099481" calcext:value-type="float">
            <text:p>-4,110460121</text:p>
          </table:table-cell>
        </table:table-row>
        <table:table-row table:style-name="ro1">
          <table:table-cell office:value-type="float" office:value="3.3279801" calcext:value-type="float">
            <text:p>3,3279801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3.326" calcext:value-type="float">
            <text:p>3,326</text:p>
          </table:table-cell>
          <table:table-cell office:value-type="float" office:value="-4.110461" calcext:value-type="float">
            <text:p>-4,11046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201454" calcext:value-type="float">
            <text:p>0,6201454</text:p>
          </table:table-cell>
          <table:table-cell table:formula="of:=[.A74]-[.E74]" office:value-type="float" office:value="3.32722795" calcext:value-type="float">
            <text:p>3,32722795</text:p>
          </table:table-cell>
          <table:table-cell table:formula="of:=[.B74]-[.D74]" office:value-type="float" office:value="0.0104619999999995" calcext:value-type="float">
            <text:p>0,010462</text:p>
          </table:table-cell>
          <table:table-cell table:formula="of:=[.A74]-[.C74]" office:value-type="float" office:value="0.00198009999999993" calcext:value-type="float">
            <text:p>0,0019801</text:p>
          </table:table-cell>
          <table:table-cell table:formula="of:=[.G74]-[.C74]" office:value-type="float" office:value="0.00122795000000009" calcext:value-type="float">
            <text:p>0,00122795</text:p>
          </table:table-cell>
          <table:table-cell table:formula="of:=[.J74]/[.I74]" office:value-type="float" office:value="0.620145447199703" calcext:value-type="float">
            <text:p>0,6201454472</text:p>
          </table:table-cell>
          <table:table-cell table:formula="of:=[.D74]+[.H74]*[.K74]" office:value-type="float" office:value="-4.1039730383314" calcext:value-type="float">
            <text:p>-4,1039730383</text:p>
          </table:table-cell>
        </table:table-row>
        <table:table-row table:style-name="ro1">
          <table:table-cell office:value-type="float" office:value="3.3294849" calcext:value-type="float">
            <text:p>3,3294849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3.327" calcext:value-type="float">
            <text:p>3,327</text:p>
          </table:table-cell>
          <table:table-cell office:value-type="float" office:value="-4.103973" calcext:value-type="float">
            <text:p>-4,103973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6972111" calcext:value-type="float">
            <text:p>0,6972111</text:p>
          </table:table-cell>
          <table:table-cell table:formula="of:=[.A75]-[.E75]" office:value-type="float" office:value="3.3287325" calcext:value-type="float">
            <text:p>3,3287325</text:p>
          </table:table-cell>
          <table:table-cell table:formula="of:=[.B75]-[.D75]" office:value-type="float" office:value="0.00397399999999948" calcext:value-type="float">
            <text:p>0,003974</text:p>
          </table:table-cell>
          <table:table-cell table:formula="of:=[.A75]-[.C75]" office:value-type="float" office:value="0.00248489999999979" calcext:value-type="float">
            <text:p>0,0024849</text:p>
          </table:table-cell>
          <table:table-cell table:formula="of:=[.G75]-[.C75]" office:value-type="float" office:value="0.00173249999999969" calcext:value-type="float">
            <text:p>0,0017325</text:p>
          </table:table-cell>
          <table:table-cell table:formula="of:=[.J75]/[.I75]" office:value-type="float" office:value="0.697211155378421" calcext:value-type="float">
            <text:p>0,6972111554</text:p>
          </table:table-cell>
          <table:table-cell table:formula="of:=[.D75]+[.H75]*[.K75]" office:value-type="float" office:value="-4.10120228286853" calcext:value-type="float">
            <text:p>-4,1012022829</text:p>
          </table:table-cell>
        </table:table-row>
        <table:table-row table:style-name="ro1">
          <table:table-cell office:value-type="float" office:value="3.3319915" calcext:value-type="float">
            <text:p>3,331991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3.329" calcext:value-type="float">
            <text:p>3,329</text:p>
          </table:table-cell>
          <table:table-cell office:value-type="float" office:value="-4.101202" calcext:value-type="float">
            <text:p>-4,101202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6647502" calcext:value-type="float">
            <text:p>0,6647502</text:p>
          </table:table-cell>
          <table:table-cell table:formula="of:=[.A76]-[.E76]" office:value-type="float" office:value="3.3309886" calcext:value-type="float">
            <text:p>3,3309886</text:p>
          </table:table-cell>
          <table:table-cell table:formula="of:=[.B76]-[.D76]" office:value-type="float" office:value="0.151203" calcext:value-type="float">
            <text:p>0,151203</text:p>
          </table:table-cell>
          <table:table-cell table:formula="of:=[.A76]-[.C76]" office:value-type="float" office:value="0.00299149999999981" calcext:value-type="float">
            <text:p>0,0029915</text:p>
          </table:table-cell>
          <table:table-cell table:formula="of:=[.G76]-[.C76]" office:value-type="float" office:value="0.00198859999999979" calcext:value-type="float">
            <text:p>0,0019886</text:p>
          </table:table-cell>
          <table:table-cell table:formula="of:=[.J76]/[.I76]" office:value-type="float" office:value="0.664750125355143" calcext:value-type="float">
            <text:p>0,6647501254</text:p>
          </table:table-cell>
          <table:table-cell table:formula="of:=[.D76]+[.H76]*[.K76]" office:value-type="float" office:value="-4.00068978679593" calcext:value-type="float">
            <text:p>-4,0006897868</text:p>
          </table:table-cell>
        </table:table-row>
        <table:table-row table:style-name="ro1">
          <table:table-cell office:value-type="float" office:value="3.3329943" calcext:value-type="float">
            <text:p>3,3329943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3.331" calcext:value-type="float">
            <text:p>3,331</text:p>
          </table:table-cell>
          <table:table-cell office:value-type="float" office:value="-4.00069" calcext:value-type="float">
            <text:p>-4,00069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4971168" calcext:value-type="float">
            <text:p>0,4971168</text:p>
          </table:table-cell>
          <table:table-cell table:formula="of:=[.A77]-[.E77]" office:value-type="float" office:value="3.3319914" calcext:value-type="float">
            <text:p>3,3319914</text:p>
          </table:table-cell>
          <table:table-cell table:formula="of:=[.B77]-[.D77]" office:value-type="float" office:value="0.0506909999999996" calcext:value-type="float">
            <text:p>0,050691</text:p>
          </table:table-cell>
          <table:table-cell table:formula="of:=[.A77]-[.C77]" office:value-type="float" office:value="0.00199430000000023" calcext:value-type="float">
            <text:p>0,0019943</text:p>
          </table:table-cell>
          <table:table-cell table:formula="of:=[.G77]-[.C77]" office:value-type="float" office:value="0.000991400000000198" calcext:value-type="float">
            <text:p>0,0009914</text:p>
          </table:table-cell>
          <table:table-cell table:formula="of:=[.J77]/[.I77]" office:value-type="float" office:value="0.497116782831111" calcext:value-type="float">
            <text:p>0,4971167828</text:p>
          </table:table-cell>
          <table:table-cell table:formula="of:=[.D77]+[.H77]*[.K77]" office:value-type="float" office:value="-3.97549065316151" calcext:value-type="float">
            <text:p>-3,9754906532</text:p>
          </table:table-cell>
        </table:table-row>
        <table:table-row table:style-name="ro1">
          <table:table-cell office:value-type="float" office:value="3.3608981" calcext:value-type="float">
            <text:p>3,3608981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3.332" calcext:value-type="float">
            <text:p>3,332</text:p>
          </table:table-cell>
          <table:table-cell office:value-type="float" office:value="-3.975491" calcext:value-type="float">
            <text:p>-3,97549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3229" calcext:value-type="float">
            <text:p>0,9913229</text:p>
          </table:table-cell>
          <table:table-cell table:formula="of:=[.A78]-[.E78]" office:value-type="float" office:value="3.36064735" calcext:value-type="float">
            <text:p>3,36064735</text:p>
          </table:table-cell>
          <table:table-cell table:formula="of:=[.B78]-[.D78]" office:value-type="float" office:value="0.325492" calcext:value-type="float">
            <text:p>0,325492</text:p>
          </table:table-cell>
          <table:table-cell table:formula="of:=[.A78]-[.C78]" office:value-type="float" office:value="0.0288981000000001" calcext:value-type="float">
            <text:p>0,0288981</text:p>
          </table:table-cell>
          <table:table-cell table:formula="of:=[.G78]-[.C78]" office:value-type="float" office:value="0.02864735" calcext:value-type="float">
            <text:p>0,02864735</text:p>
          </table:table-cell>
          <table:table-cell table:formula="of:=[.J78]/[.I78]" office:value-type="float" office:value="0.991322958948852" calcext:value-type="float">
            <text:p>0,9913229589</text:p>
          </table:table-cell>
          <table:table-cell table:formula="of:=[.D78]+[.H78]*[.K78]" office:value-type="float" office:value="-3.65282330744582" calcext:value-type="float">
            <text:p>-3,6528233074</text:p>
          </table:table-cell>
        </table:table-row>
        <table:table-row table:style-name="ro1">
          <table:table-cell office:value-type="float" office:value="3.3629054" calcext:value-type="float">
            <text:p>3,3629054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3.361" calcext:value-type="float">
            <text:p>3,361</text:p>
          </table:table-cell>
          <table:table-cell office:value-type="float" office:value="-3.652823" calcext:value-type="float">
            <text:p>-3,652823</text:p>
          </table:table-cell>
          <table:table-cell office:value-type="float" office:value="0.0007529" calcext:value-type="float">
            <text:p>0,0007529</text:p>
          </table:table-cell>
          <table:table-cell office:value-type="float" office:value="0.6048598" calcext:value-type="float">
            <text:p>0,6048598</text:p>
          </table:table-cell>
          <table:table-cell table:formula="of:=[.A79]-[.E79]" office:value-type="float" office:value="3.3621525" calcext:value-type="float">
            <text:p>3,3621525</text:p>
          </table:table-cell>
          <table:table-cell table:formula="of:=[.B79]-[.D79]" office:value-type="float" office:value="0.00282399999999949" calcext:value-type="float">
            <text:p>0,002824</text:p>
          </table:table-cell>
          <table:table-cell table:formula="of:=[.A79]-[.C79]" office:value-type="float" office:value="0.00190540000000006" calcext:value-type="float">
            <text:p>0,0019054</text:p>
          </table:table-cell>
          <table:table-cell table:formula="of:=[.G79]-[.C79]" office:value-type="float" office:value="0.00115249999999989" calcext:value-type="float">
            <text:p>0,0011525</text:p>
          </table:table-cell>
          <table:table-cell table:formula="of:=[.J79]/[.I79]" office:value-type="float" office:value="0.604859871942823" calcext:value-type="float">
            <text:p>0,6048598719</text:p>
          </table:table-cell>
          <table:table-cell table:formula="of:=[.D79]+[.H79]*[.K79]" office:value-type="float" office:value="-3.65111487572163" calcext:value-type="float">
            <text:p>-3,6511148757</text:p>
          </table:table-cell>
        </table:table-row>
        <table:table-row table:style-name="ro1">
          <table:table-cell office:value-type="float" office:value="3.3654135" calcext:value-type="float">
            <text:p>3,3654135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3.362" calcext:value-type="float">
            <text:p>3,362</text:p>
          </table:table-cell>
          <table:table-cell office:value-type="float" office:value="-3.651115" calcext:value-type="float">
            <text:p>-3,651115</text:p>
          </table:table-cell>
          <table:table-cell office:value-type="float" office:value="0.0007529" calcext:value-type="float">
            <text:p>0,0007529</text:p>
          </table:table-cell>
          <table:table-cell office:value-type="float" office:value="0.7794346" calcext:value-type="float">
            <text:p>0,7794346</text:p>
          </table:table-cell>
          <table:table-cell table:formula="of:=[.A80]-[.E80]" office:value-type="float" office:value="3.3646606" calcext:value-type="float">
            <text:p>3,3646606</text:p>
          </table:table-cell>
          <table:table-cell table:formula="of:=[.B80]-[.D80]" office:value-type="float" office:value="0.151116" calcext:value-type="float">
            <text:p>0,151116</text:p>
          </table:table-cell>
          <table:table-cell table:formula="of:=[.A80]-[.C80]" office:value-type="float" office:value="0.00341349999999974" calcext:value-type="float">
            <text:p>0,0034135</text:p>
          </table:table-cell>
          <table:table-cell table:formula="of:=[.G80]-[.C80]" office:value-type="float" office:value="0.00266059999999957" calcext:value-type="float">
            <text:p>0,0026606</text:p>
          </table:table-cell>
          <table:table-cell table:formula="of:=[.J80]/[.I80]" office:value-type="float" office:value="0.779434597919957" calcext:value-type="float">
            <text:p>0,7794345979</text:p>
          </table:table-cell>
          <table:table-cell table:formula="of:=[.D80]+[.H80]*[.K80]" office:value-type="float" office:value="-3.53332996130073" calcext:value-type="float">
            <text:p>-3,5333299613</text:p>
          </table:table-cell>
        </table:table-row>
        <table:table-row table:style-name="ro1">
          <table:table-cell office:value-type="float" office:value="3.3959192" calcext:value-type="float">
            <text:p>3,3959192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3.365" calcext:value-type="float">
            <text:p>3,365</text:p>
          </table:table-cell>
          <table:table-cell office:value-type="float" office:value="-3.53333" calcext:value-type="float">
            <text:p>-3,5333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56818" calcext:value-type="float">
            <text:p>0,9756818</text:p>
          </table:table-cell>
          <table:table-cell table:formula="of:=[.A81]-[.E81]" office:value-type="float" office:value="3.3951673" calcext:value-type="float">
            <text:p>3,3951673</text:p>
          </table:table-cell>
          <table:table-cell table:formula="of:=[.B81]-[.D81]" office:value-type="float" office:value="0.333331" calcext:value-type="float">
            <text:p>0,333331</text:p>
          </table:table-cell>
          <table:table-cell table:formula="of:=[.A81]-[.C81]" office:value-type="float" office:value="0.0309191999999996" calcext:value-type="float">
            <text:p>0,0309192</text:p>
          </table:table-cell>
          <table:table-cell table:formula="of:=[.G81]-[.C81]" office:value-type="float" office:value="0.0301672999999996" calcext:value-type="float">
            <text:p>0,0301673</text:p>
          </table:table-cell>
          <table:table-cell table:formula="of:=[.J81]/[.I81]" office:value-type="float" office:value="0.975681777018809" calcext:value-type="float">
            <text:p>0,975681777</text:p>
          </table:table-cell>
          <table:table-cell table:formula="of:=[.D81]+[.H81]*[.K81]" office:value-type="float" office:value="-3.20810501758454" calcext:value-type="float">
            <text:p>-3,2081050176</text:p>
          </table:table-cell>
        </table:table-row>
        <table:table-row table:style-name="ro1">
          <table:table-cell office:value-type="float" office:value="3.3964207" calcext:value-type="float">
            <text:p>3,3964207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3.395" calcext:value-type="float">
            <text:p>3,395</text:p>
          </table:table-cell>
          <table:table-cell office:value-type="float" office:value="-3.208105" calcext:value-type="float">
            <text:p>-3,20810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4707538" calcext:value-type="float">
            <text:p>0,4707538</text:p>
          </table:table-cell>
          <table:table-cell table:formula="of:=[.A82]-[.E82]" office:value-type="float" office:value="3.3956688" calcext:value-type="float">
            <text:p>3,3956688</text:p>
          </table:table-cell>
          <table:table-cell table:formula="of:=[.B82]-[.D82]" office:value-type="float" office:value="0.00810599999999972" calcext:value-type="float">
            <text:p>0,008106</text:p>
          </table:table-cell>
          <table:table-cell table:formula="of:=[.A82]-[.C82]" office:value-type="float" office:value="0.00142070000000016" calcext:value-type="float">
            <text:p>0,0014207</text:p>
          </table:table-cell>
          <table:table-cell table:formula="of:=[.G82]-[.C82]" office:value-type="float" office:value="0.000668800000000136" calcext:value-type="float">
            <text:p>0,0006688</text:p>
          </table:table-cell>
          <table:table-cell table:formula="of:=[.J82]/[.I82]" office:value-type="float" office:value="0.470753853734116" calcext:value-type="float">
            <text:p>0,4707538537</text:p>
          </table:table-cell>
          <table:table-cell table:formula="of:=[.D82]+[.H82]*[.K82]" office:value-type="float" office:value="-3.20428906926163" calcext:value-type="float">
            <text:p>-3,2042890693</text:p>
          </table:table-cell>
        </table:table-row>
        <table:table-row table:style-name="ro1">
          <table:table-cell office:value-type="float" office:value="3.3989278" calcext:value-type="float">
            <text:p>3,3989278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396" calcext:value-type="float">
            <text:p>3,396</text:p>
          </table:table-cell>
          <table:table-cell office:value-type="float" office:value="-3.204289" calcext:value-type="float">
            <text:p>-3,204289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6574561" calcext:value-type="float">
            <text:p>0,6574561</text:p>
          </table:table-cell>
          <table:table-cell table:formula="of:=[.A83]-[.E83]" office:value-type="float" office:value="3.3979249" calcext:value-type="float">
            <text:p>3,3979249</text:p>
          </table:table-cell>
          <table:table-cell table:formula="of:=[.B83]-[.D83]" office:value-type="float" office:value="0.15429" calcext:value-type="float">
            <text:p>0,15429</text:p>
          </table:table-cell>
          <table:table-cell table:formula="of:=[.A83]-[.C83]" office:value-type="float" office:value="0.00292780000000015" calcext:value-type="float">
            <text:p>0,0029278</text:p>
          </table:table-cell>
          <table:table-cell table:formula="of:=[.G83]-[.C83]" office:value-type="float" office:value="0.00192490000000012" calcext:value-type="float">
            <text:p>0,0019249</text:p>
          </table:table-cell>
          <table:table-cell table:formula="of:=[.J83]/[.I83]" office:value-type="float" office:value="0.657456110390061" calcext:value-type="float">
            <text:p>0,6574561104</text:p>
          </table:table-cell>
          <table:table-cell table:formula="of:=[.D83]+[.H83]*[.K83]" office:value-type="float" office:value="-3.10285009672792" calcext:value-type="float">
            <text:p>-3,1028500967</text:p>
          </table:table-cell>
        </table:table-row>
        <table:table-row table:style-name="ro1">
          <table:table-cell office:value-type="float" office:value="3.4014344" calcext:value-type="float">
            <text:p>3,4014344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398" calcext:value-type="float">
            <text:p>3,398</text:p>
          </table:table-cell>
          <table:table-cell office:value-type="float" office:value="-3.10285" calcext:value-type="float">
            <text:p>-3,1028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080131" calcext:value-type="float">
            <text:p>0,7080131</text:p>
          </table:table-cell>
          <table:table-cell table:formula="of:=[.A84]-[.E84]" office:value-type="float" office:value="3.4004316" calcext:value-type="float">
            <text:p>3,4004316</text:p>
          </table:table-cell>
          <table:table-cell table:formula="of:=[.B84]-[.D84]" office:value-type="float" office:value="0.052851" calcext:value-type="float">
            <text:p>0,052851</text:p>
          </table:table-cell>
          <table:table-cell table:formula="of:=[.A84]-[.C84]" office:value-type="float" office:value="0.00343439999999973" calcext:value-type="float">
            <text:p>0,0034344</text:p>
          </table:table-cell>
          <table:table-cell table:formula="of:=[.G84]-[.C84]" office:value-type="float" office:value="0.00243159999999953" calcext:value-type="float">
            <text:p>0,0024316</text:p>
          </table:table-cell>
          <table:table-cell table:formula="of:=[.J84]/[.I84]" office:value-type="float" office:value="0.708013044490953" calcext:value-type="float">
            <text:p>0,7080130445</text:p>
          </table:table-cell>
          <table:table-cell table:formula="of:=[.D84]+[.H84]*[.K84]" office:value-type="float" office:value="-3.06543080258561" calcext:value-type="float">
            <text:p>-3,0654308026</text:p>
          </table:table-cell>
        </table:table-row>
        <table:table-row table:style-name="ro1">
          <table:table-cell office:value-type="float" office:value="3.4019359" calcext:value-type="float">
            <text:p>3,401935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4" calcext:value-type="float">
            <text:p>3,4</text:p>
          </table:table-cell>
          <table:table-cell office:value-type="float" office:value="-3.065431" calcext:value-type="float">
            <text:p>-3,065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5]-[.E85]" office:value-type="float" office:value="3.4019359" calcext:value-type="float">
            <text:p>3,4019359</text:p>
          </table:table-cell>
          <table:table-cell table:formula="of:=[.B85]-[.D85]" office:value-type="float" office:value="0.0154319999999997" calcext:value-type="float">
            <text:p>0,015432</text:p>
          </table:table-cell>
          <table:table-cell table:formula="of:=[.A85]-[.C85]" office:value-type="float" office:value="0.00193589999999988" calcext:value-type="float">
            <text:p>0,0019359</text:p>
          </table:table-cell>
          <table:table-cell table:formula="of:=[.G85]-[.C85]" office:value-type="float" office:value="0.00193589999999988" calcext:value-type="float">
            <text:p>0,0019359</text:p>
          </table:table-cell>
          <table:table-cell table:formula="of:=[.J85]/[.I85]" office:value-type="float" office:value="1" calcext:value-type="float">
            <text:p>1</text:p>
          </table:table-cell>
          <table:table-cell table:formula="of:=[.D85]+[.H85]*[.K85]" office:value-type="float" office:value="-3.049999" calcext:value-type="float">
            <text:p>-3,049999</text:p>
          </table:table-cell>
        </table:table-row>
        <table:table-row table:style-name="ro1">
          <table:table-cell office:value-type="float" office:value="3.4034433" calcext:value-type="float">
            <text:p>3,4034433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3.402" calcext:value-type="float">
            <text:p>3,402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]-[.E86]" office:value-type="float" office:value="3.4034433" calcext:value-type="float">
            <text:p>3,4034433</text:p>
          </table:table-cell>
          <table:table-cell table:formula="of:=[.B86]-[.D86]" office:value-type="float" office:value="0" calcext:value-type="float">
            <text:p>0</text:p>
          </table:table-cell>
          <table:table-cell table:formula="of:=[.A86]-[.C86]" office:value-type="float" office:value="0.00144330000000004" calcext:value-type="float">
            <text:p>0,0014433</text:p>
          </table:table-cell>
          <table:table-cell table:formula="of:=[.G86]-[.C86]" office:value-type="float" office:value="0.00144330000000004" calcext:value-type="float">
            <text:p>0,0014433</text:p>
          </table:table-cell>
          <table:table-cell table:formula="of:=[.J86]/[.I86]" office:value-type="float" office:value="1" calcext:value-type="float">
            <text:p>1</text:p>
          </table:table-cell>
          <table:table-cell table:formula="of:=[.D86]+[.H86]*[.K86]" office:value-type="float" office:value="-3.049999" calcext:value-type="float">
            <text:p>-3,049999</text:p>
          </table:table-cell>
        </table:table-row>
        <table:table-row table:style-name="ro1">
          <table:table-cell office:value-type="float" office:value="3.4294281" calcext:value-type="float">
            <text:p>3,4294281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3.403" calcext:value-type="float">
            <text:p>3,403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0278" calcext:value-type="float">
            <text:p>0,9810278</text:p>
          </table:table-cell>
          <table:table-cell table:formula="of:=[.A87]-[.E87]" office:value-type="float" office:value="3.4289267" calcext:value-type="float">
            <text:p>3,4289267</text:p>
          </table:table-cell>
          <table:table-cell table:formula="of:=[.B87]-[.D87]" office:value-type="float" office:value="0.3" calcext:value-type="float">
            <text:p>0,3</text:p>
          </table:table-cell>
          <table:table-cell table:formula="of:=[.A87]-[.C87]" office:value-type="float" office:value="0.0264281" calcext:value-type="float">
            <text:p>0,0264281</text:p>
          </table:table-cell>
          <table:table-cell table:formula="of:=[.G87]-[.C87]" office:value-type="float" office:value="0.0259266999999999" calcext:value-type="float">
            <text:p>0,0259267</text:p>
          </table:table-cell>
          <table:table-cell table:formula="of:=[.J87]/[.I87]" office:value-type="float" office:value="0.981027769684537" calcext:value-type="float">
            <text:p>0,9810277697</text:p>
          </table:table-cell>
          <table:table-cell table:formula="of:=[.D87]+[.H87]*[.K87]" office:value-type="float" office:value="-2.75569066909464" calcext:value-type="float">
            <text:p>-2,7556906691</text:p>
          </table:table-cell>
        </table:table-row>
        <table:table-row table:style-name="ro1">
          <table:table-cell office:value-type="float" office:value="3.4319349" calcext:value-type="float">
            <text:p>3,4319349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3.429" calcext:value-type="float">
            <text:p>3,429</text:p>
          </table:table-cell>
          <table:table-cell office:value-type="float" office:value="-2.75569" calcext:value-type="float">
            <text:p>-2,7556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291594" calcext:value-type="float">
            <text:p>0,8291594</text:p>
          </table:table-cell>
          <table:table-cell table:formula="of:=[.A88]-[.E88]" office:value-type="float" office:value="3.4314335" calcext:value-type="float">
            <text:p>3,4314335</text:p>
          </table:table-cell>
          <table:table-cell table:formula="of:=[.B88]-[.D88]" office:value-type="float" office:value="0.155692" calcext:value-type="float">
            <text:p>0,155692</text:p>
          </table:table-cell>
          <table:table-cell table:formula="of:=[.A88]-[.C88]" office:value-type="float" office:value="0.00293490000000007" calcext:value-type="float">
            <text:p>0,0029349</text:p>
          </table:table-cell>
          <table:table-cell table:formula="of:=[.G88]-[.C88]" office:value-type="float" office:value="0.00243349999999998" calcext:value-type="float">
            <text:p>0,0024335</text:p>
          </table:table-cell>
          <table:table-cell table:formula="of:=[.J88]/[.I88]" office:value-type="float" office:value="0.829159426215515" calcext:value-type="float">
            <text:p>0,8291594262</text:p>
          </table:table-cell>
          <table:table-cell table:formula="of:=[.D88]+[.H88]*[.K88]" office:value-type="float" office:value="-2.62659651061365" calcext:value-type="float">
            <text:p>-2,6265965106</text:p>
          </table:table-cell>
        </table:table-row>
        <table:table-row table:style-name="ro1">
          <table:table-cell office:value-type="float" office:value="3.4344418" calcext:value-type="float">
            <text:p>3,4344418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3.431" calcext:value-type="float">
            <text:p>3,431</text:p>
          </table:table-cell>
          <table:table-cell office:value-type="float" office:value="-2.626597" calcext:value-type="float">
            <text:p>-2,626597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087135" calcext:value-type="float">
            <text:p>0,7087135</text:p>
          </table:table-cell>
          <table:table-cell table:formula="of:=[.A89]-[.E89]" office:value-type="float" office:value="3.43343925" calcext:value-type="float">
            <text:p>3,43343925</text:p>
          </table:table-cell>
          <table:table-cell table:formula="of:=[.B89]-[.D89]" office:value-type="float" office:value="0.026599" calcext:value-type="float">
            <text:p>0,026599</text:p>
          </table:table-cell>
          <table:table-cell table:formula="of:=[.A89]-[.C89]" office:value-type="float" office:value="0.00344180000000005" calcext:value-type="float">
            <text:p>0,0034418</text:p>
          </table:table-cell>
          <table:table-cell table:formula="of:=[.G89]-[.C89]" office:value-type="float" office:value="0.00243925000000011" calcext:value-type="float">
            <text:p>0,00243925</text:p>
          </table:table-cell>
          <table:table-cell table:formula="of:=[.J89]/[.I89]" office:value-type="float" office:value="0.708713463885199" calcext:value-type="float">
            <text:p>0,7087134639</text:p>
          </table:table-cell>
          <table:table-cell table:formula="of:=[.D89]+[.H89]*[.K89]" office:value-type="float" office:value="-2.60774593057412" calcext:value-type="float">
            <text:p>-2,6077459306</text:p>
          </table:table-cell>
        </table:table-row>
        <table:table-row table:style-name="ro1">
          <table:table-cell office:value-type="float" office:value="3.4359456" calcext:value-type="float">
            <text:p>3,4359456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3.433" calcext:value-type="float">
            <text:p>3,433</text:p>
          </table:table-cell>
          <table:table-cell office:value-type="float" office:value="-2.607746" calcext:value-type="float">
            <text:p>-2,607746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596449" calcext:value-type="float">
            <text:p>0,6596449</text:p>
          </table:table-cell>
          <table:table-cell table:formula="of:=[.A90]-[.E90]" office:value-type="float" office:value="3.43494305" calcext:value-type="float">
            <text:p>3,43494305</text:p>
          </table:table-cell>
          <table:table-cell table:formula="of:=[.B90]-[.D90]" office:value-type="float" office:value="0.00774800000000031" calcext:value-type="float">
            <text:p>0,007748</text:p>
          </table:table-cell>
          <table:table-cell table:formula="of:=[.A90]-[.C90]" office:value-type="float" office:value="0.00294560000000033" calcext:value-type="float">
            <text:p>0,0029456</text:p>
          </table:table-cell>
          <table:table-cell table:formula="of:=[.G90]-[.C90]" office:value-type="float" office:value="0.00194305000000039" calcext:value-type="float">
            <text:p>0,00194305</text:p>
          </table:table-cell>
          <table:table-cell table:formula="of:=[.J90]/[.I90]" office:value-type="float" office:value="0.659644894079364" calcext:value-type="float">
            <text:p>0,6596448941</text:p>
          </table:table-cell>
          <table:table-cell table:formula="of:=[.D90]+[.H90]*[.K90]" office:value-type="float" office:value="-2.60263507136067" calcext:value-type="float">
            <text:p>-2,6026350714</text:p>
          </table:table-cell>
        </table:table-row>
        <table:table-row table:style-name="ro1">
          <table:table-cell office:value-type="float" office:value="3.4364468" calcext:value-type="float">
            <text:p>3,4364468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3.435" calcext:value-type="float">
            <text:p>3,435</text:p>
          </table:table-cell>
          <table:table-cell office:value-type="float" office:value="-2.602636" calcext:value-type="float">
            <text:p>-2,60263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267902" calcext:value-type="float">
            <text:p>0,8267902</text:p>
          </table:table-cell>
          <table:table-cell table:formula="of:=[.A91]-[.E91]" office:value-type="float" office:value="3.4361962" calcext:value-type="float">
            <text:p>3,4361962</text:p>
          </table:table-cell>
          <table:table-cell table:formula="of:=[.B91]-[.D91]" office:value-type="float" office:value="0.00263800000000014" calcext:value-type="float">
            <text:p>0,002638</text:p>
          </table:table-cell>
          <table:table-cell table:formula="of:=[.A91]-[.C91]" office:value-type="float" office:value="0.00144680000000008" calcext:value-type="float">
            <text:p>0,0014468</text:p>
          </table:table-cell>
          <table:table-cell table:formula="of:=[.G91]-[.C91]" office:value-type="float" office:value="0.00119619999999987" calcext:value-type="float">
            <text:p>0,0011962</text:p>
          </table:table-cell>
          <table:table-cell table:formula="of:=[.J91]/[.I91]" office:value-type="float" office:value="0.826790157589026" calcext:value-type="float">
            <text:p>0,8267901576</text:p>
          </table:table-cell>
          <table:table-cell table:formula="of:=[.D91]+[.H91]*[.K91]" office:value-type="float" office:value="-2.60045492756428" calcext:value-type="float">
            <text:p>-2,6004549276</text:p>
          </table:table-cell>
        </table:table-row>
        <table:table-row table:style-name="ro1">
          <table:table-cell office:value-type="float" office:value="3.4374496" calcext:value-type="float">
            <text:p>3,4374496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3.436" calcext:value-type="float">
            <text:p>3,436</text:p>
          </table:table-cell>
          <table:table-cell office:value-type="float" office:value="-2.600455" calcext:value-type="float">
            <text:p>-2,60045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271247" calcext:value-type="float">
            <text:p>0,8271247</text:p>
          </table:table-cell>
          <table:table-cell table:formula="of:=[.A92]-[.E92]" office:value-type="float" office:value="3.437199" calcext:value-type="float">
            <text:p>3,437199</text:p>
          </table:table-cell>
          <table:table-cell table:formula="of:=[.B92]-[.D92]" office:value-type="float" office:value="0.000457000000000374" calcext:value-type="float">
            <text:p>0,000457</text:p>
          </table:table-cell>
          <table:table-cell table:formula="of:=[.A92]-[.C92]" office:value-type="float" office:value="0.00144959999999994" calcext:value-type="float">
            <text:p>0,0014496</text:p>
          </table:table-cell>
          <table:table-cell table:formula="of:=[.G92]-[.C92]" office:value-type="float" office:value="0.00119899999999973" calcext:value-type="float">
            <text:p>0,001199</text:p>
          </table:table-cell>
          <table:table-cell table:formula="of:=[.J92]/[.I92]" office:value-type="float" office:value="0.827124724061657" calcext:value-type="float">
            <text:p>0,8271247241</text:p>
          </table:table-cell>
          <table:table-cell table:formula="of:=[.D92]+[.H92]*[.K92]" office:value-type="float" office:value="-2.6000770040011" calcext:value-type="float">
            <text:p>-2,600077004</text:p>
          </table:table-cell>
        </table:table-row>
        <table:table-row table:style-name="ro1">
          <table:table-cell office:value-type="float" office:value="3.4625188" calcext:value-type="float">
            <text:p>3,4625188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3.437" calcext:value-type="float">
            <text:p>3,437</text:p>
          </table:table-cell>
          <table:table-cell office:value-type="float" office:value="-2.600077" calcext:value-type="float">
            <text:p>-2,60007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1837" calcext:value-type="float">
            <text:p>0,9901837</text:p>
          </table:table-cell>
          <table:table-cell table:formula="of:=[.A93]-[.E93]" office:value-type="float" office:value="3.4622683" calcext:value-type="float">
            <text:p>3,4622683</text:p>
          </table:table-cell>
          <table:table-cell table:formula="of:=[.B93]-[.D93]" office:value-type="float" office:value="0.300079" calcext:value-type="float">
            <text:p>0,300079</text:p>
          </table:table-cell>
          <table:table-cell table:formula="of:=[.A93]-[.C93]" office:value-type="float" office:value="0.0255188" calcext:value-type="float">
            <text:p>0,0255188</text:p>
          </table:table-cell>
          <table:table-cell table:formula="of:=[.G93]-[.C93]" office:value-type="float" office:value="0.0252683" calcext:value-type="float">
            <text:p>0,0252683</text:p>
          </table:table-cell>
          <table:table-cell table:formula="of:=[.J93]/[.I93]" office:value-type="float" office:value="0.990183707697857" calcext:value-type="float">
            <text:p>0,9901837077</text:p>
          </table:table-cell>
          <table:table-cell table:formula="of:=[.D93]+[.H93]*[.K93]" office:value-type="float" office:value="-2.30294366317773" calcext:value-type="float">
            <text:p>-2,3029436632</text:p>
          </table:table-cell>
        </table:table-row>
        <table:table-row table:style-name="ro1">
          <table:table-cell office:value-type="float" office:value="3.4635213" calcext:value-type="float">
            <text:p>3,4635213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3.462" calcext:value-type="float">
            <text:p>3,462</text:p>
          </table:table-cell>
          <table:table-cell office:value-type="float" office:value="-2.302944" calcext:value-type="float">
            <text:p>-2,302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4]-[.E94]" office:value-type="float" office:value="3.4635213" calcext:value-type="float">
            <text:p>3,4635213</text:p>
          </table:table-cell>
          <table:table-cell table:formula="of:=[.B94]-[.D94]" office:value-type="float" office:value="0.00294600000000012" calcext:value-type="float">
            <text:p>0,002946</text:p>
          </table:table-cell>
          <table:table-cell table:formula="of:=[.A94]-[.C94]" office:value-type="float" office:value="0.00152129999999984" calcext:value-type="float">
            <text:p>0,0015213</text:p>
          </table:table-cell>
          <table:table-cell table:formula="of:=[.G94]-[.C94]" office:value-type="float" office:value="0.00152129999999984" calcext:value-type="float">
            <text:p>0,0015213</text:p>
          </table:table-cell>
          <table:table-cell table:formula="of:=[.J94]/[.I94]" office:value-type="float" office:value="1" calcext:value-type="float">
            <text:p>1</text:p>
          </table:table-cell>
          <table:table-cell table:formula="of:=[.D94]+[.H94]*[.K94]" office:value-type="float" office:value="-2.299998" calcext:value-type="float">
            <text:p>-2,299998</text:p>
          </table:table-cell>
        </table:table-row>
        <table:table-row table:style-name="ro1">
          <table:table-cell office:value-type="float" office:value="3.5349991" calcext:value-type="float">
            <text:p>3,5349991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3.464" calcext:value-type="float">
            <text:p>3,464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0.00175455" calcext:value-type="float">
            <text:p>0,00175455</text:p>
          </table:table-cell>
          <table:table-cell office:value-type="float" office:value="0.9752877" calcext:value-type="float">
            <text:p>0,9752877</text:p>
          </table:table-cell>
          <table:table-cell table:formula="of:=[.A95]-[.E95]" office:value-type="float" office:value="3.53324455" calcext:value-type="float">
            <text:p>3,53324455</text:p>
          </table:table-cell>
          <table:table-cell table:formula="of:=[.B95]-[.D95]" office:value-type="float" office:value="1.05" calcext:value-type="float">
            <text:p>1,05</text:p>
          </table:table-cell>
          <table:table-cell table:formula="of:=[.A95]-[.C95]" office:value-type="float" office:value="0.0709990999999999" calcext:value-type="float">
            <text:p>0,0709991</text:p>
          </table:table-cell>
          <table:table-cell table:formula="of:=[.G95]-[.C95]" office:value-type="float" office:value="0.0692445500000001" calcext:value-type="float">
            <text:p>0,06924455</text:p>
          </table:table-cell>
          <table:table-cell table:formula="of:=[.J95]/[.I95]" office:value-type="float" office:value="0.975287714914699" calcext:value-type="float">
            <text:p>0,9752877149</text:p>
          </table:table-cell>
          <table:table-cell table:formula="of:=[.D95]+[.H95]*[.K95]" office:value-type="float" office:value="-1.27594589933957" calcext:value-type="float">
            <text:p>-1,2759458993</text:p>
          </table:table-cell>
        </table:table-row>
        <table:table-row table:style-name="ro1">
          <table:table-cell office:value-type="float" office:value="3.5673959" calcext:value-type="float">
            <text:p>3,5673959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3.533" calcext:value-type="float">
            <text:p>3,533</text:p>
          </table:table-cell>
          <table:table-cell office:value-type="float" office:value="-1.275946" calcext:value-type="float">
            <text:p>-1,27594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54227" calcext:value-type="float">
            <text:p>0,9854227</text:p>
          </table:table-cell>
          <table:table-cell table:formula="of:=[.A96]-[.E96]" office:value-type="float" office:value="3.5668945" calcext:value-type="float">
            <text:p>3,5668945</text:p>
          </table:table-cell>
          <table:table-cell table:formula="of:=[.B96]-[.D96]" office:value-type="float" office:value="0.4759476" calcext:value-type="float">
            <text:p>0,4759476</text:p>
          </table:table-cell>
          <table:table-cell table:formula="of:=[.A96]-[.C96]" office:value-type="float" office:value="0.0343959000000003" calcext:value-type="float">
            <text:p>0,0343959</text:p>
          </table:table-cell>
          <table:table-cell table:formula="of:=[.G96]-[.C96]" office:value-type="float" office:value="0.0338945000000002" calcext:value-type="float">
            <text:p>0,0338945</text:p>
          </table:table-cell>
          <table:table-cell table:formula="of:=[.J96]/[.I96]" office:value-type="float" office:value="0.985422681191651" calcext:value-type="float">
            <text:p>0,9854226812</text:p>
          </table:table-cell>
          <table:table-cell table:formula="of:=[.D96]+[.H96]*[.K96]" office:value-type="float" office:value="-0.806936439901269" calcext:value-type="float">
            <text:p>-0,8069364399</text:p>
          </table:table-cell>
        </table:table-row>
        <table:table-row table:style-name="ro1">
          <table:table-cell office:value-type="float" office:value="3.5694012" calcext:value-type="float">
            <text:p>3,5694012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3.567" calcext:value-type="float">
            <text:p>3,567</text:p>
          </table:table-cell>
          <table:table-cell office:value-type="float" office:value="-0.8069364" calcext:value-type="float">
            <text:p>-0,806936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868232" calcext:value-type="float">
            <text:p>0,6868232</text:p>
          </table:table-cell>
          <table:table-cell table:formula="of:=[.A97]-[.E97]" office:value-type="float" office:value="3.5686492" calcext:value-type="float">
            <text:p>3,5686492</text:p>
          </table:table-cell>
          <table:table-cell table:formula="of:=[.B97]-[.D97]" office:value-type="float" office:value="0.006938" calcext:value-type="float">
            <text:p>0,006938</text:p>
          </table:table-cell>
          <table:table-cell table:formula="of:=[.A97]-[.C97]" office:value-type="float" office:value="0.00240119999999955" calcext:value-type="float">
            <text:p>0,0024012</text:p>
          </table:table-cell>
          <table:table-cell table:formula="of:=[.G97]-[.C97]" office:value-type="float" office:value="0.00164919999999968" calcext:value-type="float">
            <text:p>0,0016492</text:p>
          </table:table-cell>
          <table:table-cell table:formula="of:=[.J97]/[.I97]" office:value-type="float" office:value="0.686823255039145" calcext:value-type="float">
            <text:p>0,686823255</text:p>
          </table:table-cell>
          <table:table-cell table:formula="of:=[.D97]+[.H97]*[.K97]" office:value-type="float" office:value="-0.802171220256538" calcext:value-type="float">
            <text:p>-0,8021712203</text:p>
          </table:table-cell>
        </table:table-row>
        <table:table-row table:style-name="ro1">
          <table:table-cell office:value-type="float" office:value="3.6049998" calcext:value-type="float">
            <text:p>3,6049998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3.569" calcext:value-type="float">
            <text:p>3,569</text:p>
          </table:table-cell>
          <table:table-cell office:value-type="float" office:value="-0.8021712" calcext:value-type="float">
            <text:p>-0,8021712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9372774" calcext:value-type="float">
            <text:p>0,9372774</text:p>
          </table:table-cell>
          <table:table-cell table:formula="of:=[.A98]-[.E98]" office:value-type="float" office:value="3.6027418" calcext:value-type="float">
            <text:p>3,6027418</text:p>
          </table:table-cell>
          <table:table-cell table:formula="of:=[.B98]-[.D98]" office:value-type="float" office:value="0.4521728" calcext:value-type="float">
            <text:p>0,4521728</text:p>
          </table:table-cell>
          <table:table-cell table:formula="of:=[.A98]-[.C98]" office:value-type="float" office:value="0.0359997999999999" calcext:value-type="float">
            <text:p>0,0359998</text:p>
          </table:table-cell>
          <table:table-cell table:formula="of:=[.G98]-[.C98]" office:value-type="float" office:value="0.0337418" calcext:value-type="float">
            <text:p>0,0337418</text:p>
          </table:table-cell>
          <table:table-cell table:formula="of:=[.J98]/[.I98]" office:value-type="float" office:value="0.937277429319055" calcext:value-type="float">
            <text:p>0,9372774293</text:p>
          </table:table-cell>
          <table:table-cell table:formula="of:=[.D98]+[.H98]*[.K98]" office:value-type="float" office:value="-0.378359840408001" calcext:value-type="float">
            <text:p>-0,3783598404</text:p>
          </table:table-cell>
        </table:table-row>
        <table:table-row table:style-name="ro1">
          <table:table-cell office:value-type="float" office:value="3.6070048" calcext:value-type="float">
            <text:p>3,6070048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3.603" calcext:value-type="float">
            <text:p>3,603</text:p>
          </table:table-cell>
          <table:table-cell office:value-type="float" office:value="-0.3783599" calcext:value-type="float">
            <text:p>-0,378359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748003" calcext:value-type="float">
            <text:p>0,8748003</text:p>
          </table:table-cell>
          <table:table-cell table:formula="of:=[.A99]-[.E99]" office:value-type="float" office:value="3.6065034" calcext:value-type="float">
            <text:p>3,6065034</text:p>
          </table:table-cell>
          <table:table-cell table:formula="of:=[.B99]-[.D99]" office:value-type="float" office:value="0.0283615" calcext:value-type="float">
            <text:p>0,0283615</text:p>
          </table:table-cell>
          <table:table-cell table:formula="of:=[.A99]-[.C99]" office:value-type="float" office:value="0.00400480000000014" calcext:value-type="float">
            <text:p>0,0040048</text:p>
          </table:table-cell>
          <table:table-cell table:formula="of:=[.G99]-[.C99]" office:value-type="float" office:value="0.00350340000000005" calcext:value-type="float">
            <text:p>0,0035034</text:p>
          </table:table-cell>
          <table:table-cell table:formula="of:=[.J99]/[.I99]" office:value-type="float" office:value="0.874800239712326" calcext:value-type="float">
            <text:p>0,8748002397</text:p>
          </table:table-cell>
          <table:table-cell table:formula="of:=[.D99]+[.H99]*[.K99]" office:value-type="float" office:value="-0.353549253001399" calcext:value-type="float">
            <text:p>-0,353549253</text:p>
          </table:table-cell>
        </table:table-row>
        <table:table-row table:style-name="ro1">
          <table:table-cell office:value-type="float" office:value="3.6355054" calcext:value-type="float">
            <text:p>3,6355054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3.607" calcext:value-type="float">
            <text:p>3,607</text:p>
          </table:table-cell>
          <table:table-cell office:value-type="float" office:value="-0.3535493" calcext:value-type="float">
            <text:p>-0,3535493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24139" calcext:value-type="float">
            <text:p>0,9824139</text:p>
          </table:table-cell>
          <table:table-cell table:formula="of:=[.A100]-[.E100]" office:value-type="float" office:value="3.6350041" calcext:value-type="float">
            <text:p>3,6350041</text:p>
          </table:table-cell>
          <table:table-cell table:formula="of:=[.B100]-[.D100]" office:value-type="float" office:value="0.4535509" calcext:value-type="float">
            <text:p>0,4535509</text:p>
          </table:table-cell>
          <table:table-cell table:formula="of:=[.A100]-[.C100]" office:value-type="float" office:value="0.0285053999999998" calcext:value-type="float">
            <text:p>0,0285054</text:p>
          </table:table-cell>
          <table:table-cell table:formula="of:=[.G100]-[.C100]" office:value-type="float" office:value="0.0280041" calcext:value-type="float">
            <text:p>0,0280041</text:p>
          </table:table-cell>
          <table:table-cell table:formula="of:=[.J100]/[.I100]" office:value-type="float" office:value="0.982413858426831" calcext:value-type="float">
            <text:p>0,9824138584</text:p>
          </table:table-cell>
          <table:table-cell table:formula="of:=[.D100]+[.H100]*[.K100]" office:value-type="float" office:value="0.0920253896619616" calcext:value-type="float">
            <text:p>0,0920253897</text:p>
          </table:table-cell>
        </table:table-row>
        <table:table-row table:style-name="ro1">
          <table:table-cell office:value-type="float" office:value="3.6380125" calcext:value-type="float">
            <text:p>3,6380125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3.635" calcext:value-type="float">
            <text:p>3,635</text:p>
          </table:table-cell>
          <table:table-cell office:value-type="float" office:value="0.0920254" calcext:value-type="float">
            <text:p>0,092025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503237" calcext:value-type="float">
            <text:p>0,7503237</text:p>
          </table:table-cell>
          <table:table-cell table:formula="of:=[.A101]-[.E101]" office:value-type="float" office:value="3.63726035" calcext:value-type="float">
            <text:p>3,63726035</text:p>
          </table:table-cell>
          <table:table-cell table:formula="of:=[.B101]-[.D101]" office:value-type="float" office:value="0.0079762" calcext:value-type="float">
            <text:p>0,0079762</text:p>
          </table:table-cell>
          <table:table-cell table:formula="of:=[.A101]-[.C101]" office:value-type="float" office:value="0.00301250000000008" calcext:value-type="float">
            <text:p>0,0030125</text:p>
          </table:table-cell>
          <table:table-cell table:formula="of:=[.G101]-[.C101]" office:value-type="float" office:value="0.00226035000000024" calcext:value-type="float">
            <text:p>0,00226035</text:p>
          </table:table-cell>
          <table:table-cell table:formula="of:=[.J101]/[.I101]" office:value-type="float" office:value="0.750323651452342" calcext:value-type="float">
            <text:p>0,7503236515</text:p>
          </table:table-cell>
          <table:table-cell table:formula="of:=[.D101]+[.H101]*[.K101]" office:value-type="float" office:value="0.0980101315087142" calcext:value-type="float">
            <text:p>0,0980101315</text:p>
          </table:table-cell>
        </table:table-row>
        <table:table-row table:style-name="ro1">
          <table:table-cell office:value-type="float" office:value="3.7019836" calcext:value-type="float">
            <text:p>3,7019836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3.637" calcext:value-type="float">
            <text:p>3,637</text:p>
          </table:table-cell>
          <table:table-cell office:value-type="float" office:value="0.09801014" calcext:value-type="float">
            <text:p>0,0980101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922842" calcext:value-type="float">
            <text:p>0,9922842</text:p>
          </table:table-cell>
          <table:table-cell table:formula="of:=[.A102]-[.E102]" office:value-type="float" office:value="3.7014822" calcext:value-type="float">
            <text:p>3,7014822</text:p>
          </table:table-cell>
          <table:table-cell table:formula="of:=[.B102]-[.D102]" office:value-type="float" office:value="0.90199186" calcext:value-type="float">
            <text:p>0,90199186</text:p>
          </table:table-cell>
          <table:table-cell table:formula="of:=[.A102]-[.C102]" office:value-type="float" office:value="0.0649836000000001" calcext:value-type="float">
            <text:p>0,0649836</text:p>
          </table:table-cell>
          <table:table-cell table:formula="of:=[.G102]-[.C102]" office:value-type="float" office:value="0.0644822" calcext:value-type="float">
            <text:p>0,0644822</text:p>
          </table:table-cell>
          <table:table-cell table:formula="of:=[.J102]/[.I102]" office:value-type="float" office:value="0.992284207092249" calcext:value-type="float">
            <text:p>0,9922842071</text:p>
          </table:table-cell>
          <table:table-cell table:formula="of:=[.D102]+[.H102]*[.K102]" office:value-type="float" office:value="0.993042417603763" calcext:value-type="float">
            <text:p>0,9930424176</text:p>
          </table:table-cell>
        </table:table-row>
        <table:table-row table:style-name="ro1">
          <table:table-cell office:value-type="float" office:value="3.7039933" calcext:value-type="float">
            <text:p>3,7039933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3.701" calcext:value-type="float">
            <text:p>3,701</text:p>
          </table:table-cell>
          <table:table-cell office:value-type="float" office:value="0.9930419" calcext:value-type="float">
            <text:p>0,993041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163131" calcext:value-type="float">
            <text:p>0,9163131</text:p>
          </table:table-cell>
          <table:table-cell table:formula="of:=[.A103]-[.E103]" office:value-type="float" office:value="3.7037428" calcext:value-type="float">
            <text:p>3,7037428</text:p>
          </table:table-cell>
          <table:table-cell table:formula="of:=[.B103]-[.D103]" office:value-type="float" office:value="0.00696010000000014" calcext:value-type="float">
            <text:p>0,0069601</text:p>
          </table:table-cell>
          <table:table-cell table:formula="of:=[.A103]-[.C103]" office:value-type="float" office:value="0.00299329999999998" calcext:value-type="float">
            <text:p>0,0029933</text:p>
          </table:table-cell>
          <table:table-cell table:formula="of:=[.G103]-[.C103]" office:value-type="float" office:value="0.00274280000000005" calcext:value-type="float">
            <text:p>0,0027428</text:p>
          </table:table-cell>
          <table:table-cell table:formula="of:=[.J103]/[.I103]" office:value-type="float" office:value="0.916313099255025" calcext:value-type="float">
            <text:p>0,9163130993</text:p>
          </table:table-cell>
          <table:table-cell table:formula="of:=[.D103]+[.H103]*[.K103]" office:value-type="float" office:value="0.999419530802125" calcext:value-type="float">
            <text:p>0,9994195308</text:p>
          </table:table-cell>
        </table:table-row>
        <table:table-row table:style-name="ro1">
          <table:table-cell office:value-type="float" office:value="3.7374585" calcext:value-type="float">
            <text:p>3,7374585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3.704" calcext:value-type="float">
            <text:p>3,704</text:p>
          </table:table-cell>
          <table:table-cell office:value-type="float" office:value="0.9994191" calcext:value-type="float">
            <text:p>0,999419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50187" calcext:value-type="float">
            <text:p>0,9850187</text:p>
          </table:table-cell>
          <table:table-cell table:formula="of:=[.A104]-[.E104]" office:value-type="float" office:value="3.73695725" calcext:value-type="float">
            <text:p>3,73695725</text:p>
          </table:table-cell>
          <table:table-cell table:formula="of:=[.B104]-[.D104]" office:value-type="float" office:value="0.4505819" calcext:value-type="float">
            <text:p>0,4505819</text:p>
          </table:table-cell>
          <table:table-cell table:formula="of:=[.A104]-[.C104]" office:value-type="float" office:value="0.0334585000000001" calcext:value-type="float">
            <text:p>0,0334585</text:p>
          </table:table-cell>
          <table:table-cell table:formula="of:=[.G104]-[.C104]" office:value-type="float" office:value="0.0329572499999999" calcext:value-type="float">
            <text:p>0,03295725</text:p>
          </table:table-cell>
          <table:table-cell table:formula="of:=[.J104]/[.I104]" office:value-type="float" office:value="0.985018754576561" calcext:value-type="float">
            <text:p>0,9850187546</text:p>
          </table:table-cell>
          <table:table-cell table:formula="of:=[.D104]+[.H104]*[.K104]" office:value-type="float" office:value="1.44325072197274" calcext:value-type="float">
            <text:p>1,443250722</text:p>
          </table:table-cell>
        </table:table-row>
        <table:table-row table:style-name="ro1">
          <table:table-cell office:value-type="float" office:value="3.7399648" calcext:value-type="float">
            <text:p>3,7399648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3.737" calcext:value-type="float">
            <text:p>3,737</text:p>
          </table:table-cell>
          <table:table-cell office:value-type="float" office:value="1.443251" calcext:value-type="float">
            <text:p>1,443251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46391" calcext:value-type="float">
            <text:p>0,746391</text:p>
          </table:table-cell>
          <table:table-cell table:formula="of:=[.A105]-[.E105]" office:value-type="float" office:value="3.7392129" calcext:value-type="float">
            <text:p>3,7392129</text:p>
          </table:table-cell>
          <table:table-cell table:formula="of:=[.B105]-[.D105]" office:value-type="float" office:value="0.00674999999999981" calcext:value-type="float">
            <text:p>0,00675</text:p>
          </table:table-cell>
          <table:table-cell table:formula="of:=[.A105]-[.C105]" office:value-type="float" office:value="0.00296479999999999" calcext:value-type="float">
            <text:p>0,0029648</text:p>
          </table:table-cell>
          <table:table-cell table:formula="of:=[.G105]-[.C105]" office:value-type="float" office:value="0.00221289999999996" calcext:value-type="float">
            <text:p>0,0022129</text:p>
          </table:table-cell>
          <table:table-cell table:formula="of:=[.J105]/[.I105]" office:value-type="float" office:value="0.746390987587685" calcext:value-type="float">
            <text:p>0,7463909876</text:p>
          </table:table-cell>
          <table:table-cell table:formula="of:=[.D105]+[.H105]*[.K105]" office:value-type="float" office:value="1.44828913916622" calcext:value-type="float">
            <text:p>1,4482891392</text:p>
          </table:table-cell>
        </table:table-row>
        <table:table-row table:style-name="ro1">
          <table:table-cell office:value-type="float" office:value="3.8064303" calcext:value-type="float">
            <text:p>3,8064303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3.739" calcext:value-type="float">
            <text:p>3,739</text:p>
          </table:table-cell>
          <table:table-cell office:value-type="float" office:value="1.44829" calcext:value-type="float">
            <text:p>1,44829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851283" calcext:value-type="float">
            <text:p>0,9851283</text:p>
          </table:table-cell>
          <table:table-cell table:formula="of:=[.A106]-[.E106]" office:value-type="float" office:value="3.8054275" calcext:value-type="float">
            <text:p>3,8054275</text:p>
          </table:table-cell>
          <table:table-cell table:formula="of:=[.B106]-[.D106]" office:value-type="float" office:value="0.901712" calcext:value-type="float">
            <text:p>0,901712</text:p>
          </table:table-cell>
          <table:table-cell table:formula="of:=[.A106]-[.C106]" office:value-type="float" office:value="0.0674302999999998" calcext:value-type="float">
            <text:p>0,0674303</text:p>
          </table:table-cell>
          <table:table-cell table:formula="of:=[.G106]-[.C106]" office:value-type="float" office:value="0.0664274999999996" calcext:value-type="float">
            <text:p>0,0664275</text:p>
          </table:table-cell>
          <table:table-cell table:formula="of:=[.J106]/[.I106]" office:value-type="float" office:value="0.98512834734533" calcext:value-type="float">
            <text:p>0,9851283473</text:p>
          </table:table-cell>
          <table:table-cell table:formula="of:=[.D106]+[.H106]*[.K106]" office:value-type="float" office:value="2.33659205234145" calcext:value-type="float">
            <text:p>2,3365920523</text:p>
          </table:table-cell>
        </table:table-row>
        <table:table-row table:style-name="ro1">
          <table:table-cell office:value-type="float" office:value="3.8389423" calcext:value-type="float">
            <text:p>3,838942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3.805" calcext:value-type="float">
            <text:p>3,805</text:p>
          </table:table-cell>
          <table:table-cell office:value-type="float" office:value="2.336592" calcext:value-type="float">
            <text:p>2,33659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704558" calcext:value-type="float">
            <text:p>0,9704558</text:p>
          </table:table-cell>
          <table:table-cell table:formula="of:=[.A107]-[.E107]" office:value-type="float" office:value="3.8379395" calcext:value-type="float">
            <text:p>3,8379395</text:p>
          </table:table-cell>
          <table:table-cell table:formula="of:=[.B107]-[.D107]" office:value-type="float" office:value="0.46341" calcext:value-type="float">
            <text:p>0,46341</text:p>
          </table:table-cell>
          <table:table-cell table:formula="of:=[.A107]-[.C107]" office:value-type="float" office:value="0.0339422999999996" calcext:value-type="float">
            <text:p>0,0339423</text:p>
          </table:table-cell>
          <table:table-cell table:formula="of:=[.G107]-[.C107]" office:value-type="float" office:value="0.0329394999999995" calcext:value-type="float">
            <text:p>0,0329395</text:p>
          </table:table-cell>
          <table:table-cell table:formula="of:=[.J107]/[.I107]" office:value-type="float" office:value="0.970455744012627" calcext:value-type="float">
            <text:p>0,970455744</text:p>
          </table:table-cell>
          <table:table-cell table:formula="of:=[.D107]+[.H107]*[.K107]" office:value-type="float" office:value="2.78631089633289" calcext:value-type="float">
            <text:p>2,7863108963</text:p>
          </table:table-cell>
        </table:table-row>
        <table:table-row table:style-name="ro1">
          <table:table-cell office:value-type="float" office:value="3.8434542" calcext:value-type="float">
            <text:p>3,8434542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3.838" calcext:value-type="float">
            <text:p>3,838</text:p>
          </table:table-cell>
          <table:table-cell office:value-type="float" office:value="2.786311" calcext:value-type="float">
            <text:p>2,78631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8161417" calcext:value-type="float">
            <text:p>0,8161417</text:p>
          </table:table-cell>
          <table:table-cell table:formula="of:=[.A108]-[.E108]" office:value-type="float" office:value="3.8424514" calcext:value-type="float">
            <text:p>3,8424514</text:p>
          </table:table-cell>
          <table:table-cell table:formula="of:=[.B108]-[.D108]" office:value-type="float" office:value="0.0136910000000001" calcext:value-type="float">
            <text:p>0,013691</text:p>
          </table:table-cell>
          <table:table-cell table:formula="of:=[.A108]-[.C108]" office:value-type="float" office:value="0.00545419999999996" calcext:value-type="float">
            <text:p>0,0054542</text:p>
          </table:table-cell>
          <table:table-cell table:formula="of:=[.G108]-[.C108]" office:value-type="float" office:value="0.00445139999999977" calcext:value-type="float">
            <text:p>0,0044514</text:p>
          </table:table-cell>
          <table:table-cell table:formula="of:=[.J108]/[.I108]" office:value-type="float" office:value="0.816141688973599" calcext:value-type="float">
            <text:p>0,816141689</text:p>
          </table:table-cell>
          <table:table-cell table:formula="of:=[.D108]+[.H108]*[.K108]" office:value-type="float" office:value="2.79748479586374" calcext:value-type="float">
            <text:p>2,7974847959</text:p>
          </table:table-cell>
        </table:table-row>
        <table:table-row table:style-name="ro1">
          <table:table-cell office:value-type="float" office:value="3.8459613" calcext:value-type="float">
            <text:p>3,8459613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3.842" calcext:value-type="float">
            <text:p>3,842</text:p>
          </table:table-cell>
          <table:table-cell office:value-type="float" office:value="2.797485" calcext:value-type="float">
            <text:p>2,79748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468508" calcext:value-type="float">
            <text:p>0,7468508</text:p>
          </table:table-cell>
          <table:table-cell table:formula="of:=[.A109]-[.E109]" office:value-type="float" office:value="3.8449585" calcext:value-type="float">
            <text:p>3,8449585</text:p>
          </table:table-cell>
          <table:table-cell table:formula="of:=[.B109]-[.D109]" office:value-type="float" office:value="0.152517" calcext:value-type="float">
            <text:p>0,152517</text:p>
          </table:table-cell>
          <table:table-cell table:formula="of:=[.A109]-[.C109]" office:value-type="float" office:value="0.00396129999999983" calcext:value-type="float">
            <text:p>0,0039613</text:p>
          </table:table-cell>
          <table:table-cell table:formula="of:=[.G109]-[.C109]" office:value-type="float" office:value="0.00295849999999964" calcext:value-type="float">
            <text:p>0,0029585</text:p>
          </table:table-cell>
          <table:table-cell table:formula="of:=[.J109]/[.I109]" office:value-type="float" office:value="0.746850781309107" calcext:value-type="float">
            <text:p>0,7468507813</text:p>
          </table:table-cell>
          <table:table-cell table:formula="of:=[.D109]+[.H109]*[.K109]" office:value-type="float" office:value="2.91139244061292" calcext:value-type="float">
            <text:p>2,9113924406</text:p>
          </table:table-cell>
        </table:table-row>
        <table:table-row table:style-name="ro1">
          <table:table-cell office:value-type="float" office:value="3.8719967" calcext:value-type="float">
            <text:p>3,8719967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845" calcext:value-type="float">
            <text:p>3,845</text:p>
          </table:table-cell>
          <table:table-cell office:value-type="float" office:value="2.911392" calcext:value-type="float">
            <text:p>2,91139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28547" calcext:value-type="float">
            <text:p>0,9628547</text:p>
          </table:table-cell>
          <table:table-cell table:formula="of:=[.A110]-[.E110]" office:value-type="float" office:value="3.8709939" calcext:value-type="float">
            <text:p>3,8709939</text:p>
          </table:table-cell>
          <table:table-cell table:formula="of:=[.B110]-[.D110]" office:value-type="float" office:value="0.33861" calcext:value-type="float">
            <text:p>0,33861</text:p>
          </table:table-cell>
          <table:table-cell table:formula="of:=[.A110]-[.C110]" office:value-type="float" office:value="0.0269967000000002" calcext:value-type="float">
            <text:p>0,0269967</text:p>
          </table:table-cell>
          <table:table-cell table:formula="of:=[.G110]-[.C110]" office:value-type="float" office:value="0.0259939" calcext:value-type="float">
            <text:p>0,0259939</text:p>
          </table:table-cell>
          <table:table-cell table:formula="of:=[.J110]/[.I110]" office:value-type="float" office:value="0.962854719280498" calcext:value-type="float">
            <text:p>0,9628547193</text:p>
          </table:table-cell>
          <table:table-cell table:formula="of:=[.D110]+[.H110]*[.K110]" office:value-type="float" office:value="3.23742423649557" calcext:value-type="float">
            <text:p>3,2374242365</text:p>
          </table:table-cell>
        </table:table-row>
        <table:table-row table:style-name="ro1">
          <table:table-cell office:value-type="float" office:value="3.8750086" calcext:value-type="float">
            <text:p>3,8750086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871" calcext:value-type="float">
            <text:p>3,871</text:p>
          </table:table-cell>
          <table:table-cell office:value-type="float" office:value="3.237424" calcext:value-type="float">
            <text:p>3,23742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498379" calcext:value-type="float">
            <text:p>0,7498379</text:p>
          </table:table-cell>
          <table:table-cell table:formula="of:=[.A111]-[.E111]" office:value-type="float" office:value="3.8740058" calcext:value-type="float">
            <text:p>3,8740058</text:p>
          </table:table-cell>
          <table:table-cell table:formula="of:=[.B111]-[.D111]" office:value-type="float" office:value="0.012578" calcext:value-type="float">
            <text:p>0,012578</text:p>
          </table:table-cell>
          <table:table-cell table:formula="of:=[.A111]-[.C111]" office:value-type="float" office:value="0.00400860000000014" calcext:value-type="float">
            <text:p>0,0040086</text:p>
          </table:table-cell>
          <table:table-cell table:formula="of:=[.G111]-[.C111]" office:value-type="float" office:value="0.00300579999999995" calcext:value-type="float">
            <text:p>0,0030058</text:p>
          </table:table-cell>
          <table:table-cell table:formula="of:=[.J111]/[.I111]" office:value-type="float" office:value="0.749837848625416" calcext:value-type="float">
            <text:p>0,7498378486</text:p>
          </table:table-cell>
          <table:table-cell table:formula="of:=[.D111]+[.H111]*[.K111]" office:value-type="float" office:value="3.24685546046001" calcext:value-type="float">
            <text:p>3,2468554605</text:p>
          </table:table-cell>
        </table:table-row>
        <table:table-row table:style-name="ro1">
          <table:table-cell office:value-type="float" office:value="3.8770142" calcext:value-type="float">
            <text:p>3,8770142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874" calcext:value-type="float">
            <text:p>3,874</text:p>
          </table:table-cell>
          <table:table-cell office:value-type="float" office:value="3.246856" calcext:value-type="float">
            <text:p>3,24685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673081" calcext:value-type="float">
            <text:p>0,6673081</text:p>
          </table:table-cell>
          <table:table-cell table:formula="of:=[.A112]-[.E112]" office:value-type="float" office:value="3.8760114" calcext:value-type="float">
            <text:p>3,8760114</text:p>
          </table:table-cell>
          <table:table-cell table:formula="of:=[.B112]-[.D112]" office:value-type="float" office:value="0.00314599999999965" calcext:value-type="float">
            <text:p>0,003146</text:p>
          </table:table-cell>
          <table:table-cell table:formula="of:=[.A112]-[.C112]" office:value-type="float" office:value="0.00301419999999997" calcext:value-type="float">
            <text:p>0,0030142</text:p>
          </table:table-cell>
          <table:table-cell table:formula="of:=[.G112]-[.C112]" office:value-type="float" office:value="0.00201139999999977" calcext:value-type="float">
            <text:p>0,0020114</text:p>
          </table:table-cell>
          <table:table-cell table:formula="of:=[.J112]/[.I112]" office:value-type="float" office:value="0.667308075111073" calcext:value-type="float">
            <text:p>0,6673080751</text:p>
          </table:table-cell>
          <table:table-cell table:formula="of:=[.D112]+[.H112]*[.K112]" office:value-type="float" office:value="3.2489553512043" calcext:value-type="float">
            <text:p>3,2489553512</text:p>
          </table:table-cell>
        </table:table-row>
        <table:table-row table:style-name="ro1">
          <table:table-cell office:value-type="float" office:value="3.8780172" calcext:value-type="float">
            <text:p>3,8780172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3.876" calcext:value-type="float">
            <text:p>3,876</text:p>
          </table:table-cell>
          <table:table-cell office:value-type="float" office:value="3.248955" calcext:value-type="float">
            <text:p>3,24895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028753" calcext:value-type="float">
            <text:p>0,5028753</text:p>
          </table:table-cell>
          <table:table-cell table:formula="of:=[.A113]-[.E113]" office:value-type="float" office:value="3.8770144" calcext:value-type="float">
            <text:p>3,8770144</text:p>
          </table:table-cell>
          <table:table-cell table:formula="of:=[.B113]-[.D113]" office:value-type="float" office:value="0.0010469999999998" calcext:value-type="float">
            <text:p>0,001047</text:p>
          </table:table-cell>
          <table:table-cell table:formula="of:=[.A113]-[.C113]" office:value-type="float" office:value="0.00201720000000005" calcext:value-type="float">
            <text:p>0,0020172</text:p>
          </table:table-cell>
          <table:table-cell table:formula="of:=[.G113]-[.C113]" office:value-type="float" office:value="0.00101439999999986" calcext:value-type="float">
            <text:p>0,0010144</text:p>
          </table:table-cell>
          <table:table-cell table:formula="of:=[.J113]/[.I113]" office:value-type="float" office:value="0.502875272655083" calcext:value-type="float">
            <text:p>0,5028752727</text:p>
          </table:table-cell>
          <table:table-cell table:formula="of:=[.D113]+[.H113]*[.K113]" office:value-type="float" office:value="3.24948151041047" calcext:value-type="float">
            <text:p>3,2494815104</text:p>
          </table:table-cell>
        </table:table-row>
        <table:table-row table:style-name="ro1">
          <table:table-cell office:value-type="float" office:value="3.9069332" calcext:value-type="float">
            <text:p>3,9069332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877" calcext:value-type="float">
            <text:p>3,877</text:p>
          </table:table-cell>
          <table:table-cell office:value-type="float" office:value="3.249482" calcext:value-type="float">
            <text:p>3,24948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64987" calcext:value-type="float">
            <text:p>0,9664987</text:p>
          </table:table-cell>
          <table:table-cell table:formula="of:=[.A114]-[.E114]" office:value-type="float" office:value="3.9059304" calcext:value-type="float">
            <text:p>3,9059304</text:p>
          </table:table-cell>
          <table:table-cell table:formula="of:=[.B114]-[.D114]" office:value-type="float" office:value="0.45052" calcext:value-type="float">
            <text:p>0,45052</text:p>
          </table:table-cell>
          <table:table-cell table:formula="of:=[.A114]-[.C114]" office:value-type="float" office:value="0.0299332000000003" calcext:value-type="float">
            <text:p>0,0299332</text:p>
          </table:table-cell>
          <table:table-cell table:formula="of:=[.G114]-[.C114]" office:value-type="float" office:value="0.0289304000000001" calcext:value-type="float">
            <text:p>0,0289304</text:p>
          </table:table-cell>
          <table:table-cell table:formula="of:=[.J114]/[.I114]" office:value-type="float" office:value="0.966498737188133" calcext:value-type="float">
            <text:p>0,9664987372</text:p>
          </table:table-cell>
          <table:table-cell table:formula="of:=[.D114]+[.H114]*[.K114]" office:value-type="float" office:value="3.684909011078" calcext:value-type="float">
            <text:p>3,6849090111</text:p>
          </table:table-cell>
        </table:table-row>
        <table:table-row table:style-name="ro1">
          <table:table-cell office:value-type="float" office:value="3.908938" calcext:value-type="float">
            <text:p>3,908938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906" calcext:value-type="float">
            <text:p>3,906</text:p>
          </table:table-cell>
          <table:table-cell office:value-type="float" office:value="3.684909" calcext:value-type="float">
            <text:p>3,684909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586794" calcext:value-type="float">
            <text:p>0,6586794</text:p>
          </table:table-cell>
          <table:table-cell table:formula="of:=[.A115]-[.E115]" office:value-type="float" office:value="3.9079352" calcext:value-type="float">
            <text:p>3,9079352</text:p>
          </table:table-cell>
          <table:table-cell table:formula="of:=[.B115]-[.D115]" office:value-type="float" office:value="0.0150929999999998" calcext:value-type="float">
            <text:p>0,015093</text:p>
          </table:table-cell>
          <table:table-cell table:formula="of:=[.A115]-[.C115]" office:value-type="float" office:value="0.00293799999999989" calcext:value-type="float">
            <text:p>0,002938</text:p>
          </table:table-cell>
          <table:table-cell table:formula="of:=[.G115]-[.C115]" office:value-type="float" office:value="0.00193519999999969" calcext:value-type="float">
            <text:p>0,0019352</text:p>
          </table:table-cell>
          <table:table-cell table:formula="of:=[.J115]/[.I115]" office:value-type="float" office:value="0.658679373723543" calcext:value-type="float">
            <text:p>0,6586793737</text:p>
          </table:table-cell>
          <table:table-cell table:formula="of:=[.D115]+[.H115]*[.K115]" office:value-type="float" office:value="3.69485044778761" calcext:value-type="float">
            <text:p>3,6948504478</text:p>
          </table:table-cell>
        </table:table-row>
        <table:table-row table:style-name="ro1">
          <table:table-cell office:value-type="float" office:value="3.9109436" calcext:value-type="float">
            <text:p>3,9109436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3.908" calcext:value-type="float">
            <text:p>3,908</text:p>
          </table:table-cell>
          <table:table-cell office:value-type="float" office:value="3.694851" calcext:value-type="float">
            <text:p>3,69485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593288" calcext:value-type="float">
            <text:p>0,6593288</text:p>
          </table:table-cell>
          <table:table-cell table:formula="of:=[.A116]-[.E116]" office:value-type="float" office:value="3.9099408" calcext:value-type="float">
            <text:p>3,9099408</text:p>
          </table:table-cell>
          <table:table-cell table:formula="of:=[.B116]-[.D116]" office:value-type="float" office:value="0.00515100000000013" calcext:value-type="float">
            <text:p>0,005151</text:p>
          </table:table-cell>
          <table:table-cell table:formula="of:=[.A116]-[.C116]" office:value-type="float" office:value="0.00294360000000005" calcext:value-type="float">
            <text:p>0,0029436</text:p>
          </table:table-cell>
          <table:table-cell table:formula="of:=[.G116]-[.C116]" office:value-type="float" office:value="0.00194079999999985" calcext:value-type="float">
            <text:p>0,0019408</text:p>
          </table:table-cell>
          <table:table-cell table:formula="of:=[.J116]/[.I116]" office:value-type="float" office:value="0.659328713140312" calcext:value-type="float">
            <text:p>0,6593287131</text:p>
          </table:table-cell>
          <table:table-cell table:formula="of:=[.D116]+[.H116]*[.K116]" office:value-type="float" office:value="3.69824720220139" calcext:value-type="float">
            <text:p>3,6982472022</text:p>
          </table:table-cell>
        </table:table-row>
        <table:table-row table:style-name="ro1">
          <table:table-cell office:value-type="float" office:value="3.9424112" calcext:value-type="float">
            <text:p>3,9424112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91" calcext:value-type="float">
            <text:p>3,91</text:p>
          </table:table-cell>
          <table:table-cell office:value-type="float" office:value="3.698247" calcext:value-type="float">
            <text:p>3,698247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90601" calcext:value-type="float">
            <text:p>0,9690601</text:p>
          </table:table-cell>
          <table:table-cell table:formula="of:=[.A117]-[.E117]" office:value-type="float" office:value="3.9414084" calcext:value-type="float">
            <text:p>3,9414084</text:p>
          </table:table-cell>
          <table:table-cell table:formula="of:=[.B117]-[.D117]" office:value-type="float" office:value="0.451755" calcext:value-type="float">
            <text:p>0,451755</text:p>
          </table:table-cell>
          <table:table-cell table:formula="of:=[.A117]-[.C117]" office:value-type="float" office:value="0.0324111999999999" calcext:value-type="float">
            <text:p>0,0324112</text:p>
          </table:table-cell>
          <table:table-cell table:formula="of:=[.G117]-[.C117]" office:value-type="float" office:value="0.0314083999999997" calcext:value-type="float">
            <text:p>0,0314084</text:p>
          </table:table-cell>
          <table:table-cell table:formula="of:=[.J117]/[.I117]" office:value-type="float" office:value="0.969060077997723" calcext:value-type="float">
            <text:p>0,969060078</text:p>
          </table:table-cell>
          <table:table-cell table:formula="of:=[.D117]+[.H117]*[.K117]" office:value-type="float" office:value="4.13602473553586" calcext:value-type="float">
            <text:p>4,1360247355</text:p>
          </table:table-cell>
        </table:table-row>
        <table:table-row table:style-name="ro1">
          <table:table-cell office:value-type="float" office:value="3.9434137" calcext:value-type="float">
            <text:p>3,9434137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3.941" calcext:value-type="float">
            <text:p>3,941</text:p>
          </table:table-cell>
          <table:table-cell office:value-type="float" office:value="4.136025" calcext:value-type="float">
            <text:p>4,13602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845383" calcext:value-type="float">
            <text:p>0,5845383</text:p>
          </table:table-cell>
          <table:table-cell table:formula="of:=[.A118]-[.E118]" office:value-type="float" office:value="3.9424109" calcext:value-type="float">
            <text:p>3,9424109</text:p>
          </table:table-cell>
          <table:table-cell table:formula="of:=[.B118]-[.D118]" office:value-type="float" office:value="0.0139769999999997" calcext:value-type="float">
            <text:p>0,013977</text:p>
          </table:table-cell>
          <table:table-cell table:formula="of:=[.A118]-[.C118]" office:value-type="float" office:value="0.00241369999999996" calcext:value-type="float">
            <text:p>0,0024137</text:p>
          </table:table-cell>
          <table:table-cell table:formula="of:=[.G118]-[.C118]" office:value-type="float" office:value="0.00141089999999977" calcext:value-type="float">
            <text:p>0,0014109</text:p>
          </table:table-cell>
          <table:table-cell table:formula="of:=[.J118]/[.I118]" office:value-type="float" office:value="0.5845382607614" calcext:value-type="float">
            <text:p>0,5845382608</text:p>
          </table:table-cell>
          <table:table-cell table:formula="of:=[.D118]+[.H118]*[.K118]" office:value-type="float" office:value="4.14419509127066" calcext:value-type="float">
            <text:p>4,1441950913</text:p>
          </table:table-cell>
        </table:table-row>
        <table:table-row table:style-name="ro1">
          <table:table-cell office:value-type="float" office:value="3.9464221" calcext:value-type="float">
            <text:p>3,9464221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3.942" calcext:value-type="float">
            <text:p>3,942</text:p>
          </table:table-cell>
          <table:table-cell office:value-type="float" office:value="4.144196" calcext:value-type="float">
            <text:p>4,14419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732299" calcext:value-type="float">
            <text:p>0,7732299</text:p>
          </table:table-cell>
          <table:table-cell table:formula="of:=[.A119]-[.E119]" office:value-type="float" office:value="3.9454193" calcext:value-type="float">
            <text:p>3,9454193</text:p>
          </table:table-cell>
          <table:table-cell table:formula="of:=[.B119]-[.D119]" office:value-type="float" office:value="0.155807" calcext:value-type="float">
            <text:p>0,155807</text:p>
          </table:table-cell>
          <table:table-cell table:formula="of:=[.A119]-[.C119]" office:value-type="float" office:value="0.00442209999999976" calcext:value-type="float">
            <text:p>0,0044221</text:p>
          </table:table-cell>
          <table:table-cell table:formula="of:=[.G119]-[.C119]" office:value-type="float" office:value="0.00341929999999957" calcext:value-type="float">
            <text:p>0,0034193</text:p>
          </table:table-cell>
          <table:table-cell table:formula="of:=[.J119]/[.I119]" office:value-type="float" office:value="0.77322991338951" calcext:value-type="float">
            <text:p>0,7732299134</text:p>
          </table:table-cell>
          <table:table-cell table:formula="of:=[.D119]+[.H119]*[.K119]" office:value-type="float" office:value="4.26467063311548" calcext:value-type="float">
            <text:p>4,2646706331</text:p>
          </table:table-cell>
        </table:table-row>
        <table:table-row table:style-name="ro1">
          <table:table-cell office:value-type="float" office:value="3.9814187" calcext:value-type="float">
            <text:p>3,9814187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3.945" calcext:value-type="float">
            <text:p>3,945</text:p>
          </table:table-cell>
          <table:table-cell office:value-type="float" office:value="4.26467" calcext:value-type="float">
            <text:p>4,26467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724647" calcext:value-type="float">
            <text:p>0,9724647</text:p>
          </table:table-cell>
          <table:table-cell table:formula="of:=[.A120]-[.E120]" office:value-type="float" office:value="3.9804159" calcext:value-type="float">
            <text:p>3,9804159</text:p>
          </table:table-cell>
          <table:table-cell table:formula="of:=[.B120]-[.D120]" office:value-type="float" office:value="0.485333" calcext:value-type="float">
            <text:p>0,485333</text:p>
          </table:table-cell>
          <table:table-cell table:formula="of:=[.A120]-[.C120]" office:value-type="float" office:value="0.0364186999999996" calcext:value-type="float">
            <text:p>0,0364187</text:p>
          </table:table-cell>
          <table:table-cell table:formula="of:=[.G120]-[.C120]" office:value-type="float" office:value="0.0354158999999994" calcext:value-type="float">
            <text:p>0,0354159</text:p>
          </table:table-cell>
          <table:table-cell table:formula="of:=[.J120]/[.I120]" office:value-type="float" office:value="0.972464695335083" calcext:value-type="float">
            <text:p>0,9724646953</text:p>
          </table:table-cell>
          <table:table-cell table:formula="of:=[.D120]+[.H120]*[.K120]" office:value-type="float" office:value="4.73663920798106" calcext:value-type="float">
            <text:p>4,736639208</text:p>
          </table:table-cell>
        </table:table-row>
        <table:table-row table:style-name="ro1">
          <table:table-cell office:value-type="float" office:value="4.0089413" calcext:value-type="float">
            <text:p>4,0089413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3.98" calcext:value-type="float">
            <text:p>3,98</text:p>
          </table:table-cell>
          <table:table-cell office:value-type="float" office:value="4.736639" calcext:value-type="float">
            <text:p>4,736639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53506" calcext:value-type="float">
            <text:p>0,9653506</text:p>
          </table:table-cell>
          <table:table-cell table:formula="of:=[.A121]-[.E121]" office:value-type="float" office:value="4.0079385" calcext:value-type="float">
            <text:p>4,0079385</text:p>
          </table:table-cell>
          <table:table-cell table:formula="of:=[.B121]-[.D121]" office:value-type="float" office:value="0.313364" calcext:value-type="float">
            <text:p>0,313364</text:p>
          </table:table-cell>
          <table:table-cell table:formula="of:=[.A121]-[.C121]" office:value-type="float" office:value="0.0289413000000001" calcext:value-type="float">
            <text:p>0,0289413</text:p>
          </table:table-cell>
          <table:table-cell table:formula="of:=[.G121]-[.C121]" office:value-type="float" office:value="0.0279384999999999" calcext:value-type="float">
            <text:p>0,0279385</text:p>
          </table:table-cell>
          <table:table-cell table:formula="of:=[.J121]/[.I121]" office:value-type="float" office:value="0.965350554398034" calcext:value-type="float">
            <text:p>0,9653505544</text:p>
          </table:table-cell>
          <table:table-cell table:formula="of:=[.D121]+[.H121]*[.K121]" office:value-type="float" office:value="5.03914511112839" calcext:value-type="float">
            <text:p>5,0391451111</text:p>
          </table:table-cell>
        </table:table-row>
        <table:table-row table:style-name="ro1">
          <table:table-cell office:value-type="float" office:value="4.0094418" calcext:value-type="float">
            <text:p>4,0094418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4.008" calcext:value-type="float">
            <text:p>4,008</text:p>
          </table:table-cell>
          <table:table-cell office:value-type="float" office:value="5.039145" calcext:value-type="float">
            <text:p>5,03914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3044806" calcext:value-type="float">
            <text:p>0,3044806</text:p>
          </table:table-cell>
          <table:table-cell table:formula="of:=[.A122]-[.E122]" office:value-type="float" office:value="4.008439" calcext:value-type="float">
            <text:p>4,008439</text:p>
          </table:table-cell>
          <table:table-cell table:formula="of:=[.B122]-[.D122]" office:value-type="float" office:value="0.0108579999999998" calcext:value-type="float">
            <text:p>0,010858</text:p>
          </table:table-cell>
          <table:table-cell table:formula="of:=[.A122]-[.C122]" office:value-type="float" office:value="0.00144180000000027" calcext:value-type="float">
            <text:p>0,0014418</text:p>
          </table:table-cell>
          <table:table-cell table:formula="of:=[.G122]-[.C122]" office:value-type="float" office:value="0.000439000000000078" calcext:value-type="float">
            <text:p>0,000439</text:p>
          </table:table-cell>
          <table:table-cell table:formula="of:=[.J122]/[.I122]" office:value-type="float" office:value="0.304480510473017" calcext:value-type="float">
            <text:p>0,3044805105</text:p>
          </table:table-cell>
          <table:table-cell table:formula="of:=[.D122]+[.H122]*[.K122]" office:value-type="float" office:value="5.04245104938272" calcext:value-type="float">
            <text:p>5,0424510494</text:p>
          </table:table-cell>
        </table:table-row>
        <table:table-row table:style-name="ro1">
          <table:table-cell office:value-type="float" office:value="4.0119483" calcext:value-type="float">
            <text:p>4,0119483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4.008" calcext:value-type="float">
            <text:p>4,008</text:p>
          </table:table-cell>
          <table:table-cell office:value-type="float" office:value="5.042451" calcext:value-type="float">
            <text:p>5,04245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460173" calcext:value-type="float">
            <text:p>0,7460173</text:p>
          </table:table-cell>
          <table:table-cell table:formula="of:=[.A123]-[.E123]" office:value-type="float" office:value="4.0109455" calcext:value-type="float">
            <text:p>4,0109455</text:p>
          </table:table-cell>
          <table:table-cell table:formula="of:=[.B123]-[.D123]" office:value-type="float" office:value="0.00755200000000045" calcext:value-type="float">
            <text:p>0,007552</text:p>
          </table:table-cell>
          <table:table-cell table:formula="of:=[.A123]-[.C123]" office:value-type="float" office:value="0.00394830000000024" calcext:value-type="float">
            <text:p>0,0039483</text:p>
          </table:table-cell>
          <table:table-cell table:formula="of:=[.G123]-[.C123]" office:value-type="float" office:value="0.00294550000000005" calcext:value-type="float">
            <text:p>0,0029455</text:p>
          </table:table-cell>
          <table:table-cell table:formula="of:=[.J123]/[.I123]" office:value-type="float" office:value="0.746017273256811" calcext:value-type="float">
            <text:p>0,7460172733</text:p>
          </table:table-cell>
          <table:table-cell table:formula="of:=[.D123]+[.H123]*[.K123]" office:value-type="float" office:value="5.04808492244764" calcext:value-type="float">
            <text:p>5,0480849224</text:p>
          </table:table-cell>
        </table:table-row>
        <table:table-row table:style-name="ro1">
          <table:table-cell office:value-type="float" office:value="4.0450196" calcext:value-type="float">
            <text:p>4,0450196</text:p>
          </table:table-cell>
          <table:table-cell office:value-type="float" office:value="4.7" calcext:value-type="float">
            <text:p>4,7</text:p>
          </table:table-cell>
          <table:table-cell office:value-type="float" office:value="4.011" calcext:value-type="float">
            <text:p>4,011</text:p>
          </table:table-cell>
          <table:table-cell office:value-type="float" office:value="5.048085" calcext:value-type="float">
            <text:p>5,04808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705229" calcext:value-type="float">
            <text:p>0,9705229</text:p>
          </table:table-cell>
          <table:table-cell table:formula="of:=[.A124]-[.E124]" office:value-type="float" office:value="4.0440168" calcext:value-type="float">
            <text:p>4,0440168</text:p>
          </table:table-cell>
          <table:table-cell table:formula="of:=[.B124]-[.D124]" office:value-type="float" office:value="-0.348085" calcext:value-type="float">
            <text:p>-0,348085</text:p>
          </table:table-cell>
          <table:table-cell table:formula="of:=[.A124]-[.C124]" office:value-type="float" office:value="0.0340195999999997" calcext:value-type="float">
            <text:p>0,0340196</text:p>
          </table:table-cell>
          <table:table-cell table:formula="of:=[.G124]-[.C124]" office:value-type="float" office:value="0.0330167999999995" calcext:value-type="float">
            <text:p>0,0330168</text:p>
          </table:table-cell>
          <table:table-cell table:formula="of:=[.J124]/[.I124]" office:value-type="float" office:value="0.970522875048495" calcext:value-type="float">
            <text:p>0,970522875</text:p>
          </table:table-cell>
          <table:table-cell table:formula="of:=[.D124]+[.H124]*[.K124]" office:value-type="float" office:value="4.71026054503875" calcext:value-type="float">
            <text:p>4,710260545</text:p>
          </table:table-cell>
        </table:table-row>
        <table:table-row table:style-name="ro1">
          <table:table-cell office:value-type="float" office:value="4.0470259" calcext:value-type="float">
            <text:p>4,0470259</text:p>
          </table:table-cell>
          <table:table-cell office:value-type="float" office:value="4.55" calcext:value-type="float">
            <text:p>4,55</text:p>
          </table:table-cell>
          <table:table-cell office:value-type="float" office:value="4.044" calcext:value-type="float">
            <text:p>4,044</text:p>
          </table:table-cell>
          <table:table-cell office:value-type="float" office:value="4.71026" calcext:value-type="float">
            <text:p>4,7102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685945" calcext:value-type="float">
            <text:p>0,6685945</text:p>
          </table:table-cell>
          <table:table-cell table:formula="of:=[.A125]-[.E125]" office:value-type="float" office:value="4.0460231" calcext:value-type="float">
            <text:p>4,0460231</text:p>
          </table:table-cell>
          <table:table-cell table:formula="of:=[.B125]-[.D125]" office:value-type="float" office:value="-0.16026" calcext:value-type="float">
            <text:p>-0,16026</text:p>
          </table:table-cell>
          <table:table-cell table:formula="of:=[.A125]-[.C125]" office:value-type="float" office:value="0.0030259000000008" calcext:value-type="float">
            <text:p>0,0030259</text:p>
          </table:table-cell>
          <table:table-cell table:formula="of:=[.G125]-[.C125]" office:value-type="float" office:value="0.00202310000000061" calcext:value-type="float">
            <text:p>0,0020231</text:p>
          </table:table-cell>
          <table:table-cell table:formula="of:=[.J125]/[.I125]" office:value-type="float" office:value="0.668594467761682" calcext:value-type="float">
            <text:p>0,6685944678</text:p>
          </table:table-cell>
          <table:table-cell table:formula="of:=[.D125]+[.H125]*[.K125]" office:value-type="float" office:value="4.60311105059651" calcext:value-type="float">
            <text:p>4,6031110506</text:p>
          </table:table-cell>
        </table:table-row>
        <table:table-row table:style-name="ro1">
          <table:table-cell office:value-type="float" office:value="4.0778916" calcext:value-type="float">
            <text:p>4,0778916</text:p>
          </table:table-cell>
          <table:table-cell office:value-type="float" office:value="4.25" calcext:value-type="float">
            <text:p>4,25</text:p>
          </table:table-cell>
          <table:table-cell office:value-type="float" office:value="4.046" calcext:value-type="float">
            <text:p>4,046</text:p>
          </table:table-cell>
          <table:table-cell office:value-type="float" office:value="4.603111" calcext:value-type="float">
            <text:p>4,60311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8556" calcext:value-type="float">
            <text:p>0,968556</text:p>
          </table:table-cell>
          <table:table-cell table:formula="of:=[.A126]-[.E126]" office:value-type="float" office:value="4.0768888" calcext:value-type="float">
            <text:p>4,0768888</text:p>
          </table:table-cell>
          <table:table-cell table:formula="of:=[.B126]-[.D126]" office:value-type="float" office:value="-0.353111" calcext:value-type="float">
            <text:p>-0,353111</text:p>
          </table:table-cell>
          <table:table-cell table:formula="of:=[.A126]-[.C126]" office:value-type="float" office:value="0.0318915999999998" calcext:value-type="float">
            <text:p>0,0318916</text:p>
          </table:table-cell>
          <table:table-cell table:formula="of:=[.G126]-[.C126]" office:value-type="float" office:value="0.0308887999999996" calcext:value-type="float">
            <text:p>0,0308888</text:p>
          </table:table-cell>
          <table:table-cell table:formula="of:=[.J126]/[.I126]" office:value-type="float" office:value="0.96855598339374" calcext:value-type="float">
            <text:p>0,9685559834</text:p>
          </table:table-cell>
          <table:table-cell table:formula="of:=[.D126]+[.H126]*[.K126]" office:value-type="float" office:value="4.26110322814785" calcext:value-type="float">
            <text:p>4,2611032281</text:p>
          </table:table-cell>
        </table:table-row>
        <table:table-row table:style-name="ro1">
          <table:table-cell office:value-type="float" office:value="4.0793956" calcext:value-type="float">
            <text:p>4,0793956</text:p>
          </table:table-cell>
          <table:table-cell office:value-type="float" office:value="4.25" calcext:value-type="float">
            <text:p>4,25</text:p>
          </table:table-cell>
          <table:table-cell office:value-type="float" office:value="4.077" calcext:value-type="float">
            <text:p>4,077</text:p>
          </table:table-cell>
          <table:table-cell office:value-type="float" office:value="4.261103" calcext:value-type="float">
            <text:p>4,26110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860912" calcext:value-type="float">
            <text:p>0,6860912</text:p>
          </table:table-cell>
          <table:table-cell table:formula="of:=[.A127]-[.E127]" office:value-type="float" office:value="4.0786436" calcext:value-type="float">
            <text:p>4,0786436</text:p>
          </table:table-cell>
          <table:table-cell table:formula="of:=[.B127]-[.D127]" office:value-type="float" office:value="-0.0111030000000003" calcext:value-type="float">
            <text:p>-0,011103</text:p>
          </table:table-cell>
          <table:table-cell table:formula="of:=[.A127]-[.C127]" office:value-type="float" office:value="0.00239559999999983" calcext:value-type="float">
            <text:p>0,0023956</text:p>
          </table:table-cell>
          <table:table-cell table:formula="of:=[.G127]-[.C127]" office:value-type="float" office:value="0.00164359999999952" calcext:value-type="float">
            <text:p>0,0016436</text:p>
          </table:table-cell>
          <table:table-cell table:formula="of:=[.J127]/[.I127]" office:value-type="float" office:value="0.686091167139606" calcext:value-type="float">
            <text:p>0,6860911671</text:p>
          </table:table-cell>
          <table:table-cell table:formula="of:=[.D127]+[.H127]*[.K127]" office:value-type="float" office:value="4.25348532977125" calcext:value-type="float">
            <text:p>4,2534853298</text:p>
          </table:table-cell>
        </table:table-row>
        <table:table-row table:style-name="ro1">
          <table:table-cell office:value-type="float" office:value="4.0819025" calcext:value-type="float">
            <text:p>4,0819025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4.079" calcext:value-type="float">
            <text:p>4,079</text:p>
          </table:table-cell>
          <table:table-cell office:value-type="float" office:value="4.253485" calcext:value-type="float">
            <text:p>4,25348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40913" calcext:value-type="float">
            <text:p>0,740913</text:p>
          </table:table-cell>
          <table:table-cell table:formula="of:=[.A128]-[.E128]" office:value-type="float" office:value="4.0811505" calcext:value-type="float">
            <text:p>4,0811505</text:p>
          </table:table-cell>
          <table:table-cell table:formula="of:=[.B128]-[.D128]" office:value-type="float" office:value="-0.153486" calcext:value-type="float">
            <text:p>-0,153486</text:p>
          </table:table-cell>
          <table:table-cell table:formula="of:=[.A128]-[.C128]" office:value-type="float" office:value="0.00290250000000025" calcext:value-type="float">
            <text:p>0,0029025</text:p>
          </table:table-cell>
          <table:table-cell table:formula="of:=[.G128]-[.C128]" office:value-type="float" office:value="0.00215049999999994" calcext:value-type="float">
            <text:p>0,0021505</text:p>
          </table:table-cell>
          <table:table-cell table:formula="of:=[.J128]/[.I128]" office:value-type="float" office:value="0.740913006029202" calcext:value-type="float">
            <text:p>0,740913006</text:p>
          </table:table-cell>
          <table:table-cell table:formula="of:=[.D128]+[.H128]*[.K128]" office:value-type="float" office:value="4.1397652263566" calcext:value-type="float">
            <text:p>4,1397652264</text:p>
          </table:table-cell>
        </table:table-row>
        <table:table-row table:style-name="ro1">
          <table:table-cell office:value-type="float" office:value="4.082907" calcext:value-type="float">
            <text:p>4,082907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4.081" calcext:value-type="float">
            <text:p>4,081</text:p>
          </table:table-cell>
          <table:table-cell office:value-type="float" office:value="4.139765" calcext:value-type="float">
            <text:p>4,139765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0.7366282" calcext:value-type="float">
            <text:p>0,7366282</text:p>
          </table:table-cell>
          <table:table-cell table:formula="of:=[.A129]-[.E129]" office:value-type="float" office:value="4.08240475" calcext:value-type="float">
            <text:p>4,08240475</text:p>
          </table:table-cell>
          <table:table-cell table:formula="of:=[.B129]-[.D129]" office:value-type="float" office:value="-0.0397659999999993" calcext:value-type="float">
            <text:p>-0,039766</text:p>
          </table:table-cell>
          <table:table-cell table:formula="of:=[.A129]-[.C129]" office:value-type="float" office:value="0.00190699999999922" calcext:value-type="float">
            <text:p>0,001907</text:p>
          </table:table-cell>
          <table:table-cell table:formula="of:=[.G129]-[.C129]" office:value-type="float" office:value="0.00140474999999896" calcext:value-type="float">
            <text:p>0,00140475</text:p>
          </table:table-cell>
          <table:table-cell table:formula="of:=[.J129]/[.I129]" office:value-type="float" office:value="0.73662821185083" calcext:value-type="float">
            <text:p>0,7366282119</text:p>
          </table:table-cell>
          <table:table-cell table:formula="of:=[.D129]+[.H129]*[.K129]" office:value-type="float" office:value="4.11047224252754" calcext:value-type="float">
            <text:p>4,1104722425</text:p>
          </table:table-cell>
        </table:table-row>
        <table:table-row table:style-name="ro1">
          <table:table-cell office:value-type="float" office:value="4.0834108" calcext:value-type="float">
            <text:p>4,0834108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4.082" calcext:value-type="float">
            <text:p>4,082</text:p>
          </table:table-cell>
          <table:table-cell office:value-type="float" office:value="4.110473" calcext:value-type="float">
            <text:p>4,110473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0.6439963" calcext:value-type="float">
            <text:p>0,6439963</text:p>
          </table:table-cell>
          <table:table-cell table:formula="of:=[.A130]-[.E130]" office:value-type="float" office:value="4.08290855" calcext:value-type="float">
            <text:p>4,08290855</text:p>
          </table:table-cell>
          <table:table-cell table:formula="of:=[.B130]-[.D130]" office:value-type="float" office:value="-0.0104739999999994" calcext:value-type="float">
            <text:p>-0,010474</text:p>
          </table:table-cell>
          <table:table-cell table:formula="of:=[.A130]-[.C130]" office:value-type="float" office:value="0.00141080000000038" calcext:value-type="float">
            <text:p>0,0014108</text:p>
          </table:table-cell>
          <table:table-cell table:formula="of:=[.G130]-[.C130]" office:value-type="float" office:value="0.000908550000000119" calcext:value-type="float">
            <text:p>0,00090855</text:p>
          </table:table-cell>
          <table:table-cell table:formula="of:=[.J130]/[.I130]" office:value-type="float" office:value="0.643996314147913" calcext:value-type="float">
            <text:p>0,6439963141</text:p>
          </table:table-cell>
          <table:table-cell table:formula="of:=[.D130]+[.H130]*[.K130]" office:value-type="float" office:value="4.10372778260562" calcext:value-type="float">
            <text:p>4,1037277826</text:p>
          </table:table-cell>
        </table:table-row>
        <table:table-row table:style-name="ro1">
          <table:table-cell office:value-type="float" office:value="4.0844129" calcext:value-type="float">
            <text:p>4,0844129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4.083" calcext:value-type="float">
            <text:p>4,083</text:p>
          </table:table-cell>
          <table:table-cell office:value-type="float" office:value="4.103728" calcext:value-type="float">
            <text:p>4,10372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225989" calcext:value-type="float">
            <text:p>0,8225989</text:p>
          </table:table-cell>
          <table:table-cell table:formula="of:=[.A131]-[.E131]" office:value-type="float" office:value="4.08416225" calcext:value-type="float">
            <text:p>4,08416225</text:p>
          </table:table-cell>
          <table:table-cell table:formula="of:=[.B131]-[.D131]" office:value-type="float" office:value="-0.00372899999999987" calcext:value-type="float">
            <text:p>-0,003729</text:p>
          </table:table-cell>
          <table:table-cell table:formula="of:=[.A131]-[.C131]" office:value-type="float" office:value="0.00141290000000005" calcext:value-type="float">
            <text:p>0,0014129</text:p>
          </table:table-cell>
          <table:table-cell table:formula="of:=[.G131]-[.C131]" office:value-type="float" office:value="0.00116225000000014" calcext:value-type="float">
            <text:p>0,00116225</text:p>
          </table:table-cell>
          <table:table-cell table:formula="of:=[.J131]/[.I131]" office:value-type="float" office:value="0.822598910043245" calcext:value-type="float">
            <text:p>0,82259891</text:p>
          </table:table-cell>
          <table:table-cell table:formula="of:=[.D131]+[.H131]*[.K131]" office:value-type="float" office:value="4.10066052866445" calcext:value-type="float">
            <text:p>4,1006605287</text:p>
          </table:table-cell>
        </table:table-row>
        <table:table-row table:style-name="ro1">
          <table:table-cell office:value-type="float" office:value="4.1109516" calcext:value-type="float">
            <text:p>4,1109516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4.084" calcext:value-type="float">
            <text:p>4,084</text:p>
          </table:table-cell>
          <table:table-cell office:value-type="float" office:value="4.100661" calcext:value-type="float">
            <text:p>4,10066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6963" calcext:value-type="float">
            <text:p>0,9906963</text:p>
          </table:table-cell>
          <table:table-cell table:formula="of:=[.A132]-[.E132]" office:value-type="float" office:value="4.11070085" calcext:value-type="float">
            <text:p>4,11070085</text:p>
          </table:table-cell>
          <table:table-cell table:formula="of:=[.B132]-[.D132]" office:value-type="float" office:value="-0.300662" calcext:value-type="float">
            <text:p>-0,300662</text:p>
          </table:table-cell>
          <table:table-cell table:formula="of:=[.A132]-[.C132]" office:value-type="float" office:value="0.0269516000000003" calcext:value-type="float">
            <text:p>0,0269516</text:p>
          </table:table-cell>
          <table:table-cell table:formula="of:=[.G132]-[.C132]" office:value-type="float" office:value="0.0267008500000001" calcext:value-type="float">
            <text:p>0,02670085</text:p>
          </table:table-cell>
          <table:table-cell table:formula="of:=[.J132]/[.I132]" office:value-type="float" office:value="0.990696285192709" calcext:value-type="float">
            <text:p>0,9906962852</text:p>
          </table:table-cell>
          <table:table-cell table:formula="of:=[.D132]+[.H132]*[.K132]" office:value-type="float" office:value="3.80279627350139" calcext:value-type="float">
            <text:p>3,8027962735</text:p>
          </table:table-cell>
        </table:table-row>
        <table:table-row table:style-name="ro1">
          <table:table-cell office:value-type="float" office:value="4.1119541" calcext:value-type="float">
            <text:p>4,1119541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4.111" calcext:value-type="float">
            <text:p>4,111</text:p>
          </table:table-cell>
          <table:table-cell office:value-type="float" office:value="3.802797" calcext:value-type="float">
            <text:p>3,80279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371869" calcext:value-type="float">
            <text:p>0,7371869</text:p>
          </table:table-cell>
          <table:table-cell table:formula="of:=[.A133]-[.E133]" office:value-type="float" office:value="4.11170335" calcext:value-type="float">
            <text:p>4,11170335</text:p>
          </table:table-cell>
          <table:table-cell table:formula="of:=[.B133]-[.D133]" office:value-type="float" office:value="-0.00279799999999986" calcext:value-type="float">
            <text:p>-0,002798</text:p>
          </table:table-cell>
          <table:table-cell table:formula="of:=[.A133]-[.C133]" office:value-type="float" office:value="0.000954100000000402" calcext:value-type="float">
            <text:p>0,0009541</text:p>
          </table:table-cell>
          <table:table-cell table:formula="of:=[.G133]-[.C133]" office:value-type="float" office:value="0.000703350000000214" calcext:value-type="float">
            <text:p>0,00070335</text:p>
          </table:table-cell>
          <table:table-cell table:formula="of:=[.J133]/[.I133]" office:value-type="float" office:value="0.73718687768569" calcext:value-type="float">
            <text:p>0,7371868777</text:p>
          </table:table-cell>
          <table:table-cell table:formula="of:=[.D133]+[.H133]*[.K133]" office:value-type="float" office:value="3.80073435111624" calcext:value-type="float">
            <text:p>3,8007343511</text:p>
          </table:table-cell>
        </table:table-row>
        <table:table-row table:style-name="ro1">
          <table:table-cell office:value-type="float" office:value="4.1119541" calcext:value-type="float">
            <text:p>4,1119541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4.112" calcext:value-type="float">
            <text:p>4,112</text:p>
          </table:table-cell>
          <table:table-cell office:value-type="float" office:value="3.800735" calcext:value-type="float">
            <text:p>3,800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4]-[.E134]" office:value-type="float" office:value="4.1119541" calcext:value-type="float">
            <text:p>4,1119541</text:p>
          </table:table-cell>
          <table:table-cell table:formula="of:=[.B134]-[.D134]" office:value-type="float" office:value="-0.000735999999999848" calcext:value-type="float">
            <text:p>-0,000736</text:p>
          </table:table-cell>
          <table:table-cell table:formula="of:=[.A134]-[.C134]" office:value-type="float" office:value="-0.0000458999999999321" calcext:value-type="float">
            <text:p>-0,0000459</text:p>
          </table:table-cell>
          <table:table-cell table:formula="of:=[.G134]-[.C134]" office:value-type="float" office:value="-0.0000458999999999321" calcext:value-type="float">
            <text:p>-0,0000459</text:p>
          </table:table-cell>
          <table:table-cell table:formula="of:=[.J134]/[.I134]" office:value-type="float" office:value="1" calcext:value-type="float">
            <text:p>1</text:p>
          </table:table-cell>
          <table:table-cell table:formula="of:=[.D134]+[.H134]*[.K134]" office:value-type="float" office:value="3.799999" calcext:value-type="float">
            <text:p>3,799999</text:p>
          </table:table-cell>
        </table:table-row>
        <table:table-row table:style-name="ro1">
          <table:table-cell office:value-type="float" office:value="4.1144658" calcext:value-type="float">
            <text:p>4,1144658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4.112" calcext:value-type="float">
            <text:p>4,112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5]-[.E135]" office:value-type="float" office:value="4.1144658" calcext:value-type="float">
            <text:p>4,1144658</text:p>
          </table:table-cell>
          <table:table-cell table:formula="of:=[.B135]-[.D135]" office:value-type="float" office:value="-0.15" calcext:value-type="float">
            <text:p>-0,15</text:p>
          </table:table-cell>
          <table:table-cell table:formula="of:=[.A135]-[.C135]" office:value-type="float" office:value="0.00246579999999952" calcext:value-type="float">
            <text:p>0,0024658</text:p>
          </table:table-cell>
          <table:table-cell table:formula="of:=[.G135]-[.C135]" office:value-type="float" office:value="0.00246579999999952" calcext:value-type="float">
            <text:p>0,0024658</text:p>
          </table:table-cell>
          <table:table-cell table:formula="of:=[.J135]/[.I135]" office:value-type="float" office:value="1" calcext:value-type="float">
            <text:p>1</text:p>
          </table:table-cell>
          <table:table-cell table:formula="of:=[.D135]+[.H135]*[.K135]"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4.1169721" calcext:value-type="float">
            <text:p>4,1169721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4.114" calcext:value-type="float">
            <text:p>4,114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36]-[.E136]" office:value-type="float" office:value="4.1169721" calcext:value-type="float">
            <text:p>4,1169721</text:p>
          </table:table-cell>
          <table:table-cell table:formula="of:=[.B136]-[.D136]" office:value-type="float" office:value="0" calcext:value-type="float">
            <text:p>0</text:p>
          </table:table-cell>
          <table:table-cell table:formula="of:=[.A136]-[.C136]" office:value-type="float" office:value="0.00297210000000003" calcext:value-type="float">
            <text:p>0,0029721</text:p>
          </table:table-cell>
          <table:table-cell table:formula="of:=[.G136]-[.C136]" office:value-type="float" office:value="0.00297210000000003" calcext:value-type="float">
            <text:p>0,0029721</text:p>
          </table:table-cell>
          <table:table-cell table:formula="of:=[.J136]/[.I136]" office:value-type="float" office:value="1" calcext:value-type="float">
            <text:p>1</text:p>
          </table:table-cell>
          <table:table-cell table:formula="of:=[.D136]+[.H136]*[.K136]"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4.1179749" calcext:value-type="float">
            <text:p>4,1179749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4.117" calcext:value-type="float">
            <text:p>4,117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28967" calcext:value-type="float">
            <text:p>0,7428967</text:p>
          </table:table-cell>
          <table:table-cell table:formula="of:=[.A137]-[.E137]" office:value-type="float" office:value="4.11772425" calcext:value-type="float">
            <text:p>4,11772425</text:p>
          </table:table-cell>
          <table:table-cell table:formula="of:=[.B137]-[.D137]" office:value-type="float" office:value="0" calcext:value-type="float">
            <text:p>0</text:p>
          </table:table-cell>
          <table:table-cell table:formula="of:=[.A137]-[.C137]" office:value-type="float" office:value="0.000974900000000112" calcext:value-type="float">
            <text:p>0,0009749</text:p>
          </table:table-cell>
          <table:table-cell table:formula="of:=[.G137]-[.C137]" office:value-type="float" office:value="0.000724250000000204" calcext:value-type="float">
            <text:p>0,00072425</text:p>
          </table:table-cell>
          <table:table-cell table:formula="of:=[.J137]/[.I137]" office:value-type="float" office:value="0.742896707354724" calcext:value-type="float">
            <text:p>0,7428967074</text:p>
          </table:table-cell>
          <table:table-cell table:formula="of:=[.D137]+[.H137]*[.K137]"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4.1450195" calcext:value-type="float">
            <text:p>4,1450195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4.118" calcext:value-type="float">
            <text:p>4,118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7234" calcext:value-type="float">
            <text:p>0,9907234</text:p>
          </table:table-cell>
          <table:table-cell table:formula="of:=[.A138]-[.E138]" office:value-type="float" office:value="4.14476885" calcext:value-type="float">
            <text:p>4,14476885</text:p>
          </table:table-cell>
          <table:table-cell table:formula="of:=[.B138]-[.D138]" office:value-type="float" office:value="-0.3" calcext:value-type="float">
            <text:p>-0,3</text:p>
          </table:table-cell>
          <table:table-cell table:formula="of:=[.A138]-[.C138]" office:value-type="float" office:value="0.0270194999999998" calcext:value-type="float">
            <text:p>0,0270195</text:p>
          </table:table-cell>
          <table:table-cell table:formula="of:=[.G138]-[.C138]" office:value-type="float" office:value="0.0267688499999998" calcext:value-type="float">
            <text:p>0,02676885</text:p>
          </table:table-cell>
          <table:table-cell table:formula="of:=[.J138]/[.I138]" office:value-type="float" office:value="0.990723366457562" calcext:value-type="float">
            <text:p>0,9907233665</text:p>
          </table:table-cell>
          <table:table-cell table:formula="of:=[.D138]+[.H138]*[.K138]" office:value-type="float" office:value="3.35278199006273" calcext:value-type="float">
            <text:p>3,3527819901</text:p>
          </table:table-cell>
        </table:table-row>
        <table:table-row table:style-name="ro1">
          <table:table-cell office:value-type="float" office:value="4.1475261" calcext:value-type="float">
            <text:p>4,1475261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4.145" calcext:value-type="float">
            <text:p>4,145</text:p>
          </table:table-cell>
          <table:table-cell office:value-type="float" office:value="3.352782" calcext:value-type="float">
            <text:p>3,35278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030244" calcext:value-type="float">
            <text:p>0,6030244</text:p>
          </table:table-cell>
          <table:table-cell table:formula="of:=[.A139]-[.E139]" office:value-type="float" office:value="4.1465233" calcext:value-type="float">
            <text:p>4,1465233</text:p>
          </table:table-cell>
          <table:table-cell table:formula="of:=[.B139]-[.D139]" office:value-type="float" office:value="-0.152783" calcext:value-type="float">
            <text:p>-0,152783</text:p>
          </table:table-cell>
          <table:table-cell table:formula="of:=[.A139]-[.C139]" office:value-type="float" office:value="0.00252610000000075" calcext:value-type="float">
            <text:p>0,0025261</text:p>
          </table:table-cell>
          <table:table-cell table:formula="of:=[.G139]-[.C139]" office:value-type="float" office:value="0.00152330000000056" calcext:value-type="float">
            <text:p>0,0015233</text:p>
          </table:table-cell>
          <table:table-cell table:formula="of:=[.J139]/[.I139]" office:value-type="float" office:value="0.603024425003011" calcext:value-type="float">
            <text:p>0,603024425</text:p>
          </table:table-cell>
          <table:table-cell table:formula="of:=[.D139]+[.H139]*[.K139]" office:value-type="float" office:value="3.26065011927476" calcext:value-type="float">
            <text:p>3,2606501193</text:p>
          </table:table-cell>
        </table:table-row>
        <table:table-row table:style-name="ro1">
          <table:table-cell office:value-type="float" office:value="4.1500327" calcext:value-type="float">
            <text:p>4,1500327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4.147" calcext:value-type="float">
            <text:p>4,147</text:p>
          </table:table-cell>
          <table:table-cell office:value-type="float" office:value="3.26065" calcext:value-type="float">
            <text:p>3,26065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6942" calcext:value-type="float">
            <text:p>0,66942</text:p>
          </table:table-cell>
          <table:table-cell table:formula="of:=[.A140]-[.E140]" office:value-type="float" office:value="4.14903015" calcext:value-type="float">
            <text:p>4,14903015</text:p>
          </table:table-cell>
          <table:table-cell table:formula="of:=[.B140]-[.D140]" office:value-type="float" office:value="-0.060651" calcext:value-type="float">
            <text:p>-0,060651</text:p>
          </table:table-cell>
          <table:table-cell table:formula="of:=[.A140]-[.C140]" office:value-type="float" office:value="0.00303269999999944" calcext:value-type="float">
            <text:p>0,0030327</text:p>
          </table:table-cell>
          <table:table-cell table:formula="of:=[.G140]-[.C140]" office:value-type="float" office:value="0.00203014999999951" calcext:value-type="float">
            <text:p>0,00203015</text:p>
          </table:table-cell>
          <table:table-cell table:formula="of:=[.J140]/[.I140]" office:value-type="float" office:value="0.669419988788829" calcext:value-type="float">
            <text:p>0,6694199888</text:p>
          </table:table-cell>
          <table:table-cell table:formula="of:=[.D140]+[.H140]*[.K140]" office:value-type="float" office:value="3.22004900825997" calcext:value-type="float">
            <text:p>3,2200490083</text:p>
          </table:table-cell>
        </table:table-row>
        <table:table-row table:style-name="ro1">
          <table:table-cell office:value-type="float" office:value="4.1510354" calcext:value-type="float">
            <text:p>4,1510354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4.149" calcext:value-type="float">
            <text:p>4,149</text:p>
          </table:table-cell>
          <table:table-cell office:value-type="float" office:value="3.220049" calcext:value-type="float">
            <text:p>3,220049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074432" calcext:value-type="float">
            <text:p>0,5074432</text:p>
          </table:table-cell>
          <table:table-cell table:formula="of:=[.A141]-[.E141]" office:value-type="float" office:value="4.15003285" calcext:value-type="float">
            <text:p>4,15003285</text:p>
          </table:table-cell>
          <table:table-cell table:formula="of:=[.B141]-[.D141]" office:value-type="float" office:value="-0.0200499999999999" calcext:value-type="float">
            <text:p>-0,02005</text:p>
          </table:table-cell>
          <table:table-cell table:formula="of:=[.A141]-[.C141]" office:value-type="float" office:value="0.00203539999999958" calcext:value-type="float">
            <text:p>0,0020354</text:p>
          </table:table-cell>
          <table:table-cell table:formula="of:=[.G141]-[.C141]" office:value-type="float" office:value="0.00103284999999964" calcext:value-type="float">
            <text:p>0,00103285</text:p>
          </table:table-cell>
          <table:table-cell table:formula="of:=[.J141]/[.I141]" office:value-type="float" office:value="0.507443254397099" calcext:value-type="float">
            <text:p>0,5074432544</text:p>
          </table:table-cell>
          <table:table-cell table:formula="of:=[.D141]+[.H141]*[.K141]" office:value-type="float" office:value="3.20987476274934" calcext:value-type="float">
            <text:p>3,2098747627</text:p>
          </table:table-cell>
        </table:table-row>
        <table:table-row table:style-name="ro1">
          <table:table-cell office:value-type="float" office:value="4.1520382" calcext:value-type="float">
            <text:p>4,1520382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4.15" calcext:value-type="float">
            <text:p>4,15</text:p>
          </table:table-cell>
          <table:table-cell office:value-type="float" office:value="3.209875" calcext:value-type="float">
            <text:p>3,20987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69748" calcext:value-type="float">
            <text:p>0,8769748</text:p>
          </table:table-cell>
          <table:table-cell table:formula="of:=[.A142]-[.E142]" office:value-type="float" office:value="4.15178745" calcext:value-type="float">
            <text:p>4,15178745</text:p>
          </table:table-cell>
          <table:table-cell table:formula="of:=[.B142]-[.D142]" office:value-type="float" office:value="-0.00987599999999977" calcext:value-type="float">
            <text:p>-0,009876</text:p>
          </table:table-cell>
          <table:table-cell table:formula="of:=[.A142]-[.C142]" office:value-type="float" office:value="0.00203819999999943" calcext:value-type="float">
            <text:p>0,0020382</text:p>
          </table:table-cell>
          <table:table-cell table:formula="of:=[.G142]-[.C142]" office:value-type="float" office:value="0.00178744999999925" calcext:value-type="float">
            <text:p>0,00178745</text:p>
          </table:table-cell>
          <table:table-cell table:formula="of:=[.J142]/[.I142]" office:value-type="float" office:value="0.876974781669975" calcext:value-type="float">
            <text:p>0,8769747817</text:p>
          </table:table-cell>
          <table:table-cell table:formula="of:=[.D142]+[.H142]*[.K142]" office:value-type="float" office:value="3.20121399705623" calcext:value-type="float">
            <text:p>3,2012139971</text:p>
          </table:table-cell>
        </table:table-row>
        <table:table-row table:style-name="ro1">
          <table:table-cell office:value-type="float" office:value="4.15254" calcext:value-type="float">
            <text:p>4,15254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4.152" calcext:value-type="float">
            <text:p>4,152</text:p>
          </table:table-cell>
          <table:table-cell office:value-type="float" office:value="3.201214" calcext:value-type="float">
            <text:p>3,20121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5356482" calcext:value-type="float">
            <text:p>0,5356482</text:p>
          </table:table-cell>
          <table:table-cell table:formula="of:=[.A143]-[.E143]" office:value-type="float" office:value="4.15228925" calcext:value-type="float">
            <text:p>4,15228925</text:p>
          </table:table-cell>
          <table:table-cell table:formula="of:=[.B143]-[.D143]" office:value-type="float" office:value="-0.00121500000000019" calcext:value-type="float">
            <text:p>-0,001215</text:p>
          </table:table-cell>
          <table:table-cell table:formula="of:=[.A143]-[.C143]" office:value-type="float" office:value="0.000539999999999985" calcext:value-type="float">
            <text:p>0,00054</text:p>
          </table:table-cell>
          <table:table-cell table:formula="of:=[.G143]-[.C143]" office:value-type="float" office:value="0.000289249999999797" calcext:value-type="float">
            <text:p>0,00028925</text:p>
          </table:table-cell>
          <table:table-cell table:formula="of:=[.J143]/[.I143]" office:value-type="float" office:value="0.535648148147786" calcext:value-type="float">
            <text:p>0,5356481481</text:p>
          </table:table-cell>
          <table:table-cell table:formula="of:=[.D143]+[.H143]*[.K143]" office:value-type="float" office:value="3.2005631875" calcext:value-type="float">
            <text:p>3,2005631875</text:p>
          </table:table-cell>
        </table:table-row>
        <table:table-row table:style-name="ro1">
          <table:table-cell office:value-type="float" office:value="4.1789653" calcext:value-type="float">
            <text:p>4,1789653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4.152" calcext:value-type="float">
            <text:p>4,152</text:p>
          </table:table-cell>
          <table:table-cell office:value-type="float" office:value="3.200563" calcext:value-type="float">
            <text:p>3,20056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701" calcext:value-type="float">
            <text:p>0,990701</text:p>
          </table:table-cell>
          <table:table-cell table:formula="of:=[.A144]-[.E144]" office:value-type="float" office:value="4.17871455" calcext:value-type="float">
            <text:p>4,17871455</text:p>
          </table:table-cell>
          <table:table-cell table:formula="of:=[.B144]-[.D144]" office:value-type="float" office:value="-0.300564" calcext:value-type="float">
            <text:p>-0,300564</text:p>
          </table:table-cell>
          <table:table-cell table:formula="of:=[.A144]-[.C144]" office:value-type="float" office:value="0.0269652999999996" calcext:value-type="float">
            <text:p>0,0269653</text:p>
          </table:table-cell>
          <table:table-cell table:formula="of:=[.G144]-[.C144]" office:value-type="float" office:value="0.0267145499999994" calcext:value-type="float">
            <text:p>0,02671455</text:p>
          </table:table-cell>
          <table:table-cell table:formula="of:=[.J144]/[.I144]" office:value-type="float" office:value="0.990701012041394" calcext:value-type="float">
            <text:p>0,990701012</text:p>
          </table:table-cell>
          <table:table-cell table:formula="of:=[.D144]+[.H144]*[.K144]" office:value-type="float" office:value="2.90279394101679" calcext:value-type="float">
            <text:p>2,902793941</text:p>
          </table:table-cell>
        </table:table-row>
        <table:table-row table:style-name="ro1">
          <table:table-cell office:value-type="float" office:value="4.1814716" calcext:value-type="float">
            <text:p>4,1814716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4.179" calcext:value-type="float">
            <text:p>4,179</text:p>
          </table:table-cell>
          <table:table-cell office:value-type="float" office:value="2.902794" calcext:value-type="float">
            <text:p>2,902794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944328" calcext:value-type="float">
            <text:p>0,5944328</text:p>
          </table:table-cell>
          <table:table-cell table:formula="of:=[.A145]-[.E145]" office:value-type="float" office:value="4.1804692" calcext:value-type="float">
            <text:p>4,1804692</text:p>
          </table:table-cell>
          <table:table-cell table:formula="of:=[.B145]-[.D145]" office:value-type="float" office:value="-0.152795" calcext:value-type="float">
            <text:p>-0,152795</text:p>
          </table:table-cell>
          <table:table-cell table:formula="of:=[.A145]-[.C145]" office:value-type="float" office:value="0.0024715999999998" calcext:value-type="float">
            <text:p>0,0024716</text:p>
          </table:table-cell>
          <table:table-cell table:formula="of:=[.G145]-[.C145]" office:value-type="float" office:value="0.00146919999999984" calcext:value-type="float">
            <text:p>0,0014692</text:p>
          </table:table-cell>
          <table:table-cell table:formula="of:=[.J145]/[.I145]" office:value-type="float" office:value="0.594432756109386" calcext:value-type="float">
            <text:p>0,5944327561</text:p>
          </table:table-cell>
          <table:table-cell table:formula="of:=[.D145]+[.H145]*[.K145]" office:value-type="float" office:value="2.81196764703027" calcext:value-type="float">
            <text:p>2,811967647</text:p>
          </table:table-cell>
        </table:table-row>
        <table:table-row table:style-name="ro1">
          <table:table-cell office:value-type="float" office:value="4.1844261" calcext:value-type="float">
            <text:p>4,1844261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4.18" calcext:value-type="float">
            <text:p>4,18</text:p>
          </table:table-cell>
          <table:table-cell office:value-type="float" office:value="2.811967" calcext:value-type="float">
            <text:p>2,811967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7735252" calcext:value-type="float">
            <text:p>0,7735252</text:p>
          </table:table-cell>
          <table:table-cell table:formula="of:=[.A146]-[.E146]" office:value-type="float" office:value="4.1834237" calcext:value-type="float">
            <text:p>4,1834237</text:p>
          </table:table-cell>
          <table:table-cell table:formula="of:=[.B146]-[.D146]" office:value-type="float" office:value="-0.0619680000000002" calcext:value-type="float">
            <text:p>-0,061968</text:p>
          </table:table-cell>
          <table:table-cell table:formula="of:=[.A146]-[.C146]" office:value-type="float" office:value="0.00442609999999988" calcext:value-type="float">
            <text:p>0,0044261</text:p>
          </table:table-cell>
          <table:table-cell table:formula="of:=[.G146]-[.C146]" office:value-type="float" office:value="0.00342369999999992" calcext:value-type="float">
            <text:p>0,0034237</text:p>
          </table:table-cell>
          <table:table-cell table:formula="of:=[.J146]/[.I146]" office:value-type="float" office:value="0.773525225367708" calcext:value-type="float">
            <text:p>0,7735252254</text:p>
          </table:table-cell>
          <table:table-cell table:formula="of:=[.D146]+[.H146]*[.K146]" office:value-type="float" office:value="2.76403318883441" calcext:value-type="float">
            <text:p>2,7640331888</text:p>
          </table:table-cell>
        </table:table-row>
        <table:table-row table:style-name="ro1">
          <table:table-cell office:value-type="float" office:value="4.1849278" calcext:value-type="float">
            <text:p>4,1849278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4.183" calcext:value-type="float">
            <text:p>4,183</text:p>
          </table:table-cell>
          <table:table-cell office:value-type="float" office:value="2.764033" calcext:value-type="float">
            <text:p>2,764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47]-[.E147]" office:value-type="float" office:value="4.1849278" calcext:value-type="float">
            <text:p>4,1849278</text:p>
          </table:table-cell>
          <table:table-cell table:formula="of:=[.B147]-[.D147]" office:value-type="float" office:value="-0.0140340000000001" calcext:value-type="float">
            <text:p>-0,014034</text:p>
          </table:table-cell>
          <table:table-cell table:formula="of:=[.A147]-[.C147]" office:value-type="float" office:value="0.00192779999999981" calcext:value-type="float">
            <text:p>0,0019278</text:p>
          </table:table-cell>
          <table:table-cell table:formula="of:=[.G147]-[.C147]" office:value-type="float" office:value="0.00192779999999981" calcext:value-type="float">
            <text:p>0,0019278</text:p>
          </table:table-cell>
          <table:table-cell table:formula="of:=[.J147]/[.I147]" office:value-type="float" office:value="1" calcext:value-type="float">
            <text:p>1</text:p>
          </table:table-cell>
          <table:table-cell table:formula="of:=[.D147]+[.H147]*[.K147]" office:value-type="float" office:value="2.749999" calcext:value-type="float">
            <text:p>2,749999</text:p>
          </table:table-cell>
        </table:table-row>
        <table:table-row table:style-name="ro1">
          <table:table-cell office:value-type="float" office:value="4.1859301" calcext:value-type="float">
            <text:p>4,1859301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4.185" calcext:value-type="float">
            <text:p>4,185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305129" calcext:value-type="float">
            <text:p>0,7305129</text:p>
          </table:table-cell>
          <table:table-cell table:formula="of:=[.A148]-[.E148]" office:value-type="float" office:value="4.18567945" calcext:value-type="float">
            <text:p>4,18567945</text:p>
          </table:table-cell>
          <table:table-cell table:formula="of:=[.B148]-[.D148]" office:value-type="float" office:value="0" calcext:value-type="float">
            <text:p>0</text:p>
          </table:table-cell>
          <table:table-cell table:formula="of:=[.A148]-[.C148]" office:value-type="float" office:value="0.0009301000000006" calcext:value-type="float">
            <text:p>0,0009301</text:p>
          </table:table-cell>
          <table:table-cell table:formula="of:=[.G148]-[.C148]" office:value-type="float" office:value="0.000679450000000692" calcext:value-type="float">
            <text:p>0,00067945</text:p>
          </table:table-cell>
          <table:table-cell table:formula="of:=[.J148]/[.I148]" office:value-type="float" office:value="0.730512848081124" calcext:value-type="float">
            <text:p>0,7305128481</text:p>
          </table:table-cell>
          <table:table-cell table:formula="of:=[.D148]+[.H148]*[.K148]" office:value-type="float" office:value="2.749999" calcext:value-type="float">
            <text:p>2,749999</text:p>
          </table:table-cell>
        </table:table-row>
        <table:table-row table:style-name="ro1">
          <table:table-cell office:value-type="float" office:value="4.2135161" calcext:value-type="float">
            <text:p>4,2135161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4.186" calcext:value-type="float">
            <text:p>4,186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908" calcext:value-type="float">
            <text:p>0,9908908</text:p>
          </table:table-cell>
          <table:table-cell table:formula="of:=[.A149]-[.E149]" office:value-type="float" office:value="4.21326545" calcext:value-type="float">
            <text:p>4,21326545</text:p>
          </table:table-cell>
          <table:table-cell table:formula="of:=[.B149]-[.D149]" office:value-type="float" office:value="-0.300001" calcext:value-type="float">
            <text:p>-0,300001</text:p>
          </table:table-cell>
          <table:table-cell table:formula="of:=[.A149]-[.C149]" office:value-type="float" office:value="0.0275160999999997" calcext:value-type="float">
            <text:p>0,0275161</text:p>
          </table:table-cell>
          <table:table-cell table:formula="of:=[.G149]-[.C149]" office:value-type="float" office:value="0.0272654499999998" calcext:value-type="float">
            <text:p>0,02726545</text:p>
          </table:table-cell>
          <table:table-cell table:formula="of:=[.J149]/[.I149]" office:value-type="float" office:value="0.990890787575277" calcext:value-type="float">
            <text:p>0,9908907876</text:p>
          </table:table-cell>
          <table:table-cell table:formula="of:=[.D149]+[.H149]*[.K149]" office:value-type="float" office:value="2.45273077283663" calcext:value-type="float">
            <text:p>2,4527307728</text:p>
          </table:table-cell>
        </table:table-row>
        <table:table-row table:style-name="ro1">
          <table:table-cell office:value-type="float" office:value="4.2145186" calcext:value-type="float">
            <text:p>4,214518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4.213" calcext:value-type="float">
            <text:p>4,213</text:p>
          </table:table-cell>
          <table:table-cell office:value-type="float" office:value="2.452731" calcext:value-type="float">
            <text:p>2,45273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49467" calcext:value-type="float">
            <text:p>0,8349467</text:p>
          </table:table-cell>
          <table:table-cell table:formula="of:=[.A150]-[.E150]" office:value-type="float" office:value="4.21426795" calcext:value-type="float">
            <text:p>4,21426795</text:p>
          </table:table-cell>
          <table:table-cell table:formula="of:=[.B150]-[.D150]" office:value-type="float" office:value="-0.152733" calcext:value-type="float">
            <text:p>-0,152733</text:p>
          </table:table-cell>
          <table:table-cell table:formula="of:=[.A150]-[.C150]" office:value-type="float" office:value="0.00151859999999981" calcext:value-type="float">
            <text:p>0,0015186</text:p>
          </table:table-cell>
          <table:table-cell table:formula="of:=[.G150]-[.C150]" office:value-type="float" office:value="0.00126794999999991" calcext:value-type="float">
            <text:p>0,00126795</text:p>
          </table:table-cell>
          <table:table-cell table:formula="of:=[.J150]/[.I150]" office:value-type="float" office:value="0.834946661398697" calcext:value-type="float">
            <text:p>0,8349466614</text:p>
          </table:table-cell>
          <table:table-cell table:formula="of:=[.D150]+[.H150]*[.K150]" office:value-type="float" office:value="2.32520709156459" calcext:value-type="float">
            <text:p>2,3252070916</text:p>
          </table:table-cell>
        </table:table-row>
        <table:table-row table:style-name="ro1">
          <table:table-cell office:value-type="float" office:value="4.2170249" calcext:value-type="float">
            <text:p>4,2170249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4.214" calcext:value-type="float">
            <text:p>4,214</text:p>
          </table:table-cell>
          <table:table-cell office:value-type="float" office:value="2.325207" calcext:value-type="float">
            <text:p>2,325207</text:p>
          </table:table-cell>
          <table:table-cell office:value-type="float" office:value="0.0012534" calcext:value-type="float">
            <text:p>0,0012534</text:p>
          </table:table-cell>
          <table:table-cell office:value-type="float" office:value="0.5856392" calcext:value-type="float">
            <text:p>0,5856392</text:p>
          </table:table-cell>
          <table:table-cell table:formula="of:=[.A151]-[.E151]" office:value-type="float" office:value="4.2157715" calcext:value-type="float">
            <text:p>4,2157715</text:p>
          </table:table-cell>
          <table:table-cell table:formula="of:=[.B151]-[.D151]" office:value-type="float" office:value="-0.0252089999999998" calcext:value-type="float">
            <text:p>-0,025209</text:p>
          </table:table-cell>
          <table:table-cell table:formula="of:=[.A151]-[.C151]" office:value-type="float" office:value="0.00302489999999977" calcext:value-type="float">
            <text:p>0,0030249</text:p>
          </table:table-cell>
          <table:table-cell table:formula="of:=[.G151]-[.C151]" office:value-type="float" office:value="0.00177149999999937" calcext:value-type="float">
            <text:p>0,0017715</text:p>
          </table:table-cell>
          <table:table-cell table:formula="of:=[.J151]/[.I151]" office:value-type="float" office:value="0.585639194683957" calcext:value-type="float">
            <text:p>0,5856391947</text:p>
          </table:table-cell>
          <table:table-cell table:formula="of:=[.D151]+[.H151]*[.K151]" office:value-type="float" office:value="2.31044362154121" calcext:value-type="float">
            <text:p>2,3104436215</text:p>
          </table:table-cell>
        </table:table-row>
        <table:table-row table:style-name="ro1">
          <table:table-cell office:value-type="float" office:value="4.2195318" calcext:value-type="float">
            <text:p>4,2195318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4.216" calcext:value-type="float">
            <text:p>4,216</text:p>
          </table:table-cell>
          <table:table-cell office:value-type="float" office:value="2.310444" calcext:value-type="float">
            <text:p>2,310444</text:p>
          </table:table-cell>
          <table:table-cell office:value-type="float" office:value="0.0012534" calcext:value-type="float">
            <text:p>0,0012534</text:p>
          </table:table-cell>
          <table:table-cell office:value-type="float" office:value="0.6451101" calcext:value-type="float">
            <text:p>0,6451101</text:p>
          </table:table-cell>
          <table:table-cell table:formula="of:=[.A152]-[.E152]" office:value-type="float" office:value="4.2182784" calcext:value-type="float">
            <text:p>4,2182784</text:p>
          </table:table-cell>
          <table:table-cell table:formula="of:=[.B152]-[.D152]" office:value-type="float" office:value="-0.010446" calcext:value-type="float">
            <text:p>-0,010446</text:p>
          </table:table-cell>
          <table:table-cell table:formula="of:=[.A152]-[.C152]" office:value-type="float" office:value="0.0035318000000002" calcext:value-type="float">
            <text:p>0,0035318</text:p>
          </table:table-cell>
          <table:table-cell table:formula="of:=[.G152]-[.C152]" office:value-type="float" office:value="0.00227839999999979" calcext:value-type="float">
            <text:p>0,0022784</text:p>
          </table:table-cell>
          <table:table-cell table:formula="of:=[.J152]/[.I152]" office:value-type="float" office:value="0.645110142137059" calcext:value-type="float">
            <text:p>0,6451101421</text:p>
          </table:table-cell>
          <table:table-cell table:formula="of:=[.D152]+[.H152]*[.K152]" office:value-type="float" office:value="2.30370517945524" calcext:value-type="float">
            <text:p>2,3037051795</text:p>
          </table:table-cell>
        </table:table-row>
        <table:table-row table:style-name="ro1">
          <table:table-cell office:value-type="float" office:value="4.2205343" calcext:value-type="float">
            <text:p>4,2205343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4.218" calcext:value-type="float">
            <text:p>4,218</text:p>
          </table:table-cell>
          <table:table-cell office:value-type="float" office:value="2.303705" calcext:value-type="float">
            <text:p>2,30370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010575" calcext:value-type="float">
            <text:p>0,9010575</text:p>
          </table:table-cell>
          <table:table-cell table:formula="of:=[.A153]-[.E153]" office:value-type="float" office:value="4.22028355" calcext:value-type="float">
            <text:p>4,22028355</text:p>
          </table:table-cell>
          <table:table-cell table:formula="of:=[.B153]-[.D153]" office:value-type="float" office:value="-0.0037069999999999" calcext:value-type="float">
            <text:p>-0,003707</text:p>
          </table:table-cell>
          <table:table-cell table:formula="of:=[.A153]-[.C153]" office:value-type="float" office:value="0.00253429999999977" calcext:value-type="float">
            <text:p>0,0025343</text:p>
          </table:table-cell>
          <table:table-cell table:formula="of:=[.G153]-[.C153]" office:value-type="float" office:value="0.00228354999999958" calcext:value-type="float">
            <text:p>0,00228355</text:p>
          </table:table-cell>
          <table:table-cell table:formula="of:=[.J153]/[.I153]" office:value-type="float" office:value="0.901057491220372" calcext:value-type="float">
            <text:p>0,9010574912</text:p>
          </table:table-cell>
          <table:table-cell table:formula="of:=[.D153]+[.H153]*[.K153]" office:value-type="float" office:value="2.30036477988005" calcext:value-type="float">
            <text:p>2,3003647799</text:p>
          </table:table-cell>
        </table:table-row>
        <table:table-row table:style-name="ro1">
          <table:table-cell office:value-type="float" office:value="4.2215368" calcext:value-type="float">
            <text:p>4,2215368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4.22" calcext:value-type="float">
            <text:p>4,22</text:p>
          </table:table-cell>
          <table:table-cell office:value-type="float" office:value="2.300365" calcext:value-type="float">
            <text:p>2,30036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68363" calcext:value-type="float">
            <text:p>0,8368363</text:p>
          </table:table-cell>
          <table:table-cell table:formula="of:=[.A154]-[.E154]" office:value-type="float" office:value="4.22128605" calcext:value-type="float">
            <text:p>4,22128605</text:p>
          </table:table-cell>
          <table:table-cell table:formula="of:=[.B154]-[.D154]" office:value-type="float" office:value="-0.000367000000000228" calcext:value-type="float">
            <text:p>-0,000367</text:p>
          </table:table-cell>
          <table:table-cell table:formula="of:=[.A154]-[.C154]" office:value-type="float" office:value="0.00153680000000023" calcext:value-type="float">
            <text:p>0,0015368</text:p>
          </table:table-cell>
          <table:table-cell table:formula="of:=[.G154]-[.C154]" office:value-type="float" office:value="0.00128605000000004" calcext:value-type="float">
            <text:p>0,00128605</text:p>
          </table:table-cell>
          <table:table-cell table:formula="of:=[.J154]/[.I154]" office:value-type="float" office:value="0.836836283185742" calcext:value-type="float">
            <text:p>0,8368362832</text:p>
          </table:table-cell>
          <table:table-cell table:formula="of:=[.D154]+[.H154]*[.K154]" office:value-type="float" office:value="2.30005788108407" calcext:value-type="float">
            <text:p>2,3000578811</text:p>
          </table:table-cell>
        </table:table-row>
        <table:table-row table:style-name="ro1">
          <table:table-cell office:value-type="float" office:value="4.2215368" calcext:value-type="float">
            <text:p>4,2215368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4.221" calcext:value-type="float">
            <text:p>4,221</text:p>
          </table:table-cell>
          <table:table-cell office:value-type="float" office:value="2.300058" calcext:value-type="float">
            <text:p>2,300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5]-[.E155]" office:value-type="float" office:value="4.2215368" calcext:value-type="float">
            <text:p>4,2215368</text:p>
          </table:table-cell>
          <table:table-cell table:formula="of:=[.B155]-[.D155]" office:value-type="float" office:value="-0.000059999999999949" calcext:value-type="float">
            <text:p>-0,00006</text:p>
          </table:table-cell>
          <table:table-cell table:formula="of:=[.A155]-[.C155]" office:value-type="float" office:value="0.000536799999999893" calcext:value-type="float">
            <text:p>0,0005368</text:p>
          </table:table-cell>
          <table:table-cell table:formula="of:=[.G155]-[.C155]" office:value-type="float" office:value="0.000536799999999893" calcext:value-type="float">
            <text:p>0,0005368</text:p>
          </table:table-cell>
          <table:table-cell table:formula="of:=[.J155]/[.I155]" office:value-type="float" office:value="1" calcext:value-type="float">
            <text:p>1</text:p>
          </table:table-cell>
          <table:table-cell table:formula="of:=[.D155]+[.H155]*[.K155]" office:value-type="float" office:value="2.299998" calcext:value-type="float">
            <text:p>2,299998</text:p>
          </table:table-cell>
        </table:table-row>
        <table:table-row table:style-name="ro1">
          <table:table-cell office:value-type="float" office:value="4.2485014" calcext:value-type="float">
            <text:p>4,2485014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4.222" calcext:value-type="float">
            <text:p>4,222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56]-[.E156]" office:value-type="float" office:value="4.2485014" calcext:value-type="float">
            <text:p>4,2485014</text:p>
          </table:table-cell>
          <table:table-cell table:formula="of:=[.B156]-[.D156]" office:value-type="float" office:value="-0.45" calcext:value-type="float">
            <text:p>-0,45</text:p>
          </table:table-cell>
          <table:table-cell table:formula="of:=[.A156]-[.C156]" office:value-type="float" office:value="0.0265013999999999" calcext:value-type="float">
            <text:p>0,0265014</text:p>
          </table:table-cell>
          <table:table-cell table:formula="of:=[.G156]-[.C156]" office:value-type="float" office:value="0.0265013999999999" calcext:value-type="float">
            <text:p>0,0265014</text:p>
          </table:table-cell>
          <table:table-cell table:formula="of:=[.J156]/[.I156]" office:value-type="float" office:value="1" calcext:value-type="float">
            <text:p>1</text:p>
          </table:table-cell>
          <table:table-cell table:formula="of:=[.D156]+[.H156]*[.K156]" office:value-type="float" office:value="1.849998" calcext:value-type="float">
            <text:p>1,849998</text:p>
          </table:table-cell>
        </table:table-row>
        <table:table-row table:style-name="ro1">
          <table:table-cell office:value-type="float" office:value="4.2515093" calcext:value-type="float">
            <text:p>4,2515093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4.249" calcext:value-type="float">
            <text:p>4,249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00538" calcext:value-type="float">
            <text:p>0,500538</text:p>
          </table:table-cell>
          <table:table-cell table:formula="of:=[.A157]-[.E157]" office:value-type="float" office:value="4.250256" calcext:value-type="float">
            <text:p>4,250256</text:p>
          </table:table-cell>
          <table:table-cell table:formula="of:=[.B157]-[.D157]" office:value-type="float" office:value="0" calcext:value-type="float">
            <text:p>0</text:p>
          </table:table-cell>
          <table:table-cell table:formula="of:=[.A157]-[.C157]" office:value-type="float" office:value="0.00250930000000071" calcext:value-type="float">
            <text:p>0,0025093</text:p>
          </table:table-cell>
          <table:table-cell table:formula="of:=[.G157]-[.C157]" office:value-type="float" office:value="0.00125600000000059" calcext:value-type="float">
            <text:p>0,001256</text:p>
          </table:table-cell>
          <table:table-cell table:formula="of:=[.J157]/[.I157]" office:value-type="float" office:value="0.500537998645133" calcext:value-type="float">
            <text:p>0,5005379986</text:p>
          </table:table-cell>
          <table:table-cell table:formula="of:=[.D157]+[.H157]*[.K157]" office:value-type="float" office:value="1.849998" calcext:value-type="float">
            <text:p>1,849998</text:p>
          </table:table-cell>
        </table:table-row>
        <table:table-row table:style-name="ro1">
          <table:table-cell office:value-type="float" office:value="4.2534249" calcext:value-type="float">
            <text:p>4,2534249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4.25" calcext:value-type="float">
            <text:p>4,25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6340623" calcext:value-type="float">
            <text:p>0,6340623</text:p>
          </table:table-cell>
          <table:table-cell table:formula="of:=[.A158]-[.E158]" office:value-type="float" office:value="4.2521716" calcext:value-type="float">
            <text:p>4,2521716</text:p>
          </table:table-cell>
          <table:table-cell table:formula="of:=[.B158]-[.D158]" office:value-type="float" office:value="0" calcext:value-type="float">
            <text:p>0</text:p>
          </table:table-cell>
          <table:table-cell table:formula="of:=[.A158]-[.C158]" office:value-type="float" office:value="0.00342489999999973" calcext:value-type="float">
            <text:p>0,0034249</text:p>
          </table:table-cell>
          <table:table-cell table:formula="of:=[.G158]-[.C158]" office:value-type="float" office:value="0.00217159999999961" calcext:value-type="float">
            <text:p>0,0021716</text:p>
          </table:table-cell>
          <table:table-cell table:formula="of:=[.J158]/[.I158]" office:value-type="float" office:value="0.634062308388501" calcext:value-type="float">
            <text:p>0,6340623084</text:p>
          </table:table-cell>
          <table:table-cell table:formula="of:=[.D158]+[.H158]*[.K158]" office:value-type="float" office:value="1.849998" calcext:value-type="float">
            <text:p>1,849998</text:p>
          </table:table-cell>
        </table:table-row>
        <table:table-row table:style-name="ro1">
          <table:table-cell office:value-type="float" office:value="4.2819112" calcext:value-type="float">
            <text:p>4,2819112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4.252" calcext:value-type="float">
            <text:p>4,252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6202" calcext:value-type="float">
            <text:p>0,9916202</text:p>
          </table:table-cell>
          <table:table-cell table:formula="of:=[.A159]-[.E159]" office:value-type="float" office:value="4.28166055" calcext:value-type="float">
            <text:p>4,28166055</text:p>
          </table:table-cell>
          <table:table-cell table:formula="of:=[.B159]-[.D159]" office:value-type="float" office:value="-0.45" calcext:value-type="float">
            <text:p>-0,45</text:p>
          </table:table-cell>
          <table:table-cell table:formula="of:=[.A159]-[.C159]" office:value-type="float" office:value="0.0299111999999999" calcext:value-type="float">
            <text:p>0,0299112</text:p>
          </table:table-cell>
          <table:table-cell table:formula="of:=[.G159]-[.C159]" office:value-type="float" office:value="0.02966055" calcext:value-type="float">
            <text:p>0,02966055</text:p>
          </table:table-cell>
          <table:table-cell table:formula="of:=[.J159]/[.I159]" office:value-type="float" office:value="0.99162019577951" calcext:value-type="float">
            <text:p>0,9916201958</text:p>
          </table:table-cell>
          <table:table-cell table:formula="of:=[.D159]+[.H159]*[.K159]" office:value-type="float" office:value="1.40376891189922" calcext:value-type="float">
            <text:p>1,4037689119</text:p>
          </table:table-cell>
        </table:table-row>
        <table:table-row table:style-name="ro1">
          <table:table-cell office:value-type="float" office:value="4.2839232" calcext:value-type="float">
            <text:p>4,2839232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4.282" calcext:value-type="float">
            <text:p>4,282</text:p>
          </table:table-cell>
          <table:table-cell office:value-type="float" office:value="1.403769" calcext:value-type="float">
            <text:p>1,40376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696703" calcext:value-type="float">
            <text:p>0,8696703</text:p>
          </table:table-cell>
          <table:table-cell table:formula="of:=[.A160]-[.E160]" office:value-type="float" office:value="4.28367255" calcext:value-type="float">
            <text:p>4,28367255</text:p>
          </table:table-cell>
          <table:table-cell table:formula="of:=[.B160]-[.D160]" office:value-type="float" office:value="-0.00377099999999997" calcext:value-type="float">
            <text:p>-0,003771</text:p>
          </table:table-cell>
          <table:table-cell table:formula="of:=[.A160]-[.C160]" office:value-type="float" office:value="0.00192320000000024" calcext:value-type="float">
            <text:p>0,0019232</text:p>
          </table:table-cell>
          <table:table-cell table:formula="of:=[.G160]-[.C160]" office:value-type="float" office:value="0.00167255000000033" calcext:value-type="float">
            <text:p>0,00167255</text:p>
          </table:table-cell>
          <table:table-cell table:formula="of:=[.J160]/[.I160]" office:value-type="float" office:value="0.869670341098234" calcext:value-type="float">
            <text:p>0,8696703411</text:p>
          </table:table-cell>
          <table:table-cell table:formula="of:=[.D160]+[.H160]*[.K160]" office:value-type="float" office:value="1.40048947314372" calcext:value-type="float">
            <text:p>1,4004894731</text:p>
          </table:table-cell>
        </table:table-row>
        <table:table-row table:style-name="ro1">
          <table:table-cell office:value-type="float" office:value="4.2844244" calcext:value-type="float">
            <text:p>4,2844244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4.284" calcext:value-type="float">
            <text:p>4,284</text:p>
          </table:table-cell>
          <table:table-cell office:value-type="float" office:value="1.40049" calcext:value-type="float">
            <text:p>1,40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1]-[.E161]" office:value-type="float" office:value="4.2844244" calcext:value-type="float">
            <text:p>4,2844244</text:p>
          </table:table-cell>
          <table:table-cell table:formula="of:=[.B161]-[.D161]" office:value-type="float" office:value="-0.000491999999999937" calcext:value-type="float">
            <text:p>-0,000492</text:p>
          </table:table-cell>
          <table:table-cell table:formula="of:=[.A161]-[.C161]" office:value-type="float" office:value="0.000424399999999991" calcext:value-type="float">
            <text:p>0,0004244</text:p>
          </table:table-cell>
          <table:table-cell table:formula="of:=[.G161]-[.C161]" office:value-type="float" office:value="0.000424399999999991" calcext:value-type="float">
            <text:p>0,0004244</text:p>
          </table:table-cell>
          <table:table-cell table:formula="of:=[.J161]/[.I161]" office:value-type="float" office:value="1" calcext:value-type="float">
            <text:p>1</text:p>
          </table:table-cell>
          <table:table-cell table:formula="of:=[.D161]+[.H161]*[.K161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4.2869305" calcext:value-type="float">
            <text:p>4,2869305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4.284" calcext:value-type="float">
            <text:p>4,284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2]-[.E162]" office:value-type="float" office:value="4.2869305" calcext:value-type="float">
            <text:p>4,2869305</text:p>
          </table:table-cell>
          <table:table-cell table:formula="of:=[.B162]-[.D162]" office:value-type="float" office:value="0" calcext:value-type="float">
            <text:p>0</text:p>
          </table:table-cell>
          <table:table-cell table:formula="of:=[.A162]-[.C162]" office:value-type="float" office:value="0.00293050000000061" calcext:value-type="float">
            <text:p>0,0029305</text:p>
          </table:table-cell>
          <table:table-cell table:formula="of:=[.G162]-[.C162]" office:value-type="float" office:value="0.00293050000000061" calcext:value-type="float">
            <text:p>0,0029305</text:p>
          </table:table-cell>
          <table:table-cell table:formula="of:=[.J162]/[.I162]" office:value-type="float" office:value="1" calcext:value-type="float">
            <text:p>1</text:p>
          </table:table-cell>
          <table:table-cell table:formula="of:=[.D162]+[.H162]*[.K162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4.2889366" calcext:value-type="float">
            <text:p>4,2889366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4.287" calcext:value-type="float">
            <text:p>4,287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3]-[.E163]" office:value-type="float" office:value="4.2889366" calcext:value-type="float">
            <text:p>4,2889366</text:p>
          </table:table-cell>
          <table:table-cell table:formula="of:=[.B163]-[.D163]" office:value-type="float" office:value="0" calcext:value-type="float">
            <text:p>0</text:p>
          </table:table-cell>
          <table:table-cell table:formula="of:=[.A163]-[.C163]" office:value-type="float" office:value="0.00193659999999962" calcext:value-type="float">
            <text:p>0,0019366</text:p>
          </table:table-cell>
          <table:table-cell table:formula="of:=[.G163]-[.C163]" office:value-type="float" office:value="0.00193659999999962" calcext:value-type="float">
            <text:p>0,0019366</text:p>
          </table:table-cell>
          <table:table-cell table:formula="of:=[.J163]/[.I163]" office:value-type="float" office:value="1" calcext:value-type="float">
            <text:p>1</text:p>
          </table:table-cell>
          <table:table-cell table:formula="of:=[.D163]+[.H163]*[.K163]" office:value-type="float" office:value="1.399998" calcext:value-type="float">
            <text:p>1,399998</text:p>
          </table:table-cell>
        </table:table-row>
        <table:table-row table:style-name="ro1">
          <table:table-cell office:value-type="float" office:value="4.3169395" calcext:value-type="float">
            <text:p>4,3169395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4.289" calcext:value-type="float">
            <text:p>4,289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4]-[.E164]" office:value-type="float" office:value="4.3169395" calcext:value-type="float">
            <text:p>4,3169395</text:p>
          </table:table-cell>
          <table:table-cell table:formula="of:=[.B164]-[.D164]" office:value-type="float" office:value="-0.4499996" calcext:value-type="float">
            <text:p>-0,4499996</text:p>
          </table:table-cell>
          <table:table-cell table:formula="of:=[.A164]-[.C164]" office:value-type="float" office:value="0.0279395000000004" calcext:value-type="float">
            <text:p>0,0279395</text:p>
          </table:table-cell>
          <table:table-cell table:formula="of:=[.G164]-[.C164]" office:value-type="float" office:value="0.0279395000000004" calcext:value-type="float">
            <text:p>0,0279395</text:p>
          </table:table-cell>
          <table:table-cell table:formula="of:=[.J164]/[.I164]" office:value-type="float" office:value="1" calcext:value-type="float">
            <text:p>1</text:p>
          </table:table-cell>
          <table:table-cell table:formula="of:=[.D164]+[.H164]*[.K164]" office:value-type="float" office:value="0.9499984" calcext:value-type="float">
            <text:p>0,9499984</text:p>
          </table:table-cell>
        </table:table-row>
        <table:table-row table:style-name="ro1">
          <table:table-cell office:value-type="float" office:value="4.3259658" calcext:value-type="float">
            <text:p>4,3259658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4.317" calcext:value-type="float">
            <text:p>4,317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720215" calcext:value-type="float">
            <text:p>0,9720215</text:p>
          </table:table-cell>
          <table:table-cell table:formula="of:=[.A165]-[.E165]" office:value-type="float" office:value="4.32571495" calcext:value-type="float">
            <text:p>4,32571495</text:p>
          </table:table-cell>
          <table:table-cell table:formula="of:=[.B165]-[.D165]" office:value-type="float" office:value="0" calcext:value-type="float">
            <text:p>0</text:p>
          </table:table-cell>
          <table:table-cell table:formula="of:=[.A165]-[.C165]" office:value-type="float" office:value="0.00896579999999947" calcext:value-type="float">
            <text:p>0,0089658</text:p>
          </table:table-cell>
          <table:table-cell table:formula="of:=[.G165]-[.C165]" office:value-type="float" office:value="0.00871494999999989" calcext:value-type="float">
            <text:p>0,00871495</text:p>
          </table:table-cell>
          <table:table-cell table:formula="of:=[.J165]/[.I165]" office:value-type="float" office:value="0.972021459323251" calcext:value-type="float">
            <text:p>0,9720214593</text:p>
          </table:table-cell>
          <table:table-cell table:formula="of:=[.D165]+[.H165]*[.K165]" office:value-type="float" office:value="0.9499984" calcext:value-type="float">
            <text:p>0,9499984</text:p>
          </table:table-cell>
        </table:table-row>
        <table:table-row table:style-name="ro1">
          <table:table-cell office:value-type="float" office:value="4.3269681" calcext:value-type="float">
            <text:p>4,3269681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4.326" calcext:value-type="float">
            <text:p>4,326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408842" calcext:value-type="float">
            <text:p>0,7408842</text:p>
          </table:table-cell>
          <table:table-cell table:formula="of:=[.A166]-[.E166]" office:value-type="float" office:value="4.32671725" calcext:value-type="float">
            <text:p>4,32671725</text:p>
          </table:table-cell>
          <table:table-cell table:formula="of:=[.B166]-[.D166]" office:value-type="float" office:value="0" calcext:value-type="float">
            <text:p>0</text:p>
          </table:table-cell>
          <table:table-cell table:formula="of:=[.A166]-[.C166]" office:value-type="float" office:value="0.000968100000000582" calcext:value-type="float">
            <text:p>0,0009681</text:p>
          </table:table-cell>
          <table:table-cell table:formula="of:=[.G166]-[.C166]" office:value-type="float" office:value="0.000717250000001002" calcext:value-type="float">
            <text:p>0,00071725</text:p>
          </table:table-cell>
          <table:table-cell table:formula="of:=[.J166]/[.I166]" office:value-type="float" office:value="0.740884206177637" calcext:value-type="float">
            <text:p>0,7408842062</text:p>
          </table:table-cell>
          <table:table-cell table:formula="of:=[.D166]+[.H166]*[.K166]" office:value-type="float" office:value="0.9499984" calcext:value-type="float">
            <text:p>0,9499984</text:p>
          </table:table-cell>
        </table:table-row>
        <table:table-row table:style-name="ro1">
          <table:table-cell office:value-type="float" office:value="4.3279714" calcext:value-type="float">
            <text:p>4,3279714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4.327" calcext:value-type="float">
            <text:p>4,327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417645" calcext:value-type="float">
            <text:p>0,7417645</text:p>
          </table:table-cell>
          <table:table-cell table:formula="of:=[.A167]-[.E167]" office:value-type="float" office:value="4.32772055" calcext:value-type="float">
            <text:p>4,32772055</text:p>
          </table:table-cell>
          <table:table-cell table:formula="of:=[.B167]-[.D167]" office:value-type="float" office:value="-0.15" calcext:value-type="float">
            <text:p>-0,15</text:p>
          </table:table-cell>
          <table:table-cell table:formula="of:=[.A167]-[.C167]" office:value-type="float" office:value="0.000971400000000067" calcext:value-type="float">
            <text:p>0,0009714</text:p>
          </table:table-cell>
          <table:table-cell table:formula="of:=[.G167]-[.C167]" office:value-type="float" office:value="0.000720550000000486" calcext:value-type="float">
            <text:p>0,00072055</text:p>
          </table:table-cell>
          <table:table-cell table:formula="of:=[.J167]/[.I167]" office:value-type="float" office:value="0.741764463661145" calcext:value-type="float">
            <text:p>0,7417644637</text:p>
          </table:table-cell>
          <table:table-cell table:formula="of:=[.D167]+[.H167]*[.K167]" office:value-type="float" office:value="0.838733730450828" calcext:value-type="float">
            <text:p>0,8387337305</text:p>
          </table:table-cell>
        </table:table-row>
        <table:table-row table:style-name="ro1">
          <table:table-cell office:value-type="float" office:value="4.3284724" calcext:value-type="float">
            <text:p>4,3284724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4.328" calcext:value-type="float">
            <text:p>4,328</text:p>
          </table:table-cell>
          <table:table-cell office:value-type="float" office:value="0.8387337" calcext:value-type="float">
            <text:p>0,8387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8]-[.E168]" office:value-type="float" office:value="4.3284724" calcext:value-type="float">
            <text:p>4,3284724</text:p>
          </table:table-cell>
          <table:table-cell table:formula="of:=[.B168]-[.D168]" office:value-type="float" office:value="-0.0387352999999999" calcext:value-type="float">
            <text:p>-0,0387353</text:p>
          </table:table-cell>
          <table:table-cell table:formula="of:=[.A168]-[.C168]" office:value-type="float" office:value="0.000472399999999595" calcext:value-type="float">
            <text:p>0,0004724</text:p>
          </table:table-cell>
          <table:table-cell table:formula="of:=[.G168]-[.C168]" office:value-type="float" office:value="0.000472399999999595" calcext:value-type="float">
            <text:p>0,0004724</text:p>
          </table:table-cell>
          <table:table-cell table:formula="of:=[.J168]/[.I168]" office:value-type="float" office:value="1" calcext:value-type="float">
            <text:p>1</text:p>
          </table:table-cell>
          <table:table-cell table:formula="of:=[.D168]+[.H168]*[.K168]" office:value-type="float" office:value="0.7999984" calcext:value-type="float">
            <text:p>0,7999984</text:p>
          </table:table-cell>
        </table:table-row>
        <table:table-row table:style-name="ro1">
          <table:table-cell office:value-type="float" office:value="4.3505207" calcext:value-type="float">
            <text:p>4,3505207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4.328" calcext:value-type="float">
            <text:p>4,328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69]-[.E169]" office:value-type="float" office:value="4.3505207" calcext:value-type="float">
            <text:p>4,3505207</text:p>
          </table:table-cell>
          <table:table-cell table:formula="of:=[.B169]-[.D169]" office:value-type="float" office:value="-0.3" calcext:value-type="float">
            <text:p>-0,3</text:p>
          </table:table-cell>
          <table:table-cell table:formula="of:=[.A169]-[.C169]" office:value-type="float" office:value="0.0225206999999994" calcext:value-type="float">
            <text:p>0,0225207</text:p>
          </table:table-cell>
          <table:table-cell table:formula="of:=[.G169]-[.C169]" office:value-type="float" office:value="0.0225206999999994" calcext:value-type="float">
            <text:p>0,0225207</text:p>
          </table:table-cell>
          <table:table-cell table:formula="of:=[.J169]/[.I169]" office:value-type="float" office:value="1" calcext:value-type="float">
            <text:p>1</text:p>
          </table:table-cell>
          <table:table-cell table:formula="of:=[.D169]+[.H169]*[.K169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4.3530058" calcext:value-type="float">
            <text:p>4,3530058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4.351" calcext:value-type="float">
            <text:p>4,351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70]-[.E170]" office:value-type="float" office:value="4.3530058" calcext:value-type="float">
            <text:p>4,3530058</text:p>
          </table:table-cell>
          <table:table-cell table:formula="of:=[.B170]-[.D170]" office:value-type="float" office:value="0" calcext:value-type="float">
            <text:p>0</text:p>
          </table:table-cell>
          <table:table-cell table:formula="of:=[.A170]-[.C170]" office:value-type="float" office:value="0.00200580000000006" calcext:value-type="float">
            <text:p>0,0020058</text:p>
          </table:table-cell>
          <table:table-cell table:formula="of:=[.G170]-[.C170]" office:value-type="float" office:value="0.00200580000000006" calcext:value-type="float">
            <text:p>0,0020058</text:p>
          </table:table-cell>
          <table:table-cell table:formula="of:=[.J170]/[.I170]" office:value-type="float" office:value="1" calcext:value-type="float">
            <text:p>1</text:p>
          </table:table-cell>
          <table:table-cell table:formula="of:=[.D170]+[.H170]*[.K170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4.3555147" calcext:value-type="float">
            <text:p>4,3555147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4.353" calcext:value-type="float">
            <text:p>4,353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012844" calcext:value-type="float">
            <text:p>0,6012844</text:p>
          </table:table-cell>
          <table:table-cell table:formula="of:=[.A171]-[.E171]" office:value-type="float" office:value="4.35451205" calcext:value-type="float">
            <text:p>4,35451205</text:p>
          </table:table-cell>
          <table:table-cell table:formula="of:=[.B171]-[.D171]" office:value-type="float" office:value="0" calcext:value-type="float">
            <text:p>0</text:p>
          </table:table-cell>
          <table:table-cell table:formula="of:=[.A171]-[.C171]" office:value-type="float" office:value="0.00251469999999987" calcext:value-type="float">
            <text:p>0,0025147</text:p>
          </table:table-cell>
          <table:table-cell table:formula="of:=[.G171]-[.C171]" office:value-type="float" office:value="0.00151204999999965" calcext:value-type="float">
            <text:p>0,00151205</text:p>
          </table:table-cell>
          <table:table-cell table:formula="of:=[.J171]/[.I171]" office:value-type="float" office:value="0.601284447448893" calcext:value-type="float">
            <text:p>0,6012844474</text:p>
          </table:table-cell>
          <table:table-cell table:formula="of:=[.D171]+[.H171]*[.K171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4.3565172" calcext:value-type="float">
            <text:p>4,3565172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4.355" calcext:value-type="float">
            <text:p>4,355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3391445" calcext:value-type="float">
            <text:p>0,3391445</text:p>
          </table:table-cell>
          <table:table-cell table:formula="of:=[.A172]-[.E172]" office:value-type="float" office:value="4.35551455" calcext:value-type="float">
            <text:p>4,35551455</text:p>
          </table:table-cell>
          <table:table-cell table:formula="of:=[.B172]-[.D172]" office:value-type="float" office:value="0" calcext:value-type="float">
            <text:p>0</text:p>
          </table:table-cell>
          <table:table-cell table:formula="of:=[.A172]-[.C172]" office:value-type="float" office:value="0.00151719999999944" calcext:value-type="float">
            <text:p>0,0015172</text:p>
          </table:table-cell>
          <table:table-cell table:formula="of:=[.G172]-[.C172]" office:value-type="float" office:value="0.000514549999999225" calcext:value-type="float">
            <text:p>0,00051455</text:p>
          </table:table-cell>
          <table:table-cell table:formula="of:=[.J172]/[.I172]" office:value-type="float" office:value="0.33914447666716" calcext:value-type="float">
            <text:p>0,3391444767</text:p>
          </table:table-cell>
          <table:table-cell table:formula="of:=[.D172]+[.H172]*[.K172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4.3580215" calcext:value-type="float">
            <text:p>4,3580215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4.356" calcext:value-type="float">
            <text:p>4,356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519664" calcext:value-type="float">
            <text:p>0,7519664</text:p>
          </table:table-cell>
          <table:table-cell table:formula="of:=[.A173]-[.E173]" office:value-type="float" office:value="4.3575201" calcext:value-type="float">
            <text:p>4,3575201</text:p>
          </table:table-cell>
          <table:table-cell table:formula="of:=[.B173]-[.D173]" office:value-type="float" office:value="0" calcext:value-type="float">
            <text:p>0</text:p>
          </table:table-cell>
          <table:table-cell table:formula="of:=[.A173]-[.C173]" office:value-type="float" office:value="0.00202149999999968" calcext:value-type="float">
            <text:p>0,0020215</text:p>
          </table:table-cell>
          <table:table-cell table:formula="of:=[.G173]-[.C173]" office:value-type="float" office:value="0.00152009999999958" calcext:value-type="float">
            <text:p>0,0015201</text:p>
          </table:table-cell>
          <table:table-cell table:formula="of:=[.J173]/[.I173]" office:value-type="float" office:value="0.751966361612577" calcext:value-type="float">
            <text:p>0,7519663616</text:p>
          </table:table-cell>
          <table:table-cell table:formula="of:=[.D173]+[.H173]*[.K173]" office:value-type="float" office:value="0.4999984" calcext:value-type="float">
            <text:p>0,4999984</text:p>
          </table:table-cell>
        </table:table-row>
        <table:table-row table:style-name="ro1">
          <table:table-cell office:value-type="float" office:value="4.3854659" calcext:value-type="float">
            <text:p>4,3854659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4.358" calcext:value-type="float">
            <text:p>4,358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7446" calcext:value-type="float">
            <text:p>0,9817446</text:p>
          </table:table-cell>
          <table:table-cell table:formula="of:=[.A174]-[.E174]" office:value-type="float" office:value="4.3849645" calcext:value-type="float">
            <text:p>4,3849645</text:p>
          </table:table-cell>
          <table:table-cell table:formula="of:=[.B174]-[.D174]" office:value-type="float" office:value="-0.45" calcext:value-type="float">
            <text:p>-0,45</text:p>
          </table:table-cell>
          <table:table-cell table:formula="of:=[.A174]-[.C174]" office:value-type="float" office:value="0.0274659000000002" calcext:value-type="float">
            <text:p>0,0274659</text:p>
          </table:table-cell>
          <table:table-cell table:formula="of:=[.G174]-[.C174]" office:value-type="float" office:value="0.0269645000000001" calcext:value-type="float">
            <text:p>0,0269645</text:p>
          </table:table-cell>
          <table:table-cell table:formula="of:=[.J174]/[.I174]" office:value-type="float" office:value="0.981744636076004" calcext:value-type="float">
            <text:p>0,9817446361</text:p>
          </table:table-cell>
          <table:table-cell table:formula="of:=[.D174]+[.H174]*[.K174]" office:value-type="float" office:value="0.0582133137657984" calcext:value-type="float">
            <text:p>0,0582133138</text:p>
          </table:table-cell>
        </table:table-row>
        <table:table-row table:style-name="ro1">
          <table:table-cell office:value-type="float" office:value="4.3884738" calcext:value-type="float">
            <text:p>4,3884738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4.385" calcext:value-type="float">
            <text:p>4,385</text:p>
          </table:table-cell>
          <table:table-cell office:value-type="float" office:value="0.05821332" calcext:value-type="float">
            <text:p>0,0582133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556624" calcext:value-type="float">
            <text:p>0,8556624</text:p>
          </table:table-cell>
          <table:table-cell table:formula="of:=[.A175]-[.E175]" office:value-type="float" office:value="4.3879724" calcext:value-type="float">
            <text:p>4,3879724</text:p>
          </table:table-cell>
          <table:table-cell table:formula="of:=[.B175]-[.D175]" office:value-type="float" office:value="-0.00821492" calcext:value-type="float">
            <text:p>-0,00821492</text:p>
          </table:table-cell>
          <table:table-cell table:formula="of:=[.A175]-[.C175]" office:value-type="float" office:value="0.00347380000000008" calcext:value-type="float">
            <text:p>0,0034738</text:p>
          </table:table-cell>
          <table:table-cell table:formula="of:=[.G175]-[.C175]" office:value-type="float" office:value="0.00297239999999999" calcext:value-type="float">
            <text:p>0,0029724</text:p>
          </table:table-cell>
          <table:table-cell table:formula="of:=[.J175]/[.I175]" office:value-type="float" office:value="0.855662387011318" calcext:value-type="float">
            <text:p>0,855662387</text:p>
          </table:table-cell>
          <table:table-cell table:formula="of:=[.D175]+[.H175]*[.K175]" office:value-type="float" office:value="0.051184121943693" calcext:value-type="float">
            <text:p>0,0511841219</text:p>
          </table:table-cell>
        </table:table-row>
        <table:table-row table:style-name="ro1">
          <table:table-cell office:value-type="float" office:value="4.3909816" calcext:value-type="float">
            <text:p>4,3909816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4.388" calcext:value-type="float">
            <text:p>4,388</text:p>
          </table:table-cell>
          <table:table-cell office:value-type="float" office:value="0.05118413" calcext:value-type="float">
            <text:p>0,0511841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318353" calcext:value-type="float">
            <text:p>0,8318353</text:p>
          </table:table-cell>
          <table:table-cell table:formula="of:=[.A176]-[.E176]" office:value-type="float" office:value="4.3904802" calcext:value-type="float">
            <text:p>4,3904802</text:p>
          </table:table-cell>
          <table:table-cell table:formula="of:=[.B176]-[.D176]" office:value-type="float" office:value="-0.00118573" calcext:value-type="float">
            <text:p>-0,00118573</text:p>
          </table:table-cell>
          <table:table-cell table:formula="of:=[.A176]-[.C176]" office:value-type="float" office:value="0.00298160000000003" calcext:value-type="float">
            <text:p>0,0029816</text:p>
          </table:table-cell>
          <table:table-cell table:formula="of:=[.G176]-[.C176]" office:value-type="float" office:value="0.00248019999999993" calcext:value-type="float">
            <text:p>0,0024802</text:p>
          </table:table-cell>
          <table:table-cell table:formula="of:=[.J176]/[.I176]" office:value-type="float" office:value="0.831835256238231" calcext:value-type="float">
            <text:p>0,8318352562</text:p>
          </table:table-cell>
          <table:table-cell table:formula="of:=[.D176]+[.H176]*[.K176]" office:value-type="float" office:value="0.0501977979816206" calcext:value-type="float">
            <text:p>0,050197798</text:p>
          </table:table-cell>
        </table:table-row>
        <table:table-row table:style-name="ro1">
          <table:table-cell office:value-type="float" office:value="4.417902" calcext:value-type="float">
            <text:p>4,417902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4.39" calcext:value-type="float">
            <text:p>4,39</text:p>
          </table:table-cell>
          <table:table-cell office:value-type="float" office:value="0.0501978" calcext:value-type="float">
            <text:p>0,050197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203" calcext:value-type="float">
            <text:p>0,98203</text:p>
          </table:table-cell>
          <table:table-cell table:formula="of:=[.A177]-[.E177]" office:value-type="float" office:value="4.4174006" calcext:value-type="float">
            <text:p>4,4174006</text:p>
          </table:table-cell>
          <table:table-cell table:formula="of:=[.B177]-[.D177]" office:value-type="float" office:value="-0.4501994" calcext:value-type="float">
            <text:p>-0,4501994</text:p>
          </table:table-cell>
          <table:table-cell table:formula="of:=[.A177]-[.C177]" office:value-type="float" office:value="0.0279020000000001" calcext:value-type="float">
            <text:p>0,027902</text:p>
          </table:table-cell>
          <table:table-cell table:formula="of:=[.G177]-[.C177]" office:value-type="float" office:value="0.0274006" calcext:value-type="float">
            <text:p>0,0274006</text:p>
          </table:table-cell>
          <table:table-cell table:formula="of:=[.J177]/[.I177]" office:value-type="float" office:value="0.982029962009888" calcext:value-type="float">
            <text:p>0,982029962</text:p>
          </table:table-cell>
          <table:table-cell table:formula="of:=[.D177]+[.H177]*[.K177]" office:value-type="float" office:value="-0.391911499678874" calcext:value-type="float">
            <text:p>-0,3919114997</text:p>
          </table:table-cell>
        </table:table-row>
        <table:table-row table:style-name="ro1">
          <table:table-cell office:value-type="float" office:value="4.4194061" calcext:value-type="float">
            <text:p>4,4194061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4.417" calcext:value-type="float">
            <text:p>4,417</text:p>
          </table:table-cell>
          <table:table-cell office:value-type="float" office:value="-0.3919115" calcext:value-type="float">
            <text:p>-0,391911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1613" calcext:value-type="float">
            <text:p>0,791613</text:p>
          </table:table-cell>
          <table:table-cell table:formula="of:=[.A178]-[.E178]" office:value-type="float" office:value="4.4189047" calcext:value-type="float">
            <text:p>4,4189047</text:p>
          </table:table-cell>
          <table:table-cell table:formula="of:=[.B178]-[.D178]" office:value-type="float" office:value="-0.00809009999999999" calcext:value-type="float">
            <text:p>-0,0080901</text:p>
          </table:table-cell>
          <table:table-cell table:formula="of:=[.A178]-[.C178]" office:value-type="float" office:value="0.00240609999999997" calcext:value-type="float">
            <text:p>0,0024061</text:p>
          </table:table-cell>
          <table:table-cell table:formula="of:=[.G178]-[.C178]" office:value-type="float" office:value="0.00190469999999987" calcext:value-type="float">
            <text:p>0,0019047</text:p>
          </table:table-cell>
          <table:table-cell table:formula="of:=[.J178]/[.I178]" office:value-type="float" office:value="0.791612983666471" calcext:value-type="float">
            <text:p>0,7916129837</text:p>
          </table:table-cell>
          <table:table-cell table:formula="of:=[.D178]+[.H178]*[.K178]" office:value-type="float" office:value="-0.39831572819916" calcext:value-type="float">
            <text:p>-0,3983157282</text:p>
          </table:table-cell>
        </table:table-row>
        <table:table-row table:style-name="ro1">
          <table:table-cell office:value-type="float" office:value="4.4214114" calcext:value-type="float">
            <text:p>4,4214114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4.419" calcext:value-type="float">
            <text:p>4,419</text:p>
          </table:table-cell>
          <table:table-cell office:value-type="float" office:value="-0.3983157" calcext:value-type="float">
            <text:p>-0,3983157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2071" calcext:value-type="float">
            <text:p>0,792071</text:p>
          </table:table-cell>
          <table:table-cell table:formula="of:=[.A179]-[.E179]" office:value-type="float" office:value="4.42091" calcext:value-type="float">
            <text:p>4,42091</text:p>
          </table:table-cell>
          <table:table-cell table:formula="of:=[.B179]-[.D179]" office:value-type="float" office:value="-0.00168589999999996" calcext:value-type="float">
            <text:p>-0,0016859</text:p>
          </table:table-cell>
          <table:table-cell table:formula="of:=[.A179]-[.C179]" office:value-type="float" office:value="0.00241140000000062" calcext:value-type="float">
            <text:p>0,0024114</text:p>
          </table:table-cell>
          <table:table-cell table:formula="of:=[.G179]-[.C179]" office:value-type="float" office:value="0.00191000000000052" calcext:value-type="float">
            <text:p>0,00191</text:p>
          </table:table-cell>
          <table:table-cell table:formula="of:=[.J179]/[.I179]" office:value-type="float" office:value="0.792070996101863" calcext:value-type="float">
            <text:p>0,7920709961</text:p>
          </table:table-cell>
          <table:table-cell table:formula="of:=[.D179]+[.H179]*[.K179]" office:value-type="float" office:value="-0.399651052492328" calcext:value-type="float">
            <text:p>-0,3996510525</text:p>
          </table:table-cell>
        </table:table-row>
        <table:table-row table:style-name="ro1">
          <table:table-cell office:value-type="float" office:value="4.4519465" calcext:value-type="float">
            <text:p>4,4519465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421" calcext:value-type="float">
            <text:p>4,421</text:p>
          </table:table-cell>
          <table:table-cell office:value-type="float" office:value="-0.3996511" calcext:value-type="float">
            <text:p>-0,3996511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37978" calcext:value-type="float">
            <text:p>0,9837978</text:p>
          </table:table-cell>
          <table:table-cell table:formula="of:=[.A180]-[.E180]" office:value-type="float" office:value="4.4514451" calcext:value-type="float">
            <text:p>4,4514451</text:p>
          </table:table-cell>
          <table:table-cell table:formula="of:=[.B180]-[.D180]" office:value-type="float" office:value="-0.4503505" calcext:value-type="float">
            <text:p>-0,4503505</text:p>
          </table:table-cell>
          <table:table-cell table:formula="of:=[.A180]-[.C180]" office:value-type="float" office:value="0.0309464999999998" calcext:value-type="float">
            <text:p>0,0309465</text:p>
          </table:table-cell>
          <table:table-cell table:formula="of:=[.G180]-[.C180]" office:value-type="float" office:value="0.0304450999999997" calcext:value-type="float">
            <text:p>0,0304451</text:p>
          </table:table-cell>
          <table:table-cell table:formula="of:=[.J180]/[.I180]" office:value-type="float" office:value="0.983797844667407" calcext:value-type="float">
            <text:p>0,9837978447</text:p>
          </table:table-cell>
          <table:table-cell table:formula="of:=[.D180]+[.H180]*[.K180]" office:value-type="float" office:value="-0.842704951244889" calcext:value-type="float">
            <text:p>-0,8427049512</text:p>
          </table:table-cell>
        </table:table-row>
        <table:table-row table:style-name="ro1">
          <table:table-cell office:value-type="float" office:value="4.4529515" calcext:value-type="float">
            <text:p>4,4529515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451" calcext:value-type="float">
            <text:p>4,451</text:p>
          </table:table-cell>
          <table:table-cell office:value-type="float" office:value="-0.8427049" calcext:value-type="float">
            <text:p>-0,8427049</text:p>
          </table:table-cell>
          <table:table-cell office:value-type="float" office:value="0.0005025" calcext:value-type="float">
            <text:p>0,0005025</text:p>
          </table:table-cell>
          <table:table-cell office:value-type="float" office:value="0.7425058" calcext:value-type="float">
            <text:p>0,7425058</text:p>
          </table:table-cell>
          <table:table-cell table:formula="of:=[.A181]-[.E181]" office:value-type="float" office:value="4.452449" calcext:value-type="float">
            <text:p>4,452449</text:p>
          </table:table-cell>
          <table:table-cell table:formula="of:=[.B181]-[.D181]" office:value-type="float" office:value="-0.00729669999999993" calcext:value-type="float">
            <text:p>-0,0072967</text:p>
          </table:table-cell>
          <table:table-cell table:formula="of:=[.A181]-[.C181]" office:value-type="float" office:value="0.00195150000000055" calcext:value-type="float">
            <text:p>0,0019515</text:p>
          </table:table-cell>
          <table:table-cell table:formula="of:=[.G181]-[.C181]" office:value-type="float" office:value="0.00144900000000092" calcext:value-type="float">
            <text:p>0,001449</text:p>
          </table:table-cell>
          <table:table-cell table:formula="of:=[.J181]/[.I181]" office:value-type="float" office:value="0.742505764796574" calcext:value-type="float">
            <text:p>0,7425057648</text:p>
          </table:table-cell>
          <table:table-cell table:formula="of:=[.D181]+[.H181]*[.K181]" office:value-type="float" office:value="-0.848122741813991" calcext:value-type="float">
            <text:p>-0,8481227418</text:p>
          </table:table-cell>
        </table:table-row>
        <table:table-row table:style-name="ro1">
          <table:table-cell office:value-type="float" office:value="4.4549589" calcext:value-type="float">
            <text:p>4,4549589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452" calcext:value-type="float">
            <text:p>4,452</text:p>
          </table:table-cell>
          <table:table-cell office:value-type="float" office:value="-0.8481227" calcext:value-type="float">
            <text:p>-0,8481227</text:p>
          </table:table-cell>
          <table:table-cell office:value-type="float" office:value="0.0005025" calcext:value-type="float">
            <text:p>0,0005025</text:p>
          </table:table-cell>
          <table:table-cell office:value-type="float" office:value="0.8301734" calcext:value-type="float">
            <text:p>0,8301734</text:p>
          </table:table-cell>
          <table:table-cell table:formula="of:=[.A182]-[.E182]" office:value-type="float" office:value="4.4544564" calcext:value-type="float">
            <text:p>4,4544564</text:p>
          </table:table-cell>
          <table:table-cell table:formula="of:=[.B182]-[.D182]" office:value-type="float" office:value="-0.00187889999999991" calcext:value-type="float">
            <text:p>-0,0018789</text:p>
          </table:table-cell>
          <table:table-cell table:formula="of:=[.A182]-[.C182]" office:value-type="float" office:value="0.00295890000000032" calcext:value-type="float">
            <text:p>0,0029589</text:p>
          </table:table-cell>
          <table:table-cell table:formula="of:=[.G182]-[.C182]" office:value-type="float" office:value="0.00245640000000069" calcext:value-type="float">
            <text:p>0,0024564</text:p>
          </table:table-cell>
          <table:table-cell table:formula="of:=[.J182]/[.I182]" office:value-type="float" office:value="0.830173375240943" calcext:value-type="float">
            <text:p>0,8301733752</text:p>
          </table:table-cell>
          <table:table-cell table:formula="of:=[.D182]+[.H182]*[.K182]" office:value-type="float" office:value="-0.84968251275474" calcext:value-type="float">
            <text:p>-0,8496825128</text:p>
          </table:table-cell>
        </table:table-row>
        <table:table-row table:style-name="ro1">
          <table:table-cell office:value-type="float" office:value="4.4574652" calcext:value-type="float">
            <text:p>4,4574652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454" calcext:value-type="float">
            <text:p>4,454</text:p>
          </table:table-cell>
          <table:table-cell office:value-type="float" office:value="-0.8496825" calcext:value-type="float">
            <text:p>-0,8496825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830573" calcext:value-type="float">
            <text:p>0,7830573</text:p>
          </table:table-cell>
          <table:table-cell table:formula="of:=[.A183]-[.E183]" office:value-type="float" office:value="4.45671345" calcext:value-type="float">
            <text:p>4,45671345</text:p>
          </table:table-cell>
          <table:table-cell table:formula="of:=[.B183]-[.D183]" office:value-type="float" office:value="-0.000319099999999906" calcext:value-type="float">
            <text:p>-0,0003191</text:p>
          </table:table-cell>
          <table:table-cell table:formula="of:=[.A183]-[.C183]" office:value-type="float" office:value="0.00346519999999995" calcext:value-type="float">
            <text:p>0,0034652</text:p>
          </table:table-cell>
          <table:table-cell table:formula="of:=[.G183]-[.C183]" office:value-type="float" office:value="0.00271344999999989" calcext:value-type="float">
            <text:p>0,00271345</text:p>
          </table:table-cell>
          <table:table-cell table:formula="of:=[.J183]/[.I183]" office:value-type="float" office:value="0.783057254992479" calcext:value-type="float">
            <text:p>0,783057255</text:p>
          </table:table-cell>
          <table:table-cell table:formula="of:=[.D183]+[.H183]*[.K183]" office:value-type="float" office:value="-0.849932373570068" calcext:value-type="float">
            <text:p>-0,8499323736</text:p>
          </table:table-cell>
        </table:table-row>
        <table:table-row table:style-name="ro1">
          <table:table-cell office:value-type="float" office:value="4.4589698" calcext:value-type="float">
            <text:p>4,4589698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4.457" calcext:value-type="float">
            <text:p>4,457</text:p>
          </table:table-cell>
          <table:table-cell office:value-type="float" office:value="-0.8499324" calcext:value-type="float">
            <text:p>-0,8499324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183622" calcext:value-type="float">
            <text:p>0,6183622</text:p>
          </table:table-cell>
          <table:table-cell table:formula="of:=[.A184]-[.E184]" office:value-type="float" office:value="4.45821805" calcext:value-type="float">
            <text:p>4,45821805</text:p>
          </table:table-cell>
          <table:table-cell table:formula="of:=[.B184]-[.D184]" office:value-type="float" office:value="-0.0000691999999999915" calcext:value-type="float">
            <text:p>-0,0000692</text:p>
          </table:table-cell>
          <table:table-cell table:formula="of:=[.A184]-[.C184]" office:value-type="float" office:value="0.00196980000000035" calcext:value-type="float">
            <text:p>0,0019698</text:p>
          </table:table-cell>
          <table:table-cell table:formula="of:=[.G184]-[.C184]" office:value-type="float" office:value="0.0012180500000003" calcext:value-type="float">
            <text:p>0,00121805</text:p>
          </table:table-cell>
          <table:table-cell table:formula="of:=[.J184]/[.I184]" office:value-type="float" office:value="0.61836227028129" calcext:value-type="float">
            <text:p>0,6183622703</text:p>
          </table:table-cell>
          <table:table-cell table:formula="of:=[.D184]+[.H184]*[.K184]" office:value-type="float" office:value="-0.849975190669103" calcext:value-type="float">
            <text:p>-0,8499751907</text:p>
          </table:table-cell>
        </table:table-row>
        <table:table-row table:style-name="ro1">
          <table:table-cell office:value-type="float" office:value="4.4599723" calcext:value-type="float">
            <text:p>4,4599723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4.458" calcext:value-type="float">
            <text:p>4,458</text:p>
          </table:table-cell>
          <table:table-cell office:value-type="float" office:value="-0.8499752" calcext:value-type="float">
            <text:p>-0,849975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28642" calcext:value-type="float">
            <text:p>0,8728642</text:p>
          </table:table-cell>
          <table:table-cell table:formula="of:=[.A185]-[.E185]" office:value-type="float" office:value="4.45972155" calcext:value-type="float">
            <text:p>4,45972155</text:p>
          </table:table-cell>
          <table:table-cell table:formula="of:=[.B185]-[.D185]" office:value-type="float" office:value="-0.1500268" calcext:value-type="float">
            <text:p>-0,1500268</text:p>
          </table:table-cell>
          <table:table-cell table:formula="of:=[.A185]-[.C185]" office:value-type="float" office:value="0.00197230000000026" calcext:value-type="float">
            <text:p>0,0019723</text:p>
          </table:table-cell>
          <table:table-cell table:formula="of:=[.G185]-[.C185]" office:value-type="float" office:value="0.00172155000000007" calcext:value-type="float">
            <text:p>0,00172155</text:p>
          </table:table-cell>
          <table:table-cell table:formula="of:=[.J185]/[.I185]" office:value-type="float" office:value="0.872864168736929" calcext:value-type="float">
            <text:p>0,8728641687</text:p>
          </table:table-cell>
          <table:table-cell table:formula="of:=[.D185]+[.H185]*[.K185]" office:value-type="float" office:value="-0.980928218070262" calcext:value-type="float">
            <text:p>-0,9809282181</text:p>
          </table:table-cell>
        </table:table-row>
        <table:table-row table:style-name="ro1">
          <table:table-cell office:value-type="float" office:value="4.4869323" calcext:value-type="float">
            <text:p>4,4869323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4.46" calcext:value-type="float">
            <text:p>4,46</text:p>
          </table:table-cell>
          <table:table-cell office:value-type="float" office:value="-0.9809278" calcext:value-type="float">
            <text:p>-0,980927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6896" calcext:value-type="float">
            <text:p>0,9906896</text:p>
          </table:table-cell>
          <table:table-cell table:formula="of:=[.A186]-[.E186]" office:value-type="float" office:value="4.48668155" calcext:value-type="float">
            <text:p>4,48668155</text:p>
          </table:table-cell>
          <table:table-cell table:formula="of:=[.B186]-[.D186]" office:value-type="float" office:value="-0.3190742" calcext:value-type="float">
            <text:p>-0,3190742</text:p>
          </table:table-cell>
          <table:table-cell table:formula="of:=[.A186]-[.C186]" office:value-type="float" office:value="0.0269323000000004" calcext:value-type="float">
            <text:p>0,0269323</text:p>
          </table:table-cell>
          <table:table-cell table:formula="of:=[.G186]-[.C186]" office:value-type="float" office:value="0.0266815500000002" calcext:value-type="float">
            <text:p>0,02668155</text:p>
          </table:table-cell>
          <table:table-cell table:formula="of:=[.J186]/[.I186]" office:value-type="float" office:value="0.99068961804227" calcext:value-type="float">
            <text:p>0,990689618</text:p>
          </table:table-cell>
          <table:table-cell table:formula="of:=[.D186]+[.H186]*[.K186]" office:value-type="float" office:value="-1.29703129732514" calcext:value-type="float">
            <text:p>-1,2970312973</text:p>
          </table:table-cell>
        </table:table-row>
        <table:table-row table:style-name="ro1">
          <table:table-cell office:value-type="float" office:value="4.4889374" calcext:value-type="float">
            <text:p>4,4889374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4.487" calcext:value-type="float">
            <text:p>4,487</text:p>
          </table:table-cell>
          <table:table-cell office:value-type="float" office:value="-1.297031" calcext:value-type="float">
            <text:p>-1,297031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4825281" calcext:value-type="float">
            <text:p>0,4825281</text:p>
          </table:table-cell>
          <table:table-cell table:formula="of:=[.A187]-[.E187]" office:value-type="float" office:value="4.48793485" calcext:value-type="float">
            <text:p>4,48793485</text:p>
          </table:table-cell>
          <table:table-cell table:formula="of:=[.B187]-[.D187]" office:value-type="float" office:value="-0.00297100000000006" calcext:value-type="float">
            <text:p>-0,002971</text:p>
          </table:table-cell>
          <table:table-cell table:formula="of:=[.A187]-[.C187]" office:value-type="float" office:value="0.00193740000000009" calcext:value-type="float">
            <text:p>0,0019374</text:p>
          </table:table-cell>
          <table:table-cell table:formula="of:=[.G187]-[.C187]" office:value-type="float" office:value="0.000934850000000154" calcext:value-type="float">
            <text:p>0,00093485</text:p>
          </table:table-cell>
          <table:table-cell table:formula="of:=[.J187]/[.I187]" office:value-type="float" office:value="0.482528130484211" calcext:value-type="float">
            <text:p>0,4825281305</text:p>
          </table:table-cell>
          <table:table-cell table:formula="of:=[.D187]+[.H187]*[.K187]" office:value-type="float" office:value="-1.29846459107567" calcext:value-type="float">
            <text:p>-1,2984645911</text:p>
          </table:table-cell>
        </table:table-row>
        <table:table-row table:style-name="ro1">
          <table:table-cell office:value-type="float" office:value="4.4914442" calcext:value-type="float">
            <text:p>4,4914442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4.488" calcext:value-type="float">
            <text:p>4,488</text:p>
          </table:table-cell>
          <table:table-cell office:value-type="float" office:value="-1.298464" calcext:value-type="float">
            <text:p>-1,29846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089164" calcext:value-type="float">
            <text:p>0,7089164</text:p>
          </table:table-cell>
          <table:table-cell table:formula="of:=[.A188]-[.E188]" office:value-type="float" office:value="4.49044165" calcext:value-type="float">
            <text:p>4,49044165</text:p>
          </table:table-cell>
          <table:table-cell table:formula="of:=[.B188]-[.D188]" office:value-type="float" office:value="-0.00153800000000004" calcext:value-type="float">
            <text:p>-0,001538</text:p>
          </table:table-cell>
          <table:table-cell table:formula="of:=[.A188]-[.C188]" office:value-type="float" office:value="0.00344420000000056" calcext:value-type="float">
            <text:p>0,0034442</text:p>
          </table:table-cell>
          <table:table-cell table:formula="of:=[.G188]-[.C188]" office:value-type="float" office:value="0.00244165000000063" calcext:value-type="float">
            <text:p>0,00244165</text:p>
          </table:table-cell>
          <table:table-cell table:formula="of:=[.J188]/[.I188]" office:value-type="float" office:value="0.708916439231238" calcext:value-type="float">
            <text:p>0,7089164392</text:p>
          </table:table-cell>
          <table:table-cell table:formula="of:=[.D188]+[.H188]*[.K188]" office:value-type="float" office:value="-1.29955431348354" calcext:value-type="float">
            <text:p>-1,2995543135</text:p>
          </table:table-cell>
        </table:table-row>
        <table:table-row table:style-name="ro1">
          <table:table-cell office:value-type="float" office:value="4.4929506" calcext:value-type="float">
            <text:p>4,4929506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4.49" calcext:value-type="float">
            <text:p>4,49</text:p>
          </table:table-cell>
          <table:table-cell office:value-type="float" office:value="-1.299554" calcext:value-type="float">
            <text:p>-1,299554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8296787" calcext:value-type="float">
            <text:p>0,8296787</text:p>
          </table:table-cell>
          <table:table-cell table:formula="of:=[.A189]-[.E189]" office:value-type="float" office:value="4.49244805" calcext:value-type="float">
            <text:p>4,49244805</text:p>
          </table:table-cell>
          <table:table-cell table:formula="of:=[.B189]-[.D189]" office:value-type="float" office:value="-0.000448000000000004" calcext:value-type="float">
            <text:p>-0,000448</text:p>
          </table:table-cell>
          <table:table-cell table:formula="of:=[.A189]-[.C189]" office:value-type="float" office:value="0.00295060000000014" calcext:value-type="float">
            <text:p>0,0029506</text:p>
          </table:table-cell>
          <table:table-cell table:formula="of:=[.G189]-[.C189]" office:value-type="float" office:value="0.00244804999999992" calcext:value-type="float">
            <text:p>0,00244805</text:p>
          </table:table-cell>
          <table:table-cell table:formula="of:=[.J189]/[.I189]" office:value-type="float" office:value="0.82967870941497" calcext:value-type="float">
            <text:p>0,8296787094</text:p>
          </table:table-cell>
          <table:table-cell table:formula="of:=[.D189]+[.H189]*[.K189]" office:value-type="float" office:value="-1.29992569606182" calcext:value-type="float">
            <text:p>-1,2999256961</text:p>
          </table:table-cell>
        </table:table-row>
        <table:table-row table:style-name="ro1">
          <table:table-cell office:value-type="float" office:value="4.494458" calcext:value-type="float">
            <text:p>4,494458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4.492" calcext:value-type="float">
            <text:p>4,492</text:p>
          </table:table-cell>
          <table:table-cell office:value-type="float" office:value="-1.299925" calcext:value-type="float">
            <text:p>-1,29992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60131" calcext:value-type="float">
            <text:p>0,7960131</text:p>
          </table:table-cell>
          <table:table-cell table:formula="of:=[.A190]-[.E190]" office:value-type="float" office:value="4.4939566" calcext:value-type="float">
            <text:p>4,4939566</text:p>
          </table:table-cell>
          <table:table-cell table:formula="of:=[.B190]-[.D190]" office:value-type="float" office:value="-0.150076" calcext:value-type="float">
            <text:p>-0,150076</text:p>
          </table:table-cell>
          <table:table-cell table:formula="of:=[.A190]-[.C190]" office:value-type="float" office:value="0.00245799999999985" calcext:value-type="float">
            <text:p>0,002458</text:p>
          </table:table-cell>
          <table:table-cell table:formula="of:=[.G190]-[.C190]" office:value-type="float" office:value="0.00195659999999975" calcext:value-type="float">
            <text:p>0,0019566</text:p>
          </table:table-cell>
          <table:table-cell table:formula="of:=[.J190]/[.I190]" office:value-type="float" office:value="0.79601301871435" calcext:value-type="float">
            <text:p>0,7960130187</text:p>
          </table:table-cell>
          <table:table-cell table:formula="of:=[.D190]+[.H190]*[.K190]" office:value-type="float" office:value="-1.41938744979657" calcext:value-type="float">
            <text:p>-1,4193874498</text:p>
          </table:table-cell>
        </table:table-row>
        <table:table-row table:style-name="ro1">
          <table:table-cell office:value-type="float" office:value="4.4954605" calcext:value-type="float">
            <text:p>4,4954605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4.494" calcext:value-type="float">
            <text:p>4,494</text:p>
          </table:table-cell>
          <table:table-cell office:value-type="float" office:value="-1.419388" calcext:value-type="float">
            <text:p>-1,41938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566929" calcext:value-type="float">
            <text:p>0,6566929</text:p>
          </table:table-cell>
          <table:table-cell table:formula="of:=[.A191]-[.E191]" office:value-type="float" office:value="4.4949591" calcext:value-type="float">
            <text:p>4,4949591</text:p>
          </table:table-cell>
          <table:table-cell table:formula="of:=[.B191]-[.D191]" office:value-type="float" office:value="-0.0306129999999998" calcext:value-type="float">
            <text:p>-0,030613</text:p>
          </table:table-cell>
          <table:table-cell table:formula="of:=[.A191]-[.C191]" office:value-type="float" office:value="0.00146050000000031" calcext:value-type="float">
            <text:p>0,0014605</text:p>
          </table:table-cell>
          <table:table-cell table:formula="of:=[.G191]-[.C191]" office:value-type="float" office:value="0.000959100000000213" calcext:value-type="float">
            <text:p>0,0009591</text:p>
          </table:table-cell>
          <table:table-cell table:formula="of:=[.J191]/[.I191]" office:value-type="float" office:value="0.656692913385833" calcext:value-type="float">
            <text:p>0,6566929134</text:p>
          </table:table-cell>
          <table:table-cell table:formula="of:=[.D191]+[.H191]*[.K191]" office:value-type="float" office:value="-1.43949134015748" calcext:value-type="float">
            <text:p>-1,4394913402</text:p>
          </table:table-cell>
        </table:table-row>
        <table:table-row table:style-name="ro1">
          <table:table-cell office:value-type="float" office:value="4.5189763" calcext:value-type="float">
            <text:p>4,5189763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495" calcext:value-type="float">
            <text:p>4,495</text:p>
          </table:table-cell>
          <table:table-cell office:value-type="float" office:value="-1.439492" calcext:value-type="float">
            <text:p>-1,43949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895397" calcext:value-type="float">
            <text:p>0,9895397</text:p>
          </table:table-cell>
          <table:table-cell table:formula="of:=[.A192]-[.E192]" office:value-type="float" office:value="4.5187255" calcext:value-type="float">
            <text:p>4,5187255</text:p>
          </table:table-cell>
          <table:table-cell table:formula="of:=[.B192]-[.D192]" office:value-type="float" office:value="-0.310509" calcext:value-type="float">
            <text:p>-0,310509</text:p>
          </table:table-cell>
          <table:table-cell table:formula="of:=[.A192]-[.C192]" office:value-type="float" office:value="0.0239763000000002" calcext:value-type="float">
            <text:p>0,0239763</text:p>
          </table:table-cell>
          <table:table-cell table:formula="of:=[.G192]-[.C192]" office:value-type="float" office:value="0.0237255000000003" calcext:value-type="float">
            <text:p>0,0237255</text:p>
          </table:table-cell>
          <table:table-cell table:formula="of:=[.J192]/[.I192]" office:value-type="float" office:value="0.989539670424549" calcext:value-type="float">
            <text:p>0,9895396704</text:p>
          </table:table-cell>
          <table:table-cell table:formula="of:=[.D192]+[.H192]*[.K192]" office:value-type="float" office:value="-1.74675297352386" calcext:value-type="float">
            <text:p>-1,7467529735</text:p>
          </table:table-cell>
        </table:table-row>
        <table:table-row table:style-name="ro1">
          <table:table-cell office:value-type="float" office:value="4.5199791" calcext:value-type="float">
            <text:p>4,5199791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519" calcext:value-type="float">
            <text:p>4,519</text:p>
          </table:table-cell>
          <table:table-cell office:value-type="float" office:value="-1.746753" calcext:value-type="float">
            <text:p>-1,746753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438464" calcext:value-type="float">
            <text:p>0,7438464</text:p>
          </table:table-cell>
          <table:table-cell table:formula="of:=[.A193]-[.E193]" office:value-type="float" office:value="4.5197283" calcext:value-type="float">
            <text:p>4,5197283</text:p>
          </table:table-cell>
          <table:table-cell table:formula="of:=[.B193]-[.D193]" office:value-type="float" office:value="-0.00324799999999992" calcext:value-type="float">
            <text:p>-0,003248</text:p>
          </table:table-cell>
          <table:table-cell table:formula="of:=[.A193]-[.C193]" office:value-type="float" office:value="0.000979100000000344" calcext:value-type="float">
            <text:p>0,0009791</text:p>
          </table:table-cell>
          <table:table-cell table:formula="of:=[.G193]-[.C193]" office:value-type="float" office:value="0.000728300000000459" calcext:value-type="float">
            <text:p>0,0007283</text:p>
          </table:table-cell>
          <table:table-cell table:formula="of:=[.J193]/[.I193]" office:value-type="float" office:value="0.743846389541624" calcext:value-type="float">
            <text:p>0,7438463895</text:p>
          </table:table-cell>
          <table:table-cell table:formula="of:=[.D193]+[.H193]*[.K193]" office:value-type="float" office:value="-1.74916901307323" calcext:value-type="float">
            <text:p>-1,7491690131</text:p>
          </table:table-cell>
        </table:table-row>
        <table:table-row table:style-name="ro1">
          <table:table-cell office:value-type="float" office:value="4.5214831" calcext:value-type="float">
            <text:p>4,5214831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52" calcext:value-type="float">
            <text:p>4,52</text:p>
          </table:table-cell>
          <table:table-cell office:value-type="float" office:value="-1.749169" calcext:value-type="float">
            <text:p>-1,74916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4929539" calcext:value-type="float">
            <text:p>0,4929539</text:p>
          </table:table-cell>
          <table:table-cell table:formula="of:=[.A194]-[.E194]" office:value-type="float" office:value="4.5207311" calcext:value-type="float">
            <text:p>4,5207311</text:p>
          </table:table-cell>
          <table:table-cell table:formula="of:=[.B194]-[.D194]" office:value-type="float" office:value="-0.000831999999999944" calcext:value-type="float">
            <text:p>-0,000832</text:p>
          </table:table-cell>
          <table:table-cell table:formula="of:=[.A194]-[.C194]" office:value-type="float" office:value="0.00148310000000063" calcext:value-type="float">
            <text:p>0,0014831</text:p>
          </table:table-cell>
          <table:table-cell table:formula="of:=[.G194]-[.C194]" office:value-type="float" office:value="0.000731100000000318" calcext:value-type="float">
            <text:p>0,0007311</text:p>
          </table:table-cell>
          <table:table-cell table:formula="of:=[.J194]/[.I194]" office:value-type="float" office:value="0.492953947812022" calcext:value-type="float">
            <text:p>0,4929539478</text:p>
          </table:table-cell>
          <table:table-cell table:formula="of:=[.D194]+[.H194]*[.K194]" office:value-type="float" office:value="-1.74957913768458" calcext:value-type="float">
            <text:p>-1,7495791377</text:p>
          </table:table-cell>
        </table:table-row>
        <table:table-row table:style-name="ro1">
          <table:table-cell office:value-type="float" office:value="4.5249971" calcext:value-type="float">
            <text:p>4,5249971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521" calcext:value-type="float">
            <text:p>4,521</text:p>
          </table:table-cell>
          <table:table-cell office:value-type="float" office:value="-1.74958" calcext:value-type="float">
            <text:p>-1,74958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8118636" calcext:value-type="float">
            <text:p>0,8118636</text:p>
          </table:table-cell>
          <table:table-cell table:formula="of:=[.A195]-[.E195]" office:value-type="float" office:value="4.5242451" calcext:value-type="float">
            <text:p>4,5242451</text:p>
          </table:table-cell>
          <table:table-cell table:formula="of:=[.B195]-[.D195]" office:value-type="float" office:value="-0.000421000000000005" calcext:value-type="float">
            <text:p>-0,000421</text:p>
          </table:table-cell>
          <table:table-cell table:formula="of:=[.A195]-[.C195]" office:value-type="float" office:value="0.00399710000000031" calcext:value-type="float">
            <text:p>0,0039971</text:p>
          </table:table-cell>
          <table:table-cell table:formula="of:=[.G195]-[.C195]" office:value-type="float" office:value="0.0032451" calcext:value-type="float">
            <text:p>0,0032451</text:p>
          </table:table-cell>
          <table:table-cell table:formula="of:=[.J195]/[.I195]" office:value-type="float" office:value="0.811863601110743" calcext:value-type="float">
            <text:p>0,8118636011</text:p>
          </table:table-cell>
          <table:table-cell table:formula="of:=[.D195]+[.H195]*[.K195]" office:value-type="float" office:value="-1.74992179457607" calcext:value-type="float">
            <text:p>-1,7499217946</text:p>
          </table:table-cell>
        </table:table-row>
        <table:table-row table:style-name="ro1">
          <table:table-cell office:value-type="float" office:value="4.5259999" calcext:value-type="float">
            <text:p>4,5259999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4.524" calcext:value-type="float">
            <text:p>4,524</text:p>
          </table:table-cell>
          <table:table-cell office:value-type="float" office:value="-1.749922" calcext:value-type="float">
            <text:p>-1,74992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45437" calcext:value-type="float">
            <text:p>0,8745437</text:p>
          </table:table-cell>
          <table:table-cell table:formula="of:=[.A196]-[.E196]" office:value-type="float" office:value="4.525749" calcext:value-type="float">
            <text:p>4,525749</text:p>
          </table:table-cell>
          <table:table-cell table:formula="of:=[.B196]-[.D196]" office:value-type="float" office:value="-0.0000789999999999402" calcext:value-type="float">
            <text:p>-0,000079</text:p>
          </table:table-cell>
          <table:table-cell table:formula="of:=[.A196]-[.C196]" office:value-type="float" office:value="0.00199990000000039" calcext:value-type="float">
            <text:p>0,0019999</text:p>
          </table:table-cell>
          <table:table-cell table:formula="of:=[.G196]-[.C196]" office:value-type="float" office:value="0.00174900000000022" calcext:value-type="float">
            <text:p>0,001749</text:p>
          </table:table-cell>
          <table:table-cell table:formula="of:=[.J196]/[.I196]" office:value-type="float" office:value="0.874543727186301" calcext:value-type="float">
            <text:p>0,8745437272</text:p>
          </table:table-cell>
          <table:table-cell table:formula="of:=[.D196]+[.H196]*[.K196]" office:value-type="float" office:value="-1.74999108895445" calcext:value-type="float">
            <text:p>-1,749991089</text:p>
          </table:table-cell>
        </table:table-row>
        <table:table-row table:style-name="ro1">
          <table:table-cell office:value-type="float" office:value="4.5270019" calcext:value-type="float">
            <text:p>4,5270019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4.526" calcext:value-type="float">
            <text:p>4,526</text:p>
          </table:table-cell>
          <table:table-cell office:value-type="float" office:value="-1.749991" calcext:value-type="float">
            <text:p>-1,749991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495758" calcext:value-type="float">
            <text:p>0,7495758</text:p>
          </table:table-cell>
          <table:table-cell table:formula="of:=[.A197]-[.E197]" office:value-type="float" office:value="4.526751" calcext:value-type="float">
            <text:p>4,526751</text:p>
          </table:table-cell>
          <table:table-cell table:formula="of:=[.B197]-[.D197]" office:value-type="float" office:value="-0.15001" calcext:value-type="float">
            <text:p>-0,15001</text:p>
          </table:table-cell>
          <table:table-cell table:formula="of:=[.A197]-[.C197]" office:value-type="float" office:value="0.00100190000000033" calcext:value-type="float">
            <text:p>0,0010019</text:p>
          </table:table-cell>
          <table:table-cell table:formula="of:=[.G197]-[.C197]" office:value-type="float" office:value="0.000751000000000168" calcext:value-type="float">
            <text:p>0,000751</text:p>
          </table:table-cell>
          <table:table-cell table:formula="of:=[.J197]/[.I197]" office:value-type="float" office:value="0.749575805968578" calcext:value-type="float">
            <text:p>0,749575806</text:p>
          </table:table-cell>
          <table:table-cell table:formula="of:=[.D197]+[.H197]*[.K197]" office:value-type="float" office:value="-1.86243486665335" calcext:value-type="float">
            <text:p>-1,8624348667</text:p>
          </table:table-cell>
        </table:table-row>
        <table:table-row table:style-name="ro1">
          <table:table-cell office:value-type="float" office:value="4.553526" calcext:value-type="float">
            <text:p>4,553526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527" calcext:value-type="float">
            <text:p>4,527</text:p>
          </table:table-cell>
          <table:table-cell office:value-type="float" office:value="-1.862435" calcext:value-type="float">
            <text:p>-1,862435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9716354" calcext:value-type="float">
            <text:p>0,9716354</text:p>
          </table:table-cell>
          <table:table-cell table:formula="of:=[.A198]-[.E198]" office:value-type="float" office:value="4.5527736" calcext:value-type="float">
            <text:p>4,5527736</text:p>
          </table:table-cell>
          <table:table-cell table:formula="of:=[.B198]-[.D198]" office:value-type="float" office:value="-0.337566" calcext:value-type="float">
            <text:p>-0,337566</text:p>
          </table:table-cell>
          <table:table-cell table:formula="of:=[.A198]-[.C198]" office:value-type="float" office:value="0.0265259999999996" calcext:value-type="float">
            <text:p>0,026526</text:p>
          </table:table-cell>
          <table:table-cell table:formula="of:=[.G198]-[.C198]" office:value-type="float" office:value="0.0257736" calcext:value-type="float">
            <text:p>0,0257736</text:p>
          </table:table-cell>
          <table:table-cell table:formula="of:=[.J198]/[.I198]" office:value-type="float" office:value="0.971635376611639" calcext:value-type="float">
            <text:p>0,9716353766</text:p>
          </table:table-cell>
          <table:table-cell table:formula="of:=[.D198]+[.H198]*[.K198]" office:value-type="float" office:value="-2.19042606754128" calcext:value-type="float">
            <text:p>-2,1904260675</text:p>
          </table:table-cell>
        </table:table-row>
        <table:table-row table:style-name="ro1">
          <table:table-cell office:value-type="float" office:value="4.5555303" calcext:value-type="float">
            <text:p>4,5555303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553" calcext:value-type="float">
            <text:p>4,553</text:p>
          </table:table-cell>
          <table:table-cell office:value-type="float" office:value="-2.190427" calcext:value-type="float">
            <text:p>-2,190427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7026439" calcext:value-type="float">
            <text:p>0,7026439</text:p>
          </table:table-cell>
          <table:table-cell table:formula="of:=[.A199]-[.E199]" office:value-type="float" office:value="4.5547779" calcext:value-type="float">
            <text:p>4,5547779</text:p>
          </table:table-cell>
          <table:table-cell table:formula="of:=[.B199]-[.D199]" office:value-type="float" office:value="-0.00957399999999975" calcext:value-type="float">
            <text:p>-0,009574</text:p>
          </table:table-cell>
          <table:table-cell table:formula="of:=[.A199]-[.C199]" office:value-type="float" office:value="0.0025303000000001" calcext:value-type="float">
            <text:p>0,0025303</text:p>
          </table:table-cell>
          <table:table-cell table:formula="of:=[.G199]-[.C199]" office:value-type="float" office:value="0.00177790000000044" calcext:value-type="float">
            <text:p>0,0017779</text:p>
          </table:table-cell>
          <table:table-cell table:formula="of:=[.J199]/[.I199]" office:value-type="float" office:value="0.70264395526237" calcext:value-type="float">
            <text:p>0,7026439553</text:p>
          </table:table-cell>
          <table:table-cell table:formula="of:=[.D199]+[.H199]*[.K199]" office:value-type="float" office:value="-2.19715411322768" calcext:value-type="float">
            <text:p>-2,1971541132</text:p>
          </table:table-cell>
        </table:table-row>
        <table:table-row table:style-name="ro1">
          <table:table-cell office:value-type="float" office:value="4.5585382" calcext:value-type="float">
            <text:p>4,5585382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4.555" calcext:value-type="float">
            <text:p>4,555</text:p>
          </table:table-cell>
          <table:table-cell office:value-type="float" office:value="-2.197154" calcext:value-type="float">
            <text:p>-2,197154</text:p>
          </table:table-cell>
          <table:table-cell office:value-type="float" office:value="0.0007524" calcext:value-type="float">
            <text:p>0,0007524</text:p>
          </table:table-cell>
          <table:table-cell office:value-type="float" office:value="0.7873495" calcext:value-type="float">
            <text:p>0,7873495</text:p>
          </table:table-cell>
          <table:table-cell table:formula="of:=[.A200]-[.E200]" office:value-type="float" office:value="4.5577858" calcext:value-type="float">
            <text:p>4,5577858</text:p>
          </table:table-cell>
          <table:table-cell table:formula="of:=[.B200]-[.D200]" office:value-type="float" office:value="-0.00284700000000004" calcext:value-type="float">
            <text:p>-0,002847</text:p>
          </table:table-cell>
          <table:table-cell table:formula="of:=[.A200]-[.C200]" office:value-type="float" office:value="0.00353820000000038" calcext:value-type="float">
            <text:p>0,0035382</text:p>
          </table:table-cell>
          <table:table-cell table:formula="of:=[.G200]-[.C200]" office:value-type="float" office:value="0.00278580000000073" calcext:value-type="float">
            <text:p>0,0027858</text:p>
          </table:table-cell>
          <table:table-cell table:formula="of:=[.J200]/[.I200]" office:value-type="float" office:value="0.787349499745754" calcext:value-type="float">
            <text:p>0,7873494997</text:p>
          </table:table-cell>
          <table:table-cell table:formula="of:=[.D200]+[.H200]*[.K200]" office:value-type="float" office:value="-2.19939558402578" calcext:value-type="float">
            <text:p>-2,199395584</text:p>
          </table:table-cell>
        </table:table-row>
        <table:table-row table:style-name="ro1">
          <table:table-cell office:value-type="float" office:value="4.5610453" calcext:value-type="float">
            <text:p>4,5610453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4.558" calcext:value-type="float">
            <text:p>4,558</text:p>
          </table:table-cell>
          <table:table-cell office:value-type="float" office:value="-2.199396" calcext:value-type="float">
            <text:p>-2,199396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884477" calcext:value-type="float">
            <text:p>0,5884477</text:p>
          </table:table-cell>
          <table:table-cell table:formula="of:=[.A201]-[.E201]" office:value-type="float" office:value="4.559792" calcext:value-type="float">
            <text:p>4,559792</text:p>
          </table:table-cell>
          <table:table-cell table:formula="of:=[.B201]-[.D201]" office:value-type="float" office:value="-0.150606" calcext:value-type="float">
            <text:p>-0,150606</text:p>
          </table:table-cell>
          <table:table-cell table:formula="of:=[.A201]-[.C201]" office:value-type="float" office:value="0.00304530000000014" calcext:value-type="float">
            <text:p>0,0030453</text:p>
          </table:table-cell>
          <table:table-cell table:formula="of:=[.G201]-[.C201]" office:value-type="float" office:value="0.00179200000000002" calcext:value-type="float">
            <text:p>0,001792</text:p>
          </table:table-cell>
          <table:table-cell table:formula="of:=[.J201]/[.I201]" office:value-type="float" office:value="0.588447771976467" calcext:value-type="float">
            <text:p>0,588447772</text:p>
          </table:table-cell>
          <table:table-cell table:formula="of:=[.D201]+[.H201]*[.K201]" office:value-type="float" office:value="-2.28801976514629" calcext:value-type="float">
            <text:p>-2,2880197651</text:p>
          </table:table-cell>
        </table:table-row>
        <table:table-row table:style-name="ro1">
          <table:table-cell office:value-type="float" office:value="4.5625491" calcext:value-type="float">
            <text:p>4,5625491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4.56" calcext:value-type="float">
            <text:p>4,56</text:p>
          </table:table-cell>
          <table:table-cell office:value-type="float" office:value="-2.28802" calcext:value-type="float">
            <text:p>-2,28802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083363" calcext:value-type="float">
            <text:p>0,5083363</text:p>
          </table:table-cell>
          <table:table-cell table:formula="of:=[.A202]-[.E202]" office:value-type="float" office:value="4.5612958" calcext:value-type="float">
            <text:p>4,5612958</text:p>
          </table:table-cell>
          <table:table-cell table:formula="of:=[.B202]-[.D202]" office:value-type="float" office:value="-0.061982" calcext:value-type="float">
            <text:p>-0,061982</text:p>
          </table:table-cell>
          <table:table-cell table:formula="of:=[.A202]-[.C202]" office:value-type="float" office:value="0.00254909999999953" calcext:value-type="float">
            <text:p>0,0025491</text:p>
          </table:table-cell>
          <table:table-cell table:formula="of:=[.G202]-[.C202]" office:value-type="float" office:value="0.0012957999999994" calcext:value-type="float">
            <text:p>0,0012958</text:p>
          </table:table-cell>
          <table:table-cell table:formula="of:=[.J202]/[.I202]" office:value-type="float" office:value="0.508336275548093" calcext:value-type="float">
            <text:p>0,5083362755</text:p>
          </table:table-cell>
          <table:table-cell table:formula="of:=[.D202]+[.H202]*[.K202]" office:value-type="float" office:value="-2.31952769903102" calcext:value-type="float">
            <text:p>-2,319527699</text:p>
          </table:table-cell>
        </table:table-row>
        <table:table-row table:style-name="ro1">
          <table:table-cell office:value-type="float" office:value="4.5635521" calcext:value-type="float">
            <text:p>4,5635521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4.561" calcext:value-type="float">
            <text:p>4,561</text:p>
          </table:table-cell>
          <table:table-cell office:value-type="float" office:value="-2.319527" calcext:value-type="float">
            <text:p>-2,31952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017867" calcext:value-type="float">
            <text:p>0,9017867</text:p>
          </table:table-cell>
          <table:table-cell table:formula="of:=[.A203]-[.E203]" office:value-type="float" office:value="4.56330145" calcext:value-type="float">
            <text:p>4,56330145</text:p>
          </table:table-cell>
          <table:table-cell table:formula="of:=[.B203]-[.D203]" office:value-type="float" office:value="-0.030475" calcext:value-type="float">
            <text:p>-0,030475</text:p>
          </table:table-cell>
          <table:table-cell table:formula="of:=[.A203]-[.C203]" office:value-type="float" office:value="0.00255209999999995" calcext:value-type="float">
            <text:p>0,0025521</text:p>
          </table:table-cell>
          <table:table-cell table:formula="of:=[.G203]-[.C203]" office:value-type="float" office:value="0.00230145000000004" calcext:value-type="float">
            <text:p>0,00230145</text:p>
          </table:table-cell>
          <table:table-cell table:formula="of:=[.J203]/[.I203]" office:value-type="float" office:value="0.901786763841576" calcext:value-type="float">
            <text:p>0,9017867638</text:p>
          </table:table-cell>
          <table:table-cell table:formula="of:=[.D203]+[.H203]*[.K203]" office:value-type="float" office:value="-2.34700895162807" calcext:value-type="float">
            <text:p>-2,3470089516</text:p>
          </table:table-cell>
        </table:table-row>
        <table:table-row table:style-name="ro1">
          <table:table-cell office:value-type="float" office:value="4.5879767" calcext:value-type="float">
            <text:p>4,5879767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4.563" calcext:value-type="float">
            <text:p>4,563</text:p>
          </table:table-cell>
          <table:table-cell office:value-type="float" office:value="-2.347009" calcext:value-type="float">
            <text:p>-2,34700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9647" calcext:value-type="float">
            <text:p>0,9899647</text:p>
          </table:table-cell>
          <table:table-cell table:formula="of:=[.A204]-[.E204]" office:value-type="float" office:value="4.58772605" calcext:value-type="float">
            <text:p>4,58772605</text:p>
          </table:table-cell>
          <table:table-cell table:formula="of:=[.B204]-[.D204]" office:value-type="float" office:value="-0.302993" calcext:value-type="float">
            <text:p>-0,302993</text:p>
          </table:table-cell>
          <table:table-cell table:formula="of:=[.A204]-[.C204]" office:value-type="float" office:value="0.0249767000000007" calcext:value-type="float">
            <text:p>0,0249767</text:p>
          </table:table-cell>
          <table:table-cell table:formula="of:=[.G204]-[.C204]" office:value-type="float" office:value="0.0247260500000008" calcext:value-type="float">
            <text:p>0,02472605</text:p>
          </table:table-cell>
          <table:table-cell table:formula="of:=[.J204]/[.I204]" office:value-type="float" office:value="0.989964647051056" calcext:value-type="float">
            <text:p>0,9899646471</text:p>
          </table:table-cell>
          <table:table-cell table:formula="of:=[.D204]+[.H204]*[.K204]" office:value-type="float" office:value="-2.64696135830394" calcext:value-type="float">
            <text:p>-2,6469613583</text:p>
          </table:table-cell>
        </table:table-row>
        <table:table-row table:style-name="ro1">
          <table:table-cell office:value-type="float" office:value="4.590483" calcext:value-type="float">
            <text:p>4,590483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4.588" calcext:value-type="float">
            <text:p>4,588</text:p>
          </table:table-cell>
          <table:table-cell office:value-type="float" office:value="-2.646961" calcext:value-type="float">
            <text:p>-2,64696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90536" calcext:value-type="float">
            <text:p>0,8990536</text:p>
          </table:table-cell>
          <table:table-cell table:formula="of:=[.A205]-[.E205]" office:value-type="float" office:value="4.59023235" calcext:value-type="float">
            <text:p>4,59023235</text:p>
          </table:table-cell>
          <table:table-cell table:formula="of:=[.B205]-[.D205]" office:value-type="float" office:value="-0.00304099999999963" calcext:value-type="float">
            <text:p>-0,003041</text:p>
          </table:table-cell>
          <table:table-cell table:formula="of:=[.A205]-[.C205]" office:value-type="float" office:value="0.00248299999999979" calcext:value-type="float">
            <text:p>0,002483</text:p>
          </table:table-cell>
          <table:table-cell table:formula="of:=[.G205]-[.C205]" office:value-type="float" office:value="0.00223234999999988" calcext:value-type="float">
            <text:p>0,00223235</text:p>
          </table:table-cell>
          <table:table-cell table:formula="of:=[.J205]/[.I205]" office:value-type="float" office:value="0.899053564236839" calcext:value-type="float">
            <text:p>0,8990535642</text:p>
          </table:table-cell>
          <table:table-cell table:formula="of:=[.D205]+[.H205]*[.K205]" office:value-type="float" office:value="-2.64969502188884" calcext:value-type="float">
            <text:p>-2,6496950219</text:p>
          </table:table-cell>
        </table:table-row>
        <table:table-row table:style-name="ro1">
          <table:table-cell office:value-type="float" office:value="4.5944975" calcext:value-type="float">
            <text:p>4,5944975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4.59" calcext:value-type="float">
            <text:p>4,59</text:p>
          </table:table-cell>
          <table:table-cell office:value-type="float" office:value="-2.649695" calcext:value-type="float">
            <text:p>-2,649695</text:p>
          </table:table-cell>
          <table:table-cell office:value-type="float" office:value="0.00175665" calcext:value-type="float">
            <text:p>0,00175665</text:p>
          </table:table-cell>
          <table:table-cell office:value-type="float" office:value="0.6094163" calcext:value-type="float">
            <text:p>0,6094163</text:p>
          </table:table-cell>
          <table:table-cell table:formula="of:=[.A206]-[.E206]" office:value-type="float" office:value="4.59274085" calcext:value-type="float">
            <text:p>4,59274085</text:p>
          </table:table-cell>
          <table:table-cell table:formula="of:=[.B206]-[.D206]" office:value-type="float" office:value="-0.150307" calcext:value-type="float">
            <text:p>-0,150307</text:p>
          </table:table-cell>
          <table:table-cell table:formula="of:=[.A206]-[.C206]" office:value-type="float" office:value="0.00449750000000027" calcext:value-type="float">
            <text:p>0,0044975</text:p>
          </table:table-cell>
          <table:table-cell table:formula="of:=[.G206]-[.C206]" office:value-type="float" office:value="0.00274085000000035" calcext:value-type="float">
            <text:p>0,00274085</text:p>
          </table:table-cell>
          <table:table-cell table:formula="of:=[.J206]/[.I206]" office:value-type="float" office:value="0.609416342412493" calcext:value-type="float">
            <text:p>0,6094163424</text:p>
          </table:table-cell>
          <table:table-cell table:formula="of:=[.D206]+[.H206]*[.K206]" office:value-type="float" office:value="-2.74129454217899" calcext:value-type="float">
            <text:p>-2,7412945422</text:p>
          </table:table-cell>
        </table:table-row>
        <table:table-row table:style-name="ro1">
          <table:table-cell office:value-type="float" office:value="4.596002" calcext:value-type="float">
            <text:p>4,596002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4.593" calcext:value-type="float">
            <text:p>4,593</text:p>
          </table:table-cell>
          <table:table-cell office:value-type="float" office:value="-2.741294" calcext:value-type="float">
            <text:p>-2,741294</text:p>
          </table:table-cell>
          <table:table-cell office:value-type="float" office:value="0.00175665" calcext:value-type="float">
            <text:p>0,00175665</text:p>
          </table:table-cell>
          <table:table-cell office:value-type="float" office:value="0.4148401" calcext:value-type="float">
            <text:p>0,4148401</text:p>
          </table:table-cell>
          <table:table-cell table:formula="of:=[.A207]-[.E207]" office:value-type="float" office:value="4.59424535" calcext:value-type="float">
            <text:p>4,59424535</text:p>
          </table:table-cell>
          <table:table-cell table:formula="of:=[.B207]-[.D207]" office:value-type="float" office:value="-0.0587080000000002" calcext:value-type="float">
            <text:p>-0,058708</text:p>
          </table:table-cell>
          <table:table-cell table:formula="of:=[.A207]-[.C207]" office:value-type="float" office:value="0.00300200000000039" calcext:value-type="float">
            <text:p>0,003002</text:p>
          </table:table-cell>
          <table:table-cell table:formula="of:=[.G207]-[.C207]" office:value-type="float" office:value="0.00124535000000048" calcext:value-type="float">
            <text:p>0,00124535</text:p>
          </table:table-cell>
          <table:table-cell table:formula="of:=[.J207]/[.I207]" office:value-type="float" office:value="0.414840106595708" calcext:value-type="float">
            <text:p>0,4148401066</text:p>
          </table:table-cell>
          <table:table-cell table:formula="of:=[.D207]+[.H207]*[.K207]" office:value-type="float" office:value="-2.76564843297802" calcext:value-type="float">
            <text:p>-2,765648433</text:p>
          </table:table-cell>
        </table:table-row>
        <table:table-row table:style-name="ro1">
          <table:table-cell office:value-type="float" office:value="4.6214539" calcext:value-type="float">
            <text:p>4,6214539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4.594" calcext:value-type="float">
            <text:p>4,594</text:p>
          </table:table-cell>
          <table:table-cell office:value-type="float" office:value="-2.765649" calcext:value-type="float">
            <text:p>-2,765649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9817312" calcext:value-type="float">
            <text:p>0,9817312</text:p>
          </table:table-cell>
          <table:table-cell table:formula="of:=[.A208]-[.E208]" office:value-type="float" office:value="4.62095235" calcext:value-type="float">
            <text:p>4,62095235</text:p>
          </table:table-cell>
          <table:table-cell table:formula="of:=[.B208]-[.D208]" office:value-type="float" office:value="-0.334353" calcext:value-type="float">
            <text:p>-0,334353</text:p>
          </table:table-cell>
          <table:table-cell table:formula="of:=[.A208]-[.C208]" office:value-type="float" office:value="0.0274538999999994" calcext:value-type="float">
            <text:p>0,0274539</text:p>
          </table:table-cell>
          <table:table-cell table:formula="of:=[.G208]-[.C208]" office:value-type="float" office:value="0.0269523499999993" calcext:value-type="float">
            <text:p>0,02695235</text:p>
          </table:table-cell>
          <table:table-cell table:formula="of:=[.J208]/[.I208]" office:value-type="float" office:value="0.981731193018111" calcext:value-type="float">
            <text:p>0,981731193</text:p>
          </table:table-cell>
          <table:table-cell table:formula="of:=[.D208]+[.H208]*[.K208]" office:value-type="float" office:value="-3.09389376957918" calcext:value-type="float">
            <text:p>-3,0938937696</text:p>
          </table:table-cell>
        </table:table-row>
        <table:table-row table:style-name="ro1">
          <table:table-cell office:value-type="float" office:value="4.6259699" calcext:value-type="float">
            <text:p>4,6259699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4.621" calcext:value-type="float">
            <text:p>4,621</text:p>
          </table:table-cell>
          <table:table-cell office:value-type="float" office:value="-3.093894" calcext:value-type="float">
            <text:p>-3,09389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8990825" calcext:value-type="float">
            <text:p>0,8990825</text:p>
          </table:table-cell>
          <table:table-cell table:formula="of:=[.A209]-[.E209]" office:value-type="float" office:value="4.62546835" calcext:value-type="float">
            <text:p>4,62546835</text:p>
          </table:table-cell>
          <table:table-cell table:formula="of:=[.B209]-[.D209]" office:value-type="float" office:value="-0.00610799999999978" calcext:value-type="float">
            <text:p>-0,006108</text:p>
          </table:table-cell>
          <table:table-cell table:formula="of:=[.A209]-[.C209]" office:value-type="float" office:value="0.00496989999999986" calcext:value-type="float">
            <text:p>0,0049699</text:p>
          </table:table-cell>
          <table:table-cell table:formula="of:=[.G209]-[.C209]" office:value-type="float" office:value="0.00446834999999979" calcext:value-type="float">
            <text:p>0,00446835</text:p>
          </table:table-cell>
          <table:table-cell table:formula="of:=[.J209]/[.I209]" office:value-type="float" office:value="0.899082476508564" calcext:value-type="float">
            <text:p>0,8990824765</text:p>
          </table:table-cell>
          <table:table-cell table:formula="of:=[.D209]+[.H209]*[.K209]" office:value-type="float" office:value="-3.09938559576651" calcext:value-type="float">
            <text:p>-3,0993855958</text:p>
          </table:table-cell>
        </table:table-row>
        <table:table-row table:style-name="ro1">
          <table:table-cell office:value-type="float" office:value="4.6289777" calcext:value-type="float">
            <text:p>4,6289777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4.625" calcext:value-type="float">
            <text:p>4,625</text:p>
          </table:table-cell>
          <table:table-cell office:value-type="float" office:value="-3.099385" calcext:value-type="float">
            <text:p>-3,099385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6849561" calcext:value-type="float">
            <text:p>0,6849561</text:p>
          </table:table-cell>
          <table:table-cell table:formula="of:=[.A210]-[.E210]" office:value-type="float" office:value="4.62772455" calcext:value-type="float">
            <text:p>4,62772455</text:p>
          </table:table-cell>
          <table:table-cell table:formula="of:=[.B210]-[.D210]" office:value-type="float" office:value="-0.150617" calcext:value-type="float">
            <text:p>-0,150617</text:p>
          </table:table-cell>
          <table:table-cell table:formula="of:=[.A210]-[.C210]" office:value-type="float" office:value="0.00397770000000008" calcext:value-type="float">
            <text:p>0,0039777</text:p>
          </table:table-cell>
          <table:table-cell table:formula="of:=[.G210]-[.C210]" office:value-type="float" office:value="0.00272454999999994" calcext:value-type="float">
            <text:p>0,00272455</text:p>
          </table:table-cell>
          <table:table-cell table:formula="of:=[.J210]/[.I210]" office:value-type="float" office:value="0.684956130427101" calcext:value-type="float">
            <text:p>0,6849561304</text:p>
          </table:table-cell>
          <table:table-cell table:formula="of:=[.D210]+[.H210]*[.K210]" office:value-type="float" office:value="-3.20255103749654" calcext:value-type="float">
            <text:p>-3,2025510375</text:p>
          </table:table-cell>
        </table:table-row>
        <table:table-row table:style-name="ro1">
          <table:table-cell office:value-type="float" office:value="4.630482" calcext:value-type="float">
            <text:p>4,630482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4.628" calcext:value-type="float">
            <text:p>4,628</text:p>
          </table:table-cell>
          <table:table-cell office:value-type="float" office:value="-3.202551" calcext:value-type="float">
            <text:p>-3,202551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4951047" calcext:value-type="float">
            <text:p>0,4951047</text:p>
          </table:table-cell>
          <table:table-cell table:formula="of:=[.A211]-[.E211]" office:value-type="float" office:value="4.62922885" calcext:value-type="float">
            <text:p>4,62922885</text:p>
          </table:table-cell>
          <table:table-cell table:formula="of:=[.B211]-[.D211]" office:value-type="float" office:value="-0.0474509999999997" calcext:value-type="float">
            <text:p>-0,047451</text:p>
          </table:table-cell>
          <table:table-cell table:formula="of:=[.A211]-[.C211]" office:value-type="float" office:value="0.00248199999999965" calcext:value-type="float">
            <text:p>0,002482</text:p>
          </table:table-cell>
          <table:table-cell table:formula="of:=[.G211]-[.C211]" office:value-type="float" office:value="0.0012288499999995" calcext:value-type="float">
            <text:p>0,00122885</text:p>
          </table:table-cell>
          <table:table-cell table:formula="of:=[.J211]/[.I211]" office:value-type="float" office:value="0.495104754230329" calcext:value-type="float">
            <text:p>0,4951047542</text:p>
          </table:table-cell>
          <table:table-cell table:formula="of:=[.D211]+[.H211]*[.K211]" office:value-type="float" office:value="-3.22604421569298" calcext:value-type="float">
            <text:p>-3,2260442157</text:p>
          </table:table-cell>
        </table:table-row>
        <table:table-row table:style-name="ro1">
          <table:table-cell office:value-type="float" office:value="4.6314846" calcext:value-type="float">
            <text:p>4,6314846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4.629" calcext:value-type="float">
            <text:p>4,629</text:p>
          </table:table-cell>
          <table:table-cell office:value-type="float" office:value="-3.226044" calcext:value-type="float">
            <text:p>-3,2260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91186" calcext:value-type="float">
            <text:p>0,8991186</text:p>
          </table:table-cell>
          <table:table-cell table:formula="of:=[.A212]-[.E212]" office:value-type="float" office:value="4.63123395" calcext:value-type="float">
            <text:p>4,63123395</text:p>
          </table:table-cell>
          <table:table-cell table:formula="of:=[.B212]-[.D212]" office:value-type="float" office:value="-0.0239579999999999" calcext:value-type="float">
            <text:p>-0,023958</text:p>
          </table:table-cell>
          <table:table-cell table:formula="of:=[.A212]-[.C212]" office:value-type="float" office:value="0.00248460000000073" calcext:value-type="float">
            <text:p>0,0024846</text:p>
          </table:table-cell>
          <table:table-cell table:formula="of:=[.G212]-[.C212]" office:value-type="float" office:value="0.00223395000000082" calcext:value-type="float">
            <text:p>0,00223395</text:p>
          </table:table-cell>
          <table:table-cell table:formula="of:=[.J212]/[.I212]" office:value-type="float" office:value="0.899118570393691" calcext:value-type="float">
            <text:p>0,8991185704</text:p>
          </table:table-cell>
          <table:table-cell table:formula="of:=[.D212]+[.H212]*[.K212]" office:value-type="float" office:value="-3.24758508270949" calcext:value-type="float">
            <text:p>-3,2475850827</text:p>
          </table:table-cell>
        </table:table-row>
        <table:table-row table:style-name="ro1">
          <table:table-cell office:value-type="float" office:value="4.6560003" calcext:value-type="float">
            <text:p>4,6560003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4.631" calcext:value-type="float">
            <text:p>4,631</text:p>
          </table:table-cell>
          <table:table-cell office:value-type="float" office:value="-3.247585" calcext:value-type="float">
            <text:p>-3,24758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699243" calcext:value-type="float">
            <text:p>0,9699243</text:p>
          </table:table-cell>
          <table:table-cell table:formula="of:=[.A213]-[.E213]" office:value-type="float" office:value="4.6552484" calcext:value-type="float">
            <text:p>4,6552484</text:p>
          </table:table-cell>
          <table:table-cell table:formula="of:=[.B213]-[.D213]" office:value-type="float" office:value="-0.302417" calcext:value-type="float">
            <text:p>-0,302417</text:p>
          </table:table-cell>
          <table:table-cell table:formula="of:=[.A213]-[.C213]" office:value-type="float" office:value="0.0250002999999994" calcext:value-type="float">
            <text:p>0,0250003</text:p>
          </table:table-cell>
          <table:table-cell table:formula="of:=[.G213]-[.C213]" office:value-type="float" office:value="0.0242483999999994" calcext:value-type="float">
            <text:p>0,0242484</text:p>
          </table:table-cell>
          <table:table-cell table:formula="of:=[.J213]/[.I213]" office:value-type="float" office:value="0.969924360907667" calcext:value-type="float">
            <text:p>0,9699243609</text:p>
          </table:table-cell>
          <table:table-cell table:formula="of:=[.D213]+[.H213]*[.K213]" office:value-type="float" office:value="-3.54090661545261" calcext:value-type="float">
            <text:p>-3,5409066155</text:p>
          </table:table-cell>
        </table:table-row>
        <table:table-row table:style-name="ro1">
          <table:table-cell office:value-type="float" office:value="4.6590084" calcext:value-type="float">
            <text:p>4,6590084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4.655" calcext:value-type="float">
            <text:p>4,655</text:p>
          </table:table-cell>
          <table:table-cell office:value-type="float" office:value="-3.540907" calcext:value-type="float">
            <text:p>-3,540907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6873316" calcext:value-type="float">
            <text:p>0,6873316</text:p>
          </table:table-cell>
          <table:table-cell table:formula="of:=[.A214]-[.E214]" office:value-type="float" office:value="4.6577551" calcext:value-type="float">
            <text:p>4,6577551</text:p>
          </table:table-cell>
          <table:table-cell table:formula="of:=[.B214]-[.D214]" office:value-type="float" office:value="-0.0090950000000003" calcext:value-type="float">
            <text:p>-0,009095</text:p>
          </table:table-cell>
          <table:table-cell table:formula="of:=[.A214]-[.C214]" office:value-type="float" office:value="0.00400840000000002" calcext:value-type="float">
            <text:p>0,0040084</text:p>
          </table:table-cell>
          <table:table-cell table:formula="of:=[.G214]-[.C214]" office:value-type="float" office:value="0.0027550999999999" calcext:value-type="float">
            <text:p>0,0027551</text:p>
          </table:table-cell>
          <table:table-cell table:formula="of:=[.J214]/[.I214]" office:value-type="float" office:value="0.687331603632343" calcext:value-type="float">
            <text:p>0,6873316036</text:p>
          </table:table-cell>
          <table:table-cell table:formula="of:=[.D214]+[.H214]*[.K214]" office:value-type="float" office:value="-3.54715828093504" calcext:value-type="float">
            <text:p>-3,5471582809</text:p>
          </table:table-cell>
        </table:table-row>
        <table:table-row table:style-name="ro1">
          <table:table-cell office:value-type="float" office:value="4.6610142" calcext:value-type="float">
            <text:p>4,6610142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4.658" calcext:value-type="float">
            <text:p>4,658</text:p>
          </table:table-cell>
          <table:table-cell office:value-type="float" office:value="-3.547158" calcext:value-type="float">
            <text:p>-3,547158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336208" calcext:value-type="float">
            <text:p>0,8336208</text:p>
          </table:table-cell>
          <table:table-cell table:formula="of:=[.A215]-[.E215]" office:value-type="float" office:value="4.6605127" calcext:value-type="float">
            <text:p>4,6605127</text:p>
          </table:table-cell>
          <table:table-cell table:formula="of:=[.B215]-[.D215]" office:value-type="float" office:value="-0.152844" calcext:value-type="float">
            <text:p>-0,152844</text:p>
          </table:table-cell>
          <table:table-cell table:formula="of:=[.A215]-[.C215]" office:value-type="float" office:value="0.00301419999999997" calcext:value-type="float">
            <text:p>0,0030142</text:p>
          </table:table-cell>
          <table:table-cell table:formula="of:=[.G215]-[.C215]" office:value-type="float" office:value="0.00251269999999959" calcext:value-type="float">
            <text:p>0,0025127</text:p>
          </table:table-cell>
          <table:table-cell table:formula="of:=[.J215]/[.I215]" office:value-type="float" office:value="0.833620861256591" calcext:value-type="float">
            <text:p>0,8336208613</text:p>
          </table:table-cell>
          <table:table-cell table:formula="of:=[.D215]+[.H215]*[.K215]" office:value-type="float" office:value="-3.6745719469179" calcext:value-type="float">
            <text:p>-3,6745719469</text:p>
          </table:table-cell>
        </table:table-row>
        <table:table-row table:style-name="ro1">
          <table:table-cell office:value-type="float" office:value="4.6930076" calcext:value-type="float">
            <text:p>4,6930076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4.661" calcext:value-type="float">
            <text:p>4,661</text:p>
          </table:table-cell>
          <table:table-cell office:value-type="float" office:value="-3.674572" calcext:value-type="float">
            <text:p>-3,674572</text:p>
          </table:table-cell>
          <table:table-cell office:value-type="float" office:value="0.00200735" calcext:value-type="float">
            <text:p>0,00200735</text:p>
          </table:table-cell>
          <table:table-cell office:value-type="float" office:value="0.9372852" calcext:value-type="float">
            <text:p>0,9372852</text:p>
          </table:table-cell>
          <table:table-cell table:formula="of:=[.A216]-[.E216]" office:value-type="float" office:value="4.69100025" calcext:value-type="float">
            <text:p>4,69100025</text:p>
          </table:table-cell>
          <table:table-cell table:formula="of:=[.B216]-[.D216]" office:value-type="float" office:value="-0.32543" calcext:value-type="float">
            <text:p>-0,32543</text:p>
          </table:table-cell>
          <table:table-cell table:formula="of:=[.A216]-[.C216]" office:value-type="float" office:value="0.0320076" calcext:value-type="float">
            <text:p>0,0320076</text:p>
          </table:table-cell>
          <table:table-cell table:formula="of:=[.G216]-[.C216]" office:value-type="float" office:value="0.0300002499999996" calcext:value-type="float">
            <text:p>0,03000025</text:p>
          </table:table-cell>
          <table:table-cell table:formula="of:=[.J216]/[.I216]" office:value-type="float" office:value="0.937285207263262" calcext:value-type="float">
            <text:p>0,9372852073</text:p>
          </table:table-cell>
          <table:table-cell table:formula="of:=[.D216]+[.H216]*[.K216]" office:value-type="float" office:value="-3.97959272499968" calcext:value-type="float">
            <text:p>-3,979592725</text:p>
          </table:table-cell>
        </table:table-row>
        <table:table-row table:style-name="ro1">
          <table:table-cell office:value-type="float" office:value="4.696519" calcext:value-type="float">
            <text:p>4,696519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4.691" calcext:value-type="float">
            <text:p>4,691</text:p>
          </table:table-cell>
          <table:table-cell office:value-type="float" office:value="-3.979593" calcext:value-type="float">
            <text:p>-3,979593</text:p>
          </table:table-cell>
          <table:table-cell office:value-type="float" office:value="0.0012529" calcext:value-type="float">
            <text:p>0,0012529</text:p>
          </table:table-cell>
          <table:table-cell office:value-type="float" office:value="0.7729843" calcext:value-type="float">
            <text:p>0,7729843</text:p>
          </table:table-cell>
          <table:table-cell table:formula="of:=[.A217]-[.E217]" office:value-type="float" office:value="4.6952661" calcext:value-type="float">
            <text:p>4,6952661</text:p>
          </table:table-cell>
          <table:table-cell table:formula="of:=[.B217]-[.D217]" office:value-type="float" office:value="-0.170409" calcext:value-type="float">
            <text:p>-0,170409</text:p>
          </table:table-cell>
          <table:table-cell table:formula="of:=[.A217]-[.C217]" office:value-type="float" office:value="0.0055190000000005" calcext:value-type="float">
            <text:p>0,005519</text:p>
          </table:table-cell>
          <table:table-cell table:formula="of:=[.G217]-[.C217]" office:value-type="float" office:value="0.00426610000000061" calcext:value-type="float">
            <text:p>0,0042661</text:p>
          </table:table-cell>
          <table:table-cell table:formula="of:=[.J217]/[.I217]" office:value-type="float" office:value="0.772984236274728" calcext:value-type="float">
            <text:p>0,7729842363</text:p>
          </table:table-cell>
          <table:table-cell table:formula="of:=[.D217]+[.H217]*[.K217]" office:value-type="float" office:value="-4.11131647071934" calcext:value-type="float">
            <text:p>-4,1113164707</text:p>
          </table:table-cell>
        </table:table-row>
        <table:table-row table:style-name="ro1">
          <table:table-cell office:value-type="float" office:value="4.6980231" calcext:value-type="float">
            <text:p>4,6980231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4.695" calcext:value-type="float">
            <text:p>4,695</text:p>
          </table:table-cell>
          <table:table-cell office:value-type="float" office:value="-4.111317" calcext:value-type="float">
            <text:p>-4,11131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70884" calcext:value-type="float">
            <text:p>0,9170884</text:p>
          </table:table-cell>
          <table:table-cell table:formula="of:=[.A218]-[.E218]" office:value-type="float" office:value="4.69777245" calcext:value-type="float">
            <text:p>4,69777245</text:p>
          </table:table-cell>
          <table:table-cell table:formula="of:=[.B218]-[.D218]" office:value-type="float" office:value="-0.0386850000000001" calcext:value-type="float">
            <text:p>-0,038685</text:p>
          </table:table-cell>
          <table:table-cell table:formula="of:=[.A218]-[.C218]" office:value-type="float" office:value="0.00302310000000006" calcext:value-type="float">
            <text:p>0,0030231</text:p>
          </table:table-cell>
          <table:table-cell table:formula="of:=[.G218]-[.C218]" office:value-type="float" office:value="0.00277245000000015" calcext:value-type="float">
            <text:p>0,00277245</text:p>
          </table:table-cell>
          <table:table-cell table:formula="of:=[.J218]/[.I218]" office:value-type="float" office:value="0.917088419172405" calcext:value-type="float">
            <text:p>0,9170884192</text:p>
          </table:table-cell>
          <table:table-cell table:formula="of:=[.D218]+[.H218]*[.K218]" office:value-type="float" office:value="-4.14679456549568" calcext:value-type="float">
            <text:p>-4,1467945655</text:p>
          </table:table-cell>
        </table:table-row>
        <table:table-row table:style-name="ro1">
          <table:table-cell office:value-type="float" office:value="4.7270001" calcext:value-type="float">
            <text:p>4,7270001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4.698" calcext:value-type="float">
            <text:p>4,698</text:p>
          </table:table-cell>
          <table:table-cell office:value-type="float" office:value="-4.146795" calcext:value-type="float">
            <text:p>-4,146795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9567743" calcext:value-type="float">
            <text:p>0,9567743</text:p>
          </table:table-cell>
          <table:table-cell table:formula="of:=[.A219]-[.E219]" office:value-type="float" office:value="4.72574655" calcext:value-type="float">
            <text:p>4,72574655</text:p>
          </table:table-cell>
          <table:table-cell table:formula="of:=[.B219]-[.D219]" office:value-type="float" office:value="-0.303208" calcext:value-type="float">
            <text:p>-0,303208</text:p>
          </table:table-cell>
          <table:table-cell table:formula="of:=[.A219]-[.C219]" office:value-type="float" office:value="0.0290000999999993" calcext:value-type="float">
            <text:p>0,0290001</text:p>
          </table:table-cell>
          <table:table-cell table:formula="of:=[.G219]-[.C219]" office:value-type="float" office:value="0.0277465499999989" calcext:value-type="float">
            <text:p>0,02774655</text:p>
          </table:table-cell>
          <table:table-cell table:formula="of:=[.J219]/[.I219]" office:value-type="float" office:value="0.956774286985203" calcext:value-type="float">
            <text:p>0,956774287</text:p>
          </table:table-cell>
          <table:table-cell table:formula="of:=[.D219]+[.H219]*[.K219]" office:value-type="float" office:value="-4.43689661800821" calcext:value-type="float">
            <text:p>-4,436896618</text:p>
          </table:table-cell>
        </table:table-row>
        <table:table-row table:style-name="ro1">
          <table:table-cell office:value-type="float" office:value="4.7290047" calcext:value-type="float">
            <text:p>4,7290047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4.726" calcext:value-type="float">
            <text:p>4,726</text:p>
          </table:table-cell>
          <table:table-cell office:value-type="float" office:value="-4.436896" calcext:value-type="float">
            <text:p>-4,43689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497088" calcext:value-type="float">
            <text:p>0,7497088</text:p>
          </table:table-cell>
          <table:table-cell table:formula="of:=[.A220]-[.E220]" office:value-type="float" office:value="4.72825265" calcext:value-type="float">
            <text:p>4,72825265</text:p>
          </table:table-cell>
          <table:table-cell table:formula="of:=[.B220]-[.D220]" office:value-type="float" office:value="-0.163107" calcext:value-type="float">
            <text:p>-0,163107</text:p>
          </table:table-cell>
          <table:table-cell table:formula="of:=[.A220]-[.C220]" office:value-type="float" office:value="0.00300469999999997" calcext:value-type="float">
            <text:p>0,0030047</text:p>
          </table:table-cell>
          <table:table-cell table:formula="of:=[.G220]-[.C220]" office:value-type="float" office:value="0.00225264999999997" calcext:value-type="float">
            <text:p>0,00225265</text:p>
          </table:table-cell>
          <table:table-cell table:formula="of:=[.J220]/[.I220]" office:value-type="float" office:value="0.749708789563014" calcext:value-type="float">
            <text:p>0,7497087896</text:p>
          </table:table-cell>
          <table:table-cell table:formula="of:=[.D220]+[.H220]*[.K220]" office:value-type="float" office:value="-4.55917875153926" calcext:value-type="float">
            <text:p>-4,5591787515</text:p>
          </table:table-cell>
        </table:table-row>
        <table:table-row table:style-name="ro1">
          <table:table-cell office:value-type="float" office:value="4.7310103" calcext:value-type="float">
            <text:p>4,7310103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4.728" calcext:value-type="float">
            <text:p>4,728</text:p>
          </table:table-cell>
          <table:table-cell office:value-type="float" office:value="-4.559179" calcext:value-type="float">
            <text:p>-4,559179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166861" calcext:value-type="float">
            <text:p>0,9166861</text:p>
          </table:table-cell>
          <table:table-cell table:formula="of:=[.A221]-[.E221]" office:value-type="float" office:value="4.7307595" calcext:value-type="float">
            <text:p>4,7307595</text:p>
          </table:table-cell>
          <table:table-cell table:formula="of:=[.B221]-[.D221]" office:value-type="float" office:value="-0.0408239999999998" calcext:value-type="float">
            <text:p>-0,040824</text:p>
          </table:table-cell>
          <table:table-cell table:formula="of:=[.A221]-[.C221]" office:value-type="float" office:value="0.00301030000000058" calcext:value-type="float">
            <text:p>0,0030103</text:p>
          </table:table-cell>
          <table:table-cell table:formula="of:=[.G221]-[.C221]" office:value-type="float" office:value="0.00275950000000069" calcext:value-type="float">
            <text:p>0,0027595</text:p>
          </table:table-cell>
          <table:table-cell table:formula="of:=[.J221]/[.I221]" office:value-type="float" office:value="0.916686044580329" calcext:value-type="float">
            <text:p>0,9166860446</text:p>
          </table:table-cell>
          <table:table-cell table:formula="of:=[.D221]+[.H221]*[.K221]" office:value-type="float" office:value="-4.59660179108395" calcext:value-type="float">
            <text:p>-4,5966017911</text:p>
          </table:table-cell>
        </table:table-row>
        <table:table-row table:style-name="ro1">
          <table:table-cell office:value-type="float" office:value="4.7620371" calcext:value-type="float">
            <text:p>4,7620371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4.731" calcext:value-type="float">
            <text:p>4,731</text:p>
          </table:table-cell>
          <table:table-cell office:value-type="float" office:value="-4.596601" calcext:value-type="float">
            <text:p>-4,596601</text:p>
          </table:table-cell>
          <table:table-cell office:value-type="float" office:value="0.0025068" calcext:value-type="float">
            <text:p>0,0025068</text:p>
          </table:table-cell>
          <table:table-cell office:value-type="float" office:value="0.9192321" calcext:value-type="float">
            <text:p>0,9192321</text:p>
          </table:table-cell>
          <table:table-cell table:formula="of:=[.A222]-[.E222]" office:value-type="float" office:value="4.7595303" calcext:value-type="float">
            <text:p>4,7595303</text:p>
          </table:table-cell>
          <table:table-cell table:formula="of:=[.B222]-[.D222]" office:value-type="float" office:value="-0.453402000000001" calcext:value-type="float">
            <text:p>-0,453402</text:p>
          </table:table-cell>
          <table:table-cell table:formula="of:=[.A222]-[.C222]" office:value-type="float" office:value="0.0310370999999998" calcext:value-type="float">
            <text:p>0,0310371</text:p>
          </table:table-cell>
          <table:table-cell table:formula="of:=[.G222]-[.C222]" office:value-type="float" office:value="0.0285302999999999" calcext:value-type="float">
            <text:p>0,0285303</text:p>
          </table:table-cell>
          <table:table-cell table:formula="of:=[.J222]/[.I222]" office:value-type="float" office:value="0.919232144755794" calcext:value-type="float">
            <text:p>0,9192321448</text:p>
          </table:table-cell>
          <table:table-cell table:formula="of:=[.D222]+[.H222]*[.K222]" office:value-type="float" office:value="-5.01338269289657" calcext:value-type="float">
            <text:p>-5,0133826929</text:p>
          </table:table-cell>
        </table:table-row>
        <table:table-row table:style-name="ro1">
          <table:table-cell office:value-type="float" office:value="4.7635414" calcext:value-type="float">
            <text:p>4,7635414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4.76" calcext:value-type="float">
            <text:p>4,76</text:p>
          </table:table-cell>
          <table:table-cell office:value-type="float" office:value="-5.013383" calcext:value-type="float">
            <text:p>-5,01338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584599" calcext:value-type="float">
            <text:p>0,8584599</text:p>
          </table:table-cell>
          <table:table-cell table:formula="of:=[.A223]-[.E223]" office:value-type="float" office:value="4.76304015" calcext:value-type="float">
            <text:p>4,76304015</text:p>
          </table:table-cell>
          <table:table-cell table:formula="of:=[.B223]-[.D223]" office:value-type="float" office:value="-0.0366200000000001" calcext:value-type="float">
            <text:p>-0,03662</text:p>
          </table:table-cell>
          <table:table-cell table:formula="of:=[.A223]-[.C223]" office:value-type="float" office:value="0.00354140000000047" calcext:value-type="float">
            <text:p>0,0035414</text:p>
          </table:table-cell>
          <table:table-cell table:formula="of:=[.G223]-[.C223]" office:value-type="float" office:value="0.00304015000000035" calcext:value-type="float">
            <text:p>0,00304015</text:p>
          </table:table-cell>
          <table:table-cell table:formula="of:=[.J223]/[.I223]" office:value-type="float" office:value="0.85845993110068" calcext:value-type="float">
            <text:p>0,8584599311</text:p>
          </table:table-cell>
          <table:table-cell table:formula="of:=[.D223]+[.H223]*[.K223]" office:value-type="float" office:value="-5.04481980267691" calcext:value-type="float">
            <text:p>-5,0448198027</text:p>
          </table:table-cell>
        </table:table-row>
        <table:table-row table:style-name="ro1">
          <table:table-cell office:value-type="float" office:value="4.7660478" calcext:value-type="float">
            <text:p>4,7660478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4.763" calcext:value-type="float">
            <text:p>4,763</text:p>
          </table:table-cell>
          <table:table-cell office:value-type="float" office:value="-5.04482" calcext:value-type="float">
            <text:p>-5,04482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8354387" calcext:value-type="float">
            <text:p>0,8354387</text:p>
          </table:table-cell>
          <table:table-cell table:formula="of:=[.A224]-[.E224]" office:value-type="float" office:value="4.76554625" calcext:value-type="float">
            <text:p>4,76554625</text:p>
          </table:table-cell>
          <table:table-cell table:formula="of:=[.B224]-[.D224]" office:value-type="float" office:value="-0.0051830000000006" calcext:value-type="float">
            <text:p>-0,005183</text:p>
          </table:table-cell>
          <table:table-cell table:formula="of:=[.A224]-[.C224]" office:value-type="float" office:value="0.00304780000000004" calcext:value-type="float">
            <text:p>0,0030478</text:p>
          </table:table-cell>
          <table:table-cell table:formula="of:=[.G224]-[.C224]" office:value-type="float" office:value="0.00254624999999997" calcext:value-type="float">
            <text:p>0,00254625</text:p>
          </table:table-cell>
          <table:table-cell table:formula="of:=[.J224]/[.I224]" office:value-type="float" office:value="0.835438677078527" calcext:value-type="float">
            <text:p>0,8354386771</text:p>
          </table:table-cell>
          <table:table-cell table:formula="of:=[.D224]+[.H224]*[.K224]" office:value-type="float" office:value="-5.0491500786633" calcext:value-type="float">
            <text:p>-5,0491500787</text:p>
          </table:table-cell>
        </table:table-row>
        <table:table-row table:style-name="ro1">
          <table:table-cell office:value-type="float" office:value="4.7955667" calcext:value-type="float">
            <text:p>4,7955667</text:p>
          </table:table-cell>
          <table:table-cell office:value-type="float" office:value="-4.7" calcext:value-type="float">
            <text:p>-4,7</text:p>
          </table:table-cell>
          <table:table-cell office:value-type="float" office:value="4.766" calcext:value-type="float">
            <text:p>4,766</text:p>
          </table:table-cell>
          <table:table-cell office:value-type="float" office:value="-5.04915" calcext:value-type="float">
            <text:p>-5,04915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9576026" calcext:value-type="float">
            <text:p>0,9576026</text:p>
          </table:table-cell>
          <table:table-cell table:formula="of:=[.A225]-[.E225]" office:value-type="float" office:value="4.79431315" calcext:value-type="float">
            <text:p>4,79431315</text:p>
          </table:table-cell>
          <table:table-cell table:formula="of:=[.B225]-[.D225]" office:value-type="float" office:value="0.34915" calcext:value-type="float">
            <text:p>0,34915</text:p>
          </table:table-cell>
          <table:table-cell table:formula="of:=[.A225]-[.C225]" office:value-type="float" office:value="0.0295667000000002" calcext:value-type="float">
            <text:p>0,0295667</text:p>
          </table:table-cell>
          <table:table-cell table:formula="of:=[.G225]-[.C225]" office:value-type="float" office:value="0.0283131499999998" calcext:value-type="float">
            <text:p>0,02831315</text:p>
          </table:table-cell>
          <table:table-cell table:formula="of:=[.J225]/[.I225]" office:value-type="float" office:value="0.957602640808735" calcext:value-type="float">
            <text:p>0,9576026408</text:p>
          </table:table-cell>
          <table:table-cell table:formula="of:=[.D225]+[.H225]*[.K225]" office:value-type="float" office:value="-4.71480303796163" calcext:value-type="float">
            <text:p>-4,714803038</text:p>
          </table:table-cell>
        </table:table-row>
        <table:table-row table:style-name="ro1">
          <table:table-cell office:value-type="float" office:value="4.797572" calcext:value-type="float">
            <text:p>4,797572</text:p>
          </table:table-cell>
          <table:table-cell office:value-type="float" office:value="-4.7" calcext:value-type="float">
            <text:p>-4,7</text:p>
          </table:table-cell>
          <table:table-cell office:value-type="float" office:value="4.794" calcext:value-type="float">
            <text:p>4,794</text:p>
          </table:table-cell>
          <table:table-cell office:value-type="float" office:value="-4.714803" calcext:value-type="float">
            <text:p>-4,714803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8597425" calcext:value-type="float">
            <text:p>0,8597425</text:p>
          </table:table-cell>
          <table:table-cell table:formula="of:=[.A226]-[.E226]" office:value-type="float" office:value="4.797071" calcext:value-type="float">
            <text:p>4,797071</text:p>
          </table:table-cell>
          <table:table-cell table:formula="of:=[.B226]-[.D226]" office:value-type="float" office:value="0.0148029999999997" calcext:value-type="float">
            <text:p>0,014803</text:p>
          </table:table-cell>
          <table:table-cell table:formula="of:=[.A226]-[.C226]" office:value-type="float" office:value="0.00357199999999924" calcext:value-type="float">
            <text:p>0,003572</text:p>
          </table:table-cell>
          <table:table-cell table:formula="of:=[.G226]-[.C226]" office:value-type="float" office:value="0.00307099999999938" calcext:value-type="float">
            <text:p>0,003071</text:p>
          </table:table-cell>
          <table:table-cell table:formula="of:=[.J226]/[.I226]" office:value-type="float" office:value="0.859742441209415" calcext:value-type="float">
            <text:p>0,8597424412</text:p>
          </table:table-cell>
          <table:table-cell table:formula="of:=[.D226]+[.H226]*[.K226]" office:value-type="float" office:value="-4.70207623264278" calcext:value-type="float">
            <text:p>-4,7020762326</text:p>
          </table:table-cell>
        </table:table-row>
        <table:table-row table:style-name="ro1">
          <table:table-cell office:value-type="float" office:value="4.7995771" calcext:value-type="float">
            <text:p>4,7995771</text:p>
          </table:table-cell>
          <table:table-cell office:value-type="float" office:value="-4.7" calcext:value-type="float">
            <text:p>-4,7</text:p>
          </table:table-cell>
          <table:table-cell office:value-type="float" office:value="4.797" calcext:value-type="float">
            <text:p>4,797</text:p>
          </table:table-cell>
          <table:table-cell office:value-type="float" office:value="-4.702076" calcext:value-type="float">
            <text:p>-4,70207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054984" calcext:value-type="float">
            <text:p>0,8054984</text:p>
          </table:table-cell>
          <table:table-cell table:formula="of:=[.A227]-[.E227]" office:value-type="float" office:value="4.79907585" calcext:value-type="float">
            <text:p>4,79907585</text:p>
          </table:table-cell>
          <table:table-cell table:formula="of:=[.B227]-[.D227]" office:value-type="float" office:value="0.00207599999999974" calcext:value-type="float">
            <text:p>0,002076</text:p>
          </table:table-cell>
          <table:table-cell table:formula="of:=[.A227]-[.C227]" office:value-type="float" office:value="0.00257709999999989" calcext:value-type="float">
            <text:p>0,0025771</text:p>
          </table:table-cell>
          <table:table-cell table:formula="of:=[.G227]-[.C227]" office:value-type="float" office:value="0.00207584999999977" calcext:value-type="float">
            <text:p>0,00207585</text:p>
          </table:table-cell>
          <table:table-cell table:formula="of:=[.J227]/[.I227]" office:value-type="float" office:value="0.80549842846605" calcext:value-type="float">
            <text:p>0,8054984285</text:p>
          </table:table-cell>
          <table:table-cell table:formula="of:=[.D227]+[.H227]*[.K227]" office:value-type="float" office:value="-4.7004037852625" calcext:value-type="float">
            <text:p>-4,7004037853</text:p>
          </table:table-cell>
        </table:table-row>
        <table:table-row table:style-name="ro1">
          <table:table-cell office:value-type="float" office:value="4.8525148" calcext:value-type="float">
            <text:p>4,8525148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799" calcext:value-type="float">
            <text:p>4,799</text:p>
          </table:table-cell>
          <table:table-cell office:value-type="float" office:value="-4.700404" calcext:value-type="float">
            <text:p>-4,700404</text:p>
          </table:table-cell>
          <table:table-cell office:value-type="float" office:value="0.0065176" calcext:value-type="float">
            <text:p>0,0065176</text:p>
          </table:table-cell>
          <table:table-cell office:value-type="float" office:value="0.8782094" calcext:value-type="float">
            <text:p>0,8782094</text:p>
          </table:table-cell>
          <table:table-cell table:formula="of:=[.A228]-[.E228]" office:value-type="float" office:value="4.8459972" calcext:value-type="float">
            <text:p>4,8459972</text:p>
          </table:table-cell>
          <table:table-cell table:formula="of:=[.B228]-[.D228]" office:value-type="float" office:value="0.750405" calcext:value-type="float">
            <text:p>0,750405</text:p>
          </table:table-cell>
          <table:table-cell table:formula="of:=[.A228]-[.C228]" office:value-type="float" office:value="0.0535147999999994" calcext:value-type="float">
            <text:p>0,0535148</text:p>
          </table:table-cell>
          <table:table-cell table:formula="of:=[.G228]-[.C228]" office:value-type="float" office:value="0.0469971999999999" calcext:value-type="float">
            <text:p>0,0469972</text:p>
          </table:table-cell>
          <table:table-cell table:formula="of:=[.J228]/[.I228]" office:value-type="float" office:value="0.878209392541883" calcext:value-type="float">
            <text:p>0,8782093925</text:p>
          </table:table-cell>
          <table:table-cell table:formula="of:=[.D228]+[.H228]*[.K228]" office:value-type="float" office:value="-4.04139128078961" calcext:value-type="float">
            <text:p>-4,0413912808</text:p>
          </table:table-cell>
        </table:table-row>
        <table:table-row table:style-name="ro1">
          <table:table-cell office:value-type="float" office:value="4.8540186" calcext:value-type="float">
            <text:p>4,8540186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846" calcext:value-type="float">
            <text:p>4,846</text:p>
          </table:table-cell>
          <table:table-cell office:value-type="float" office:value="-4.041391" calcext:value-type="float">
            <text:p>-4,04139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375015" calcext:value-type="float">
            <text:p>0,9375015</text:p>
          </table:table-cell>
          <table:table-cell table:formula="of:=[.A229]-[.E229]" office:value-type="float" office:value="4.85351745" calcext:value-type="float">
            <text:p>4,85351745</text:p>
          </table:table-cell>
          <table:table-cell table:formula="of:=[.B229]-[.D229]" office:value-type="float" office:value="0.0913919999999999" calcext:value-type="float">
            <text:p>0,091392</text:p>
          </table:table-cell>
          <table:table-cell table:formula="of:=[.A229]-[.C229]" office:value-type="float" office:value="0.00801859999999977" calcext:value-type="float">
            <text:p>0,0080186</text:p>
          </table:table-cell>
          <table:table-cell table:formula="of:=[.G229]-[.C229]" office:value-type="float" office:value="0.00751744999999993" calcext:value-type="float">
            <text:p>0,00751745</text:p>
          </table:table-cell>
          <table:table-cell table:formula="of:=[.J229]/[.I229]" office:value-type="float" office:value="0.937501558875633" calcext:value-type="float">
            <text:p>0,9375015589</text:p>
          </table:table-cell>
          <table:table-cell table:formula="of:=[.D229]+[.H229]*[.K229]" office:value-type="float" office:value="-3.95571085753124" calcext:value-type="float">
            <text:p>-3,9557108575</text:p>
          </table:table-cell>
        </table:table-row>
        <table:table-row table:style-name="ro1">
          <table:table-cell office:value-type="float" office:value="4.8550211" calcext:value-type="float">
            <text:p>4,8550211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854" calcext:value-type="float">
            <text:p>4,854</text:p>
          </table:table-cell>
          <table:table-cell office:value-type="float" office:value="-3.955711" calcext:value-type="float">
            <text:p>-3,955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30]-[.E230]" office:value-type="float" office:value="4.8550211" calcext:value-type="float">
            <text:p>4,8550211</text:p>
          </table:table-cell>
          <table:table-cell table:formula="of:=[.B230]-[.D230]" office:value-type="float" office:value="0.00571199999999994" calcext:value-type="float">
            <text:p>0,005712</text:p>
          </table:table-cell>
          <table:table-cell table:formula="of:=[.A230]-[.C230]" office:value-type="float" office:value="0.0010211" calcext:value-type="float">
            <text:p>0,0010211</text:p>
          </table:table-cell>
          <table:table-cell table:formula="of:=[.G230]-[.C230]" office:value-type="float" office:value="0.0010211" calcext:value-type="float">
            <text:p>0,0010211</text:p>
          </table:table-cell>
          <table:table-cell table:formula="of:=[.J230]/[.I230]" office:value-type="float" office:value="1" calcext:value-type="float">
            <text:p>1</text:p>
          </table:table-cell>
          <table:table-cell table:formula="of:=[.D230]+[.H230]*[.K230]" office:value-type="float" office:value="-3.949999" calcext:value-type="float">
            <text:p>-3,949999</text:p>
          </table:table-cell>
        </table:table-row>
        <table:table-row table:style-name="ro1">
          <table:table-cell office:value-type="float" office:value="4.8560241" calcext:value-type="float">
            <text:p>4,8560241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4.855" calcext:value-type="float">
            <text:p>4,85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31]-[.E231]" office:value-type="float" office:value="4.8560241" calcext:value-type="float">
            <text:p>4,8560241</text:p>
          </table:table-cell>
          <table:table-cell table:formula="of:=[.B231]-[.D231]" office:value-type="float" office:value="0" calcext:value-type="float">
            <text:p>0</text:p>
          </table:table-cell>
          <table:table-cell table:formula="of:=[.A231]-[.C231]" office:value-type="float" office:value="0.00102409999999953" calcext:value-type="float">
            <text:p>0,0010241</text:p>
          </table:table-cell>
          <table:table-cell table:formula="of:=[.G231]-[.C231]" office:value-type="float" office:value="0.00102409999999953" calcext:value-type="float">
            <text:p>0,0010241</text:p>
          </table:table-cell>
          <table:table-cell table:formula="of:=[.J231]/[.I231]" office:value-type="float" office:value="1" calcext:value-type="float">
            <text:p>1</text:p>
          </table:table-cell>
          <table:table-cell table:formula="of:=[.D231]+[.H231]*[.K231]" office:value-type="float" office:value="-3.949999" calcext:value-type="float">
            <text:p>-3,949999</text:p>
          </table:table-cell>
        </table:table-row>
        <table:table-row table:style-name="ro1">
          <table:table-cell office:value-type="float" office:value="4.8635439" calcext:value-type="float">
            <text:p>4,8635439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4.856" calcext:value-type="float">
            <text:p>4,856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0.0015042" calcext:value-type="float">
            <text:p>0,0015042</text:p>
          </table:table-cell>
          <table:table-cell office:value-type="float" office:value="0.8006071" calcext:value-type="float">
            <text:p>0,8006071</text:p>
          </table:table-cell>
          <table:table-cell table:formula="of:=[.A232]-[.E232]" office:value-type="float" office:value="4.8620397" calcext:value-type="float">
            <text:p>4,8620397</text:p>
          </table:table-cell>
          <table:table-cell table:formula="of:=[.B232]-[.D232]" office:value-type="float" office:value="0.15" calcext:value-type="float">
            <text:p>0,15</text:p>
          </table:table-cell>
          <table:table-cell table:formula="of:=[.A232]-[.C232]" office:value-type="float" office:value="0.00754389999999994" calcext:value-type="float">
            <text:p>0,0075439</text:p>
          </table:table-cell>
          <table:table-cell table:formula="of:=[.G232]-[.C232]" office:value-type="float" office:value="0.00603969999999965" calcext:value-type="float">
            <text:p>0,0060397</text:p>
          </table:table-cell>
          <table:table-cell table:formula="of:=[.J232]/[.I232]" office:value-type="float" office:value="0.800607113031681" calcext:value-type="float">
            <text:p>0,800607113</text:p>
          </table:table-cell>
          <table:table-cell table:formula="of:=[.D232]+[.H232]*[.K232]" office:value-type="float" office:value="-3.82990793304525" calcext:value-type="float">
            <text:p>-3,829907933</text:p>
          </table:table-cell>
        </table:table-row>
        <table:table-row table:style-name="ro1">
          <table:table-cell office:value-type="float" office:value="4.8655489" calcext:value-type="float">
            <text:p>4,8655489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4.862" calcext:value-type="float">
            <text:p>4,862</text:p>
          </table:table-cell>
          <table:table-cell office:value-type="float" office:value="-3.829908" calcext:value-type="float">
            <text:p>-3,82990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881315" calcext:value-type="float">
            <text:p>0,7881315</text:p>
          </table:table-cell>
          <table:table-cell table:formula="of:=[.A233]-[.E233]" office:value-type="float" office:value="4.864797" calcext:value-type="float">
            <text:p>4,864797</text:p>
          </table:table-cell>
          <table:table-cell table:formula="of:=[.B233]-[.D233]" office:value-type="float" office:value="0.029909" calcext:value-type="float">
            <text:p>0,029909</text:p>
          </table:table-cell>
          <table:table-cell table:formula="of:=[.A233]-[.C233]" office:value-type="float" office:value="0.00354890000000019" calcext:value-type="float">
            <text:p>0,0035489</text:p>
          </table:table-cell>
          <table:table-cell table:formula="of:=[.G233]-[.C233]" office:value-type="float" office:value="0.00279700000000016" calcext:value-type="float">
            <text:p>0,002797</text:p>
          </table:table-cell>
          <table:table-cell table:formula="of:=[.J233]/[.I233]" office:value-type="float" office:value="0.788131533714676" calcext:value-type="float">
            <text:p>0,7881315337</text:p>
          </table:table-cell>
          <table:table-cell table:formula="of:=[.D233]+[.H233]*[.K233]" office:value-type="float" office:value="-3.80633577395813" calcext:value-type="float">
            <text:p>-3,806335774</text:p>
          </table:table-cell>
        </table:table-row>
        <table:table-row table:style-name="ro1">
          <table:table-cell office:value-type="float" office:value="4.8959396" calcext:value-type="float">
            <text:p>4,8959396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865" calcext:value-type="float">
            <text:p>4,865</text:p>
          </table:table-cell>
          <table:table-cell office:value-type="float" office:value="-3.806336" calcext:value-type="float">
            <text:p>-3,80633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56978" calcext:value-type="float">
            <text:p>0,9756978</text:p>
          </table:table-cell>
          <table:table-cell table:formula="of:=[.A234]-[.E234]" office:value-type="float" office:value="4.8951877" calcext:value-type="float">
            <text:p>4,8951877</text:p>
          </table:table-cell>
          <table:table-cell table:formula="of:=[.B234]-[.D234]" office:value-type="float" office:value="0.456337" calcext:value-type="float">
            <text:p>0,456337</text:p>
          </table:table-cell>
          <table:table-cell table:formula="of:=[.A234]-[.C234]" office:value-type="float" office:value="0.0309396" calcext:value-type="float">
            <text:p>0,0309396</text:p>
          </table:table-cell>
          <table:table-cell table:formula="of:=[.G234]-[.C234]" office:value-type="float" office:value="0.0301876999999999" calcext:value-type="float">
            <text:p>0,0301877</text:p>
          </table:table-cell>
          <table:table-cell table:formula="of:=[.J234]/[.I234]" office:value-type="float" office:value="0.975697811219278" calcext:value-type="float">
            <text:p>0,9756978112</text:p>
          </table:table-cell>
          <table:table-cell table:formula="of:=[.D234]+[.H234]*[.K234]" office:value-type="float" office:value="-3.36108898792163" calcext:value-type="float">
            <text:p>-3,3610889879</text:p>
          </table:table-cell>
        </table:table-row>
        <table:table-row table:style-name="ro1">
          <table:table-cell office:value-type="float" office:value="4.8979449" calcext:value-type="float">
            <text:p>4,8979449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895" calcext:value-type="float">
            <text:p>4,895</text:p>
          </table:table-cell>
          <table:table-cell office:value-type="float" office:value="-3.361089" calcext:value-type="float">
            <text:p>-3,36108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149038" calcext:value-type="float">
            <text:p>0,9149038</text:p>
          </table:table-cell>
          <table:table-cell table:formula="of:=[.A235]-[.E235]" office:value-type="float" office:value="4.8976943" calcext:value-type="float">
            <text:p>4,8976943</text:p>
          </table:table-cell>
          <table:table-cell table:formula="of:=[.B235]-[.D235]" office:value-type="float" office:value="0.0110899999999998" calcext:value-type="float">
            <text:p>0,01109</text:p>
          </table:table-cell>
          <table:table-cell table:formula="of:=[.A235]-[.C235]" office:value-type="float" office:value="0.00294490000000014" calcext:value-type="float">
            <text:p>0,0029449</text:p>
          </table:table-cell>
          <table:table-cell table:formula="of:=[.G235]-[.C235]" office:value-type="float" office:value="0.00269429999999993" calcext:value-type="float">
            <text:p>0,0026943</text:p>
          </table:table-cell>
          <table:table-cell table:formula="of:=[.J235]/[.I235]" office:value-type="float" office:value="0.914903731875378" calcext:value-type="float">
            <text:p>0,9149037319</text:p>
          </table:table-cell>
          <table:table-cell table:formula="of:=[.D235]+[.H235]*[.K235]" office:value-type="float" office:value="-3.3509427176135" calcext:value-type="float">
            <text:p>-3,3509427176</text:p>
          </table:table-cell>
        </table:table-row>
        <table:table-row table:style-name="ro1">
          <table:table-cell office:value-type="float" office:value="4.9004513" calcext:value-type="float">
            <text:p>4,9004513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898" calcext:value-type="float">
            <text:p>4,898</text:p>
          </table:table-cell>
          <table:table-cell office:value-type="float" office:value="-3.350943" calcext:value-type="float">
            <text:p>-3,35094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932648" calcext:value-type="float">
            <text:p>0,6932648</text:p>
          </table:table-cell>
          <table:table-cell table:formula="of:=[.A236]-[.E236]" office:value-type="float" office:value="4.8996994" calcext:value-type="float">
            <text:p>4,8996994</text:p>
          </table:table-cell>
          <table:table-cell table:formula="of:=[.B236]-[.D236]" office:value-type="float" office:value="0.000944000000000056" calcext:value-type="float">
            <text:p>0,000944</text:p>
          </table:table-cell>
          <table:table-cell table:formula="of:=[.A236]-[.C236]" office:value-type="float" office:value="0.0024513000000006" calcext:value-type="float">
            <text:p>0,0024513</text:p>
          </table:table-cell>
          <table:table-cell table:formula="of:=[.G236]-[.C236]" office:value-type="float" office:value="0.00169940000000057" calcext:value-type="float">
            <text:p>0,0016994</text:p>
          </table:table-cell>
          <table:table-cell table:formula="of:=[.J236]/[.I236]" office:value-type="float" office:value="0.693264798270369" calcext:value-type="float">
            <text:p>0,6932647983</text:p>
          </table:table-cell>
          <table:table-cell table:formula="of:=[.D236]+[.H236]*[.K236]" office:value-type="float" office:value="-3.35028855803043" calcext:value-type="float">
            <text:p>-3,350288558</text:p>
          </table:table-cell>
        </table:table-row>
        <table:table-row table:style-name="ro1">
          <table:table-cell office:value-type="float" office:value="4.9029602" calcext:value-type="float">
            <text:p>4,9029602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9" calcext:value-type="float">
            <text:p>4,9</text:p>
          </table:table-cell>
          <table:table-cell office:value-type="float" office:value="-3.350288" calcext:value-type="float">
            <text:p>-3,350288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456084" calcext:value-type="float">
            <text:p>0,7456084</text:p>
          </table:table-cell>
          <table:table-cell table:formula="of:=[.A237]-[.E237]" office:value-type="float" office:value="4.90220715" calcext:value-type="float">
            <text:p>4,90220715</text:p>
          </table:table-cell>
          <table:table-cell table:formula="of:=[.B237]-[.D237]" office:value-type="float" office:value="0.000288999999999984" calcext:value-type="float">
            <text:p>0,000289</text:p>
          </table:table-cell>
          <table:table-cell table:formula="of:=[.A237]-[.C237]" office:value-type="float" office:value="0.00296019999999952" calcext:value-type="float">
            <text:p>0,0029602</text:p>
          </table:table-cell>
          <table:table-cell table:formula="of:=[.G237]-[.C237]" office:value-type="float" office:value="0.00220714999999938" calcext:value-type="float">
            <text:p>0,00220715</text:p>
          </table:table-cell>
          <table:table-cell table:formula="of:=[.J237]/[.I237]" office:value-type="float" office:value="0.745608404837421" calcext:value-type="float">
            <text:p>0,7456084048</text:p>
          </table:table-cell>
          <table:table-cell table:formula="of:=[.D237]+[.H237]*[.K237]" office:value-type="float" office:value="-3.350072519171" calcext:value-type="float">
            <text:p>-3,3500725192</text:p>
          </table:table-cell>
        </table:table-row>
        <table:table-row table:style-name="ro1">
          <table:table-cell office:value-type="float" office:value="4.903964" calcext:value-type="float">
            <text:p>4,903964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4.902" calcext:value-type="float">
            <text:p>4,902</text:p>
          </table:table-cell>
          <table:table-cell office:value-type="float" office:value="-3.350073" calcext:value-type="float">
            <text:p>-3,350073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6165733" calcext:value-type="float">
            <text:p>0,6165733</text:p>
          </table:table-cell>
          <table:table-cell table:formula="of:=[.A238]-[.E238]" office:value-type="float" office:value="4.90321095" calcext:value-type="float">
            <text:p>4,90321095</text:p>
          </table:table-cell>
          <table:table-cell table:formula="of:=[.B238]-[.D238]" office:value-type="float" office:value="0.0000740000000001295" calcext:value-type="float">
            <text:p>0,000074</text:p>
          </table:table-cell>
          <table:table-cell table:formula="of:=[.A238]-[.C238]" office:value-type="float" office:value="0.00196400000000008" calcext:value-type="float">
            <text:p>0,001964</text:p>
          </table:table-cell>
          <table:table-cell table:formula="of:=[.G238]-[.C238]" office:value-type="float" office:value="0.00121094999999993" calcext:value-type="float">
            <text:p>0,00121095</text:p>
          </table:table-cell>
          <table:table-cell table:formula="of:=[.J238]/[.I238]" office:value-type="float" office:value="0.616573319755543" calcext:value-type="float">
            <text:p>0,6165733198</text:p>
          </table:table-cell>
          <table:table-cell table:formula="of:=[.D238]+[.H238]*[.K238]" office:value-type="float" office:value="-3.35002737357434" calcext:value-type="float">
            <text:p>-3,3500273736</text:p>
          </table:table-cell>
        </table:table-row>
        <table:table-row table:style-name="ro1">
          <table:table-cell office:value-type="float" office:value="4.9310221" calcext:value-type="float">
            <text:p>4,9310221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903" calcext:value-type="float">
            <text:p>4,903</text:p>
          </table:table-cell>
          <table:table-cell office:value-type="float" office:value="-3.350027" calcext:value-type="float">
            <text:p>-3,350027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4214" calcext:value-type="float">
            <text:p>0,964214</text:p>
          </table:table-cell>
          <table:table-cell table:formula="of:=[.A239]-[.E239]" office:value-type="float" office:value="4.9300193" calcext:value-type="float">
            <text:p>4,9300193</text:p>
          </table:table-cell>
          <table:table-cell table:formula="of:=[.B239]-[.D239]" office:value-type="float" office:value="0.450028" calcext:value-type="float">
            <text:p>0,450028</text:p>
          </table:table-cell>
          <table:table-cell table:formula="of:=[.A239]-[.C239]" office:value-type="float" office:value="0.0280220999999994" calcext:value-type="float">
            <text:p>0,0280221</text:p>
          </table:table-cell>
          <table:table-cell table:formula="of:=[.G239]-[.C239]" office:value-type="float" office:value="0.0270192999999992" calcext:value-type="float">
            <text:p>0,0270193</text:p>
          </table:table-cell>
          <table:table-cell table:formula="of:=[.J239]/[.I239]" office:value-type="float" office:value="0.964213959696089" calcext:value-type="float">
            <text:p>0,9642139597</text:p>
          </table:table-cell>
          <table:table-cell table:formula="of:=[.D239]+[.H239]*[.K239]" office:value-type="float" office:value="-2.91610372014589" calcext:value-type="float">
            <text:p>-2,9161037201</text:p>
          </table:table-cell>
        </table:table-row>
        <table:table-row table:style-name="ro1">
          <table:table-cell office:value-type="float" office:value="4.9330269" calcext:value-type="float">
            <text:p>4,9330269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93" calcext:value-type="float">
            <text:p>4,93</text:p>
          </table:table-cell>
          <table:table-cell office:value-type="float" office:value="-2.916103" calcext:value-type="float">
            <text:p>-2,916103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68704" calcext:value-type="float">
            <text:p>0,668704</text:p>
          </table:table-cell>
          <table:table-cell table:formula="of:=[.A240]-[.E240]" office:value-type="float" office:value="4.9320241" calcext:value-type="float">
            <text:p>4,9320241</text:p>
          </table:table-cell>
          <table:table-cell table:formula="of:=[.B240]-[.D240]" office:value-type="float" office:value="0.0161039999999999" calcext:value-type="float">
            <text:p>0,016104</text:p>
          </table:table-cell>
          <table:table-cell table:formula="of:=[.A240]-[.C240]" office:value-type="float" office:value="0.00302690000000005" calcext:value-type="float">
            <text:p>0,0030269</text:p>
          </table:table-cell>
          <table:table-cell table:formula="of:=[.G240]-[.C240]" office:value-type="float" office:value="0.00202409999999986" calcext:value-type="float">
            <text:p>0,0020241</text:p>
          </table:table-cell>
          <table:table-cell table:formula="of:=[.J240]/[.I240]" office:value-type="float" office:value="0.668703954540892" calcext:value-type="float">
            <text:p>0,6687039545</text:p>
          </table:table-cell>
          <table:table-cell table:formula="of:=[.D240]+[.H240]*[.K240]" office:value-type="float" office:value="-2.90533419151607" calcext:value-type="float">
            <text:p>-2,9053341915</text:p>
          </table:table-cell>
        </table:table-row>
        <table:table-row table:style-name="ro1">
          <table:table-cell office:value-type="float" office:value="4.9350325" calcext:value-type="float">
            <text:p>4,9350325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932" calcext:value-type="float">
            <text:p>4,932</text:p>
          </table:table-cell>
          <table:table-cell office:value-type="float" office:value="-2.905334" calcext:value-type="float">
            <text:p>-2,90533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520528" calcext:value-type="float">
            <text:p>0,7520528</text:p>
          </table:table-cell>
          <table:table-cell table:formula="of:=[.A241]-[.E241]" office:value-type="float" office:value="4.9342806" calcext:value-type="float">
            <text:p>4,9342806</text:p>
          </table:table-cell>
          <table:table-cell table:formula="of:=[.B241]-[.D241]" office:value-type="float" office:value="0.00533499999999965" calcext:value-type="float">
            <text:p>0,005335</text:p>
          </table:table-cell>
          <table:table-cell table:formula="of:=[.A241]-[.C241]" office:value-type="float" office:value="0.00303249999999977" calcext:value-type="float">
            <text:p>0,0030325</text:p>
          </table:table-cell>
          <table:table-cell table:formula="of:=[.G241]-[.C241]" office:value-type="float" office:value="0.00228059999999974" calcext:value-type="float">
            <text:p>0,0022806</text:p>
          </table:table-cell>
          <table:table-cell table:formula="of:=[.J241]/[.I241]" office:value-type="float" office:value="0.752052761747705" calcext:value-type="float">
            <text:p>0,7520527617</text:p>
          </table:table-cell>
          <table:table-cell table:formula="of:=[.D241]+[.H241]*[.K241]" office:value-type="float" office:value="-2.90132179851608" calcext:value-type="float">
            <text:p>-2,9013217985</text:p>
          </table:table-cell>
        </table:table-row>
        <table:table-row table:style-name="ro1">
          <table:table-cell office:value-type="float" office:value="4.9360352" calcext:value-type="float">
            <text:p>4,9360352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934" calcext:value-type="float">
            <text:p>4,934</text:p>
          </table:table-cell>
          <table:table-cell office:value-type="float" office:value="-2.901322" calcext:value-type="float">
            <text:p>-2,90132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05523" calcext:value-type="float">
            <text:p>0,6305523</text:p>
          </table:table-cell>
          <table:table-cell table:formula="of:=[.A242]-[.E242]" office:value-type="float" office:value="4.9352833" calcext:value-type="float">
            <text:p>4,9352833</text:p>
          </table:table-cell>
          <table:table-cell table:formula="of:=[.B242]-[.D242]" office:value-type="float" office:value="0.00132299999999974" calcext:value-type="float">
            <text:p>0,001323</text:p>
          </table:table-cell>
          <table:table-cell table:formula="of:=[.A242]-[.C242]" office:value-type="float" office:value="0.0020351999999999" calcext:value-type="float">
            <text:p>0,0020352</text:p>
          </table:table-cell>
          <table:table-cell table:formula="of:=[.G242]-[.C242]" office:value-type="float" office:value="0.00128329999999988" calcext:value-type="float">
            <text:p>0,0012833</text:p>
          </table:table-cell>
          <table:table-cell table:formula="of:=[.J242]/[.I242]" office:value-type="float" office:value="0.630552279874183" calcext:value-type="float">
            <text:p>0,6305522799</text:p>
          </table:table-cell>
          <table:table-cell table:formula="of:=[.D242]+[.H242]*[.K242]" office:value-type="float" office:value="-2.90048777933373" calcext:value-type="float">
            <text:p>-2,9004877793</text:p>
          </table:table-cell>
        </table:table-row>
        <table:table-row table:style-name="ro1">
          <table:table-cell office:value-type="float" office:value="4.9370378" calcext:value-type="float">
            <text:p>4,9370378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4.935" calcext:value-type="float">
            <text:p>4,935</text:p>
          </table:table-cell>
          <table:table-cell office:value-type="float" office:value="-2.900487" calcext:value-type="float">
            <text:p>-2,90048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69997" calcext:value-type="float">
            <text:p>0,8769997</text:p>
          </table:table-cell>
          <table:table-cell table:formula="of:=[.A243]-[.E243]" office:value-type="float" office:value="4.93678715" calcext:value-type="float">
            <text:p>4,93678715</text:p>
          </table:table-cell>
          <table:table-cell table:formula="of:=[.B243]-[.D243]" office:value-type="float" office:value="0.000487999999999822" calcext:value-type="float">
            <text:p>0,000488</text:p>
          </table:table-cell>
          <table:table-cell table:formula="of:=[.A243]-[.C243]" office:value-type="float" office:value="0.0020377999999992" calcext:value-type="float">
            <text:p>0,0020378</text:p>
          </table:table-cell>
          <table:table-cell table:formula="of:=[.G243]-[.C243]" office:value-type="float" office:value="0.00178714999999929" calcext:value-type="float">
            <text:p>0,00178715</text:p>
          </table:table-cell>
          <table:table-cell table:formula="of:=[.J243]/[.I243]" office:value-type="float" office:value="0.876999705564822" calcext:value-type="float">
            <text:p>0,8769997056</text:p>
          </table:table-cell>
          <table:table-cell table:formula="of:=[.D243]+[.H243]*[.K243]" office:value-type="float" office:value="-2.90005902414368" calcext:value-type="float">
            <text:p>-2,9000590241</text:p>
          </table:table-cell>
        </table:table-row>
        <table:table-row table:style-name="ro1">
          <table:table-cell office:value-type="float" office:value="4.9634421" calcext:value-type="float">
            <text:p>4,9634421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937" calcext:value-type="float">
            <text:p>4,937</text:p>
          </table:table-cell>
          <table:table-cell office:value-type="float" office:value="-2.900059" calcext:value-type="float">
            <text:p>-2,900059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9904773" calcext:value-type="float">
            <text:p>0,9904773</text:p>
          </table:table-cell>
          <table:table-cell table:formula="of:=[.A244]-[.E244]" office:value-type="float" office:value="4.9631903" calcext:value-type="float">
            <text:p>4,9631903</text:p>
          </table:table-cell>
          <table:table-cell table:formula="of:=[.B244]-[.D244]" office:value-type="float" office:value="0.450061" calcext:value-type="float">
            <text:p>0,450061</text:p>
          </table:table-cell>
          <table:table-cell table:formula="of:=[.A244]-[.C244]" office:value-type="float" office:value="0.0264420999999997" calcext:value-type="float">
            <text:p>0,0264421</text:p>
          </table:table-cell>
          <table:table-cell table:formula="of:=[.G244]-[.C244]" office:value-type="float" office:value="0.0261902999999997" calcext:value-type="float">
            <text:p>0,0261903</text:p>
          </table:table-cell>
          <table:table-cell table:formula="of:=[.J244]/[.I244]" office:value-type="float" office:value="0.990477307021756" calcext:value-type="float">
            <text:p>0,990477307</text:p>
          </table:table-cell>
          <table:table-cell table:formula="of:=[.D244]+[.H244]*[.K244]" office:value-type="float" office:value="-2.45428379272448" calcext:value-type="float">
            <text:p>-2,4542837927</text:p>
          </table:table-cell>
        </table:table-row>
        <table:table-row table:style-name="ro1">
          <table:table-cell office:value-type="float" office:value="4.9649459" calcext:value-type="float">
            <text:p>4,9649459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963" calcext:value-type="float">
            <text:p>4,963</text:p>
          </table:table-cell>
          <table:table-cell office:value-type="float" office:value="-2.454284" calcext:value-type="float">
            <text:p>-2,454284</text:p>
          </table:table-cell>
          <table:table-cell office:value-type="float" office:value="0.0002518" calcext:value-type="float">
            <text:p>0,0002518</text:p>
          </table:table-cell>
          <table:table-cell office:value-type="float" office:value="0.8705997" calcext:value-type="float">
            <text:p>0,8705997</text:p>
          </table:table-cell>
          <table:table-cell table:formula="of:=[.A245]-[.E245]" office:value-type="float" office:value="4.9646941" calcext:value-type="float">
            <text:p>4,9646941</text:p>
          </table:table-cell>
          <table:table-cell table:formula="of:=[.B245]-[.D245]" office:value-type="float" office:value="0.00428600000000001" calcext:value-type="float">
            <text:p>0,004286</text:p>
          </table:table-cell>
          <table:table-cell table:formula="of:=[.A245]-[.C245]" office:value-type="float" office:value="0.00194589999999995" calcext:value-type="float">
            <text:p>0,0019459</text:p>
          </table:table-cell>
          <table:table-cell table:formula="of:=[.G245]-[.C245]" office:value-type="float" office:value="0.00169409999999992" calcext:value-type="float">
            <text:p>0,0016941</text:p>
          </table:table-cell>
          <table:table-cell table:formula="of:=[.J245]/[.I245]" office:value-type="float" office:value="0.870599722493432" calcext:value-type="float">
            <text:p>0,8705997225</text:p>
          </table:table-cell>
          <table:table-cell table:formula="of:=[.D245]+[.H245]*[.K245]" office:value-type="float" office:value="-2.45055260958939" calcext:value-type="float">
            <text:p>-2,4505526096</text:p>
          </table:table-cell>
        </table:table-row>
        <table:table-row table:style-name="ro1">
          <table:table-cell office:value-type="float" office:value="4.9669507" calcext:value-type="float">
            <text:p>4,9669507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965" calcext:value-type="float">
            <text:p>4,965</text:p>
          </table:table-cell>
          <table:table-cell office:value-type="float" office:value="-2.450553" calcext:value-type="float">
            <text:p>-2,450553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146768" calcext:value-type="float">
            <text:p>0,6146768</text:p>
          </table:table-cell>
          <table:table-cell table:formula="of:=[.A246]-[.E246]" office:value-type="float" office:value="4.96619905" calcext:value-type="float">
            <text:p>4,96619905</text:p>
          </table:table-cell>
          <table:table-cell table:formula="of:=[.B246]-[.D246]" office:value-type="float" office:value="0.000555000000000305" calcext:value-type="float">
            <text:p>0,000555</text:p>
          </table:table-cell>
          <table:table-cell table:formula="of:=[.A246]-[.C246]" office:value-type="float" office:value="0.00195070000000008" calcext:value-type="float">
            <text:p>0,0019507</text:p>
          </table:table-cell>
          <table:table-cell table:formula="of:=[.G246]-[.C246]" office:value-type="float" office:value="0.00119905000000031" calcext:value-type="float">
            <text:p>0,00119905</text:p>
          </table:table-cell>
          <table:table-cell table:formula="of:=[.J246]/[.I246]" office:value-type="float" office:value="0.614676782693526" calcext:value-type="float">
            <text:p>0,6146767827</text:p>
          </table:table-cell>
          <table:table-cell table:formula="of:=[.D246]+[.H246]*[.K246]" office:value-type="float" office:value="-2.45021185438561" calcext:value-type="float">
            <text:p>-2,4502118544</text:p>
          </table:table-cell>
        </table:table-row>
        <table:table-row table:style-name="ro1">
          <table:table-cell office:value-type="float" office:value="4.9684547" calcext:value-type="float">
            <text:p>4,9684547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966" calcext:value-type="float">
            <text:p>4,966</text:p>
          </table:table-cell>
          <table:table-cell office:value-type="float" office:value="-2.450212" calcext:value-type="float">
            <text:p>-2,450212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6937915" calcext:value-type="float">
            <text:p>0,6937915</text:p>
          </table:table-cell>
          <table:table-cell table:formula="of:=[.A247]-[.E247]" office:value-type="float" office:value="4.96770305" calcext:value-type="float">
            <text:p>4,96770305</text:p>
          </table:table-cell>
          <table:table-cell table:formula="of:=[.B247]-[.D247]" office:value-type="float" office:value="0.000214000000000158" calcext:value-type="float">
            <text:p>0,000214</text:p>
          </table:table-cell>
          <table:table-cell table:formula="of:=[.A247]-[.C247]" office:value-type="float" office:value="0.00245469999999948" calcext:value-type="float">
            <text:p>0,0024547</text:p>
          </table:table-cell>
          <table:table-cell table:formula="of:=[.G247]-[.C247]" office:value-type="float" office:value="0.00170304999999971" calcext:value-type="float">
            <text:p>0,00170305</text:p>
          </table:table-cell>
          <table:table-cell table:formula="of:=[.J247]/[.I247]" office:value-type="float" office:value="0.693791502016568" calcext:value-type="float">
            <text:p>0,693791502</text:p>
          </table:table-cell>
          <table:table-cell table:formula="of:=[.D247]+[.H247]*[.K247]" office:value-type="float" office:value="-2.45006352861857" calcext:value-type="float">
            <text:p>-2,4500635286</text:p>
          </table:table-cell>
        </table:table-row>
        <table:table-row table:style-name="ro1">
          <table:table-cell office:value-type="float" office:value="4.9694578" calcext:value-type="float">
            <text:p>4,9694578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968" calcext:value-type="float">
            <text:p>4,968</text:p>
          </table:table-cell>
          <table:table-cell office:value-type="float" office:value="-2.450064" calcext:value-type="float">
            <text:p>-2,45006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79942" calcext:value-type="float">
            <text:p>0,8279942</text:p>
          </table:table-cell>
          <table:table-cell table:formula="of:=[.A248]-[.E248]" office:value-type="float" office:value="4.96920705" calcext:value-type="float">
            <text:p>4,96920705</text:p>
          </table:table-cell>
          <table:table-cell table:formula="of:=[.B248]-[.D248]" office:value-type="float" office:value="0.0000659999999998995" calcext:value-type="float">
            <text:p>0,000066</text:p>
          </table:table-cell>
          <table:table-cell table:formula="of:=[.A248]-[.C248]" office:value-type="float" office:value="0.00145779999999984" calcext:value-type="float">
            <text:p>0,0014578</text:p>
          </table:table-cell>
          <table:table-cell table:formula="of:=[.G248]-[.C248]" office:value-type="float" office:value="0.00120704999999965" calcext:value-type="float">
            <text:p>0,00120705</text:p>
          </table:table-cell>
          <table:table-cell table:formula="of:=[.J248]/[.I248]" office:value-type="float" office:value="0.827994237892567" calcext:value-type="float">
            <text:p>0,8279942379</text:p>
          </table:table-cell>
          <table:table-cell table:formula="of:=[.D248]+[.H248]*[.K248]" office:value-type="float" office:value="-2.4500093523803" calcext:value-type="float">
            <text:p>-2,4500093524</text:p>
          </table:table-cell>
        </table:table-row>
        <table:table-row table:style-name="ro1">
          <table:table-cell office:value-type="float" office:value="4.9699593" calcext:value-type="float">
            <text:p>4,9699593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4.969" calcext:value-type="float">
            <text:p>4,969</text:p>
          </table:table-cell>
          <table:table-cell office:value-type="float" office:value="-2.45001" calcext:value-type="float">
            <text:p>-2,4500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386115" calcext:value-type="float">
            <text:p>0,7386115</text:p>
          </table:table-cell>
          <table:table-cell table:formula="of:=[.A249]-[.E249]" office:value-type="float" office:value="4.96970855" calcext:value-type="float">
            <text:p>4,96970855</text:p>
          </table:table-cell>
          <table:table-cell table:formula="of:=[.B249]-[.D249]" office:value-type="float" office:value="0.000011999999999901" calcext:value-type="float">
            <text:p>0,000012</text:p>
          </table:table-cell>
          <table:table-cell table:formula="of:=[.A249]-[.C249]" office:value-type="float" office:value="0.000959299999999885" calcext:value-type="float">
            <text:p>0,0009593</text:p>
          </table:table-cell>
          <table:table-cell table:formula="of:=[.G249]-[.C249]" office:value-type="float" office:value="0.000708549999999697" calcext:value-type="float">
            <text:p>0,00070855</text:p>
          </table:table-cell>
          <table:table-cell table:formula="of:=[.J249]/[.I249]" office:value-type="float" office:value="0.738611487542773" calcext:value-type="float">
            <text:p>0,7386114875</text:p>
          </table:table-cell>
          <table:table-cell table:formula="of:=[.D249]+[.H249]*[.K249]" office:value-type="float" office:value="-2.45000113666215" calcext:value-type="float">
            <text:p>-2,4500011367</text:p>
          </table:table-cell>
        </table:table-row>
        <table:table-row table:style-name="ro1">
          <table:table-cell office:value-type="float" office:value="4.9975044" calcext:value-type="float">
            <text:p>4,9975044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4.97" calcext:value-type="float">
            <text:p>4,97</text:p>
          </table:table-cell>
          <table:table-cell office:value-type="float" office:value="-2.450001" calcext:value-type="float">
            <text:p>-2,45000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26571" calcext:value-type="float">
            <text:p>0,9726571</text:p>
          </table:table-cell>
          <table:table-cell table:formula="of:=[.A250]-[.E250]" office:value-type="float" office:value="4.99675235" calcext:value-type="float">
            <text:p>4,99675235</text:p>
          </table:table-cell>
          <table:table-cell table:formula="of:=[.B250]-[.D250]" office:value-type="float" office:value="0.450003" calcext:value-type="float">
            <text:p>0,450003</text:p>
          </table:table-cell>
          <table:table-cell table:formula="of:=[.A250]-[.C250]" office:value-type="float" office:value="0.0275044000000006" calcext:value-type="float">
            <text:p>0,0275044</text:p>
          </table:table-cell>
          <table:table-cell table:formula="of:=[.G250]-[.C250]" office:value-type="float" office:value="0.0267523500000006" calcext:value-type="float">
            <text:p>0,02675235</text:p>
          </table:table-cell>
          <table:table-cell table:formula="of:=[.J250]/[.I250]" office:value-type="float" office:value="0.972657102136386" calcext:value-type="float">
            <text:p>0,9726571021</text:p>
          </table:table-cell>
          <table:table-cell table:formula="of:=[.D250]+[.H250]*[.K250]" office:value-type="float" office:value="-2.01230238606732" calcext:value-type="float">
            <text:p>-2,0123023861</text:p>
          </table:table-cell>
        </table:table-row>
        <table:table-row table:style-name="ro1">
          <table:table-cell office:value-type="float" office:value="4.9995094" calcext:value-type="float">
            <text:p>4,9995094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4.997" calcext:value-type="float">
            <text:p>4,997</text:p>
          </table:table-cell>
          <table:table-cell office:value-type="float" office:value="-2.012303" calcext:value-type="float">
            <text:p>-2,01230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03068" calcext:value-type="float">
            <text:p>0,7003068</text:p>
          </table:table-cell>
          <table:table-cell table:formula="of:=[.A251]-[.E251]" office:value-type="float" office:value="4.99875735" calcext:value-type="float">
            <text:p>4,99875735</text:p>
          </table:table-cell>
          <table:table-cell table:formula="of:=[.B251]-[.D251]" office:value-type="float" office:value="0.0123050000000002" calcext:value-type="float">
            <text:p>0,012305</text:p>
          </table:table-cell>
          <table:table-cell table:formula="of:=[.A251]-[.C251]" office:value-type="float" office:value="0.00250940000000011" calcext:value-type="float">
            <text:p>0,0025094</text:p>
          </table:table-cell>
          <table:table-cell table:formula="of:=[.G251]-[.C251]" office:value-type="float" office:value="0.0017573500000001" calcext:value-type="float">
            <text:p>0,00175735</text:p>
          </table:table-cell>
          <table:table-cell table:formula="of:=[.J251]/[.I251]" office:value-type="float" office:value="0.700306846258081" calcext:value-type="float">
            <text:p>0,7003068463</text:p>
          </table:table-cell>
          <table:table-cell table:formula="of:=[.D251]+[.H251]*[.K251]" office:value-type="float" office:value="-2.00368572425679" calcext:value-type="float">
            <text:p>-2,0036857243</text:p>
          </table:table-cell>
        </table:table-row>
        <table:table-row table:style-name="ro1">
          <table:table-cell office:value-type="float" office:value="5.002016" calcext:value-type="float">
            <text:p>5,002016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4.999" calcext:value-type="float">
            <text:p>4,999</text:p>
          </table:table-cell>
          <table:table-cell office:value-type="float" office:value="-2.003686" calcext:value-type="float">
            <text:p>-2,003686</text:p>
          </table:table-cell>
          <table:table-cell office:value-type="float" office:value="0.00100225" calcext:value-type="float">
            <text:p>0,00100225</text:p>
          </table:table-cell>
          <table:table-cell office:value-type="float" office:value="0.667689" calcext:value-type="float">
            <text:p>0,667689</text:p>
          </table:table-cell>
          <table:table-cell table:formula="of:=[.A252]-[.E252]" office:value-type="float" office:value="5.00101375" calcext:value-type="float">
            <text:p>5,00101375</text:p>
          </table:table-cell>
          <table:table-cell table:formula="of:=[.B252]-[.D252]" office:value-type="float" office:value="0.00368800000000014" calcext:value-type="float">
            <text:p>0,003688</text:p>
          </table:table-cell>
          <table:table-cell table:formula="of:=[.A252]-[.C252]" office:value-type="float" office:value="0.00301600000000057" calcext:value-type="float">
            <text:p>0,003016</text:p>
          </table:table-cell>
          <table:table-cell table:formula="of:=[.G252]-[.C252]" office:value-type="float" office:value="0.00201375000000059" calcext:value-type="float">
            <text:p>0,00201375</text:p>
          </table:table-cell>
          <table:table-cell table:formula="of:=[.J252]/[.I252]" office:value-type="float" office:value="0.667688992042509" calcext:value-type="float">
            <text:p>0,667688992</text:p>
          </table:table-cell>
          <table:table-cell table:formula="of:=[.D252]+[.H252]*[.K252]" office:value-type="float" office:value="-2.00122356299735" calcext:value-type="float">
            <text:p>-2,001223563</text:p>
          </table:table-cell>
        </table:table-row>
        <table:table-row table:style-name="ro1">
          <table:table-cell office:value-type="float" office:value="5.002016" calcext:value-type="float">
            <text:p>5,002016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5.001" calcext:value-type="float">
            <text:p>5,001</text:p>
          </table:table-cell>
          <table:table-cell office:value-type="float" office:value="-2.001224" calcext:value-type="float">
            <text:p>-2,001224</text:p>
          </table:table-cell>
          <table:table-cell office:value-type="float" office:value="0.00100225" calcext:value-type="float">
            <text:p>0,00100225</text:p>
          </table:table-cell>
          <table:table-cell office:value-type="float" office:value="0.01353346" calcext:value-type="float">
            <text:p>0,01353346</text:p>
          </table:table-cell>
          <table:table-cell table:formula="of:=[.A253]-[.E253]" office:value-type="float" office:value="5.00101375" calcext:value-type="float">
            <text:p>5,00101375</text:p>
          </table:table-cell>
          <table:table-cell table:formula="of:=[.B253]-[.D253]" office:value-type="float" office:value="0.00122600000000017" calcext:value-type="float">
            <text:p>0,001226</text:p>
          </table:table-cell>
          <table:table-cell table:formula="of:=[.A253]-[.C253]" office:value-type="float" office:value="0.00101599999999991" calcext:value-type="float">
            <text:p>0,001016</text:p>
          </table:table-cell>
          <table:table-cell table:formula="of:=[.G253]-[.C253]" office:value-type="float" office:value="0.0000137499999999235" calcext:value-type="float">
            <text:p>0,00001375</text:p>
          </table:table-cell>
          <table:table-cell table:formula="of:=[.J253]/[.I253]" office:value-type="float" office:value="0.0135334645668551" calcext:value-type="float">
            <text:p>0,0135334646</text:p>
          </table:table-cell>
          <table:table-cell table:formula="of:=[.D253]+[.H253]*[.K253]" office:value-type="float" office:value="-2.00120740797244" calcext:value-type="float">
            <text:p>-2,001207408</text:p>
          </table:table-cell>
        </table:table-row>
        <table:table-row table:style-name="ro1">
          <table:table-cell office:value-type="float" office:value="5.0035239" calcext:value-type="float">
            <text:p>5,0035239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5.001" calcext:value-type="float">
            <text:p>5,001</text:p>
          </table:table-cell>
          <table:table-cell office:value-type="float" office:value="-2.001207" calcext:value-type="float">
            <text:p>-2,001207</text:p>
          </table:table-cell>
          <table:table-cell office:value-type="float" office:value="0.00025165" calcext:value-type="float">
            <text:p>0,00025165</text:p>
          </table:table-cell>
          <table:table-cell office:value-type="float" office:value="0.9002932" calcext:value-type="float">
            <text:p>0,9002932</text:p>
          </table:table-cell>
          <table:table-cell table:formula="of:=[.A254]-[.E254]" office:value-type="float" office:value="5.00327225" calcext:value-type="float">
            <text:p>5,00327225</text:p>
          </table:table-cell>
          <table:table-cell table:formula="of:=[.B254]-[.D254]" office:value-type="float" office:value="0.00120900000000002" calcext:value-type="float">
            <text:p>0,001209</text:p>
          </table:table-cell>
          <table:table-cell table:formula="of:=[.A254]-[.C254]" office:value-type="float" office:value="0.00252389999999991" calcext:value-type="float">
            <text:p>0,0025239</text:p>
          </table:table-cell>
          <table:table-cell table:formula="of:=[.G254]-[.C254]" office:value-type="float" office:value="0.00227224999999986" calcext:value-type="float">
            <text:p>0,00227225</text:p>
          </table:table-cell>
          <table:table-cell table:formula="of:=[.J254]/[.I254]" office:value-type="float" office:value="0.90029319703631" calcext:value-type="float">
            <text:p>0,900293197</text:p>
          </table:table-cell>
          <table:table-cell table:formula="of:=[.D254]+[.H254]*[.K254]" office:value-type="float" office:value="-2.00011854552478" calcext:value-type="float">
            <text:p>-2,0001185455</text:p>
          </table:table-cell>
        </table:table-row>
        <table:table-row table:style-name="ro1">
          <table:table-cell office:value-type="float" office:value="5.0314313" calcext:value-type="float">
            <text:p>5,0314313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03" calcext:value-type="float">
            <text:p>5,003</text:p>
          </table:table-cell>
          <table:table-cell office:value-type="float" office:value="-2.000119" calcext:value-type="float">
            <text:p>-2,000119</text:p>
          </table:table-cell>
          <table:table-cell office:value-type="float" office:value="0.00025165" calcext:value-type="float">
            <text:p>0,00025165</text:p>
          </table:table-cell>
          <table:table-cell office:value-type="float" office:value="0.9911488" calcext:value-type="float">
            <text:p>0,9911488</text:p>
          </table:table-cell>
          <table:table-cell table:formula="of:=[.A255]-[.E255]" office:value-type="float" office:value="5.03117965" calcext:value-type="float">
            <text:p>5,03117965</text:p>
          </table:table-cell>
          <table:table-cell table:formula="of:=[.B255]-[.D255]" office:value-type="float" office:value="0.450121" calcext:value-type="float">
            <text:p>0,450121</text:p>
          </table:table-cell>
          <table:table-cell table:formula="of:=[.A255]-[.C255]" office:value-type="float" office:value="0.0284313000000003" calcext:value-type="float">
            <text:p>0,0284313</text:p>
          </table:table-cell>
          <table:table-cell table:formula="of:=[.G255]-[.C255]" office:value-type="float" office:value="0.0281796500000002" calcext:value-type="float">
            <text:p>0,02817965</text:p>
          </table:table-cell>
          <table:table-cell table:formula="of:=[.J255]/[.I255]" office:value-type="float" office:value="0.991148839483244" calcext:value-type="float">
            <text:p>0,9911488395</text:p>
          </table:table-cell>
          <table:table-cell table:formula="of:=[.D255]+[.H255]*[.K255]" office:value-type="float" office:value="-1.55398209322296" calcext:value-type="float">
            <text:p>-1,5539820932</text:p>
          </table:table-cell>
        </table:table-row>
        <table:table-row table:style-name="ro1">
          <table:table-cell office:value-type="float" office:value="5.0319325" calcext:value-type="float">
            <text:p>5,0319325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31" calcext:value-type="float">
            <text:p>5,031</text:p>
          </table:table-cell>
          <table:table-cell office:value-type="float" office:value="-1.553982" calcext:value-type="float">
            <text:p>-1,553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56]-[.E256]" office:value-type="float" office:value="5.0319325" calcext:value-type="float">
            <text:p>5,0319325</text:p>
          </table:table-cell>
          <table:table-cell table:formula="of:=[.B256]-[.D256]" office:value-type="float" office:value="0.00398399999999999" calcext:value-type="float">
            <text:p>0,003984</text:p>
          </table:table-cell>
          <table:table-cell table:formula="of:=[.A256]-[.C256]" office:value-type="float" office:value="0.000932500000000225" calcext:value-type="float">
            <text:p>0,0009325</text:p>
          </table:table-cell>
          <table:table-cell table:formula="of:=[.G256]-[.C256]" office:value-type="float" office:value="0.000932500000000225" calcext:value-type="float">
            <text:p>0,0009325</text:p>
          </table:table-cell>
          <table:table-cell table:formula="of:=[.J256]/[.I256]" office:value-type="float" office:value="1" calcext:value-type="float">
            <text:p>1</text:p>
          </table:table-cell>
          <table:table-cell table:formula="of:=[.D256]+[.H256]*[.K256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5.0344437" calcext:value-type="float">
            <text:p>5,0344437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32" calcext:value-type="float">
            <text:p>5,032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57]-[.E257]" office:value-type="float" office:value="5.0344437" calcext:value-type="float">
            <text:p>5,0344437</text:p>
          </table:table-cell>
          <table:table-cell table:formula="of:=[.B257]-[.D257]" office:value-type="float" office:value="0" calcext:value-type="float">
            <text:p>0</text:p>
          </table:table-cell>
          <table:table-cell table:formula="of:=[.A257]-[.C257]" office:value-type="float" office:value="0.00244369999999972" calcext:value-type="float">
            <text:p>0,0024437</text:p>
          </table:table-cell>
          <table:table-cell table:formula="of:=[.G257]-[.C257]" office:value-type="float" office:value="0.00244369999999972" calcext:value-type="float">
            <text:p>0,0024437</text:p>
          </table:table-cell>
          <table:table-cell table:formula="of:=[.J257]/[.I257]" office:value-type="float" office:value="1" calcext:value-type="float">
            <text:p>1</text:p>
          </table:table-cell>
          <table:table-cell table:formula="of:=[.D257]+[.H257]*[.K257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5.0359483" calcext:value-type="float">
            <text:p>5,0359483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34" calcext:value-type="float">
            <text:p>5,034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425705" calcext:value-type="float">
            <text:p>0,7425705</text:p>
          </table:table-cell>
          <table:table-cell table:formula="of:=[.A258]-[.E258]" office:value-type="float" office:value="5.03544675" calcext:value-type="float">
            <text:p>5,03544675</text:p>
          </table:table-cell>
          <table:table-cell table:formula="of:=[.B258]-[.D258]" office:value-type="float" office:value="0" calcext:value-type="float">
            <text:p>0</text:p>
          </table:table-cell>
          <table:table-cell table:formula="of:=[.A258]-[.C258]" office:value-type="float" office:value="0.00194830000000046" calcext:value-type="float">
            <text:p>0,0019483</text:p>
          </table:table-cell>
          <table:table-cell table:formula="of:=[.G258]-[.C258]" office:value-type="float" office:value="0.00144675000000039" calcext:value-type="float">
            <text:p>0,00144675</text:p>
          </table:table-cell>
          <table:table-cell table:formula="of:=[.J258]/[.I258]" office:value-type="float" office:value="0.742570446029895" calcext:value-type="float">
            <text:p>0,742570446</text:p>
          </table:table-cell>
          <table:table-cell table:formula="of:=[.D258]+[.H258]*[.K258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5.0369503" calcext:value-type="float">
            <text:p>5,0369503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35" calcext:value-type="float">
            <text:p>5,035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7428344" calcext:value-type="float">
            <text:p>0,7428344</text:p>
          </table:table-cell>
          <table:table-cell table:formula="of:=[.A259]-[.E259]" office:value-type="float" office:value="5.03644875" calcext:value-type="float">
            <text:p>5,03644875</text:p>
          </table:table-cell>
          <table:table-cell table:formula="of:=[.B259]-[.D259]" office:value-type="float" office:value="0" calcext:value-type="float">
            <text:p>0</text:p>
          </table:table-cell>
          <table:table-cell table:formula="of:=[.A259]-[.C259]" office:value-type="float" office:value="0.00195029999999985" calcext:value-type="float">
            <text:p>0,0019503</text:p>
          </table:table-cell>
          <table:table-cell table:formula="of:=[.G259]-[.C259]" office:value-type="float" office:value="0.00144874999999978" calcext:value-type="float">
            <text:p>0,00144875</text:p>
          </table:table-cell>
          <table:table-cell table:formula="of:=[.J259]/[.I259]" office:value-type="float" office:value="0.74283443572778" calcext:value-type="float">
            <text:p>0,7428344357</text:p>
          </table:table-cell>
          <table:table-cell table:formula="of:=[.D259]+[.H259]*[.K259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5.0374523" calcext:value-type="float">
            <text:p>5,0374523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36" calcext:value-type="float">
            <text:p>5,036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271707" calcext:value-type="float">
            <text:p>0,8271707</text:p>
          </table:table-cell>
          <table:table-cell table:formula="of:=[.A260]-[.E260]" office:value-type="float" office:value="5.0372013" calcext:value-type="float">
            <text:p>5,0372013</text:p>
          </table:table-cell>
          <table:table-cell table:formula="of:=[.B260]-[.D260]" office:value-type="float" office:value="0" calcext:value-type="float">
            <text:p>0</text:p>
          </table:table-cell>
          <table:table-cell table:formula="of:=[.A260]-[.C260]" office:value-type="float" office:value="0.00145230000000041" calcext:value-type="float">
            <text:p>0,0014523</text:p>
          </table:table-cell>
          <table:table-cell table:formula="of:=[.G260]-[.C260]" office:value-type="float" office:value="0.00120130000000085" calcext:value-type="float">
            <text:p>0,0012013</text:p>
          </table:table-cell>
          <table:table-cell table:formula="of:=[.J260]/[.I260]" office:value-type="float" office:value="0.827170694760389" calcext:value-type="float">
            <text:p>0,8271706948</text:p>
          </table:table-cell>
          <table:table-cell table:formula="of:=[.D260]+[.H260]*[.K260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5.0384543" calcext:value-type="float">
            <text:p>5,0384543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5.037" calcext:value-type="float">
            <text:p>5,037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274084" calcext:value-type="float">
            <text:p>0,8274084</text:p>
          </table:table-cell>
          <table:table-cell table:formula="of:=[.A261]-[.E261]" office:value-type="float" office:value="5.0382033" calcext:value-type="float">
            <text:p>5,0382033</text:p>
          </table:table-cell>
          <table:table-cell table:formula="of:=[.B261]-[.D261]" office:value-type="float" office:value="0" calcext:value-type="float">
            <text:p>0</text:p>
          </table:table-cell>
          <table:table-cell table:formula="of:=[.A261]-[.C261]" office:value-type="float" office:value="0.0014542999999998" calcext:value-type="float">
            <text:p>0,0014543</text:p>
          </table:table-cell>
          <table:table-cell table:formula="of:=[.G261]-[.C261]" office:value-type="float" office:value="0.00120330000000024" calcext:value-type="float">
            <text:p>0,0012033</text:p>
          </table:table-cell>
          <table:table-cell table:formula="of:=[.J261]/[.I261]" office:value-type="float" office:value="0.827408375163589" calcext:value-type="float">
            <text:p>0,8274083752</text:p>
          </table:table-cell>
          <table:table-cell table:formula="of:=[.D261]+[.H261]*[.K261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5.0660173" calcext:value-type="float">
            <text:p>5,0660173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5.038" calcext:value-type="float">
            <text:p>5,038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1092" calcext:value-type="float">
            <text:p>0,9821092</text:p>
          </table:table-cell>
          <table:table-cell table:formula="of:=[.A262]-[.E262]" office:value-type="float" office:value="5.06551605" calcext:value-type="float">
            <text:p>5,06551605</text:p>
          </table:table-cell>
          <table:table-cell table:formula="of:=[.B262]-[.D262]" office:value-type="float" office:value="0.45" calcext:value-type="float">
            <text:p>0,45</text:p>
          </table:table-cell>
          <table:table-cell table:formula="of:=[.A262]-[.C262]" office:value-type="float" office:value="0.0280173000000001" calcext:value-type="float">
            <text:p>0,0280173</text:p>
          </table:table-cell>
          <table:table-cell table:formula="of:=[.G262]-[.C262]" office:value-type="float" office:value="0.02751605" calcext:value-type="float">
            <text:p>0,02751605</text:p>
          </table:table-cell>
          <table:table-cell table:formula="of:=[.J262]/[.I262]" office:value-type="float" office:value="0.982109268202142" calcext:value-type="float">
            <text:p>0,9821092682</text:p>
          </table:table-cell>
          <table:table-cell table:formula="of:=[.D262]+[.H262]*[.K262]" office:value-type="float" office:value="-1.10804882930904" calcext:value-type="float">
            <text:p>-1,1080488293</text:p>
          </table:table-cell>
        </table:table-row>
        <table:table-row table:style-name="ro1">
          <table:table-cell office:value-type="float" office:value="5.0670203" calcext:value-type="float">
            <text:p>5,0670203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5.066" calcext:value-type="float">
            <text:p>5,066</text:p>
          </table:table-cell>
          <table:table-cell office:value-type="float" office:value="-1.108049" calcext:value-type="float">
            <text:p>-1,108049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54141" calcext:value-type="float">
            <text:p>0,754141</text:p>
          </table:table-cell>
          <table:table-cell table:formula="of:=[.A263]-[.E263]" office:value-type="float" office:value="5.06676945" calcext:value-type="float">
            <text:p>5,06676945</text:p>
          </table:table-cell>
          <table:table-cell table:formula="of:=[.B263]-[.D263]" office:value-type="float" office:value="0.00805100000000003" calcext:value-type="float">
            <text:p>0,008051</text:p>
          </table:table-cell>
          <table:table-cell table:formula="of:=[.A263]-[.C263]" office:value-type="float" office:value="0.00102030000000042" calcext:value-type="float">
            <text:p>0,0010203</text:p>
          </table:table-cell>
          <table:table-cell table:formula="of:=[.G263]-[.C263]" office:value-type="float" office:value="0.000769450000000838" calcext:value-type="float">
            <text:p>0,00076945</text:p>
          </table:table-cell>
          <table:table-cell table:formula="of:=[.J263]/[.I263]" office:value-type="float" office:value="0.754140938940039" calcext:value-type="float">
            <text:p>0,7541409389</text:p>
          </table:table-cell>
          <table:table-cell table:formula="of:=[.D263]+[.H263]*[.K263]" office:value-type="float" office:value="-1.10197741130059" calcext:value-type="float">
            <text:p>-1,1019774113</text:p>
          </table:table-cell>
        </table:table-row>
        <table:table-row table:style-name="ro1">
          <table:table-cell office:value-type="float" office:value="5.0685239" calcext:value-type="float">
            <text:p>5,0685239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5.067" calcext:value-type="float">
            <text:p>5,067</text:p>
          </table:table-cell>
          <table:table-cell office:value-type="float" office:value="-1.101978" calcext:value-type="float">
            <text:p>-1,10197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709758" calcext:value-type="float">
            <text:p>0,6709758</text:p>
          </table:table-cell>
          <table:table-cell table:formula="of:=[.A264]-[.E264]" office:value-type="float" office:value="5.0680225" calcext:value-type="float">
            <text:p>5,0680225</text:p>
          </table:table-cell>
          <table:table-cell table:formula="of:=[.B264]-[.D264]" office:value-type="float" office:value="0.00197999999999987" calcext:value-type="float">
            <text:p>0,00198</text:p>
          </table:table-cell>
          <table:table-cell table:formula="of:=[.A264]-[.C264]" office:value-type="float" office:value="0.00152389999999958" calcext:value-type="float">
            <text:p>0,0015239</text:p>
          </table:table-cell>
          <table:table-cell table:formula="of:=[.G264]-[.C264]" office:value-type="float" office:value="0.00102249999999948" calcext:value-type="float">
            <text:p>0,0010225</text:p>
          </table:table-cell>
          <table:table-cell table:formula="of:=[.J264]/[.I264]" office:value-type="float" office:value="0.670975785812563" calcext:value-type="float">
            <text:p>0,6709757858</text:p>
          </table:table-cell>
          <table:table-cell table:formula="of:=[.D264]+[.H264]*[.K264]" office:value-type="float" office:value="-1.10064946794409" calcext:value-type="float">
            <text:p>-1,1006494679</text:p>
          </table:table-cell>
        </table:table-row>
        <table:table-row table:style-name="ro1">
          <table:table-cell office:value-type="float" office:value="5.071031" calcext:value-type="float">
            <text:p>5,071031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5.068" calcext:value-type="float">
            <text:p>5,068</text:p>
          </table:table-cell>
          <table:table-cell office:value-type="float" office:value="-1.10065" calcext:value-type="float">
            <text:p>-1,1006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345761" calcext:value-type="float">
            <text:p>0,8345761</text:p>
          </table:table-cell>
          <table:table-cell table:formula="of:=[.A265]-[.E265]" office:value-type="float" office:value="5.0705296" calcext:value-type="float">
            <text:p>5,0705296</text:p>
          </table:table-cell>
          <table:table-cell table:formula="of:=[.B265]-[.D265]" office:value-type="float" office:value="0.000651999999999875" calcext:value-type="float">
            <text:p>0,000652</text:p>
          </table:table-cell>
          <table:table-cell table:formula="of:=[.A265]-[.C265]" office:value-type="float" office:value="0.00303100000000001" calcext:value-type="float">
            <text:p>0,003031</text:p>
          </table:table-cell>
          <table:table-cell table:formula="of:=[.G265]-[.C265]" office:value-type="float" office:value="0.00252959999999991" calcext:value-type="float">
            <text:p>0,0025296</text:p>
          </table:table-cell>
          <table:table-cell table:formula="of:=[.J265]/[.I265]" office:value-type="float" office:value="0.834576047509041" calcext:value-type="float">
            <text:p>0,8345760475</text:p>
          </table:table-cell>
          <table:table-cell table:formula="of:=[.D265]+[.H265]*[.K265]" office:value-type="float" office:value="-1.10010585641702" calcext:value-type="float">
            <text:p>-1,1001058564</text:p>
          </table:table-cell>
        </table:table-row>
        <table:table-row table:style-name="ro1">
          <table:table-cell office:value-type="float" office:value="5.0999291" calcext:value-type="float">
            <text:p>5,0999291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5.071" calcext:value-type="float">
            <text:p>5,071</text:p>
          </table:table-cell>
          <table:table-cell office:value-type="float" office:value="-1.100106" calcext:value-type="float">
            <text:p>-1,100106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26645" calcext:value-type="float">
            <text:p>0,9826645</text:p>
          </table:table-cell>
          <table:table-cell table:formula="of:=[.A266]-[.E266]" office:value-type="float" office:value="5.0994276" calcext:value-type="float">
            <text:p>5,0994276</text:p>
          </table:table-cell>
          <table:table-cell table:formula="of:=[.B266]-[.D266]" office:value-type="float" office:value="0.4501076" calcext:value-type="float">
            <text:p>0,4501076</text:p>
          </table:table-cell>
          <table:table-cell table:formula="of:=[.A266]-[.C266]" office:value-type="float" office:value="0.0289291" calcext:value-type="float">
            <text:p>0,0289291</text:p>
          </table:table-cell>
          <table:table-cell table:formula="of:=[.G266]-[.C266]" office:value-type="float" office:value="0.0284275999999997" calcext:value-type="float">
            <text:p>0,0284276</text:p>
          </table:table-cell>
          <table:table-cell table:formula="of:=[.J266]/[.I266]" office:value-type="float" office:value="0.982664514277998" calcext:value-type="float">
            <text:p>0,9826645143</text:p>
          </table:table-cell>
          <table:table-cell table:formula="of:=[.D266]+[.H266]*[.K266]" office:value-type="float" office:value="-0.657801233873165" calcext:value-type="float">
            <text:p>-0,6578012339</text:p>
          </table:table-cell>
        </table:table-row>
        <table:table-row table:style-name="ro1">
          <table:table-cell office:value-type="float" office:value="5.1029387" calcext:value-type="float">
            <text:p>5,1029387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5.099" calcext:value-type="float">
            <text:p>5,099</text:p>
          </table:table-cell>
          <table:table-cell office:value-type="float" office:value="-0.6578013" calcext:value-type="float">
            <text:p>-0,657801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726737" calcext:value-type="float">
            <text:p>0,8726737</text:p>
          </table:table-cell>
          <table:table-cell table:formula="of:=[.A267]-[.E267]" office:value-type="float" office:value="5.1024372" calcext:value-type="float">
            <text:p>5,1024372</text:p>
          </table:table-cell>
          <table:table-cell table:formula="of:=[.B267]-[.D267]" office:value-type="float" office:value="0.00780289999999995" calcext:value-type="float">
            <text:p>0,0078029</text:p>
          </table:table-cell>
          <table:table-cell table:formula="of:=[.A267]-[.C267]" office:value-type="float" office:value="0.00393869999999996" calcext:value-type="float">
            <text:p>0,0039387</text:p>
          </table:table-cell>
          <table:table-cell table:formula="of:=[.G267]-[.C267]" office:value-type="float" office:value="0.00343719999999958" calcext:value-type="float">
            <text:p>0,0034372</text:p>
          </table:table-cell>
          <table:table-cell table:formula="of:=[.J267]/[.I267]" office:value-type="float" office:value="0.87267372483297" calcext:value-type="float">
            <text:p>0,8726737248</text:p>
          </table:table-cell>
          <table:table-cell table:formula="of:=[.D267]+[.H267]*[.K267]" office:value-type="float" office:value="-0.650991914192501" calcext:value-type="float">
            <text:p>-0,6509919142</text:p>
          </table:table-cell>
        </table:table-row>
        <table:table-row table:style-name="ro1">
          <table:table-cell office:value-type="float" office:value="5.1049458" calcext:value-type="float">
            <text:p>5,1049458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5.102" calcext:value-type="float">
            <text:p>5,102</text:p>
          </table:table-cell>
          <table:table-cell office:value-type="float" office:value="-0.6509919" calcext:value-type="float">
            <text:p>-0,6509919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448062" calcext:value-type="float">
            <text:p>0,7448062</text:p>
          </table:table-cell>
          <table:table-cell table:formula="of:=[.A268]-[.E268]" office:value-type="float" office:value="5.10419405" calcext:value-type="float">
            <text:p>5,10419405</text:p>
          </table:table-cell>
          <table:table-cell table:formula="of:=[.B268]-[.D268]" office:value-type="float" office:value="0.000993499999999981" calcext:value-type="float">
            <text:p>0,0009935</text:p>
          </table:table-cell>
          <table:table-cell table:formula="of:=[.A268]-[.C268]" office:value-type="float" office:value="0.0029458" calcext:value-type="float">
            <text:p>0,0029458</text:p>
          </table:table-cell>
          <table:table-cell table:formula="of:=[.G268]-[.C268]" office:value-type="float" office:value="0.00219404999999995" calcext:value-type="float">
            <text:p>0,00219405</text:p>
          </table:table-cell>
          <table:table-cell table:formula="of:=[.J268]/[.I268]" office:value-type="float" office:value="0.74480616470906" calcext:value-type="float">
            <text:p>0,7448061647</text:p>
          </table:table-cell>
          <table:table-cell table:formula="of:=[.D268]+[.H268]*[.K268]" office:value-type="float" office:value="-0.650251935075362" calcext:value-type="float">
            <text:p>-0,6502519351</text:p>
          </table:table-cell>
        </table:table-row>
        <table:table-row table:style-name="ro1">
          <table:table-cell office:value-type="float" office:value="5.1064504" calcext:value-type="float">
            <text:p>5,1064504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5.104" calcext:value-type="float">
            <text:p>5,104</text:p>
          </table:table-cell>
          <table:table-cell office:value-type="float" office:value="-0.650252" calcext:value-type="float">
            <text:p>-0,650252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932133" calcext:value-type="float">
            <text:p>0,6932133</text:p>
          </table:table-cell>
          <table:table-cell table:formula="of:=[.A269]-[.E269]" office:value-type="float" office:value="5.10569865" calcext:value-type="float">
            <text:p>5,10569865</text:p>
          </table:table-cell>
          <table:table-cell table:formula="of:=[.B269]-[.D269]" office:value-type="float" office:value="0.000253599999999965" calcext:value-type="float">
            <text:p>0,0002536</text:p>
          </table:table-cell>
          <table:table-cell table:formula="of:=[.A269]-[.C269]" office:value-type="float" office:value="0.00245039999999985" calcext:value-type="float">
            <text:p>0,0024504</text:p>
          </table:table-cell>
          <table:table-cell table:formula="of:=[.G269]-[.C269]" office:value-type="float" office:value="0.0016986499999998" calcext:value-type="float">
            <text:p>0,00169865</text:p>
          </table:table-cell>
          <table:table-cell table:formula="of:=[.J269]/[.I269]" office:value-type="float" office:value="0.693213352921933" calcext:value-type="float">
            <text:p>0,6932133529</text:p>
          </table:table-cell>
          <table:table-cell table:formula="of:=[.D269]+[.H269]*[.K269]" office:value-type="float" office:value="-0.650076201093699" calcext:value-type="float">
            <text:p>-0,6500762011</text:p>
          </table:table-cell>
        </table:table-row>
        <table:table-row table:style-name="ro1">
          <table:table-cell office:value-type="float" office:value="5.1094585" calcext:value-type="float">
            <text:p>5,1094585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5.106" calcext:value-type="float">
            <text:p>5,106</text:p>
          </table:table-cell>
          <table:table-cell office:value-type="float" office:value="-0.6500762" calcext:value-type="float">
            <text:p>-0,6500762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6375452" calcext:value-type="float">
            <text:p>0,6375452</text:p>
          </table:table-cell>
          <table:table-cell table:formula="of:=[.A270]-[.E270]" office:value-type="float" office:value="5.10820495" calcext:value-type="float">
            <text:p>5,10820495</text:p>
          </table:table-cell>
          <table:table-cell table:formula="of:=[.B270]-[.D270]" office:value-type="float" office:value="0.1500778" calcext:value-type="float">
            <text:p>0,1500778</text:p>
          </table:table-cell>
          <table:table-cell table:formula="of:=[.A270]-[.C270]" office:value-type="float" office:value="0.00345849999999981" calcext:value-type="float">
            <text:p>0,0034585</text:p>
          </table:table-cell>
          <table:table-cell table:formula="of:=[.G270]-[.C270]" office:value-type="float" office:value="0.00220494999999943" calcext:value-type="float">
            <text:p>0,00220495</text:p>
          </table:table-cell>
          <table:table-cell table:formula="of:=[.J270]/[.I270]" office:value-type="float" office:value="0.637545178545482" calcext:value-type="float">
            <text:p>0,6375451785</text:p>
          </table:table-cell>
          <table:table-cell table:formula="of:=[.D270]+[.H270]*[.K270]" office:value-type="float" office:value="-0.554394822203287" calcext:value-type="float">
            <text:p>-0,5543948222</text:p>
          </table:table-cell>
        </table:table-row>
        <table:table-row table:style-name="ro1">
          <table:table-cell office:value-type="float" office:value="5.1099593" calcext:value-type="float">
            <text:p>5,1099593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5.108" calcext:value-type="float">
            <text:p>5,108</text:p>
          </table:table-cell>
          <table:table-cell office:value-type="float" office:value="-0.5543948" calcext:value-type="float">
            <text:p>-0,5543948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3602051" calcext:value-type="float">
            <text:p>0,3602051</text:p>
          </table:table-cell>
          <table:table-cell table:formula="of:=[.A271]-[.E271]" office:value-type="float" office:value="5.10870575" calcext:value-type="float">
            <text:p>5,10870575</text:p>
          </table:table-cell>
          <table:table-cell table:formula="of:=[.B271]-[.D271]" office:value-type="float" office:value="0.0543964" calcext:value-type="float">
            <text:p>0,0543964</text:p>
          </table:table-cell>
          <table:table-cell table:formula="of:=[.A271]-[.C271]" office:value-type="float" office:value="0.00195930000000022" calcext:value-type="float">
            <text:p>0,0019593</text:p>
          </table:table-cell>
          <table:table-cell table:formula="of:=[.G271]-[.C271]" office:value-type="float" office:value="0.000705749999999838" calcext:value-type="float">
            <text:p>0,00070575</text:p>
          </table:table-cell>
          <table:table-cell table:formula="of:=[.J271]/[.I271]" office:value-type="float" office:value="0.360205175317593" calcext:value-type="float">
            <text:p>0,3602051753</text:p>
          </table:table-cell>
          <table:table-cell table:formula="of:=[.D271]+[.H271]*[.K271]" office:value-type="float" office:value="-0.534800935201354" calcext:value-type="float">
            <text:p>-0,5348009352</text:p>
          </table:table-cell>
        </table:table-row>
        <table:table-row table:style-name="ro1">
          <table:table-cell office:value-type="float" office:value="5.1329896" calcext:value-type="float">
            <text:p>5,132989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5.109" calcext:value-type="float">
            <text:p>5,109</text:p>
          </table:table-cell>
          <table:table-cell office:value-type="float" office:value="-0.5348009" calcext:value-type="float">
            <text:p>-0,5348009</text:p>
          </table:table-cell>
          <table:table-cell office:value-type="float" office:value="0.00074985" calcext:value-type="float">
            <text:p>0,00074985</text:p>
          </table:table-cell>
          <table:table-cell office:value-type="float" office:value="0.9687427" calcext:value-type="float">
            <text:p>0,9687427</text:p>
          </table:table-cell>
          <table:table-cell table:formula="of:=[.A272]-[.E272]" office:value-type="float" office:value="5.13223975" calcext:value-type="float">
            <text:p>5,13223975</text:p>
          </table:table-cell>
          <table:table-cell table:formula="of:=[.B272]-[.D272]" office:value-type="float" office:value="0.3348025" calcext:value-type="float">
            <text:p>0,3348025</text:p>
          </table:table-cell>
          <table:table-cell table:formula="of:=[.A272]-[.C272]" office:value-type="float" office:value="0.0239896000000002" calcext:value-type="float">
            <text:p>0,0239896</text:p>
          </table:table-cell>
          <table:table-cell table:formula="of:=[.G272]-[.C272]" office:value-type="float" office:value="0.0232397500000001" calcext:value-type="float">
            <text:p>0,02323975</text:p>
          </table:table-cell>
          <table:table-cell table:formula="of:=[.J272]/[.I272]" office:value-type="float" office:value="0.968742705172239" calcext:value-type="float">
            <text:p>0,9687427052</text:p>
          </table:table-cell>
          <table:table-cell table:formula="of:=[.D272]+[.H272]*[.K272]" office:value-type="float" office:value="-0.210463420451571" calcext:value-type="float">
            <text:p>-0,2104634205</text:p>
          </table:table-cell>
        </table:table-row>
        <table:table-row table:style-name="ro1">
          <table:table-cell office:value-type="float" office:value="5.134496" calcext:value-type="float">
            <text:p>5,13449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5.132" calcext:value-type="float">
            <text:p>5,132</text:p>
          </table:table-cell>
          <table:table-cell office:value-type="float" office:value="-0.2104634" calcext:value-type="float">
            <text:p>-0,2104634</text:p>
          </table:table-cell>
          <table:table-cell office:value-type="float" office:value="0.00074985" calcext:value-type="float">
            <text:p>0,00074985</text:p>
          </table:table-cell>
          <table:table-cell office:value-type="float" office:value="0.6995793" calcext:value-type="float">
            <text:p>0,6995793</text:p>
          </table:table-cell>
          <table:table-cell table:formula="of:=[.A273]-[.E273]" office:value-type="float" office:value="5.13374615" calcext:value-type="float">
            <text:p>5,13374615</text:p>
          </table:table-cell>
          <table:table-cell table:formula="of:=[.B273]-[.D273]" office:value-type="float" office:value="0.010465" calcext:value-type="float">
            <text:p>0,010465</text:p>
          </table:table-cell>
          <table:table-cell table:formula="of:=[.A273]-[.C273]" office:value-type="float" office:value="0.00249600000000072" calcext:value-type="float">
            <text:p>0,002496</text:p>
          </table:table-cell>
          <table:table-cell table:formula="of:=[.G273]-[.C273]" office:value-type="float" office:value="0.00174615000000067" calcext:value-type="float">
            <text:p>0,00174615</text:p>
          </table:table-cell>
          <table:table-cell table:formula="of:=[.J273]/[.I273]" office:value-type="float" office:value="0.699579326923143" calcext:value-type="float">
            <text:p>0,6995793269</text:p>
          </table:table-cell>
          <table:table-cell table:formula="of:=[.D273]+[.H273]*[.K273]" office:value-type="float" office:value="-0.203142302343749" calcext:value-type="float">
            <text:p>-0,2031423023</text:p>
          </table:table-cell>
        </table:table-row>
        <table:table-row table:style-name="ro1">
          <table:table-cell office:value-type="float" office:value="5.136" calcext:value-type="float">
            <text:p>5,136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5.134" calcext:value-type="float">
            <text:p>5,134</text:p>
          </table:table-cell>
          <table:table-cell office:value-type="float" office:value="-0.2031423" calcext:value-type="float">
            <text:p>-0,203142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4925" calcext:value-type="float">
            <text:p>0,74925</text:p>
          </table:table-cell>
          <table:table-cell table:formula="of:=[.A274]-[.E274]" office:value-type="float" office:value="5.1354985" calcext:value-type="float">
            <text:p>5,1354985</text:p>
          </table:table-cell>
          <table:table-cell table:formula="of:=[.B274]-[.D274]" office:value-type="float" office:value="0.0031439" calcext:value-type="float">
            <text:p>0,0031439</text:p>
          </table:table-cell>
          <table:table-cell table:formula="of:=[.A274]-[.C274]" office:value-type="float" office:value="0.00199999999999978" calcext:value-type="float">
            <text:p>0,002</text:p>
          </table:table-cell>
          <table:table-cell table:formula="of:=[.G274]-[.C274]" office:value-type="float" office:value="0.0014984999999994" calcext:value-type="float">
            <text:p>0,0014985</text:p>
          </table:table-cell>
          <table:table-cell table:formula="of:=[.J274]/[.I274]" office:value-type="float" office:value="0.749249999999784" calcext:value-type="float">
            <text:p>0,74925</text:p>
          </table:table-cell>
          <table:table-cell table:formula="of:=[.D274]+[.H274]*[.K274]" office:value-type="float" office:value="-0.200786732925001" calcext:value-type="float">
            <text:p>-0,2007867329</text:p>
          </table:table-cell>
        </table:table-row>
        <table:table-row table:style-name="ro1">
          <table:table-cell office:value-type="float" office:value="5.1380051" calcext:value-type="float">
            <text:p>5,1380051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5.135" calcext:value-type="float">
            <text:p>5,135</text:p>
          </table:table-cell>
          <table:table-cell office:value-type="float" office:value="-0.2007867" calcext:value-type="float">
            <text:p>-0,2007867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331171" calcext:value-type="float">
            <text:p>0,8331171</text:p>
          </table:table-cell>
          <table:table-cell table:formula="of:=[.A275]-[.E275]" office:value-type="float" office:value="5.1375036" calcext:value-type="float">
            <text:p>5,1375036</text:p>
          </table:table-cell>
          <table:table-cell table:formula="of:=[.B275]-[.D275]" office:value-type="float" office:value="0.000788299999999992" calcext:value-type="float">
            <text:p>0,0007883</text:p>
          </table:table-cell>
          <table:table-cell table:formula="of:=[.A275]-[.C275]" office:value-type="float" office:value="0.0030051000000002" calcext:value-type="float">
            <text:p>0,0030051</text:p>
          </table:table-cell>
          <table:table-cell table:formula="of:=[.G275]-[.C275]" office:value-type="float" office:value="0.00250359999999983" calcext:value-type="float">
            <text:p>0,0025036</text:p>
          </table:table-cell>
          <table:table-cell table:formula="of:=[.J275]/[.I275]" office:value-type="float" office:value="0.833117034374782" calcext:value-type="float">
            <text:p>0,8331170344</text:p>
          </table:table-cell>
          <table:table-cell table:formula="of:=[.D275]+[.H275]*[.K275]" office:value-type="float" office:value="-0.200129953841802" calcext:value-type="float">
            <text:p>-0,2001299538</text:p>
          </table:table-cell>
        </table:table-row>
        <table:table-row table:style-name="ro1">
          <table:table-cell office:value-type="float" office:value="5.1390074" calcext:value-type="float">
            <text:p>5,1390074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5.138" calcext:value-type="float">
            <text:p>5,138</text:p>
          </table:table-cell>
          <table:table-cell office:value-type="float" office:value="-0.20013" calcext:value-type="float">
            <text:p>-0,2001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5021839" calcext:value-type="float">
            <text:p>0,5021839</text:p>
          </table:table-cell>
          <table:table-cell table:formula="of:=[.A276]-[.E276]" office:value-type="float" office:value="5.1385059" calcext:value-type="float">
            <text:p>5,1385059</text:p>
          </table:table-cell>
          <table:table-cell table:formula="of:=[.B276]-[.D276]" office:value-type="float" office:value="0.000131600000000037" calcext:value-type="float">
            <text:p>0,0001316</text:p>
          </table:table-cell>
          <table:table-cell table:formula="of:=[.A276]-[.C276]" office:value-type="float" office:value="0.00100739999999977" calcext:value-type="float">
            <text:p>0,0010074</text:p>
          </table:table-cell>
          <table:table-cell table:formula="of:=[.G276]-[.C276]" office:value-type="float" office:value="0.000505899999999393" calcext:value-type="float">
            <text:p>0,0005059</text:p>
          </table:table-cell>
          <table:table-cell table:formula="of:=[.J276]/[.I276]" office:value-type="float" office:value="0.502183839586568" calcext:value-type="float">
            <text:p>0,5021838396</text:p>
          </table:table-cell>
          <table:table-cell table:formula="of:=[.D276]+[.H276]*[.K276]" office:value-type="float" office:value="-0.20006391260671" calcext:value-type="float">
            <text:p>-0,2000639126</text:p>
          </table:table-cell>
        </table:table-row>
        <table:table-row table:style-name="ro1">
          <table:table-cell office:value-type="float" office:value="5.168497" calcext:value-type="float">
            <text:p>5,168497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5.139" calcext:value-type="float">
            <text:p>5,139</text:p>
          </table:table-cell>
          <table:table-cell office:value-type="float" office:value="-0.2000639" calcext:value-type="float">
            <text:p>-0,200063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45042" calcext:value-type="float">
            <text:p>0,9745042</text:p>
          </table:table-cell>
          <table:table-cell table:formula="of:=[.A277]-[.E277]" office:value-type="float" office:value="5.16774495" calcext:value-type="float">
            <text:p>5,16774495</text:p>
          </table:table-cell>
          <table:table-cell table:formula="of:=[.B277]-[.D277]" office:value-type="float" office:value="0.4500655" calcext:value-type="float">
            <text:p>0,4500655</text:p>
          </table:table-cell>
          <table:table-cell table:formula="of:=[.A277]-[.C277]" office:value-type="float" office:value="0.0294970000000001" calcext:value-type="float">
            <text:p>0,029497</text:p>
          </table:table-cell>
          <table:table-cell table:formula="of:=[.G277]-[.C277]" office:value-type="float" office:value="0.0287449500000001" calcext:value-type="float">
            <text:p>0,02874495</text:p>
          </table:table-cell>
          <table:table-cell table:formula="of:=[.J277]/[.I277]" office:value-type="float" office:value="0.974504186866461" calcext:value-type="float">
            <text:p>0,9745041869</text:p>
          </table:table-cell>
          <table:table-cell table:formula="of:=[.D277]+[.H277]*[.K277]" office:value-type="float" office:value="0.238526814114147" calcext:value-type="float">
            <text:p>0,2385268141</text:p>
          </table:table-cell>
        </table:table-row>
        <table:table-row table:style-name="ro1">
          <table:table-cell office:value-type="float" office:value="5.1710038" calcext:value-type="float">
            <text:p>5,1710038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5.168" calcext:value-type="float">
            <text:p>5,168</text:p>
          </table:table-cell>
          <table:table-cell office:value-type="float" office:value="0.2385268" calcext:value-type="float">
            <text:p>0,238526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496338" calcext:value-type="float">
            <text:p>0,7496338</text:p>
          </table:table-cell>
          <table:table-cell table:formula="of:=[.A278]-[.E278]" office:value-type="float" office:value="5.17025175" calcext:value-type="float">
            <text:p>5,17025175</text:p>
          </table:table-cell>
          <table:table-cell table:formula="of:=[.B278]-[.D278]" office:value-type="float" office:value="0.0114748" calcext:value-type="float">
            <text:p>0,0114748</text:p>
          </table:table-cell>
          <table:table-cell table:formula="of:=[.A278]-[.C278]" office:value-type="float" office:value="0.00300380000000011" calcext:value-type="float">
            <text:p>0,0030038</text:p>
          </table:table-cell>
          <table:table-cell table:formula="of:=[.G278]-[.C278]" office:value-type="float" office:value="0.00225175000000011" calcext:value-type="float">
            <text:p>0,00225175</text:p>
          </table:table-cell>
          <table:table-cell table:formula="of:=[.J278]/[.I278]" office:value-type="float" office:value="0.749633797190234" calcext:value-type="float">
            <text:p>0,7496337972</text:p>
          </table:table-cell>
          <table:table-cell table:formula="of:=[.D278]+[.H278]*[.K278]" office:value-type="float" office:value="0.247128697895998" calcext:value-type="float">
            <text:p>0,2471286979</text:p>
          </table:table-cell>
        </table:table-row>
        <table:table-row table:style-name="ro1">
          <table:table-cell office:value-type="float" office:value="5.1730104" calcext:value-type="float">
            <text:p>5,1730104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5.17" calcext:value-type="float">
            <text:p>5,17</text:p>
          </table:table-cell>
          <table:table-cell office:value-type="float" office:value="0.2471287" calcext:value-type="float">
            <text:p>0,2471287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7499335" calcext:value-type="float">
            <text:p>0,7499335</text:p>
          </table:table-cell>
          <table:table-cell table:formula="of:=[.A279]-[.E279]" office:value-type="float" office:value="5.1722576" calcext:value-type="float">
            <text:p>5,1722576</text:p>
          </table:table-cell>
          <table:table-cell table:formula="of:=[.B279]-[.D279]" office:value-type="float" office:value="0.00287290000000001" calcext:value-type="float">
            <text:p>0,0028729</text:p>
          </table:table-cell>
          <table:table-cell table:formula="of:=[.A279]-[.C279]" office:value-type="float" office:value="0.00301039999999997" calcext:value-type="float">
            <text:p>0,0030104</text:p>
          </table:table-cell>
          <table:table-cell table:formula="of:=[.G279]-[.C279]" office:value-type="float" office:value="0.00225760000000008" calcext:value-type="float">
            <text:p>0,0022576</text:p>
          </table:table-cell>
          <table:table-cell table:formula="of:=[.J279]/[.I279]" office:value-type="float" office:value="0.749933563646062" calcext:value-type="float">
            <text:p>0,7499335636</text:p>
          </table:table-cell>
          <table:table-cell table:formula="of:=[.D279]+[.H279]*[.K279]" office:value-type="float" office:value="0.249283184134999" calcext:value-type="float">
            <text:p>0,2492831841</text:p>
          </table:table-cell>
        </table:table-row>
        <table:table-row table:style-name="ro1">
          <table:table-cell office:value-type="float" office:value="5.1755188" calcext:value-type="float">
            <text:p>5,1755188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5.172" calcext:value-type="float">
            <text:p>5,172</text:p>
          </table:table-cell>
          <table:table-cell office:value-type="float" office:value="0.2492832" calcext:value-type="float">
            <text:p>0,2492832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7860634" calcext:value-type="float">
            <text:p>0,7860634</text:p>
          </table:table-cell>
          <table:table-cell table:formula="of:=[.A280]-[.E280]" office:value-type="float" office:value="5.174766" calcext:value-type="float">
            <text:p>5,174766</text:p>
          </table:table-cell>
          <table:table-cell table:formula="of:=[.B280]-[.D280]" office:value-type="float" office:value="0.1507184" calcext:value-type="float">
            <text:p>0,1507184</text:p>
          </table:table-cell>
          <table:table-cell table:formula="of:=[.A280]-[.C280]" office:value-type="float" office:value="0.00351880000000016" calcext:value-type="float">
            <text:p>0,0035188</text:p>
          </table:table-cell>
          <table:table-cell table:formula="of:=[.G280]-[.C280]" office:value-type="float" office:value="0.00276600000000027" calcext:value-type="float">
            <text:p>0,002766</text:p>
          </table:table-cell>
          <table:table-cell table:formula="of:=[.J280]/[.I280]" office:value-type="float" office:value="0.786063430715058" calcext:value-type="float">
            <text:p>0,7860634307</text:p>
          </table:table-cell>
          <table:table-cell table:formula="of:=[.D280]+[.H280]*[.K280]" office:value-type="float" office:value="0.367757422575884" calcext:value-type="float">
            <text:p>0,3677574226</text:p>
          </table:table-cell>
        </table:table-row>
        <table:table-row table:style-name="ro1">
          <table:table-cell office:value-type="float" office:value="5.1765215" calcext:value-type="float">
            <text:p>5,1765215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5.175" calcext:value-type="float">
            <text:p>5,175</text:p>
          </table:table-cell>
          <table:table-cell office:value-type="float" office:value="0.3677574" calcext:value-type="float">
            <text:p>0,3677574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5052251" calcext:value-type="float">
            <text:p>0,5052251</text:p>
          </table:table-cell>
          <table:table-cell table:formula="of:=[.A281]-[.E281]" office:value-type="float" office:value="5.1757687" calcext:value-type="float">
            <text:p>5,1757687</text:p>
          </table:table-cell>
          <table:table-cell table:formula="of:=[.B281]-[.D281]" office:value-type="float" office:value="0.0322442" calcext:value-type="float">
            <text:p>0,0322442</text:p>
          </table:table-cell>
          <table:table-cell table:formula="of:=[.A281]-[.C281]" office:value-type="float" office:value="0.00152149999999995" calcext:value-type="float">
            <text:p>0,0015215</text:p>
          </table:table-cell>
          <table:table-cell table:formula="of:=[.G281]-[.C281]" office:value-type="float" office:value="0.000768700000000067" calcext:value-type="float">
            <text:p>0,0007687</text:p>
          </table:table-cell>
          <table:table-cell table:formula="of:=[.J281]/[.I281]" office:value-type="float" office:value="0.505225106802557" calcext:value-type="float">
            <text:p>0,5052251068</text:p>
          </table:table-cell>
          <table:table-cell table:formula="of:=[.D281]+[.H281]*[.K281]" office:value-type="float" office:value="0.384047979388763" calcext:value-type="float">
            <text:p>0,3840479794</text:p>
          </table:table-cell>
        </table:table-row>
        <table:table-row table:style-name="ro1">
          <table:table-cell office:value-type="float" office:value="5.2019241" calcext:value-type="float">
            <text:p>5,2019241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5.176" calcext:value-type="float">
            <text:p>5,176</text:p>
          </table:table-cell>
          <table:table-cell office:value-type="float" office:value="0.384048" calcext:value-type="float">
            <text:p>0,384048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9709614" calcext:value-type="float">
            <text:p>0,9709614</text:p>
          </table:table-cell>
          <table:table-cell table:formula="of:=[.A282]-[.E282]" office:value-type="float" office:value="5.2011713" calcext:value-type="float">
            <text:p>5,2011713</text:p>
          </table:table-cell>
          <table:table-cell table:formula="of:=[.B282]-[.D282]" office:value-type="float" office:value="0.3159536" calcext:value-type="float">
            <text:p>0,3159536</text:p>
          </table:table-cell>
          <table:table-cell table:formula="of:=[.A282]-[.C282]" office:value-type="float" office:value="0.0259241000000001" calcext:value-type="float">
            <text:p>0,0259241</text:p>
          </table:table-cell>
          <table:table-cell table:formula="of:=[.G282]-[.C282]" office:value-type="float" office:value="0.0251713000000002" calcext:value-type="float">
            <text:p>0,0251713</text:p>
          </table:table-cell>
          <table:table-cell table:formula="of:=[.J282]/[.I282]" office:value-type="float" office:value="0.970961383423151" calcext:value-type="float">
            <text:p>0,9709613834</text:p>
          </table:table-cell>
          <table:table-cell table:formula="of:=[.D282]+[.H282]*[.K282]" office:value-type="float" office:value="0.690826744553525" calcext:value-type="float">
            <text:p>0,6908267446</text:p>
          </table:table-cell>
        </table:table-row>
        <table:table-row table:style-name="ro1">
          <table:table-cell office:value-type="float" office:value="5.2039338" calcext:value-type="float">
            <text:p>5,2039338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5.201" calcext:value-type="float">
            <text:p>5,201</text:p>
          </table:table-cell>
          <table:table-cell office:value-type="float" office:value="0.6908268" calcext:value-type="float">
            <text:p>0,6908268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7434044" calcext:value-type="float">
            <text:p>0,7434044</text:p>
          </table:table-cell>
          <table:table-cell table:formula="of:=[.A283]-[.E283]" office:value-type="float" office:value="5.203181" calcext:value-type="float">
            <text:p>5,203181</text:p>
          </table:table-cell>
          <table:table-cell table:formula="of:=[.B283]-[.D283]" office:value-type="float" office:value="0.00917480000000004" calcext:value-type="float">
            <text:p>0,0091748</text:p>
          </table:table-cell>
          <table:table-cell table:formula="of:=[.A283]-[.C283]" office:value-type="float" office:value="0.0029338000000001" calcext:value-type="float">
            <text:p>0,0029338</text:p>
          </table:table-cell>
          <table:table-cell table:formula="of:=[.G283]-[.C283]" office:value-type="float" office:value="0.00218100000000021" calcext:value-type="float">
            <text:p>0,002181</text:p>
          </table:table-cell>
          <table:table-cell table:formula="of:=[.J283]/[.I283]" office:value-type="float" office:value="0.743404458381668" calcext:value-type="float">
            <text:p>0,7434044584</text:p>
          </table:table-cell>
          <table:table-cell table:formula="of:=[.D283]+[.H283]*[.K283]" office:value-type="float" office:value="0.69764738722476" calcext:value-type="float">
            <text:p>0,6976473872</text:p>
          </table:table-cell>
        </table:table-row>
        <table:table-row table:style-name="ro1">
          <table:table-cell office:value-type="float" office:value="5.2064406" calcext:value-type="float">
            <text:p>5,2064406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5.203" calcext:value-type="float">
            <text:p>5,203</text:p>
          </table:table-cell>
          <table:table-cell office:value-type="float" office:value="0.6976474" calcext:value-type="float">
            <text:p>0,697647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086118" calcext:value-type="float">
            <text:p>0,7086118</text:p>
          </table:table-cell>
          <table:table-cell table:formula="of:=[.A284]-[.E284]" office:value-type="float" office:value="5.20543805" calcext:value-type="float">
            <text:p>5,20543805</text:p>
          </table:table-cell>
          <table:table-cell table:formula="of:=[.B284]-[.D284]" office:value-type="float" office:value="0.00235420000000008" calcext:value-type="float">
            <text:p>0,0023542</text:p>
          </table:table-cell>
          <table:table-cell table:formula="of:=[.A284]-[.C284]" office:value-type="float" office:value="0.00344059999999935" calcext:value-type="float">
            <text:p>0,0034406</text:p>
          </table:table-cell>
          <table:table-cell table:formula="of:=[.G284]-[.C284]" office:value-type="float" office:value="0.00243804999999941" calcext:value-type="float">
            <text:p>0,00243805</text:p>
          </table:table-cell>
          <table:table-cell table:formula="of:=[.J284]/[.I284]" office:value-type="float" office:value="0.708611870022634" calcext:value-type="float">
            <text:p>0,70861187</text:p>
          </table:table-cell>
          <table:table-cell table:formula="of:=[.D284]+[.H284]*[.K284]" office:value-type="float" office:value="0.699315614064407" calcext:value-type="float">
            <text:p>0,6993156141</text:p>
          </table:table-cell>
        </table:table-row>
        <table:table-row table:style-name="ro1">
          <table:table-cell office:value-type="float" office:value="5.2354739" calcext:value-type="float">
            <text:p>5,2354739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5.205" calcext:value-type="float">
            <text:p>5,205</text:p>
          </table:table-cell>
          <table:table-cell office:value-type="float" office:value="0.6993156" calcext:value-type="float">
            <text:p>0,6993156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9671013" calcext:value-type="float">
            <text:p>0,9671013</text:p>
          </table:table-cell>
          <table:table-cell table:formula="of:=[.A285]-[.E285]" office:value-type="float" office:value="5.23447135" calcext:value-type="float">
            <text:p>5,23447135</text:p>
          </table:table-cell>
          <table:table-cell table:formula="of:=[.B285]-[.D285]" office:value-type="float" office:value="0.4506864" calcext:value-type="float">
            <text:p>0,4506864</text:p>
          </table:table-cell>
          <table:table-cell table:formula="of:=[.A285]-[.C285]" office:value-type="float" office:value="0.0304738999999996" calcext:value-type="float">
            <text:p>0,0304739</text:p>
          </table:table-cell>
          <table:table-cell table:formula="of:=[.G285]-[.C285]" office:value-type="float" office:value="0.0294713499999997" calcext:value-type="float">
            <text:p>0,02947135</text:p>
          </table:table-cell>
          <table:table-cell table:formula="of:=[.J285]/[.I285]" office:value-type="float" office:value="0.967101355586257" calcext:value-type="float">
            <text:p>0,9671013556</text:p>
          </table:table-cell>
          <table:table-cell table:formula="of:=[.D285]+[.H285]*[.K285]" office:value-type="float" office:value="1.13517502838429" calcext:value-type="float">
            <text:p>1,1351750284</text:p>
          </table:table-cell>
        </table:table-row>
        <table:table-row table:style-name="ro1">
          <table:table-cell office:value-type="float" office:value="5.2364764" calcext:value-type="float">
            <text:p>5,2364764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5.234" calcext:value-type="float">
            <text:p>5,234</text:p>
          </table:table-cell>
          <table:table-cell office:value-type="float" office:value="1.135175" calcext:value-type="float">
            <text:p>1,13517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87845" calcext:value-type="float">
            <text:p>0,8987845</text:p>
          </table:table-cell>
          <table:table-cell table:formula="of:=[.A286]-[.E286]" office:value-type="float" office:value="5.23622575" calcext:value-type="float">
            <text:p>5,23622575</text:p>
          </table:table-cell>
          <table:table-cell table:formula="of:=[.B286]-[.D286]" office:value-type="float" office:value="0.0148269999999999" calcext:value-type="float">
            <text:p>0,014827</text:p>
          </table:table-cell>
          <table:table-cell table:formula="of:=[.A286]-[.C286]" office:value-type="float" office:value="0.00247639999999993" calcext:value-type="float">
            <text:p>0,0024764</text:p>
          </table:table-cell>
          <table:table-cell table:formula="of:=[.G286]-[.C286]" office:value-type="float" office:value="0.00222575000000003" calcext:value-type="float">
            <text:p>0,00222575</text:p>
          </table:table-cell>
          <table:table-cell table:formula="of:=[.J286]/[.I286]" office:value-type="float" office:value="0.898784525924764" calcext:value-type="float">
            <text:p>0,8987845259</text:p>
          </table:table-cell>
          <table:table-cell table:formula="of:=[.D286]+[.H286]*[.K286]" office:value-type="float" office:value="1.14850127816589" calcext:value-type="float">
            <text:p>1,1485012782</text:p>
          </table:table-cell>
        </table:table-row>
        <table:table-row table:style-name="ro1">
          <table:table-cell office:value-type="float" office:value="5.2384817" calcext:value-type="float">
            <text:p>5,2384817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5.236" calcext:value-type="float">
            <text:p>5,236</text:p>
          </table:table-cell>
          <table:table-cell office:value-type="float" office:value="1.148501" calcext:value-type="float">
            <text:p>1,14850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90007" calcext:value-type="float">
            <text:p>0,8990007</text:p>
          </table:table-cell>
          <table:table-cell table:formula="of:=[.A287]-[.E287]" office:value-type="float" office:value="5.23823105" calcext:value-type="float">
            <text:p>5,23823105</text:p>
          </table:table-cell>
          <table:table-cell table:formula="of:=[.B287]-[.D287]" office:value-type="float" office:value="0.00150099999999997" calcext:value-type="float">
            <text:p>0,001501</text:p>
          </table:table-cell>
          <table:table-cell table:formula="of:=[.A287]-[.C287]" office:value-type="float" office:value="0.00248170000000059" calcext:value-type="float">
            <text:p>0,0024817</text:p>
          </table:table-cell>
          <table:table-cell table:formula="of:=[.G287]-[.C287]" office:value-type="float" office:value="0.00223105000000068" calcext:value-type="float">
            <text:p>0,00223105</text:p>
          </table:table-cell>
          <table:table-cell table:formula="of:=[.J287]/[.I287]" office:value-type="float" office:value="0.899000685014366" calcext:value-type="float">
            <text:p>0,899000685</text:p>
          </table:table-cell>
          <table:table-cell table:formula="of:=[.D287]+[.H287]*[.K287]" office:value-type="float" office:value="1.14985040002821" calcext:value-type="float">
            <text:p>1,1498504</text:p>
          </table:table-cell>
        </table:table-row>
        <table:table-row table:style-name="ro1">
          <table:table-cell office:value-type="float" office:value="5.2414898" calcext:value-type="float">
            <text:p>5,2414898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5.238" calcext:value-type="float">
            <text:p>5,238</text:p>
          </table:table-cell>
          <table:table-cell office:value-type="float" office:value="1.14985" calcext:value-type="float">
            <text:p>1,14985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7126626" calcext:value-type="float">
            <text:p>0,7126626</text:p>
          </table:table-cell>
          <table:table-cell table:formula="of:=[.A288]-[.E288]" office:value-type="float" office:value="5.24048705" calcext:value-type="float">
            <text:p>5,24048705</text:p>
          </table:table-cell>
          <table:table-cell table:formula="of:=[.B288]-[.D288]" office:value-type="float" office:value="0.150152" calcext:value-type="float">
            <text:p>0,150152</text:p>
          </table:table-cell>
          <table:table-cell table:formula="of:=[.A288]-[.C288]" office:value-type="float" office:value="0.00348979999999965" calcext:value-type="float">
            <text:p>0,0034898</text:p>
          </table:table-cell>
          <table:table-cell table:formula="of:=[.G288]-[.C288]" office:value-type="float" office:value="0.00248705000000005" calcext:value-type="float">
            <text:p>0,00248705</text:p>
          </table:table-cell>
          <table:table-cell table:formula="of:=[.J288]/[.I288]" office:value-type="float" office:value="0.712662616768953" calcext:value-type="float">
            <text:p>0,7126626168</text:p>
          </table:table-cell>
          <table:table-cell table:formula="of:=[.D288]+[.H288]*[.K288]" office:value-type="float" office:value="1.25685771723309" calcext:value-type="float">
            <text:p>1,2568577172</text:p>
          </table:table-cell>
        </table:table-row>
        <table:table-row table:style-name="ro1">
          <table:table-cell office:value-type="float" office:value="5.2429939" calcext:value-type="float">
            <text:p>5,2429939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5.24" calcext:value-type="float">
            <text:p>5,24</text:p>
          </table:table-cell>
          <table:table-cell office:value-type="float" office:value="1.256857" calcext:value-type="float">
            <text:p>1,256857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665069" calcext:value-type="float">
            <text:p>0,665069</text:p>
          </table:table-cell>
          <table:table-cell table:formula="of:=[.A289]-[.E289]" office:value-type="float" office:value="5.24199115" calcext:value-type="float">
            <text:p>5,24199115</text:p>
          </table:table-cell>
          <table:table-cell table:formula="of:=[.B289]-[.D289]" office:value-type="float" office:value="0.043145" calcext:value-type="float">
            <text:p>0,043145</text:p>
          </table:table-cell>
          <table:table-cell table:formula="of:=[.A289]-[.C289]" office:value-type="float" office:value="0.00299389999999988" calcext:value-type="float">
            <text:p>0,0029939</text:p>
          </table:table-cell>
          <table:table-cell table:formula="of:=[.G289]-[.C289]" office:value-type="float" office:value="0.00199115000000027" calcext:value-type="float">
            <text:p>0,00199115</text:p>
          </table:table-cell>
          <table:table-cell table:formula="of:=[.J289]/[.I289]" office:value-type="float" office:value="0.66506897357973" calcext:value-type="float">
            <text:p>0,6650689736</text:p>
          </table:table-cell>
          <table:table-cell table:formula="of:=[.D289]+[.H289]*[.K289]" office:value-type="float" office:value="1.2855514008651" calcext:value-type="float">
            <text:p>1,2855514009</text:p>
          </table:table-cell>
        </table:table-row>
        <table:table-row table:style-name="ro1">
          <table:table-cell office:value-type="float" office:value="5.2439967" calcext:value-type="float">
            <text:p>5,2439967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5.242" calcext:value-type="float">
            <text:p>5,242</text:p>
          </table:table-cell>
          <table:table-cell office:value-type="float" office:value="1.285551" calcext:value-type="float">
            <text:p>1,285551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4977964" calcext:value-type="float">
            <text:p>0,4977964</text:p>
          </table:table-cell>
          <table:table-cell table:formula="of:=[.A290]-[.E290]" office:value-type="float" office:value="5.24299395" calcext:value-type="float">
            <text:p>5,24299395</text:p>
          </table:table-cell>
          <table:table-cell table:formula="of:=[.B290]-[.D290]" office:value-type="float" office:value="0.0144510000000002" calcext:value-type="float">
            <text:p>0,014451</text:p>
          </table:table-cell>
          <table:table-cell table:formula="of:=[.A290]-[.C290]" office:value-type="float" office:value="0.0019967000000003" calcext:value-type="float">
            <text:p>0,0019967</text:p>
          </table:table-cell>
          <table:table-cell table:formula="of:=[.G290]-[.C290]" office:value-type="float" office:value="0.000993950000000687" calcext:value-type="float">
            <text:p>0,00099395</text:p>
          </table:table-cell>
          <table:table-cell table:formula="of:=[.J290]/[.I290]" office:value-type="float" office:value="0.497796364000872" calcext:value-type="float">
            <text:p>0,497796364</text:p>
          </table:table-cell>
          <table:table-cell table:formula="of:=[.D290]+[.H290]*[.K290]" office:value-type="float" office:value="1.29274465525618" calcext:value-type="float">
            <text:p>1,2927446553</text:p>
          </table:table-cell>
        </table:table-row>
        <table:table-row table:style-name="ro1">
          <table:table-cell office:value-type="float" office:value="5.2704968" calcext:value-type="float">
            <text:p>5,2704968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5.243" calcext:value-type="float">
            <text:p>5,243</text:p>
          </table:table-cell>
          <table:table-cell office:value-type="float" office:value="1.292745" calcext:value-type="float">
            <text:p>1,292745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9635321" calcext:value-type="float">
            <text:p>0,9635321</text:p>
          </table:table-cell>
          <table:table-cell table:formula="of:=[.A291]-[.E291]" office:value-type="float" office:value="5.26949405" calcext:value-type="float">
            <text:p>5,26949405</text:p>
          </table:table-cell>
          <table:table-cell table:formula="of:=[.B291]-[.D291]" office:value-type="float" office:value="0.307256" calcext:value-type="float">
            <text:p>0,307256</text:p>
          </table:table-cell>
          <table:table-cell table:formula="of:=[.A291]-[.C291]" office:value-type="float" office:value="0.0274967999999998" calcext:value-type="float">
            <text:p>0,0274968</text:p>
          </table:table-cell>
          <table:table-cell table:formula="of:=[.G291]-[.C291]" office:value-type="float" office:value="0.0264940500000002" calcext:value-type="float">
            <text:p>0,02649405</text:p>
          </table:table-cell>
          <table:table-cell table:formula="of:=[.J291]/[.I291]" office:value-type="float" office:value="0.963532120101262" calcext:value-type="float">
            <text:p>0,9635321201</text:p>
          </table:table-cell>
          <table:table-cell table:formula="of:=[.D291]+[.H291]*[.K291]" office:value-type="float" office:value="1.58879602509383" calcext:value-type="float">
            <text:p>1,5887960251</text:p>
          </table:table-cell>
        </table:table-row>
        <table:table-row table:style-name="ro1">
          <table:table-cell office:value-type="float" office:value="5.2730059" calcext:value-type="float">
            <text:p>5,2730059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5.269" calcext:value-type="float">
            <text:p>5,269</text:p>
          </table:table-cell>
          <table:table-cell office:value-type="float" office:value="1.588796" calcext:value-type="float">
            <text:p>1,588796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7496817" calcext:value-type="float">
            <text:p>0,7496817</text:p>
          </table:table-cell>
          <table:table-cell table:formula="of:=[.A292]-[.E292]" office:value-type="float" office:value="5.27200315" calcext:value-type="float">
            <text:p>5,27200315</text:p>
          </table:table-cell>
          <table:table-cell table:formula="of:=[.B292]-[.D292]" office:value-type="float" office:value="0.0112050000000001" calcext:value-type="float">
            <text:p>0,011205</text:p>
          </table:table-cell>
          <table:table-cell table:formula="of:=[.A292]-[.C292]" office:value-type="float" office:value="0.00400590000000012" calcext:value-type="float">
            <text:p>0,0040059</text:p>
          </table:table-cell>
          <table:table-cell table:formula="of:=[.G292]-[.C292]" office:value-type="float" office:value="0.00300315000000051" calcext:value-type="float">
            <text:p>0,00300315</text:p>
          </table:table-cell>
          <table:table-cell table:formula="of:=[.J292]/[.I292]" office:value-type="float" office:value="0.749681719463896" calcext:value-type="float">
            <text:p>0,7496817195</text:p>
          </table:table-cell>
          <table:table-cell table:formula="of:=[.D292]+[.H292]*[.K292]" office:value-type="float" office:value="1.59719618366659" calcext:value-type="float">
            <text:p>1,5971961837</text:p>
          </table:table-cell>
        </table:table-row>
        <table:table-row table:style-name="ro1">
          <table:table-cell office:value-type="float" office:value="5.2755146" calcext:value-type="float">
            <text:p>5,2755146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5.272" calcext:value-type="float">
            <text:p>5,272</text:p>
          </table:table-cell>
          <table:table-cell office:value-type="float" office:value="1.597197" calcext:value-type="float">
            <text:p>1,597197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6433591" calcext:value-type="float">
            <text:p>0,6433591</text:p>
          </table:table-cell>
          <table:table-cell table:formula="of:=[.A293]-[.E293]" office:value-type="float" office:value="5.27426115" calcext:value-type="float">
            <text:p>5,27426115</text:p>
          </table:table-cell>
          <table:table-cell table:formula="of:=[.B293]-[.D293]" office:value-type="float" office:value="0.152804" calcext:value-type="float">
            <text:p>0,152804</text:p>
          </table:table-cell>
          <table:table-cell table:formula="of:=[.A293]-[.C293]" office:value-type="float" office:value="0.00351459999999992" calcext:value-type="float">
            <text:p>0,0035146</text:p>
          </table:table-cell>
          <table:table-cell table:formula="of:=[.G293]-[.C293]" office:value-type="float" office:value="0.00226114999999982" calcext:value-type="float">
            <text:p>0,00226115</text:p>
          </table:table-cell>
          <table:table-cell table:formula="of:=[.J293]/[.I293]" office:value-type="float" office:value="0.643359130484229" calcext:value-type="float">
            <text:p>0,6433591305</text:p>
          </table:table-cell>
          <table:table-cell table:formula="of:=[.D293]+[.H293]*[.K293]" office:value-type="float" office:value="1.69550484857451" calcext:value-type="float">
            <text:p>1,6955048486</text:p>
          </table:table-cell>
        </table:table-row>
        <table:table-row table:style-name="ro1">
          <table:table-cell office:value-type="float" office:value="5.2770191" calcext:value-type="float">
            <text:p>5,2770191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5.274" calcext:value-type="float">
            <text:p>5,274</text:p>
          </table:table-cell>
          <table:table-cell office:value-type="float" office:value="1.695505" calcext:value-type="float">
            <text:p>1,69550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09192" calcext:value-type="float">
            <text:p>0,7509192</text:p>
          </table:table-cell>
          <table:table-cell table:formula="of:=[.A294]-[.E294]" office:value-type="float" office:value="5.2762671" calcext:value-type="float">
            <text:p>5,2762671</text:p>
          </table:table-cell>
          <table:table-cell table:formula="of:=[.B294]-[.D294]" office:value-type="float" office:value="0.0544960000000001" calcext:value-type="float">
            <text:p>0,054496</text:p>
          </table:table-cell>
          <table:table-cell table:formula="of:=[.A294]-[.C294]" office:value-type="float" office:value="0.00301910000000039" calcext:value-type="float">
            <text:p>0,0030191</text:p>
          </table:table-cell>
          <table:table-cell table:formula="of:=[.G294]-[.C294]" office:value-type="float" office:value="0.00226710000000008" calcext:value-type="float">
            <text:p>0,0022671</text:p>
          </table:table-cell>
          <table:table-cell table:formula="of:=[.J294]/[.I294]" office:value-type="float" office:value="0.75091914809042" calcext:value-type="float">
            <text:p>0,7509191481</text:p>
          </table:table-cell>
          <table:table-cell table:formula="of:=[.D294]+[.H294]*[.K294]" office:value-type="float" office:value="1.73642708989434" calcext:value-type="float">
            <text:p>1,7364270899</text:p>
          </table:table-cell>
        </table:table-row>
        <table:table-row table:style-name="ro1">
          <table:table-cell office:value-type="float" office:value="5.3049883" calcext:value-type="float">
            <text:p>5,3049883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5.276" calcext:value-type="float">
            <text:p>5,276</text:p>
          </table:table-cell>
          <table:table-cell office:value-type="float" office:value="1.736427" calcext:value-type="float">
            <text:p>1,73642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40585" calcext:value-type="float">
            <text:p>0,9740585</text:p>
          </table:table-cell>
          <table:table-cell table:formula="of:=[.A295]-[.E295]" office:value-type="float" office:value="5.3042363" calcext:value-type="float">
            <text:p>5,3042363</text:p>
          </table:table-cell>
          <table:table-cell table:formula="of:=[.B295]-[.D295]" office:value-type="float" office:value="0.313574" calcext:value-type="float">
            <text:p>0,313574</text:p>
          </table:table-cell>
          <table:table-cell table:formula="of:=[.A295]-[.C295]" office:value-type="float" office:value="0.0289883" calcext:value-type="float">
            <text:p>0,0289883</text:p>
          </table:table-cell>
          <table:table-cell table:formula="of:=[.G295]-[.C295]" office:value-type="float" office:value="0.0282362999999997" calcext:value-type="float">
            <text:p>0,0282363</text:p>
          </table:table-cell>
          <table:table-cell table:formula="of:=[.J295]/[.I295]" office:value-type="float" office:value="0.974058499463566" calcext:value-type="float">
            <text:p>0,9740584995</text:p>
          </table:table-cell>
          <table:table-cell table:formula="of:=[.D295]+[.H295]*[.K295]" office:value-type="float" office:value="2.04186641991079" calcext:value-type="float">
            <text:p>2,0418664199</text:p>
          </table:table-cell>
        </table:table-row>
        <table:table-row table:style-name="ro1">
          <table:table-cell office:value-type="float" office:value="5.3064921" calcext:value-type="float">
            <text:p>5,306492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5.304" calcext:value-type="float">
            <text:p>5,304</text:p>
          </table:table-cell>
          <table:table-cell office:value-type="float" office:value="2.041867" calcext:value-type="float">
            <text:p>2,04186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982465" calcext:value-type="float">
            <text:p>0,6982465</text:p>
          </table:table-cell>
          <table:table-cell table:formula="of:=[.A296]-[.E296]" office:value-type="float" office:value="5.3057401" calcext:value-type="float">
            <text:p>5,3057401</text:p>
          </table:table-cell>
          <table:table-cell table:formula="of:=[.B296]-[.D296]" office:value-type="float" office:value="0.00813400000000009" calcext:value-type="float">
            <text:p>0,008134</text:p>
          </table:table-cell>
          <table:table-cell table:formula="of:=[.A296]-[.C296]" office:value-type="float" office:value="0.00249209999999955" calcext:value-type="float">
            <text:p>0,0024921</text:p>
          </table:table-cell>
          <table:table-cell table:formula="of:=[.G296]-[.C296]" office:value-type="float" office:value="0.00174009999999925" calcext:value-type="float">
            <text:p>0,0017401</text:p>
          </table:table-cell>
          <table:table-cell table:formula="of:=[.J296]/[.I296]" office:value-type="float" office:value="0.698246458809661" calcext:value-type="float">
            <text:p>0,6982464588</text:p>
          </table:table-cell>
          <table:table-cell table:formula="of:=[.D296]+[.H296]*[.K296]" office:value-type="float" office:value="2.04754653669596" calcext:value-type="float">
            <text:p>2,0475465367</text:p>
          </table:table-cell>
        </table:table-row>
        <table:table-row table:style-name="ro1">
          <table:table-cell office:value-type="float" office:value="5.3110043" calcext:value-type="float">
            <text:p>5,3110043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306" calcext:value-type="float">
            <text:p>5,306</text:p>
          </table:table-cell>
          <table:table-cell office:value-type="float" office:value="2.047547" calcext:value-type="float">
            <text:p>2,047547</text:p>
          </table:table-cell>
          <table:table-cell office:value-type="float" office:value="0.0020052" calcext:value-type="float">
            <text:p>0,0020052</text:p>
          </table:table-cell>
          <table:table-cell office:value-type="float" office:value="0.5993046" calcext:value-type="float">
            <text:p>0,5993046</text:p>
          </table:table-cell>
          <table:table-cell table:formula="of:=[.A297]-[.E297]" office:value-type="float" office:value="5.3089991" calcext:value-type="float">
            <text:p>5,3089991</text:p>
          </table:table-cell>
          <table:table-cell table:formula="of:=[.B297]-[.D297]" office:value-type="float" office:value="0.152454" calcext:value-type="float">
            <text:p>0,152454</text:p>
          </table:table-cell>
          <table:table-cell table:formula="of:=[.A297]-[.C297]" office:value-type="float" office:value="0.00500430000000041" calcext:value-type="float">
            <text:p>0,0050043</text:p>
          </table:table-cell>
          <table:table-cell table:formula="of:=[.G297]-[.C297]" office:value-type="float" office:value="0.00299910000000025" calcext:value-type="float">
            <text:p>0,0029991</text:p>
          </table:table-cell>
          <table:table-cell table:formula="of:=[.J297]/[.I297]" office:value-type="float" office:value="0.599304598045683" calcext:value-type="float">
            <text:p>0,599304598</text:p>
          </table:table-cell>
          <table:table-cell table:formula="of:=[.D297]+[.H297]*[.K297]" office:value-type="float" office:value="2.13891338319046" calcext:value-type="float">
            <text:p>2,1389133832</text:p>
          </table:table-cell>
        </table:table-row>
        <table:table-row table:style-name="ro1">
          <table:table-cell office:value-type="float" office:value="5.3120068" calcext:value-type="float">
            <text:p>5,3120068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309" calcext:value-type="float">
            <text:p>5,309</text:p>
          </table:table-cell>
          <table:table-cell office:value-type="float" office:value="2.138914" calcext:value-type="float">
            <text:p>2,138914</text:p>
          </table:table-cell>
          <table:table-cell office:value-type="float" office:value="0.0020052" calcext:value-type="float">
            <text:p>0,0020052</text:p>
          </table:table-cell>
          <table:table-cell office:value-type="float" office:value="0.3331116" calcext:value-type="float">
            <text:p>0,3331116</text:p>
          </table:table-cell>
          <table:table-cell table:formula="of:=[.A298]-[.E298]" office:value-type="float" office:value="5.3100016" calcext:value-type="float">
            <text:p>5,3100016</text:p>
          </table:table-cell>
          <table:table-cell table:formula="of:=[.B298]-[.D298]" office:value-type="float" office:value="0.0610870000000001" calcext:value-type="float">
            <text:p>0,061087</text:p>
          </table:table-cell>
          <table:table-cell table:formula="of:=[.A298]-[.C298]" office:value-type="float" office:value="0.00300679999999964" calcext:value-type="float">
            <text:p>0,0030068</text:p>
          </table:table-cell>
          <table:table-cell table:formula="of:=[.G298]-[.C298]" office:value-type="float" office:value="0.00100159999999949" calcext:value-type="float">
            <text:p>0,0010016</text:p>
          </table:table-cell>
          <table:table-cell table:formula="of:=[.J298]/[.I298]" office:value-type="float" office:value="0.333111613675539" calcext:value-type="float">
            <text:p>0,3331116137</text:p>
          </table:table-cell>
          <table:table-cell table:formula="of:=[.D298]+[.H298]*[.K298]" office:value-type="float" office:value="2.1592627891446" calcext:value-type="float">
            <text:p>2,1592627891</text:p>
          </table:table-cell>
        </table:table-row>
        <table:table-row table:style-name="ro1">
          <table:table-cell office:value-type="float" office:value="5.3130119" calcext:value-type="float">
            <text:p>5,3130119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5.31" calcext:value-type="float">
            <text:p>5,31</text:p>
          </table:table-cell>
          <table:table-cell office:value-type="float" office:value="2.159263" calcext:value-type="float">
            <text:p>2,159263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8331452" calcext:value-type="float">
            <text:p>0,8331452</text:p>
          </table:table-cell>
          <table:table-cell table:formula="of:=[.A299]-[.E299]" office:value-type="float" office:value="5.31250935" calcext:value-type="float">
            <text:p>5,31250935</text:p>
          </table:table-cell>
          <table:table-cell table:formula="of:=[.B299]-[.D299]" office:value-type="float" office:value="0.0407379999999997" calcext:value-type="float">
            <text:p>0,040738</text:p>
          </table:table-cell>
          <table:table-cell table:formula="of:=[.A299]-[.C299]" office:value-type="float" office:value="0.00301190000000062" calcext:value-type="float">
            <text:p>0,0030119</text:p>
          </table:table-cell>
          <table:table-cell table:formula="of:=[.G299]-[.C299]" office:value-type="float" office:value="0.00250935000000041" calcext:value-type="float">
            <text:p>0,00250935</text:p>
          </table:table-cell>
          <table:table-cell table:formula="of:=[.J299]/[.I299]" office:value-type="float" office:value="0.833145190743348" calcext:value-type="float">
            <text:p>0,8331451907</text:p>
          </table:table-cell>
          <table:table-cell table:formula="of:=[.D299]+[.H299]*[.K299]" office:value-type="float" office:value="2.1932036687805" calcext:value-type="float">
            <text:p>2,1932036688</text:p>
          </table:table-cell>
        </table:table-row>
        <table:table-row table:style-name="ro1">
          <table:table-cell office:value-type="float" office:value="5.3220382" calcext:value-type="float">
            <text:p>5,3220382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5.313" calcext:value-type="float">
            <text:p>5,313</text:p>
          </table:table-cell>
          <table:table-cell office:value-type="float" office:value="2.193204" calcext:value-type="float">
            <text:p>2,193204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9443971" calcext:value-type="float">
            <text:p>0,9443971</text:p>
          </table:table-cell>
          <table:table-cell table:formula="of:=[.A300]-[.E300]" office:value-type="float" office:value="5.32153565" calcext:value-type="float">
            <text:p>5,32153565</text:p>
          </table:table-cell>
          <table:table-cell table:formula="of:=[.B300]-[.D300]" office:value-type="float" office:value="0.156798" calcext:value-type="float">
            <text:p>0,156798</text:p>
          </table:table-cell>
          <table:table-cell table:formula="of:=[.A300]-[.C300]" office:value-type="float" office:value="0.0090382" calcext:value-type="float">
            <text:p>0,0090382</text:p>
          </table:table-cell>
          <table:table-cell table:formula="of:=[.G300]-[.C300]" office:value-type="float" office:value="0.00853564999999978" calcext:value-type="float">
            <text:p>0,00853565</text:p>
          </table:table-cell>
          <table:table-cell table:formula="of:=[.J300]/[.I300]" office:value-type="float" office:value="0.944397114469672" calcext:value-type="float">
            <text:p>0,9443971145</text:p>
          </table:table-cell>
          <table:table-cell table:formula="of:=[.D300]+[.H300]*[.K300]" office:value-type="float" office:value="2.34128357875462" calcext:value-type="float">
            <text:p>2,3412835788</text:p>
          </table:table-cell>
        </table:table-row>
        <table:table-row table:style-name="ro1">
          <table:table-cell office:value-type="float" office:value="5.3409954" calcext:value-type="float">
            <text:p>5,340995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5.322" calcext:value-type="float">
            <text:p>5,322</text:p>
          </table:table-cell>
          <table:table-cell office:value-type="float" office:value="2.341283" calcext:value-type="float">
            <text:p>2,341283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9735436" calcext:value-type="float">
            <text:p>0,9735436</text:p>
          </table:table-cell>
          <table:table-cell table:formula="of:=[.A301]-[.E301]" office:value-type="float" office:value="5.34049285" calcext:value-type="float">
            <text:p>5,34049285</text:p>
          </table:table-cell>
          <table:table-cell table:formula="of:=[.B301]-[.D301]" office:value-type="float" office:value="0.158719" calcext:value-type="float">
            <text:p>0,158719</text:p>
          </table:table-cell>
          <table:table-cell table:formula="of:=[.A301]-[.C301]" office:value-type="float" office:value="0.0189953999999997" calcext:value-type="float">
            <text:p>0,0189954</text:p>
          </table:table-cell>
          <table:table-cell table:formula="of:=[.G301]-[.C301]" office:value-type="float" office:value="0.0184928499999995" calcext:value-type="float">
            <text:p>0,01849285</text:p>
          </table:table-cell>
          <table:table-cell table:formula="of:=[.J301]/[.I301]" office:value-type="float" office:value="0.973543594765037" calcext:value-type="float">
            <text:p>0,9735435948</text:p>
          </table:table-cell>
          <table:table-cell table:formula="of:=[.D301]+[.H301]*[.K301]" office:value-type="float" office:value="2.49580286581751" calcext:value-type="float">
            <text:p>2,4958028658</text:p>
          </table:table-cell>
        </table:table-row>
        <table:table-row table:style-name="ro1">
          <table:table-cell office:value-type="float" office:value="5.3450068" calcext:value-type="float">
            <text:p>5,345006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34" calcext:value-type="float">
            <text:p>5,34</text:p>
          </table:table-cell>
          <table:table-cell office:value-type="float" office:value="2.495803" calcext:value-type="float">
            <text:p>2,495803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8996265" calcext:value-type="float">
            <text:p>0,8996265</text:p>
          </table:table-cell>
          <table:table-cell table:formula="of:=[.A302]-[.E302]" office:value-type="float" office:value="5.34450425" calcext:value-type="float">
            <text:p>5,34450425</text:p>
          </table:table-cell>
          <table:table-cell table:formula="of:=[.B302]-[.D302]" office:value-type="float" office:value="0.154199" calcext:value-type="float">
            <text:p>0,154199</text:p>
          </table:table-cell>
          <table:table-cell table:formula="of:=[.A302]-[.C302]" office:value-type="float" office:value="0.00500680000000031" calcext:value-type="float">
            <text:p>0,0050068</text:p>
          </table:table-cell>
          <table:table-cell table:formula="of:=[.G302]-[.C302]" office:value-type="float" office:value="0.0045042500000001" calcext:value-type="float">
            <text:p>0,00450425</text:p>
          </table:table-cell>
          <table:table-cell table:formula="of:=[.J302]/[.I302]" office:value-type="float" office:value="0.899626507949153" calcext:value-type="float">
            <text:p>0,8996265079</text:p>
          </table:table-cell>
          <table:table-cell table:formula="of:=[.D302]+[.H302]*[.K302]" office:value-type="float" office:value="2.63452450789925" calcext:value-type="float">
            <text:p>2,6345245079</text:p>
          </table:table-cell>
        </table:table-row>
        <table:table-row table:style-name="ro1">
          <table:table-cell office:value-type="float" office:value="5.3475128" calcext:value-type="float">
            <text:p>5,347512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345" calcext:value-type="float">
            <text:p>5,345</text:p>
          </table:table-cell>
          <table:table-cell office:value-type="float" office:value="2.634524" calcext:value-type="float">
            <text:p>2,634524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800004" calcext:value-type="float">
            <text:p>0,800004</text:p>
          </table:table-cell>
          <table:table-cell table:formula="of:=[.A303]-[.E303]" office:value-type="float" office:value="5.34701025" calcext:value-type="float">
            <text:p>5,34701025</text:p>
          </table:table-cell>
          <table:table-cell table:formula="of:=[.B303]-[.D303]" office:value-type="float" office:value="0.0154779999999999" calcext:value-type="float">
            <text:p>0,015478</text:p>
          </table:table-cell>
          <table:table-cell table:formula="of:=[.A303]-[.C303]" office:value-type="float" office:value="0.00251279999999987" calcext:value-type="float">
            <text:p>0,0025128</text:p>
          </table:table-cell>
          <table:table-cell table:formula="of:=[.G303]-[.C303]" office:value-type="float" office:value="0.00201024999999966" calcext:value-type="float">
            <text:p>0,00201025</text:p>
          </table:table-cell>
          <table:table-cell table:formula="of:=[.J303]/[.I303]" office:value-type="float" office:value="0.800003979624229" calcext:value-type="float">
            <text:p>0,8000039796</text:p>
          </table:table-cell>
          <table:table-cell table:formula="of:=[.D303]+[.H303]*[.K303]" office:value-type="float" office:value="2.64690646159662" calcext:value-type="float">
            <text:p>2,6469064616</text:p>
          </table:table-cell>
        </table:table-row>
        <table:table-row table:style-name="ro1">
          <table:table-cell office:value-type="float" office:value="5.3480138" calcext:value-type="float">
            <text:p>5,348013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5.347" calcext:value-type="float">
            <text:p>5,347</text:p>
          </table:table-cell>
          <table:table-cell office:value-type="float" office:value="2.646906" calcext:value-type="float">
            <text:p>2,646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04]-[.E304]" office:value-type="float" office:value="5.3480138" calcext:value-type="float">
            <text:p>5,3480138</text:p>
          </table:table-cell>
          <table:table-cell table:formula="of:=[.B304]-[.D304]" office:value-type="float" office:value="0.00309599999999977" calcext:value-type="float">
            <text:p>0,003096</text:p>
          </table:table-cell>
          <table:table-cell table:formula="of:=[.A304]-[.C304]" office:value-type="float" office:value="0.00101379999999995" calcext:value-type="float">
            <text:p>0,0010138</text:p>
          </table:table-cell>
          <table:table-cell table:formula="of:=[.G304]-[.C304]" office:value-type="float" office:value="0.00101379999999995" calcext:value-type="float">
            <text:p>0,0010138</text:p>
          </table:table-cell>
          <table:table-cell table:formula="of:=[.J304]/[.I304]" office:value-type="float" office:value="1" calcext:value-type="float">
            <text:p>1</text:p>
          </table:table-cell>
          <table:table-cell table:formula="of:=[.D304]+[.H304]*[.K304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5.3769955" calcext:value-type="float">
            <text:p>5,3769955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348" calcext:value-type="float">
            <text:p>5,34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05]-[.E305]" office:value-type="float" office:value="5.3769955" calcext:value-type="float">
            <text:p>5,3769955</text:p>
          </table:table-cell>
          <table:table-cell table:formula="of:=[.B305]-[.D305]" office:value-type="float" office:value="0.45" calcext:value-type="float">
            <text:p>0,45</text:p>
          </table:table-cell>
          <table:table-cell table:formula="of:=[.A305]-[.C305]" office:value-type="float" office:value="0.0289954999999997" calcext:value-type="float">
            <text:p>0,0289955</text:p>
          </table:table-cell>
          <table:table-cell table:formula="of:=[.G305]-[.C305]" office:value-type="float" office:value="0.0289954999999997" calcext:value-type="float">
            <text:p>0,0289955</text:p>
          </table:table-cell>
          <table:table-cell table:formula="of:=[.J305]/[.I305]" office:value-type="float" office:value="1" calcext:value-type="float">
            <text:p>1</text:p>
          </table:table-cell>
          <table:table-cell table:formula="of:=[.D305]+[.H305]*[.K305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5.3790006" calcext:value-type="float">
            <text:p>5,3790006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377" calcext:value-type="float">
            <text:p>5,377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241627" calcext:value-type="float">
            <text:p>0,6241627</text:p>
          </table:table-cell>
          <table:table-cell table:formula="of:=[.A306]-[.E306]" office:value-type="float" office:value="5.3782487" calcext:value-type="float">
            <text:p>5,3782487</text:p>
          </table:table-cell>
          <table:table-cell table:formula="of:=[.B306]-[.D306]" office:value-type="float" office:value="0" calcext:value-type="float">
            <text:p>0</text:p>
          </table:table-cell>
          <table:table-cell table:formula="of:=[.A306]-[.C306]" office:value-type="float" office:value="0.00200060000000057" calcext:value-type="float">
            <text:p>0,0020006</text:p>
          </table:table-cell>
          <table:table-cell table:formula="of:=[.G306]-[.C306]" office:value-type="float" office:value="0.00124870000000055" calcext:value-type="float">
            <text:p>0,0012487</text:p>
          </table:table-cell>
          <table:table-cell table:formula="of:=[.J306]/[.I306]" office:value-type="float" office:value="0.624162751174742" calcext:value-type="float">
            <text:p>0,6241627512</text:p>
          </table:table-cell>
          <table:table-cell table:formula="of:=[.D306]+[.H306]*[.K306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5.3810059" calcext:value-type="float">
            <text:p>5,3810059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378" calcext:value-type="float">
            <text:p>5,378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498586" calcext:value-type="float">
            <text:p>0,7498586</text:p>
          </table:table-cell>
          <table:table-cell table:formula="of:=[.A307]-[.E307]" office:value-type="float" office:value="5.380254" calcext:value-type="float">
            <text:p>5,380254</text:p>
          </table:table-cell>
          <table:table-cell table:formula="of:=[.B307]-[.D307]" office:value-type="float" office:value="0" calcext:value-type="float">
            <text:p>0</text:p>
          </table:table-cell>
          <table:table-cell table:formula="of:=[.A307]-[.C307]" office:value-type="float" office:value="0.00300589999999978" calcext:value-type="float">
            <text:p>0,0030059</text:p>
          </table:table-cell>
          <table:table-cell table:formula="of:=[.G307]-[.C307]" office:value-type="float" office:value="0.00225399999999976" calcext:value-type="float">
            <text:p>0,002254</text:p>
          </table:table-cell>
          <table:table-cell table:formula="of:=[.J307]/[.I307]" office:value-type="float" office:value="0.749858611397558" calcext:value-type="float">
            <text:p>0,7498586114</text:p>
          </table:table-cell>
          <table:table-cell table:formula="of:=[.D307]+[.H307]*[.K307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5.3815077" calcext:value-type="float">
            <text:p>5,3815077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38" calcext:value-type="float">
            <text:p>5,38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335876" calcext:value-type="float">
            <text:p>0,8335876</text:p>
          </table:table-cell>
          <table:table-cell table:formula="of:=[.A308]-[.E308]" office:value-type="float" office:value="5.3812568" calcext:value-type="float">
            <text:p>5,3812568</text:p>
          </table:table-cell>
          <table:table-cell table:formula="of:=[.B308]-[.D308]" office:value-type="float" office:value="0" calcext:value-type="float">
            <text:p>0</text:p>
          </table:table-cell>
          <table:table-cell table:formula="of:=[.A308]-[.C308]" office:value-type="float" office:value="0.00150770000000033" calcext:value-type="float">
            <text:p>0,0015077</text:p>
          </table:table-cell>
          <table:table-cell table:formula="of:=[.G308]-[.C308]" office:value-type="float" office:value="0.00125680000000017" calcext:value-type="float">
            <text:p>0,0012568</text:p>
          </table:table-cell>
          <table:table-cell table:formula="of:=[.J308]/[.I308]" office:value-type="float" office:value="0.833587583736745" calcext:value-type="float">
            <text:p>0,8335875837</text:p>
          </table:table-cell>
          <table:table-cell table:formula="of:=[.D308]+[.H308]*[.K308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5.3820087" calcext:value-type="float">
            <text:p>5,3820087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381" calcext:value-type="float">
            <text:p>5,381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51264" calcext:value-type="float">
            <text:p>0,751264</text:p>
          </table:table-cell>
          <table:table-cell table:formula="of:=[.A309]-[.E309]" office:value-type="float" office:value="5.3817578" calcext:value-type="float">
            <text:p>5,3817578</text:p>
          </table:table-cell>
          <table:table-cell table:formula="of:=[.B309]-[.D309]" office:value-type="float" office:value="0" calcext:value-type="float">
            <text:p>0</text:p>
          </table:table-cell>
          <table:table-cell table:formula="of:=[.A309]-[.C309]" office:value-type="float" office:value="0.00100869999999986" calcext:value-type="float">
            <text:p>0,0010087</text:p>
          </table:table-cell>
          <table:table-cell table:formula="of:=[.G309]-[.C309]" office:value-type="float" office:value="0.000757799999999698" calcext:value-type="float">
            <text:p>0,0007578</text:p>
          </table:table-cell>
          <table:table-cell table:formula="of:=[.J309]/[.I309]" office:value-type="float" office:value="0.751264003172203" calcext:value-type="float">
            <text:p>0,7512640032</text:p>
          </table:table-cell>
          <table:table-cell table:formula="of:=[.D309]+[.H309]*[.K309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5.3835163" calcext:value-type="float">
            <text:p>5,3835163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5.382" calcext:value-type="float">
            <text:p>5,382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8341357" calcext:value-type="float">
            <text:p>0,8341357</text:p>
          </table:table-cell>
          <table:table-cell table:formula="of:=[.A310]-[.E310]" office:value-type="float" office:value="5.3832648" calcext:value-type="float">
            <text:p>5,3832648</text:p>
          </table:table-cell>
          <table:table-cell table:formula="of:=[.B310]-[.D310]" office:value-type="float" office:value="0" calcext:value-type="float">
            <text:p>0</text:p>
          </table:table-cell>
          <table:table-cell table:formula="of:=[.A310]-[.C310]" office:value-type="float" office:value="0.00151630000000047" calcext:value-type="float">
            <text:p>0,0015163</text:p>
          </table:table-cell>
          <table:table-cell table:formula="of:=[.G310]-[.C310]" office:value-type="float" office:value="0.0012648000000004" calcext:value-type="float">
            <text:p>0,0012648</text:p>
          </table:table-cell>
          <table:table-cell table:formula="of:=[.J310]/[.I310]" office:value-type="float" office:value="0.834135725120363" calcext:value-type="float">
            <text:p>0,8341357251</text:p>
          </table:table-cell>
          <table:table-cell table:formula="of:=[.D310]+[.H310]*[.K310]" office:value-type="float" office:value="3.100002" calcext:value-type="float">
            <text:p>3,100002</text:p>
          </table:table-cell>
        </table:table-row>
        <table:table-row table:style-name="ro1">
          <table:table-cell office:value-type="float" office:value="5.4119272" calcext:value-type="float">
            <text:p>5,4119272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383" calcext:value-type="float">
            <text:p>5,383</text:p>
          </table:table-cell>
          <table:table-cell office:value-type="float" office:value="3.100002" calcext:value-type="float">
            <text:p>3,100002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9913058" calcext:value-type="float">
            <text:p>0,9913058</text:p>
          </table:table-cell>
          <table:table-cell table:formula="of:=[.A311]-[.E311]" office:value-type="float" office:value="5.4116757" calcext:value-type="float">
            <text:p>5,4116757</text:p>
          </table:table-cell>
          <table:table-cell table:formula="of:=[.B311]-[.D311]" office:value-type="float" office:value="0.45" calcext:value-type="float">
            <text:p>0,45</text:p>
          </table:table-cell>
          <table:table-cell table:formula="of:=[.A311]-[.C311]" office:value-type="float" office:value="0.0289272" calcext:value-type="float">
            <text:p>0,0289272</text:p>
          </table:table-cell>
          <table:table-cell table:formula="of:=[.G311]-[.C311]" office:value-type="float" office:value="0.0286757" calcext:value-type="float">
            <text:p>0,0286757</text:p>
          </table:table-cell>
          <table:table-cell table:formula="of:=[.J311]/[.I311]" office:value-type="float" office:value="0.991305760668158" calcext:value-type="float">
            <text:p>0,9913057607</text:p>
          </table:table-cell>
          <table:table-cell table:formula="of:=[.D311]+[.H311]*[.K311]" office:value-type="float" office:value="3.54608959230067" calcext:value-type="float">
            <text:p>3,5460895923</text:p>
          </table:table-cell>
        </table:table-row>
        <table:table-row table:style-name="ro1">
          <table:table-cell office:value-type="float" office:value="5.4129323" calcext:value-type="float">
            <text:p>5,4129323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412" calcext:value-type="float">
            <text:p>5,412</text:p>
          </table:table-cell>
          <table:table-cell office:value-type="float" office:value="3.54609" calcext:value-type="float">
            <text:p>3,54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2]-[.E312]" office:value-type="float" office:value="5.4129323" calcext:value-type="float">
            <text:p>5,4129323</text:p>
          </table:table-cell>
          <table:table-cell table:formula="of:=[.B312]-[.D312]" office:value-type="float" office:value="0.00391200000000014" calcext:value-type="float">
            <text:p>0,003912</text:p>
          </table:table-cell>
          <table:table-cell table:formula="of:=[.A312]-[.C312]" office:value-type="float" office:value="0.000932299999999664" calcext:value-type="float">
            <text:p>0,0009323</text:p>
          </table:table-cell>
          <table:table-cell table:formula="of:=[.G312]-[.C312]" office:value-type="float" office:value="0.000932299999999664" calcext:value-type="float">
            <text:p>0,0009323</text:p>
          </table:table-cell>
          <table:table-cell table:formula="of:=[.J312]/[.I312]" office:value-type="float" office:value="1" calcext:value-type="float">
            <text:p>1</text:p>
          </table:table-cell>
          <table:table-cell table:formula="of:=[.D312]+[.H312]*[.K312]" office:value-type="float" office:value="3.550002" calcext:value-type="float">
            <text:p>3,550002</text:p>
          </table:table-cell>
        </table:table-row>
        <table:table-row table:style-name="ro1">
          <table:table-cell office:value-type="float" office:value="5.4139382" calcext:value-type="float">
            <text:p>5,4139382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413" calcext:value-type="float">
            <text:p>5,413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3]-[.E313]" office:value-type="float" office:value="5.4139382" calcext:value-type="float">
            <text:p>5,4139382</text:p>
          </table:table-cell>
          <table:table-cell table:formula="of:=[.B313]-[.D313]" office:value-type="float" office:value="0" calcext:value-type="float">
            <text:p>0</text:p>
          </table:table-cell>
          <table:table-cell table:formula="of:=[.A313]-[.C313]" office:value-type="float" office:value="0.000938199999999334" calcext:value-type="float">
            <text:p>0,0009382</text:p>
          </table:table-cell>
          <table:table-cell table:formula="of:=[.G313]-[.C313]" office:value-type="float" office:value="0.000938199999999334" calcext:value-type="float">
            <text:p>0,0009382</text:p>
          </table:table-cell>
          <table:table-cell table:formula="of:=[.J313]/[.I313]" office:value-type="float" office:value="1" calcext:value-type="float">
            <text:p>1</text:p>
          </table:table-cell>
          <table:table-cell table:formula="of:=[.D313]+[.H313]*[.K313]" office:value-type="float" office:value="3.550002" calcext:value-type="float">
            <text:p>3,550002</text:p>
          </table:table-cell>
        </table:table-row>
        <table:table-row table:style-name="ro1">
          <table:table-cell office:value-type="float" office:value="5.4144387" calcext:value-type="float">
            <text:p>5,4144387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414" calcext:value-type="float">
            <text:p>5,414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4]-[.E314]" office:value-type="float" office:value="5.4144387" calcext:value-type="float">
            <text:p>5,4144387</text:p>
          </table:table-cell>
          <table:table-cell table:formula="of:=[.B314]-[.D314]" office:value-type="float" office:value="0" calcext:value-type="float">
            <text:p>0</text:p>
          </table:table-cell>
          <table:table-cell table:formula="of:=[.A314]-[.C314]" office:value-type="float" office:value="0.000438700000000125" calcext:value-type="float">
            <text:p>0,0004387</text:p>
          </table:table-cell>
          <table:table-cell table:formula="of:=[.G314]-[.C314]" office:value-type="float" office:value="0.000438700000000125" calcext:value-type="float">
            <text:p>0,0004387</text:p>
          </table:table-cell>
          <table:table-cell table:formula="of:=[.J314]/[.I314]" office:value-type="float" office:value="1" calcext:value-type="float">
            <text:p>1</text:p>
          </table:table-cell>
          <table:table-cell table:formula="of:=[.D314]+[.H314]*[.K314]" office:value-type="float" office:value="3.550002" calcext:value-type="float">
            <text:p>3,550002</text:p>
          </table:table-cell>
        </table:table-row>
        <table:table-row table:style-name="ro1">
          <table:table-cell office:value-type="float" office:value="5.4154415" calcext:value-type="float">
            <text:p>5,4154415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414" calcext:value-type="float">
            <text:p>5,414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15]-[.E315]" office:value-type="float" office:value="5.4154415" calcext:value-type="float">
            <text:p>5,4154415</text:p>
          </table:table-cell>
          <table:table-cell table:formula="of:=[.B315]-[.D315]" office:value-type="float" office:value="0" calcext:value-type="float">
            <text:p>0</text:p>
          </table:table-cell>
          <table:table-cell table:formula="of:=[.A315]-[.C315]" office:value-type="float" office:value="0.00144150000000032" calcext:value-type="float">
            <text:p>0,0014415</text:p>
          </table:table-cell>
          <table:table-cell table:formula="of:=[.G315]-[.C315]" office:value-type="float" office:value="0.00144150000000032" calcext:value-type="float">
            <text:p>0,0014415</text:p>
          </table:table-cell>
          <table:table-cell table:formula="of:=[.J315]/[.I315]" office:value-type="float" office:value="1" calcext:value-type="float">
            <text:p>1</text:p>
          </table:table-cell>
          <table:table-cell table:formula="of:=[.D315]+[.H315]*[.K315]" office:value-type="float" office:value="3.550002" calcext:value-type="float">
            <text:p>3,550002</text:p>
          </table:table-cell>
        </table:table-row>
        <table:table-row table:style-name="ro1">
          <table:table-cell office:value-type="float" office:value="5.4159425" calcext:value-type="float">
            <text:p>5,4159425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5.415" calcext:value-type="float">
            <text:p>5,415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342175" calcext:value-type="float">
            <text:p>0,7342175</text:p>
          </table:table-cell>
          <table:table-cell table:formula="of:=[.A316]-[.E316]" office:value-type="float" office:value="5.415692" calcext:value-type="float">
            <text:p>5,415692</text:p>
          </table:table-cell>
          <table:table-cell table:formula="of:=[.B316]-[.D316]" office:value-type="float" office:value="0" calcext:value-type="float">
            <text:p>0</text:p>
          </table:table-cell>
          <table:table-cell table:formula="of:=[.A316]-[.C316]" office:value-type="float" office:value="0.000942499999999846" calcext:value-type="float">
            <text:p>0,0009425</text:p>
          </table:table-cell>
          <table:table-cell table:formula="of:=[.G316]-[.C316]" office:value-type="float" office:value="0.000691999999999915" calcext:value-type="float">
            <text:p>0,000692</text:p>
          </table:table-cell>
          <table:table-cell table:formula="of:=[.J316]/[.I316]" office:value-type="float" office:value="0.734217506631329" calcext:value-type="float">
            <text:p>0,7342175066</text:p>
          </table:table-cell>
          <table:table-cell table:formula="of:=[.D316]+[.H316]*[.K316]" office:value-type="float" office:value="3.550002" calcext:value-type="float">
            <text:p>3,550002</text:p>
          </table:table-cell>
        </table:table-row>
        <table:table-row table:style-name="ro1">
          <table:table-cell office:value-type="float" office:value="5.4425218" calcext:value-type="float">
            <text:p>5,4425218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416" calcext:value-type="float">
            <text:p>5,416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16403" calcext:value-type="float">
            <text:p>0,9716403</text:p>
          </table:table-cell>
          <table:table-cell table:formula="of:=[.A317]-[.E317]" office:value-type="float" office:value="5.44176965" calcext:value-type="float">
            <text:p>5,44176965</text:p>
          </table:table-cell>
          <table:table-cell table:formula="of:=[.B317]-[.D317]" office:value-type="float" office:value="0.45" calcext:value-type="float">
            <text:p>0,45</text:p>
          </table:table-cell>
          <table:table-cell table:formula="of:=[.A317]-[.C317]" office:value-type="float" office:value="0.0265217999999994" calcext:value-type="float">
            <text:p>0,0265218</text:p>
          </table:table-cell>
          <table:table-cell table:formula="of:=[.G317]-[.C317]" office:value-type="float" office:value="0.0257696499999991" calcext:value-type="float">
            <text:p>0,02576965</text:p>
          </table:table-cell>
          <table:table-cell table:formula="of:=[.J317]/[.I317]" office:value-type="float" office:value="0.971640310989439" calcext:value-type="float">
            <text:p>0,971640311</text:p>
          </table:table-cell>
          <table:table-cell table:formula="of:=[.D317]+[.H317]*[.K317]" office:value-type="float" office:value="3.98724013994525" calcext:value-type="float">
            <text:p>3,9872401399</text:p>
          </table:table-cell>
        </table:table-row>
        <table:table-row table:style-name="ro1">
          <table:table-cell office:value-type="float" office:value="5.4455302" calcext:value-type="float">
            <text:p>5,4455302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442" calcext:value-type="float">
            <text:p>5,442</text:p>
          </table:table-cell>
          <table:table-cell office:value-type="float" office:value="3.987241" calcext:value-type="float">
            <text:p>3,98724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869384" calcext:value-type="float">
            <text:p>0,7869384</text:p>
          </table:table-cell>
          <table:table-cell table:formula="of:=[.A318]-[.E318]" office:value-type="float" office:value="5.44477805" calcext:value-type="float">
            <text:p>5,44477805</text:p>
          </table:table-cell>
          <table:table-cell table:formula="of:=[.B318]-[.D318]" office:value-type="float" office:value="0.0127610000000002" calcext:value-type="float">
            <text:p>0,012761</text:p>
          </table:table-cell>
          <table:table-cell table:formula="of:=[.A318]-[.C318]" office:value-type="float" office:value="0.00353020000000015" calcext:value-type="float">
            <text:p>0,0035302</text:p>
          </table:table-cell>
          <table:table-cell table:formula="of:=[.G318]-[.C318]" office:value-type="float" office:value="0.00277804999999987" calcext:value-type="float">
            <text:p>0,00277805</text:p>
          </table:table-cell>
          <table:table-cell table:formula="of:=[.J318]/[.I318]" office:value-type="float" office:value="0.786938417086779" calcext:value-type="float">
            <text:p>0,7869384171</text:p>
          </table:table-cell>
          <table:table-cell table:formula="of:=[.D318]+[.H318]*[.K318]" office:value-type="float" office:value="3.99728312114044" calcext:value-type="float">
            <text:p>3,9972831211</text:p>
          </table:table-cell>
        </table:table-row>
        <table:table-row table:style-name="ro1">
          <table:table-cell office:value-type="float" office:value="5.4475347" calcext:value-type="float">
            <text:p>5,4475347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445" calcext:value-type="float">
            <text:p>5,445</text:p>
          </table:table-cell>
          <table:table-cell office:value-type="float" office:value="3.997283" calcext:value-type="float">
            <text:p>3,997283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032588" calcext:value-type="float">
            <text:p>0,7032588</text:p>
          </table:table-cell>
          <table:table-cell table:formula="of:=[.A319]-[.E319]" office:value-type="float" office:value="5.44678255" calcext:value-type="float">
            <text:p>5,44678255</text:p>
          </table:table-cell>
          <table:table-cell table:formula="of:=[.B319]-[.D319]" office:value-type="float" office:value="0.00271900000000036" calcext:value-type="float">
            <text:p>0,002719</text:p>
          </table:table-cell>
          <table:table-cell table:formula="of:=[.A319]-[.C319]" office:value-type="float" office:value="0.0025347" calcext:value-type="float">
            <text:p>0,0025347</text:p>
          </table:table-cell>
          <table:table-cell table:formula="of:=[.G319]-[.C319]" office:value-type="float" office:value="0.00178254999999972" calcext:value-type="float">
            <text:p>0,00178255</text:p>
          </table:table-cell>
          <table:table-cell table:formula="of:=[.J319]/[.I319]" office:value-type="float" office:value="0.703258768295939" calcext:value-type="float">
            <text:p>0,7032587683</text:p>
          </table:table-cell>
          <table:table-cell table:formula="of:=[.D319]+[.H319]*[.K319]" office:value-type="float" office:value="3.999195160591" calcext:value-type="float">
            <text:p>3,9991951606</text:p>
          </table:table-cell>
        </table:table-row>
        <table:table-row table:style-name="ro1">
          <table:table-cell office:value-type="float" office:value="5.448036" calcext:value-type="float">
            <text:p>5,448036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447" calcext:value-type="float">
            <text:p>5,447</text:p>
          </table:table-cell>
          <table:table-cell office:value-type="float" office:value="3.999196" calcext:value-type="float">
            <text:p>3,999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20]-[.E320]" office:value-type="float" office:value="5.448036" calcext:value-type="float">
            <text:p>5,448036</text:p>
          </table:table-cell>
          <table:table-cell table:formula="of:=[.B320]-[.D320]" office:value-type="float" office:value="0.000806000000000307" calcext:value-type="float">
            <text:p>0,000806</text:p>
          </table:table-cell>
          <table:table-cell table:formula="of:=[.A320]-[.C320]" office:value-type="float" office:value="0.00103600000000004" calcext:value-type="float">
            <text:p>0,001036</text:p>
          </table:table-cell>
          <table:table-cell table:formula="of:=[.G320]-[.C320]" office:value-type="float" office:value="0.00103600000000004" calcext:value-type="float">
            <text:p>0,001036</text:p>
          </table:table-cell>
          <table:table-cell table:formula="of:=[.J320]/[.I320]" office:value-type="float" office:value="1" calcext:value-type="float">
            <text:p>1</text:p>
          </table:table-cell>
          <table:table-cell table:formula="of:=[.D320]+[.H320]*[.K320]" office:value-type="float" office:value="4.000002" calcext:value-type="float">
            <text:p>4,000002</text:p>
          </table:table-cell>
        </table:table-row>
        <table:table-row table:style-name="ro1">
          <table:table-cell office:value-type="float" office:value="5.449039" calcext:value-type="float">
            <text:p>5,449039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448" calcext:value-type="float">
            <text:p>5,448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586622" calcext:value-type="float">
            <text:p>0,7586622</text:p>
          </table:table-cell>
          <table:table-cell table:formula="of:=[.A321]-[.E321]" office:value-type="float" office:value="5.44878825" calcext:value-type="float">
            <text:p>5,44878825</text:p>
          </table:table-cell>
          <table:table-cell table:formula="of:=[.B321]-[.D321]" office:value-type="float" office:value="0" calcext:value-type="float">
            <text:p>0</text:p>
          </table:table-cell>
          <table:table-cell table:formula="of:=[.A321]-[.C321]" office:value-type="float" office:value="0.00103899999999957" calcext:value-type="float">
            <text:p>0,001039</text:p>
          </table:table-cell>
          <table:table-cell table:formula="of:=[.G321]-[.C321]" office:value-type="float" office:value="0.00078824999999938" calcext:value-type="float">
            <text:p>0,00078825</text:p>
          </table:table-cell>
          <table:table-cell table:formula="of:=[.J321]/[.I321]" office:value-type="float" office:value="0.75866217516815" calcext:value-type="float">
            <text:p>0,7586621752</text:p>
          </table:table-cell>
          <table:table-cell table:formula="of:=[.D321]+[.H321]*[.K321]" office:value-type="float" office:value="4.000002" calcext:value-type="float">
            <text:p>4,000002</text:p>
          </table:table-cell>
        </table:table-row>
        <table:table-row table:style-name="ro1">
          <table:table-cell office:value-type="float" office:value="5.4500415" calcext:value-type="float">
            <text:p>5,4500415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5.449" calcext:value-type="float">
            <text:p>5,449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592415" calcext:value-type="float">
            <text:p>0,7592415</text:p>
          </table:table-cell>
          <table:table-cell table:formula="of:=[.A322]-[.E322]" office:value-type="float" office:value="5.44979075" calcext:value-type="float">
            <text:p>5,44979075</text:p>
          </table:table-cell>
          <table:table-cell table:formula="of:=[.B322]-[.D322]" office:value-type="float" office:value="0" calcext:value-type="float">
            <text:p>0</text:p>
          </table:table-cell>
          <table:table-cell table:formula="of:=[.A322]-[.C322]" office:value-type="float" office:value="0.00104150000000036" calcext:value-type="float">
            <text:p>0,0010415</text:p>
          </table:table-cell>
          <table:table-cell table:formula="of:=[.G322]-[.C322]" office:value-type="float" office:value="0.000790750000000173" calcext:value-type="float">
            <text:p>0,00079075</text:p>
          </table:table-cell>
          <table:table-cell table:formula="of:=[.J322]/[.I322]" office:value-type="float" office:value="0.759241478636485" calcext:value-type="float">
            <text:p>0,7592414786</text:p>
          </table:table-cell>
          <table:table-cell table:formula="of:=[.D322]+[.H322]*[.K322]" office:value-type="float" office:value="4.000002" calcext:value-type="float">
            <text:p>4,000002</text:p>
          </table:table-cell>
        </table:table-row>
        <table:table-row table:style-name="ro1">
          <table:table-cell office:value-type="float" office:value="5.479434" calcext:value-type="float">
            <text:p>5,479434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45" calcext:value-type="float">
            <text:p>5,45</text:p>
          </table:table-cell>
          <table:table-cell office:value-type="float" office:value="4.000002" calcext:value-type="float">
            <text:p>4,000002</text:p>
          </table:table-cell>
          <table:table-cell office:value-type="float" office:value="0.0022562" calcext:value-type="float">
            <text:p>0,0022562</text:p>
          </table:table-cell>
          <table:table-cell office:value-type="float" office:value="0.9233472" calcext:value-type="float">
            <text:p>0,9233472</text:p>
          </table:table-cell>
          <table:table-cell table:formula="of:=[.A323]-[.E323]" office:value-type="float" office:value="5.4771778" calcext:value-type="float">
            <text:p>5,4771778</text:p>
          </table:table-cell>
          <table:table-cell table:formula="of:=[.B323]-[.D323]" office:value-type="float" office:value="0.450000999999999" calcext:value-type="float">
            <text:p>0,450001</text:p>
          </table:table-cell>
          <table:table-cell table:formula="of:=[.A323]-[.C323]" office:value-type="float" office:value="0.0294340000000002" calcext:value-type="float">
            <text:p>0,029434</text:p>
          </table:table-cell>
          <table:table-cell table:formula="of:=[.G323]-[.C323]" office:value-type="float" office:value="0.0271778000000005" calcext:value-type="float">
            <text:p>0,0271778</text:p>
          </table:table-cell>
          <table:table-cell table:formula="of:=[.J323]/[.I323]" office:value-type="float" office:value="0.923347149554947" calcext:value-type="float">
            <text:p>0,9233471496</text:p>
          </table:table-cell>
          <table:table-cell table:formula="of:=[.D323]+[.H323]*[.K323]" office:value-type="float" office:value="4.41550914064688" calcext:value-type="float">
            <text:p>4,4155091406</text:p>
          </table:table-cell>
        </table:table-row>
        <table:table-row table:style-name="ro1">
          <table:table-cell office:value-type="float" office:value="5.4819409" calcext:value-type="float">
            <text:p>5,4819409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477" calcext:value-type="float">
            <text:p>5,477</text:p>
          </table:table-cell>
          <table:table-cell office:value-type="float" office:value="4.415509" calcext:value-type="float">
            <text:p>4,415509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8477403" calcext:value-type="float">
            <text:p>0,8477403</text:p>
          </table:table-cell>
          <table:table-cell table:formula="of:=[.A324]-[.E324]" office:value-type="float" office:value="5.4811886" calcext:value-type="float">
            <text:p>5,4811886</text:p>
          </table:table-cell>
          <table:table-cell table:formula="of:=[.B324]-[.D324]" office:value-type="float" office:value="0.0344939999999996" calcext:value-type="float">
            <text:p>0,034494</text:p>
          </table:table-cell>
          <table:table-cell table:formula="of:=[.A324]-[.C324]" office:value-type="float" office:value="0.00494089999999936" calcext:value-type="float">
            <text:p>0,0049409</text:p>
          </table:table-cell>
          <table:table-cell table:formula="of:=[.G324]-[.C324]" office:value-type="float" office:value="0.0041885999999991" calcext:value-type="float">
            <text:p>0,0041886</text:p>
          </table:table-cell>
          <table:table-cell table:formula="of:=[.J324]/[.I324]" office:value-type="float" office:value="0.847740290230452" calcext:value-type="float">
            <text:p>0,8477402902</text:p>
          </table:table-cell>
          <table:table-cell table:formula="of:=[.D324]+[.H324]*[.K324]" office:value-type="float" office:value="4.44475095357121" calcext:value-type="float">
            <text:p>4,4447509536</text:p>
          </table:table-cell>
        </table:table-row>
        <table:table-row table:style-name="ro1">
          <table:table-cell office:value-type="float" office:value="5.482946" calcext:value-type="float">
            <text:p>5,482946</text:p>
          </table:table-cell>
          <table:table-cell office:value-type="float" office:value="4.450003" calcext:value-type="float">
            <text:p>4,450003</text:p>
          </table:table-cell>
          <table:table-cell office:value-type="float" office:value="5.481" calcext:value-type="float">
            <text:p>5,481</text:p>
          </table:table-cell>
          <table:table-cell office:value-type="float" office:value="4.444751" calcext:value-type="float">
            <text:p>4,444751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7417523" calcext:value-type="float">
            <text:p>0,7417523</text:p>
          </table:table-cell>
          <table:table-cell table:formula="of:=[.A325]-[.E325]" office:value-type="float" office:value="5.48244345" calcext:value-type="float">
            <text:p>5,48244345</text:p>
          </table:table-cell>
          <table:table-cell table:formula="of:=[.B325]-[.D325]" office:value-type="float" office:value="0.00525199999999959" calcext:value-type="float">
            <text:p>0,005252</text:p>
          </table:table-cell>
          <table:table-cell table:formula="of:=[.A325]-[.C325]" office:value-type="float" office:value="0.00194600000000023" calcext:value-type="float">
            <text:p>0,001946</text:p>
          </table:table-cell>
          <table:table-cell table:formula="of:=[.G325]-[.C325]" office:value-type="float" office:value="0.00144345000000001" calcext:value-type="float">
            <text:p>0,00144345</text:p>
          </table:table-cell>
          <table:table-cell table:formula="of:=[.J325]/[.I325]" office:value-type="float" office:value="0.741752312435686" calcext:value-type="float">
            <text:p>0,7417523124</text:p>
          </table:table-cell>
          <table:table-cell table:formula="of:=[.D325]+[.H325]*[.K325]" office:value-type="float" office:value="4.44864668314491" calcext:value-type="float">
            <text:p>4,4486466831</text:p>
          </table:table-cell>
        </table:table-row>
        <table:table-row table:style-name="ro1">
          <table:table-cell office:value-type="float" office:value="5.509966" calcext:value-type="float">
            <text:p>5,509966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482" calcext:value-type="float">
            <text:p>5,482</text:p>
          </table:table-cell>
          <table:table-cell office:value-type="float" office:value="4.448647" calcext:value-type="float">
            <text:p>4,448647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9731013" calcext:value-type="float">
            <text:p>0,9731013</text:p>
          </table:table-cell>
          <table:table-cell table:formula="of:=[.A326]-[.E326]" office:value-type="float" office:value="5.50921375" calcext:value-type="float">
            <text:p>5,50921375</text:p>
          </table:table-cell>
          <table:table-cell table:formula="of:=[.B326]-[.D326]" office:value-type="float" office:value="0.451356" calcext:value-type="float">
            <text:p>0,451356</text:p>
          </table:table-cell>
          <table:table-cell table:formula="of:=[.A326]-[.C326]" office:value-type="float" office:value="0.0279660000000002" calcext:value-type="float">
            <text:p>0,027966</text:p>
          </table:table-cell>
          <table:table-cell table:formula="of:=[.G326]-[.C326]" office:value-type="float" office:value="0.0272137500000005" calcext:value-type="float">
            <text:p>0,02721375</text:p>
          </table:table-cell>
          <table:table-cell table:formula="of:=[.J326]/[.I326]" office:value-type="float" office:value="0.973101265822796" calcext:value-type="float">
            <text:p>0,9731012658</text:p>
          </table:table-cell>
          <table:table-cell table:formula="of:=[.D326]+[.H326]*[.K326]" office:value-type="float" office:value="4.88786209493671" calcext:value-type="float">
            <text:p>4,8878620949</text:p>
          </table:table-cell>
        </table:table-row>
        <table:table-row table:style-name="ro1">
          <table:table-cell office:value-type="float" office:value="5.5119711" calcext:value-type="float">
            <text:p>5,5119711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509" calcext:value-type="float">
            <text:p>5,509</text:p>
          </table:table-cell>
          <table:table-cell office:value-type="float" office:value="4.887862" calcext:value-type="float">
            <text:p>4,887862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468109" calcext:value-type="float">
            <text:p>0,7468109</text:p>
          </table:table-cell>
          <table:table-cell table:formula="of:=[.A327]-[.E327]" office:value-type="float" office:value="5.51121885" calcext:value-type="float">
            <text:p>5,51121885</text:p>
          </table:table-cell>
          <table:table-cell table:formula="of:=[.B327]-[.D327]" office:value-type="float" office:value="0.0121409999999997" calcext:value-type="float">
            <text:p>0,012141</text:p>
          </table:table-cell>
          <table:table-cell table:formula="of:=[.A327]-[.C327]" office:value-type="float" office:value="0.00297109999999989" calcext:value-type="float">
            <text:p>0,0029711</text:p>
          </table:table-cell>
          <table:table-cell table:formula="of:=[.G327]-[.C327]" office:value-type="float" office:value="0.00221885000000022" calcext:value-type="float">
            <text:p>0,00221885</text:p>
          </table:table-cell>
          <table:table-cell table:formula="of:=[.J327]/[.I327]" office:value-type="float" office:value="0.746810945441182" calcext:value-type="float">
            <text:p>0,7468109454</text:p>
          </table:table-cell>
          <table:table-cell table:formula="of:=[.D327]+[.H327]*[.K327]" office:value-type="float" office:value="4.8969290316886" calcext:value-type="float">
            <text:p>4,8969290317</text:p>
          </table:table-cell>
        </table:table-row>
        <table:table-row table:style-name="ro1">
          <table:table-cell office:value-type="float" office:value="5.513981" calcext:value-type="float">
            <text:p>5,513981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511" calcext:value-type="float">
            <text:p>5,511</text:p>
          </table:table-cell>
          <table:table-cell office:value-type="float" office:value="4.896929" calcext:value-type="float">
            <text:p>4,896929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476518" calcext:value-type="float">
            <text:p>0,7476518</text:p>
          </table:table-cell>
          <table:table-cell table:formula="of:=[.A328]-[.E328]" office:value-type="float" office:value="5.51322875" calcext:value-type="float">
            <text:p>5,51322875</text:p>
          </table:table-cell>
          <table:table-cell table:formula="of:=[.B328]-[.D328]" office:value-type="float" office:value="0.0030739999999998" calcext:value-type="float">
            <text:p>0,003074</text:p>
          </table:table-cell>
          <table:table-cell table:formula="of:=[.A328]-[.C328]" office:value-type="float" office:value="0.00298100000000012" calcext:value-type="float">
            <text:p>0,002981</text:p>
          </table:table-cell>
          <table:table-cell table:formula="of:=[.G328]-[.C328]" office:value-type="float" office:value="0.00222875000000045" calcext:value-type="float">
            <text:p>0,00222875</text:p>
          </table:table-cell>
          <table:table-cell table:formula="of:=[.J328]/[.I328]" office:value-type="float" office:value="0.747651794699884" calcext:value-type="float">
            <text:p>0,7476517947</text:p>
          </table:table-cell>
          <table:table-cell table:formula="of:=[.D328]+[.H328]*[.K328]" office:value-type="float" office:value="4.89922728161691" calcext:value-type="float">
            <text:p>4,8992272816</text:p>
          </table:table-cell>
        </table:table-row>
        <table:table-row table:style-name="ro1">
          <table:table-cell office:value-type="float" office:value="5.5164876" calcext:value-type="float">
            <text:p>5,5164876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513" calcext:value-type="float">
            <text:p>5,513</text:p>
          </table:table-cell>
          <table:table-cell office:value-type="float" office:value="4.899227" calcext:value-type="float">
            <text:p>4,899227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843072" calcext:value-type="float">
            <text:p>0,7843072</text:p>
          </table:table-cell>
          <table:table-cell table:formula="of:=[.A329]-[.E329]" office:value-type="float" office:value="5.51573535" calcext:value-type="float">
            <text:p>5,51573535</text:p>
          </table:table-cell>
          <table:table-cell table:formula="of:=[.B329]-[.D329]" office:value-type="float" office:value="0.00077600000000011" calcext:value-type="float">
            <text:p>0,000776</text:p>
          </table:table-cell>
          <table:table-cell table:formula="of:=[.A329]-[.C329]" office:value-type="float" office:value="0.0034875999999997" calcext:value-type="float">
            <text:p>0,0034876</text:p>
          </table:table-cell>
          <table:table-cell table:formula="of:=[.G329]-[.C329]" office:value-type="float" office:value="0.00273535000000003" calcext:value-type="float">
            <text:p>0,00273535</text:p>
          </table:table-cell>
          <table:table-cell table:formula="of:=[.J329]/[.I329]" office:value-type="float" office:value="0.784307260006956" calcext:value-type="float">
            <text:p>0,78430726</text:p>
          </table:table-cell>
          <table:table-cell table:formula="of:=[.D329]+[.H329]*[.K329]" office:value-type="float" office:value="4.89983562243377" calcext:value-type="float">
            <text:p>4,8998356224</text:p>
          </table:table-cell>
        </table:table-row>
        <table:table-row table:style-name="ro1">
          <table:table-cell office:value-type="float" office:value="5.5169888" calcext:value-type="float">
            <text:p>5,5169888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516" calcext:value-type="float">
            <text:p>5,516</text:p>
          </table:table-cell>
          <table:table-cell office:value-type="float" office:value="4.899836" calcext:value-type="float">
            <text:p>4,899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0]-[.E330]" office:value-type="float" office:value="5.5169888" calcext:value-type="float">
            <text:p>5,5169888</text:p>
          </table:table-cell>
          <table:table-cell table:formula="of:=[.B330]-[.D330]" office:value-type="float" office:value="0.00016700000000025" calcext:value-type="float">
            <text:p>0,000167</text:p>
          </table:table-cell>
          <table:table-cell table:formula="of:=[.A330]-[.C330]" office:value-type="float" office:value="0.000988800000000012" calcext:value-type="float">
            <text:p>0,0009888</text:p>
          </table:table-cell>
          <table:table-cell table:formula="of:=[.G330]-[.C330]" office:value-type="float" office:value="0.000988800000000012" calcext:value-type="float">
            <text:p>0,0009888</text:p>
          </table:table-cell>
          <table:table-cell table:formula="of:=[.J330]/[.I330]" office:value-type="float" office:value="1" calcext:value-type="float">
            <text:p>1</text:p>
          </table:table-cell>
          <table:table-cell table:formula="of:=[.D330]+[.H330]*[.K330]" office:value-type="float" office:value="4.900003" calcext:value-type="float">
            <text:p>4,900003</text:p>
          </table:table-cell>
        </table:table-row>
        <table:table-row table:style-name="ro1">
          <table:table-cell office:value-type="float" office:value="5.5184929" calcext:value-type="float">
            <text:p>5,5184929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5.517" calcext:value-type="float">
            <text:p>5,517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31]-[.E331]" office:value-type="float" office:value="5.5184929" calcext:value-type="float">
            <text:p>5,5184929</text:p>
          </table:table-cell>
          <table:table-cell table:formula="of:=[.B331]-[.D331]" office:value-type="float" office:value="0" calcext:value-type="float">
            <text:p>0</text:p>
          </table:table-cell>
          <table:table-cell table:formula="of:=[.A331]-[.C331]" office:value-type="float" office:value="0.00149289999999969" calcext:value-type="float">
            <text:p>0,0014929</text:p>
          </table:table-cell>
          <table:table-cell table:formula="of:=[.G331]-[.C331]" office:value-type="float" office:value="0.00149289999999969" calcext:value-type="float">
            <text:p>0,0014929</text:p>
          </table:table-cell>
          <table:table-cell table:formula="of:=[.J331]/[.I331]" office:value-type="float" office:value="1" calcext:value-type="float">
            <text:p>1</text:p>
          </table:table-cell>
          <table:table-cell table:formula="of:=[.D331]+[.H331]*[.K331]" office:value-type="float" office:value="4.900003" calcext:value-type="float">
            <text:p>4,900003</text:p>
          </table:table-cell>
        </table:table-row>
        <table:table-row table:style-name="ro1">
          <table:table-cell office:value-type="float" office:value="5.5460487" calcext:value-type="float">
            <text:p>5,5460487</text:p>
          </table:table-cell>
          <table:table-cell office:value-type="float" office:value="4.85" calcext:value-type="float">
            <text:p>4,85</text:p>
          </table:table-cell>
          <table:table-cell office:value-type="float" office:value="5.518" calcext:value-type="float">
            <text:p>5,518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638" calcext:value-type="float">
            <text:p>0,9910638</text:p>
          </table:table-cell>
          <table:table-cell table:formula="of:=[.A332]-[.E332]" office:value-type="float" office:value="5.54579805" calcext:value-type="float">
            <text:p>5,54579805</text:p>
          </table:table-cell>
          <table:table-cell table:formula="of:=[.B332]-[.D332]" office:value-type="float" office:value="-0.0500030000000002" calcext:value-type="float">
            <text:p>-0,050003</text:p>
          </table:table-cell>
          <table:table-cell table:formula="of:=[.A332]-[.C332]" office:value-type="float" office:value="0.0280487000000003" calcext:value-type="float">
            <text:p>0,0280487</text:p>
          </table:table-cell>
          <table:table-cell table:formula="of:=[.G332]-[.C332]" office:value-type="float" office:value="0.0277980500000004" calcext:value-type="float">
            <text:p>0,02779805</text:p>
          </table:table-cell>
          <table:table-cell table:formula="of:=[.J332]/[.I332]" office:value-type="float" office:value="0.991063756965567" calcext:value-type="float">
            <text:p>0,991063757</text:p>
          </table:table-cell>
          <table:table-cell table:formula="of:=[.D332]+[.H332]*[.K332]" office:value-type="float" office:value="4.85044683896045" calcext:value-type="float">
            <text:p>4,850446839</text:p>
          </table:table-cell>
        </table:table-row>
        <table:table-row table:style-name="ro1">
          <table:table-cell office:value-type="float" office:value="5.5794355" calcext:value-type="float">
            <text:p>5,5794355</text:p>
          </table:table-cell>
          <table:table-cell office:value-type="float" office:value="4.4" calcext:value-type="float">
            <text:p>4,4</text:p>
          </table:table-cell>
          <table:table-cell office:value-type="float" office:value="5.546" calcext:value-type="float">
            <text:p>5,546</text:p>
          </table:table-cell>
          <table:table-cell office:value-type="float" office:value="4.850447" calcext:value-type="float">
            <text:p>4,850447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9700154" calcext:value-type="float">
            <text:p>0,9700154</text:p>
          </table:table-cell>
          <table:table-cell table:formula="of:=[.A333]-[.E333]" office:value-type="float" office:value="5.57843295" calcext:value-type="float">
            <text:p>5,57843295</text:p>
          </table:table-cell>
          <table:table-cell table:formula="of:=[.B333]-[.D333]" office:value-type="float" office:value="-0.450447" calcext:value-type="float">
            <text:p>-0,450447</text:p>
          </table:table-cell>
          <table:table-cell table:formula="of:=[.A333]-[.C333]" office:value-type="float" office:value="0.0334354999999995" calcext:value-type="float">
            <text:p>0,0334355</text:p>
          </table:table-cell>
          <table:table-cell table:formula="of:=[.G333]-[.C333]" office:value-type="float" office:value="0.0324329499999996" calcext:value-type="float">
            <text:p>0,03243295</text:p>
          </table:table-cell>
          <table:table-cell table:formula="of:=[.J333]/[.I333]" office:value-type="float" office:value="0.970015402790449" calcext:value-type="float">
            <text:p>0,9700154028</text:p>
          </table:table-cell>
          <table:table-cell table:formula="of:=[.D333]+[.H333]*[.K333]" office:value-type="float" office:value="4.41350647185925" calcext:value-type="float">
            <text:p>4,4135064719</text:p>
          </table:table-cell>
        </table:table-row>
        <table:table-row table:style-name="ro1">
          <table:table-cell office:value-type="float" office:value="5.5814403" calcext:value-type="float">
            <text:p>5,5814403</text:p>
          </table:table-cell>
          <table:table-cell office:value-type="float" office:value="4.4" calcext:value-type="float">
            <text:p>4,4</text:p>
          </table:table-cell>
          <table:table-cell office:value-type="float" office:value="5.578" calcext:value-type="float">
            <text:p>5,578</text:p>
          </table:table-cell>
          <table:table-cell office:value-type="float" office:value="4.413506" calcext:value-type="float">
            <text:p>4,41350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271866" calcext:value-type="float">
            <text:p>0,9271866</text:p>
          </table:table-cell>
          <table:table-cell table:formula="of:=[.A334]-[.E334]" office:value-type="float" office:value="5.5811898" calcext:value-type="float">
            <text:p>5,5811898</text:p>
          </table:table-cell>
          <table:table-cell table:formula="of:=[.B334]-[.D334]" office:value-type="float" office:value="-0.0135059999999996" calcext:value-type="float">
            <text:p>-0,013506</text:p>
          </table:table-cell>
          <table:table-cell table:formula="of:=[.A334]-[.C334]" office:value-type="float" office:value="0.0034402999999994" calcext:value-type="float">
            <text:p>0,0034403</text:p>
          </table:table-cell>
          <table:table-cell table:formula="of:=[.G334]-[.C334]" office:value-type="float" office:value="0.00318979999999947" calcext:value-type="float">
            <text:p>0,0031898</text:p>
          </table:table-cell>
          <table:table-cell table:formula="of:=[.J334]/[.I334]" office:value-type="float" office:value="0.927186582565481" calcext:value-type="float">
            <text:p>0,9271865826</text:p>
          </table:table-cell>
          <table:table-cell table:formula="of:=[.D334]+[.H334]*[.K334]" office:value-type="float" office:value="4.40098341801587" calcext:value-type="float">
            <text:p>4,400983418</text:p>
          </table:table-cell>
        </table:table-row>
        <table:table-row table:style-name="ro1">
          <table:table-cell office:value-type="float" office:value="5.5834195" calcext:value-type="float">
            <text:p>5,5834195</text:p>
          </table:table-cell>
          <table:table-cell office:value-type="float" office:value="4.4" calcext:value-type="float">
            <text:p>4,4</text:p>
          </table:table-cell>
          <table:table-cell office:value-type="float" office:value="5.581" calcext:value-type="float">
            <text:p>5,581</text:p>
          </table:table-cell>
          <table:table-cell office:value-type="float" office:value="4.400983" calcext:value-type="float">
            <text:p>4,400983</text:p>
          </table:table-cell>
          <table:table-cell office:value-type="float" office:value="0.0009896" calcext:value-type="float">
            <text:p>0,0009896</text:p>
          </table:table-cell>
          <table:table-cell office:value-type="float" office:value="0.5909899" calcext:value-type="float">
            <text:p>0,5909899</text:p>
          </table:table-cell>
          <table:table-cell table:formula="of:=[.A335]-[.E335]" office:value-type="float" office:value="5.5824299" calcext:value-type="float">
            <text:p>5,5824299</text:p>
          </table:table-cell>
          <table:table-cell table:formula="of:=[.B335]-[.D335]" office:value-type="float" office:value="-0.000982999999999734" calcext:value-type="float">
            <text:p>-0,000983</text:p>
          </table:table-cell>
          <table:table-cell table:formula="of:=[.A335]-[.C335]" office:value-type="float" office:value="0.00241950000000024" calcext:value-type="float">
            <text:p>0,0024195</text:p>
          </table:table-cell>
          <table:table-cell table:formula="of:=[.G335]-[.C335]" office:value-type="float" office:value="0.00142990000000065" calcext:value-type="float">
            <text:p>0,0014299</text:p>
          </table:table-cell>
          <table:table-cell table:formula="of:=[.J335]/[.I335]" office:value-type="float" office:value="0.590989873941107" calcext:value-type="float">
            <text:p>0,5909898739</text:p>
          </table:table-cell>
          <table:table-cell table:formula="of:=[.D335]+[.H335]*[.K335]" office:value-type="float" office:value="4.40040205695392" calcext:value-type="float">
            <text:p>4,400402057</text:p>
          </table:table-cell>
        </table:table-row>
        <table:table-row table:style-name="ro1">
          <table:table-cell office:value-type="float" office:value="5.6119618" calcext:value-type="float">
            <text:p>5,6119618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582" calcext:value-type="float">
            <text:p>5,582</text:p>
          </table:table-cell>
          <table:table-cell office:value-type="float" office:value="4.400402" calcext:value-type="float">
            <text:p>4,400402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32653" calcext:value-type="float">
            <text:p>0,9832653</text:p>
          </table:table-cell>
          <table:table-cell table:formula="of:=[.A336]-[.E336]" office:value-type="float" office:value="5.6114604" calcext:value-type="float">
            <text:p>5,6114604</text:p>
          </table:table-cell>
          <table:table-cell table:formula="of:=[.B336]-[.D336]" office:value-type="float" office:value="-0.450403" calcext:value-type="float">
            <text:p>-0,450403</text:p>
          </table:table-cell>
          <table:table-cell table:formula="of:=[.A336]-[.C336]" office:value-type="float" office:value="0.0299617999999997" calcext:value-type="float">
            <text:p>0,0299618</text:p>
          </table:table-cell>
          <table:table-cell table:formula="of:=[.G336]-[.C336]" office:value-type="float" office:value="0.0294603999999996" calcext:value-type="float">
            <text:p>0,0294604</text:p>
          </table:table-cell>
          <table:table-cell table:formula="of:=[.J336]/[.I336]" office:value-type="float" office:value="0.983265357889042" calcext:value-type="float">
            <text:p>0,9832653579</text:p>
          </table:table-cell>
          <table:table-cell table:formula="of:=[.D336]+[.H336]*[.K336]" office:value-type="float" office:value="3.9575363330107" calcext:value-type="float">
            <text:p>3,957536333</text:p>
          </table:table-cell>
        </table:table-row>
        <table:table-row table:style-name="ro1">
          <table:table-cell office:value-type="float" office:value="5.614974" calcext:value-type="float">
            <text:p>5,614974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611" calcext:value-type="float">
            <text:p>5,611</text:p>
          </table:table-cell>
          <table:table-cell office:value-type="float" office:value="3.957537" calcext:value-type="float">
            <text:p>3,95753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8107574" calcext:value-type="float">
            <text:p>0,8107574</text:p>
          </table:table-cell>
          <table:table-cell table:formula="of:=[.A337]-[.E337]" office:value-type="float" office:value="5.61422195" calcext:value-type="float">
            <text:p>5,61422195</text:p>
          </table:table-cell>
          <table:table-cell table:formula="of:=[.B337]-[.D337]" office:value-type="float" office:value="-0.00753799999999982" calcext:value-type="float">
            <text:p>-0,007538</text:p>
          </table:table-cell>
          <table:table-cell table:formula="of:=[.A337]-[.C337]" office:value-type="float" office:value="0.00397400000000037" calcext:value-type="float">
            <text:p>0,003974</text:p>
          </table:table-cell>
          <table:table-cell table:formula="of:=[.G337]-[.C337]" office:value-type="float" office:value="0.00322195000000036" calcext:value-type="float">
            <text:p>0,00322195</text:p>
          </table:table-cell>
          <table:table-cell table:formula="of:=[.J337]/[.I337]" office:value-type="float" office:value="0.810757423251149" calcext:value-type="float">
            <text:p>0,8107574233</text:p>
          </table:table-cell>
          <table:table-cell table:formula="of:=[.D337]+[.H337]*[.K337]" office:value-type="float" office:value="3.95142551054353" calcext:value-type="float">
            <text:p>3,9514255105</text:p>
          </table:table-cell>
        </table:table-row>
        <table:table-row table:style-name="ro1">
          <table:table-cell office:value-type="float" office:value="5.6164778" calcext:value-type="float">
            <text:p>5,6164778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5.614" calcext:value-type="float">
            <text:p>5,614</text:p>
          </table:table-cell>
          <table:table-cell office:value-type="float" office:value="3.951426" calcext:value-type="float">
            <text:p>3,951426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97744" calcext:value-type="float">
            <text:p>0,797744</text:p>
          </table:table-cell>
          <table:table-cell table:formula="of:=[.A338]-[.E338]" office:value-type="float" office:value="5.61597665" calcext:value-type="float">
            <text:p>5,61597665</text:p>
          </table:table-cell>
          <table:table-cell table:formula="of:=[.B338]-[.D338]" office:value-type="float" office:value="-0.00142700000000007" calcext:value-type="float">
            <text:p>-0,001427</text:p>
          </table:table-cell>
          <table:table-cell table:formula="of:=[.A338]-[.C338]" office:value-type="float" office:value="0.00247780000000031" calcext:value-type="float">
            <text:p>0,0024778</text:p>
          </table:table-cell>
          <table:table-cell table:formula="of:=[.G338]-[.C338]" office:value-type="float" office:value="0.00197665000000047" calcext:value-type="float">
            <text:p>0,00197665</text:p>
          </table:table-cell>
          <table:table-cell table:formula="of:=[.J338]/[.I338]" office:value-type="float" office:value="0.797743966421916" calcext:value-type="float">
            <text:p>0,7977439664</text:p>
          </table:table-cell>
          <table:table-cell table:formula="of:=[.D338]+[.H338]*[.K338]" office:value-type="float" office:value="3.95028761935992" calcext:value-type="float">
            <text:p>3,9502876194</text:p>
          </table:table-cell>
        </table:table-row>
        <table:table-row table:style-name="ro1">
          <table:table-cell office:value-type="float" office:value="5.6459617" calcext:value-type="float">
            <text:p>5,6459617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616" calcext:value-type="float">
            <text:p>5,616</text:p>
          </table:table-cell>
          <table:table-cell office:value-type="float" office:value="3.950288" calcext:value-type="float">
            <text:p>3,95028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32703" calcext:value-type="float">
            <text:p>0,9832703</text:p>
          </table:table-cell>
          <table:table-cell table:formula="of:=[.A339]-[.E339]" office:value-type="float" office:value="5.64546045" calcext:value-type="float">
            <text:p>5,64546045</text:p>
          </table:table-cell>
          <table:table-cell table:formula="of:=[.B339]-[.D339]" office:value-type="float" office:value="-0.450289" calcext:value-type="float">
            <text:p>-0,450289</text:p>
          </table:table-cell>
          <table:table-cell table:formula="of:=[.A339]-[.C339]" office:value-type="float" office:value="0.0299617000000003" calcext:value-type="float">
            <text:p>0,0299617</text:p>
          </table:table-cell>
          <table:table-cell table:formula="of:=[.G339]-[.C339]" office:value-type="float" office:value="0.0294604500000002" calcext:value-type="float">
            <text:p>0,02946045</text:p>
          </table:table-cell>
          <table:table-cell table:formula="of:=[.J339]/[.I339]" office:value-type="float" office:value="0.983270308427088" calcext:value-type="float">
            <text:p>0,9832703084</text:p>
          </table:table-cell>
          <table:table-cell table:formula="of:=[.D339]+[.H339]*[.K339]" office:value-type="float" office:value="3.50753219608867" calcext:value-type="float">
            <text:p>3,5075321961</text:p>
          </table:table-cell>
        </table:table-row>
        <table:table-row table:style-name="ro1">
          <table:table-cell office:value-type="float" office:value="5.6489701" calcext:value-type="float">
            <text:p>5,6489701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645" calcext:value-type="float">
            <text:p>5,645</text:p>
          </table:table-cell>
          <table:table-cell office:value-type="float" office:value="3.507532" calcext:value-type="float">
            <text:p>3,50753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474119" calcext:value-type="float">
            <text:p>0,7474119</text:p>
          </table:table-cell>
          <table:table-cell table:formula="of:=[.A340]-[.E340]" office:value-type="float" office:value="5.6479673" calcext:value-type="float">
            <text:p>5,6479673</text:p>
          </table:table-cell>
          <table:table-cell table:formula="of:=[.B340]-[.D340]" office:value-type="float" office:value="-0.00753300000000001" calcext:value-type="float">
            <text:p>-0,007533</text:p>
          </table:table-cell>
          <table:table-cell table:formula="of:=[.A340]-[.C340]" office:value-type="float" office:value="0.00397010000000009" calcext:value-type="float">
            <text:p>0,0039701</text:p>
          </table:table-cell>
          <table:table-cell table:formula="of:=[.G340]-[.C340]" office:value-type="float" office:value="0.00296729999999989" calcext:value-type="float">
            <text:p>0,0029673</text:p>
          </table:table-cell>
          <table:table-cell table:formula="of:=[.J340]/[.I340]" office:value-type="float" office:value="0.747411903982225" calcext:value-type="float">
            <text:p>0,747411904</text:p>
          </table:table-cell>
          <table:table-cell table:formula="of:=[.D340]+[.H340]*[.K340]" office:value-type="float" office:value="3.5019017461273" calcext:value-type="float">
            <text:p>3,5019017461</text:p>
          </table:table-cell>
        </table:table-row>
        <table:table-row table:style-name="ro1">
          <table:table-cell office:value-type="float" office:value="5.6514785" calcext:value-type="float">
            <text:p>5,6514785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5.648" calcext:value-type="float">
            <text:p>5,648</text:p>
          </table:table-cell>
          <table:table-cell office:value-type="float" office:value="3.501902" calcext:value-type="float">
            <text:p>3,501902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8559437" calcext:value-type="float">
            <text:p>0,8559437</text:p>
          </table:table-cell>
          <table:table-cell table:formula="of:=[.A341]-[.E341]" office:value-type="float" office:value="5.6509774" calcext:value-type="float">
            <text:p>5,6509774</text:p>
          </table:table-cell>
          <table:table-cell table:formula="of:=[.B341]-[.D341]" office:value-type="float" office:value="-0.00190299999999999" calcext:value-type="float">
            <text:p>-0,001903</text:p>
          </table:table-cell>
          <table:table-cell table:formula="of:=[.A341]-[.C341]" office:value-type="float" office:value="0.00347849999999994" calcext:value-type="float">
            <text:p>0,0034785</text:p>
          </table:table-cell>
          <table:table-cell table:formula="of:=[.G341]-[.C341]" office:value-type="float" office:value="0.0029773999999998" calcext:value-type="float">
            <text:p>0,0029774</text:p>
          </table:table-cell>
          <table:table-cell table:formula="of:=[.J341]/[.I341]" office:value-type="float" office:value="0.855943653873753" calcext:value-type="float">
            <text:p>0,8559436539</text:p>
          </table:table-cell>
          <table:table-cell table:formula="of:=[.D341]+[.H341]*[.K341]" office:value-type="float" office:value="3.50027313922668" calcext:value-type="float">
            <text:p>3,5002731392</text:p>
          </table:table-cell>
        </table:table-row>
        <table:table-row table:style-name="ro1">
          <table:table-cell office:value-type="float" office:value="5.6799325" calcext:value-type="float">
            <text:p>5,6799325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651" calcext:value-type="float">
            <text:p>5,651</text:p>
          </table:table-cell>
          <table:table-cell office:value-type="float" office:value="3.500273" calcext:value-type="float">
            <text:p>3,500273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9826666" calcext:value-type="float">
            <text:p>0,9826666</text:p>
          </table:table-cell>
          <table:table-cell table:formula="of:=[.A342]-[.E342]" office:value-type="float" office:value="5.679431" calcext:value-type="float">
            <text:p>5,679431</text:p>
          </table:table-cell>
          <table:table-cell table:formula="of:=[.B342]-[.D342]" office:value-type="float" office:value="-0.450274" calcext:value-type="float">
            <text:p>-0,450274</text:p>
          </table:table-cell>
          <table:table-cell table:formula="of:=[.A342]-[.C342]" office:value-type="float" office:value="0.0289324999999998" calcext:value-type="float">
            <text:p>0,0289325</text:p>
          </table:table-cell>
          <table:table-cell table:formula="of:=[.G342]-[.C342]" office:value-type="float" office:value="0.0284309999999994" calcext:value-type="float">
            <text:p>0,028431</text:p>
          </table:table-cell>
          <table:table-cell table:formula="of:=[.J342]/[.I342]" office:value-type="float" office:value="0.982666551455962" calcext:value-type="float">
            <text:p>0,9826665515</text:p>
          </table:table-cell>
          <table:table-cell table:formula="of:=[.D342]+[.H342]*[.K342]" office:value-type="float" office:value="3.05780380120972" calcext:value-type="float">
            <text:p>3,0578038012</text:p>
          </table:table-cell>
        </table:table-row>
        <table:table-row table:style-name="ro1">
          <table:table-cell office:value-type="float" office:value="5.6814358" calcext:value-type="float">
            <text:p>5,6814358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679" calcext:value-type="float">
            <text:p>5,679</text:p>
          </table:table-cell>
          <table:table-cell office:value-type="float" office:value="3.057804" calcext:value-type="float">
            <text:p>3,057804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941128" calcext:value-type="float">
            <text:p>0,7941128</text:p>
          </table:table-cell>
          <table:table-cell table:formula="of:=[.A343]-[.E343]" office:value-type="float" office:value="5.6809343" calcext:value-type="float">
            <text:p>5,6809343</text:p>
          </table:table-cell>
          <table:table-cell table:formula="of:=[.B343]-[.D343]" office:value-type="float" office:value="-0.00780499999999984" calcext:value-type="float">
            <text:p>-0,007805</text:p>
          </table:table-cell>
          <table:table-cell table:formula="of:=[.A343]-[.C343]" office:value-type="float" office:value="0.00243579999999977" calcext:value-type="float">
            <text:p>0,0024358</text:p>
          </table:table-cell>
          <table:table-cell table:formula="of:=[.G343]-[.C343]" office:value-type="float" office:value="0.00193429999999939" calcext:value-type="float">
            <text:p>0,0019343</text:p>
          </table:table-cell>
          <table:table-cell table:formula="of:=[.J343]/[.I343]" office:value-type="float" office:value="0.79411281714409" calcext:value-type="float">
            <text:p>0,7941128171</text:p>
          </table:table-cell>
          <table:table-cell table:formula="of:=[.D343]+[.H343]*[.K343]" office:value-type="float" office:value="3.05160594946219" calcext:value-type="float">
            <text:p>3,0516059495</text:p>
          </table:table-cell>
        </table:table-row>
        <table:table-row table:style-name="ro1">
          <table:table-cell office:value-type="float" office:value="5.6839465" calcext:value-type="float">
            <text:p>5,6839465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681" calcext:value-type="float">
            <text:p>5,681</text:p>
          </table:table-cell>
          <table:table-cell office:value-type="float" office:value="3.051606" calcext:value-type="float">
            <text:p>3,051606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8297981" calcext:value-type="float">
            <text:p>0,8297981</text:p>
          </table:table-cell>
          <table:table-cell table:formula="of:=[.A344]-[.E344]" office:value-type="float" office:value="5.683445" calcext:value-type="float">
            <text:p>5,683445</text:p>
          </table:table-cell>
          <table:table-cell table:formula="of:=[.B344]-[.D344]" office:value-type="float" office:value="-0.00160699999999991" calcext:value-type="float">
            <text:p>-0,001607</text:p>
          </table:table-cell>
          <table:table-cell table:formula="of:=[.A344]-[.C344]" office:value-type="float" office:value="0.00294650000000019" calcext:value-type="float">
            <text:p>0,0029465</text:p>
          </table:table-cell>
          <table:table-cell table:formula="of:=[.G344]-[.C344]" office:value-type="float" office:value="0.00244499999999981" calcext:value-type="float">
            <text:p>0,002445</text:p>
          </table:table-cell>
          <table:table-cell table:formula="of:=[.J344]/[.I344]" office:value-type="float" office:value="0.829798065501325" calcext:value-type="float">
            <text:p>0,8297980655</text:p>
          </table:table-cell>
          <table:table-cell table:formula="of:=[.D344]+[.H344]*[.K344]" office:value-type="float" office:value="3.05027251450874" calcext:value-type="float">
            <text:p>3,0502725145</text:p>
          </table:table-cell>
        </table:table-row>
        <table:table-row table:style-name="ro1">
          <table:table-cell office:value-type="float" office:value="5.6844483" calcext:value-type="float">
            <text:p>5,6844483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683" calcext:value-type="float">
            <text:p>5,683</text:p>
          </table:table-cell>
          <table:table-cell office:value-type="float" office:value="3.050272" calcext:value-type="float">
            <text:p>3,05027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267624" calcext:value-type="float">
            <text:p>0,8267624</text:p>
          </table:table-cell>
          <table:table-cell table:formula="of:=[.A345]-[.E345]" office:value-type="float" office:value="5.6841974" calcext:value-type="float">
            <text:p>5,6841974</text:p>
          </table:table-cell>
          <table:table-cell table:formula="of:=[.B345]-[.D345]" office:value-type="float" office:value="-0.000272999999999968" calcext:value-type="float">
            <text:p>-0,000273</text:p>
          </table:table-cell>
          <table:table-cell table:formula="of:=[.A345]-[.C345]" office:value-type="float" office:value="0.00144829999999985" calcext:value-type="float">
            <text:p>0,0014483</text:p>
          </table:table-cell>
          <table:table-cell table:formula="of:=[.G345]-[.C345]" office:value-type="float" office:value="0.00119739999999968" calcext:value-type="float">
            <text:p>0,0011974</text:p>
          </table:table-cell>
          <table:table-cell table:formula="of:=[.J345]/[.I345]" office:value-type="float" office:value="0.82676241110254" calcext:value-type="float">
            <text:p>0,8267624111</text:p>
          </table:table-cell>
          <table:table-cell table:formula="of:=[.D345]+[.H345]*[.K345]" office:value-type="float" office:value="3.05004629386177" calcext:value-type="float">
            <text:p>3,0500462939</text:p>
          </table:table-cell>
        </table:table-row>
        <table:table-row table:style-name="ro1">
          <table:table-cell office:value-type="float" office:value="5.6849493" calcext:value-type="float">
            <text:p>5,6849493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684" calcext:value-type="float">
            <text:p>5,684</text:p>
          </table:table-cell>
          <table:table-cell office:value-type="float" office:value="3.050046" calcext:value-type="float">
            <text:p>3,050046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357" calcext:value-type="float">
            <text:p>0,7357</text:p>
          </table:table-cell>
          <table:table-cell table:formula="of:=[.A346]-[.E346]" office:value-type="float" office:value="5.6846984" calcext:value-type="float">
            <text:p>5,6846984</text:p>
          </table:table-cell>
          <table:table-cell table:formula="of:=[.B346]-[.D346]" office:value-type="float" office:value="-0.0000469999999999082" calcext:value-type="float">
            <text:p>-0,000047</text:p>
          </table:table-cell>
          <table:table-cell table:formula="of:=[.A346]-[.C346]" office:value-type="float" office:value="0.000949299999999376" calcext:value-type="float">
            <text:p>0,0009493</text:p>
          </table:table-cell>
          <table:table-cell table:formula="of:=[.G346]-[.C346]" office:value-type="float" office:value="0.000698399999999211" calcext:value-type="float">
            <text:p>0,0006984</text:p>
          </table:table-cell>
          <table:table-cell table:formula="of:=[.J346]/[.I346]" office:value-type="float" office:value="0.735699989465575" calcext:value-type="float">
            <text:p>0,7356999895</text:p>
          </table:table-cell>
          <table:table-cell table:formula="of:=[.D346]+[.H346]*[.K346]" office:value-type="float" office:value="3.05001142210049" calcext:value-type="float">
            <text:p>3,0500114221</text:p>
          </table:table-cell>
        </table:table-row>
        <table:table-row table:style-name="ro1">
          <table:table-cell office:value-type="float" office:value="5.6859528" calcext:value-type="float">
            <text:p>5,6859528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5.685" calcext:value-type="float">
            <text:p>5,685</text:p>
          </table:table-cell>
          <table:table-cell office:value-type="float" office:value="3.050011" calcext:value-type="float">
            <text:p>3,050011</text:p>
          </table:table-cell>
          <table:table-cell office:value-type="float" office:value="0.0002511" calcext:value-type="float">
            <text:p>0,0002511</text:p>
          </table:table-cell>
          <table:table-cell office:value-type="float" office:value="0.736461" calcext:value-type="float">
            <text:p>0,736461</text:p>
          </table:table-cell>
          <table:table-cell table:formula="of:=[.A347]-[.E347]" office:value-type="float" office:value="5.6857017" calcext:value-type="float">
            <text:p>5,6857017</text:p>
          </table:table-cell>
          <table:table-cell table:formula="of:=[.B347]-[.D347]" office:value-type="float" office:value="-0.000011999999999901" calcext:value-type="float">
            <text:p>-0,000012</text:p>
          </table:table-cell>
          <table:table-cell table:formula="of:=[.A347]-[.C347]" office:value-type="float" office:value="0.000952799999999421" calcext:value-type="float">
            <text:p>0,0009528</text:p>
          </table:table-cell>
          <table:table-cell table:formula="of:=[.G347]-[.C347]" office:value-type="float" office:value="0.000701699999999583" calcext:value-type="float">
            <text:p>0,0007017</text:p>
          </table:table-cell>
          <table:table-cell table:formula="of:=[.J347]/[.I347]" office:value-type="float" office:value="0.736460957178852" calcext:value-type="float">
            <text:p>0,7364609572</text:p>
          </table:table-cell>
          <table:table-cell table:formula="of:=[.D347]+[.H347]*[.K347]" office:value-type="float" office:value="3.05000216246851" calcext:value-type="float">
            <text:p>3,0500021625</text:p>
          </table:table-cell>
        </table:table-row>
        <table:table-row table:style-name="ro1">
          <table:table-cell office:value-type="float" office:value="5.7139851" calcext:value-type="float">
            <text:p>5,713985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5.686" calcext:value-type="float">
            <text:p>5,686</text:p>
          </table:table-cell>
          <table:table-cell office:value-type="float" office:value="3.050002" calcext:value-type="float">
            <text:p>3,050002</text:p>
          </table:table-cell>
          <table:table-cell office:value-type="float" office:value="0.00050225" calcext:value-type="float">
            <text:p>0,00050225</text:p>
          </table:table-cell>
          <table:table-cell office:value-type="float" office:value="0.9820529" calcext:value-type="float">
            <text:p>0,9820529</text:p>
          </table:table-cell>
          <table:table-cell table:formula="of:=[.A348]-[.E348]" office:value-type="float" office:value="5.71348285" calcext:value-type="float">
            <text:p>5,71348285</text:p>
          </table:table-cell>
          <table:table-cell table:formula="of:=[.B348]-[.D348]" office:value-type="float" office:value="-0.450004" calcext:value-type="float">
            <text:p>-0,450004</text:p>
          </table:table-cell>
          <table:table-cell table:formula="of:=[.A348]-[.C348]" office:value-type="float" office:value="0.0279851000000004" calcext:value-type="float">
            <text:p>0,0279851</text:p>
          </table:table-cell>
          <table:table-cell table:formula="of:=[.G348]-[.C348]" office:value-type="float" office:value="0.0274828500000002" calcext:value-type="float">
            <text:p>0,02748285</text:p>
          </table:table-cell>
          <table:table-cell table:formula="of:=[.J348]/[.I348]" office:value-type="float" office:value="0.982052949605317" calcext:value-type="float">
            <text:p>0,9820529496</text:p>
          </table:table-cell>
          <table:table-cell table:formula="of:=[.D348]+[.H348]*[.K348]" office:value-type="float" office:value="2.60807424446581" calcext:value-type="float">
            <text:p>2,6080742445</text:p>
          </table:table-cell>
        </table:table-row>
        <table:table-row table:style-name="ro1">
          <table:table-cell office:value-type="float" office:value="5.7154889" calcext:value-type="float">
            <text:p>5,7154889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5.713" calcext:value-type="float">
            <text:p>5,713</text:p>
          </table:table-cell>
          <table:table-cell office:value-type="float" office:value="2.608075" calcext:value-type="float">
            <text:p>2,60807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986058" calcext:value-type="float">
            <text:p>0,7986058</text:p>
          </table:table-cell>
          <table:table-cell table:formula="of:=[.A349]-[.E349]" office:value-type="float" office:value="5.71498765" calcext:value-type="float">
            <text:p>5,71498765</text:p>
          </table:table-cell>
          <table:table-cell table:formula="of:=[.B349]-[.D349]" office:value-type="float" office:value="-0.00807700000000011" calcext:value-type="float">
            <text:p>-0,008077</text:p>
          </table:table-cell>
          <table:table-cell table:formula="of:=[.A349]-[.C349]" office:value-type="float" office:value="0.00248890000000035" calcext:value-type="float">
            <text:p>0,0024889</text:p>
          </table:table-cell>
          <table:table-cell table:formula="of:=[.G349]-[.C349]" office:value-type="float" office:value="0.00198765000000023" calcext:value-type="float">
            <text:p>0,00198765</text:p>
          </table:table-cell>
          <table:table-cell table:formula="of:=[.J349]/[.I349]" office:value-type="float" office:value="0.798605809795472" calcext:value-type="float">
            <text:p>0,7986058098</text:p>
          </table:table-cell>
          <table:table-cell table:formula="of:=[.D349]+[.H349]*[.K349]" office:value-type="float" office:value="2.60162466087428" calcext:value-type="float">
            <text:p>2,6016246609</text:p>
          </table:table-cell>
        </table:table-row>
        <table:table-row table:style-name="ro1">
          <table:table-cell office:value-type="float" office:value="5.747494" calcext:value-type="float">
            <text:p>5,747494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5.715" calcext:value-type="float">
            <text:p>5,715</text:p>
          </table:table-cell>
          <table:table-cell office:value-type="float" office:value="2.601625" calcext:value-type="float">
            <text:p>2,60162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22878" calcext:value-type="float">
            <text:p>0,9922878</text:p>
          </table:table-cell>
          <table:table-cell table:formula="of:=[.A350]-[.E350]" office:value-type="float" office:value="5.7472434" calcext:value-type="float">
            <text:p>5,7472434</text:p>
          </table:table-cell>
          <table:table-cell table:formula="of:=[.B350]-[.D350]" office:value-type="float" office:value="-0.451627" calcext:value-type="float">
            <text:p>-0,451627</text:p>
          </table:table-cell>
          <table:table-cell table:formula="of:=[.A350]-[.C350]" office:value-type="float" office:value="0.0324939999999998" calcext:value-type="float">
            <text:p>0,032494</text:p>
          </table:table-cell>
          <table:table-cell table:formula="of:=[.G350]-[.C350]" office:value-type="float" office:value="0.0322433999999996" calcext:value-type="float">
            <text:p>0,0322434</text:p>
          </table:table-cell>
          <table:table-cell table:formula="of:=[.J350]/[.I350]" office:value-type="float" office:value="0.992287806979743" calcext:value-type="float">
            <text:p>0,992287807</text:p>
          </table:table-cell>
          <table:table-cell table:formula="of:=[.D350]+[.H350]*[.K350]" office:value-type="float" office:value="2.15348103459716" calcext:value-type="float">
            <text:p>2,1534810346</text:p>
          </table:table-cell>
        </table:table-row>
        <table:table-row table:style-name="ro1">
          <table:table-cell office:value-type="float" office:value="5.7510031" calcext:value-type="float">
            <text:p>5,7510031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5.747" calcext:value-type="float">
            <text:p>5,747</text:p>
          </table:table-cell>
          <table:table-cell office:value-type="float" office:value="2.153481" calcext:value-type="float">
            <text:p>2,15348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373985" calcext:value-type="float">
            <text:p>0,9373985</text:p>
          </table:table-cell>
          <table:table-cell table:formula="of:=[.A351]-[.E351]" office:value-type="float" office:value="5.7507525" calcext:value-type="float">
            <text:p>5,7507525</text:p>
          </table:table-cell>
          <table:table-cell table:formula="of:=[.B351]-[.D351]" office:value-type="float" office:value="-0.00348300000000012" calcext:value-type="float">
            <text:p>-0,003483</text:p>
          </table:table-cell>
          <table:table-cell table:formula="of:=[.A351]-[.C351]" office:value-type="float" office:value="0.00400310000000026" calcext:value-type="float">
            <text:p>0,0040031</text:p>
          </table:table-cell>
          <table:table-cell table:formula="of:=[.G351]-[.C351]" office:value-type="float" office:value="0.00375250000000005" calcext:value-type="float">
            <text:p>0,0037525</text:p>
          </table:table-cell>
          <table:table-cell table:formula="of:=[.J351]/[.I351]" office:value-type="float" office:value="0.937398516149935" calcext:value-type="float">
            <text:p>0,9373985161</text:p>
          </table:table-cell>
          <table:table-cell table:formula="of:=[.D351]+[.H351]*[.K351]" office:value-type="float" office:value="2.15021604096825" calcext:value-type="float">
            <text:p>2,150216041</text:p>
          </table:table-cell>
        </table:table-row>
        <table:table-row table:style-name="ro1">
          <table:table-cell office:value-type="float" office:value="5.7525077" calcext:value-type="float">
            <text:p>5,7525077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5.751" calcext:value-type="float">
            <text:p>5,751</text:p>
          </table:table-cell>
          <table:table-cell office:value-type="float" office:value="2.150216" calcext:value-type="float">
            <text:p>2,15021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37865" calcext:value-type="float">
            <text:p>0,8337865</text:p>
          </table:table-cell>
          <table:table-cell table:formula="of:=[.A352]-[.E352]" office:value-type="float" office:value="5.7522571" calcext:value-type="float">
            <text:p>5,7522571</text:p>
          </table:table-cell>
          <table:table-cell table:formula="of:=[.B352]-[.D352]" office:value-type="float" office:value="-0.000217999999999829" calcext:value-type="float">
            <text:p>-0,000218</text:p>
          </table:table-cell>
          <table:table-cell table:formula="of:=[.A352]-[.C352]" office:value-type="float" office:value="0.00150769999999945" calcext:value-type="float">
            <text:p>0,0015077</text:p>
          </table:table-cell>
          <table:table-cell table:formula="of:=[.G352]-[.C352]" office:value-type="float" office:value="0.00125709999999923" calcext:value-type="float">
            <text:p>0,0012571</text:p>
          </table:table-cell>
          <table:table-cell table:formula="of:=[.J352]/[.I352]" office:value-type="float" office:value="0.833786562313256" calcext:value-type="float">
            <text:p>0,8337865623</text:p>
          </table:table-cell>
          <table:table-cell table:formula="of:=[.D352]+[.H352]*[.K352]" office:value-type="float" office:value="2.15003423452942" calcext:value-type="float">
            <text:p>2,1500342345</text:p>
          </table:table-cell>
        </table:table-row>
        <table:table-row table:style-name="ro1">
          <table:table-cell office:value-type="float" office:value="5.7819666" calcext:value-type="float">
            <text:p>5,7819666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5.752" calcext:value-type="float">
            <text:p>5,752</text:p>
          </table:table-cell>
          <table:table-cell office:value-type="float" office:value="2.150034" calcext:value-type="float">
            <text:p>2,150034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6373" calcext:value-type="float">
            <text:p>0,9916373</text:p>
          </table:table-cell>
          <table:table-cell table:formula="of:=[.A353]-[.E353]" office:value-type="float" office:value="5.781716" calcext:value-type="float">
            <text:p>5,781716</text:p>
          </table:table-cell>
          <table:table-cell table:formula="of:=[.B353]-[.D353]" office:value-type="float" office:value="-0.450036" calcext:value-type="float">
            <text:p>-0,450036</text:p>
          </table:table-cell>
          <table:table-cell table:formula="of:=[.A353]-[.C353]" office:value-type="float" office:value="0.0299665999999998" calcext:value-type="float">
            <text:p>0,0299666</text:p>
          </table:table-cell>
          <table:table-cell table:formula="of:=[.G353]-[.C353]" office:value-type="float" office:value="0.0297159999999996" calcext:value-type="float">
            <text:p>0,029716</text:p>
          </table:table-cell>
          <table:table-cell table:formula="of:=[.J353]/[.I353]" office:value-type="float" office:value="0.991637356256625" calcext:value-type="float">
            <text:p>0,9916373563</text:p>
          </table:table-cell>
          <table:table-cell table:formula="of:=[.D353]+[.H353]*[.K353]" office:value-type="float" office:value="1.70376149073969" calcext:value-type="float">
            <text:p>1,7037614907</text:p>
          </table:table-cell>
        </table:table-row>
        <table:table-row table:style-name="ro1">
          <table:table-cell office:value-type="float" office:value="5.7839763" calcext:value-type="float">
            <text:p>5,7839763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5.782" calcext:value-type="float">
            <text:p>5,782</text:p>
          </table:table-cell>
          <table:table-cell office:value-type="float" office:value="1.703762" calcext:value-type="float">
            <text:p>1,703762</text:p>
          </table:table-cell>
          <table:table-cell office:value-type="float" office:value="0.0007541" calcext:value-type="float">
            <text:p>0,0007541</text:p>
          </table:table-cell>
          <table:table-cell office:value-type="float" office:value="0.6184284" calcext:value-type="float">
            <text:p>0,6184284</text:p>
          </table:table-cell>
          <table:table-cell table:formula="of:=[.A354]-[.E354]" office:value-type="float" office:value="5.7832222" calcext:value-type="float">
            <text:p>5,7832222</text:p>
          </table:table-cell>
          <table:table-cell table:formula="of:=[.B354]-[.D354]" office:value-type="float" office:value="-0.0037640000000001" calcext:value-type="float">
            <text:p>-0,003764</text:p>
          </table:table-cell>
          <table:table-cell table:formula="of:=[.A354]-[.C354]" office:value-type="float" office:value="0.00197629999999993" calcext:value-type="float">
            <text:p>0,0019763</text:p>
          </table:table-cell>
          <table:table-cell table:formula="of:=[.G354]-[.C354]" office:value-type="float" office:value="0.00122219999999995" calcext:value-type="float">
            <text:p>0,0012222</text:p>
          </table:table-cell>
          <table:table-cell table:formula="of:=[.J354]/[.I354]" office:value-type="float" office:value="0.618428376258662" calcext:value-type="float">
            <text:p>0,6184283763</text:p>
          </table:table-cell>
          <table:table-cell table:formula="of:=[.D354]+[.H354]*[.K354]" office:value-type="float" office:value="1.70143423559176" calcext:value-type="float">
            <text:p>1,7014342356</text:p>
          </table:table-cell>
        </table:table-row>
        <table:table-row table:style-name="ro1">
          <table:table-cell office:value-type="float" office:value="5.7854801" calcext:value-type="float">
            <text:p>5,7854801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5.783" calcext:value-type="float">
            <text:p>5,783</text:p>
          </table:table-cell>
          <table:table-cell office:value-type="float" office:value="1.701434" calcext:value-type="float">
            <text:p>1,701434</text:p>
          </table:table-cell>
          <table:table-cell office:value-type="float" office:value="0.0007541" calcext:value-type="float">
            <text:p>0,0007541</text:p>
          </table:table-cell>
          <table:table-cell office:value-type="float" office:value="0.6959397" calcext:value-type="float">
            <text:p>0,6959397</text:p>
          </table:table-cell>
          <table:table-cell table:formula="of:=[.A355]-[.E355]" office:value-type="float" office:value="5.784726" calcext:value-type="float">
            <text:p>5,784726</text:p>
          </table:table-cell>
          <table:table-cell table:formula="of:=[.B355]-[.D355]" office:value-type="float" office:value="-0.00143599999999999" calcext:value-type="float">
            <text:p>-0,001436</text:p>
          </table:table-cell>
          <table:table-cell table:formula="of:=[.A355]-[.C355]" office:value-type="float" office:value="0.00248009999999965" calcext:value-type="float">
            <text:p>0,0024801</text:p>
          </table:table-cell>
          <table:table-cell table:formula="of:=[.G355]-[.C355]" office:value-type="float" office:value="0.00172599999999967" calcext:value-type="float">
            <text:p>0,001726</text:p>
          </table:table-cell>
          <table:table-cell table:formula="of:=[.J355]/[.I355]" office:value-type="float" office:value="0.695939679851584" calcext:value-type="float">
            <text:p>0,6959396799</text:p>
          </table:table-cell>
          <table:table-cell table:formula="of:=[.D355]+[.H355]*[.K355]" office:value-type="float" office:value="1.70043463061973" calcext:value-type="float">
            <text:p>1,7004346306</text:p>
          </table:table-cell>
        </table:table-row>
        <table:table-row table:style-name="ro1">
          <table:table-cell office:value-type="float" office:value="5.7869844" calcext:value-type="float">
            <text:p>5,7869844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5.785" calcext:value-type="float">
            <text:p>5,785</text:p>
          </table:table-cell>
          <table:table-cell office:value-type="float" office:value="1.700435" calcext:value-type="float">
            <text:p>1,700435</text:p>
          </table:table-cell>
          <table:table-cell office:value-type="float" office:value="0.0007541" calcext:value-type="float">
            <text:p>0,0007541</text:p>
          </table:table-cell>
          <table:table-cell office:value-type="float" office:value="0.6199859" calcext:value-type="float">
            <text:p>0,6199859</text:p>
          </table:table-cell>
          <table:table-cell table:formula="of:=[.A356]-[.E356]" office:value-type="float" office:value="5.7862303" calcext:value-type="float">
            <text:p>5,7862303</text:p>
          </table:table-cell>
          <table:table-cell table:formula="of:=[.B356]-[.D356]" office:value-type="float" office:value="-0.000437000000000021" calcext:value-type="float">
            <text:p>-0,000437</text:p>
          </table:table-cell>
          <table:table-cell table:formula="of:=[.A356]-[.C356]" office:value-type="float" office:value="0.00198439999999955" calcext:value-type="float">
            <text:p>0,0019844</text:p>
          </table:table-cell>
          <table:table-cell table:formula="of:=[.G356]-[.C356]" office:value-type="float" office:value="0.00123029999999957" calcext:value-type="float">
            <text:p>0,0012303</text:p>
          </table:table-cell>
          <table:table-cell table:formula="of:=[.J356]/[.I356]" office:value-type="float" office:value="0.619985889941469" calcext:value-type="float">
            <text:p>0,6199858899</text:p>
          </table:table-cell>
          <table:table-cell table:formula="of:=[.D356]+[.H356]*[.K356]" office:value-type="float" office:value="1.7001640661661" calcext:value-type="float">
            <text:p>1,7001640662</text:p>
          </table:table-cell>
        </table:table-row>
        <table:table-row table:style-name="ro1">
          <table:table-cell office:value-type="float" office:value="5.8169763" calcext:value-type="float">
            <text:p>5,8169763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5.786" calcext:value-type="float">
            <text:p>5,786</text:p>
          </table:table-cell>
          <table:table-cell office:value-type="float" office:value="1.700164" calcext:value-type="float">
            <text:p>1,70016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57218" calcext:value-type="float">
            <text:p>0,9757218</text:p>
          </table:table-cell>
          <table:table-cell table:formula="of:=[.A357]-[.E357]" office:value-type="float" office:value="5.81622425" calcext:value-type="float">
            <text:p>5,81622425</text:p>
          </table:table-cell>
          <table:table-cell table:formula="of:=[.B357]-[.D357]" office:value-type="float" office:value="-0.450166" calcext:value-type="float">
            <text:p>-0,450166</text:p>
          </table:table-cell>
          <table:table-cell table:formula="of:=[.A357]-[.C357]" office:value-type="float" office:value="0.0309763000000007" calcext:value-type="float">
            <text:p>0,0309763</text:p>
          </table:table-cell>
          <table:table-cell table:formula="of:=[.G357]-[.C357]" office:value-type="float" office:value="0.0302242500000007" calcext:value-type="float">
            <text:p>0,03022425</text:p>
          </table:table-cell>
          <table:table-cell table:formula="of:=[.J357]/[.I357]" office:value-type="float" office:value="0.975721761475709" calcext:value-type="float">
            <text:p>0,9757217615</text:p>
          </table:table-cell>
          <table:table-cell table:formula="of:=[.D357]+[.H357]*[.K357]" office:value-type="float" office:value="1.26092723752353" calcext:value-type="float">
            <text:p>1,2609272375</text:p>
          </table:table-cell>
        </table:table-row>
        <table:table-row table:style-name="ro1">
          <table:table-cell office:value-type="float" office:value="5.8189811" calcext:value-type="float">
            <text:p>5,8189811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5.816" calcext:value-type="float">
            <text:p>5,816</text:p>
          </table:table-cell>
          <table:table-cell office:value-type="float" office:value="1.260928" calcext:value-type="float">
            <text:p>1,260928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478112" calcext:value-type="float">
            <text:p>0,7478112</text:p>
          </table:table-cell>
          <table:table-cell table:formula="of:=[.A358]-[.E358]" office:value-type="float" office:value="5.8182293" calcext:value-type="float">
            <text:p>5,8182293</text:p>
          </table:table-cell>
          <table:table-cell table:formula="of:=[.B358]-[.D358]" office:value-type="float" office:value="-0.0109300000000001" calcext:value-type="float">
            <text:p>-0,01093</text:p>
          </table:table-cell>
          <table:table-cell table:formula="of:=[.A358]-[.C358]" office:value-type="float" office:value="0.0029811000000004" calcext:value-type="float">
            <text:p>0,0029811</text:p>
          </table:table-cell>
          <table:table-cell table:formula="of:=[.G358]-[.C358]" office:value-type="float" office:value="0.00222930000000066" calcext:value-type="float">
            <text:p>0,0022293</text:p>
          </table:table-cell>
          <table:table-cell table:formula="of:=[.J358]/[.I358]" office:value-type="float" office:value="0.747811210627069" calcext:value-type="float">
            <text:p>0,7478112106</text:p>
          </table:table-cell>
          <table:table-cell table:formula="of:=[.D358]+[.H358]*[.K358]" office:value-type="float" office:value="1.25275442346785" calcext:value-type="float">
            <text:p>1,2527544235</text:p>
          </table:table-cell>
        </table:table-row>
        <table:table-row table:style-name="ro1">
          <table:table-cell office:value-type="float" office:value="5.8214894" calcext:value-type="float">
            <text:p>5,8214894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5.818" calcext:value-type="float">
            <text:p>5,818</text:p>
          </table:table-cell>
          <table:table-cell office:value-type="float" office:value="1.252755" calcext:value-type="float">
            <text:p>1,252755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845475" calcext:value-type="float">
            <text:p>0,7845475</text:p>
          </table:table-cell>
          <table:table-cell table:formula="of:=[.A359]-[.E359]" office:value-type="float" office:value="5.8207376" calcext:value-type="float">
            <text:p>5,8207376</text:p>
          </table:table-cell>
          <table:table-cell table:formula="of:=[.B359]-[.D359]" office:value-type="float" office:value="-0.00275700000000012" calcext:value-type="float">
            <text:p>-0,002757</text:p>
          </table:table-cell>
          <table:table-cell table:formula="of:=[.A359]-[.C359]" office:value-type="float" office:value="0.00348940000000031" calcext:value-type="float">
            <text:p>0,0034894</text:p>
          </table:table-cell>
          <table:table-cell table:formula="of:=[.G359]-[.C359]" office:value-type="float" office:value="0.00273760000000056" calcext:value-type="float">
            <text:p>0,0027376</text:p>
          </table:table-cell>
          <table:table-cell table:formula="of:=[.J359]/[.I359]" office:value-type="float" office:value="0.784547486674018" calcext:value-type="float">
            <text:p>0,7845474867</text:p>
          </table:table-cell>
          <table:table-cell table:formula="of:=[.D359]+[.H359]*[.K359]" office:value-type="float" office:value="1.25059200257924" calcext:value-type="float">
            <text:p>1,2505920026</text:p>
          </table:table-cell>
        </table:table-row>
        <table:table-row table:style-name="ro1">
          <table:table-cell office:value-type="float" office:value="5.8430533" calcext:value-type="float">
            <text:p>5,8430533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821" calcext:value-type="float">
            <text:p>5,821</text:p>
          </table:table-cell>
          <table:table-cell office:value-type="float" office:value="1.250592" calcext:value-type="float">
            <text:p>1,250592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9659098" calcext:value-type="float">
            <text:p>0,9659098</text:p>
          </table:table-cell>
          <table:table-cell table:formula="of:=[.A360]-[.E360]" office:value-type="float" office:value="5.8423015" calcext:value-type="float">
            <text:p>5,8423015</text:p>
          </table:table-cell>
          <table:table-cell table:formula="of:=[.B360]-[.D360]" office:value-type="float" office:value="-0.3005936" calcext:value-type="float">
            <text:p>-0,3005936</text:p>
          </table:table-cell>
          <table:table-cell table:formula="of:=[.A360]-[.C360]" office:value-type="float" office:value="0.0220533000000005" calcext:value-type="float">
            <text:p>0,0220533</text:p>
          </table:table-cell>
          <table:table-cell table:formula="of:=[.G360]-[.C360]" office:value-type="float" office:value="0.0213015000000007" calcext:value-type="float">
            <text:p>0,0213015</text:p>
          </table:table-cell>
          <table:table-cell table:formula="of:=[.J360]/[.I360]" office:value-type="float" office:value="0.965909863829915" calcext:value-type="float">
            <text:p>0,9659098638</text:p>
          </table:table-cell>
          <table:table-cell table:formula="of:=[.D360]+[.H360]*[.K360]" office:value-type="float" office:value="0.960245676755856" calcext:value-type="float">
            <text:p>0,9602456768</text:p>
          </table:table-cell>
        </table:table-row>
        <table:table-row table:style-name="ro1">
          <table:table-cell office:value-type="float" office:value="5.8445576" calcext:value-type="float">
            <text:p>5,8445576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5.842" calcext:value-type="float">
            <text:p>5,842</text:p>
          </table:table-cell>
          <table:table-cell office:value-type="float" office:value="0.9602457" calcext:value-type="float">
            <text:p>0,9602457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060525" calcext:value-type="float">
            <text:p>0,7060525</text:p>
          </table:table-cell>
          <table:table-cell table:formula="of:=[.A361]-[.E361]" office:value-type="float" office:value="5.8438058" calcext:value-type="float">
            <text:p>5,8438058</text:p>
          </table:table-cell>
          <table:table-cell table:formula="of:=[.B361]-[.D361]" office:value-type="float" office:value="-0.0102473000000001" calcext:value-type="float">
            <text:p>-0,0102473</text:p>
          </table:table-cell>
          <table:table-cell table:formula="of:=[.A361]-[.C361]" office:value-type="float" office:value="0.00255760000000027" calcext:value-type="float">
            <text:p>0,0025576</text:p>
          </table:table-cell>
          <table:table-cell table:formula="of:=[.G361]-[.C361]" office:value-type="float" office:value="0.00180580000000052" calcext:value-type="float">
            <text:p>0,0018058</text:p>
          </table:table-cell>
          <table:table-cell table:formula="of:=[.J361]/[.I361]" office:value-type="float" office:value="0.706052549265066" calcext:value-type="float">
            <text:p>0,7060525493</text:p>
          </table:table-cell>
          <table:table-cell table:formula="of:=[.D361]+[.H361]*[.K361]" office:value-type="float" office:value="0.953010567711916" calcext:value-type="float">
            <text:p>0,9530105677</text:p>
          </table:table-cell>
        </table:table-row>
        <table:table-row table:style-name="ro1">
          <table:table-cell office:value-type="float" office:value="5.850072" calcext:value-type="float">
            <text:p>5,850072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5.844" calcext:value-type="float">
            <text:p>5,844</text:p>
          </table:table-cell>
          <table:table-cell office:value-type="float" office:value="0.9530106" calcext:value-type="float">
            <text:p>0,9530106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8761858" calcext:value-type="float">
            <text:p>0,8761858</text:p>
          </table:table-cell>
          <table:table-cell table:formula="of:=[.A362]-[.E362]" office:value-type="float" office:value="5.8493202" calcext:value-type="float">
            <text:p>5,8493202</text:p>
          </table:table-cell>
          <table:table-cell table:formula="of:=[.B362]-[.D362]" office:value-type="float" office:value="-0.1530122" calcext:value-type="float">
            <text:p>-0,1530122</text:p>
          </table:table-cell>
          <table:table-cell table:formula="of:=[.A362]-[.C362]" office:value-type="float" office:value="0.00607199999999963" calcext:value-type="float">
            <text:p>0,006072</text:p>
          </table:table-cell>
          <table:table-cell table:formula="of:=[.G362]-[.C362]" office:value-type="float" office:value="0.00532019999999989" calcext:value-type="float">
            <text:p>0,0053202</text:p>
          </table:table-cell>
          <table:table-cell table:formula="of:=[.J362]/[.I362]" office:value-type="float" office:value="0.876185770751022" calcext:value-type="float">
            <text:p>0,8761857708</text:p>
          </table:table-cell>
          <table:table-cell table:formula="of:=[.D362]+[.H362]*[.K362]" office:value-type="float" office:value="0.81894348760869" calcext:value-type="float">
            <text:p>0,8189434876</text:p>
          </table:table-cell>
        </table:table-row>
        <table:table-row table:style-name="ro1">
          <table:table-cell office:value-type="float" office:value="5.8525786" calcext:value-type="float">
            <text:p>5,8525786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5.849" calcext:value-type="float">
            <text:p>5,849</text:p>
          </table:table-cell>
          <table:table-cell office:value-type="float" office:value="0.8189435" calcext:value-type="float">
            <text:p>0,8189435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198625" calcext:value-type="float">
            <text:p>0,7198625</text:p>
          </table:table-cell>
          <table:table-cell table:formula="of:=[.A363]-[.E363]" office:value-type="float" office:value="5.8515761" calcext:value-type="float">
            <text:p>5,8515761</text:p>
          </table:table-cell>
          <table:table-cell table:formula="of:=[.B363]-[.D363]" office:value-type="float" office:value="-0.0189450999999999" calcext:value-type="float">
            <text:p>-0,0189451</text:p>
          </table:table-cell>
          <table:table-cell table:formula="of:=[.A363]-[.C363]" office:value-type="float" office:value="0.00357859999999999" calcext:value-type="float">
            <text:p>0,0035786</text:p>
          </table:table-cell>
          <table:table-cell table:formula="of:=[.G363]-[.C363]" office:value-type="float" office:value="0.00257609999999975" calcext:value-type="float">
            <text:p>0,0025761</text:p>
          </table:table-cell>
          <table:table-cell table:formula="of:=[.J363]/[.I363]" office:value-type="float" office:value="0.719862516067668" calcext:value-type="float">
            <text:p>0,7198625161</text:p>
          </table:table-cell>
          <table:table-cell table:formula="of:=[.D363]+[.H363]*[.K363]" office:value-type="float" office:value="0.805305632646846" calcext:value-type="float">
            <text:p>0,8053056326</text:p>
          </table:table-cell>
        </table:table-row>
        <table:table-row table:style-name="ro1">
          <table:table-cell office:value-type="float" office:value="5.8550855" calcext:value-type="float">
            <text:p>5,8550855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5.852" calcext:value-type="float">
            <text:p>5,852</text:p>
          </table:table-cell>
          <table:table-cell office:value-type="float" office:value="0.8053057" calcext:value-type="float">
            <text:p>0,8053057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6750932" calcext:value-type="float">
            <text:p>0,6750932</text:p>
          </table:table-cell>
          <table:table-cell table:formula="of:=[.A364]-[.E364]" office:value-type="float" office:value="5.854083" calcext:value-type="float">
            <text:p>5,854083</text:p>
          </table:table-cell>
          <table:table-cell table:formula="of:=[.B364]-[.D364]" office:value-type="float" office:value="-0.00530730000000002" calcext:value-type="float">
            <text:p>-0,0053073</text:p>
          </table:table-cell>
          <table:table-cell table:formula="of:=[.A364]-[.C364]" office:value-type="float" office:value="0.00308549999999919" calcext:value-type="float">
            <text:p>0,0030855</text:p>
          </table:table-cell>
          <table:table-cell table:formula="of:=[.G364]-[.C364]" office:value-type="float" office:value="0.00208299999999895" calcext:value-type="float">
            <text:p>0,002083</text:p>
          </table:table-cell>
          <table:table-cell table:formula="of:=[.J364]/[.I364]" office:value-type="float" office:value="0.675093177766811" calcext:value-type="float">
            <text:p>0,6750931778</text:p>
          </table:table-cell>
          <table:table-cell table:formula="of:=[.D364]+[.H364]*[.K364]" office:value-type="float" office:value="0.801722777977638" calcext:value-type="float">
            <text:p>0,801722778</text:p>
          </table:table-cell>
        </table:table-row>
        <table:table-row table:style-name="ro1">
          <table:table-cell office:value-type="float" office:value="5.8575921" calcext:value-type="float">
            <text:p>5,8575921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5.854" calcext:value-type="float">
            <text:p>5,854</text:p>
          </table:table-cell>
          <table:table-cell office:value-type="float" office:value="0.8017228" calcext:value-type="float">
            <text:p>0,8017228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6511372" calcext:value-type="float">
            <text:p>0,6511372</text:p>
          </table:table-cell>
          <table:table-cell table:formula="of:=[.A365]-[.E365]" office:value-type="float" office:value="5.85633895" calcext:value-type="float">
            <text:p>5,85633895</text:p>
          </table:table-cell>
          <table:table-cell table:formula="of:=[.B365]-[.D365]" office:value-type="float" office:value="-0.1517244" calcext:value-type="float">
            <text:p>-0,1517244</text:p>
          </table:table-cell>
          <table:table-cell table:formula="of:=[.A365]-[.C365]" office:value-type="float" office:value="0.00359209999999965" calcext:value-type="float">
            <text:p>0,0035921</text:p>
          </table:table-cell>
          <table:table-cell table:formula="of:=[.G365]-[.C365]" office:value-type="float" office:value="0.00233894999999951" calcext:value-type="float">
            <text:p>0,00233895</text:p>
          </table:table-cell>
          <table:table-cell table:formula="of:=[.J365]/[.I365]" office:value-type="float" office:value="0.651137217783395" calcext:value-type="float">
            <text:p>0,6511372178</text:p>
          </table:table-cell>
          <table:table-cell table:formula="of:=[.D365]+[.H365]*[.K365]" office:value-type="float" office:value="0.702929396314145" calcext:value-type="float">
            <text:p>0,7029293963</text:p>
          </table:table-cell>
        </table:table-row>
        <table:table-row table:style-name="ro1">
          <table:table-cell office:value-type="float" office:value="5.8590958" calcext:value-type="float">
            <text:p>5,8590958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5.856" calcext:value-type="float">
            <text:p>5,856</text:p>
          </table:table-cell>
          <table:table-cell office:value-type="float" office:value="0.7029294" calcext:value-type="float">
            <text:p>0,7029294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5952096" calcext:value-type="float">
            <text:p>0,5952096</text:p>
          </table:table-cell>
          <table:table-cell table:formula="of:=[.A366]-[.E366]" office:value-type="float" office:value="5.85784265" calcext:value-type="float">
            <text:p>5,85784265</text:p>
          </table:table-cell>
          <table:table-cell table:formula="of:=[.B366]-[.D366]" office:value-type="float" office:value="-0.0529309999999999" calcext:value-type="float">
            <text:p>-0,052931</text:p>
          </table:table-cell>
          <table:table-cell table:formula="of:=[.A366]-[.C366]" office:value-type="float" office:value="0.00309580000000054" calcext:value-type="float">
            <text:p>0,0030958</text:p>
          </table:table-cell>
          <table:table-cell table:formula="of:=[.G366]-[.C366]" office:value-type="float" office:value="0.00184265000000039" calcext:value-type="float">
            <text:p>0,00184265</text:p>
          </table:table-cell>
          <table:table-cell table:formula="of:=[.J366]/[.I366]" office:value-type="float" office:value="0.595209638865582" calcext:value-type="float">
            <text:p>0,5952096389</text:p>
          </table:table-cell>
          <table:table-cell table:formula="of:=[.D366]+[.H366]*[.K366]" office:value-type="float" office:value="0.671424358605206" calcext:value-type="float">
            <text:p>0,6714243586</text:p>
          </table:table-cell>
        </table:table-row>
        <table:table-row table:style-name="ro1">
          <table:table-cell office:value-type="float" office:value="5.8600986" calcext:value-type="float">
            <text:p>5,8600986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5.858" calcext:value-type="float">
            <text:p>5,858</text:p>
          </table:table-cell>
          <table:table-cell office:value-type="float" office:value="0.6714244" calcext:value-type="float">
            <text:p>0,6714244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80587" calcext:value-type="float">
            <text:p>0,880587</text:p>
          </table:table-cell>
          <table:table-cell table:formula="of:=[.A367]-[.E367]" office:value-type="float" office:value="5.859848" calcext:value-type="float">
            <text:p>5,859848</text:p>
          </table:table-cell>
          <table:table-cell table:formula="of:=[.B367]-[.D367]" office:value-type="float" office:value="-0.0214259999999999" calcext:value-type="float">
            <text:p>-0,021426</text:p>
          </table:table-cell>
          <table:table-cell table:formula="of:=[.A367]-[.C367]" office:value-type="float" office:value="0.00209860000000006" calcext:value-type="float">
            <text:p>0,0020986</text:p>
          </table:table-cell>
          <table:table-cell table:formula="of:=[.G367]-[.C367]" office:value-type="float" office:value="0.00184799999999985" calcext:value-type="float">
            <text:p>0,001848</text:p>
          </table:table-cell>
          <table:table-cell table:formula="of:=[.J367]/[.I367]" office:value-type="float" office:value="0.880587058038595" calcext:value-type="float">
            <text:p>0,880587058</text:p>
          </table:table-cell>
          <table:table-cell table:formula="of:=[.D367]+[.H367]*[.K367]" office:value-type="float" office:value="0.652556941694465" calcext:value-type="float">
            <text:p>0,6525569417</text:p>
          </table:table-cell>
        </table:table-row>
        <table:table-row table:style-name="ro1">
          <table:table-cell office:value-type="float" office:value="5.8855168" calcext:value-type="float">
            <text:p>5,8855168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5.86" calcext:value-type="float">
            <text:p>5,86</text:p>
          </table:table-cell>
          <table:table-cell office:value-type="float" office:value="0.652557" calcext:value-type="float">
            <text:p>0,65255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179" calcext:value-type="float">
            <text:p>0,990179</text:p>
          </table:table-cell>
          <table:table-cell table:formula="of:=[.A368]-[.E368]" office:value-type="float" office:value="5.8852662" calcext:value-type="float">
            <text:p>5,8852662</text:p>
          </table:table-cell>
          <table:table-cell table:formula="of:=[.B368]-[.D368]" office:value-type="float" office:value="-0.3025586" calcext:value-type="float">
            <text:p>-0,3025586</text:p>
          </table:table-cell>
          <table:table-cell table:formula="of:=[.A368]-[.C368]" office:value-type="float" office:value="0.0255167999999992" calcext:value-type="float">
            <text:p>0,0255168</text:p>
          </table:table-cell>
          <table:table-cell table:formula="of:=[.G368]-[.C368]" office:value-type="float" office:value="0.025266199999999" calcext:value-type="float">
            <text:p>0,0252662</text:p>
          </table:table-cell>
          <table:table-cell table:formula="of:=[.J368]/[.I368]" office:value-type="float" office:value="0.990179019312758" calcext:value-type="float">
            <text:p>0,9901790193</text:p>
          </table:table-cell>
          <table:table-cell table:formula="of:=[.D368]+[.H368]*[.K368]" office:value-type="float" office:value="0.352969822167359" calcext:value-type="float">
            <text:p>0,3529698222</text:p>
          </table:table-cell>
        </table:table-row>
        <table:table-row table:style-name="ro1">
          <table:table-cell office:value-type="float" office:value="5.8875221" calcext:value-type="float">
            <text:p>5,8875221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5.885" calcext:value-type="float">
            <text:p>5,885</text:p>
          </table:table-cell>
          <table:table-cell office:value-type="float" office:value="0.3529699" calcext:value-type="float">
            <text:p>0,352969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006383" calcext:value-type="float">
            <text:p>0,9006383</text:p>
          </table:table-cell>
          <table:table-cell table:formula="of:=[.A369]-[.E369]" office:value-type="float" office:value="5.8872715" calcext:value-type="float">
            <text:p>5,8872715</text:p>
          </table:table-cell>
          <table:table-cell table:formula="of:=[.B369]-[.D369]" office:value-type="float" office:value="-0.00297150000000002" calcext:value-type="float">
            <text:p>-0,0029715</text:p>
          </table:table-cell>
          <table:table-cell table:formula="of:=[.A369]-[.C369]" office:value-type="float" office:value="0.00252210000000019" calcext:value-type="float">
            <text:p>0,0025221</text:p>
          </table:table-cell>
          <table:table-cell table:formula="of:=[.G369]-[.C369]" office:value-type="float" office:value="0.00227149999999998" calcext:value-type="float">
            <text:p>0,0022715</text:p>
          </table:table-cell>
          <table:table-cell table:formula="of:=[.J369]/[.I369]" office:value-type="float" office:value="0.900638356924709" calcext:value-type="float">
            <text:p>0,9006383569</text:p>
          </table:table-cell>
          <table:table-cell table:formula="of:=[.D369]+[.H369]*[.K369]" office:value-type="float" office:value="0.350293653122398" calcext:value-type="float">
            <text:p>0,3502936531</text:p>
          </table:table-cell>
        </table:table-row>
        <table:table-row table:style-name="ro1">
          <table:table-cell office:value-type="float" office:value="5.8905305" calcext:value-type="float">
            <text:p>5,8905305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5.887" calcext:value-type="float">
            <text:p>5,887</text:p>
          </table:table-cell>
          <table:table-cell office:value-type="float" office:value="0.3502937" calcext:value-type="float">
            <text:p>0,3502937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644937" calcext:value-type="float">
            <text:p>0,644937</text:p>
          </table:table-cell>
          <table:table-cell table:formula="of:=[.A370]-[.E370]" office:value-type="float" office:value="5.88927695" calcext:value-type="float">
            <text:p>5,88927695</text:p>
          </table:table-cell>
          <table:table-cell table:formula="of:=[.B370]-[.D370]" office:value-type="float" office:value="-0.1502953" calcext:value-type="float">
            <text:p>-0,1502953</text:p>
          </table:table-cell>
          <table:table-cell table:formula="of:=[.A370]-[.C370]" office:value-type="float" office:value="0.00353049999999921" calcext:value-type="float">
            <text:p>0,0035305</text:p>
          </table:table-cell>
          <table:table-cell table:formula="of:=[.G370]-[.C370]" office:value-type="float" office:value="0.00227694999999883" calcext:value-type="float">
            <text:p>0,00227695</text:p>
          </table:table-cell>
          <table:table-cell table:formula="of:=[.J370]/[.I370]" office:value-type="float" office:value="0.644936977765002" calcext:value-type="float">
            <text:p>0,6449369778</text:p>
          </table:table-cell>
          <table:table-cell table:formula="of:=[.D370]+[.H370]*[.K370]" office:value-type="float" office:value="0.253362703445716" calcext:value-type="float">
            <text:p>0,2533627034</text:p>
          </table:table-cell>
        </table:table-row>
        <table:table-row table:style-name="ro1">
          <table:table-cell office:value-type="float" office:value="5.917607" calcext:value-type="float">
            <text:p>5,917607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5.889" calcext:value-type="float">
            <text:p>5,889</text:p>
          </table:table-cell>
          <table:table-cell office:value-type="float" office:value="0.2533627" calcext:value-type="float">
            <text:p>0,2533627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9561803" calcext:value-type="float">
            <text:p>0,9561803</text:p>
          </table:table-cell>
          <table:table-cell table:formula="of:=[.A371]-[.E371]" office:value-type="float" office:value="5.91635345" calcext:value-type="float">
            <text:p>5,91635345</text:p>
          </table:table-cell>
          <table:table-cell table:formula="of:=[.B371]-[.D371]" office:value-type="float" office:value="-0.3533643" calcext:value-type="float">
            <text:p>-0,3533643</text:p>
          </table:table-cell>
          <table:table-cell table:formula="of:=[.A371]-[.C371]" office:value-type="float" office:value="0.028607" calcext:value-type="float">
            <text:p>0,028607</text:p>
          </table:table-cell>
          <table:table-cell table:formula="of:=[.G371]-[.C371]" office:value-type="float" office:value="0.0273534499999997" calcext:value-type="float">
            <text:p>0,02735345</text:p>
          </table:table-cell>
          <table:table-cell table:formula="of:=[.J371]/[.I371]" office:value-type="float" office:value="0.956180305519615" calcext:value-type="float">
            <text:p>0,9561803055</text:p>
          </table:table-cell>
          <table:table-cell table:formula="of:=[.D371]+[.H371]*[.K371]" office:value-type="float" office:value="-0.0845172843337248" calcext:value-type="float">
            <text:p>-0,0845172843</text:p>
          </table:table-cell>
        </table:table-row>
        <table:table-row table:style-name="ro1">
          <table:table-cell office:value-type="float" office:value="5.91861" calcext:value-type="float">
            <text:p>5,9186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5.916" calcext:value-type="float">
            <text:p>5,916</text:p>
          </table:table-cell>
          <table:table-cell office:value-type="float" office:value="-0.08451727" calcext:value-type="float">
            <text:p>-0,08451727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5197126" calcext:value-type="float">
            <text:p>0,5197126</text:p>
          </table:table-cell>
          <table:table-cell table:formula="of:=[.A372]-[.E372]" office:value-type="float" office:value="5.91735645" calcext:value-type="float">
            <text:p>5,91735645</text:p>
          </table:table-cell>
          <table:table-cell table:formula="of:=[.B372]-[.D372]" office:value-type="float" office:value="-0.01548433" calcext:value-type="float">
            <text:p>-0,01548433</text:p>
          </table:table-cell>
          <table:table-cell table:formula="of:=[.A372]-[.C372]" office:value-type="float" office:value="0.00260999999999978" calcext:value-type="float">
            <text:p>0,00261</text:p>
          </table:table-cell>
          <table:table-cell table:formula="of:=[.G372]-[.C372]" office:value-type="float" office:value="0.0013564499999994" calcext:value-type="float">
            <text:p>0,00135645</text:p>
          </table:table-cell>
          <table:table-cell table:formula="of:=[.J372]/[.I372]" office:value-type="float" office:value="0.519712643677974" calcext:value-type="float">
            <text:p>0,5197126437</text:p>
          </table:table-cell>
          <table:table-cell table:formula="of:=[.D372]+[.H372]*[.K372]" office:value-type="float" office:value="-0.0925646720798822" calcext:value-type="float">
            <text:p>-0,0925646721</text:p>
          </table:table-cell>
        </table:table-row>
        <table:table-row table:style-name="ro1">
          <table:table-cell office:value-type="float" office:value="5.9206148" calcext:value-type="float">
            <text:p>5,9206148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5.917" calcext:value-type="float">
            <text:p>5,917</text:p>
          </table:table-cell>
          <table:table-cell office:value-type="float" office:value="-0.09256467" calcext:value-type="float">
            <text:p>-0,09256467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6532173" calcext:value-type="float">
            <text:p>0,6532173</text:p>
          </table:table-cell>
          <table:table-cell table:formula="of:=[.A373]-[.E373]" office:value-type="float" office:value="5.91936125" calcext:value-type="float">
            <text:p>5,91936125</text:p>
          </table:table-cell>
          <table:table-cell table:formula="of:=[.B373]-[.D373]" office:value-type="float" office:value="-0.00743692999999999" calcext:value-type="float">
            <text:p>-0,00743693</text:p>
          </table:table-cell>
          <table:table-cell table:formula="of:=[.A373]-[.C373]" office:value-type="float" office:value="0.00361480000000025" calcext:value-type="float">
            <text:p>0,0036148</text:p>
          </table:table-cell>
          <table:table-cell table:formula="of:=[.G373]-[.C373]" office:value-type="float" office:value="0.00236124999999987" calcext:value-type="float">
            <text:p>0,00236125</text:p>
          </table:table-cell>
          <table:table-cell table:formula="of:=[.J373]/[.I373]" office:value-type="float" office:value="0.653217328759463" calcext:value-type="float">
            <text:p>0,6532173288</text:p>
          </table:table-cell>
          <table:table-cell table:formula="of:=[.D373]+[.H373]*[.K373]" office:value-type="float" office:value="-0.0974226015487711" calcext:value-type="float">
            <text:p>-0,0974226015</text:p>
          </table:table-cell>
        </table:table-row>
        <table:table-row table:style-name="ro1">
          <table:table-cell office:value-type="float" office:value="5.9276338" calcext:value-type="float">
            <text:p>5,9276338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919" calcext:value-type="float">
            <text:p>5,919</text:p>
          </table:table-cell>
          <table:table-cell office:value-type="float" office:value="-0.09742261" calcext:value-type="float">
            <text:p>-0,09742261</text:p>
          </table:table-cell>
          <table:table-cell office:value-type="float" office:value="0.0030081" calcext:value-type="float">
            <text:p>0,0030081</text:p>
          </table:table-cell>
          <table:table-cell office:value-type="float" office:value="0.6515903" calcext:value-type="float">
            <text:p>0,6515903</text:p>
          </table:table-cell>
          <table:table-cell table:formula="of:=[.A374]-[.E374]" office:value-type="float" office:value="5.9246257" calcext:value-type="float">
            <text:p>5,9246257</text:p>
          </table:table-cell>
          <table:table-cell table:formula="of:=[.B374]-[.D374]" office:value-type="float" office:value="-0.15257899" calcext:value-type="float">
            <text:p>-0,15257899</text:p>
          </table:table-cell>
          <table:table-cell table:formula="of:=[.A374]-[.C374]" office:value-type="float" office:value="0.00863379999999925" calcext:value-type="float">
            <text:p>0,0086338</text:p>
          </table:table-cell>
          <table:table-cell table:formula="of:=[.G374]-[.C374]" office:value-type="float" office:value="0.00562569999999951" calcext:value-type="float">
            <text:p>0,0056257</text:p>
          </table:table-cell>
          <table:table-cell table:formula="of:=[.J374]/[.I374]" office:value-type="float" office:value="0.651590261530265" calcext:value-type="float">
            <text:p>0,6515902615</text:p>
          </table:table-cell>
          <table:table-cell table:formula="of:=[.D374]+[.H374]*[.K374]" office:value-type="float" office:value="-0.196841593998124" calcext:value-type="float">
            <text:p>-0,196841594</text:p>
          </table:table-cell>
        </table:table-row>
        <table:table-row table:style-name="ro1">
          <table:table-cell office:value-type="float" office:value="5.9286363" calcext:value-type="float">
            <text:p>5,9286363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925" calcext:value-type="float">
            <text:p>5,925</text:p>
          </table:table-cell>
          <table:table-cell office:value-type="float" office:value="-0.1968416" calcext:value-type="float">
            <text:p>-0,1968416</text:p>
          </table:table-cell>
          <table:table-cell office:value-type="float" office:value="0.0030081" calcext:value-type="float">
            <text:p>0,0030081</text:p>
          </table:table-cell>
          <table:table-cell office:value-type="float" office:value="0.172758" calcext:value-type="float">
            <text:p>0,172758</text:p>
          </table:table-cell>
          <table:table-cell table:formula="of:=[.A375]-[.E375]" office:value-type="float" office:value="5.9256282" calcext:value-type="float">
            <text:p>5,9256282</text:p>
          </table:table-cell>
          <table:table-cell table:formula="of:=[.B375]-[.D375]" office:value-type="float" office:value="-0.05316" calcext:value-type="float">
            <text:p>-0,05316</text:p>
          </table:table-cell>
          <table:table-cell table:formula="of:=[.A375]-[.C375]" office:value-type="float" office:value="0.00363630000000015" calcext:value-type="float">
            <text:p>0,0036363</text:p>
          </table:table-cell>
          <table:table-cell table:formula="of:=[.G375]-[.C375]" office:value-type="float" office:value="0.000628200000000412" calcext:value-type="float">
            <text:p>0,0006282</text:p>
          </table:table-cell>
          <table:table-cell table:formula="of:=[.J375]/[.I375]" office:value-type="float" office:value="0.172758023265513" calcext:value-type="float">
            <text:p>0,1727580233</text:p>
          </table:table-cell>
          <table:table-cell table:formula="of:=[.D375]+[.H375]*[.K375]" office:value-type="float" office:value="-0.206025416516795" calcext:value-type="float">
            <text:p>-0,2060254165</text:p>
          </table:table-cell>
        </table:table-row>
        <table:table-row table:style-name="ro1">
          <table:table-cell office:value-type="float" office:value="5.9291376" calcext:value-type="float">
            <text:p>5,9291376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5.926" calcext:value-type="float">
            <text:p>5,926</text:p>
          </table:table-cell>
          <table:table-cell office:value-type="float" office:value="-0.2060254" calcext:value-type="float">
            <text:p>-0,2060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76]-[.E376]" office:value-type="float" office:value="5.9291376" calcext:value-type="float">
            <text:p>5,9291376</text:p>
          </table:table-cell>
          <table:table-cell table:formula="of:=[.B376]-[.D376]" office:value-type="float" office:value="-0.0439762" calcext:value-type="float">
            <text:p>-0,0439762</text:p>
          </table:table-cell>
          <table:table-cell table:formula="of:=[.A376]-[.C376]" office:value-type="float" office:value="0.00313759999999963" calcext:value-type="float">
            <text:p>0,0031376</text:p>
          </table:table-cell>
          <table:table-cell table:formula="of:=[.G376]-[.C376]" office:value-type="float" office:value="0.00313759999999963" calcext:value-type="float">
            <text:p>0,0031376</text:p>
          </table:table-cell>
          <table:table-cell table:formula="of:=[.J376]/[.I376]" office:value-type="float" office:value="1" calcext:value-type="float">
            <text:p>1</text:p>
          </table:table-cell>
          <table:table-cell table:formula="of:=[.D376]+[.H376]*[.K376]" office:value-type="float" office:value="-0.2500016" calcext:value-type="float">
            <text:p>-0,2500016</text:p>
          </table:table-cell>
        </table:table-row>
        <table:table-row table:style-name="ro1">
          <table:table-cell office:value-type="float" office:value="5.9516976" calcext:value-type="float">
            <text:p>5,9516976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5.929" calcext:value-type="float">
            <text:p>5,929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77]-[.E377]" office:value-type="float" office:value="5.9516976" calcext:value-type="float">
            <text:p>5,9516976</text:p>
          </table:table-cell>
          <table:table-cell table:formula="of:=[.B377]-[.D377]" office:value-type="float" office:value="-0.3" calcext:value-type="float">
            <text:p>-0,3</text:p>
          </table:table-cell>
          <table:table-cell table:formula="of:=[.A377]-[.C377]" office:value-type="float" office:value="0.0226975999999999" calcext:value-type="float">
            <text:p>0,0226976</text:p>
          </table:table-cell>
          <table:table-cell table:formula="of:=[.G377]-[.C377]" office:value-type="float" office:value="0.0226975999999999" calcext:value-type="float">
            <text:p>0,0226976</text:p>
          </table:table-cell>
          <table:table-cell table:formula="of:=[.J377]/[.I377]" office:value-type="float" office:value="1" calcext:value-type="float">
            <text:p>1</text:p>
          </table:table-cell>
          <table:table-cell table:formula="of:=[.D377]+[.H377]*[.K377]" office:value-type="float" office:value="-0.5500016" calcext:value-type="float">
            <text:p>-0,5500016</text:p>
          </table:table-cell>
        </table:table-row>
        <table:table-row table:style-name="ro1">
          <table:table-cell office:value-type="float" office:value="5.9547055" calcext:value-type="float">
            <text:p>5,9547055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5.952" calcext:value-type="float">
            <text:p>5,952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367585" calcext:value-type="float">
            <text:p>0,5367585</text:p>
          </table:table-cell>
          <table:table-cell table:formula="of:=[.A378]-[.E378]" office:value-type="float" office:value="5.9534522" calcext:value-type="float">
            <text:p>5,9534522</text:p>
          </table:table-cell>
          <table:table-cell table:formula="of:=[.B378]-[.D378]" office:value-type="float" office:value="0" calcext:value-type="float">
            <text:p>0</text:p>
          </table:table-cell>
          <table:table-cell table:formula="of:=[.A378]-[.C378]" office:value-type="float" office:value="0.00270550000000025" calcext:value-type="float">
            <text:p>0,0027055</text:p>
          </table:table-cell>
          <table:table-cell table:formula="of:=[.G378]-[.C378]" office:value-type="float" office:value="0.00145220000000013" calcext:value-type="float">
            <text:p>0,0014522</text:p>
          </table:table-cell>
          <table:table-cell table:formula="of:=[.J378]/[.I378]" office:value-type="float" office:value="0.536758454999073" calcext:value-type="float">
            <text:p>0,536758455</text:p>
          </table:table-cell>
          <table:table-cell table:formula="of:=[.D378]+[.H378]*[.K378]" office:value-type="float" office:value="-0.5500016" calcext:value-type="float">
            <text:p>-0,5500016</text:p>
          </table:table-cell>
        </table:table-row>
        <table:table-row table:style-name="ro1">
          <table:table-cell office:value-type="float" office:value="5.9582151" calcext:value-type="float">
            <text:p>5,9582151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953" calcext:value-type="float">
            <text:p>5,953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7596786" calcext:value-type="float">
            <text:p>0,7596786</text:p>
          </table:table-cell>
          <table:table-cell table:formula="of:=[.A379]-[.E379]" office:value-type="float" office:value="5.9569618" calcext:value-type="float">
            <text:p>5,9569618</text:p>
          </table:table-cell>
          <table:table-cell table:formula="of:=[.B379]-[.D379]" office:value-type="float" office:value="-0.15" calcext:value-type="float">
            <text:p>-0,15</text:p>
          </table:table-cell>
          <table:table-cell table:formula="of:=[.A379]-[.C379]" office:value-type="float" office:value="0.00521510000000003" calcext:value-type="float">
            <text:p>0,0052151</text:p>
          </table:table-cell>
          <table:table-cell table:formula="of:=[.G379]-[.C379]" office:value-type="float" office:value="0.0039617999999999" calcext:value-type="float">
            <text:p>0,0039618</text:p>
          </table:table-cell>
          <table:table-cell table:formula="of:=[.J379]/[.I379]" office:value-type="float" office:value="0.759678625529689" calcext:value-type="float">
            <text:p>0,7596786255</text:p>
          </table:table-cell>
          <table:table-cell table:formula="of:=[.D379]+[.H379]*[.K379]" office:value-type="float" office:value="-0.663953393829453" calcext:value-type="float">
            <text:p>-0,6639533938</text:p>
          </table:table-cell>
        </table:table-row>
        <table:table-row table:style-name="ro1">
          <table:table-cell office:value-type="float" office:value="5.9597191" calcext:value-type="float">
            <text:p>5,9597191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5.957" calcext:value-type="float">
            <text:p>5,957</text:p>
          </table:table-cell>
          <table:table-cell office:value-type="float" office:value="-0.6639534" calcext:value-type="float">
            <text:p>-0,6639534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078372" calcext:value-type="float">
            <text:p>0,9078372</text:p>
          </table:table-cell>
          <table:table-cell table:formula="of:=[.A380]-[.E380]" office:value-type="float" office:value="5.9594685" calcext:value-type="float">
            <text:p>5,9594685</text:p>
          </table:table-cell>
          <table:table-cell table:formula="of:=[.B380]-[.D380]" office:value-type="float" office:value="-0.0360482000000001" calcext:value-type="float">
            <text:p>-0,0360482</text:p>
          </table:table-cell>
          <table:table-cell table:formula="of:=[.A380]-[.C380]" office:value-type="float" office:value="0.0027191000000002" calcext:value-type="float">
            <text:p>0,0027191</text:p>
          </table:table-cell>
          <table:table-cell table:formula="of:=[.G380]-[.C380]" office:value-type="float" office:value="0.00246849999999998" calcext:value-type="float">
            <text:p>0,0024685</text:p>
          </table:table-cell>
          <table:table-cell table:formula="of:=[.J380]/[.I380]" office:value-type="float" office:value="0.907837151998752" calcext:value-type="float">
            <text:p>0,907837152</text:p>
          </table:table-cell>
          <table:table-cell table:formula="of:=[.D380]+[.H380]*[.K380]" office:value-type="float" office:value="-0.696679295222681" calcext:value-type="float">
            <text:p>-0,6966792952</text:p>
          </table:table-cell>
        </table:table-row>
        <table:table-row table:style-name="ro1">
          <table:table-cell office:value-type="float" office:value="5.9855185" calcext:value-type="float">
            <text:p>5,9855185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5.959" calcext:value-type="float">
            <text:p>5,959</text:p>
          </table:table-cell>
          <table:table-cell office:value-type="float" office:value="-0.6966793" calcext:value-type="float">
            <text:p>-0,696679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55" calcext:value-type="float">
            <text:p>0,99055</text:p>
          </table:table-cell>
          <table:table-cell table:formula="of:=[.A381]-[.E381]" office:value-type="float" office:value="5.9852679" calcext:value-type="float">
            <text:p>5,9852679</text:p>
          </table:table-cell>
          <table:table-cell table:formula="of:=[.B381]-[.D381]" office:value-type="float" office:value="-0.3033227" calcext:value-type="float">
            <text:p>-0,3033227</text:p>
          </table:table-cell>
          <table:table-cell table:formula="of:=[.A381]-[.C381]" office:value-type="float" office:value="0.0265184999999999" calcext:value-type="float">
            <text:p>0,0265185</text:p>
          </table:table-cell>
          <table:table-cell table:formula="of:=[.G381]-[.C381]" office:value-type="float" office:value="0.0262678999999997" calcext:value-type="float">
            <text:p>0,0262679</text:p>
          </table:table-cell>
          <table:table-cell table:formula="of:=[.J381]/[.I381]" office:value-type="float" office:value="0.990549993400825" calcext:value-type="float">
            <text:p>0,9905499934</text:p>
          </table:table-cell>
          <table:table-cell table:formula="of:=[.D381]+[.H381]*[.K381]" office:value-type="float" office:value="-0.99713559848332" calcext:value-type="float">
            <text:p>-0,9971355985</text:p>
          </table:table-cell>
        </table:table-row>
        <table:table-row table:style-name="ro1">
          <table:table-cell office:value-type="float" office:value="5.986521" calcext:value-type="float">
            <text:p>5,986521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5.985" calcext:value-type="float">
            <text:p>5,985</text:p>
          </table:table-cell>
          <table:table-cell office:value-type="float" office:value="-0.9971352" calcext:value-type="float">
            <text:p>-0,997135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524" calcext:value-type="float">
            <text:p>0,83524</text:p>
          </table:table-cell>
          <table:table-cell table:formula="of:=[.A382]-[.E382]" office:value-type="float" office:value="5.9862704" calcext:value-type="float">
            <text:p>5,9862704</text:p>
          </table:table-cell>
          <table:table-cell table:formula="of:=[.B382]-[.D382]" office:value-type="float" office:value="-0.00286680000000006" calcext:value-type="float">
            <text:p>-0,0028668</text:p>
          </table:table-cell>
          <table:table-cell table:formula="of:=[.A382]-[.C382]" office:value-type="float" office:value="0.00152099999999944" calcext:value-type="float">
            <text:p>0,001521</text:p>
          </table:table-cell>
          <table:table-cell table:formula="of:=[.G382]-[.C382]" office:value-type="float" office:value="0.00127039999999923" calcext:value-type="float">
            <text:p>0,0012704</text:p>
          </table:table-cell>
          <table:table-cell table:formula="of:=[.J382]/[.I382]" office:value-type="float" office:value="0.835239973701312" calcext:value-type="float">
            <text:p>0,8352399737</text:p>
          </table:table-cell>
          <table:table-cell table:formula="of:=[.D382]+[.H382]*[.K382]" office:value-type="float" office:value="-0.999529665956607" calcext:value-type="float">
            <text:p>-0,999529666</text:p>
          </table:table-cell>
        </table:table-row>
        <table:table-row table:style-name="ro1">
          <table:table-cell office:value-type="float" office:value="5.9885263" calcext:value-type="float">
            <text:p>5,9885263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5.986" calcext:value-type="float">
            <text:p>5,986</text:p>
          </table:table-cell>
          <table:table-cell office:value-type="float" office:value="-0.9995293" calcext:value-type="float">
            <text:p>-0,9995293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6030163" calcext:value-type="float">
            <text:p>0,6030163</text:p>
          </table:table-cell>
          <table:table-cell table:formula="of:=[.A383]-[.E383]" office:value-type="float" office:value="5.9875234" calcext:value-type="float">
            <text:p>5,9875234</text:p>
          </table:table-cell>
          <table:table-cell table:formula="of:=[.B383]-[.D383]" office:value-type="float" office:value="-0.000472700000000104" calcext:value-type="float">
            <text:p>-0,0004727</text:p>
          </table:table-cell>
          <table:table-cell table:formula="of:=[.A383]-[.C383]" office:value-type="float" office:value="0.00252630000000043" calcext:value-type="float">
            <text:p>0,0025263</text:p>
          </table:table-cell>
          <table:table-cell table:formula="of:=[.G383]-[.C383]" office:value-type="float" office:value="0.00152340000000084" calcext:value-type="float">
            <text:p>0,0015234</text:p>
          </table:table-cell>
          <table:table-cell table:formula="of:=[.J383]/[.I383]" office:value-type="float" office:value="0.603016268851912" calcext:value-type="float">
            <text:p>0,6030162689</text:p>
          </table:table-cell>
          <table:table-cell table:formula="of:=[.D383]+[.H383]*[.K383]" office:value-type="float" office:value="-0.999814345790286" calcext:value-type="float">
            <text:p>-0,9998143458</text:p>
          </table:table-cell>
        </table:table-row>
        <table:table-row table:style-name="ro1">
          <table:table-cell office:value-type="float" office:value="5.9935459" calcext:value-type="float">
            <text:p>5,9935459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988" calcext:value-type="float">
            <text:p>5,988</text:p>
          </table:table-cell>
          <table:table-cell office:value-type="float" office:value="-0.9998141" calcext:value-type="float">
            <text:p>-0,9998141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8191637" calcext:value-type="float">
            <text:p>0,8191637</text:p>
          </table:table-cell>
          <table:table-cell table:formula="of:=[.A384]-[.E384]" office:value-type="float" office:value="5.992543" calcext:value-type="float">
            <text:p>5,992543</text:p>
          </table:table-cell>
          <table:table-cell table:formula="of:=[.B384]-[.D384]" office:value-type="float" office:value="-0.1501879" calcext:value-type="float">
            <text:p>-0,1501879</text:p>
          </table:table-cell>
          <table:table-cell table:formula="of:=[.A384]-[.C384]" office:value-type="float" office:value="0.00554590000000044" calcext:value-type="float">
            <text:p>0,0055459</text:p>
          </table:table-cell>
          <table:table-cell table:formula="of:=[.G384]-[.C384]" office:value-type="float" office:value="0.00454300000000085" calcext:value-type="float">
            <text:p>0,004543</text:p>
          </table:table-cell>
          <table:table-cell table:formula="of:=[.J384]/[.I384]" office:value-type="float" office:value="0.819163706522024" calcext:value-type="float">
            <text:p>0,8191637065</text:p>
          </table:table-cell>
          <table:table-cell table:formula="of:=[.D384]+[.H384]*[.K384]" office:value-type="float" office:value="-1.12284257683876" calcext:value-type="float">
            <text:p>-1,1228425768</text:p>
          </table:table-cell>
        </table:table-row>
        <table:table-row table:style-name="ro1">
          <table:table-cell office:value-type="float" office:value="5.9950499" calcext:value-type="float">
            <text:p>5,9950499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5.993" calcext:value-type="float">
            <text:p>5,993</text:p>
          </table:table-cell>
          <table:table-cell office:value-type="float" office:value="-1.122842" calcext:value-type="float">
            <text:p>-1,122842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5107567" calcext:value-type="float">
            <text:p>0,5107567</text:p>
          </table:table-cell>
          <table:table-cell table:formula="of:=[.A385]-[.E385]" office:value-type="float" office:value="5.994047" calcext:value-type="float">
            <text:p>5,994047</text:p>
          </table:table-cell>
          <table:table-cell table:formula="of:=[.B385]-[.D385]" office:value-type="float" office:value="-0.0271600000000001" calcext:value-type="float">
            <text:p>-0,02716</text:p>
          </table:table-cell>
          <table:table-cell table:formula="of:=[.A385]-[.C385]" office:value-type="float" office:value="0.00204989999999938" calcext:value-type="float">
            <text:p>0,0020499</text:p>
          </table:table-cell>
          <table:table-cell table:formula="of:=[.G385]-[.C385]" office:value-type="float" office:value="0.0010469999999998" calcext:value-type="float">
            <text:p>0,001047</text:p>
          </table:table-cell>
          <table:table-cell table:formula="of:=[.J385]/[.I385]" office:value-type="float" office:value="0.510756622274313" calcext:value-type="float">
            <text:p>0,5107566223</text:p>
          </table:table-cell>
          <table:table-cell table:formula="of:=[.D385]+[.H385]*[.K385]" office:value-type="float" office:value="-1.13671414986097" calcext:value-type="float">
            <text:p>-1,1367141499</text:p>
          </table:table-cell>
        </table:table-row>
        <table:table-row table:style-name="ro1">
          <table:table-cell office:value-type="float" office:value="6.0200253" calcext:value-type="float">
            <text:p>6,0200253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5.994" calcext:value-type="float">
            <text:p>5,994</text:p>
          </table:table-cell>
          <table:table-cell office:value-type="float" office:value="-1.136714" calcext:value-type="float">
            <text:p>-1,136714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9614644" calcext:value-type="float">
            <text:p>0,9614644</text:p>
          </table:table-cell>
          <table:table-cell table:formula="of:=[.A386]-[.E386]" office:value-type="float" office:value="6.0190224" calcext:value-type="float">
            <text:p>6,0190224</text:p>
          </table:table-cell>
          <table:table-cell table:formula="of:=[.B386]-[.D386]" office:value-type="float" office:value="-0.313287" calcext:value-type="float">
            <text:p>-0,313287</text:p>
          </table:table-cell>
          <table:table-cell table:formula="of:=[.A386]-[.C386]" office:value-type="float" office:value="0.0260253000000006" calcext:value-type="float">
            <text:p>0,0260253</text:p>
          </table:table-cell>
          <table:table-cell table:formula="of:=[.G386]-[.C386]" office:value-type="float" office:value="0.025022400000001" calcext:value-type="float">
            <text:p>0,0250224</text:p>
          </table:table-cell>
          <table:table-cell table:formula="of:=[.J386]/[.I386]" office:value-type="float" office:value="0.961464421159427" calcext:value-type="float">
            <text:p>0,9614644212</text:p>
          </table:table-cell>
          <table:table-cell table:formula="of:=[.D386]+[.H386]*[.K386]" office:value-type="float" office:value="-1.43792830411177" calcext:value-type="float">
            <text:p>-1,4379283041</text:p>
          </table:table-cell>
        </table:table-row>
        <table:table-row table:style-name="ro1">
          <table:table-cell office:value-type="float" office:value="6.0220306" calcext:value-type="float">
            <text:p>6,0220306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6.019" calcext:value-type="float">
            <text:p>6,019</text:p>
          </table:table-cell>
          <table:table-cell office:value-type="float" office:value="-1.437929" calcext:value-type="float">
            <text:p>-1,43792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18643" calcext:value-type="float">
            <text:p>0,7518643</text:p>
          </table:table-cell>
          <table:table-cell table:formula="of:=[.A387]-[.E387]" office:value-type="float" office:value="6.0212786" calcext:value-type="float">
            <text:p>6,0212786</text:p>
          </table:table-cell>
          <table:table-cell table:formula="of:=[.B387]-[.D387]" office:value-type="float" office:value="-0.0120719999999999" calcext:value-type="float">
            <text:p>-0,012072</text:p>
          </table:table-cell>
          <table:table-cell table:formula="of:=[.A387]-[.C387]" office:value-type="float" office:value="0.00303059999999977" calcext:value-type="float">
            <text:p>0,0030306</text:p>
          </table:table-cell>
          <table:table-cell table:formula="of:=[.G387]-[.C387]" office:value-type="float" office:value="0.00227859999999946" calcext:value-type="float">
            <text:p>0,0022786</text:p>
          </table:table-cell>
          <table:table-cell table:formula="of:=[.J387]/[.I387]" office:value-type="float" office:value="0.751864317296785" calcext:value-type="float">
            <text:p>0,7518643173</text:p>
          </table:table-cell>
          <table:table-cell table:formula="of:=[.D387]+[.H387]*[.K387]" office:value-type="float" office:value="-1.44700550603841" calcext:value-type="float">
            <text:p>-1,447005506</text:p>
          </table:table-cell>
        </table:table-row>
        <table:table-row table:style-name="ro1">
          <table:table-cell office:value-type="float" office:value="6.0260481" calcext:value-type="float">
            <text:p>6,0260481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6.021" calcext:value-type="float">
            <text:p>6,021</text:p>
          </table:table-cell>
          <table:table-cell office:value-type="float" office:value="-1.447006" calcext:value-type="float">
            <text:p>-1,44700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851033" calcext:value-type="float">
            <text:p>0,851033</text:p>
          </table:table-cell>
          <table:table-cell table:formula="of:=[.A388]-[.E388]" office:value-type="float" office:value="6.0252961" calcext:value-type="float">
            <text:p>6,0252961</text:p>
          </table:table-cell>
          <table:table-cell table:formula="of:=[.B388]-[.D388]" office:value-type="float" office:value="-0.152995" calcext:value-type="float">
            <text:p>-0,152995</text:p>
          </table:table-cell>
          <table:table-cell table:formula="of:=[.A388]-[.C388]" office:value-type="float" office:value="0.00504809999999978" calcext:value-type="float">
            <text:p>0,0050481</text:p>
          </table:table-cell>
          <table:table-cell table:formula="of:=[.G388]-[.C388]" office:value-type="float" office:value="0.00429609999999947" calcext:value-type="float">
            <text:p>0,0042961</text:p>
          </table:table-cell>
          <table:table-cell table:formula="of:=[.J388]/[.I388]" office:value-type="float" office:value="0.85103306194403" calcext:value-type="float">
            <text:p>0,8510330619</text:p>
          </table:table-cell>
          <table:table-cell table:formula="of:=[.D388]+[.H388]*[.K388]" office:value-type="float" office:value="-1.57720980331213" calcext:value-type="float">
            <text:p>-1,5772098033</text:p>
          </table:table-cell>
        </table:table-row>
        <table:table-row table:style-name="ro1">
          <table:table-cell office:value-type="float" office:value="6.0270509" calcext:value-type="float">
            <text:p>6,0270509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6.025" calcext:value-type="float">
            <text:p>6,025</text:p>
          </table:table-cell>
          <table:table-cell office:value-type="float" office:value="-1.57721" calcext:value-type="float">
            <text:p>-1,577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89]-[.E389]" office:value-type="float" office:value="6.0270509" calcext:value-type="float">
            <text:p>6,0270509</text:p>
          </table:table-cell>
          <table:table-cell table:formula="of:=[.B389]-[.D389]" office:value-type="float" office:value="-0.022791" calcext:value-type="float">
            <text:p>-0,022791</text:p>
          </table:table-cell>
          <table:table-cell table:formula="of:=[.A389]-[.C389]" office:value-type="float" office:value="0.00205089999999952" calcext:value-type="float">
            <text:p>0,0020509</text:p>
          </table:table-cell>
          <table:table-cell table:formula="of:=[.G389]-[.C389]" office:value-type="float" office:value="0.00205089999999952" calcext:value-type="float">
            <text:p>0,0020509</text:p>
          </table:table-cell>
          <table:table-cell table:formula="of:=[.J389]/[.I389]" office:value-type="float" office:value="1" calcext:value-type="float">
            <text:p>1</text:p>
          </table:table-cell>
          <table:table-cell table:formula="of:=[.D389]+[.H389]*[.K389]" office:value-type="float" office:value="-1.600001" calcext:value-type="float">
            <text:p>-1,600001</text:p>
          </table:table-cell>
        </table:table-row>
        <table:table-row table:style-name="ro1">
          <table:table-cell office:value-type="float" office:value="6.0280535" calcext:value-type="float">
            <text:p>6,0280535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6.027" calcext:value-type="float">
            <text:p>6,027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619364" calcext:value-type="float">
            <text:p>0,7619364</text:p>
          </table:table-cell>
          <table:table-cell table:formula="of:=[.A390]-[.E390]" office:value-type="float" office:value="6.0278027" calcext:value-type="float">
            <text:p>6,0278027</text:p>
          </table:table-cell>
          <table:table-cell table:formula="of:=[.B390]-[.D390]" office:value-type="float" office:value="0" calcext:value-type="float">
            <text:p>0</text:p>
          </table:table-cell>
          <table:table-cell table:formula="of:=[.A390]-[.C390]" office:value-type="float" office:value="0.00105350000000026" calcext:value-type="float">
            <text:p>0,0010535</text:p>
          </table:table-cell>
          <table:table-cell table:formula="of:=[.G390]-[.C390]" office:value-type="float" office:value="0.000802700000000378" calcext:value-type="float">
            <text:p>0,0008027</text:p>
          </table:table-cell>
          <table:table-cell table:formula="of:=[.J390]/[.I390]" office:value-type="float" office:value="0.761936402468133" calcext:value-type="float">
            <text:p>0,7619364025</text:p>
          </table:table-cell>
          <table:table-cell table:formula="of:=[.D390]+[.H390]*[.K390]" office:value-type="float" office:value="-1.600001" calcext:value-type="float">
            <text:p>-1,600001</text:p>
          </table:table-cell>
        </table:table-row>
        <table:table-row table:style-name="ro1">
          <table:table-cell office:value-type="float" office:value="6.0290557" calcext:value-type="float">
            <text:p>6,0290557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6.028" calcext:value-type="float">
            <text:p>6,028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624325" calcext:value-type="float">
            <text:p>0,7624325</text:p>
          </table:table-cell>
          <table:table-cell table:formula="of:=[.A391]-[.E391]" office:value-type="float" office:value="6.0288049" calcext:value-type="float">
            <text:p>6,0288049</text:p>
          </table:table-cell>
          <table:table-cell table:formula="of:=[.B391]-[.D391]" office:value-type="float" office:value="0" calcext:value-type="float">
            <text:p>0</text:p>
          </table:table-cell>
          <table:table-cell table:formula="of:=[.A391]-[.C391]" office:value-type="float" office:value="0.00105570000000021" calcext:value-type="float">
            <text:p>0,0010557</text:p>
          </table:table-cell>
          <table:table-cell table:formula="of:=[.G391]-[.C391]" office:value-type="float" office:value="0.00080490000000033" calcext:value-type="float">
            <text:p>0,0008049</text:p>
          </table:table-cell>
          <table:table-cell table:formula="of:=[.J391]/[.I391]" office:value-type="float" office:value="0.762432509235736" calcext:value-type="float">
            <text:p>0,7624325092</text:p>
          </table:table-cell>
          <table:table-cell table:formula="of:=[.D391]+[.H391]*[.K391]" office:value-type="float" office:value="-1.600001" calcext:value-type="float">
            <text:p>-1,600001</text:p>
          </table:table-cell>
        </table:table-row>
        <table:table-row table:style-name="ro1">
          <table:table-cell office:value-type="float" office:value="6.0559887" calcext:value-type="float">
            <text:p>6,0559887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6.029" calcext:value-type="float">
            <text:p>6,029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07072" calcext:value-type="float">
            <text:p>0,9907072</text:p>
          </table:table-cell>
          <table:table-cell table:formula="of:=[.A392]-[.E392]" office:value-type="float" office:value="6.0557379" calcext:value-type="float">
            <text:p>6,0557379</text:p>
          </table:table-cell>
          <table:table-cell table:formula="of:=[.B392]-[.D392]" office:value-type="float" office:value="-0.3" calcext:value-type="float">
            <text:p>-0,3</text:p>
          </table:table-cell>
          <table:table-cell table:formula="of:=[.A392]-[.C392]" office:value-type="float" office:value="0.0269887000000004" calcext:value-type="float">
            <text:p>0,0269887</text:p>
          </table:table-cell>
          <table:table-cell table:formula="of:=[.G392]-[.C392]" office:value-type="float" office:value="0.0267379000000005" calcext:value-type="float">
            <text:p>0,0267379</text:p>
          </table:table-cell>
          <table:table-cell table:formula="of:=[.J392]/[.I392]" office:value-type="float" office:value="0.990707221911397" calcext:value-type="float">
            <text:p>0,9907072219</text:p>
          </table:table-cell>
          <table:table-cell table:formula="of:=[.D392]+[.H392]*[.K392]" office:value-type="float" office:value="-1.89721316657342" calcext:value-type="float">
            <text:p>-1,8972131666</text:p>
          </table:table-cell>
        </table:table-row>
        <table:table-row table:style-name="ro1">
          <table:table-cell office:value-type="float" office:value="6.0594973" calcext:value-type="float">
            <text:p>6,0594973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6.056" calcext:value-type="float">
            <text:p>6,056</text:p>
          </table:table-cell>
          <table:table-cell office:value-type="float" office:value="-1.897214" calcext:value-type="float">
            <text:p>-1,897214</text:p>
          </table:table-cell>
          <table:table-cell office:value-type="float" office:value="0.0015038" calcext:value-type="float">
            <text:p>0,0015038</text:p>
          </table:table-cell>
          <table:table-cell office:value-type="float" office:value="0.5700111" calcext:value-type="float">
            <text:p>0,5700111</text:p>
          </table:table-cell>
          <table:table-cell table:formula="of:=[.A393]-[.E393]" office:value-type="float" office:value="6.0579935" calcext:value-type="float">
            <text:p>6,0579935</text:p>
          </table:table-cell>
          <table:table-cell table:formula="of:=[.B393]-[.D393]" office:value-type="float" office:value="-0.152787" calcext:value-type="float">
            <text:p>-0,152787</text:p>
          </table:table-cell>
          <table:table-cell table:formula="of:=[.A393]-[.C393]" office:value-type="float" office:value="0.00349730000000026" calcext:value-type="float">
            <text:p>0,0034973</text:p>
          </table:table-cell>
          <table:table-cell table:formula="of:=[.G393]-[.C393]" office:value-type="float" office:value="0.0019935000000002" calcext:value-type="float">
            <text:p>0,0019935</text:p>
          </table:table-cell>
          <table:table-cell table:formula="of:=[.J393]/[.I393]" office:value-type="float" office:value="0.570011151459713" calcext:value-type="float">
            <text:p>0,5700111515</text:p>
          </table:table-cell>
          <table:table-cell table:formula="of:=[.D393]+[.H393]*[.K393]" office:value-type="float" office:value="-1.98430429379808" calcext:value-type="float">
            <text:p>-1,9843042938</text:p>
          </table:table-cell>
        </table:table-row>
        <table:table-row table:style-name="ro1">
          <table:table-cell office:value-type="float" office:value="6.0605006" calcext:value-type="float">
            <text:p>6,060500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6.058" calcext:value-type="float">
            <text:p>6,058</text:p>
          </table:table-cell>
          <table:table-cell office:value-type="float" office:value="-1.984304" calcext:value-type="float">
            <text:p>-1,98430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996641" calcext:value-type="float">
            <text:p>0,8996641</text:p>
          </table:table-cell>
          <table:table-cell table:formula="of:=[.A394]-[.E394]" office:value-type="float" office:value="6.0602497" calcext:value-type="float">
            <text:p>6,0602497</text:p>
          </table:table-cell>
          <table:table-cell table:formula="of:=[.B394]-[.D394]" office:value-type="float" office:value="-0.0656970000000001" calcext:value-type="float">
            <text:p>-0,065697</text:p>
          </table:table-cell>
          <table:table-cell table:formula="of:=[.A394]-[.C394]" office:value-type="float" office:value="0.0025006000000003" calcext:value-type="float">
            <text:p>0,0025006</text:p>
          </table:table-cell>
          <table:table-cell table:formula="of:=[.G394]-[.C394]" office:value-type="float" office:value="0.00224970000000013" calcext:value-type="float">
            <text:p>0,0022497</text:p>
          </table:table-cell>
          <table:table-cell table:formula="of:=[.J394]/[.I394]" office:value-type="float" office:value="0.899664080620597" calcext:value-type="float">
            <text:p>0,8996640806</text:p>
          </table:table-cell>
          <table:table-cell table:formula="of:=[.D394]+[.H394]*[.K394]" office:value-type="float" office:value="-2.04340923110453" calcext:value-type="float">
            <text:p>-2,0434092311</text:p>
          </table:table-cell>
        </table:table-row>
        <table:table-row table:style-name="ro1">
          <table:table-cell office:value-type="float" office:value="6.0610016" calcext:value-type="float">
            <text:p>6,061001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6.06" calcext:value-type="float">
            <text:p>6,06</text:p>
          </table:table-cell>
          <table:table-cell office:value-type="float" office:value="-2.04341" calcext:value-type="float">
            <text:p>-2,04341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495008" calcext:value-type="float">
            <text:p>0,7495008</text:p>
          </table:table-cell>
          <table:table-cell table:formula="of:=[.A395]-[.E395]" office:value-type="float" office:value="6.0607507" calcext:value-type="float">
            <text:p>6,0607507</text:p>
          </table:table-cell>
          <table:table-cell table:formula="of:=[.B395]-[.D395]" office:value-type="float" office:value="-0.00659099999999979" calcext:value-type="float">
            <text:p>-0,006591</text:p>
          </table:table-cell>
          <table:table-cell table:formula="of:=[.A395]-[.C395]" office:value-type="float" office:value="0.00100160000000038" calcext:value-type="float">
            <text:p>0,0010016</text:p>
          </table:table-cell>
          <table:table-cell table:formula="of:=[.G395]-[.C395]" office:value-type="float" office:value="0.000750700000000215" calcext:value-type="float">
            <text:p>0,0007507</text:p>
          </table:table-cell>
          <table:table-cell table:formula="of:=[.J395]/[.I395]" office:value-type="float" office:value="0.749500798721975" calcext:value-type="float">
            <text:p>0,7495007987</text:p>
          </table:table-cell>
          <table:table-cell table:formula="of:=[.D395]+[.H395]*[.K395]" office:value-type="float" office:value="-2.04834995976438" calcext:value-type="float">
            <text:p>-2,0483499598</text:p>
          </table:table-cell>
        </table:table-row>
        <table:table-row table:style-name="ro1">
          <table:table-cell office:value-type="float" office:value="6.0615026" calcext:value-type="float">
            <text:p>6,061502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6.061" calcext:value-type="float">
            <text:p>6,061</text:p>
          </table:table-cell>
          <table:table-cell office:value-type="float" office:value="-2.04835" calcext:value-type="float">
            <text:p>-2,04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96]-[.E396]" office:value-type="float" office:value="6.0615026" calcext:value-type="float">
            <text:p>6,0615026</text:p>
          </table:table-cell>
          <table:table-cell table:formula="of:=[.B396]-[.D396]" office:value-type="float" office:value="-0.00165099999999985" calcext:value-type="float">
            <text:p>-0,001651</text:p>
          </table:table-cell>
          <table:table-cell table:formula="of:=[.A396]-[.C396]" office:value-type="float" office:value="0.000502599999999909" calcext:value-type="float">
            <text:p>0,0005026</text:p>
          </table:table-cell>
          <table:table-cell table:formula="of:=[.G396]-[.C396]" office:value-type="float" office:value="0.000502599999999909" calcext:value-type="float">
            <text:p>0,0005026</text:p>
          </table:table-cell>
          <table:table-cell table:formula="of:=[.J396]/[.I396]" office:value-type="float" office:value="1" calcext:value-type="float">
            <text:p>1</text:p>
          </table:table-cell>
          <table:table-cell table:formula="of:=[.D396]+[.H396]*[.K396]" office:value-type="float" office:value="-2.050001" calcext:value-type="float">
            <text:p>-2,050001</text:p>
          </table:table-cell>
        </table:table-row>
        <table:table-row table:style-name="ro1">
          <table:table-cell office:value-type="float" office:value="6.0620039" calcext:value-type="float">
            <text:p>6,0620039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6.062" calcext:value-type="float">
            <text:p>6,062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97]-[.E397]" office:value-type="float" office:value="6.0620039" calcext:value-type="float">
            <text:p>6,0620039</text:p>
          </table:table-cell>
          <table:table-cell table:formula="of:=[.B397]-[.D397]" office:value-type="float" office:value="0" calcext:value-type="float">
            <text:p>0</text:p>
          </table:table-cell>
          <table:table-cell table:formula="of:=[.A397]-[.C397]" office:value-type="float" office:value="0.0000038999999993905" calcext:value-type="float">
            <text:p>0,0000039</text:p>
          </table:table-cell>
          <table:table-cell table:formula="of:=[.G397]-[.C397]" office:value-type="float" office:value="0.0000038999999993905" calcext:value-type="float">
            <text:p>0,0000039</text:p>
          </table:table-cell>
          <table:table-cell table:formula="of:=[.J397]/[.I397]" office:value-type="float" office:value="1" calcext:value-type="float">
            <text:p>1</text:p>
          </table:table-cell>
          <table:table-cell table:formula="of:=[.D397]+[.H397]*[.K397]" office:value-type="float" office:value="-2.050001" calcext:value-type="float">
            <text:p>-2,050001</text:p>
          </table:table-cell>
        </table:table-row>
        <table:table-row table:style-name="ro1">
          <table:table-cell office:value-type="float" office:value="6.0894743" calcext:value-type="float">
            <text:p>6,0894743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6.062" calcext:value-type="float">
            <text:p>6,062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98]-[.E398]" office:value-type="float" office:value="6.0894743" calcext:value-type="float">
            <text:p>6,0894743</text:p>
          </table:table-cell>
          <table:table-cell table:formula="of:=[.B398]-[.D398]" office:value-type="float" office:value="-0.300001" calcext:value-type="float">
            <text:p>-0,300001</text:p>
          </table:table-cell>
          <table:table-cell table:formula="of:=[.A398]-[.C398]" office:value-type="float" office:value="0.0274742999999997" calcext:value-type="float">
            <text:p>0,0274743</text:p>
          </table:table-cell>
          <table:table-cell table:formula="of:=[.G398]-[.C398]" office:value-type="float" office:value="0.0274742999999997" calcext:value-type="float">
            <text:p>0,0274743</text:p>
          </table:table-cell>
          <table:table-cell table:formula="of:=[.J398]/[.I398]" office:value-type="float" office:value="1" calcext:value-type="float">
            <text:p>1</text:p>
          </table:table-cell>
          <table:table-cell table:formula="of:=[.D398]+[.H398]*[.K398]" office:value-type="float" office:value="-2.350002" calcext:value-type="float">
            <text:p>-2,350002</text:p>
          </table:table-cell>
        </table:table-row>
        <table:table-row table:style-name="ro1">
          <table:table-cell office:value-type="float" office:value="6.0939913" calcext:value-type="float">
            <text:p>6,0939913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6.089" calcext:value-type="float">
            <text:p>6,089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0.0020081" calcext:value-type="float">
            <text:p>0,0020081</text:p>
          </table:table-cell>
          <table:table-cell office:value-type="float" office:value="0.59768" calcext:value-type="float">
            <text:p>0,59768</text:p>
          </table:table-cell>
          <table:table-cell table:formula="of:=[.A399]-[.E399]" office:value-type="float" office:value="6.0919832" calcext:value-type="float">
            <text:p>6,0919832</text:p>
          </table:table-cell>
          <table:table-cell table:formula="of:=[.B399]-[.D399]" office:value-type="float" office:value="-0.15" calcext:value-type="float">
            <text:p>-0,15</text:p>
          </table:table-cell>
          <table:table-cell table:formula="of:=[.A399]-[.C399]" office:value-type="float" office:value="0.00499129999999948" calcext:value-type="float">
            <text:p>0,0049913</text:p>
          </table:table-cell>
          <table:table-cell table:formula="of:=[.G399]-[.C399]" office:value-type="float" office:value="0.00298319999999919" calcext:value-type="float">
            <text:p>0,0029832</text:p>
          </table:table-cell>
          <table:table-cell table:formula="of:=[.J399]/[.I399]" office:value-type="float" office:value="0.597679963135756" calcext:value-type="float">
            <text:p>0,5976799631</text:p>
          </table:table-cell>
          <table:table-cell table:formula="of:=[.D399]+[.H399]*[.K399]" office:value-type="float" office:value="-2.43965399447036" calcext:value-type="float">
            <text:p>-2,4396539945</text:p>
          </table:table-cell>
        </table:table-row>
        <table:table-row table:style-name="ro1">
          <table:table-cell office:value-type="float" office:value="6.0959966" calcext:value-type="float">
            <text:p>6,0959966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6.092" calcext:value-type="float">
            <text:p>6,092</text:p>
          </table:table-cell>
          <table:table-cell office:value-type="float" office:value="-2.439654" calcext:value-type="float">
            <text:p>-2,439654</text:p>
          </table:table-cell>
          <table:table-cell office:value-type="float" office:value="0.0020081" calcext:value-type="float">
            <text:p>0,0020081</text:p>
          </table:table-cell>
          <table:table-cell office:value-type="float" office:value="0.4975479" calcext:value-type="float">
            <text:p>0,4975479</text:p>
          </table:table-cell>
          <table:table-cell table:formula="of:=[.A400]-[.E400]" office:value-type="float" office:value="6.0939885" calcext:value-type="float">
            <text:p>6,0939885</text:p>
          </table:table-cell>
          <table:table-cell table:formula="of:=[.B400]-[.D400]" office:value-type="float" office:value="-0.0603479999999998" calcext:value-type="float">
            <text:p>-0,060348</text:p>
          </table:table-cell>
          <table:table-cell table:formula="of:=[.A400]-[.C400]" office:value-type="float" office:value="0.00399660000000068" calcext:value-type="float">
            <text:p>0,0039966</text:p>
          </table:table-cell>
          <table:table-cell table:formula="of:=[.G400]-[.C400]" office:value-type="float" office:value="0.00198850000000039" calcext:value-type="float">
            <text:p>0,0019885</text:p>
          </table:table-cell>
          <table:table-cell table:formula="of:=[.J400]/[.I400]" office:value-type="float" office:value="0.497547915728382" calcext:value-type="float">
            <text:p>0,4975479157</text:p>
          </table:table-cell>
          <table:table-cell table:formula="of:=[.D400]+[.H400]*[.K400]" office:value-type="float" office:value="-2.46968002161838" calcext:value-type="float">
            <text:p>-2,4696800216</text:p>
          </table:table-cell>
        </table:table-row>
        <table:table-row table:style-name="ro1">
          <table:table-cell office:value-type="float" office:value="6.0969997" calcext:value-type="float">
            <text:p>6,0969997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6.094" calcext:value-type="float">
            <text:p>6,094</text:p>
          </table:table-cell>
          <table:table-cell office:value-type="float" office:value="-2.46968" calcext:value-type="float">
            <text:p>-2,46968</text:p>
          </table:table-cell>
          <table:table-cell office:value-type="float" office:value="0.0020081" calcext:value-type="float">
            <text:p>0,0020081</text:p>
          </table:table-cell>
          <table:table-cell office:value-type="float" office:value="0.3305664" calcext:value-type="float">
            <text:p>0,3305664</text:p>
          </table:table-cell>
          <table:table-cell table:formula="of:=[.A401]-[.E401]" office:value-type="float" office:value="6.0949916" calcext:value-type="float">
            <text:p>6,0949916</text:p>
          </table:table-cell>
          <table:table-cell table:formula="of:=[.B401]-[.D401]" office:value-type="float" office:value="-0.030322" calcext:value-type="float">
            <text:p>-0,030322</text:p>
          </table:table-cell>
          <table:table-cell table:formula="of:=[.A401]-[.C401]" office:value-type="float" office:value="0.00299969999999927" calcext:value-type="float">
            <text:p>0,0029997</text:p>
          </table:table-cell>
          <table:table-cell table:formula="of:=[.G401]-[.C401]" office:value-type="float" office:value="0.000991599999998982" calcext:value-type="float">
            <text:p>0,0009916</text:p>
          </table:table-cell>
          <table:table-cell table:formula="of:=[.J401]/[.I401]" office:value-type="float" office:value="0.330566389972071" calcext:value-type="float">
            <text:p>0,33056639</text:p>
          </table:table-cell>
          <table:table-cell table:formula="of:=[.D401]+[.H401]*[.K401]" office:value-type="float" office:value="-2.47970343407673" calcext:value-type="float">
            <text:p>-2,4797034341</text:p>
          </table:table-cell>
        </table:table-row>
        <table:table-row table:style-name="ro1">
          <table:table-cell office:value-type="float" office:value="6.0980017" calcext:value-type="float">
            <text:p>6,0980017</text:p>
          </table:table-cell>
          <table:table-cell office:value-type="float" office:value="-2.500002" calcext:value-type="float">
            <text:p>-2,500002</text:p>
          </table:table-cell>
          <table:table-cell office:value-type="float" office:value="6.095" calcext:value-type="float">
            <text:p>6,095</text:p>
          </table:table-cell>
          <table:table-cell office:value-type="float" office:value="-2.479703" calcext:value-type="float">
            <text:p>-2,47970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64973" calcext:value-type="float">
            <text:p>0,9164973</text:p>
          </table:table-cell>
          <table:table-cell table:formula="of:=[.A402]-[.E402]" office:value-type="float" office:value="6.09775105" calcext:value-type="float">
            <text:p>6,09775105</text:p>
          </table:table-cell>
          <table:table-cell table:formula="of:=[.B402]-[.D402]" office:value-type="float" office:value="-0.0202990000000001" calcext:value-type="float">
            <text:p>-0,020299</text:p>
          </table:table-cell>
          <table:table-cell table:formula="of:=[.A402]-[.C402]" office:value-type="float" office:value="0.00300170000000044" calcext:value-type="float">
            <text:p>0,0030017</text:p>
          </table:table-cell>
          <table:table-cell table:formula="of:=[.G402]-[.C402]" office:value-type="float" office:value="0.00275105000000053" calcext:value-type="float">
            <text:p>0,00275105</text:p>
          </table:table-cell>
          <table:table-cell table:formula="of:=[.J402]/[.I402]" office:value-type="float" office:value="0.916497318186404" calcext:value-type="float">
            <text:p>0,9164973182</text:p>
          </table:table-cell>
          <table:table-cell table:formula="of:=[.D402]+[.H402]*[.K402]" office:value-type="float" office:value="-2.49830697906187" calcext:value-type="float">
            <text:p>-2,4983069791</text:p>
          </table:table-cell>
        </table:table-row>
        <table:table-row table:style-name="ro1">
          <table:table-cell office:value-type="float" office:value="6.124554" calcext:value-type="float">
            <text:p>6,124554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6.098" calcext:value-type="float">
            <text:p>6,098</text:p>
          </table:table-cell>
          <table:table-cell office:value-type="float" office:value="-2.498307" calcext:value-type="float">
            <text:p>-2,49830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5608" calcext:value-type="float">
            <text:p>0,9905608</text:p>
          </table:table-cell>
          <table:table-cell table:formula="of:=[.A403]-[.E403]" office:value-type="float" office:value="6.12430335" calcext:value-type="float">
            <text:p>6,12430335</text:p>
          </table:table-cell>
          <table:table-cell table:formula="of:=[.B403]-[.D403]" office:value-type="float" office:value="-0.451695" calcext:value-type="float">
            <text:p>-0,451695</text:p>
          </table:table-cell>
          <table:table-cell table:formula="of:=[.A403]-[.C403]" office:value-type="float" office:value="0.026554" calcext:value-type="float">
            <text:p>0,026554</text:p>
          </table:table-cell>
          <table:table-cell table:formula="of:=[.G403]-[.C403]" office:value-type="float" office:value="0.0263033500000001" calcext:value-type="float">
            <text:p>0,02630335</text:p>
          </table:table-cell>
          <table:table-cell table:formula="of:=[.J403]/[.I403]" office:value-type="float" office:value="0.990560744144012" calcext:value-type="float">
            <text:p>0,9905607441</text:p>
          </table:table-cell>
          <table:table-cell table:formula="of:=[.D403]+[.H403]*[.K403]" office:value-type="float" office:value="-2.94573833532613" calcext:value-type="float">
            <text:p>-2,9457383353</text:p>
          </table:table-cell>
        </table:table-row>
        <table:table-row table:style-name="ro1">
          <table:table-cell office:value-type="float" office:value="6.1280631" calcext:value-type="float">
            <text:p>6,1280631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6.124" calcext:value-type="float">
            <text:p>6,124</text:p>
          </table:table-cell>
          <table:table-cell office:value-type="float" office:value="-2.945738" calcext:value-type="float">
            <text:p>-2,945738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6298516" calcext:value-type="float">
            <text:p>0,6298516</text:p>
          </table:table-cell>
          <table:table-cell table:formula="of:=[.A404]-[.E404]" office:value-type="float" office:value="6.12655915" calcext:value-type="float">
            <text:p>6,12655915</text:p>
          </table:table-cell>
          <table:table-cell table:formula="of:=[.B404]-[.D404]" office:value-type="float" office:value="-0.00426400000000005" calcext:value-type="float">
            <text:p>-0,004264</text:p>
          </table:table-cell>
          <table:table-cell table:formula="of:=[.A404]-[.C404]" office:value-type="float" office:value="0.00406310000000065" calcext:value-type="float">
            <text:p>0,0040631</text:p>
          </table:table-cell>
          <table:table-cell table:formula="of:=[.G404]-[.C404]" office:value-type="float" office:value="0.00255915000000062" calcext:value-type="float">
            <text:p>0,00255915</text:p>
          </table:table-cell>
          <table:table-cell table:formula="of:=[.J404]/[.I404]" office:value-type="float" office:value="0.629851591149667" calcext:value-type="float">
            <text:p>0,6298515911</text:p>
          </table:table-cell>
          <table:table-cell table:formula="of:=[.D404]+[.H404]*[.K404]" office:value-type="float" office:value="-2.94842368718466" calcext:value-type="float">
            <text:p>-2,9484236872</text:p>
          </table:table-cell>
        </table:table-row>
        <table:table-row table:style-name="ro1">
          <table:table-cell office:value-type="float" office:value="6.1300692" calcext:value-type="float">
            <text:p>6,130069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6.127" calcext:value-type="float">
            <text:p>6,127</text:p>
          </table:table-cell>
          <table:table-cell office:value-type="float" office:value="-2.948424" calcext:value-type="float">
            <text:p>-2,948424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7548873" calcext:value-type="float">
            <text:p>0,7548873</text:p>
          </table:table-cell>
          <table:table-cell table:formula="of:=[.A405]-[.E405]" office:value-type="float" office:value="6.1293169" calcext:value-type="float">
            <text:p>6,1293169</text:p>
          </table:table-cell>
          <table:table-cell table:formula="of:=[.B405]-[.D405]" office:value-type="float" office:value="-0.00157799999999986" calcext:value-type="float">
            <text:p>-0,001578</text:p>
          </table:table-cell>
          <table:table-cell table:formula="of:=[.A405]-[.C405]" office:value-type="float" office:value="0.00306920000000055" calcext:value-type="float">
            <text:p>0,0030692</text:p>
          </table:table-cell>
          <table:table-cell table:formula="of:=[.G405]-[.C405]" office:value-type="float" office:value="0.00231690000000029" calcext:value-type="float">
            <text:p>0,0023169</text:p>
          </table:table-cell>
          <table:table-cell table:formula="of:=[.J405]/[.I405]" office:value-type="float" office:value="0.75488726704023" calcext:value-type="float">
            <text:p>0,754887267</text:p>
          </table:table-cell>
          <table:table-cell table:formula="of:=[.D405]+[.H405]*[.K405]" office:value-type="float" office:value="-2.94961521210739" calcext:value-type="float">
            <text:p>-2,9496152121</text:p>
          </table:table-cell>
        </table:table-row>
        <table:table-row table:style-name="ro1">
          <table:table-cell office:value-type="float" office:value="6.1305732" calcext:value-type="float">
            <text:p>6,130573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6.129" calcext:value-type="float">
            <text:p>6,129</text:p>
          </table:table-cell>
          <table:table-cell office:value-type="float" office:value="-2.949615" calcext:value-type="float">
            <text:p>-2,949615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5218027" calcext:value-type="float">
            <text:p>0,5218027</text:p>
          </table:table-cell>
          <table:table-cell table:formula="of:=[.A406]-[.E406]" office:value-type="float" office:value="6.1298209" calcext:value-type="float">
            <text:p>6,1298209</text:p>
          </table:table-cell>
          <table:table-cell table:formula="of:=[.B406]-[.D406]" office:value-type="float" office:value="-0.000386999999999915" calcext:value-type="float">
            <text:p>-0,000387</text:p>
          </table:table-cell>
          <table:table-cell table:formula="of:=[.A406]-[.C406]" office:value-type="float" office:value="0.00157320000000016" calcext:value-type="float">
            <text:p>0,0015732</text:p>
          </table:table-cell>
          <table:table-cell table:formula="of:=[.G406]-[.C406]" office:value-type="float" office:value="0.000820899999999902" calcext:value-type="float">
            <text:p>0,0008209</text:p>
          </table:table-cell>
          <table:table-cell table:formula="of:=[.J406]/[.I406]" office:value-type="float" office:value="0.52180269514354" calcext:value-type="float">
            <text:p>0,5218026951</text:p>
          </table:table-cell>
          <table:table-cell table:formula="of:=[.D406]+[.H406]*[.K406]" office:value-type="float" office:value="-2.94981693764302" calcext:value-type="float">
            <text:p>-2,9498169376</text:p>
          </table:table-cell>
        </table:table-row>
        <table:table-row table:style-name="ro1">
          <table:table-cell office:value-type="float" office:value="6.1315724" calcext:value-type="float">
            <text:p>6,1315724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6.13" calcext:value-type="float">
            <text:p>6,13</text:p>
          </table:table-cell>
          <table:table-cell office:value-type="float" office:value="-2.949817" calcext:value-type="float">
            <text:p>-2,949817</text:p>
          </table:table-cell>
          <table:table-cell office:value-type="float" office:value="0.0007523" calcext:value-type="float">
            <text:p>0,0007523</text:p>
          </table:table-cell>
          <table:table-cell office:value-type="float" office:value="0.5215594" calcext:value-type="float">
            <text:p>0,5215594</text:p>
          </table:table-cell>
          <table:table-cell table:formula="of:=[.A407]-[.E407]" office:value-type="float" office:value="6.1308201" calcext:value-type="float">
            <text:p>6,1308201</text:p>
          </table:table-cell>
          <table:table-cell table:formula="of:=[.B407]-[.D407]" office:value-type="float" office:value="-0.000185000000000102" calcext:value-type="float">
            <text:p>-0,000185</text:p>
          </table:table-cell>
          <table:table-cell table:formula="of:=[.A407]-[.C407]" office:value-type="float" office:value="0.0015723999999997" calcext:value-type="float">
            <text:p>0,0015724</text:p>
          </table:table-cell>
          <table:table-cell table:formula="of:=[.G407]-[.C407]" office:value-type="float" office:value="0.000820099999999435" calcext:value-type="float">
            <text:p>0,0008201</text:p>
          </table:table-cell>
          <table:table-cell table:formula="of:=[.J407]/[.I407]" office:value-type="float" office:value="0.521559399643598" calcext:value-type="float">
            <text:p>0,5215593996</text:p>
          </table:table-cell>
          <table:table-cell table:formula="of:=[.D407]+[.H407]*[.K407]" office:value-type="float" office:value="-2.94991348848893" calcext:value-type="float">
            <text:p>-2,9499134885</text:p>
          </table:table-cell>
        </table:table-row>
        <table:table-row table:style-name="ro1">
          <table:table-cell office:value-type="float" office:value="6.1315724" calcext:value-type="float">
            <text:p>6,1315724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6.131" calcext:value-type="float">
            <text:p>6,131</text:p>
          </table:table-cell>
          <table:table-cell office:value-type="float" office:value="-2.949914" calcext:value-type="float">
            <text:p>-2,949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08]-[.E408]" office:value-type="float" office:value="6.1315724" calcext:value-type="float">
            <text:p>6,1315724</text:p>
          </table:table-cell>
          <table:table-cell table:formula="of:=[.B408]-[.D408]" office:value-type="float" office:value="-0.0000880000000003101" calcext:value-type="float">
            <text:p>-0,000088</text:p>
          </table:table-cell>
          <table:table-cell table:formula="of:=[.A408]-[.C408]" office:value-type="float" office:value="0.000572399999999362" calcext:value-type="float">
            <text:p>0,0005724</text:p>
          </table:table-cell>
          <table:table-cell table:formula="of:=[.G408]-[.C408]" office:value-type="float" office:value="0.000572399999999362" calcext:value-type="float">
            <text:p>0,0005724</text:p>
          </table:table-cell>
          <table:table-cell table:formula="of:=[.J408]/[.I408]" office:value-type="float" office:value="1" calcext:value-type="float">
            <text:p>1</text:p>
          </table:table-cell>
          <table:table-cell table:formula="of:=[.D408]+[.H408]*[.K408]" office:value-type="float" office:value="-2.950002" calcext:value-type="float">
            <text:p>-2,950002</text:p>
          </table:table-cell>
        </table:table-row>
        <table:table-row table:style-name="ro1">
          <table:table-cell office:value-type="float" office:value="6.1594726" calcext:value-type="float">
            <text:p>6,1594726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6.132" calcext:value-type="float">
            <text:p>6,132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9452582" calcext:value-type="float">
            <text:p>0,9452582</text:p>
          </table:table-cell>
          <table:table-cell table:formula="of:=[.A409]-[.E409]" office:value-type="float" office:value="6.1579687" calcext:value-type="float">
            <text:p>6,1579687</text:p>
          </table:table-cell>
          <table:table-cell table:formula="of:=[.B409]-[.D409]" office:value-type="float" office:value="-0.45" calcext:value-type="float">
            <text:p>-0,45</text:p>
          </table:table-cell>
          <table:table-cell table:formula="of:=[.A409]-[.C409]" office:value-type="float" office:value="0.0274726000000003" calcext:value-type="float">
            <text:p>0,0274726</text:p>
          </table:table-cell>
          <table:table-cell table:formula="of:=[.G409]-[.C409]" office:value-type="float" office:value="0.0259687" calcext:value-type="float">
            <text:p>0,0259687</text:p>
          </table:table-cell>
          <table:table-cell table:formula="of:=[.J409]/[.I409]" office:value-type="float" office:value="0.945258184518381" calcext:value-type="float">
            <text:p>0,9452581845</text:p>
          </table:table-cell>
          <table:table-cell table:formula="of:=[.D409]+[.H409]*[.K409]" office:value-type="float" office:value="-3.37536818303327" calcext:value-type="float">
            <text:p>-3,375368183</text:p>
          </table:table-cell>
        </table:table-row>
        <table:table-row table:style-name="ro1">
          <table:table-cell office:value-type="float" office:value="6.1619792" calcext:value-type="float">
            <text:p>6,1619792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6.158" calcext:value-type="float">
            <text:p>6,158</text:p>
          </table:table-cell>
          <table:table-cell office:value-type="float" office:value="-3.375368" calcext:value-type="float">
            <text:p>-3,375368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6220597" calcext:value-type="float">
            <text:p>0,6220597</text:p>
          </table:table-cell>
          <table:table-cell table:formula="of:=[.A410]-[.E410]" office:value-type="float" office:value="6.1604753" calcext:value-type="float">
            <text:p>6,1604753</text:p>
          </table:table-cell>
          <table:table-cell table:formula="of:=[.B410]-[.D410]" office:value-type="float" office:value="-0.0246339999999998" calcext:value-type="float">
            <text:p>-0,024634</text:p>
          </table:table-cell>
          <table:table-cell table:formula="of:=[.A410]-[.C410]" office:value-type="float" office:value="0.00397919999999985" calcext:value-type="float">
            <text:p>0,0039792</text:p>
          </table:table-cell>
          <table:table-cell table:formula="of:=[.G410]-[.C410]" office:value-type="float" office:value="0.00247529999999951" calcext:value-type="float">
            <text:p>0,0024753</text:p>
          </table:table-cell>
          <table:table-cell table:formula="of:=[.J410]/[.I410]" office:value-type="float" office:value="0.622059710494473" calcext:value-type="float">
            <text:p>0,6220597105</text:p>
          </table:table-cell>
          <table:table-cell table:formula="of:=[.D410]+[.H410]*[.K410]" office:value-type="float" office:value="-3.39069181890832" calcext:value-type="float">
            <text:p>-3,3906918189</text:p>
          </table:table-cell>
        </table:table-row>
        <table:table-row table:style-name="ro1">
          <table:table-cell office:value-type="float" office:value="6.1644899" calcext:value-type="float">
            <text:p>6,1644899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6.16" calcext:value-type="float">
            <text:p>6,16</text:p>
          </table:table-cell>
          <table:table-cell office:value-type="float" office:value="-3.390692" calcext:value-type="float">
            <text:p>-3,390692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6650482" calcext:value-type="float">
            <text:p>0,6650482</text:p>
          </table:table-cell>
          <table:table-cell table:formula="of:=[.A411]-[.E411]" office:value-type="float" office:value="6.162986" calcext:value-type="float">
            <text:p>6,162986</text:p>
          </table:table-cell>
          <table:table-cell table:formula="of:=[.B411]-[.D411]" office:value-type="float" office:value="-0.00930999999999971" calcext:value-type="float">
            <text:p>-0,00931</text:p>
          </table:table-cell>
          <table:table-cell table:formula="of:=[.A411]-[.C411]" office:value-type="float" office:value="0.00448990000000027" calcext:value-type="float">
            <text:p>0,0044899</text:p>
          </table:table-cell>
          <table:table-cell table:formula="of:=[.G411]-[.C411]" office:value-type="float" office:value="0.00298599999999993" calcext:value-type="float">
            <text:p>0,002986</text:p>
          </table:table-cell>
          <table:table-cell table:formula="of:=[.J411]/[.I411]" office:value-type="float" office:value="0.665048219336679" calcext:value-type="float">
            <text:p>0,6650482193</text:p>
          </table:table-cell>
          <table:table-cell table:formula="of:=[.D411]+[.H411]*[.K411]" office:value-type="float" office:value="-3.39688359892202" calcext:value-type="float">
            <text:p>-3,3968835989</text:p>
          </table:table-cell>
        </table:table-row>
        <table:table-row table:style-name="ro1">
          <table:table-cell office:value-type="float" office:value="6.1659934" calcext:value-type="float">
            <text:p>6,1659934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6.163" calcext:value-type="float">
            <text:p>6,163</text:p>
          </table:table-cell>
          <table:table-cell office:value-type="float" office:value="-3.396884" calcext:value-type="float">
            <text:p>-3,39688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324982" calcext:value-type="float">
            <text:p>0,8324982</text:p>
          </table:table-cell>
          <table:table-cell table:formula="of:=[.A412]-[.E412]" office:value-type="float" office:value="6.165492" calcext:value-type="float">
            <text:p>6,165492</text:p>
          </table:table-cell>
          <table:table-cell table:formula="of:=[.B412]-[.D412]" office:value-type="float" office:value="-0.00311799999999973" calcext:value-type="float">
            <text:p>-0,003118</text:p>
          </table:table-cell>
          <table:table-cell table:formula="of:=[.A412]-[.C412]" office:value-type="float" office:value="0.00299339999999937" calcext:value-type="float">
            <text:p>0,0029934</text:p>
          </table:table-cell>
          <table:table-cell table:formula="of:=[.G412]-[.C412]" office:value-type="float" office:value="0.00249199999999927" calcext:value-type="float">
            <text:p>0,002492</text:p>
          </table:table-cell>
          <table:table-cell table:formula="of:=[.J412]/[.I412]" office:value-type="float" office:value="0.832498162624373" calcext:value-type="float">
            <text:p>0,8324981626</text:p>
          </table:table-cell>
          <table:table-cell table:formula="of:=[.D412]+[.H412]*[.K412]" office:value-type="float" office:value="-3.39947972927106" calcext:value-type="float">
            <text:p>-3,3994797293</text:p>
          </table:table-cell>
        </table:table-row>
        <table:table-row table:style-name="ro1">
          <table:table-cell office:value-type="float" office:value="6.166996" calcext:value-type="float">
            <text:p>6,166996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6.165" calcext:value-type="float">
            <text:p>6,165</text:p>
          </table:table-cell>
          <table:table-cell office:value-type="float" office:value="-3.39948" calcext:value-type="float">
            <text:p>-3,3994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44239" calcext:value-type="float">
            <text:p>0,8744239</text:p>
          </table:table-cell>
          <table:table-cell table:formula="of:=[.A413]-[.E413]" office:value-type="float" office:value="6.16674535" calcext:value-type="float">
            <text:p>6,16674535</text:p>
          </table:table-cell>
          <table:table-cell table:formula="of:=[.B413]-[.D413]" office:value-type="float" office:value="-0.000521999999999689" calcext:value-type="float">
            <text:p>-0,000522</text:p>
          </table:table-cell>
          <table:table-cell table:formula="of:=[.A413]-[.C413]" office:value-type="float" office:value="0.00199600000000011" calcext:value-type="float">
            <text:p>0,001996</text:p>
          </table:table-cell>
          <table:table-cell table:formula="of:=[.G413]-[.C413]" office:value-type="float" office:value="0.0017453500000002" calcext:value-type="float">
            <text:p>0,00174535</text:p>
          </table:table-cell>
          <table:table-cell table:formula="of:=[.J413]/[.I413]" office:value-type="float" office:value="0.874423847695444" calcext:value-type="float">
            <text:p>0,8744238477</text:p>
          </table:table-cell>
          <table:table-cell table:formula="of:=[.D413]+[.H413]*[.K413]" office:value-type="float" office:value="-3.3999364492485" calcext:value-type="float">
            <text:p>-3,3999364492</text:p>
          </table:table-cell>
        </table:table-row>
        <table:table-row table:style-name="ro1">
          <table:table-cell office:value-type="float" office:value="6.1679988" calcext:value-type="float">
            <text:p>6,1679988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6.167" calcext:value-type="float">
            <text:p>6,167</text:p>
          </table:table-cell>
          <table:table-cell office:value-type="float" office:value="-3.399937" calcext:value-type="float">
            <text:p>-3,39993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90489" calcext:value-type="float">
            <text:p>0,7490489</text:p>
          </table:table-cell>
          <table:table-cell table:formula="of:=[.A414]-[.E414]" office:value-type="float" office:value="6.16774815" calcext:value-type="float">
            <text:p>6,16774815</text:p>
          </table:table-cell>
          <table:table-cell table:formula="of:=[.B414]-[.D414]" office:value-type="float" office:value="-0.0000649999999997597" calcext:value-type="float">
            <text:p>-0,000065</text:p>
          </table:table-cell>
          <table:table-cell table:formula="of:=[.A414]-[.C414]" office:value-type="float" office:value="0.000998800000000522" calcext:value-type="float">
            <text:p>0,0009988</text:p>
          </table:table-cell>
          <table:table-cell table:formula="of:=[.G414]-[.C414]" office:value-type="float" office:value="0.000748150000000614" calcext:value-type="float">
            <text:p>0,00074815</text:p>
          </table:table-cell>
          <table:table-cell table:formula="of:=[.J414]/[.I414]" office:value-type="float" office:value="0.74904885863058" calcext:value-type="float">
            <text:p>0,7490488586</text:p>
          </table:table-cell>
          <table:table-cell table:formula="of:=[.D414]+[.H414]*[.K414]" office:value-type="float" office:value="-3.39998568817581" calcext:value-type="float">
            <text:p>-3,3999856882</text:p>
          </table:table-cell>
        </table:table-row>
        <table:table-row table:style-name="ro1">
          <table:table-cell office:value-type="float" office:value="6.1940002" calcext:value-type="float">
            <text:p>6,194000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6.168" calcext:value-type="float">
            <text:p>6,168</text:p>
          </table:table-cell>
          <table:table-cell office:value-type="float" office:value="-3.399986" calcext:value-type="float">
            <text:p>-3,39998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3597" calcext:value-type="float">
            <text:p>0,9903597</text:p>
          </table:table-cell>
          <table:table-cell table:formula="of:=[.A415]-[.E415]" office:value-type="float" office:value="6.19374955" calcext:value-type="float">
            <text:p>6,19374955</text:p>
          </table:table-cell>
          <table:table-cell table:formula="of:=[.B415]-[.D415]" office:value-type="float" office:value="-0.450017" calcext:value-type="float">
            <text:p>-0,450017</text:p>
          </table:table-cell>
          <table:table-cell table:formula="of:=[.A415]-[.C415]" office:value-type="float" office:value="0.0260001999999995" calcext:value-type="float">
            <text:p>0,0260002</text:p>
          </table:table-cell>
          <table:table-cell table:formula="of:=[.G415]-[.C415]" office:value-type="float" office:value="0.0257495499999996" calcext:value-type="float">
            <text:p>0,02574955</text:p>
          </table:table-cell>
          <table:table-cell table:formula="of:=[.J415]/[.I415]" office:value-type="float" office:value="0.990359689540853" calcext:value-type="float">
            <text:p>0,9903596895</text:p>
          </table:table-cell>
          <table:table-cell table:formula="of:=[.D415]+[.H415]*[.K415]" office:value-type="float" office:value="-3.84566469640811" calcext:value-type="float">
            <text:p>-3,8456646964</text:p>
          </table:table-cell>
        </table:table-row>
        <table:table-row table:style-name="ro1">
          <table:table-cell office:value-type="float" office:value="6.1960052" calcext:value-type="float">
            <text:p>6,196005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6.194" calcext:value-type="float">
            <text:p>6,194</text:p>
          </table:table-cell>
          <table:table-cell office:value-type="float" office:value="-3.845664" calcext:value-type="float">
            <text:p>-3,845664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250997" calcext:value-type="float">
            <text:p>0,6250997</text:p>
          </table:table-cell>
          <table:table-cell table:formula="of:=[.A416]-[.E416]" office:value-type="float" office:value="6.19525345" calcext:value-type="float">
            <text:p>6,19525345</text:p>
          </table:table-cell>
          <table:table-cell table:formula="of:=[.B416]-[.D416]" office:value-type="float" office:value="-0.00433899999999987" calcext:value-type="float">
            <text:p>-0,004339</text:p>
          </table:table-cell>
          <table:table-cell table:formula="of:=[.A416]-[.C416]" office:value-type="float" office:value="0.00200520000000015" calcext:value-type="float">
            <text:p>0,0020052</text:p>
          </table:table-cell>
          <table:table-cell table:formula="of:=[.G416]-[.C416]" office:value-type="float" office:value="0.0012534500000001" calcext:value-type="float">
            <text:p>0,00125345</text:p>
          </table:table-cell>
          <table:table-cell table:formula="of:=[.J416]/[.I416]" office:value-type="float" office:value="0.62509974067425" calcext:value-type="float">
            <text:p>0,6250997407</text:p>
          </table:table-cell>
          <table:table-cell table:formula="of:=[.D416]+[.H416]*[.K416]" office:value-type="float" office:value="-3.84837630777479" calcext:value-type="float">
            <text:p>-3,8483763078</text:p>
          </table:table-cell>
        </table:table-row>
        <table:table-row table:style-name="ro1">
          <table:table-cell office:value-type="float" office:value="6.1980106" calcext:value-type="float">
            <text:p>6,1980106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6.195" calcext:value-type="float">
            <text:p>6,195</text:p>
          </table:table-cell>
          <table:table-cell office:value-type="float" office:value="-3.848376" calcext:value-type="float">
            <text:p>-3,848376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502989" calcext:value-type="float">
            <text:p>0,7502989</text:p>
          </table:table-cell>
          <table:table-cell table:formula="of:=[.A417]-[.E417]" office:value-type="float" office:value="6.19725885" calcext:value-type="float">
            <text:p>6,19725885</text:p>
          </table:table-cell>
          <table:table-cell table:formula="of:=[.B417]-[.D417]" office:value-type="float" office:value="-0.00162700000000005" calcext:value-type="float">
            <text:p>-0,001627</text:p>
          </table:table-cell>
          <table:table-cell table:formula="of:=[.A417]-[.C417]" office:value-type="float" office:value="0.00301059999999964" calcext:value-type="float">
            <text:p>0,0030106</text:p>
          </table:table-cell>
          <table:table-cell table:formula="of:=[.G417]-[.C417]" office:value-type="float" office:value="0.00225884999999959" calcext:value-type="float">
            <text:p>0,00225885</text:p>
          </table:table-cell>
          <table:table-cell table:formula="of:=[.J417]/[.I417]" office:value-type="float" office:value="0.7502989437321" calcext:value-type="float">
            <text:p>0,7502989437</text:p>
          </table:table-cell>
          <table:table-cell table:formula="of:=[.D417]+[.H417]*[.K417]" office:value-type="float" office:value="-3.84959673638145" calcext:value-type="float">
            <text:p>-3,8495967364</text:p>
          </table:table-cell>
        </table:table-row>
        <table:table-row table:style-name="ro1">
          <table:table-cell office:value-type="float" office:value="6.1985118" calcext:value-type="float">
            <text:p>6,1985118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6.197" calcext:value-type="float">
            <text:p>6,197</text:p>
          </table:table-cell>
          <table:table-cell office:value-type="float" office:value="-3.849597" calcext:value-type="float">
            <text:p>-3,84959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42373" calcext:value-type="float">
            <text:p>0,8342373</text:p>
          </table:table-cell>
          <table:table-cell table:formula="of:=[.A418]-[.E418]" office:value-type="float" office:value="6.1982612" calcext:value-type="float">
            <text:p>6,1982612</text:p>
          </table:table-cell>
          <table:table-cell table:formula="of:=[.B418]-[.D418]" office:value-type="float" office:value="-0.000405999999999906" calcext:value-type="float">
            <text:p>-0,000406</text:p>
          </table:table-cell>
          <table:table-cell table:formula="of:=[.A418]-[.C418]" office:value-type="float" office:value="0.00151180000000029" calcext:value-type="float">
            <text:p>0,0015118</text:p>
          </table:table-cell>
          <table:table-cell table:formula="of:=[.G418]-[.C418]" office:value-type="float" office:value="0.00126120000000007" calcext:value-type="float">
            <text:p>0,0012612</text:p>
          </table:table-cell>
          <table:table-cell table:formula="of:=[.J418]/[.I418]" office:value-type="float" office:value="0.834237332980444" calcext:value-type="float">
            <text:p>0,834237333</text:p>
          </table:table-cell>
          <table:table-cell table:formula="of:=[.D418]+[.H418]*[.K418]" office:value-type="float" office:value="-3.84993570035719" calcext:value-type="float">
            <text:p>-3,8499357004</text:p>
          </table:table-cell>
        </table:table-row>
        <table:table-row table:style-name="ro1">
          <table:table-cell office:value-type="float" office:value="6.1995143" calcext:value-type="float">
            <text:p>6,1995143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6.198" calcext:value-type="float">
            <text:p>6,198</text:p>
          </table:table-cell>
          <table:table-cell office:value-type="float" office:value="-3.849935" calcext:value-type="float">
            <text:p>-3,84993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4511" calcext:value-type="float">
            <text:p>0,834511</text:p>
          </table:table-cell>
          <table:table-cell table:formula="of:=[.A419]-[.E419]" office:value-type="float" office:value="6.1992637" calcext:value-type="float">
            <text:p>6,1992637</text:p>
          </table:table-cell>
          <table:table-cell table:formula="of:=[.B419]-[.D419]" office:value-type="float" office:value="-0.000068000000000179" calcext:value-type="float">
            <text:p>-0,000068</text:p>
          </table:table-cell>
          <table:table-cell table:formula="of:=[.A419]-[.C419]" office:value-type="float" office:value="0.0015142999999993" calcext:value-type="float">
            <text:p>0,0015143</text:p>
          </table:table-cell>
          <table:table-cell table:formula="of:=[.G419]-[.C419]" office:value-type="float" office:value="0.00126369999999909" calcext:value-type="float">
            <text:p>0,0012637</text:p>
          </table:table-cell>
          <table:table-cell table:formula="of:=[.J419]/[.I419]" office:value-type="float" office:value="0.834510995179075" calcext:value-type="float">
            <text:p>0,8345109952</text:p>
          </table:table-cell>
          <table:table-cell table:formula="of:=[.D419]+[.H419]*[.K419]" office:value-type="float" office:value="-3.84999174674767" calcext:value-type="float">
            <text:p>-3,8499917467</text:p>
          </table:table-cell>
        </table:table-row>
        <table:table-row table:style-name="ro1">
          <table:table-cell office:value-type="float" office:value="6.2000159" calcext:value-type="float">
            <text:p>6,2000159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6.199" calcext:value-type="float">
            <text:p>6,199</text:p>
          </table:table-cell>
          <table:table-cell office:value-type="float" office:value="-3.849991" calcext:value-type="float">
            <text:p>-3,849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20]-[.E420]" office:value-type="float" office:value="6.2000159" calcext:value-type="float">
            <text:p>6,2000159</text:p>
          </table:table-cell>
          <table:table-cell table:formula="of:=[.B420]-[.D420]" office:value-type="float" office:value="-0.000011999999999901" calcext:value-type="float">
            <text:p>-0,000012</text:p>
          </table:table-cell>
          <table:table-cell table:formula="of:=[.A420]-[.C420]" office:value-type="float" office:value="0.00101590000000051" calcext:value-type="float">
            <text:p>0,0010159</text:p>
          </table:table-cell>
          <table:table-cell table:formula="of:=[.G420]-[.C420]" office:value-type="float" office:value="0.00101590000000051" calcext:value-type="float">
            <text:p>0,0010159</text:p>
          </table:table-cell>
          <table:table-cell table:formula="of:=[.J420]/[.I420]" office:value-type="float" office:value="1" calcext:value-type="float">
            <text:p>1</text:p>
          </table:table-cell>
          <table:table-cell table:formula="of:=[.D420]+[.H420]*[.K420]"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6.2274692" calcext:value-type="float">
            <text:p>6,2274692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6.2" calcext:value-type="float">
            <text:p>6,2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0.00075355" calcext:value-type="float">
            <text:p>0,00075355</text:p>
          </table:table-cell>
          <table:table-cell office:value-type="float" office:value="0.9725674" calcext:value-type="float">
            <text:p>0,9725674</text:p>
          </table:table-cell>
          <table:table-cell table:formula="of:=[.A421]-[.E421]" office:value-type="float" office:value="6.22671565" calcext:value-type="float">
            <text:p>6,22671565</text:p>
          </table:table-cell>
          <table:table-cell table:formula="of:=[.B421]-[.D421]" office:value-type="float" office:value="-0.45" calcext:value-type="float">
            <text:p>-0,45</text:p>
          </table:table-cell>
          <table:table-cell table:formula="of:=[.A421]-[.C421]" office:value-type="float" office:value="0.0274691999999996" calcext:value-type="float">
            <text:p>0,0274692</text:p>
          </table:table-cell>
          <table:table-cell table:formula="of:=[.G421]-[.C421]" office:value-type="float" office:value="0.0267156499999999" calcext:value-type="float">
            <text:p>0,02671565</text:p>
          </table:table-cell>
          <table:table-cell table:formula="of:=[.J421]/[.I421]" office:value-type="float" office:value="0.972567457370445" calcext:value-type="float">
            <text:p>0,9725674574</text:p>
          </table:table-cell>
          <table:table-cell table:formula="of:=[.D421]+[.H421]*[.K421]" office:value-type="float" office:value="-4.2876583558167" calcext:value-type="float">
            <text:p>-4,2876583558</text:p>
          </table:table-cell>
        </table:table-row>
        <table:table-row table:style-name="ro1">
          <table:table-cell office:value-type="float" office:value="6.2284687" calcext:value-type="float">
            <text:p>6,2284687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6.227" calcext:value-type="float">
            <text:p>6,227</text:p>
          </table:table-cell>
          <table:table-cell office:value-type="float" office:value="-4.287658" calcext:value-type="float">
            <text:p>-4,287658</text:p>
          </table:table-cell>
          <table:table-cell office:value-type="float" office:value="0.00075355" calcext:value-type="float">
            <text:p>0,00075355</text:p>
          </table:table-cell>
          <table:table-cell office:value-type="float" office:value="0.4869272" calcext:value-type="float">
            <text:p>0,4869272</text:p>
          </table:table-cell>
          <table:table-cell table:formula="of:=[.A422]-[.E422]" office:value-type="float" office:value="6.22771515" calcext:value-type="float">
            <text:p>6,22771515</text:p>
          </table:table-cell>
          <table:table-cell table:formula="of:=[.B422]-[.D422]" office:value-type="float" office:value="-0.0123449999999998" calcext:value-type="float">
            <text:p>-0,012345</text:p>
          </table:table-cell>
          <table:table-cell table:formula="of:=[.A422]-[.C422]" office:value-type="float" office:value="0.00146869999999932" calcext:value-type="float">
            <text:p>0,0014687</text:p>
          </table:table-cell>
          <table:table-cell table:formula="of:=[.G422]-[.C422]" office:value-type="float" office:value="0.000715149999999554" calcext:value-type="float">
            <text:p>0,00071515</text:p>
          </table:table-cell>
          <table:table-cell table:formula="of:=[.J422]/[.I422]" office:value-type="float" office:value="0.486927214543394" calcext:value-type="float">
            <text:p>0,4869272145</text:p>
          </table:table-cell>
          <table:table-cell table:formula="of:=[.D422]+[.H422]*[.K422]" office:value-type="float" office:value="-4.29366911646354" calcext:value-type="float">
            <text:p>-4,2936691165</text:p>
          </table:table-cell>
        </table:table-row>
        <table:table-row table:style-name="ro1">
          <table:table-cell office:value-type="float" office:value="6.2304743" calcext:value-type="float">
            <text:p>6,2304743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6.228" calcext:value-type="float">
            <text:p>6,228</text:p>
          </table:table-cell>
          <table:table-cell office:value-type="float" office:value="-4.293669" calcext:value-type="float">
            <text:p>-4,293669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959948" calcext:value-type="float">
            <text:p>0,6959948</text:p>
          </table:table-cell>
          <table:table-cell table:formula="of:=[.A423]-[.E423]" office:value-type="float" office:value="6.2297221" calcext:value-type="float">
            <text:p>6,2297221</text:p>
          </table:table-cell>
          <table:table-cell table:formula="of:=[.B423]-[.D423]" office:value-type="float" office:value="-0.00633399999999984" calcext:value-type="float">
            <text:p>-0,006334</text:p>
          </table:table-cell>
          <table:table-cell table:formula="of:=[.A423]-[.C423]" office:value-type="float" office:value="0.00247430000000026" calcext:value-type="float">
            <text:p>0,0024743</text:p>
          </table:table-cell>
          <table:table-cell table:formula="of:=[.G423]-[.C423]" office:value-type="float" office:value="0.00172210000000028" calcext:value-type="float">
            <text:p>0,0017221</text:p>
          </table:table-cell>
          <table:table-cell table:formula="of:=[.J423]/[.I423]" office:value-type="float" office:value="0.695994826819747" calcext:value-type="float">
            <text:p>0,6959948268</text:p>
          </table:table-cell>
          <table:table-cell table:formula="of:=[.D423]+[.H423]*[.K423]" office:value-type="float" office:value="-4.29807743123308" calcext:value-type="float">
            <text:p>-4,2980774312</text:p>
          </table:table-cell>
        </table:table-row>
        <table:table-row table:style-name="ro1">
          <table:table-cell office:value-type="float" office:value="6.2314765" calcext:value-type="float">
            <text:p>6,2314765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6.23" calcext:value-type="float">
            <text:p>6,23</text:p>
          </table:table-cell>
          <table:table-cell office:value-type="float" office:value="-4.298077" calcext:value-type="float">
            <text:p>-4,298077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490552" calcext:value-type="float">
            <text:p>0,490552</text:p>
          </table:table-cell>
          <table:table-cell table:formula="of:=[.A424]-[.E424]" office:value-type="float" office:value="6.2307243" calcext:value-type="float">
            <text:p>6,2307243</text:p>
          </table:table-cell>
          <table:table-cell table:formula="of:=[.B424]-[.D424]" office:value-type="float" office:value="-0.00192600000000009" calcext:value-type="float">
            <text:p>-0,001926</text:p>
          </table:table-cell>
          <table:table-cell table:formula="of:=[.A424]-[.C424]" office:value-type="float" office:value="0.00147649999999988" calcext:value-type="float">
            <text:p>0,0014765</text:p>
          </table:table-cell>
          <table:table-cell table:formula="of:=[.G424]-[.C424]" office:value-type="float" office:value="0.0007242999999999" calcext:value-type="float">
            <text:p>0,0007243</text:p>
          </table:table-cell>
          <table:table-cell table:formula="of:=[.J424]/[.I424]" office:value-type="float" office:value="0.490551981036206" calcext:value-type="float">
            <text:p>0,490551981</text:p>
          </table:table-cell>
          <table:table-cell table:formula="of:=[.D424]+[.H424]*[.K424]" office:value-type="float" office:value="-4.29902180311548" calcext:value-type="float">
            <text:p>-4,2990218031</text:p>
          </table:table-cell>
        </table:table-row>
        <table:table-row table:style-name="ro1">
          <table:table-cell office:value-type="float" office:value="6.2339558" calcext:value-type="float">
            <text:p>6,2339558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6.231" calcext:value-type="float">
            <text:p>6,231</text:p>
          </table:table-cell>
          <table:table-cell office:value-type="float" office:value="-4.299022" calcext:value-type="float">
            <text:p>-4,299022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7455173" calcext:value-type="float">
            <text:p>0,7455173</text:p>
          </table:table-cell>
          <table:table-cell table:formula="of:=[.A425]-[.E425]" office:value-type="float" office:value="6.2332036" calcext:value-type="float">
            <text:p>6,2332036</text:p>
          </table:table-cell>
          <table:table-cell table:formula="of:=[.B425]-[.D425]" office:value-type="float" office:value="-0.000981000000000343" calcext:value-type="float">
            <text:p>-0,000981</text:p>
          </table:table-cell>
          <table:table-cell table:formula="of:=[.A425]-[.C425]" office:value-type="float" office:value="0.00295580000000051" calcext:value-type="float">
            <text:p>0,0029558</text:p>
          </table:table-cell>
          <table:table-cell table:formula="of:=[.G425]-[.C425]" office:value-type="float" office:value="0.00220360000000053" calcext:value-type="float">
            <text:p>0,0022036</text:p>
          </table:table-cell>
          <table:table-cell table:formula="of:=[.J425]/[.I425]" office:value-type="float" office:value="0.745517288043896" calcext:value-type="float">
            <text:p>0,745517288</text:p>
          </table:table-cell>
          <table:table-cell table:formula="of:=[.D425]+[.H425]*[.K425]" office:value-type="float" office:value="-4.29975335245957" calcext:value-type="float">
            <text:p>-4,2997533525</text:p>
          </table:table-cell>
        </table:table-row>
        <table:table-row table:style-name="ro1">
          <table:table-cell office:value-type="float" office:value="6.2349591" calcext:value-type="float">
            <text:p>6,2349591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6.233" calcext:value-type="float">
            <text:p>6,233</text:p>
          </table:table-cell>
          <table:table-cell office:value-type="float" office:value="-4.299753" calcext:value-type="float">
            <text:p>-4,299753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160482" calcext:value-type="float">
            <text:p>0,6160482</text:p>
          </table:table-cell>
          <table:table-cell table:formula="of:=[.A426]-[.E426]" office:value-type="float" office:value="6.2342069" calcext:value-type="float">
            <text:p>6,2342069</text:p>
          </table:table-cell>
          <table:table-cell table:formula="of:=[.B426]-[.D426]" office:value-type="float" office:value="-0.000250000000000306" calcext:value-type="float">
            <text:p>-0,00025</text:p>
          </table:table-cell>
          <table:table-cell table:formula="of:=[.A426]-[.C426]" office:value-type="float" office:value="0.00195910000000055" calcext:value-type="float">
            <text:p>0,0019591</text:p>
          </table:table-cell>
          <table:table-cell table:formula="of:=[.G426]-[.C426]" office:value-type="float" office:value="0.00120690000000057" calcext:value-type="float">
            <text:p>0,0012069</text:p>
          </table:table-cell>
          <table:table-cell table:formula="of:=[.J426]/[.I426]" office:value-type="float" office:value="0.616048185391368" calcext:value-type="float">
            <text:p>0,6160481854</text:p>
          </table:table-cell>
          <table:table-cell table:formula="of:=[.D426]+[.H426]*[.K426]" office:value-type="float" office:value="-4.29990701204635" calcext:value-type="float">
            <text:p>-4,299907012</text:p>
          </table:table-cell>
        </table:table-row>
        <table:table-row table:style-name="ro1">
          <table:table-cell office:value-type="float" office:value="6.262033" calcext:value-type="float">
            <text:p>6,262033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6.234" calcext:value-type="float">
            <text:p>6,234</text:p>
          </table:table-cell>
          <table:table-cell office:value-type="float" office:value="-4.299907" calcext:value-type="float">
            <text:p>-4,299907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9731674" calcext:value-type="float">
            <text:p>0,9731674</text:p>
          </table:table-cell>
          <table:table-cell table:formula="of:=[.A427]-[.E427]" office:value-type="float" office:value="6.2612808" calcext:value-type="float">
            <text:p>6,2612808</text:p>
          </table:table-cell>
          <table:table-cell table:formula="of:=[.B427]-[.D427]" office:value-type="float" office:value="-0.450095999999999" calcext:value-type="float">
            <text:p>-0,450096</text:p>
          </table:table-cell>
          <table:table-cell table:formula="of:=[.A427]-[.C427]" office:value-type="float" office:value="0.0280329999999998" calcext:value-type="float">
            <text:p>0,028033</text:p>
          </table:table-cell>
          <table:table-cell table:formula="of:=[.G427]-[.C427]" office:value-type="float" office:value="0.0272807999999998" calcext:value-type="float">
            <text:p>0,0272808</text:p>
          </table:table-cell>
          <table:table-cell table:formula="of:=[.J427]/[.I427]" office:value-type="float" office:value="0.973167338493918" calcext:value-type="float">
            <text:p>0,9731673385</text:p>
          </table:table-cell>
          <table:table-cell table:formula="of:=[.D427]+[.H427]*[.K427]" office:value-type="float" office:value="-4.73792572638676" calcext:value-type="float">
            <text:p>-4,7379257264</text:p>
          </table:table-cell>
        </table:table-row>
        <table:table-row table:style-name="ro1">
          <table:table-cell office:value-type="float" office:value="6.2635422" calcext:value-type="float">
            <text:p>6,2635422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6.261" calcext:value-type="float">
            <text:p>6,261</text:p>
          </table:table-cell>
          <table:table-cell office:value-type="float" office:value="-4.737926" calcext:value-type="float">
            <text:p>-4,737926</text:p>
          </table:table-cell>
          <table:table-cell office:value-type="float" office:value="0.0007546" calcext:value-type="float">
            <text:p>0,0007546</text:p>
          </table:table-cell>
          <table:table-cell office:value-type="float" office:value="0.7031705" calcext:value-type="float">
            <text:p>0,7031705</text:p>
          </table:table-cell>
          <table:table-cell table:formula="of:=[.A428]-[.E428]" office:value-type="float" office:value="6.2627876" calcext:value-type="float">
            <text:p>6,2627876</text:p>
          </table:table-cell>
          <table:table-cell table:formula="of:=[.B428]-[.D428]" office:value-type="float" office:value="-0.0120769999999997" calcext:value-type="float">
            <text:p>-0,012077</text:p>
          </table:table-cell>
          <table:table-cell table:formula="of:=[.A428]-[.C428]" office:value-type="float" office:value="0.00254219999999972" calcext:value-type="float">
            <text:p>0,0025422</text:p>
          </table:table-cell>
          <table:table-cell table:formula="of:=[.G428]-[.C428]" office:value-type="float" office:value="0.00178760000000011" calcext:value-type="float">
            <text:p>0,0017876</text:p>
          </table:table-cell>
          <table:table-cell table:formula="of:=[.J428]/[.I428]" office:value-type="float" office:value="0.703170482259582" calcext:value-type="float">
            <text:p>0,7031704823</text:p>
          </table:table-cell>
          <table:table-cell table:formula="of:=[.D428]+[.H428]*[.K428]" office:value-type="float" office:value="-4.74641818991425" calcext:value-type="float">
            <text:p>-4,7464181899</text:p>
          </table:table-cell>
        </table:table-row>
        <table:table-row table:style-name="ro1">
          <table:table-cell office:value-type="float" office:value="6.265547" calcext:value-type="float">
            <text:p>6,265547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6.263" calcext:value-type="float">
            <text:p>6,263</text:p>
          </table:table-cell>
          <table:table-cell office:value-type="float" office:value="-4.746418" calcext:value-type="float">
            <text:p>-4,74641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047899" calcext:value-type="float">
            <text:p>0,7047899</text:p>
          </table:table-cell>
          <table:table-cell table:formula="of:=[.A429]-[.E429]" office:value-type="float" office:value="6.2647951" calcext:value-type="float">
            <text:p>6,2647951</text:p>
          </table:table-cell>
          <table:table-cell table:formula="of:=[.B429]-[.D429]" office:value-type="float" office:value="-0.00358499999999928" calcext:value-type="float">
            <text:p>-0,003585</text:p>
          </table:table-cell>
          <table:table-cell table:formula="of:=[.A429]-[.C429]" office:value-type="float" office:value="0.00254699999999985" calcext:value-type="float">
            <text:p>0,002547</text:p>
          </table:table-cell>
          <table:table-cell table:formula="of:=[.G429]-[.C429]" office:value-type="float" office:value="0.00179509999999983" calcext:value-type="float">
            <text:p>0,0017951</text:p>
          </table:table-cell>
          <table:table-cell table:formula="of:=[.J429]/[.I429]" office:value-type="float" office:value="0.704789948959533" calcext:value-type="float">
            <text:p>0,704789949</text:p>
          </table:table-cell>
          <table:table-cell table:formula="of:=[.D429]+[.H429]*[.K429]" office:value-type="float" office:value="-4.74894467196702" calcext:value-type="float">
            <text:p>-4,748944672</text:p>
          </table:table-cell>
        </table:table-row>
        <table:table-row table:style-name="ro1">
          <table:table-cell office:value-type="float" office:value="6.26655" calcext:value-type="float">
            <text:p>6,26655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6.265" calcext:value-type="float">
            <text:p>6,265</text:p>
          </table:table-cell>
          <table:table-cell office:value-type="float" office:value="-4.748945" calcext:value-type="float">
            <text:p>-4,74894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149032" calcext:value-type="float">
            <text:p>0,5149032</text:p>
          </table:table-cell>
          <table:table-cell table:formula="of:=[.A430]-[.E430]" office:value-type="float" office:value="6.2657981" calcext:value-type="float">
            <text:p>6,2657981</text:p>
          </table:table-cell>
          <table:table-cell table:formula="of:=[.B430]-[.D430]" office:value-type="float" office:value="-0.00105799999999956" calcext:value-type="float">
            <text:p>-0,001058</text:p>
          </table:table-cell>
          <table:table-cell table:formula="of:=[.A430]-[.C430]" office:value-type="float" office:value="0.00154999999999994" calcext:value-type="float">
            <text:p>0,00155</text:p>
          </table:table-cell>
          <table:table-cell table:formula="of:=[.G430]-[.C430]" office:value-type="float" office:value="0.000798099999999913" calcext:value-type="float">
            <text:p>0,0007981</text:p>
          </table:table-cell>
          <table:table-cell table:formula="of:=[.J430]/[.I430]" office:value-type="float" office:value="0.514903225806415" calcext:value-type="float">
            <text:p>0,5149032258</text:p>
          </table:table-cell>
          <table:table-cell table:formula="of:=[.D430]+[.H430]*[.K430]" office:value-type="float" office:value="-4.7494897676129" calcext:value-type="float">
            <text:p>-4,7494897676</text:p>
          </table:table-cell>
        </table:table-row>
        <table:table-row table:style-name="ro1">
          <table:table-cell office:value-type="float" office:value="6.295986" calcext:value-type="float">
            <text:p>6,295986</text:p>
          </table:table-cell>
          <table:table-cell office:value-type="float" office:value="-5" calcext:value-type="float">
            <text:p>-5</text:p>
          </table:table-cell>
          <table:table-cell office:value-type="float" office:value="6.266" calcext:value-type="float">
            <text:p>6,266</text:p>
          </table:table-cell>
          <table:table-cell office:value-type="float" office:value="-4.74949" calcext:value-type="float">
            <text:p>-4,74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1]-[.E431]" office:value-type="float" office:value="6.295986" calcext:value-type="float">
            <text:p>6,295986</text:p>
          </table:table-cell>
          <table:table-cell table:formula="of:=[.B431]-[.D431]" office:value-type="float" office:value="-0.25051" calcext:value-type="float">
            <text:p>-0,25051</text:p>
          </table:table-cell>
          <table:table-cell table:formula="of:=[.A431]-[.C431]" office:value-type="float" office:value="0.0299860000000001" calcext:value-type="float">
            <text:p>0,029986</text:p>
          </table:table-cell>
          <table:table-cell table:formula="of:=[.G431]-[.C431]" office:value-type="float" office:value="0.0299860000000001" calcext:value-type="float">
            <text:p>0,029986</text:p>
          </table:table-cell>
          <table:table-cell table:formula="of:=[.J431]/[.I431]" office:value-type="float" office:value="1" calcext:value-type="float">
            <text:p>1</text:p>
          </table:table-cell>
          <table:table-cell table:formula="of:=[.D431]+[.H431]*[.K43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.2974903" calcext:value-type="float">
            <text:p>6,2974903</text:p>
          </table:table-cell>
          <table:table-cell office:value-type="float" office:value="-5" calcext:value-type="float">
            <text:p>-5</text:p>
          </table:table-cell>
          <table:table-cell office:value-type="float" office:value="6.296" calcext:value-type="float">
            <text:p>6,29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32]-[.E432]" office:value-type="float" office:value="6.2974903" calcext:value-type="float">
            <text:p>6,2974903</text:p>
          </table:table-cell>
          <table:table-cell table:formula="of:=[.B432]-[.D432]" office:value-type="float" office:value="0" calcext:value-type="float">
            <text:p>0</text:p>
          </table:table-cell>
          <table:table-cell table:formula="of:=[.A432]-[.C432]" office:value-type="float" office:value="0.0014902999999995" calcext:value-type="float">
            <text:p>0,0014903</text:p>
          </table:table-cell>
          <table:table-cell table:formula="of:=[.G432]-[.C432]" office:value-type="float" office:value="0.0014902999999995" calcext:value-type="float">
            <text:p>0,0014903</text:p>
          </table:table-cell>
          <table:table-cell table:formula="of:=[.J432]/[.I432]" office:value-type="float" office:value="1" calcext:value-type="float">
            <text:p>1</text:p>
          </table:table-cell>
          <table:table-cell table:formula="of:=[.D432]+[.H432]*[.K43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.2994951" calcext:value-type="float">
            <text:p>6,2994951</text:p>
          </table:table-cell>
          <table:table-cell office:value-type="float" office:value="-5" calcext:value-type="float">
            <text:p>-5</text:p>
          </table:table-cell>
          <table:table-cell office:value-type="float" office:value="6.297" calcext:value-type="float">
            <text:p>6,297</text:p>
          </table:table-cell>
          <table:table-cell office:value-type="float" office:value="-5" calcext:value-type="float">
            <text:p>-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991062" calcext:value-type="float">
            <text:p>0,7991062</text:p>
          </table:table-cell>
          <table:table-cell table:formula="of:=[.A433]-[.E433]" office:value-type="float" office:value="6.29899385" calcext:value-type="float">
            <text:p>6,29899385</text:p>
          </table:table-cell>
          <table:table-cell table:formula="of:=[.B433]-[.D433]" office:value-type="float" office:value="0" calcext:value-type="float">
            <text:p>0</text:p>
          </table:table-cell>
          <table:table-cell table:formula="of:=[.A433]-[.C433]" office:value-type="float" office:value="0.00249509999999997" calcext:value-type="float">
            <text:p>0,0024951</text:p>
          </table:table-cell>
          <table:table-cell table:formula="of:=[.G433]-[.C433]" office:value-type="float" office:value="0.00199384999999985" calcext:value-type="float">
            <text:p>0,00199385</text:p>
          </table:table-cell>
          <table:table-cell table:formula="of:=[.J433]/[.I433]" office:value-type="float" office:value="0.799106248246513" calcext:value-type="float">
            <text:p>0,7991062482</text:p>
          </table:table-cell>
          <table:table-cell table:formula="of:=[.D433]+[.H433]*[.K43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.3009989" calcext:value-type="float">
            <text:p>6,3009989</text:p>
          </table:table-cell>
          <table:table-cell office:value-type="float" office:value="-5" calcext:value-type="float">
            <text:p>-5</text:p>
          </table:table-cell>
          <table:table-cell office:value-type="float" office:value="6.299" calcext:value-type="float">
            <text:p>6,299</text:p>
          </table:table-cell>
          <table:table-cell office:value-type="float" office:value="-5" calcext:value-type="float">
            <text:p>-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492371" calcext:value-type="float">
            <text:p>0,7492371</text:p>
          </table:table-cell>
          <table:table-cell table:formula="of:=[.A434]-[.E434]" office:value-type="float" office:value="6.30049765" calcext:value-type="float">
            <text:p>6,30049765</text:p>
          </table:table-cell>
          <table:table-cell table:formula="of:=[.B434]-[.D434]" office:value-type="float" office:value="0" calcext:value-type="float">
            <text:p>0</text:p>
          </table:table-cell>
          <table:table-cell table:formula="of:=[.A434]-[.C434]" office:value-type="float" office:value="0.00199889999999936" calcext:value-type="float">
            <text:p>0,0019989</text:p>
          </table:table-cell>
          <table:table-cell table:formula="of:=[.G434]-[.C434]" office:value-type="float" office:value="0.00149764999999924" calcext:value-type="float">
            <text:p>0,00149765</text:p>
          </table:table-cell>
          <table:table-cell table:formula="of:=[.J434]/[.I434]" office:value-type="float" office:value="0.749237080394077" calcext:value-type="float">
            <text:p>0,7492370804</text:p>
          </table:table-cell>
          <table:table-cell table:formula="of:=[.D434]+[.H434]*[.K43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.3040121" calcext:value-type="float">
            <text:p>6,3040121</text:p>
          </table:table-cell>
          <table:table-cell office:value-type="float" office:value="-4.85" calcext:value-type="float">
            <text:p>-4,85</text:p>
          </table:table-cell>
          <table:table-cell office:value-type="float" office:value="6.3" calcext:value-type="float">
            <text:p>6,3</text:p>
          </table:table-cell>
          <table:table-cell office:value-type="float" office:value="-5" calcext:value-type="float">
            <text:p>-5</text:p>
          </table:table-cell>
          <table:table-cell office:value-type="float" office:value="0.00125585" calcext:value-type="float">
            <text:p>0,00125585</text:p>
          </table:table-cell>
          <table:table-cell office:value-type="float" office:value="0.6869844" calcext:value-type="float">
            <text:p>0,6869844</text:p>
          </table:table-cell>
          <table:table-cell table:formula="of:=[.A435]-[.E435]" office:value-type="float" office:value="6.30275625" calcext:value-type="float">
            <text:p>6,30275625</text:p>
          </table:table-cell>
          <table:table-cell table:formula="of:=[.B435]-[.D435]" office:value-type="float" office:value="0.15" calcext:value-type="float">
            <text:p>0,15</text:p>
          </table:table-cell>
          <table:table-cell table:formula="of:=[.A435]-[.C435]" office:value-type="float" office:value="0.00401209999999974" calcext:value-type="float">
            <text:p>0,0040121</text:p>
          </table:table-cell>
          <table:table-cell table:formula="of:=[.G435]-[.C435]" office:value-type="float" office:value="0.00275625000000002" calcext:value-type="float">
            <text:p>0,00275625</text:p>
          </table:table-cell>
          <table:table-cell table:formula="of:=[.J435]/[.I435]" office:value-type="float" office:value="0.68698437227392" calcext:value-type="float">
            <text:p>0,6869843723</text:p>
          </table:table-cell>
          <table:table-cell table:formula="of:=[.D435]+[.H435]*[.K435]" office:value-type="float" office:value="-4.89695234415891" calcext:value-type="float">
            <text:p>-4,8969523442</text:p>
          </table:table-cell>
        </table:table-row>
        <table:table-row table:style-name="ro1">
          <table:table-cell office:value-type="float" office:value="6.3115318" calcext:value-type="float">
            <text:p>6,3115318</text:p>
          </table:table-cell>
          <table:table-cell office:value-type="float" office:value="-4.85" calcext:value-type="float">
            <text:p>-4,85</text:p>
          </table:table-cell>
          <table:table-cell office:value-type="float" office:value="6.303" calcext:value-type="float">
            <text:p>6,303</text:p>
          </table:table-cell>
          <table:table-cell office:value-type="float" office:value="-4.896952" calcext:value-type="float">
            <text:p>-4,896952</text:p>
          </table:table-cell>
          <table:table-cell office:value-type="float" office:value="0.00125585" calcext:value-type="float">
            <text:p>0,00125585</text:p>
          </table:table-cell>
          <table:table-cell office:value-type="float" office:value="0.8528036" calcext:value-type="float">
            <text:p>0,8528036</text:p>
          </table:table-cell>
          <table:table-cell table:formula="of:=[.A436]-[.E436]" office:value-type="float" office:value="6.31027595" calcext:value-type="float">
            <text:p>6,31027595</text:p>
          </table:table-cell>
          <table:table-cell table:formula="of:=[.B436]-[.D436]" office:value-type="float" office:value="0.0469520000000001" calcext:value-type="float">
            <text:p>0,046952</text:p>
          </table:table-cell>
          <table:table-cell table:formula="of:=[.A436]-[.C436]" office:value-type="float" office:value="0.00853180000000009" calcext:value-type="float">
            <text:p>0,0085318</text:p>
          </table:table-cell>
          <table:table-cell table:formula="of:=[.G436]-[.C436]" office:value-type="float" office:value="0.00727595000000036" calcext:value-type="float">
            <text:p>0,00727595</text:p>
          </table:table-cell>
          <table:table-cell table:formula="of:=[.J436]/[.I436]" office:value-type="float" office:value="0.85280362877708" calcext:value-type="float">
            <text:p>0,8528036288</text:p>
          </table:table-cell>
          <table:table-cell table:formula="of:=[.D436]+[.H436]*[.K436]" office:value-type="float" office:value="-4.85691116402166" calcext:value-type="float">
            <text:p>-4,856911164</text:p>
          </table:table-cell>
        </table:table-row>
        <table:table-row table:style-name="ro1">
          <table:table-cell office:value-type="float" office:value="6.3120331" calcext:value-type="float">
            <text:p>6,3120331</text:p>
          </table:table-cell>
          <table:table-cell office:value-type="float" office:value="-4.85" calcext:value-type="float">
            <text:p>-4,85</text:p>
          </table:table-cell>
          <table:table-cell office:value-type="float" office:value="6.31" calcext:value-type="float">
            <text:p>6,31</text:p>
          </table:table-cell>
          <table:table-cell office:value-type="float" office:value="-4.856911" calcext:value-type="float">
            <text:p>-4,85691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67154" calcext:value-type="float">
            <text:p>0,8767154</text:p>
          </table:table-cell>
          <table:table-cell table:formula="of:=[.A437]-[.E437]" office:value-type="float" office:value="6.31178245" calcext:value-type="float">
            <text:p>6,31178245</text:p>
          </table:table-cell>
          <table:table-cell table:formula="of:=[.B437]-[.D437]" office:value-type="float" office:value="0.00691100000000056" calcext:value-type="float">
            <text:p>0,006911</text:p>
          </table:table-cell>
          <table:table-cell table:formula="of:=[.A437]-[.C437]" office:value-type="float" office:value="0.00203310000000023" calcext:value-type="float">
            <text:p>0,0020331</text:p>
          </table:table-cell>
          <table:table-cell table:formula="of:=[.G437]-[.C437]" office:value-type="float" office:value="0.00178245000000032" calcext:value-type="float">
            <text:p>0,00178245</text:p>
          </table:table-cell>
          <table:table-cell table:formula="of:=[.J437]/[.I437]" office:value-type="float" office:value="0.876715360779165" calcext:value-type="float">
            <text:p>0,8767153608</text:p>
          </table:table-cell>
          <table:table-cell table:formula="of:=[.D437]+[.H437]*[.K437]" office:value-type="float" office:value="-4.85085202014166" calcext:value-type="float">
            <text:p>-4,8508520201</text:p>
          </table:table-cell>
        </table:table-row>
        <table:table-row table:style-name="ro1">
          <table:table-cell office:value-type="float" office:value="6.3130379" calcext:value-type="float">
            <text:p>6,3130379</text:p>
          </table:table-cell>
          <table:table-cell office:value-type="float" office:value="-4.85" calcext:value-type="float">
            <text:p>-4,85</text:p>
          </table:table-cell>
          <table:table-cell office:value-type="float" office:value="6.312" calcext:value-type="float">
            <text:p>6,312</text:p>
          </table:table-cell>
          <table:table-cell office:value-type="float" office:value="-4.850852" calcext:value-type="float">
            <text:p>-4,85085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85028" calcext:value-type="float">
            <text:p>0,7585028</text:p>
          </table:table-cell>
          <table:table-cell table:formula="of:=[.A438]-[.E438]" office:value-type="float" office:value="6.31278725" calcext:value-type="float">
            <text:p>6,31278725</text:p>
          </table:table-cell>
          <table:table-cell table:formula="of:=[.B438]-[.D438]" office:value-type="float" office:value="0.000852000000000075" calcext:value-type="float">
            <text:p>0,000852</text:p>
          </table:table-cell>
          <table:table-cell table:formula="of:=[.A438]-[.C438]" office:value-type="float" office:value="0.00103790000000004" calcext:value-type="float">
            <text:p>0,0010379</text:p>
          </table:table-cell>
          <table:table-cell table:formula="of:=[.G438]-[.C438]" office:value-type="float" office:value="0.000787250000000128" calcext:value-type="float">
            <text:p>0,00078725</text:p>
          </table:table-cell>
          <table:table-cell table:formula="of:=[.J438]/[.I438]" office:value-type="float" office:value="0.758502745929377" calcext:value-type="float">
            <text:p>0,7585027459</text:p>
          </table:table-cell>
          <table:table-cell table:formula="of:=[.D438]+[.H438]*[.K438]" office:value-type="float" office:value="-4.85020575566047" calcext:value-type="float">
            <text:p>-4,8502057557</text:p>
          </table:table-cell>
        </table:table-row>
        <table:table-row table:style-name="ro1">
          <table:table-cell office:value-type="float" office:value="6.3299514" calcext:value-type="float">
            <text:p>6,3299514</text:p>
          </table:table-cell>
          <table:table-cell office:value-type="float" office:value="-4.55" calcext:value-type="float">
            <text:p>-4,55</text:p>
          </table:table-cell>
          <table:table-cell office:value-type="float" office:value="6.313" calcext:value-type="float">
            <text:p>6,313</text:p>
          </table:table-cell>
          <table:table-cell office:value-type="float" office:value="-4.850206" calcext:value-type="float">
            <text:p>-4,85020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52136" calcext:value-type="float">
            <text:p>0,9852136</text:p>
          </table:table-cell>
          <table:table-cell table:formula="of:=[.A439]-[.E439]" office:value-type="float" office:value="6.32970075" calcext:value-type="float">
            <text:p>6,32970075</text:p>
          </table:table-cell>
          <table:table-cell table:formula="of:=[.B439]-[.D439]" office:value-type="float" office:value="0.300206" calcext:value-type="float">
            <text:p>0,300206</text:p>
          </table:table-cell>
          <table:table-cell table:formula="of:=[.A439]-[.C439]" office:value-type="float" office:value="0.0169514" calcext:value-type="float">
            <text:p>0,0169514</text:p>
          </table:table-cell>
          <table:table-cell table:formula="of:=[.G439]-[.C439]" office:value-type="float" office:value="0.01670075" calcext:value-type="float">
            <text:p>0,01670075</text:p>
          </table:table-cell>
          <table:table-cell table:formula="of:=[.J439]/[.I439]" office:value-type="float" office:value="0.98521361067523" calcext:value-type="float">
            <text:p>0,9852136107</text:p>
          </table:table-cell>
          <table:table-cell table:formula="of:=[.D439]+[.H439]*[.K439]" office:value-type="float" office:value="-4.55443896279363" calcext:value-type="float">
            <text:p>-4,5544389628</text:p>
          </table:table-cell>
        </table:table-row>
        <table:table-row table:style-name="ro1">
          <table:table-cell office:value-type="float" office:value="6.3304527" calcext:value-type="float">
            <text:p>6,3304527</text:p>
          </table:table-cell>
          <table:table-cell office:value-type="float" office:value="-4.55" calcext:value-type="float">
            <text:p>-4,55</text:p>
          </table:table-cell>
          <table:table-cell office:value-type="float" office:value="6.33" calcext:value-type="float">
            <text:p>6,33</text:p>
          </table:table-cell>
          <table:table-cell office:value-type="float" office:value="-4.554439" calcext:value-type="float">
            <text:p>-4,554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0]-[.E440]" office:value-type="float" office:value="6.3304527" calcext:value-type="float">
            <text:p>6,3304527</text:p>
          </table:table-cell>
          <table:table-cell table:formula="of:=[.B440]-[.D440]" office:value-type="float" office:value="0.00443900000000053" calcext:value-type="float">
            <text:p>0,004439</text:p>
          </table:table-cell>
          <table:table-cell table:formula="of:=[.A440]-[.C440]" office:value-type="float" office:value="0.000452700000000306" calcext:value-type="float">
            <text:p>0,0004527</text:p>
          </table:table-cell>
          <table:table-cell table:formula="of:=[.G440]-[.C440]" office:value-type="float" office:value="0.000452700000000306" calcext:value-type="float">
            <text:p>0,0004527</text:p>
          </table:table-cell>
          <table:table-cell table:formula="of:=[.J440]/[.I440]" office:value-type="float" office:value="1" calcext:value-type="float">
            <text:p>1</text:p>
          </table:table-cell>
          <table:table-cell table:formula="of:=[.D440]+[.H440]*[.K440]" office:value-type="float" office:value="-4.55" calcext:value-type="float">
            <text:p>-4,55</text:p>
          </table:table-cell>
        </table:table-row>
        <table:table-row table:style-name="ro1">
          <table:table-cell office:value-type="float" office:value="6.3334266" calcext:value-type="float">
            <text:p>6,3334266</text:p>
          </table:table-cell>
          <table:table-cell office:value-type="float" office:value="-4.55" calcext:value-type="float">
            <text:p>-4,55</text:p>
          </table:table-cell>
          <table:table-cell office:value-type="float" office:value="6.33" calcext:value-type="float">
            <text:p>6,33</text:p>
          </table:table-cell>
          <table:table-cell office:value-type="float" office:value="-4.55" calcext:value-type="float">
            <text:p>-4,55</text:p>
          </table:table-cell>
          <table:table-cell office:value-type="float" office:value="0.0012362" calcext:value-type="float">
            <text:p>0,0012362</text:p>
          </table:table-cell>
          <table:table-cell office:value-type="float" office:value="0.6392342" calcext:value-type="float">
            <text:p>0,6392342</text:p>
          </table:table-cell>
          <table:table-cell table:formula="of:=[.A441]-[.E441]" office:value-type="float" office:value="6.3321904" calcext:value-type="float">
            <text:p>6,3321904</text:p>
          </table:table-cell>
          <table:table-cell table:formula="of:=[.B441]-[.D441]" office:value-type="float" office:value="0" calcext:value-type="float">
            <text:p>0</text:p>
          </table:table-cell>
          <table:table-cell table:formula="of:=[.A441]-[.C441]" office:value-type="float" office:value="0.00342660000000006" calcext:value-type="float">
            <text:p>0,0034266</text:p>
          </table:table-cell>
          <table:table-cell table:formula="of:=[.G441]-[.C441]" office:value-type="float" office:value="0.00219039999999993" calcext:value-type="float">
            <text:p>0,0021904</text:p>
          </table:table-cell>
          <table:table-cell table:formula="of:=[.J441]/[.I441]" office:value-type="float" office:value="0.639234226346784" calcext:value-type="float">
            <text:p>0,6392342263</text:p>
          </table:table-cell>
          <table:table-cell table:formula="of:=[.D441]+[.H441]*[.K441]" office:value-type="float" office:value="-4.55" calcext:value-type="float">
            <text:p>-4,55</text:p>
          </table:table-cell>
        </table:table-row>
        <table:table-row table:style-name="ro1">
          <table:table-cell office:value-type="float" office:value="6.3399443" calcext:value-type="float">
            <text:p>6,3399443</text:p>
          </table:table-cell>
          <table:table-cell office:value-type="float" office:value="-4.4" calcext:value-type="float">
            <text:p>-4,4</text:p>
          </table:table-cell>
          <table:table-cell office:value-type="float" office:value="6.332" calcext:value-type="float">
            <text:p>6,332</text:p>
          </table:table-cell>
          <table:table-cell office:value-type="float" office:value="-4.55" calcext:value-type="float">
            <text:p>-4,55</text:p>
          </table:table-cell>
          <table:table-cell office:value-type="float" office:value="0.0012362" calcext:value-type="float">
            <text:p>0,0012362</text:p>
          </table:table-cell>
          <table:table-cell office:value-type="float" office:value="0.8443916" calcext:value-type="float">
            <text:p>0,8443916</text:p>
          </table:table-cell>
          <table:table-cell table:formula="of:=[.A442]-[.E442]" office:value-type="float" office:value="6.3387081" calcext:value-type="float">
            <text:p>6,3387081</text:p>
          </table:table-cell>
          <table:table-cell table:formula="of:=[.B442]-[.D442]" office:value-type="float" office:value="0.149999999999999" calcext:value-type="float">
            <text:p>0,15</text:p>
          </table:table-cell>
          <table:table-cell table:formula="of:=[.A442]-[.C442]" office:value-type="float" office:value="0.00794430000000013" calcext:value-type="float">
            <text:p>0,0079443</text:p>
          </table:table-cell>
          <table:table-cell table:formula="of:=[.G442]-[.C442]" office:value-type="float" office:value="0.00670809999999999" calcext:value-type="float">
            <text:p>0,0067081</text:p>
          </table:table-cell>
          <table:table-cell table:formula="of:=[.J442]/[.I442]" office:value-type="float" office:value="0.844391576350325" calcext:value-type="float">
            <text:p>0,8443915764</text:p>
          </table:table-cell>
          <table:table-cell table:formula="of:=[.D442]+[.H442]*[.K442]" office:value-type="float" office:value="-4.42334126354745" calcext:value-type="float">
            <text:p>-4,4233412635</text:p>
          </table:table-cell>
        </table:table-row>
        <table:table-row table:style-name="ro1">
          <table:table-cell office:value-type="float" office:value="6.3404453" calcext:value-type="float">
            <text:p>6,3404453</text:p>
          </table:table-cell>
          <table:table-cell office:value-type="float" office:value="-4.4" calcext:value-type="float">
            <text:p>-4,4</text:p>
          </table:table-cell>
          <table:table-cell office:value-type="float" office:value="6.339" calcext:value-type="float">
            <text:p>6,339</text:p>
          </table:table-cell>
          <table:table-cell office:value-type="float" office:value="-4.423341" calcext:value-type="float">
            <text:p>-4,423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3]-[.E443]" office:value-type="float" office:value="6.3404453" calcext:value-type="float">
            <text:p>6,3404453</text:p>
          </table:table-cell>
          <table:table-cell table:formula="of:=[.B443]-[.D443]" office:value-type="float" office:value="0.0233409999999994" calcext:value-type="float">
            <text:p>0,023341</text:p>
          </table:table-cell>
          <table:table-cell table:formula="of:=[.A443]-[.C443]" office:value-type="float" office:value="0.00144529999999943" calcext:value-type="float">
            <text:p>0,0014453</text:p>
          </table:table-cell>
          <table:table-cell table:formula="of:=[.G443]-[.C443]" office:value-type="float" office:value="0.00144529999999943" calcext:value-type="float">
            <text:p>0,0014453</text:p>
          </table:table-cell>
          <table:table-cell table:formula="of:=[.J443]/[.I443]" office:value-type="float" office:value="1" calcext:value-type="float">
            <text:p>1</text:p>
          </table:table-cell>
          <table:table-cell table:formula="of:=[.D443]+[.H443]*[.K443]"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6.3640158" calcext:value-type="float">
            <text:p>6,3640158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6.34" calcext:value-type="float">
            <text:p>6,34</text:p>
          </table:table-cell>
          <table:table-cell office:value-type="float" office:value="-4.4" calcext:value-type="float">
            <text:p>-4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4]-[.E444]" office:value-type="float" office:value="6.3640158" calcext:value-type="float">
            <text:p>6,3640158</text:p>
          </table:table-cell>
          <table:table-cell table:formula="of:=[.B444]-[.D444]" office:value-type="float" office:value="0.300001" calcext:value-type="float">
            <text:p>0,300001</text:p>
          </table:table-cell>
          <table:table-cell table:formula="of:=[.A444]-[.C444]" office:value-type="float" office:value="0.0240157999999999" calcext:value-type="float">
            <text:p>0,0240158</text:p>
          </table:table-cell>
          <table:table-cell table:formula="of:=[.G444]-[.C444]" office:value-type="float" office:value="0.0240157999999999" calcext:value-type="float">
            <text:p>0,0240158</text:p>
          </table:table-cell>
          <table:table-cell table:formula="of:=[.J444]/[.I444]" office:value-type="float" office:value="1" calcext:value-type="float">
            <text:p>1</text:p>
          </table:table-cell>
          <table:table-cell table:formula="of:=[.D444]+[.H444]*[.K444]" office:value-type="float" office:value="-4.099999" calcext:value-type="float">
            <text:p>-4,099999</text:p>
          </table:table-cell>
        </table:table-row>
        <table:table-row table:style-name="ro1">
          <table:table-cell office:value-type="float" office:value="6.3655196" calcext:value-type="float">
            <text:p>6,3655196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6.364" calcext:value-type="float">
            <text:p>6,364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45]-[.E445]" office:value-type="float" office:value="6.3655196" calcext:value-type="float">
            <text:p>6,3655196</text:p>
          </table:table-cell>
          <table:table-cell table:formula="of:=[.B445]-[.D445]" office:value-type="float" office:value="0" calcext:value-type="float">
            <text:p>0</text:p>
          </table:table-cell>
          <table:table-cell table:formula="of:=[.A445]-[.C445]" office:value-type="float" office:value="0.00151959999999995" calcext:value-type="float">
            <text:p>0,0015196</text:p>
          </table:table-cell>
          <table:table-cell table:formula="of:=[.G445]-[.C445]" office:value-type="float" office:value="0.00151959999999995" calcext:value-type="float">
            <text:p>0,0015196</text:p>
          </table:table-cell>
          <table:table-cell table:formula="of:=[.J445]/[.I445]" office:value-type="float" office:value="1" calcext:value-type="float">
            <text:p>1</text:p>
          </table:table-cell>
          <table:table-cell table:formula="of:=[.D445]+[.H445]*[.K445]" office:value-type="float" office:value="-4.099999" calcext:value-type="float">
            <text:p>-4,099999</text:p>
          </table:table-cell>
        </table:table-row>
        <table:table-row table:style-name="ro1">
          <table:table-cell office:value-type="float" office:value="6.3680261" calcext:value-type="float">
            <text:p>6,3680261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6.366" calcext:value-type="float">
            <text:p>6,366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052071" calcext:value-type="float">
            <text:p>0,5052071</text:p>
          </table:table-cell>
          <table:table-cell table:formula="of:=[.A446]-[.E446]" office:value-type="float" office:value="6.3670236" calcext:value-type="float">
            <text:p>6,3670236</text:p>
          </table:table-cell>
          <table:table-cell table:formula="of:=[.B446]-[.D446]" office:value-type="float" office:value="0" calcext:value-type="float">
            <text:p>0</text:p>
          </table:table-cell>
          <table:table-cell table:formula="of:=[.A446]-[.C446]" office:value-type="float" office:value="0.00202610000000014" calcext:value-type="float">
            <text:p>0,0020261</text:p>
          </table:table-cell>
          <table:table-cell table:formula="of:=[.G446]-[.C446]" office:value-type="float" office:value="0.0010235999999999" calcext:value-type="float">
            <text:p>0,0010236</text:p>
          </table:table-cell>
          <table:table-cell table:formula="of:=[.J446]/[.I446]" office:value-type="float" office:value="0.505207048023213" calcext:value-type="float">
            <text:p>0,505207048</text:p>
          </table:table-cell>
          <table:table-cell table:formula="of:=[.D446]+[.H446]*[.K446]" office:value-type="float" office:value="-4.099999" calcext:value-type="float">
            <text:p>-4,099999</text:p>
          </table:table-cell>
        </table:table-row>
        <table:table-row table:style-name="ro1">
          <table:table-cell office:value-type="float" office:value="6.3700317" calcext:value-type="float">
            <text:p>6,3700317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367" calcext:value-type="float">
            <text:p>6,367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6693274" calcext:value-type="float">
            <text:p>0,6693274</text:p>
          </table:table-cell>
          <table:table-cell table:formula="of:=[.A447]-[.E447]" office:value-type="float" office:value="6.3690292" calcext:value-type="float">
            <text:p>6,3690292</text:p>
          </table:table-cell>
          <table:table-cell table:formula="of:=[.B447]-[.D447]" office:value-type="float" office:value="0.15" calcext:value-type="float">
            <text:p>0,15</text:p>
          </table:table-cell>
          <table:table-cell table:formula="of:=[.A447]-[.C447]" office:value-type="float" office:value="0.00303170000000019" calcext:value-type="float">
            <text:p>0,0030317</text:p>
          </table:table-cell>
          <table:table-cell table:formula="of:=[.G447]-[.C447]" office:value-type="float" office:value="0.00202919999999995" calcext:value-type="float">
            <text:p>0,0020292</text:p>
          </table:table-cell>
          <table:table-cell table:formula="of:=[.J447]/[.I447]" office:value-type="float" office:value="0.669327440050079" calcext:value-type="float">
            <text:p>0,6693274401</text:p>
          </table:table-cell>
          <table:table-cell table:formula="of:=[.D447]+[.H447]*[.K447]" office:value-type="float" office:value="-3.99959988399249" calcext:value-type="float">
            <text:p>-3,999599884</text:p>
          </table:table-cell>
        </table:table-row>
        <table:table-row table:style-name="ro1">
          <table:table-cell office:value-type="float" office:value="6.3730419" calcext:value-type="float">
            <text:p>6,3730419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369" calcext:value-type="float">
            <text:p>6,369</text:p>
          </table:table-cell>
          <table:table-cell office:value-type="float" office:value="-3.9996" calcext:value-type="float">
            <text:p>-3,9996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519731" calcext:value-type="float">
            <text:p>0,7519731</text:p>
          </table:table-cell>
          <table:table-cell table:formula="of:=[.A448]-[.E448]" office:value-type="float" office:value="6.3720394" calcext:value-type="float">
            <text:p>6,3720394</text:p>
          </table:table-cell>
          <table:table-cell table:formula="of:=[.B448]-[.D448]" office:value-type="float" office:value="0.049601" calcext:value-type="float">
            <text:p>0,049601</text:p>
          </table:table-cell>
          <table:table-cell table:formula="of:=[.A448]-[.C448]" office:value-type="float" office:value="0.00404189999999982" calcext:value-type="float">
            <text:p>0,0040419</text:p>
          </table:table-cell>
          <table:table-cell table:formula="of:=[.G448]-[.C448]" office:value-type="float" office:value="0.00303939999999958" calcext:value-type="float">
            <text:p>0,0030394</text:p>
          </table:table-cell>
          <table:table-cell table:formula="of:=[.J448]/[.I448]" office:value-type="float" office:value="0.751973081966332" calcext:value-type="float">
            <text:p>0,751973082</text:p>
          </table:table-cell>
          <table:table-cell table:formula="of:=[.D448]+[.H448]*[.K448]" office:value-type="float" office:value="-3.96230138316139" calcext:value-type="float">
            <text:p>-3,9623013832</text:p>
          </table:table-cell>
        </table:table-row>
        <table:table-row table:style-name="ro1">
          <table:table-cell office:value-type="float" office:value="6.3745485" calcext:value-type="float">
            <text:p>6,374548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372" calcext:value-type="float">
            <text:p>6,372</text:p>
          </table:table-cell>
          <table:table-cell office:value-type="float" office:value="-3.962302" calcext:value-type="float">
            <text:p>-3,962302</text:p>
          </table:table-cell>
          <table:table-cell office:value-type="float" office:value="0.00025025" calcext:value-type="float">
            <text:p>0,00025025</text:p>
          </table:table-cell>
          <table:table-cell office:value-type="float" office:value="0.901805" calcext:value-type="float">
            <text:p>0,901805</text:p>
          </table:table-cell>
          <table:table-cell table:formula="of:=[.A449]-[.E449]" office:value-type="float" office:value="6.37429825" calcext:value-type="float">
            <text:p>6,37429825</text:p>
          </table:table-cell>
          <table:table-cell table:formula="of:=[.B449]-[.D449]" office:value-type="float" office:value="0.0123030000000002" calcext:value-type="float">
            <text:p>0,012303</text:p>
          </table:table-cell>
          <table:table-cell table:formula="of:=[.A449]-[.C449]" office:value-type="float" office:value="0.00254850000000051" calcext:value-type="float">
            <text:p>0,0025485</text:p>
          </table:table-cell>
          <table:table-cell table:formula="of:=[.G449]-[.C449]" office:value-type="float" office:value="0.00229825000000083" calcext:value-type="float">
            <text:p>0,00229825</text:p>
          </table:table-cell>
          <table:table-cell table:formula="of:=[.J449]/[.I449]" office:value-type="float" office:value="0.901804983323671" calcext:value-type="float">
            <text:p>0,9018049833</text:p>
          </table:table-cell>
          <table:table-cell table:formula="of:=[.D449]+[.H449]*[.K449]" office:value-type="float" office:value="-3.95120709329017" calcext:value-type="float">
            <text:p>-3,9512070933</text:p>
          </table:table-cell>
        </table:table-row>
        <table:table-row table:style-name="ro1">
          <table:table-cell office:value-type="float" office:value="6.375551" calcext:value-type="float">
            <text:p>6,375551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6.374" calcext:value-type="float">
            <text:p>6,374</text:p>
          </table:table-cell>
          <table:table-cell office:value-type="float" office:value="-3.951207" calcext:value-type="float">
            <text:p>-3,951207</text:p>
          </table:table-cell>
          <table:table-cell office:value-type="float" office:value="0.00025025" calcext:value-type="float">
            <text:p>0,00025025</text:p>
          </table:table-cell>
          <table:table-cell office:value-type="float" office:value="0.8386525" calcext:value-type="float">
            <text:p>0,8386525</text:p>
          </table:table-cell>
          <table:table-cell table:formula="of:=[.A450]-[.E450]" office:value-type="float" office:value="6.37530075" calcext:value-type="float">
            <text:p>6,37530075</text:p>
          </table:table-cell>
          <table:table-cell table:formula="of:=[.B450]-[.D450]" office:value-type="float" office:value="0.0012080000000001" calcext:value-type="float">
            <text:p>0,001208</text:p>
          </table:table-cell>
          <table:table-cell table:formula="of:=[.A450]-[.C450]" office:value-type="float" office:value="0.00155100000000008" calcext:value-type="float">
            <text:p>0,001551</text:p>
          </table:table-cell>
          <table:table-cell table:formula="of:=[.G450]-[.C450]" office:value-type="float" office:value="0.00130075000000041" calcext:value-type="float">
            <text:p>0,00130075</text:p>
          </table:table-cell>
          <table:table-cell table:formula="of:=[.J450]/[.I450]" office:value-type="float" office:value="0.838652482269722" calcext:value-type="float">
            <text:p>0,8386524823</text:p>
          </table:table-cell>
          <table:table-cell table:formula="of:=[.D450]+[.H450]*[.K450]" office:value-type="float" office:value="-3.95019390780142" calcext:value-type="float">
            <text:p>-3,9501939078</text:p>
          </table:table-cell>
        </table:table-row>
        <table:table-row table:style-name="ro1">
          <table:table-cell office:value-type="float" office:value="6.3975681" calcext:value-type="float">
            <text:p>6,3975681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375" calcext:value-type="float">
            <text:p>6,375</text:p>
          </table:table-cell>
          <table:table-cell office:value-type="float" office:value="-3.950194" calcext:value-type="float">
            <text:p>-3,95019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777828" calcext:value-type="float">
            <text:p>0,9777828</text:p>
          </table:table-cell>
          <table:table-cell table:formula="of:=[.A451]-[.E451]" office:value-type="float" office:value="6.3970667" calcext:value-type="float">
            <text:p>6,3970667</text:p>
          </table:table-cell>
          <table:table-cell table:formula="of:=[.B451]-[.D451]" office:value-type="float" office:value="0.300195" calcext:value-type="float">
            <text:p>0,300195</text:p>
          </table:table-cell>
          <table:table-cell table:formula="of:=[.A451]-[.C451]" office:value-type="float" office:value="0.0225681" calcext:value-type="float">
            <text:p>0,0225681</text:p>
          </table:table-cell>
          <table:table-cell table:formula="of:=[.G451]-[.C451]" office:value-type="float" office:value="0.0220666999999999" calcext:value-type="float">
            <text:p>0,0220667</text:p>
          </table:table-cell>
          <table:table-cell table:formula="of:=[.J451]/[.I451]" office:value-type="float" office:value="0.977782799615382" calcext:value-type="float">
            <text:p>0,9777827996</text:p>
          </table:table-cell>
          <table:table-cell table:formula="of:=[.D451]+[.H451]*[.K451]" office:value-type="float" office:value="-3.65666849246946" calcext:value-type="float">
            <text:p>-3,6566684925</text:p>
          </table:table-cell>
        </table:table-row>
        <table:table-row table:style-name="ro1">
          <table:table-cell office:value-type="float" office:value="6.3990719" calcext:value-type="float">
            <text:p>6,3990719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397" calcext:value-type="float">
            <text:p>6,397</text:p>
          </table:table-cell>
          <table:table-cell office:value-type="float" office:value="-3.656669" calcext:value-type="float">
            <text:p>-3,65666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579999" calcext:value-type="float">
            <text:p>0,7579999</text:p>
          </table:table-cell>
          <table:table-cell table:formula="of:=[.A452]-[.E452]" office:value-type="float" office:value="6.3985705" calcext:value-type="float">
            <text:p>6,3985705</text:p>
          </table:table-cell>
          <table:table-cell table:formula="of:=[.B452]-[.D452]" office:value-type="float" office:value="0.00666999999999973" calcext:value-type="float">
            <text:p>0,00667</text:p>
          </table:table-cell>
          <table:table-cell table:formula="of:=[.A452]-[.C452]" office:value-type="float" office:value="0.00207189999999979" calcext:value-type="float">
            <text:p>0,0020719</text:p>
          </table:table-cell>
          <table:table-cell table:formula="of:=[.G452]-[.C452]" office:value-type="float" office:value="0.0015704999999997" calcext:value-type="float">
            <text:p>0,0015705</text:p>
          </table:table-cell>
          <table:table-cell table:formula="of:=[.J452]/[.I452]" office:value-type="float" office:value="0.757999903470174" calcext:value-type="float">
            <text:p>0,7579999035</text:p>
          </table:table-cell>
          <table:table-cell table:formula="of:=[.D452]+[.H452]*[.K452]" office:value-type="float" office:value="-3.65161314064385" calcext:value-type="float">
            <text:p>-3,6516131406</text:p>
          </table:table-cell>
        </table:table-row>
        <table:table-row table:style-name="ro1">
          <table:table-cell office:value-type="float" office:value="6.4010775" calcext:value-type="float">
            <text:p>6,4010775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399" calcext:value-type="float">
            <text:p>6,399</text:p>
          </table:table-cell>
          <table:table-cell office:value-type="float" office:value="-3.651613" calcext:value-type="float">
            <text:p>-3,65161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80746" calcext:value-type="float">
            <text:p>0,6380746</text:p>
          </table:table-cell>
          <table:table-cell table:formula="of:=[.A453]-[.E453]" office:value-type="float" office:value="6.4003256" calcext:value-type="float">
            <text:p>6,4003256</text:p>
          </table:table-cell>
          <table:table-cell table:formula="of:=[.B453]-[.D453]" office:value-type="float" office:value="0.001614" calcext:value-type="float">
            <text:p>0,001614</text:p>
          </table:table-cell>
          <table:table-cell table:formula="of:=[.A453]-[.C453]" office:value-type="float" office:value="0.00207749999999951" calcext:value-type="float">
            <text:p>0,0020775</text:p>
          </table:table-cell>
          <table:table-cell table:formula="of:=[.G453]-[.C453]" office:value-type="float" office:value="0.00132559999999948" calcext:value-type="float">
            <text:p>0,0013256</text:p>
          </table:table-cell>
          <table:table-cell table:formula="of:=[.J453]/[.I453]" office:value-type="float" office:value="0.638074608904835" calcext:value-type="float">
            <text:p>0,6380746089</text:p>
          </table:table-cell>
          <table:table-cell table:formula="of:=[.D453]+[.H453]*[.K453]" office:value-type="float" office:value="-3.65058314758123" calcext:value-type="float">
            <text:p>-3,6505831476</text:p>
          </table:table-cell>
        </table:table-row>
        <table:table-row table:style-name="ro1">
          <table:table-cell office:value-type="float" office:value="6.40208" calcext:value-type="float">
            <text:p>6,40208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6.4" calcext:value-type="float">
            <text:p>6,4</text:p>
          </table:table-cell>
          <table:table-cell office:value-type="float" office:value="-3.650583" calcext:value-type="float">
            <text:p>-3,65058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85096" calcext:value-type="float">
            <text:p>0,6385096</text:p>
          </table:table-cell>
          <table:table-cell table:formula="of:=[.A454]-[.E454]" office:value-type="float" office:value="6.4013281" calcext:value-type="float">
            <text:p>6,4013281</text:p>
          </table:table-cell>
          <table:table-cell table:formula="of:=[.B454]-[.D454]" office:value-type="float" office:value="0.000583999999999918" calcext:value-type="float">
            <text:p>0,000584</text:p>
          </table:table-cell>
          <table:table-cell table:formula="of:=[.A454]-[.C454]" office:value-type="float" office:value="0.00207999999999942" calcext:value-type="float">
            <text:p>0,00208</text:p>
          </table:table-cell>
          <table:table-cell table:formula="of:=[.G454]-[.C454]" office:value-type="float" office:value="0.00132809999999939" calcext:value-type="float">
            <text:p>0,0013281</text:p>
          </table:table-cell>
          <table:table-cell table:formula="of:=[.J454]/[.I454]" office:value-type="float" office:value="0.638509615384501" calcext:value-type="float">
            <text:p>0,6385096154</text:p>
          </table:table-cell>
          <table:table-cell table:formula="of:=[.D454]+[.H454]*[.K454]" office:value-type="float" office:value="-3.65021011038462" calcext:value-type="float">
            <text:p>-3,6502101104</text:p>
          </table:table-cell>
        </table:table-row>
        <table:table-row table:style-name="ro1">
          <table:table-cell office:value-type="float" office:value="6.403584" calcext:value-type="float">
            <text:p>6,403584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6.401" calcext:value-type="float">
            <text:p>6,401</text:p>
          </table:table-cell>
          <table:table-cell office:value-type="float" office:value="-3.65021" calcext:value-type="float">
            <text:p>-3,6502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030186" calcext:value-type="float">
            <text:p>0,9030186</text:p>
          </table:table-cell>
          <table:table-cell table:formula="of:=[.A455]-[.E455]" office:value-type="float" office:value="6.4033334" calcext:value-type="float">
            <text:p>6,4033334</text:p>
          </table:table-cell>
          <table:table-cell table:formula="of:=[.B455]-[.D455]" office:value-type="float" office:value="0.150211" calcext:value-type="float">
            <text:p>0,150211</text:p>
          </table:table-cell>
          <table:table-cell table:formula="of:=[.A455]-[.C455]" office:value-type="float" office:value="0.00258400000000059" calcext:value-type="float">
            <text:p>0,002584</text:p>
          </table:table-cell>
          <table:table-cell table:formula="of:=[.G455]-[.C455]" office:value-type="float" office:value="0.00233340000000037" calcext:value-type="float">
            <text:p>0,0023334</text:p>
          </table:table-cell>
          <table:table-cell table:formula="of:=[.J455]/[.I455]" office:value-type="float" office:value="0.903018575851333" calcext:value-type="float">
            <text:p>0,9030185759</text:p>
          </table:table-cell>
          <table:table-cell table:formula="of:=[.D455]+[.H455]*[.K455]" office:value-type="float" office:value="-3.5145666767028" calcext:value-type="float">
            <text:p>-3,5145666767</text:p>
          </table:table-cell>
        </table:table-row>
        <table:table-row table:style-name="ro1">
          <table:table-cell office:value-type="float" office:value="6.4045866" calcext:value-type="float">
            <text:p>6,4045866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6.403" calcext:value-type="float">
            <text:p>6,403</text:p>
          </table:table-cell>
          <table:table-cell office:value-type="float" office:value="-3.514567" calcext:value-type="float">
            <text:p>-3,51456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420522" calcext:value-type="float">
            <text:p>0,8420522</text:p>
          </table:table-cell>
          <table:table-cell table:formula="of:=[.A456]-[.E456]" office:value-type="float" office:value="6.404336" calcext:value-type="float">
            <text:p>6,404336</text:p>
          </table:table-cell>
          <table:table-cell table:formula="of:=[.B456]-[.D456]" office:value-type="float" office:value="0.0145680000000001" calcext:value-type="float">
            <text:p>0,014568</text:p>
          </table:table-cell>
          <table:table-cell table:formula="of:=[.A456]-[.C456]" office:value-type="float" office:value="0.00158659999999955" calcext:value-type="float">
            <text:p>0,0015866</text:p>
          </table:table-cell>
          <table:table-cell table:formula="of:=[.G456]-[.C456]" office:value-type="float" office:value="0.00133599999999934" calcext:value-type="float">
            <text:p>0,001336</text:p>
          </table:table-cell>
          <table:table-cell table:formula="of:=[.J456]/[.I456]" office:value-type="float" office:value="0.842052187066505" calcext:value-type="float">
            <text:p>0,8420521871</text:p>
          </table:table-cell>
          <table:table-cell table:formula="of:=[.D456]+[.H456]*[.K456]" office:value-type="float" office:value="-3.50229998373882" calcext:value-type="float">
            <text:p>-3,5022999837</text:p>
          </table:table-cell>
        </table:table-row>
        <table:table-row table:style-name="ro1">
          <table:table-cell office:value-type="float" office:value="6.4310096" calcext:value-type="float">
            <text:p>6,4310096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6.404" calcext:value-type="float">
            <text:p>6,404</text:p>
          </table:table-cell>
          <table:table-cell office:value-type="float" office:value="-3.5023" calcext:value-type="float">
            <text:p>-3,502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7218" calcext:value-type="float">
            <text:p>0,9907218</text:p>
          </table:table-cell>
          <table:table-cell table:formula="of:=[.A457]-[.E457]" office:value-type="float" office:value="6.430759" calcext:value-type="float">
            <text:p>6,430759</text:p>
          </table:table-cell>
          <table:table-cell table:formula="of:=[.B457]-[.D457]" office:value-type="float" office:value="0.302301" calcext:value-type="float">
            <text:p>0,302301</text:p>
          </table:table-cell>
          <table:table-cell table:formula="of:=[.A457]-[.C457]" office:value-type="float" office:value="0.0270096000000004" calcext:value-type="float">
            <text:p>0,0270096</text:p>
          </table:table-cell>
          <table:table-cell table:formula="of:=[.G457]-[.C457]" office:value-type="float" office:value="0.0267590000000002" calcext:value-type="float">
            <text:p>0,026759</text:p>
          </table:table-cell>
          <table:table-cell table:formula="of:=[.J457]/[.I457]" office:value-type="float" office:value="0.99072181742787" calcext:value-type="float">
            <text:p>0,9907218174</text:p>
          </table:table-cell>
          <table:table-cell table:formula="of:=[.D457]+[.H457]*[.K457]" office:value-type="float" office:value="-3.20280380386974" calcext:value-type="float">
            <text:p>-3,2028038039</text:p>
          </table:table-cell>
        </table:table-row>
        <table:table-row table:style-name="ro1">
          <table:table-cell office:value-type="float" office:value="6.4320123" calcext:value-type="float">
            <text:p>6,4320123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6.431" calcext:value-type="float">
            <text:p>6,431</text:p>
          </table:table-cell>
          <table:table-cell office:value-type="float" office:value="-3.202804" calcext:value-type="float">
            <text:p>-3,20280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525437" calcext:value-type="float">
            <text:p>0,7525437</text:p>
          </table:table-cell>
          <table:table-cell table:formula="of:=[.A458]-[.E458]" office:value-type="float" office:value="6.4317618" calcext:value-type="float">
            <text:p>6,4317618</text:p>
          </table:table-cell>
          <table:table-cell table:formula="of:=[.B458]-[.D458]" office:value-type="float" office:value="0.00280499999999995" calcext:value-type="float">
            <text:p>0,002805</text:p>
          </table:table-cell>
          <table:table-cell table:formula="of:=[.A458]-[.C458]" office:value-type="float" office:value="0.00101230000000019" calcext:value-type="float">
            <text:p>0,0010123</text:p>
          </table:table-cell>
          <table:table-cell table:formula="of:=[.G458]-[.C458]" office:value-type="float" office:value="0.000761800000000257" calcext:value-type="float">
            <text:p>0,0007618</text:p>
          </table:table-cell>
          <table:table-cell table:formula="of:=[.J458]/[.I458]" office:value-type="float" office:value="0.752543712338353" calcext:value-type="float">
            <text:p>0,7525437123</text:p>
          </table:table-cell>
          <table:table-cell table:formula="of:=[.D458]+[.H458]*[.K458]" office:value-type="float" office:value="-3.20069311488689" calcext:value-type="float">
            <text:p>-3,2006931149</text:p>
          </table:table-cell>
        </table:table-row>
        <table:table-row table:style-name="ro1">
          <table:table-cell office:value-type="float" office:value="6.4345225" calcext:value-type="float">
            <text:p>6,4345225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6.432" calcext:value-type="float">
            <text:p>6,432</text:p>
          </table:table-cell>
          <table:table-cell office:value-type="float" office:value="-3.200693" calcext:value-type="float">
            <text:p>-3,200693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7015659" calcext:value-type="float">
            <text:p>0,7015659</text:p>
          </table:table-cell>
          <table:table-cell table:formula="of:=[.A459]-[.E459]" office:value-type="float" office:value="6.4337697" calcext:value-type="float">
            <text:p>6,4337697</text:p>
          </table:table-cell>
          <table:table-cell table:formula="of:=[.B459]-[.D459]" office:value-type="float" office:value="0.00069399999999975" calcext:value-type="float">
            <text:p>0,000694</text:p>
          </table:table-cell>
          <table:table-cell table:formula="of:=[.A459]-[.C459]" office:value-type="float" office:value="0.00252249999999954" calcext:value-type="float">
            <text:p>0,0025225</text:p>
          </table:table-cell>
          <table:table-cell table:formula="of:=[.G459]-[.C459]" office:value-type="float" office:value="0.00176969999999965" calcext:value-type="float">
            <text:p>0,0017697</text:p>
          </table:table-cell>
          <table:table-cell table:formula="of:=[.J459]/[.I459]" office:value-type="float" office:value="0.701565906838444" calcext:value-type="float">
            <text:p>0,7015659068</text:p>
          </table:table-cell>
          <table:table-cell table:formula="of:=[.D459]+[.H459]*[.K459]" office:value-type="float" office:value="-3.20020611326065" calcext:value-type="float">
            <text:p>-3,2002061133</text:p>
          </table:table-cell>
        </table:table-row>
        <table:table-row table:style-name="ro1">
          <table:table-cell office:value-type="float" office:value="6.4365281" calcext:value-type="float">
            <text:p>6,4365281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434" calcext:value-type="float">
            <text:p>6,434</text:p>
          </table:table-cell>
          <table:table-cell office:value-type="float" office:value="-3.200206" calcext:value-type="float">
            <text:p>-3,200206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7022269" calcext:value-type="float">
            <text:p>0,7022269</text:p>
          </table:table-cell>
          <table:table-cell table:formula="of:=[.A460]-[.E460]" office:value-type="float" office:value="6.4357753" calcext:value-type="float">
            <text:p>6,4357753</text:p>
          </table:table-cell>
          <table:table-cell table:formula="of:=[.B460]-[.D460]" office:value-type="float" office:value="0.150207" calcext:value-type="float">
            <text:p>0,150207</text:p>
          </table:table-cell>
          <table:table-cell table:formula="of:=[.A460]-[.C460]" office:value-type="float" office:value="0.00252810000000014" calcext:value-type="float">
            <text:p>0,0025281</text:p>
          </table:table-cell>
          <table:table-cell table:formula="of:=[.G460]-[.C460]" office:value-type="float" office:value="0.00177530000000026" calcext:value-type="float">
            <text:p>0,0017753</text:p>
          </table:table-cell>
          <table:table-cell table:formula="of:=[.J460]/[.I460]" office:value-type="float" office:value="0.702226968869964" calcext:value-type="float">
            <text:p>0,7022269689</text:p>
          </table:table-cell>
          <table:table-cell table:formula="of:=[.D460]+[.H460]*[.K460]" office:value-type="float" office:value="-3.09472659368695" calcext:value-type="float">
            <text:p>-3,0947265937</text:p>
          </table:table-cell>
        </table:table-row>
        <table:table-row table:style-name="ro1">
          <table:table-cell office:value-type="float" office:value="6.4385339" calcext:value-type="float">
            <text:p>6,438533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436" calcext:value-type="float">
            <text:p>6,436</text:p>
          </table:table-cell>
          <table:table-cell office:value-type="float" office:value="-3.094727" calcext:value-type="float">
            <text:p>-3,09472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32045" calcext:value-type="float">
            <text:p>0,7032045</text:p>
          </table:table-cell>
          <table:table-cell table:formula="of:=[.A461]-[.E461]" office:value-type="float" office:value="6.43778185" calcext:value-type="float">
            <text:p>6,43778185</text:p>
          </table:table-cell>
          <table:table-cell table:formula="of:=[.B461]-[.D461]" office:value-type="float" office:value="0.0447279999999997" calcext:value-type="float">
            <text:p>0,044728</text:p>
          </table:table-cell>
          <table:table-cell table:formula="of:=[.A461]-[.C461]" office:value-type="float" office:value="0.00253390000000042" calcext:value-type="float">
            <text:p>0,0025339</text:p>
          </table:table-cell>
          <table:table-cell table:formula="of:=[.G461]-[.C461]" office:value-type="float" office:value="0.00178185000000042" calcext:value-type="float">
            <text:p>0,00178185</text:p>
          </table:table-cell>
          <table:table-cell table:formula="of:=[.J461]/[.I461]" office:value-type="float" office:value="0.703204546351522" calcext:value-type="float">
            <text:p>0,7032045464</text:p>
          </table:table-cell>
          <table:table-cell table:formula="of:=[.D461]+[.H461]*[.K461]" office:value-type="float" office:value="-3.06327406705079" calcext:value-type="float">
            <text:p>-3,0632740671</text:p>
          </table:table-cell>
        </table:table-row>
        <table:table-row table:style-name="ro1">
          <table:table-cell office:value-type="float" office:value="6.4390352" calcext:value-type="float">
            <text:p>6,4390352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6.438" calcext:value-type="float">
            <text:p>6,438</text:p>
          </table:table-cell>
          <table:table-cell office:value-type="float" office:value="-3.063274" calcext:value-type="float">
            <text:p>-3,06327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273522" calcext:value-type="float">
            <text:p>0,273522</text:p>
          </table:table-cell>
          <table:table-cell table:formula="of:=[.A462]-[.E462]" office:value-type="float" office:value="6.43828315" calcext:value-type="float">
            <text:p>6,43828315</text:p>
          </table:table-cell>
          <table:table-cell table:formula="of:=[.B462]-[.D462]" office:value-type="float" office:value="0.0132749999999997" calcext:value-type="float">
            <text:p>0,013275</text:p>
          </table:table-cell>
          <table:table-cell table:formula="of:=[.A462]-[.C462]" office:value-type="float" office:value="0.00103520000000046" calcext:value-type="float">
            <text:p>0,0010352</text:p>
          </table:table-cell>
          <table:table-cell table:formula="of:=[.G462]-[.C462]" office:value-type="float" office:value="0.000283150000000454" calcext:value-type="float">
            <text:p>0,00028315</text:p>
          </table:table-cell>
          <table:table-cell table:formula="of:=[.J462]/[.I462]" office:value-type="float" office:value="0.273522024729838" calcext:value-type="float">
            <text:p>0,2735220247</text:p>
          </table:table-cell>
          <table:table-cell table:formula="of:=[.D462]+[.H462]*[.K462]" office:value-type="float" office:value="-3.05964299512171" calcext:value-type="float">
            <text:p>-3,0596429951</text:p>
          </table:table-cell>
        </table:table-row>
        <table:table-row table:style-name="ro1">
          <table:table-cell office:value-type="float" office:value="6.4649472" calcext:value-type="float">
            <text:p>6,4649472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6.438" calcext:value-type="float">
            <text:p>6,438</text:p>
          </table:table-cell>
          <table:table-cell office:value-type="float" office:value="-3.059643" calcext:value-type="float">
            <text:p>-3,059643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06929" calcext:value-type="float">
            <text:p>0,9906929</text:p>
          </table:table-cell>
          <table:table-cell table:formula="of:=[.A463]-[.E463]" office:value-type="float" office:value="6.4646964" calcext:value-type="float">
            <text:p>6,4646964</text:p>
          </table:table-cell>
          <table:table-cell table:formula="of:=[.B463]-[.D463]" office:value-type="float" office:value="0.309644" calcext:value-type="float">
            <text:p>0,309644</text:p>
          </table:table-cell>
          <table:table-cell table:formula="of:=[.A463]-[.C463]" office:value-type="float" office:value="0.0269472000000004" calcext:value-type="float">
            <text:p>0,0269472</text:p>
          </table:table-cell>
          <table:table-cell table:formula="of:=[.G463]-[.C463]" office:value-type="float" office:value="0.0266964000000005" calcext:value-type="float">
            <text:p>0,0266964</text:p>
          </table:table-cell>
          <table:table-cell table:formula="of:=[.J463]/[.I463]" office:value-type="float" office:value="0.990692910580695" calcext:value-type="float">
            <text:p>0,9906929106</text:p>
          </table:table-cell>
          <table:table-cell table:formula="of:=[.D463]+[.H463]*[.K463]" office:value-type="float" office:value="-2.75288088439615" calcext:value-type="float">
            <text:p>-2,7528808844</text:p>
          </table:table-cell>
        </table:table-row>
        <table:table-row table:style-name="ro1">
          <table:table-cell office:value-type="float" office:value="6.46595" calcext:value-type="float">
            <text:p>6,46595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6.465" calcext:value-type="float">
            <text:p>6,465</text:p>
          </table:table-cell>
          <table:table-cell office:value-type="float" office:value="-2.752881" calcext:value-type="float">
            <text:p>-2,752881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36" calcext:value-type="float">
            <text:p>0,736</text:p>
          </table:table-cell>
          <table:table-cell table:formula="of:=[.A464]-[.E464]" office:value-type="float" office:value="6.4656992" calcext:value-type="float">
            <text:p>6,4656992</text:p>
          </table:table-cell>
          <table:table-cell table:formula="of:=[.B464]-[.D464]" office:value-type="float" office:value="0.00288200000000005" calcext:value-type="float">
            <text:p>0,002882</text:p>
          </table:table-cell>
          <table:table-cell table:formula="of:=[.A464]-[.C464]" office:value-type="float" office:value="0.000950000000000451" calcext:value-type="float">
            <text:p>0,00095</text:p>
          </table:table-cell>
          <table:table-cell table:formula="of:=[.G464]-[.C464]" office:value-type="float" office:value="0.000699200000000566" calcext:value-type="float">
            <text:p>0,0006992</text:p>
          </table:table-cell>
          <table:table-cell table:formula="of:=[.J464]/[.I464]" office:value-type="float" office:value="0.736000000000247" calcext:value-type="float">
            <text:p>0,736</text:p>
          </table:table-cell>
          <table:table-cell table:formula="of:=[.D464]+[.H464]*[.K464]" office:value-type="float" office:value="-2.750759848" calcext:value-type="float">
            <text:p>-2,750759848</text:p>
          </table:table-cell>
        </table:table-row>
        <table:table-row table:style-name="ro1">
          <table:table-cell office:value-type="float" office:value="6.4674535" calcext:value-type="float">
            <text:p>6,4674535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6.466" calcext:value-type="float">
            <text:p>6,466</text:p>
          </table:table-cell>
          <table:table-cell office:value-type="float" office:value="-2.750759" calcext:value-type="float">
            <text:p>-2,750759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6553148" calcext:value-type="float">
            <text:p>0,6553148</text:p>
          </table:table-cell>
          <table:table-cell table:formula="of:=[.A465]-[.E465]" office:value-type="float" office:value="6.4669525" calcext:value-type="float">
            <text:p>6,4669525</text:p>
          </table:table-cell>
          <table:table-cell table:formula="of:=[.B465]-[.D465]" office:value-type="float" office:value="0.000760000000000094" calcext:value-type="float">
            <text:p>0,00076</text:p>
          </table:table-cell>
          <table:table-cell table:formula="of:=[.A465]-[.C465]" office:value-type="float" office:value="0.00145349999999933" calcext:value-type="float">
            <text:p>0,0014535</text:p>
          </table:table-cell>
          <table:table-cell table:formula="of:=[.G465]-[.C465]" office:value-type="float" office:value="0.000952499999999468" calcext:value-type="float">
            <text:p>0,0009525</text:p>
          </table:table-cell>
          <table:table-cell table:formula="of:=[.J465]/[.I465]" office:value-type="float" office:value="0.655314757481876" calcext:value-type="float">
            <text:p>0,6553147575</text:p>
          </table:table-cell>
          <table:table-cell table:formula="of:=[.D465]+[.H465]*[.K465]" office:value-type="float" office:value="-2.75026096078431" calcext:value-type="float">
            <text:p>-2,7502609608</text:p>
          </table:table-cell>
        </table:table-row>
        <table:table-row table:style-name="ro1">
          <table:table-cell office:value-type="float" office:value="6.4694593" calcext:value-type="float">
            <text:p>6,4694593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6.467" calcext:value-type="float">
            <text:p>6,467</text:p>
          </table:table-cell>
          <table:table-cell office:value-type="float" office:value="-2.750261" calcext:value-type="float">
            <text:p>-2,750261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7962835" calcext:value-type="float">
            <text:p>0,7962835</text:p>
          </table:table-cell>
          <table:table-cell table:formula="of:=[.A466]-[.E466]" office:value-type="float" office:value="6.4689583" calcext:value-type="float">
            <text:p>6,4689583</text:p>
          </table:table-cell>
          <table:table-cell table:formula="of:=[.B466]-[.D466]" office:value-type="float" office:value="0.000262000000000207" calcext:value-type="float">
            <text:p>0,000262</text:p>
          </table:table-cell>
          <table:table-cell table:formula="of:=[.A466]-[.C466]" office:value-type="float" office:value="0.00245929999999994" calcext:value-type="float">
            <text:p>0,0024593</text:p>
          </table:table-cell>
          <table:table-cell table:formula="of:=[.G466]-[.C466]" office:value-type="float" office:value="0.00195830000000008" calcext:value-type="float">
            <text:p>0,0019583</text:p>
          </table:table-cell>
          <table:table-cell table:formula="of:=[.J466]/[.I466]" office:value-type="float" office:value="0.796283495303593" calcext:value-type="float">
            <text:p>0,7962834953</text:p>
          </table:table-cell>
          <table:table-cell table:formula="of:=[.D466]+[.H466]*[.K466]" office:value-type="float" office:value="-2.75005237372423" calcext:value-type="float">
            <text:p>-2,7500523737</text:p>
          </table:table-cell>
        </table:table-row>
        <table:table-row table:style-name="ro1">
          <table:table-cell office:value-type="float" office:value="6.4714646" calcext:value-type="float">
            <text:p>6,4714646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469" calcext:value-type="float">
            <text:p>6,469</text:p>
          </table:table-cell>
          <table:table-cell office:value-type="float" office:value="-2.750052" calcext:value-type="float">
            <text:p>-2,75005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948186" calcext:value-type="float">
            <text:p>0,6948186</text:p>
          </table:table-cell>
          <table:table-cell table:formula="of:=[.A467]-[.E467]" office:value-type="float" office:value="6.47071245" calcext:value-type="float">
            <text:p>6,47071245</text:p>
          </table:table-cell>
          <table:table-cell table:formula="of:=[.B467]-[.D467]" office:value-type="float" office:value="0.150054" calcext:value-type="float">
            <text:p>0,150054</text:p>
          </table:table-cell>
          <table:table-cell table:formula="of:=[.A467]-[.C467]" office:value-type="float" office:value="0.00246459999999971" calcext:value-type="float">
            <text:p>0,0024646</text:p>
          </table:table-cell>
          <table:table-cell table:formula="of:=[.G467]-[.C467]" office:value-type="float" office:value="0.00171244999999942" calcext:value-type="float">
            <text:p>0,00171245</text:p>
          </table:table-cell>
          <table:table-cell table:formula="of:=[.J467]/[.I467]" office:value-type="float" office:value="0.694818631826514" calcext:value-type="float">
            <text:p>0,6948186318</text:p>
          </table:table-cell>
          <table:table-cell table:formula="of:=[.D467]+[.H467]*[.K467]" office:value-type="float" office:value="-2.6457916850199" calcext:value-type="float">
            <text:p>-2,645791685</text:p>
          </table:table-cell>
        </table:table-row>
        <table:table-row table:style-name="ro1">
          <table:table-cell office:value-type="float" office:value="6.4719659" calcext:value-type="float">
            <text:p>6,4719659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6.471" calcext:value-type="float">
            <text:p>6,471</text:p>
          </table:table-cell>
          <table:table-cell office:value-type="float" office:value="-2.645792" calcext:value-type="float">
            <text:p>-2,64579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2212962" calcext:value-type="float">
            <text:p>0,2212962</text:p>
          </table:table-cell>
          <table:table-cell table:formula="of:=[.A468]-[.E468]" office:value-type="float" office:value="6.47121375" calcext:value-type="float">
            <text:p>6,47121375</text:p>
          </table:table-cell>
          <table:table-cell table:formula="of:=[.B468]-[.D468]" office:value-type="float" office:value="0.0457940000000003" calcext:value-type="float">
            <text:p>0,045794</text:p>
          </table:table-cell>
          <table:table-cell table:formula="of:=[.A468]-[.C468]" office:value-type="float" office:value="0.000965899999999742" calcext:value-type="float">
            <text:p>0,0009659</text:p>
          </table:table-cell>
          <table:table-cell table:formula="of:=[.G468]-[.C468]" office:value-type="float" office:value="0.000213749999999457" calcext:value-type="float">
            <text:p>0,00021375</text:p>
          </table:table-cell>
          <table:table-cell table:formula="of:=[.J468]/[.I468]" office:value-type="float" office:value="0.221296200434325" calcext:value-type="float">
            <text:p>0,2212962004</text:p>
          </table:table-cell>
          <table:table-cell table:formula="of:=[.D468]+[.H468]*[.K468]" office:value-type="float" office:value="-2.63565796179731" calcext:value-type="float">
            <text:p>-2,6356579618</text:p>
          </table:table-cell>
        </table:table-row>
        <table:table-row table:style-name="ro1">
          <table:table-cell office:value-type="float" office:value="6.4995496" calcext:value-type="float">
            <text:p>6,4995496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6.471" calcext:value-type="float">
            <text:p>6,471</text:p>
          </table:table-cell>
          <table:table-cell office:value-type="float" office:value="-2.635658" calcext:value-type="float">
            <text:p>-2,635658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36546" calcext:value-type="float">
            <text:p>0,9736546</text:p>
          </table:table-cell>
          <table:table-cell table:formula="of:=[.A469]-[.E469]" office:value-type="float" office:value="6.49879745" calcext:value-type="float">
            <text:p>6,49879745</text:p>
          </table:table-cell>
          <table:table-cell table:formula="of:=[.B469]-[.D469]" office:value-type="float" office:value="0.33566" calcext:value-type="float">
            <text:p>0,33566</text:p>
          </table:table-cell>
          <table:table-cell table:formula="of:=[.A469]-[.C469]" office:value-type="float" office:value="0.0285495999999998" calcext:value-type="float">
            <text:p>0,0285496</text:p>
          </table:table-cell>
          <table:table-cell table:formula="of:=[.G469]-[.C469]" office:value-type="float" office:value="0.0277974499999996" calcext:value-type="float">
            <text:p>0,02779745</text:p>
          </table:table-cell>
          <table:table-cell table:formula="of:=[.J469]/[.I469]" office:value-type="float" office:value="0.973654622131298" calcext:value-type="float">
            <text:p>0,9736546221</text:p>
          </table:table-cell>
          <table:table-cell table:formula="of:=[.D469]+[.H469]*[.K469]" office:value-type="float" office:value="-2.30884108953541" calcext:value-type="float">
            <text:p>-2,3088410895</text:p>
          </table:table-cell>
        </table:table-row>
        <table:table-row table:style-name="ro1">
          <table:table-cell office:value-type="float" office:value="6.5015549" calcext:value-type="float">
            <text:p>6,5015549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6.499" calcext:value-type="float">
            <text:p>6,499</text:p>
          </table:table-cell>
          <table:table-cell office:value-type="float" office:value="-2.308841" calcext:value-type="float">
            <text:p>-2,308841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057419" calcext:value-type="float">
            <text:p>0,7057419</text:p>
          </table:table-cell>
          <table:table-cell table:formula="of:=[.A470]-[.E470]" office:value-type="float" office:value="6.5008031" calcext:value-type="float">
            <text:p>6,5008031</text:p>
          </table:table-cell>
          <table:table-cell table:formula="of:=[.B470]-[.D470]" office:value-type="float" office:value="0.00884300000000016" calcext:value-type="float">
            <text:p>0,008843</text:p>
          </table:table-cell>
          <table:table-cell table:formula="of:=[.A470]-[.C470]" office:value-type="float" office:value="0.00255490000000069" calcext:value-type="float">
            <text:p>0,0025549</text:p>
          </table:table-cell>
          <table:table-cell table:formula="of:=[.G470]-[.C470]" office:value-type="float" office:value="0.00180310000000095" calcext:value-type="float">
            <text:p>0,0018031</text:p>
          </table:table-cell>
          <table:table-cell table:formula="of:=[.J470]/[.I470]" office:value-type="float" office:value="0.705741907706938" calcext:value-type="float">
            <text:p>0,7057419077</text:p>
          </table:table-cell>
          <table:table-cell table:formula="of:=[.D470]+[.H470]*[.K470]" office:value-type="float" office:value="-2.30260012431015" calcext:value-type="float">
            <text:p>-2,3026001243</text:p>
          </table:table-cell>
        </table:table-row>
        <table:table-row table:style-name="ro1">
          <table:table-cell office:value-type="float" office:value="6.5050576" calcext:value-type="float">
            <text:p>6,5050576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501" calcext:value-type="float">
            <text:p>6,501</text:p>
          </table:table-cell>
          <table:table-cell office:value-type="float" office:value="-2.3026" calcext:value-type="float">
            <text:p>-2,3026</text:p>
          </table:table-cell>
          <table:table-cell office:value-type="float" office:value="0.00175135" calcext:value-type="float">
            <text:p>0,00175135</text:p>
          </table:table-cell>
          <table:table-cell office:value-type="float" office:value="0.5683779" calcext:value-type="float">
            <text:p>0,5683779</text:p>
          </table:table-cell>
          <table:table-cell table:formula="of:=[.A471]-[.E471]" office:value-type="float" office:value="6.50330625" calcext:value-type="float">
            <text:p>6,50330625</text:p>
          </table:table-cell>
          <table:table-cell table:formula="of:=[.B471]-[.D471]" office:value-type="float" office:value="0.152602" calcext:value-type="float">
            <text:p>0,152602</text:p>
          </table:table-cell>
          <table:table-cell table:formula="of:=[.A471]-[.C471]" office:value-type="float" office:value="0.00405759999999944" calcext:value-type="float">
            <text:p>0,0040576</text:p>
          </table:table-cell>
          <table:table-cell table:formula="of:=[.G471]-[.C471]" office:value-type="float" office:value="0.00230624999999929" calcext:value-type="float">
            <text:p>0,00230625</text:p>
          </table:table-cell>
          <table:table-cell table:formula="of:=[.J471]/[.I471]" office:value-type="float" office:value="0.568377858832711" calcext:value-type="float">
            <text:p>0,5683778588</text:p>
          </table:table-cell>
          <table:table-cell table:formula="of:=[.D471]+[.H471]*[.K471]" office:value-type="float" office:value="-2.21586440198641" calcext:value-type="float">
            <text:p>-2,215864402</text:p>
          </table:table-cell>
        </table:table-row>
        <table:table-row table:style-name="ro1">
          <table:table-cell office:value-type="float" office:value="6.5060601" calcext:value-type="float">
            <text:p>6,5060601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6.503" calcext:value-type="float">
            <text:p>6,503</text:p>
          </table:table-cell>
          <table:table-cell office:value-type="float" office:value="-2.215865" calcext:value-type="float">
            <text:p>-2,215865</text:p>
          </table:table-cell>
          <table:table-cell office:value-type="float" office:value="0.00175135" calcext:value-type="float">
            <text:p>0,00175135</text:p>
          </table:table-cell>
          <table:table-cell office:value-type="float" office:value="0.4276821" calcext:value-type="float">
            <text:p>0,4276821</text:p>
          </table:table-cell>
          <table:table-cell table:formula="of:=[.A472]-[.E472]" office:value-type="float" office:value="6.50430875" calcext:value-type="float">
            <text:p>6,50430875</text:p>
          </table:table-cell>
          <table:table-cell table:formula="of:=[.B472]-[.D472]" office:value-type="float" office:value="0.0658669999999999" calcext:value-type="float">
            <text:p>0,065867</text:p>
          </table:table-cell>
          <table:table-cell table:formula="of:=[.A472]-[.C472]" office:value-type="float" office:value="0.0030600999999999" calcext:value-type="float">
            <text:p>0,0030601</text:p>
          </table:table-cell>
          <table:table-cell table:formula="of:=[.G472]-[.C472]" office:value-type="float" office:value="0.00130874999999975" calcext:value-type="float">
            <text:p>0,00130875</text:p>
          </table:table-cell>
          <table:table-cell table:formula="of:=[.J472]/[.I472]" office:value-type="float" office:value="0.427682101892027" calcext:value-type="float">
            <text:p>0,4276821019</text:p>
          </table:table-cell>
          <table:table-cell table:formula="of:=[.D472]+[.H472]*[.K472]" office:value-type="float" office:value="-2.18769486299468" calcext:value-type="float">
            <text:p>-2,187694863</text:p>
          </table:table-cell>
        </table:table-row>
        <table:table-row table:style-name="ro1">
          <table:table-cell office:value-type="float" office:value="6.533574" calcext:value-type="float">
            <text:p>6,533574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6.504" calcext:value-type="float">
            <text:p>6,504</text:p>
          </table:table-cell>
          <table:table-cell office:value-type="float" office:value="-2.187695" calcext:value-type="float">
            <text:p>-2,187695</text:p>
          </table:table-cell>
          <table:table-cell office:value-type="float" office:value="0.00175135" calcext:value-type="float">
            <text:p>0,00175135</text:p>
          </table:table-cell>
          <table:table-cell office:value-type="float" office:value="0.9407808" calcext:value-type="float">
            <text:p>0,9407808</text:p>
          </table:table-cell>
          <table:table-cell table:formula="of:=[.A473]-[.E473]" office:value-type="float" office:value="6.53182265" calcext:value-type="float">
            <text:p>6,53182265</text:p>
          </table:table-cell>
          <table:table-cell table:formula="of:=[.B473]-[.D473]" office:value-type="float" office:value="0.337697" calcext:value-type="float">
            <text:p>0,337697</text:p>
          </table:table-cell>
          <table:table-cell table:formula="of:=[.A473]-[.C473]" office:value-type="float" office:value="0.0295740000000002" calcext:value-type="float">
            <text:p>0,029574</text:p>
          </table:table-cell>
          <table:table-cell table:formula="of:=[.G473]-[.C473]" office:value-type="float" office:value="0.0278226500000001" calcext:value-type="float">
            <text:p>0,02782265</text:p>
          </table:table-cell>
          <table:table-cell table:formula="of:=[.J473]/[.I473]" office:value-type="float" office:value="0.940780753364437" calcext:value-type="float">
            <text:p>0,9407807534</text:p>
          </table:table-cell>
          <table:table-cell table:formula="of:=[.D473]+[.H473]*[.K473]" office:value-type="float" office:value="-1.86999616193109" calcext:value-type="float">
            <text:p>-1,8699961619</text:p>
          </table:table-cell>
        </table:table-row>
        <table:table-row table:style-name="ro1">
          <table:table-cell office:value-type="float" office:value="6.5350778" calcext:value-type="float">
            <text:p>6,5350778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6.532" calcext:value-type="float">
            <text:p>6,532</text:p>
          </table:table-cell>
          <table:table-cell office:value-type="float" office:value="-1.869996" calcext:value-type="float">
            <text:p>-1,869996</text:p>
          </table:table-cell>
          <table:table-cell office:value-type="float" office:value="0.00175135" calcext:value-type="float">
            <text:p>0,00175135</text:p>
          </table:table-cell>
          <table:table-cell office:value-type="float" office:value="0.4309734" calcext:value-type="float">
            <text:p>0,4309734</text:p>
          </table:table-cell>
          <table:table-cell table:formula="of:=[.A474]-[.E474]" office:value-type="float" office:value="6.53332645" calcext:value-type="float">
            <text:p>6,53332645</text:p>
          </table:table-cell>
          <table:table-cell table:formula="of:=[.B474]-[.D474]" office:value-type="float" office:value="0.0199980000000002" calcext:value-type="float">
            <text:p>0,019998</text:p>
          </table:table-cell>
          <table:table-cell table:formula="of:=[.A474]-[.C474]" office:value-type="float" office:value="0.0030777999999998" calcext:value-type="float">
            <text:p>0,0030778</text:p>
          </table:table-cell>
          <table:table-cell table:formula="of:=[.G474]-[.C474]" office:value-type="float" office:value="0.00132644999999965" calcext:value-type="float">
            <text:p>0,00132645</text:p>
          </table:table-cell>
          <table:table-cell table:formula="of:=[.J474]/[.I474]" office:value-type="float" office:value="0.43097342257448" calcext:value-type="float">
            <text:p>0,4309734226</text:p>
          </table:table-cell>
          <table:table-cell table:formula="of:=[.D474]+[.H474]*[.K474]" office:value-type="float" office:value="-1.86137739349536" calcext:value-type="float">
            <text:p>-1,8613773935</text:p>
          </table:table-cell>
        </table:table-row>
        <table:table-row table:style-name="ro1">
          <table:table-cell office:value-type="float" office:value="6.5370837" calcext:value-type="float">
            <text:p>6,5370837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533" calcext:value-type="float">
            <text:p>6,533</text:p>
          </table:table-cell>
          <table:table-cell office:value-type="float" office:value="-1.861378" calcext:value-type="float">
            <text:p>-1,861378</text:p>
          </table:table-cell>
          <table:table-cell office:value-type="float" office:value="0.00100295" calcext:value-type="float">
            <text:p>0,00100295</text:p>
          </table:table-cell>
          <table:table-cell office:value-type="float" office:value="0.7544016" calcext:value-type="float">
            <text:p>0,7544016</text:p>
          </table:table-cell>
          <table:table-cell table:formula="of:=[.A475]-[.E475]" office:value-type="float" office:value="6.53608075" calcext:value-type="float">
            <text:p>6,53608075</text:p>
          </table:table-cell>
          <table:table-cell table:formula="of:=[.B475]-[.D475]" office:value-type="float" office:value="0.16138" calcext:value-type="float">
            <text:p>0,16138</text:p>
          </table:table-cell>
          <table:table-cell table:formula="of:=[.A475]-[.C475]" office:value-type="float" office:value="0.0040836999999998" calcext:value-type="float">
            <text:p>0,0040837</text:p>
          </table:table-cell>
          <table:table-cell table:formula="of:=[.G475]-[.C475]" office:value-type="float" office:value="0.00308074999999963" calcext:value-type="float">
            <text:p>0,00308075</text:p>
          </table:table-cell>
          <table:table-cell table:formula="of:=[.J475]/[.I475]" office:value-type="float" office:value="0.754401645566467" calcext:value-type="float">
            <text:p>0,7544016456</text:p>
          </table:table-cell>
          <table:table-cell table:formula="of:=[.D475]+[.H475]*[.K475]" office:value-type="float" office:value="-1.73963266243848" calcext:value-type="float">
            <text:p>-1,7396326624</text:p>
          </table:table-cell>
        </table:table-row>
        <table:table-row table:style-name="ro1">
          <table:table-cell office:value-type="float" office:value="6.5430467" calcext:value-type="float">
            <text:p>6,5430467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536" calcext:value-type="float">
            <text:p>6,536</text:p>
          </table:table-cell>
          <table:table-cell office:value-type="float" office:value="-1.739633" calcext:value-type="float">
            <text:p>-1,739633</text:p>
          </table:table-cell>
          <table:table-cell office:value-type="float" office:value="0.00100295" calcext:value-type="float">
            <text:p>0,00100295</text:p>
          </table:table-cell>
          <table:table-cell office:value-type="float" office:value="0.857671" calcext:value-type="float">
            <text:p>0,857671</text:p>
          </table:table-cell>
          <table:table-cell table:formula="of:=[.A476]-[.E476]" office:value-type="float" office:value="6.54204375" calcext:value-type="float">
            <text:p>6,54204375</text:p>
          </table:table-cell>
          <table:table-cell table:formula="of:=[.B476]-[.D476]" office:value-type="float" office:value="0.0396350000000001" calcext:value-type="float">
            <text:p>0,039635</text:p>
          </table:table-cell>
          <table:table-cell table:formula="of:=[.A476]-[.C476]" office:value-type="float" office:value="0.00704670000000007" calcext:value-type="float">
            <text:p>0,0070467</text:p>
          </table:table-cell>
          <table:table-cell table:formula="of:=[.G476]-[.C476]" office:value-type="float" office:value="0.0060437499999999" calcext:value-type="float">
            <text:p>0,00604375</text:p>
          </table:table-cell>
          <table:table-cell table:formula="of:=[.J476]/[.I476]" office:value-type="float" office:value="0.857670966551697" calcext:value-type="float">
            <text:p>0,8576709666</text:p>
          </table:table-cell>
          <table:table-cell table:formula="of:=[.D476]+[.H476]*[.K476]" office:value-type="float" office:value="-1.70563921124072" calcext:value-type="float">
            <text:p>-1,7056392112</text:p>
          </table:table-cell>
        </table:table-row>
        <table:table-row table:style-name="ro1">
          <table:table-cell office:value-type="float" office:value="6.5440515" calcext:value-type="float">
            <text:p>6,5440515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542" calcext:value-type="float">
            <text:p>6,542</text:p>
          </table:table-cell>
          <table:table-cell office:value-type="float" office:value="-1.705639" calcext:value-type="float">
            <text:p>-1,70563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778455" calcext:value-type="float">
            <text:p>0,8778455</text:p>
          </table:table-cell>
          <table:table-cell table:formula="of:=[.A477]-[.E477]" office:value-type="float" office:value="6.5438009" calcext:value-type="float">
            <text:p>6,5438009</text:p>
          </table:table-cell>
          <table:table-cell table:formula="of:=[.B477]-[.D477]" office:value-type="float" office:value="0.00564100000000023" calcext:value-type="float">
            <text:p>0,005641</text:p>
          </table:table-cell>
          <table:table-cell table:formula="of:=[.A477]-[.C477]" office:value-type="float" office:value="0.00205150000000032" calcext:value-type="float">
            <text:p>0,0020515</text:p>
          </table:table-cell>
          <table:table-cell table:formula="of:=[.G477]-[.C477]" office:value-type="float" office:value="0.00180090000000011" calcext:value-type="float">
            <text:p>0,0018009</text:p>
          </table:table-cell>
          <table:table-cell table:formula="of:=[.J477]/[.I477]" office:value-type="float" office:value="0.877845478917781" calcext:value-type="float">
            <text:p>0,8778454789</text:p>
          </table:table-cell>
          <table:table-cell table:formula="of:=[.D477]+[.H477]*[.K477]" office:value-type="float" office:value="-1.70068707365342" calcext:value-type="float">
            <text:p>-1,7006870737</text:p>
          </table:table-cell>
        </table:table-row>
        <table:table-row table:style-name="ro1">
          <table:table-cell office:value-type="float" office:value="6.5445528" calcext:value-type="float">
            <text:p>6,5445528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544" calcext:value-type="float">
            <text:p>6,544</text:p>
          </table:table-cell>
          <table:table-cell office:value-type="float" office:value="-1.700687" calcext:value-type="float">
            <text:p>-1,70068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465811" calcext:value-type="float">
            <text:p>0,5465811</text:p>
          </table:table-cell>
          <table:table-cell table:formula="of:=[.A478]-[.E478]" office:value-type="float" office:value="6.54430215" calcext:value-type="float">
            <text:p>6,54430215</text:p>
          </table:table-cell>
          <table:table-cell table:formula="of:=[.B478]-[.D478]" office:value-type="float" office:value="0.00068899999999994" calcext:value-type="float">
            <text:p>0,000689</text:p>
          </table:table-cell>
          <table:table-cell table:formula="of:=[.A478]-[.C478]" office:value-type="float" office:value="0.000552799999999465" calcext:value-type="float">
            <text:p>0,0005528</text:p>
          </table:table-cell>
          <table:table-cell table:formula="of:=[.G478]-[.C478]" office:value-type="float" office:value="0.000302149999999557" calcext:value-type="float">
            <text:p>0,00030215</text:p>
          </table:table-cell>
          <table:table-cell table:formula="of:=[.J478]/[.I478]" office:value-type="float" office:value="0.54658104196789" calcext:value-type="float">
            <text:p>0,546581042</text:p>
          </table:table-cell>
          <table:table-cell table:formula="of:=[.D478]+[.H478]*[.K478]" office:value-type="float" office:value="-1.70031040566208" calcext:value-type="float">
            <text:p>-1,7003104057</text:p>
          </table:table-cell>
        </table:table-row>
        <table:table-row table:style-name="ro1">
          <table:table-cell office:value-type="float" office:value="6.5455553" calcext:value-type="float">
            <text:p>6,5455553</text:p>
          </table:table-cell>
          <table:table-cell office:value-type="float" office:value="-1.699998" calcext:value-type="float">
            <text:p>-1,699998</text:p>
          </table:table-cell>
          <table:table-cell office:value-type="float" office:value="6.544" calcext:value-type="float">
            <text:p>6,544</text:p>
          </table:table-cell>
          <table:table-cell office:value-type="float" office:value="-1.700311" calcext:value-type="float">
            <text:p>-1,70031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88414" calcext:value-type="float">
            <text:p>0,8388414</text:p>
          </table:table-cell>
          <table:table-cell table:formula="of:=[.A479]-[.E479]" office:value-type="float" office:value="6.54530465" calcext:value-type="float">
            <text:p>6,54530465</text:p>
          </table:table-cell>
          <table:table-cell table:formula="of:=[.B479]-[.D479]" office:value-type="float" office:value="0.00031300000000023" calcext:value-type="float">
            <text:p>0,000313</text:p>
          </table:table-cell>
          <table:table-cell table:formula="of:=[.A479]-[.C479]" office:value-type="float" office:value="0.0015552999999997" calcext:value-type="float">
            <text:p>0,0015553</text:p>
          </table:table-cell>
          <table:table-cell table:formula="of:=[.G479]-[.C479]" office:value-type="float" office:value="0.0013046499999998" calcext:value-type="float">
            <text:p>0,00130465</text:p>
          </table:table-cell>
          <table:table-cell table:formula="of:=[.J479]/[.I479]" office:value-type="float" office:value="0.838841381084064" calcext:value-type="float">
            <text:p>0,8388413811</text:p>
          </table:table-cell>
          <table:table-cell table:formula="of:=[.D479]+[.H479]*[.K479]" office:value-type="float" office:value="-1.70004844264772" calcext:value-type="float">
            <text:p>-1,7000484426</text:p>
          </table:table-cell>
        </table:table-row>
        <table:table-row table:style-name="ro1">
          <table:table-cell office:value-type="float" office:value="6.5675045" calcext:value-type="float">
            <text:p>6,5675045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6.545" calcext:value-type="float">
            <text:p>6,545</text:p>
          </table:table-cell>
          <table:table-cell office:value-type="float" office:value="-1.700049" calcext:value-type="float">
            <text:p>-1,70004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88622" calcext:value-type="float">
            <text:p>0,9888622</text:p>
          </table:table-cell>
          <table:table-cell table:formula="of:=[.A480]-[.E480]" office:value-type="float" office:value="6.56725385" calcext:value-type="float">
            <text:p>6,56725385</text:p>
          </table:table-cell>
          <table:table-cell table:formula="of:=[.B480]-[.D480]" office:value-type="float" office:value="0.300051" calcext:value-type="float">
            <text:p>0,300051</text:p>
          </table:table-cell>
          <table:table-cell table:formula="of:=[.A480]-[.C480]" office:value-type="float" office:value="0.0225045000000001" calcext:value-type="float">
            <text:p>0,0225045</text:p>
          </table:table-cell>
          <table:table-cell table:formula="of:=[.G480]-[.C480]" office:value-type="float" office:value="0.0222538500000002" calcext:value-type="float">
            <text:p>0,02225385</text:p>
          </table:table-cell>
          <table:table-cell table:formula="of:=[.J480]/[.I480]" office:value-type="float" office:value="0.988862227554493" calcext:value-type="float">
            <text:p>0,9888622276</text:p>
          </table:table-cell>
          <table:table-cell table:formula="of:=[.D480]+[.H480]*[.K480]" office:value-type="float" office:value="-1.40333989976005" calcext:value-type="float">
            <text:p>-1,4033398998</text:p>
          </table:table-cell>
        </table:table-row>
        <table:table-row table:style-name="ro1">
          <table:table-cell office:value-type="float" office:value="6.5700116" calcext:value-type="float">
            <text:p>6,5700116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6.567" calcext:value-type="float">
            <text:p>6,567</text:p>
          </table:table-cell>
          <table:table-cell office:value-type="float" office:value="-1.40334" calcext:value-type="float">
            <text:p>-1,4033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67718" calcext:value-type="float">
            <text:p>0,9167718</text:p>
          </table:table-cell>
          <table:table-cell table:formula="of:=[.A481]-[.E481]" office:value-type="float" office:value="6.56976095" calcext:value-type="float">
            <text:p>6,56976095</text:p>
          </table:table-cell>
          <table:table-cell table:formula="of:=[.B481]-[.D481]" office:value-type="float" office:value="0.00334199999999996" calcext:value-type="float">
            <text:p>0,003342</text:p>
          </table:table-cell>
          <table:table-cell table:formula="of:=[.A481]-[.C481]" office:value-type="float" office:value="0.00301159999999978" calcext:value-type="float">
            <text:p>0,0030116</text:p>
          </table:table-cell>
          <table:table-cell table:formula="of:=[.G481]-[.C481]" office:value-type="float" office:value="0.00276094999999987" calcext:value-type="float">
            <text:p>0,00276095</text:p>
          </table:table-cell>
          <table:table-cell table:formula="of:=[.J481]/[.I481]" office:value-type="float" office:value="0.916771815646193" calcext:value-type="float">
            <text:p>0,9167718156</text:p>
          </table:table-cell>
          <table:table-cell table:formula="of:=[.D481]+[.H481]*[.K481]" office:value-type="float" office:value="-1.40027614859211" calcext:value-type="float">
            <text:p>-1,4002761486</text:p>
          </table:table-cell>
        </table:table-row>
        <table:table-row table:style-name="ro1">
          <table:table-cell office:value-type="float" office:value="6.6020484" calcext:value-type="float">
            <text:p>6,6020484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6.57" calcext:value-type="float">
            <text:p>6,57</text:p>
          </table:table-cell>
          <table:table-cell office:value-type="float" office:value="-1.400276" calcext:value-type="float">
            <text:p>-1,400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82]-[.E482]" office:value-type="float" office:value="6.6020484" calcext:value-type="float">
            <text:p>6,6020484</text:p>
          </table:table-cell>
          <table:table-cell table:formula="of:=[.B482]-[.D482]" office:value-type="float" office:value="0.4502776" calcext:value-type="float">
            <text:p>0,4502776</text:p>
          </table:table-cell>
          <table:table-cell table:formula="of:=[.A482]-[.C482]" office:value-type="float" office:value="0.0320483999999999" calcext:value-type="float">
            <text:p>0,0320484</text:p>
          </table:table-cell>
          <table:table-cell table:formula="of:=[.G482]-[.C482]" office:value-type="float" office:value="0.0320483999999999" calcext:value-type="float">
            <text:p>0,0320484</text:p>
          </table:table-cell>
          <table:table-cell table:formula="of:=[.J482]/[.I482]" office:value-type="float" office:value="1" calcext:value-type="float">
            <text:p>1</text:p>
          </table:table-cell>
          <table:table-cell table:formula="of:=[.D482]+[.H482]*[.K482]" office:value-type="float" office:value="-0.9499984" calcext:value-type="float">
            <text:p>-0,9499984</text:p>
          </table:table-cell>
        </table:table-row>
        <table:table-row table:style-name="ro1">
          <table:table-cell office:value-type="float" office:value="6.6045595" calcext:value-type="float">
            <text:p>6,6045595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6.602" calcext:value-type="float">
            <text:p>6,602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83]-[.E483]" office:value-type="float" office:value="6.6045595" calcext:value-type="float">
            <text:p>6,6045595</text:p>
          </table:table-cell>
          <table:table-cell table:formula="of:=[.B483]-[.D483]" office:value-type="float" office:value="0.15" calcext:value-type="float">
            <text:p>0,15</text:p>
          </table:table-cell>
          <table:table-cell table:formula="of:=[.A483]-[.C483]" office:value-type="float" office:value="0.00255949999999938" calcext:value-type="float">
            <text:p>0,0025595</text:p>
          </table:table-cell>
          <table:table-cell table:formula="of:=[.G483]-[.C483]" office:value-type="float" office:value="0.00255949999999938" calcext:value-type="float">
            <text:p>0,0025595</text:p>
          </table:table-cell>
          <table:table-cell table:formula="of:=[.J483]/[.I483]" office:value-type="float" office:value="1" calcext:value-type="float">
            <text:p>1</text:p>
          </table:table-cell>
          <table:table-cell table:formula="of:=[.D483]+[.H483]*[.K483]" office:value-type="float" office:value="-0.7999984" calcext:value-type="float">
            <text:p>-0,7999984</text:p>
          </table:table-cell>
        </table:table-row>
        <table:table-row table:style-name="ro1">
          <table:table-cell office:value-type="float" office:value="6.6070669" calcext:value-type="float">
            <text:p>6,6070669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6.605" calcext:value-type="float">
            <text:p>6,605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14829" calcext:value-type="float">
            <text:p>0,514829</text:p>
          </table:table-cell>
          <table:table-cell table:formula="of:=[.A484]-[.E484]" office:value-type="float" office:value="6.6060641" calcext:value-type="float">
            <text:p>6,6060641</text:p>
          </table:table-cell>
          <table:table-cell table:formula="of:=[.B484]-[.D484]" office:value-type="float" office:value="0" calcext:value-type="float">
            <text:p>0</text:p>
          </table:table-cell>
          <table:table-cell table:formula="of:=[.A484]-[.C484]" office:value-type="float" office:value="0.00206689999999909" calcext:value-type="float">
            <text:p>0,0020669</text:p>
          </table:table-cell>
          <table:table-cell table:formula="of:=[.G484]-[.C484]" office:value-type="float" office:value="0.0010640999999989" calcext:value-type="float">
            <text:p>0,0010641</text:p>
          </table:table-cell>
          <table:table-cell table:formula="of:=[.J484]/[.I484]" office:value-type="float" office:value="0.514828970922332" calcext:value-type="float">
            <text:p>0,5148289709</text:p>
          </table:table-cell>
          <table:table-cell table:formula="of:=[.D484]+[.H484]*[.K484]" office:value-type="float" office:value="-0.7999984" calcext:value-type="float">
            <text:p>-0,7999984</text:p>
          </table:table-cell>
        </table:table-row>
        <table:table-row table:style-name="ro1">
          <table:table-cell office:value-type="float" office:value="6.6349433" calcext:value-type="float">
            <text:p>6,6349433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6.606" calcext:value-type="float">
            <text:p>6,606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5353" calcext:value-type="float">
            <text:p>0,965353</text:p>
          </table:table-cell>
          <table:table-cell table:formula="of:=[.A485]-[.E485]" office:value-type="float" office:value="6.6339405" calcext:value-type="float">
            <text:p>6,6339405</text:p>
          </table:table-cell>
          <table:table-cell table:formula="of:=[.B485]-[.D485]" office:value-type="float" office:value="0.3" calcext:value-type="float">
            <text:p>0,3</text:p>
          </table:table-cell>
          <table:table-cell table:formula="of:=[.A485]-[.C485]" office:value-type="float" office:value="0.0289432999999999" calcext:value-type="float">
            <text:p>0,0289433</text:p>
          </table:table-cell>
          <table:table-cell table:formula="of:=[.G485]-[.C485]" office:value-type="float" office:value="0.0279404999999997" calcext:value-type="float">
            <text:p>0,0279405</text:p>
          </table:table-cell>
          <table:table-cell table:formula="of:=[.J485]/[.I485]" office:value-type="float" office:value="0.965352948696237" calcext:value-type="float">
            <text:p>0,9653529487</text:p>
          </table:table-cell>
          <table:table-cell table:formula="of:=[.D485]+[.H485]*[.K485]" office:value-type="float" office:value="-0.510392515391129" calcext:value-type="float">
            <text:p>-0,5103925154</text:p>
          </table:table-cell>
        </table:table-row>
        <table:table-row table:style-name="ro1">
          <table:table-cell office:value-type="float" office:value="6.6359451" calcext:value-type="float">
            <text:p>6,6359451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6.634" calcext:value-type="float">
            <text:p>6,634</text:p>
          </table:table-cell>
          <table:table-cell office:value-type="float" office:value="-0.5103925" calcext:value-type="float">
            <text:p>-0,5103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86]-[.E486]" office:value-type="float" office:value="6.6359451" calcext:value-type="float">
            <text:p>6,6359451</text:p>
          </table:table-cell>
          <table:table-cell table:formula="of:=[.B486]-[.D486]" office:value-type="float" office:value="0.0103941000000001" calcext:value-type="float">
            <text:p>0,0103941</text:p>
          </table:table-cell>
          <table:table-cell table:formula="of:=[.A486]-[.C486]" office:value-type="float" office:value="0.00194509999999948" calcext:value-type="float">
            <text:p>0,0019451</text:p>
          </table:table-cell>
          <table:table-cell table:formula="of:=[.G486]-[.C486]" office:value-type="float" office:value="0.00194509999999948" calcext:value-type="float">
            <text:p>0,0019451</text:p>
          </table:table-cell>
          <table:table-cell table:formula="of:=[.J486]/[.I486]" office:value-type="float" office:value="1" calcext:value-type="float">
            <text:p>1</text:p>
          </table:table-cell>
          <table:table-cell table:formula="of:=[.D486]+[.H486]*[.K486]" office:value-type="float" office:value="-0.4999984" calcext:value-type="float">
            <text:p>-0,4999984</text:p>
          </table:table-cell>
        </table:table-row>
        <table:table-row table:style-name="ro1">
          <table:table-cell office:value-type="float" office:value="6.6414603" calcext:value-type="float">
            <text:p>6,6414603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636" calcext:value-type="float">
            <text:p>6,636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87]-[.E487]" office:value-type="float" office:value="6.6414603" calcext:value-type="float">
            <text:p>6,6414603</text:p>
          </table:table-cell>
          <table:table-cell table:formula="of:=[.B487]-[.D487]" office:value-type="float" office:value="0.15" calcext:value-type="float">
            <text:p>0,15</text:p>
          </table:table-cell>
          <table:table-cell table:formula="of:=[.A487]-[.C487]" office:value-type="float" office:value="0.0054603000000002" calcext:value-type="float">
            <text:p>0,0054603</text:p>
          </table:table-cell>
          <table:table-cell table:formula="of:=[.G487]-[.C487]" office:value-type="float" office:value="0.0054603000000002" calcext:value-type="float">
            <text:p>0,0054603</text:p>
          </table:table-cell>
          <table:table-cell table:formula="of:=[.J487]/[.I487]" office:value-type="float" office:value="1" calcext:value-type="float">
            <text:p>1</text:p>
          </table:table-cell>
          <table:table-cell table:formula="of:=[.D487]+[.H487]*[.K487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6.6419616" calcext:value-type="float">
            <text:p>6,6419616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641" calcext:value-type="float">
            <text:p>6,641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488]-[.E488]" office:value-type="float" office:value="6.6419616" calcext:value-type="float">
            <text:p>6,6419616</text:p>
          </table:table-cell>
          <table:table-cell table:formula="of:=[.B488]-[.D488]" office:value-type="float" office:value="0" calcext:value-type="float">
            <text:p>0</text:p>
          </table:table-cell>
          <table:table-cell table:formula="of:=[.A488]-[.C488]" office:value-type="float" office:value="0.000961600000000118" calcext:value-type="float">
            <text:p>0,0009616</text:p>
          </table:table-cell>
          <table:table-cell table:formula="of:=[.G488]-[.C488]" office:value-type="float" office:value="0.000961600000000118" calcext:value-type="float">
            <text:p>0,0009616</text:p>
          </table:table-cell>
          <table:table-cell table:formula="of:=[.J488]/[.I488]" office:value-type="float" office:value="1" calcext:value-type="float">
            <text:p>1</text:p>
          </table:table-cell>
          <table:table-cell table:formula="of:=[.D488]+[.H488]*[.K488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6.6434705" calcext:value-type="float">
            <text:p>6,6434705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6.642" calcext:value-type="float">
            <text:p>6,642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0.00075445" calcext:value-type="float">
            <text:p>0,00075445</text:p>
          </table:table-cell>
          <table:table-cell office:value-type="float" office:value="0.4869432" calcext:value-type="float">
            <text:p>0,4869432</text:p>
          </table:table-cell>
          <table:table-cell table:formula="of:=[.A489]-[.E489]" office:value-type="float" office:value="6.64271605" calcext:value-type="float">
            <text:p>6,64271605</text:p>
          </table:table-cell>
          <table:table-cell table:formula="of:=[.B489]-[.D489]" office:value-type="float" office:value="0" calcext:value-type="float">
            <text:p>0</text:p>
          </table:table-cell>
          <table:table-cell table:formula="of:=[.A489]-[.C489]" office:value-type="float" office:value="0.00147049999999993" calcext:value-type="float">
            <text:p>0,0014705</text:p>
          </table:table-cell>
          <table:table-cell table:formula="of:=[.G489]-[.C489]" office:value-type="float" office:value="0.000716050000000301" calcext:value-type="float">
            <text:p>0,00071605</text:p>
          </table:table-cell>
          <table:table-cell table:formula="of:=[.J489]/[.I489]" office:value-type="float" office:value="0.486943216593224" calcext:value-type="float">
            <text:p>0,4869432166</text:p>
          </table:table-cell>
          <table:table-cell table:formula="of:=[.D489]+[.H489]*[.K489]" office:value-type="float" office:value="-0.3499984" calcext:value-type="float">
            <text:p>-0,3499984</text:p>
          </table:table-cell>
        </table:table-row>
        <table:table-row table:style-name="ro1">
          <table:table-cell office:value-type="float" office:value="6.6700426" calcext:value-type="float">
            <text:p>6,6700426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6.643" calcext:value-type="float">
            <text:p>6,643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0.00075445" calcext:value-type="float">
            <text:p>0,00075445</text:p>
          </table:table-cell>
          <table:table-cell office:value-type="float" office:value="0.9721014" calcext:value-type="float">
            <text:p>0,9721014</text:p>
          </table:table-cell>
          <table:table-cell table:formula="of:=[.A490]-[.E490]" office:value-type="float" office:value="6.66928815" calcext:value-type="float">
            <text:p>6,66928815</text:p>
          </table:table-cell>
          <table:table-cell table:formula="of:=[.B490]-[.D490]" office:value-type="float" office:value="0.3" calcext:value-type="float">
            <text:p>0,3</text:p>
          </table:table-cell>
          <table:table-cell table:formula="of:=[.A490]-[.C490]" office:value-type="float" office:value="0.0270426000000006" calcext:value-type="float">
            <text:p>0,0270426</text:p>
          </table:table-cell>
          <table:table-cell table:formula="of:=[.G490]-[.C490]" office:value-type="float" office:value="0.026288150000001" calcext:value-type="float">
            <text:p>0,02628815</text:p>
          </table:table-cell>
          <table:table-cell table:formula="of:=[.J490]/[.I490]" office:value-type="float" office:value="0.972101425158838" calcext:value-type="float">
            <text:p>0,9721014252</text:p>
          </table:table-cell>
          <table:table-cell table:formula="of:=[.D490]+[.H490]*[.K490]" office:value-type="float" office:value="-0.0583679724523487" calcext:value-type="float">
            <text:p>-0,0583679725</text:p>
          </table:table-cell>
        </table:table-row>
        <table:table-row table:style-name="ro1">
          <table:table-cell office:value-type="float" office:value="6.6740579" calcext:value-type="float">
            <text:p>6,6740579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669" calcext:value-type="float">
            <text:p>6,669</text:p>
          </table:table-cell>
          <table:table-cell office:value-type="float" office:value="-0.05836797" calcext:value-type="float">
            <text:p>-0,05836797</text:p>
          </table:table-cell>
          <table:table-cell office:value-type="float" office:value="0.00175685" calcext:value-type="float">
            <text:p>0,00175685</text:p>
          </table:table-cell>
          <table:table-cell office:value-type="float" office:value="0.6526523" calcext:value-type="float">
            <text:p>0,6526523</text:p>
          </table:table-cell>
          <table:table-cell table:formula="of:=[.A491]-[.E491]" office:value-type="float" office:value="6.67230105" calcext:value-type="float">
            <text:p>6,67230105</text:p>
          </table:table-cell>
          <table:table-cell table:formula="of:=[.B491]-[.D491]" office:value-type="float" office:value="0.15836957" calcext:value-type="float">
            <text:p>0,15836957</text:p>
          </table:table-cell>
          <table:table-cell table:formula="of:=[.A491]-[.C491]" office:value-type="float" office:value="0.00505789999999973" calcext:value-type="float">
            <text:p>0,0050579</text:p>
          </table:table-cell>
          <table:table-cell table:formula="of:=[.G491]-[.C491]" office:value-type="float" office:value="0.00330105000000014" calcext:value-type="float">
            <text:p>0,00330105</text:p>
          </table:table-cell>
          <table:table-cell table:formula="of:=[.J491]/[.I491]" office:value-type="float" office:value="0.652652286522137" calcext:value-type="float">
            <text:p>0,6526522865</text:p>
          </table:table-cell>
          <table:table-cell table:formula="of:=[.D491]+[.H491]*[.K491]" office:value-type="float" office:value="0.0449922919760276" calcext:value-type="float">
            <text:p>0,044992292</text:p>
          </table:table-cell>
        </table:table-row>
        <table:table-row table:style-name="ro1">
          <table:table-cell office:value-type="float" office:value="6.6765645" calcext:value-type="float">
            <text:p>6,6765645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672" calcext:value-type="float">
            <text:p>6,672</text:p>
          </table:table-cell>
          <table:table-cell office:value-type="float" office:value="0.04499229" calcext:value-type="float">
            <text:p>0,04499229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803046" calcext:value-type="float">
            <text:p>0,7803046</text:p>
          </table:table-cell>
          <table:table-cell table:formula="of:=[.A492]-[.E492]" office:value-type="float" office:value="6.6755617" calcext:value-type="float">
            <text:p>6,6755617</text:p>
          </table:table-cell>
          <table:table-cell table:formula="of:=[.B492]-[.D492]" office:value-type="float" office:value="0.05500931" calcext:value-type="float">
            <text:p>0,05500931</text:p>
          </table:table-cell>
          <table:table-cell table:formula="of:=[.A492]-[.C492]" office:value-type="float" office:value="0.00456449999999986" calcext:value-type="float">
            <text:p>0,0045645</text:p>
          </table:table-cell>
          <table:table-cell table:formula="of:=[.G492]-[.C492]" office:value-type="float" office:value="0.00356169999999967" calcext:value-type="float">
            <text:p>0,0035617</text:p>
          </table:table-cell>
          <table:table-cell table:formula="of:=[.J492]/[.I492]" office:value-type="float" office:value="0.780304524044206" calcext:value-type="float">
            <text:p>0,780304524</text:p>
          </table:table-cell>
          <table:table-cell table:formula="of:=[.D492]+[.H492]*[.K492]" office:value-type="float" office:value="0.0879163034575502" calcext:value-type="float">
            <text:p>0,0879163035</text:p>
          </table:table-cell>
        </table:table-row>
        <table:table-row table:style-name="ro1">
          <table:table-cell office:value-type="float" office:value="6.6775667" calcext:value-type="float">
            <text:p>6,6775667</text:p>
          </table:table-cell>
          <table:table-cell office:value-type="float" office:value="0.1000016" calcext:value-type="float">
            <text:p>0,1000016</text:p>
          </table:table-cell>
          <table:table-cell office:value-type="float" office:value="6.676" calcext:value-type="float">
            <text:p>6,676</text:p>
          </table:table-cell>
          <table:table-cell office:value-type="float" office:value="0.08791631" calcext:value-type="float">
            <text:p>0,0879163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3599285" calcext:value-type="float">
            <text:p>0,3599285</text:p>
          </table:table-cell>
          <table:table-cell table:formula="of:=[.A493]-[.E493]" office:value-type="float" office:value="6.6765639" calcext:value-type="float">
            <text:p>6,6765639</text:p>
          </table:table-cell>
          <table:table-cell table:formula="of:=[.B493]-[.D493]" office:value-type="float" office:value="0.01208529" calcext:value-type="float">
            <text:p>0,01208529</text:p>
          </table:table-cell>
          <table:table-cell table:formula="of:=[.A493]-[.C493]" office:value-type="float" office:value="0.0015666999999997" calcext:value-type="float">
            <text:p>0,0015667</text:p>
          </table:table-cell>
          <table:table-cell table:formula="of:=[.G493]-[.C493]" office:value-type="float" office:value="0.000563899999999506" calcext:value-type="float">
            <text:p>0,0005639</text:p>
          </table:table-cell>
          <table:table-cell table:formula="of:=[.J493]/[.I493]" office:value-type="float" office:value="0.35992851215907" calcext:value-type="float">
            <text:p>0,3599285122</text:p>
          </table:table-cell>
          <table:table-cell table:formula="of:=[.D493]+[.H493]*[.K493]" office:value-type="float" office:value="0.0922661504487109" calcext:value-type="float">
            <text:p>0,0922661504</text:p>
          </table:table-cell>
        </table:table-row>
        <table:table-row table:style-name="ro1">
          <table:table-cell office:value-type="float" office:value="6.7039476" calcext:value-type="float">
            <text:p>6,7039476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6.677" calcext:value-type="float">
            <text:p>6,677</text:p>
          </table:table-cell>
          <table:table-cell office:value-type="float" office:value="0.09226615" calcext:value-type="float">
            <text:p>0,09226615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2787" calcext:value-type="float">
            <text:p>0,962787</text:p>
          </table:table-cell>
          <table:table-cell table:formula="of:=[.A494]-[.E494]" office:value-type="float" office:value="6.7029448" calcext:value-type="float">
            <text:p>6,7029448</text:p>
          </table:table-cell>
          <table:table-cell table:formula="of:=[.B494]-[.D494]" office:value-type="float" office:value="0.30773545" calcext:value-type="float">
            <text:p>0,30773545</text:p>
          </table:table-cell>
          <table:table-cell table:formula="of:=[.A494]-[.C494]" office:value-type="float" office:value="0.0269476000000006" calcext:value-type="float">
            <text:p>0,0269476</text:p>
          </table:table-cell>
          <table:table-cell table:formula="of:=[.G494]-[.C494]" office:value-type="float" office:value="0.0259448000000004" calcext:value-type="float">
            <text:p>0,0259448</text:p>
          </table:table-cell>
          <table:table-cell table:formula="of:=[.J494]/[.I494]" office:value-type="float" office:value="0.962787038548881" calcext:value-type="float">
            <text:p>0,9627870385</text:p>
          </table:table-cell>
          <table:table-cell table:formula="of:=[.D494]+[.H494]*[.K494]" office:value-type="float" office:value="0.388549852562007" calcext:value-type="float">
            <text:p>0,3885498526</text:p>
          </table:table-cell>
        </table:table-row>
        <table:table-row table:style-name="ro1">
          <table:table-cell office:value-type="float" office:value="6.7059524" calcext:value-type="float">
            <text:p>6,7059524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703" calcext:value-type="float">
            <text:p>6,703</text:p>
          </table:table-cell>
          <table:table-cell office:value-type="float" office:value="0.3885499" calcext:value-type="float">
            <text:p>0,3885499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603441" calcext:value-type="float">
            <text:p>0,6603441</text:p>
          </table:table-cell>
          <table:table-cell table:formula="of:=[.A495]-[.E495]" office:value-type="float" office:value="6.7049496" calcext:value-type="float">
            <text:p>6,7049496</text:p>
          </table:table-cell>
          <table:table-cell table:formula="of:=[.B495]-[.D495]" office:value-type="float" office:value="0.1614517" calcext:value-type="float">
            <text:p>0,1614517</text:p>
          </table:table-cell>
          <table:table-cell table:formula="of:=[.A495]-[.C495]" office:value-type="float" office:value="0.00295239999999986" calcext:value-type="float">
            <text:p>0,0029524</text:p>
          </table:table-cell>
          <table:table-cell table:formula="of:=[.G495]-[.C495]" office:value-type="float" office:value="0.00194959999999966" calcext:value-type="float">
            <text:p>0,0019496</text:p>
          </table:table-cell>
          <table:table-cell table:formula="of:=[.J495]/[.I495]" office:value-type="float" office:value="0.660344126812003" calcext:value-type="float">
            <text:p>0,6603441268</text:p>
          </table:table-cell>
          <table:table-cell table:formula="of:=[.D495]+[.H495]*[.K495]" office:value-type="float" office:value="0.495163581858813" calcext:value-type="float">
            <text:p>0,4951635819</text:p>
          </table:table-cell>
        </table:table-row>
        <table:table-row table:style-name="ro1">
          <table:table-cell office:value-type="float" office:value="6.7094617" calcext:value-type="float">
            <text:p>6,7094617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705" calcext:value-type="float">
            <text:p>6,705</text:p>
          </table:table-cell>
          <table:table-cell office:value-type="float" office:value="0.4951636" calcext:value-type="float">
            <text:p>0,495163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752426" calcext:value-type="float">
            <text:p>0,7752426</text:p>
          </table:table-cell>
          <table:table-cell table:formula="of:=[.A496]-[.E496]" office:value-type="float" office:value="6.7084589" calcext:value-type="float">
            <text:p>6,7084589</text:p>
          </table:table-cell>
          <table:table-cell table:formula="of:=[.B496]-[.D496]" office:value-type="float" office:value="0.054838" calcext:value-type="float">
            <text:p>0,054838</text:p>
          </table:table-cell>
          <table:table-cell table:formula="of:=[.A496]-[.C496]" office:value-type="float" office:value="0.00446170000000024" calcext:value-type="float">
            <text:p>0,0044617</text:p>
          </table:table-cell>
          <table:table-cell table:formula="of:=[.G496]-[.C496]" office:value-type="float" office:value="0.00345890000000004" calcext:value-type="float">
            <text:p>0,0034589</text:p>
          </table:table-cell>
          <table:table-cell table:formula="of:=[.J496]/[.I496]" office:value-type="float" office:value="0.775242620525777" calcext:value-type="float">
            <text:p>0,7752426205</text:p>
          </table:table-cell>
          <table:table-cell table:formula="of:=[.D496]+[.H496]*[.K496]" office:value-type="float" office:value="0.537676354824393" calcext:value-type="float">
            <text:p>0,5376763548</text:p>
          </table:table-cell>
        </table:table-row>
        <table:table-row table:style-name="ro1">
          <table:table-cell office:value-type="float" office:value="6.7119683" calcext:value-type="float">
            <text:p>6,7119683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708" calcext:value-type="float">
            <text:p>6,708</text:p>
          </table:table-cell>
          <table:table-cell office:value-type="float" office:value="0.5376764" calcext:value-type="float">
            <text:p>0,537676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7473351" calcext:value-type="float">
            <text:p>0,7473351</text:p>
          </table:table-cell>
          <table:table-cell table:formula="of:=[.A497]-[.E497]" office:value-type="float" office:value="6.71096565" calcext:value-type="float">
            <text:p>6,71096565</text:p>
          </table:table-cell>
          <table:table-cell table:formula="of:=[.B497]-[.D497]" office:value-type="float" office:value="0.0123252" calcext:value-type="float">
            <text:p>0,0123252</text:p>
          </table:table-cell>
          <table:table-cell table:formula="of:=[.A497]-[.C497]" office:value-type="float" office:value="0.00396829999999948" calcext:value-type="float">
            <text:p>0,0039683</text:p>
          </table:table-cell>
          <table:table-cell table:formula="of:=[.G497]-[.C497]" office:value-type="float" office:value="0.00296564999999926" calcext:value-type="float">
            <text:p>0,00296565</text:p>
          </table:table-cell>
          <table:table-cell table:formula="of:=[.J497]/[.I497]" office:value-type="float" office:value="0.747335130912394" calcext:value-type="float">
            <text:p>0,7473351309</text:p>
          </table:table-cell>
          <table:table-cell table:formula="of:=[.D497]+[.H497]*[.K497]" office:value-type="float" office:value="0.546887454955521" calcext:value-type="float">
            <text:p>0,546887455</text:p>
          </table:table-cell>
        </table:table-row>
        <table:table-row table:style-name="ro1">
          <table:table-cell office:value-type="float" office:value="6.7129729" calcext:value-type="float">
            <text:p>6,7129729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711" calcext:value-type="float">
            <text:p>6,711</text:p>
          </table:table-cell>
          <table:table-cell office:value-type="float" office:value="0.5468875" calcext:value-type="float">
            <text:p>0,5468875</text:p>
          </table:table-cell>
          <table:table-cell office:value-type="float" office:value="0.0005023" calcext:value-type="float">
            <text:p>0,0005023</text:p>
          </table:table-cell>
          <table:table-cell office:value-type="float" office:value="0.7454002" calcext:value-type="float">
            <text:p>0,7454002</text:p>
          </table:table-cell>
          <table:table-cell table:formula="of:=[.A498]-[.E498]" office:value-type="float" office:value="6.7124706" calcext:value-type="float">
            <text:p>6,7124706</text:p>
          </table:table-cell>
          <table:table-cell table:formula="of:=[.B498]-[.D498]" office:value-type="float" office:value="0.00311410000000001" calcext:value-type="float">
            <text:p>0,0031141</text:p>
          </table:table-cell>
          <table:table-cell table:formula="of:=[.A498]-[.C498]" office:value-type="float" office:value="0.00197290000000017" calcext:value-type="float">
            <text:p>0,0019729</text:p>
          </table:table-cell>
          <table:table-cell table:formula="of:=[.G498]-[.C498]" office:value-type="float" office:value="0.00147060000000021" calcext:value-type="float">
            <text:p>0,0014706</text:p>
          </table:table-cell>
          <table:table-cell table:formula="of:=[.J498]/[.I498]" office:value-type="float" office:value="0.745400172335185" calcext:value-type="float">
            <text:p>0,7454001723</text:p>
          </table:table-cell>
          <table:table-cell table:formula="of:=[.D498]+[.H498]*[.K498]" office:value-type="float" office:value="0.549208750676669" calcext:value-type="float">
            <text:p>0,5492087507</text:p>
          </table:table-cell>
        </table:table-row>
        <table:table-row table:style-name="ro1">
          <table:table-cell office:value-type="float" office:value="6.7139775" calcext:value-type="float">
            <text:p>6,7139775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6.712" calcext:value-type="float">
            <text:p>6,712</text:p>
          </table:table-cell>
          <table:table-cell office:value-type="float" office:value="0.5492088" calcext:value-type="float">
            <text:p>0,5492088</text:p>
          </table:table-cell>
          <table:table-cell office:value-type="float" office:value="0.0005023" calcext:value-type="float">
            <text:p>0,0005023</text:p>
          </table:table-cell>
          <table:table-cell office:value-type="float" office:value="0.7459924" calcext:value-type="float">
            <text:p>0,7459924</text:p>
          </table:table-cell>
          <table:table-cell table:formula="of:=[.A499]-[.E499]" office:value-type="float" office:value="6.7134752" calcext:value-type="float">
            <text:p>6,7134752</text:p>
          </table:table-cell>
          <table:table-cell table:formula="of:=[.B499]-[.D499]" office:value-type="float" office:value="0.000792800000000038" calcext:value-type="float">
            <text:p>0,0007928</text:p>
          </table:table-cell>
          <table:table-cell table:formula="of:=[.A499]-[.C499]" office:value-type="float" office:value="0.00197750000000063" calcext:value-type="float">
            <text:p>0,0019775</text:p>
          </table:table-cell>
          <table:table-cell table:formula="of:=[.G499]-[.C499]" office:value-type="float" office:value="0.00147520000000068" calcext:value-type="float">
            <text:p>0,0014752</text:p>
          </table:table-cell>
          <table:table-cell table:formula="of:=[.J499]/[.I499]" office:value-type="float" office:value="0.745992414665085" calcext:value-type="float">
            <text:p>0,7459924147</text:p>
          </table:table-cell>
          <table:table-cell table:formula="of:=[.D499]+[.H499]*[.K499]" office:value-type="float" office:value="0.549800222786346" calcext:value-type="float">
            <text:p>0,5498002228</text:p>
          </table:table-cell>
        </table:table-row>
        <table:table-row table:style-name="ro1">
          <table:table-cell office:value-type="float" office:value="6.7409451" calcext:value-type="float">
            <text:p>6,7409451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713" calcext:value-type="float">
            <text:p>6,713</text:p>
          </table:table-cell>
          <table:table-cell office:value-type="float" office:value="0.5498002" calcext:value-type="float">
            <text:p>0,5498002</text:p>
          </table:table-cell>
          <table:table-cell office:value-type="float" office:value="0.0005023" calcext:value-type="float">
            <text:p>0,0005023</text:p>
          </table:table-cell>
          <table:table-cell office:value-type="float" office:value="0.9820254" calcext:value-type="float">
            <text:p>0,9820254</text:p>
          </table:table-cell>
          <table:table-cell table:formula="of:=[.A500]-[.E500]" office:value-type="float" office:value="6.7404428" calcext:value-type="float">
            <text:p>6,7404428</text:p>
          </table:table-cell>
          <table:table-cell table:formula="of:=[.B500]-[.D500]" office:value-type="float" office:value="0.4502018" calcext:value-type="float">
            <text:p>0,4502018</text:p>
          </table:table-cell>
          <table:table-cell table:formula="of:=[.A500]-[.C500]" office:value-type="float" office:value="0.0279451000000002" calcext:value-type="float">
            <text:p>0,0279451</text:p>
          </table:table-cell>
          <table:table-cell table:formula="of:=[.G500]-[.C500]" office:value-type="float" office:value="0.0274428000000002" calcext:value-type="float">
            <text:p>0,0274428</text:p>
          </table:table-cell>
          <table:table-cell table:formula="of:=[.J500]/[.I500]" office:value-type="float" office:value="0.982025471370653" calcext:value-type="float">
            <text:p>0,9820254714</text:p>
          </table:table-cell>
          <table:table-cell table:formula="of:=[.D500]+[.H500]*[.K500]" office:value-type="float" office:value="0.991909834856917" calcext:value-type="float">
            <text:p>0,9919098349</text:p>
          </table:table-cell>
        </table:table-row>
        <table:table-row table:style-name="ro1">
          <table:table-cell office:value-type="float" office:value="6.7434568" calcext:value-type="float">
            <text:p>6,7434568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74" calcext:value-type="float">
            <text:p>6,74</text:p>
          </table:table-cell>
          <table:table-cell office:value-type="float" office:value="0.9919094" calcext:value-type="float">
            <text:p>0,9919094</text:p>
          </table:table-cell>
          <table:table-cell office:value-type="float" office:value="0.00075445" calcext:value-type="float">
            <text:p>0,00075445</text:p>
          </table:table-cell>
          <table:table-cell office:value-type="float" office:value="0.781749" calcext:value-type="float">
            <text:p>0,781749</text:p>
          </table:table-cell>
          <table:table-cell table:formula="of:=[.A501]-[.E501]" office:value-type="float" office:value="6.74270235" calcext:value-type="float">
            <text:p>6,74270235</text:p>
          </table:table-cell>
          <table:table-cell table:formula="of:=[.B501]-[.D501]" office:value-type="float" office:value="0.00809260000000012" calcext:value-type="float">
            <text:p>0,0080926</text:p>
          </table:table-cell>
          <table:table-cell table:formula="of:=[.A501]-[.C501]" office:value-type="float" office:value="0.00345679999999948" calcext:value-type="float">
            <text:p>0,0034568</text:p>
          </table:table-cell>
          <table:table-cell table:formula="of:=[.G501]-[.C501]" office:value-type="float" office:value="0.00270234999999985" calcext:value-type="float">
            <text:p>0,00270235</text:p>
          </table:table-cell>
          <table:table-cell table:formula="of:=[.J501]/[.I501]" office:value-type="float" office:value="0.781749016431456" calcext:value-type="float">
            <text:p>0,7817490164</text:p>
          </table:table-cell>
          <table:table-cell table:formula="of:=[.D501]+[.H501]*[.K501]" office:value-type="float" office:value="0.998235782090373" calcext:value-type="float">
            <text:p>0,9982357821</text:p>
          </table:table-cell>
        </table:table-row>
        <table:table-row table:style-name="ro1">
          <table:table-cell office:value-type="float" office:value="6.7444594" calcext:value-type="float">
            <text:p>6,7444594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6.743" calcext:value-type="float">
            <text:p>6,743</text:p>
          </table:table-cell>
          <table:table-cell office:value-type="float" office:value="0.9982354" calcext:value-type="float">
            <text:p>0,9982354</text:p>
          </table:table-cell>
          <table:table-cell office:value-type="float" office:value="0.00075445" calcext:value-type="float">
            <text:p>0,00075445</text:p>
          </table:table-cell>
          <table:table-cell office:value-type="float" office:value="0.483041" calcext:value-type="float">
            <text:p>0,483041</text:p>
          </table:table-cell>
          <table:table-cell table:formula="of:=[.A502]-[.E502]" office:value-type="float" office:value="6.74370495" calcext:value-type="float">
            <text:p>6,74370495</text:p>
          </table:table-cell>
          <table:table-cell table:formula="of:=[.B502]-[.D502]" office:value-type="float" office:value="0.00176660000000006" calcext:value-type="float">
            <text:p>0,0017666</text:p>
          </table:table-cell>
          <table:table-cell table:formula="of:=[.A502]-[.C502]" office:value-type="float" office:value="0.00145939999999989" calcext:value-type="float">
            <text:p>0,0014594</text:p>
          </table:table-cell>
          <table:table-cell table:formula="of:=[.G502]-[.C502]" office:value-type="float" office:value="0.00070495000000026" calcext:value-type="float">
            <text:p>0,00070495</text:p>
          </table:table-cell>
          <table:table-cell table:formula="of:=[.J502]/[.I502]" office:value-type="float" office:value="0.483040975743671" calcext:value-type="float">
            <text:p>0,4830409757</text:p>
          </table:table-cell>
          <table:table-cell table:formula="of:=[.D502]+[.H502]*[.K502]" office:value-type="float" office:value="0.999088740187749" calcext:value-type="float">
            <text:p>0,9990887402</text:p>
          </table:table-cell>
        </table:table-row>
        <table:table-row table:style-name="ro1">
          <table:table-cell office:value-type="float" office:value="6.7710336" calcext:value-type="float">
            <text:p>6,7710336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6.744" calcext:value-type="float">
            <text:p>6,744</text:p>
          </table:table-cell>
          <table:table-cell office:value-type="float" office:value="0.9990885" calcext:value-type="float">
            <text:p>0,9990885</text:p>
          </table:table-cell>
          <table:table-cell office:value-type="float" office:value="0.00075445" calcext:value-type="float">
            <text:p>0,00075445</text:p>
          </table:table-cell>
          <table:table-cell office:value-type="float" office:value="0.9720922" calcext:value-type="float">
            <text:p>0,9720922</text:p>
          </table:table-cell>
          <table:table-cell table:formula="of:=[.A503]-[.E503]" office:value-type="float" office:value="6.77027915" calcext:value-type="float">
            <text:p>6,77027915</text:p>
          </table:table-cell>
          <table:table-cell table:formula="of:=[.B503]-[.D503]" office:value-type="float" office:value="0.3009135" calcext:value-type="float">
            <text:p>0,3009135</text:p>
          </table:table-cell>
          <table:table-cell table:formula="of:=[.A503]-[.C503]" office:value-type="float" office:value="0.0270336000000002" calcext:value-type="float">
            <text:p>0,0270336</text:p>
          </table:table-cell>
          <table:table-cell table:formula="of:=[.G503]-[.C503]" office:value-type="float" office:value="0.0262791500000006" calcext:value-type="float">
            <text:p>0,02627915</text:p>
          </table:table-cell>
          <table:table-cell table:formula="of:=[.J503]/[.I503]" office:value-type="float" office:value="0.972092137192249" calcext:value-type="float">
            <text:p>0,9720921372</text:p>
          </table:table-cell>
          <table:table-cell table:formula="of:=[.D503]+[.H503]*[.K503]" office:value-type="float" office:value="1.291604147325" calcext:value-type="float">
            <text:p>1,2916041473</text:p>
          </table:table-cell>
        </table:table-row>
        <table:table-row table:style-name="ro1">
          <table:table-cell office:value-type="float" office:value="6.7720366" calcext:value-type="float">
            <text:p>6,7720366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6.77" calcext:value-type="float">
            <text:p>6,77</text:p>
          </table:table-cell>
          <table:table-cell office:value-type="float" office:value="1.291604" calcext:value-type="float">
            <text:p>1,29160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68045" calcext:value-type="float">
            <text:p>0,8768045</text:p>
          </table:table-cell>
          <table:table-cell table:formula="of:=[.A504]-[.E504]" office:value-type="float" office:value="6.7717857" calcext:value-type="float">
            <text:p>6,7717857</text:p>
          </table:table-cell>
          <table:table-cell table:formula="of:=[.B504]-[.D504]" office:value-type="float" office:value="0.158397" calcext:value-type="float">
            <text:p>0,158397</text:p>
          </table:table-cell>
          <table:table-cell table:formula="of:=[.A504]-[.C504]" office:value-type="float" office:value="0.00203660000000028" calcext:value-type="float">
            <text:p>0,0020366</text:p>
          </table:table-cell>
          <table:table-cell table:formula="of:=[.G504]-[.C504]" office:value-type="float" office:value="0.00178570000000011" calcext:value-type="float">
            <text:p>0,0017857</text:p>
          </table:table-cell>
          <table:table-cell table:formula="of:=[.J504]/[.I504]" office:value-type="float" office:value="0.876804478051591" calcext:value-type="float">
            <text:p>0,8768044781</text:p>
          </table:table-cell>
          <table:table-cell table:formula="of:=[.D504]+[.H504]*[.K504]" office:value-type="float" office:value="1.43048719890994" calcext:value-type="float">
            <text:p>1,4304871989</text:p>
          </table:table-cell>
        </table:table-row>
        <table:table-row table:style-name="ro1">
          <table:table-cell office:value-type="float" office:value="6.7775564" calcext:value-type="float">
            <text:p>6,7775564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6.772" calcext:value-type="float">
            <text:p>6,772</text:p>
          </table:table-cell>
          <table:table-cell office:value-type="float" office:value="1.430488" calcext:value-type="float">
            <text:p>1,430488</text:p>
          </table:table-cell>
          <table:table-cell office:value-type="float" office:value="0.00225735" calcext:value-type="float">
            <text:p>0,00225735</text:p>
          </table:table-cell>
          <table:table-cell office:value-type="float" office:value="0.5937388" calcext:value-type="float">
            <text:p>0,5937388</text:p>
          </table:table-cell>
          <table:table-cell table:formula="of:=[.A505]-[.E505]" office:value-type="float" office:value="6.77529905" calcext:value-type="float">
            <text:p>6,77529905</text:p>
          </table:table-cell>
          <table:table-cell table:formula="of:=[.B505]-[.D505]" office:value-type="float" office:value="0.0195129999999999" calcext:value-type="float">
            <text:p>0,019513</text:p>
          </table:table-cell>
          <table:table-cell table:formula="of:=[.A505]-[.C505]" office:value-type="float" office:value="0.00555639999999968" calcext:value-type="float">
            <text:p>0,0055564</text:p>
          </table:table-cell>
          <table:table-cell table:formula="of:=[.G505]-[.C505]" office:value-type="float" office:value="0.00329904999999986" calcext:value-type="float">
            <text:p>0,00329905</text:p>
          </table:table-cell>
          <table:table-cell table:formula="of:=[.J505]/[.I505]" office:value-type="float" office:value="0.593738751709749" calcext:value-type="float">
            <text:p>0,5937387517</text:p>
          </table:table-cell>
          <table:table-cell table:formula="of:=[.D505]+[.H505]*[.K505]" office:value-type="float" office:value="1.44207362426211" calcext:value-type="float">
            <text:p>1,4420736243</text:p>
          </table:table-cell>
        </table:table-row>
        <table:table-row table:style-name="ro1">
          <table:table-cell office:value-type="float" office:value="6.7880838" calcext:value-type="float">
            <text:p>6,7880838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6.775" calcext:value-type="float">
            <text:p>6,775</text:p>
          </table:table-cell>
          <table:table-cell office:value-type="float" office:value="1.442074" calcext:value-type="float">
            <text:p>1,442074</text:p>
          </table:table-cell>
          <table:table-cell office:value-type="float" office:value="0.00225735" calcext:value-type="float">
            <text:p>0,00225735</text:p>
          </table:table-cell>
          <table:table-cell office:value-type="float" office:value="0.8274699" calcext:value-type="float">
            <text:p>0,8274699</text:p>
          </table:table-cell>
          <table:table-cell table:formula="of:=[.A506]-[.E506]" office:value-type="float" office:value="6.78582645" calcext:value-type="float">
            <text:p>6,78582645</text:p>
          </table:table-cell>
          <table:table-cell table:formula="of:=[.B506]-[.D506]" office:value-type="float" office:value="0.00792700000000002" calcext:value-type="float">
            <text:p>0,007927</text:p>
          </table:table-cell>
          <table:table-cell table:formula="of:=[.A506]-[.C506]" office:value-type="float" office:value="0.0130837999999995" calcext:value-type="float">
            <text:p>0,0130838</text:p>
          </table:table-cell>
          <table:table-cell table:formula="of:=[.G506]-[.C506]" office:value-type="float" office:value="0.0108264499999997" calcext:value-type="float">
            <text:p>0,01082645</text:p>
          </table:table-cell>
          <table:table-cell table:formula="of:=[.J506]/[.I506]" office:value-type="float" office:value="0.827469848209243" calcext:value-type="float">
            <text:p>0,8274698482</text:p>
          </table:table-cell>
          <table:table-cell table:formula="of:=[.D506]+[.H506]*[.K506]" office:value-type="float" office:value="1.44863335348675" calcext:value-type="float">
            <text:p>1,4486333535</text:p>
          </table:table-cell>
        </table:table-row>
        <table:table-row table:style-name="ro1">
          <table:table-cell office:value-type="float" office:value="6.8074681" calcext:value-type="float">
            <text:p>6,8074681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786" calcext:value-type="float">
            <text:p>6,786</text:p>
          </table:table-cell>
          <table:table-cell office:value-type="float" office:value="1.448634" calcext:value-type="float">
            <text:p>1,448634</text:p>
          </table:table-cell>
          <table:table-cell office:value-type="float" office:value="0.00225735" calcext:value-type="float">
            <text:p>0,00225735</text:p>
          </table:table-cell>
          <table:table-cell office:value-type="float" office:value="0.894851" calcext:value-type="float">
            <text:p>0,894851</text:p>
          </table:table-cell>
          <table:table-cell table:formula="of:=[.A507]-[.E507]" office:value-type="float" office:value="6.80521075" calcext:value-type="float">
            <text:p>6,80521075</text:p>
          </table:table-cell>
          <table:table-cell table:formula="of:=[.B507]-[.D507]" office:value-type="float" office:value="0.451367" calcext:value-type="float">
            <text:p>0,451367</text:p>
          </table:table-cell>
          <table:table-cell table:formula="of:=[.A507]-[.C507]" office:value-type="float" office:value="0.0214680999999999" calcext:value-type="float">
            <text:p>0,0214681</text:p>
          </table:table-cell>
          <table:table-cell table:formula="of:=[.G507]-[.C507]" office:value-type="float" office:value="0.0192107500000001" calcext:value-type="float">
            <text:p>0,01921075</text:p>
          </table:table-cell>
          <table:table-cell table:formula="of:=[.J507]/[.I507]" office:value-type="float" office:value="0.894850964920052" calcext:value-type="float">
            <text:p>0,8948509649</text:p>
          </table:table-cell>
          <table:table-cell table:formula="of:=[.D507]+[.H507]*[.K507]" office:value-type="float" office:value="1.85254019548307" calcext:value-type="float">
            <text:p>1,8525401955</text:p>
          </table:table-cell>
        </table:table-row>
        <table:table-row table:style-name="ro1">
          <table:table-cell office:value-type="float" office:value="6.8089721" calcext:value-type="float">
            <text:p>6,8089721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805" calcext:value-type="float">
            <text:p>6,805</text:p>
          </table:table-cell>
          <table:table-cell office:value-type="float" office:value="1.85254" calcext:value-type="float">
            <text:p>1,85254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738073" calcext:value-type="float">
            <text:p>0,8738073</text:p>
          </table:table-cell>
          <table:table-cell table:formula="of:=[.A508]-[.E508]" office:value-type="float" office:value="6.80847085" calcext:value-type="float">
            <text:p>6,80847085</text:p>
          </table:table-cell>
          <table:table-cell table:formula="of:=[.B508]-[.D508]" office:value-type="float" office:value="0.047461" calcext:value-type="float">
            <text:p>0,047461</text:p>
          </table:table-cell>
          <table:table-cell table:formula="of:=[.A508]-[.C508]" office:value-type="float" office:value="0.00397210000000037" calcext:value-type="float">
            <text:p>0,0039721</text:p>
          </table:table-cell>
          <table:table-cell table:formula="of:=[.G508]-[.C508]" office:value-type="float" office:value="0.00347085000000025" calcext:value-type="float">
            <text:p>0,00347085</text:p>
          </table:table-cell>
          <table:table-cell table:formula="of:=[.J508]/[.I508]" office:value-type="float" office:value="0.873807305959046" calcext:value-type="float">
            <text:p>0,873807306</text:p>
          </table:table-cell>
          <table:table-cell table:formula="of:=[.D508]+[.H508]*[.K508]" office:value-type="float" office:value="1.89401176854812" calcext:value-type="float">
            <text:p>1,8940117685</text:p>
          </table:table-cell>
        </table:table-row>
        <table:table-row table:style-name="ro1">
          <table:table-cell office:value-type="float" office:value="6.8104764" calcext:value-type="float">
            <text:p>6,8104764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808" calcext:value-type="float">
            <text:p>6,808</text:p>
          </table:table-cell>
          <table:table-cell office:value-type="float" office:value="1.894012" calcext:value-type="float">
            <text:p>1,894012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7974277" calcext:value-type="float">
            <text:p>0,7974277</text:p>
          </table:table-cell>
          <table:table-cell table:formula="of:=[.A509]-[.E509]" office:value-type="float" office:value="6.80997475" calcext:value-type="float">
            <text:p>6,80997475</text:p>
          </table:table-cell>
          <table:table-cell table:formula="of:=[.B509]-[.D509]" office:value-type="float" office:value="0.00598900000000002" calcext:value-type="float">
            <text:p>0,005989</text:p>
          </table:table-cell>
          <table:table-cell table:formula="of:=[.A509]-[.C509]" office:value-type="float" office:value="0.00247639999999993" calcext:value-type="float">
            <text:p>0,0024764</text:p>
          </table:table-cell>
          <table:table-cell table:formula="of:=[.G509]-[.C509]" office:value-type="float" office:value="0.00197474999999958" calcext:value-type="float">
            <text:p>0,00197475</text:p>
          </table:table-cell>
          <table:table-cell table:formula="of:=[.J509]/[.I509]" office:value-type="float" office:value="0.797427717654512" calcext:value-type="float">
            <text:p>0,7974277177</text:p>
          </table:table-cell>
          <table:table-cell table:formula="of:=[.D509]+[.H509]*[.K509]" office:value-type="float" office:value="1.89878779460103" calcext:value-type="float">
            <text:p>1,8987877946</text:p>
          </table:table-cell>
        </table:table-row>
        <table:table-row table:style-name="ro1">
          <table:table-cell office:value-type="float" office:value="6.81198" calcext:value-type="float">
            <text:p>6,81198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81" calcext:value-type="float">
            <text:p>6,81</text:p>
          </table:table-cell>
          <table:table-cell office:value-type="float" office:value="1.898788" calcext:value-type="float">
            <text:p>1,898788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7466414" calcext:value-type="float">
            <text:p>0,7466414</text:p>
          </table:table-cell>
          <table:table-cell table:formula="of:=[.A510]-[.E510]" office:value-type="float" office:value="6.81147835" calcext:value-type="float">
            <text:p>6,81147835</text:p>
          </table:table-cell>
          <table:table-cell table:formula="of:=[.B510]-[.D510]" office:value-type="float" office:value="0.00121300000000013" calcext:value-type="float">
            <text:p>0,001213</text:p>
          </table:table-cell>
          <table:table-cell table:formula="of:=[.A510]-[.C510]" office:value-type="float" office:value="0.00197999999999965" calcext:value-type="float">
            <text:p>0,00198</text:p>
          </table:table-cell>
          <table:table-cell table:formula="of:=[.G510]-[.C510]" office:value-type="float" office:value="0.0014783499999993" calcext:value-type="float">
            <text:p>0,00147835</text:p>
          </table:table-cell>
          <table:table-cell table:formula="of:=[.J510]/[.I510]" office:value-type="float" office:value="0.746641414141191" calcext:value-type="float">
            <text:p>0,7466414141</text:p>
          </table:table-cell>
          <table:table-cell table:formula="of:=[.D510]+[.H510]*[.K510]" office:value-type="float" office:value="1.89969367603535" calcext:value-type="float">
            <text:p>1,899693676</text:p>
          </table:table-cell>
        </table:table-row>
        <table:table-row table:style-name="ro1">
          <table:table-cell office:value-type="float" office:value="6.8144914" calcext:value-type="float">
            <text:p>6,8144914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811" calcext:value-type="float">
            <text:p>6,811</text:p>
          </table:table-cell>
          <table:table-cell office:value-type="float" office:value="1.899694" calcext:value-type="float">
            <text:p>1,899694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8563184" calcext:value-type="float">
            <text:p>0,8563184</text:p>
          </table:table-cell>
          <table:table-cell table:formula="of:=[.A511]-[.E511]" office:value-type="float" office:value="6.81398975" calcext:value-type="float">
            <text:p>6,81398975</text:p>
          </table:table-cell>
          <table:table-cell table:formula="of:=[.B511]-[.D511]" office:value-type="float" office:value="0.000307000000000057" calcext:value-type="float">
            <text:p>0,000307</text:p>
          </table:table-cell>
          <table:table-cell table:formula="of:=[.A511]-[.C511]" office:value-type="float" office:value="0.0034913999999997" calcext:value-type="float">
            <text:p>0,0034914</text:p>
          </table:table-cell>
          <table:table-cell table:formula="of:=[.G511]-[.C511]" office:value-type="float" office:value="0.00298974999999935" calcext:value-type="float">
            <text:p>0,00298975</text:p>
          </table:table-cell>
          <table:table-cell table:formula="of:=[.J511]/[.I511]" office:value-type="float" office:value="0.856318382310707" calcext:value-type="float">
            <text:p>0,8563183823</text:p>
          </table:table-cell>
          <table:table-cell table:formula="of:=[.D511]+[.H511]*[.K511]" office:value-type="float" office:value="1.89995688974337" calcext:value-type="float">
            <text:p>1,8999568897</text:p>
          </table:table-cell>
        </table:table-row>
        <table:table-row table:style-name="ro1">
          <table:table-cell office:value-type="float" office:value="6.815495" calcext:value-type="float">
            <text:p>6,815495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6.814" calcext:value-type="float">
            <text:p>6,814</text:p>
          </table:table-cell>
          <table:table-cell office:value-type="float" office:value="1.899957" calcext:value-type="float">
            <text:p>1,899957</text:p>
          </table:table-cell>
          <table:table-cell office:value-type="float" office:value="0.00025115" calcext:value-type="float">
            <text:p>0,00025115</text:p>
          </table:table-cell>
          <table:table-cell office:value-type="float" office:value="0.8320067" calcext:value-type="float">
            <text:p>0,8320067</text:p>
          </table:table-cell>
          <table:table-cell table:formula="of:=[.A512]-[.E512]" office:value-type="float" office:value="6.81524385" calcext:value-type="float">
            <text:p>6,81524385</text:p>
          </table:table-cell>
          <table:table-cell table:formula="of:=[.B512]-[.D512]" office:value-type="float" office:value="0.000043999999999933" calcext:value-type="float">
            <text:p>0,000044</text:p>
          </table:table-cell>
          <table:table-cell table:formula="of:=[.A512]-[.C512]" office:value-type="float" office:value="0.00149500000000025" calcext:value-type="float">
            <text:p>0,001495</text:p>
          </table:table-cell>
          <table:table-cell table:formula="of:=[.G512]-[.C512]" office:value-type="float" office:value="0.00124384999999982" calcext:value-type="float">
            <text:p>0,00124385</text:p>
          </table:table-cell>
          <table:table-cell table:formula="of:=[.J512]/[.I512]" office:value-type="float" office:value="0.832006688962956" calcext:value-type="float">
            <text:p>0,832006689</text:p>
          </table:table-cell>
          <table:table-cell table:formula="of:=[.D512]+[.H512]*[.K512]" office:value-type="float" office:value="1.89999360829431" calcext:value-type="float">
            <text:p>1,8999936083</text:p>
          </table:table-cell>
        </table:table-row>
        <table:table-row table:style-name="ro1">
          <table:table-cell office:value-type="float" office:value="6.8419562" calcext:value-type="float">
            <text:p>6,8419562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815" calcext:value-type="float">
            <text:p>6,815</text:p>
          </table:table-cell>
          <table:table-cell office:value-type="float" office:value="1.899994" calcext:value-type="float">
            <text:p>1,89999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9628045" calcext:value-type="float">
            <text:p>0,9628045</text:p>
          </table:table-cell>
          <table:table-cell table:formula="of:=[.A513]-[.E513]" office:value-type="float" office:value="6.84095355" calcext:value-type="float">
            <text:p>6,84095355</text:p>
          </table:table-cell>
          <table:table-cell table:formula="of:=[.B513]-[.D513]" office:value-type="float" office:value="0.450008" calcext:value-type="float">
            <text:p>0,450008</text:p>
          </table:table-cell>
          <table:table-cell table:formula="of:=[.A513]-[.C513]" office:value-type="float" office:value="0.0269561999999999" calcext:value-type="float">
            <text:p>0,0269562</text:p>
          </table:table-cell>
          <table:table-cell table:formula="of:=[.G513]-[.C513]" office:value-type="float" office:value="0.0259535499999997" calcext:value-type="float">
            <text:p>0,02595355</text:p>
          </table:table-cell>
          <table:table-cell table:formula="of:=[.J513]/[.I513]" office:value-type="float" office:value="0.962804475408247" calcext:value-type="float">
            <text:p>0,9628044754</text:p>
          </table:table-cell>
          <table:table-cell table:formula="of:=[.D513]+[.H513]*[.K513]" office:value-type="float" office:value="2.33326371636951" calcext:value-type="float">
            <text:p>2,3332637164</text:p>
          </table:table-cell>
        </table:table-row>
        <table:table-row table:style-name="ro1">
          <table:table-cell office:value-type="float" office:value="6.8434641" calcext:value-type="float">
            <text:p>6,8434641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841" calcext:value-type="float">
            <text:p>6,841</text:p>
          </table:table-cell>
          <table:table-cell office:value-type="float" office:value="2.333263" calcext:value-type="float">
            <text:p>2,333263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930969" calcext:value-type="float">
            <text:p>0,5930969</text:p>
          </table:table-cell>
          <table:table-cell table:formula="of:=[.A514]-[.E514]" office:value-type="float" office:value="6.84246145" calcext:value-type="float">
            <text:p>6,84246145</text:p>
          </table:table-cell>
          <table:table-cell table:formula="of:=[.B514]-[.D514]" office:value-type="float" office:value="0.0167389999999998" calcext:value-type="float">
            <text:p>0,016739</text:p>
          </table:table-cell>
          <table:table-cell table:formula="of:=[.A514]-[.C514]" office:value-type="float" office:value="0.00246410000000008" calcext:value-type="float">
            <text:p>0,0024641</text:p>
          </table:table-cell>
          <table:table-cell table:formula="of:=[.G514]-[.C514]" office:value-type="float" office:value="0.00146144999999986" calcext:value-type="float">
            <text:p>0,00146145</text:p>
          </table:table-cell>
          <table:table-cell table:formula="of:=[.J514]/[.I514]" office:value-type="float" office:value="0.59309687106847" calcext:value-type="float">
            <text:p>0,5930968711</text:p>
          </table:table-cell>
          <table:table-cell table:formula="of:=[.D514]+[.H514]*[.K514]" office:value-type="float" office:value="2.34319084852482" calcext:value-type="float">
            <text:p>2,3431908485</text:p>
          </table:table-cell>
        </table:table-row>
        <table:table-row table:style-name="ro1">
          <table:table-cell office:value-type="float" office:value="6.84547" calcext:value-type="float">
            <text:p>6,84547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842" calcext:value-type="float">
            <text:p>6,842</text:p>
          </table:table-cell>
          <table:table-cell office:value-type="float" office:value="2.343191" calcext:value-type="float">
            <text:p>2,34319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7110519" calcext:value-type="float">
            <text:p>0,7110519</text:p>
          </table:table-cell>
          <table:table-cell table:formula="of:=[.A515]-[.E515]" office:value-type="float" office:value="6.84446735" calcext:value-type="float">
            <text:p>6,84446735</text:p>
          </table:table-cell>
          <table:table-cell table:formula="of:=[.B515]-[.D515]" office:value-type="float" office:value="0.0068109999999999" calcext:value-type="float">
            <text:p>0,006811</text:p>
          </table:table-cell>
          <table:table-cell table:formula="of:=[.A515]-[.C515]" office:value-type="float" office:value="0.00347000000000008" calcext:value-type="float">
            <text:p>0,00347</text:p>
          </table:table-cell>
          <table:table-cell table:formula="of:=[.G515]-[.C515]" office:value-type="float" office:value="0.00246734999999987" calcext:value-type="float">
            <text:p>0,00246735</text:p>
          </table:table-cell>
          <table:table-cell table:formula="of:=[.J515]/[.I515]" office:value-type="float" office:value="0.711051873198792" calcext:value-type="float">
            <text:p>0,7110518732</text:p>
          </table:table-cell>
          <table:table-cell table:formula="of:=[.D515]+[.H515]*[.K515]" office:value-type="float" office:value="2.34803397430836" calcext:value-type="float">
            <text:p>2,3480339743</text:p>
          </table:table-cell>
        </table:table-row>
        <table:table-row table:style-name="ro1">
          <table:table-cell office:value-type="float" office:value="6.8469732" calcext:value-type="float">
            <text:p>6,8469732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844" calcext:value-type="float">
            <text:p>6,844</text:p>
          </table:table-cell>
          <table:table-cell office:value-type="float" office:value="2.348034" calcext:value-type="float">
            <text:p>2,34803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27707" calcext:value-type="float">
            <text:p>0,6627707</text:p>
          </table:table-cell>
          <table:table-cell table:formula="of:=[.A516]-[.E516]" office:value-type="float" office:value="6.84597055" calcext:value-type="float">
            <text:p>6,84597055</text:p>
          </table:table-cell>
          <table:table-cell table:formula="of:=[.B516]-[.D516]" office:value-type="float" office:value="0.00196799999999975" calcext:value-type="float">
            <text:p>0,001968</text:p>
          </table:table-cell>
          <table:table-cell table:formula="of:=[.A516]-[.C516]" office:value-type="float" office:value="0.00297319999999957" calcext:value-type="float">
            <text:p>0,0029732</text:p>
          </table:table-cell>
          <table:table-cell table:formula="of:=[.G516]-[.C516]" office:value-type="float" office:value="0.00197054999999935" calcext:value-type="float">
            <text:p>0,00197055</text:p>
          </table:table-cell>
          <table:table-cell table:formula="of:=[.J516]/[.I516]" office:value-type="float" office:value="0.66277075205154" calcext:value-type="float">
            <text:p>0,6627707521</text:p>
          </table:table-cell>
          <table:table-cell table:formula="of:=[.D516]+[.H516]*[.K516]" office:value-type="float" office:value="2.34933833284004" calcext:value-type="float">
            <text:p>2,3493383328</text:p>
          </table:table-cell>
        </table:table-row>
        <table:table-row table:style-name="ro1">
          <table:table-cell office:value-type="float" office:value="6.8474745" calcext:value-type="float">
            <text:p>6,8474745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846" calcext:value-type="float">
            <text:p>6,846</text:p>
          </table:table-cell>
          <table:table-cell office:value-type="float" office:value="2.349338" calcext:value-type="float">
            <text:p>2,349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17]-[.E517]" office:value-type="float" office:value="6.8474745" calcext:value-type="float">
            <text:p>6,8474745</text:p>
          </table:table-cell>
          <table:table-cell table:formula="of:=[.B517]-[.D517]" office:value-type="float" office:value="0.000663999999999998" calcext:value-type="float">
            <text:p>0,000664</text:p>
          </table:table-cell>
          <table:table-cell table:formula="of:=[.A517]-[.C517]" office:value-type="float" office:value="0.0014744999999996" calcext:value-type="float">
            <text:p>0,0014745</text:p>
          </table:table-cell>
          <table:table-cell table:formula="of:=[.G517]-[.C517]" office:value-type="float" office:value="0.0014744999999996" calcext:value-type="float">
            <text:p>0,0014745</text:p>
          </table:table-cell>
          <table:table-cell table:formula="of:=[.J517]/[.I517]" office:value-type="float" office:value="1" calcext:value-type="float">
            <text:p>1</text:p>
          </table:table-cell>
          <table:table-cell table:formula="of:=[.D517]+[.H517]*[.K517]" office:value-type="float" office:value="2.350002" calcext:value-type="float">
            <text:p>2,350002</text:p>
          </table:table-cell>
        </table:table-row>
        <table:table-row table:style-name="ro1">
          <table:table-cell office:value-type="float" office:value="6.8484773" calcext:value-type="float">
            <text:p>6,8484773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6.847" calcext:value-type="float">
            <text:p>6,847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03324" calcext:value-type="float">
            <text:p>0,8303324</text:p>
          </table:table-cell>
          <table:table-cell table:formula="of:=[.A518]-[.E518]" office:value-type="float" office:value="6.84822665" calcext:value-type="float">
            <text:p>6,84822665</text:p>
          </table:table-cell>
          <table:table-cell table:formula="of:=[.B518]-[.D518]" office:value-type="float" office:value="0" calcext:value-type="float">
            <text:p>0</text:p>
          </table:table-cell>
          <table:table-cell table:formula="of:=[.A518]-[.C518]" office:value-type="float" office:value="0.00147730000000035" calcext:value-type="float">
            <text:p>0,0014773</text:p>
          </table:table-cell>
          <table:table-cell table:formula="of:=[.G518]-[.C518]" office:value-type="float" office:value="0.00122665000000044" calcext:value-type="float">
            <text:p>0,00122665</text:p>
          </table:table-cell>
          <table:table-cell table:formula="of:=[.J518]/[.I518]" office:value-type="float" office:value="0.830332363094937" calcext:value-type="float">
            <text:p>0,8303323631</text:p>
          </table:table-cell>
          <table:table-cell table:formula="of:=[.D518]+[.H518]*[.K518]" office:value-type="float" office:value="2.350002" calcext:value-type="float">
            <text:p>2,350002</text:p>
          </table:table-cell>
        </table:table-row>
        <table:table-row table:style-name="ro1">
          <table:table-cell office:value-type="float" office:value="6.8755288" calcext:value-type="float">
            <text:p>6,875528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6.848" calcext:value-type="float">
            <text:p>6,848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95" calcext:value-type="float">
            <text:p>0,990895</text:p>
          </table:table-cell>
          <table:table-cell table:formula="of:=[.A519]-[.E519]" office:value-type="float" office:value="6.87527815" calcext:value-type="float">
            <text:p>6,87527815</text:p>
          </table:table-cell>
          <table:table-cell table:formula="of:=[.B519]-[.D519]" office:value-type="float" office:value="0.45" calcext:value-type="float">
            <text:p>0,45</text:p>
          </table:table-cell>
          <table:table-cell table:formula="of:=[.A519]-[.C519]" office:value-type="float" office:value="0.0275287999999998" calcext:value-type="float">
            <text:p>0,0275288</text:p>
          </table:table-cell>
          <table:table-cell table:formula="of:=[.G519]-[.C519]" office:value-type="float" office:value="0.0272781499999999" calcext:value-type="float">
            <text:p>0,02727815</text:p>
          </table:table-cell>
          <table:table-cell table:formula="of:=[.J519]/[.I519]" office:value-type="float" office:value="0.990894989974139" calcext:value-type="float">
            <text:p>0,99089499</text:p>
          </table:table-cell>
          <table:table-cell table:formula="of:=[.D519]+[.H519]*[.K519]" office:value-type="float" office:value="2.79590474548836" calcext:value-type="float">
            <text:p>2,7959047455</text:p>
          </table:table-cell>
        </table:table-row>
        <table:table-row table:style-name="ro1">
          <table:table-cell office:value-type="float" office:value="6.8765313" calcext:value-type="float">
            <text:p>6,876531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6.875" calcext:value-type="float">
            <text:p>6,875</text:p>
          </table:table-cell>
          <table:table-cell office:value-type="float" office:value="2.795905" calcext:value-type="float">
            <text:p>2,79590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63156" calcext:value-type="float">
            <text:p>0,8363156</text:p>
          </table:table-cell>
          <table:table-cell table:formula="of:=[.A520]-[.E520]" office:value-type="float" office:value="6.87628065" calcext:value-type="float">
            <text:p>6,87628065</text:p>
          </table:table-cell>
          <table:table-cell table:formula="of:=[.B520]-[.D520]" office:value-type="float" office:value="0.00409700000000024" calcext:value-type="float">
            <text:p>0,004097</text:p>
          </table:table-cell>
          <table:table-cell table:formula="of:=[.A520]-[.C520]" office:value-type="float" office:value="0.0015312999999999" calcext:value-type="float">
            <text:p>0,0015313</text:p>
          </table:table-cell>
          <table:table-cell table:formula="of:=[.G520]-[.C520]" office:value-type="float" office:value="0.00128064999999999" calcext:value-type="float">
            <text:p>0,00128065</text:p>
          </table:table-cell>
          <table:table-cell table:formula="of:=[.J520]/[.I520]" office:value-type="float" office:value="0.836315548880086" calcext:value-type="float">
            <text:p>0,8363155489</text:p>
          </table:table-cell>
          <table:table-cell table:formula="of:=[.D520]+[.H520]*[.K520]" office:value-type="float" office:value="2.79933138480376" calcext:value-type="float">
            <text:p>2,7993313848</text:p>
          </table:table-cell>
        </table:table-row>
        <table:table-row table:style-name="ro1">
          <table:table-cell office:value-type="float" office:value="6.8785366" calcext:value-type="float">
            <text:p>6,8785366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6.876" calcext:value-type="float">
            <text:p>6,876</text:p>
          </table:table-cell>
          <table:table-cell office:value-type="float" office:value="2.799331" calcext:value-type="float">
            <text:p>2,79933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011866" calcext:value-type="float">
            <text:p>0,9011866</text:p>
          </table:table-cell>
          <table:table-cell table:formula="of:=[.A521]-[.E521]" office:value-type="float" office:value="6.87828595" calcext:value-type="float">
            <text:p>6,87828595</text:p>
          </table:table-cell>
          <table:table-cell table:formula="of:=[.B521]-[.D521]" office:value-type="float" office:value="0.000671000000000088" calcext:value-type="float">
            <text:p>0,000671</text:p>
          </table:table-cell>
          <table:table-cell table:formula="of:=[.A521]-[.C521]" office:value-type="float" office:value="0.0025366" calcext:value-type="float">
            <text:p>0,0025366</text:p>
          </table:table-cell>
          <table:table-cell table:formula="of:=[.G521]-[.C521]" office:value-type="float" office:value="0.00228595000000009" calcext:value-type="float">
            <text:p>0,00228595</text:p>
          </table:table-cell>
          <table:table-cell table:formula="of:=[.J521]/[.I521]" office:value-type="float" office:value="0.901186627769491" calcext:value-type="float">
            <text:p>0,9011866278</text:p>
          </table:table-cell>
          <table:table-cell table:formula="of:=[.D521]+[.H521]*[.K521]" office:value-type="float" office:value="2.79993569622723" calcext:value-type="float">
            <text:p>2,7999356962</text:p>
          </table:table-cell>
        </table:table-row>
        <table:table-row table:style-name="ro1">
          <table:table-cell office:value-type="float" office:value="6.910462" calcext:value-type="float">
            <text:p>6,910462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6.878" calcext:value-type="float">
            <text:p>6,878</text:p>
          </table:table-cell>
          <table:table-cell office:value-type="float" office:value="2.799936" calcext:value-type="float">
            <text:p>2,7999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2786" calcext:value-type="float">
            <text:p>0,9922786</text:p>
          </table:table-cell>
          <table:table-cell table:formula="of:=[.A522]-[.E522]" office:value-type="float" office:value="6.91021135" calcext:value-type="float">
            <text:p>6,91021135</text:p>
          </table:table-cell>
          <table:table-cell table:formula="of:=[.B522]-[.D522]" office:value-type="float" office:value="0.450066" calcext:value-type="float">
            <text:p>0,450066</text:p>
          </table:table-cell>
          <table:table-cell table:formula="of:=[.A522]-[.C522]" office:value-type="float" office:value="0.0324619999999998" calcext:value-type="float">
            <text:p>0,032462</text:p>
          </table:table-cell>
          <table:table-cell table:formula="of:=[.G522]-[.C522]" office:value-type="float" office:value="0.0322113499999999" calcext:value-type="float">
            <text:p>0,03221135</text:p>
          </table:table-cell>
          <table:table-cell table:formula="of:=[.J522]/[.I522]" office:value-type="float" office:value="0.992278664284397" calcext:value-type="float">
            <text:p>0,9922786643</text:p>
          </table:table-cell>
          <table:table-cell table:formula="of:=[.D522]+[.H522]*[.K522]" office:value-type="float" office:value="3.24652688931982" calcext:value-type="float">
            <text:p>3,2465268893</text:p>
          </table:table-cell>
        </table:table-row>
        <table:table-row table:style-name="ro1">
          <table:table-cell office:value-type="float" office:value="6.9129699" calcext:value-type="float">
            <text:p>6,9129699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6.91" calcext:value-type="float">
            <text:p>6,91</text:p>
          </table:table-cell>
          <table:table-cell office:value-type="float" office:value="3.246527" calcext:value-type="float">
            <text:p>3,24652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56032" calcext:value-type="float">
            <text:p>0,9156032</text:p>
          </table:table-cell>
          <table:table-cell table:formula="of:=[.A523]-[.E523]" office:value-type="float" office:value="6.91271925" calcext:value-type="float">
            <text:p>6,91271925</text:p>
          </table:table-cell>
          <table:table-cell table:formula="of:=[.B523]-[.D523]" office:value-type="float" office:value="0.00347499999999989" calcext:value-type="float">
            <text:p>0,003475</text:p>
          </table:table-cell>
          <table:table-cell table:formula="of:=[.A523]-[.C523]" office:value-type="float" office:value="0.00296990000000008" calcext:value-type="float">
            <text:p>0,0029699</text:p>
          </table:table-cell>
          <table:table-cell table:formula="of:=[.G523]-[.C523]" office:value-type="float" office:value="0.00271925000000017" calcext:value-type="float">
            <text:p>0,00271925</text:p>
          </table:table-cell>
          <table:table-cell table:formula="of:=[.J523]/[.I523]" office:value-type="float" office:value="0.915603218963635" calcext:value-type="float">
            <text:p>0,915603219</text:p>
          </table:table-cell>
          <table:table-cell table:formula="of:=[.D523]+[.H523]*[.K523]" office:value-type="float" office:value="3.2497087211859" calcext:value-type="float">
            <text:p>3,2497087212</text:p>
          </table:table-cell>
        </table:table-row>
        <table:table-row table:style-name="ro1">
          <table:table-cell office:value-type="float" office:value="6.9154777" calcext:value-type="float">
            <text:p>6,9154777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6.913" calcext:value-type="float">
            <text:p>6,913</text:p>
          </table:table-cell>
          <table:table-cell office:value-type="float" office:value="3.249709" calcext:value-type="float">
            <text:p>3,249709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953909" calcext:value-type="float">
            <text:p>0,5953909</text:p>
          </table:table-cell>
          <table:table-cell table:formula="of:=[.A524]-[.E524]" office:value-type="float" office:value="6.9144752" calcext:value-type="float">
            <text:p>6,9144752</text:p>
          </table:table-cell>
          <table:table-cell table:formula="of:=[.B524]-[.D524]" office:value-type="float" office:value="0.000292999999999655" calcext:value-type="float">
            <text:p>0,000293</text:p>
          </table:table-cell>
          <table:table-cell table:formula="of:=[.A524]-[.C524]" office:value-type="float" office:value="0.00247770000000003" calcext:value-type="float">
            <text:p>0,0024777</text:p>
          </table:table-cell>
          <table:table-cell table:formula="of:=[.G524]-[.C524]" office:value-type="float" office:value="0.00147519999999979" calcext:value-type="float">
            <text:p>0,0014752</text:p>
          </table:table-cell>
          <table:table-cell table:formula="of:=[.J524]/[.I524]" office:value-type="float" office:value="0.595390886709356" calcext:value-type="float">
            <text:p>0,5953908867</text:p>
          </table:table-cell>
          <table:table-cell table:formula="of:=[.D524]+[.H524]*[.K524]" office:value-type="float" office:value="3.24988344952981" calcext:value-type="float">
            <text:p>3,2498834495</text:p>
          </table:table-cell>
        </table:table-row>
        <table:table-row table:style-name="ro1">
          <table:table-cell office:value-type="float" office:value="6.9159793" calcext:value-type="float">
            <text:p>6,9159793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6.914" calcext:value-type="float">
            <text:p>6,914</text:p>
          </table:table-cell>
          <table:table-cell office:value-type="float" office:value="3.249883" calcext:value-type="float">
            <text:p>3,249883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4935078" calcext:value-type="float">
            <text:p>0,4935078</text:p>
          </table:table-cell>
          <table:table-cell table:formula="of:=[.A525]-[.E525]" office:value-type="float" office:value="6.9149768" calcext:value-type="float">
            <text:p>6,9149768</text:p>
          </table:table-cell>
          <table:table-cell table:formula="of:=[.B525]-[.D525]" office:value-type="float" office:value="0.000118999999999758" calcext:value-type="float">
            <text:p>0,000119</text:p>
          </table:table-cell>
          <table:table-cell table:formula="of:=[.A525]-[.C525]" office:value-type="float" office:value="0.00197930000000035" calcext:value-type="float">
            <text:p>0,0019793</text:p>
          </table:table-cell>
          <table:table-cell table:formula="of:=[.G525]-[.C525]" office:value-type="float" office:value="0.000976800000000111" calcext:value-type="float">
            <text:p>0,0009768</text:p>
          </table:table-cell>
          <table:table-cell table:formula="of:=[.J525]/[.I525]" office:value-type="float" office:value="0.493507805789894" calcext:value-type="float">
            <text:p>0,4935078058</text:p>
          </table:table-cell>
          <table:table-cell table:formula="of:=[.D525]+[.H525]*[.K525]" office:value-type="float" office:value="3.24994172742889" calcext:value-type="float">
            <text:p>3,2499417274</text:p>
          </table:table-cell>
        </table:table-row>
        <table:table-row table:style-name="ro1">
          <table:table-cell office:value-type="float" office:value="6.9430103" calcext:value-type="float">
            <text:p>6,943010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6.915" calcext:value-type="float">
            <text:p>6,915</text:p>
          </table:table-cell>
          <table:table-cell office:value-type="float" office:value="3.249942" calcext:value-type="float">
            <text:p>3,249942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9820495" calcext:value-type="float">
            <text:p>0,9820495</text:p>
          </table:table-cell>
          <table:table-cell table:formula="of:=[.A526]-[.E526]" office:value-type="float" office:value="6.9425075" calcext:value-type="float">
            <text:p>6,9425075</text:p>
          </table:table-cell>
          <table:table-cell table:formula="of:=[.B526]-[.D526]" office:value-type="float" office:value="0.45006" calcext:value-type="float">
            <text:p>0,45006</text:p>
          </table:table-cell>
          <table:table-cell table:formula="of:=[.A526]-[.C526]" office:value-type="float" office:value="0.0280103" calcext:value-type="float">
            <text:p>0,0280103</text:p>
          </table:table-cell>
          <table:table-cell table:formula="of:=[.G526]-[.C526]" office:value-type="float" office:value="0.0275075000000005" calcext:value-type="float">
            <text:p>0,0275075</text:p>
          </table:table-cell>
          <table:table-cell table:formula="of:=[.J526]/[.I526]" office:value-type="float" office:value="0.982049460377091" calcext:value-type="float">
            <text:p>0,9820494604</text:p>
          </table:table-cell>
          <table:table-cell table:formula="of:=[.D526]+[.H526]*[.K526]" office:value-type="float" office:value="3.69192318013731" calcext:value-type="float">
            <text:p>3,6919231801</text:p>
          </table:table-cell>
        </table:table-row>
        <table:table-row table:style-name="ro1">
          <table:table-cell office:value-type="float" office:value="6.9455192" calcext:value-type="float">
            <text:p>6,9455192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6.943" calcext:value-type="float">
            <text:p>6,943</text:p>
          </table:table-cell>
          <table:table-cell office:value-type="float" office:value="3.691924" calcext:value-type="float">
            <text:p>3,691924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8004128" calcext:value-type="float">
            <text:p>0,8004128</text:p>
          </table:table-cell>
          <table:table-cell table:formula="of:=[.A527]-[.E527]" office:value-type="float" office:value="6.9450164" calcext:value-type="float">
            <text:p>6,9450164</text:p>
          </table:table-cell>
          <table:table-cell table:formula="of:=[.B527]-[.D527]" office:value-type="float" office:value="0.00807799999999981" calcext:value-type="float">
            <text:p>0,008078</text:p>
          </table:table-cell>
          <table:table-cell table:formula="of:=[.A527]-[.C527]" office:value-type="float" office:value="0.00251920000000005" calcext:value-type="float">
            <text:p>0,0025192</text:p>
          </table:table-cell>
          <table:table-cell table:formula="of:=[.G527]-[.C527]" office:value-type="float" office:value="0.00201640000000047" calcext:value-type="float">
            <text:p>0,0020164</text:p>
          </table:table-cell>
          <table:table-cell table:formula="of:=[.J527]/[.I527]" office:value-type="float" office:value="0.800412829469843" calcext:value-type="float">
            <text:p>0,8004128295</text:p>
          </table:table-cell>
          <table:table-cell table:formula="of:=[.D527]+[.H527]*[.K527]" office:value-type="float" office:value="3.69838973483646" calcext:value-type="float">
            <text:p>3,6983897348</text:p>
          </table:table-cell>
        </table:table-row>
        <table:table-row table:style-name="ro1">
          <table:table-cell office:value-type="float" office:value="6.9475245" calcext:value-type="float">
            <text:p>6,9475245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6.945" calcext:value-type="float">
            <text:p>6,945</text:p>
          </table:table-cell>
          <table:table-cell office:value-type="float" office:value="3.69839" calcext:value-type="float">
            <text:p>3,69839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8008319" calcext:value-type="float">
            <text:p>0,8008319</text:p>
          </table:table-cell>
          <table:table-cell table:formula="of:=[.A528]-[.E528]" office:value-type="float" office:value="6.9470217" calcext:value-type="float">
            <text:p>6,9470217</text:p>
          </table:table-cell>
          <table:table-cell table:formula="of:=[.B528]-[.D528]" office:value-type="float" office:value="0.00161200000000017" calcext:value-type="float">
            <text:p>0,001612</text:p>
          </table:table-cell>
          <table:table-cell table:formula="of:=[.A528]-[.C528]" office:value-type="float" office:value="0.00252449999999982" calcext:value-type="float">
            <text:p>0,0025245</text:p>
          </table:table-cell>
          <table:table-cell table:formula="of:=[.G528]-[.C528]" office:value-type="float" office:value="0.00202170000000024" calcext:value-type="float">
            <text:p>0,0020217</text:p>
          </table:table-cell>
          <table:table-cell table:formula="of:=[.J528]/[.I528]" office:value-type="float" office:value="0.800831847890823" calcext:value-type="float">
            <text:p>0,8008318479</text:p>
          </table:table-cell>
          <table:table-cell table:formula="of:=[.D528]+[.H528]*[.K528]" office:value-type="float" office:value="3.6996809409388" calcext:value-type="float">
            <text:p>3,6996809409</text:p>
          </table:table-cell>
        </table:table-row>
        <table:table-row table:style-name="ro1">
          <table:table-cell office:value-type="float" office:value="6.9490283" calcext:value-type="float">
            <text:p>6,949028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6.947" calcext:value-type="float">
            <text:p>6,947</text:p>
          </table:table-cell>
          <table:table-cell office:value-type="float" office:value="3.699681" calcext:value-type="float">
            <text:p>3,699681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7521077" calcext:value-type="float">
            <text:p>0,7521077</text:p>
          </table:table-cell>
          <table:table-cell table:formula="of:=[.A529]-[.E529]" office:value-type="float" office:value="6.9485255" calcext:value-type="float">
            <text:p>6,9485255</text:p>
          </table:table-cell>
          <table:table-cell table:formula="of:=[.B529]-[.D529]" office:value-type="float" office:value="0.000321000000000016" calcext:value-type="float">
            <text:p>0,000321</text:p>
          </table:table-cell>
          <table:table-cell table:formula="of:=[.A529]-[.C529]" office:value-type="float" office:value="0.00202830000000009" calcext:value-type="float">
            <text:p>0,0020283</text:p>
          </table:table-cell>
          <table:table-cell table:formula="of:=[.G529]-[.C529]" office:value-type="float" office:value="0.00152550000000051" calcext:value-type="float">
            <text:p>0,0015255</text:p>
          </table:table-cell>
          <table:table-cell table:formula="of:=[.J529]/[.I529]" office:value-type="float" office:value="0.752107676379452" calcext:value-type="float">
            <text:p>0,7521076764</text:p>
          </table:table-cell>
          <table:table-cell table:formula="of:=[.D529]+[.H529]*[.K529]" office:value-type="float" office:value="3.69992242656412" calcext:value-type="float">
            <text:p>3,6999224266</text:p>
          </table:table-cell>
        </table:table-row>
        <table:table-row table:style-name="ro1">
          <table:table-cell office:value-type="float" office:value="6.9775207" calcext:value-type="float">
            <text:p>6,9775207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6.949" calcext:value-type="float">
            <text:p>6,949</text:p>
          </table:table-cell>
          <table:table-cell office:value-type="float" office:value="3.699923" calcext:value-type="float">
            <text:p>3,699923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9823707" calcext:value-type="float">
            <text:p>0,9823707</text:p>
          </table:table-cell>
          <table:table-cell table:formula="of:=[.A530]-[.E530]" office:value-type="float" office:value="6.9770179" calcext:value-type="float">
            <text:p>6,9770179</text:p>
          </table:table-cell>
          <table:table-cell table:formula="of:=[.B530]-[.D530]" office:value-type="float" office:value="0.450079" calcext:value-type="float">
            <text:p>0,450079</text:p>
          </table:table-cell>
          <table:table-cell table:formula="of:=[.A530]-[.C530]" office:value-type="float" office:value="0.0285206999999996" calcext:value-type="float">
            <text:p>0,0285207</text:p>
          </table:table-cell>
          <table:table-cell table:formula="of:=[.G530]-[.C530]" office:value-type="float" office:value="0.0280179" calcext:value-type="float">
            <text:p>0,0280179</text:p>
          </table:table-cell>
          <table:table-cell table:formula="of:=[.J530]/[.I530]" office:value-type="float" office:value="0.982370699176402" calcext:value-type="float">
            <text:p>0,9823706992</text:p>
          </table:table-cell>
          <table:table-cell table:formula="of:=[.D530]+[.H530]*[.K530]" office:value-type="float" office:value="4.14206742191462" calcext:value-type="float">
            <text:p>4,1420674219</text:p>
          </table:table-cell>
        </table:table-row>
        <table:table-row table:style-name="ro1">
          <table:table-cell office:value-type="float" office:value="6.978524" calcext:value-type="float">
            <text:p>6,978524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6.977" calcext:value-type="float">
            <text:p>6,977</text:p>
          </table:table-cell>
          <table:table-cell office:value-type="float" office:value="4.142068" calcext:value-type="float">
            <text:p>4,142068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6700788" calcext:value-type="float">
            <text:p>0,6700788</text:p>
          </table:table-cell>
          <table:table-cell table:formula="of:=[.A531]-[.E531]" office:value-type="float" office:value="6.9780212" calcext:value-type="float">
            <text:p>6,9780212</text:p>
          </table:table-cell>
          <table:table-cell table:formula="of:=[.B531]-[.D531]" office:value-type="float" office:value="0.00793399999999966" calcext:value-type="float">
            <text:p>0,007934</text:p>
          </table:table-cell>
          <table:table-cell table:formula="of:=[.A531]-[.C531]" office:value-type="float" office:value="0.00152399999999986" calcext:value-type="float">
            <text:p>0,001524</text:p>
          </table:table-cell>
          <table:table-cell table:formula="of:=[.G531]-[.C531]" office:value-type="float" office:value="0.00102120000000028" calcext:value-type="float">
            <text:p>0,0010212</text:p>
          </table:table-cell>
          <table:table-cell table:formula="of:=[.J531]/[.I531]" office:value-type="float" office:value="0.670078740157724" calcext:value-type="float">
            <text:p>0,6700787402</text:p>
          </table:table-cell>
          <table:table-cell table:formula="of:=[.D531]+[.H531]*[.K531]" office:value-type="float" office:value="4.14738440472441" calcext:value-type="float">
            <text:p>4,1473844047</text:p>
          </table:table-cell>
        </table:table-row>
        <table:table-row table:style-name="ro1">
          <table:table-cell office:value-type="float" office:value="6.9805293" calcext:value-type="float">
            <text:p>6,9805293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6.978" calcext:value-type="float">
            <text:p>6,978</text:p>
          </table:table-cell>
          <table:table-cell office:value-type="float" office:value="4.147385" calcext:value-type="float">
            <text:p>4,147385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8012098" calcext:value-type="float">
            <text:p>0,8012098</text:p>
          </table:table-cell>
          <table:table-cell table:formula="of:=[.A532]-[.E532]" office:value-type="float" office:value="6.9800265" calcext:value-type="float">
            <text:p>6,9800265</text:p>
          </table:table-cell>
          <table:table-cell table:formula="of:=[.B532]-[.D532]" office:value-type="float" office:value="0.00261699999999987" calcext:value-type="float">
            <text:p>0,002617</text:p>
          </table:table-cell>
          <table:table-cell table:formula="of:=[.A532]-[.C532]" office:value-type="float" office:value="0.00252929999999996" calcext:value-type="float">
            <text:p>0,0025293</text:p>
          </table:table-cell>
          <table:table-cell table:formula="of:=[.G532]-[.C532]" office:value-type="float" office:value="0.00202650000000038" calcext:value-type="float">
            <text:p>0,0020265</text:p>
          </table:table-cell>
          <table:table-cell table:formula="of:=[.J532]/[.I532]" office:value-type="float" office:value="0.801209820899225" calcext:value-type="float">
            <text:p>0,8012098209</text:p>
          </table:table-cell>
          <table:table-cell table:formula="of:=[.D532]+[.H532]*[.K532]" office:value-type="float" office:value="4.14948176610129" calcext:value-type="float">
            <text:p>4,1494817661</text:p>
          </table:table-cell>
        </table:table-row>
        <table:table-row table:style-name="ro1">
          <table:table-cell office:value-type="float" office:value="6.9815313" calcext:value-type="float">
            <text:p>6,9815313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6.98" calcext:value-type="float">
            <text:p>6,98</text:p>
          </table:table-cell>
          <table:table-cell office:value-type="float" office:value="4.149482" calcext:value-type="float">
            <text:p>4,149482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6716515" calcext:value-type="float">
            <text:p>0,6716515</text:p>
          </table:table-cell>
          <table:table-cell table:formula="of:=[.A533]-[.E533]" office:value-type="float" office:value="6.9810285" calcext:value-type="float">
            <text:p>6,9810285</text:p>
          </table:table-cell>
          <table:table-cell table:formula="of:=[.B533]-[.D533]" office:value-type="float" office:value="0.000519999999999854" calcext:value-type="float">
            <text:p>0,00052</text:p>
          </table:table-cell>
          <table:table-cell table:formula="of:=[.A533]-[.C533]" office:value-type="float" office:value="0.0015312999999999" calcext:value-type="float">
            <text:p>0,0015313</text:p>
          </table:table-cell>
          <table:table-cell table:formula="of:=[.G533]-[.C533]" office:value-type="float" office:value="0.00102850000000032" calcext:value-type="float">
            <text:p>0,0010285</text:p>
          </table:table-cell>
          <table:table-cell table:formula="of:=[.J533]/[.I533]" office:value-type="float" office:value="0.671651537909219" calcext:value-type="float">
            <text:p>0,6716515379</text:p>
          </table:table-cell>
          <table:table-cell table:formula="of:=[.D533]+[.H533]*[.K533]" office:value-type="float" office:value="4.14983125879971" calcext:value-type="float">
            <text:p>4,1498312588</text:p>
          </table:table-cell>
        </table:table-row>
        <table:table-row table:style-name="ro1">
          <table:table-cell office:value-type="float" office:value="7.0119864" calcext:value-type="float">
            <text:p>7,0119864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6.981" calcext:value-type="float">
            <text:p>6,981</text:p>
          </table:table-cell>
          <table:table-cell office:value-type="float" office:value="4.149832" calcext:value-type="float">
            <text:p>4,149832</text:p>
          </table:table-cell>
          <table:table-cell office:value-type="float" office:value="0.0005028" calcext:value-type="float">
            <text:p>0,0005028</text:p>
          </table:table-cell>
          <table:table-cell office:value-type="float" office:value="0.9837735" calcext:value-type="float">
            <text:p>0,9837735</text:p>
          </table:table-cell>
          <table:table-cell table:formula="of:=[.A534]-[.E534]" office:value-type="float" office:value="7.0114836" calcext:value-type="float">
            <text:p>7,0114836</text:p>
          </table:table-cell>
          <table:table-cell table:formula="of:=[.B534]-[.D534]" office:value-type="float" office:value="0.450171" calcext:value-type="float">
            <text:p>0,450171</text:p>
          </table:table-cell>
          <table:table-cell table:formula="of:=[.A534]-[.C534]" office:value-type="float" office:value="0.0309863999999997" calcext:value-type="float">
            <text:p>0,0309864</text:p>
          </table:table-cell>
          <table:table-cell table:formula="of:=[.G534]-[.C534]" office:value-type="float" office:value="0.0304836000000002" calcext:value-type="float">
            <text:p>0,0304836</text:p>
          </table:table-cell>
          <table:table-cell table:formula="of:=[.J534]/[.I534]" office:value-type="float" office:value="0.983773526450327" calcext:value-type="float">
            <text:p>0,9837735265</text:p>
          </table:table-cell>
          <table:table-cell table:formula="of:=[.D534]+[.H534]*[.K534]" office:value-type="float" office:value="4.59269831217567" calcext:value-type="float">
            <text:p>4,5926983122</text:p>
          </table:table-cell>
        </table:table-row>
        <table:table-row table:style-name="ro1">
          <table:table-cell office:value-type="float" office:value="7.0139961" calcext:value-type="float">
            <text:p>7,0139961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7.011" calcext:value-type="float">
            <text:p>7,011</text:p>
          </table:table-cell>
          <table:table-cell office:value-type="float" office:value="4.592698" calcext:value-type="float">
            <text:p>4,592698</text:p>
          </table:table-cell>
          <table:table-cell office:value-type="float" office:value="0.00100485" calcext:value-type="float">
            <text:p>0,00100485</text:p>
          </table:table-cell>
          <table:table-cell office:value-type="float" office:value="0.664614" calcext:value-type="float">
            <text:p>0,664614</text:p>
          </table:table-cell>
          <table:table-cell table:formula="of:=[.A535]-[.E535]" office:value-type="float" office:value="7.01299125" calcext:value-type="float">
            <text:p>7,01299125</text:p>
          </table:table-cell>
          <table:table-cell table:formula="of:=[.B535]-[.D535]" office:value-type="float" office:value="0.00730499999999967" calcext:value-type="float">
            <text:p>0,007305</text:p>
          </table:table-cell>
          <table:table-cell table:formula="of:=[.A535]-[.C535]" office:value-type="float" office:value="0.00299609999999983" calcext:value-type="float">
            <text:p>0,0029961</text:p>
          </table:table-cell>
          <table:table-cell table:formula="of:=[.G535]-[.C535]" office:value-type="float" office:value="0.00199124999999967" calcext:value-type="float">
            <text:p>0,00199125</text:p>
          </table:table-cell>
          <table:table-cell table:formula="of:=[.J535]/[.I535]" office:value-type="float" office:value="0.664613998197582" calcext:value-type="float">
            <text:p>0,6646139982</text:p>
          </table:table-cell>
          <table:table-cell table:formula="of:=[.D535]+[.H535]*[.K535]" office:value-type="float" office:value="4.59755300525683" calcext:value-type="float">
            <text:p>4,5975530053</text:p>
          </table:table-cell>
        </table:table-row>
        <table:table-row table:style-name="ro1">
          <table:table-cell office:value-type="float" office:value="7.0160011" calcext:value-type="float">
            <text:p>7,0160011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7.013" calcext:value-type="float">
            <text:p>7,013</text:p>
          </table:table-cell>
          <table:table-cell office:value-type="float" office:value="4.597553" calcext:value-type="float">
            <text:p>4,597553</text:p>
          </table:table-cell>
          <table:table-cell office:value-type="float" office:value="0.00100485" calcext:value-type="float">
            <text:p>0,00100485</text:p>
          </table:table-cell>
          <table:table-cell office:value-type="float" office:value="0.6651728" calcext:value-type="float">
            <text:p>0,6651728</text:p>
          </table:table-cell>
          <table:table-cell table:formula="of:=[.A536]-[.E536]" office:value-type="float" office:value="7.01499625" calcext:value-type="float">
            <text:p>7,01499625</text:p>
          </table:table-cell>
          <table:table-cell table:formula="of:=[.B536]-[.D536]" office:value-type="float" office:value="0.00245000000000051" calcext:value-type="float">
            <text:p>0,00245</text:p>
          </table:table-cell>
          <table:table-cell table:formula="of:=[.A536]-[.C536]" office:value-type="float" office:value="0.00300110000000053" calcext:value-type="float">
            <text:p>0,0030011</text:p>
          </table:table-cell>
          <table:table-cell table:formula="of:=[.G536]-[.C536]" office:value-type="float" office:value="0.00199625000000037" calcext:value-type="float">
            <text:p>0,00199625</text:p>
          </table:table-cell>
          <table:table-cell table:formula="of:=[.J536]/[.I536]" office:value-type="float" office:value="0.665172769984343" calcext:value-type="float">
            <text:p>0,66517277</text:p>
          </table:table-cell>
          <table:table-cell table:formula="of:=[.D536]+[.H536]*[.K536]" office:value-type="float" office:value="4.59918267328646" calcext:value-type="float">
            <text:p>4,5991826733</text:p>
          </table:table-cell>
        </table:table-row>
        <table:table-row table:style-name="ro1">
          <table:table-cell office:value-type="float" office:value="7.0175052" calcext:value-type="float">
            <text:p>7,0175052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7.015" calcext:value-type="float">
            <text:p>7,015</text:p>
          </table:table-cell>
          <table:table-cell office:value-type="float" office:value="4.599183" calcext:value-type="float">
            <text:p>4,599183</text:p>
          </table:table-cell>
          <table:table-cell office:value-type="float" office:value="0.00100485" calcext:value-type="float">
            <text:p>0,00100485</text:p>
          </table:table-cell>
          <table:table-cell office:value-type="float" office:value="0.5988943" calcext:value-type="float">
            <text:p>0,5988943</text:p>
          </table:table-cell>
          <table:table-cell table:formula="of:=[.A537]-[.E537]" office:value-type="float" office:value="7.01650035" calcext:value-type="float">
            <text:p>7,01650035</text:p>
          </table:table-cell>
          <table:table-cell table:formula="of:=[.B537]-[.D537]" office:value-type="float" office:value="0.15082" calcext:value-type="float">
            <text:p>0,15082</text:p>
          </table:table-cell>
          <table:table-cell table:formula="of:=[.A537]-[.C537]" office:value-type="float" office:value="0.00250520000000076" calcext:value-type="float">
            <text:p>0,0025052</text:p>
          </table:table-cell>
          <table:table-cell table:formula="of:=[.G537]-[.C537]" office:value-type="float" office:value="0.00150035000000059" calcext:value-type="float">
            <text:p>0,00150035</text:p>
          </table:table-cell>
          <table:table-cell table:formula="of:=[.J537]/[.I537]" office:value-type="float" office:value="0.598894299856354" calcext:value-type="float">
            <text:p>0,5988942999</text:p>
          </table:table-cell>
          <table:table-cell table:formula="of:=[.D537]+[.H537]*[.K537]" office:value-type="float" office:value="4.68950823830434" calcext:value-type="float">
            <text:p>4,6895082383</text:p>
          </table:table-cell>
        </table:table-row>
        <table:table-row table:style-name="ro1">
          <table:table-cell office:value-type="float" office:value="7.0459621" calcext:value-type="float">
            <text:p>7,0459621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7.017" calcext:value-type="float">
            <text:p>7,017</text:p>
          </table:table-cell>
          <table:table-cell office:value-type="float" office:value="4.689508" calcext:value-type="float">
            <text:p>4,689508</text:p>
          </table:table-cell>
          <table:table-cell office:value-type="float" office:value="0.00100485" calcext:value-type="float">
            <text:p>0,00100485</text:p>
          </table:table-cell>
          <table:table-cell office:value-type="float" office:value="0.9653047" calcext:value-type="float">
            <text:p>0,9653047</text:p>
          </table:table-cell>
          <table:table-cell table:formula="of:=[.A538]-[.E538]" office:value-type="float" office:value="7.04495725" calcext:value-type="float">
            <text:p>7,04495725</text:p>
          </table:table-cell>
          <table:table-cell table:formula="of:=[.B538]-[.D538]" office:value-type="float" office:value="0.360495" calcext:value-type="float">
            <text:p>0,360495</text:p>
          </table:table-cell>
          <table:table-cell table:formula="of:=[.A538]-[.C538]" office:value-type="float" office:value="0.0289620999999993" calcext:value-type="float">
            <text:p>0,0289621</text:p>
          </table:table-cell>
          <table:table-cell table:formula="of:=[.G538]-[.C538]" office:value-type="float" office:value="0.0279572499999992" calcext:value-type="float">
            <text:p>0,02795725</text:p>
          </table:table-cell>
          <table:table-cell table:formula="of:=[.J538]/[.I538]" office:value-type="float" office:value="0.965304656775573" calcext:value-type="float">
            <text:p>0,9653046568</text:p>
          </table:table-cell>
          <table:table-cell table:formula="of:=[.D538]+[.H538]*[.K538]" office:value-type="float" office:value="5.03749550224431" calcext:value-type="float">
            <text:p>5,0374955022</text:p>
          </table:table-cell>
        </table:table-row>
        <table:table-row table:style-name="ro1">
          <table:table-cell office:value-type="float" office:value="7.0464636" calcext:value-type="float">
            <text:p>7,0464636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7.045" calcext:value-type="float">
            <text:p>7,045</text:p>
          </table:table-cell>
          <table:table-cell office:value-type="float" office:value="5.037496" calcext:value-type="float">
            <text:p>5,03749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86759" calcext:value-type="float">
            <text:p>0,8286759</text:p>
          </table:table-cell>
          <table:table-cell table:formula="of:=[.A539]-[.E539]" office:value-type="float" office:value="7.04621285" calcext:value-type="float">
            <text:p>7,04621285</text:p>
          </table:table-cell>
          <table:table-cell table:formula="of:=[.B539]-[.D539]" office:value-type="float" office:value="0.0125070000000003" calcext:value-type="float">
            <text:p>0,012507</text:p>
          </table:table-cell>
          <table:table-cell table:formula="of:=[.A539]-[.C539]" office:value-type="float" office:value="0.00146360000000012" calcext:value-type="float">
            <text:p>0,0014636</text:p>
          </table:table-cell>
          <table:table-cell table:formula="of:=[.G539]-[.C539]" office:value-type="float" office:value="0.00121284999999993" calcext:value-type="float">
            <text:p>0,00121285</text:p>
          </table:table-cell>
          <table:table-cell table:formula="of:=[.J539]/[.I539]" office:value-type="float" office:value="0.828675867723307" calcext:value-type="float">
            <text:p>0,8286758677</text:p>
          </table:table-cell>
          <table:table-cell table:formula="of:=[.D539]+[.H539]*[.K539]" office:value-type="float" office:value="5.04786024907762" calcext:value-type="float">
            <text:p>5,0478602491</text:p>
          </table:table-cell>
        </table:table-row>
        <table:table-row table:style-name="ro1">
          <table:table-cell office:value-type="float" office:value="7.0469651" calcext:value-type="float">
            <text:p>7,0469651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7.046" calcext:value-type="float">
            <text:p>7,046</text:p>
          </table:table-cell>
          <table:table-cell office:value-type="float" office:value="5.04786" calcext:value-type="float">
            <text:p>5,0478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401824" calcext:value-type="float">
            <text:p>0,7401824</text:p>
          </table:table-cell>
          <table:table-cell table:formula="of:=[.A540]-[.E540]" office:value-type="float" office:value="7.04671435" calcext:value-type="float">
            <text:p>7,04671435</text:p>
          </table:table-cell>
          <table:table-cell table:formula="of:=[.B540]-[.D540]" office:value-type="float" office:value="0.00214300000000023" calcext:value-type="float">
            <text:p>0,002143</text:p>
          </table:table-cell>
          <table:table-cell table:formula="of:=[.A540]-[.C540]" office:value-type="float" office:value="0.000965100000000163" calcext:value-type="float">
            <text:p>0,0009651</text:p>
          </table:table-cell>
          <table:table-cell table:formula="of:=[.G540]-[.C540]" office:value-type="float" office:value="0.000714349999999975" calcext:value-type="float">
            <text:p>0,00071435</text:p>
          </table:table-cell>
          <table:table-cell table:formula="of:=[.J540]/[.I540]" office:value-type="float" office:value="0.74018236452166" calcext:value-type="float">
            <text:p>0,7401823645</text:p>
          </table:table-cell>
          <table:table-cell table:formula="of:=[.D540]+[.H540]*[.K540]" office:value-type="float" office:value="5.04944621080717" calcext:value-type="float">
            <text:p>5,0494462108</text:p>
          </table:table-cell>
        </table:table-row>
        <table:table-row table:style-name="ro1">
          <table:table-cell office:value-type="float" office:value="7.0489702" calcext:value-type="float">
            <text:p>7,048970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7.047" calcext:value-type="float">
            <text:p>7,047</text:p>
          </table:table-cell>
          <table:table-cell office:value-type="float" office:value="5.049446" calcext:value-type="float">
            <text:p>5,04944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182874" calcext:value-type="float">
            <text:p>0,6182874</text:p>
          </table:table-cell>
          <table:table-cell table:formula="of:=[.A541]-[.E541]" office:value-type="float" office:value="7.04821815" calcext:value-type="float">
            <text:p>7,04821815</text:p>
          </table:table-cell>
          <table:table-cell table:formula="of:=[.B541]-[.D541]" office:value-type="float" office:value="0.000557000000000585" calcext:value-type="float">
            <text:p>0,000557</text:p>
          </table:table-cell>
          <table:table-cell table:formula="of:=[.A541]-[.C541]" office:value-type="float" office:value="0.00197020000000059" calcext:value-type="float">
            <text:p>0,0019702</text:p>
          </table:table-cell>
          <table:table-cell table:formula="of:=[.G541]-[.C541]" office:value-type="float" office:value="0.00121815000000058" calcext:value-type="float">
            <text:p>0,00121815</text:p>
          </table:table-cell>
          <table:table-cell table:formula="of:=[.J541]/[.I541]" office:value-type="float" office:value="0.618287483504325" calcext:value-type="float">
            <text:p>0,6182874835</text:p>
          </table:table-cell>
          <table:table-cell table:formula="of:=[.D541]+[.H541]*[.K541]" office:value-type="float" office:value="5.04979038612831" calcext:value-type="float">
            <text:p>5,0497903861</text:p>
          </table:table-cell>
        </table:table-row>
        <table:table-row table:style-name="ro1">
          <table:table-cell office:value-type="float" office:value="7.0509752" calcext:value-type="float">
            <text:p>7,0509752</text:p>
          </table:table-cell>
          <table:table-cell office:value-type="float" office:value="5" calcext:value-type="float">
            <text:p>5</text:p>
          </table:table-cell>
          <table:table-cell office:value-type="float" office:value="7.048" calcext:value-type="float">
            <text:p>7,048</text:p>
          </table:table-cell>
          <table:table-cell office:value-type="float" office:value="5.04979" calcext:value-type="float">
            <text:p>5,0497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472271" calcext:value-type="float">
            <text:p>0,7472271</text:p>
          </table:table-cell>
          <table:table-cell table:formula="of:=[.A542]-[.E542]" office:value-type="float" office:value="7.05022315" calcext:value-type="float">
            <text:p>7,05022315</text:p>
          </table:table-cell>
          <table:table-cell table:formula="of:=[.B542]-[.D542]" office:value-type="float" office:value="-0.0497899999999998" calcext:value-type="float">
            <text:p>-0,04979</text:p>
          </table:table-cell>
          <table:table-cell table:formula="of:=[.A542]-[.C542]" office:value-type="float" office:value="0.00297519999999984" calcext:value-type="float">
            <text:p>0,0029752</text:p>
          </table:table-cell>
          <table:table-cell table:formula="of:=[.G542]-[.C542]" office:value-type="float" office:value="0.00222314999999984" calcext:value-type="float">
            <text:p>0,00222315</text:p>
          </table:table-cell>
          <table:table-cell table:formula="of:=[.J542]/[.I542]" office:value-type="float" office:value="0.747227077171268" calcext:value-type="float">
            <text:p>0,7472270772</text:p>
          </table:table-cell>
          <table:table-cell table:formula="of:=[.D542]+[.H542]*[.K542]" office:value-type="float" office:value="5.01258556382764" calcext:value-type="float">
            <text:p>5,0125855638</text:p>
          </table:table-cell>
        </table:table-row>
        <table:table-row table:style-name="ro1">
          <table:table-cell office:value-type="float" office:value="7.0524796" calcext:value-type="float">
            <text:p>7,0524796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,05</text:p>
          </table:table-cell>
          <table:table-cell office:value-type="float" office:value="5.012586" calcext:value-type="float">
            <text:p>5,01258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779" calcext:value-type="float">
            <text:p>0,79779</text:p>
          </table:table-cell>
          <table:table-cell table:formula="of:=[.A543]-[.E543]" office:value-type="float" office:value="7.0519782" calcext:value-type="float">
            <text:p>7,0519782</text:p>
          </table:table-cell>
          <table:table-cell table:formula="of:=[.B543]-[.D543]" office:value-type="float" office:value="-0.0125859999999998" calcext:value-type="float">
            <text:p>-0,012586</text:p>
          </table:table-cell>
          <table:table-cell table:formula="of:=[.A543]-[.C543]" office:value-type="float" office:value="0.00247960000000003" calcext:value-type="float">
            <text:p>0,0024796</text:p>
          </table:table-cell>
          <table:table-cell table:formula="of:=[.G543]-[.C543]" office:value-type="float" office:value="0.00197819999999993" calcext:value-type="float">
            <text:p>0,0019782</text:p>
          </table:table-cell>
          <table:table-cell table:formula="of:=[.J543]/[.I543]" office:value-type="float" office:value="0.797789966123532" calcext:value-type="float">
            <text:p>0,7977899661</text:p>
          </table:table-cell>
          <table:table-cell table:formula="of:=[.D543]+[.H543]*[.K543]" office:value-type="float" office:value="5.00254501548637" calcext:value-type="float">
            <text:p>5,0025450155</text:p>
          </table:table-cell>
        </table:table-row>
        <table:table-row table:style-name="ro1">
          <table:table-cell office:value-type="float" office:value="7.0790354" calcext:value-type="float">
            <text:p>7,0790354</text:p>
          </table:table-cell>
          <table:table-cell office:value-type="float" office:value="4.7" calcext:value-type="float">
            <text:p>4,7</text:p>
          </table:table-cell>
          <table:table-cell office:value-type="float" office:value="7.052" calcext:value-type="float">
            <text:p>7,052</text:p>
          </table:table-cell>
          <table:table-cell office:value-type="float" office:value="5.002545" calcext:value-type="float">
            <text:p>5,00254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454" calcext:value-type="float">
            <text:p>0,981454</text:p>
          </table:table-cell>
          <table:table-cell table:formula="of:=[.A544]-[.E544]" office:value-type="float" office:value="7.078534" calcext:value-type="float">
            <text:p>7,078534</text:p>
          </table:table-cell>
          <table:table-cell table:formula="of:=[.B544]-[.D544]" office:value-type="float" office:value="-0.302544999999999" calcext:value-type="float">
            <text:p>-0,302545</text:p>
          </table:table-cell>
          <table:table-cell table:formula="of:=[.A544]-[.C544]" office:value-type="float" office:value="0.0270354000000008" calcext:value-type="float">
            <text:p>0,0270354</text:p>
          </table:table-cell>
          <table:table-cell table:formula="of:=[.G544]-[.C544]" office:value-type="float" office:value="0.0265340000000007" calcext:value-type="float">
            <text:p>0,026534</text:p>
          </table:table-cell>
          <table:table-cell table:formula="of:=[.J544]/[.I544]" office:value-type="float" office:value="0.98145394556766" calcext:value-type="float">
            <text:p>0,9814539456</text:p>
          </table:table-cell>
          <table:table-cell table:formula="of:=[.D544]+[.H544]*[.K544]" office:value-type="float" office:value="4.70561101603823" calcext:value-type="float">
            <text:p>4,705611016</text:p>
          </table:table-cell>
        </table:table-row>
        <table:table-row table:style-name="ro1">
          <table:table-cell office:value-type="float" office:value="7.0800377" calcext:value-type="float">
            <text:p>7,0800377</text:p>
          </table:table-cell>
          <table:table-cell office:value-type="float" office:value="4.7" calcext:value-type="float">
            <text:p>4,7</text:p>
          </table:table-cell>
          <table:table-cell office:value-type="float" office:value="7.079" calcext:value-type="float">
            <text:p>7,079</text:p>
          </table:table-cell>
          <table:table-cell office:value-type="float" office:value="4.705611" calcext:value-type="float">
            <text:p>4,705611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7585526" calcext:value-type="float">
            <text:p>0,7585526</text:p>
          </table:table-cell>
          <table:table-cell table:formula="of:=[.A545]-[.E545]" office:value-type="float" office:value="7.07978715" calcext:value-type="float">
            <text:p>7,07978715</text:p>
          </table:table-cell>
          <table:table-cell table:formula="of:=[.B545]-[.D545]" office:value-type="float" office:value="-0.00561100000000003" calcext:value-type="float">
            <text:p>-0,005611</text:p>
          </table:table-cell>
          <table:table-cell table:formula="of:=[.A545]-[.C545]" office:value-type="float" office:value="0.00103770000000036" calcext:value-type="float">
            <text:p>0,0010377</text:p>
          </table:table-cell>
          <table:table-cell table:formula="of:=[.G545]-[.C545]" office:value-type="float" office:value="0.000787150000000736" calcext:value-type="float">
            <text:p>0,00078715</text:p>
          </table:table-cell>
          <table:table-cell table:formula="of:=[.J545]/[.I545]" office:value-type="float" office:value="0.758552568180072" calcext:value-type="float">
            <text:p>0,7585525682</text:p>
          </table:table-cell>
          <table:table-cell table:formula="of:=[.D545]+[.H545]*[.K545]" office:value-type="float" office:value="4.70135476153994" calcext:value-type="float">
            <text:p>4,7013547615</text:p>
          </table:table-cell>
        </table:table-row>
        <table:table-row table:style-name="ro1">
          <table:table-cell office:value-type="float" office:value="7.081542" calcext:value-type="float">
            <text:p>7,081542</text:p>
          </table:table-cell>
          <table:table-cell office:value-type="float" office:value="4.7" calcext:value-type="float">
            <text:p>4,7</text:p>
          </table:table-cell>
          <table:table-cell office:value-type="float" office:value="7.08" calcext:value-type="float">
            <text:p>7,08</text:p>
          </table:table-cell>
          <table:table-cell office:value-type="float" office:value="4.701355" calcext:value-type="float">
            <text:p>4,701355</text:p>
          </table:table-cell>
          <table:table-cell office:value-type="float" office:value="0.00025055" calcext:value-type="float">
            <text:p>0,00025055</text:p>
          </table:table-cell>
          <table:table-cell office:value-type="float" office:value="0.8375162" calcext:value-type="float">
            <text:p>0,8375162</text:p>
          </table:table-cell>
          <table:table-cell table:formula="of:=[.A546]-[.E546]" office:value-type="float" office:value="7.08129145" calcext:value-type="float">
            <text:p>7,08129145</text:p>
          </table:table-cell>
          <table:table-cell table:formula="of:=[.B546]-[.D546]" office:value-type="float" office:value="-0.00135499999999933" calcext:value-type="float">
            <text:p>-0,001355</text:p>
          </table:table-cell>
          <table:table-cell table:formula="of:=[.A546]-[.C546]" office:value-type="float" office:value="0.00154199999999971" calcext:value-type="float">
            <text:p>0,001542</text:p>
          </table:table-cell>
          <table:table-cell table:formula="of:=[.G546]-[.C546]" office:value-type="float" office:value="0.00129145000000008" calcext:value-type="float">
            <text:p>0,00129145</text:p>
          </table:table-cell>
          <table:table-cell table:formula="of:=[.J546]/[.I546]" office:value-type="float" office:value="0.837516212710976" calcext:value-type="float">
            <text:p>0,8375162127</text:p>
          </table:table-cell>
          <table:table-cell table:formula="of:=[.D546]+[.H546]*[.K546]" office:value-type="float" office:value="4.70022016553178" calcext:value-type="float">
            <text:p>4,7002201655</text:p>
          </table:table-cell>
        </table:table-row>
        <table:table-row table:style-name="ro1">
          <table:table-cell office:value-type="float" office:value="7.0845432" calcext:value-type="float">
            <text:p>7,0845432</text:p>
          </table:table-cell>
          <table:table-cell office:value-type="float" office:value="4.55" calcext:value-type="float">
            <text:p>4,55</text:p>
          </table:table-cell>
          <table:table-cell office:value-type="float" office:value="7.081" calcext:value-type="float">
            <text:p>7,081</text:p>
          </table:table-cell>
          <table:table-cell office:value-type="float" office:value="4.70022" calcext:value-type="float">
            <text:p>4,70022</text:p>
          </table:table-cell>
          <table:table-cell office:value-type="float" office:value="0.0015006" calcext:value-type="float">
            <text:p>0,0015006</text:p>
          </table:table-cell>
          <table:table-cell office:value-type="float" office:value="0.5764845" calcext:value-type="float">
            <text:p>0,5764845</text:p>
          </table:table-cell>
          <table:table-cell table:formula="of:=[.A547]-[.E547]" office:value-type="float" office:value="7.0830426" calcext:value-type="float">
            <text:p>7,0830426</text:p>
          </table:table-cell>
          <table:table-cell table:formula="of:=[.B547]-[.D547]" office:value-type="float" office:value="-0.15022" calcext:value-type="float">
            <text:p>-0,15022</text:p>
          </table:table-cell>
          <table:table-cell table:formula="of:=[.A547]-[.C547]" office:value-type="float" office:value="0.0035431999999993" calcext:value-type="float">
            <text:p>0,0035432</text:p>
          </table:table-cell>
          <table:table-cell table:formula="of:=[.G547]-[.C547]" office:value-type="float" office:value="0.00204259999999934" calcext:value-type="float">
            <text:p>0,0020426</text:p>
          </table:table-cell>
          <table:table-cell table:formula="of:=[.J547]/[.I547]" office:value-type="float" office:value="0.576484533754725" calcext:value-type="float">
            <text:p>0,5764845338</text:p>
          </table:table-cell>
          <table:table-cell table:formula="of:=[.D547]+[.H547]*[.K547]" office:value-type="float" office:value="4.61362049333937" calcext:value-type="float">
            <text:p>4,6136204933</text:p>
          </table:table-cell>
        </table:table-row>
        <table:table-row table:style-name="ro1">
          <table:table-cell office:value-type="float" office:value="7.08705" calcext:value-type="float">
            <text:p>7,08705</text:p>
          </table:table-cell>
          <table:table-cell office:value-type="float" office:value="4.55" calcext:value-type="float">
            <text:p>4,55</text:p>
          </table:table-cell>
          <table:table-cell office:value-type="float" office:value="7.083" calcext:value-type="float">
            <text:p>7,083</text:p>
          </table:table-cell>
          <table:table-cell office:value-type="float" office:value="4.61362" calcext:value-type="float">
            <text:p>4,61362</text:p>
          </table:table-cell>
          <table:table-cell office:value-type="float" office:value="0.0015006" calcext:value-type="float">
            <text:p>0,0015006</text:p>
          </table:table-cell>
          <table:table-cell office:value-type="float" office:value="0.6294815" calcext:value-type="float">
            <text:p>0,6294815</text:p>
          </table:table-cell>
          <table:table-cell table:formula="of:=[.A548]-[.E548]" office:value-type="float" office:value="7.0855494" calcext:value-type="float">
            <text:p>7,0855494</text:p>
          </table:table-cell>
          <table:table-cell table:formula="of:=[.B548]-[.D548]" office:value-type="float" office:value="-0.0636200000000002" calcext:value-type="float">
            <text:p>-0,06362</text:p>
          </table:table-cell>
          <table:table-cell table:formula="of:=[.A548]-[.C548]" office:value-type="float" office:value="0.00404999999999944" calcext:value-type="float">
            <text:p>0,00405</text:p>
          </table:table-cell>
          <table:table-cell table:formula="of:=[.G548]-[.C548]" office:value-type="float" office:value="0.00254939999999948" calcext:value-type="float">
            <text:p>0,0025494</text:p>
          </table:table-cell>
          <table:table-cell table:formula="of:=[.J548]/[.I548]" office:value-type="float" office:value="0.62948148148144" calcext:value-type="float">
            <text:p>0,6294814815</text:p>
          </table:table-cell>
          <table:table-cell table:formula="of:=[.D548]+[.H548]*[.K548]" office:value-type="float" office:value="4.57357238814815" calcext:value-type="float">
            <text:p>4,5735723881</text:p>
          </table:table-cell>
        </table:table-row>
        <table:table-row table:style-name="ro1">
          <table:table-cell office:value-type="float" office:value="7.088053" calcext:value-type="float">
            <text:p>7,088053</text:p>
          </table:table-cell>
          <table:table-cell office:value-type="float" office:value="4.55" calcext:value-type="float">
            <text:p>4,55</text:p>
          </table:table-cell>
          <table:table-cell office:value-type="float" office:value="7.086" calcext:value-type="float">
            <text:p>7,086</text:p>
          </table:table-cell>
          <table:table-cell office:value-type="float" office:value="4.573572" calcext:value-type="float">
            <text:p>4,573572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557234" calcext:value-type="float">
            <text:p>0,7557234</text:p>
          </table:table-cell>
          <table:table-cell table:formula="of:=[.A549]-[.E549]" office:value-type="float" office:value="7.0875515" calcext:value-type="float">
            <text:p>7,0875515</text:p>
          </table:table-cell>
          <table:table-cell table:formula="of:=[.B549]-[.D549]" office:value-type="float" office:value="-0.0235720000000006" calcext:value-type="float">
            <text:p>-0,023572</text:p>
          </table:table-cell>
          <table:table-cell table:formula="of:=[.A549]-[.C549]" office:value-type="float" office:value="0.00205300000000008" calcext:value-type="float">
            <text:p>0,002053</text:p>
          </table:table-cell>
          <table:table-cell table:formula="of:=[.G549]-[.C549]" office:value-type="float" office:value="0.00155149999999971" calcext:value-type="float">
            <text:p>0,0015515</text:p>
          </table:table-cell>
          <table:table-cell table:formula="of:=[.J549]/[.I549]" office:value-type="float" office:value="0.755723331709519" calcext:value-type="float">
            <text:p>0,7557233317</text:p>
          </table:table-cell>
          <table:table-cell table:formula="of:=[.D549]+[.H549]*[.K549]" office:value-type="float" office:value="4.55575808962494" calcext:value-type="float">
            <text:p>4,5557580896</text:p>
          </table:table-cell>
        </table:table-row>
        <table:table-row table:style-name="ro1">
          <table:table-cell office:value-type="float" office:value="7.114008" calcext:value-type="float">
            <text:p>7,114008</text:p>
          </table:table-cell>
          <table:table-cell office:value-type="float" office:value="4.25" calcext:value-type="float">
            <text:p>4,25</text:p>
          </table:table-cell>
          <table:table-cell office:value-type="float" office:value="7.088" calcext:value-type="float">
            <text:p>7,088</text:p>
          </table:table-cell>
          <table:table-cell office:value-type="float" office:value="4.555758" calcext:value-type="float">
            <text:p>4,555758</text:p>
          </table:table-cell>
          <table:table-cell office:value-type="float" office:value="0.0005022" calcext:value-type="float">
            <text:p>0,0005022</text:p>
          </table:table-cell>
          <table:table-cell office:value-type="float" office:value="0.9806905" calcext:value-type="float">
            <text:p>0,9806905</text:p>
          </table:table-cell>
          <table:table-cell table:formula="of:=[.A550]-[.E550]" office:value-type="float" office:value="7.1135058" calcext:value-type="float">
            <text:p>7,1135058</text:p>
          </table:table-cell>
          <table:table-cell table:formula="of:=[.B550]-[.D550]" office:value-type="float" office:value="-0.305758" calcext:value-type="float">
            <text:p>-0,305758</text:p>
          </table:table-cell>
          <table:table-cell table:formula="of:=[.A550]-[.C550]" office:value-type="float" office:value="0.026008" calcext:value-type="float">
            <text:p>0,026008</text:p>
          </table:table-cell>
          <table:table-cell table:formula="of:=[.G550]-[.C550]" office:value-type="float" office:value="0.0255058000000004" calcext:value-type="float">
            <text:p>0,0255058</text:p>
          </table:table-cell>
          <table:table-cell table:formula="of:=[.J550]/[.I550]" office:value-type="float" office:value="0.980690556751781" calcext:value-type="float">
            <text:p>0,9806905568</text:p>
          </table:table-cell>
          <table:table-cell table:formula="of:=[.D550]+[.H550]*[.K550]" office:value-type="float" office:value="4.25590401674869" calcext:value-type="float">
            <text:p>4,2559040167</text:p>
          </table:table-cell>
        </table:table-row>
        <table:table-row table:style-name="ro1">
          <table:table-cell office:value-type="float" office:value="7.115512" calcext:value-type="float">
            <text:p>7,115512</text:p>
          </table:table-cell>
          <table:table-cell office:value-type="float" office:value="4.25" calcext:value-type="float">
            <text:p>4,25</text:p>
          </table:table-cell>
          <table:table-cell office:value-type="float" office:value="7.114" calcext:value-type="float">
            <text:p>7,114</text:p>
          </table:table-cell>
          <table:table-cell office:value-type="float" office:value="4.255904" calcext:value-type="float">
            <text:p>4,25590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5026455" calcext:value-type="float">
            <text:p>0,5026455</text:p>
          </table:table-cell>
          <table:table-cell table:formula="of:=[.A551]-[.E551]" office:value-type="float" office:value="7.11476" calcext:value-type="float">
            <text:p>7,11476</text:p>
          </table:table-cell>
          <table:table-cell table:formula="of:=[.B551]-[.D551]" office:value-type="float" office:value="-0.00590400000000013" calcext:value-type="float">
            <text:p>-0,005904</text:p>
          </table:table-cell>
          <table:table-cell table:formula="of:=[.A551]-[.C551]" office:value-type="float" office:value="0.00151199999999996" calcext:value-type="float">
            <text:p>0,001512</text:p>
          </table:table-cell>
          <table:table-cell table:formula="of:=[.G551]-[.C551]" office:value-type="float" office:value="0.00075999999999965" calcext:value-type="float">
            <text:p>0,00076</text:p>
          </table:table-cell>
          <table:table-cell table:formula="of:=[.J551]/[.I551]" office:value-type="float" office:value="0.502645502645285" calcext:value-type="float">
            <text:p>0,5026455026</text:p>
          </table:table-cell>
          <table:table-cell table:formula="of:=[.D551]+[.H551]*[.K551]" office:value-type="float" office:value="4.25293638095238" calcext:value-type="float">
            <text:p>4,252936381</text:p>
          </table:table-cell>
        </table:table-row>
        <table:table-row table:style-name="ro1">
          <table:table-cell office:value-type="float" office:value="7.1175176" calcext:value-type="float">
            <text:p>7,1175176</text:p>
          </table:table-cell>
          <table:table-cell office:value-type="float" office:value="4.25" calcext:value-type="float">
            <text:p>4,25</text:p>
          </table:table-cell>
          <table:table-cell office:value-type="float" office:value="7.115" calcext:value-type="float">
            <text:p>7,115</text:p>
          </table:table-cell>
          <table:table-cell office:value-type="float" office:value="4.252936" calcext:value-type="float">
            <text:p>4,25293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013028" calcext:value-type="float">
            <text:p>0,7013028</text:p>
          </table:table-cell>
          <table:table-cell table:formula="of:=[.A552]-[.E552]" office:value-type="float" office:value="7.1167656" calcext:value-type="float">
            <text:p>7,1167656</text:p>
          </table:table-cell>
          <table:table-cell table:formula="of:=[.B552]-[.D552]" office:value-type="float" office:value="-0.00293600000000005" calcext:value-type="float">
            <text:p>-0,002936</text:p>
          </table:table-cell>
          <table:table-cell table:formula="of:=[.A552]-[.C552]" office:value-type="float" office:value="0.00251760000000001" calcext:value-type="float">
            <text:p>0,0025176</text:p>
          </table:table-cell>
          <table:table-cell table:formula="of:=[.G552]-[.C552]" office:value-type="float" office:value="0.0017655999999997" calcext:value-type="float">
            <text:p>0,0017656</text:p>
          </table:table-cell>
          <table:table-cell table:formula="of:=[.J552]/[.I552]" office:value-type="float" office:value="0.701302828090123" calcext:value-type="float">
            <text:p>0,7013028281</text:p>
          </table:table-cell>
          <table:table-cell table:formula="of:=[.D552]+[.H552]*[.K552]" office:value-type="float" office:value="4.25087697489673" calcext:value-type="float">
            <text:p>4,2508769749</text:p>
          </table:table-cell>
        </table:table-row>
        <table:table-row table:style-name="ro1">
          <table:table-cell office:value-type="float" office:value="7.1195229" calcext:value-type="float">
            <text:p>7,1195229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7.117" calcext:value-type="float">
            <text:p>7,117</text:p>
          </table:table-cell>
          <table:table-cell office:value-type="float" office:value="4.250876" calcext:value-type="float">
            <text:p>4,25087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019303" calcext:value-type="float">
            <text:p>0,7019303</text:p>
          </table:table-cell>
          <table:table-cell table:formula="of:=[.A553]-[.E553]" office:value-type="float" office:value="7.1187709" calcext:value-type="float">
            <text:p>7,1187709</text:p>
          </table:table-cell>
          <table:table-cell table:formula="of:=[.B553]-[.D553]" office:value-type="float" office:value="-0.150876999999999" calcext:value-type="float">
            <text:p>-0,150877</text:p>
          </table:table-cell>
          <table:table-cell table:formula="of:=[.A553]-[.C553]" office:value-type="float" office:value="0.00252289999999977" calcext:value-type="float">
            <text:p>0,0025229</text:p>
          </table:table-cell>
          <table:table-cell table:formula="of:=[.G553]-[.C553]" office:value-type="float" office:value="0.00177089999999946" calcext:value-type="float">
            <text:p>0,0017709</text:p>
          </table:table-cell>
          <table:table-cell table:formula="of:=[.J553]/[.I553]" office:value-type="float" office:value="0.701930318284365" calcext:value-type="float">
            <text:p>0,7019303183</text:p>
          </table:table-cell>
          <table:table-cell table:formula="of:=[.D553]+[.H553]*[.K553]" office:value-type="float" office:value="4.14497085936821" calcext:value-type="float">
            <text:p>4,1449708594</text:p>
          </table:table-cell>
        </table:table-row>
        <table:table-row table:style-name="ro1">
          <table:table-cell office:value-type="float" office:value="7.1205257" calcext:value-type="float">
            <text:p>7,1205257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7.119" calcext:value-type="float">
            <text:p>7,119</text:p>
          </table:table-cell>
          <table:table-cell office:value-type="float" office:value="4.144971" calcext:value-type="float">
            <text:p>4,14497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57148" calcext:value-type="float">
            <text:p>0,8357148</text:p>
          </table:table-cell>
          <table:table-cell table:formula="of:=[.A554]-[.E554]" office:value-type="float" office:value="7.12027505" calcext:value-type="float">
            <text:p>7,12027505</text:p>
          </table:table-cell>
          <table:table-cell table:formula="of:=[.B554]-[.D554]" office:value-type="float" office:value="-0.0449719999999996" calcext:value-type="float">
            <text:p>-0,044972</text:p>
          </table:table-cell>
          <table:table-cell table:formula="of:=[.A554]-[.C554]" office:value-type="float" office:value="0.00152570000000019" calcext:value-type="float">
            <text:p>0,0015257</text:p>
          </table:table-cell>
          <table:table-cell table:formula="of:=[.G554]-[.C554]" office:value-type="float" office:value="0.00127505000000028" calcext:value-type="float">
            <text:p>0,00127505</text:p>
          </table:table-cell>
          <table:table-cell table:formula="of:=[.J554]/[.I554]" office:value-type="float" office:value="0.835714753883544" calcext:value-type="float">
            <text:p>0,8357147539</text:p>
          </table:table-cell>
          <table:table-cell table:formula="of:=[.D554]+[.H554]*[.K554]" office:value-type="float" office:value="4.10738723608835" calcext:value-type="float">
            <text:p>4,1073872361</text:p>
          </table:table-cell>
        </table:table-row>
        <table:table-row table:style-name="ro1">
          <table:table-cell office:value-type="float" office:value="7.1470654" calcext:value-type="float">
            <text:p>7,1470654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7.12" calcext:value-type="float">
            <text:p>7,12</text:p>
          </table:table-cell>
          <table:table-cell office:value-type="float" office:value="4.107388" calcext:value-type="float">
            <text:p>4,10738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7391" calcext:value-type="float">
            <text:p>0,9907391</text:p>
          </table:table-cell>
          <table:table-cell table:formula="of:=[.A555]-[.E555]" office:value-type="float" office:value="7.14681475" calcext:value-type="float">
            <text:p>7,14681475</text:p>
          </table:table-cell>
          <table:table-cell table:formula="of:=[.B555]-[.D555]" office:value-type="float" office:value="-0.307389" calcext:value-type="float">
            <text:p>-0,307389</text:p>
          </table:table-cell>
          <table:table-cell table:formula="of:=[.A555]-[.C555]" office:value-type="float" office:value="0.0270653999999997" calcext:value-type="float">
            <text:p>0,0270654</text:p>
          </table:table-cell>
          <table:table-cell table:formula="of:=[.G555]-[.C555]" office:value-type="float" office:value="0.0268147499999998" calcext:value-type="float">
            <text:p>0,02681475</text:p>
          </table:table-cell>
          <table:table-cell table:formula="of:=[.J555]/[.I555]" office:value-type="float" office:value="0.990739098627772" calcext:value-type="float">
            <text:p>0,9907390986</text:p>
          </table:table-cell>
          <table:table-cell table:formula="of:=[.D555]+[.H555]*[.K555]" office:value-type="float" office:value="3.80284569921191" calcext:value-type="float">
            <text:p>3,8028456992</text:p>
          </table:table-cell>
        </table:table-row>
        <table:table-row table:style-name="ro1">
          <table:table-cell office:value-type="float" office:value="7.1490707" calcext:value-type="float">
            <text:p>7,1490707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7.147" calcext:value-type="float">
            <text:p>7,147</text:p>
          </table:table-cell>
          <table:table-cell office:value-type="float" office:value="3.802846" calcext:value-type="float">
            <text:p>3,80284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68861" calcext:value-type="float">
            <text:p>0,6368861</text:p>
          </table:table-cell>
          <table:table-cell table:formula="of:=[.A556]-[.E556]" office:value-type="float" office:value="7.1483188" calcext:value-type="float">
            <text:p>7,1483188</text:p>
          </table:table-cell>
          <table:table-cell table:formula="of:=[.B556]-[.D556]" office:value-type="float" office:value="-0.0028469999999996" calcext:value-type="float">
            <text:p>-0,002847</text:p>
          </table:table-cell>
          <table:table-cell table:formula="of:=[.A556]-[.C556]" office:value-type="float" office:value="0.00207069999999998" calcext:value-type="float">
            <text:p>0,0020707</text:p>
          </table:table-cell>
          <table:table-cell table:formula="of:=[.G556]-[.C556]" office:value-type="float" office:value="0.00131879999999995" calcext:value-type="float">
            <text:p>0,0013188</text:p>
          </table:table-cell>
          <table:table-cell table:formula="of:=[.J556]/[.I556]" office:value-type="float" office:value="0.636886077171954" calcext:value-type="float">
            <text:p>0,6368860772</text:p>
          </table:table-cell>
          <table:table-cell table:formula="of:=[.D556]+[.H556]*[.K556]" office:value-type="float" office:value="3.80103278533829" calcext:value-type="float">
            <text:p>3,8010327853</text:p>
          </table:table-cell>
        </table:table-row>
        <table:table-row table:style-name="ro1">
          <table:table-cell office:value-type="float" office:value="7.1515776" calcext:value-type="float">
            <text:p>7,1515776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7.148" calcext:value-type="float">
            <text:p>7,148</text:p>
          </table:table-cell>
          <table:table-cell office:value-type="float" office:value="3.801033" calcext:value-type="float">
            <text:p>3,80103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898312" calcext:value-type="float">
            <text:p>0,7898312</text:p>
          </table:table-cell>
          <table:table-cell table:formula="of:=[.A557]-[.E557]" office:value-type="float" office:value="7.1508257" calcext:value-type="float">
            <text:p>7,1508257</text:p>
          </table:table-cell>
          <table:table-cell table:formula="of:=[.B557]-[.D557]" office:value-type="float" office:value="-0.151034" calcext:value-type="float">
            <text:p>-0,151034</text:p>
          </table:table-cell>
          <table:table-cell table:formula="of:=[.A557]-[.C557]" office:value-type="float" office:value="0.00357760000000074" calcext:value-type="float">
            <text:p>0,0035776</text:p>
          </table:table-cell>
          <table:table-cell table:formula="of:=[.G557]-[.C557]" office:value-type="float" office:value="0.00282570000000071" calcext:value-type="float">
            <text:p>0,0028257</text:p>
          </table:table-cell>
          <table:table-cell table:formula="of:=[.J557]/[.I557]" office:value-type="float" office:value="0.789831171735277" calcext:value-type="float">
            <text:p>0,7898311717</text:p>
          </table:table-cell>
          <table:table-cell table:formula="of:=[.D557]+[.H557]*[.K557]" office:value-type="float" office:value="3.68174163880813" calcext:value-type="float">
            <text:p>3,6817416388</text:p>
          </table:table-cell>
        </table:table-row>
        <table:table-row table:style-name="ro1">
          <table:table-cell office:value-type="float" office:value="7.1525804" calcext:value-type="float">
            <text:p>7,1525804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7.151" calcext:value-type="float">
            <text:p>7,151</text:p>
          </table:table-cell>
          <table:table-cell office:value-type="float" office:value="3.681742" calcext:value-type="float">
            <text:p>3,68174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14009" calcext:value-type="float">
            <text:p>0,8414009</text:p>
          </table:table-cell>
          <table:table-cell table:formula="of:=[.A558]-[.E558]" office:value-type="float" office:value="7.15232975" calcext:value-type="float">
            <text:p>7,15232975</text:p>
          </table:table-cell>
          <table:table-cell table:formula="of:=[.B558]-[.D558]" office:value-type="float" office:value="-0.0317429999999996" calcext:value-type="float">
            <text:p>-0,031743</text:p>
          </table:table-cell>
          <table:table-cell table:formula="of:=[.A558]-[.C558]" office:value-type="float" office:value="0.00158039999999993" calcext:value-type="float">
            <text:p>0,0015804</text:p>
          </table:table-cell>
          <table:table-cell table:formula="of:=[.G558]-[.C558]" office:value-type="float" office:value="0.00132975000000002" calcext:value-type="float">
            <text:p>0,00132975</text:p>
          </table:table-cell>
          <table:table-cell table:formula="of:=[.J558]/[.I558]" office:value-type="float" office:value="0.841400911161782" calcext:value-type="float">
            <text:p>0,8414009112</text:p>
          </table:table-cell>
          <table:table-cell table:formula="of:=[.D558]+[.H558]*[.K558]" office:value-type="float" office:value="3.65503341087699" calcext:value-type="float">
            <text:p>3,6550334109</text:p>
          </table:table-cell>
        </table:table-row>
        <table:table-row table:style-name="ro1">
          <table:table-cell office:value-type="float" office:value="7.1535832" calcext:value-type="float">
            <text:p>7,1535832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7.152" calcext:value-type="float">
            <text:p>7,152</text:p>
          </table:table-cell>
          <table:table-cell office:value-type="float" office:value="3.655034" calcext:value-type="float">
            <text:p>3,65503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16814" calcext:value-type="float">
            <text:p>0,8416814</text:p>
          </table:table-cell>
          <table:table-cell table:formula="of:=[.A559]-[.E559]" office:value-type="float" office:value="7.15333255" calcext:value-type="float">
            <text:p>7,15333255</text:p>
          </table:table-cell>
          <table:table-cell table:formula="of:=[.B559]-[.D559]" office:value-type="float" office:value="-0.0050349999999999" calcext:value-type="float">
            <text:p>-0,005035</text:p>
          </table:table-cell>
          <table:table-cell table:formula="of:=[.A559]-[.C559]" office:value-type="float" office:value="0.00158319999999978" calcext:value-type="float">
            <text:p>0,0015832</text:p>
          </table:table-cell>
          <table:table-cell table:formula="of:=[.G559]-[.C559]" office:value-type="float" office:value="0.00133254999999988" calcext:value-type="float">
            <text:p>0,00133255</text:p>
          </table:table-cell>
          <table:table-cell table:formula="of:=[.J559]/[.I559]" office:value-type="float" office:value="0.84168140474991" calcext:value-type="float">
            <text:p>0,8416814047</text:p>
          </table:table-cell>
          <table:table-cell table:formula="of:=[.D559]+[.H559]*[.K559]" office:value-type="float" office:value="3.65079613412708" calcext:value-type="float">
            <text:p>3,6507961341</text:p>
          </table:table-cell>
        </table:table-row>
        <table:table-row table:style-name="ro1">
          <table:table-cell office:value-type="float" office:value="7.1545865" calcext:value-type="float">
            <text:p>7,1545865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7.153" calcext:value-type="float">
            <text:p>7,153</text:p>
          </table:table-cell>
          <table:table-cell office:value-type="float" office:value="3.650796" calcext:value-type="float">
            <text:p>3,650796</text:p>
          </table:table-cell>
          <table:table-cell office:value-type="float" office:value="0.00025105" calcext:value-type="float">
            <text:p>0,00025105</text:p>
          </table:table-cell>
          <table:table-cell office:value-type="float" office:value="0.8417586" calcext:value-type="float">
            <text:p>0,8417586</text:p>
          </table:table-cell>
          <table:table-cell table:formula="of:=[.A560]-[.E560]" office:value-type="float" office:value="7.15433545" calcext:value-type="float">
            <text:p>7,15433545</text:p>
          </table:table-cell>
          <table:table-cell table:formula="of:=[.B560]-[.D560]" office:value-type="float" office:value="-0.000796999999999493" calcext:value-type="float">
            <text:p>-0,000797</text:p>
          </table:table-cell>
          <table:table-cell table:formula="of:=[.A560]-[.C560]" office:value-type="float" office:value="0.00158650000000016" calcext:value-type="float">
            <text:p>0,0015865</text:p>
          </table:table-cell>
          <table:table-cell table:formula="of:=[.G560]-[.C560]" office:value-type="float" office:value="0.00133545000000002" calcext:value-type="float">
            <text:p>0,00133545</text:p>
          </table:table-cell>
          <table:table-cell table:formula="of:=[.J560]/[.I560]" office:value-type="float" office:value="0.84175858808691" calcext:value-type="float">
            <text:p>0,8417585881</text:p>
          </table:table-cell>
          <table:table-cell table:formula="of:=[.D560]+[.H560]*[.K560]" office:value-type="float" office:value="3.65012511840529" calcext:value-type="float">
            <text:p>3,6501251184</text:p>
          </table:table-cell>
        </table:table-row>
        <table:table-row table:style-name="ro1">
          <table:table-cell office:value-type="float" office:value="7.1804609" calcext:value-type="float">
            <text:p>7,1804609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7.154" calcext:value-type="float">
            <text:p>7,154</text:p>
          </table:table-cell>
          <table:table-cell office:value-type="float" office:value="3.650125" calcext:value-type="float">
            <text:p>3,650125</text:p>
          </table:table-cell>
          <table:table-cell office:value-type="float" office:value="0.00025105" calcext:value-type="float">
            <text:p>0,00025105</text:p>
          </table:table-cell>
          <table:table-cell office:value-type="float" office:value="0.9905124" calcext:value-type="float">
            <text:p>0,9905124</text:p>
          </table:table-cell>
          <table:table-cell table:formula="of:=[.A561]-[.E561]" office:value-type="float" office:value="7.18020985" calcext:value-type="float">
            <text:p>7,18020985</text:p>
          </table:table-cell>
          <table:table-cell table:formula="of:=[.B561]-[.D561]" office:value-type="float" office:value="-0.300126" calcext:value-type="float">
            <text:p>-0,300126</text:p>
          </table:table-cell>
          <table:table-cell table:formula="of:=[.A561]-[.C561]" office:value-type="float" office:value="0.0264609" calcext:value-type="float">
            <text:p>0,0264609</text:p>
          </table:table-cell>
          <table:table-cell table:formula="of:=[.G561]-[.C561]" office:value-type="float" office:value="0.0262098499999999" calcext:value-type="float">
            <text:p>0,02620985</text:p>
          </table:table-cell>
          <table:table-cell table:formula="of:=[.J561]/[.I561]" office:value-type="float" office:value="0.990512416433298" calcext:value-type="float">
            <text:p>0,9905124164</text:p>
          </table:table-cell>
          <table:table-cell table:formula="of:=[.D561]+[.H561]*[.K561]" office:value-type="float" office:value="3.35284647050554" calcext:value-type="float">
            <text:p>3,3528464705</text:p>
          </table:table-cell>
        </table:table-row>
        <table:table-row table:style-name="ro1">
          <table:table-cell office:value-type="float" office:value="7.1814632" calcext:value-type="float">
            <text:p>7,1814632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7.18" calcext:value-type="float">
            <text:p>7,18</text:p>
          </table:table-cell>
          <table:table-cell office:value-type="float" office:value="3.352846" calcext:value-type="float">
            <text:p>3,35284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287999" calcext:value-type="float">
            <text:p>0,8287999</text:p>
          </table:table-cell>
          <table:table-cell table:formula="of:=[.A562]-[.E562]" office:value-type="float" office:value="7.1812127" calcext:value-type="float">
            <text:p>7,1812127</text:p>
          </table:table-cell>
          <table:table-cell table:formula="of:=[.B562]-[.D562]" office:value-type="float" office:value="-0.00284700000000004" calcext:value-type="float">
            <text:p>-0,002847</text:p>
          </table:table-cell>
          <table:table-cell table:formula="of:=[.A562]-[.C562]" office:value-type="float" office:value="0.00146319999999989" calcext:value-type="float">
            <text:p>0,0014632</text:p>
          </table:table-cell>
          <table:table-cell table:formula="of:=[.G562]-[.C562]" office:value-type="float" office:value="0.00121269999999996" calcext:value-type="float">
            <text:p>0,0012127</text:p>
          </table:table-cell>
          <table:table-cell table:formula="of:=[.J562]/[.I562]" office:value-type="float" office:value="0.828799890650662" calcext:value-type="float">
            <text:p>0,8287998907</text:p>
          </table:table-cell>
          <table:table-cell table:formula="of:=[.D562]+[.H562]*[.K562]" office:value-type="float" office:value="3.35048640671132" calcext:value-type="float">
            <text:p>3,3504864067</text:p>
          </table:table-cell>
        </table:table-row>
        <table:table-row table:style-name="ro1">
          <table:table-cell office:value-type="float" office:value="7.1834726" calcext:value-type="float">
            <text:p>7,1834726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7.181" calcext:value-type="float">
            <text:p>7,181</text:p>
          </table:table-cell>
          <table:table-cell office:value-type="float" office:value="3.350487" calcext:value-type="float">
            <text:p>3,35048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986896" calcext:value-type="float">
            <text:p>0,8986896</text:p>
          </table:table-cell>
          <table:table-cell table:formula="of:=[.A563]-[.E563]" office:value-type="float" office:value="7.1832221" calcext:value-type="float">
            <text:p>7,1832221</text:p>
          </table:table-cell>
          <table:table-cell table:formula="of:=[.B563]-[.D563]" office:value-type="float" office:value="-0.000488000000000266" calcext:value-type="float">
            <text:p>-0,000488</text:p>
          </table:table-cell>
          <table:table-cell table:formula="of:=[.A563]-[.C563]" office:value-type="float" office:value="0.00247259999999994" calcext:value-type="float">
            <text:p>0,0024726</text:p>
          </table:table-cell>
          <table:table-cell table:formula="of:=[.G563]-[.C563]" office:value-type="float" office:value="0.0022221" calcext:value-type="float">
            <text:p>0,0022221</text:p>
          </table:table-cell>
          <table:table-cell table:formula="of:=[.J563]/[.I563]" office:value-type="float" office:value="0.898689638437298" calcext:value-type="float">
            <text:p>0,8986896384</text:p>
          </table:table-cell>
          <table:table-cell table:formula="of:=[.D563]+[.H563]*[.K563]" office:value-type="float" office:value="3.35004843945644" calcext:value-type="float">
            <text:p>3,3500484395</text:p>
          </table:table-cell>
        </table:table-row>
        <table:table-row table:style-name="ro1">
          <table:table-cell office:value-type="float" office:value="7.1854784" calcext:value-type="float">
            <text:p>7,1854784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7.183" calcext:value-type="float">
            <text:p>7,183</text:p>
          </table:table-cell>
          <table:table-cell office:value-type="float" office:value="3.350048" calcext:value-type="float">
            <text:p>3,350048</text:p>
          </table:table-cell>
          <table:table-cell office:value-type="float" office:value="0.0012534" calcext:value-type="float">
            <text:p>0,0012534</text:p>
          </table:table-cell>
          <table:table-cell office:value-type="float" office:value="0.4942705" calcext:value-type="float">
            <text:p>0,4942705</text:p>
          </table:table-cell>
          <table:table-cell table:formula="of:=[.A564]-[.E564]" office:value-type="float" office:value="7.184225" calcext:value-type="float">
            <text:p>7,184225</text:p>
          </table:table-cell>
          <table:table-cell table:formula="of:=[.B564]-[.D564]" office:value-type="float" office:value="-0.150049" calcext:value-type="float">
            <text:p>-0,150049</text:p>
          </table:table-cell>
          <table:table-cell table:formula="of:=[.A564]-[.C564]" office:value-type="float" office:value="0.00247840000000021" calcext:value-type="float">
            <text:p>0,0024784</text:p>
          </table:table-cell>
          <table:table-cell table:formula="of:=[.G564]-[.C564]" office:value-type="float" office:value="0.00122499999999981" calcext:value-type="float">
            <text:p>0,001225</text:p>
          </table:table-cell>
          <table:table-cell table:formula="of:=[.J564]/[.I564]" office:value-type="float" office:value="0.494270497094781" calcext:value-type="float">
            <text:p>0,4942704971</text:p>
          </table:table-cell>
          <table:table-cell table:formula="of:=[.D564]+[.H564]*[.K564]" office:value-type="float" office:value="3.27588320618143" calcext:value-type="float">
            <text:p>3,2758832062</text:p>
          </table:table-cell>
        </table:table-row>
        <table:table-row table:style-name="ro1">
          <table:table-cell office:value-type="float" office:value="7.1869822" calcext:value-type="float">
            <text:p>7,1869822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7.184" calcext:value-type="float">
            <text:p>7,184</text:p>
          </table:table-cell>
          <table:table-cell office:value-type="float" office:value="3.275883" calcext:value-type="float">
            <text:p>3,275883</text:p>
          </table:table-cell>
          <table:table-cell office:value-type="float" office:value="0.0012534" calcext:value-type="float">
            <text:p>0,0012534</text:p>
          </table:table-cell>
          <table:table-cell office:value-type="float" office:value="0.5797063" calcext:value-type="float">
            <text:p>0,5797063</text:p>
          </table:table-cell>
          <table:table-cell table:formula="of:=[.A565]-[.E565]" office:value-type="float" office:value="7.1857288" calcext:value-type="float">
            <text:p>7,1857288</text:p>
          </table:table-cell>
          <table:table-cell table:formula="of:=[.B565]-[.D565]" office:value-type="float" office:value="-0.0758839999999998" calcext:value-type="float">
            <text:p>-0,075884</text:p>
          </table:table-cell>
          <table:table-cell table:formula="of:=[.A565]-[.C565]" office:value-type="float" office:value="0.00298219999999993" calcext:value-type="float">
            <text:p>0,0029822</text:p>
          </table:table-cell>
          <table:table-cell table:formula="of:=[.G565]-[.C565]" office:value-type="float" office:value="0.00172879999999953" calcext:value-type="float">
            <text:p>0,0017288</text:p>
          </table:table-cell>
          <table:table-cell table:formula="of:=[.J565]/[.I565]" office:value-type="float" office:value="0.579706257125467" calcext:value-type="float">
            <text:p>0,5797062571</text:p>
          </table:table-cell>
          <table:table-cell table:formula="of:=[.D565]+[.H565]*[.K565]" office:value-type="float" office:value="3.23189257038429" calcext:value-type="float">
            <text:p>3,2318925704</text:p>
          </table:table-cell>
        </table:table-row>
        <table:table-row table:style-name="ro1">
          <table:table-cell office:value-type="float" office:value="7.1884863" calcext:value-type="float">
            <text:p>7,1884863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7.186" calcext:value-type="float">
            <text:p>7,186</text:p>
          </table:table-cell>
          <table:table-cell office:value-type="float" office:value="3.231893" calcext:value-type="float">
            <text:p>3,23189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992479" calcext:value-type="float">
            <text:p>0,8992479</text:p>
          </table:table-cell>
          <table:table-cell table:formula="of:=[.A566]-[.E566]" office:value-type="float" office:value="7.1882358" calcext:value-type="float">
            <text:p>7,1882358</text:p>
          </table:table-cell>
          <table:table-cell table:formula="of:=[.B566]-[.D566]" office:value-type="float" office:value="-0.0318939999999999" calcext:value-type="float">
            <text:p>-0,031894</text:p>
          </table:table-cell>
          <table:table-cell table:formula="of:=[.A566]-[.C566]" office:value-type="float" office:value="0.00248630000000016" calcext:value-type="float">
            <text:p>0,0024863</text:p>
          </table:table-cell>
          <table:table-cell table:formula="of:=[.G566]-[.C566]" office:value-type="float" office:value="0.00223580000000023" calcext:value-type="float">
            <text:p>0,0022358</text:p>
          </table:table-cell>
          <table:table-cell table:formula="of:=[.J566]/[.I566]" office:value-type="float" office:value="0.899247878373521" calcext:value-type="float">
            <text:p>0,8992478784</text:p>
          </table:table-cell>
          <table:table-cell table:formula="of:=[.D566]+[.H566]*[.K566]" office:value-type="float" office:value="3.20321238816715" calcext:value-type="float">
            <text:p>3,2032123882</text:p>
          </table:table-cell>
        </table:table-row>
        <table:table-row table:style-name="ro1">
          <table:table-cell office:value-type="float" office:value="7.2154624" calcext:value-type="float">
            <text:p>7,2154624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7.188" calcext:value-type="float">
            <text:p>7,188</text:p>
          </table:table-cell>
          <table:table-cell office:value-type="float" office:value="3.203212" calcext:value-type="float">
            <text:p>3,20321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8785" calcext:value-type="float">
            <text:p>0,9908785</text:p>
          </table:table-cell>
          <table:table-cell table:formula="of:=[.A567]-[.E567]" office:value-type="float" office:value="7.2152119" calcext:value-type="float">
            <text:p>7,2152119</text:p>
          </table:table-cell>
          <table:table-cell table:formula="of:=[.B567]-[.D567]" office:value-type="float" office:value="-0.303213" calcext:value-type="float">
            <text:p>-0,303213</text:p>
          </table:table-cell>
          <table:table-cell table:formula="of:=[.A567]-[.C567]" office:value-type="float" office:value="0.0274624000000001" calcext:value-type="float">
            <text:p>0,0274624</text:p>
          </table:table-cell>
          <table:table-cell table:formula="of:=[.G567]-[.C567]" office:value-type="float" office:value="0.0272119000000002" calcext:value-type="float">
            <text:p>0,0272119</text:p>
          </table:table-cell>
          <table:table-cell table:formula="of:=[.J567]/[.I567]" office:value-type="float" office:value="0.990878437427176" calcext:value-type="float">
            <text:p>0,9908784374</text:p>
          </table:table-cell>
          <table:table-cell table:formula="of:=[.D567]+[.H567]*[.K567]" office:value-type="float" office:value="2.90276477635239" calcext:value-type="float">
            <text:p>2,9027647764</text:p>
          </table:table-cell>
        </table:table-row>
        <table:table-row table:style-name="ro1">
          <table:table-cell office:value-type="float" office:value="7.2164651" calcext:value-type="float">
            <text:p>7,2164651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7.215" calcext:value-type="float">
            <text:p>7,215</text:p>
          </table:table-cell>
          <table:table-cell office:value-type="float" office:value="2.902764" calcext:value-type="float">
            <text:p>2,90276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288513" calcext:value-type="float">
            <text:p>0,8288513</text:p>
          </table:table-cell>
          <table:table-cell table:formula="of:=[.A568]-[.E568]" office:value-type="float" office:value="7.21621435" calcext:value-type="float">
            <text:p>7,21621435</text:p>
          </table:table-cell>
          <table:table-cell table:formula="of:=[.B568]-[.D568]" office:value-type="float" office:value="-0.00276499999999968" calcext:value-type="float">
            <text:p>-0,002765</text:p>
          </table:table-cell>
          <table:table-cell table:formula="of:=[.A568]-[.C568]" office:value-type="float" office:value="0.00146509999999989" calcext:value-type="float">
            <text:p>0,0014651</text:p>
          </table:table-cell>
          <table:table-cell table:formula="of:=[.G568]-[.C568]" office:value-type="float" office:value="0.0012143499999997" calcext:value-type="float">
            <text:p>0,00121435</text:p>
          </table:table-cell>
          <table:table-cell table:formula="of:=[.J568]/[.I568]" office:value-type="float" office:value="0.82885127295051" calcext:value-type="float">
            <text:p>0,828851273</text:p>
          </table:table-cell>
          <table:table-cell table:formula="of:=[.D568]+[.H568]*[.K568]" office:value-type="float" office:value="2.90047222623029" calcext:value-type="float">
            <text:p>2,9004722262</text:p>
          </table:table-cell>
        </table:table-row>
        <table:table-row table:style-name="ro1">
          <table:table-cell office:value-type="float" office:value="7.2184707" calcext:value-type="float">
            <text:p>7,2184707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7.216" calcext:value-type="float">
            <text:p>7,216</text:p>
          </table:table-cell>
          <table:table-cell office:value-type="float" office:value="2.900472" calcext:value-type="float">
            <text:p>2,90047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985106" calcext:value-type="float">
            <text:p>0,8985106</text:p>
          </table:table-cell>
          <table:table-cell table:formula="of:=[.A569]-[.E569]" office:value-type="float" office:value="7.21821995" calcext:value-type="float">
            <text:p>7,21821995</text:p>
          </table:table-cell>
          <table:table-cell table:formula="of:=[.B569]-[.D569]" office:value-type="float" office:value="-0.000472999999999502" calcext:value-type="float">
            <text:p>-0,000473</text:p>
          </table:table-cell>
          <table:table-cell table:formula="of:=[.A569]-[.C569]" office:value-type="float" office:value="0.00247069999999994" calcext:value-type="float">
            <text:p>0,0024707</text:p>
          </table:table-cell>
          <table:table-cell table:formula="of:=[.G569]-[.C569]" office:value-type="float" office:value="0.00221994999999975" calcext:value-type="float">
            <text:p>0,00221995</text:p>
          </table:table-cell>
          <table:table-cell table:formula="of:=[.J569]/[.I569]" office:value-type="float" office:value="0.898510543570569" calcext:value-type="float">
            <text:p>0,8985105436</text:p>
          </table:table-cell>
          <table:table-cell table:formula="of:=[.D569]+[.H569]*[.K569]" office:value-type="float" office:value="2.90004700451289" calcext:value-type="float">
            <text:p>2,9000470045</text:p>
          </table:table-cell>
        </table:table-row>
        <table:table-row table:style-name="ro1">
          <table:table-cell office:value-type="float" office:value="7.2204755" calcext:value-type="float">
            <text:p>7,2204755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7.218" calcext:value-type="float">
            <text:p>7,218</text:p>
          </table:table-cell>
          <table:table-cell office:value-type="float" office:value="2.900047" calcext:value-type="float">
            <text:p>2,900047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950717" calcext:value-type="float">
            <text:p>0,5950717</text:p>
          </table:table-cell>
          <table:table-cell table:formula="of:=[.A570]-[.E570]" office:value-type="float" office:value="7.2194731" calcext:value-type="float">
            <text:p>7,2194731</text:p>
          </table:table-cell>
          <table:table-cell table:formula="of:=[.B570]-[.D570]" office:value-type="float" office:value="-0.150048" calcext:value-type="float">
            <text:p>-0,150048</text:p>
          </table:table-cell>
          <table:table-cell table:formula="of:=[.A570]-[.C570]" office:value-type="float" office:value="0.00247550000000007" calcext:value-type="float">
            <text:p>0,0024755</text:p>
          </table:table-cell>
          <table:table-cell table:formula="of:=[.G570]-[.C570]" office:value-type="float" office:value="0.00147310000000012" calcext:value-type="float">
            <text:p>0,0014731</text:p>
          </table:table-cell>
          <table:table-cell table:formula="of:=[.J570]/[.I570]" office:value-type="float" office:value="0.595071702686355" calcext:value-type="float">
            <text:p>0,5950717027</text:p>
          </table:table-cell>
          <table:table-cell table:formula="of:=[.D570]+[.H570]*[.K570]" office:value-type="float" office:value="2.81075768115532" calcext:value-type="float">
            <text:p>2,8107576812</text:p>
          </table:table-cell>
        </table:table-row>
        <table:table-row table:style-name="ro1">
          <table:table-cell office:value-type="float" office:value="7.2219798" calcext:value-type="float">
            <text:p>7,2219798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7.219" calcext:value-type="float">
            <text:p>7,219</text:p>
          </table:table-cell>
          <table:table-cell office:value-type="float" office:value="2.810757" calcext:value-type="float">
            <text:p>2,81075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1784" calcext:value-type="float">
            <text:p>0,831784</text:p>
          </table:table-cell>
          <table:table-cell table:formula="of:=[.A571]-[.E571]" office:value-type="float" office:value="7.22147855" calcext:value-type="float">
            <text:p>7,22147855</text:p>
          </table:table-cell>
          <table:table-cell table:formula="of:=[.B571]-[.D571]" office:value-type="float" office:value="-0.0607579999999999" calcext:value-type="float">
            <text:p>-0,060758</text:p>
          </table:table-cell>
          <table:table-cell table:formula="of:=[.A571]-[.C571]" office:value-type="float" office:value="0.00297979999999942" calcext:value-type="float">
            <text:p>0,0029798</text:p>
          </table:table-cell>
          <table:table-cell table:formula="of:=[.G571]-[.C571]" office:value-type="float" office:value="0.0024785499999993" calcext:value-type="float">
            <text:p>0,00247855</text:p>
          </table:table-cell>
          <table:table-cell table:formula="of:=[.J571]/[.I571]" office:value-type="float" office:value="0.831784012349749" calcext:value-type="float">
            <text:p>0,8317840123</text:p>
          </table:table-cell>
          <table:table-cell table:formula="of:=[.D571]+[.H571]*[.K571]" office:value-type="float" office:value="2.76021946697765" calcext:value-type="float">
            <text:p>2,760219467</text:p>
          </table:table-cell>
        </table:table-row>
        <table:table-row table:style-name="ro1">
          <table:table-cell office:value-type="float" office:value="7.2229847" calcext:value-type="float">
            <text:p>7,2229847</text:p>
          </table:table-cell>
          <table:table-cell office:value-type="float" office:value="2.749999" calcext:value-type="float">
            <text:p>2,749999</text:p>
          </table:table-cell>
          <table:table-cell office:value-type="float" office:value="7.221" calcext:value-type="float">
            <text:p>7,221</text:p>
          </table:table-cell>
          <table:table-cell office:value-type="float" office:value="2.760219" calcext:value-type="float">
            <text:p>2,76021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47443" calcext:value-type="float">
            <text:p>0,747443</text:p>
          </table:table-cell>
          <table:table-cell table:formula="of:=[.A572]-[.E572]" office:value-type="float" office:value="7.22248345" calcext:value-type="float">
            <text:p>7,22248345</text:p>
          </table:table-cell>
          <table:table-cell table:formula="of:=[.B572]-[.D572]" office:value-type="float" office:value="-0.0102200000000003" calcext:value-type="float">
            <text:p>-0,01022</text:p>
          </table:table-cell>
          <table:table-cell table:formula="of:=[.A572]-[.C572]" office:value-type="float" office:value="0.00198469999999951" calcext:value-type="float">
            <text:p>0,0019847</text:p>
          </table:table-cell>
          <table:table-cell table:formula="of:=[.G572]-[.C572]" office:value-type="float" office:value="0.00148344999999939" calcext:value-type="float">
            <text:p>0,00148345</text:p>
          </table:table-cell>
          <table:table-cell table:formula="of:=[.J572]/[.I572]" office:value-type="float" office:value="0.747442938479244" calcext:value-type="float">
            <text:p>0,7474429385</text:p>
          </table:table-cell>
          <table:table-cell table:formula="of:=[.D572]+[.H572]*[.K572]" office:value-type="float" office:value="2.75258013316874" calcext:value-type="float">
            <text:p>2,7525801332</text:p>
          </table:table-cell>
        </table:table-row>
        <table:table-row table:style-name="ro1">
          <table:table-cell office:value-type="float" office:value="7.2490433" calcext:value-type="float">
            <text:p>7,2490433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7.222" calcext:value-type="float">
            <text:p>7,222</text:p>
          </table:table-cell>
          <table:table-cell office:value-type="float" office:value="2.75258" calcext:value-type="float">
            <text:p>2,75258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9814501" calcext:value-type="float">
            <text:p>0,9814501</text:p>
          </table:table-cell>
          <table:table-cell table:formula="of:=[.A573]-[.E573]" office:value-type="float" office:value="7.24854165" calcext:value-type="float">
            <text:p>7,24854165</text:p>
          </table:table-cell>
          <table:table-cell table:formula="of:=[.B573]-[.D573]" office:value-type="float" office:value="-0.302582" calcext:value-type="float">
            <text:p>-0,302582</text:p>
          </table:table-cell>
          <table:table-cell table:formula="of:=[.A573]-[.C573]" office:value-type="float" office:value="0.0270432999999999" calcext:value-type="float">
            <text:p>0,0270433</text:p>
          </table:table-cell>
          <table:table-cell table:formula="of:=[.G573]-[.C573]" office:value-type="float" office:value="0.0265416499999995" calcext:value-type="float">
            <text:p>0,02654165</text:p>
          </table:table-cell>
          <table:table-cell table:formula="of:=[.J573]/[.I573]" office:value-type="float" office:value="0.981450118883407" calcext:value-type="float">
            <text:p>0,9814501189</text:p>
          </table:table-cell>
          <table:table-cell table:formula="of:=[.D573]+[.H573]*[.K573]" office:value-type="float" office:value="2.45561086012802" calcext:value-type="float">
            <text:p>2,4556108601</text:p>
          </table:table-cell>
        </table:table-row>
        <table:table-row table:style-name="ro1">
          <table:table-cell office:value-type="float" office:value="7.2520509" calcext:value-type="float">
            <text:p>7,2520509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7.249" calcext:value-type="float">
            <text:p>7,249</text:p>
          </table:table-cell>
          <table:table-cell office:value-type="float" office:value="2.455611" calcext:value-type="float">
            <text:p>2,455611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8355731" calcext:value-type="float">
            <text:p>0,8355731</text:p>
          </table:table-cell>
          <table:table-cell table:formula="of:=[.A574]-[.E574]" office:value-type="float" office:value="7.25154925" calcext:value-type="float">
            <text:p>7,25154925</text:p>
          </table:table-cell>
          <table:table-cell table:formula="of:=[.B574]-[.D574]" office:value-type="float" office:value="-0.155613" calcext:value-type="float">
            <text:p>-0,155613</text:p>
          </table:table-cell>
          <table:table-cell table:formula="of:=[.A574]-[.C574]" office:value-type="float" office:value="0.00305090000000074" calcext:value-type="float">
            <text:p>0,0030509</text:p>
          </table:table-cell>
          <table:table-cell table:formula="of:=[.G574]-[.C574]" office:value-type="float" office:value="0.00254925000000039" calcext:value-type="float">
            <text:p>0,00254925</text:p>
          </table:table-cell>
          <table:table-cell table:formula="of:=[.J574]/[.I574]" office:value-type="float" office:value="0.835573109574148" calcext:value-type="float">
            <text:p>0,8355731096</text:p>
          </table:table-cell>
          <table:table-cell table:formula="of:=[.D574]+[.H574]*[.K574]" office:value-type="float" office:value="2.32558496169984" calcext:value-type="float">
            <text:p>2,3255849617</text:p>
          </table:table-cell>
        </table:table-row>
        <table:table-row table:style-name="ro1">
          <table:table-cell office:value-type="float" office:value="7.2560618" calcext:value-type="float">
            <text:p>7,2560618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7.252" calcext:value-type="float">
            <text:p>7,252</text:p>
          </table:table-cell>
          <table:table-cell office:value-type="float" office:value="2.325585" calcext:value-type="float">
            <text:p>2,325585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8764957" calcext:value-type="float">
            <text:p>0,8764957</text:p>
          </table:table-cell>
          <table:table-cell table:formula="of:=[.A575]-[.E575]" office:value-type="float" office:value="7.25556015" calcext:value-type="float">
            <text:p>7,25556015</text:p>
          </table:table-cell>
          <table:table-cell table:formula="of:=[.B575]-[.D575]" office:value-type="float" office:value="-0.0255869999999998" calcext:value-type="float">
            <text:p>-0,025587</text:p>
          </table:table-cell>
          <table:table-cell table:formula="of:=[.A575]-[.C575]" office:value-type="float" office:value="0.00406180000000056" calcext:value-type="float">
            <text:p>0,0040618</text:p>
          </table:table-cell>
          <table:table-cell table:formula="of:=[.G575]-[.C575]" office:value-type="float" office:value="0.00356015000000021" calcext:value-type="float">
            <text:p>0,00356015</text:p>
          </table:table-cell>
          <table:table-cell table:formula="of:=[.J575]/[.I575]" office:value-type="float" office:value="0.876495642325992" calcext:value-type="float">
            <text:p>0,8764956423</text:p>
          </table:table-cell>
          <table:table-cell table:formula="of:=[.D575]+[.H575]*[.K575]" office:value-type="float" office:value="2.3031581059998" calcext:value-type="float">
            <text:p>2,303158106</text:p>
          </table:table-cell>
        </table:table-row>
        <table:table-row table:style-name="ro1">
          <table:table-cell office:value-type="float" office:value="7.2570646" calcext:value-type="float">
            <text:p>7,257064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7.256" calcext:value-type="float">
            <text:p>7,256</text:p>
          </table:table-cell>
          <table:table-cell office:value-type="float" office:value="2.303158" calcext:value-type="float">
            <text:p>2,30315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29025" calcext:value-type="float">
            <text:p>0,529025</text:p>
          </table:table-cell>
          <table:table-cell table:formula="of:=[.A576]-[.E576]" office:value-type="float" office:value="7.2565632" calcext:value-type="float">
            <text:p>7,2565632</text:p>
          </table:table-cell>
          <table:table-cell table:formula="of:=[.B576]-[.D576]" office:value-type="float" office:value="-0.00315999999999983" calcext:value-type="float">
            <text:p>-0,00316</text:p>
          </table:table-cell>
          <table:table-cell table:formula="of:=[.A576]-[.C576]" office:value-type="float" office:value="0.00106459999999942" calcext:value-type="float">
            <text:p>0,0010646</text:p>
          </table:table-cell>
          <table:table-cell table:formula="of:=[.G576]-[.C576]" office:value-type="float" office:value="0.00056319999999932" calcext:value-type="float">
            <text:p>0,0005632</text:p>
          </table:table-cell>
          <table:table-cell table:formula="of:=[.J576]/[.I576]" office:value-type="float" office:value="0.529024985909852" calcext:value-type="float">
            <text:p>0,5290249859</text:p>
          </table:table-cell>
          <table:table-cell table:formula="of:=[.D576]+[.H576]*[.K576]" office:value-type="float" office:value="2.30148628104452" calcext:value-type="float">
            <text:p>2,301486281</text:p>
          </table:table-cell>
        </table:table-row>
        <table:table-row table:style-name="ro1">
          <table:table-cell office:value-type="float" office:value="7.2580668" calcext:value-type="float">
            <text:p>7,2580668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7.257" calcext:value-type="float">
            <text:p>7,257</text:p>
          </table:table-cell>
          <table:table-cell office:value-type="float" office:value="2.301486" calcext:value-type="float">
            <text:p>2,30148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5299963" calcext:value-type="float">
            <text:p>0,5299963</text:p>
          </table:table-cell>
          <table:table-cell table:formula="of:=[.A577]-[.E577]" office:value-type="float" office:value="7.2575654" calcext:value-type="float">
            <text:p>7,2575654</text:p>
          </table:table-cell>
          <table:table-cell table:formula="of:=[.B577]-[.D577]" office:value-type="float" office:value="-0.00148800000000016" calcext:value-type="float">
            <text:p>-0,001488</text:p>
          </table:table-cell>
          <table:table-cell table:formula="of:=[.A577]-[.C577]" office:value-type="float" office:value="0.00106680000000026" calcext:value-type="float">
            <text:p>0,0010668</text:p>
          </table:table-cell>
          <table:table-cell table:formula="of:=[.G577]-[.C577]" office:value-type="float" office:value="0.00056540000000016" calcext:value-type="float">
            <text:p>0,0005654</text:p>
          </table:table-cell>
          <table:table-cell table:formula="of:=[.J577]/[.I577]" office:value-type="float" office:value="0.529996250468714" calcext:value-type="float">
            <text:p>0,5299962505</text:p>
          </table:table-cell>
          <table:table-cell table:formula="of:=[.D577]+[.H577]*[.K577]" office:value-type="float" office:value="2.3006973655793" calcext:value-type="float">
            <text:p>2,3006973656</text:p>
          </table:table-cell>
        </table:table-row>
        <table:table-row table:style-name="ro1">
          <table:table-cell office:value-type="float" office:value="7.2590696" calcext:value-type="float">
            <text:p>7,2590696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7.258" calcext:value-type="float">
            <text:p>7,258</text:p>
          </table:table-cell>
          <table:table-cell office:value-type="float" office:value="2.300698" calcext:value-type="float">
            <text:p>2,30069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655666" calcext:value-type="float">
            <text:p>0,7655666</text:p>
          </table:table-cell>
          <table:table-cell table:formula="of:=[.A578]-[.E578]" office:value-type="float" office:value="7.25881885" calcext:value-type="float">
            <text:p>7,25881885</text:p>
          </table:table-cell>
          <table:table-cell table:formula="of:=[.B578]-[.D578]" office:value-type="float" office:value="-0.000700000000000145" calcext:value-type="float">
            <text:p>-0,0007</text:p>
          </table:table-cell>
          <table:table-cell table:formula="of:=[.A578]-[.C578]" office:value-type="float" office:value="0.00106960000000012" calcext:value-type="float">
            <text:p>0,0010696</text:p>
          </table:table-cell>
          <table:table-cell table:formula="of:=[.G578]-[.C578]" office:value-type="float" office:value="0.000818849999999927" calcext:value-type="float">
            <text:p>0,00081885</text:p>
          </table:table-cell>
          <table:table-cell table:formula="of:=[.J578]/[.I578]" office:value-type="float" office:value="0.765566566940762" calcext:value-type="float">
            <text:p>0,7655665669</text:p>
          </table:table-cell>
          <table:table-cell table:formula="of:=[.D578]+[.H578]*[.K578]" office:value-type="float" office:value="2.30016210340314" calcext:value-type="float">
            <text:p>2,3001621034</text:p>
          </table:table-cell>
        </table:table-row>
        <table:table-row table:style-name="ro1">
          <table:table-cell office:value-type="float" office:value="7.2840044" calcext:value-type="float">
            <text:p>7,2840044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7.259" calcext:value-type="float">
            <text:p>7,259</text:p>
          </table:table-cell>
          <table:table-cell office:value-type="float" office:value="2.300162" calcext:value-type="float">
            <text:p>2,300162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9598231" calcext:value-type="float">
            <text:p>0,9598231</text:p>
          </table:table-cell>
          <table:table-cell table:formula="of:=[.A579]-[.E579]" office:value-type="float" office:value="7.2829998" calcext:value-type="float">
            <text:p>7,2829998</text:p>
          </table:table-cell>
          <table:table-cell table:formula="of:=[.B579]-[.D579]" office:value-type="float" office:value="-0.300164" calcext:value-type="float">
            <text:p>-0,300164</text:p>
          </table:table-cell>
          <table:table-cell table:formula="of:=[.A579]-[.C579]" office:value-type="float" office:value="0.0250043999999994" calcext:value-type="float">
            <text:p>0,0250044</text:p>
          </table:table-cell>
          <table:table-cell table:formula="of:=[.G579]-[.C579]" office:value-type="float" office:value="0.0239997999999995" calcext:value-type="float">
            <text:p>0,0239998</text:p>
          </table:table-cell>
          <table:table-cell table:formula="of:=[.J579]/[.I579]" office:value-type="float" office:value="0.959823071139482" calcext:value-type="float">
            <text:p>0,9598230711</text:p>
          </table:table-cell>
          <table:table-cell table:formula="of:=[.D579]+[.H579]*[.K579]" office:value-type="float" office:value="2.01205766767449" calcext:value-type="float">
            <text:p>2,0120576677</text:p>
          </table:table-cell>
        </table:table-row>
        <table:table-row table:style-name="ro1">
          <table:table-cell office:value-type="float" office:value="7.2885171" calcext:value-type="float">
            <text:p>7,2885171</text:p>
          </table:table-cell>
          <table:table-cell office:value-type="float" office:value="1.849998" calcext:value-type="float">
            <text:p>1,849998</text:p>
          </table:table-cell>
          <table:table-cell office:value-type="float" office:value="7.283" calcext:value-type="float">
            <text:p>7,283</text:p>
          </table:table-cell>
          <table:table-cell office:value-type="float" office:value="2.012058" calcext:value-type="float">
            <text:p>2,012058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8179116" calcext:value-type="float">
            <text:p>0,8179116</text:p>
          </table:table-cell>
          <table:table-cell table:formula="of:=[.A580]-[.E580]" office:value-type="float" office:value="7.2875125" calcext:value-type="float">
            <text:p>7,2875125</text:p>
          </table:table-cell>
          <table:table-cell table:formula="of:=[.B580]-[.D580]" office:value-type="float" office:value="-0.16206" calcext:value-type="float">
            <text:p>-0,16206</text:p>
          </table:table-cell>
          <table:table-cell table:formula="of:=[.A580]-[.C580]" office:value-type="float" office:value="0.00551709999999961" calcext:value-type="float">
            <text:p>0,0055171</text:p>
          </table:table-cell>
          <table:table-cell table:formula="of:=[.G580]-[.C580]" office:value-type="float" office:value="0.0045124999999997" calcext:value-type="float">
            <text:p>0,0045125</text:p>
          </table:table-cell>
          <table:table-cell table:formula="of:=[.J580]/[.I580]" office:value-type="float" office:value="0.817911583984343" calcext:value-type="float">
            <text:p>0,817911584</text:p>
          </table:table-cell>
          <table:table-cell table:formula="of:=[.D580]+[.H580]*[.K580]" office:value-type="float" office:value="1.8795072486995" calcext:value-type="float">
            <text:p>1,8795072487</text:p>
          </table:table-cell>
        </table:table-row>
        <table:table-row table:style-name="ro1">
          <table:table-cell office:value-type="float" office:value="7.317464" calcext:value-type="float">
            <text:p>7,317464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7.288" calcext:value-type="float">
            <text:p>7,288</text:p>
          </table:table-cell>
          <table:table-cell office:value-type="float" office:value="1.879507" calcext:value-type="float">
            <text:p>1,879507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9659042" calcext:value-type="float">
            <text:p>0,9659042</text:p>
          </table:table-cell>
          <table:table-cell table:formula="of:=[.A581]-[.E581]" office:value-type="float" office:value="7.3164594" calcext:value-type="float">
            <text:p>7,3164594</text:p>
          </table:table-cell>
          <table:table-cell table:formula="of:=[.B581]-[.D581]" office:value-type="float" office:value="-0.329509" calcext:value-type="float">
            <text:p>-0,329509</text:p>
          </table:table-cell>
          <table:table-cell table:formula="of:=[.A581]-[.C581]" office:value-type="float" office:value="0.0294639999999999" calcext:value-type="float">
            <text:p>0,029464</text:p>
          </table:table-cell>
          <table:table-cell table:formula="of:=[.G581]-[.C581]" office:value-type="float" office:value="0.0284594" calcext:value-type="float">
            <text:p>0,0284594</text:p>
          </table:table-cell>
          <table:table-cell table:formula="of:=[.J581]/[.I581]" office:value-type="float" office:value="0.965904154222105" calcext:value-type="float">
            <text:p>0,9659041542</text:p>
          </table:table-cell>
          <table:table-cell table:formula="of:=[.D581]+[.H581]*[.K581]" office:value-type="float" office:value="1.56123288804643" calcext:value-type="float">
            <text:p>1,561232888</text:p>
          </table:table-cell>
        </table:table-row>
        <table:table-row table:style-name="ro1">
          <table:table-cell office:value-type="float" office:value="7.3214746" calcext:value-type="float">
            <text:p>7,3214746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7.316" calcext:value-type="float">
            <text:p>7,316</text:p>
          </table:table-cell>
          <table:table-cell office:value-type="float" office:value="1.561233" calcext:value-type="float">
            <text:p>1,561233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816498" calcext:value-type="float">
            <text:p>0,816498</text:p>
          </table:table-cell>
          <table:table-cell table:formula="of:=[.A582]-[.E582]" office:value-type="float" office:value="7.32047" calcext:value-type="float">
            <text:p>7,32047</text:p>
          </table:table-cell>
          <table:table-cell table:formula="of:=[.B582]-[.D582]" office:value-type="float" office:value="-0.161235" calcext:value-type="float">
            <text:p>-0,161235</text:p>
          </table:table-cell>
          <table:table-cell table:formula="of:=[.A582]-[.C582]" office:value-type="float" office:value="0.00547460000000033" calcext:value-type="float">
            <text:p>0,0054746</text:p>
          </table:table-cell>
          <table:table-cell table:formula="of:=[.G582]-[.C582]" office:value-type="float" office:value="0.00447000000000042" calcext:value-type="float">
            <text:p>0,00447</text:p>
          </table:table-cell>
          <table:table-cell table:formula="of:=[.J582]/[.I582]" office:value-type="float" office:value="0.816498008986985" calcext:value-type="float">
            <text:p>0,816498009</text:p>
          </table:table-cell>
          <table:table-cell table:formula="of:=[.D582]+[.H582]*[.K582]" office:value-type="float" office:value="1.42958494352098" calcext:value-type="float">
            <text:p>1,4295849435</text:p>
          </table:table-cell>
        </table:table-row>
        <table:table-row table:style-name="ro1">
          <table:table-cell office:value-type="float" office:value="7.3505628" calcext:value-type="float">
            <text:p>7,3505628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7.32" calcext:value-type="float">
            <text:p>7,32</text:p>
          </table:table-cell>
          <table:table-cell office:value-type="float" office:value="1.429585" calcext:value-type="float">
            <text:p>1,429585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96713" calcext:value-type="float">
            <text:p>0,96713</text:p>
          </table:table-cell>
          <table:table-cell table:formula="of:=[.A583]-[.E583]" office:value-type="float" office:value="7.3495582" calcext:value-type="float">
            <text:p>7,3495582</text:p>
          </table:table-cell>
          <table:table-cell table:formula="of:=[.B583]-[.D583]" office:value-type="float" office:value="-0.329587" calcext:value-type="float">
            <text:p>-0,329587</text:p>
          </table:table-cell>
          <table:table-cell table:formula="of:=[.A583]-[.C583]" office:value-type="float" office:value="0.0305627999999993" calcext:value-type="float">
            <text:p>0,0305628</text:p>
          </table:table-cell>
          <table:table-cell table:formula="of:=[.G583]-[.C583]" office:value-type="float" office:value="0.0295581999999994" calcext:value-type="float">
            <text:p>0,0295582</text:p>
          </table:table-cell>
          <table:table-cell table:formula="of:=[.J583]/[.I583]" office:value-type="float" office:value="0.967129975002293" calcext:value-type="float">
            <text:p>0,967129975</text:p>
          </table:table-cell>
          <table:table-cell table:formula="of:=[.D583]+[.H583]*[.K583]" office:value-type="float" office:value="1.11083153292892" calcext:value-type="float">
            <text:p>1,1108315329</text:p>
          </table:table-cell>
        </table:table-row>
        <table:table-row table:style-name="ro1">
          <table:table-cell office:value-type="float" office:value="7.3530697" calcext:value-type="float">
            <text:p>7,3530697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7.35" calcext:value-type="float">
            <text:p>7,35</text:p>
          </table:table-cell>
          <table:table-cell office:value-type="float" office:value="1.110832" calcext:value-type="float">
            <text:p>1,110832</text:p>
          </table:table-cell>
          <table:table-cell office:value-type="float" office:value="0.0010046" calcext:value-type="float">
            <text:p>0,0010046</text:p>
          </table:table-cell>
          <table:table-cell office:value-type="float" office:value="0.6727368" calcext:value-type="float">
            <text:p>0,6727368</text:p>
          </table:table-cell>
          <table:table-cell table:formula="of:=[.A584]-[.E584]" office:value-type="float" office:value="7.3520651" calcext:value-type="float">
            <text:p>7,3520651</text:p>
          </table:table-cell>
          <table:table-cell table:formula="of:=[.B584]-[.D584]" office:value-type="float" office:value="-0.1608336" calcext:value-type="float">
            <text:p>-0,1608336</text:p>
          </table:table-cell>
          <table:table-cell table:formula="of:=[.A584]-[.C584]" office:value-type="float" office:value="0.00306970000000017" calcext:value-type="float">
            <text:p>0,0030697</text:p>
          </table:table-cell>
          <table:table-cell table:formula="of:=[.G584]-[.C584]" office:value-type="float" office:value="0.00206510000000026" calcext:value-type="float">
            <text:p>0,0020651</text:p>
          </table:table-cell>
          <table:table-cell table:formula="of:=[.J584]/[.I584]" office:value-type="float" office:value="0.672736749519545" calcext:value-type="float">
            <text:p>0,6727367495</text:p>
          </table:table-cell>
          <table:table-cell table:formula="of:=[.D584]+[.H584]*[.K584]" office:value-type="float" office:value="1.00263332672247" calcext:value-type="float">
            <text:p>1,0026333267</text:p>
          </table:table-cell>
        </table:table-row>
        <table:table-row table:style-name="ro1">
          <table:table-cell office:value-type="float" office:value="7.3560775" calcext:value-type="float">
            <text:p>7,3560775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7.352" calcext:value-type="float">
            <text:p>7,352</text:p>
          </table:table-cell>
          <table:table-cell office:value-type="float" office:value="1.002633" calcext:value-type="float">
            <text:p>1,002633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541386" calcext:value-type="float">
            <text:p>0,7541386</text:p>
          </table:table-cell>
          <table:table-cell table:formula="of:=[.A585]-[.E585]" office:value-type="float" office:value="7.355075" calcext:value-type="float">
            <text:p>7,355075</text:p>
          </table:table-cell>
          <table:table-cell table:formula="of:=[.B585]-[.D585]" office:value-type="float" office:value="-0.0526346000000002" calcext:value-type="float">
            <text:p>-0,0526346</text:p>
          </table:table-cell>
          <table:table-cell table:formula="of:=[.A585]-[.C585]" office:value-type="float" office:value="0.00407749999999929" calcext:value-type="float">
            <text:p>0,0040775</text:p>
          </table:table-cell>
          <table:table-cell table:formula="of:=[.G585]-[.C585]" office:value-type="float" office:value="0.00307499999999905" calcext:value-type="float">
            <text:p>0,003075</text:p>
          </table:table-cell>
          <table:table-cell table:formula="of:=[.J585]/[.I585]" office:value-type="float" office:value="0.754138565297262" calcext:value-type="float">
            <text:p>0,7541385653</text:p>
          </table:table-cell>
          <table:table-cell table:formula="of:=[.D585]+[.H585]*[.K585]" office:value-type="float" office:value="0.962939218271005" calcext:value-type="float">
            <text:p>0,9629392183</text:p>
          </table:table-cell>
        </table:table-row>
        <table:table-row table:style-name="ro1">
          <table:table-cell office:value-type="float" office:value="7.3570801" calcext:value-type="float">
            <text:p>7,3570801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7.355" calcext:value-type="float">
            <text:p>7,355</text:p>
          </table:table-cell>
          <table:table-cell office:value-type="float" office:value="0.9629393" calcext:value-type="float">
            <text:p>0,9629393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18052" calcext:value-type="float">
            <text:p>0,518052</text:p>
          </table:table-cell>
          <table:table-cell table:formula="of:=[.A586]-[.E586]" office:value-type="float" office:value="7.3560776" calcext:value-type="float">
            <text:p>7,3560776</text:p>
          </table:table-cell>
          <table:table-cell table:formula="of:=[.B586]-[.D586]" office:value-type="float" office:value="-0.0129409" calcext:value-type="float">
            <text:p>-0,0129409</text:p>
          </table:table-cell>
          <table:table-cell table:formula="of:=[.A586]-[.C586]" office:value-type="float" office:value="0.0020800999999997" calcext:value-type="float">
            <text:p>0,0020801</text:p>
          </table:table-cell>
          <table:table-cell table:formula="of:=[.G586]-[.C586]" office:value-type="float" office:value="0.00107759999999946" calcext:value-type="float">
            <text:p>0,0010776</text:p>
          </table:table-cell>
          <table:table-cell table:formula="of:=[.J586]/[.I586]" office:value-type="float" office:value="0.518052016729779" calcext:value-type="float">
            <text:p>0,5180520167</text:p>
          </table:table-cell>
          <table:table-cell table:formula="of:=[.D586]+[.H586]*[.K586]" office:value-type="float" office:value="0.956235240656702" calcext:value-type="float">
            <text:p>0,9562352407</text:p>
          </table:table-cell>
        </table:table-row>
        <table:table-row table:style-name="ro1">
          <table:table-cell office:value-type="float" office:value="7.3849869" calcext:value-type="float">
            <text:p>7,3849869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7.356" calcext:value-type="float">
            <text:p>7,356</text:p>
          </table:table-cell>
          <table:table-cell office:value-type="float" office:value="0.9562352" calcext:value-type="float">
            <text:p>0,9562352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9654154" calcext:value-type="float">
            <text:p>0,9654154</text:p>
          </table:table-cell>
          <table:table-cell table:formula="of:=[.A587]-[.E587]" office:value-type="float" office:value="7.3839844" calcext:value-type="float">
            <text:p>7,3839844</text:p>
          </table:table-cell>
          <table:table-cell table:formula="of:=[.B587]-[.D587]" office:value-type="float" office:value="-0.3062368" calcext:value-type="float">
            <text:p>-0,3062368</text:p>
          </table:table-cell>
          <table:table-cell table:formula="of:=[.A587]-[.C587]" office:value-type="float" office:value="0.0289869000000005" calcext:value-type="float">
            <text:p>0,0289869</text:p>
          </table:table-cell>
          <table:table-cell table:formula="of:=[.G587]-[.C587]" office:value-type="float" office:value="0.0279844000000002" calcext:value-type="float">
            <text:p>0,0279844</text:p>
          </table:table-cell>
          <table:table-cell table:formula="of:=[.J587]/[.I587]" office:value-type="float" office:value="0.965415411789456" calcext:value-type="float">
            <text:p>0,9654154118</text:p>
          </table:table-cell>
          <table:table-cell table:formula="of:=[.D587]+[.H587]*[.K587]" office:value-type="float" office:value="0.660589473622915" calcext:value-type="float">
            <text:p>0,6605894736</text:p>
          </table:table-cell>
        </table:table-row>
        <table:table-row table:style-name="ro1">
          <table:table-cell office:value-type="float" office:value="7.3874932" calcext:value-type="float">
            <text:p>7,3874932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7.384" calcext:value-type="float">
            <text:p>7,384</text:p>
          </table:table-cell>
          <table:table-cell office:value-type="float" office:value="0.6605895" calcext:value-type="float">
            <text:p>0,6605895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130139" calcext:value-type="float">
            <text:p>0,7130139</text:p>
          </table:table-cell>
          <table:table-cell table:formula="of:=[.A588]-[.E588]" office:value-type="float" office:value="7.3864907" calcext:value-type="float">
            <text:p>7,3864907</text:p>
          </table:table-cell>
          <table:table-cell table:formula="of:=[.B588]-[.D588]" office:value-type="float" office:value="-0.1605911" calcext:value-type="float">
            <text:p>-0,1605911</text:p>
          </table:table-cell>
          <table:table-cell table:formula="of:=[.A588]-[.C588]" office:value-type="float" office:value="0.00349319999999942" calcext:value-type="float">
            <text:p>0,0034932</text:p>
          </table:table-cell>
          <table:table-cell table:formula="of:=[.G588]-[.C588]" office:value-type="float" office:value="0.00249069999999918" calcext:value-type="float">
            <text:p>0,0024907</text:p>
          </table:table-cell>
          <table:table-cell table:formula="of:=[.J588]/[.I588]" office:value-type="float" office:value="0.713013855490551" calcext:value-type="float">
            <text:p>0,7130138555</text:p>
          </table:table-cell>
          <table:table-cell table:formula="of:=[.D588]+[.H588]*[.K588]" office:value-type="float" office:value="0.546085820631531" calcext:value-type="float">
            <text:p>0,5460858206</text:p>
          </table:table-cell>
        </table:table-row>
        <table:table-row table:style-name="ro1">
          <table:table-cell office:value-type="float" office:value="7.3899998" calcext:value-type="float">
            <text:p>7,3899998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7.386" calcext:value-type="float">
            <text:p>7,386</text:p>
          </table:table-cell>
          <table:table-cell office:value-type="float" office:value="0.5460858" calcext:value-type="float">
            <text:p>0,5460858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493625" calcext:value-type="float">
            <text:p>0,7493625</text:p>
          </table:table-cell>
          <table:table-cell table:formula="of:=[.A589]-[.E589]" office:value-type="float" office:value="7.3889973" calcext:value-type="float">
            <text:p>7,3889973</text:p>
          </table:table-cell>
          <table:table-cell table:formula="of:=[.B589]-[.D589]" office:value-type="float" office:value="-0.0460874" calcext:value-type="float">
            <text:p>-0,0460874</text:p>
          </table:table-cell>
          <table:table-cell table:formula="of:=[.A589]-[.C589]" office:value-type="float" office:value="0.00399979999999989" calcext:value-type="float">
            <text:p>0,0039998</text:p>
          </table:table-cell>
          <table:table-cell table:formula="of:=[.G589]-[.C589]" office:value-type="float" office:value="0.00299729999999965" calcext:value-type="float">
            <text:p>0,0029973</text:p>
          </table:table-cell>
          <table:table-cell table:formula="of:=[.J589]/[.I589]" office:value-type="float" office:value="0.749362468123339" calcext:value-type="float">
            <text:p>0,7493624681</text:p>
          </table:table-cell>
          <table:table-cell table:formula="of:=[.D589]+[.H589]*[.K589]" office:value-type="float" office:value="0.511549632186612" calcext:value-type="float">
            <text:p>0,5115496322</text:p>
          </table:table-cell>
        </table:table-row>
        <table:table-row table:style-name="ro1">
          <table:table-cell office:value-type="float" office:value="7.4185413" calcext:value-type="float">
            <text:p>7,4185413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7.389" calcext:value-type="float">
            <text:p>7,389</text:p>
          </table:table-cell>
          <table:table-cell office:value-type="float" office:value="0.5115497" calcext:value-type="float">
            <text:p>0,5115497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9660645" calcext:value-type="float">
            <text:p>0,9660645</text:p>
          </table:table-cell>
          <table:table-cell table:formula="of:=[.A590]-[.E590]" office:value-type="float" office:value="7.4175388" calcext:value-type="float">
            <text:p>7,4175388</text:p>
          </table:table-cell>
          <table:table-cell table:formula="of:=[.B590]-[.D590]" office:value-type="float" office:value="-0.3115513" calcext:value-type="float">
            <text:p>-0,3115513</text:p>
          </table:table-cell>
          <table:table-cell table:formula="of:=[.A590]-[.C590]" office:value-type="float" office:value="0.0295413" calcext:value-type="float">
            <text:p>0,0295413</text:p>
          </table:table-cell>
          <table:table-cell table:formula="of:=[.G590]-[.C590]" office:value-type="float" office:value="0.0285387999999998" calcext:value-type="float">
            <text:p>0,0285388</text:p>
          </table:table-cell>
          <table:table-cell table:formula="of:=[.J590]/[.I590]" office:value-type="float" office:value="0.96606445891006" calcext:value-type="float">
            <text:p>0,9660644589</text:p>
          </table:table-cell>
          <table:table-cell table:formula="of:=[.D590]+[.H590]*[.K590]" office:value-type="float" office:value="0.210571061942774" calcext:value-type="float">
            <text:p>0,2105710619</text:p>
          </table:table-cell>
        </table:table-row>
        <table:table-row table:style-name="ro1">
          <table:table-cell office:value-type="float" office:value="7.4195443" calcext:value-type="float">
            <text:p>7,4195443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7.418" calcext:value-type="float">
            <text:p>7,418</text:p>
          </table:table-cell>
          <table:table-cell office:value-type="float" office:value="0.2105711" calcext:value-type="float">
            <text:p>0,2105711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3508386" calcext:value-type="float">
            <text:p>0,3508386</text:p>
          </table:table-cell>
          <table:table-cell table:formula="of:=[.A591]-[.E591]" office:value-type="float" office:value="7.4185418" calcext:value-type="float">
            <text:p>7,4185418</text:p>
          </table:table-cell>
          <table:table-cell table:formula="of:=[.B591]-[.D591]" office:value-type="float" office:value="-0.0105727" calcext:value-type="float">
            <text:p>-0,0105727</text:p>
          </table:table-cell>
          <table:table-cell table:formula="of:=[.A591]-[.C591]" office:value-type="float" office:value="0.00154429999999994" calcext:value-type="float">
            <text:p>0,0015443</text:p>
          </table:table-cell>
          <table:table-cell table:formula="of:=[.G591]-[.C591]" office:value-type="float" office:value="0.000541799999999704" calcext:value-type="float">
            <text:p>0,0005418</text:p>
          </table:table-cell>
          <table:table-cell table:formula="of:=[.J591]/[.I591]" office:value-type="float" office:value="0.350838567635643" calcext:value-type="float">
            <text:p>0,3508385676</text:p>
          </table:table-cell>
          <table:table-cell table:formula="of:=[.D591]+[.H591]*[.K591]" office:value-type="float" office:value="0.206861789075959" calcext:value-type="float">
            <text:p>0,2068617891</text:p>
          </table:table-cell>
        </table:table-row>
        <table:table-row table:style-name="ro1">
          <table:table-cell office:value-type="float" office:value="7.4220504" calcext:value-type="float">
            <text:p>7,4220504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7.419" calcext:value-type="float">
            <text:p>7,419</text:p>
          </table:table-cell>
          <table:table-cell office:value-type="float" office:value="0.2068618" calcext:value-type="float">
            <text:p>0,2068618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6713874" calcext:value-type="float">
            <text:p>0,6713874</text:p>
          </table:table-cell>
          <table:table-cell table:formula="of:=[.A592]-[.E592]" office:value-type="float" office:value="7.421048" calcext:value-type="float">
            <text:p>7,421048</text:p>
          </table:table-cell>
          <table:table-cell table:formula="of:=[.B592]-[.D592]" office:value-type="float" office:value="-0.1568634" calcext:value-type="float">
            <text:p>-0,1568634</text:p>
          </table:table-cell>
          <table:table-cell table:formula="of:=[.A592]-[.C592]" office:value-type="float" office:value="0.00305040000000023" calcext:value-type="float">
            <text:p>0,0030504</text:p>
          </table:table-cell>
          <table:table-cell table:formula="of:=[.G592]-[.C592]" office:value-type="float" office:value="0.00204800000000027" calcext:value-type="float">
            <text:p>0,002048</text:p>
          </table:table-cell>
          <table:table-cell table:formula="of:=[.J592]/[.I592]" office:value-type="float" office:value="0.671387359034919" calcext:value-type="float">
            <text:p>0,671387359</text:p>
          </table:table-cell>
          <table:table-cell table:formula="of:=[.D592]+[.H592]*[.K592]" office:value-type="float" office:value="0.101545696144762" calcext:value-type="float">
            <text:p>0,1015456961</text:p>
          </table:table-cell>
        </table:table-row>
        <table:table-row table:style-name="ro1">
          <table:table-cell office:value-type="float" office:value="7.4250628" calcext:value-type="float">
            <text:p>7,4250628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7.421" calcext:value-type="float">
            <text:p>7,421</text:p>
          </table:table-cell>
          <table:table-cell office:value-type="float" office:value="0.1015457" calcext:value-type="float">
            <text:p>0,1015457</text:p>
          </table:table-cell>
          <table:table-cell office:value-type="float" office:value="0.0010038" calcext:value-type="float">
            <text:p>0,0010038</text:p>
          </table:table-cell>
          <table:table-cell office:value-type="float" office:value="0.752929" calcext:value-type="float">
            <text:p>0,752929</text:p>
          </table:table-cell>
          <table:table-cell table:formula="of:=[.A593]-[.E593]" office:value-type="float" office:value="7.424059" calcext:value-type="float">
            <text:p>7,424059</text:p>
          </table:table-cell>
          <table:table-cell table:formula="of:=[.B593]-[.D593]" office:value-type="float" office:value="-0.0515473" calcext:value-type="float">
            <text:p>-0,0515473</text:p>
          </table:table-cell>
          <table:table-cell table:formula="of:=[.A593]-[.C593]" office:value-type="float" office:value="0.00406279999999981" calcext:value-type="float">
            <text:p>0,0040628</text:p>
          </table:table-cell>
          <table:table-cell table:formula="of:=[.G593]-[.C593]" office:value-type="float" office:value="0.00305899999999948" calcext:value-type="float">
            <text:p>0,003059</text:p>
          </table:table-cell>
          <table:table-cell table:formula="of:=[.J593]/[.I593]" office:value-type="float" office:value="0.752929014472684" calcext:value-type="float">
            <text:p>0,7529290145</text:p>
          </table:table-cell>
          <table:table-cell table:formula="of:=[.D593]+[.H593]*[.K593]" office:value-type="float" office:value="0.0627342422122722" calcext:value-type="float">
            <text:p>0,0627342422</text:p>
          </table:table-cell>
        </table:table-row>
        <table:table-row table:style-name="ro1">
          <table:table-cell office:value-type="float" office:value="7.4255649" calcext:value-type="float">
            <text:p>7,4255649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7.424" calcext:value-type="float">
            <text:p>7,424</text:p>
          </table:table-cell>
          <table:table-cell office:value-type="float" office:value="0.06273425" calcext:value-type="float">
            <text:p>0,06273425</text:p>
          </table:table-cell>
          <table:table-cell office:value-type="float" office:value="0.0010038" calcext:value-type="float">
            <text:p>0,0010038</text:p>
          </table:table-cell>
          <table:table-cell office:value-type="float" office:value="0.3585533" calcext:value-type="float">
            <text:p>0,3585533</text:p>
          </table:table-cell>
          <table:table-cell table:formula="of:=[.A594]-[.E594]" office:value-type="float" office:value="7.4245611" calcext:value-type="float">
            <text:p>7,4245611</text:p>
          </table:table-cell>
          <table:table-cell table:formula="of:=[.B594]-[.D594]" office:value-type="float" office:value="-0.01273585" calcext:value-type="float">
            <text:p>-0,01273585</text:p>
          </table:table-cell>
          <table:table-cell table:formula="of:=[.A594]-[.C594]" office:value-type="float" office:value="0.00156489999999998" calcext:value-type="float">
            <text:p>0,0015649</text:p>
          </table:table-cell>
          <table:table-cell table:formula="of:=[.G594]-[.C594]" office:value-type="float" office:value="0.000561099999999648" calcext:value-type="float">
            <text:p>0,0005611</text:p>
          </table:table-cell>
          <table:table-cell table:formula="of:=[.J594]/[.I594]" office:value-type="float" office:value="0.358553262189057" calcext:value-type="float">
            <text:p>0,3585532622</text:p>
          </table:table-cell>
          <table:table-cell table:formula="of:=[.D594]+[.H594]*[.K594]" office:value-type="float" office:value="0.0581677694357495" calcext:value-type="float">
            <text:p>0,0581677694</text:p>
          </table:table-cell>
        </table:table-row>
        <table:table-row table:style-name="ro1">
          <table:table-cell office:value-type="float" office:value="7.4521143" calcext:value-type="float">
            <text:p>7,4521143</text:p>
          </table:table-cell>
          <table:table-cell office:value-type="float" office:value="-0.2500016" calcext:value-type="float">
            <text:p>-0,2500016</text:p>
          </table:table-cell>
          <table:table-cell office:value-type="float" office:value="7.425" calcext:value-type="float">
            <text:p>7,425</text:p>
          </table:table-cell>
          <table:table-cell office:value-type="float" office:value="0.05816777" calcext:value-type="float">
            <text:p>0,05816777</text:p>
          </table:table-cell>
          <table:table-cell office:value-type="float" office:value="0.0010038" calcext:value-type="float">
            <text:p>0,0010038</text:p>
          </table:table-cell>
          <table:table-cell office:value-type="float" office:value="0.962979" calcext:value-type="float">
            <text:p>0,962979</text:p>
          </table:table-cell>
          <table:table-cell table:formula="of:=[.A595]-[.E595]" office:value-type="float" office:value="7.4511105" calcext:value-type="float">
            <text:p>7,4511105</text:p>
          </table:table-cell>
          <table:table-cell table:formula="of:=[.B595]-[.D595]" office:value-type="float" office:value="-0.30816937" calcext:value-type="float">
            <text:p>-0,30816937</text:p>
          </table:table-cell>
          <table:table-cell table:formula="of:=[.A595]-[.C595]" office:value-type="float" office:value="0.0271143" calcext:value-type="float">
            <text:p>0,0271143</text:p>
          </table:table-cell>
          <table:table-cell table:formula="of:=[.G595]-[.C595]" office:value-type="float" office:value="0.0261104999999997" calcext:value-type="float">
            <text:p>0,0261105</text:p>
          </table:table-cell>
          <table:table-cell table:formula="of:=[.J595]/[.I595]" office:value-type="float" office:value="0.96297894468969" calcext:value-type="float">
            <text:p>0,9629789447</text:p>
          </table:table-cell>
          <table:table-cell table:formula="of:=[.D595]+[.H595]*[.K595]" office:value-type="float" office:value="-0.238592844708287" calcext:value-type="float">
            <text:p>-0,2385928447</text:p>
          </table:table-cell>
        </table:table-row>
        <table:table-row table:style-name="ro1">
          <table:table-cell office:value-type="float" office:value="7.4561249" calcext:value-type="float">
            <text:p>7,4561249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7.451" calcext:value-type="float">
            <text:p>7,451</text:p>
          </table:table-cell>
          <table:table-cell office:value-type="float" office:value="-0.2385928" calcext:value-type="float">
            <text:p>-0,2385928</text:p>
          </table:table-cell>
          <table:table-cell office:value-type="float" office:value="0.0010038" calcext:value-type="float">
            <text:p>0,0010038</text:p>
          </table:table-cell>
          <table:table-cell office:value-type="float" office:value="0.8041328" calcext:value-type="float">
            <text:p>0,8041328</text:p>
          </table:table-cell>
          <table:table-cell table:formula="of:=[.A596]-[.E596]" office:value-type="float" office:value="7.4551211" calcext:value-type="float">
            <text:p>7,4551211</text:p>
          </table:table-cell>
          <table:table-cell table:formula="of:=[.B596]-[.D596]" office:value-type="float" office:value="-0.1614088" calcext:value-type="float">
            <text:p>-0,1614088</text:p>
          </table:table-cell>
          <table:table-cell table:formula="of:=[.A596]-[.C596]" office:value-type="float" office:value="0.00512490000000021" calcext:value-type="float">
            <text:p>0,0051249</text:p>
          </table:table-cell>
          <table:table-cell table:formula="of:=[.G596]-[.C596]" office:value-type="float" office:value="0.00412109999999988" calcext:value-type="float">
            <text:p>0,0041211</text:p>
          </table:table-cell>
          <table:table-cell table:formula="of:=[.J596]/[.I596]" office:value-type="float" office:value="0.804132763566062" calcext:value-type="float">
            <text:p>0,8041327636</text:p>
          </table:table-cell>
          <table:table-cell table:formula="of:=[.D596]+[.H596]*[.K596]" office:value-type="float" office:value="-0.368386904407882" calcext:value-type="float">
            <text:p>-0,3683869044</text:p>
          </table:table-cell>
        </table:table-row>
        <table:table-row table:style-name="ro1">
          <table:table-cell office:value-type="float" office:value="7.4586318" calcext:value-type="float">
            <text:p>7,4586318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7.455" calcext:value-type="float">
            <text:p>7,455</text:p>
          </table:table-cell>
          <table:table-cell office:value-type="float" office:value="-0.3683869" calcext:value-type="float">
            <text:p>-0,3683869</text:p>
          </table:table-cell>
          <table:table-cell office:value-type="float" office:value="0.0010038" calcext:value-type="float">
            <text:p>0,0010038</text:p>
          </table:table-cell>
          <table:table-cell office:value-type="float" office:value="0.7236081" calcext:value-type="float">
            <text:p>0,7236081</text:p>
          </table:table-cell>
          <table:table-cell table:formula="of:=[.A597]-[.E597]" office:value-type="float" office:value="7.457628" calcext:value-type="float">
            <text:p>7,457628</text:p>
          </table:table-cell>
          <table:table-cell table:formula="of:=[.B597]-[.D597]" office:value-type="float" office:value="-0.0316147" calcext:value-type="float">
            <text:p>-0,0316147</text:p>
          </table:table-cell>
          <table:table-cell table:formula="of:=[.A597]-[.C597]" office:value-type="float" office:value="0.00363179999999996" calcext:value-type="float">
            <text:p>0,0036318</text:p>
          </table:table-cell>
          <table:table-cell table:formula="of:=[.G597]-[.C597]" office:value-type="float" office:value="0.00262799999999963" calcext:value-type="float">
            <text:p>0,002628</text:p>
          </table:table-cell>
          <table:table-cell table:formula="of:=[.J597]/[.I597]" office:value-type="float" office:value="0.723608128200798" calcext:value-type="float">
            <text:p>0,7236081282</text:p>
          </table:table-cell>
          <table:table-cell table:formula="of:=[.D597]+[.H597]*[.K597]" office:value-type="float" office:value="-0.39126355389063" calcext:value-type="float">
            <text:p>-0,3912635539</text:p>
          </table:table-cell>
        </table:table-row>
        <table:table-row table:style-name="ro1">
          <table:table-cell office:value-type="float" office:value="7.4596338" calcext:value-type="float">
            <text:p>7,4596338</text:p>
          </table:table-cell>
          <table:table-cell office:value-type="float" office:value="-0.4000016" calcext:value-type="float">
            <text:p>-0,4000016</text:p>
          </table:table-cell>
          <table:table-cell office:value-type="float" office:value="7.458" calcext:value-type="float">
            <text:p>7,458</text:p>
          </table:table-cell>
          <table:table-cell office:value-type="float" office:value="-0.3912636" calcext:value-type="float">
            <text:p>-0,39126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65847" calcext:value-type="float">
            <text:p>0,8465847</text:p>
          </table:table-cell>
          <table:table-cell table:formula="of:=[.A598]-[.E598]" office:value-type="float" office:value="7.45938315" calcext:value-type="float">
            <text:p>7,45938315</text:p>
          </table:table-cell>
          <table:table-cell table:formula="of:=[.B598]-[.D598]" office:value-type="float" office:value="-0.00873799999999997" calcext:value-type="float">
            <text:p>-0,008738</text:p>
          </table:table-cell>
          <table:table-cell table:formula="of:=[.A598]-[.C598]" office:value-type="float" office:value="0.00163379999999957" calcext:value-type="float">
            <text:p>0,0016338</text:p>
          </table:table-cell>
          <table:table-cell table:formula="of:=[.G598]-[.C598]" office:value-type="float" office:value="0.00138314999999967" calcext:value-type="float">
            <text:p>0,00138315</text:p>
          </table:table-cell>
          <table:table-cell table:formula="of:=[.J598]/[.I598]" office:value-type="float" office:value="0.846584649283895" calcext:value-type="float">
            <text:p>0,8465846493</text:p>
          </table:table-cell>
          <table:table-cell table:formula="of:=[.D598]+[.H598]*[.K598]" office:value-type="float" office:value="-0.398661056665443" calcext:value-type="float">
            <text:p>-0,3986610567</text:p>
          </table:table-cell>
        </table:table-row>
        <table:table-row table:style-name="ro1">
          <table:table-cell office:value-type="float" office:value="7.485963" calcext:value-type="float">
            <text:p>7,485963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7.459" calcext:value-type="float">
            <text:p>7,459</text:p>
          </table:table-cell>
          <table:table-cell office:value-type="float" office:value="-0.3986611" calcext:value-type="float">
            <text:p>-0,3986611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4041" calcext:value-type="float">
            <text:p>0,9814041</text:p>
          </table:table-cell>
          <table:table-cell table:formula="of:=[.A599]-[.E599]" office:value-type="float" office:value="7.4854616" calcext:value-type="float">
            <text:p>7,4854616</text:p>
          </table:table-cell>
          <table:table-cell table:formula="of:=[.B599]-[.D599]" office:value-type="float" office:value="-0.3013405" calcext:value-type="float">
            <text:p>-0,3013405</text:p>
          </table:table-cell>
          <table:table-cell table:formula="of:=[.A599]-[.C599]" office:value-type="float" office:value="0.0269630000000003" calcext:value-type="float">
            <text:p>0,026963</text:p>
          </table:table-cell>
          <table:table-cell table:formula="of:=[.G599]-[.C599]" office:value-type="float" office:value="0.0264616000000002" calcext:value-type="float">
            <text:p>0,0264616</text:p>
          </table:table-cell>
          <table:table-cell table:formula="of:=[.J599]/[.I599]" office:value-type="float" office:value="0.981404146422872" calcext:value-type="float">
            <text:p>0,9814041464</text:p>
          </table:table-cell>
          <table:table-cell table:formula="of:=[.D599]+[.H599]*[.K599]" office:value-type="float" office:value="-0.694397916185142" calcext:value-type="float">
            <text:p>-0,6943979162</text:p>
          </table:table-cell>
        </table:table-row>
        <table:table-row table:style-name="ro1">
          <table:table-cell office:value-type="float" office:value="7.4874668" calcext:value-type="float">
            <text:p>7,4874668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7.485" calcext:value-type="float">
            <text:p>7,485</text:p>
          </table:table-cell>
          <table:table-cell office:value-type="float" office:value="-0.6943979" calcext:value-type="float">
            <text:p>-0,694397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67407" calcext:value-type="float">
            <text:p>0,7967407</text:p>
          </table:table-cell>
          <table:table-cell table:formula="of:=[.A600]-[.E600]" office:value-type="float" office:value="7.4869654" calcext:value-type="float">
            <text:p>7,4869654</text:p>
          </table:table-cell>
          <table:table-cell table:formula="of:=[.B600]-[.D600]" office:value-type="float" office:value="-0.1556037" calcext:value-type="float">
            <text:p>-0,1556037</text:p>
          </table:table-cell>
          <table:table-cell table:formula="of:=[.A600]-[.C600]" office:value-type="float" office:value="0.00246679999999966" calcext:value-type="float">
            <text:p>0,0024668</text:p>
          </table:table-cell>
          <table:table-cell table:formula="of:=[.G600]-[.C600]" office:value-type="float" office:value="0.00196539999999956" calcext:value-type="float">
            <text:p>0,0019654</text:p>
          </table:table-cell>
          <table:table-cell table:formula="of:=[.J600]/[.I600]" office:value-type="float" office:value="0.796740716717948" calcext:value-type="float">
            <text:p>0,7967407167</text:p>
          </table:table-cell>
          <table:table-cell table:formula="of:=[.D600]+[.H600]*[.K600]" office:value-type="float" office:value="-0.818373703461965" calcext:value-type="float">
            <text:p>-0,8183737035</text:p>
          </table:table-cell>
        </table:table-row>
        <table:table-row table:style-name="ro1">
          <table:table-cell office:value-type="float" office:value="7.4894724" calcext:value-type="float">
            <text:p>7,4894724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7.487" calcext:value-type="float">
            <text:p>7,487</text:p>
          </table:table-cell>
          <table:table-cell office:value-type="float" office:value="-0.8183737" calcext:value-type="float">
            <text:p>-0,8183737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972011" calcext:value-type="float">
            <text:p>0,7972011</text:p>
          </table:table-cell>
          <table:table-cell table:formula="of:=[.A601]-[.E601]" office:value-type="float" office:value="7.488971" calcext:value-type="float">
            <text:p>7,488971</text:p>
          </table:table-cell>
          <table:table-cell table:formula="of:=[.B601]-[.D601]" office:value-type="float" office:value="-0.0316278999999999" calcext:value-type="float">
            <text:p>-0,0316279</text:p>
          </table:table-cell>
          <table:table-cell table:formula="of:=[.A601]-[.C601]" office:value-type="float" office:value="0.00247240000000026" calcext:value-type="float">
            <text:p>0,0024724</text:p>
          </table:table-cell>
          <table:table-cell table:formula="of:=[.G601]-[.C601]" office:value-type="float" office:value="0.00197100000000017" calcext:value-type="float">
            <text:p>0,001971</text:p>
          </table:table-cell>
          <table:table-cell table:formula="of:=[.J601]/[.I601]" office:value-type="float" office:value="0.79720110014559" calcext:value-type="float">
            <text:p>0,7972011001</text:p>
          </table:table-cell>
          <table:table-cell table:formula="of:=[.D601]+[.H601]*[.K601]" office:value-type="float" office:value="-0.843587496675295" calcext:value-type="float">
            <text:p>-0,8435874967</text:p>
          </table:table-cell>
        </table:table-row>
        <table:table-row table:style-name="ro1">
          <table:table-cell office:value-type="float" office:value="7.4919785" calcext:value-type="float">
            <text:p>7,4919785</text:p>
          </table:table-cell>
          <table:table-cell office:value-type="float" office:value="-0.8500016" calcext:value-type="float">
            <text:p>-0,8500016</text:p>
          </table:table-cell>
          <table:table-cell office:value-type="float" office:value="7.489" calcext:value-type="float">
            <text:p>7,489</text:p>
          </table:table-cell>
          <table:table-cell office:value-type="float" office:value="-0.8435875" calcext:value-type="float">
            <text:p>-0,843587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316602" calcext:value-type="float">
            <text:p>0,8316602</text:p>
          </table:table-cell>
          <table:table-cell table:formula="of:=[.A602]-[.E602]" office:value-type="float" office:value="7.4914771" calcext:value-type="float">
            <text:p>7,4914771</text:p>
          </table:table-cell>
          <table:table-cell table:formula="of:=[.B602]-[.D602]" office:value-type="float" office:value="-0.00641409999999998" calcext:value-type="float">
            <text:p>-0,0064141</text:p>
          </table:table-cell>
          <table:table-cell table:formula="of:=[.A602]-[.C602]" office:value-type="float" office:value="0.00297850000000022" calcext:value-type="float">
            <text:p>0,0029785</text:p>
          </table:table-cell>
          <table:table-cell table:formula="of:=[.G602]-[.C602]" office:value-type="float" office:value="0.00247710000000012" calcext:value-type="float">
            <text:p>0,0024771</text:p>
          </table:table-cell>
          <table:table-cell table:formula="of:=[.J602]/[.I602]" office:value-type="float" office:value="0.831660231660212" calcext:value-type="float">
            <text:p>0,8316602317</text:p>
          </table:table-cell>
          <table:table-cell table:formula="of:=[.D602]+[.H602]*[.K602]" office:value-type="float" office:value="-0.848921851891892" calcext:value-type="float">
            <text:p>-0,8489218519</text:p>
          </table:table-cell>
        </table:table-row>
        <table:table-row table:style-name="ro1">
          <table:table-cell office:value-type="float" office:value="7.5190611" calcext:value-type="float">
            <text:p>7,5190611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7.491" calcext:value-type="float">
            <text:p>7,491</text:p>
          </table:table-cell>
          <table:table-cell office:value-type="float" office:value="-0.8489218" calcext:value-type="float">
            <text:p>-0,848921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21318" calcext:value-type="float">
            <text:p>0,9821318</text:p>
          </table:table-cell>
          <table:table-cell table:formula="of:=[.A603]-[.E603]" office:value-type="float" office:value="7.5185597" calcext:value-type="float">
            <text:p>7,5185597</text:p>
          </table:table-cell>
          <table:table-cell table:formula="of:=[.B603]-[.D603]" office:value-type="float" office:value="-0.3010802" calcext:value-type="float">
            <text:p>-0,3010802</text:p>
          </table:table-cell>
          <table:table-cell table:formula="of:=[.A603]-[.C603]" office:value-type="float" office:value="0.0280611000000004" calcext:value-type="float">
            <text:p>0,0280611</text:p>
          </table:table-cell>
          <table:table-cell table:formula="of:=[.G603]-[.C603]" office:value-type="float" office:value="0.0275597000000003" calcext:value-type="float">
            <text:p>0,0275597</text:p>
          </table:table-cell>
          <table:table-cell table:formula="of:=[.J603]/[.I603]" office:value-type="float" office:value="0.982131848003104" calcext:value-type="float">
            <text:p>0,982131848</text:p>
          </table:table-cell>
          <table:table-cell table:formula="of:=[.D603]+[.H603]*[.K603]" office:value-type="float" office:value="-1.14462225322314" calcext:value-type="float">
            <text:p>-1,1446222532</text:p>
          </table:table-cell>
        </table:table-row>
        <table:table-row table:style-name="ro1">
          <table:table-cell office:value-type="float" office:value="7.5205649" calcext:value-type="float">
            <text:p>7,5205649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7.519" calcext:value-type="float">
            <text:p>7,519</text:p>
          </table:table-cell>
          <table:table-cell office:value-type="float" office:value="-1.144622" calcext:value-type="float">
            <text:p>-1,144622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79692" calcext:value-type="float">
            <text:p>0,679692</text:p>
          </table:table-cell>
          <table:table-cell table:formula="of:=[.A604]-[.E604]" office:value-type="float" office:value="7.52006365" calcext:value-type="float">
            <text:p>7,52006365</text:p>
          </table:table-cell>
          <table:table-cell table:formula="of:=[.B604]-[.D604]" office:value-type="float" office:value="-0.15538" calcext:value-type="float">
            <text:p>-0,15538</text:p>
          </table:table-cell>
          <table:table-cell table:formula="of:=[.A604]-[.C604]" office:value-type="float" office:value="0.00156489999999998" calcext:value-type="float">
            <text:p>0,0015649</text:p>
          </table:table-cell>
          <table:table-cell table:formula="of:=[.G604]-[.C604]" office:value-type="float" office:value="0.00106364999999986" calcext:value-type="float">
            <text:p>0,00106365</text:p>
          </table:table-cell>
          <table:table-cell table:formula="of:=[.J604]/[.I604]" office:value-type="float" office:value="0.67969199309852" calcext:value-type="float">
            <text:p>0,6796919931</text:p>
          </table:table-cell>
          <table:table-cell table:formula="of:=[.D604]+[.H604]*[.K604]" office:value-type="float" office:value="-1.25023254188765" calcext:value-type="float">
            <text:p>-1,2502325419</text:p>
          </table:table-cell>
        </table:table-row>
        <table:table-row table:style-name="ro1">
          <table:table-cell office:value-type="float" office:value="7.523074" calcext:value-type="float">
            <text:p>7,523074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7.52" calcext:value-type="float">
            <text:p>7,52</text:p>
          </table:table-cell>
          <table:table-cell office:value-type="float" office:value="-1.250232" calcext:value-type="float">
            <text:p>-1,250232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369389" calcext:value-type="float">
            <text:p>0,8369389</text:p>
          </table:table-cell>
          <table:table-cell table:formula="of:=[.A605]-[.E605]" office:value-type="float" office:value="7.52257275" calcext:value-type="float">
            <text:p>7,52257275</text:p>
          </table:table-cell>
          <table:table-cell table:formula="of:=[.B605]-[.D605]" office:value-type="float" office:value="-0.0497700000000001" calcext:value-type="float">
            <text:p>-0,04977</text:p>
          </table:table-cell>
          <table:table-cell table:formula="of:=[.A605]-[.C605]" office:value-type="float" office:value="0.00307400000000069" calcext:value-type="float">
            <text:p>0,003074</text:p>
          </table:table-cell>
          <table:table-cell table:formula="of:=[.G605]-[.C605]" office:value-type="float" office:value="0.00257275000000057" calcext:value-type="float">
            <text:p>0,00257275</text:p>
          </table:table-cell>
          <table:table-cell table:formula="of:=[.J605]/[.I605]" office:value-type="float" office:value="0.836938841899802" calcext:value-type="float">
            <text:p>0,8369388419</text:p>
          </table:table-cell>
          <table:table-cell table:formula="of:=[.D605]+[.H605]*[.K605]" office:value-type="float" office:value="-1.29188644616135" calcext:value-type="float">
            <text:p>-1,2918864462</text:p>
          </table:table-cell>
        </table:table-row>
        <table:table-row table:style-name="ro1">
          <table:table-cell office:value-type="float" office:value="7.5255837" calcext:value-type="float">
            <text:p>7,5255837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7.523" calcext:value-type="float">
            <text:p>7,523</text:p>
          </table:table-cell>
          <table:table-cell office:value-type="float" office:value="-1.291886" calcext:value-type="float">
            <text:p>-1,291886</text:p>
          </table:table-cell>
          <table:table-cell office:value-type="float" office:value="0.00100295" calcext:value-type="float">
            <text:p>0,00100295</text:p>
          </table:table-cell>
          <table:table-cell office:value-type="float" office:value="0.6118164" calcext:value-type="float">
            <text:p>0,6118164</text:p>
          </table:table-cell>
          <table:table-cell table:formula="of:=[.A606]-[.E606]" office:value-type="float" office:value="7.52458075" calcext:value-type="float">
            <text:p>7,52458075</text:p>
          </table:table-cell>
          <table:table-cell table:formula="of:=[.B606]-[.D606]" office:value-type="float" office:value="-0.00811600000000023" calcext:value-type="float">
            <text:p>-0,008116</text:p>
          </table:table-cell>
          <table:table-cell table:formula="of:=[.A606]-[.C606]" office:value-type="float" office:value="0.00258370000000063" calcext:value-type="float">
            <text:p>0,0025837</text:p>
          </table:table-cell>
          <table:table-cell table:formula="of:=[.G606]-[.C606]" office:value-type="float" office:value="0.00158075000000046" calcext:value-type="float">
            <text:p>0,00158075</text:p>
          </table:table-cell>
          <table:table-cell table:formula="of:=[.J606]/[.I606]" office:value-type="float" office:value="0.611816387351502" calcext:value-type="float">
            <text:p>0,6118163874</text:p>
          </table:table-cell>
          <table:table-cell table:formula="of:=[.D606]+[.H606]*[.K606]" office:value-type="float" office:value="-1.29685150179974" calcext:value-type="float">
            <text:p>-1,2968515018</text:p>
          </table:table-cell>
        </table:table-row>
        <table:table-row table:style-name="ro1">
          <table:table-cell office:value-type="float" office:value="7.5265859" calcext:value-type="float">
            <text:p>7,5265859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7.525" calcext:value-type="float">
            <text:p>7,525</text:p>
          </table:table-cell>
          <table:table-cell office:value-type="float" office:value="-1.296851" calcext:value-type="float">
            <text:p>-1,29685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420455" calcext:value-type="float">
            <text:p>0,8420455</text:p>
          </table:table-cell>
          <table:table-cell table:formula="of:=[.A607]-[.E607]" office:value-type="float" office:value="7.5263354" calcext:value-type="float">
            <text:p>7,5263354</text:p>
          </table:table-cell>
          <table:table-cell table:formula="of:=[.B607]-[.D607]" office:value-type="float" office:value="-0.00315100000000013" calcext:value-type="float">
            <text:p>-0,003151</text:p>
          </table:table-cell>
          <table:table-cell table:formula="of:=[.A607]-[.C607]" office:value-type="float" office:value="0.00158589999999936" calcext:value-type="float">
            <text:p>0,0015859</text:p>
          </table:table-cell>
          <table:table-cell table:formula="of:=[.G607]-[.C607]" office:value-type="float" office:value="0.00133539999999943" calcext:value-type="float">
            <text:p>0,0013354</text:p>
          </table:table-cell>
          <table:table-cell table:formula="of:=[.J607]/[.I607]" office:value-type="float" office:value="0.842045526199614" calcext:value-type="float">
            <text:p>0,8420455262</text:p>
          </table:table-cell>
          <table:table-cell table:formula="of:=[.D607]+[.H607]*[.K607]" office:value-type="float" office:value="-1.29950428545306" calcext:value-type="float">
            <text:p>-1,2995042855</text:p>
          </table:table-cell>
        </table:table-row>
        <table:table-row table:style-name="ro1">
          <table:table-cell office:value-type="float" office:value="7.5270875" calcext:value-type="float">
            <text:p>7,5270875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7.526" calcext:value-type="float">
            <text:p>7,526</text:p>
          </table:table-cell>
          <table:table-cell office:value-type="float" office:value="-1.299504" calcext:value-type="float">
            <text:p>-1,29950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696552" calcext:value-type="float">
            <text:p>0,7696552</text:p>
          </table:table-cell>
          <table:table-cell table:formula="of:=[.A608]-[.E608]" office:value-type="float" office:value="7.526837" calcext:value-type="float">
            <text:p>7,526837</text:p>
          </table:table-cell>
          <table:table-cell table:formula="of:=[.B608]-[.D608]" office:value-type="float" office:value="-0.000498000000000109" calcext:value-type="float">
            <text:p>-0,000498</text:p>
          </table:table-cell>
          <table:table-cell table:formula="of:=[.A608]-[.C608]" office:value-type="float" office:value="0.00108750000000057" calcext:value-type="float">
            <text:p>0,0010875</text:p>
          </table:table-cell>
          <table:table-cell table:formula="of:=[.G608]-[.C608]" office:value-type="float" office:value="0.000837000000000643" calcext:value-type="float">
            <text:p>0,000837</text:p>
          </table:table-cell>
          <table:table-cell table:formula="of:=[.J608]/[.I608]" office:value-type="float" office:value="0.769655172413978" calcext:value-type="float">
            <text:p>0,7696551724</text:p>
          </table:table-cell>
          <table:table-cell table:formula="of:=[.D608]+[.H608]*[.K608]" office:value-type="float" office:value="-1.29988728827586" calcext:value-type="float">
            <text:p>-1,2998872883</text:p>
          </table:table-cell>
        </table:table-row>
        <table:table-row table:style-name="ro1">
          <table:table-cell office:value-type="float" office:value="7.5539759" calcext:value-type="float">
            <text:p>7,5539759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7.527" calcext:value-type="float">
            <text:p>7,527</text:p>
          </table:table-cell>
          <table:table-cell office:value-type="float" office:value="-1.299887" calcext:value-type="float">
            <text:p>-1,29988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0714" calcext:value-type="float">
            <text:p>0,990714</text:p>
          </table:table-cell>
          <table:table-cell table:formula="of:=[.A609]-[.E609]" office:value-type="float" office:value="7.5537254" calcext:value-type="float">
            <text:p>7,5537254</text:p>
          </table:table-cell>
          <table:table-cell table:formula="of:=[.B609]-[.D609]" office:value-type="float" office:value="-0.450114" calcext:value-type="float">
            <text:p>-0,450114</text:p>
          </table:table-cell>
          <table:table-cell table:formula="of:=[.A609]-[.C609]" office:value-type="float" office:value="0.0269759000000001" calcext:value-type="float">
            <text:p>0,0269759</text:p>
          </table:table-cell>
          <table:table-cell table:formula="of:=[.G609]-[.C609]" office:value-type="float" office:value="0.0267254000000001" calcext:value-type="float">
            <text:p>0,0267254</text:p>
          </table:table-cell>
          <table:table-cell table:formula="of:=[.J609]/[.I609]" office:value-type="float" office:value="0.990713933548095" calcext:value-type="float">
            <text:p>0,9907139335</text:p>
          </table:table-cell>
          <table:table-cell table:formula="of:=[.D609]+[.H609]*[.K609]" office:value-type="float" office:value="-1.74582121148507" calcext:value-type="float">
            <text:p>-1,7458212115</text:p>
          </table:table-cell>
        </table:table-row>
        <table:table-row table:style-name="ro1">
          <table:table-cell office:value-type="float" office:value="7.5569843" calcext:value-type="float">
            <text:p>7,5569843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7.554" calcext:value-type="float">
            <text:p>7,554</text:p>
          </table:table-cell>
          <table:table-cell office:value-type="float" office:value="-1.745822" calcext:value-type="float">
            <text:p>-1,74582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40251" calcext:value-type="float">
            <text:p>0,6640251</text:p>
          </table:table-cell>
          <table:table-cell table:formula="of:=[.A610]-[.E610]" office:value-type="float" office:value="7.55598165" calcext:value-type="float">
            <text:p>7,55598165</text:p>
          </table:table-cell>
          <table:table-cell table:formula="of:=[.B610]-[.D610]" office:value-type="float" office:value="-0.00417899999999993" calcext:value-type="float">
            <text:p>-0,004179</text:p>
          </table:table-cell>
          <table:table-cell table:formula="of:=[.A610]-[.C610]" office:value-type="float" office:value="0.00298429999999961" calcext:value-type="float">
            <text:p>0,0029843</text:p>
          </table:table-cell>
          <table:table-cell table:formula="of:=[.G610]-[.C610]" office:value-type="float" office:value="0.00198164999999939" calcext:value-type="float">
            <text:p>0,00198165</text:p>
          </table:table-cell>
          <table:table-cell table:formula="of:=[.J610]/[.I610]" office:value-type="float" office:value="0.664025064504122" calcext:value-type="float">
            <text:p>0,6640250645</text:p>
          </table:table-cell>
          <table:table-cell table:formula="of:=[.D610]+[.H610]*[.K610]" office:value-type="float" office:value="-1.74859696074456" calcext:value-type="float">
            <text:p>-1,7485969607</text:p>
          </table:table-cell>
        </table:table-row>
        <table:table-row table:style-name="ro1">
          <table:table-cell office:value-type="float" office:value="7.5594904" calcext:value-type="float">
            <text:p>7,5594904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7.556" calcext:value-type="float">
            <text:p>7,556</text:p>
          </table:table-cell>
          <table:table-cell office:value-type="float" office:value="-1.748597" calcext:value-type="float">
            <text:p>-1,74859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7127407" calcext:value-type="float">
            <text:p>0,7127407</text:p>
          </table:table-cell>
          <table:table-cell table:formula="of:=[.A611]-[.E611]" office:value-type="float" office:value="7.55848775" calcext:value-type="float">
            <text:p>7,55848775</text:p>
          </table:table-cell>
          <table:table-cell table:formula="of:=[.B611]-[.D611]" office:value-type="float" office:value="-0.00140399999999996" calcext:value-type="float">
            <text:p>-0,001404</text:p>
          </table:table-cell>
          <table:table-cell table:formula="of:=[.A611]-[.C611]" office:value-type="float" office:value="0.00349039999999956" calcext:value-type="float">
            <text:p>0,0034904</text:p>
          </table:table-cell>
          <table:table-cell table:formula="of:=[.G611]-[.C611]" office:value-type="float" office:value="0.00248774999999934" calcext:value-type="float">
            <text:p>0,00248775</text:p>
          </table:table-cell>
          <table:table-cell table:formula="of:=[.J611]/[.I611]" office:value-type="float" office:value="0.712740660096166" calcext:value-type="float">
            <text:p>0,7127406601</text:p>
          </table:table-cell>
          <table:table-cell table:formula="of:=[.D611]+[.H611]*[.K611]" office:value-type="float" office:value="-1.74959768788678" calcext:value-type="float">
            <text:p>-1,7495976879</text:p>
          </table:table-cell>
        </table:table-row>
        <table:table-row table:style-name="ro1">
          <table:table-cell office:value-type="float" office:value="7.5604929" calcext:value-type="float">
            <text:p>7,5604929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7.558" calcext:value-type="float">
            <text:p>7,558</text:p>
          </table:table-cell>
          <table:table-cell office:value-type="float" office:value="-1.749598" calcext:value-type="float">
            <text:p>-1,7495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94545" calcext:value-type="float">
            <text:p>0,8994545</text:p>
          </table:table-cell>
          <table:table-cell table:formula="of:=[.A612]-[.E612]" office:value-type="float" office:value="7.56024225" calcext:value-type="float">
            <text:p>7,56024225</text:p>
          </table:table-cell>
          <table:table-cell table:formula="of:=[.B612]-[.D612]" office:value-type="float" office:value="-0.000402999999999931" calcext:value-type="float">
            <text:p>-0,000403</text:p>
          </table:table-cell>
          <table:table-cell table:formula="of:=[.A612]-[.C612]" office:value-type="float" office:value="0.00249290000000002" calcext:value-type="float">
            <text:p>0,0024929</text:p>
          </table:table-cell>
          <table:table-cell table:formula="of:=[.G612]-[.C612]" office:value-type="float" office:value="0.00224225000000011" calcext:value-type="float">
            <text:p>0,00224225</text:p>
          </table:table-cell>
          <table:table-cell table:formula="of:=[.J612]/[.I612]" office:value-type="float" office:value="0.899454450639855" calcext:value-type="float">
            <text:p>0,8994544506</text:p>
          </table:table-cell>
          <table:table-cell table:formula="of:=[.D612]+[.H612]*[.K612]" office:value-type="float" office:value="-1.74996048014361" calcext:value-type="float">
            <text:p>-1,7499604801</text:p>
          </table:table-cell>
        </table:table-row>
        <table:table-row table:style-name="ro1">
          <table:table-cell office:value-type="float" office:value="7.5614957" calcext:value-type="float">
            <text:p>7,5614957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7.56" calcext:value-type="float">
            <text:p>7,56</text:p>
          </table:table-cell>
          <table:table-cell office:value-type="float" office:value="-1.749961" calcext:value-type="float">
            <text:p>-1,74996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24196" calcext:value-type="float">
            <text:p>0,8324196</text:p>
          </table:table-cell>
          <table:table-cell table:formula="of:=[.A613]-[.E613]" office:value-type="float" office:value="7.56124505" calcext:value-type="float">
            <text:p>7,56124505</text:p>
          </table:table-cell>
          <table:table-cell table:formula="of:=[.B613]-[.D613]" office:value-type="float" office:value="-0.00004000000000004" calcext:value-type="float">
            <text:p>-0,00004</text:p>
          </table:table-cell>
          <table:table-cell table:formula="of:=[.A613]-[.C613]" office:value-type="float" office:value="0.00149569999999954" calcext:value-type="float">
            <text:p>0,0014957</text:p>
          </table:table-cell>
          <table:table-cell table:formula="of:=[.G613]-[.C613]" office:value-type="float" office:value="0.00124504999999964" calcext:value-type="float">
            <text:p>0,00124505</text:p>
          </table:table-cell>
          <table:table-cell table:formula="of:=[.J613]/[.I613]" office:value-type="float" office:value="0.832419602861547" calcext:value-type="float">
            <text:p>0,8324196029</text:p>
          </table:table-cell>
          <table:table-cell table:formula="of:=[.D613]+[.H613]*[.K613]" office:value-type="float" office:value="-1.74999429678411" calcext:value-type="float">
            <text:p>-1,7499942968</text:p>
          </table:table-cell>
        </table:table-row>
        <table:table-row table:style-name="ro1">
          <table:table-cell office:value-type="float" office:value="7.5884761" calcext:value-type="float">
            <text:p>7,588476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7.561" calcext:value-type="float">
            <text:p>7,561</text:p>
          </table:table-cell>
          <table:table-cell office:value-type="float" office:value="-1.749995" calcext:value-type="float">
            <text:p>-1,74999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8775" calcext:value-type="float">
            <text:p>0,9908775</text:p>
          </table:table-cell>
          <table:table-cell table:formula="of:=[.A614]-[.E614]" office:value-type="float" office:value="7.58822545" calcext:value-type="float">
            <text:p>7,58822545</text:p>
          </table:table-cell>
          <table:table-cell table:formula="of:=[.B614]-[.D614]" office:value-type="float" office:value="-0.450006" calcext:value-type="float">
            <text:p>-0,450006</text:p>
          </table:table-cell>
          <table:table-cell table:formula="of:=[.A614]-[.C614]" office:value-type="float" office:value="0.0274761000000003" calcext:value-type="float">
            <text:p>0,0274761</text:p>
          </table:table-cell>
          <table:table-cell table:formula="of:=[.G614]-[.C614]" office:value-type="float" office:value="0.0272254500000004" calcext:value-type="float">
            <text:p>0,02722545</text:p>
          </table:table-cell>
          <table:table-cell table:formula="of:=[.J614]/[.I614]" office:value-type="float" office:value="0.990877526286485" calcext:value-type="float">
            <text:p>0,9908775263</text:p>
          </table:table-cell>
          <table:table-cell table:formula="of:=[.D614]+[.H614]*[.K614]" office:value-type="float" office:value="-2.19589583209408" calcext:value-type="float">
            <text:p>-2,1958958321</text:p>
          </table:table-cell>
        </table:table-row>
        <table:table-row table:style-name="ro1">
          <table:table-cell office:value-type="float" office:value="7.5894792" calcext:value-type="float">
            <text:p>7,5894792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7.588" calcext:value-type="float">
            <text:p>7,588</text:p>
          </table:table-cell>
          <table:table-cell office:value-type="float" office:value="-2.195896" calcext:value-type="float">
            <text:p>-2,195896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04827" calcext:value-type="float">
            <text:p>0,8304827</text:p>
          </table:table-cell>
          <table:table-cell table:formula="of:=[.A615]-[.E615]" office:value-type="float" office:value="7.58922845" calcext:value-type="float">
            <text:p>7,58922845</text:p>
          </table:table-cell>
          <table:table-cell table:formula="of:=[.B615]-[.D615]" office:value-type="float" office:value="-0.00410500000000003" calcext:value-type="float">
            <text:p>-0,004105</text:p>
          </table:table-cell>
          <table:table-cell table:formula="of:=[.A615]-[.C615]" office:value-type="float" office:value="0.00147919999999946" calcext:value-type="float">
            <text:p>0,0014792</text:p>
          </table:table-cell>
          <table:table-cell table:formula="of:=[.G615]-[.C615]" office:value-type="float" office:value="0.00122844999999927" calcext:value-type="float">
            <text:p>0,00122845</text:p>
          </table:table-cell>
          <table:table-cell table:formula="of:=[.J615]/[.I615]" office:value-type="float" office:value="0.830482693347566" calcext:value-type="float">
            <text:p>0,8304826933</text:p>
          </table:table-cell>
          <table:table-cell table:formula="of:=[.D615]+[.H615]*[.K615]" office:value-type="float" office:value="-2.19930513145619" calcext:value-type="float">
            <text:p>-2,1993051315</text:p>
          </table:table-cell>
        </table:table-row>
        <table:table-row table:style-name="ro1">
          <table:table-cell office:value-type="float" office:value="7.5919855" calcext:value-type="float">
            <text:p>7,5919855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7.589" calcext:value-type="float">
            <text:p>7,589</text:p>
          </table:table-cell>
          <table:table-cell office:value-type="float" office:value="-2.199306" calcext:value-type="float">
            <text:p>-2,19930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41601" calcext:value-type="float">
            <text:p>0,6641601</text:p>
          </table:table-cell>
          <table:table-cell table:formula="of:=[.A616]-[.E616]" office:value-type="float" office:value="7.59098285" calcext:value-type="float">
            <text:p>7,59098285</text:p>
          </table:table-cell>
          <table:table-cell table:formula="of:=[.B616]-[.D616]" office:value-type="float" office:value="-0.00069499999999989" calcext:value-type="float">
            <text:p>-0,000695</text:p>
          </table:table-cell>
          <table:table-cell table:formula="of:=[.A616]-[.C616]" office:value-type="float" office:value="0.00298549999999942" calcext:value-type="float">
            <text:p>0,0029855</text:p>
          </table:table-cell>
          <table:table-cell table:formula="of:=[.G616]-[.C616]" office:value-type="float" office:value="0.0019828499999992" calcext:value-type="float">
            <text:p>0,00198285</text:p>
          </table:table-cell>
          <table:table-cell table:formula="of:=[.J616]/[.I616]" office:value-type="float" office:value="0.664160107184588" calcext:value-type="float">
            <text:p>0,6641601072</text:p>
          </table:table-cell>
          <table:table-cell table:formula="of:=[.D616]+[.H616]*[.K616]" office:value-type="float" office:value="-2.19976759127449" calcext:value-type="float">
            <text:p>-2,1997675913</text:p>
          </table:table-cell>
        </table:table-row>
        <table:table-row table:style-name="ro1">
          <table:table-cell office:value-type="float" office:value="7.5939949" calcext:value-type="float">
            <text:p>7,5939949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7.591" calcext:value-type="float">
            <text:p>7,591</text:p>
          </table:table-cell>
          <table:table-cell office:value-type="float" office:value="-2.199768" calcext:value-type="float">
            <text:p>-2,199768</text:p>
          </table:table-cell>
          <table:table-cell office:value-type="float" office:value="0.0010047" calcext:value-type="float">
            <text:p>0,0010047</text:p>
          </table:table-cell>
          <table:table-cell office:value-type="float" office:value="0.6645297" calcext:value-type="float">
            <text:p>0,6645297</text:p>
          </table:table-cell>
          <table:table-cell table:formula="of:=[.A617]-[.E617]" office:value-type="float" office:value="7.5929902" calcext:value-type="float">
            <text:p>7,5929902</text:p>
          </table:table-cell>
          <table:table-cell table:formula="of:=[.B617]-[.D617]" office:value-type="float" office:value="-0.000232999999999706" calcext:value-type="float">
            <text:p>-0,000233</text:p>
          </table:table-cell>
          <table:table-cell table:formula="of:=[.A617]-[.C617]" office:value-type="float" office:value="0.00299490000000002" calcext:value-type="float">
            <text:p>0,0029949</text:p>
          </table:table-cell>
          <table:table-cell table:formula="of:=[.G617]-[.C617]" office:value-type="float" office:value="0.00199019999999983" calcext:value-type="float">
            <text:p>0,0019902</text:p>
          </table:table-cell>
          <table:table-cell table:formula="of:=[.J617]/[.I617]" office:value-type="float" office:value="0.664529700490773" calcext:value-type="float">
            <text:p>0,6645297005</text:p>
          </table:table-cell>
          <table:table-cell table:formula="of:=[.D617]+[.H617]*[.K617]" office:value-type="float" office:value="-2.19992283542021" calcext:value-type="float">
            <text:p>-2,1999228354</text:p>
          </table:table-cell>
        </table:table-row>
        <table:table-row table:style-name="ro1">
          <table:table-cell office:value-type="float" office:value="7.5949977" calcext:value-type="float">
            <text:p>7,5949977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7.593" calcext:value-type="float">
            <text:p>7,593</text:p>
          </table:table-cell>
          <table:table-cell office:value-type="float" office:value="-2.199923" calcext:value-type="float">
            <text:p>-2,199923</text:p>
          </table:table-cell>
          <table:table-cell office:value-type="float" office:value="0.0010047" calcext:value-type="float">
            <text:p>0,0010047</text:p>
          </table:table-cell>
          <table:table-cell office:value-type="float" office:value="0.4970717" calcext:value-type="float">
            <text:p>0,4970717</text:p>
          </table:table-cell>
          <table:table-cell table:formula="of:=[.A618]-[.E618]" office:value-type="float" office:value="7.593993" calcext:value-type="float">
            <text:p>7,593993</text:p>
          </table:table-cell>
          <table:table-cell table:formula="of:=[.B618]-[.D618]" office:value-type="float" office:value="-0.0000779999999998004" calcext:value-type="float">
            <text:p>-0,000078</text:p>
          </table:table-cell>
          <table:table-cell table:formula="of:=[.A618]-[.C618]" office:value-type="float" office:value="0.00199770000000044" calcext:value-type="float">
            <text:p>0,0019977</text:p>
          </table:table-cell>
          <table:table-cell table:formula="of:=[.G618]-[.C618]" office:value-type="float" office:value="0.000993000000000244" calcext:value-type="float">
            <text:p>0,000993</text:p>
          </table:table-cell>
          <table:table-cell table:formula="of:=[.J618]/[.I618]" office:value-type="float" office:value="0.497071632377248" calcext:value-type="float">
            <text:p>0,4970716324</text:p>
          </table:table-cell>
          <table:table-cell table:formula="of:=[.D618]+[.H618]*[.K618]" office:value-type="float" office:value="-2.19996177158733" calcext:value-type="float">
            <text:p>-2,1999617716</text:p>
          </table:table-cell>
        </table:table-row>
        <table:table-row table:style-name="ro1">
          <table:table-cell office:value-type="float" office:value="7.6270225" calcext:value-type="float">
            <text:p>7,6270225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7.594" calcext:value-type="float">
            <text:p>7,594</text:p>
          </table:table-cell>
          <table:table-cell office:value-type="float" office:value="-2.199962" calcext:value-type="float">
            <text:p>-2,199962</text:p>
          </table:table-cell>
          <table:table-cell office:value-type="float" office:value="0.0010047" calcext:value-type="float">
            <text:p>0,0010047</text:p>
          </table:table-cell>
          <table:table-cell office:value-type="float" office:value="0.9695753" calcext:value-type="float">
            <text:p>0,9695753</text:p>
          </table:table-cell>
          <table:table-cell table:formula="of:=[.A619]-[.E619]" office:value-type="float" office:value="7.6260178" calcext:value-type="float">
            <text:p>7,6260178</text:p>
          </table:table-cell>
          <table:table-cell table:formula="of:=[.B619]-[.D619]" office:value-type="float" office:value="-0.45004" calcext:value-type="float">
            <text:p>-0,45004</text:p>
          </table:table-cell>
          <table:table-cell table:formula="of:=[.A619]-[.C619]" office:value-type="float" office:value="0.0330224999999995" calcext:value-type="float">
            <text:p>0,0330225</text:p>
          </table:table-cell>
          <table:table-cell table:formula="of:=[.G619]-[.C619]" office:value-type="float" office:value="0.0320177999999993" calcext:value-type="float">
            <text:p>0,0320178</text:p>
          </table:table-cell>
          <table:table-cell table:formula="of:=[.J619]/[.I619]" office:value-type="float" office:value="0.969575289575283" calcext:value-type="float">
            <text:p>0,9695752896</text:p>
          </table:table-cell>
          <table:table-cell table:formula="of:=[.D619]+[.H619]*[.K619]" office:value-type="float" office:value="-2.63630966332046" calcext:value-type="float">
            <text:p>-2,6363096633</text:p>
          </table:table-cell>
        </table:table-row>
        <table:table-row table:style-name="ro1">
          <table:table-cell office:value-type="float" office:value="7.6295288" calcext:value-type="float">
            <text:p>7,6295288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7.626" calcext:value-type="float">
            <text:p>7,626</text:p>
          </table:table-cell>
          <table:table-cell office:value-type="float" office:value="-2.636309" calcext:value-type="float">
            <text:p>-2,63630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7158666" calcext:value-type="float">
            <text:p>0,7158666</text:p>
          </table:table-cell>
          <table:table-cell table:formula="of:=[.A620]-[.E620]" office:value-type="float" office:value="7.62852615" calcext:value-type="float">
            <text:p>7,62852615</text:p>
          </table:table-cell>
          <table:table-cell table:formula="of:=[.B620]-[.D620]" office:value-type="float" office:value="-0.013693" calcext:value-type="float">
            <text:p>-0,013693</text:p>
          </table:table-cell>
          <table:table-cell table:formula="of:=[.A620]-[.C620]" office:value-type="float" office:value="0.00352879999999978" calcext:value-type="float">
            <text:p>0,0035288</text:p>
          </table:table-cell>
          <table:table-cell table:formula="of:=[.G620]-[.C620]" office:value-type="float" office:value="0.00252614999999956" calcext:value-type="float">
            <text:p>0,00252615</text:p>
          </table:table-cell>
          <table:table-cell table:formula="of:=[.J620]/[.I620]" office:value-type="float" office:value="0.715866583541068" calcext:value-type="float">
            <text:p>0,7158665835</text:p>
          </table:table-cell>
          <table:table-cell table:formula="of:=[.D620]+[.H620]*[.K620]" office:value-type="float" office:value="-2.64611136112843" calcext:value-type="float">
            <text:p>-2,6461113611</text:p>
          </table:table-cell>
        </table:table-row>
        <table:table-row table:style-name="ro1">
          <table:table-cell office:value-type="float" office:value="7.6310331" calcext:value-type="float">
            <text:p>7,6310331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7.629" calcext:value-type="float">
            <text:p>7,629</text:p>
          </table:table-cell>
          <table:table-cell office:value-type="float" office:value="-2.646111" calcext:value-type="float">
            <text:p>-2,646111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65924" calcext:value-type="float">
            <text:p>0,8765924</text:p>
          </table:table-cell>
          <table:table-cell table:formula="of:=[.A621]-[.E621]" office:value-type="float" office:value="7.6307822" calcext:value-type="float">
            <text:p>7,6307822</text:p>
          </table:table-cell>
          <table:table-cell table:formula="of:=[.B621]-[.D621]" office:value-type="float" office:value="-0.00389099999999987" calcext:value-type="float">
            <text:p>-0,003891</text:p>
          </table:table-cell>
          <table:table-cell table:formula="of:=[.A621]-[.C621]" office:value-type="float" office:value="0.00203310000000023" calcext:value-type="float">
            <text:p>0,0020331</text:p>
          </table:table-cell>
          <table:table-cell table:formula="of:=[.G621]-[.C621]" office:value-type="float" office:value="0.00178220000000007" calcext:value-type="float">
            <text:p>0,0017822</text:p>
          </table:table-cell>
          <table:table-cell table:formula="of:=[.J621]/[.I621]" office:value-type="float" office:value="0.876592395848637" calcext:value-type="float">
            <text:p>0,8765923958</text:p>
          </table:table-cell>
          <table:table-cell table:formula="of:=[.D621]+[.H621]*[.K621]" office:value-type="float" office:value="-2.64952182101225" calcext:value-type="float">
            <text:p>-2,649521821</text:p>
          </table:table-cell>
        </table:table-row>
        <table:table-row table:style-name="ro1">
          <table:table-cell office:value-type="float" office:value="7.6320356" calcext:value-type="float">
            <text:p>7,6320356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7.631" calcext:value-type="float">
            <text:p>7,631</text:p>
          </table:table-cell>
          <table:table-cell office:value-type="float" office:value="-2.649522" calcext:value-type="float">
            <text:p>-2,64952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57725" calcext:value-type="float">
            <text:p>0,757725</text:p>
          </table:table-cell>
          <table:table-cell table:formula="of:=[.A622]-[.E622]" office:value-type="float" office:value="7.6317847" calcext:value-type="float">
            <text:p>7,6317847</text:p>
          </table:table-cell>
          <table:table-cell table:formula="of:=[.B622]-[.D622]" office:value-type="float" office:value="-0.15048" calcext:value-type="float">
            <text:p>-0,15048</text:p>
          </table:table-cell>
          <table:table-cell table:formula="of:=[.A622]-[.C622]" office:value-type="float" office:value="0.0010355999999998" calcext:value-type="float">
            <text:p>0,0010356</text:p>
          </table:table-cell>
          <table:table-cell table:formula="of:=[.G622]-[.C622]" office:value-type="float" office:value="0.000784699999999638" calcext:value-type="float">
            <text:p>0,0007847</text:p>
          </table:table-cell>
          <table:table-cell table:formula="of:=[.J622]/[.I622]" office:value-type="float" office:value="0.757724990343557" calcext:value-type="float">
            <text:p>0,7577249903</text:p>
          </table:table-cell>
          <table:table-cell table:formula="of:=[.D622]+[.H622]*[.K622]" office:value-type="float" office:value="-2.7635444565469" calcext:value-type="float">
            <text:p>-2,7635444565</text:p>
          </table:table-cell>
        </table:table-row>
        <table:table-row table:style-name="ro1">
          <table:table-cell office:value-type="float" office:value="7.6560118" calcext:value-type="float">
            <text:p>7,6560118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7.632" calcext:value-type="float">
            <text:p>7,632</text:p>
          </table:table-cell>
          <table:table-cell office:value-type="float" office:value="-2.763544" calcext:value-type="float">
            <text:p>-2,763544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895509" calcext:value-type="float">
            <text:p>0,9895509</text:p>
          </table:table-cell>
          <table:table-cell table:formula="of:=[.A623]-[.E623]" office:value-type="float" office:value="7.6557609" calcext:value-type="float">
            <text:p>7,6557609</text:p>
          </table:table-cell>
          <table:table-cell table:formula="of:=[.B623]-[.D623]" office:value-type="float" office:value="-0.336458" calcext:value-type="float">
            <text:p>-0,336458</text:p>
          </table:table-cell>
          <table:table-cell table:formula="of:=[.A623]-[.C623]" office:value-type="float" office:value="0.0240118000000002" calcext:value-type="float">
            <text:p>0,0240118</text:p>
          </table:table-cell>
          <table:table-cell table:formula="of:=[.G623]-[.C623]" office:value-type="float" office:value="0.0237609000000001" calcext:value-type="float">
            <text:p>0,0237609</text:p>
          </table:table-cell>
          <table:table-cell table:formula="of:=[.J623]/[.I623]" office:value-type="float" office:value="0.989550970772697" calcext:value-type="float">
            <text:p>0,9895509708</text:p>
          </table:table-cell>
          <table:table-cell table:formula="of:=[.D623]+[.H623]*[.K623]" office:value-type="float" office:value="-3.09648634052424" calcext:value-type="float">
            <text:p>-3,0964863405</text:p>
          </table:table-cell>
        </table:table-row>
        <table:table-row table:style-name="ro1">
          <table:table-cell office:value-type="float" office:value="7.6595212" calcext:value-type="float">
            <text:p>7,6595212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7.656" calcext:value-type="float">
            <text:p>7,656</text:p>
          </table:table-cell>
          <table:table-cell office:value-type="float" office:value="-3.096486" calcext:value-type="float">
            <text:p>-3,096486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5728871" calcext:value-type="float">
            <text:p>0,5728871</text:p>
          </table:table-cell>
          <table:table-cell table:formula="of:=[.A624]-[.E624]" office:value-type="float" office:value="7.65801725" calcext:value-type="float">
            <text:p>7,65801725</text:p>
          </table:table-cell>
          <table:table-cell table:formula="of:=[.B624]-[.D624]" office:value-type="float" office:value="-0.00351599999999985" calcext:value-type="float">
            <text:p>-0,003516</text:p>
          </table:table-cell>
          <table:table-cell table:formula="of:=[.A624]-[.C624]" office:value-type="float" office:value="0.00352120000000067" calcext:value-type="float">
            <text:p>0,0035212</text:p>
          </table:table-cell>
          <table:table-cell table:formula="of:=[.G624]-[.C624]" office:value-type="float" office:value="0.00201725000000064" calcext:value-type="float">
            <text:p>0,00201725</text:p>
          </table:table-cell>
          <table:table-cell table:formula="of:=[.J624]/[.I624]" office:value-type="float" office:value="0.572887083948726" calcext:value-type="float">
            <text:p>0,5728870839</text:p>
          </table:table-cell>
          <table:table-cell table:formula="of:=[.D624]+[.H624]*[.K624]" office:value-type="float" office:value="-3.09850027098716" calcext:value-type="float">
            <text:p>-3,098500271</text:p>
          </table:table-cell>
        </table:table-row>
        <table:table-row table:style-name="ro1">
          <table:table-cell office:value-type="float" office:value="7.6615262" calcext:value-type="float">
            <text:p>7,6615262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7.658" calcext:value-type="float">
            <text:p>7,658</text:p>
          </table:table-cell>
          <table:table-cell office:value-type="float" office:value="-3.0985" calcext:value-type="float">
            <text:p>-3,098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867676" calcext:value-type="float">
            <text:p>0,7867676</text:p>
          </table:table-cell>
          <table:table-cell table:formula="of:=[.A625]-[.E625]" office:value-type="float" office:value="7.6607743" calcext:value-type="float">
            <text:p>7,6607743</text:p>
          </table:table-cell>
          <table:table-cell table:formula="of:=[.B625]-[.D625]" office:value-type="float" office:value="-0.00150199999999989" calcext:value-type="float">
            <text:p>-0,001502</text:p>
          </table:table-cell>
          <table:table-cell table:formula="of:=[.A625]-[.C625]" office:value-type="float" office:value="0.00352619999999959" calcext:value-type="float">
            <text:p>0,0035262</text:p>
          </table:table-cell>
          <table:table-cell table:formula="of:=[.G625]-[.C625]" office:value-type="float" office:value="0.00277429999999956" calcext:value-type="float">
            <text:p>0,0027743</text:p>
          </table:table-cell>
          <table:table-cell table:formula="of:=[.J625]/[.I625]" office:value-type="float" office:value="0.786767625205571" calcext:value-type="float">
            <text:p>0,7867676252</text:p>
          </table:table-cell>
          <table:table-cell table:formula="of:=[.D625]+[.H625]*[.K625]" office:value-type="float" office:value="-3.09968172497306" calcext:value-type="float">
            <text:p>-3,099681725</text:p>
          </table:table-cell>
        </table:table-row>
        <table:table-row table:style-name="ro1">
          <table:table-cell office:value-type="float" office:value="7.6620275" calcext:value-type="float">
            <text:p>7,6620275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7.661" calcext:value-type="float">
            <text:p>7,661</text:p>
          </table:table-cell>
          <table:table-cell office:value-type="float" office:value="-3.099682" calcext:value-type="float">
            <text:p>-3,099682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2682238" calcext:value-type="float">
            <text:p>0,2682238</text:p>
          </table:table-cell>
          <table:table-cell table:formula="of:=[.A626]-[.E626]" office:value-type="float" office:value="7.6612756" calcext:value-type="float">
            <text:p>7,6612756</text:p>
          </table:table-cell>
          <table:table-cell table:formula="of:=[.B626]-[.D626]" office:value-type="float" office:value="-0.000319999999999876" calcext:value-type="float">
            <text:p>-0,00032</text:p>
          </table:table-cell>
          <table:table-cell table:formula="of:=[.A626]-[.C626]" office:value-type="float" office:value="0.00102750000000018" calcext:value-type="float">
            <text:p>0,0010275</text:p>
          </table:table-cell>
          <table:table-cell table:formula="of:=[.G626]-[.C626]" office:value-type="float" office:value="0.000275600000000153" calcext:value-type="float">
            <text:p>0,0002756</text:p>
          </table:table-cell>
          <table:table-cell table:formula="of:=[.J626]/[.I626]" office:value-type="float" office:value="0.268223844282341" calcext:value-type="float">
            <text:p>0,2682238443</text:p>
          </table:table-cell>
          <table:table-cell table:formula="of:=[.D626]+[.H626]*[.K626]" office:value-type="float" office:value="-3.09976783163017" calcext:value-type="float">
            <text:p>-3,0997678316</text:p>
          </table:table-cell>
        </table:table-row>
        <table:table-row table:style-name="ro1">
          <table:table-cell office:value-type="float" office:value="7.66303" calcext:value-type="float">
            <text:p>7,66303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7.661" calcext:value-type="float">
            <text:p>7,661</text:p>
          </table:table-cell>
          <table:table-cell office:value-type="float" office:value="-3.099768" calcext:value-type="float">
            <text:p>-3,099768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296059" calcext:value-type="float">
            <text:p>0,6296059</text:p>
          </table:table-cell>
          <table:table-cell table:formula="of:=[.A627]-[.E627]" office:value-type="float" office:value="7.6622781" calcext:value-type="float">
            <text:p>7,6622781</text:p>
          </table:table-cell>
          <table:table-cell table:formula="of:=[.B627]-[.D627]" office:value-type="float" office:value="-0.000233999999999845" calcext:value-type="float">
            <text:p>-0,000234</text:p>
          </table:table-cell>
          <table:table-cell table:formula="of:=[.A627]-[.C627]" office:value-type="float" office:value="0.00203000000000042" calcext:value-type="float">
            <text:p>0,00203</text:p>
          </table:table-cell>
          <table:table-cell table:formula="of:=[.G627]-[.C627]" office:value-type="float" office:value="0.00127810000000039" calcext:value-type="float">
            <text:p>0,0012781</text:p>
          </table:table-cell>
          <table:table-cell table:formula="of:=[.J627]/[.I627]" office:value-type="float" office:value="0.629605911330112" calcext:value-type="float">
            <text:p>0,6296059113</text:p>
          </table:table-cell>
          <table:table-cell table:formula="of:=[.D627]+[.H627]*[.K627]" office:value-type="float" office:value="-3.09991532778325" calcext:value-type="float">
            <text:p>-3,0999153278</text:p>
          </table:table-cell>
        </table:table-row>
        <table:table-row table:style-name="ro1">
          <table:table-cell office:value-type="float" office:value="7.6635316" calcext:value-type="float">
            <text:p>7,6635316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7.662" calcext:value-type="float">
            <text:p>7,662</text:p>
          </table:table-cell>
          <table:table-cell office:value-type="float" office:value="-3.099915" calcext:value-type="float">
            <text:p>-3,09991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362497" calcext:value-type="float">
            <text:p>0,8362497</text:p>
          </table:table-cell>
          <table:table-cell table:formula="of:=[.A628]-[.E628]" office:value-type="float" office:value="7.6632808" calcext:value-type="float">
            <text:p>7,6632808</text:p>
          </table:table-cell>
          <table:table-cell table:formula="of:=[.B628]-[.D628]" office:value-type="float" office:value="-0.0000869999999997262" calcext:value-type="float">
            <text:p>-0,000087</text:p>
          </table:table-cell>
          <table:table-cell table:formula="of:=[.A628]-[.C628]" office:value-type="float" office:value="0.00153159999999986" calcext:value-type="float">
            <text:p>0,0015316</text:p>
          </table:table-cell>
          <table:table-cell table:formula="of:=[.G628]-[.C628]" office:value-type="float" office:value="0.00128079999999997" calcext:value-type="float">
            <text:p>0,0012808</text:p>
          </table:table-cell>
          <table:table-cell table:formula="of:=[.J628]/[.I628]" office:value-type="float" office:value="0.836249673544066" calcext:value-type="float">
            <text:p>0,8362496735</text:p>
          </table:table-cell>
          <table:table-cell table:formula="of:=[.D628]+[.H628]*[.K628]" office:value-type="float" office:value="-3.0999877537216" calcext:value-type="float">
            <text:p>-3,0999877537</text:p>
          </table:table-cell>
        </table:table-row>
        <table:table-row table:style-name="ro1">
          <table:table-cell office:value-type="float" office:value="7.6920161" calcext:value-type="float">
            <text:p>7,6920161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7.663" calcext:value-type="float">
            <text:p>7,663</text:p>
          </table:table-cell>
          <table:table-cell office:value-type="float" office:value="-3.099988" calcext:value-type="float">
            <text:p>-3,099988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9481685" calcext:value-type="float">
            <text:p>0,9481685</text:p>
          </table:table-cell>
          <table:table-cell table:formula="of:=[.A629]-[.E629]" office:value-type="float" office:value="7.69051215" calcext:value-type="float">
            <text:p>7,69051215</text:p>
          </table:table-cell>
          <table:table-cell table:formula="of:=[.B629]-[.D629]" office:value-type="float" office:value="-0.450014" calcext:value-type="float">
            <text:p>-0,450014</text:p>
          </table:table-cell>
          <table:table-cell table:formula="of:=[.A629]-[.C629]" office:value-type="float" office:value="0.0290160999999998" calcext:value-type="float">
            <text:p>0,0290161</text:p>
          </table:table-cell>
          <table:table-cell table:formula="of:=[.G629]-[.C629]" office:value-type="float" office:value="0.0275121499999997" calcext:value-type="float">
            <text:p>0,02751215</text:p>
          </table:table-cell>
          <table:table-cell table:formula="of:=[.J629]/[.I629]" office:value-type="float" office:value="0.94816843062989" calcext:value-type="float">
            <text:p>0,9481684306</text:p>
          </table:table-cell>
          <table:table-cell table:formula="of:=[.D629]+[.H629]*[.K629]" office:value-type="float" office:value="-3.52667706814148" calcext:value-type="float">
            <text:p>-3,5266770681</text:p>
          </table:table-cell>
        </table:table-row>
        <table:table-row table:style-name="ro1">
          <table:table-cell office:value-type="float" office:value="7.694026" calcext:value-type="float">
            <text:p>7,694026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7.691" calcext:value-type="float">
            <text:p>7,691</text:p>
          </table:table-cell>
          <table:table-cell office:value-type="float" office:value="-3.526677" calcext:value-type="float">
            <text:p>-3,526677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5029907" calcext:value-type="float">
            <text:p>0,5029907</text:p>
          </table:table-cell>
          <table:table-cell table:formula="of:=[.A630]-[.E630]" office:value-type="float" office:value="7.69252205" calcext:value-type="float">
            <text:p>7,69252205</text:p>
          </table:table-cell>
          <table:table-cell table:formula="of:=[.B630]-[.D630]" office:value-type="float" office:value="-0.0233250000000003" calcext:value-type="float">
            <text:p>-0,023325</text:p>
          </table:table-cell>
          <table:table-cell table:formula="of:=[.A630]-[.C630]" office:value-type="float" office:value="0.0030260000000002" calcext:value-type="float">
            <text:p>0,003026</text:p>
          </table:table-cell>
          <table:table-cell table:formula="of:=[.G630]-[.C630]" office:value-type="float" office:value="0.00152205000000016" calcext:value-type="float">
            <text:p>0,00152205</text:p>
          </table:table-cell>
          <table:table-cell table:formula="of:=[.J630]/[.I630]" office:value-type="float" office:value="0.502990746860564" calcext:value-type="float">
            <text:p>0,5029907469</text:p>
          </table:table-cell>
          <table:table-cell table:formula="of:=[.D630]+[.H630]*[.K630]" office:value-type="float" office:value="-3.53840925917052" calcext:value-type="float">
            <text:p>-3,5384092592</text:p>
          </table:table-cell>
        </table:table-row>
        <table:table-row table:style-name="ro1">
          <table:table-cell office:value-type="float" office:value="7.6965328" calcext:value-type="float">
            <text:p>7,6965328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7.693" calcext:value-type="float">
            <text:p>7,693</text:p>
          </table:table-cell>
          <table:table-cell office:value-type="float" office:value="-3.53841" calcext:value-type="float">
            <text:p>-3,53841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5742895" calcext:value-type="float">
            <text:p>0,5742895</text:p>
          </table:table-cell>
          <table:table-cell table:formula="of:=[.A631]-[.E631]" office:value-type="float" office:value="7.69502885" calcext:value-type="float">
            <text:p>7,69502885</text:p>
          </table:table-cell>
          <table:table-cell table:formula="of:=[.B631]-[.D631]" office:value-type="float" office:value="-0.0115920000000003" calcext:value-type="float">
            <text:p>-0,011592</text:p>
          </table:table-cell>
          <table:table-cell table:formula="of:=[.A631]-[.C631]" office:value-type="float" office:value="0.00353280000000034" calcext:value-type="float">
            <text:p>0,0035328</text:p>
          </table:table-cell>
          <table:table-cell table:formula="of:=[.G631]-[.C631]" office:value-type="float" office:value="0.0020288500000003" calcext:value-type="float">
            <text:p>0,00202885</text:p>
          </table:table-cell>
          <table:table-cell table:formula="of:=[.J631]/[.I631]" office:value-type="float" office:value="0.574289515398582" calcext:value-type="float">
            <text:p>0,5742895154</text:p>
          </table:table-cell>
          <table:table-cell table:formula="of:=[.D631]+[.H631]*[.K631]" office:value-type="float" office:value="-3.5450671640625" calcext:value-type="float">
            <text:p>-3,5450671641</text:p>
          </table:table-cell>
        </table:table-row>
        <table:table-row table:style-name="ro1">
          <table:table-cell office:value-type="float" office:value="7.6980369" calcext:value-type="float">
            <text:p>7,6980369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7.695" calcext:value-type="float">
            <text:p>7,695</text:p>
          </table:table-cell>
          <table:table-cell office:value-type="float" office:value="-3.545067" calcext:value-type="float">
            <text:p>-3,545067</text:p>
          </table:table-cell>
          <table:table-cell office:value-type="float" office:value="0.00150395" calcext:value-type="float">
            <text:p>0,00150395</text:p>
          </table:table-cell>
          <table:table-cell office:value-type="float" office:value="0.5047746" calcext:value-type="float">
            <text:p>0,5047746</text:p>
          </table:table-cell>
          <table:table-cell table:formula="of:=[.A632]-[.E632]" office:value-type="float" office:value="7.69653295" calcext:value-type="float">
            <text:p>7,69653295</text:p>
          </table:table-cell>
          <table:table-cell table:formula="of:=[.B632]-[.D632]" office:value-type="float" office:value="-0.00493500000000013" calcext:value-type="float">
            <text:p>-0,004935</text:p>
          </table:table-cell>
          <table:table-cell table:formula="of:=[.A632]-[.C632]" office:value-type="float" office:value="0.00303689999999968" calcext:value-type="float">
            <text:p>0,0030369</text:p>
          </table:table-cell>
          <table:table-cell table:formula="of:=[.G632]-[.C632]" office:value-type="float" office:value="0.00153294999999964" calcext:value-type="float">
            <text:p>0,00153295</text:p>
          </table:table-cell>
          <table:table-cell table:formula="of:=[.J632]/[.I632]" office:value-type="float" office:value="0.504774605683364" calcext:value-type="float">
            <text:p>0,5047746057</text:p>
          </table:table-cell>
          <table:table-cell table:formula="of:=[.D632]+[.H632]*[.K632]" office:value-type="float" office:value="-3.54755806267905" calcext:value-type="float">
            <text:p>-3,5475580627</text:p>
          </table:table-cell>
        </table:table-row>
        <table:table-row table:style-name="ro1">
          <table:table-cell office:value-type="float" office:value="7.6990404" calcext:value-type="float">
            <text:p>7,6990404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7.697" calcext:value-type="float">
            <text:p>7,697</text:p>
          </table:table-cell>
          <table:table-cell office:value-type="float" office:value="-3.547558" calcext:value-type="float">
            <text:p>-3,547558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769849" calcext:value-type="float">
            <text:p>0,8769849</text:p>
          </table:table-cell>
          <table:table-cell table:formula="of:=[.A633]-[.E633]" office:value-type="float" office:value="7.6987894" calcext:value-type="float">
            <text:p>7,6987894</text:p>
          </table:table-cell>
          <table:table-cell table:formula="of:=[.B633]-[.D633]" office:value-type="float" office:value="-0.152444" calcext:value-type="float">
            <text:p>-0,152444</text:p>
          </table:table-cell>
          <table:table-cell table:formula="of:=[.A633]-[.C633]" office:value-type="float" office:value="0.00204040000000028" calcext:value-type="float">
            <text:p>0,0020404</text:p>
          </table:table-cell>
          <table:table-cell table:formula="of:=[.G633]-[.C633]" office:value-type="float" office:value="0.00178940000000072" calcext:value-type="float">
            <text:p>0,0017894</text:p>
          </table:table-cell>
          <table:table-cell table:formula="of:=[.J633]/[.I633]" office:value-type="float" office:value="0.876984904920838" calcext:value-type="float">
            <text:p>0,8769849049</text:p>
          </table:table-cell>
          <table:table-cell table:formula="of:=[.D633]+[.H633]*[.K633]" office:value-type="float" office:value="-3.68124908684575" calcext:value-type="float">
            <text:p>-3,6812490868</text:p>
          </table:table-cell>
        </table:table-row>
        <table:table-row table:style-name="ro1">
          <table:table-cell office:value-type="float" office:value="7.7235477" calcext:value-type="float">
            <text:p>7,7235477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7.699" calcext:value-type="float">
            <text:p>7,699</text:p>
          </table:table-cell>
          <table:table-cell office:value-type="float" office:value="-3.68125" calcext:value-type="float">
            <text:p>-3,68125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989775" calcext:value-type="float">
            <text:p>0,989775</text:p>
          </table:table-cell>
          <table:table-cell table:formula="of:=[.A634]-[.E634]" office:value-type="float" office:value="7.7232967" calcext:value-type="float">
            <text:p>7,7232967</text:p>
          </table:table-cell>
          <table:table-cell table:formula="of:=[.B634]-[.D634]" office:value-type="float" office:value="-0.318752" calcext:value-type="float">
            <text:p>-0,318752</text:p>
          </table:table-cell>
          <table:table-cell table:formula="of:=[.A634]-[.C634]" office:value-type="float" office:value="0.0245477000000003" calcext:value-type="float">
            <text:p>0,0245477</text:p>
          </table:table-cell>
          <table:table-cell table:formula="of:=[.G634]-[.C634]" office:value-type="float" office:value="0.0242967000000007" calcext:value-type="float">
            <text:p>0,0242967</text:p>
          </table:table-cell>
          <table:table-cell table:formula="of:=[.J634]/[.I634]" office:value-type="float" office:value="0.989775009471374" calcext:value-type="float">
            <text:p>0,9897750095</text:p>
          </table:table-cell>
          <table:table-cell table:formula="of:=[.D634]+[.H634]*[.K634]" office:value-type="float" office:value="-3.99674276381902" calcext:value-type="float">
            <text:p>-3,9967427638</text:p>
          </table:table-cell>
        </table:table-row>
        <table:table-row table:style-name="ro1">
          <table:table-cell office:value-type="float" office:value="7.7245503" calcext:value-type="float">
            <text:p>7,7245503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7.723" calcext:value-type="float">
            <text:p>7,723</text:p>
          </table:table-cell>
          <table:table-cell office:value-type="float" office:value="-3.996743" calcext:value-type="float">
            <text:p>-3,99674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384184" calcext:value-type="float">
            <text:p>0,8384184</text:p>
          </table:table-cell>
          <table:table-cell table:formula="of:=[.A635]-[.E635]" office:value-type="float" office:value="7.7242998" calcext:value-type="float">
            <text:p>7,7242998</text:p>
          </table:table-cell>
          <table:table-cell table:formula="of:=[.B635]-[.D635]" office:value-type="float" office:value="-0.00325900000000034" calcext:value-type="float">
            <text:p>-0,003259</text:p>
          </table:table-cell>
          <table:table-cell table:formula="of:=[.A635]-[.C635]" office:value-type="float" office:value="0.00155029999999989" calcext:value-type="float">
            <text:p>0,0015503</text:p>
          </table:table-cell>
          <table:table-cell table:formula="of:=[.G635]-[.C635]" office:value-type="float" office:value="0.00129979999999996" calcext:value-type="float">
            <text:p>0,0012998</text:p>
          </table:table-cell>
          <table:table-cell table:formula="of:=[.J635]/[.I635]" office:value-type="float" office:value="0.838418370637974" calcext:value-type="float">
            <text:p>0,8384183706</text:p>
          </table:table-cell>
          <table:table-cell table:formula="of:=[.D635]+[.H635]*[.K635]" office:value-type="float" office:value="-3.99947540546991" calcext:value-type="float">
            <text:p>-3,9994754055</text:p>
          </table:table-cell>
        </table:table-row>
        <table:table-row table:style-name="ro1">
          <table:table-cell office:value-type="float" office:value="7.7270569" calcext:value-type="float">
            <text:p>7,7270569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7.724" calcext:value-type="float">
            <text:p>7,724</text:p>
          </table:table-cell>
          <table:table-cell office:value-type="float" office:value="-3.999476" calcext:value-type="float">
            <text:p>-3,999476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72037" calcext:value-type="float">
            <text:p>0,672037</text:p>
          </table:table-cell>
          <table:table-cell table:formula="of:=[.A636]-[.E636]" office:value-type="float" office:value="7.72605435" calcext:value-type="float">
            <text:p>7,72605435</text:p>
          </table:table-cell>
          <table:table-cell table:formula="of:=[.B636]-[.D636]" office:value-type="float" office:value="-0.000526000000000249" calcext:value-type="float">
            <text:p>-0,000526</text:p>
          </table:table-cell>
          <table:table-cell table:formula="of:=[.A636]-[.C636]" office:value-type="float" office:value="0.00305689999999981" calcext:value-type="float">
            <text:p>0,0030569</text:p>
          </table:table-cell>
          <table:table-cell table:formula="of:=[.G636]-[.C636]" office:value-type="float" office:value="0.00205434999999987" calcext:value-type="float">
            <text:p>0,00205435</text:p>
          </table:table-cell>
          <table:table-cell table:formula="of:=[.J636]/[.I636]" office:value-type="float" office:value="0.672037030979097" calcext:value-type="float">
            <text:p>0,672037031</text:p>
          </table:table-cell>
          <table:table-cell table:formula="of:=[.D636]+[.H636]*[.K636]" office:value-type="float" office:value="-3.99982949147829" calcext:value-type="float">
            <text:p>-3,9998294915</text:p>
          </table:table-cell>
        </table:table-row>
        <table:table-row table:style-name="ro1">
          <table:table-cell office:value-type="float" office:value="7.7295637" calcext:value-type="float">
            <text:p>7,7295637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7.726" calcext:value-type="float">
            <text:p>7,726</text:p>
          </table:table-cell>
          <table:table-cell office:value-type="float" office:value="-3.99983" calcext:value-type="float">
            <text:p>-3,99983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186772" calcext:value-type="float">
            <text:p>0,7186772</text:p>
          </table:table-cell>
          <table:table-cell table:formula="of:=[.A637]-[.E637]" office:value-type="float" office:value="7.72856115" calcext:value-type="float">
            <text:p>7,72856115</text:p>
          </table:table-cell>
          <table:table-cell table:formula="of:=[.B637]-[.D637]" office:value-type="float" office:value="-0.000172000000000061" calcext:value-type="float">
            <text:p>-0,000172</text:p>
          </table:table-cell>
          <table:table-cell table:formula="of:=[.A637]-[.C637]" office:value-type="float" office:value="0.00356369999999995" calcext:value-type="float">
            <text:p>0,0035637</text:p>
          </table:table-cell>
          <table:table-cell table:formula="of:=[.G637]-[.C637]" office:value-type="float" office:value="0.00256115000000001" calcext:value-type="float">
            <text:p>0,00256115</text:p>
          </table:table-cell>
          <table:table-cell table:formula="of:=[.J637]/[.I637]" office:value-type="float" office:value="0.718677217498681" calcext:value-type="float">
            <text:p>0,7186772175</text:p>
          </table:table-cell>
          <table:table-cell table:formula="of:=[.D637]+[.H637]*[.K637]" office:value-type="float" office:value="-3.99995361248141" calcext:value-type="float">
            <text:p>-3,9999536125</text:p>
          </table:table-cell>
        </table:table-row>
        <table:table-row table:style-name="ro1">
          <table:table-cell office:value-type="float" office:value="7.7305662" calcext:value-type="float">
            <text:p>7,7305662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7.729" calcext:value-type="float">
            <text:p>7,729</text:p>
          </table:table-cell>
          <table:table-cell office:value-type="float" office:value="-3.999954" calcext:value-type="float">
            <text:p>-3,99995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3598838" calcext:value-type="float">
            <text:p>0,3598838</text:p>
          </table:table-cell>
          <table:table-cell table:formula="of:=[.A638]-[.E638]" office:value-type="float" office:value="7.72956365" calcext:value-type="float">
            <text:p>7,72956365</text:p>
          </table:table-cell>
          <table:table-cell table:formula="of:=[.B638]-[.D638]" office:value-type="float" office:value="-0.0000480000000004921" calcext:value-type="float">
            <text:p>-0,000048</text:p>
          </table:table-cell>
          <table:table-cell table:formula="of:=[.A638]-[.C638]" office:value-type="float" office:value="0.00156620000000007" calcext:value-type="float">
            <text:p>0,0015662</text:p>
          </table:table-cell>
          <table:table-cell table:formula="of:=[.G638]-[.C638]" office:value-type="float" office:value="0.000563650000000138" calcext:value-type="float">
            <text:p>0,00056365</text:p>
          </table:table-cell>
          <table:table-cell table:formula="of:=[.J638]/[.I638]" office:value-type="float" office:value="0.359883795173101" calcext:value-type="float">
            <text:p>0,3598837952</text:p>
          </table:table-cell>
          <table:table-cell table:formula="of:=[.D638]+[.H638]*[.K638]" office:value-type="float" office:value="-3.99997127442217" calcext:value-type="float">
            <text:p>-3,9999712744</text:p>
          </table:table-cell>
        </table:table-row>
        <table:table-row table:style-name="ro1">
          <table:table-cell office:value-type="float" office:value="7.7581427" calcext:value-type="float">
            <text:p>7,7581427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7.73" calcext:value-type="float">
            <text:p>7,73</text:p>
          </table:table-cell>
          <table:table-cell office:value-type="float" office:value="-3.999971" calcext:value-type="float">
            <text:p>-3,999971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9643762" calcext:value-type="float">
            <text:p>0,9643762</text:p>
          </table:table-cell>
          <table:table-cell table:formula="of:=[.A639]-[.E639]" office:value-type="float" office:value="7.75714015" calcext:value-type="float">
            <text:p>7,75714015</text:p>
          </table:table-cell>
          <table:table-cell table:formula="of:=[.B639]-[.D639]" office:value-type="float" office:value="-0.450032" calcext:value-type="float">
            <text:p>-0,450032</text:p>
          </table:table-cell>
          <table:table-cell table:formula="of:=[.A639]-[.C639]" office:value-type="float" office:value="0.0281426999999992" calcext:value-type="float">
            <text:p>0,0281427</text:p>
          </table:table-cell>
          <table:table-cell table:formula="of:=[.G639]-[.C639]" office:value-type="float" office:value="0.0271401499999993" calcext:value-type="float">
            <text:p>0,02714015</text:p>
          </table:table-cell>
          <table:table-cell table:formula="of:=[.J639]/[.I639]" office:value-type="float" office:value="0.964376197024452" calcext:value-type="float">
            <text:p>0,964376197</text:p>
          </table:table-cell>
          <table:table-cell table:formula="of:=[.D639]+[.H639]*[.K639]" office:value-type="float" office:value="-4.43397114869931" calcext:value-type="float">
            <text:p>-4,4339711487</text:p>
          </table:table-cell>
        </table:table-row>
        <table:table-row table:style-name="ro1">
          <table:table-cell office:value-type="float" office:value="7.760148" calcext:value-type="float">
            <text:p>7,760148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7.757" calcext:value-type="float">
            <text:p>7,757</text:p>
          </table:table-cell>
          <table:table-cell office:value-type="float" office:value="-4.433971" calcext:value-type="float">
            <text:p>-4,433971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81528" calcext:value-type="float">
            <text:p>0,681528</text:p>
          </table:table-cell>
          <table:table-cell table:formula="of:=[.A640]-[.E640]" office:value-type="float" office:value="7.75914545" calcext:value-type="float">
            <text:p>7,75914545</text:p>
          </table:table-cell>
          <table:table-cell table:formula="of:=[.B640]-[.D640]" office:value-type="float" office:value="-0.016032" calcext:value-type="float">
            <text:p>-0,016032</text:p>
          </table:table-cell>
          <table:table-cell table:formula="of:=[.A640]-[.C640]" office:value-type="float" office:value="0.00314800000000037" calcext:value-type="float">
            <text:p>0,003148</text:p>
          </table:table-cell>
          <table:table-cell table:formula="of:=[.G640]-[.C640]" office:value-type="float" office:value="0.00214545000000044" calcext:value-type="float">
            <text:p>0,00214545</text:p>
          </table:table-cell>
          <table:table-cell table:formula="of:=[.J640]/[.I640]" office:value-type="float" office:value="0.681527954256729" calcext:value-type="float">
            <text:p>0,6815279543</text:p>
          </table:table-cell>
          <table:table-cell table:formula="of:=[.D640]+[.H640]*[.K640]" office:value-type="float" office:value="-4.44489725616264" calcext:value-type="float">
            <text:p>-4,4448972562</text:p>
          </table:table-cell>
        </table:table-row>
        <table:table-row table:style-name="ro1">
          <table:table-cell office:value-type="float" office:value="7.7626551" calcext:value-type="float">
            <text:p>7,7626551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7.759" calcext:value-type="float">
            <text:p>7,759</text:p>
          </table:table-cell>
          <table:table-cell office:value-type="float" office:value="-4.444897" calcext:value-type="float">
            <text:p>-4,444897</text:p>
          </table:table-cell>
          <table:table-cell office:value-type="float" office:value="0.00100185" calcext:value-type="float">
            <text:p>0,00100185</text:p>
          </table:table-cell>
          <table:table-cell office:value-type="float" office:value="0.7259035" calcext:value-type="float">
            <text:p>0,7259035</text:p>
          </table:table-cell>
          <table:table-cell table:formula="of:=[.A641]-[.E641]" office:value-type="float" office:value="7.76165325" calcext:value-type="float">
            <text:p>7,76165325</text:p>
          </table:table-cell>
          <table:table-cell table:formula="of:=[.B641]-[.D641]" office:value-type="float" office:value="-0.00510599999999961" calcext:value-type="float">
            <text:p>-0,005106</text:p>
          </table:table-cell>
          <table:table-cell table:formula="of:=[.A641]-[.C641]" office:value-type="float" office:value="0.00365509999999958" calcext:value-type="float">
            <text:p>0,0036551</text:p>
          </table:table-cell>
          <table:table-cell table:formula="of:=[.G641]-[.C641]" office:value-type="float" office:value="0.00265324999999983" calcext:value-type="float">
            <text:p>0,00265325</text:p>
          </table:table-cell>
          <table:table-cell table:formula="of:=[.J641]/[.I641]" office:value-type="float" office:value="0.725903532051144" calcext:value-type="float">
            <text:p>0,7259035321</text:p>
          </table:table-cell>
          <table:table-cell table:formula="of:=[.D641]+[.H641]*[.K641]" office:value-type="float" office:value="-4.44860346343465" calcext:value-type="float">
            <text:p>-4,4486034634</text:p>
          </table:table-cell>
        </table:table-row>
        <table:table-row table:style-name="ro1">
          <table:table-cell office:value-type="float" office:value="7.7636574" calcext:value-type="float">
            <text:p>7,7636574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7.762" calcext:value-type="float">
            <text:p>7,762</text:p>
          </table:table-cell>
          <table:table-cell office:value-type="float" office:value="-4.448603" calcext:value-type="float">
            <text:p>-4,448603</text:p>
          </table:table-cell>
          <table:table-cell office:value-type="float" office:value="0.00100185" calcext:value-type="float">
            <text:p>0,00100185</text:p>
          </table:table-cell>
          <table:table-cell office:value-type="float" office:value="0.3955292" calcext:value-type="float">
            <text:p>0,3955292</text:p>
          </table:table-cell>
          <table:table-cell table:formula="of:=[.A642]-[.E642]" office:value-type="float" office:value="7.76265555" calcext:value-type="float">
            <text:p>7,76265555</text:p>
          </table:table-cell>
          <table:table-cell table:formula="of:=[.B642]-[.D642]" office:value-type="float" office:value="-0.0013999999999994" calcext:value-type="float">
            <text:p>-0,0014</text:p>
          </table:table-cell>
          <table:table-cell table:formula="of:=[.A642]-[.C642]" office:value-type="float" office:value="0.00165739999999914" calcext:value-type="float">
            <text:p>0,0016574</text:p>
          </table:table-cell>
          <table:table-cell table:formula="of:=[.G642]-[.C642]" office:value-type="float" office:value="0.000655549999999394" calcext:value-type="float">
            <text:p>0,00065555</text:p>
          </table:table-cell>
          <table:table-cell table:formula="of:=[.J642]/[.I642]" office:value-type="float" office:value="0.395529142029524" calcext:value-type="float">
            <text:p>0,395529142</text:p>
          </table:table-cell>
          <table:table-cell table:formula="of:=[.D642]+[.H642]*[.K642]" office:value-type="float" office:value="-4.44915674079884" calcext:value-type="float">
            <text:p>-4,4491567408</text:p>
          </table:table-cell>
        </table:table-row>
        <table:table-row table:style-name="ro1">
          <table:table-cell office:value-type="float" office:value="7.7934957" calcext:value-type="float">
            <text:p>7,7934957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7.763" calcext:value-type="float">
            <text:p>7,763</text:p>
          </table:table-cell>
          <table:table-cell office:value-type="float" office:value="-4.449157" calcext:value-type="float">
            <text:p>-4,449157</text:p>
          </table:table-cell>
          <table:table-cell office:value-type="float" office:value="0.00100185" calcext:value-type="float">
            <text:p>0,00100185</text:p>
          </table:table-cell>
          <table:table-cell office:value-type="float" office:value="0.9671478" calcext:value-type="float">
            <text:p>0,9671478</text:p>
          </table:table-cell>
          <table:table-cell table:formula="of:=[.A643]-[.E643]" office:value-type="float" office:value="7.79249385" calcext:value-type="float">
            <text:p>7,79249385</text:p>
          </table:table-cell>
          <table:table-cell table:formula="of:=[.B643]-[.D643]" office:value-type="float" office:value="-0.450846" calcext:value-type="float">
            <text:p>-0,450846</text:p>
          </table:table-cell>
          <table:table-cell table:formula="of:=[.A643]-[.C643]" office:value-type="float" office:value="0.0304957000000003" calcext:value-type="float">
            <text:p>0,0304957</text:p>
          </table:table-cell>
          <table:table-cell table:formula="of:=[.G643]-[.C643]" office:value-type="float" office:value="0.0294938500000006" calcext:value-type="float">
            <text:p>0,02949385</text:p>
          </table:table-cell>
          <table:table-cell table:formula="of:=[.J643]/[.I643]" office:value-type="float" office:value="0.967147827398625" calcext:value-type="float">
            <text:p>0,9671478274</text:p>
          </table:table-cell>
          <table:table-cell table:formula="of:=[.D643]+[.H643]*[.K643]" office:value-type="float" office:value="-4.88519172939136" calcext:value-type="float">
            <text:p>-4,8851917294</text:p>
          </table:table-cell>
        </table:table-row>
        <table:table-row table:style-name="ro1">
          <table:table-cell office:value-type="float" office:value="7.7970049" calcext:value-type="float">
            <text:p>7,7970049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7.792" calcext:value-type="float">
            <text:p>7,792</text:p>
          </table:table-cell>
          <table:table-cell office:value-type="float" office:value="-4.885192" calcext:value-type="float">
            <text:p>-4,885192</text:p>
          </table:table-cell>
          <table:table-cell office:value-type="float" office:value="0.00100185" calcext:value-type="float">
            <text:p>0,00100185</text:p>
          </table:table-cell>
          <table:table-cell office:value-type="float" office:value="0.7998261" calcext:value-type="float">
            <text:p>0,7998261</text:p>
          </table:table-cell>
          <table:table-cell table:formula="of:=[.A644]-[.E644]" office:value-type="float" office:value="7.79600305" calcext:value-type="float">
            <text:p>7,79600305</text:p>
          </table:table-cell>
          <table:table-cell table:formula="of:=[.B644]-[.D644]" office:value-type="float" office:value="-0.0148109999999999" calcext:value-type="float">
            <text:p>-0,014811</text:p>
          </table:table-cell>
          <table:table-cell table:formula="of:=[.A644]-[.C644]" office:value-type="float" office:value="0.00500490000000031" calcext:value-type="float">
            <text:p>0,0050049</text:p>
          </table:table-cell>
          <table:table-cell table:formula="of:=[.G644]-[.C644]" office:value-type="float" office:value="0.00400305000000056" calcext:value-type="float">
            <text:p>0,00400305</text:p>
          </table:table-cell>
          <table:table-cell table:formula="of:=[.J644]/[.I644]" office:value-type="float" office:value="0.799826170353117" calcext:value-type="float">
            <text:p>0,7998261704</text:p>
          </table:table-cell>
          <table:table-cell table:formula="of:=[.D644]+[.H644]*[.K644]" office:value-type="float" office:value="-4.8970382254091" calcext:value-type="float">
            <text:p>-4,8970382254</text:p>
          </table:table-cell>
        </table:table-row>
        <table:table-row table:style-name="ro1">
          <table:table-cell office:value-type="float" office:value="7.800013" calcext:value-type="float">
            <text:p>7,800013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7.796" calcext:value-type="float">
            <text:p>7,796</text:p>
          </table:table-cell>
          <table:table-cell office:value-type="float" office:value="-4.897038" calcext:value-type="float">
            <text:p>-4,897038</text:p>
          </table:table-cell>
          <table:table-cell office:value-type="float" office:value="0.00100185" calcext:value-type="float">
            <text:p>0,00100185</text:p>
          </table:table-cell>
          <table:table-cell office:value-type="float" office:value="0.7503489" calcext:value-type="float">
            <text:p>0,7503489</text:p>
          </table:table-cell>
          <table:table-cell table:formula="of:=[.A645]-[.E645]" office:value-type="float" office:value="7.79901115" calcext:value-type="float">
            <text:p>7,79901115</text:p>
          </table:table-cell>
          <table:table-cell table:formula="of:=[.B645]-[.D645]" office:value-type="float" office:value="-0.152965" calcext:value-type="float">
            <text:p>-0,152965</text:p>
          </table:table-cell>
          <table:table-cell table:formula="of:=[.A645]-[.C645]" office:value-type="float" office:value="0.0040129999999996" calcext:value-type="float">
            <text:p>0,004013</text:p>
          </table:table-cell>
          <table:table-cell table:formula="of:=[.G645]-[.C645]" office:value-type="float" office:value="0.00301114999999985" calcext:value-type="float">
            <text:p>0,00301115</text:p>
          </table:table-cell>
          <table:table-cell table:formula="of:=[.J645]/[.I645]" office:value-type="float" office:value="0.750348866184937" calcext:value-type="float">
            <text:p>0,7503488662</text:p>
          </table:table-cell>
          <table:table-cell table:formula="of:=[.D645]+[.H645]*[.K645]" office:value-type="float" office:value="-5.01181511431598" calcext:value-type="float">
            <text:p>-5,0118151143</text:p>
          </table:table-cell>
        </table:table-row>
        <table:table-row table:style-name="ro1">
          <table:table-cell office:value-type="float" office:value="7.801517" calcext:value-type="float">
            <text:p>7,801517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7.799" calcext:value-type="float">
            <text:p>7,799</text:p>
          </table:table-cell>
          <table:table-cell office:value-type="float" office:value="-5.011815" calcext:value-type="float">
            <text:p>-5,01181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007946" calcext:value-type="float">
            <text:p>0,8007946</text:p>
          </table:table-cell>
          <table:table-cell table:formula="of:=[.A646]-[.E646]" office:value-type="float" office:value="7.8010156" calcext:value-type="float">
            <text:p>7,8010156</text:p>
          </table:table-cell>
          <table:table-cell table:formula="of:=[.B646]-[.D646]" office:value-type="float" office:value="-0.0381879999999999" calcext:value-type="float">
            <text:p>-0,038188</text:p>
          </table:table-cell>
          <table:table-cell table:formula="of:=[.A646]-[.C646]" office:value-type="float" office:value="0.00251699999999921" calcext:value-type="float">
            <text:p>0,002517</text:p>
          </table:table-cell>
          <table:table-cell table:formula="of:=[.G646]-[.C646]" office:value-type="float" office:value="0.00201559999999912" calcext:value-type="float">
            <text:p>0,0020156</text:p>
          </table:table-cell>
          <table:table-cell table:formula="of:=[.J646]/[.I646]" office:value-type="float" office:value="0.800794596742053" calcext:value-type="float">
            <text:p>0,8007945967</text:p>
          </table:table-cell>
          <table:table-cell table:formula="of:=[.D646]+[.H646]*[.K646]" office:value-type="float" office:value="-5.04239574406039" calcext:value-type="float">
            <text:p>-5,0423957441</text:p>
          </table:table-cell>
        </table:table-row>
        <table:table-row table:style-name="ro1">
          <table:table-cell office:value-type="float" office:value="7.8259985" calcext:value-type="float">
            <text:p>7,8259985</text:p>
          </table:table-cell>
          <table:table-cell office:value-type="float" office:value="-4.85" calcext:value-type="float">
            <text:p>-4,85</text:p>
          </table:table-cell>
          <table:table-cell office:value-type="float" office:value="7.801" calcext:value-type="float">
            <text:p>7,801</text:p>
          </table:table-cell>
          <table:table-cell office:value-type="float" office:value="-5.042396" calcext:value-type="float">
            <text:p>-5,04239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799428" calcext:value-type="float">
            <text:p>0,9799428</text:p>
          </table:table-cell>
          <table:table-cell table:formula="of:=[.A647]-[.E647]" office:value-type="float" office:value="7.8254971" calcext:value-type="float">
            <text:p>7,8254971</text:p>
          </table:table-cell>
          <table:table-cell table:formula="of:=[.B647]-[.D647]" office:value-type="float" office:value="0.192396" calcext:value-type="float">
            <text:p>0,192396</text:p>
          </table:table-cell>
          <table:table-cell table:formula="of:=[.A647]-[.C647]" office:value-type="float" office:value="0.0249984999999997" calcext:value-type="float">
            <text:p>0,0249985</text:p>
          </table:table-cell>
          <table:table-cell table:formula="of:=[.G647]-[.C647]" office:value-type="float" office:value="0.0244970999999996" calcext:value-type="float">
            <text:p>0,0244971</text:p>
          </table:table-cell>
          <table:table-cell table:formula="of:=[.J647]/[.I647]" office:value-type="float" office:value="0.97994279656779" calcext:value-type="float">
            <text:p>0,9799427966</text:p>
          </table:table-cell>
          <table:table-cell table:formula="of:=[.D647]+[.H647]*[.K647]" office:value-type="float" office:value="-4.85385892571154" calcext:value-type="float">
            <text:p>-4,8538589257</text:p>
          </table:table-cell>
        </table:table-row>
        <table:table-row table:style-name="ro1">
          <table:table-cell office:value-type="float" office:value="7.8270016" calcext:value-type="float">
            <text:p>7,8270016</text:p>
          </table:table-cell>
          <table:table-cell office:value-type="float" office:value="-4.85" calcext:value-type="float">
            <text:p>-4,85</text:p>
          </table:table-cell>
          <table:table-cell office:value-type="float" office:value="7.825" calcext:value-type="float">
            <text:p>7,825</text:p>
          </table:table-cell>
          <table:table-cell office:value-type="float" office:value="-4.853859" calcext:value-type="float">
            <text:p>-4,853859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746503" calcext:value-type="float">
            <text:p>0,8746503</text:p>
          </table:table-cell>
          <table:table-cell table:formula="of:=[.A648]-[.E648]" office:value-type="float" office:value="7.8267507" calcext:value-type="float">
            <text:p>7,8267507</text:p>
          </table:table-cell>
          <table:table-cell table:formula="of:=[.B648]-[.D648]" office:value-type="float" office:value="0.00385900000000028" calcext:value-type="float">
            <text:p>0,003859</text:p>
          </table:table-cell>
          <table:table-cell table:formula="of:=[.A648]-[.C648]" office:value-type="float" office:value="0.00200159999999983" calcext:value-type="float">
            <text:p>0,0020016</text:p>
          </table:table-cell>
          <table:table-cell table:formula="of:=[.G648]-[.C648]" office:value-type="float" office:value="0.00175069999999966" calcext:value-type="float">
            <text:p>0,0017507</text:p>
          </table:table-cell>
          <table:table-cell table:formula="of:=[.J648]/[.I648]" office:value-type="float" office:value="0.874650279776086" calcext:value-type="float">
            <text:p>0,8746502798</text:p>
          </table:table-cell>
          <table:table-cell table:formula="of:=[.D648]+[.H648]*[.K648]" office:value-type="float" office:value="-4.85048372457034" calcext:value-type="float">
            <text:p>-4,8504837246</text:p>
          </table:table-cell>
        </table:table-row>
        <table:table-row table:style-name="ro1">
          <table:table-cell office:value-type="float" office:value="7.8280039" calcext:value-type="float">
            <text:p>7,8280039</text:p>
          </table:table-cell>
          <table:table-cell office:value-type="float" office:value="-4.85" calcext:value-type="float">
            <text:p>-4,85</text:p>
          </table:table-cell>
          <table:table-cell office:value-type="float" office:value="7.827" calcext:value-type="float">
            <text:p>7,827</text:p>
          </table:table-cell>
          <table:table-cell office:value-type="float" office:value="-4.850483" calcext:value-type="float">
            <text:p>-4,85048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03238" calcext:value-type="float">
            <text:p>0,7503238</text:p>
          </table:table-cell>
          <table:table-cell table:formula="of:=[.A649]-[.E649]" office:value-type="float" office:value="7.82775325" calcext:value-type="float">
            <text:p>7,82775325</text:p>
          </table:table-cell>
          <table:table-cell table:formula="of:=[.B649]-[.D649]" office:value-type="float" office:value="0.000483000000000011" calcext:value-type="float">
            <text:p>0,000483</text:p>
          </table:table-cell>
          <table:table-cell table:formula="of:=[.A649]-[.C649]" office:value-type="float" office:value="0.00100389999999972" calcext:value-type="float">
            <text:p>0,0010039</text:p>
          </table:table-cell>
          <table:table-cell table:formula="of:=[.G649]-[.C649]" office:value-type="float" office:value="0.000753249999999817" calcext:value-type="float">
            <text:p>0,00075325</text:p>
          </table:table-cell>
          <table:table-cell table:formula="of:=[.J649]/[.I649]" office:value-type="float" office:value="0.750323737424069" calcext:value-type="float">
            <text:p>0,7503237374</text:p>
          </table:table-cell>
          <table:table-cell table:formula="of:=[.D649]+[.H649]*[.K649]" office:value-type="float" office:value="-4.85012059363482" calcext:value-type="float">
            <text:p>-4,8501205936</text:p>
          </table:table-cell>
        </table:table-row>
        <table:table-row table:style-name="ro1">
          <table:table-cell office:value-type="float" office:value="7.8300094" calcext:value-type="float">
            <text:p>7,8300094</text:p>
          </table:table-cell>
          <table:table-cell office:value-type="float" office:value="-4.85" calcext:value-type="float">
            <text:p>-4,85</text:p>
          </table:table-cell>
          <table:table-cell office:value-type="float" office:value="7.828" calcext:value-type="float">
            <text:p>7,828</text:p>
          </table:table-cell>
          <table:table-cell office:value-type="float" office:value="-4.850121" calcext:value-type="float">
            <text:p>-4,85012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52613" calcext:value-type="float">
            <text:p>0,8752613</text:p>
          </table:table-cell>
          <table:table-cell table:formula="of:=[.A650]-[.E650]" office:value-type="float" office:value="7.82975875" calcext:value-type="float">
            <text:p>7,82975875</text:p>
          </table:table-cell>
          <table:table-cell table:formula="of:=[.B650]-[.D650]" office:value-type="float" office:value="0.000121000000000038" calcext:value-type="float">
            <text:p>0,000121</text:p>
          </table:table-cell>
          <table:table-cell table:formula="of:=[.A650]-[.C650]" office:value-type="float" office:value="0.00200939999999949" calcext:value-type="float">
            <text:p>0,0020094</text:p>
          </table:table-cell>
          <table:table-cell table:formula="of:=[.G650]-[.C650]" office:value-type="float" office:value="0.00175874999999959" calcext:value-type="float">
            <text:p>0,00175875</text:p>
          </table:table-cell>
          <table:table-cell table:formula="of:=[.J650]/[.I650]" office:value-type="float" office:value="0.875261272021514" calcext:value-type="float">
            <text:p>0,875261272</text:p>
          </table:table-cell>
          <table:table-cell table:formula="of:=[.D650]+[.H650]*[.K650]" office:value-type="float" office:value="-4.85001509338608" calcext:value-type="float">
            <text:p>-4,8500150934</text:p>
          </table:table-cell>
        </table:table-row>
        <table:table-row table:style-name="ro1">
          <table:table-cell office:value-type="float" office:value="7.8320145" calcext:value-type="float">
            <text:p>7,8320145</text:p>
          </table:table-cell>
          <table:table-cell office:value-type="float" office:value="-4.85" calcext:value-type="float">
            <text:p>-4,85</text:p>
          </table:table-cell>
          <table:table-cell office:value-type="float" office:value="7.83" calcext:value-type="float">
            <text:p>7,83</text:p>
          </table:table-cell>
          <table:table-cell office:value-type="float" office:value="-4.850015" calcext:value-type="float">
            <text:p>-4,85001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266816" calcext:value-type="float">
            <text:p>0,6266816</text:p>
          </table:table-cell>
          <table:table-cell table:formula="of:=[.A651]-[.E651]" office:value-type="float" office:value="7.83126245" calcext:value-type="float">
            <text:p>7,83126245</text:p>
          </table:table-cell>
          <table:table-cell table:formula="of:=[.B651]-[.D651]" office:value-type="float" office:value="0.0000150000000003203" calcext:value-type="float">
            <text:p>0,000015</text:p>
          </table:table-cell>
          <table:table-cell table:formula="of:=[.A651]-[.C651]" office:value-type="float" office:value="0.00201449999999959" calcext:value-type="float">
            <text:p>0,0020145</text:p>
          </table:table-cell>
          <table:table-cell table:formula="of:=[.G651]-[.C651]" office:value-type="float" office:value="0.00126244999999958" calcext:value-type="float">
            <text:p>0,00126245</text:p>
          </table:table-cell>
          <table:table-cell table:formula="of:=[.J651]/[.I651]" office:value-type="float" office:value="0.62668155869935" calcext:value-type="float">
            <text:p>0,6266815587</text:p>
          </table:table-cell>
          <table:table-cell table:formula="of:=[.D651]+[.H651]*[.K651]" office:value-type="float" office:value="-4.85000559977662" calcext:value-type="float">
            <text:p>-4,8500055998</text:p>
          </table:table-cell>
        </table:table-row>
        <table:table-row table:style-name="ro1">
          <table:table-cell office:value-type="float" office:value="7.8330198" calcext:value-type="float">
            <text:p>7,8330198</text:p>
          </table:table-cell>
          <table:table-cell office:value-type="float" office:value="-4.85" calcext:value-type="float">
            <text:p>-4,85</text:p>
          </table:table-cell>
          <table:table-cell office:value-type="float" office:value="7.831" calcext:value-type="float">
            <text:p>7,831</text:p>
          </table:table-cell>
          <table:table-cell office:value-type="float" office:value="-4.850006" calcext:value-type="float">
            <text:p>-4,85000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276612" calcext:value-type="float">
            <text:p>0,6276612</text:p>
          </table:table-cell>
          <table:table-cell table:formula="of:=[.A652]-[.E652]" office:value-type="float" office:value="7.83226775" calcext:value-type="float">
            <text:p>7,83226775</text:p>
          </table:table-cell>
          <table:table-cell table:formula="of:=[.B652]-[.D652]" office:value-type="float" office:value="0.00000599999999995049" calcext:value-type="float">
            <text:p>0,000006</text:p>
          </table:table-cell>
          <table:table-cell table:formula="of:=[.A652]-[.C652]" office:value-type="float" office:value="0.00201979999999935" calcext:value-type="float">
            <text:p>0,0020198</text:p>
          </table:table-cell>
          <table:table-cell table:formula="of:=[.G652]-[.C652]" office:value-type="float" office:value="0.00126774999999935" calcext:value-type="float">
            <text:p>0,00126775</text:p>
          </table:table-cell>
          <table:table-cell table:formula="of:=[.J652]/[.I652]" office:value-type="float" office:value="0.627661154569638" calcext:value-type="float">
            <text:p>0,6276611546</text:p>
          </table:table-cell>
          <table:table-cell table:formula="of:=[.D652]+[.H652]*[.K652]" office:value-type="float" office:value="-4.85000223403307" calcext:value-type="float">
            <text:p>-4,850002234</text:p>
          </table:table-cell>
        </table:table-row>
        <table:table-row table:style-name="ro1">
          <table:table-cell office:value-type="float" office:value="7.8600033" calcext:value-type="float">
            <text:p>7,8600033</text:p>
          </table:table-cell>
          <table:table-cell office:value-type="float" office:value="-4.4" calcext:value-type="float">
            <text:p>-4,4</text:p>
          </table:table-cell>
          <table:table-cell office:value-type="float" office:value="7.832" calcext:value-type="float">
            <text:p>7,832</text:p>
          </table:table-cell>
          <table:table-cell office:value-type="float" office:value="-4.850002" calcext:value-type="float">
            <text:p>-4,85000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0511" calcext:value-type="float">
            <text:p>0,9910511</text:p>
          </table:table-cell>
          <table:table-cell table:formula="of:=[.A653]-[.E653]" office:value-type="float" office:value="7.8597527" calcext:value-type="float">
            <text:p>7,8597527</text:p>
          </table:table-cell>
          <table:table-cell table:formula="of:=[.B653]-[.D653]" office:value-type="float" office:value="0.450002" calcext:value-type="float">
            <text:p>0,450002</text:p>
          </table:table-cell>
          <table:table-cell table:formula="of:=[.A653]-[.C653]" office:value-type="float" office:value="0.0280033" calcext:value-type="float">
            <text:p>0,0280033</text:p>
          </table:table-cell>
          <table:table-cell table:formula="of:=[.G653]-[.C653]" office:value-type="float" office:value="0.0277526999999997" calcext:value-type="float">
            <text:p>0,0277527</text:p>
          </table:table-cell>
          <table:table-cell table:formula="of:=[.J653]/[.I653]" office:value-type="float" office:value="0.991051054697117" calcext:value-type="float">
            <text:p>0,9910510547</text:p>
          </table:table-cell>
          <table:table-cell table:formula="of:=[.D653]+[.H653]*[.K653]" office:value-type="float" office:value="-4.40402704328419" calcext:value-type="float">
            <text:p>-4,4040270433</text:p>
          </table:table-cell>
        </table:table-row>
        <table:table-row table:style-name="ro1">
          <table:table-cell office:value-type="float" office:value="7.8615076" calcext:value-type="float">
            <text:p>7,8615076</text:p>
          </table:table-cell>
          <table:table-cell office:value-type="float" office:value="-4.4" calcext:value-type="float">
            <text:p>-4,4</text:p>
          </table:table-cell>
          <table:table-cell office:value-type="float" office:value="7.86" calcext:value-type="float">
            <text:p>7,86</text:p>
          </table:table-cell>
          <table:table-cell office:value-type="float" office:value="-4.404027" calcext:value-type="float">
            <text:p>-4,40402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37755" calcext:value-type="float">
            <text:p>0,8337755</text:p>
          </table:table-cell>
          <table:table-cell table:formula="of:=[.A654]-[.E654]" office:value-type="float" office:value="7.861257" calcext:value-type="float">
            <text:p>7,861257</text:p>
          </table:table-cell>
          <table:table-cell table:formula="of:=[.B654]-[.D654]" office:value-type="float" office:value="0.00402699999999978" calcext:value-type="float">
            <text:p>0,004027</text:p>
          </table:table-cell>
          <table:table-cell table:formula="of:=[.A654]-[.C654]" office:value-type="float" office:value="0.00150759999999917" calcext:value-type="float">
            <text:p>0,0015076</text:p>
          </table:table-cell>
          <table:table-cell table:formula="of:=[.G654]-[.C654]" office:value-type="float" office:value="0.00125699999999895" calcext:value-type="float">
            <text:p>0,001257</text:p>
          </table:table-cell>
          <table:table-cell table:formula="of:=[.J654]/[.I654]" office:value-type="float" office:value="0.83377553727756" calcext:value-type="float">
            <text:p>0,8337755373</text:p>
          </table:table-cell>
          <table:table-cell table:formula="of:=[.D654]+[.H654]*[.K654]" office:value-type="float" office:value="-4.40066938591138" calcext:value-type="float">
            <text:p>-4,4006693859</text:p>
          </table:table-cell>
        </table:table-row>
        <table:table-row table:style-name="ro1">
          <table:table-cell office:value-type="float" office:value="7.863513" calcext:value-type="float">
            <text:p>7,863513</text:p>
          </table:table-cell>
          <table:table-cell office:value-type="float" office:value="-4.4" calcext:value-type="float">
            <text:p>-4,4</text:p>
          </table:table-cell>
          <table:table-cell office:value-type="float" office:value="7.861" calcext:value-type="float">
            <text:p>7,861</text:p>
          </table:table-cell>
          <table:table-cell office:value-type="float" office:value="-4.400669" calcext:value-type="float">
            <text:p>-4,400669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07362" calcext:value-type="float">
            <text:p>0,7007362</text:p>
          </table:table-cell>
          <table:table-cell table:formula="of:=[.A655]-[.E655]" office:value-type="float" office:value="7.86276095" calcext:value-type="float">
            <text:p>7,86276095</text:p>
          </table:table-cell>
          <table:table-cell table:formula="of:=[.B655]-[.D655]" office:value-type="float" office:value="0.000668999999999365" calcext:value-type="float">
            <text:p>0,000669</text:p>
          </table:table-cell>
          <table:table-cell table:formula="of:=[.A655]-[.C655]" office:value-type="float" office:value="0.00251300000000043" calcext:value-type="float">
            <text:p>0,002513</text:p>
          </table:table-cell>
          <table:table-cell table:formula="of:=[.G655]-[.C655]" office:value-type="float" office:value="0.00176095000000043" calcext:value-type="float">
            <text:p>0,00176095</text:p>
          </table:table-cell>
          <table:table-cell table:formula="of:=[.J655]/[.I655]" office:value-type="float" office:value="0.700736171906138" calcext:value-type="float">
            <text:p>0,7007361719</text:p>
          </table:table-cell>
          <table:table-cell table:formula="of:=[.D655]+[.H655]*[.K655]" office:value-type="float" office:value="-4.400200207501" calcext:value-type="float">
            <text:p>-4,4002002075</text:p>
          </table:table-cell>
        </table:table-row>
        <table:table-row table:style-name="ro1">
          <table:table-cell office:value-type="float" office:value="7.8655185" calcext:value-type="float">
            <text:p>7,8655185</text:p>
          </table:table-cell>
          <table:table-cell office:value-type="float" office:value="-4.4" calcext:value-type="float">
            <text:p>-4,4</text:p>
          </table:table-cell>
          <table:table-cell office:value-type="float" office:value="7.863" calcext:value-type="float">
            <text:p>7,863</text:p>
          </table:table-cell>
          <table:table-cell office:value-type="float" office:value="-4.4002" calcext:value-type="float">
            <text:p>-4,4002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13897" calcext:value-type="float">
            <text:p>0,7013897</text:p>
          </table:table-cell>
          <table:table-cell table:formula="of:=[.A656]-[.E656]" office:value-type="float" office:value="7.86476645" calcext:value-type="float">
            <text:p>7,86476645</text:p>
          </table:table-cell>
          <table:table-cell table:formula="of:=[.B656]-[.D656]" office:value-type="float" office:value="0.000199999999999534" calcext:value-type="float">
            <text:p>0,0002</text:p>
          </table:table-cell>
          <table:table-cell table:formula="of:=[.A656]-[.C656]" office:value-type="float" office:value="0.00251850000000076" calcext:value-type="float">
            <text:p>0,0025185</text:p>
          </table:table-cell>
          <table:table-cell table:formula="of:=[.G656]-[.C656]" office:value-type="float" office:value="0.00176645000000075" calcext:value-type="float">
            <text:p>0,00176645</text:p>
          </table:table-cell>
          <table:table-cell table:formula="of:=[.J656]/[.I656]" office:value-type="float" office:value="0.701389716100942" calcext:value-type="float">
            <text:p>0,7013897161</text:p>
          </table:table-cell>
          <table:table-cell table:formula="of:=[.D656]+[.H656]*[.K656]" office:value-type="float" office:value="-4.40005972205678" calcext:value-type="float">
            <text:p>-4,4000597221</text:p>
          </table:table-cell>
        </table:table-row>
        <table:table-row table:style-name="ro1">
          <table:table-cell office:value-type="float" office:value="7.8670223" calcext:value-type="float">
            <text:p>7,8670223</text:p>
          </table:table-cell>
          <table:table-cell office:value-type="float" office:value="-4.25" calcext:value-type="float">
            <text:p>-4,25</text:p>
          </table:table-cell>
          <table:table-cell office:value-type="float" office:value="7.865" calcext:value-type="float">
            <text:p>7,865</text:p>
          </table:table-cell>
          <table:table-cell office:value-type="float" office:value="-4.400059" calcext:value-type="float">
            <text:p>-4,40005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520645" calcext:value-type="float">
            <text:p>0,7520645</text:p>
          </table:table-cell>
          <table:table-cell table:formula="of:=[.A657]-[.E657]" office:value-type="float" office:value="7.8665209" calcext:value-type="float">
            <text:p>7,8665209</text:p>
          </table:table-cell>
          <table:table-cell table:formula="of:=[.B657]-[.D657]" office:value-type="float" office:value="0.150059" calcext:value-type="float">
            <text:p>0,150059</text:p>
          </table:table-cell>
          <table:table-cell table:formula="of:=[.A657]-[.C657]" office:value-type="float" office:value="0.00202230000000014" calcext:value-type="float">
            <text:p>0,0020223</text:p>
          </table:table-cell>
          <table:table-cell table:formula="of:=[.G657]-[.C657]" office:value-type="float" office:value="0.00152090000000005" calcext:value-type="float">
            <text:p>0,0015209</text:p>
          </table:table-cell>
          <table:table-cell table:formula="of:=[.J657]/[.I657]" office:value-type="float" office:value="0.752064481036414" calcext:value-type="float">
            <text:p>0,752064481</text:p>
          </table:table-cell>
          <table:table-cell table:formula="of:=[.D657]+[.H657]*[.K657]" office:value-type="float" office:value="-4.28720495604016" calcext:value-type="float">
            <text:p>-4,287204956</text:p>
          </table:table-cell>
        </table:table-row>
        <table:table-row table:style-name="ro1">
          <table:table-cell office:value-type="float" office:value="7.8675236" calcext:value-type="float">
            <text:p>7,8675236</text:p>
          </table:table-cell>
          <table:table-cell office:value-type="float" office:value="-4.25" calcext:value-type="float">
            <text:p>-4,25</text:p>
          </table:table-cell>
          <table:table-cell office:value-type="float" office:value="7.867" calcext:value-type="float">
            <text:p>7,867</text:p>
          </table:table-cell>
          <table:table-cell office:value-type="float" office:value="-4.287205" calcext:value-type="float">
            <text:p>-4,287205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04239882" calcext:value-type="float">
            <text:p>0,04239882</text:p>
          </table:table-cell>
          <table:table-cell table:formula="of:=[.A658]-[.E658]" office:value-type="float" office:value="7.8670222" calcext:value-type="float">
            <text:p>7,8670222</text:p>
          </table:table-cell>
          <table:table-cell table:formula="of:=[.B658]-[.D658]" office:value-type="float" office:value="0.0372050000000002" calcext:value-type="float">
            <text:p>0,037205</text:p>
          </table:table-cell>
          <table:table-cell table:formula="of:=[.A658]-[.C658]" office:value-type="float" office:value="0.00052360000000018" calcext:value-type="float">
            <text:p>0,0005236</text:p>
          </table:table-cell>
          <table:table-cell table:formula="of:=[.G658]-[.C658]" office:value-type="float" office:value="0.0000222000000000833" calcext:value-type="float">
            <text:p>0,0000222</text:p>
          </table:table-cell>
          <table:table-cell table:formula="of:=[.J658]/[.I658]" office:value-type="float" office:value="0.0423987776930398" calcext:value-type="float">
            <text:p>0,0423987777</text:p>
          </table:table-cell>
          <table:table-cell table:formula="of:=[.D658]+[.H658]*[.K658]" office:value-type="float" office:value="-4.28562755347593" calcext:value-type="float">
            <text:p>-4,2856275535</text:p>
          </table:table-cell>
        </table:table-row>
        <table:table-row table:style-name="ro1">
          <table:table-cell office:value-type="float" office:value="7.8949979" calcext:value-type="float">
            <text:p>7,8949979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7.867" calcext:value-type="float">
            <text:p>7,867</text:p>
          </table:table-cell>
          <table:table-cell office:value-type="float" office:value="-4.285627" calcext:value-type="float">
            <text:p>-4,28562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20969" calcext:value-type="float">
            <text:p>0,9820969</text:p>
          </table:table-cell>
          <table:table-cell table:formula="of:=[.A659]-[.E659]" office:value-type="float" office:value="7.89449665" calcext:value-type="float">
            <text:p>7,89449665</text:p>
          </table:table-cell>
          <table:table-cell table:formula="of:=[.B659]-[.D659]" office:value-type="float" office:value="0.335628" calcext:value-type="float">
            <text:p>0,335628</text:p>
          </table:table-cell>
          <table:table-cell table:formula="of:=[.A659]-[.C659]" office:value-type="float" office:value="0.0279978999999999" calcext:value-type="float">
            <text:p>0,0279979</text:p>
          </table:table-cell>
          <table:table-cell table:formula="of:=[.G659]-[.C659]" office:value-type="float" office:value="0.0274966499999998" calcext:value-type="float">
            <text:p>0,02749665</text:p>
          </table:table-cell>
          <table:table-cell table:formula="of:=[.J659]/[.I659]" office:value-type="float" office:value="0.982096871551076" calcext:value-type="float">
            <text:p>0,9820968716</text:p>
          </table:table-cell>
          <table:table-cell table:formula="of:=[.D659]+[.H659]*[.K659]" office:value-type="float" office:value="-3.95600779119506" calcext:value-type="float">
            <text:p>-3,9560077912</text:p>
          </table:table-cell>
        </table:table-row>
        <table:table-row table:style-name="ro1">
          <table:table-cell office:value-type="float" office:value="7.8975047" calcext:value-type="float">
            <text:p>7,8975047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7.894" calcext:value-type="float">
            <text:p>7,894</text:p>
          </table:table-cell>
          <table:table-cell office:value-type="float" office:value="-3.956008" calcext:value-type="float">
            <text:p>-3,956008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569778" calcext:value-type="float">
            <text:p>0,8569778</text:p>
          </table:table-cell>
          <table:table-cell table:formula="of:=[.A660]-[.E660]" office:value-type="float" office:value="7.89700345" calcext:value-type="float">
            <text:p>7,89700345</text:p>
          </table:table-cell>
          <table:table-cell table:formula="of:=[.B660]-[.D660]" office:value-type="float" office:value="0.00600899999999971" calcext:value-type="float">
            <text:p>0,006009</text:p>
          </table:table-cell>
          <table:table-cell table:formula="of:=[.A660]-[.C660]" office:value-type="float" office:value="0.00350469999999969" calcext:value-type="float">
            <text:p>0,0035047</text:p>
          </table:table-cell>
          <table:table-cell table:formula="of:=[.G660]-[.C660]" office:value-type="float" office:value="0.00300344999999957" calcext:value-type="float">
            <text:p>0,00300345</text:p>
          </table:table-cell>
          <table:table-cell table:formula="of:=[.J660]/[.I660]" office:value-type="float" office:value="0.856977772705178" calcext:value-type="float">
            <text:p>0,8569777727</text:p>
          </table:table-cell>
          <table:table-cell table:formula="of:=[.D660]+[.H660]*[.K660]" office:value-type="float" office:value="-3.95085842056381" calcext:value-type="float">
            <text:p>-3,9508584206</text:p>
          </table:table-cell>
        </table:table-row>
        <table:table-row table:style-name="ro1">
          <table:table-cell office:value-type="float" office:value="7.9000118" calcext:value-type="float">
            <text:p>7,9000118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897" calcext:value-type="float">
            <text:p>7,897</text:p>
          </table:table-cell>
          <table:table-cell office:value-type="float" office:value="-3.950859" calcext:value-type="float">
            <text:p>-3,950859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6670098" calcext:value-type="float">
            <text:p>0,6670098</text:p>
          </table:table-cell>
          <table:table-cell table:formula="of:=[.A661]-[.E661]" office:value-type="float" office:value="7.8990089" calcext:value-type="float">
            <text:p>7,8990089</text:p>
          </table:table-cell>
          <table:table-cell table:formula="of:=[.B661]-[.D661]" office:value-type="float" office:value="0.15086" calcext:value-type="float">
            <text:p>0,15086</text:p>
          </table:table-cell>
          <table:table-cell table:formula="of:=[.A661]-[.C661]" office:value-type="float" office:value="0.00301179999999945" calcext:value-type="float">
            <text:p>0,0030118</text:p>
          </table:table-cell>
          <table:table-cell table:formula="of:=[.G661]-[.C661]" office:value-type="float" office:value="0.00200889999999987" calcext:value-type="float">
            <text:p>0,0020089</text:p>
          </table:table-cell>
          <table:table-cell table:formula="of:=[.J661]/[.I661]" office:value-type="float" office:value="0.667009761604434" calcext:value-type="float">
            <text:p>0,6670097616</text:p>
          </table:table-cell>
          <table:table-cell table:formula="of:=[.D661]+[.H661]*[.K661]" office:value-type="float" office:value="-3.85023390736435" calcext:value-type="float">
            <text:p>-3,8502339074</text:p>
          </table:table-cell>
        </table:table-row>
        <table:table-row table:style-name="ro1">
          <table:table-cell office:value-type="float" office:value="7.9010141" calcext:value-type="float">
            <text:p>7,9010141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899" calcext:value-type="float">
            <text:p>7,899</text:p>
          </table:table-cell>
          <table:table-cell office:value-type="float" office:value="-3.850234" calcext:value-type="float">
            <text:p>-3,850234</text:p>
          </table:table-cell>
          <table:table-cell office:value-type="float" office:value="0.0010029" calcext:value-type="float">
            <text:p>0,0010029</text:p>
          </table:table-cell>
          <table:table-cell office:value-type="float" office:value="0.5020605" calcext:value-type="float">
            <text:p>0,5020605</text:p>
          </table:table-cell>
          <table:table-cell table:formula="of:=[.A662]-[.E662]" office:value-type="float" office:value="7.9000112" calcext:value-type="float">
            <text:p>7,9000112</text:p>
          </table:table-cell>
          <table:table-cell table:formula="of:=[.B662]-[.D662]" office:value-type="float" office:value="0.0502349999999998" calcext:value-type="float">
            <text:p>0,050235</text:p>
          </table:table-cell>
          <table:table-cell table:formula="of:=[.A662]-[.C662]" office:value-type="float" office:value="0.00201410000000024" calcext:value-type="float">
            <text:p>0,0020141</text:p>
          </table:table-cell>
          <table:table-cell table:formula="of:=[.G662]-[.C662]" office:value-type="float" office:value="0.00101120000000066" calcext:value-type="float">
            <text:p>0,0010112</text:p>
          </table:table-cell>
          <table:table-cell table:formula="of:=[.J662]/[.I662]" office:value-type="float" office:value="0.502060473660958" calcext:value-type="float">
            <text:p>0,5020604737</text:p>
          </table:table-cell>
          <table:table-cell table:formula="of:=[.D662]+[.H662]*[.K662]" office:value-type="float" office:value="-3.82501299210564" calcext:value-type="float">
            <text:p>-3,8250129921</text:p>
          </table:table-cell>
        </table:table-row>
        <table:table-row table:style-name="ro1">
          <table:table-cell office:value-type="float" office:value="7.9030227" calcext:value-type="float">
            <text:p>7,9030227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9" calcext:value-type="float">
            <text:p>7,9</text:p>
          </table:table-cell>
          <table:table-cell office:value-type="float" office:value="-3.825013" calcext:value-type="float">
            <text:p>-3,825013</text:p>
          </table:table-cell>
          <table:table-cell office:value-type="float" office:value="0.0005029" calcext:value-type="float">
            <text:p>0,0005029</text:p>
          </table:table-cell>
          <table:table-cell office:value-type="float" office:value="0.8336256" calcext:value-type="float">
            <text:p>0,8336256</text:p>
          </table:table-cell>
          <table:table-cell table:formula="of:=[.A663]-[.E663]" office:value-type="float" office:value="7.9025198" calcext:value-type="float">
            <text:p>7,9025198</text:p>
          </table:table-cell>
          <table:table-cell table:formula="of:=[.B663]-[.D663]" office:value-type="float" office:value="0.0250140000000001" calcext:value-type="float">
            <text:p>0,025014</text:p>
          </table:table-cell>
          <table:table-cell table:formula="of:=[.A663]-[.C663]" office:value-type="float" office:value="0.00302269999999982" calcext:value-type="float">
            <text:p>0,0030227</text:p>
          </table:table-cell>
          <table:table-cell table:formula="of:=[.G663]-[.C663]" office:value-type="float" office:value="0.00251979999999996" calcext:value-type="float">
            <text:p>0,0025198</text:p>
          </table:table-cell>
          <table:table-cell table:formula="of:=[.J663]/[.I663]" office:value-type="float" office:value="0.833625566546501" calcext:value-type="float">
            <text:p>0,8336255665</text:p>
          </table:table-cell>
          <table:table-cell table:formula="of:=[.D663]+[.H663]*[.K663]" office:value-type="float" office:value="-3.80416069007841" calcext:value-type="float">
            <text:p>-3,8041606901</text:p>
          </table:table-cell>
        </table:table-row>
        <table:table-row table:style-name="ro1">
          <table:table-cell office:value-type="float" office:value="7.9040281" calcext:value-type="float">
            <text:p>7,9040281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7.903" calcext:value-type="float">
            <text:p>7,903</text:p>
          </table:table-cell>
          <table:table-cell office:value-type="float" office:value="-3.804161" calcext:value-type="float">
            <text:p>-3,804161</text:p>
          </table:table-cell>
          <table:table-cell office:value-type="float" office:value="0.0005029" calcext:value-type="float">
            <text:p>0,0005029</text:p>
          </table:table-cell>
          <table:table-cell office:value-type="float" office:value="0.5108452" calcext:value-type="float">
            <text:p>0,5108452</text:p>
          </table:table-cell>
          <table:table-cell table:formula="of:=[.A664]-[.E664]" office:value-type="float" office:value="7.9035252" calcext:value-type="float">
            <text:p>7,9035252</text:p>
          </table:table-cell>
          <table:table-cell table:formula="of:=[.B664]-[.D664]" office:value-type="float" office:value="0.004162" calcext:value-type="float">
            <text:p>0,004162</text:p>
          </table:table-cell>
          <table:table-cell table:formula="of:=[.A664]-[.C664]" office:value-type="float" office:value="0.0010280999999992" calcext:value-type="float">
            <text:p>0,0010281</text:p>
          </table:table-cell>
          <table:table-cell table:formula="of:=[.G664]-[.C664]" office:value-type="float" office:value="0.000525199999999337" calcext:value-type="float">
            <text:p>0,0005252</text:p>
          </table:table-cell>
          <table:table-cell table:formula="of:=[.J664]/[.I664]" office:value-type="float" office:value="0.510845248516435" calcext:value-type="float">
            <text:p>0,5108452485</text:p>
          </table:table-cell>
          <table:table-cell table:formula="of:=[.D664]+[.H664]*[.K664]" office:value-type="float" office:value="-3.80203486207567" calcext:value-type="float">
            <text:p>-3,8020348621</text:p>
          </table:table-cell>
        </table:table-row>
        <table:table-row table:style-name="ro1">
          <table:table-cell office:value-type="float" office:value="7.9315205" calcext:value-type="float">
            <text:p>7,9315205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7.904" calcext:value-type="float">
            <text:p>7,904</text:p>
          </table:table-cell>
          <table:table-cell office:value-type="float" office:value="-3.802035" calcext:value-type="float">
            <text:p>-3,802035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9635726" calcext:value-type="float">
            <text:p>0,9635726</text:p>
          </table:table-cell>
          <table:table-cell table:formula="of:=[.A665]-[.E665]" office:value-type="float" office:value="7.930518" calcext:value-type="float">
            <text:p>7,930518</text:p>
          </table:table-cell>
          <table:table-cell table:formula="of:=[.B665]-[.D665]" office:value-type="float" office:value="0.302036" calcext:value-type="float">
            <text:p>0,302036</text:p>
          </table:table-cell>
          <table:table-cell table:formula="of:=[.A665]-[.C665]" office:value-type="float" office:value="0.0275204999999996" calcext:value-type="float">
            <text:p>0,0275205</text:p>
          </table:table-cell>
          <table:table-cell table:formula="of:=[.G665]-[.C665]" office:value-type="float" office:value="0.0265179999999994" calcext:value-type="float">
            <text:p>0,026518</text:p>
          </table:table-cell>
          <table:table-cell table:formula="of:=[.J665]/[.I665]" office:value-type="float" office:value="0.963572609509266" calcext:value-type="float">
            <text:p>0,9635726095</text:p>
          </table:table-cell>
          <table:table-cell table:formula="of:=[.D665]+[.H665]*[.K665]" office:value-type="float" office:value="-3.51100138331426" calcext:value-type="float">
            <text:p>-3,5110013833</text:p>
          </table:table-cell>
        </table:table-row>
        <table:table-row table:style-name="ro1">
          <table:table-cell office:value-type="float" office:value="7.9345335" calcext:value-type="float">
            <text:p>7,9345335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7.931" calcext:value-type="float">
            <text:p>7,931</text:p>
          </table:table-cell>
          <table:table-cell office:value-type="float" office:value="-3.511001" calcext:value-type="float">
            <text:p>-3,511001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16287" calcext:value-type="float">
            <text:p>0,716287</text:p>
          </table:table-cell>
          <table:table-cell table:formula="of:=[.A666]-[.E666]" office:value-type="float" office:value="7.933531" calcext:value-type="float">
            <text:p>7,933531</text:p>
          </table:table-cell>
          <table:table-cell table:formula="of:=[.B666]-[.D666]" office:value-type="float" office:value="0.161002" calcext:value-type="float">
            <text:p>0,161002</text:p>
          </table:table-cell>
          <table:table-cell table:formula="of:=[.A666]-[.C666]" office:value-type="float" office:value="0.00353349999999963" calcext:value-type="float">
            <text:p>0,0035335</text:p>
          </table:table-cell>
          <table:table-cell table:formula="of:=[.G666]-[.C666]" office:value-type="float" office:value="0.00253099999999939" calcext:value-type="float">
            <text:p>0,002531</text:p>
          </table:table-cell>
          <table:table-cell table:formula="of:=[.J666]/[.I666]" office:value-type="float" office:value="0.716286967595771" calcext:value-type="float">
            <text:p>0,7162869676</text:p>
          </table:table-cell>
          <table:table-cell table:formula="of:=[.D666]+[.H666]*[.K666]" office:value-type="float" office:value="-3.39567736564315" calcext:value-type="float">
            <text:p>-3,3956773656</text:p>
          </table:table-cell>
        </table:table-row>
        <table:table-row table:style-name="ro1">
          <table:table-cell office:value-type="float" office:value="7.9360375" calcext:value-type="float">
            <text:p>7,9360375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7.934" calcext:value-type="float">
            <text:p>7,934</text:p>
          </table:table-cell>
          <table:table-cell office:value-type="float" office:value="-3.395677" calcext:value-type="float">
            <text:p>-3,395677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079755" calcext:value-type="float">
            <text:p>0,5079755</text:p>
          </table:table-cell>
          <table:table-cell table:formula="of:=[.A667]-[.E667]" office:value-type="float" office:value="7.935035" calcext:value-type="float">
            <text:p>7,935035</text:p>
          </table:table-cell>
          <table:table-cell table:formula="of:=[.B667]-[.D667]" office:value-type="float" office:value="0.0456780000000001" calcext:value-type="float">
            <text:p>0,045678</text:p>
          </table:table-cell>
          <table:table-cell table:formula="of:=[.A667]-[.C667]" office:value-type="float" office:value="0.00203750000000014" calcext:value-type="float">
            <text:p>0,0020375</text:p>
          </table:table-cell>
          <table:table-cell table:formula="of:=[.G667]-[.C667]" office:value-type="float" office:value="0.0010349999999999" calcext:value-type="float">
            <text:p>0,001035</text:p>
          </table:table-cell>
          <table:table-cell table:formula="of:=[.J667]/[.I667]" office:value-type="float" office:value="0.507975460122615" calcext:value-type="float">
            <text:p>0,5079754601</text:p>
          </table:table-cell>
          <table:table-cell table:formula="of:=[.D667]+[.H667]*[.K667]" office:value-type="float" office:value="-3.37247369693252" calcext:value-type="float">
            <text:p>-3,3724736969</text:p>
          </table:table-cell>
        </table:table-row>
        <table:table-row table:style-name="ro1">
          <table:table-cell office:value-type="float" office:value="7.9365391" calcext:value-type="float">
            <text:p>7,9365391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7.935" calcext:value-type="float">
            <text:p>7,935</text:p>
          </table:table-cell>
          <table:table-cell office:value-type="float" office:value="-3.372474" calcext:value-type="float">
            <text:p>-3,372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668]-[.E668]" office:value-type="float" office:value="7.9365391" calcext:value-type="float">
            <text:p>7,9365391</text:p>
          </table:table-cell>
          <table:table-cell table:formula="of:=[.B668]-[.D668]" office:value-type="float" office:value="0.022475" calcext:value-type="float">
            <text:p>0,022475</text:p>
          </table:table-cell>
          <table:table-cell table:formula="of:=[.A668]-[.C668]" office:value-type="float" office:value="0.00153909999999957" calcext:value-type="float">
            <text:p>0,0015391</text:p>
          </table:table-cell>
          <table:table-cell table:formula="of:=[.G668]-[.C668]" office:value-type="float" office:value="0.00153909999999957" calcext:value-type="float">
            <text:p>0,0015391</text:p>
          </table:table-cell>
          <table:table-cell table:formula="of:=[.J668]/[.I668]" office:value-type="float" office:value="1" calcext:value-type="float">
            <text:p>1</text:p>
          </table:table-cell>
          <table:table-cell table:formula="of:=[.D668]+[.H668]*[.K668]" office:value-type="float" office:value="-3.349999" calcext:value-type="float">
            <text:p>-3,349999</text:p>
          </table:table-cell>
        </table:table-row>
        <table:table-row table:style-name="ro1">
          <table:table-cell office:value-type="float" office:value="7.9375413" calcext:value-type="float">
            <text:p>7,9375413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7.937" calcext:value-type="float">
            <text:p>7,937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370405" calcext:value-type="float">
            <text:p>0,5370405</text:p>
          </table:table-cell>
          <table:table-cell table:formula="of:=[.A669]-[.E669]" office:value-type="float" office:value="7.9372907" calcext:value-type="float">
            <text:p>7,9372907</text:p>
          </table:table-cell>
          <table:table-cell table:formula="of:=[.B669]-[.D669]" office:value-type="float" office:value="0" calcext:value-type="float">
            <text:p>0</text:p>
          </table:table-cell>
          <table:table-cell table:formula="of:=[.A669]-[.C669]" office:value-type="float" office:value="0.00054129999999919" calcext:value-type="float">
            <text:p>0,0005413</text:p>
          </table:table-cell>
          <table:table-cell table:formula="of:=[.G669]-[.C669]" office:value-type="float" office:value="0.000290699999998978" calcext:value-type="float">
            <text:p>0,0002907</text:p>
          </table:table-cell>
          <table:table-cell table:formula="of:=[.J669]/[.I669]" office:value-type="float" office:value="0.537040458155206" calcext:value-type="float">
            <text:p>0,5370404582</text:p>
          </table:table-cell>
          <table:table-cell table:formula="of:=[.D669]+[.H669]*[.K669]" office:value-type="float" office:value="-3.349999" calcext:value-type="float">
            <text:p>-3,349999</text:p>
          </table:table-cell>
        </table:table-row>
        <table:table-row table:style-name="ro1">
          <table:table-cell office:value-type="float" office:value="7.9385439" calcext:value-type="float">
            <text:p>7,9385439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7.937" calcext:value-type="float">
            <text:p>7,937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76838" calcext:value-type="float">
            <text:p>0,8376838</text:p>
          </table:table-cell>
          <table:table-cell table:formula="of:=[.A670]-[.E670]" office:value-type="float" office:value="7.9382933" calcext:value-type="float">
            <text:p>7,9382933</text:p>
          </table:table-cell>
          <table:table-cell table:formula="of:=[.B670]-[.D670]" office:value-type="float" office:value="0" calcext:value-type="float">
            <text:p>0</text:p>
          </table:table-cell>
          <table:table-cell table:formula="of:=[.A670]-[.C670]" office:value-type="float" office:value="0.00154389999999971" calcext:value-type="float">
            <text:p>0,0015439</text:p>
          </table:table-cell>
          <table:table-cell table:formula="of:=[.G670]-[.C670]" office:value-type="float" office:value="0.0012932999999995" calcext:value-type="float">
            <text:p>0,0012933</text:p>
          </table:table-cell>
          <table:table-cell table:formula="of:=[.J670]/[.I670]" office:value-type="float" office:value="0.837683787809924" calcext:value-type="float">
            <text:p>0,8376837878</text:p>
          </table:table-cell>
          <table:table-cell table:formula="of:=[.D670]+[.H670]*[.K670]" office:value-type="float" office:value="-3.349999" calcext:value-type="float">
            <text:p>-3,349999</text:p>
          </table:table-cell>
        </table:table-row>
        <table:table-row table:style-name="ro1">
          <table:table-cell office:value-type="float" office:value="7.9636138" calcext:value-type="float">
            <text:p>7,9636138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7.938" calcext:value-type="float">
            <text:p>7,938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804305" calcext:value-type="float">
            <text:p>0,9804305</text:p>
          </table:table-cell>
          <table:table-cell table:formula="of:=[.A671]-[.E671]" office:value-type="float" office:value="7.96311255" calcext:value-type="float">
            <text:p>7,96311255</text:p>
          </table:table-cell>
          <table:table-cell table:formula="of:=[.B671]-[.D671]" office:value-type="float" office:value="0.3" calcext:value-type="float">
            <text:p>0,3</text:p>
          </table:table-cell>
          <table:table-cell table:formula="of:=[.A671]-[.C671]" office:value-type="float" office:value="0.0256138000000004" calcext:value-type="float">
            <text:p>0,0256138</text:p>
          </table:table-cell>
          <table:table-cell table:formula="of:=[.G671]-[.C671]" office:value-type="float" office:value="0.0251125500000002" calcext:value-type="float">
            <text:p>0,02511255</text:p>
          </table:table-cell>
          <table:table-cell table:formula="of:=[.J671]/[.I671]" office:value-type="float" office:value="0.980430471074182" calcext:value-type="float">
            <text:p>0,9804304711</text:p>
          </table:table-cell>
          <table:table-cell table:formula="of:=[.D671]+[.H671]*[.K671]" office:value-type="float" office:value="-3.05586985867775" calcext:value-type="float">
            <text:p>-3,0558698587</text:p>
          </table:table-cell>
        </table:table-row>
        <table:table-row table:style-name="ro1">
          <table:table-cell office:value-type="float" office:value="7.9641148" calcext:value-type="float">
            <text:p>7,9641148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7.963" calcext:value-type="float">
            <text:p>7,963</text:p>
          </table:table-cell>
          <table:table-cell office:value-type="float" office:value="-3.05587" calcext:value-type="float">
            <text:p>-3,0558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5503678" calcext:value-type="float">
            <text:p>0,5503678</text:p>
          </table:table-cell>
          <table:table-cell table:formula="of:=[.A672]-[.E672]" office:value-type="float" office:value="7.96361355" calcext:value-type="float">
            <text:p>7,96361355</text:p>
          </table:table-cell>
          <table:table-cell table:formula="of:=[.B672]-[.D672]" office:value-type="float" office:value="0.00587099999999996" calcext:value-type="float">
            <text:p>0,005871</text:p>
          </table:table-cell>
          <table:table-cell table:formula="of:=[.A672]-[.C672]" office:value-type="float" office:value="0.00111479999999986" calcext:value-type="float">
            <text:p>0,0011148</text:p>
          </table:table-cell>
          <table:table-cell table:formula="of:=[.G672]-[.C672]" office:value-type="float" office:value="0.000613549999999741" calcext:value-type="float">
            <text:p>0,00061355</text:p>
          </table:table-cell>
          <table:table-cell table:formula="of:=[.J672]/[.I672]" office:value-type="float" office:value="0.550367778973643" calcext:value-type="float">
            <text:p>0,550367779</text:p>
          </table:table-cell>
          <table:table-cell table:formula="of:=[.D672]+[.H672]*[.K672]" office:value-type="float" office:value="-3.05263879076965" calcext:value-type="float">
            <text:p>-3,0526387908</text:p>
          </table:table-cell>
        </table:table-row>
        <table:table-row table:style-name="ro1">
          <table:table-cell office:value-type="float" office:value="7.9656188" calcext:value-type="float">
            <text:p>7,9656188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7.964" calcext:value-type="float">
            <text:p>7,964</text:p>
          </table:table-cell>
          <table:table-cell office:value-type="float" office:value="-3.052639" calcext:value-type="float">
            <text:p>-3,052639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6905115" calcext:value-type="float">
            <text:p>0,6905115</text:p>
          </table:table-cell>
          <table:table-cell table:formula="of:=[.A673]-[.E673]" office:value-type="float" office:value="7.9651178" calcext:value-type="float">
            <text:p>7,9651178</text:p>
          </table:table-cell>
          <table:table-cell table:formula="of:=[.B673]-[.D673]" office:value-type="float" office:value="0.00263999999999998" calcext:value-type="float">
            <text:p>0,00264</text:p>
          </table:table-cell>
          <table:table-cell table:formula="of:=[.A673]-[.C673]" office:value-type="float" office:value="0.00161879999999925" calcext:value-type="float">
            <text:p>0,0016188</text:p>
          </table:table-cell>
          <table:table-cell table:formula="of:=[.G673]-[.C673]" office:value-type="float" office:value="0.00111779999999939" calcext:value-type="float">
            <text:p>0,0011178</text:p>
          </table:table-cell>
          <table:table-cell table:formula="of:=[.J673]/[.I673]" office:value-type="float" office:value="0.690511489992529" calcext:value-type="float">
            <text:p>0,69051149</text:p>
          </table:table-cell>
          <table:table-cell table:formula="of:=[.D673]+[.H673]*[.K673]" office:value-type="float" office:value="-3.05081604966642" calcext:value-type="float">
            <text:p>-3,0508160497</text:p>
          </table:table-cell>
        </table:table-row>
        <table:table-row table:style-name="ro1">
          <table:table-cell office:value-type="float" office:value="7.9681254" calcext:value-type="float">
            <text:p>7,9681254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7.965" calcext:value-type="float">
            <text:p>7,965</text:p>
          </table:table-cell>
          <table:table-cell office:value-type="float" office:value="-3.050816" calcext:value-type="float">
            <text:p>-3,050816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8397005" calcext:value-type="float">
            <text:p>0,8397005</text:p>
          </table:table-cell>
          <table:table-cell table:formula="of:=[.A674]-[.E674]" office:value-type="float" office:value="7.9676244" calcext:value-type="float">
            <text:p>7,9676244</text:p>
          </table:table-cell>
          <table:table-cell table:formula="of:=[.B674]-[.D674]" office:value-type="float" office:value="0.150817" calcext:value-type="float">
            <text:p>0,150817</text:p>
          </table:table-cell>
          <table:table-cell table:formula="of:=[.A674]-[.C674]" office:value-type="float" office:value="0.00312540000000006" calcext:value-type="float">
            <text:p>0,0031254</text:p>
          </table:table-cell>
          <table:table-cell table:formula="of:=[.G674]-[.C674]" office:value-type="float" office:value="0.00262440000000019" calcext:value-type="float">
            <text:p>0,0026244</text:p>
          </table:table-cell>
          <table:table-cell table:formula="of:=[.J674]/[.I674]" office:value-type="float" office:value="0.8397005183337" calcext:value-type="float">
            <text:p>0,8397005183</text:p>
          </table:table-cell>
          <table:table-cell table:formula="of:=[.D674]+[.H674]*[.K674]" office:value-type="float" office:value="-2.92417488692647" calcext:value-type="float">
            <text:p>-2,9241748869</text:p>
          </table:table-cell>
        </table:table-row>
        <table:table-row table:style-name="ro1">
          <table:table-cell office:value-type="float" office:value="7.970632" calcext:value-type="float">
            <text:p>7,970632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7.968" calcext:value-type="float">
            <text:p>7,968</text:p>
          </table:table-cell>
          <table:table-cell office:value-type="float" office:value="-2.924175" calcext:value-type="float">
            <text:p>-2,924175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19054" calcext:value-type="float">
            <text:p>0,619054</text:p>
          </table:table-cell>
          <table:table-cell table:formula="of:=[.A675]-[.E675]" office:value-type="float" office:value="7.96962935" calcext:value-type="float">
            <text:p>7,96962935</text:p>
          </table:table-cell>
          <table:table-cell table:formula="of:=[.B675]-[.D675]" office:value-type="float" office:value="0.0241759999999998" calcext:value-type="float">
            <text:p>0,024176</text:p>
          </table:table-cell>
          <table:table-cell table:formula="of:=[.A675]-[.C675]" office:value-type="float" office:value="0.00263200000000019" calcext:value-type="float">
            <text:p>0,002632</text:p>
          </table:table-cell>
          <table:table-cell table:formula="of:=[.G675]-[.C675]" office:value-type="float" office:value="0.00162934999999997" calcext:value-type="float">
            <text:p>0,00162935</text:p>
          </table:table-cell>
          <table:table-cell table:formula="of:=[.J675]/[.I675]" office:value-type="float" office:value="0.619053951367727" calcext:value-type="float">
            <text:p>0,6190539514</text:p>
          </table:table-cell>
          <table:table-cell table:formula="of:=[.D675]+[.H675]*[.K675]" office:value-type="float" office:value="-2.90920875167173" calcext:value-type="float">
            <text:p>-2,9092087517</text:p>
          </table:table-cell>
        </table:table-row>
        <table:table-row table:style-name="ro1">
          <table:table-cell office:value-type="float" office:value="7.9721358" calcext:value-type="float">
            <text:p>7,9721358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7.97" calcext:value-type="float">
            <text:p>7,97</text:p>
          </table:table-cell>
          <table:table-cell office:value-type="float" office:value="-2.909208" calcext:value-type="float">
            <text:p>-2,909208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305506" calcext:value-type="float">
            <text:p>0,5305506</text:p>
          </table:table-cell>
          <table:table-cell table:formula="of:=[.A676]-[.E676]" office:value-type="float" office:value="7.97113315" calcext:value-type="float">
            <text:p>7,97113315</text:p>
          </table:table-cell>
          <table:table-cell table:formula="of:=[.B676]-[.D676]" office:value-type="float" office:value="0.0092089999999998" calcext:value-type="float">
            <text:p>0,009209</text:p>
          </table:table-cell>
          <table:table-cell table:formula="of:=[.A676]-[.C676]" office:value-type="float" office:value="0.00213580000000046" calcext:value-type="float">
            <text:p>0,0021358</text:p>
          </table:table-cell>
          <table:table-cell table:formula="of:=[.G676]-[.C676]" office:value-type="float" office:value="0.00113315000000025" calcext:value-type="float">
            <text:p>0,00113315</text:p>
          </table:table-cell>
          <table:table-cell table:formula="of:=[.J676]/[.I676]" office:value-type="float" office:value="0.530550613353311" calcext:value-type="float">
            <text:p>0,5305506134</text:p>
          </table:table-cell>
          <table:table-cell table:formula="of:=[.D676]+[.H676]*[.K676]" office:value-type="float" office:value="-2.90432215940163" calcext:value-type="float">
            <text:p>-2,9043221594</text:p>
          </table:table-cell>
        </table:table-row>
        <table:table-row table:style-name="ro1">
          <table:table-cell office:value-type="float" office:value="7.9726373" calcext:value-type="float">
            <text:p>7,9726373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7.971" calcext:value-type="float">
            <text:p>7,971</text:p>
          </table:table-cell>
          <table:table-cell office:value-type="float" office:value="-2.904322" calcext:value-type="float">
            <text:p>-2,90432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69126" calcext:value-type="float">
            <text:p>0,8469126</text:p>
          </table:table-cell>
          <table:table-cell table:formula="of:=[.A677]-[.E677]" office:value-type="float" office:value="7.97238665" calcext:value-type="float">
            <text:p>7,97238665</text:p>
          </table:table-cell>
          <table:table-cell table:formula="of:=[.B677]-[.D677]" office:value-type="float" office:value="0.00432299999999986" calcext:value-type="float">
            <text:p>0,004323</text:p>
          </table:table-cell>
          <table:table-cell table:formula="of:=[.A677]-[.C677]" office:value-type="float" office:value="0.00163729999999962" calcext:value-type="float">
            <text:p>0,0016373</text:p>
          </table:table-cell>
          <table:table-cell table:formula="of:=[.G677]-[.C677]" office:value-type="float" office:value="0.00138664999999971" calcext:value-type="float">
            <text:p>0,00138665</text:p>
          </table:table-cell>
          <table:table-cell table:formula="of:=[.J677]/[.I677]" office:value-type="float" office:value="0.846912600012236" calcext:value-type="float">
            <text:p>0,8469126</text:p>
          </table:table-cell>
          <table:table-cell table:formula="of:=[.D677]+[.H677]*[.K677]" office:value-type="float" office:value="-2.90066079683015" calcext:value-type="float">
            <text:p>-2,9006607968</text:p>
          </table:table-cell>
        </table:table-row>
        <table:table-row table:style-name="ro1">
          <table:table-cell office:value-type="float" office:value="7.9741414" calcext:value-type="float">
            <text:p>7,9741414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7.972" calcext:value-type="float">
            <text:p>7,972</text:p>
          </table:table-cell>
          <table:table-cell office:value-type="float" office:value="-2.900661" calcext:value-type="float">
            <text:p>-2,90066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829504" calcext:value-type="float">
            <text:p>0,8829504</text:p>
          </table:table-cell>
          <table:table-cell table:formula="of:=[.A678]-[.E678]" office:value-type="float" office:value="7.97389075" calcext:value-type="float">
            <text:p>7,97389075</text:p>
          </table:table-cell>
          <table:table-cell table:formula="of:=[.B678]-[.D678]" office:value-type="float" office:value="0.000661999999999718" calcext:value-type="float">
            <text:p>0,000662</text:p>
          </table:table-cell>
          <table:table-cell table:formula="of:=[.A678]-[.C678]" office:value-type="float" office:value="0.00214140000000018" calcext:value-type="float">
            <text:p>0,0021414</text:p>
          </table:table-cell>
          <table:table-cell table:formula="of:=[.G678]-[.C678]" office:value-type="float" office:value="0.00189075000000027" calcext:value-type="float">
            <text:p>0,00189075</text:p>
          </table:table-cell>
          <table:table-cell table:formula="of:=[.J678]/[.I678]" office:value-type="float" office:value="0.882950406276321" calcext:value-type="float">
            <text:p>0,8829504063</text:p>
          </table:table-cell>
          <table:table-cell table:formula="of:=[.D678]+[.H678]*[.K678]" office:value-type="float" office:value="-2.90007648683105" calcext:value-type="float">
            <text:p>-2,9000764868</text:p>
          </table:table-cell>
        </table:table-row>
        <table:table-row table:style-name="ro1">
          <table:table-cell office:value-type="float" office:value="8.0005853" calcext:value-type="float">
            <text:p>8,0005853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7.974" calcext:value-type="float">
            <text:p>7,974</text:p>
          </table:table-cell>
          <table:table-cell office:value-type="float" office:value="-2.900076" calcext:value-type="float">
            <text:p>-2,900076</text:p>
          </table:table-cell>
          <table:table-cell office:value-type="float" office:value="0.0017548" calcext:value-type="float">
            <text:p>0,0017548</text:p>
          </table:table-cell>
          <table:table-cell office:value-type="float" office:value="0.9339936" calcext:value-type="float">
            <text:p>0,9339936</text:p>
          </table:table-cell>
          <table:table-cell table:formula="of:=[.A679]-[.E679]" office:value-type="float" office:value="7.9988305" calcext:value-type="float">
            <text:p>7,9988305</text:p>
          </table:table-cell>
          <table:table-cell table:formula="of:=[.B679]-[.D679]" office:value-type="float" office:value="0.450078" calcext:value-type="float">
            <text:p>0,450078</text:p>
          </table:table-cell>
          <table:table-cell table:formula="of:=[.A679]-[.C679]" office:value-type="float" office:value="0.0265852999999989" calcext:value-type="float">
            <text:p>0,0265853</text:p>
          </table:table-cell>
          <table:table-cell table:formula="of:=[.G679]-[.C679]" office:value-type="float" office:value="0.0248304999999993" calcext:value-type="float">
            <text:p>0,0248305</text:p>
          </table:table-cell>
          <table:table-cell table:formula="of:=[.J679]/[.I679]" office:value-type="float" office:value="0.933993597965805" calcext:value-type="float">
            <text:p>0,933993598</text:p>
          </table:table-cell>
          <table:table-cell table:formula="of:=[.D679]+[.H679]*[.K679]" office:value-type="float" office:value="-2.47970602941475" calcext:value-type="float">
            <text:p>-2,4797060294</text:p>
          </table:table-cell>
        </table:table-row>
        <table:table-row table:style-name="ro1">
          <table:table-cell office:value-type="float" office:value="8.0035937" calcext:value-type="float">
            <text:p>8,0035937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7.999" calcext:value-type="float">
            <text:p>7,999</text:p>
          </table:table-cell>
          <table:table-cell office:value-type="float" office:value="-2.479706" calcext:value-type="float">
            <text:p>-2,479706</text:p>
          </table:table-cell>
          <table:table-cell office:value-type="float" office:value="0.0017548" calcext:value-type="float">
            <text:p>0,0017548</text:p>
          </table:table-cell>
          <table:table-cell office:value-type="float" office:value="0.6179985" calcext:value-type="float">
            <text:p>0,6179985</text:p>
          </table:table-cell>
          <table:table-cell table:formula="of:=[.A680]-[.E680]" office:value-type="float" office:value="8.0018389" calcext:value-type="float">
            <text:p>8,0018389</text:p>
          </table:table-cell>
          <table:table-cell table:formula="of:=[.B680]-[.D680]" office:value-type="float" office:value="0.0297080000000003" calcext:value-type="float">
            <text:p>0,029708</text:p>
          </table:table-cell>
          <table:table-cell table:formula="of:=[.A680]-[.C680]" office:value-type="float" office:value="0.00459370000000003" calcext:value-type="float">
            <text:p>0,0045937</text:p>
          </table:table-cell>
          <table:table-cell table:formula="of:=[.G680]-[.C680]" office:value-type="float" office:value="0.00283889999999953" calcext:value-type="float">
            <text:p>0,0028389</text:p>
          </table:table-cell>
          <table:table-cell table:formula="of:=[.J680]/[.I680]" office:value-type="float" office:value="0.617998563249562" calcext:value-type="float">
            <text:p>0,6179985632</text:p>
          </table:table-cell>
          <table:table-cell table:formula="of:=[.D680]+[.H680]*[.K680]" office:value-type="float" office:value="-2.46134649868298" calcext:value-type="float">
            <text:p>-2,4613464987</text:p>
          </table:table-cell>
        </table:table-row>
        <table:table-row table:style-name="ro1">
          <table:table-cell office:value-type="float" office:value="8.0040944" calcext:value-type="float">
            <text:p>8,0040944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8.002" calcext:value-type="float">
            <text:p>8,002</text:p>
          </table:table-cell>
          <table:table-cell office:value-type="float" office:value="-2.461347" calcext:value-type="float">
            <text:p>-2,461347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8804669" calcext:value-type="float">
            <text:p>0,8804669</text:p>
          </table:table-cell>
          <table:table-cell table:formula="of:=[.A681]-[.E681]" office:value-type="float" office:value="8.00384405" calcext:value-type="float">
            <text:p>8,00384405</text:p>
          </table:table-cell>
          <table:table-cell table:formula="of:=[.B681]-[.D681]" office:value-type="float" office:value="0.0113490000000001" calcext:value-type="float">
            <text:p>0,011349</text:p>
          </table:table-cell>
          <table:table-cell table:formula="of:=[.A681]-[.C681]" office:value-type="float" office:value="0.00209439999999894" calcext:value-type="float">
            <text:p>0,0020944</text:p>
          </table:table-cell>
          <table:table-cell table:formula="of:=[.G681]-[.C681]" office:value-type="float" office:value="0.00184404999999899" calcext:value-type="float">
            <text:p>0,00184405</text:p>
          </table:table-cell>
          <table:table-cell table:formula="of:=[.J681]/[.I681]" office:value-type="float" office:value="0.880466959511038" calcext:value-type="float">
            <text:p>0,8804669595</text:p>
          </table:table-cell>
          <table:table-cell table:formula="of:=[.D681]+[.H681]*[.K681]" office:value-type="float" office:value="-2.45135458047651" calcext:value-type="float">
            <text:p>-2,4513545805</text:p>
          </table:table-cell>
        </table:table-row>
        <table:table-row table:style-name="ro1">
          <table:table-cell office:value-type="float" office:value="8.0050972" calcext:value-type="float">
            <text:p>8,0050972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8.004" calcext:value-type="float">
            <text:p>8,004</text:p>
          </table:table-cell>
          <table:table-cell office:value-type="float" office:value="-2.451355" calcext:value-type="float">
            <text:p>-2,451355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7718283" calcext:value-type="float">
            <text:p>0,7718283</text:p>
          </table:table-cell>
          <table:table-cell table:formula="of:=[.A682]-[.E682]" office:value-type="float" office:value="8.00484685" calcext:value-type="float">
            <text:p>8,00484685</text:p>
          </table:table-cell>
          <table:table-cell table:formula="of:=[.B682]-[.D682]" office:value-type="float" office:value="0.00135700000000005" calcext:value-type="float">
            <text:p>0,001357</text:p>
          </table:table-cell>
          <table:table-cell table:formula="of:=[.A682]-[.C682]" office:value-type="float" office:value="0.00109720000000024" calcext:value-type="float">
            <text:p>0,0010972</text:p>
          </table:table-cell>
          <table:table-cell table:formula="of:=[.G682]-[.C682]" office:value-type="float" office:value="0.000846850000000288" calcext:value-type="float">
            <text:p>0,00084685</text:p>
          </table:table-cell>
          <table:table-cell table:formula="of:=[.J682]/[.I682]" office:value-type="float" office:value="0.771828290193311" calcext:value-type="float">
            <text:p>0,7718282902</text:p>
          </table:table-cell>
          <table:table-cell table:formula="of:=[.D682]+[.H682]*[.K682]" office:value-type="float" office:value="-2.45030762901021" calcext:value-type="float">
            <text:p>-2,450307629</text:p>
          </table:table-cell>
        </table:table-row>
        <table:table-row table:style-name="ro1">
          <table:table-cell office:value-type="float" office:value="8.0331226" calcext:value-type="float">
            <text:p>8,0331226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8.005" calcext:value-type="float">
            <text:p>8,005</text:p>
          </table:table-cell>
          <table:table-cell office:value-type="float" office:value="-2.450308" calcext:value-type="float">
            <text:p>-2,450308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9910979" calcext:value-type="float">
            <text:p>0,9910979</text:p>
          </table:table-cell>
          <table:table-cell table:formula="of:=[.A683]-[.E683]" office:value-type="float" office:value="8.03287225" calcext:value-type="float">
            <text:p>8,03287225</text:p>
          </table:table-cell>
          <table:table-cell table:formula="of:=[.B683]-[.D683]" office:value-type="float" office:value="0.30031" calcext:value-type="float">
            <text:p>0,30031</text:p>
          </table:table-cell>
          <table:table-cell table:formula="of:=[.A683]-[.C683]" office:value-type="float" office:value="0.0281225999999997" calcext:value-type="float">
            <text:p>0,0281226</text:p>
          </table:table-cell>
          <table:table-cell table:formula="of:=[.G683]-[.C683]" office:value-type="float" office:value="0.0278722499999997" calcext:value-type="float">
            <text:p>0,02787225</text:p>
          </table:table-cell>
          <table:table-cell table:formula="of:=[.J683]/[.I683]" office:value-type="float" office:value="0.991097907021401" calcext:value-type="float">
            <text:p>0,991097907</text:p>
          </table:table-cell>
          <table:table-cell table:formula="of:=[.D683]+[.H683]*[.K683]" office:value-type="float" office:value="-2.1526713875424" calcext:value-type="float">
            <text:p>-2,1526713875</text:p>
          </table:table-cell>
        </table:table-row>
        <table:table-row table:style-name="ro1">
          <table:table-cell office:value-type="float" office:value="8.0361307" calcext:value-type="float">
            <text:p>8,0361307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8.033" calcext:value-type="float">
            <text:p>8,033</text:p>
          </table:table-cell>
          <table:table-cell office:value-type="float" office:value="-2.152672" calcext:value-type="float">
            <text:p>-2,152672</text:p>
          </table:table-cell>
          <table:table-cell office:value-type="float" office:value="0.00125345" calcext:value-type="float">
            <text:p>0,00125345</text:p>
          </table:table-cell>
          <table:table-cell office:value-type="float" office:value="0.5996262" calcext:value-type="float">
            <text:p>0,5996262</text:p>
          </table:table-cell>
          <table:table-cell table:formula="of:=[.A684]-[.E684]" office:value-type="float" office:value="8.03487725" calcext:value-type="float">
            <text:p>8,03487725</text:p>
          </table:table-cell>
          <table:table-cell table:formula="of:=[.B684]-[.D684]" office:value-type="float" office:value="0.152674" calcext:value-type="float">
            <text:p>0,152674</text:p>
          </table:table-cell>
          <table:table-cell table:formula="of:=[.A684]-[.C684]" office:value-type="float" office:value="0.00313069999999982" calcext:value-type="float">
            <text:p>0,0031307</text:p>
          </table:table-cell>
          <table:table-cell table:formula="of:=[.G684]-[.C684]" office:value-type="float" office:value="0.00187724999999972" calcext:value-type="float">
            <text:p>0,00187725</text:p>
          </table:table-cell>
          <table:table-cell table:formula="of:=[.J684]/[.I684]" office:value-type="float" office:value="0.599626281662193" calcext:value-type="float">
            <text:p>0,5996262817</text:p>
          </table:table-cell>
          <table:table-cell table:formula="of:=[.D684]+[.H684]*[.K684]" office:value-type="float" office:value="-2.06112465707351" calcext:value-type="float">
            <text:p>-2,0611246571</text:p>
          </table:table-cell>
        </table:table-row>
        <table:table-row table:style-name="ro1">
          <table:table-cell office:value-type="float" office:value="8.038637" calcext:value-type="float">
            <text:p>8,038637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8.035" calcext:value-type="float">
            <text:p>8,035</text:p>
          </table:table-cell>
          <table:table-cell office:value-type="float" office:value="-2.061125" calcext:value-type="float">
            <text:p>-2,061125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243608" calcext:value-type="float">
            <text:p>0,7243608</text:p>
          </table:table-cell>
          <table:table-cell table:formula="of:=[.A685]-[.E685]" office:value-type="float" office:value="8.0376345" calcext:value-type="float">
            <text:p>8,0376345</text:p>
          </table:table-cell>
          <table:table-cell table:formula="of:=[.B685]-[.D685]" office:value-type="float" office:value="0.0611270000000002" calcext:value-type="float">
            <text:p>0,061127</text:p>
          </table:table-cell>
          <table:table-cell table:formula="of:=[.A685]-[.C685]" office:value-type="float" office:value="0.00363699999999945" calcext:value-type="float">
            <text:p>0,003637</text:p>
          </table:table-cell>
          <table:table-cell table:formula="of:=[.G685]-[.C685]" office:value-type="float" office:value="0.00263449999999921" calcext:value-type="float">
            <text:p>0,0026345</text:p>
          </table:table-cell>
          <table:table-cell table:formula="of:=[.J685]/[.I685]" office:value-type="float" office:value="0.72436073687094" calcext:value-type="float">
            <text:p>0,7243607369</text:p>
          </table:table-cell>
          <table:table-cell table:formula="of:=[.D685]+[.H685]*[.K685]" office:value-type="float" office:value="-2.01684700123729" calcext:value-type="float">
            <text:p>-2,0168470012</text:p>
          </table:table-cell>
        </table:table-row>
        <table:table-row table:style-name="ro1">
          <table:table-cell office:value-type="float" office:value="8.0401408" calcext:value-type="float">
            <text:p>8,0401408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8.038" calcext:value-type="float">
            <text:p>8,038</text:p>
          </table:table-cell>
          <table:table-cell office:value-type="float" office:value="-2.016847" calcext:value-type="float">
            <text:p>-2,016847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317171" calcext:value-type="float">
            <text:p>0,5317171</text:p>
          </table:table-cell>
          <table:table-cell table:formula="of:=[.A686]-[.E686]" office:value-type="float" office:value="8.0391383" calcext:value-type="float">
            <text:p>8,0391383</text:p>
          </table:table-cell>
          <table:table-cell table:formula="of:=[.B686]-[.D686]" office:value-type="float" office:value="0.0168489999999999" calcext:value-type="float">
            <text:p>0,016849</text:p>
          </table:table-cell>
          <table:table-cell table:formula="of:=[.A686]-[.C686]" office:value-type="float" office:value="0.00214079999999939" calcext:value-type="float">
            <text:p>0,0021408</text:p>
          </table:table-cell>
          <table:table-cell table:formula="of:=[.G686]-[.C686]" office:value-type="float" office:value="0.00113829999999915" calcext:value-type="float">
            <text:p>0,0011383</text:p>
          </table:table-cell>
          <table:table-cell table:formula="of:=[.J686]/[.I686]" office:value-type="float" office:value="0.531717115096914" calcext:value-type="float">
            <text:p>0,5317171151</text:p>
          </table:table-cell>
          <table:table-cell table:formula="of:=[.D686]+[.H686]*[.K686]" office:value-type="float" office:value="-2.00788809832773" calcext:value-type="float">
            <text:p>-2,0078880983</text:p>
          </table:table-cell>
        </table:table-row>
        <table:table-row table:style-name="ro1">
          <table:table-cell office:value-type="float" office:value="8.0411436" calcext:value-type="float">
            <text:p>8,0411436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8.039" calcext:value-type="float">
            <text:p>8,039</text:p>
          </table:table-cell>
          <table:table-cell office:value-type="float" office:value="-2.007888" calcext:value-type="float">
            <text:p>-2,007888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5323288" calcext:value-type="float">
            <text:p>0,5323288</text:p>
          </table:table-cell>
          <table:table-cell table:formula="of:=[.A687]-[.E687]" office:value-type="float" office:value="8.0401411" calcext:value-type="float">
            <text:p>8,0401411</text:p>
          </table:table-cell>
          <table:table-cell table:formula="of:=[.B687]-[.D687]" office:value-type="float" office:value="0.00788999999999995" calcext:value-type="float">
            <text:p>0,00789</text:p>
          </table:table-cell>
          <table:table-cell table:formula="of:=[.A687]-[.C687]" office:value-type="float" office:value="0.00214360000000013" calcext:value-type="float">
            <text:p>0,0021436</text:p>
          </table:table-cell>
          <table:table-cell table:formula="of:=[.G687]-[.C687]" office:value-type="float" office:value="0.0011410999999999" calcext:value-type="float">
            <text:p>0,0011411</text:p>
          </table:table-cell>
          <table:table-cell table:formula="of:=[.J687]/[.I687]" office:value-type="float" office:value="0.53232879268512" calcext:value-type="float">
            <text:p>0,5323287927</text:p>
          </table:table-cell>
          <table:table-cell table:formula="of:=[.D687]+[.H687]*[.K687]" office:value-type="float" office:value="-2.00368792582571" calcext:value-type="float">
            <text:p>-2,0036879258</text:p>
          </table:table-cell>
        </table:table-row>
        <table:table-row table:style-name="ro1">
          <table:table-cell office:value-type="float" office:value="8.0706322" calcext:value-type="float">
            <text:p>8,0706322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8.04" calcext:value-type="float">
            <text:p>8,04</text:p>
          </table:table-cell>
          <table:table-cell office:value-type="float" office:value="-2.003688" calcext:value-type="float">
            <text:p>-2,003688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967273" calcext:value-type="float">
            <text:p>0,967273</text:p>
          </table:table-cell>
          <table:table-cell table:formula="of:=[.A688]-[.E688]" office:value-type="float" office:value="8.0696297" calcext:value-type="float">
            <text:p>8,0696297</text:p>
          </table:table-cell>
          <table:table-cell table:formula="of:=[.B688]-[.D688]" office:value-type="float" office:value="0.45369" calcext:value-type="float">
            <text:p>0,45369</text:p>
          </table:table-cell>
          <table:table-cell table:formula="of:=[.A688]-[.C688]" office:value-type="float" office:value="0.0306322000000012" calcext:value-type="float">
            <text:p>0,0306322</text:p>
          </table:table-cell>
          <table:table-cell table:formula="of:=[.G688]-[.C688]" office:value-type="float" office:value="0.029629700000001" calcext:value-type="float">
            <text:p>0,0296297</text:p>
          </table:table-cell>
          <table:table-cell table:formula="of:=[.J688]/[.I688]" office:value-type="float" office:value="0.96727300030686" calcext:value-type="float">
            <text:p>0,9672730003</text:p>
          </table:table-cell>
          <table:table-cell table:formula="of:=[.D688]+[.H688]*[.K688]" office:value-type="float" office:value="-1.56484591249078" calcext:value-type="float">
            <text:p>-1,5648459125</text:p>
          </table:table-cell>
        </table:table-row>
        <table:table-row table:style-name="ro1">
          <table:table-cell office:value-type="float" office:value="8.0726372" calcext:value-type="float">
            <text:p>8,0726372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8.07" calcext:value-type="float">
            <text:p>8,07</text:p>
          </table:table-cell>
          <table:table-cell office:value-type="float" office:value="-1.564846" calcext:value-type="float">
            <text:p>-1,564846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099689" calcext:value-type="float">
            <text:p>0,8099689</text:p>
          </table:table-cell>
          <table:table-cell table:formula="of:=[.A689]-[.E689]" office:value-type="float" office:value="8.07213605" calcext:value-type="float">
            <text:p>8,07213605</text:p>
          </table:table-cell>
          <table:table-cell table:formula="of:=[.B689]-[.D689]" office:value-type="float" office:value="0.014848" calcext:value-type="float">
            <text:p>0,014848</text:p>
          </table:table-cell>
          <table:table-cell table:formula="of:=[.A689]-[.C689]" office:value-type="float" office:value="0.00263720000000056" calcext:value-type="float">
            <text:p>0,0026372</text:p>
          </table:table-cell>
          <table:table-cell table:formula="of:=[.G689]-[.C689]" office:value-type="float" office:value="0.00213605000000072" calcext:value-type="float">
            <text:p>0,00213605</text:p>
          </table:table-cell>
          <table:table-cell table:formula="of:=[.J689]/[.I689]" office:value-type="float" office:value="0.809968906415997" calcext:value-type="float">
            <text:p>0,8099689064</text:p>
          </table:table-cell>
          <table:table-cell table:formula="of:=[.D689]+[.H689]*[.K689]" office:value-type="float" office:value="-1.55281958167754" calcext:value-type="float">
            <text:p>-1,5528195817</text:p>
          </table:table-cell>
        </table:table-row>
        <table:table-row table:style-name="ro1">
          <table:table-cell office:value-type="float" office:value="8.0746428" calcext:value-type="float">
            <text:p>8,0746428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8.072" calcext:value-type="float">
            <text:p>8,072</text:p>
          </table:table-cell>
          <table:table-cell office:value-type="float" office:value="-1.55282" calcext:value-type="float">
            <text:p>-1,5528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153965" calcext:value-type="float">
            <text:p>0,7153965</text:p>
          </table:table-cell>
          <table:table-cell table:formula="of:=[.A690]-[.E690]" office:value-type="float" office:value="8.07389065" calcext:value-type="float">
            <text:p>8,07389065</text:p>
          </table:table-cell>
          <table:table-cell table:formula="of:=[.B690]-[.D690]" office:value-type="float" office:value="0.0028220000000001" calcext:value-type="float">
            <text:p>0,002822</text:p>
          </table:table-cell>
          <table:table-cell table:formula="of:=[.A690]-[.C690]" office:value-type="float" office:value="0.00264280000000028" calcext:value-type="float">
            <text:p>0,0026428</text:p>
          </table:table-cell>
          <table:table-cell table:formula="of:=[.G690]-[.C690]" office:value-type="float" office:value="0.00189064999999999" calcext:value-type="float">
            <text:p>0,00189065</text:p>
          </table:table-cell>
          <table:table-cell table:formula="of:=[.J690]/[.I690]" office:value-type="float" office:value="0.715396549114498" calcext:value-type="float">
            <text:p>0,7153965491</text:p>
          </table:table-cell>
          <table:table-cell table:formula="of:=[.D690]+[.H690]*[.K690]" office:value-type="float" office:value="-1.5508011509384" calcext:value-type="float">
            <text:p>-1,5508011509</text:p>
          </table:table-cell>
        </table:table-row>
        <table:table-row table:style-name="ro1">
          <table:table-cell office:value-type="float" office:value="8.0756451" calcext:value-type="float">
            <text:p>8,0756451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8.074" calcext:value-type="float">
            <text:p>8,074</text:p>
          </table:table-cell>
          <table:table-cell office:value-type="float" office:value="-1.550801" calcext:value-type="float">
            <text:p>-1,55080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427938" calcext:value-type="float">
            <text:p>0,5427938</text:p>
          </table:table-cell>
          <table:table-cell table:formula="of:=[.A691]-[.E691]" office:value-type="float" office:value="8.07489295" calcext:value-type="float">
            <text:p>8,07489295</text:p>
          </table:table-cell>
          <table:table-cell table:formula="of:=[.B691]-[.D691]" office:value-type="float" office:value="0.000802999999999887" calcext:value-type="float">
            <text:p>0,000803</text:p>
          </table:table-cell>
          <table:table-cell table:formula="of:=[.A691]-[.C691]" office:value-type="float" office:value="0.00164509999999929" calcext:value-type="float">
            <text:p>0,0016451</text:p>
          </table:table-cell>
          <table:table-cell table:formula="of:=[.G691]-[.C691]" office:value-type="float" office:value="0.000892949999999004" calcext:value-type="float">
            <text:p>0,00089295</text:p>
          </table:table-cell>
          <table:table-cell table:formula="of:=[.J691]/[.I691]" office:value-type="float" office:value="0.542793751139378" calcext:value-type="float">
            <text:p>0,5427937511</text:p>
          </table:table-cell>
          <table:table-cell table:formula="of:=[.D691]+[.H691]*[.K691]" office:value-type="float" office:value="-1.55036513661784" calcext:value-type="float">
            <text:p>-1,5503651366</text:p>
          </table:table-cell>
        </table:table-row>
        <table:table-row table:style-name="ro1">
          <table:table-cell office:value-type="float" office:value="8.0766479" calcext:value-type="float">
            <text:p>8,0766479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8.075" calcext:value-type="float">
            <text:p>8,075</text:p>
          </table:table-cell>
          <table:table-cell office:value-type="float" office:value="-1.550365" calcext:value-type="float">
            <text:p>-1,550365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5435706" calcext:value-type="float">
            <text:p>0,5435706</text:p>
          </table:table-cell>
          <table:table-cell table:formula="of:=[.A692]-[.E692]" office:value-type="float" office:value="8.07589575" calcext:value-type="float">
            <text:p>8,07589575</text:p>
          </table:table-cell>
          <table:table-cell table:formula="of:=[.B692]-[.D692]" office:value-type="float" office:value="0.000367000000000006" calcext:value-type="float">
            <text:p>0,000367</text:p>
          </table:table-cell>
          <table:table-cell table:formula="of:=[.A692]-[.C692]" office:value-type="float" office:value="0.00164790000000004" calcext:value-type="float">
            <text:p>0,0016479</text:p>
          </table:table-cell>
          <table:table-cell table:formula="of:=[.G692]-[.C692]" office:value-type="float" office:value="0.000895749999999751" calcext:value-type="float">
            <text:p>0,00089575</text:p>
          </table:table-cell>
          <table:table-cell table:formula="of:=[.J692]/[.I692]" office:value-type="float" office:value="0.543570605012277" calcext:value-type="float">
            <text:p>0,543570605</text:p>
          </table:table-cell>
          <table:table-cell table:formula="of:=[.D692]+[.H692]*[.K692]" office:value-type="float" office:value="-1.55016550958796" calcext:value-type="float">
            <text:p>-1,5501655096</text:p>
          </table:table-cell>
        </table:table-row>
        <table:table-row table:style-name="ro1">
          <table:table-cell office:value-type="float" office:value="8.1016036" calcext:value-type="float">
            <text:p>8,1016036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8.076" calcext:value-type="float">
            <text:p>8,076</text:p>
          </table:table-cell>
          <table:table-cell office:value-type="float" office:value="-1.550166" calcext:value-type="float">
            <text:p>-1,550166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9608239" calcext:value-type="float">
            <text:p>0,9608239</text:p>
          </table:table-cell>
          <table:table-cell table:formula="of:=[.A693]-[.E693]" office:value-type="float" office:value="8.10060055" calcext:value-type="float">
            <text:p>8,10060055</text:p>
          </table:table-cell>
          <table:table-cell table:formula="of:=[.B693]-[.D693]" office:value-type="float" office:value="0.450168" calcext:value-type="float">
            <text:p>0,450168</text:p>
          </table:table-cell>
          <table:table-cell table:formula="of:=[.A693]-[.C693]" office:value-type="float" office:value="0.0256036000000002" calcext:value-type="float">
            <text:p>0,0256036</text:p>
          </table:table-cell>
          <table:table-cell table:formula="of:=[.G693]-[.C693]" office:value-type="float" office:value="0.0246005500000006" calcext:value-type="float">
            <text:p>0,02460055</text:p>
          </table:table-cell>
          <table:table-cell table:formula="of:=[.J693]/[.I693]" office:value-type="float" office:value="0.960823868518507" calcext:value-type="float">
            <text:p>0,9608238685</text:p>
          </table:table-cell>
          <table:table-cell table:formula="of:=[.D693]+[.H693]*[.K693]" office:value-type="float" office:value="-1.11763384075676" calcext:value-type="float">
            <text:p>-1,1176338408</text:p>
          </table:table-cell>
        </table:table-row>
        <table:table-row table:style-name="ro1">
          <table:table-cell office:value-type="float" office:value="8.1036086" calcext:value-type="float">
            <text:p>8,1036086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8.101" calcext:value-type="float">
            <text:p>8,101</text:p>
          </table:table-cell>
          <table:table-cell office:value-type="float" office:value="-1.117634" calcext:value-type="float">
            <text:p>-1,117634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6154834" calcext:value-type="float">
            <text:p>0,6154834</text:p>
          </table:table-cell>
          <table:table-cell table:formula="of:=[.A694]-[.E694]" office:value-type="float" office:value="8.10260555" calcext:value-type="float">
            <text:p>8,10260555</text:p>
          </table:table-cell>
          <table:table-cell table:formula="of:=[.B694]-[.D694]" office:value-type="float" office:value="0.017636" calcext:value-type="float">
            <text:p>0,017636</text:p>
          </table:table-cell>
          <table:table-cell table:formula="of:=[.A694]-[.C694]" office:value-type="float" office:value="0.00260859999999852" calcext:value-type="float">
            <text:p>0,0026086</text:p>
          </table:table-cell>
          <table:table-cell table:formula="of:=[.G694]-[.C694]" office:value-type="float" office:value="0.00160554999999896" calcext:value-type="float">
            <text:p>0,00160555</text:p>
          </table:table-cell>
          <table:table-cell table:formula="of:=[.J694]/[.I694]" office:value-type="float" office:value="0.615483401057988" calcext:value-type="float">
            <text:p>0,6154834011</text:p>
          </table:table-cell>
          <table:table-cell table:formula="of:=[.D694]+[.H694]*[.K694]" office:value-type="float" office:value="-1.10677933473894" calcext:value-type="float">
            <text:p>-1,1067793347</text:p>
          </table:table-cell>
        </table:table-row>
        <table:table-row table:style-name="ro1">
          <table:table-cell office:value-type="float" office:value="8.1061152" calcext:value-type="float">
            <text:p>8,1061152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8.103" calcext:value-type="float">
            <text:p>8,103</text:p>
          </table:table-cell>
          <table:table-cell office:value-type="float" office:value="-1.10678" calcext:value-type="float">
            <text:p>-1,10678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6780143" calcext:value-type="float">
            <text:p>0,6780143</text:p>
          </table:table-cell>
          <table:table-cell table:formula="of:=[.A695]-[.E695]" office:value-type="float" office:value="8.10511215" calcext:value-type="float">
            <text:p>8,10511215</text:p>
          </table:table-cell>
          <table:table-cell table:formula="of:=[.B695]-[.D695]" office:value-type="float" office:value="0.00678200000000007" calcext:value-type="float">
            <text:p>0,006782</text:p>
          </table:table-cell>
          <table:table-cell table:formula="of:=[.A695]-[.C695]" office:value-type="float" office:value="0.00311519999999987" calcext:value-type="float">
            <text:p>0,0031152</text:p>
          </table:table-cell>
          <table:table-cell table:formula="of:=[.G695]-[.C695]" office:value-type="float" office:value="0.00211215000000031" calcext:value-type="float">
            <text:p>0,00211215</text:p>
          </table:table-cell>
          <table:table-cell table:formula="of:=[.J695]/[.I695]" office:value-type="float" office:value="0.678014252696584" calcext:value-type="float">
            <text:p>0,6780142527</text:p>
          </table:table-cell>
          <table:table-cell table:formula="of:=[.D695]+[.H695]*[.K695]" office:value-type="float" office:value="-1.10218170733821" calcext:value-type="float">
            <text:p>-1,1021817073</text:p>
          </table:table-cell>
        </table:table-row>
        <table:table-row table:style-name="ro1">
          <table:table-cell office:value-type="float" office:value="8.1076193" calcext:value-type="float">
            <text:p>8,1076193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8.105" calcext:value-type="float">
            <text:p>8,105</text:p>
          </table:table-cell>
          <table:table-cell office:value-type="float" office:value="-1.102182" calcext:value-type="float">
            <text:p>-1,102182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6170542" calcext:value-type="float">
            <text:p>0,6170542</text:p>
          </table:table-cell>
          <table:table-cell table:formula="of:=[.A696]-[.E696]" office:value-type="float" office:value="8.10661625" calcext:value-type="float">
            <text:p>8,10661625</text:p>
          </table:table-cell>
          <table:table-cell table:formula="of:=[.B696]-[.D696]" office:value-type="float" office:value="0.00218399999999996" calcext:value-type="float">
            <text:p>0,002184</text:p>
          </table:table-cell>
          <table:table-cell table:formula="of:=[.A696]-[.C696]" office:value-type="float" office:value="0.00261929999999921" calcext:value-type="float">
            <text:p>0,0026193</text:p>
          </table:table-cell>
          <table:table-cell table:formula="of:=[.G696]-[.C696]" office:value-type="float" office:value="0.00161624999999965" calcext:value-type="float">
            <text:p>0,00161625</text:p>
          </table:table-cell>
          <table:table-cell table:formula="of:=[.J696]/[.I696]" office:value-type="float" office:value="0.617054174779574" calcext:value-type="float">
            <text:p>0,6170541748</text:p>
          </table:table-cell>
          <table:table-cell table:formula="of:=[.D696]+[.H696]*[.K696]" office:value-type="float" office:value="-1.10083435368228" calcext:value-type="float">
            <text:p>-1,1008343537</text:p>
          </table:table-cell>
        </table:table-row>
        <table:table-row table:style-name="ro1">
          <table:table-cell office:value-type="float" office:value="8.1091233" calcext:value-type="float">
            <text:p>8,1091233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8.107" calcext:value-type="float">
            <text:p>8,107</text:p>
          </table:table-cell>
          <table:table-cell office:value-type="float" office:value="-1.100834" calcext:value-type="float">
            <text:p>-1,100834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5275986" calcext:value-type="float">
            <text:p>0,5275986</text:p>
          </table:table-cell>
          <table:table-cell table:formula="of:=[.A697]-[.E697]" office:value-type="float" office:value="8.10812025" calcext:value-type="float">
            <text:p>8,10812025</text:p>
          </table:table-cell>
          <table:table-cell table:formula="of:=[.B697]-[.D697]" office:value-type="float" office:value="0.000836000000000059" calcext:value-type="float">
            <text:p>0,000836</text:p>
          </table:table-cell>
          <table:table-cell table:formula="of:=[.A697]-[.C697]" office:value-type="float" office:value="0.00212330000000094" calcext:value-type="float">
            <text:p>0,0021233</text:p>
          </table:table-cell>
          <table:table-cell table:formula="of:=[.G697]-[.C697]" office:value-type="float" office:value="0.00112025000000138" calcext:value-type="float">
            <text:p>0,00112025</text:p>
          </table:table-cell>
          <table:table-cell table:formula="of:=[.J697]/[.I697]" office:value-type="float" office:value="0.527598549428193" calcext:value-type="float">
            <text:p>0,5275985494</text:p>
          </table:table-cell>
          <table:table-cell table:formula="of:=[.D697]+[.H697]*[.K697]" office:value-type="float" office:value="-1.10039292761268" calcext:value-type="float">
            <text:p>-1,1003929276</text:p>
          </table:table-cell>
        </table:table-row>
        <table:table-row table:style-name="ro1">
          <table:table-cell office:value-type="float" office:value="8.1381224" calcext:value-type="float">
            <text:p>8,1381224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8.108" calcext:value-type="float">
            <text:p>8,108</text:p>
          </table:table-cell>
          <table:table-cell office:value-type="float" office:value="-1.100393" calcext:value-type="float">
            <text:p>-1,100393</text:p>
          </table:table-cell>
          <table:table-cell office:value-type="float" office:value="0.0022561" calcext:value-type="float">
            <text:p>0,0022561</text:p>
          </table:table-cell>
          <table:table-cell office:value-type="float" office:value="0.9251022" calcext:value-type="float">
            <text:p>0,9251022</text:p>
          </table:table-cell>
          <table:table-cell table:formula="of:=[.A698]-[.E698]" office:value-type="float" office:value="8.1358663" calcext:value-type="float">
            <text:p>8,1358663</text:p>
          </table:table-cell>
          <table:table-cell table:formula="of:=[.B698]-[.D698]" office:value-type="float" office:value="0.4503946" calcext:value-type="float">
            <text:p>0,4503946</text:p>
          </table:table-cell>
          <table:table-cell table:formula="of:=[.A698]-[.C698]" office:value-type="float" office:value="0.0301223999999998" calcext:value-type="float">
            <text:p>0,0301224</text:p>
          </table:table-cell>
          <table:table-cell table:formula="of:=[.G698]-[.C698]" office:value-type="float" office:value="0.0278662999999995" calcext:value-type="float">
            <text:p>0,0278663</text:p>
          </table:table-cell>
          <table:table-cell table:formula="of:=[.J698]/[.I698]" office:value-type="float" office:value="0.925102249488742" calcext:value-type="float">
            <text:p>0,9251022495</text:p>
          </table:table-cell>
          <table:table-cell table:formula="of:=[.D698]+[.H698]*[.K698]" office:value-type="float" office:value="-0.683731942382418" calcext:value-type="float">
            <text:p>-0,6837319424</text:p>
          </table:table-cell>
        </table:table-row>
        <table:table-row table:style-name="ro1">
          <table:table-cell office:value-type="float" office:value="8.1391251" calcext:value-type="float">
            <text:p>8,1391251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8.136" calcext:value-type="float">
            <text:p>8,136</text:p>
          </table:table-cell>
          <table:table-cell office:value-type="float" office:value="-0.683732" calcext:value-type="float">
            <text:p>-0,683732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9197305" calcext:value-type="float">
            <text:p>0,9197305</text:p>
          </table:table-cell>
          <table:table-cell table:formula="of:=[.A699]-[.E699]" office:value-type="float" office:value="8.13887425" calcext:value-type="float">
            <text:p>8,13887425</text:p>
          </table:table-cell>
          <table:table-cell table:formula="of:=[.B699]-[.D699]" office:value-type="float" office:value="0.0337336" calcext:value-type="float">
            <text:p>0,0337336</text:p>
          </table:table-cell>
          <table:table-cell table:formula="of:=[.A699]-[.C699]" office:value-type="float" office:value="0.0031251000000001" calcext:value-type="float">
            <text:p>0,0031251</text:p>
          </table:table-cell>
          <table:table-cell table:formula="of:=[.G699]-[.C699]" office:value-type="float" office:value="0.00287424999999963" calcext:value-type="float">
            <text:p>0,00287425</text:p>
          </table:table-cell>
          <table:table-cell table:formula="of:=[.J699]/[.I699]" office:value-type="float" office:value="0.919730568621657" calcext:value-type="float">
            <text:p>0,9197305686</text:p>
          </table:table-cell>
          <table:table-cell table:formula="of:=[.D699]+[.H699]*[.K699]" office:value-type="float" office:value="-0.652706176890345" calcext:value-type="float">
            <text:p>-0,6527061769</text:p>
          </table:table-cell>
        </table:table-row>
        <table:table-row table:style-name="ro1">
          <table:table-cell office:value-type="float" office:value="8.1401274" calcext:value-type="float">
            <text:p>8,1401274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8.139" calcext:value-type="float">
            <text:p>8,139</text:p>
          </table:table-cell>
          <table:table-cell office:value-type="float" office:value="-0.6527062" calcext:value-type="float">
            <text:p>-0,6527062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774969" calcext:value-type="float">
            <text:p>0,7774969</text:p>
          </table:table-cell>
          <table:table-cell table:formula="of:=[.A700]-[.E700]" office:value-type="float" office:value="8.13987655" calcext:value-type="float">
            <text:p>8,13987655</text:p>
          </table:table-cell>
          <table:table-cell table:formula="of:=[.B700]-[.D700]" office:value-type="float" office:value="0.00270780000000004" calcext:value-type="float">
            <text:p>0,0027078</text:p>
          </table:table-cell>
          <table:table-cell table:formula="of:=[.A700]-[.C700]" office:value-type="float" office:value="0.00112740000000144" calcext:value-type="float">
            <text:p>0,0011274</text:p>
          </table:table-cell>
          <table:table-cell table:formula="of:=[.G700]-[.C700]" office:value-type="float" office:value="0.000876550000000975" calcext:value-type="float">
            <text:p>0,00087655</text:p>
          </table:table-cell>
          <table:table-cell table:formula="of:=[.J700]/[.I700]" office:value-type="float" office:value="0.777496895511666" calcext:value-type="float">
            <text:p>0,7774968955</text:p>
          </table:table-cell>
          <table:table-cell table:formula="of:=[.D700]+[.H700]*[.K700]" office:value-type="float" office:value="-0.650600893906333" calcext:value-type="float">
            <text:p>-0,6506008939</text:p>
          </table:table-cell>
        </table:table-row>
        <table:table-row table:style-name="ro1">
          <table:table-cell office:value-type="float" office:value="8.1411302" calcext:value-type="float">
            <text:p>8,1411302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8.14" calcext:value-type="float">
            <text:p>8,14</text:p>
          </table:table-cell>
          <table:table-cell office:value-type="float" office:value="-0.6506009" calcext:value-type="float">
            <text:p>-0,6506009</text:p>
          </table:table-cell>
          <table:table-cell office:value-type="float" office:value="0.00025085" calcext:value-type="float">
            <text:p>0,00025085</text:p>
          </table:table-cell>
          <table:table-cell office:value-type="float" office:value="0.7780482" calcext:value-type="float">
            <text:p>0,7780482</text:p>
          </table:table-cell>
          <table:table-cell table:formula="of:=[.A701]-[.E701]" office:value-type="float" office:value="8.14087935" calcext:value-type="float">
            <text:p>8,14087935</text:p>
          </table:table-cell>
          <table:table-cell table:formula="of:=[.B701]-[.D701]" office:value-type="float" office:value="0.00060249999999995" calcext:value-type="float">
            <text:p>0,0006025</text:p>
          </table:table-cell>
          <table:table-cell table:formula="of:=[.A701]-[.C701]" office:value-type="float" office:value="0.00113019999999864" calcext:value-type="float">
            <text:p>0,0011302</text:p>
          </table:table-cell>
          <table:table-cell table:formula="of:=[.G701]-[.C701]" office:value-type="float" office:value="0.000879349999998169" calcext:value-type="float">
            <text:p>0,00087935</text:p>
          </table:table-cell>
          <table:table-cell table:formula="of:=[.J701]/[.I701]" office:value-type="float" office:value="0.77804813307311" calcext:value-type="float">
            <text:p>0,7780481331</text:p>
          </table:table-cell>
          <table:table-cell table:formula="of:=[.D701]+[.H701]*[.K701]" office:value-type="float" office:value="-0.650132125999823" calcext:value-type="float">
            <text:p>-0,650132126</text:p>
          </table:table-cell>
        </table:table-row>
        <table:table-row table:style-name="ro1">
          <table:table-cell office:value-type="float" office:value="8.1695128" calcext:value-type="float">
            <text:p>8,1695128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8.141" calcext:value-type="float">
            <text:p>8,141</text:p>
          </table:table-cell>
          <table:table-cell office:value-type="float" office:value="-0.6501321" calcext:value-type="float">
            <text:p>-0,650132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9648351" calcext:value-type="float">
            <text:p>0,9648351</text:p>
          </table:table-cell>
          <table:table-cell table:formula="of:=[.A702]-[.E702]" office:value-type="float" office:value="8.16851015" calcext:value-type="float">
            <text:p>8,16851015</text:p>
          </table:table-cell>
          <table:table-cell table:formula="of:=[.B702]-[.D702]" office:value-type="float" office:value="0.4501337" calcext:value-type="float">
            <text:p>0,4501337</text:p>
          </table:table-cell>
          <table:table-cell table:formula="of:=[.A702]-[.C702]" office:value-type="float" office:value="0.0285127999999997" calcext:value-type="float">
            <text:p>0,0285128</text:p>
          </table:table-cell>
          <table:table-cell table:formula="of:=[.G702]-[.C702]" office:value-type="float" office:value="0.0275101499999995" calcext:value-type="float">
            <text:p>0,02751015</text:p>
          </table:table-cell>
          <table:table-cell table:formula="of:=[.J702]/[.I702]" office:value-type="float" office:value="0.964835091607972" calcext:value-type="float">
            <text:p>0,9648350916</text:p>
          </table:table-cell>
          <table:table-cell table:formula="of:=[.D702]+[.H702]*[.K702]" office:value-type="float" office:value="-0.215827310324665" calcext:value-type="float">
            <text:p>-0,2158273103</text:p>
          </table:table-cell>
        </table:table-row>
        <table:table-row table:style-name="ro1">
          <table:table-cell office:value-type="float" office:value="8.1720194" calcext:value-type="float">
            <text:p>8,1720194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8.169" calcext:value-type="float">
            <text:p>8,169</text:p>
          </table:table-cell>
          <table:table-cell office:value-type="float" office:value="-0.2158273" calcext:value-type="float">
            <text:p>-0,2158273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679307" calcext:value-type="float">
            <text:p>0,6679307</text:p>
          </table:table-cell>
          <table:table-cell table:formula="of:=[.A703]-[.E703]" office:value-type="float" office:value="8.17101675" calcext:value-type="float">
            <text:p>8,17101675</text:p>
          </table:table-cell>
          <table:table-cell table:formula="of:=[.B703]-[.D703]" office:value-type="float" office:value="0.0158289" calcext:value-type="float">
            <text:p>0,0158289</text:p>
          </table:table-cell>
          <table:table-cell table:formula="of:=[.A703]-[.C703]" office:value-type="float" office:value="0.00301939999999945" calcext:value-type="float">
            <text:p>0,0030194</text:p>
          </table:table-cell>
          <table:table-cell table:formula="of:=[.G703]-[.C703]" office:value-type="float" office:value="0.00201674999999923" calcext:value-type="float">
            <text:p>0,00201675</text:p>
          </table:table-cell>
          <table:table-cell table:formula="of:=[.J703]/[.I703]" office:value-type="float" office:value="0.6679307147114" calcext:value-type="float">
            <text:p>0,6679307147</text:p>
          </table:table-cell>
          <table:table-cell table:formula="of:=[.D703]+[.H703]*[.K703]" office:value-type="float" office:value="-0.205254691509905" calcext:value-type="float">
            <text:p>-0,2052546915</text:p>
          </table:table-cell>
        </table:table-row>
        <table:table-row table:style-name="ro1">
          <table:table-cell office:value-type="float" office:value="8.17453" calcext:value-type="float">
            <text:p>8,17453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8.171" calcext:value-type="float">
            <text:p>8,171</text:p>
          </table:table-cell>
          <table:table-cell office:value-type="float" office:value="-0.2052547" calcext:value-type="float">
            <text:p>-0,205254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7159632" calcext:value-type="float">
            <text:p>0,7159632</text:p>
          </table:table-cell>
          <table:table-cell table:formula="of:=[.A704]-[.E704]" office:value-type="float" office:value="8.17352735" calcext:value-type="float">
            <text:p>8,17352735</text:p>
          </table:table-cell>
          <table:table-cell table:formula="of:=[.B704]-[.D704]" office:value-type="float" office:value="0.00525629999999999" calcext:value-type="float">
            <text:p>0,0052563</text:p>
          </table:table-cell>
          <table:table-cell table:formula="of:=[.A704]-[.C704]" office:value-type="float" office:value="0.00353000000000137" calcext:value-type="float">
            <text:p>0,00353</text:p>
          </table:table-cell>
          <table:table-cell table:formula="of:=[.G704]-[.C704]" office:value-type="float" office:value="0.00252735000000115" calcext:value-type="float">
            <text:p>0,00252735</text:p>
          </table:table-cell>
          <table:table-cell table:formula="of:=[.J704]/[.I704]" office:value-type="float" office:value="0.715963172804581" calcext:value-type="float">
            <text:p>0,7159631728</text:p>
          </table:table-cell>
          <table:table-cell table:formula="of:=[.D704]+[.H704]*[.K704]" office:value-type="float" office:value="-0.201491382774787" calcext:value-type="float">
            <text:p>-0,2014913828</text:p>
          </table:table-cell>
        </table:table-row>
        <table:table-row table:style-name="ro1">
          <table:table-cell office:value-type="float" office:value="8.1755323" calcext:value-type="float">
            <text:p>8,1755323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8.174" calcext:value-type="float">
            <text:p>8,174</text:p>
          </table:table-cell>
          <table:table-cell office:value-type="float" office:value="-0.2014914" calcext:value-type="float">
            <text:p>-0,2014914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8365855" calcext:value-type="float">
            <text:p>0,8365855</text:p>
          </table:table-cell>
          <table:table-cell table:formula="of:=[.A705]-[.E705]" office:value-type="float" office:value="8.1752819" calcext:value-type="float">
            <text:p>8,1752819</text:p>
          </table:table-cell>
          <table:table-cell table:formula="of:=[.B705]-[.D705]" office:value-type="float" office:value="0.00149299999999999" calcext:value-type="float">
            <text:p>0,001493</text:p>
          </table:table-cell>
          <table:table-cell table:formula="of:=[.A705]-[.C705]" office:value-type="float" office:value="0.00153230000000093" calcext:value-type="float">
            <text:p>0,0015323</text:p>
          </table:table-cell>
          <table:table-cell table:formula="of:=[.G705]-[.C705]" office:value-type="float" office:value="0.00128190000000039" calcext:value-type="float">
            <text:p>0,0012819</text:p>
          </table:table-cell>
          <table:table-cell table:formula="of:=[.J705]/[.I705]" office:value-type="float" office:value="0.836585525027484" calcext:value-type="float">
            <text:p>0,836585525</text:p>
          </table:table-cell>
          <table:table-cell table:formula="of:=[.D705]+[.H705]*[.K705]" office:value-type="float" office:value="-0.200242377811134" calcext:value-type="float">
            <text:p>-0,2002423778</text:p>
          </table:table-cell>
        </table:table-row>
        <table:table-row table:style-name="ro1">
          <table:table-cell office:value-type="float" office:value="8.2015876" calcext:value-type="float">
            <text:p>8,2015876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8.175" calcext:value-type="float">
            <text:p>8,175</text:p>
          </table:table-cell>
          <table:table-cell office:value-type="float" office:value="-0.2002424" calcext:value-type="float">
            <text:p>-0,2002424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990582" calcext:value-type="float">
            <text:p>0,990582</text:p>
          </table:table-cell>
          <table:table-cell table:formula="of:=[.A706]-[.E706]" office:value-type="float" office:value="8.2013372" calcext:value-type="float">
            <text:p>8,2013372</text:p>
          </table:table-cell>
          <table:table-cell table:formula="of:=[.B706]-[.D706]" office:value-type="float" office:value="0.450244" calcext:value-type="float">
            <text:p>0,450244</text:p>
          </table:table-cell>
          <table:table-cell table:formula="of:=[.A706]-[.C706]" office:value-type="float" office:value="0.0265875999999992" calcext:value-type="float">
            <text:p>0,0265876</text:p>
          </table:table-cell>
          <table:table-cell table:formula="of:=[.G706]-[.C706]" office:value-type="float" office:value="0.0263371999999986" calcext:value-type="float">
            <text:p>0,0263372</text:p>
          </table:table-cell>
          <table:table-cell table:formula="of:=[.J706]/[.I706]" office:value-type="float" office:value="0.990582075854889" calcext:value-type="float">
            <text:p>0,9905820759</text:p>
          </table:table-cell>
          <table:table-cell table:formula="of:=[.D706]+[.H706]*[.K706]" office:value-type="float" office:value="0.245761236161209" calcext:value-type="float">
            <text:p>0,2457612362</text:p>
          </table:table-cell>
        </table:table-row>
        <table:table-row table:style-name="ro1">
          <table:table-cell office:value-type="float" office:value="8.2035929" calcext:value-type="float">
            <text:p>8,2035929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8.201" calcext:value-type="float">
            <text:p>8,201</text:p>
          </table:table-cell>
          <table:table-cell office:value-type="float" office:value="0.2457613" calcext:value-type="float">
            <text:p>0,2457613</text:p>
          </table:table-cell>
          <table:table-cell office:value-type="float" office:value="0.0002504" calcext:value-type="float">
            <text:p>0,0002504</text:p>
          </table:table-cell>
          <table:table-cell office:value-type="float" office:value="0.9034286" calcext:value-type="float">
            <text:p>0,9034286</text:p>
          </table:table-cell>
          <table:table-cell table:formula="of:=[.A707]-[.E707]" office:value-type="float" office:value="8.2033425" calcext:value-type="float">
            <text:p>8,2033425</text:p>
          </table:table-cell>
          <table:table-cell table:formula="of:=[.B707]-[.D707]" office:value-type="float" office:value="0.0042403" calcext:value-type="float">
            <text:p>0,0042403</text:p>
          </table:table-cell>
          <table:table-cell table:formula="of:=[.A707]-[.C707]" office:value-type="float" office:value="0.00259289999999979" calcext:value-type="float">
            <text:p>0,0025929</text:p>
          </table:table-cell>
          <table:table-cell table:formula="of:=[.G707]-[.C707]" office:value-type="float" office:value="0.00234249999999925" calcext:value-type="float">
            <text:p>0,0023425</text:p>
          </table:table-cell>
          <table:table-cell table:formula="of:=[.J707]/[.I707]" office:value-type="float" office:value="0.903428593466559" calcext:value-type="float">
            <text:p>0,9034285935</text:p>
          </table:table-cell>
          <table:table-cell table:formula="of:=[.D707]+[.H707]*[.K707]" office:value-type="float" office:value="0.249592108264876" calcext:value-type="float">
            <text:p>0,2495921083</text:p>
          </table:table-cell>
        </table:table-row>
        <table:table-row table:style-name="ro1">
          <table:table-cell office:value-type="float" office:value="8.2050983" calcext:value-type="float">
            <text:p>8,2050983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8.203" calcext:value-type="float">
            <text:p>8,203</text:p>
          </table:table-cell>
          <table:table-cell office:value-type="float" office:value="0.2495921" calcext:value-type="float">
            <text:p>0,249592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415908" calcext:value-type="float">
            <text:p>0,6415908</text:p>
          </table:table-cell>
          <table:table-cell table:formula="of:=[.A708]-[.E708]" office:value-type="float" office:value="8.20434625" calcext:value-type="float">
            <text:p>8,20434625</text:p>
          </table:table-cell>
          <table:table-cell table:formula="of:=[.B708]-[.D708]" office:value-type="float" office:value="0.000409500000000007" calcext:value-type="float">
            <text:p>0,0004095</text:p>
          </table:table-cell>
          <table:table-cell table:formula="of:=[.A708]-[.C708]" office:value-type="float" office:value="0.00209830000000011" calcext:value-type="float">
            <text:p>0,0020983</text:p>
          </table:table-cell>
          <table:table-cell table:formula="of:=[.G708]-[.C708]" office:value-type="float" office:value="0.00134625000000099" calcext:value-type="float">
            <text:p>0,00134625</text:p>
          </table:table-cell>
          <table:table-cell table:formula="of:=[.J708]/[.I708]" office:value-type="float" office:value="0.641590811609838" calcext:value-type="float">
            <text:p>0,6415908116</text:p>
          </table:table-cell>
          <table:table-cell table:formula="of:=[.D708]+[.H708]*[.K708]" office:value-type="float" office:value="0.249854831437354" calcext:value-type="float">
            <text:p>0,2498548314</text:p>
          </table:table-cell>
        </table:table-row>
        <table:table-row table:style-name="ro1">
          <table:table-cell office:value-type="float" office:value="8.2081059" calcext:value-type="float">
            <text:p>8,2081059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8.204" calcext:value-type="float">
            <text:p>8,204</text:p>
          </table:table-cell>
          <table:table-cell office:value-type="float" office:value="0.2498548" calcext:value-type="float">
            <text:p>0,249854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8168367" calcext:value-type="float">
            <text:p>0,8168367</text:p>
          </table:table-cell>
          <table:table-cell table:formula="of:=[.A709]-[.E709]" office:value-type="float" office:value="8.20735385" calcext:value-type="float">
            <text:p>8,20735385</text:p>
          </table:table-cell>
          <table:table-cell table:formula="of:=[.B709]-[.D709]" office:value-type="float" office:value="0.000146800000000002" calcext:value-type="float">
            <text:p>0,0001468</text:p>
          </table:table-cell>
          <table:table-cell table:formula="of:=[.A709]-[.C709]" office:value-type="float" office:value="0.004105899999999" calcext:value-type="float">
            <text:p>0,0041059</text:p>
          </table:table-cell>
          <table:table-cell table:formula="of:=[.G709]-[.C709]" office:value-type="float" office:value="0.00335384999999988" calcext:value-type="float">
            <text:p>0,00335385</text:p>
          </table:table-cell>
          <table:table-cell table:formula="of:=[.J709]/[.I709]" office:value-type="float" office:value="0.816836747120169" calcext:value-type="float">
            <text:p>0,8168367471</text:p>
          </table:table-cell>
          <table:table-cell table:formula="of:=[.D709]+[.H709]*[.K709]" office:value-type="float" office:value="0.249974711634477" calcext:value-type="float">
            <text:p>0,2499747116</text:p>
          </table:table-cell>
        </table:table-row>
        <table:table-row table:style-name="ro1">
          <table:table-cell office:value-type="float" office:value="8.2091071" calcext:value-type="float">
            <text:p>8,2091071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8.207" calcext:value-type="float">
            <text:p>8,207</text:p>
          </table:table-cell>
          <table:table-cell office:value-type="float" office:value="0.2499747" calcext:value-type="float">
            <text:p>0,249974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810688" calcext:value-type="float">
            <text:p>0,8810688</text:p>
          </table:table-cell>
          <table:table-cell table:formula="of:=[.A710]-[.E710]" office:value-type="float" office:value="8.2088565" calcext:value-type="float">
            <text:p>8,2088565</text:p>
          </table:table-cell>
          <table:table-cell table:formula="of:=[.B710]-[.D710]" office:value-type="float" office:value="0.0000268999999999964" calcext:value-type="float">
            <text:p>0,0000269</text:p>
          </table:table-cell>
          <table:table-cell table:formula="of:=[.A710]-[.C710]" office:value-type="float" office:value="0.00210709999999992" calcext:value-type="float">
            <text:p>0,0021071</text:p>
          </table:table-cell>
          <table:table-cell table:formula="of:=[.G710]-[.C710]" office:value-type="float" office:value="0.00185650000000059" calcext:value-type="float">
            <text:p>0,0018565</text:p>
          </table:table-cell>
          <table:table-cell table:formula="of:=[.J710]/[.I710]" office:value-type="float" office:value="0.881068767500672" calcext:value-type="float">
            <text:p>0,8810687675</text:p>
          </table:table-cell>
          <table:table-cell table:formula="of:=[.D710]+[.H710]*[.K710]" office:value-type="float" office:value="0.249998400749846" calcext:value-type="float">
            <text:p>0,2499984007</text:p>
          </table:table-cell>
        </table:table-row>
        <table:table-row table:style-name="ro1">
          <table:table-cell office:value-type="float" office:value="8.2096086" calcext:value-type="float">
            <text:p>8,2096086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8.209" calcext:value-type="float">
            <text:p>8,209</text:p>
          </table:table-cell>
          <table:table-cell office:value-type="float" office:value="0.2499984" calcext:value-type="float">
            <text:p>0,2499984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882353" calcext:value-type="float">
            <text:p>0,5882353</text:p>
          </table:table-cell>
          <table:table-cell table:formula="of:=[.A711]-[.E711]" office:value-type="float" office:value="8.209358" calcext:value-type="float">
            <text:p>8,209358</text:p>
          </table:table-cell>
          <table:table-cell table:formula="of:=[.B711]-[.D711]" office:value-type="float" office:value="0.00000320000000000875" calcext:value-type="float">
            <text:p>0,0000032</text:p>
          </table:table-cell>
          <table:table-cell table:formula="of:=[.A711]-[.C711]" office:value-type="float" office:value="0.000608599999999626" calcext:value-type="float">
            <text:p>0,0006086</text:p>
          </table:table-cell>
          <table:table-cell table:formula="of:=[.G711]-[.C711]" office:value-type="float" office:value="0.000358000000000303" calcext:value-type="float">
            <text:p>0,000358</text:p>
          </table:table-cell>
          <table:table-cell table:formula="of:=[.J711]/[.I711]" office:value-type="float" office:value="0.588235294118505" calcext:value-type="float">
            <text:p>0,5882352941</text:p>
          </table:table-cell>
          <table:table-cell table:formula="of:=[.D711]+[.H711]*[.K711]" office:value-type="float" office:value="0.250000282352941" calcext:value-type="float">
            <text:p>0,2500002824</text:p>
          </table:table-cell>
        </table:table-row>
        <table:table-row table:style-name="ro1">
          <table:table-cell office:value-type="float" office:value="8.2359994" calcext:value-type="float">
            <text:p>8,2359994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8.209" calcext:value-type="float">
            <text:p>8,209</text:p>
          </table:table-cell>
          <table:table-cell office:value-type="float" office:value="0.2500003" calcext:value-type="float">
            <text:p>0,250000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7183" calcext:value-type="float">
            <text:p>0,9907183</text:p>
          </table:table-cell>
          <table:table-cell table:formula="of:=[.A712]-[.E712]" office:value-type="float" office:value="8.2357488" calcext:value-type="float">
            <text:p>8,2357488</text:p>
          </table:table-cell>
          <table:table-cell table:formula="of:=[.B712]-[.D712]" office:value-type="float" office:value="0.4500013" calcext:value-type="float">
            <text:p>0,4500013</text:p>
          </table:table-cell>
          <table:table-cell table:formula="of:=[.A712]-[.C712]" office:value-type="float" office:value="0.0269994000000011" calcext:value-type="float">
            <text:p>0,0269994</text:p>
          </table:table-cell>
          <table:table-cell table:formula="of:=[.G712]-[.C712]" office:value-type="float" office:value="0.0267488000000018" calcext:value-type="float">
            <text:p>0,0267488</text:p>
          </table:table-cell>
          <table:table-cell table:formula="of:=[.J712]/[.I712]" office:value-type="float" office:value="0.990718312258816" calcext:value-type="float">
            <text:p>0,9907183123</text:p>
          </table:table-cell>
          <table:table-cell table:formula="of:=[.D712]+[.H712]*[.K712]" office:value-type="float" office:value="0.695824828450273" calcext:value-type="float">
            <text:p>0,6958248285</text:p>
          </table:table-cell>
        </table:table-row>
        <table:table-row table:style-name="ro1">
          <table:table-cell office:value-type="float" office:value="8.2375032" calcext:value-type="float">
            <text:p>8,2375032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8.236" calcext:value-type="float">
            <text:p>8,236</text:p>
          </table:table-cell>
          <table:table-cell office:value-type="float" office:value="0.6958249" calcext:value-type="float">
            <text:p>0,6958249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666445" calcext:value-type="float">
            <text:p>0,666445</text:p>
          </table:table-cell>
          <table:table-cell table:formula="of:=[.A713]-[.E713]" office:value-type="float" office:value="8.2370018" calcext:value-type="float">
            <text:p>8,2370018</text:p>
          </table:table-cell>
          <table:table-cell table:formula="of:=[.B713]-[.D713]" office:value-type="float" office:value="0.00417670000000003" calcext:value-type="float">
            <text:p>0,0041767</text:p>
          </table:table-cell>
          <table:table-cell table:formula="of:=[.A713]-[.C713]" office:value-type="float" office:value="0.00150320000000015" calcext:value-type="float">
            <text:p>0,0015032</text:p>
          </table:table-cell>
          <table:table-cell table:formula="of:=[.G713]-[.C713]" office:value-type="float" office:value="0.00100180000000094" calcext:value-type="float">
            <text:p>0,0010018</text:p>
          </table:table-cell>
          <table:table-cell table:formula="of:=[.J713]/[.I713]" office:value-type="float" office:value="0.666444917509873" calcext:value-type="float">
            <text:p>0,6664449175</text:p>
          </table:table-cell>
          <table:table-cell table:formula="of:=[.D713]+[.H713]*[.K713]" office:value-type="float" office:value="0.698608440486963" calcext:value-type="float">
            <text:p>0,6986084405</text:p>
          </table:table-cell>
        </table:table-row>
        <table:table-row table:style-name="ro1">
          <table:table-cell office:value-type="float" office:value="8.2410123" calcext:value-type="float">
            <text:p>8,2410123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8.237" calcext:value-type="float">
            <text:p>8,237</text:p>
          </table:table-cell>
          <table:table-cell office:value-type="float" office:value="0.6986084" calcext:value-type="float">
            <text:p>0,6986084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6251776" calcext:value-type="float">
            <text:p>0,6251776</text:p>
          </table:table-cell>
          <table:table-cell table:formula="of:=[.A714]-[.E714]" office:value-type="float" office:value="8.2395084" calcext:value-type="float">
            <text:p>8,2395084</text:p>
          </table:table-cell>
          <table:table-cell table:formula="of:=[.B714]-[.D714]" office:value-type="float" office:value="0.00139319999999998" calcext:value-type="float">
            <text:p>0,0013932</text:p>
          </table:table-cell>
          <table:table-cell table:formula="of:=[.A714]-[.C714]" office:value-type="float" office:value="0.00401229999999941" calcext:value-type="float">
            <text:p>0,0040123</text:p>
          </table:table-cell>
          <table:table-cell table:formula="of:=[.G714]-[.C714]" office:value-type="float" office:value="0.00250839999999997" calcext:value-type="float">
            <text:p>0,0025084</text:p>
          </table:table-cell>
          <table:table-cell table:formula="of:=[.J714]/[.I714]" office:value-type="float" office:value="0.625177578944828" calcext:value-type="float">
            <text:p>0,6251775789</text:p>
          </table:table-cell>
          <table:table-cell table:formula="of:=[.D714]+[.H714]*[.K714]" office:value-type="float" office:value="0.699479397402986" calcext:value-type="float">
            <text:p>0,6994793974</text:p>
          </table:table-cell>
        </table:table-row>
        <table:table-row table:style-name="ro1">
          <table:table-cell office:value-type="float" office:value="8.243522" calcext:value-type="float">
            <text:p>8,243522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8.24" calcext:value-type="float">
            <text:p>8,24</text:p>
          </table:table-cell>
          <table:table-cell office:value-type="float" office:value="0.6994794" calcext:value-type="float">
            <text:p>0,6994794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5729983" calcext:value-type="float">
            <text:p>0,5729983</text:p>
          </table:table-cell>
          <table:table-cell table:formula="of:=[.A715]-[.E715]" office:value-type="float" office:value="8.2420181" calcext:value-type="float">
            <text:p>8,2420181</text:p>
          </table:table-cell>
          <table:table-cell table:formula="of:=[.B715]-[.D715]" office:value-type="float" office:value="0.000522200000000028" calcext:value-type="float">
            <text:p>0,0005222</text:p>
          </table:table-cell>
          <table:table-cell table:formula="of:=[.A715]-[.C715]" office:value-type="float" office:value="0.00352200000000025" calcext:value-type="float">
            <text:p>0,003522</text:p>
          </table:table-cell>
          <table:table-cell table:formula="of:=[.G715]-[.C715]" office:value-type="float" office:value="0.0020181000000008" calcext:value-type="float">
            <text:p>0,0020181</text:p>
          </table:table-cell>
          <table:table-cell table:formula="of:=[.J715]/[.I715]" office:value-type="float" office:value="0.572998296422674" calcext:value-type="float">
            <text:p>0,5729982964</text:p>
          </table:table-cell>
          <table:table-cell table:formula="of:=[.D715]+[.H715]*[.K715]" office:value-type="float" office:value="0.699778619710392" calcext:value-type="float">
            <text:p>0,6997786197</text:p>
          </table:table-cell>
        </table:table-row>
        <table:table-row table:style-name="ro1">
          <table:table-cell office:value-type="float" office:value="8.2650843" calcext:value-type="float">
            <text:p>8,2650843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8.242" calcext:value-type="float">
            <text:p>8,242</text:p>
          </table:table-cell>
          <table:table-cell office:value-type="float" office:value="0.6997786" calcext:value-type="float">
            <text:p>0,6997786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9348518" calcext:value-type="float">
            <text:p>0,9348518</text:p>
          </table:table-cell>
          <table:table-cell table:formula="of:=[.A716]-[.E716]" office:value-type="float" office:value="8.2635804" calcext:value-type="float">
            <text:p>8,2635804</text:p>
          </table:table-cell>
          <table:table-cell table:formula="of:=[.B716]-[.D716]" office:value-type="float" office:value="0.3002234" calcext:value-type="float">
            <text:p>0,3002234</text:p>
          </table:table-cell>
          <table:table-cell table:formula="of:=[.A716]-[.C716]" office:value-type="float" office:value="0.0230842999999989" calcext:value-type="float">
            <text:p>0,0230843</text:p>
          </table:table-cell>
          <table:table-cell table:formula="of:=[.G716]-[.C716]" office:value-type="float" office:value="0.0215803999999995" calcext:value-type="float">
            <text:p>0,0215804</text:p>
          </table:table-cell>
          <table:table-cell table:formula="of:=[.J716]/[.I716]" office:value-type="float" office:value="0.934851825699739" calcext:value-type="float">
            <text:p>0,9348518257</text:p>
          </table:table-cell>
          <table:table-cell table:formula="of:=[.D716]+[.H716]*[.K716]" office:value-type="float" office:value="0.980442993607783" calcext:value-type="float">
            <text:p>0,9804429936</text:p>
          </table:table-cell>
        </table:table-row>
        <table:table-row table:style-name="ro1">
          <table:table-cell office:value-type="float" office:value="8.2695962" calcext:value-type="float">
            <text:p>8,2695962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8.264" calcext:value-type="float">
            <text:p>8,264</text:p>
          </table:table-cell>
          <table:table-cell office:value-type="float" office:value="0.9804426" calcext:value-type="float">
            <text:p>0,9804426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8656409" calcext:value-type="float">
            <text:p>0,8656409</text:p>
          </table:table-cell>
          <table:table-cell table:formula="of:=[.A717]-[.E717]" office:value-type="float" office:value="8.2688443" calcext:value-type="float">
            <text:p>8,2688443</text:p>
          </table:table-cell>
          <table:table-cell table:formula="of:=[.B717]-[.D717]" office:value-type="float" office:value="0.1695594" calcext:value-type="float">
            <text:p>0,1695594</text:p>
          </table:table-cell>
          <table:table-cell table:formula="of:=[.A717]-[.C717]" office:value-type="float" office:value="0.00559620000000116" calcext:value-type="float">
            <text:p>0,0055962</text:p>
          </table:table-cell>
          <table:table-cell table:formula="of:=[.G717]-[.C717]" office:value-type="float" office:value="0.00484430000000202" calcext:value-type="float">
            <text:p>0,0048443</text:p>
          </table:table-cell>
          <table:table-cell table:formula="of:=[.J717]/[.I717]" office:value-type="float" office:value="0.865640970658843" calcext:value-type="float">
            <text:p>0,8656409707</text:p>
          </table:table-cell>
          <table:table-cell table:formula="of:=[.D717]+[.H717]*[.K717]" office:value-type="float" office:value="1.12722016360033" calcext:value-type="float">
            <text:p>1,1272201636</text:p>
          </table:table-cell>
        </table:table-row>
        <table:table-row table:style-name="ro1">
          <table:table-cell office:value-type="float" office:value="8.270599" calcext:value-type="float">
            <text:p>8,270599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8.269" calcext:value-type="float">
            <text:p>8,269</text:p>
          </table:table-cell>
          <table:table-cell office:value-type="float" office:value="1.12722" calcext:value-type="float">
            <text:p>1,1272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32458" calcext:value-type="float">
            <text:p>0,8432458</text:p>
          </table:table-cell>
          <table:table-cell table:formula="of:=[.A718]-[.E718]" office:value-type="float" office:value="8.27034835" calcext:value-type="float">
            <text:p>8,27034835</text:p>
          </table:table-cell>
          <table:table-cell table:formula="of:=[.B718]-[.D718]" office:value-type="float" office:value="0.0227820000000001" calcext:value-type="float">
            <text:p>0,022782</text:p>
          </table:table-cell>
          <table:table-cell table:formula="of:=[.A718]-[.C718]" office:value-type="float" office:value="0.00159900000000057" calcext:value-type="float">
            <text:p>0,001599</text:p>
          </table:table-cell>
          <table:table-cell table:formula="of:=[.G718]-[.C718]" office:value-type="float" office:value="0.00134835000000066" calcext:value-type="float">
            <text:p>0,00134835</text:p>
          </table:table-cell>
          <table:table-cell table:formula="of:=[.J718]/[.I718]" office:value-type="float" office:value="0.843245778611746" calcext:value-type="float">
            <text:p>0,8432457786</text:p>
          </table:table-cell>
          <table:table-cell table:formula="of:=[.D718]+[.H718]*[.K718]" office:value-type="float" office:value="1.14643082532833" calcext:value-type="float">
            <text:p>1,1464308253</text:p>
          </table:table-cell>
        </table:table-row>
        <table:table-row table:style-name="ro1">
          <table:table-cell office:value-type="float" office:value="8.2716025" calcext:value-type="float">
            <text:p>8,2716025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8.27" calcext:value-type="float">
            <text:p>8,27</text:p>
          </table:table-cell>
          <table:table-cell office:value-type="float" office:value="1.14643" calcext:value-type="float">
            <text:p>1,1464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435882" calcext:value-type="float">
            <text:p>0,8435882</text:p>
          </table:table-cell>
          <table:table-cell table:formula="of:=[.A719]-[.E719]" office:value-type="float" office:value="8.27135185" calcext:value-type="float">
            <text:p>8,27135185</text:p>
          </table:table-cell>
          <table:table-cell table:formula="of:=[.B719]-[.D719]" office:value-type="float" office:value="0.00357199999999991" calcext:value-type="float">
            <text:p>0,003572</text:p>
          </table:table-cell>
          <table:table-cell table:formula="of:=[.A719]-[.C719]" office:value-type="float" office:value="0.00160250000000062" calcext:value-type="float">
            <text:p>0,0016025</text:p>
          </table:table-cell>
          <table:table-cell table:formula="of:=[.G719]-[.C719]" office:value-type="float" office:value="0.00135185000000071" calcext:value-type="float">
            <text:p>0,00135185</text:p>
          </table:table-cell>
          <table:table-cell table:formula="of:=[.J719]/[.I719]" office:value-type="float" office:value="0.843588143525859" calcext:value-type="float">
            <text:p>0,8435881435</text:p>
          </table:table-cell>
          <table:table-cell table:formula="of:=[.D719]+[.H719]*[.K719]" office:value-type="float" office:value="1.14944329684867" calcext:value-type="float">
            <text:p>1,1494432968</text:p>
          </table:table-cell>
        </table:table-row>
        <table:table-row table:style-name="ro1">
          <table:table-cell office:value-type="float" office:value="8.2750061" calcext:value-type="float">
            <text:p>8,2750061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8.271" calcext:value-type="float">
            <text:p>8,271</text:p>
          </table:table-cell>
          <table:table-cell office:value-type="float" office:value="1.149443" calcext:value-type="float">
            <text:p>1,14944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374329" calcext:value-type="float">
            <text:p>0,9374329</text:p>
          </table:table-cell>
          <table:table-cell table:formula="of:=[.A720]-[.E720]" office:value-type="float" office:value="8.27475545" calcext:value-type="float">
            <text:p>8,27475545</text:p>
          </table:table-cell>
          <table:table-cell table:formula="of:=[.B720]-[.D720]" office:value-type="float" office:value="0.000558999999999976" calcext:value-type="float">
            <text:p>0,000559</text:p>
          </table:table-cell>
          <table:table-cell table:formula="of:=[.A720]-[.C720]" office:value-type="float" office:value="0.00400609999999979" calcext:value-type="float">
            <text:p>0,0040061</text:p>
          </table:table-cell>
          <table:table-cell table:formula="of:=[.G720]-[.C720]" office:value-type="float" office:value="0.00375544999999988" calcext:value-type="float">
            <text:p>0,00375545</text:p>
          </table:table-cell>
          <table:table-cell table:formula="of:=[.J720]/[.I720]" office:value-type="float" office:value="0.937432914804942" calcext:value-type="float">
            <text:p>0,9374329148</text:p>
          </table:table-cell>
          <table:table-cell table:formula="of:=[.D720]+[.H720]*[.K720]" office:value-type="float" office:value="1.14996702499938" calcext:value-type="float">
            <text:p>1,149967025</text:p>
          </table:table-cell>
        </table:table-row>
        <table:table-row table:style-name="ro1">
          <table:table-cell office:value-type="float" office:value="8.2760089" calcext:value-type="float">
            <text:p>8,2760089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8.275" calcext:value-type="float">
            <text:p>8,275</text:p>
          </table:table-cell>
          <table:table-cell office:value-type="float" office:value="1.149967" calcext:value-type="float">
            <text:p>1,14996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51462" calcext:value-type="float">
            <text:p>0,751462</text:p>
          </table:table-cell>
          <table:table-cell table:formula="of:=[.A721]-[.E721]" office:value-type="float" office:value="8.27575815" calcext:value-type="float">
            <text:p>8,27575815</text:p>
          </table:table-cell>
          <table:table-cell table:formula="of:=[.B721]-[.D721]" office:value-type="float" office:value="0.0000350000000000072" calcext:value-type="float">
            <text:p>0,000035</text:p>
          </table:table-cell>
          <table:table-cell table:formula="of:=[.A721]-[.C721]" office:value-type="float" office:value="0.00100890000000042" calcext:value-type="float">
            <text:p>0,0010089</text:p>
          </table:table-cell>
          <table:table-cell table:formula="of:=[.G721]-[.C721]" office:value-type="float" office:value="0.000758150000001123" calcext:value-type="float">
            <text:p>0,00075815</text:p>
          </table:table-cell>
          <table:table-cell table:formula="of:=[.J721]/[.I721]" office:value-type="float" office:value="0.751461988304891" calcext:value-type="float">
            <text:p>0,7514619883</text:p>
          </table:table-cell>
          <table:table-cell table:formula="of:=[.D721]+[.H721]*[.K721]" office:value-type="float" office:value="1.14999330116959" calcext:value-type="float">
            <text:p>1,1499933012</text:p>
          </table:table-cell>
        </table:table-row>
        <table:table-row table:style-name="ro1">
          <table:table-cell office:value-type="float" office:value="8.2770115" calcext:value-type="float">
            <text:p>8,2770115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8.276" calcext:value-type="float">
            <text:p>8,276</text:p>
          </table:table-cell>
          <table:table-cell office:value-type="float" office:value="1.149993" calcext:value-type="float">
            <text:p>1,14999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521008" calcext:value-type="float">
            <text:p>0,7521008</text:p>
          </table:table-cell>
          <table:table-cell table:formula="of:=[.A722]-[.E722]" office:value-type="float" office:value="8.27676075" calcext:value-type="float">
            <text:p>8,27676075</text:p>
          </table:table-cell>
          <table:table-cell table:formula="of:=[.B722]-[.D722]" office:value-type="float" office:value="0.00000899999999992573" calcext:value-type="float">
            <text:p>0,000009</text:p>
          </table:table-cell>
          <table:table-cell table:formula="of:=[.A722]-[.C722]" office:value-type="float" office:value="0.00101150000000061" calcext:value-type="float">
            <text:p>0,0010115</text:p>
          </table:table-cell>
          <table:table-cell table:formula="of:=[.G722]-[.C722]" office:value-type="float" office:value="0.000760750000001309" calcext:value-type="float">
            <text:p>0,00076075</text:p>
          </table:table-cell>
          <table:table-cell table:formula="of:=[.J722]/[.I722]" office:value-type="float" office:value="0.752100840336976" calcext:value-type="float">
            <text:p>0,7521008403</text:p>
          </table:table-cell>
          <table:table-cell table:formula="of:=[.D722]+[.H722]*[.K722]" office:value-type="float" office:value="1.14999976890756" calcext:value-type="float">
            <text:p>1,1499997689</text:p>
          </table:table-cell>
        </table:table-row>
        <table:table-row table:style-name="ro1">
          <table:table-cell office:value-type="float" office:value="8.3040341" calcext:value-type="float">
            <text:p>8,3040341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8.277" calcext:value-type="float">
            <text:p>8,277</text:p>
          </table:table-cell>
          <table:table-cell office:value-type="float" office:value="1.149999" calcext:value-type="float">
            <text:p>1,149999</text:p>
          </table:table-cell>
          <table:table-cell office:value-type="float" office:value="0.00075475" calcext:value-type="float">
            <text:p>0,00075475</text:p>
          </table:table-cell>
          <table:table-cell office:value-type="float" office:value="0.9720815" calcext:value-type="float">
            <text:p>0,9720815</text:p>
          </table:table-cell>
          <table:table-cell table:formula="of:=[.A723]-[.E723]" office:value-type="float" office:value="8.30327935" calcext:value-type="float">
            <text:p>8,30327935</text:p>
          </table:table-cell>
          <table:table-cell table:formula="of:=[.B723]-[.D723]" office:value-type="float" office:value="0.450002" calcext:value-type="float">
            <text:p>0,450002</text:p>
          </table:table-cell>
          <table:table-cell table:formula="of:=[.A723]-[.C723]" office:value-type="float" office:value="0.0270340999999998" calcext:value-type="float">
            <text:p>0,0270341</text:p>
          </table:table-cell>
          <table:table-cell table:formula="of:=[.G723]-[.C723]" office:value-type="float" office:value="0.0262793499999994" calcext:value-type="float">
            <text:p>0,02627935</text:p>
          </table:table-cell>
          <table:table-cell table:formula="of:=[.J723]/[.I723]" office:value-type="float" office:value="0.97208155625671" calcext:value-type="float">
            <text:p>0,9720815563</text:p>
          </table:table-cell>
          <table:table-cell table:formula="of:=[.D723]+[.H723]*[.K723]" office:value-type="float" office:value="1.58743764447863" calcext:value-type="float">
            <text:p>1,5874376445</text:p>
          </table:table-cell>
        </table:table-row>
        <table:table-row table:style-name="ro1">
          <table:table-cell office:value-type="float" office:value="8.3060391" calcext:value-type="float">
            <text:p>8,3060391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8.303" calcext:value-type="float">
            <text:p>8,303</text:p>
          </table:table-cell>
          <table:table-cell office:value-type="float" office:value="1.587438" calcext:value-type="float">
            <text:p>1,587438</text:p>
          </table:table-cell>
          <table:table-cell office:value-type="float" office:value="0.00075475" calcext:value-type="float">
            <text:p>0,00075475</text:p>
          </table:table-cell>
          <table:table-cell office:value-type="float" office:value="0.7516534" calcext:value-type="float">
            <text:p>0,7516534</text:p>
          </table:table-cell>
          <table:table-cell table:formula="of:=[.A724]-[.E724]" office:value-type="float" office:value="8.30528435" calcext:value-type="float">
            <text:p>8,30528435</text:p>
          </table:table-cell>
          <table:table-cell table:formula="of:=[.B724]-[.D724]" office:value-type="float" office:value="0.0125629999999999" calcext:value-type="float">
            <text:p>0,012563</text:p>
          </table:table-cell>
          <table:table-cell table:formula="of:=[.A724]-[.C724]" office:value-type="float" office:value="0.00303909999999874" calcext:value-type="float">
            <text:p>0,0030391</text:p>
          </table:table-cell>
          <table:table-cell table:formula="of:=[.G724]-[.C724]" office:value-type="float" office:value="0.00228434999999827" calcext:value-type="float">
            <text:p>0,00228435</text:p>
          </table:table-cell>
          <table:table-cell table:formula="of:=[.J724]/[.I724]" office:value-type="float" office:value="0.751653450034292" calcext:value-type="float">
            <text:p>0,75165345</text:p>
          </table:table-cell>
          <table:table-cell table:formula="of:=[.D724]+[.H724]*[.K724]" office:value-type="float" office:value="1.59688102229278" calcext:value-type="float">
            <text:p>1,5968810223</text:p>
          </table:table-cell>
        </table:table-row>
        <table:table-row table:style-name="ro1">
          <table:table-cell office:value-type="float" office:value="8.3080444" calcext:value-type="float">
            <text:p>8,3080444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8.305" calcext:value-type="float">
            <text:p>8,305</text:p>
          </table:table-cell>
          <table:table-cell office:value-type="float" office:value="1.596881" calcext:value-type="float">
            <text:p>1,596881</text:p>
          </table:table-cell>
          <table:table-cell office:value-type="float" office:value="0.00075475" calcext:value-type="float">
            <text:p>0,00075475</text:p>
          </table:table-cell>
          <table:table-cell office:value-type="float" office:value="0.7520858" calcext:value-type="float">
            <text:p>0,7520858</text:p>
          </table:table-cell>
          <table:table-cell table:formula="of:=[.A725]-[.E725]" office:value-type="float" office:value="8.30728965" calcext:value-type="float">
            <text:p>8,30728965</text:p>
          </table:table-cell>
          <table:table-cell table:formula="of:=[.B725]-[.D725]" office:value-type="float" office:value="0.00312000000000001" calcext:value-type="float">
            <text:p>0,00312</text:p>
          </table:table-cell>
          <table:table-cell table:formula="of:=[.A725]-[.C725]" office:value-type="float" office:value="0.00304440000000028" calcext:value-type="float">
            <text:p>0,0030444</text:p>
          </table:table-cell>
          <table:table-cell table:formula="of:=[.G725]-[.C725]" office:value-type="float" office:value="0.00228964999999981" calcext:value-type="float">
            <text:p>0,00228965</text:p>
          </table:table-cell>
          <table:table-cell table:formula="of:=[.J725]/[.I725]" office:value-type="float" office:value="0.752085796872815" calcext:value-type="float">
            <text:p>0,7520857969</text:p>
          </table:table-cell>
          <table:table-cell table:formula="of:=[.D725]+[.H725]*[.K725]" office:value-type="float" office:value="1.59922750768624" calcext:value-type="float">
            <text:p>1,5992275077</text:p>
          </table:table-cell>
        </table:table-row>
        <table:table-row table:style-name="ro1">
          <table:table-cell office:value-type="float" office:value="8.3095485" calcext:value-type="float">
            <text:p>8,3095485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8.307" calcext:value-type="float">
            <text:p>8,307</text:p>
          </table:table-cell>
          <table:table-cell office:value-type="float" office:value="1.599228" calcext:value-type="float">
            <text:p>1,599228</text:p>
          </table:table-cell>
          <table:table-cell office:value-type="float" office:value="0.00075475" calcext:value-type="float">
            <text:p>0,00075475</text:p>
          </table:table-cell>
          <table:table-cell office:value-type="float" office:value="0.7038454" calcext:value-type="float">
            <text:p>0,7038454</text:p>
          </table:table-cell>
          <table:table-cell table:formula="of:=[.A726]-[.E726]" office:value-type="float" office:value="8.30879375" calcext:value-type="float">
            <text:p>8,30879375</text:p>
          </table:table-cell>
          <table:table-cell table:formula="of:=[.B726]-[.D726]" office:value-type="float" office:value="0.000772999999999913" calcext:value-type="float">
            <text:p>0,000773</text:p>
          </table:table-cell>
          <table:table-cell table:formula="of:=[.A726]-[.C726]" office:value-type="float" office:value="0.00254849999999962" calcext:value-type="float">
            <text:p>0,0025485</text:p>
          </table:table-cell>
          <table:table-cell table:formula="of:=[.G726]-[.C726]" office:value-type="float" office:value="0.00179374999999915" calcext:value-type="float">
            <text:p>0,00179375</text:p>
          </table:table-cell>
          <table:table-cell table:formula="of:=[.J726]/[.I726]" office:value-type="float" office:value="0.703845399254235" calcext:value-type="float">
            <text:p>0,7038453993</text:p>
          </table:table-cell>
          <table:table-cell table:formula="of:=[.D726]+[.H726]*[.K726]" office:value-type="float" office:value="1.59977207249362" calcext:value-type="float">
            <text:p>1,5997720725</text:p>
          </table:table-cell>
        </table:table-row>
        <table:table-row table:style-name="ro1">
          <table:table-cell office:value-type="float" office:value="8.3399921" calcext:value-type="float">
            <text:p>8,339992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8.309" calcext:value-type="float">
            <text:p>8,309</text:p>
          </table:table-cell>
          <table:table-cell office:value-type="float" office:value="1.599772" calcext:value-type="float">
            <text:p>1,599772</text:p>
          </table:table-cell>
          <table:table-cell office:value-type="float" office:value="0.00075475" calcext:value-type="float">
            <text:p>0,00075475</text:p>
          </table:table-cell>
          <table:table-cell office:value-type="float" office:value="0.975647" calcext:value-type="float">
            <text:p>0,975647</text:p>
          </table:table-cell>
          <table:table-cell table:formula="of:=[.A727]-[.E727]" office:value-type="float" office:value="8.33923735" calcext:value-type="float">
            <text:p>8,33923735</text:p>
          </table:table-cell>
          <table:table-cell table:formula="of:=[.B727]-[.D727]" office:value-type="float" office:value="0.450229" calcext:value-type="float">
            <text:p>0,450229</text:p>
          </table:table-cell>
          <table:table-cell table:formula="of:=[.A727]-[.C727]" office:value-type="float" office:value="0.0309921000000006" calcext:value-type="float">
            <text:p>0,0309921</text:p>
          </table:table-cell>
          <table:table-cell table:formula="of:=[.G727]-[.C727]" office:value-type="float" office:value="0.0302373500000002" calcext:value-type="float">
            <text:p>0,03023735</text:p>
          </table:table-cell>
          <table:table-cell table:formula="of:=[.J727]/[.I727]" office:value-type="float" office:value="0.975647019724367" calcext:value-type="float">
            <text:p>0,9756470197</text:p>
          </table:table-cell>
          <table:table-cell table:formula="of:=[.D727]+[.H727]*[.K727]" office:value-type="float" office:value="2.03903658204348" calcext:value-type="float">
            <text:p>2,039036582</text:p>
          </table:table-cell>
        </table:table-row>
        <table:table-row table:style-name="ro1">
          <table:table-cell office:value-type="float" office:value="8.3419974" calcext:value-type="float">
            <text:p>8,3419974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8.339" calcext:value-type="float">
            <text:p>8,339</text:p>
          </table:table-cell>
          <table:table-cell office:value-type="float" office:value="2.039037" calcext:value-type="float">
            <text:p>2,039037</text:p>
          </table:table-cell>
          <table:table-cell office:value-type="float" office:value="0.00075475" calcext:value-type="float">
            <text:p>0,00075475</text:p>
          </table:table-cell>
          <table:table-cell office:value-type="float" office:value="0.7481984" calcext:value-type="float">
            <text:p>0,7481984</text:p>
          </table:table-cell>
          <table:table-cell table:formula="of:=[.A728]-[.E728]" office:value-type="float" office:value="8.34124265" calcext:value-type="float">
            <text:p>8,34124265</text:p>
          </table:table-cell>
          <table:table-cell table:formula="of:=[.B728]-[.D728]" office:value-type="float" office:value="0.010964" calcext:value-type="float">
            <text:p>0,010964</text:p>
          </table:table-cell>
          <table:table-cell table:formula="of:=[.A728]-[.C728]" office:value-type="float" office:value="0.00299739999999993" calcext:value-type="float">
            <text:p>0,0029974</text:p>
          </table:table-cell>
          <table:table-cell table:formula="of:=[.G728]-[.C728]" office:value-type="float" office:value="0.00224264999999946" calcext:value-type="float">
            <text:p>0,00224265</text:p>
          </table:table-cell>
          <table:table-cell table:formula="of:=[.J728]/[.I728]" office:value-type="float" office:value="0.748198438646664" calcext:value-type="float">
            <text:p>0,7481984386</text:p>
          </table:table-cell>
          <table:table-cell table:formula="of:=[.D728]+[.H728]*[.K728]" office:value-type="float" office:value="2.04724024768132" calcext:value-type="float">
            <text:p>2,0472402477</text:p>
          </table:table-cell>
        </table:table-row>
        <table:table-row table:style-name="ro1">
          <table:table-cell office:value-type="float" office:value="8.343002" calcext:value-type="float">
            <text:p>8,343002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8.341" calcext:value-type="float">
            <text:p>8,341</text:p>
          </table:table-cell>
          <table:table-cell office:value-type="float" office:value="2.04724" calcext:value-type="float">
            <text:p>2,04724</text:p>
          </table:table-cell>
          <table:table-cell office:value-type="float" office:value="0.0005023" calcext:value-type="float">
            <text:p>0,0005023</text:p>
          </table:table-cell>
          <table:table-cell office:value-type="float" office:value="0.7491009" calcext:value-type="float">
            <text:p>0,7491009</text:p>
          </table:table-cell>
          <table:table-cell table:formula="of:=[.A729]-[.E729]" office:value-type="float" office:value="8.3424997" calcext:value-type="float">
            <text:p>8,3424997</text:p>
          </table:table-cell>
          <table:table-cell table:formula="of:=[.B729]-[.D729]" office:value-type="float" office:value="0.00276100000000001" calcext:value-type="float">
            <text:p>0,002761</text:p>
          </table:table-cell>
          <table:table-cell table:formula="of:=[.A729]-[.C729]" office:value-type="float" office:value="0.00200200000000095" calcext:value-type="float">
            <text:p>0,002002</text:p>
          </table:table-cell>
          <table:table-cell table:formula="of:=[.G729]-[.C729]" office:value-type="float" office:value="0.0014997000000001" calcext:value-type="float">
            <text:p>0,0014997</text:p>
          </table:table-cell>
          <table:table-cell table:formula="of:=[.J729]/[.I729]" office:value-type="float" office:value="0.749100899100596" calcext:value-type="float">
            <text:p>0,7491008991</text:p>
          </table:table-cell>
          <table:table-cell table:formula="of:=[.D729]+[.H729]*[.K729]" office:value-type="float" office:value="2.04930826758242" calcext:value-type="float">
            <text:p>2,0493082676</text:p>
          </table:table-cell>
        </table:table-row>
        <table:table-row table:style-name="ro1">
          <table:table-cell office:value-type="float" office:value="8.3445081" calcext:value-type="float">
            <text:p>8,344508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8.342" calcext:value-type="float">
            <text:p>8,342</text:p>
          </table:table-cell>
          <table:table-cell office:value-type="float" office:value="2.049309" calcext:value-type="float">
            <text:p>2,04930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001874" calcext:value-type="float">
            <text:p>0,8001874</text:p>
          </table:table-cell>
          <table:table-cell table:formula="of:=[.A730]-[.E730]" office:value-type="float" office:value="8.34400695" calcext:value-type="float">
            <text:p>8,34400695</text:p>
          </table:table-cell>
          <table:table-cell table:formula="of:=[.B730]-[.D730]" office:value-type="float" office:value="0.000691999999999915" calcext:value-type="float">
            <text:p>0,000692</text:p>
          </table:table-cell>
          <table:table-cell table:formula="of:=[.A730]-[.C730]" office:value-type="float" office:value="0.00250810000000001" calcext:value-type="float">
            <text:p>0,0025081</text:p>
          </table:table-cell>
          <table:table-cell table:formula="of:=[.G730]-[.C730]" office:value-type="float" office:value="0.00200695000000017" calcext:value-type="float">
            <text:p>0,00200695</text:p>
          </table:table-cell>
          <table:table-cell table:formula="of:=[.J730]/[.I730]" office:value-type="float" office:value="0.80018739284724" calcext:value-type="float">
            <text:p>0,8001873928</text:p>
          </table:table-cell>
          <table:table-cell table:formula="of:=[.D730]+[.H730]*[.K730]" office:value-type="float" office:value="2.04986272967585" calcext:value-type="float">
            <text:p>2,0498627297</text:p>
          </table:table-cell>
        </table:table-row>
        <table:table-row table:style-name="ro1">
          <table:table-cell office:value-type="float" office:value="8.3460121" calcext:value-type="float">
            <text:p>8,346012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8.344" calcext:value-type="float">
            <text:p>8,344</text:p>
          </table:table-cell>
          <table:table-cell office:value-type="float" office:value="2.049863" calcext:value-type="float">
            <text:p>2,04986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09319" calcext:value-type="float">
            <text:p>0,7509319</text:p>
          </table:table-cell>
          <table:table-cell table:formula="of:=[.A731]-[.E731]" office:value-type="float" office:value="8.34551095" calcext:value-type="float">
            <text:p>8,34551095</text:p>
          </table:table-cell>
          <table:table-cell table:formula="of:=[.B731]-[.D731]" office:value-type="float" office:value="0.000137999999999749" calcext:value-type="float">
            <text:p>0,000138</text:p>
          </table:table-cell>
          <table:table-cell table:formula="of:=[.A731]-[.C731]" office:value-type="float" office:value="0.00201209999999996" calcext:value-type="float">
            <text:p>0,0020121</text:p>
          </table:table-cell>
          <table:table-cell table:formula="of:=[.G731]-[.C731]" office:value-type="float" office:value="0.00151095000000012" calcext:value-type="float">
            <text:p>0,00151095</text:p>
          </table:table-cell>
          <table:table-cell table:formula="of:=[.J731]/[.I731]" office:value-type="float" office:value="0.750931862233562" calcext:value-type="float">
            <text:p>0,7509318622</text:p>
          </table:table-cell>
          <table:table-cell table:formula="of:=[.D731]+[.H731]*[.K731]" office:value-type="float" office:value="2.04996662859699" calcext:value-type="float">
            <text:p>2,0499666286</text:p>
          </table:table-cell>
        </table:table-row>
        <table:table-row table:style-name="ro1">
          <table:table-cell office:value-type="float" office:value="8.3705391" calcext:value-type="float">
            <text:p>8,370539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8.346" calcext:value-type="float">
            <text:p>8,346</text:p>
          </table:table-cell>
          <table:table-cell office:value-type="float" office:value="2.049967" calcext:value-type="float">
            <text:p>2,049967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795775" calcext:value-type="float">
            <text:p>0,9795775</text:p>
          </table:table-cell>
          <table:table-cell table:formula="of:=[.A732]-[.E732]" office:value-type="float" office:value="8.37003795" calcext:value-type="float">
            <text:p>8,37003795</text:p>
          </table:table-cell>
          <table:table-cell table:formula="of:=[.B732]-[.D732]" office:value-type="float" office:value="0.450035" calcext:value-type="float">
            <text:p>0,450035</text:p>
          </table:table-cell>
          <table:table-cell table:formula="of:=[.A732]-[.C732]" office:value-type="float" office:value="0.0245391000000001" calcext:value-type="float">
            <text:p>0,0245391</text:p>
          </table:table-cell>
          <table:table-cell table:formula="of:=[.G732]-[.C732]" office:value-type="float" office:value="0.0240379500000003" calcext:value-type="float">
            <text:p>0,02403795</text:p>
          </table:table-cell>
          <table:table-cell table:formula="of:=[.J732]/[.I732]" office:value-type="float" office:value="0.979577490617022" calcext:value-type="float">
            <text:p>0,9795774906</text:p>
          </table:table-cell>
          <table:table-cell table:formula="of:=[.D732]+[.H732]*[.K732]" office:value-type="float" office:value="2.49081115598983" calcext:value-type="float">
            <text:p>2,490811156</text:p>
          </table:table-cell>
        </table:table-row>
        <table:table-row table:style-name="ro1">
          <table:table-cell office:value-type="float" office:value="8.3720434" calcext:value-type="float">
            <text:p>8,372043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8.37" calcext:value-type="float">
            <text:p>8,37</text:p>
          </table:table-cell>
          <table:table-cell office:value-type="float" office:value="2.490811" calcext:value-type="float">
            <text:p>2,49081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4747" calcext:value-type="float">
            <text:p>0,754747</text:p>
          </table:table-cell>
          <table:table-cell table:formula="of:=[.A733]-[.E733]" office:value-type="float" office:value="8.37154225" calcext:value-type="float">
            <text:p>8,37154225</text:p>
          </table:table-cell>
          <table:table-cell table:formula="of:=[.B733]-[.D733]" office:value-type="float" office:value="0.00919099999999995" calcext:value-type="float">
            <text:p>0,009191</text:p>
          </table:table-cell>
          <table:table-cell table:formula="of:=[.A733]-[.C733]" office:value-type="float" office:value="0.00204340000000158" calcext:value-type="float">
            <text:p>0,0020434</text:p>
          </table:table-cell>
          <table:table-cell table:formula="of:=[.G733]-[.C733]" office:value-type="float" office:value="0.00154225000000174" calcext:value-type="float">
            <text:p>0,00154225</text:p>
          </table:table-cell>
          <table:table-cell table:formula="of:=[.J733]/[.I733]" office:value-type="float" office:value="0.754746990310536" calcext:value-type="float">
            <text:p>0,7547469903</text:p>
          </table:table-cell>
          <table:table-cell table:formula="of:=[.D733]+[.H733]*[.K733]" office:value-type="float" office:value="2.49774787958794" calcext:value-type="float">
            <text:p>2,4977478796</text:p>
          </table:table-cell>
        </table:table-row>
        <table:table-row table:style-name="ro1">
          <table:table-cell office:value-type="float" office:value="8.3745543" calcext:value-type="float">
            <text:p>8,3745543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8.372" calcext:value-type="float">
            <text:p>8,372</text:p>
          </table:table-cell>
          <table:table-cell office:value-type="float" office:value="2.497748" calcext:value-type="float">
            <text:p>2,497748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038014" calcext:value-type="float">
            <text:p>0,8038014</text:p>
          </table:table-cell>
          <table:table-cell table:formula="of:=[.A734]-[.E734]" office:value-type="float" office:value="8.37405315" calcext:value-type="float">
            <text:p>8,37405315</text:p>
          </table:table-cell>
          <table:table-cell table:formula="of:=[.B734]-[.D734]" office:value-type="float" office:value="0.00225399999999976" calcext:value-type="float">
            <text:p>0,002254</text:p>
          </table:table-cell>
          <table:table-cell table:formula="of:=[.A734]-[.C734]" office:value-type="float" office:value="0.0025542999999999" calcext:value-type="float">
            <text:p>0,0025543</text:p>
          </table:table-cell>
          <table:table-cell table:formula="of:=[.G734]-[.C734]" office:value-type="float" office:value="0.00205315000000006" calcext:value-type="float">
            <text:p>0,00205315</text:p>
          </table:table-cell>
          <table:table-cell table:formula="of:=[.J734]/[.I734]" office:value-type="float" office:value="0.803801432877947" calcext:value-type="float">
            <text:p>0,8038014329</text:p>
          </table:table-cell>
          <table:table-cell table:formula="of:=[.D734]+[.H734]*[.K734]" office:value-type="float" office:value="2.49955976842971" calcext:value-type="float">
            <text:p>2,4995597684</text:p>
          </table:table-cell>
        </table:table-row>
        <table:table-row table:style-name="ro1">
          <table:table-cell office:value-type="float" office:value="8.4070566" calcext:value-type="float">
            <text:p>8,4070566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8.374" calcext:value-type="float">
            <text:p>8,374</text:p>
          </table:table-cell>
          <table:table-cell office:value-type="float" office:value="2.499559" calcext:value-type="float">
            <text:p>2,499559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9848396" calcext:value-type="float">
            <text:p>0,9848396</text:p>
          </table:table-cell>
          <table:table-cell table:formula="of:=[.A735]-[.E735]" office:value-type="float" office:value="8.40655545" calcext:value-type="float">
            <text:p>8,40655545</text:p>
          </table:table-cell>
          <table:table-cell table:formula="of:=[.B735]-[.D735]" office:value-type="float" office:value="0.450443" calcext:value-type="float">
            <text:p>0,450443</text:p>
          </table:table-cell>
          <table:table-cell table:formula="of:=[.A735]-[.C735]" office:value-type="float" office:value="0.0330566000000001" calcext:value-type="float">
            <text:p>0,0330566</text:p>
          </table:table-cell>
          <table:table-cell table:formula="of:=[.G735]-[.C735]" office:value-type="float" office:value="0.0325554500000003" calcext:value-type="float">
            <text:p>0,03255545</text:p>
          </table:table-cell>
          <table:table-cell table:formula="of:=[.J735]/[.I735]" office:value-type="float" office:value="0.984839638680329" calcext:value-type="float">
            <text:p>0,9848396387</text:p>
          </table:table-cell>
          <table:table-cell table:formula="of:=[.D735]+[.H735]*[.K735]" office:value-type="float" office:value="2.94317312136608" calcext:value-type="float">
            <text:p>2,9431731214</text:p>
          </table:table-cell>
        </table:table-row>
        <table:table-row table:style-name="ro1">
          <table:table-cell office:value-type="float" office:value="8.4090619" calcext:value-type="float">
            <text:p>8,4090619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8.407" calcext:value-type="float">
            <text:p>8,407</text:p>
          </table:table-cell>
          <table:table-cell office:value-type="float" office:value="2.943173" calcext:value-type="float">
            <text:p>2,94317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69475" calcext:value-type="float">
            <text:p>0,7569475</text:p>
          </table:table-cell>
          <table:table-cell table:formula="of:=[.A736]-[.E736]" office:value-type="float" office:value="8.40856075" calcext:value-type="float">
            <text:p>8,40856075</text:p>
          </table:table-cell>
          <table:table-cell table:formula="of:=[.B736]-[.D736]" office:value-type="float" office:value="0.0068290000000002" calcext:value-type="float">
            <text:p>0,006829</text:p>
          </table:table-cell>
          <table:table-cell table:formula="of:=[.A736]-[.C736]" office:value-type="float" office:value="0.00206189999999928" calcext:value-type="float">
            <text:p>0,0020619</text:p>
          </table:table-cell>
          <table:table-cell table:formula="of:=[.G736]-[.C736]" office:value-type="float" office:value="0.00156074999999944" calcext:value-type="float">
            <text:p>0,00156075</text:p>
          </table:table-cell>
          <table:table-cell table:formula="of:=[.J736]/[.I736]" office:value-type="float" office:value="0.756947475629268" calcext:value-type="float">
            <text:p>0,7569474756</text:p>
          </table:table-cell>
          <table:table-cell table:formula="of:=[.D736]+[.H736]*[.K736]" office:value-type="float" office:value="2.94834219431107" calcext:value-type="float">
            <text:p>2,9483421943</text:p>
          </table:table-cell>
        </table:table-row>
        <table:table-row table:style-name="ro1">
          <table:table-cell office:value-type="float" office:value="8.4110675" calcext:value-type="float">
            <text:p>8,4110675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8.409" calcext:value-type="float">
            <text:p>8,409</text:p>
          </table:table-cell>
          <table:table-cell office:value-type="float" office:value="2.948342" calcext:value-type="float">
            <text:p>2,948342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362757" calcext:value-type="float">
            <text:p>0,6362757</text:p>
          </table:table-cell>
          <table:table-cell table:formula="of:=[.A737]-[.E737]" office:value-type="float" office:value="8.4103155" calcext:value-type="float">
            <text:p>8,4103155</text:p>
          </table:table-cell>
          <table:table-cell table:formula="of:=[.B737]-[.D737]" office:value-type="float" office:value="0.00166000000000022" calcext:value-type="float">
            <text:p>0,00166</text:p>
          </table:table-cell>
          <table:table-cell table:formula="of:=[.A737]-[.C737]" office:value-type="float" office:value="0.002067499999999" calcext:value-type="float">
            <text:p>0,0020675</text:p>
          </table:table-cell>
          <table:table-cell table:formula="of:=[.G737]-[.C737]" office:value-type="float" office:value="0.00131549999999869" calcext:value-type="float">
            <text:p>0,0013155</text:p>
          </table:table-cell>
          <table:table-cell table:formula="of:=[.J737]/[.I737]" office:value-type="float" office:value="0.636275695283835" calcext:value-type="float">
            <text:p>0,6362756953</text:p>
          </table:table-cell>
          <table:table-cell table:formula="of:=[.D737]+[.H737]*[.K737]" office:value-type="float" office:value="2.94939821765417" calcext:value-type="float">
            <text:p>2,9493982177</text:p>
          </table:table-cell>
        </table:table-row>
        <table:table-row table:style-name="ro1">
          <table:table-cell office:value-type="float" office:value="8.4120698" calcext:value-type="float">
            <text:p>8,4120698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8.41" calcext:value-type="float">
            <text:p>8,41</text:p>
          </table:table-cell>
          <table:table-cell office:value-type="float" office:value="2.949398" calcext:value-type="float">
            <text:p>2,949398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366799" calcext:value-type="float">
            <text:p>0,6366799</text:p>
          </table:table-cell>
          <table:table-cell table:formula="of:=[.A738]-[.E738]" office:value-type="float" office:value="8.4113178" calcext:value-type="float">
            <text:p>8,4113178</text:p>
          </table:table-cell>
          <table:table-cell table:formula="of:=[.B738]-[.D738]" office:value-type="float" office:value="0.000604000000000049" calcext:value-type="float">
            <text:p>0,000604</text:p>
          </table:table-cell>
          <table:table-cell table:formula="of:=[.A738]-[.C738]" office:value-type="float" office:value="0.00206979999999923" calcext:value-type="float">
            <text:p>0,0020698</text:p>
          </table:table-cell>
          <table:table-cell table:formula="of:=[.G738]-[.C738]" office:value-type="float" office:value="0.00131779999999893" calcext:value-type="float">
            <text:p>0,0013178</text:p>
          </table:table-cell>
          <table:table-cell table:formula="of:=[.J738]/[.I738]" office:value-type="float" office:value="0.636679872451161" calcext:value-type="float">
            <text:p>0,6366798725</text:p>
          </table:table-cell>
          <table:table-cell table:formula="of:=[.D738]+[.H738]*[.K738]" office:value-type="float" office:value="2.94978255464296" calcext:value-type="float">
            <text:p>2,9497825546</text:p>
          </table:table-cell>
        </table:table-row>
        <table:table-row table:style-name="ro1">
          <table:table-cell office:value-type="float" office:value="8.4130749" calcext:value-type="float">
            <text:p>8,4130749</text:p>
          </table:table-cell>
          <table:table-cell office:value-type="float" office:value="2.950002" calcext:value-type="float">
            <text:p>2,950002</text:p>
          </table:table-cell>
          <table:table-cell office:value-type="float" office:value="8.411" calcext:value-type="float">
            <text:p>8,411</text:p>
          </table:table-cell>
          <table:table-cell office:value-type="float" office:value="2.949783" calcext:value-type="float">
            <text:p>2,949783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7577956" calcext:value-type="float">
            <text:p>0,7577956</text:p>
          </table:table-cell>
          <table:table-cell table:formula="of:=[.A739]-[.E739]" office:value-type="float" office:value="8.41257235" calcext:value-type="float">
            <text:p>8,41257235</text:p>
          </table:table-cell>
          <table:table-cell table:formula="of:=[.B739]-[.D739]" office:value-type="float" office:value="0.000218999999999969" calcext:value-type="float">
            <text:p>0,000219</text:p>
          </table:table-cell>
          <table:table-cell table:formula="of:=[.A739]-[.C739]" office:value-type="float" office:value="0.00207490000000021" calcext:value-type="float">
            <text:p>0,0020749</text:p>
          </table:table-cell>
          <table:table-cell table:formula="of:=[.G739]-[.C739]" office:value-type="float" office:value="0.00157235" calcext:value-type="float">
            <text:p>0,00157235</text:p>
          </table:table-cell>
          <table:table-cell table:formula="of:=[.J739]/[.I739]" office:value-type="float" office:value="0.75779555641228" calcext:value-type="float">
            <text:p>0,7577955564</text:p>
          </table:table-cell>
          <table:table-cell table:formula="of:=[.D739]+[.H739]*[.K739]" office:value-type="float" office:value="2.94994895722685" calcext:value-type="float">
            <text:p>2,9499489572</text:p>
          </table:table-cell>
        </table:table-row>
        <table:table-row table:style-name="ro1">
          <table:table-cell office:value-type="float" office:value="8.4399879" calcext:value-type="float">
            <text:p>8,4399879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8.413" calcext:value-type="float">
            <text:p>8,413</text:p>
          </table:table-cell>
          <table:table-cell office:value-type="float" office:value="2.949949" calcext:value-type="float">
            <text:p>2,949949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9813787" calcext:value-type="float">
            <text:p>0,9813787</text:p>
          </table:table-cell>
          <table:table-cell table:formula="of:=[.A740]-[.E740]" office:value-type="float" office:value="8.43948535" calcext:value-type="float">
            <text:p>8,43948535</text:p>
          </table:table-cell>
          <table:table-cell table:formula="of:=[.B740]-[.D740]" office:value-type="float" office:value="0.450053" calcext:value-type="float">
            <text:p>0,450053</text:p>
          </table:table-cell>
          <table:table-cell table:formula="of:=[.A740]-[.C740]" office:value-type="float" office:value="0.0269879" calcext:value-type="float">
            <text:p>0,0269879</text:p>
          </table:table-cell>
          <table:table-cell table:formula="of:=[.G740]-[.C740]" office:value-type="float" office:value="0.0264853499999997" calcext:value-type="float">
            <text:p>0,02648535</text:p>
          </table:table-cell>
          <table:table-cell table:formula="of:=[.J740]/[.I740]" office:value-type="float" office:value="0.981378691932303" calcext:value-type="float">
            <text:p>0,9813786919</text:p>
          </table:table-cell>
          <table:table-cell table:formula="of:=[.D740]+[.H740]*[.K740]" office:value-type="float" office:value="3.39162142444021" calcext:value-type="float">
            <text:p>3,3916214244</text:p>
          </table:table-cell>
        </table:table-row>
        <table:table-row table:style-name="ro1">
          <table:table-cell office:value-type="float" office:value="8.4419937" calcext:value-type="float">
            <text:p>8,4419937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8.439" calcext:value-type="float">
            <text:p>8,439</text:p>
          </table:table-cell>
          <table:table-cell office:value-type="float" office:value="3.391622" calcext:value-type="float">
            <text:p>3,391622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8321308" calcext:value-type="float">
            <text:p>0,8321308</text:p>
          </table:table-cell>
          <table:table-cell table:formula="of:=[.A741]-[.E741]" office:value-type="float" office:value="8.44149115" calcext:value-type="float">
            <text:p>8,44149115</text:p>
          </table:table-cell>
          <table:table-cell table:formula="of:=[.B741]-[.D741]" office:value-type="float" office:value="0.00837999999999983" calcext:value-type="float">
            <text:p>0,00838</text:p>
          </table:table-cell>
          <table:table-cell table:formula="of:=[.A741]-[.C741]" office:value-type="float" office:value="0.00299369999999932" calcext:value-type="float">
            <text:p>0,0029937</text:p>
          </table:table-cell>
          <table:table-cell table:formula="of:=[.G741]-[.C741]" office:value-type="float" office:value="0.00249114999999911" calcext:value-type="float">
            <text:p>0,00249115</text:p>
          </table:table-cell>
          <table:table-cell table:formula="of:=[.J741]/[.I741]" office:value-type="float" office:value="0.832130808030088" calcext:value-type="float">
            <text:p>0,832130808</text:p>
          </table:table-cell>
          <table:table-cell table:formula="of:=[.D741]+[.H741]*[.K741]" office:value-type="float" office:value="3.39859525617129" calcext:value-type="float">
            <text:p>3,3985952562</text:p>
          </table:table-cell>
        </table:table-row>
        <table:table-row table:style-name="ro1">
          <table:table-cell office:value-type="float" office:value="8.4445046" calcext:value-type="float">
            <text:p>8,4445046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8.441" calcext:value-type="float">
            <text:p>8,441</text:p>
          </table:table-cell>
          <table:table-cell office:value-type="float" office:value="3.398595" calcext:value-type="float">
            <text:p>3,398595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851253" calcext:value-type="float">
            <text:p>0,7851253</text:p>
          </table:table-cell>
          <table:table-cell table:formula="of:=[.A742]-[.E742]" office:value-type="float" office:value="8.44375155" calcext:value-type="float">
            <text:p>8,44375155</text:p>
          </table:table-cell>
          <table:table-cell table:formula="of:=[.B742]-[.D742]" office:value-type="float" office:value="0.00140699999999994" calcext:value-type="float">
            <text:p>0,001407</text:p>
          </table:table-cell>
          <table:table-cell table:formula="of:=[.A742]-[.C742]" office:value-type="float" office:value="0.00350459999999941" calcext:value-type="float">
            <text:p>0,0035046</text:p>
          </table:table-cell>
          <table:table-cell table:formula="of:=[.G742]-[.C742]" office:value-type="float" office:value="0.00275154999999927" calcext:value-type="float">
            <text:p>0,00275155</text:p>
          </table:table-cell>
          <table:table-cell table:formula="of:=[.J742]/[.I742]" office:value-type="float" office:value="0.785125263938746" calcext:value-type="float">
            <text:p>0,7851252639</text:p>
          </table:table-cell>
          <table:table-cell table:formula="of:=[.D742]+[.H742]*[.K742]" office:value-type="float" office:value="3.39969967124636" calcext:value-type="float">
            <text:p>3,3996996712</text:p>
          </table:table-cell>
        </table:table-row>
        <table:table-row table:style-name="ro1">
          <table:table-cell office:value-type="float" office:value="8.4455074" calcext:value-type="float">
            <text:p>8,4455074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8.444" calcext:value-type="float">
            <text:p>8,444</text:p>
          </table:table-cell>
          <table:table-cell office:value-type="float" office:value="3.3997" calcext:value-type="float">
            <text:p>3,3997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5004312" calcext:value-type="float">
            <text:p>0,5004312</text:p>
          </table:table-cell>
          <table:table-cell table:formula="of:=[.A743]-[.E743]" office:value-type="float" office:value="8.44475435" calcext:value-type="float">
            <text:p>8,44475435</text:p>
          </table:table-cell>
          <table:table-cell table:formula="of:=[.B743]-[.D743]" office:value-type="float" office:value="0.00030199999999958" calcext:value-type="float">
            <text:p>0,000302</text:p>
          </table:table-cell>
          <table:table-cell table:formula="of:=[.A743]-[.C743]" office:value-type="float" office:value="0.00150739999999949" calcext:value-type="float">
            <text:p>0,0015074</text:p>
          </table:table-cell>
          <table:table-cell table:formula="of:=[.G743]-[.C743]" office:value-type="float" office:value="0.000754349999999349" calcext:value-type="float">
            <text:p>0,00075435</text:p>
          </table:table-cell>
          <table:table-cell table:formula="of:=[.J743]/[.I743]" office:value-type="float" office:value="0.500431206049889" calcext:value-type="float">
            <text:p>0,500431206</text:p>
          </table:table-cell>
          <table:table-cell table:formula="of:=[.D743]+[.H743]*[.K743]" office:value-type="float" office:value="3.39985113022423" calcext:value-type="float">
            <text:p>3,3998511302</text:p>
          </table:table-cell>
        </table:table-row>
        <table:table-row table:style-name="ro1">
          <table:table-cell office:value-type="float" office:value="8.4740016" calcext:value-type="float">
            <text:p>8,4740016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8.445" calcext:value-type="float">
            <text:p>8,445</text:p>
          </table:table-cell>
          <table:table-cell office:value-type="float" office:value="3.399851" calcext:value-type="float">
            <text:p>3,399851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9740342" calcext:value-type="float">
            <text:p>0,9740342</text:p>
          </table:table-cell>
          <table:table-cell table:formula="of:=[.A744]-[.E744]" office:value-type="float" office:value="8.47324855" calcext:value-type="float">
            <text:p>8,47324855</text:p>
          </table:table-cell>
          <table:table-cell table:formula="of:=[.B744]-[.D744]" office:value-type="float" office:value="0.450152" calcext:value-type="float">
            <text:p>0,450152</text:p>
          </table:table-cell>
          <table:table-cell table:formula="of:=[.A744]-[.C744]" office:value-type="float" office:value="0.0290015999999991" calcext:value-type="float">
            <text:p>0,0290016</text:p>
          </table:table-cell>
          <table:table-cell table:formula="of:=[.G744]-[.C744]" office:value-type="float" office:value="0.0282485499999989" calcext:value-type="float">
            <text:p>0,02824855</text:p>
          </table:table-cell>
          <table:table-cell table:formula="of:=[.J744]/[.I744]" office:value-type="float" office:value="0.97403419121703" calcext:value-type="float">
            <text:p>0,9740341912</text:p>
          </table:table-cell>
          <table:table-cell table:formula="of:=[.D744]+[.H744]*[.K744]" office:value-type="float" office:value="3.83831443924473" calcext:value-type="float">
            <text:p>3,8383144392</text:p>
          </table:table-cell>
        </table:table-row>
        <table:table-row table:style-name="ro1">
          <table:table-cell office:value-type="float" office:value="8.4760072" calcext:value-type="float">
            <text:p>8,4760072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8.473" calcext:value-type="float">
            <text:p>8,473</text:p>
          </table:table-cell>
          <table:table-cell office:value-type="float" office:value="3.838314" calcext:value-type="float">
            <text:p>3,838314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495843" calcext:value-type="float">
            <text:p>0,7495843</text:p>
          </table:table-cell>
          <table:table-cell table:formula="of:=[.A745]-[.E745]" office:value-type="float" office:value="8.47525415" calcext:value-type="float">
            <text:p>8,47525415</text:p>
          </table:table-cell>
          <table:table-cell table:formula="of:=[.B745]-[.D745]" office:value-type="float" office:value="0.0116890000000001" calcext:value-type="float">
            <text:p>0,011689</text:p>
          </table:table-cell>
          <table:table-cell table:formula="of:=[.A745]-[.C745]" office:value-type="float" office:value="0.00300719999999899" calcext:value-type="float">
            <text:p>0,0030072</text:p>
          </table:table-cell>
          <table:table-cell table:formula="of:=[.G745]-[.C745]" office:value-type="float" office:value="0.00225414999999884" calcext:value-type="float">
            <text:p>0,00225415</text:p>
          </table:table-cell>
          <table:table-cell table:formula="of:=[.J745]/[.I745]" office:value-type="float" office:value="0.749584330938948" calcext:value-type="float">
            <text:p>0,7495843309</text:p>
          </table:table-cell>
          <table:table-cell table:formula="of:=[.D745]+[.H745]*[.K745]" office:value-type="float" office:value="3.84707589124435" calcext:value-type="float">
            <text:p>3,8470758912</text:p>
          </table:table-cell>
        </table:table-row>
        <table:table-row table:style-name="ro1">
          <table:table-cell office:value-type="float" office:value="8.4780125" calcext:value-type="float">
            <text:p>8,4780125</text:p>
          </table:table-cell>
          <table:table-cell office:value-type="float" office:value="3.850003" calcext:value-type="float">
            <text:p>3,850003</text:p>
          </table:table-cell>
          <table:table-cell office:value-type="float" office:value="8.475" calcext:value-type="float">
            <text:p>8,475</text:p>
          </table:table-cell>
          <table:table-cell office:value-type="float" office:value="3.847075" calcext:value-type="float">
            <text:p>3,847075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500249" calcext:value-type="float">
            <text:p>0,7500249</text:p>
          </table:table-cell>
          <table:table-cell table:formula="of:=[.A746]-[.E746]" office:value-type="float" office:value="8.47725945" calcext:value-type="float">
            <text:p>8,47725945</text:p>
          </table:table-cell>
          <table:table-cell table:formula="of:=[.B746]-[.D746]" office:value-type="float" office:value="0.00292800000000026" calcext:value-type="float">
            <text:p>0,002928</text:p>
          </table:table-cell>
          <table:table-cell table:formula="of:=[.A746]-[.C746]" office:value-type="float" office:value="0.00301250000000053" calcext:value-type="float">
            <text:p>0,0030125</text:p>
          </table:table-cell>
          <table:table-cell table:formula="of:=[.G746]-[.C746]" office:value-type="float" office:value="0.00225945000000038" calcext:value-type="float">
            <text:p>0,00225945</text:p>
          </table:table-cell>
          <table:table-cell table:formula="of:=[.J746]/[.I746]" office:value-type="float" office:value="0.750024896265556" calcext:value-type="float">
            <text:p>0,7500248963</text:p>
          </table:table-cell>
          <table:table-cell table:formula="of:=[.D746]+[.H746]*[.K746]" office:value-type="float" office:value="3.84927107289627" calcext:value-type="float">
            <text:p>3,8492710729</text:p>
          </table:table-cell>
        </table:table-row>
        <table:table-row table:style-name="ro1">
          <table:table-cell office:value-type="float" office:value="8.5065724" calcext:value-type="float">
            <text:p>8,5065724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8.477" calcext:value-type="float">
            <text:p>8,477</text:p>
          </table:table-cell>
          <table:table-cell office:value-type="float" office:value="3.849271" calcext:value-type="float">
            <text:p>3,849271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9745354" calcext:value-type="float">
            <text:p>0,9745354</text:p>
          </table:table-cell>
          <table:table-cell table:formula="of:=[.A747]-[.E747]" office:value-type="float" office:value="8.50581935" calcext:value-type="float">
            <text:p>8,50581935</text:p>
          </table:table-cell>
          <table:table-cell table:formula="of:=[.B747]-[.D747]" office:value-type="float" office:value="0.450732" calcext:value-type="float">
            <text:p>0,450732</text:p>
          </table:table-cell>
          <table:table-cell table:formula="of:=[.A747]-[.C747]" office:value-type="float" office:value="0.0295723999999993" calcext:value-type="float">
            <text:p>0,0295724</text:p>
          </table:table-cell>
          <table:table-cell table:formula="of:=[.G747]-[.C747]" office:value-type="float" office:value="0.0288193499999991" calcext:value-type="float">
            <text:p>0,02881935</text:p>
          </table:table-cell>
          <table:table-cell table:formula="of:=[.J747]/[.I747]" office:value-type="float" office:value="0.974535377581794" calcext:value-type="float">
            <text:p>0,9745353776</text:p>
          </table:table-cell>
          <table:table-cell table:formula="of:=[.D747]+[.H747]*[.K747]" office:value-type="float" office:value="4.2885252798082" calcext:value-type="float">
            <text:p>4,2885252798</text:p>
          </table:table-cell>
        </table:table-row>
        <table:table-row table:style-name="ro1">
          <table:table-cell office:value-type="float" office:value="8.5095802" calcext:value-type="float">
            <text:p>8,5095802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8.506" calcext:value-type="float">
            <text:p>8,506</text:p>
          </table:table-cell>
          <table:table-cell office:value-type="float" office:value="4.288525" calcext:value-type="float">
            <text:p>4,288525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896626" calcext:value-type="float">
            <text:p>0,7896626</text:p>
          </table:table-cell>
          <table:table-cell table:formula="of:=[.A748]-[.E748]" office:value-type="float" office:value="8.50882715" calcext:value-type="float">
            <text:p>8,50882715</text:p>
          </table:table-cell>
          <table:table-cell table:formula="of:=[.B748]-[.D748]" office:value-type="float" office:value="0.0114780000000003" calcext:value-type="float">
            <text:p>0,011478</text:p>
          </table:table-cell>
          <table:table-cell table:formula="of:=[.A748]-[.C748]" office:value-type="float" office:value="0.00358020000000003" calcext:value-type="float">
            <text:p>0,0035802</text:p>
          </table:table-cell>
          <table:table-cell table:formula="of:=[.G748]-[.C748]" office:value-type="float" office:value="0.00282714999999989" calcext:value-type="float">
            <text:p>0,00282715</text:p>
          </table:table-cell>
          <table:table-cell table:formula="of:=[.J748]/[.I748]" office:value-type="float" office:value="0.789662588682158" calcext:value-type="float">
            <text:p>0,7896625887</text:p>
          </table:table-cell>
          <table:table-cell table:formula="of:=[.D748]+[.H748]*[.K748]" office:value-type="float" office:value="4.29758874719289" calcext:value-type="float">
            <text:p>4,2975887472</text:p>
          </table:table-cell>
        </table:table-row>
        <table:table-row table:style-name="ro1">
          <table:table-cell office:value-type="float" office:value="8.5120868" calcext:value-type="float">
            <text:p>8,5120868</text:p>
          </table:table-cell>
          <table:table-cell office:value-type="float" office:value="4.300003" calcext:value-type="float">
            <text:p>4,300003</text:p>
          </table:table-cell>
          <table:table-cell office:value-type="float" office:value="8.509" calcext:value-type="float">
            <text:p>8,509</text:p>
          </table:table-cell>
          <table:table-cell office:value-type="float" office:value="4.297588" calcext:value-type="float">
            <text:p>4,297588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560419" calcext:value-type="float">
            <text:p>0,7560419</text:p>
          </table:table-cell>
          <table:table-cell table:formula="of:=[.A749]-[.E749]" office:value-type="float" office:value="8.51133375" calcext:value-type="float">
            <text:p>8,51133375</text:p>
          </table:table-cell>
          <table:table-cell table:formula="of:=[.B749]-[.D749]" office:value-type="float" office:value="0.00241500000000006" calcext:value-type="float">
            <text:p>0,002415</text:p>
          </table:table-cell>
          <table:table-cell table:formula="of:=[.A749]-[.C749]" office:value-type="float" office:value="0.00308680000000017" calcext:value-type="float">
            <text:p>0,0030868</text:p>
          </table:table-cell>
          <table:table-cell table:formula="of:=[.G749]-[.C749]" office:value-type="float" office:value="0.00233375000000002" calcext:value-type="float">
            <text:p>0,00233375</text:p>
          </table:table-cell>
          <table:table-cell table:formula="of:=[.J749]/[.I749]" office:value-type="float" office:value="0.756041855643351" calcext:value-type="float">
            <text:p>0,7560418556</text:p>
          </table:table-cell>
          <table:table-cell table:formula="of:=[.D749]+[.H749]*[.K749]" office:value-type="float" office:value="4.29941384108138" calcext:value-type="float">
            <text:p>4,2994138411</text:p>
          </table:table-cell>
        </table:table-row>
        <table:table-row table:style-name="ro1">
          <table:table-cell office:value-type="float" office:value="8.5409959" calcext:value-type="float">
            <text:p>8,5409959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8.511" calcext:value-type="float">
            <text:p>8,511</text:p>
          </table:table-cell>
          <table:table-cell office:value-type="float" office:value="4.299414" calcext:value-type="float">
            <text:p>4,299414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9748949" calcext:value-type="float">
            <text:p>0,9748949</text:p>
          </table:table-cell>
          <table:table-cell table:formula="of:=[.A750]-[.E750]" office:value-type="float" office:value="8.54024285" calcext:value-type="float">
            <text:p>8,54024285</text:p>
          </table:table-cell>
          <table:table-cell table:formula="of:=[.B750]-[.D750]" office:value-type="float" office:value="0.450589" calcext:value-type="float">
            <text:p>0,450589</text:p>
          </table:table-cell>
          <table:table-cell table:formula="of:=[.A750]-[.C750]" office:value-type="float" office:value="0.0299959000000012" calcext:value-type="float">
            <text:p>0,0299959</text:p>
          </table:table-cell>
          <table:table-cell table:formula="of:=[.G750]-[.C750]" office:value-type="float" office:value="0.029242850000001" calcext:value-type="float">
            <text:p>0,02924285</text:p>
          </table:table-cell>
          <table:table-cell table:formula="of:=[.J750]/[.I750]" office:value-type="float" office:value="0.974894902303311" calcext:value-type="float">
            <text:p>0,9748949023</text:p>
          </table:table-cell>
          <table:table-cell table:formula="of:=[.D750]+[.H750]*[.K750]" office:value-type="float" office:value="4.73869091913395" calcext:value-type="float">
            <text:p>4,7386909191</text:p>
          </table:table-cell>
        </table:table-row>
        <table:table-row table:style-name="ro1">
          <table:table-cell office:value-type="float" office:value="8.5440091" calcext:value-type="float">
            <text:p>8,5440091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8.54" calcext:value-type="float">
            <text:p>8,54</text:p>
          </table:table-cell>
          <table:table-cell office:value-type="float" office:value="4.738691" calcext:value-type="float">
            <text:p>4,738691</text:p>
          </table:table-cell>
          <table:table-cell office:value-type="float" office:value="0.00125595" calcext:value-type="float">
            <text:p>0,00125595</text:p>
          </table:table-cell>
          <table:table-cell office:value-type="float" office:value="0.6867252" calcext:value-type="float">
            <text:p>0,6867252</text:p>
          </table:table-cell>
          <table:table-cell table:formula="of:=[.A751]-[.E751]" office:value-type="float" office:value="8.54275315" calcext:value-type="float">
            <text:p>8,54275315</text:p>
          </table:table-cell>
          <table:table-cell table:formula="of:=[.B751]-[.D751]" office:value-type="float" office:value="0.0113119999999993" calcext:value-type="float">
            <text:p>0,011312</text:p>
          </table:table-cell>
          <table:table-cell table:formula="of:=[.A751]-[.C751]" office:value-type="float" office:value="0.0040091000000011" calcext:value-type="float">
            <text:p>0,0040091</text:p>
          </table:table-cell>
          <table:table-cell table:formula="of:=[.G751]-[.C751]" office:value-type="float" office:value="0.00275315000000198" calcext:value-type="float">
            <text:p>0,00275315</text:p>
          </table:table-cell>
          <table:table-cell table:formula="of:=[.J751]/[.I751]" office:value-type="float" office:value="0.68672520016992" calcext:value-type="float">
            <text:p>0,6867252002</text:p>
          </table:table-cell>
          <table:table-cell table:formula="of:=[.D751]+[.H751]*[.K751]" office:value-type="float" office:value="4.74645923546432" calcext:value-type="float">
            <text:p>4,7464592355</text:p>
          </table:table-cell>
        </table:table-row>
        <table:table-row table:style-name="ro1">
          <table:table-cell office:value-type="float" office:value="8.5460134" calcext:value-type="float">
            <text:p>8,5460134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8.543" calcext:value-type="float">
            <text:p>8,543</text:p>
          </table:table-cell>
          <table:table-cell office:value-type="float" office:value="4.746459" calcext:value-type="float">
            <text:p>4,746459</text:p>
          </table:table-cell>
          <table:table-cell office:value-type="float" office:value="0.00125595" calcext:value-type="float">
            <text:p>0,00125595</text:p>
          </table:table-cell>
          <table:table-cell office:value-type="float" office:value="0.5832117" calcext:value-type="float">
            <text:p>0,5832117</text:p>
          </table:table-cell>
          <table:table-cell table:formula="of:=[.A752]-[.E752]" office:value-type="float" office:value="8.54475745" calcext:value-type="float">
            <text:p>8,54475745</text:p>
          </table:table-cell>
          <table:table-cell table:formula="of:=[.B752]-[.D752]" office:value-type="float" office:value="0.00354399999999977" calcext:value-type="float">
            <text:p>0,003544</text:p>
          </table:table-cell>
          <table:table-cell table:formula="of:=[.A752]-[.C752]" office:value-type="float" office:value="0.00301340000000039" calcext:value-type="float">
            <text:p>0,0030134</text:p>
          </table:table-cell>
          <table:table-cell table:formula="of:=[.G752]-[.C752]" office:value-type="float" office:value="0.00175745000000127" calcext:value-type="float">
            <text:p>0,00175745</text:p>
          </table:table-cell>
          <table:table-cell table:formula="of:=[.J752]/[.I752]" office:value-type="float" office:value="0.583211654609758" calcext:value-type="float">
            <text:p>0,5832116546</text:p>
          </table:table-cell>
          <table:table-cell table:formula="of:=[.D752]+[.H752]*[.K752]" office:value-type="float" office:value="4.74852590210394" calcext:value-type="float">
            <text:p>4,7485259021</text:p>
          </table:table-cell>
        </table:table-row>
        <table:table-row table:style-name="ro1">
          <table:table-cell office:value-type="float" office:value="8.5470162" calcext:value-type="float">
            <text:p>8,5470162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8.545" calcext:value-type="float">
            <text:p>8,545</text:p>
          </table:table-cell>
          <table:table-cell office:value-type="float" office:value="4.748526" calcext:value-type="float">
            <text:p>4,748526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513143" calcext:value-type="float">
            <text:p>0,7513143</text:p>
          </table:table-cell>
          <table:table-cell table:formula="of:=[.A753]-[.E753]" office:value-type="float" office:value="8.5465148" calcext:value-type="float">
            <text:p>8,5465148</text:p>
          </table:table-cell>
          <table:table-cell table:formula="of:=[.B753]-[.D753]" office:value-type="float" office:value="0.00147699999999951" calcext:value-type="float">
            <text:p>0,001477</text:p>
          </table:table-cell>
          <table:table-cell table:formula="of:=[.A753]-[.C753]" office:value-type="float" office:value="0.00201619999999991" calcext:value-type="float">
            <text:p>0,0020162</text:p>
          </table:table-cell>
          <table:table-cell table:formula="of:=[.G753]-[.C753]" office:value-type="float" office:value="0.0015148000000007" calcext:value-type="float">
            <text:p>0,0015148</text:p>
          </table:table-cell>
          <table:table-cell table:formula="of:=[.J753]/[.I753]" office:value-type="float" office:value="0.751314353735131" calcext:value-type="float">
            <text:p>0,7513143537</text:p>
          </table:table-cell>
          <table:table-cell table:formula="of:=[.D753]+[.H753]*[.K753]" office:value-type="float" office:value="4.74963569130047" calcext:value-type="float">
            <text:p>4,7496356913</text:p>
          </table:table-cell>
        </table:table-row>
        <table:table-row table:style-name="ro1">
          <table:table-cell office:value-type="float" office:value="8.5480193" calcext:value-type="float">
            <text:p>8,5480193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8.547" calcext:value-type="float">
            <text:p>8,547</text:p>
          </table:table-cell>
          <table:table-cell office:value-type="float" office:value="4.749636" calcext:value-type="float">
            <text:p>4,7496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4096" calcext:value-type="float">
            <text:p>0,754096</text:p>
          </table:table-cell>
          <table:table-cell table:formula="of:=[.A754]-[.E754]" office:value-type="float" office:value="8.54776865" calcext:value-type="float">
            <text:p>8,54776865</text:p>
          </table:table-cell>
          <table:table-cell table:formula="of:=[.B754]-[.D754]" office:value-type="float" office:value="0.150367" calcext:value-type="float">
            <text:p>0,150367</text:p>
          </table:table-cell>
          <table:table-cell table:formula="of:=[.A754]-[.C754]" office:value-type="float" office:value="0.00101929999999939" calcext:value-type="float">
            <text:p>0,0010193</text:p>
          </table:table-cell>
          <table:table-cell table:formula="of:=[.G754]-[.C754]" office:value-type="float" office:value="0.000768649999999482" calcext:value-type="float">
            <text:p>0,00076865</text:p>
          </table:table-cell>
          <table:table-cell table:formula="of:=[.J754]/[.I754]" office:value-type="float" office:value="0.754095948199688" calcext:value-type="float">
            <text:p>0,7540959482</text:p>
          </table:table-cell>
          <table:table-cell table:formula="of:=[.D754]+[.H754]*[.K754]" office:value-type="float" office:value="4.86302714544294" calcext:value-type="float">
            <text:p>4,8630271454</text:p>
          </table:table-cell>
        </table:table-row>
        <table:table-row table:style-name="ro1">
          <table:table-cell office:value-type="float" office:value="8.5490215" calcext:value-type="float">
            <text:p>8,5490215</text:p>
          </table:table-cell>
          <table:table-cell office:value-type="float" office:value="4.900003" calcext:value-type="float">
            <text:p>4,900003</text:p>
          </table:table-cell>
          <table:table-cell office:value-type="float" office:value="8.548" calcext:value-type="float">
            <text:p>8,548</text:p>
          </table:table-cell>
          <table:table-cell office:value-type="float" office:value="4.863027" calcext:value-type="float">
            <text:p>4,86302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46256" calcext:value-type="float">
            <text:p>0,7546256</text:p>
          </table:table-cell>
          <table:table-cell table:formula="of:=[.A755]-[.E755]" office:value-type="float" office:value="8.54877085" calcext:value-type="float">
            <text:p>8,54877085</text:p>
          </table:table-cell>
          <table:table-cell table:formula="of:=[.B755]-[.D755]" office:value-type="float" office:value="0.0369760000000001" calcext:value-type="float">
            <text:p>0,036976</text:p>
          </table:table-cell>
          <table:table-cell table:formula="of:=[.A755]-[.C755]" office:value-type="float" office:value="0.00102150000000023" calcext:value-type="float">
            <text:p>0,0010215</text:p>
          </table:table-cell>
          <table:table-cell table:formula="of:=[.G755]-[.C755]" office:value-type="float" office:value="0.000770850000000323" calcext:value-type="float">
            <text:p>0,00077085</text:p>
          </table:table-cell>
          <table:table-cell table:formula="of:=[.J755]/[.I755]" office:value-type="float" office:value="0.754625550660939" calcext:value-type="float">
            <text:p>0,7546255507</text:p>
          </table:table-cell>
          <table:table-cell table:formula="of:=[.D755]+[.H755]*[.K755]" office:value-type="float" office:value="4.89093003436124" calcext:value-type="float">
            <text:p>4,8909300344</text:p>
          </table:table-cell>
        </table:table-row>
        <table:table-row table:style-name="ro1">
          <table:table-cell office:value-type="float" office:value="8.5775308" calcext:value-type="float">
            <text:p>8,5775308</text:p>
          </table:table-cell>
          <table:table-cell office:value-type="float" office:value="5" calcext:value-type="float">
            <text:p>5</text:p>
          </table:table-cell>
          <table:table-cell office:value-type="float" office:value="8.549" calcext:value-type="float">
            <text:p>8,549</text:p>
          </table:table-cell>
          <table:table-cell office:value-type="float" office:value="4.89093" calcext:value-type="float">
            <text:p>4,8909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2148" calcext:value-type="float">
            <text:p>0,9912148</text:p>
          </table:table-cell>
          <table:table-cell table:formula="of:=[.A756]-[.E756]" office:value-type="float" office:value="8.57728015" calcext:value-type="float">
            <text:p>8,57728015</text:p>
          </table:table-cell>
          <table:table-cell table:formula="of:=[.B756]-[.D756]" office:value-type="float" office:value="0.10907" calcext:value-type="float">
            <text:p>0,10907</text:p>
          </table:table-cell>
          <table:table-cell table:formula="of:=[.A756]-[.C756]" office:value-type="float" office:value="0.0285308000000004" calcext:value-type="float">
            <text:p>0,0285308</text:p>
          </table:table-cell>
          <table:table-cell table:formula="of:=[.G756]-[.C756]" office:value-type="float" office:value="0.0282801500000005" calcext:value-type="float">
            <text:p>0,02828015</text:p>
          </table:table-cell>
          <table:table-cell table:formula="of:=[.J756]/[.I756]" office:value-type="float" office:value="0.991214757385005" calcext:value-type="float">
            <text:p>0,9912147574</text:p>
          </table:table-cell>
          <table:table-cell table:formula="of:=[.D756]+[.H756]*[.K756]" office:value-type="float" office:value="4.99904179358798" calcext:value-type="float">
            <text:p>4,9990417936</text:p>
          </table:table-cell>
        </table:table-row>
        <table:table-row table:style-name="ro1">
          <table:table-cell office:value-type="float" office:value="8.5790349" calcext:value-type="float">
            <text:p>8,5790349</text:p>
          </table:table-cell>
          <table:table-cell office:value-type="float" office:value="5" calcext:value-type="float">
            <text:p>5</text:p>
          </table:table-cell>
          <table:table-cell office:value-type="float" office:value="8.577" calcext:value-type="float">
            <text:p>8,577</text:p>
          </table:table-cell>
          <table:table-cell office:value-type="float" office:value="4.999042" calcext:value-type="float">
            <text:p>4,999042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7537717" calcext:value-type="float">
            <text:p>0,7537717</text:p>
          </table:table-cell>
          <table:table-cell table:formula="of:=[.A757]-[.E757]" office:value-type="float" office:value="8.57853385" calcext:value-type="float">
            <text:p>8,57853385</text:p>
          </table:table-cell>
          <table:table-cell table:formula="of:=[.B757]-[.D757]" office:value-type="float" office:value="0.000957999999999792" calcext:value-type="float">
            <text:p>0,000958</text:p>
          </table:table-cell>
          <table:table-cell table:formula="of:=[.A757]-[.C757]" office:value-type="float" office:value="0.00203489999999995" calcext:value-type="float">
            <text:p>0,0020349</text:p>
          </table:table-cell>
          <table:table-cell table:formula="of:=[.G757]-[.C757]" office:value-type="float" office:value="0.0015338499999995" calcext:value-type="float">
            <text:p>0,00153385</text:p>
          </table:table-cell>
          <table:table-cell table:formula="of:=[.J757]/[.I757]" office:value-type="float" office:value="0.753771684112016" calcext:value-type="float">
            <text:p>0,7537716841</text:p>
          </table:table-cell>
          <table:table-cell table:formula="of:=[.D757]+[.H757]*[.K757]" office:value-type="float" office:value="4.99976411327338" calcext:value-type="float">
            <text:p>4,9997641133</text:p>
          </table:table-cell>
        </table:table-row>
        <table:table-row table:style-name="ro1">
          <table:table-cell office:value-type="float" office:value="8.5800379" calcext:value-type="float">
            <text:p>8,5800379</text:p>
          </table:table-cell>
          <table:table-cell office:value-type="float" office:value="5" calcext:value-type="float">
            <text:p>5</text:p>
          </table:table-cell>
          <table:table-cell office:value-type="float" office:value="8.579" calcext:value-type="float">
            <text:p>8,579</text:p>
          </table:table-cell>
          <table:table-cell office:value-type="float" office:value="4.999764" calcext:value-type="float">
            <text:p>4,999764</text:p>
          </table:table-cell>
          <table:table-cell office:value-type="float" office:value="0.00050105" calcext:value-type="float">
            <text:p>0,00050105</text:p>
          </table:table-cell>
          <table:table-cell office:value-type="float" office:value="0.5172464" calcext:value-type="float">
            <text:p>0,5172464</text:p>
          </table:table-cell>
          <table:table-cell table:formula="of:=[.A758]-[.E758]" office:value-type="float" office:value="8.57953685" calcext:value-type="float">
            <text:p>8,57953685</text:p>
          </table:table-cell>
          <table:table-cell table:formula="of:=[.B758]-[.D758]" office:value-type="float" office:value="0.000236000000000125" calcext:value-type="float">
            <text:p>0,000236</text:p>
          </table:table-cell>
          <table:table-cell table:formula="of:=[.A758]-[.C758]" office:value-type="float" office:value="0.00103790000000004" calcext:value-type="float">
            <text:p>0,0010379</text:p>
          </table:table-cell>
          <table:table-cell table:formula="of:=[.G758]-[.C758]" office:value-type="float" office:value="0.000536849999999589" calcext:value-type="float">
            <text:p>0,00053685</text:p>
          </table:table-cell>
          <table:table-cell table:formula="of:=[.J758]/[.I758]" office:value-type="float" office:value="0.517246362847645" calcext:value-type="float">
            <text:p>0,5172463628</text:p>
          </table:table-cell>
          <table:table-cell table:formula="of:=[.D758]+[.H758]*[.K758]" office:value-type="float" office:value="4.99988607014163" calcext:value-type="float">
            <text:p>4,9998860701</text:p>
          </table:table-cell>
        </table:table-row>
        <table:table-row table:style-name="ro1">
          <table:table-cell office:value-type="float" office:value="8.5805392" calcext:value-type="float">
            <text:p>8,5805392</text:p>
          </table:table-cell>
          <table:table-cell office:value-type="float" office:value="5" calcext:value-type="float">
            <text:p>5</text:p>
          </table:table-cell>
          <table:table-cell office:value-type="float" office:value="8.58" calcext:value-type="float">
            <text:p>8,58</text:p>
          </table:table-cell>
          <table:table-cell office:value-type="float" office:value="4.999886" calcext:value-type="float">
            <text:p>4,999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59]-[.E759]" office:value-type="float" office:value="8.5805392" calcext:value-type="float">
            <text:p>8,5805392</text:p>
          </table:table-cell>
          <table:table-cell table:formula="of:=[.B759]-[.D759]" office:value-type="float" office:value="0.000113999999999947" calcext:value-type="float">
            <text:p>0,000114</text:p>
          </table:table-cell>
          <table:table-cell table:formula="of:=[.A759]-[.C759]" office:value-type="float" office:value="0.000539200000000406" calcext:value-type="float">
            <text:p>0,0005392</text:p>
          </table:table-cell>
          <table:table-cell table:formula="of:=[.G759]-[.C759]" office:value-type="float" office:value="0.000539200000000406" calcext:value-type="float">
            <text:p>0,0005392</text:p>
          </table:table-cell>
          <table:table-cell table:formula="of:=[.J759]/[.I759]" office:value-type="float" office:value="1" calcext:value-type="float">
            <text:p>1</text:p>
          </table:table-cell>
          <table:table-cell table:formula="of:=[.D759]+[.H759]*[.K75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815417" calcext:value-type="float">
            <text:p>8,5815417</text:p>
          </table:table-cell>
          <table:table-cell office:value-type="float" office:value="4.85" calcext:value-type="float">
            <text:p>4,85</text:p>
          </table:table-cell>
          <table:table-cell office:value-type="float" office:value="8.581" calcext:value-type="float">
            <text:p>8,581</text:p>
          </table:table-cell>
          <table:table-cell office:value-type="float" office:value="5" calcext:value-type="float">
            <text:p>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3729" calcext:value-type="float">
            <text:p>0,53729</text:p>
          </table:table-cell>
          <table:table-cell table:formula="of:=[.A760]-[.E760]" office:value-type="float" office:value="8.58129105" calcext:value-type="float">
            <text:p>8,58129105</text:p>
          </table:table-cell>
          <table:table-cell table:formula="of:=[.B760]-[.D760]" office:value-type="float" office:value="-0.15" calcext:value-type="float">
            <text:p>-0,15</text:p>
          </table:table-cell>
          <table:table-cell table:formula="of:=[.A760]-[.C760]" office:value-type="float" office:value="0.0005417000000012" calcext:value-type="float">
            <text:p>0,0005417</text:p>
          </table:table-cell>
          <table:table-cell table:formula="of:=[.G760]-[.C760]" office:value-type="float" office:value="0.000291050000001292" calcext:value-type="float">
            <text:p>0,00029105</text:p>
          </table:table-cell>
          <table:table-cell table:formula="of:=[.J760]/[.I760]" office:value-type="float" office:value="0.537290012923476" calcext:value-type="float">
            <text:p>0,5372900129</text:p>
          </table:table-cell>
          <table:table-cell table:formula="of:=[.D760]+[.H760]*[.K760]" office:value-type="float" office:value="4.91940649806148" calcext:value-type="float">
            <text:p>4,9194064981</text:p>
          </table:table-cell>
        </table:table-row>
        <table:table-row table:style-name="ro1">
          <table:table-cell office:value-type="float" office:value="8.5820432" calcext:value-type="float">
            <text:p>8,5820432</text:p>
          </table:table-cell>
          <table:table-cell office:value-type="float" office:value="4.85" calcext:value-type="float">
            <text:p>4,85</text:p>
          </table:table-cell>
          <table:table-cell office:value-type="float" office:value="8.581" calcext:value-type="float">
            <text:p>8,581</text:p>
          </table:table-cell>
          <table:table-cell office:value-type="float" office:value="4.919406" calcext:value-type="float">
            <text:p>4,91940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97297" calcext:value-type="float">
            <text:p>0,7597297</text:p>
          </table:table-cell>
          <table:table-cell table:formula="of:=[.A761]-[.E761]" office:value-type="float" office:value="8.58179255" calcext:value-type="float">
            <text:p>8,58179255</text:p>
          </table:table-cell>
          <table:table-cell table:formula="of:=[.B761]-[.D761]" office:value-type="float" office:value="-0.0694060000000007" calcext:value-type="float">
            <text:p>-0,069406</text:p>
          </table:table-cell>
          <table:table-cell table:formula="of:=[.A761]-[.C761]" office:value-type="float" office:value="0.0010431999999998" calcext:value-type="float">
            <text:p>0,0010432</text:p>
          </table:table-cell>
          <table:table-cell table:formula="of:=[.G761]-[.C761]" office:value-type="float" office:value="0.000792549999999892" calcext:value-type="float">
            <text:p>0,00079255</text:p>
          </table:table-cell>
          <table:table-cell table:formula="of:=[.J761]/[.I761]" office:value-type="float" office:value="0.759729677914153" calcext:value-type="float">
            <text:p>0,7597296779</text:p>
          </table:table-cell>
          <table:table-cell table:formula="of:=[.D761]+[.H761]*[.K761]" office:value-type="float" office:value="4.86667620197469" calcext:value-type="float">
            <text:p>4,866676202</text:p>
          </table:table-cell>
        </table:table-row>
        <table:table-row table:style-name="ro1">
          <table:table-cell office:value-type="float" office:value="8.609983" calcext:value-type="float">
            <text:p>8,609983</text:p>
          </table:table-cell>
          <table:table-cell office:value-type="float" office:value="4.55" calcext:value-type="float">
            <text:p>4,55</text:p>
          </table:table-cell>
          <table:table-cell office:value-type="float" office:value="8.582" calcext:value-type="float">
            <text:p>8,582</text:p>
          </table:table-cell>
          <table:table-cell office:value-type="float" office:value="4.866676" calcext:value-type="float">
            <text:p>4,86667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428" calcext:value-type="float">
            <text:p>0,9910428</text:p>
          </table:table-cell>
          <table:table-cell table:formula="of:=[.A762]-[.E762]" office:value-type="float" office:value="8.60973235" calcext:value-type="float">
            <text:p>8,60973235</text:p>
          </table:table-cell>
          <table:table-cell table:formula="of:=[.B762]-[.D762]" office:value-type="float" office:value="-0.316676" calcext:value-type="float">
            <text:p>-0,316676</text:p>
          </table:table-cell>
          <table:table-cell table:formula="of:=[.A762]-[.C762]" office:value-type="float" office:value="0.027982999999999" calcext:value-type="float">
            <text:p>0,027983</text:p>
          </table:table-cell>
          <table:table-cell table:formula="of:=[.G762]-[.C762]" office:value-type="float" office:value="0.0277323499999991" calcext:value-type="float">
            <text:p>0,02773235</text:p>
          </table:table-cell>
          <table:table-cell table:formula="of:=[.J762]/[.I762]" office:value-type="float" office:value="0.991042775971128" calcext:value-type="float">
            <text:p>0,991042776</text:p>
          </table:table-cell>
          <table:table-cell table:formula="of:=[.D762]+[.H762]*[.K762]" office:value-type="float" office:value="4.55283653787657" calcext:value-type="float">
            <text:p>4,5528365379</text:p>
          </table:table-cell>
        </table:table-row>
        <table:table-row table:style-name="ro1">
          <table:table-cell office:value-type="float" office:value="8.6109856" calcext:value-type="float">
            <text:p>8,6109856</text:p>
          </table:table-cell>
          <table:table-cell office:value-type="float" office:value="4.55" calcext:value-type="float">
            <text:p>4,55</text:p>
          </table:table-cell>
          <table:table-cell office:value-type="float" office:value="8.61" calcext:value-type="float">
            <text:p>8,61</text:p>
          </table:table-cell>
          <table:table-cell office:value-type="float" office:value="4.552836" calcext:value-type="float">
            <text:p>4,5528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456879" calcext:value-type="float">
            <text:p>0,7456879</text:p>
          </table:table-cell>
          <table:table-cell table:formula="of:=[.A763]-[.E763]" office:value-type="float" office:value="8.61073495" calcext:value-type="float">
            <text:p>8,61073495</text:p>
          </table:table-cell>
          <table:table-cell table:formula="of:=[.B763]-[.D763]" office:value-type="float" office:value="-0.00283600000000028" calcext:value-type="float">
            <text:p>-0,002836</text:p>
          </table:table-cell>
          <table:table-cell table:formula="of:=[.A763]-[.C763]" office:value-type="float" office:value="0.00098559999999992" calcext:value-type="float">
            <text:p>0,0009856</text:p>
          </table:table-cell>
          <table:table-cell table:formula="of:=[.G763]-[.C763]" office:value-type="float" office:value="0.000734950000000012" calcext:value-type="float">
            <text:p>0,00073495</text:p>
          </table:table-cell>
          <table:table-cell table:formula="of:=[.J763]/[.I763]" office:value-type="float" office:value="0.745687905844229" calcext:value-type="float">
            <text:p>0,7456879058</text:p>
          </table:table-cell>
          <table:table-cell table:formula="of:=[.D763]+[.H763]*[.K763]" office:value-type="float" office:value="4.55072122909903" calcext:value-type="float">
            <text:p>4,5507212291</text:p>
          </table:table-cell>
        </table:table-row>
        <table:table-row table:style-name="ro1">
          <table:table-cell office:value-type="float" office:value="8.6129934" calcext:value-type="float">
            <text:p>8,6129934</text:p>
          </table:table-cell>
          <table:table-cell office:value-type="float" office:value="4.55" calcext:value-type="float">
            <text:p>4,55</text:p>
          </table:table-cell>
          <table:table-cell office:value-type="float" office:value="8.611" calcext:value-type="float">
            <text:p>8,611</text:p>
          </table:table-cell>
          <table:table-cell office:value-type="float" office:value="4.550721" calcext:value-type="float">
            <text:p>4,55072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42601" calcext:value-type="float">
            <text:p>0,8742601</text:p>
          </table:table-cell>
          <table:table-cell table:formula="of:=[.A764]-[.E764]" office:value-type="float" office:value="8.61274275" calcext:value-type="float">
            <text:p>8,61274275</text:p>
          </table:table-cell>
          <table:table-cell table:formula="of:=[.B764]-[.D764]" office:value-type="float" office:value="-0.000721000000000416" calcext:value-type="float">
            <text:p>-0,000721</text:p>
          </table:table-cell>
          <table:table-cell table:formula="of:=[.A764]-[.C764]" office:value-type="float" office:value="0.00199339999999992" calcext:value-type="float">
            <text:p>0,0019934</text:p>
          </table:table-cell>
          <table:table-cell table:formula="of:=[.G764]-[.C764]" office:value-type="float" office:value="0.00174275000000002" calcext:value-type="float">
            <text:p>0,00174275</text:p>
          </table:table-cell>
          <table:table-cell table:formula="of:=[.J764]/[.I764]" office:value-type="float" office:value="0.874260058192075" calcext:value-type="float">
            <text:p>0,8742600582</text:p>
          </table:table-cell>
          <table:table-cell table:formula="of:=[.D764]+[.H764]*[.K764]" office:value-type="float" office:value="4.55009065849804" calcext:value-type="float">
            <text:p>4,5500906585</text:p>
          </table:table-cell>
        </table:table-row>
        <table:table-row table:style-name="ro1">
          <table:table-cell office:value-type="float" office:value="8.6155023" calcext:value-type="float">
            <text:p>8,6155023</text:p>
          </table:table-cell>
          <table:table-cell office:value-type="float" office:value="4.4" calcext:value-type="float">
            <text:p>4,4</text:p>
          </table:table-cell>
          <table:table-cell office:value-type="float" office:value="8.613" calcext:value-type="float">
            <text:p>8,613</text:p>
          </table:table-cell>
          <table:table-cell office:value-type="float" office:value="4.55009" calcext:value-type="float">
            <text:p>4,55009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993086" calcext:value-type="float">
            <text:p>0,5993086</text:p>
          </table:table-cell>
          <table:table-cell table:formula="of:=[.A765]-[.E765]" office:value-type="float" office:value="8.61449965" calcext:value-type="float">
            <text:p>8,61449965</text:p>
          </table:table-cell>
          <table:table-cell table:formula="of:=[.B765]-[.D765]" office:value-type="float" office:value="-0.15009" calcext:value-type="float">
            <text:p>-0,15009</text:p>
          </table:table-cell>
          <table:table-cell table:formula="of:=[.A765]-[.C765]" office:value-type="float" office:value="0.00250229999999974" calcext:value-type="float">
            <text:p>0,0025023</text:p>
          </table:table-cell>
          <table:table-cell table:formula="of:=[.G765]-[.C765]" office:value-type="float" office:value="0.00149964999999952" calcext:value-type="float">
            <text:p>0,00149965</text:p>
          </table:table-cell>
          <table:table-cell table:formula="of:=[.J765]/[.I765]" office:value-type="float" office:value="0.599308636054701" calcext:value-type="float">
            <text:p>0,5993086361</text:p>
          </table:table-cell>
          <table:table-cell table:formula="of:=[.D765]+[.H765]*[.K765]" office:value-type="float" office:value="4.46013976681455" calcext:value-type="float">
            <text:p>4,4601397668</text:p>
          </table:table-cell>
        </table:table-row>
        <table:table-row table:style-name="ro1">
          <table:table-cell office:value-type="float" office:value="8.6165048" calcext:value-type="float">
            <text:p>8,6165048</text:p>
          </table:table-cell>
          <table:table-cell office:value-type="float" office:value="4.4" calcext:value-type="float">
            <text:p>4,4</text:p>
          </table:table-cell>
          <table:table-cell office:value-type="float" office:value="8.614" calcext:value-type="float">
            <text:p>8,614</text:p>
          </table:table-cell>
          <table:table-cell office:value-type="float" office:value="4.46014" calcext:value-type="float">
            <text:p>4,46014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997086" calcext:value-type="float">
            <text:p>0,5997086</text:p>
          </table:table-cell>
          <table:table-cell table:formula="of:=[.A766]-[.E766]" office:value-type="float" office:value="8.61550215" calcext:value-type="float">
            <text:p>8,61550215</text:p>
          </table:table-cell>
          <table:table-cell table:formula="of:=[.B766]-[.D766]" office:value-type="float" office:value="-0.0601399999999996" calcext:value-type="float">
            <text:p>-0,06014</text:p>
          </table:table-cell>
          <table:table-cell table:formula="of:=[.A766]-[.C766]" office:value-type="float" office:value="0.00250479999999875" calcext:value-type="float">
            <text:p>0,0025048</text:p>
          </table:table-cell>
          <table:table-cell table:formula="of:=[.G766]-[.C766]" office:value-type="float" office:value="0.00150214999999854" calcext:value-type="float">
            <text:p>0,00150215</text:p>
          </table:table-cell>
          <table:table-cell table:formula="of:=[.J766]/[.I766]" office:value-type="float" office:value="0.599708559565348" calcext:value-type="float">
            <text:p>0,5997085596</text:p>
          </table:table-cell>
          <table:table-cell table:formula="of:=[.D766]+[.H766]*[.K766]" office:value-type="float" office:value="4.42407352722774" calcext:value-type="float">
            <text:p>4,4240735272</text:p>
          </table:table-cell>
        </table:table-row>
        <table:table-row table:style-name="ro1">
          <table:table-cell office:value-type="float" office:value="8.6175076" calcext:value-type="float">
            <text:p>8,6175076</text:p>
          </table:table-cell>
          <table:table-cell office:value-type="float" office:value="4.4" calcext:value-type="float">
            <text:p>4,4</text:p>
          </table:table-cell>
          <table:table-cell office:value-type="float" office:value="8.616" calcext:value-type="float">
            <text:p>8,616</text:p>
          </table:table-cell>
          <table:table-cell office:value-type="float" office:value="4.424073" calcext:value-type="float">
            <text:p>4,42407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37755" calcext:value-type="float">
            <text:p>0,8337755</text:p>
          </table:table-cell>
          <table:table-cell table:formula="of:=[.A767]-[.E767]" office:value-type="float" office:value="8.617257" calcext:value-type="float">
            <text:p>8,617257</text:p>
          </table:table-cell>
          <table:table-cell table:formula="of:=[.B767]-[.D767]" office:value-type="float" office:value="-0.0240729999999996" calcext:value-type="float">
            <text:p>-0,024073</text:p>
          </table:table-cell>
          <table:table-cell table:formula="of:=[.A767]-[.C767]" office:value-type="float" office:value="0.00150760000000005" calcext:value-type="float">
            <text:p>0,0015076</text:p>
          </table:table-cell>
          <table:table-cell table:formula="of:=[.G767]-[.C767]" office:value-type="float" office:value="0.00125700000000073" calcext:value-type="float">
            <text:p>0,001257</text:p>
          </table:table-cell>
          <table:table-cell table:formula="of:=[.J767]/[.I767]" office:value-type="float" office:value="0.833775537278247" calcext:value-type="float">
            <text:p>0,8337755373</text:p>
          </table:table-cell>
          <table:table-cell table:formula="of:=[.D767]+[.H767]*[.K767]" office:value-type="float" office:value="4.4040015214911" calcext:value-type="float">
            <text:p>4,4040015215</text:p>
          </table:table-cell>
        </table:table-row>
        <table:table-row table:style-name="ro1">
          <table:table-cell office:value-type="float" office:value="8.6445305" calcext:value-type="float">
            <text:p>8,6445305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8.617" calcext:value-type="float">
            <text:p>8,617</text:p>
          </table:table-cell>
          <table:table-cell office:value-type="float" office:value="4.404001" calcext:value-type="float">
            <text:p>4,40400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8974" calcext:value-type="float">
            <text:p>0,9908974</text:p>
          </table:table-cell>
          <table:table-cell table:formula="of:=[.A768]-[.E768]" office:value-type="float" office:value="8.6442799" calcext:value-type="float">
            <text:p>8,6442799</text:p>
          </table:table-cell>
          <table:table-cell table:formula="of:=[.B768]-[.D768]" office:value-type="float" office:value="-0.304002" calcext:value-type="float">
            <text:p>-0,304002</text:p>
          </table:table-cell>
          <table:table-cell table:formula="of:=[.A768]-[.C768]" office:value-type="float" office:value="0.0275304999999992" calcext:value-type="float">
            <text:p>0,0275305</text:p>
          </table:table-cell>
          <table:table-cell table:formula="of:=[.G768]-[.C768]" office:value-type="float" office:value="0.0272798999999999" calcext:value-type="float">
            <text:p>0,0272799</text:p>
          </table:table-cell>
          <table:table-cell table:formula="of:=[.J768]/[.I768]" office:value-type="float" office:value="0.990897368373283" calcext:value-type="float">
            <text:p>0,9908973684</text:p>
          </table:table-cell>
          <table:table-cell table:formula="of:=[.D768]+[.H768]*[.K768]" office:value-type="float" office:value="4.10276621821979" calcext:value-type="float">
            <text:p>4,1027662182</text:p>
          </table:table-cell>
        </table:table-row>
        <table:table-row table:style-name="ro1">
          <table:table-cell office:value-type="float" office:value="8.6460343" calcext:value-type="float">
            <text:p>8,6460343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8.644" calcext:value-type="float">
            <text:p>8,644</text:p>
          </table:table-cell>
          <table:table-cell office:value-type="float" office:value="4.102767" calcext:value-type="float">
            <text:p>4,102767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536008" calcext:value-type="float">
            <text:p>0,7536008</text:p>
          </table:table-cell>
          <table:table-cell table:formula="of:=[.A769]-[.E769]" office:value-type="float" office:value="8.64553305" calcext:value-type="float">
            <text:p>8,64553305</text:p>
          </table:table-cell>
          <table:table-cell table:formula="of:=[.B769]-[.D769]" office:value-type="float" office:value="-0.00276799999999966" calcext:value-type="float">
            <text:p>-0,002768</text:p>
          </table:table-cell>
          <table:table-cell table:formula="of:=[.A769]-[.C769]" office:value-type="float" office:value="0.00203430000000004" calcext:value-type="float">
            <text:p>0,0020343</text:p>
          </table:table-cell>
          <table:table-cell table:formula="of:=[.G769]-[.C769]" office:value-type="float" office:value="0.00153305000000081" calcext:value-type="float">
            <text:p>0,00153305</text:p>
          </table:table-cell>
          <table:table-cell table:formula="of:=[.J769]/[.I769]" office:value-type="float" office:value="0.753600747186147" calcext:value-type="float">
            <text:p>0,7536007472</text:p>
          </table:table-cell>
          <table:table-cell table:formula="of:=[.D769]+[.H769]*[.K769]" office:value-type="float" office:value="4.10068103313179" calcext:value-type="float">
            <text:p>4,1006810331</text:p>
          </table:table-cell>
        </table:table-row>
        <table:table-row table:style-name="ro1">
          <table:table-cell office:value-type="float" office:value="8.6485411" calcext:value-type="float">
            <text:p>8,6485411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646" calcext:value-type="float">
            <text:p>8,646</text:p>
          </table:table-cell>
          <table:table-cell office:value-type="float" office:value="4.100681" calcext:value-type="float">
            <text:p>4,100681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027429" calcext:value-type="float">
            <text:p>0,8027429</text:p>
          </table:table-cell>
          <table:table-cell table:formula="of:=[.A770]-[.E770]" office:value-type="float" office:value="8.64803985" calcext:value-type="float">
            <text:p>8,64803985</text:p>
          </table:table-cell>
          <table:table-cell table:formula="of:=[.B770]-[.D770]" office:value-type="float" office:value="-0.150682" calcext:value-type="float">
            <text:p>-0,150682</text:p>
          </table:table-cell>
          <table:table-cell table:formula="of:=[.A770]-[.C770]" office:value-type="float" office:value="0.00254109999999841" calcext:value-type="float">
            <text:p>0,0025411</text:p>
          </table:table-cell>
          <table:table-cell table:formula="of:=[.G770]-[.C770]" office:value-type="float" office:value="0.00203984999999918" calcext:value-type="float">
            <text:p>0,00203985</text:p>
          </table:table-cell>
          <table:table-cell table:formula="of:=[.J770]/[.I770]" office:value-type="float" office:value="0.802742906615424" calcext:value-type="float">
            <text:p>0,8027429066</text:p>
          </table:table-cell>
          <table:table-cell table:formula="of:=[.D770]+[.H770]*[.K770]" office:value-type="float" office:value="3.97972209334537" calcext:value-type="float">
            <text:p>3,9797220933</text:p>
          </table:table-cell>
        </table:table-row>
        <table:table-row table:style-name="ro1">
          <table:table-cell office:value-type="float" office:value="8.6500452" calcext:value-type="float">
            <text:p>8,6500452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648" calcext:value-type="float">
            <text:p>8,648</text:p>
          </table:table-cell>
          <table:table-cell office:value-type="float" office:value="3.979722" calcext:value-type="float">
            <text:p>3,979722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7548895" calcext:value-type="float">
            <text:p>0,7548895</text:p>
          </table:table-cell>
          <table:table-cell table:formula="of:=[.A771]-[.E771]" office:value-type="float" office:value="8.6495439" calcext:value-type="float">
            <text:p>8,6495439</text:p>
          </table:table-cell>
          <table:table-cell table:formula="of:=[.B771]-[.D771]" office:value-type="float" office:value="-0.0297229999999997" calcext:value-type="float">
            <text:p>-0,029723</text:p>
          </table:table-cell>
          <table:table-cell table:formula="of:=[.A771]-[.C771]" office:value-type="float" office:value="0.00204519999999953" calcext:value-type="float">
            <text:p>0,0020452</text:p>
          </table:table-cell>
          <table:table-cell table:formula="of:=[.G771]-[.C771]" office:value-type="float" office:value="0.00154389999999971" calcext:value-type="float">
            <text:p>0,0015439</text:p>
          </table:table-cell>
          <table:table-cell table:formula="of:=[.J771]/[.I771]" office:value-type="float" office:value="0.754889497359705" calcext:value-type="float">
            <text:p>0,7548894974</text:p>
          </table:table-cell>
          <table:table-cell table:formula="of:=[.D771]+[.H771]*[.K771]" office:value-type="float" office:value="3.95728441946998" calcext:value-type="float">
            <text:p>3,9572844195</text:p>
          </table:table-cell>
        </table:table-row>
        <table:table-row table:style-name="ro1">
          <table:table-cell office:value-type="float" office:value="8.651048" calcext:value-type="float">
            <text:p>8,651048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65" calcext:value-type="float">
            <text:p>8,65</text:p>
          </table:table-cell>
          <table:table-cell office:value-type="float" office:value="3.957285" calcext:value-type="float">
            <text:p>3,95728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08302" calcext:value-type="float">
            <text:p>0,7608302</text:p>
          </table:table-cell>
          <table:table-cell table:formula="of:=[.A772]-[.E772]" office:value-type="float" office:value="8.65079735" calcext:value-type="float">
            <text:p>8,65079735</text:p>
          </table:table-cell>
          <table:table-cell table:formula="of:=[.B772]-[.D772]" office:value-type="float" office:value="-0.00728599999999968" calcext:value-type="float">
            <text:p>-0,007286</text:p>
          </table:table-cell>
          <table:table-cell table:formula="of:=[.A772]-[.C772]" office:value-type="float" office:value="0.00104799999999905" calcext:value-type="float">
            <text:p>0,001048</text:p>
          </table:table-cell>
          <table:table-cell table:formula="of:=[.G772]-[.C772]" office:value-type="float" office:value="0.000797349999999142" calcext:value-type="float">
            <text:p>0,00079735</text:p>
          </table:table-cell>
          <table:table-cell table:formula="of:=[.J772]/[.I772]" office:value-type="float" office:value="0.760830152671627" calcext:value-type="float">
            <text:p>0,7608301527</text:p>
          </table:table-cell>
          <table:table-cell table:formula="of:=[.D772]+[.H772]*[.K772]" office:value-type="float" office:value="3.95174159150763" calcext:value-type="float">
            <text:p>3,9517415915</text:p>
          </table:table-cell>
        </table:table-row>
        <table:table-row table:style-name="ro1">
          <table:table-cell office:value-type="float" office:value="8.6520505" calcext:value-type="float">
            <text:p>8,6520505</text:p>
          </table:table-cell>
          <table:table-cell office:value-type="float" office:value="3.949999" calcext:value-type="float">
            <text:p>3,949999</text:p>
          </table:table-cell>
          <table:table-cell office:value-type="float" office:value="8.651" calcext:value-type="float">
            <text:p>8,651</text:p>
          </table:table-cell>
          <table:table-cell office:value-type="float" office:value="3.951742" calcext:value-type="float">
            <text:p>3,95174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13993" calcext:value-type="float">
            <text:p>0,7613993</text:p>
          </table:table-cell>
          <table:table-cell table:formula="of:=[.A773]-[.E773]" office:value-type="float" office:value="8.65179985" calcext:value-type="float">
            <text:p>8,65179985</text:p>
          </table:table-cell>
          <table:table-cell table:formula="of:=[.B773]-[.D773]" office:value-type="float" office:value="-0.00174299999999983" calcext:value-type="float">
            <text:p>-0,001743</text:p>
          </table:table-cell>
          <table:table-cell table:formula="of:=[.A773]-[.C773]" office:value-type="float" office:value="0.00105049999999984" calcext:value-type="float">
            <text:p>0,0010505</text:p>
          </table:table-cell>
          <table:table-cell table:formula="of:=[.G773]-[.C773]" office:value-type="float" office:value="0.000799849999999935" calcext:value-type="float">
            <text:p>0,00079985</text:p>
          </table:table-cell>
          <table:table-cell table:formula="of:=[.J773]/[.I773]" office:value-type="float" office:value="0.761399333650695" calcext:value-type="float">
            <text:p>0,7613993337</text:p>
          </table:table-cell>
          <table:table-cell table:formula="of:=[.D773]+[.H773]*[.K773]" office:value-type="float" office:value="3.95041488096145" calcext:value-type="float">
            <text:p>3,950414881</text:p>
          </table:table-cell>
        </table:table-row>
        <table:table-row table:style-name="ro1">
          <table:table-cell office:value-type="float" office:value="8.678988" calcext:value-type="float">
            <text:p>8,678988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8.652" calcext:value-type="float">
            <text:p>8,652</text:p>
          </table:table-cell>
          <table:table-cell office:value-type="float" office:value="3.950415" calcext:value-type="float">
            <text:p>3,95041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7125" calcext:value-type="float">
            <text:p>0,9907125</text:p>
          </table:table-cell>
          <table:table-cell table:formula="of:=[.A774]-[.E774]" office:value-type="float" office:value="8.67873735" calcext:value-type="float">
            <text:p>8,67873735</text:p>
          </table:table-cell>
          <table:table-cell table:formula="of:=[.B774]-[.D774]" office:value-type="float" office:value="-0.300416" calcext:value-type="float">
            <text:p>-0,300416</text:p>
          </table:table-cell>
          <table:table-cell table:formula="of:=[.A774]-[.C774]" office:value-type="float" office:value="0.0269880000000011" calcext:value-type="float">
            <text:p>0,026988</text:p>
          </table:table-cell>
          <table:table-cell table:formula="of:=[.G774]-[.C774]" office:value-type="float" office:value="0.0267373500000012" calcext:value-type="float">
            <text:p>0,02673735</text:p>
          </table:table-cell>
          <table:table-cell table:formula="of:=[.J774]/[.I774]" office:value-type="float" office:value="0.990712538906184" calcext:value-type="float">
            <text:p>0,9907125389</text:p>
          </table:table-cell>
          <table:table-cell table:formula="of:=[.D774]+[.H774]*[.K774]" office:value-type="float" office:value="3.65278910191196" calcext:value-type="float">
            <text:p>3,6527891019</text:p>
          </table:table-cell>
        </table:table-row>
        <table:table-row table:style-name="ro1">
          <table:table-cell office:value-type="float" office:value="8.6814946" calcext:value-type="float">
            <text:p>8,6814946</text:p>
          </table:table-cell>
          <table:table-cell office:value-type="float" office:value="3.649999" calcext:value-type="float">
            <text:p>3,649999</text:p>
          </table:table-cell>
          <table:table-cell office:value-type="float" office:value="8.679" calcext:value-type="float">
            <text:p>8,679</text:p>
          </table:table-cell>
          <table:table-cell office:value-type="float" office:value="3.652789" calcext:value-type="float">
            <text:p>3,652789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981119" calcext:value-type="float">
            <text:p>0,5981119</text:p>
          </table:table-cell>
          <table:table-cell table:formula="of:=[.A775]-[.E775]" office:value-type="float" office:value="8.68049205" calcext:value-type="float">
            <text:p>8,68049205</text:p>
          </table:table-cell>
          <table:table-cell table:formula="of:=[.B775]-[.D775]" office:value-type="float" office:value="-0.00278999999999963" calcext:value-type="float">
            <text:p>-0,00279</text:p>
          </table:table-cell>
          <table:table-cell table:formula="of:=[.A775]-[.C775]" office:value-type="float" office:value="0.00249460000000035" calcext:value-type="float">
            <text:p>0,0024946</text:p>
          </table:table-cell>
          <table:table-cell table:formula="of:=[.G775]-[.C775]" office:value-type="float" office:value="0.00149204999999952" calcext:value-type="float">
            <text:p>0,00149205</text:p>
          </table:table-cell>
          <table:table-cell table:formula="of:=[.J775]/[.I775]" office:value-type="float" office:value="0.598111921750708" calcext:value-type="float">
            <text:p>0,5981119218</text:p>
          </table:table-cell>
          <table:table-cell table:formula="of:=[.D775]+[.H775]*[.K775]" office:value-type="float" office:value="3.65112026773832" calcext:value-type="float">
            <text:p>3,6511202677</text:p>
          </table:table-cell>
        </table:table-row>
        <table:table-row table:style-name="ro1">
          <table:table-cell office:value-type="float" office:value="8.6840014" calcext:value-type="float">
            <text:p>8,6840014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8.68" calcext:value-type="float">
            <text:p>8,68</text:p>
          </table:table-cell>
          <table:table-cell office:value-type="float" office:value="3.65112" calcext:value-type="float">
            <text:p>3,65112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494502" calcext:value-type="float">
            <text:p>0,7494502</text:p>
          </table:table-cell>
          <table:table-cell table:formula="of:=[.A776]-[.E776]" office:value-type="float" office:value="8.68299885" calcext:value-type="float">
            <text:p>8,68299885</text:p>
          </table:table-cell>
          <table:table-cell table:formula="of:=[.B776]-[.D776]" office:value-type="float" office:value="-0.151121" calcext:value-type="float">
            <text:p>-0,151121</text:p>
          </table:table-cell>
          <table:table-cell table:formula="of:=[.A776]-[.C776]" office:value-type="float" office:value="0.00400139999999993" calcext:value-type="float">
            <text:p>0,0040014</text:p>
          </table:table-cell>
          <table:table-cell table:formula="of:=[.G776]-[.C776]" office:value-type="float" office:value="0.00299884999999911" calcext:value-type="float">
            <text:p>0,00299885</text:p>
          </table:table-cell>
          <table:table-cell table:formula="of:=[.J776]/[.I776]" office:value-type="float" office:value="0.749450192432438" calcext:value-type="float">
            <text:p>0,7494501924</text:p>
          </table:table-cell>
          <table:table-cell table:formula="of:=[.D776]+[.H776]*[.K776]" office:value-type="float" office:value="3.53786233746942" calcext:value-type="float">
            <text:p>3,5378623375</text:p>
          </table:table-cell>
        </table:table-row>
        <table:table-row table:style-name="ro1">
          <table:table-cell office:value-type="float" office:value="8.685004" calcext:value-type="float">
            <text:p>8,685004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8.683" calcext:value-type="float">
            <text:p>8,683</text:p>
          </table:table-cell>
          <table:table-cell office:value-type="float" office:value="3.537863" calcext:value-type="float">
            <text:p>3,53786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49251" calcext:value-type="float">
            <text:p>0,8749251</text:p>
          </table:table-cell>
          <table:table-cell table:formula="of:=[.A777]-[.E777]" office:value-type="float" office:value="8.68475335" calcext:value-type="float">
            <text:p>8,68475335</text:p>
          </table:table-cell>
          <table:table-cell table:formula="of:=[.B777]-[.D777]" office:value-type="float" office:value="-0.0378639999999999" calcext:value-type="float">
            <text:p>-0,037864</text:p>
          </table:table-cell>
          <table:table-cell table:formula="of:=[.A777]-[.C777]" office:value-type="float" office:value="0.00200399999999945" calcext:value-type="float">
            <text:p>0,002004</text:p>
          </table:table-cell>
          <table:table-cell table:formula="of:=[.G777]-[.C777]" office:value-type="float" office:value="0.00175334999999954" calcext:value-type="float">
            <text:p>0,00175335</text:p>
          </table:table-cell>
          <table:table-cell table:formula="of:=[.J777]/[.I777]" office:value-type="float" office:value="0.874925149700611" calcext:value-type="float">
            <text:p>0,8749251497</text:p>
          </table:table-cell>
          <table:table-cell table:formula="of:=[.D777]+[.H777]*[.K777]" office:value-type="float" office:value="3.50473483413174" calcext:value-type="float">
            <text:p>3,5047348341</text:p>
          </table:table-cell>
        </table:table-row>
        <table:table-row table:style-name="ro1">
          <table:table-cell office:value-type="float" office:value="8.6860068" calcext:value-type="float">
            <text:p>8,6860068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8.685" calcext:value-type="float">
            <text:p>8,685</text:p>
          </table:table-cell>
          <table:table-cell office:value-type="float" office:value="3.504735" calcext:value-type="float">
            <text:p>3,50473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10429" calcext:value-type="float">
            <text:p>0,7510429</text:p>
          </table:table-cell>
          <table:table-cell table:formula="of:=[.A778]-[.E778]" office:value-type="float" office:value="8.68575615" calcext:value-type="float">
            <text:p>8,68575615</text:p>
          </table:table-cell>
          <table:table-cell table:formula="of:=[.B778]-[.D778]" office:value-type="float" office:value="-0.0047360000000003" calcext:value-type="float">
            <text:p>-0,004736</text:p>
          </table:table-cell>
          <table:table-cell table:formula="of:=[.A778]-[.C778]" office:value-type="float" office:value="0.00100679999999898" calcext:value-type="float">
            <text:p>0,0010068</text:p>
          </table:table-cell>
          <table:table-cell table:formula="of:=[.G778]-[.C778]" office:value-type="float" office:value="0.000756149999999067" calcext:value-type="float">
            <text:p>0,00075615</text:p>
          </table:table-cell>
          <table:table-cell table:formula="of:=[.J778]/[.I778]" office:value-type="float" office:value="0.751042908223914" calcext:value-type="float">
            <text:p>0,7510429082</text:p>
          </table:table-cell>
          <table:table-cell table:formula="of:=[.D778]+[.H778]*[.K778]" office:value-type="float" office:value="3.50117806078665" calcext:value-type="float">
            <text:p>3,5011780608</text:p>
          </table:table-cell>
        </table:table-row>
        <table:table-row table:style-name="ro1">
          <table:table-cell office:value-type="float" office:value="8.686508" calcext:value-type="float">
            <text:p>8,686508</text:p>
          </table:table-cell>
          <table:table-cell office:value-type="float" office:value="3.499999" calcext:value-type="float">
            <text:p>3,499999</text:p>
          </table:table-cell>
          <table:table-cell office:value-type="float" office:value="8.686" calcext:value-type="float">
            <text:p>8,686</text:p>
          </table:table-cell>
          <table:table-cell office:value-type="float" office:value="3.501178" calcext:value-type="float">
            <text:p>3,50117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066929" calcext:value-type="float">
            <text:p>0,5066929</text:p>
          </table:table-cell>
          <table:table-cell table:formula="of:=[.A779]-[.E779]" office:value-type="float" office:value="8.6862574" calcext:value-type="float">
            <text:p>8,6862574</text:p>
          </table:table-cell>
          <table:table-cell table:formula="of:=[.B779]-[.D779]" office:value-type="float" office:value="-0.00117900000000004" calcext:value-type="float">
            <text:p>-0,001179</text:p>
          </table:table-cell>
          <table:table-cell table:formula="of:=[.A779]-[.C779]" office:value-type="float" office:value="0.000507999999999953" calcext:value-type="float">
            <text:p>0,000508</text:p>
          </table:table-cell>
          <table:table-cell table:formula="of:=[.G779]-[.C779]" office:value-type="float" office:value="0.000257400000000629" calcext:value-type="float">
            <text:p>0,0002574</text:p>
          </table:table-cell>
          <table:table-cell table:formula="of:=[.J779]/[.I779]" office:value-type="float" office:value="0.506692913387113" calcext:value-type="float">
            <text:p>0,5066929134</text:p>
          </table:table-cell>
          <table:table-cell table:formula="of:=[.D779]+[.H779]*[.K779]" office:value-type="float" office:value="3.50058060905512" calcext:value-type="float">
            <text:p>3,5005806091</text:p>
          </table:table-cell>
        </table:table-row>
        <table:table-row table:style-name="ro1">
          <table:table-cell office:value-type="float" office:value="8.7135069" calcext:value-type="float">
            <text:p>8,7135069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8.686" calcext:value-type="float">
            <text:p>8,686</text:p>
          </table:table-cell>
          <table:table-cell office:value-type="float" office:value="3.500581" calcext:value-type="float">
            <text:p>3,500581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08895" calcext:value-type="float">
            <text:p>0,9908895</text:p>
          </table:table-cell>
          <table:table-cell table:formula="of:=[.A780]-[.E780]" office:value-type="float" office:value="8.7132563" calcext:value-type="float">
            <text:p>8,7132563</text:p>
          </table:table-cell>
          <table:table-cell table:formula="of:=[.B780]-[.D780]" office:value-type="float" office:value="-0.300582" calcext:value-type="float">
            <text:p>-0,300582</text:p>
          </table:table-cell>
          <table:table-cell table:formula="of:=[.A780]-[.C780]" office:value-type="float" office:value="0.0275069000000006" calcext:value-type="float">
            <text:p>0,0275069</text:p>
          </table:table-cell>
          <table:table-cell table:formula="of:=[.G780]-[.C780]" office:value-type="float" office:value="0.0272563000000012" calcext:value-type="float">
            <text:p>0,0272563</text:p>
          </table:table-cell>
          <table:table-cell table:formula="of:=[.J780]/[.I780]" office:value-type="float" office:value="0.990889558619862" calcext:value-type="float">
            <text:p>0,9908895586</text:p>
          </table:table-cell>
          <table:table-cell table:formula="of:=[.D780]+[.H780]*[.K780]" office:value-type="float" office:value="3.20273743469092" calcext:value-type="float">
            <text:p>3,2027374347</text:p>
          </table:table-cell>
        </table:table-row>
        <table:table-row table:style-name="ro1">
          <table:table-cell office:value-type="float" office:value="8.7155119" calcext:value-type="float">
            <text:p>8,7155119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713" calcext:value-type="float">
            <text:p>8,713</text:p>
          </table:table-cell>
          <table:table-cell office:value-type="float" office:value="3.202737" calcext:value-type="float">
            <text:p>3,20273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00625" calcext:value-type="float">
            <text:p>0,700625</text:p>
          </table:table-cell>
          <table:table-cell table:formula="of:=[.A781]-[.E781]" office:value-type="float" office:value="8.7147599" calcext:value-type="float">
            <text:p>8,7147599</text:p>
          </table:table-cell>
          <table:table-cell table:formula="of:=[.B781]-[.D781]" office:value-type="float" office:value="-0.152738" calcext:value-type="float">
            <text:p>-0,152738</text:p>
          </table:table-cell>
          <table:table-cell table:formula="of:=[.A781]-[.C781]" office:value-type="float" office:value="0.00251190000000001" calcext:value-type="float">
            <text:p>0,0025119</text:p>
          </table:table-cell>
          <table:table-cell table:formula="of:=[.G781]-[.C781]" office:value-type="float" office:value="0.0017598999999997" calcext:value-type="float">
            <text:p>0,0017599</text:p>
          </table:table-cell>
          <table:table-cell table:formula="of:=[.J781]/[.I781]" office:value-type="float" office:value="0.700625024881443" calcext:value-type="float">
            <text:p>0,7006250249</text:p>
          </table:table-cell>
          <table:table-cell table:formula="of:=[.D781]+[.H781]*[.K781]" office:value-type="float" office:value="3.09572493494966" calcext:value-type="float">
            <text:p>3,0957249349</text:p>
          </table:table-cell>
        </table:table-row>
        <table:table-row table:style-name="ro1">
          <table:table-cell office:value-type="float" office:value="8.7180185" calcext:value-type="float">
            <text:p>8,7180185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715" calcext:value-type="float">
            <text:p>8,715</text:p>
          </table:table-cell>
          <table:table-cell office:value-type="float" office:value="3.095725" calcext:value-type="float">
            <text:p>3,09572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08696" calcext:value-type="float">
            <text:p>0,7508696</text:p>
          </table:table-cell>
          <table:table-cell table:formula="of:=[.A782]-[.E782]" office:value-type="float" office:value="8.7172665" calcext:value-type="float">
            <text:p>8,7172665</text:p>
          </table:table-cell>
          <table:table-cell table:formula="of:=[.B782]-[.D782]" office:value-type="float" office:value="-0.0457259999999997" calcext:value-type="float">
            <text:p>-0,045726</text:p>
          </table:table-cell>
          <table:table-cell table:formula="of:=[.A782]-[.C782]" office:value-type="float" office:value="0.00301849999999959" calcext:value-type="float">
            <text:p>0,0030185</text:p>
          </table:table-cell>
          <table:table-cell table:formula="of:=[.G782]-[.C782]" office:value-type="float" office:value="0.00226649999999928" calcext:value-type="float">
            <text:p>0,0022665</text:p>
          </table:table-cell>
          <table:table-cell table:formula="of:=[.J782]/[.I782]" office:value-type="float" office:value="0.750869637236902" calcext:value-type="float">
            <text:p>0,7508696372</text:p>
          </table:table-cell>
          <table:table-cell table:formula="of:=[.D782]+[.H782]*[.K782]" office:value-type="float" office:value="3.06139073496771" calcext:value-type="float">
            <text:p>3,061390735</text:p>
          </table:table-cell>
        </table:table-row>
        <table:table-row table:style-name="ro1">
          <table:table-cell office:value-type="float" office:value="8.719021" calcext:value-type="float">
            <text:p>8,719021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717" calcext:value-type="float">
            <text:p>8,717</text:p>
          </table:table-cell>
          <table:table-cell office:value-type="float" office:value="3.06139" calcext:value-type="float">
            <text:p>3,06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3]-[.E783]" office:value-type="float" office:value="8.719021" calcext:value-type="float">
            <text:p>8,719021</text:p>
          </table:table-cell>
          <table:table-cell table:formula="of:=[.B783]-[.D783]" office:value-type="float" office:value="-0.0113909999999997" calcext:value-type="float">
            <text:p>-0,011391</text:p>
          </table:table-cell>
          <table:table-cell table:formula="of:=[.A783]-[.C783]" office:value-type="float" office:value="0.00202099999999916" calcext:value-type="float">
            <text:p>0,002021</text:p>
          </table:table-cell>
          <table:table-cell table:formula="of:=[.G783]-[.C783]" office:value-type="float" office:value="0.00202099999999916" calcext:value-type="float">
            <text:p>0,002021</text:p>
          </table:table-cell>
          <table:table-cell table:formula="of:=[.J783]/[.I783]" office:value-type="float" office:value="1" calcext:value-type="float">
            <text:p>1</text:p>
          </table:table-cell>
          <table:table-cell table:formula="of:=[.D783]+[.H783]*[.K783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8.7195223" calcext:value-type="float">
            <text:p>8,7195223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719" calcext:value-type="float">
            <text:p>8,719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4]-[.E784]" office:value-type="float" office:value="8.7195223" calcext:value-type="float">
            <text:p>8,7195223</text:p>
          </table:table-cell>
          <table:table-cell table:formula="of:=[.B784]-[.D784]" office:value-type="float" office:value="0" calcext:value-type="float">
            <text:p>0</text:p>
          </table:table-cell>
          <table:table-cell table:formula="of:=[.A784]-[.C784]" office:value-type="float" office:value="0.000522300000000087" calcext:value-type="float">
            <text:p>0,0005223</text:p>
          </table:table-cell>
          <table:table-cell table:formula="of:=[.G784]-[.C784]" office:value-type="float" office:value="0.000522300000000087" calcext:value-type="float">
            <text:p>0,0005223</text:p>
          </table:table-cell>
          <table:table-cell table:formula="of:=[.J784]/[.I784]" office:value-type="float" office:value="1" calcext:value-type="float">
            <text:p>1</text:p>
          </table:table-cell>
          <table:table-cell table:formula="of:=[.D784]+[.H784]*[.K784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8.7200243" calcext:value-type="float">
            <text:p>8,7200243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72" calcext:value-type="float">
            <text:p>8,72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5]-[.E785]" office:value-type="float" office:value="8.7200243" calcext:value-type="float">
            <text:p>8,7200243</text:p>
          </table:table-cell>
          <table:table-cell table:formula="of:=[.B785]-[.D785]" office:value-type="float" office:value="0" calcext:value-type="float">
            <text:p>0</text:p>
          </table:table-cell>
          <table:table-cell table:formula="of:=[.A785]-[.C785]" office:value-type="float" office:value="0.0000242999999997551" calcext:value-type="float">
            <text:p>0,0000243</text:p>
          </table:table-cell>
          <table:table-cell table:formula="of:=[.G785]-[.C785]" office:value-type="float" office:value="0.0000242999999997551" calcext:value-type="float">
            <text:p>0,0000243</text:p>
          </table:table-cell>
          <table:table-cell table:formula="of:=[.J785]/[.I785]" office:value-type="float" office:value="1" calcext:value-type="float">
            <text:p>1</text:p>
          </table:table-cell>
          <table:table-cell table:formula="of:=[.D785]+[.H785]*[.K785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8.7205251" calcext:value-type="float">
            <text:p>8,7205251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8.72" calcext:value-type="float">
            <text:p>8,72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6]-[.E786]" office:value-type="float" office:value="8.7205251" calcext:value-type="float">
            <text:p>8,7205251</text:p>
          </table:table-cell>
          <table:table-cell table:formula="of:=[.B786]-[.D786]" office:value-type="float" office:value="0" calcext:value-type="float">
            <text:p>0</text:p>
          </table:table-cell>
          <table:table-cell table:formula="of:=[.A786]-[.C786]" office:value-type="float" office:value="0.000525099999999057" calcext:value-type="float">
            <text:p>0,0005251</text:p>
          </table:table-cell>
          <table:table-cell table:formula="of:=[.G786]-[.C786]" office:value-type="float" office:value="0.000525099999999057" calcext:value-type="float">
            <text:p>0,0005251</text:p>
          </table:table-cell>
          <table:table-cell table:formula="of:=[.J786]/[.I786]" office:value-type="float" office:value="1" calcext:value-type="float">
            <text:p>1</text:p>
          </table:table-cell>
          <table:table-cell table:formula="of:=[.D786]+[.H786]*[.K786]" office:value-type="float" office:value="3.049999" calcext:value-type="float">
            <text:p>3,049999</text:p>
          </table:table-cell>
        </table:table-row>
        <table:table-row table:style-name="ro1">
          <table:table-cell office:value-type="float" office:value="8.7510136" calcext:value-type="float">
            <text:p>8,7510136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21" calcext:value-type="float">
            <text:p>8,721</text:p>
          </table:table-cell>
          <table:table-cell office:value-type="float" office:value="3.049999" calcext:value-type="float">
            <text:p>3,049999</text:p>
          </table:table-cell>
          <table:table-cell office:value-type="float" office:value="0.0015044" calcext:value-type="float">
            <text:p>0,0015044</text:p>
          </table:table-cell>
          <table:table-cell office:value-type="float" office:value="0.9498761" calcext:value-type="float">
            <text:p>0,9498761</text:p>
          </table:table-cell>
          <table:table-cell table:formula="of:=[.A787]-[.E787]" office:value-type="float" office:value="8.7495092" calcext:value-type="float">
            <text:p>8,7495092</text:p>
          </table:table-cell>
          <table:table-cell table:formula="of:=[.B787]-[.D787]" office:value-type="float" office:value="-0.450001" calcext:value-type="float">
            <text:p>-0,450001</text:p>
          </table:table-cell>
          <table:table-cell table:formula="of:=[.A787]-[.C787]" office:value-type="float" office:value="0.0300136000000002" calcext:value-type="float">
            <text:p>0,0300136</text:p>
          </table:table-cell>
          <table:table-cell table:formula="of:=[.G787]-[.C787]" office:value-type="float" office:value="0.0285092000000002" calcext:value-type="float">
            <text:p>0,0285092</text:p>
          </table:table-cell>
          <table:table-cell table:formula="of:=[.J787]/[.I787]" office:value-type="float" office:value="0.949876056187863" calcext:value-type="float">
            <text:p>0,9498760562</text:p>
          </table:table-cell>
          <table:table-cell table:formula="of:=[.D787]+[.H787]*[.K787]" office:value-type="float" office:value="2.62255382483941" calcext:value-type="float">
            <text:p>2,6225538248</text:p>
          </table:table-cell>
        </table:table-row>
        <table:table-row table:style-name="ro1">
          <table:table-cell office:value-type="float" office:value="8.7520159" calcext:value-type="float">
            <text:p>8,7520159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5" calcext:value-type="float">
            <text:p>8,75</text:p>
          </table:table-cell>
          <table:table-cell office:value-type="float" office:value="2.622554" calcext:value-type="float">
            <text:p>2,622554</text:p>
          </table:table-cell>
          <table:table-cell office:value-type="float" office:value="0.0015044" calcext:value-type="float">
            <text:p>0,0015044</text:p>
          </table:table-cell>
          <table:table-cell office:value-type="float" office:value="0.2537328" calcext:value-type="float">
            <text:p>0,2537328</text:p>
          </table:table-cell>
          <table:table-cell table:formula="of:=[.A788]-[.E788]" office:value-type="float" office:value="8.7505115" calcext:value-type="float">
            <text:p>8,7505115</text:p>
          </table:table-cell>
          <table:table-cell table:formula="of:=[.B788]-[.D788]" office:value-type="float" office:value="-0.0225560000000002" calcext:value-type="float">
            <text:p>-0,022556</text:p>
          </table:table-cell>
          <table:table-cell table:formula="of:=[.A788]-[.C788]" office:value-type="float" office:value="0.00201589999999996" calcext:value-type="float">
            <text:p>0,0020159</text:p>
          </table:table-cell>
          <table:table-cell table:formula="of:=[.G788]-[.C788]" office:value-type="float" office:value="0.000511499999999998" calcext:value-type="float">
            <text:p>0,0005115</text:p>
          </table:table-cell>
          <table:table-cell table:formula="of:=[.J788]/[.I788]" office:value-type="float" office:value="0.253732824048816" calcext:value-type="float">
            <text:p>0,253732824</text:p>
          </table:table-cell>
          <table:table-cell table:formula="of:=[.D788]+[.H788]*[.K788]" office:value-type="float" office:value="2.61683080242075" calcext:value-type="float">
            <text:p>2,6168308024</text:p>
          </table:table-cell>
        </table:table-row>
        <table:table-row table:style-name="ro1">
          <table:table-cell office:value-type="float" office:value="8.7520159" calcext:value-type="float">
            <text:p>8,7520159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51" calcext:value-type="float">
            <text:p>8,751</text:p>
          </table:table-cell>
          <table:table-cell office:value-type="float" office:value="2.616831" calcext:value-type="float">
            <text:p>2,616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89]-[.E789]" office:value-type="float" office:value="8.7520159" calcext:value-type="float">
            <text:p>8,7520159</text:p>
          </table:table-cell>
          <table:table-cell table:formula="of:=[.B789]-[.D789]" office:value-type="float" office:value="-0.0168330000000001" calcext:value-type="float">
            <text:p>-0,016833</text:p>
          </table:table-cell>
          <table:table-cell table:formula="of:=[.A789]-[.C789]" office:value-type="float" office:value="0.00101590000000051" calcext:value-type="float">
            <text:p>0,0010159</text:p>
          </table:table-cell>
          <table:table-cell table:formula="of:=[.G789]-[.C789]" office:value-type="float" office:value="0.00101590000000051" calcext:value-type="float">
            <text:p>0,0010159</text:p>
          </table:table-cell>
          <table:table-cell table:formula="of:=[.J789]/[.I789]" office:value-type="float" office:value="1" calcext:value-type="float">
            <text:p>1</text:p>
          </table:table-cell>
          <table:table-cell table:formula="of:=[.D789]+[.H789]*[.K789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8.7535251" calcext:value-type="float">
            <text:p>8,753525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52" calcext:value-type="float">
            <text:p>8,752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0]-[.E790]" office:value-type="float" office:value="8.7535251" calcext:value-type="float">
            <text:p>8,7535251</text:p>
          </table:table-cell>
          <table:table-cell table:formula="of:=[.B790]-[.D790]" office:value-type="float" office:value="0" calcext:value-type="float">
            <text:p>0</text:p>
          </table:table-cell>
          <table:table-cell table:formula="of:=[.A790]-[.C790]" office:value-type="float" office:value="0.0015250999999985" calcext:value-type="float">
            <text:p>0,0015251</text:p>
          </table:table-cell>
          <table:table-cell table:formula="of:=[.G790]-[.C790]" office:value-type="float" office:value="0.0015250999999985" calcext:value-type="float">
            <text:p>0,0015251</text:p>
          </table:table-cell>
          <table:table-cell table:formula="of:=[.J790]/[.I790]" office:value-type="float" office:value="1" calcext:value-type="float">
            <text:p>1</text:p>
          </table:table-cell>
          <table:table-cell table:formula="of:=[.D790]+[.H790]*[.K790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8.7540263" calcext:value-type="float">
            <text:p>8,7540263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54" calcext:value-type="float">
            <text:p>8,754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1]-[.E791]" office:value-type="float" office:value="8.7540263" calcext:value-type="float">
            <text:p>8,7540263</text:p>
          </table:table-cell>
          <table:table-cell table:formula="of:=[.B791]-[.D791]" office:value-type="float" office:value="0" calcext:value-type="float">
            <text:p>0</text:p>
          </table:table-cell>
          <table:table-cell table:formula="of:=[.A791]-[.C791]" office:value-type="float" office:value="0.0000263000000000346" calcext:value-type="float">
            <text:p>0,0000263</text:p>
          </table:table-cell>
          <table:table-cell table:formula="of:=[.G791]-[.C791]" office:value-type="float" office:value="0.0000263000000000346" calcext:value-type="float">
            <text:p>0,0000263</text:p>
          </table:table-cell>
          <table:table-cell table:formula="of:=[.J791]/[.I791]" office:value-type="float" office:value="1" calcext:value-type="float">
            <text:p>1</text:p>
          </table:table-cell>
          <table:table-cell table:formula="of:=[.D791]+[.H791]*[.K791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8.7550291" calcext:value-type="float">
            <text:p>8,7550291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54" calcext:value-type="float">
            <text:p>8,754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792]-[.E792]" office:value-type="float" office:value="8.7550291" calcext:value-type="float">
            <text:p>8,7550291</text:p>
          </table:table-cell>
          <table:table-cell table:formula="of:=[.B792]-[.D792]" office:value-type="float" office:value="0" calcext:value-type="float">
            <text:p>0</text:p>
          </table:table-cell>
          <table:table-cell table:formula="of:=[.A792]-[.C792]" office:value-type="float" office:value="0.00102910000000023" calcext:value-type="float">
            <text:p>0,0010291</text:p>
          </table:table-cell>
          <table:table-cell table:formula="of:=[.G792]-[.C792]" office:value-type="float" office:value="0.00102910000000023" calcext:value-type="float">
            <text:p>0,0010291</text:p>
          </table:table-cell>
          <table:table-cell table:formula="of:=[.J792]/[.I792]" office:value-type="float" office:value="1" calcext:value-type="float">
            <text:p>1</text:p>
          </table:table-cell>
          <table:table-cell table:formula="of:=[.D792]+[.H792]*[.K792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8.7555304" calcext:value-type="float">
            <text:p>8,7555304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8.755" calcext:value-type="float">
            <text:p>8,755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274321" calcext:value-type="float">
            <text:p>0,5274321</text:p>
          </table:table-cell>
          <table:table-cell table:formula="of:=[.A793]-[.E793]" office:value-type="float" office:value="8.75527975" calcext:value-type="float">
            <text:p>8,75527975</text:p>
          </table:table-cell>
          <table:table-cell table:formula="of:=[.B793]-[.D793]" office:value-type="float" office:value="0" calcext:value-type="float">
            <text:p>0</text:p>
          </table:table-cell>
          <table:table-cell table:formula="of:=[.A793]-[.C793]" office:value-type="float" office:value="0.000530399999998821" calcext:value-type="float">
            <text:p>0,0005304</text:p>
          </table:table-cell>
          <table:table-cell table:formula="of:=[.G793]-[.C793]" office:value-type="float" office:value="0.000279749999998913" calcext:value-type="float">
            <text:p>0,00027975</text:p>
          </table:table-cell>
          <table:table-cell table:formula="of:=[.J793]/[.I793]" office:value-type="float" office:value="0.527432126695955" calcext:value-type="float">
            <text:p>0,5274321267</text:p>
          </table:table-cell>
          <table:table-cell table:formula="of:=[.D793]+[.H793]*[.K793]" office:value-type="float" office:value="2.599998" calcext:value-type="float">
            <text:p>2,599998</text:p>
          </table:table-cell>
        </table:table-row>
        <table:table-row table:style-name="ro1">
          <table:table-cell office:value-type="float" office:value="8.7800735" calcext:value-type="float">
            <text:p>8,7800735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8.755" calcext:value-type="float">
            <text:p>8,755</text:p>
          </table:table-cell>
          <table:table-cell office:value-type="float" office:value="2.599998" calcext:value-type="float">
            <text:p>2,59999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0034" calcext:value-type="float">
            <text:p>0,9900034</text:p>
          </table:table-cell>
          <table:table-cell table:formula="of:=[.A794]-[.E794]" office:value-type="float" office:value="8.77982285" calcext:value-type="float">
            <text:p>8,77982285</text:p>
          </table:table-cell>
          <table:table-cell table:formula="of:=[.B794]-[.D794]" office:value-type="float" office:value="-0.3" calcext:value-type="float">
            <text:p>-0,3</text:p>
          </table:table-cell>
          <table:table-cell table:formula="of:=[.A794]-[.C794]" office:value-type="float" office:value="0.0250734999999995" calcext:value-type="float">
            <text:p>0,0250735</text:p>
          </table:table-cell>
          <table:table-cell table:formula="of:=[.G794]-[.C794]" office:value-type="float" office:value="0.0248228499999996" calcext:value-type="float">
            <text:p>0,02482285</text:p>
          </table:table-cell>
          <table:table-cell table:formula="of:=[.J794]/[.I794]" office:value-type="float" office:value="0.990003390033306" calcext:value-type="float">
            <text:p>0,99000339</text:p>
          </table:table-cell>
          <table:table-cell table:formula="of:=[.D794]+[.H794]*[.K794]" office:value-type="float" office:value="2.30299698299001" calcext:value-type="float">
            <text:p>2,302996983</text:p>
          </table:table-cell>
        </table:table-row>
        <table:table-row table:style-name="ro1">
          <table:table-cell office:value-type="float" office:value="8.782079" calcext:value-type="float">
            <text:p>8,782079</text:p>
          </table:table-cell>
          <table:table-cell office:value-type="float" office:value="2.149998" calcext:value-type="float">
            <text:p>2,149998</text:p>
          </table:table-cell>
          <table:table-cell office:value-type="float" office:value="8.78" calcext:value-type="float">
            <text:p>8,78</text:p>
          </table:table-cell>
          <table:table-cell office:value-type="float" office:value="2.302997" calcext:value-type="float">
            <text:p>2,30299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94372" calcext:value-type="float">
            <text:p>0,8794372</text:p>
          </table:table-cell>
          <table:table-cell table:formula="of:=[.A795]-[.E795]" office:value-type="float" office:value="8.78182835" calcext:value-type="float">
            <text:p>8,78182835</text:p>
          </table:table-cell>
          <table:table-cell table:formula="of:=[.B795]-[.D795]" office:value-type="float" office:value="-0.152999" calcext:value-type="float">
            <text:p>-0,152999</text:p>
          </table:table-cell>
          <table:table-cell table:formula="of:=[.A795]-[.C795]" office:value-type="float" office:value="0.00207900000000016" calcext:value-type="float">
            <text:p>0,002079</text:p>
          </table:table-cell>
          <table:table-cell table:formula="of:=[.G795]-[.C795]" office:value-type="float" office:value="0.00182835000000026" calcext:value-type="float">
            <text:p>0,00182835</text:p>
          </table:table-cell>
          <table:table-cell table:formula="of:=[.J795]/[.I795]" office:value-type="float" office:value="0.879437229437283" calcext:value-type="float">
            <text:p>0,8794372294</text:p>
          </table:table-cell>
          <table:table-cell table:formula="of:=[.D795]+[.H795]*[.K795]" office:value-type="float" office:value="2.16844398333333" calcext:value-type="float">
            <text:p>2,1684439833</text:p>
          </table:table-cell>
        </table:table-row>
        <table:table-row table:style-name="ro1">
          <table:table-cell office:value-type="float" office:value="8.8159891" calcext:value-type="float">
            <text:p>8,8159891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8.782" calcext:value-type="float">
            <text:p>8,782</text:p>
          </table:table-cell>
          <table:table-cell office:value-type="float" office:value="2.168444" calcext:value-type="float">
            <text:p>2,1684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26256" calcext:value-type="float">
            <text:p>0,9926256</text:p>
          </table:table-cell>
          <table:table-cell table:formula="of:=[.A796]-[.E796]" office:value-type="float" office:value="8.81573845" calcext:value-type="float">
            <text:p>8,81573845</text:p>
          </table:table-cell>
          <table:table-cell table:formula="of:=[.B796]-[.D796]" office:value-type="float" office:value="-0.468446" calcext:value-type="float">
            <text:p>-0,468446</text:p>
          </table:table-cell>
          <table:table-cell table:formula="of:=[.A796]-[.C796]" office:value-type="float" office:value="0.0339890999999994" calcext:value-type="float">
            <text:p>0,0339891</text:p>
          </table:table-cell>
          <table:table-cell table:formula="of:=[.G796]-[.C796]" office:value-type="float" office:value="0.0337384499999995" calcext:value-type="float">
            <text:p>0,03373845</text:p>
          </table:table-cell>
          <table:table-cell table:formula="of:=[.J796]/[.I796]" office:value-type="float" office:value="0.992625577023225" calcext:value-type="float">
            <text:p>0,992625577</text:p>
          </table:table-cell>
          <table:table-cell table:formula="of:=[.D796]+[.H796]*[.K796]" office:value-type="float" office:value="1.70345251894578" calcext:value-type="float">
            <text:p>1,7034525189</text:p>
          </table:table-cell>
        </table:table-row>
        <table:table-row table:style-name="ro1">
          <table:table-cell office:value-type="float" office:value="8.8184956" calcext:value-type="float">
            <text:p>8,8184956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8.816" calcext:value-type="float">
            <text:p>8,816</text:p>
          </table:table-cell>
          <table:table-cell office:value-type="float" office:value="1.703453" calcext:value-type="float">
            <text:p>1,70345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995633" calcext:value-type="float">
            <text:p>0,8995633</text:p>
          </table:table-cell>
          <table:table-cell table:formula="of:=[.A797]-[.E797]" office:value-type="float" office:value="8.81824495" calcext:value-type="float">
            <text:p>8,81824495</text:p>
          </table:table-cell>
          <table:table-cell table:formula="of:=[.B797]-[.D797]" office:value-type="float" office:value="-0.00345500000000021" calcext:value-type="float">
            <text:p>-0,003455</text:p>
          </table:table-cell>
          <table:table-cell table:formula="of:=[.A797]-[.C797]" office:value-type="float" office:value="0.0024955999999996" calcext:value-type="float">
            <text:p>0,0024956</text:p>
          </table:table-cell>
          <table:table-cell table:formula="of:=[.G797]-[.C797]" office:value-type="float" office:value="0.00224494999999969" calcext:value-type="float">
            <text:p>0,00224495</text:p>
          </table:table-cell>
          <table:table-cell table:formula="of:=[.J797]/[.I797]" office:value-type="float" office:value="0.899563231287086" calcext:value-type="float">
            <text:p>0,8995632313</text:p>
          </table:table-cell>
          <table:table-cell table:formula="of:=[.D797]+[.H797]*[.K797]" office:value-type="float" office:value="1.7003450090359" calcext:value-type="float">
            <text:p>1,700345009</text:p>
          </table:table-cell>
        </table:table-row>
        <table:table-row table:style-name="ro1">
          <table:table-cell office:value-type="float" office:value="8.8205012" calcext:value-type="float">
            <text:p>8,8205012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8.818" calcext:value-type="float">
            <text:p>8,818</text:p>
          </table:table-cell>
          <table:table-cell office:value-type="float" office:value="1.700345" calcext:value-type="float">
            <text:p>1,700345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992843" calcext:value-type="float">
            <text:p>0,6992843</text:p>
          </table:table-cell>
          <table:table-cell table:formula="of:=[.A798]-[.E798]" office:value-type="float" office:value="8.81974905" calcext:value-type="float">
            <text:p>8,81974905</text:p>
          </table:table-cell>
          <table:table-cell table:formula="of:=[.B798]-[.D798]" office:value-type="float" office:value="-0.000347000000000097" calcext:value-type="float">
            <text:p>-0,000347</text:p>
          </table:table-cell>
          <table:table-cell table:formula="of:=[.A798]-[.C798]" office:value-type="float" office:value="0.00250120000000109" calcext:value-type="float">
            <text:p>0,0025012</text:p>
          </table:table-cell>
          <table:table-cell table:formula="of:=[.G798]-[.C798]" office:value-type="float" office:value="0.00174905000000081" calcext:value-type="float">
            <text:p>0,00174905</text:p>
          </table:table-cell>
          <table:table-cell table:formula="of:=[.J798]/[.I798]" office:value-type="float" office:value="0.69928434351513" calcext:value-type="float">
            <text:p>0,6992843435</text:p>
          </table:table-cell>
          <table:table-cell table:formula="of:=[.D798]+[.H798]*[.K798]" office:value-type="float" office:value="1.7001023483328" calcext:value-type="float">
            <text:p>1,7001023483</text:p>
          </table:table-cell>
        </table:table-row>
        <table:table-row table:style-name="ro1">
          <table:table-cell office:value-type="float" office:value="8.8230111" calcext:value-type="float">
            <text:p>8,8230111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8.82" calcext:value-type="float">
            <text:p>8,82</text:p>
          </table:table-cell>
          <table:table-cell office:value-type="float" office:value="1.700103" calcext:value-type="float">
            <text:p>1,700103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502075" calcext:value-type="float">
            <text:p>0,7502075</text:p>
          </table:table-cell>
          <table:table-cell table:formula="of:=[.A799]-[.E799]" office:value-type="float" office:value="8.82225895" calcext:value-type="float">
            <text:p>8,82225895</text:p>
          </table:table-cell>
          <table:table-cell table:formula="of:=[.B799]-[.D799]" office:value-type="float" office:value="-0.000105000000000022" calcext:value-type="float">
            <text:p>-0,000105</text:p>
          </table:table-cell>
          <table:table-cell table:formula="of:=[.A799]-[.C799]" office:value-type="float" office:value="0.00301110000000016" calcext:value-type="float">
            <text:p>0,0030111</text:p>
          </table:table-cell>
          <table:table-cell table:formula="of:=[.G799]-[.C799]" office:value-type="float" office:value="0.00225894999999987" calcext:value-type="float">
            <text:p>0,00225895</text:p>
          </table:table-cell>
          <table:table-cell table:formula="of:=[.J799]/[.I799]" office:value-type="float" office:value="0.750207565341488" calcext:value-type="float">
            <text:p>0,7502075653</text:p>
          </table:table-cell>
          <table:table-cell table:formula="of:=[.D799]+[.H799]*[.K799]" office:value-type="float" office:value="1.70002422820564" calcext:value-type="float">
            <text:p>1,7000242282</text:p>
          </table:table-cell>
        </table:table-row>
        <table:table-row table:style-name="ro1">
          <table:table-cell office:value-type="float" office:value="8.8250195" calcext:value-type="float">
            <text:p>8,8250195</text:p>
          </table:table-cell>
          <table:table-cell office:value-type="float" office:value="1.699998" calcext:value-type="float">
            <text:p>1,699998</text:p>
          </table:table-cell>
          <table:table-cell office:value-type="float" office:value="8.822" calcext:value-type="float">
            <text:p>8,822</text:p>
          </table:table-cell>
          <table:table-cell office:value-type="float" office:value="1.700024" calcext:value-type="float">
            <text:p>1,700024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33946" calcext:value-type="float">
            <text:p>0,833946</text:p>
          </table:table-cell>
          <table:table-cell table:formula="of:=[.A800]-[.E800]" office:value-type="float" office:value="8.8245181" calcext:value-type="float">
            <text:p>8,8245181</text:p>
          </table:table-cell>
          <table:table-cell table:formula="of:=[.B800]-[.D800]" office:value-type="float" office:value="-0.0000260000000000815" calcext:value-type="float">
            <text:p>-0,000026</text:p>
          </table:table-cell>
          <table:table-cell table:formula="of:=[.A800]-[.C800]" office:value-type="float" office:value="0.00301950000000062" calcext:value-type="float">
            <text:p>0,0030195</text:p>
          </table:table-cell>
          <table:table-cell table:formula="of:=[.G800]-[.C800]" office:value-type="float" office:value="0.00251810000000141" calcext:value-type="float">
            <text:p>0,0025181</text:p>
          </table:table-cell>
          <table:table-cell table:formula="of:=[.J800]/[.I800]" office:value-type="float" office:value="0.833946017552871" calcext:value-type="float">
            <text:p>0,8339460176</text:p>
          </table:table-cell>
          <table:table-cell table:formula="of:=[.D800]+[.H800]*[.K800]" office:value-type="float" office:value="1.70000231740354" calcext:value-type="float">
            <text:p>1,7000023174</text:p>
          </table:table-cell>
        </table:table-row>
        <table:table-row table:style-name="ro1">
          <table:table-cell office:value-type="float" office:value="8.8270253" calcext:value-type="float">
            <text:p>8,8270253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8.825" calcext:value-type="float">
            <text:p>8,825</text:p>
          </table:table-cell>
          <table:table-cell office:value-type="float" office:value="1.700003" calcext:value-type="float">
            <text:p>1,70000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7524318" calcext:value-type="float">
            <text:p>0,7524318</text:p>
          </table:table-cell>
          <table:table-cell table:formula="of:=[.A801]-[.E801]" office:value-type="float" office:value="8.8265239" calcext:value-type="float">
            <text:p>8,8265239</text:p>
          </table:table-cell>
          <table:table-cell table:formula="of:=[.B801]-[.D801]" office:value-type="float" office:value="-0.150005" calcext:value-type="float">
            <text:p>-0,150005</text:p>
          </table:table-cell>
          <table:table-cell table:formula="of:=[.A801]-[.C801]" office:value-type="float" office:value="0.00202530000000145" calcext:value-type="float">
            <text:p>0,0020253</text:p>
          </table:table-cell>
          <table:table-cell table:formula="of:=[.G801]-[.C801]" office:value-type="float" office:value="0.00152390000000224" calcext:value-type="float">
            <text:p>0,0015239</text:p>
          </table:table-cell>
          <table:table-cell table:formula="of:=[.J801]/[.I801]" office:value-type="float" office:value="0.752431738508444" calcext:value-type="float">
            <text:p>0,7524317385</text:p>
          </table:table-cell>
          <table:table-cell table:formula="of:=[.D801]+[.H801]*[.K801]" office:value-type="float" office:value="1.58713447706504" calcext:value-type="float">
            <text:p>1,5871344771</text:p>
          </table:table-cell>
        </table:table-row>
        <table:table-row table:style-name="ro1">
          <table:table-cell office:value-type="float" office:value="8.8285286" calcext:value-type="float">
            <text:p>8,8285286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8.827" calcext:value-type="float">
            <text:p>8,827</text:p>
          </table:table-cell>
          <table:table-cell office:value-type="float" office:value="1.587135" calcext:value-type="float">
            <text:p>1,58713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720856" calcext:value-type="float">
            <text:p>0,6720856</text:p>
          </table:table-cell>
          <table:table-cell table:formula="of:=[.A802]-[.E802]" office:value-type="float" office:value="8.82802735" calcext:value-type="float">
            <text:p>8,82802735</text:p>
          </table:table-cell>
          <table:table-cell table:formula="of:=[.B802]-[.D802]" office:value-type="float" office:value="-0.037137" calcext:value-type="float">
            <text:p>-0,037137</text:p>
          </table:table-cell>
          <table:table-cell table:formula="of:=[.A802]-[.C802]" office:value-type="float" office:value="0.00152860000000032" calcext:value-type="float">
            <text:p>0,0015286</text:p>
          </table:table-cell>
          <table:table-cell table:formula="of:=[.G802]-[.C802]" office:value-type="float" office:value="0.00102735000000109" calcext:value-type="float">
            <text:p>0,00102735</text:p>
          </table:table-cell>
          <table:table-cell table:formula="of:=[.J802]/[.I802]" office:value-type="float" office:value="0.672085568494619" calcext:value-type="float">
            <text:p>0,6720855685</text:p>
          </table:table-cell>
          <table:table-cell table:formula="of:=[.D802]+[.H802]*[.K802]" office:value-type="float" office:value="1.56217575824282" calcext:value-type="float">
            <text:p>1,5621757582</text:p>
          </table:table-cell>
        </table:table-row>
        <table:table-row table:style-name="ro1">
          <table:table-cell office:value-type="float" office:value="8.8505013" calcext:value-type="float">
            <text:p>8,8505013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8.828" calcext:value-type="float">
            <text:p>8,828</text:p>
          </table:table-cell>
          <table:table-cell office:value-type="float" office:value="1.562176" calcext:value-type="float">
            <text:p>1,56217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777235" calcext:value-type="float">
            <text:p>0,9777235</text:p>
          </table:table-cell>
          <table:table-cell table:formula="of:=[.A803]-[.E803]" office:value-type="float" office:value="8.85000005" calcext:value-type="float">
            <text:p>8,85000005</text:p>
          </table:table-cell>
          <table:table-cell table:formula="of:=[.B803]-[.D803]" office:value-type="float" office:value="-0.312178" calcext:value-type="float">
            <text:p>-0,312178</text:p>
          </table:table-cell>
          <table:table-cell table:formula="of:=[.A803]-[.C803]" office:value-type="float" office:value="0.0225013000000001" calcext:value-type="float">
            <text:p>0,0225013</text:p>
          </table:table-cell>
          <table:table-cell table:formula="of:=[.G803]-[.C803]" office:value-type="float" office:value="0.0220000500000008" calcext:value-type="float">
            <text:p>0,02200005</text:p>
          </table:table-cell>
          <table:table-cell table:formula="of:=[.J803]/[.I803]" office:value-type="float" office:value="0.977723509308385" calcext:value-type="float">
            <text:p>0,9777235093</text:p>
          </table:table-cell>
          <table:table-cell table:formula="of:=[.D803]+[.H803]*[.K803]" office:value-type="float" office:value="1.25695223031113" calcext:value-type="float">
            <text:p>1,2569522303</text:p>
          </table:table-cell>
        </table:table-row>
        <table:table-row table:style-name="ro1">
          <table:table-cell office:value-type="float" office:value="8.8530107" calcext:value-type="float">
            <text:p>8,8530107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8.85" calcext:value-type="float">
            <text:p>8,85</text:p>
          </table:table-cell>
          <table:table-cell office:value-type="float" office:value="1.256953" calcext:value-type="float">
            <text:p>1,256953</text:p>
          </table:table-cell>
          <table:table-cell office:value-type="float" office:value="0.00100395" calcext:value-type="float">
            <text:p>0,00100395</text:p>
          </table:table-cell>
          <table:table-cell office:value-type="float" office:value="0.6665393" calcext:value-type="float">
            <text:p>0,6665393</text:p>
          </table:table-cell>
          <table:table-cell table:formula="of:=[.A804]-[.E804]" office:value-type="float" office:value="8.85200675" calcext:value-type="float">
            <text:p>8,85200675</text:p>
          </table:table-cell>
          <table:table-cell table:formula="of:=[.B804]-[.D804]" office:value-type="float" office:value="-0.00695500000000004" calcext:value-type="float">
            <text:p>-0,006955</text:p>
          </table:table-cell>
          <table:table-cell table:formula="of:=[.A804]-[.C804]" office:value-type="float" office:value="0.00301070000000081" calcext:value-type="float">
            <text:p>0,0030107</text:p>
          </table:table-cell>
          <table:table-cell table:formula="of:=[.G804]-[.C804]" office:value-type="float" office:value="0.00200675000000139" calcext:value-type="float">
            <text:p>0,00200675</text:p>
          </table:table-cell>
          <table:table-cell table:formula="of:=[.J804]/[.I804]" office:value-type="float" office:value="0.666539343010213" calcext:value-type="float">
            <text:p>0,666539343</text:p>
          </table:table-cell>
          <table:table-cell table:formula="of:=[.D804]+[.H804]*[.K804]" office:value-type="float" office:value="1.25231721886936" calcext:value-type="float">
            <text:p>1,2523172189</text:p>
          </table:table-cell>
        </table:table-row>
        <table:table-row table:style-name="ro1">
          <table:table-cell office:value-type="float" office:value="8.8550175" calcext:value-type="float">
            <text:p>8,8550175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8.852" calcext:value-type="float">
            <text:p>8,852</text:p>
          </table:table-cell>
          <table:table-cell office:value-type="float" office:value="1.252317" calcext:value-type="float">
            <text:p>1,252317</text:p>
          </table:table-cell>
          <table:table-cell office:value-type="float" office:value="0.00100395" calcext:value-type="float">
            <text:p>0,00100395</text:p>
          </table:table-cell>
          <table:table-cell office:value-type="float" office:value="0.6672908" calcext:value-type="float">
            <text:p>0,6672908</text:p>
          </table:table-cell>
          <table:table-cell table:formula="of:=[.A805]-[.E805]" office:value-type="float" office:value="8.85401355" calcext:value-type="float">
            <text:p>8,85401355</text:p>
          </table:table-cell>
          <table:table-cell table:formula="of:=[.B805]-[.D805]" office:value-type="float" office:value="-0.00231900000000018" calcext:value-type="float">
            <text:p>-0,002319</text:p>
          </table:table-cell>
          <table:table-cell table:formula="of:=[.A805]-[.C805]" office:value-type="float" office:value="0.00301750000000034" calcext:value-type="float">
            <text:p>0,0030175</text:p>
          </table:table-cell>
          <table:table-cell table:formula="of:=[.G805]-[.C805]" office:value-type="float" office:value="0.00201355000000092" calcext:value-type="float">
            <text:p>0,00201355</text:p>
          </table:table-cell>
          <table:table-cell table:formula="of:=[.J805]/[.I805]" office:value-type="float" office:value="0.667290803645631" calcext:value-type="float">
            <text:p>0,6672908036</text:p>
          </table:table-cell>
          <table:table-cell table:formula="of:=[.D805]+[.H805]*[.K805]" office:value-type="float" office:value="1.25076955262635" calcext:value-type="float">
            <text:p>1,2507695526</text:p>
          </table:table-cell>
        </table:table-row>
        <table:table-row table:style-name="ro1">
          <table:table-cell office:value-type="float" office:value="8.8560203" calcext:value-type="float">
            <text:p>8,8560203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8.854" calcext:value-type="float">
            <text:p>8,854</text:p>
          </table:table-cell>
          <table:table-cell office:value-type="float" office:value="1.25077" calcext:value-type="float">
            <text:p>1,25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06]-[.E806]" office:value-type="float" office:value="8.8560203" calcext:value-type="float">
            <text:p>8,8560203</text:p>
          </table:table-cell>
          <table:table-cell table:formula="of:=[.B806]-[.D806]" office:value-type="float" office:value="-0.000771999999999995" calcext:value-type="float">
            <text:p>-0,000772</text:p>
          </table:table-cell>
          <table:table-cell table:formula="of:=[.A806]-[.C806]" office:value-type="float" office:value="0.00202030000000164" calcext:value-type="float">
            <text:p>0,0020203</text:p>
          </table:table-cell>
          <table:table-cell table:formula="of:=[.G806]-[.C806]" office:value-type="float" office:value="0.00202030000000164" calcext:value-type="float">
            <text:p>0,0020203</text:p>
          </table:table-cell>
          <table:table-cell table:formula="of:=[.J806]/[.I806]" office:value-type="float" office:value="1" calcext:value-type="float">
            <text:p>1</text:p>
          </table:table-cell>
          <table:table-cell table:formula="of:=[.D806]+[.H806]*[.K806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8.8570231" calcext:value-type="float">
            <text:p>8,8570231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8.856" calcext:value-type="float">
            <text:p>8,856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07]-[.E807]" office:value-type="float" office:value="8.8570231" calcext:value-type="float">
            <text:p>8,8570231</text:p>
          </table:table-cell>
          <table:table-cell table:formula="of:=[.B807]-[.D807]" office:value-type="float" office:value="0" calcext:value-type="float">
            <text:p>0</text:p>
          </table:table-cell>
          <table:table-cell table:formula="of:=[.A807]-[.C807]" office:value-type="float" office:value="0.00102309999999939" calcext:value-type="float">
            <text:p>0,0010231</text:p>
          </table:table-cell>
          <table:table-cell table:formula="of:=[.G807]-[.C807]" office:value-type="float" office:value="0.00102309999999939" calcext:value-type="float">
            <text:p>0,0010231</text:p>
          </table:table-cell>
          <table:table-cell table:formula="of:=[.J807]/[.I807]" office:value-type="float" office:value="1" calcext:value-type="float">
            <text:p>1</text:p>
          </table:table-cell>
          <table:table-cell table:formula="of:=[.D807]+[.H807]*[.K807]"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8.8875832" calcext:value-type="float">
            <text:p>8,8875832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8.857" calcext:value-type="float">
            <text:p>8,857</text:p>
          </table:table-cell>
          <table:table-cell office:value-type="float" office:value="1.249998" calcext:value-type="float">
            <text:p>1,249998</text:p>
          </table:table-cell>
          <table:table-cell office:value-type="float" office:value="0.0027598" calcext:value-type="float">
            <text:p>0,0027598</text:p>
          </table:table-cell>
          <table:table-cell office:value-type="float" office:value="0.9097609" calcext:value-type="float">
            <text:p>0,9097609</text:p>
          </table:table-cell>
          <table:table-cell table:formula="of:=[.A808]-[.E808]" office:value-type="float" office:value="8.8848234" calcext:value-type="float">
            <text:p>8,8848234</text:p>
          </table:table-cell>
          <table:table-cell table:formula="of:=[.B808]-[.D808]" office:value-type="float" office:value="-0.4499996" calcext:value-type="float">
            <text:p>-0,4499996</text:p>
          </table:table-cell>
          <table:table-cell table:formula="of:=[.A808]-[.C808]" office:value-type="float" office:value="0.0305832000000006" calcext:value-type="float">
            <text:p>0,0305832</text:p>
          </table:table-cell>
          <table:table-cell table:formula="of:=[.G808]-[.C808]" office:value-type="float" office:value="0.0278234000000008" calcext:value-type="float">
            <text:p>0,0278234</text:p>
          </table:table-cell>
          <table:table-cell table:formula="of:=[.J808]/[.I808]" office:value-type="float" office:value="0.90976091448901" calcext:value-type="float">
            <text:p>0,9097609145</text:p>
          </table:table-cell>
          <table:table-cell table:formula="of:=[.D808]+[.H808]*[.K808]" office:value-type="float" office:value="0.840605952384311" calcext:value-type="float">
            <text:p>0,8406059524</text:p>
          </table:table-cell>
        </table:table-row>
        <table:table-row table:style-name="ro1">
          <table:table-cell office:value-type="float" office:value="8.889588" calcext:value-type="float">
            <text:p>8,889588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8.885" calcext:value-type="float">
            <text:p>8,885</text:p>
          </table:table-cell>
          <table:table-cell office:value-type="float" office:value="0.840606" calcext:value-type="float">
            <text:p>0,840606</text:p>
          </table:table-cell>
          <table:table-cell office:value-type="float" office:value="0.0027598" calcext:value-type="float">
            <text:p>0,0027598</text:p>
          </table:table-cell>
          <table:table-cell office:value-type="float" office:value="0.3984743" calcext:value-type="float">
            <text:p>0,3984743</text:p>
          </table:table-cell>
          <table:table-cell table:formula="of:=[.A809]-[.E809]" office:value-type="float" office:value="8.8868282" calcext:value-type="float">
            <text:p>8,8868282</text:p>
          </table:table-cell>
          <table:table-cell table:formula="of:=[.B809]-[.D809]" office:value-type="float" office:value="-0.0406076" calcext:value-type="float">
            <text:p>-0,0406076</text:p>
          </table:table-cell>
          <table:table-cell table:formula="of:=[.A809]-[.C809]" office:value-type="float" office:value="0.00458800000000004" calcext:value-type="float">
            <text:p>0,004588</text:p>
          </table:table-cell>
          <table:table-cell table:formula="of:=[.G809]-[.C809]" office:value-type="float" office:value="0.00182820000000028" calcext:value-type="float">
            <text:p>0,0018282</text:p>
          </table:table-cell>
          <table:table-cell table:formula="of:=[.J809]/[.I809]" office:value-type="float" office:value="0.398474280732403" calcext:value-type="float">
            <text:p>0,3984742807</text:p>
          </table:table-cell>
          <table:table-cell table:formula="of:=[.D809]+[.H809]*[.K809]" office:value-type="float" office:value="0.824424915797731" calcext:value-type="float">
            <text:p>0,8244249158</text:p>
          </table:table-cell>
        </table:table-row>
        <table:table-row table:style-name="ro1">
          <table:table-cell office:value-type="float" office:value="8.8910923" calcext:value-type="float">
            <text:p>8,8910923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8.887" calcext:value-type="float">
            <text:p>8,887</text:p>
          </table:table-cell>
          <table:table-cell office:value-type="float" office:value="0.8244249" calcext:value-type="float">
            <text:p>0,824424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38763" calcext:value-type="float">
            <text:p>0,938763</text:p>
          </table:table-cell>
          <table:table-cell table:formula="of:=[.A810]-[.E810]" office:value-type="float" office:value="8.8908417" calcext:value-type="float">
            <text:p>8,8908417</text:p>
          </table:table-cell>
          <table:table-cell table:formula="of:=[.B810]-[.D810]" office:value-type="float" office:value="-0.0244265" calcext:value-type="float">
            <text:p>-0,0244265</text:p>
          </table:table-cell>
          <table:table-cell table:formula="of:=[.A810]-[.C810]" office:value-type="float" office:value="0.00409229999999994" calcext:value-type="float">
            <text:p>0,0040923</text:p>
          </table:table-cell>
          <table:table-cell table:formula="of:=[.G810]-[.C810]" office:value-type="float" office:value="0.00384170000000061" calcext:value-type="float">
            <text:p>0,0038417</text:p>
          </table:table-cell>
          <table:table-cell table:formula="of:=[.J810]/[.I810]" office:value-type="float" office:value="0.938763042787839" calcext:value-type="float">
            <text:p>0,9387630428</text:p>
          </table:table-cell>
          <table:table-cell table:formula="of:=[.D810]+[.H810]*[.K810]" office:value-type="float" office:value="0.801494204535343" calcext:value-type="float">
            <text:p>0,8014942045</text:p>
          </table:table-cell>
        </table:table-row>
        <table:table-row table:style-name="ro1">
          <table:table-cell office:value-type="float" office:value="8.8915933" calcext:value-type="float">
            <text:p>8,8915933</text:p>
          </table:table-cell>
          <table:table-cell office:value-type="float" office:value="0.7999984" calcext:value-type="float">
            <text:p>0,7999984</text:p>
          </table:table-cell>
          <table:table-cell office:value-type="float" office:value="8.891" calcext:value-type="float">
            <text:p>8,891</text:p>
          </table:table-cell>
          <table:table-cell office:value-type="float" office:value="0.8014942" calcext:value-type="float">
            <text:p>0,801494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5776168" calcext:value-type="float">
            <text:p>0,5776168</text:p>
          </table:table-cell>
          <table:table-cell table:formula="of:=[.A811]-[.E811]" office:value-type="float" office:value="8.8913427" calcext:value-type="float">
            <text:p>8,8913427</text:p>
          </table:table-cell>
          <table:table-cell table:formula="of:=[.B811]-[.D811]" office:value-type="float" office:value="-0.00149579999999994" calcext:value-type="float">
            <text:p>-0,0014958</text:p>
          </table:table-cell>
          <table:table-cell table:formula="of:=[.A811]-[.C811]" office:value-type="float" office:value="0.000593300000000241" calcext:value-type="float">
            <text:p>0,0005933</text:p>
          </table:table-cell>
          <table:table-cell table:formula="of:=[.G811]-[.C811]" office:value-type="float" office:value="0.000342700000000917" calcext:value-type="float">
            <text:p>0,0003427</text:p>
          </table:table-cell>
          <table:table-cell table:formula="of:=[.J811]/[.I811]" office:value-type="float" office:value="0.577616720041763" calcext:value-type="float">
            <text:p>0,57761672</text:p>
          </table:table-cell>
          <table:table-cell table:formula="of:=[.D811]+[.H811]*[.K811]" office:value-type="float" office:value="0.800630200910161" calcext:value-type="float">
            <text:p>0,8006302009</text:p>
          </table:table-cell>
        </table:table-row>
        <table:table-row table:style-name="ro1">
          <table:table-cell office:value-type="float" office:value="8.8941001" calcext:value-type="float">
            <text:p>8,8941001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8.891" calcext:value-type="float">
            <text:p>8,891</text:p>
          </table:table-cell>
          <table:table-cell office:value-type="float" office:value="0.8006302" calcext:value-type="float">
            <text:p>0,800630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191639" calcext:value-type="float">
            <text:p>0,9191639</text:p>
          </table:table-cell>
          <table:table-cell table:formula="of:=[.A812]-[.E812]" office:value-type="float" office:value="8.8938495" calcext:value-type="float">
            <text:p>8,8938495</text:p>
          </table:table-cell>
          <table:table-cell table:formula="of:=[.B812]-[.D812]" office:value-type="float" office:value="-0.1506318" calcext:value-type="float">
            <text:p>-0,1506318</text:p>
          </table:table-cell>
          <table:table-cell table:formula="of:=[.A812]-[.C812]" office:value-type="float" office:value="0.00310009999999927" calcext:value-type="float">
            <text:p>0,0031001</text:p>
          </table:table-cell>
          <table:table-cell table:formula="of:=[.G812]-[.C812]" office:value-type="float" office:value="0.00284949999999995" calcext:value-type="float">
            <text:p>0,0028495</text:p>
          </table:table-cell>
          <table:table-cell table:formula="of:=[.J812]/[.I812]" office:value-type="float" office:value="0.919163897938975" calcext:value-type="float">
            <text:p>0,9191638979</text:p>
          </table:table-cell>
          <table:table-cell table:formula="of:=[.D812]+[.H812]*[.K812]" office:value-type="float" office:value="0.662174887558436" calcext:value-type="float">
            <text:p>0,6621748876</text:p>
          </table:table-cell>
        </table:table-row>
        <table:table-row table:style-name="ro1">
          <table:table-cell office:value-type="float" office:value="8.9201082" calcext:value-type="float">
            <text:p>8,9201082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8.894" calcext:value-type="float">
            <text:p>8,894</text:p>
          </table:table-cell>
          <table:table-cell office:value-type="float" office:value="0.6621749" calcext:value-type="float">
            <text:p>0,6621749</text:p>
          </table:table-cell>
          <table:table-cell office:value-type="float" office:value="0.0015042" calcext:value-type="float">
            <text:p>0,0015042</text:p>
          </table:table-cell>
          <table:table-cell office:value-type="float" office:value="0.9423859" calcext:value-type="float">
            <text:p>0,9423859</text:p>
          </table:table-cell>
          <table:table-cell table:formula="of:=[.A813]-[.E813]" office:value-type="float" office:value="8.918604" calcext:value-type="float">
            <text:p>8,918604</text:p>
          </table:table-cell>
          <table:table-cell table:formula="of:=[.B813]-[.D813]" office:value-type="float" office:value="-0.3121765" calcext:value-type="float">
            <text:p>-0,3121765</text:p>
          </table:table-cell>
          <table:table-cell table:formula="of:=[.A813]-[.C813]" office:value-type="float" office:value="0.0261081999999995" calcext:value-type="float">
            <text:p>0,0261082</text:p>
          </table:table-cell>
          <table:table-cell table:formula="of:=[.G813]-[.C813]" office:value-type="float" office:value="0.0246040000000001" calcext:value-type="float">
            <text:p>0,024604</text:p>
          </table:table-cell>
          <table:table-cell table:formula="of:=[.J813]/[.I813]" office:value-type="float" office:value="0.942385917068223" calcext:value-type="float">
            <text:p>0,9423859171</text:p>
          </table:table-cell>
          <table:table-cell table:formula="of:=[.D813]+[.H813]*[.K813]" office:value-type="float" office:value="0.367984162760352" calcext:value-type="float">
            <text:p>0,3679841628</text:p>
          </table:table-cell>
        </table:table-row>
        <table:table-row table:style-name="ro1">
          <table:table-cell office:value-type="float" office:value="8.9216117" calcext:value-type="float">
            <text:p>8,9216117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8.919" calcext:value-type="float">
            <text:p>8,919</text:p>
          </table:table-cell>
          <table:table-cell office:value-type="float" office:value="0.3679842" calcext:value-type="float">
            <text:p>0,3679842</text:p>
          </table:table-cell>
          <table:table-cell office:value-type="float" office:value="0.0015042" calcext:value-type="float">
            <text:p>0,0015042</text:p>
          </table:table-cell>
          <table:table-cell office:value-type="float" office:value="0.4240533" calcext:value-type="float">
            <text:p>0,4240533</text:p>
          </table:table-cell>
          <table:table-cell table:formula="of:=[.A814]-[.E814]" office:value-type="float" office:value="8.9201075" calcext:value-type="float">
            <text:p>8,9201075</text:p>
          </table:table-cell>
          <table:table-cell table:formula="of:=[.B814]-[.D814]" office:value-type="float" office:value="-0.0179858" calcext:value-type="float">
            <text:p>-0,0179858</text:p>
          </table:table-cell>
          <table:table-cell table:formula="of:=[.A814]-[.C814]" office:value-type="float" office:value="0.00261169999999922" calcext:value-type="float">
            <text:p>0,0026117</text:p>
          </table:table-cell>
          <table:table-cell table:formula="of:=[.G814]-[.C814]" office:value-type="float" office:value="0.00110749999999982" calcext:value-type="float">
            <text:p>0,0011075</text:p>
          </table:table-cell>
          <table:table-cell table:formula="of:=[.J814]/[.I814]" office:value-type="float" office:value="0.424053298617816" calcext:value-type="float">
            <text:p>0,4240532986</text:p>
          </table:table-cell>
          <table:table-cell table:formula="of:=[.D814]+[.H814]*[.K814]" office:value-type="float" office:value="0.36035726218172" calcext:value-type="float">
            <text:p>0,3603572622</text:p>
          </table:table-cell>
        </table:table-row>
        <table:table-row table:style-name="ro1">
          <table:table-cell office:value-type="float" office:value="8.9250825" calcext:value-type="float">
            <text:p>8,9250825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8.92" calcext:value-type="float">
            <text:p>8,92</text:p>
          </table:table-cell>
          <table:table-cell office:value-type="float" office:value="0.3603573" calcext:value-type="float">
            <text:p>0,3603573</text:p>
          </table:table-cell>
          <table:table-cell office:value-type="float" office:value="0.00100365" calcext:value-type="float">
            <text:p>0,00100365</text:p>
          </table:table-cell>
          <table:table-cell office:value-type="float" office:value="0.8025283" calcext:value-type="float">
            <text:p>0,8025283</text:p>
          </table:table-cell>
          <table:table-cell table:formula="of:=[.A815]-[.E815]" office:value-type="float" office:value="8.92407885" calcext:value-type="float">
            <text:p>8,92407885</text:p>
          </table:table-cell>
          <table:table-cell table:formula="of:=[.B815]-[.D815]" office:value-type="float" office:value="-0.0103589" calcext:value-type="float">
            <text:p>-0,0103589</text:p>
          </table:table-cell>
          <table:table-cell table:formula="of:=[.A815]-[.C815]" office:value-type="float" office:value="0.00508250000000032" calcext:value-type="float">
            <text:p>0,0050825</text:p>
          </table:table-cell>
          <table:table-cell table:formula="of:=[.G815]-[.C815]" office:value-type="float" office:value="0.00407885000000086" calcext:value-type="float">
            <text:p>0,00407885</text:p>
          </table:table-cell>
          <table:table-cell table:formula="of:=[.J815]/[.I815]" office:value-type="float" office:value="0.802528283325253" calcext:value-type="float">
            <text:p>0,8025282833</text:p>
          </table:table-cell>
          <table:table-cell table:formula="of:=[.D815]+[.H815]*[.K815]" office:value-type="float" office:value="0.352043989765862" calcext:value-type="float">
            <text:p>0,3520439898</text:p>
          </table:table-cell>
        </table:table-row>
        <table:table-row table:style-name="ro1">
          <table:table-cell office:value-type="float" office:value="8.926085" calcext:value-type="float">
            <text:p>8,926085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8.924" calcext:value-type="float">
            <text:p>8,924</text:p>
          </table:table-cell>
          <table:table-cell office:value-type="float" office:value="0.352044" calcext:value-type="float">
            <text:p>0,35204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798561" calcext:value-type="float">
            <text:p>0,8798561</text:p>
          </table:table-cell>
          <table:table-cell table:formula="of:=[.A816]-[.E816]" office:value-type="float" office:value="8.9258345" calcext:value-type="float">
            <text:p>8,9258345</text:p>
          </table:table-cell>
          <table:table-cell table:formula="of:=[.B816]-[.D816]" office:value-type="float" office:value="-0.00204559999999998" calcext:value-type="float">
            <text:p>-0,0020456</text:p>
          </table:table-cell>
          <table:table-cell table:formula="of:=[.A816]-[.C816]" office:value-type="float" office:value="0.002085000000001" calcext:value-type="float">
            <text:p>0,002085</text:p>
          </table:table-cell>
          <table:table-cell table:formula="of:=[.G816]-[.C816]" office:value-type="float" office:value="0.00183450000000107" calcext:value-type="float">
            <text:p>0,0018345</text:p>
          </table:table-cell>
          <table:table-cell table:formula="of:=[.J816]/[.I816]" office:value-type="float" office:value="0.879856115108004" calcext:value-type="float">
            <text:p>0,8798561151</text:p>
          </table:table-cell>
          <table:table-cell table:formula="of:=[.D816]+[.H816]*[.K816]" office:value-type="float" office:value="0.350244166330935" calcext:value-type="float">
            <text:p>0,3502441663</text:p>
          </table:table-cell>
        </table:table-row>
        <table:table-row table:style-name="ro1">
          <table:table-cell office:value-type="float" office:value="8.9270889" calcext:value-type="float">
            <text:p>8,9270889</text:p>
          </table:table-cell>
          <table:table-cell office:value-type="float" office:value="0.3499984" calcext:value-type="float">
            <text:p>0,3499984</text:p>
          </table:table-cell>
          <table:table-cell office:value-type="float" office:value="8.926" calcext:value-type="float">
            <text:p>8,926</text:p>
          </table:table-cell>
          <table:table-cell office:value-type="float" office:value="0.3502442" calcext:value-type="float">
            <text:p>0,350244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699513" calcext:value-type="float">
            <text:p>0,7699513</text:p>
          </table:table-cell>
          <table:table-cell table:formula="of:=[.A817]-[.E817]" office:value-type="float" office:value="8.9268384" calcext:value-type="float">
            <text:p>8,9268384</text:p>
          </table:table-cell>
          <table:table-cell table:formula="of:=[.B817]-[.D817]" office:value-type="float" office:value="-0.000245800000000018" calcext:value-type="float">
            <text:p>-0,0002458</text:p>
          </table:table-cell>
          <table:table-cell table:formula="of:=[.A817]-[.C817]" office:value-type="float" office:value="0.00108889999999917" calcext:value-type="float">
            <text:p>0,0010889</text:p>
          </table:table-cell>
          <table:table-cell table:formula="of:=[.G817]-[.C817]" office:value-type="float" office:value="0.00083839999999924" calcext:value-type="float">
            <text:p>0,0008384</text:p>
          </table:table-cell>
          <table:table-cell table:formula="of:=[.J817]/[.I817]" office:value-type="float" office:value="0.769951327027163" calcext:value-type="float">
            <text:p>0,769951327</text:p>
          </table:table-cell>
          <table:table-cell table:formula="of:=[.D817]+[.H817]*[.K817]" office:value-type="float" office:value="0.350054945963817" calcext:value-type="float">
            <text:p>0,350054946</text:p>
          </table:table-cell>
        </table:table-row>
        <table:table-row table:style-name="ro1">
          <table:table-cell office:value-type="float" office:value="8.9285921" calcext:value-type="float">
            <text:p>8,9285921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8.927" calcext:value-type="float">
            <text:p>8,927</text:p>
          </table:table-cell>
          <table:table-cell office:value-type="float" office:value="0.3500549" calcext:value-type="float">
            <text:p>0,350054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426607" calcext:value-type="float">
            <text:p>0,8426607</text:p>
          </table:table-cell>
          <table:table-cell table:formula="of:=[.A818]-[.E818]" office:value-type="float" office:value="8.9283416" calcext:value-type="float">
            <text:p>8,9283416</text:p>
          </table:table-cell>
          <table:table-cell table:formula="of:=[.B818]-[.D818]" office:value-type="float" office:value="-0.1500565" calcext:value-type="float">
            <text:p>-0,1500565</text:p>
          </table:table-cell>
          <table:table-cell table:formula="of:=[.A818]-[.C818]" office:value-type="float" office:value="0.00159209999999987" calcext:value-type="float">
            <text:p>0,0015921</text:p>
          </table:table-cell>
          <table:table-cell table:formula="of:=[.G818]-[.C818]" office:value-type="float" office:value="0.00134159999999994" calcext:value-type="float">
            <text:p>0,0013416</text:p>
          </table:table-cell>
          <table:table-cell table:formula="of:=[.J818]/[.I818]" office:value-type="float" office:value="0.842660636894698" calcext:value-type="float">
            <text:p>0,8426606369</text:p>
          </table:table-cell>
          <table:table-cell table:formula="of:=[.D818]+[.H818]*[.K818]" office:value-type="float" office:value="0.223608194139811" calcext:value-type="float">
            <text:p>0,2236081941</text:p>
          </table:table-cell>
        </table:table-row>
        <table:table-row table:style-name="ro1">
          <table:table-cell office:value-type="float" office:value="8.9520831" calcext:value-type="float">
            <text:p>8,952083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8.928" calcext:value-type="float">
            <text:p>8,928</text:p>
          </table:table-cell>
          <table:table-cell office:value-type="float" office:value="0.2236082" calcext:value-type="float">
            <text:p>0,223608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895985" calcext:value-type="float">
            <text:p>0,9895985</text:p>
          </table:table-cell>
          <table:table-cell table:formula="of:=[.A819]-[.E819]" office:value-type="float" office:value="8.9518326" calcext:value-type="float">
            <text:p>8,9518326</text:p>
          </table:table-cell>
          <table:table-cell table:formula="of:=[.B819]-[.D819]" office:value-type="float" office:value="-0.3236098" calcext:value-type="float">
            <text:p>-0,3236098</text:p>
          </table:table-cell>
          <table:table-cell table:formula="of:=[.A819]-[.C819]" office:value-type="float" office:value="0.0240830999999986" calcext:value-type="float">
            <text:p>0,0240831</text:p>
          </table:table-cell>
          <table:table-cell table:formula="of:=[.G819]-[.C819]" office:value-type="float" office:value="0.0238325999999986" calcext:value-type="float">
            <text:p>0,0238326</text:p>
          </table:table-cell>
          <table:table-cell table:formula="of:=[.J819]/[.I819]" office:value-type="float" office:value="0.989598515141325" calcext:value-type="float">
            <text:p>0,9895985151</text:p>
          </table:table-cell>
          <table:table-cell table:formula="of:=[.D819]+[.H819]*[.K819]" office:value-type="float" office:value="-0.0966355775651813" calcext:value-type="float">
            <text:p>-0,0966355776</text:p>
          </table:table-cell>
        </table:table-row>
        <table:table-row table:style-name="ro1">
          <table:table-cell office:value-type="float" office:value="8.9545951" calcext:value-type="float">
            <text:p>8,9545951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8.952" calcext:value-type="float">
            <text:p>8,952</text:p>
          </table:table-cell>
          <table:table-cell office:value-type="float" office:value="-0.09663559" calcext:value-type="float">
            <text:p>-0,0966355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034719" calcext:value-type="float">
            <text:p>0,9034719</text:p>
          </table:table-cell>
          <table:table-cell table:formula="of:=[.A820]-[.E820]" office:value-type="float" office:value="8.9543446" calcext:value-type="float">
            <text:p>8,9543446</text:p>
          </table:table-cell>
          <table:table-cell table:formula="of:=[.B820]-[.D820]" office:value-type="float" office:value="-0.00336600999999999" calcext:value-type="float">
            <text:p>-0,00336601</text:p>
          </table:table-cell>
          <table:table-cell table:formula="of:=[.A820]-[.C820]" office:value-type="float" office:value="0.00259510000000063" calcext:value-type="float">
            <text:p>0,0025951</text:p>
          </table:table-cell>
          <table:table-cell table:formula="of:=[.G820]-[.C820]" office:value-type="float" office:value="0.0023446000000007" calcext:value-type="float">
            <text:p>0,0023446</text:p>
          </table:table-cell>
          <table:table-cell table:formula="of:=[.J820]/[.I820]" office:value-type="float" office:value="0.903471927864101" calcext:value-type="float">
            <text:p>0,9034719279</text:p>
          </table:table-cell>
          <table:table-cell table:formula="of:=[.D820]+[.H820]*[.K820]" office:value-type="float" office:value="-0.0996766855439098" calcext:value-type="float">
            <text:p>-0,0996766855</text:p>
          </table:table-cell>
        </table:table-row>
        <table:table-row table:style-name="ro1">
          <table:table-cell office:value-type="float" office:value="8.9560989" calcext:value-type="float">
            <text:p>8,9560989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8.954" calcext:value-type="float">
            <text:p>8,954</text:p>
          </table:table-cell>
          <table:table-cell office:value-type="float" office:value="-0.09967669" calcext:value-type="float">
            <text:p>-0,0996766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417647" calcext:value-type="float">
            <text:p>0,6417647</text:p>
          </table:table-cell>
          <table:table-cell table:formula="of:=[.A821]-[.E821]" office:value-type="float" office:value="8.955347" calcext:value-type="float">
            <text:p>8,955347</text:p>
          </table:table-cell>
          <table:table-cell table:formula="of:=[.B821]-[.D821]" office:value-type="float" office:value="-0.000324909999999998" calcext:value-type="float">
            <text:p>-0,00032491</text:p>
          </table:table-cell>
          <table:table-cell table:formula="of:=[.A821]-[.C821]" office:value-type="float" office:value="0.00209890000000001" calcext:value-type="float">
            <text:p>0,0020989</text:p>
          </table:table-cell>
          <table:table-cell table:formula="of:=[.G821]-[.C821]" office:value-type="float" office:value="0.00134700000000088" calcext:value-type="float">
            <text:p>0,001347</text:p>
          </table:table-cell>
          <table:table-cell table:formula="of:=[.J821]/[.I821]" office:value-type="float" office:value="0.64176473390865" calcext:value-type="float">
            <text:p>0,6417647339</text:p>
          </table:table-cell>
          <table:table-cell table:formula="of:=[.D821]+[.H821]*[.K821]" office:value-type="float" office:value="-0.0998852057796943" calcext:value-type="float">
            <text:p>-0,0998852058</text:p>
          </table:table-cell>
        </table:table-row>
        <table:table-row table:style-name="ro1">
          <table:table-cell office:value-type="float" office:value="8.9571014" calcext:value-type="float">
            <text:p>8,9571014</text:p>
          </table:table-cell>
          <table:table-cell office:value-type="float" office:value="-0.1000016" calcext:value-type="float">
            <text:p>-0,1000016</text:p>
          </table:table-cell>
          <table:table-cell office:value-type="float" office:value="8.955" calcext:value-type="float">
            <text:p>8,955</text:p>
          </table:table-cell>
          <table:table-cell office:value-type="float" office:value="-0.09988521" calcext:value-type="float">
            <text:p>-0,0998852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807938" calcext:value-type="float">
            <text:p>0,8807938</text:p>
          </table:table-cell>
          <table:table-cell table:formula="of:=[.A822]-[.E822]" office:value-type="float" office:value="8.9568509" calcext:value-type="float">
            <text:p>8,9568509</text:p>
          </table:table-cell>
          <table:table-cell table:formula="of:=[.B822]-[.D822]" office:value-type="float" office:value="-0.000116389999999994" calcext:value-type="float">
            <text:p>-0,00011639</text:p>
          </table:table-cell>
          <table:table-cell table:formula="of:=[.A822]-[.C822]" office:value-type="float" office:value="0.00210139999999903" calcext:value-type="float">
            <text:p>0,0021014</text:p>
          </table:table-cell>
          <table:table-cell table:formula="of:=[.G822]-[.C822]" office:value-type="float" office:value="0.0018508999999991" calcext:value-type="float">
            <text:p>0,0018509</text:p>
          </table:table-cell>
          <table:table-cell table:formula="of:=[.J822]/[.I822]" office:value-type="float" office:value="0.880793756543235" calcext:value-type="float">
            <text:p>0,8807937565</text:p>
          </table:table-cell>
          <table:table-cell table:formula="of:=[.D822]+[.H822]*[.K822]" office:value-type="float" office:value="-0.0999877255853241" calcext:value-type="float">
            <text:p>-0,0999877256</text:p>
          </table:table-cell>
        </table:table-row>
        <table:table-row table:style-name="ro1">
          <table:table-cell office:value-type="float" office:value="8.9860652" calcext:value-type="float">
            <text:p>8,9860652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8.957" calcext:value-type="float">
            <text:p>8,957</text:p>
          </table:table-cell>
          <table:table-cell office:value-type="float" office:value="-0.09998773" calcext:value-type="float">
            <text:p>-0,0999877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3815" calcext:value-type="float">
            <text:p>0,9913815</text:p>
          </table:table-cell>
          <table:table-cell table:formula="of:=[.A823]-[.E823]" office:value-type="float" office:value="8.9858147" calcext:value-type="float">
            <text:p>8,9858147</text:p>
          </table:table-cell>
          <table:table-cell table:formula="of:=[.B823]-[.D823]" office:value-type="float" office:value="-0.45001387" calcext:value-type="float">
            <text:p>-0,45001387</text:p>
          </table:table-cell>
          <table:table-cell table:formula="of:=[.A823]-[.C823]" office:value-type="float" office:value="0.0290651999999998" calcext:value-type="float">
            <text:p>0,0290652</text:p>
          </table:table-cell>
          <table:table-cell table:formula="of:=[.G823]-[.C823]" office:value-type="float" office:value="0.0288146999999999" calcext:value-type="float">
            <text:p>0,0288147</text:p>
          </table:table-cell>
          <table:table-cell table:formula="of:=[.J823]/[.I823]" office:value-type="float" office:value="0.991381445852775" calcext:value-type="float">
            <text:p>0,9913814459</text:p>
          </table:table-cell>
          <table:table-cell table:formula="of:=[.D823]+[.H823]*[.K823]" office:value-type="float" office:value="-0.546123131094403" calcext:value-type="float">
            <text:p>-0,5461231311</text:p>
          </table:table-cell>
        </table:table-row>
        <table:table-row table:style-name="ro1">
          <table:table-cell office:value-type="float" office:value="8.9865662" calcext:value-type="float">
            <text:p>8,9865662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8.986" calcext:value-type="float">
            <text:p>8,986</text:p>
          </table:table-cell>
          <table:table-cell office:value-type="float" office:value="-0.5461231" calcext:value-type="float">
            <text:p>-0,546123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5575768" calcext:value-type="float">
            <text:p>0,5575768</text:p>
          </table:table-cell>
          <table:table-cell table:formula="of:=[.A824]-[.E824]" office:value-type="float" office:value="8.9863157" calcext:value-type="float">
            <text:p>8,9863157</text:p>
          </table:table-cell>
          <table:table-cell table:formula="of:=[.B824]-[.D824]" office:value-type="float" office:value="-0.00387850000000001" calcext:value-type="float">
            <text:p>-0,0038785</text:p>
          </table:table-cell>
          <table:table-cell table:formula="of:=[.A824]-[.C824]" office:value-type="float" office:value="0.000566199999999739" calcext:value-type="float">
            <text:p>0,0005662</text:p>
          </table:table-cell>
          <table:table-cell table:formula="of:=[.G824]-[.C824]" office:value-type="float" office:value="0.000315699999999808" calcext:value-type="float">
            <text:p>0,0003157</text:p>
          </table:table-cell>
          <table:table-cell table:formula="of:=[.J824]/[.I824]" office:value-type="float" office:value="0.557576827975898" calcext:value-type="float">
            <text:p>0,557576828</text:p>
          </table:table-cell>
          <table:table-cell table:formula="of:=[.D824]+[.H824]*[.K824]" office:value-type="float" office:value="-0.548285661727305" calcext:value-type="float">
            <text:p>-0,5482856617</text:p>
          </table:table-cell>
        </table:table-row>
        <table:table-row table:style-name="ro1">
          <table:table-cell office:value-type="float" office:value="8.9895741" calcext:value-type="float">
            <text:p>8,9895741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8.986" calcext:value-type="float">
            <text:p>8,986</text:p>
          </table:table-cell>
          <table:table-cell office:value-type="float" office:value="-0.5482857" calcext:value-type="float">
            <text:p>-0,5482857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299124" calcext:value-type="float">
            <text:p>0,9299124</text:p>
          </table:table-cell>
          <table:table-cell table:formula="of:=[.A825]-[.E825]" office:value-type="float" office:value="8.9893236" calcext:value-type="float">
            <text:p>8,9893236</text:p>
          </table:table-cell>
          <table:table-cell table:formula="of:=[.B825]-[.D825]" office:value-type="float" office:value="-0.00171589999999999" calcext:value-type="float">
            <text:p>-0,0017159</text:p>
          </table:table-cell>
          <table:table-cell table:formula="of:=[.A825]-[.C825]" office:value-type="float" office:value="0.0035740999999998" calcext:value-type="float">
            <text:p>0,0035741</text:p>
          </table:table-cell>
          <table:table-cell table:formula="of:=[.G825]-[.C825]" office:value-type="float" office:value="0.00332359999999987" calcext:value-type="float">
            <text:p>0,0033236</text:p>
          </table:table-cell>
          <table:table-cell table:formula="of:=[.J825]/[.I825]" office:value-type="float" office:value="0.929912425505737" calcext:value-type="float">
            <text:p>0,9299124255</text:p>
          </table:table-cell>
          <table:table-cell table:formula="of:=[.D825]+[.H825]*[.K825]" office:value-type="float" office:value="-0.549881336730925" calcext:value-type="float">
            <text:p>-0,5498813367</text:p>
          </table:table-cell>
        </table:table-row>
        <table:table-row table:style-name="ro1">
          <table:table-cell office:value-type="float" office:value="8.9930857" calcext:value-type="float">
            <text:p>8,9930857</text:p>
          </table:table-cell>
          <table:table-cell office:value-type="float" office:value="-0.5500016" calcext:value-type="float">
            <text:p>-0,5500016</text:p>
          </table:table-cell>
          <table:table-cell office:value-type="float" office:value="8.989" calcext:value-type="float">
            <text:p>8,989</text:p>
          </table:table-cell>
          <table:table-cell office:value-type="float" office:value="-0.5498813" calcext:value-type="float">
            <text:p>-0,5498813</text:p>
          </table:table-cell>
          <table:table-cell office:value-type="float" office:value="0.00150505" calcext:value-type="float">
            <text:p>0,00150505</text:p>
          </table:table-cell>
          <table:table-cell office:value-type="float" office:value="0.6316298" calcext:value-type="float">
            <text:p>0,6316298</text:p>
          </table:table-cell>
          <table:table-cell table:formula="of:=[.A826]-[.E826]" office:value-type="float" office:value="8.99158065" calcext:value-type="float">
            <text:p>8,99158065</text:p>
          </table:table-cell>
          <table:table-cell table:formula="of:=[.B826]-[.D826]" office:value-type="float" office:value="-0.000120299999999962" calcext:value-type="float">
            <text:p>-0,0001203</text:p>
          </table:table-cell>
          <table:table-cell table:formula="of:=[.A826]-[.C826]" office:value-type="float" office:value="0.00408569999999919" calcext:value-type="float">
            <text:p>0,0040857</text:p>
          </table:table-cell>
          <table:table-cell table:formula="of:=[.G826]-[.C826]" office:value-type="float" office:value="0.00258064999999874" calcext:value-type="float">
            <text:p>0,00258065</text:p>
          </table:table-cell>
          <table:table-cell table:formula="of:=[.J826]/[.I826]" office:value-type="float" office:value="0.631629830873351" calcext:value-type="float">
            <text:p>0,6316298309</text:p>
          </table:table-cell>
          <table:table-cell table:formula="of:=[.D826]+[.H826]*[.K826]" office:value-type="float" office:value="-0.549957285068654" calcext:value-type="float">
            <text:p>-0,5499572851</text:p>
          </table:table-cell>
        </table:table-row>
        <table:table-row table:style-name="ro1">
          <table:table-cell office:value-type="float" office:value="8.9950941" calcext:value-type="float">
            <text:p>8,9950941</text:p>
          </table:table-cell>
          <table:table-cell office:value-type="float" office:value="-0.7000016" calcext:value-type="float">
            <text:p>-0,7000016</text:p>
          </table:table-cell>
          <table:table-cell office:value-type="float" office:value="8.992" calcext:value-type="float">
            <text:p>8,992</text:p>
          </table:table-cell>
          <table:table-cell office:value-type="float" office:value="-0.5499573" calcext:value-type="float">
            <text:p>-0,5499573</text:p>
          </table:table-cell>
          <table:table-cell office:value-type="float" office:value="0.00150505" calcext:value-type="float">
            <text:p>0,00150505</text:p>
          </table:table-cell>
          <table:table-cell office:value-type="float" office:value="0.5135742" calcext:value-type="float">
            <text:p>0,5135742</text:p>
          </table:table-cell>
          <table:table-cell table:formula="of:=[.A827]-[.E827]" office:value-type="float" office:value="8.99358905" calcext:value-type="float">
            <text:p>8,99358905</text:p>
          </table:table-cell>
          <table:table-cell table:formula="of:=[.B827]-[.D827]" office:value-type="float" office:value="-0.1500443" calcext:value-type="float">
            <text:p>-0,1500443</text:p>
          </table:table-cell>
          <table:table-cell table:formula="of:=[.A827]-[.C827]" office:value-type="float" office:value="0.00309409999999843" calcext:value-type="float">
            <text:p>0,0030941</text:p>
          </table:table-cell>
          <table:table-cell table:formula="of:=[.G827]-[.C827]" office:value-type="float" office:value="0.00158904999999798" calcext:value-type="float">
            <text:p>0,00158905</text:p>
          </table:table-cell>
          <table:table-cell table:formula="of:=[.J827]/[.I827]" office:value-type="float" office:value="0.513574221905816" calcext:value-type="float">
            <text:p>0,5135742219</text:p>
          </table:table-cell>
          <table:table-cell table:formula="of:=[.D827]+[.H827]*[.K827]" office:value-type="float" office:value="-0.627016184623903" calcext:value-type="float">
            <text:p>-0,6270161846</text:p>
          </table:table-cell>
        </table:table-row>
        <table:table-row table:style-name="ro1">
          <table:table-cell office:value-type="float" office:value="9.02108" calcext:value-type="float">
            <text:p>9,02108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8.994" calcext:value-type="float">
            <text:p>8,994</text:p>
          </table:table-cell>
          <table:table-cell office:value-type="float" office:value="-0.6270162" calcext:value-type="float">
            <text:p>-0,6270162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9722378" calcext:value-type="float">
            <text:p>0,9722378</text:p>
          </table:table-cell>
          <table:table-cell table:formula="of:=[.A828]-[.E828]" office:value-type="float" office:value="9.0203282" calcext:value-type="float">
            <text:p>9,0203282</text:p>
          </table:table-cell>
          <table:table-cell table:formula="of:=[.B828]-[.D828]" office:value-type="float" office:value="-0.3729858" calcext:value-type="float">
            <text:p>-0,3729858</text:p>
          </table:table-cell>
          <table:table-cell table:formula="of:=[.A828]-[.C828]" office:value-type="float" office:value="0.0270799999999998" calcext:value-type="float">
            <text:p>0,02708</text:p>
          </table:table-cell>
          <table:table-cell table:formula="of:=[.G828]-[.C828]" office:value-type="float" office:value="0.0263282" calcext:value-type="float">
            <text:p>0,0263282</text:p>
          </table:table-cell>
          <table:table-cell table:formula="of:=[.J828]/[.I828]" office:value-type="float" office:value="0.972237813884795" calcext:value-type="float">
            <text:p>0,9722378139</text:p>
          </table:table-cell>
          <table:table-cell table:formula="of:=[.D828]+[.H828]*[.K828]" office:value-type="float" office:value="-0.989647098802071" calcext:value-type="float">
            <text:p>-0,9896470988</text:p>
          </table:table-cell>
        </table:table-row>
        <table:table-row table:style-name="ro1">
          <table:table-cell office:value-type="float" office:value="9.0235909" calcext:value-type="float">
            <text:p>9,0235909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9.02" calcext:value-type="float">
            <text:p>9,02</text:p>
          </table:table-cell>
          <table:table-cell office:value-type="float" office:value="-0.9896467" calcext:value-type="float">
            <text:p>-0,9896467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906374" calcext:value-type="float">
            <text:p>0,7906374</text:p>
          </table:table-cell>
          <table:table-cell table:formula="of:=[.A829]-[.E829]" office:value-type="float" office:value="9.0228391" calcext:value-type="float">
            <text:p>9,0228391</text:p>
          </table:table-cell>
          <table:table-cell table:formula="of:=[.B829]-[.D829]" office:value-type="float" office:value="-0.0103553000000001" calcext:value-type="float">
            <text:p>-0,0103553</text:p>
          </table:table-cell>
          <table:table-cell table:formula="of:=[.A829]-[.C829]" office:value-type="float" office:value="0.00359090000000073" calcext:value-type="float">
            <text:p>0,0035909</text:p>
          </table:table-cell>
          <table:table-cell table:formula="of:=[.G829]-[.C829]" office:value-type="float" office:value="0.00283910000000098" calcext:value-type="float">
            <text:p>0,0028391</text:p>
          </table:table-cell>
          <table:table-cell table:formula="of:=[.J829]/[.I829]" office:value-type="float" office:value="0.790637444651872" calcext:value-type="float">
            <text:p>0,7906374447</text:p>
          </table:table-cell>
          <table:table-cell table:formula="of:=[.D829]+[.H829]*[.K829]" office:value-type="float" office:value="-0.997833987930603" calcext:value-type="float">
            <text:p>-0,9978339879</text:p>
          </table:table-cell>
        </table:table-row>
        <table:table-row table:style-name="ro1">
          <table:table-cell office:value-type="float" office:value="9.0271" calcext:value-type="float">
            <text:p>9,0271</text:p>
          </table:table-cell>
          <table:table-cell office:value-type="float" office:value="-1.000002" calcext:value-type="float">
            <text:p>-1,000002</text:p>
          </table:table-cell>
          <table:table-cell office:value-type="float" office:value="9.023" calcext:value-type="float">
            <text:p>9,023</text:p>
          </table:table-cell>
          <table:table-cell office:value-type="float" office:value="-0.9978336" calcext:value-type="float">
            <text:p>-0,9978336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8166341" calcext:value-type="float">
            <text:p>0,8166341</text:p>
          </table:table-cell>
          <table:table-cell table:formula="of:=[.A830]-[.E830]" office:value-type="float" office:value="9.0263482" calcext:value-type="float">
            <text:p>9,0263482</text:p>
          </table:table-cell>
          <table:table-cell table:formula="of:=[.B830]-[.D830]" office:value-type="float" office:value="-0.00216840000000007" calcext:value-type="float">
            <text:p>-0,0021684</text:p>
          </table:table-cell>
          <table:table-cell table:formula="of:=[.A830]-[.C830]" office:value-type="float" office:value="0.0041000000000011" calcext:value-type="float">
            <text:p>0,0041</text:p>
          </table:table-cell>
          <table:table-cell table:formula="of:=[.G830]-[.C830]" office:value-type="float" office:value="0.00334820000000136" calcext:value-type="float">
            <text:p>0,0033482</text:p>
          </table:table-cell>
          <table:table-cell table:formula="of:=[.J830]/[.I830]" office:value-type="float" office:value="0.816634146341574" calcext:value-type="float">
            <text:p>0,8166341463</text:p>
          </table:table-cell>
          <table:table-cell table:formula="of:=[.D830]+[.H830]*[.K830]" office:value-type="float" office:value="-0.999604389482927" calcext:value-type="float">
            <text:p>-0,9996043895</text:p>
          </table:table-cell>
        </table:table-row>
        <table:table-row table:style-name="ro1">
          <table:table-cell office:value-type="float" office:value="9.028604" calcext:value-type="float">
            <text:p>9,028604</text:p>
          </table:table-cell>
          <table:table-cell office:value-type="float" office:value="-1.150002" calcext:value-type="float">
            <text:p>-1,150002</text:p>
          </table:table-cell>
          <table:table-cell office:value-type="float" office:value="9.026" calcext:value-type="float">
            <text:p>9,026</text:p>
          </table:table-cell>
          <table:table-cell office:value-type="float" office:value="-0.999604" calcext:value-type="float">
            <text:p>-0,99960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111943" calcext:value-type="float">
            <text:p>0,7111943</text:p>
          </table:table-cell>
          <table:table-cell table:formula="of:=[.A831]-[.E831]" office:value-type="float" office:value="9.02785195" calcext:value-type="float">
            <text:p>9,02785195</text:p>
          </table:table-cell>
          <table:table-cell table:formula="of:=[.B831]-[.D831]" office:value-type="float" office:value="-0.150398" calcext:value-type="float">
            <text:p>-0,150398</text:p>
          </table:table-cell>
          <table:table-cell table:formula="of:=[.A831]-[.C831]" office:value-type="float" office:value="0.00260399999999983" calcext:value-type="float">
            <text:p>0,002604</text:p>
          </table:table-cell>
          <table:table-cell table:formula="of:=[.G831]-[.C831]" office:value-type="float" office:value="0.00185195000000071" calcext:value-type="float">
            <text:p>0,00185195</text:p>
          </table:table-cell>
          <table:table-cell table:formula="of:=[.J831]/[.I831]" office:value-type="float" office:value="0.711194316436572" calcext:value-type="float">
            <text:p>0,7111943164</text:p>
          </table:table-cell>
          <table:table-cell table:formula="of:=[.D831]+[.H831]*[.K831]" office:value-type="float" office:value="-1.10656620280343" calcext:value-type="float">
            <text:p>-1,1065662028</text:p>
          </table:table-cell>
        </table:table-row>
        <table:table-row table:style-name="ro1">
          <table:table-cell office:value-type="float" office:value="9.0565546" calcext:value-type="float">
            <text:p>9,0565546</text:p>
          </table:table-cell>
          <table:table-cell office:value-type="float" office:value="-1.450001" calcext:value-type="float">
            <text:p>-1,450001</text:p>
          </table:table-cell>
          <table:table-cell office:value-type="float" office:value="9.028" calcext:value-type="float">
            <text:p>9,028</text:p>
          </table:table-cell>
          <table:table-cell office:value-type="float" office:value="-1.106566" calcext:value-type="float">
            <text:p>-1,10656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36627" calcext:value-type="float">
            <text:p>0,9736627</text:p>
          </table:table-cell>
          <table:table-cell table:formula="of:=[.A832]-[.E832]" office:value-type="float" office:value="9.05580255" calcext:value-type="float">
            <text:p>9,05580255</text:p>
          </table:table-cell>
          <table:table-cell table:formula="of:=[.B832]-[.D832]" office:value-type="float" office:value="-0.343435" calcext:value-type="float">
            <text:p>-0,343435</text:p>
          </table:table-cell>
          <table:table-cell table:formula="of:=[.A832]-[.C832]" office:value-type="float" office:value="0.0285545999999997" calcext:value-type="float">
            <text:p>0,0285546</text:p>
          </table:table-cell>
          <table:table-cell table:formula="of:=[.G832]-[.C832]" office:value-type="float" office:value="0.0278025500000005" calcext:value-type="float">
            <text:p>0,02780255</text:p>
          </table:table-cell>
          <table:table-cell table:formula="of:=[.J832]/[.I832]" office:value-type="float" office:value="0.973662737352331" calcext:value-type="float">
            <text:p>0,9736627374</text:p>
          </table:table-cell>
          <table:table-cell table:formula="of:=[.D832]+[.H832]*[.K832]" office:value-type="float" office:value="-1.4409558622026" calcext:value-type="float">
            <text:p>-1,4409558622</text:p>
          </table:table-cell>
        </table:table-row>
        <table:table-row table:style-name="ro1">
          <table:table-cell office:value-type="float" office:value="9.0635733" calcext:value-type="float">
            <text:p>9,0635733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9.056" calcext:value-type="float">
            <text:p>9,056</text:p>
          </table:table-cell>
          <table:table-cell office:value-type="float" office:value="-1.440956" calcext:value-type="float">
            <text:p>-1,44095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006972" calcext:value-type="float">
            <text:p>0,9006972</text:p>
          </table:table-cell>
          <table:table-cell table:formula="of:=[.A833]-[.E833]" office:value-type="float" office:value="9.06282125" calcext:value-type="float">
            <text:p>9,06282125</text:p>
          </table:table-cell>
          <table:table-cell table:formula="of:=[.B833]-[.D833]" office:value-type="float" office:value="-0.159045" calcext:value-type="float">
            <text:p>-0,159045</text:p>
          </table:table-cell>
          <table:table-cell table:formula="of:=[.A833]-[.C833]" office:value-type="float" office:value="0.00757330000000067" calcext:value-type="float">
            <text:p>0,0075733</text:p>
          </table:table-cell>
          <table:table-cell table:formula="of:=[.G833]-[.C833]" office:value-type="float" office:value="0.00682125000000156" calcext:value-type="float">
            <text:p>0,00682125</text:p>
          </table:table-cell>
          <table:table-cell table:formula="of:=[.J833]/[.I833]" office:value-type="float" office:value="0.900697186167318" calcext:value-type="float">
            <text:p>0,9006971862</text:p>
          </table:table-cell>
          <table:table-cell table:formula="of:=[.D833]+[.H833]*[.K833]" office:value-type="float" office:value="-1.58420738397398" calcext:value-type="float">
            <text:p>-1,584207384</text:p>
          </table:table-cell>
        </table:table-row>
        <table:table-row table:style-name="ro1">
          <table:table-cell office:value-type="float" office:value="9.0670824" calcext:value-type="float">
            <text:p>9,0670824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9.063" calcext:value-type="float">
            <text:p>9,063</text:p>
          </table:table-cell>
          <table:table-cell office:value-type="float" office:value="-1.584208" calcext:value-type="float">
            <text:p>-1,584208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6316137" calcext:value-type="float">
            <text:p>0,6316137</text:p>
          </table:table-cell>
          <table:table-cell table:formula="of:=[.A834]-[.E834]" office:value-type="float" office:value="9.0655785" calcext:value-type="float">
            <text:p>9,0655785</text:p>
          </table:table-cell>
          <table:table-cell table:formula="of:=[.B834]-[.D834]" office:value-type="float" office:value="-0.0157930000000002" calcext:value-type="float">
            <text:p>-0,015793</text:p>
          </table:table-cell>
          <table:table-cell table:formula="of:=[.A834]-[.C834]" office:value-type="float" office:value="0.00408239999999971" calcext:value-type="float">
            <text:p>0,0040824</text:p>
          </table:table-cell>
          <table:table-cell table:formula="of:=[.G834]-[.C834]" office:value-type="float" office:value="0.00257850000000026" calcext:value-type="float">
            <text:p>0,0025785</text:p>
          </table:table-cell>
          <table:table-cell table:formula="of:=[.J834]/[.I834]" office:value-type="float" office:value="0.631613756613866" calcext:value-type="float">
            <text:p>0,6316137566</text:p>
          </table:table-cell>
          <table:table-cell table:formula="of:=[.D834]+[.H834]*[.K834]" office:value-type="float" office:value="-1.5941830760582" calcext:value-type="float">
            <text:p>-1,5941830761</text:p>
          </table:table-cell>
        </table:table-row>
        <table:table-row table:style-name="ro1">
          <table:table-cell office:value-type="float" office:value="9.0680855" calcext:value-type="float">
            <text:p>9,0680855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9.066" calcext:value-type="float">
            <text:p>9,066</text:p>
          </table:table-cell>
          <table:table-cell office:value-type="float" office:value="-1.594183" calcext:value-type="float">
            <text:p>-1,594183</text:p>
          </table:table-cell>
          <table:table-cell office:value-type="float" office:value="0.0015039" calcext:value-type="float">
            <text:p>0,0015039</text:p>
          </table:table-cell>
          <table:table-cell office:value-type="float" office:value="0.2788779" calcext:value-type="float">
            <text:p>0,2788779</text:p>
          </table:table-cell>
          <table:table-cell table:formula="of:=[.A835]-[.E835]" office:value-type="float" office:value="9.0665816" calcext:value-type="float">
            <text:p>9,0665816</text:p>
          </table:table-cell>
          <table:table-cell table:formula="of:=[.B835]-[.D835]" office:value-type="float" office:value="-0.00581799999999988" calcext:value-type="float">
            <text:p>-0,005818</text:p>
          </table:table-cell>
          <table:table-cell table:formula="of:=[.A835]-[.C835]" office:value-type="float" office:value="0.00208549999999974" calcext:value-type="float">
            <text:p>0,0020855</text:p>
          </table:table-cell>
          <table:table-cell table:formula="of:=[.G835]-[.C835]" office:value-type="float" office:value="0.000581600000000293" calcext:value-type="float">
            <text:p>0,0005816</text:p>
          </table:table-cell>
          <table:table-cell table:formula="of:=[.J835]/[.I835]" office:value-type="float" office:value="0.278877966914584" calcext:value-type="float">
            <text:p>0,2788779669</text:p>
          </table:table-cell>
          <table:table-cell table:formula="of:=[.D835]+[.H835]*[.K835]" office:value-type="float" office:value="-1.59580551201151" calcext:value-type="float">
            <text:p>-1,595805512</text:p>
          </table:table-cell>
        </table:table-row>
        <table:table-row table:style-name="ro1">
          <table:table-cell office:value-type="float" office:value="9.0690883" calcext:value-type="float">
            <text:p>9,0690883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9.067" calcext:value-type="float">
            <text:p>9,067</text:p>
          </table:table-cell>
          <table:table-cell office:value-type="float" office:value="-1.595806" calcext:value-type="float">
            <text:p>-1,595806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799023" calcext:value-type="float">
            <text:p>0,8799023</text:p>
          </table:table-cell>
          <table:table-cell table:formula="of:=[.A836]-[.E836]" office:value-type="float" office:value="9.0688375" calcext:value-type="float">
            <text:p>9,0688375</text:p>
          </table:table-cell>
          <table:table-cell table:formula="of:=[.B836]-[.D836]" office:value-type="float" office:value="-0.00419499999999995" calcext:value-type="float">
            <text:p>-0,004195</text:p>
          </table:table-cell>
          <table:table-cell table:formula="of:=[.A836]-[.C836]" office:value-type="float" office:value="0.00208830000000049" calcext:value-type="float">
            <text:p>0,0020883</text:p>
          </table:table-cell>
          <table:table-cell table:formula="of:=[.G836]-[.C836]" office:value-type="float" office:value="0.0018375000000006" calcext:value-type="float">
            <text:p>0,0018375</text:p>
          </table:table-cell>
          <table:table-cell table:formula="of:=[.J836]/[.I836]" office:value-type="float" office:value="0.879902312886163" calcext:value-type="float">
            <text:p>0,8799023129</text:p>
          </table:table-cell>
          <table:table-cell table:formula="of:=[.D836]+[.H836]*[.K836]" office:value-type="float" office:value="-1.59949719020256" calcext:value-type="float">
            <text:p>-1,5994971902</text:p>
          </table:table-cell>
        </table:table-row>
        <table:table-row table:style-name="ro1">
          <table:table-cell office:value-type="float" office:value="9.0700903" calcext:value-type="float">
            <text:p>9,0700903</text:p>
          </table:table-cell>
          <table:table-cell office:value-type="float" office:value="-1.600001" calcext:value-type="float">
            <text:p>-1,600001</text:p>
          </table:table-cell>
          <table:table-cell office:value-type="float" office:value="9.069" calcext:value-type="float">
            <text:p>9,069</text:p>
          </table:table-cell>
          <table:table-cell office:value-type="float" office:value="-1.599498" calcext:value-type="float">
            <text:p>-1,599498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699715" calcext:value-type="float">
            <text:p>0,7699715</text:p>
          </table:table-cell>
          <table:table-cell table:formula="of:=[.A837]-[.E837]" office:value-type="float" office:value="9.0698395" calcext:value-type="float">
            <text:p>9,0698395</text:p>
          </table:table-cell>
          <table:table-cell table:formula="of:=[.B837]-[.D837]" office:value-type="float" office:value="-0.00050299999999992" calcext:value-type="float">
            <text:p>-0,000503</text:p>
          </table:table-cell>
          <table:table-cell table:formula="of:=[.A837]-[.C837]" office:value-type="float" office:value="0.00109029999999954" calcext:value-type="float">
            <text:p>0,0010903</text:p>
          </table:table-cell>
          <table:table-cell table:formula="of:=[.G837]-[.C837]" office:value-type="float" office:value="0.00083949999999966" calcext:value-type="float">
            <text:p>0,0008395</text:p>
          </table:table-cell>
          <table:table-cell table:formula="of:=[.J837]/[.I837]" office:value-type="float" office:value="0.769971567458507" calcext:value-type="float">
            <text:p>0,7699715675</text:p>
          </table:table-cell>
          <table:table-cell table:formula="of:=[.D837]+[.H837]*[.K837]" office:value-type="float" office:value="-1.59988529569843" calcext:value-type="float">
            <text:p>-1,5998852957</text:p>
          </table:table-cell>
        </table:table-row>
        <table:table-row table:style-name="ro1">
          <table:table-cell office:value-type="float" office:value="9.0901434" calcext:value-type="float">
            <text:p>9,0901434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9.07" calcext:value-type="float">
            <text:p>9,07</text:p>
          </table:table-cell>
          <table:table-cell office:value-type="float" office:value="-1.599886" calcext:value-type="float">
            <text:p>-1,599886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875492" calcext:value-type="float">
            <text:p>0,9875492</text:p>
          </table:table-cell>
          <table:table-cell table:formula="of:=[.A838]-[.E838]" office:value-type="float" office:value="9.0898926" calcext:value-type="float">
            <text:p>9,0898926</text:p>
          </table:table-cell>
          <table:table-cell table:formula="of:=[.B838]-[.D838]" office:value-type="float" office:value="-0.300115" calcext:value-type="float">
            <text:p>-0,300115</text:p>
          </table:table-cell>
          <table:table-cell table:formula="of:=[.A838]-[.C838]" office:value-type="float" office:value="0.0201434000000003" calcext:value-type="float">
            <text:p>0,0201434</text:p>
          </table:table-cell>
          <table:table-cell table:formula="of:=[.G838]-[.C838]" office:value-type="float" office:value="0.0198926000000004" calcext:value-type="float">
            <text:p>0,0198926</text:p>
          </table:table-cell>
          <table:table-cell table:formula="of:=[.J838]/[.I838]" office:value-type="float" office:value="0.987549271721761" calcext:value-type="float">
            <text:p>0,9875492717</text:p>
          </table:table-cell>
          <table:table-cell table:formula="of:=[.D838]+[.H838]*[.K838]" office:value-type="float" office:value="-1.89626434968278" calcext:value-type="float">
            <text:p>-1,8962643497</text:p>
          </table:table-cell>
        </table:table-row>
        <table:table-row table:style-name="ro1">
          <table:table-cell office:value-type="float" office:value="9.0916475" calcext:value-type="float">
            <text:p>9,0916475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9.09" calcext:value-type="float">
            <text:p>9,09</text:p>
          </table:table-cell>
          <table:table-cell office:value-type="float" office:value="-1.896265" calcext:value-type="float">
            <text:p>-1,89626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6957511" calcext:value-type="float">
            <text:p>0,6957511</text:p>
          </table:table-cell>
          <table:table-cell table:formula="of:=[.A839]-[.E839]" office:value-type="float" office:value="9.09114625" calcext:value-type="float">
            <text:p>9,09114625</text:p>
          </table:table-cell>
          <table:table-cell table:formula="of:=[.B839]-[.D839]" office:value-type="float" office:value="-0.00373599999999996" calcext:value-type="float">
            <text:p>-0,003736</text:p>
          </table:table-cell>
          <table:table-cell table:formula="of:=[.A839]-[.C839]" office:value-type="float" office:value="0.00164750000000069" calcext:value-type="float">
            <text:p>0,0016475</text:p>
          </table:table-cell>
          <table:table-cell table:formula="of:=[.G839]-[.C839]" office:value-type="float" office:value="0.00114625000000146" calcext:value-type="float">
            <text:p>0,00114625</text:p>
          </table:table-cell>
          <table:table-cell table:formula="of:=[.J839]/[.I839]" office:value-type="float" office:value="0.695751138088606" calcext:value-type="float">
            <text:p>0,6957511381</text:p>
          </table:table-cell>
          <table:table-cell table:formula="of:=[.D839]+[.H839]*[.K839]" office:value-type="float" office:value="-1.8988643262519" calcext:value-type="float">
            <text:p>-1,8988643263</text:p>
          </table:table-cell>
        </table:table-row>
        <table:table-row table:style-name="ro1">
          <table:table-cell office:value-type="float" office:value="9.0950718" calcext:value-type="float">
            <text:p>9,0950718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9.091" calcext:value-type="float">
            <text:p>9,091</text:p>
          </table:table-cell>
          <table:table-cell office:value-type="float" office:value="-1.898865" calcext:value-type="float">
            <text:p>-1,89886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8153028" calcext:value-type="float">
            <text:p>0,8153028</text:p>
          </table:table-cell>
          <table:table-cell table:formula="of:=[.A840]-[.E840]" office:value-type="float" office:value="9.09431975" calcext:value-type="float">
            <text:p>9,09431975</text:p>
          </table:table-cell>
          <table:table-cell table:formula="of:=[.B840]-[.D840]" office:value-type="float" office:value="-0.151136" calcext:value-type="float">
            <text:p>-0,151136</text:p>
          </table:table-cell>
          <table:table-cell table:formula="of:=[.A840]-[.C840]" office:value-type="float" office:value="0.00407180000000018" calcext:value-type="float">
            <text:p>0,0040718</text:p>
          </table:table-cell>
          <table:table-cell table:formula="of:=[.G840]-[.C840]" office:value-type="float" office:value="0.00331975000000106" calcext:value-type="float">
            <text:p>0,00331975</text:p>
          </table:table-cell>
          <table:table-cell table:formula="of:=[.J840]/[.I840]" office:value-type="float" office:value="0.815302814480308" calcext:value-type="float">
            <text:p>0,8153028145</text:p>
          </table:table-cell>
          <table:table-cell table:formula="of:=[.D840]+[.H840]*[.K840]" office:value-type="float" office:value="-2.0220866061693" calcext:value-type="float">
            <text:p>-2,0220866062</text:p>
          </table:table-cell>
        </table:table-row>
        <table:table-row table:style-name="ro1">
          <table:table-cell office:value-type="float" office:value="9.0965756" calcext:value-type="float">
            <text:p>9,096575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9.094" calcext:value-type="float">
            <text:p>9,094</text:p>
          </table:table-cell>
          <table:table-cell office:value-type="float" office:value="-2.022087" calcext:value-type="float">
            <text:p>-2,02208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80098" calcext:value-type="float">
            <text:p>0,7080098</text:p>
          </table:table-cell>
          <table:table-cell table:formula="of:=[.A841]-[.E841]" office:value-type="float" office:value="9.09582355" calcext:value-type="float">
            <text:p>9,09582355</text:p>
          </table:table-cell>
          <table:table-cell table:formula="of:=[.B841]-[.D841]" office:value-type="float" office:value="-0.027914" calcext:value-type="float">
            <text:p>-0,027914</text:p>
          </table:table-cell>
          <table:table-cell table:formula="of:=[.A841]-[.C841]" office:value-type="float" office:value="0.00257560000000012" calcext:value-type="float">
            <text:p>0,0025756</text:p>
          </table:table-cell>
          <table:table-cell table:formula="of:=[.G841]-[.C841]" office:value-type="float" office:value="0.00182355000000101" calcext:value-type="float">
            <text:p>0,00182355</text:p>
          </table:table-cell>
          <table:table-cell table:formula="of:=[.J841]/[.I841]" office:value-type="float" office:value="0.708009784128327" calcext:value-type="float">
            <text:p>0,7080097841</text:p>
          </table:table-cell>
          <table:table-cell table:formula="of:=[.D841]+[.H841]*[.K841]" office:value-type="float" office:value="-2.04185038511416" calcext:value-type="float">
            <text:p>-2,0418503851</text:p>
          </table:table-cell>
        </table:table-row>
        <table:table-row table:style-name="ro1">
          <table:table-cell office:value-type="float" office:value="9.0970771" calcext:value-type="float">
            <text:p>9,0970771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9.096" calcext:value-type="float">
            <text:p>9,096</text:p>
          </table:table-cell>
          <table:table-cell office:value-type="float" office:value="-2.041851" calcext:value-type="float">
            <text:p>-2,041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2]-[.E842]" office:value-type="float" office:value="9.0970771" calcext:value-type="float">
            <text:p>9,0970771</text:p>
          </table:table-cell>
          <table:table-cell table:formula="of:=[.B842]-[.D842]" office:value-type="float" office:value="-0.0081500000000001" calcext:value-type="float">
            <text:p>-0,00815</text:p>
          </table:table-cell>
          <table:table-cell table:formula="of:=[.A842]-[.C842]" office:value-type="float" office:value="0.00107709999999983" calcext:value-type="float">
            <text:p>0,0010771</text:p>
          </table:table-cell>
          <table:table-cell table:formula="of:=[.G842]-[.C842]" office:value-type="float" office:value="0.00107709999999983" calcext:value-type="float">
            <text:p>0,0010771</text:p>
          </table:table-cell>
          <table:table-cell table:formula="of:=[.J842]/[.I842]" office:value-type="float" office:value="1" calcext:value-type="float">
            <text:p>1</text:p>
          </table:table-cell>
          <table:table-cell table:formula="of:=[.D842]+[.H842]*[.K842]" office:value-type="float" office:value="-2.050001" calcext:value-type="float">
            <text:p>-2,050001</text:p>
          </table:table-cell>
        </table:table-row>
        <table:table-row table:style-name="ro1">
          <table:table-cell office:value-type="float" office:value="9.0980796" calcext:value-type="float">
            <text:p>9,0980796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9.097" calcext:value-type="float">
            <text:p>9,097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3]-[.E843]" office:value-type="float" office:value="9.0980796" calcext:value-type="float">
            <text:p>9,0980796</text:p>
          </table:table-cell>
          <table:table-cell table:formula="of:=[.B843]-[.D843]" office:value-type="float" office:value="0" calcext:value-type="float">
            <text:p>0</text:p>
          </table:table-cell>
          <table:table-cell table:formula="of:=[.A843]-[.C843]" office:value-type="float" office:value="0.00107960000000062" calcext:value-type="float">
            <text:p>0,0010796</text:p>
          </table:table-cell>
          <table:table-cell table:formula="of:=[.G843]-[.C843]" office:value-type="float" office:value="0.00107960000000062" calcext:value-type="float">
            <text:p>0,0010796</text:p>
          </table:table-cell>
          <table:table-cell table:formula="of:=[.J843]/[.I843]" office:value-type="float" office:value="1" calcext:value-type="float">
            <text:p>1</text:p>
          </table:table-cell>
          <table:table-cell table:formula="of:=[.D843]+[.H843]*[.K843]" office:value-type="float" office:value="-2.050001" calcext:value-type="float">
            <text:p>-2,050001</text:p>
          </table:table-cell>
        </table:table-row>
        <table:table-row table:style-name="ro1">
          <table:table-cell office:value-type="float" office:value="9.1229996" calcext:value-type="float">
            <text:p>9,1229996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9.098" calcext:value-type="float">
            <text:p>9,098</text:p>
          </table:table-cell>
          <table:table-cell office:value-type="float" office:value="-2.050001" calcext:value-type="float">
            <text:p>-2,05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4]-[.E844]" office:value-type="float" office:value="9.1229996" calcext:value-type="float">
            <text:p>9,1229996</text:p>
          </table:table-cell>
          <table:table-cell table:formula="of:=[.B844]-[.D844]" office:value-type="float" office:value="-0.300001" calcext:value-type="float">
            <text:p>-0,300001</text:p>
          </table:table-cell>
          <table:table-cell table:formula="of:=[.A844]-[.C844]" office:value-type="float" office:value="0.0249995999999992" calcext:value-type="float">
            <text:p>0,0249996</text:p>
          </table:table-cell>
          <table:table-cell table:formula="of:=[.G844]-[.C844]" office:value-type="float" office:value="0.0249995999999992" calcext:value-type="float">
            <text:p>0,0249996</text:p>
          </table:table-cell>
          <table:table-cell table:formula="of:=[.J844]/[.I844]" office:value-type="float" office:value="1" calcext:value-type="float">
            <text:p>1</text:p>
          </table:table-cell>
          <table:table-cell table:formula="of:=[.D844]+[.H844]*[.K844]" office:value-type="float" office:value="-2.350002" calcext:value-type="float">
            <text:p>-2,350002</text:p>
          </table:table-cell>
        </table:table-row>
        <table:table-row table:style-name="ro1">
          <table:table-cell office:value-type="float" office:value="9.1240039" calcext:value-type="float">
            <text:p>9,1240039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9.123" calcext:value-type="float">
            <text:p>9,123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5]-[.E845]" office:value-type="float" office:value="9.1240039" calcext:value-type="float">
            <text:p>9,1240039</text:p>
          </table:table-cell>
          <table:table-cell table:formula="of:=[.B845]-[.D845]" office:value-type="float" office:value="0" calcext:value-type="float">
            <text:p>0</text:p>
          </table:table-cell>
          <table:table-cell table:formula="of:=[.A845]-[.C845]" office:value-type="float" office:value="0.00100390000000061" calcext:value-type="float">
            <text:p>0,0010039</text:p>
          </table:table-cell>
          <table:table-cell table:formula="of:=[.G845]-[.C845]" office:value-type="float" office:value="0.00100390000000061" calcext:value-type="float">
            <text:p>0,0010039</text:p>
          </table:table-cell>
          <table:table-cell table:formula="of:=[.J845]/[.I845]" office:value-type="float" office:value="1" calcext:value-type="float">
            <text:p>1</text:p>
          </table:table-cell>
          <table:table-cell table:formula="of:=[.D845]+[.H845]*[.K845]" office:value-type="float" office:value="-2.350002" calcext:value-type="float">
            <text:p>-2,350002</text:p>
          </table:table-cell>
        </table:table-row>
        <table:table-row table:style-name="ro1">
          <table:table-cell office:value-type="float" office:value="9.1590059" calcext:value-type="float">
            <text:p>9,1590059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9.124" calcext:value-type="float">
            <text:p>9,124</text:p>
          </table:table-cell>
          <table:table-cell office:value-type="float" office:value="-2.350002" calcext:value-type="float">
            <text:p>-2,3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6]-[.E846]" office:value-type="float" office:value="9.1590059" calcext:value-type="float">
            <text:p>9,1590059</text:p>
          </table:table-cell>
          <table:table-cell table:formula="of:=[.B846]-[.D846]" office:value-type="float" office:value="-0.45" calcext:value-type="float">
            <text:p>-0,45</text:p>
          </table:table-cell>
          <table:table-cell table:formula="of:=[.A846]-[.C846]" office:value-type="float" office:value="0.0350058999999998" calcext:value-type="float">
            <text:p>0,0350059</text:p>
          </table:table-cell>
          <table:table-cell table:formula="of:=[.G846]-[.C846]" office:value-type="float" office:value="0.0350058999999998" calcext:value-type="float">
            <text:p>0,0350059</text:p>
          </table:table-cell>
          <table:table-cell table:formula="of:=[.J846]/[.I846]" office:value-type="float" office:value="1" calcext:value-type="float">
            <text:p>1</text:p>
          </table:table-cell>
          <table:table-cell table:formula="of:=[.D846]+[.H846]*[.K846]" office:value-type="float" office:value="-2.800002" calcext:value-type="float">
            <text:p>-2,800002</text:p>
          </table:table-cell>
        </table:table-row>
        <table:table-row table:style-name="ro1">
          <table:table-cell office:value-type="float" office:value="9.1605099" calcext:value-type="float">
            <text:p>9,1605099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9.159" calcext:value-type="float">
            <text:p>9,159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7]-[.E847]" office:value-type="float" office:value="9.1605099" calcext:value-type="float">
            <text:p>9,1605099</text:p>
          </table:table-cell>
          <table:table-cell table:formula="of:=[.B847]-[.D847]" office:value-type="float" office:value="0" calcext:value-type="float">
            <text:p>0</text:p>
          </table:table-cell>
          <table:table-cell table:formula="of:=[.A847]-[.C847]" office:value-type="float" office:value="0.00150989999999851" calcext:value-type="float">
            <text:p>0,0015099</text:p>
          </table:table-cell>
          <table:table-cell table:formula="of:=[.G847]-[.C847]" office:value-type="float" office:value="0.00150989999999851" calcext:value-type="float">
            <text:p>0,0015099</text:p>
          </table:table-cell>
          <table:table-cell table:formula="of:=[.J847]/[.I847]" office:value-type="float" office:value="1" calcext:value-type="float">
            <text:p>1</text:p>
          </table:table-cell>
          <table:table-cell table:formula="of:=[.D847]+[.H847]*[.K847]" office:value-type="float" office:value="-2.800002" calcext:value-type="float">
            <text:p>-2,800002</text:p>
          </table:table-cell>
        </table:table-row>
        <table:table-row table:style-name="ro1">
          <table:table-cell office:value-type="float" office:value="9.1640193" calcext:value-type="float">
            <text:p>9,1640193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9.161" calcext:value-type="float">
            <text:p>9,161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48]-[.E848]" office:value-type="float" office:value="9.1640193" calcext:value-type="float">
            <text:p>9,1640193</text:p>
          </table:table-cell>
          <table:table-cell table:formula="of:=[.B848]-[.D848]" office:value-type="float" office:value="-0.15" calcext:value-type="float">
            <text:p>-0,15</text:p>
          </table:table-cell>
          <table:table-cell table:formula="of:=[.A848]-[.C848]" office:value-type="float" office:value="0.00301930000000006" calcext:value-type="float">
            <text:p>0,0030193</text:p>
          </table:table-cell>
          <table:table-cell table:formula="of:=[.G848]-[.C848]" office:value-type="float" office:value="0.00301930000000006" calcext:value-type="float">
            <text:p>0,0030193</text:p>
          </table:table-cell>
          <table:table-cell table:formula="of:=[.J848]/[.I848]" office:value-type="float" office:value="1" calcext:value-type="float">
            <text:p>1</text:p>
          </table:table-cell>
          <table:table-cell table:formula="of:=[.D848]+[.H848]*[.K848]" office:value-type="float" office:value="-2.950002" calcext:value-type="float">
            <text:p>-2,950002</text:p>
          </table:table-cell>
        </table:table-row>
        <table:table-row table:style-name="ro1">
          <table:table-cell office:value-type="float" office:value="9.1915567" calcext:value-type="float">
            <text:p>9,1915567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9.164" calcext:value-type="float">
            <text:p>9,164</text:p>
          </table:table-cell>
          <table:table-cell office:value-type="float" office:value="-2.950002" calcext:value-type="float">
            <text:p>-2,950002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9727054" calcext:value-type="float">
            <text:p>0,9727054</text:p>
          </table:table-cell>
          <table:table-cell table:formula="of:=[.A849]-[.E849]" office:value-type="float" office:value="9.19080455" calcext:value-type="float">
            <text:p>9,19080455</text:p>
          </table:table-cell>
          <table:table-cell table:formula="of:=[.B849]-[.D849]" office:value-type="float" office:value="-0.3" calcext:value-type="float">
            <text:p>-0,3</text:p>
          </table:table-cell>
          <table:table-cell table:formula="of:=[.A849]-[.C849]" office:value-type="float" office:value="0.0275566999999999" calcext:value-type="float">
            <text:p>0,0275567</text:p>
          </table:table-cell>
          <table:table-cell table:formula="of:=[.G849]-[.C849]" office:value-type="float" office:value="0.0268045499999996" calcext:value-type="float">
            <text:p>0,02680455</text:p>
          </table:table-cell>
          <table:table-cell table:formula="of:=[.J849]/[.I849]" office:value-type="float" office:value="0.972705367478679" calcext:value-type="float">
            <text:p>0,9727053675</text:p>
          </table:table-cell>
          <table:table-cell table:formula="of:=[.D849]+[.H849]*[.K849]" office:value-type="float" office:value="-3.2418136102436" calcext:value-type="float">
            <text:p>-3,2418136102</text:p>
          </table:table-cell>
        </table:table-row>
        <table:table-row table:style-name="ro1">
          <table:table-cell office:value-type="float" office:value="9.1935661" calcext:value-type="float">
            <text:p>9,1935661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9.191" calcext:value-type="float">
            <text:p>9,191</text:p>
          </table:table-cell>
          <table:table-cell office:value-type="float" office:value="-3.241814" calcext:value-type="float">
            <text:p>-3,241814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7068898" calcext:value-type="float">
            <text:p>0,7068898</text:p>
          </table:table-cell>
          <table:table-cell table:formula="of:=[.A850]-[.E850]" office:value-type="float" office:value="9.19281395" calcext:value-type="float">
            <text:p>9,19281395</text:p>
          </table:table-cell>
          <table:table-cell table:formula="of:=[.B850]-[.D850]" office:value-type="float" office:value="-0.00818799999999964" calcext:value-type="float">
            <text:p>-0,008188</text:p>
          </table:table-cell>
          <table:table-cell table:formula="of:=[.A850]-[.C850]" office:value-type="float" office:value="0.00256609999999924" calcext:value-type="float">
            <text:p>0,0025661</text:p>
          </table:table-cell>
          <table:table-cell table:formula="of:=[.G850]-[.C850]" office:value-type="float" office:value="0.00181394999999895" calcext:value-type="float">
            <text:p>0,00181395</text:p>
          </table:table-cell>
          <table:table-cell table:formula="of:=[.J850]/[.I850]" office:value-type="float" office:value="0.706889832820035" calcext:value-type="float">
            <text:p>0,7068898328</text:p>
          </table:table-cell>
          <table:table-cell table:formula="of:=[.D850]+[.H850]*[.K850]" office:value-type="float" office:value="-3.24760201395113" calcext:value-type="float">
            <text:p>-3,247602014</text:p>
          </table:table-cell>
        </table:table-row>
        <table:table-row table:style-name="ro1">
          <table:table-cell office:value-type="float" office:value="9.1960729" calcext:value-type="float">
            <text:p>9,1960729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9.193" calcext:value-type="float">
            <text:p>9,193</text:p>
          </table:table-cell>
          <table:table-cell office:value-type="float" office:value="-3.247602" calcext:value-type="float">
            <text:p>-3,24760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737121" calcext:value-type="float">
            <text:p>0,6737121</text:p>
          </table:table-cell>
          <table:table-cell table:formula="of:=[.A851]-[.E851]" office:value-type="float" office:value="9.19507025" calcext:value-type="float">
            <text:p>9,19507025</text:p>
          </table:table-cell>
          <table:table-cell table:formula="of:=[.B851]-[.D851]" office:value-type="float" office:value="-0.1524" calcext:value-type="float">
            <text:p>-0,1524</text:p>
          </table:table-cell>
          <table:table-cell table:formula="of:=[.A851]-[.C851]" office:value-type="float" office:value="0.00307290000000116" calcext:value-type="float">
            <text:p>0,0030729</text:p>
          </table:table-cell>
          <table:table-cell table:formula="of:=[.G851]-[.C851]" office:value-type="float" office:value="0.00207025000000094" calcext:value-type="float">
            <text:p>0,00207025</text:p>
          </table:table-cell>
          <table:table-cell table:formula="of:=[.J851]/[.I851]" office:value-type="float" office:value="0.673712128608208" calcext:value-type="float">
            <text:p>0,6737121286</text:p>
          </table:table-cell>
          <table:table-cell table:formula="of:=[.D851]+[.H851]*[.K851]" office:value-type="float" office:value="-3.35027572839989" calcext:value-type="float">
            <text:p>-3,3502757284</text:p>
          </table:table-cell>
        </table:table-row>
        <table:table-row table:style-name="ro1">
          <table:table-cell office:value-type="float" office:value="9.1970757" calcext:value-type="float">
            <text:p>9,1970757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9.195" calcext:value-type="float">
            <text:p>9,195</text:p>
          </table:table-cell>
          <table:table-cell office:value-type="float" office:value="-3.350276" calcext:value-type="float">
            <text:p>-3,350276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169581" calcext:value-type="float">
            <text:p>0,5169581</text:p>
          </table:table-cell>
          <table:table-cell table:formula="of:=[.A852]-[.E852]" office:value-type="float" office:value="9.19607305" calcext:value-type="float">
            <text:p>9,19607305</text:p>
          </table:table-cell>
          <table:table-cell table:formula="of:=[.B852]-[.D852]" office:value-type="float" office:value="-0.0497259999999997" calcext:value-type="float">
            <text:p>-0,049726</text:p>
          </table:table-cell>
          <table:table-cell table:formula="of:=[.A852]-[.C852]" office:value-type="float" office:value="0.0020756999999989" calcext:value-type="float">
            <text:p>0,0020757</text:p>
          </table:table-cell>
          <table:table-cell table:formula="of:=[.G852]-[.C852]" office:value-type="float" office:value="0.00107304999999869" calcext:value-type="float">
            <text:p>0,00107305</text:p>
          </table:table-cell>
          <table:table-cell table:formula="of:=[.J852]/[.I852]" office:value-type="float" office:value="0.516958134604834" calcext:value-type="float">
            <text:p>0,5169581346</text:p>
          </table:table-cell>
          <table:table-cell table:formula="of:=[.D852]+[.H852]*[.K852]" office:value-type="float" office:value="-3.37598226020136" calcext:value-type="float">
            <text:p>-3,3759822602</text:p>
          </table:table-cell>
        </table:table-row>
        <table:table-row table:style-name="ro1">
          <table:table-cell office:value-type="float" office:value="9.1980788" calcext:value-type="float">
            <text:p>9,1980788</text:p>
          </table:table-cell>
          <table:table-cell office:value-type="float" office:value="-3.400002" calcext:value-type="float">
            <text:p>-3,400002</text:p>
          </table:table-cell>
          <table:table-cell office:value-type="float" office:value="9.196" calcext:value-type="float">
            <text:p>9,196</text:p>
          </table:table-cell>
          <table:table-cell office:value-type="float" office:value="-3.375982" calcext:value-type="float">
            <text:p>-3,37598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5176784" calcext:value-type="float">
            <text:p>0,5176784</text:p>
          </table:table-cell>
          <table:table-cell table:formula="of:=[.A853]-[.E853]" office:value-type="float" office:value="9.19707615" calcext:value-type="float">
            <text:p>9,19707615</text:p>
          </table:table-cell>
          <table:table-cell table:formula="of:=[.B853]-[.D853]" office:value-type="float" office:value="-0.0240199999999997" calcext:value-type="float">
            <text:p>-0,02402</text:p>
          </table:table-cell>
          <table:table-cell table:formula="of:=[.A853]-[.C853]" office:value-type="float" office:value="0.0020787999999996" calcext:value-type="float">
            <text:p>0,0020788</text:p>
          </table:table-cell>
          <table:table-cell table:formula="of:=[.G853]-[.C853]" office:value-type="float" office:value="0.00107614999999939" calcext:value-type="float">
            <text:p>0,00107615</text:p>
          </table:table-cell>
          <table:table-cell table:formula="of:=[.J853]/[.I853]" office:value-type="float" office:value="0.517678468346927" calcext:value-type="float">
            <text:p>0,5176784683</text:p>
          </table:table-cell>
          <table:table-cell table:formula="of:=[.D853]+[.H853]*[.K853]" office:value-type="float" office:value="-3.38841663680969" calcext:value-type="float">
            <text:p>-3,3884166368</text:p>
          </table:table-cell>
        </table:table-row>
        <table:table-row table:style-name="ro1">
          <table:table-cell office:value-type="float" office:value="9.2260045" calcext:value-type="float">
            <text:p>9,2260045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9.197" calcext:value-type="float">
            <text:p>9,197</text:p>
          </table:table-cell>
          <table:table-cell office:value-type="float" office:value="-3.388417" calcext:value-type="float">
            <text:p>-3,388417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9654312" calcext:value-type="float">
            <text:p>0,9654312</text:p>
          </table:table-cell>
          <table:table-cell table:formula="of:=[.A854]-[.E854]" office:value-type="float" office:value="9.22500185" calcext:value-type="float">
            <text:p>9,22500185</text:p>
          </table:table-cell>
          <table:table-cell table:formula="of:=[.B854]-[.D854]" office:value-type="float" office:value="-0.311585" calcext:value-type="float">
            <text:p>-0,311585</text:p>
          </table:table-cell>
          <table:table-cell table:formula="of:=[.A854]-[.C854]" office:value-type="float" office:value="0.029004500000001" calcext:value-type="float">
            <text:p>0,0290045</text:p>
          </table:table-cell>
          <table:table-cell table:formula="of:=[.G854]-[.C854]" office:value-type="float" office:value="0.0280018500000008" calcext:value-type="float">
            <text:p>0,02800185</text:p>
          </table:table-cell>
          <table:table-cell table:formula="of:=[.J854]/[.I854]" office:value-type="float" office:value="0.965431226189033" calcext:value-type="float">
            <text:p>0,9654312262</text:p>
          </table:table-cell>
          <table:table-cell table:formula="of:=[.D854]+[.H854]*[.K854]" office:value-type="float" office:value="-3.68923088861211" calcext:value-type="float">
            <text:p>-3,6892308886</text:p>
          </table:table-cell>
        </table:table-row>
        <table:table-row table:style-name="ro1">
          <table:table-cell office:value-type="float" office:value="9.2345311" calcext:value-type="float">
            <text:p>9,2345311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9.225" calcext:value-type="float">
            <text:p>9,225</text:p>
          </table:table-cell>
          <table:table-cell office:value-type="float" office:value="-3.689231" calcext:value-type="float">
            <text:p>-3,689231</text:p>
          </table:table-cell>
          <table:table-cell office:value-type="float" office:value="0.00050165" calcext:value-type="float">
            <text:p>0,00050165</text:p>
          </table:table-cell>
          <table:table-cell office:value-type="float" office:value="0.9473671" calcext:value-type="float">
            <text:p>0,9473671</text:p>
          </table:table-cell>
          <table:table-cell table:formula="of:=[.A855]-[.E855]" office:value-type="float" office:value="9.23402945" calcext:value-type="float">
            <text:p>9,23402945</text:p>
          </table:table-cell>
          <table:table-cell table:formula="of:=[.B855]-[.D855]" office:value-type="float" office:value="-0.0107710000000001" calcext:value-type="float">
            <text:p>-0,010771</text:p>
          </table:table-cell>
          <table:table-cell table:formula="of:=[.A855]-[.C855]" office:value-type="float" office:value="0.00953110000000024" calcext:value-type="float">
            <text:p>0,0095311</text:p>
          </table:table-cell>
          <table:table-cell table:formula="of:=[.G855]-[.C855]" office:value-type="float" office:value="0.00902944999999988" calcext:value-type="float">
            <text:p>0,00902945</text:p>
          </table:table-cell>
          <table:table-cell table:formula="of:=[.J855]/[.I855]" office:value-type="float" office:value="0.947367040530438" calcext:value-type="float">
            <text:p>0,9473670405</text:p>
          </table:table-cell>
          <table:table-cell table:formula="of:=[.D855]+[.H855]*[.K855]" office:value-type="float" office:value="-3.69943509039355" calcext:value-type="float">
            <text:p>-3,6994350904</text:p>
          </table:table-cell>
        </table:table-row>
        <table:table-row table:style-name="ro1">
          <table:table-cell office:value-type="float" office:value="9.2350321" calcext:value-type="float">
            <text:p>9,2350321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9.234" calcext:value-type="float">
            <text:p>9,234</text:p>
          </table:table-cell>
          <table:table-cell office:value-type="float" office:value="-3.699435" calcext:value-type="float">
            <text:p>-3,699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56]-[.E856]" office:value-type="float" office:value="9.2350321" calcext:value-type="float">
            <text:p>9,2350321</text:p>
          </table:table-cell>
          <table:table-cell table:formula="of:=[.B856]-[.D856]" office:value-type="float" office:value="-0.150568" calcext:value-type="float">
            <text:p>-0,150568</text:p>
          </table:table-cell>
          <table:table-cell table:formula="of:=[.A856]-[.C856]" office:value-type="float" office:value="0.00103209999999976" calcext:value-type="float">
            <text:p>0,0010321</text:p>
          </table:table-cell>
          <table:table-cell table:formula="of:=[.G856]-[.C856]" office:value-type="float" office:value="0.00103209999999976" calcext:value-type="float">
            <text:p>0,0010321</text:p>
          </table:table-cell>
          <table:table-cell table:formula="of:=[.J856]/[.I856]" office:value-type="float" office:value="1" calcext:value-type="float">
            <text:p>1</text:p>
          </table:table-cell>
          <table:table-cell table:formula="of:=[.D856]+[.H856]*[.K856]"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9.2360354" calcext:value-type="float">
            <text:p>9,2360354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9.235" calcext:value-type="float">
            <text:p>9,235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57]-[.E857]" office:value-type="float" office:value="9.2360354" calcext:value-type="float">
            <text:p>9,2360354</text:p>
          </table:table-cell>
          <table:table-cell table:formula="of:=[.B857]-[.D857]" office:value-type="float" office:value="0" calcext:value-type="float">
            <text:p>0</text:p>
          </table:table-cell>
          <table:table-cell table:formula="of:=[.A857]-[.C857]" office:value-type="float" office:value="0.00103540000000102" calcext:value-type="float">
            <text:p>0,0010354</text:p>
          </table:table-cell>
          <table:table-cell table:formula="of:=[.G857]-[.C857]" office:value-type="float" office:value="0.00103540000000102" calcext:value-type="float">
            <text:p>0,0010354</text:p>
          </table:table-cell>
          <table:table-cell table:formula="of:=[.J857]/[.I857]" office:value-type="float" office:value="1" calcext:value-type="float">
            <text:p>1</text:p>
          </table:table-cell>
          <table:table-cell table:formula="of:=[.D857]+[.H857]*[.K857]"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9.2370377" calcext:value-type="float">
            <text:p>9,2370377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9.236" calcext:value-type="float">
            <text:p>9,236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58]-[.E858]" office:value-type="float" office:value="9.2370377" calcext:value-type="float">
            <text:p>9,2370377</text:p>
          </table:table-cell>
          <table:table-cell table:formula="of:=[.B858]-[.D858]" office:value-type="float" office:value="0" calcext:value-type="float">
            <text:p>0</text:p>
          </table:table-cell>
          <table:table-cell table:formula="of:=[.A858]-[.C858]" office:value-type="float" office:value="0.00103769999999948" calcext:value-type="float">
            <text:p>0,0010377</text:p>
          </table:table-cell>
          <table:table-cell table:formula="of:=[.G858]-[.C858]" office:value-type="float" office:value="0.00103769999999948" calcext:value-type="float">
            <text:p>0,0010377</text:p>
          </table:table-cell>
          <table:table-cell table:formula="of:=[.J858]/[.I858]" office:value-type="float" office:value="1" calcext:value-type="float">
            <text:p>1</text:p>
          </table:table-cell>
          <table:table-cell table:formula="of:=[.D858]+[.H858]*[.K858]"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9.2380397" calcext:value-type="float">
            <text:p>9,2380397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9.237" calcext:value-type="float">
            <text:p>9,237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590652" calcext:value-type="float">
            <text:p>0,7590652</text:p>
          </table:table-cell>
          <table:table-cell table:formula="of:=[.A859]-[.E859]" office:value-type="float" office:value="9.2377892" calcext:value-type="float">
            <text:p>9,2377892</text:p>
          </table:table-cell>
          <table:table-cell table:formula="of:=[.B859]-[.D859]" office:value-type="float" office:value="0" calcext:value-type="float">
            <text:p>0</text:p>
          </table:table-cell>
          <table:table-cell table:formula="of:=[.A859]-[.C859]" office:value-type="float" office:value="0.00103969999999975" calcext:value-type="float">
            <text:p>0,0010397</text:p>
          </table:table-cell>
          <table:table-cell table:formula="of:=[.G859]-[.C859]" office:value-type="float" office:value="0.000789199999999823" calcext:value-type="float">
            <text:p>0,0007892</text:p>
          </table:table-cell>
          <table:table-cell table:formula="of:=[.J859]/[.I859]" office:value-type="float" office:value="0.75906511493701" calcext:value-type="float">
            <text:p>0,7590651149</text:p>
          </table:table-cell>
          <table:table-cell table:formula="of:=[.D859]+[.H859]*[.K859]" office:value-type="float" office:value="-3.850003" calcext:value-type="float">
            <text:p>-3,850003</text:p>
          </table:table-cell>
        </table:table-row>
        <table:table-row table:style-name="ro1">
          <table:table-cell office:value-type="float" office:value="9.2606026" calcext:value-type="float">
            <text:p>9,2606026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9.238" calcext:value-type="float">
            <text:p>9,238</text:p>
          </table:table-cell>
          <table:table-cell office:value-type="float" office:value="-3.850003" calcext:value-type="float">
            <text:p>-3,850003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9778234" calcext:value-type="float">
            <text:p>0,9778234</text:p>
          </table:table-cell>
          <table:table-cell table:formula="of:=[.A860]-[.E860]" office:value-type="float" office:value="9.26010135" calcext:value-type="float">
            <text:p>9,26010135</text:p>
          </table:table-cell>
          <table:table-cell table:formula="of:=[.B860]-[.D860]" office:value-type="float" office:value="-0.299999" calcext:value-type="float">
            <text:p>-0,299999</text:p>
          </table:table-cell>
          <table:table-cell table:formula="of:=[.A860]-[.C860]" office:value-type="float" office:value="0.0226026000000008" calcext:value-type="float">
            <text:p>0,0226026</text:p>
          </table:table-cell>
          <table:table-cell table:formula="of:=[.G860]-[.C860]" office:value-type="float" office:value="0.0221013500000016" calcext:value-type="float">
            <text:p>0,02210135</text:p>
          </table:table-cell>
          <table:table-cell table:formula="of:=[.J860]/[.I860]" office:value-type="float" office:value="0.977823347756488" calcext:value-type="float">
            <text:p>0,9778233478</text:p>
          </table:table-cell>
          <table:table-cell table:formula="of:=[.D860]+[.H860]*[.K860]" office:value-type="float" office:value="-4.1433490265036" calcext:value-type="float">
            <text:p>-4,1433490265</text:p>
          </table:table-cell>
        </table:table-row>
        <table:table-row table:style-name="ro1">
          <table:table-cell office:value-type="float" office:value="9.2641119" calcext:value-type="float">
            <text:p>9,2641119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26" calcext:value-type="float">
            <text:p>9,26</text:p>
          </table:table-cell>
          <table:table-cell office:value-type="float" office:value="-4.14335" calcext:value-type="float">
            <text:p>-4,14335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8780977" calcext:value-type="float">
            <text:p>0,8780977</text:p>
          </table:table-cell>
          <table:table-cell table:formula="of:=[.A861]-[.E861]" office:value-type="float" office:value="9.26361065" calcext:value-type="float">
            <text:p>9,26361065</text:p>
          </table:table-cell>
          <table:table-cell table:formula="of:=[.B861]-[.D861]" office:value-type="float" office:value="-0.156653" calcext:value-type="float">
            <text:p>-0,156653</text:p>
          </table:table-cell>
          <table:table-cell table:formula="of:=[.A861]-[.C861]" office:value-type="float" office:value="0.00411189999999984" calcext:value-type="float">
            <text:p>0,0041119</text:p>
          </table:table-cell>
          <table:table-cell table:formula="of:=[.G861]-[.C861]" office:value-type="float" office:value="0.0036106500000006" calcext:value-type="float">
            <text:p>0,00361065</text:p>
          </table:table-cell>
          <table:table-cell table:formula="of:=[.J861]/[.I861]" office:value-type="float" office:value="0.878097716384335" calcext:value-type="float">
            <text:p>0,8780977164</text:p>
          </table:table-cell>
          <table:table-cell table:formula="of:=[.D861]+[.H861]*[.K861]" office:value-type="float" office:value="-4.28090664156476" calcext:value-type="float">
            <text:p>-4,2809066416</text:p>
          </table:table-cell>
        </table:table-row>
        <table:table-row table:style-name="ro1">
          <table:table-cell office:value-type="float" office:value="9.2661172" calcext:value-type="float">
            <text:p>9,2661172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264" calcext:value-type="float">
            <text:p>9,264</text:p>
          </table:table-cell>
          <table:table-cell office:value-type="float" office:value="-4.280906" calcext:value-type="float">
            <text:p>-4,280906</text:p>
          </table:table-cell>
          <table:table-cell office:value-type="float" office:value="0.00050125" calcext:value-type="float">
            <text:p>0,00050125</text:p>
          </table:table-cell>
          <table:table-cell office:value-type="float" office:value="0.7632486" calcext:value-type="float">
            <text:p>0,7632486</text:p>
          </table:table-cell>
          <table:table-cell table:formula="of:=[.A862]-[.E862]" office:value-type="float" office:value="9.26561595" calcext:value-type="float">
            <text:p>9,26561595</text:p>
          </table:table-cell>
          <table:table-cell table:formula="of:=[.B862]-[.D862]" office:value-type="float" office:value="-0.0190970000000004" calcext:value-type="float">
            <text:p>-0,019097</text:p>
          </table:table-cell>
          <table:table-cell table:formula="of:=[.A862]-[.C862]" office:value-type="float" office:value="0.00211720000000071" calcext:value-type="float">
            <text:p>0,0021172</text:p>
          </table:table-cell>
          <table:table-cell table:formula="of:=[.G862]-[.C862]" office:value-type="float" office:value="0.00161595000000148" calcext:value-type="float">
            <text:p>0,00161595</text:p>
          </table:table-cell>
          <table:table-cell table:formula="of:=[.J862]/[.I862]" office:value-type="float" office:value="0.763248630266832" calcext:value-type="float">
            <text:p>0,7632486303</text:p>
          </table:table-cell>
          <table:table-cell table:formula="of:=[.D862]+[.H862]*[.K862]" office:value-type="float" office:value="-4.29548175909221" calcext:value-type="float">
            <text:p>-4,2954817591</text:p>
          </table:table-cell>
        </table:table-row>
        <table:table-row table:style-name="ro1">
          <table:table-cell office:value-type="float" office:value="9.2671198" calcext:value-type="float">
            <text:p>9,2671198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266" calcext:value-type="float">
            <text:p>9,266</text:p>
          </table:table-cell>
          <table:table-cell office:value-type="float" office:value="-4.295482" calcext:value-type="float">
            <text:p>-4,29548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761654" calcext:value-type="float">
            <text:p>0,7761654</text:p>
          </table:table-cell>
          <table:table-cell table:formula="of:=[.A863]-[.E863]" office:value-type="float" office:value="9.26686915" calcext:value-type="float">
            <text:p>9,26686915</text:p>
          </table:table-cell>
          <table:table-cell table:formula="of:=[.B863]-[.D863]" office:value-type="float" office:value="-0.00452100000000044" calcext:value-type="float">
            <text:p>-0,004521</text:p>
          </table:table-cell>
          <table:table-cell table:formula="of:=[.A863]-[.C863]" office:value-type="float" office:value="0.00111979999999967" calcext:value-type="float">
            <text:p>0,0011198</text:p>
          </table:table-cell>
          <table:table-cell table:formula="of:=[.G863]-[.C863]" office:value-type="float" office:value="0.000869149999999763" calcext:value-type="float">
            <text:p>0,00086915</text:p>
          </table:table-cell>
          <table:table-cell table:formula="of:=[.J863]/[.I863]" office:value-type="float" office:value="0.776165386676209" calcext:value-type="float">
            <text:p>0,7761653867</text:p>
          </table:table-cell>
          <table:table-cell table:formula="of:=[.D863]+[.H863]*[.K863]" office:value-type="float" office:value="-4.29899104371316" calcext:value-type="float">
            <text:p>-4,2989910437</text:p>
          </table:table-cell>
        </table:table-row>
        <table:table-row table:style-name="ro1">
          <table:table-cell office:value-type="float" office:value="9.2676216" calcext:value-type="float">
            <text:p>9,2676216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267" calcext:value-type="float">
            <text:p>9,267</text:p>
          </table:table-cell>
          <table:table-cell office:value-type="float" office:value="-4.298991" calcext:value-type="float">
            <text:p>-4,29899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967664" calcext:value-type="float">
            <text:p>0,5967664</text:p>
          </table:table-cell>
          <table:table-cell table:formula="of:=[.A864]-[.E864]" office:value-type="float" office:value="9.26737095" calcext:value-type="float">
            <text:p>9,26737095</text:p>
          </table:table-cell>
          <table:table-cell table:formula="of:=[.B864]-[.D864]" office:value-type="float" office:value="-0.00101200000000024" calcext:value-type="float">
            <text:p>-0,001012</text:p>
          </table:table-cell>
          <table:table-cell table:formula="of:=[.A864]-[.C864]" office:value-type="float" office:value="0.000621600000000555" calcext:value-type="float">
            <text:p>0,0006216</text:p>
          </table:table-cell>
          <table:table-cell table:formula="of:=[.G864]-[.C864]" office:value-type="float" office:value="0.000370950000000647" calcext:value-type="float">
            <text:p>0,00037095</text:p>
          </table:table-cell>
          <table:table-cell table:formula="of:=[.J864]/[.I864]" office:value-type="float" office:value="0.596766409266917" calcext:value-type="float">
            <text:p>0,5967664093</text:p>
          </table:table-cell>
          <table:table-cell table:formula="of:=[.D864]+[.H864]*[.K864]" office:value-type="float" office:value="-4.29959492760618" calcext:value-type="float">
            <text:p>-4,2995949276</text:p>
          </table:table-cell>
        </table:table-row>
        <table:table-row table:style-name="ro1">
          <table:table-cell office:value-type="float" office:value="9.2681228" calcext:value-type="float">
            <text:p>9,2681228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9.267" calcext:value-type="float">
            <text:p>9,267</text:p>
          </table:table-cell>
          <table:table-cell office:value-type="float" office:value="-4.299594" calcext:value-type="float">
            <text:p>-4,299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65]-[.E865]" office:value-type="float" office:value="9.2681228" calcext:value-type="float">
            <text:p>9,2681228</text:p>
          </table:table-cell>
          <table:table-cell table:formula="of:=[.B865]-[.D865]" office:value-type="float" office:value="-0.000409000000000326" calcext:value-type="float">
            <text:p>-0,000409</text:p>
          </table:table-cell>
          <table:table-cell table:formula="of:=[.A865]-[.C865]" office:value-type="float" office:value="0.00112280000000098" calcext:value-type="float">
            <text:p>0,0011228</text:p>
          </table:table-cell>
          <table:table-cell table:formula="of:=[.G865]-[.C865]" office:value-type="float" office:value="0.00112280000000098" calcext:value-type="float">
            <text:p>0,0011228</text:p>
          </table:table-cell>
          <table:table-cell table:formula="of:=[.J865]/[.I865]" office:value-type="float" office:value="1" calcext:value-type="float">
            <text:p>1</text:p>
          </table:table-cell>
          <table:table-cell table:formula="of:=[.D865]+[.H865]*[.K865]" office:value-type="float" office:value="-4.300003" calcext:value-type="float">
            <text:p>-4,300003</text:p>
          </table:table-cell>
        </table:table-row>
        <table:table-row table:style-name="ro1">
          <table:table-cell office:value-type="float" office:value="9.2935777" calcext:value-type="float">
            <text:p>9,2935777</text:p>
          </table:table-cell>
          <table:table-cell office:value-type="float" office:value="-4.600003" calcext:value-type="float">
            <text:p>-4,600003</text:p>
          </table:table-cell>
          <table:table-cell office:value-type="float" office:value="9.268" calcext:value-type="float">
            <text:p>9,268</text:p>
          </table:table-cell>
          <table:table-cell office:value-type="float" office:value="-4.300003" calcext:value-type="float">
            <text:p>-4,300003</text:p>
          </table:table-cell>
          <table:table-cell office:value-type="float" office:value="0.0007543" calcext:value-type="float">
            <text:p>0,0007543</text:p>
          </table:table-cell>
          <table:table-cell office:value-type="float" office:value="0.9705095" calcext:value-type="float">
            <text:p>0,9705095</text:p>
          </table:table-cell>
          <table:table-cell table:formula="of:=[.A866]-[.E866]" office:value-type="float" office:value="9.2928234" calcext:value-type="float">
            <text:p>9,2928234</text:p>
          </table:table-cell>
          <table:table-cell table:formula="of:=[.B866]-[.D866]" office:value-type="float" office:value="-0.3" calcext:value-type="float">
            <text:p>-0,3</text:p>
          </table:table-cell>
          <table:table-cell table:formula="of:=[.A866]-[.C866]" office:value-type="float" office:value="0.0255776999999995" calcext:value-type="float">
            <text:p>0,0255777</text:p>
          </table:table-cell>
          <table:table-cell table:formula="of:=[.G866]-[.C866]" office:value-type="float" office:value="0.0248233999999989" calcext:value-type="float">
            <text:p>0,0248234</text:p>
          </table:table-cell>
          <table:table-cell table:formula="of:=[.J866]/[.I866]" office:value-type="float" office:value="0.970509467231199" calcext:value-type="float">
            <text:p>0,9705094672</text:p>
          </table:table-cell>
          <table:table-cell table:formula="of:=[.D866]+[.H866]*[.K866]" office:value-type="float" office:value="-4.59115584016936" calcext:value-type="float">
            <text:p>-4,5911558402</text:p>
          </table:table-cell>
        </table:table-row>
        <table:table-row table:style-name="ro1">
          <table:table-cell office:value-type="float" office:value="9.2965859" calcext:value-type="float">
            <text:p>9,2965859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293" calcext:value-type="float">
            <text:p>9,293</text:p>
          </table:table-cell>
          <table:table-cell office:value-type="float" office:value="-4.591156" calcext:value-type="float">
            <text:p>-4,591156</text:p>
          </table:table-cell>
          <table:table-cell office:value-type="float" office:value="0.0007543" calcext:value-type="float">
            <text:p>0,0007543</text:p>
          </table:table-cell>
          <table:table-cell office:value-type="float" office:value="0.7896484" calcext:value-type="float">
            <text:p>0,7896484</text:p>
          </table:table-cell>
          <table:table-cell table:formula="of:=[.A867]-[.E867]" office:value-type="float" office:value="9.2958316" calcext:value-type="float">
            <text:p>9,2958316</text:p>
          </table:table-cell>
          <table:table-cell table:formula="of:=[.B867]-[.D867]" office:value-type="float" office:value="-0.158847" calcext:value-type="float">
            <text:p>-0,158847</text:p>
          </table:table-cell>
          <table:table-cell table:formula="of:=[.A867]-[.C867]" office:value-type="float" office:value="0.00358590000000092" calcext:value-type="float">
            <text:p>0,0035859</text:p>
          </table:table-cell>
          <table:table-cell table:formula="of:=[.G867]-[.C867]" office:value-type="float" office:value="0.00283160000000038" calcext:value-type="float">
            <text:p>0,0028316</text:p>
          </table:table-cell>
          <table:table-cell table:formula="of:=[.J867]/[.I867]" office:value-type="float" office:value="0.789648344906342" calcext:value-type="float">
            <text:p>0,7896483449</text:p>
          </table:table-cell>
          <table:table-cell table:formula="of:=[.D867]+[.H867]*[.K867]" office:value-type="float" office:value="-4.71658927064334" calcext:value-type="float">
            <text:p>-4,7165892706</text:p>
          </table:table-cell>
        </table:table-row>
        <table:table-row table:style-name="ro1">
          <table:table-cell office:value-type="float" office:value="9.2995947" calcext:value-type="float">
            <text:p>9,2995947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296" calcext:value-type="float">
            <text:p>9,296</text:p>
          </table:table-cell>
          <table:table-cell office:value-type="float" office:value="-4.716589" calcext:value-type="float">
            <text:p>-4,716589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7209642" calcext:value-type="float">
            <text:p>0,7209642</text:p>
          </table:table-cell>
          <table:table-cell table:formula="of:=[.A868]-[.E868]" office:value-type="float" office:value="9.29859165" calcext:value-type="float">
            <text:p>9,29859165</text:p>
          </table:table-cell>
          <table:table-cell table:formula="of:=[.B868]-[.D868]" office:value-type="float" office:value="-0.0334139999999996" calcext:value-type="float">
            <text:p>-0,033414</text:p>
          </table:table-cell>
          <table:table-cell table:formula="of:=[.A868]-[.C868]" office:value-type="float" office:value="0.00359470000000073" calcext:value-type="float">
            <text:p>0,0035947</text:p>
          </table:table-cell>
          <table:table-cell table:formula="of:=[.G868]-[.C868]" office:value-type="float" office:value="0.00259165000000117" calcext:value-type="float">
            <text:p>0,00259165</text:p>
          </table:table-cell>
          <table:table-cell table:formula="of:=[.J868]/[.I868]" office:value-type="float" office:value="0.720964197290634" calcext:value-type="float">
            <text:p>0,7209641973</text:p>
          </table:table-cell>
          <table:table-cell table:formula="of:=[.D868]+[.H868]*[.K868]" office:value-type="float" office:value="-4.74067929768827" calcext:value-type="float">
            <text:p>-4,7406792977</text:p>
          </table:table-cell>
        </table:table-row>
        <table:table-row table:style-name="ro1">
          <table:table-cell office:value-type="float" office:value="9.3000955" calcext:value-type="float">
            <text:p>9,3000955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299" calcext:value-type="float">
            <text:p>9,299</text:p>
          </table:table-cell>
          <table:table-cell office:value-type="float" office:value="-4.740679" calcext:value-type="float">
            <text:p>-4,740679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08439068" calcext:value-type="float">
            <text:p>0,08439068</text:p>
          </table:table-cell>
          <table:table-cell table:formula="of:=[.A869]-[.E869]" office:value-type="float" office:value="9.29909245" calcext:value-type="float">
            <text:p>9,29909245</text:p>
          </table:table-cell>
          <table:table-cell table:formula="of:=[.B869]-[.D869]" office:value-type="float" office:value="-0.00932399999999944" calcext:value-type="float">
            <text:p>-0,009324</text:p>
          </table:table-cell>
          <table:table-cell table:formula="of:=[.A869]-[.C869]" office:value-type="float" office:value="0.00109549999999992" calcext:value-type="float">
            <text:p>0,0010955</text:p>
          </table:table-cell>
          <table:table-cell table:formula="of:=[.G869]-[.C869]" office:value-type="float" office:value="0.0000924500000003548" calcext:value-type="float">
            <text:p>0,00009245</text:p>
          </table:table-cell>
          <table:table-cell table:formula="of:=[.J869]/[.I869]" office:value-type="float" office:value="0.0843906891833517" calcext:value-type="float">
            <text:p>0,0843906892</text:p>
          </table:table-cell>
          <table:table-cell table:formula="of:=[.D869]+[.H869]*[.K869]" office:value-type="float" office:value="-4.74146585878595" calcext:value-type="float">
            <text:p>-4,7414658588</text:p>
          </table:table-cell>
        </table:table-row>
        <table:table-row table:style-name="ro1">
          <table:table-cell office:value-type="float" office:value="9.3010983" calcext:value-type="float">
            <text:p>9,3010983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299" calcext:value-type="float">
            <text:p>9,299</text:p>
          </table:table-cell>
          <table:table-cell office:value-type="float" office:value="-4.741466" calcext:value-type="float">
            <text:p>-4,741466</text:p>
          </table:table-cell>
          <table:table-cell office:value-type="float" office:value="0.00100305" calcext:value-type="float">
            <text:p>0,00100305</text:p>
          </table:table-cell>
          <table:table-cell office:value-type="float" office:value="0.5219702" calcext:value-type="float">
            <text:p>0,5219702</text:p>
          </table:table-cell>
          <table:table-cell table:formula="of:=[.A870]-[.E870]" office:value-type="float" office:value="9.30009525" calcext:value-type="float">
            <text:p>9,30009525</text:p>
          </table:table-cell>
          <table:table-cell table:formula="of:=[.B870]-[.D870]" office:value-type="float" office:value="-0.00853699999999957" calcext:value-type="float">
            <text:p>-0,008537</text:p>
          </table:table-cell>
          <table:table-cell table:formula="of:=[.A870]-[.C870]" office:value-type="float" office:value="0.00209830000000011" calcext:value-type="float">
            <text:p>0,0020983</text:p>
          </table:table-cell>
          <table:table-cell table:formula="of:=[.G870]-[.C870]" office:value-type="float" office:value="0.00109525000000055" calcext:value-type="float">
            <text:p>0,00109525</text:p>
          </table:table-cell>
          <table:table-cell table:formula="of:=[.J870]/[.I870]" office:value-type="float" office:value="0.521970166325354" calcext:value-type="float">
            <text:p>0,5219701663</text:p>
          </table:table-cell>
          <table:table-cell table:formula="of:=[.D870]+[.H870]*[.K870]" office:value-type="float" office:value="-4.74592205930992" calcext:value-type="float">
            <text:p>-4,7459220593</text:p>
          </table:table-cell>
        </table:table-row>
        <table:table-row table:style-name="ro1">
          <table:table-cell office:value-type="float" office:value="9.3015993" calcext:value-type="float">
            <text:p>9,3015993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9.3" calcext:value-type="float">
            <text:p>9,3</text:p>
          </table:table-cell>
          <table:table-cell office:value-type="float" office:value="-4.745922" calcext:value-type="float">
            <text:p>-4,745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1]-[.E871]" office:value-type="float" office:value="9.3015993" calcext:value-type="float">
            <text:p>9,3015993</text:p>
          </table:table-cell>
          <table:table-cell table:formula="of:=[.B871]-[.D871]" office:value-type="float" office:value="-0.00408099999999934" calcext:value-type="float">
            <text:p>-0,004081</text:p>
          </table:table-cell>
          <table:table-cell table:formula="of:=[.A871]-[.C871]" office:value-type="float" office:value="0.00159929999999875" calcext:value-type="float">
            <text:p>0,0015993</text:p>
          </table:table-cell>
          <table:table-cell table:formula="of:=[.G871]-[.C871]" office:value-type="float" office:value="0.00159929999999875" calcext:value-type="float">
            <text:p>0,0015993</text:p>
          </table:table-cell>
          <table:table-cell table:formula="of:=[.J871]/[.I871]" office:value-type="float" office:value="1" calcext:value-type="float">
            <text:p>1</text:p>
          </table:table-cell>
          <table:table-cell table:formula="of:=[.D871]+[.H871]*[.K871]" office:value-type="float" office:value="-4.750003" calcext:value-type="float">
            <text:p>-4,750003</text:p>
          </table:table-cell>
        </table:table-row>
        <table:table-row table:style-name="ro1">
          <table:table-cell office:value-type="float" office:value="9.3290046" calcext:value-type="float">
            <text:p>9,3290046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9.302" calcext:value-type="float">
            <text:p>9,302</text:p>
          </table:table-cell>
          <table:table-cell office:value-type="float" office:value="-4.750003" calcext:value-type="float">
            <text:p>-4,75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2]-[.E872]" office:value-type="float" office:value="9.3290046" calcext:value-type="float">
            <text:p>9,3290046</text:p>
          </table:table-cell>
          <table:table-cell table:formula="of:=[.B872]-[.D872]" office:value-type="float" office:value="-0.300000000000001" calcext:value-type="float">
            <text:p>-0,3</text:p>
          </table:table-cell>
          <table:table-cell table:formula="of:=[.A872]-[.C872]" office:value-type="float" office:value="0.0270045999999997" calcext:value-type="float">
            <text:p>0,0270046</text:p>
          </table:table-cell>
          <table:table-cell table:formula="of:=[.G872]-[.C872]" office:value-type="float" office:value="0.0270045999999997" calcext:value-type="float">
            <text:p>0,0270046</text:p>
          </table:table-cell>
          <table:table-cell table:formula="of:=[.J872]/[.I872]" office:value-type="float" office:value="1" calcext:value-type="float">
            <text:p>1</text:p>
          </table:table-cell>
          <table:table-cell table:formula="of:=[.D872]+[.H872]*[.K872]" office:value-type="float" office:value="-5.050003" calcext:value-type="float">
            <text:p>-5,050003</text:p>
          </table:table-cell>
        </table:table-row>
        <table:table-row table:style-name="ro1">
          <table:table-cell office:value-type="float" office:value="9.3315107" calcext:value-type="float">
            <text:p>9,3315107</text:p>
          </table:table-cell>
          <table:table-cell office:value-type="float" office:value="-5" calcext:value-type="float">
            <text:p>-5</text:p>
          </table:table-cell>
          <table:table-cell office:value-type="float" office:value="9.329" calcext:value-type="float">
            <text:p>9,329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6006891" calcext:value-type="float">
            <text:p>0,6006891</text:p>
          </table:table-cell>
          <table:table-cell table:formula="of:=[.A873]-[.E873]" office:value-type="float" office:value="9.33050815" calcext:value-type="float">
            <text:p>9,33050815</text:p>
          </table:table-cell>
          <table:table-cell table:formula="of:=[.B873]-[.D873]" office:value-type="float" office:value="0.0500030000000002" calcext:value-type="float">
            <text:p>0,050003</text:p>
          </table:table-cell>
          <table:table-cell table:formula="of:=[.A873]-[.C873]" office:value-type="float" office:value="0.0025107000000002" calcext:value-type="float">
            <text:p>0,0025107</text:p>
          </table:table-cell>
          <table:table-cell table:formula="of:=[.G873]-[.C873]" office:value-type="float" office:value="0.00150814999999938" calcext:value-type="float">
            <text:p>0,00150815</text:p>
          </table:table-cell>
          <table:table-cell table:formula="of:=[.J873]/[.I873]" office:value-type="float" office:value="0.600689050862013" calcext:value-type="float">
            <text:p>0,6006890509</text:p>
          </table:table-cell>
          <table:table-cell table:formula="of:=[.D873]+[.H873]*[.K873]" office:value-type="float" office:value="-5.01996674538975" calcext:value-type="float">
            <text:p>-5,0199667454</text:p>
          </table:table-cell>
        </table:table-row>
        <table:table-row table:style-name="ro1">
          <table:table-cell office:value-type="float" office:value="9.3340257" calcext:value-type="float">
            <text:p>9,3340257</text:p>
          </table:table-cell>
          <table:table-cell office:value-type="float" office:value="-5" calcext:value-type="float">
            <text:p>-5</text:p>
          </table:table-cell>
          <table:table-cell office:value-type="float" office:value="9.331" calcext:value-type="float">
            <text:p>9,331</text:p>
          </table:table-cell>
          <table:table-cell office:value-type="float" office:value="-5.019967" calcext:value-type="float">
            <text:p>-5,019967</text:p>
          </table:table-cell>
          <table:table-cell office:value-type="float" office:value="0.00100665" calcext:value-type="float">
            <text:p>0,00100665</text:p>
          </table:table-cell>
          <table:table-cell office:value-type="float" office:value="0.6673001" calcext:value-type="float">
            <text:p>0,6673001</text:p>
          </table:table-cell>
          <table:table-cell table:formula="of:=[.A874]-[.E874]" office:value-type="float" office:value="9.33301905" calcext:value-type="float">
            <text:p>9,33301905</text:p>
          </table:table-cell>
          <table:table-cell table:formula="of:=[.B874]-[.D874]" office:value-type="float" office:value="0.0199670000000003" calcext:value-type="float">
            <text:p>0,019967</text:p>
          </table:table-cell>
          <table:table-cell table:formula="of:=[.A874]-[.C874]" office:value-type="float" office:value="0.00302570000000024" calcext:value-type="float">
            <text:p>0,0030257</text:p>
          </table:table-cell>
          <table:table-cell table:formula="of:=[.G874]-[.C874]" office:value-type="float" office:value="0.00201904999999947" calcext:value-type="float">
            <text:p>0,00201905</text:p>
          </table:table-cell>
          <table:table-cell table:formula="of:=[.J874]/[.I874]" office:value-type="float" office:value="0.667300128895563" calcext:value-type="float">
            <text:p>0,6673001289</text:p>
          </table:table-cell>
          <table:table-cell table:formula="of:=[.D874]+[.H874]*[.K874]" office:value-type="float" office:value="-5.00664301832634" calcext:value-type="float">
            <text:p>-5,0066430183</text:p>
          </table:table-cell>
        </table:table-row>
        <table:table-row table:style-name="ro1">
          <table:table-cell office:value-type="float" office:value="9.3345234" calcext:value-type="float">
            <text:p>9,3345234</text:p>
          </table:table-cell>
          <table:table-cell office:value-type="float" office:value="-5" calcext:value-type="float">
            <text:p>-5</text:p>
          </table:table-cell>
          <table:table-cell office:value-type="float" office:value="9.333" calcext:value-type="float">
            <text:p>9,333</text:p>
          </table:table-cell>
          <table:table-cell office:value-type="float" office:value="-5.006643" calcext:value-type="float">
            <text:p>-5,006643</text:p>
          </table:table-cell>
          <table:table-cell office:value-type="float" office:value="0.00100665" calcext:value-type="float">
            <text:p>0,00100665</text:p>
          </table:table-cell>
          <table:table-cell office:value-type="float" office:value="0.3392083" calcext:value-type="float">
            <text:p>0,3392083</text:p>
          </table:table-cell>
          <table:table-cell table:formula="of:=[.A875]-[.E875]" office:value-type="float" office:value="9.33351675" calcext:value-type="float">
            <text:p>9,33351675</text:p>
          </table:table-cell>
          <table:table-cell table:formula="of:=[.B875]-[.D875]" office:value-type="float" office:value="0.0066430000000004" calcext:value-type="float">
            <text:p>0,006643</text:p>
          </table:table-cell>
          <table:table-cell table:formula="of:=[.A875]-[.C875]" office:value-type="float" office:value="0.00152339999999995" calcext:value-type="float">
            <text:p>0,0015234</text:p>
          </table:table-cell>
          <table:table-cell table:formula="of:=[.G875]-[.C875]" office:value-type="float" office:value="0.000516749999999178" calcext:value-type="float">
            <text:p>0,00051675</text:p>
          </table:table-cell>
          <table:table-cell table:formula="of:=[.J875]/[.I875]" office:value-type="float" office:value="0.339208349743464" calcext:value-type="float">
            <text:p>0,3392083497</text:p>
          </table:table-cell>
          <table:table-cell table:formula="of:=[.D875]+[.H875]*[.K875]" office:value-type="float" office:value="-5.00438963893265" calcext:value-type="float">
            <text:p>-5,0043896389</text:p>
          </table:table-cell>
        </table:table-row>
        <table:table-row table:style-name="ro1">
          <table:table-cell office:value-type="float" office:value="9.3350246" calcext:value-type="float">
            <text:p>9,3350246</text:p>
          </table:table-cell>
          <table:table-cell office:value-type="float" office:value="-5" calcext:value-type="float">
            <text:p>-5</text:p>
          </table:table-cell>
          <table:table-cell office:value-type="float" office:value="9.334" calcext:value-type="float">
            <text:p>9,334</text:p>
          </table:table-cell>
          <table:table-cell office:value-type="float" office:value="-5.004389" calcext:value-type="float">
            <text:p>-5,004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6]-[.E876]" office:value-type="float" office:value="9.3350246" calcext:value-type="float">
            <text:p>9,3350246</text:p>
          </table:table-cell>
          <table:table-cell table:formula="of:=[.B876]-[.D876]" office:value-type="float" office:value="0.00438899999999975" calcext:value-type="float">
            <text:p>0,004389</text:p>
          </table:table-cell>
          <table:table-cell table:formula="of:=[.A876]-[.C876]" office:value-type="float" office:value="0.00102460000000093" calcext:value-type="float">
            <text:p>0,0010246</text:p>
          </table:table-cell>
          <table:table-cell table:formula="of:=[.G876]-[.C876]" office:value-type="float" office:value="0.00102460000000093" calcext:value-type="float">
            <text:p>0,0010246</text:p>
          </table:table-cell>
          <table:table-cell table:formula="of:=[.J876]/[.I876]" office:value-type="float" office:value="1" calcext:value-type="float">
            <text:p>1</text:p>
          </table:table-cell>
          <table:table-cell table:formula="of:=[.D876]+[.H876]*[.K87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.3360272" calcext:value-type="float">
            <text:p>9,3360272</text:p>
          </table:table-cell>
          <table:table-cell office:value-type="float" office:value="-5" calcext:value-type="float">
            <text:p>-5</text:p>
          </table:table-cell>
          <table:table-cell office:value-type="float" office:value="9.335" calcext:value-type="float">
            <text:p>9,33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77]-[.E877]" office:value-type="float" office:value="9.3360272" calcext:value-type="float">
            <text:p>9,3360272</text:p>
          </table:table-cell>
          <table:table-cell table:formula="of:=[.B877]-[.D877]" office:value-type="float" office:value="0" calcext:value-type="float">
            <text:p>0</text:p>
          </table:table-cell>
          <table:table-cell table:formula="of:=[.A877]-[.C877]" office:value-type="float" office:value="0.00102719999999934" calcext:value-type="float">
            <text:p>0,0010272</text:p>
          </table:table-cell>
          <table:table-cell table:formula="of:=[.G877]-[.C877]" office:value-type="float" office:value="0.00102719999999934" calcext:value-type="float">
            <text:p>0,0010272</text:p>
          </table:table-cell>
          <table:table-cell table:formula="of:=[.J877]/[.I877]" office:value-type="float" office:value="1" calcext:value-type="float">
            <text:p>1</text:p>
          </table:table-cell>
          <table:table-cell table:formula="of:=[.D877]+[.H877]*[.K87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.3621032" calcext:value-type="float">
            <text:p>9,3621032</text:p>
          </table:table-cell>
          <table:table-cell office:value-type="float" office:value="-4.7" calcext:value-type="float">
            <text:p>-4,7</text:p>
          </table:table-cell>
          <table:table-cell office:value-type="float" office:value="9.336" calcext:value-type="float">
            <text:p>9,336</text:p>
          </table:table-cell>
          <table:table-cell office:value-type="float" office:value="-5" calcext:value-type="float">
            <text:p>-5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9807859" calcext:value-type="float">
            <text:p>0,9807859</text:p>
          </table:table-cell>
          <table:table-cell table:formula="of:=[.A878]-[.E878]" office:value-type="float" office:value="9.36160165" calcext:value-type="float">
            <text:p>9,36160165</text:p>
          </table:table-cell>
          <table:table-cell table:formula="of:=[.B878]-[.D878]" office:value-type="float" office:value="0.3" calcext:value-type="float">
            <text:p>0,3</text:p>
          </table:table-cell>
          <table:table-cell table:formula="of:=[.A878]-[.C878]" office:value-type="float" office:value="0.0261031999999997" calcext:value-type="float">
            <text:p>0,0261032</text:p>
          </table:table-cell>
          <table:table-cell table:formula="of:=[.G878]-[.C878]" office:value-type="float" office:value="0.0256016500000005" calcext:value-type="float">
            <text:p>0,02560165</text:p>
          </table:table-cell>
          <table:table-cell table:formula="of:=[.J878]/[.I878]" office:value-type="float" office:value="0.980785880658341" calcext:value-type="float">
            <text:p>0,9807858807</text:p>
          </table:table-cell>
          <table:table-cell table:formula="of:=[.D878]+[.H878]*[.K878]" office:value-type="float" office:value="-4.7057642358025" calcext:value-type="float">
            <text:p>-4,7057642358</text:p>
          </table:table-cell>
        </table:table-row>
        <table:table-row table:style-name="ro1">
          <table:table-cell office:value-type="float" office:value="9.3636072" calcext:value-type="float">
            <text:p>9,3636072</text:p>
          </table:table-cell>
          <table:table-cell office:value-type="float" office:value="-4.55" calcext:value-type="float">
            <text:p>-4,55</text:p>
          </table:table-cell>
          <table:table-cell office:value-type="float" office:value="9.362" calcext:value-type="float">
            <text:p>9,362</text:p>
          </table:table-cell>
          <table:table-cell office:value-type="float" office:value="-4.705764" calcext:value-type="float">
            <text:p>-4,705764</text:p>
          </table:table-cell>
          <table:table-cell office:value-type="float" office:value="0.00050155" calcext:value-type="float">
            <text:p>0,00050155</text:p>
          </table:table-cell>
          <table:table-cell office:value-type="float" office:value="0.6879355" calcext:value-type="float">
            <text:p>0,6879355</text:p>
          </table:table-cell>
          <table:table-cell table:formula="of:=[.A879]-[.E879]" office:value-type="float" office:value="9.36310565" calcext:value-type="float">
            <text:p>9,36310565</text:p>
          </table:table-cell>
          <table:table-cell table:formula="of:=[.B879]-[.D879]" office:value-type="float" office:value="0.155764" calcext:value-type="float">
            <text:p>0,155764</text:p>
          </table:table-cell>
          <table:table-cell table:formula="of:=[.A879]-[.C879]" office:value-type="float" office:value="0.00160720000000048" calcext:value-type="float">
            <text:p>0,0016072</text:p>
          </table:table-cell>
          <table:table-cell table:formula="of:=[.G879]-[.C879]" office:value-type="float" office:value="0.00110565000000129" calcext:value-type="float">
            <text:p>0,00110565</text:p>
          </table:table-cell>
          <table:table-cell table:formula="of:=[.J879]/[.I879]" office:value-type="float" office:value="0.687935540070286" calcext:value-type="float">
            <text:p>0,6879355401</text:p>
          </table:table-cell>
          <table:table-cell table:formula="of:=[.D879]+[.H879]*[.K879]" office:value-type="float" office:value="-4.59860840853649" calcext:value-type="float">
            <text:p>-4,5986084085</text:p>
          </table:table-cell>
        </table:table-row>
        <table:table-row table:style-name="ro1">
          <table:table-cell office:value-type="float" office:value="9.3661138" calcext:value-type="float">
            <text:p>9,3661138</text:p>
          </table:table-cell>
          <table:table-cell office:value-type="float" office:value="-4.55" calcext:value-type="float">
            <text:p>-4,55</text:p>
          </table:table-cell>
          <table:table-cell office:value-type="float" office:value="9.363" calcext:value-type="float">
            <text:p>9,363</text:p>
          </table:table-cell>
          <table:table-cell office:value-type="float" office:value="-4.598608" calcext:value-type="float">
            <text:p>-4,598608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779498" calcext:value-type="float">
            <text:p>0,6779498</text:p>
          </table:table-cell>
          <table:table-cell table:formula="of:=[.A880]-[.E880]" office:value-type="float" office:value="9.365111" calcext:value-type="float">
            <text:p>9,365111</text:p>
          </table:table-cell>
          <table:table-cell table:formula="of:=[.B880]-[.D880]" office:value-type="float" office:value="0.0486079999999998" calcext:value-type="float">
            <text:p>0,048608</text:p>
          </table:table-cell>
          <table:table-cell table:formula="of:=[.A880]-[.C880]" office:value-type="float" office:value="0.00311380000000128" calcext:value-type="float">
            <text:p>0,0031138</text:p>
          </table:table-cell>
          <table:table-cell table:formula="of:=[.G880]-[.C880]" office:value-type="float" office:value="0.00211100000000108" calcext:value-type="float">
            <text:p>0,002111</text:p>
          </table:table-cell>
          <table:table-cell table:formula="of:=[.J880]/[.I880]" office:value-type="float" office:value="0.677949771982857" calcext:value-type="float">
            <text:p>0,677949772</text:p>
          </table:table-cell>
          <table:table-cell table:formula="of:=[.D880]+[.H880]*[.K880]" office:value-type="float" office:value="-4.56565421748346" calcext:value-type="float">
            <text:p>-4,5656542175</text:p>
          </table:table-cell>
        </table:table-row>
        <table:table-row table:style-name="ro1">
          <table:table-cell office:value-type="float" office:value="9.3681189" calcext:value-type="float">
            <text:p>9,3681189</text:p>
          </table:table-cell>
          <table:table-cell office:value-type="float" office:value="-4.55" calcext:value-type="float">
            <text:p>-4,55</text:p>
          </table:table-cell>
          <table:table-cell office:value-type="float" office:value="9.365" calcext:value-type="float">
            <text:p>9,365</text:p>
          </table:table-cell>
          <table:table-cell office:value-type="float" office:value="-4.565654" calcext:value-type="float">
            <text:p>-4,56565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784764" calcext:value-type="float">
            <text:p>0,6784764</text:p>
          </table:table-cell>
          <table:table-cell table:formula="of:=[.A881]-[.E881]" office:value-type="float" office:value="9.3671161" calcext:value-type="float">
            <text:p>9,3671161</text:p>
          </table:table-cell>
          <table:table-cell table:formula="of:=[.B881]-[.D881]" office:value-type="float" office:value="0.0156540000000005" calcext:value-type="float">
            <text:p>0,015654</text:p>
          </table:table-cell>
          <table:table-cell table:formula="of:=[.A881]-[.C881]" office:value-type="float" office:value="0.00311890000000048" calcext:value-type="float">
            <text:p>0,0031189</text:p>
          </table:table-cell>
          <table:table-cell table:formula="of:=[.G881]-[.C881]" office:value-type="float" office:value="0.00211610000000029" calcext:value-type="float">
            <text:p>0,0021161</text:p>
          </table:table-cell>
          <table:table-cell table:formula="of:=[.J881]/[.I881]" office:value-type="float" office:value="0.678476385905275" calcext:value-type="float">
            <text:p>0,6784763859</text:p>
          </table:table-cell>
          <table:table-cell table:formula="of:=[.D881]+[.H881]*[.K881]" office:value-type="float" office:value="-4.55503313065504" calcext:value-type="float">
            <text:p>-4,5550331307</text:p>
          </table:table-cell>
        </table:table-row>
        <table:table-row table:style-name="ro1">
          <table:table-cell office:value-type="float" office:value="9.3686201" calcext:value-type="float">
            <text:p>9,3686201</text:p>
          </table:table-cell>
          <table:table-cell office:value-type="float" office:value="-4.55" calcext:value-type="float">
            <text:p>-4,55</text:p>
          </table:table-cell>
          <table:table-cell office:value-type="float" office:value="9.367" calcext:value-type="float">
            <text:p>9,367</text:p>
          </table:table-cell>
          <table:table-cell office:value-type="float" office:value="-4.555033" calcext:value-type="float">
            <text:p>-4,55503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453182" calcext:value-type="float">
            <text:p>0,8453182</text:p>
          </table:table-cell>
          <table:table-cell table:formula="of:=[.A882]-[.E882]" office:value-type="float" office:value="9.3683695" calcext:value-type="float">
            <text:p>9,3683695</text:p>
          </table:table-cell>
          <table:table-cell table:formula="of:=[.B882]-[.D882]" office:value-type="float" office:value="0.00503300000000007" calcext:value-type="float">
            <text:p>0,005033</text:p>
          </table:table-cell>
          <table:table-cell table:formula="of:=[.A882]-[.C882]" office:value-type="float" office:value="0.00162009999999846" calcext:value-type="float">
            <text:p>0,0016201</text:p>
          </table:table-cell>
          <table:table-cell table:formula="of:=[.G882]-[.C882]" office:value-type="float" office:value="0.00136949999999914" calcext:value-type="float">
            <text:p>0,0013695</text:p>
          </table:table-cell>
          <table:table-cell table:formula="of:=[.J882]/[.I882]" office:value-type="float" office:value="0.845318190235441" calcext:value-type="float">
            <text:p>0,8453181902</text:p>
          </table:table-cell>
          <table:table-cell table:formula="of:=[.D882]+[.H882]*[.K882]" office:value-type="float" office:value="-4.55077851354855" calcext:value-type="float">
            <text:p>-4,5507785135</text:p>
          </table:table-cell>
        </table:table-row>
        <table:table-row table:style-name="ro1">
          <table:table-cell office:value-type="float" office:value="9.3691222" calcext:value-type="float">
            <text:p>9,3691222</text:p>
          </table:table-cell>
          <table:table-cell office:value-type="float" office:value="-4.55" calcext:value-type="float">
            <text:p>-4,55</text:p>
          </table:table-cell>
          <table:table-cell office:value-type="float" office:value="9.368" calcext:value-type="float">
            <text:p>9,368</text:p>
          </table:table-cell>
          <table:table-cell office:value-type="float" office:value="-4.550778" calcext:value-type="float">
            <text:p>-4,55077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766886" calcext:value-type="float">
            <text:p>0,7766886</text:p>
          </table:table-cell>
          <table:table-cell table:formula="of:=[.A883]-[.E883]" office:value-type="float" office:value="9.3688716" calcext:value-type="float">
            <text:p>9,3688716</text:p>
          </table:table-cell>
          <table:table-cell table:formula="of:=[.B883]-[.D883]" office:value-type="float" office:value="0.00077800000000039" calcext:value-type="float">
            <text:p>0,000778</text:p>
          </table:table-cell>
          <table:table-cell table:formula="of:=[.A883]-[.C883]" office:value-type="float" office:value="0.0011221999999993" calcext:value-type="float">
            <text:p>0,0011222</text:p>
          </table:table-cell>
          <table:table-cell table:formula="of:=[.G883]-[.C883]" office:value-type="float" office:value="0.000871599999999972" calcext:value-type="float">
            <text:p>0,0008716</text:p>
          </table:table-cell>
          <table:table-cell table:formula="of:=[.J883]/[.I883]" office:value-type="float" office:value="0.776688647300409" calcext:value-type="float">
            <text:p>0,7766886473</text:p>
          </table:table-cell>
          <table:table-cell table:formula="of:=[.D883]+[.H883]*[.K883]" office:value-type="float" office:value="-4.5501737362324" calcext:value-type="float">
            <text:p>-4,5501737362</text:p>
          </table:table-cell>
        </table:table-row>
        <table:table-row table:style-name="ro1">
          <table:table-cell office:value-type="float" office:value="9.3701239" calcext:value-type="float">
            <text:p>9,3701239</text:p>
          </table:table-cell>
          <table:table-cell office:value-type="float" office:value="-4.55" calcext:value-type="float">
            <text:p>-4,55</text:p>
          </table:table-cell>
          <table:table-cell office:value-type="float" office:value="9.369" calcext:value-type="float">
            <text:p>9,369</text:p>
          </table:table-cell>
          <table:table-cell office:value-type="float" office:value="-4.550174" calcext:value-type="float">
            <text:p>-4,550174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771154" calcext:value-type="float">
            <text:p>0,7771154</text:p>
          </table:table-cell>
          <table:table-cell table:formula="of:=[.A884]-[.E884]" office:value-type="float" office:value="9.3698734" calcext:value-type="float">
            <text:p>9,3698734</text:p>
          </table:table-cell>
          <table:table-cell table:formula="of:=[.B884]-[.D884]" office:value-type="float" office:value="0.000174000000000341" calcext:value-type="float">
            <text:p>0,000174</text:p>
          </table:table-cell>
          <table:table-cell table:formula="of:=[.A884]-[.C884]" office:value-type="float" office:value="0.00112389999999962" calcext:value-type="float">
            <text:p>0,0011239</text:p>
          </table:table-cell>
          <table:table-cell table:formula="of:=[.G884]-[.C884]" office:value-type="float" office:value="0.000873399999999691" calcext:value-type="float">
            <text:p>0,0008734</text:p>
          </table:table-cell>
          <table:table-cell table:formula="of:=[.J884]/[.I884]" office:value-type="float" office:value="0.777115401726118" calcext:value-type="float">
            <text:p>0,7771154017</text:p>
          </table:table-cell>
          <table:table-cell table:formula="of:=[.D884]+[.H884]*[.K884]" office:value-type="float" office:value="-4.5500387819201" calcext:value-type="float">
            <text:p>-4,5500387819</text:p>
          </table:table-cell>
        </table:table-row>
        <table:table-row table:style-name="ro1">
          <table:table-cell office:value-type="float" office:value="9.3711267" calcext:value-type="float">
            <text:p>9,3711267</text:p>
          </table:table-cell>
          <table:table-cell office:value-type="float" office:value="-4.55" calcext:value-type="float">
            <text:p>-4,55</text:p>
          </table:table-cell>
          <table:table-cell office:value-type="float" office:value="9.37" calcext:value-type="float">
            <text:p>9,37</text:p>
          </table:table-cell>
          <table:table-cell office:value-type="float" office:value="-4.550038" calcext:value-type="float">
            <text:p>-4,55003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776693" calcext:value-type="float">
            <text:p>0,7776693</text:p>
          </table:table-cell>
          <table:table-cell table:formula="of:=[.A885]-[.E885]" office:value-type="float" office:value="9.3708762" calcext:value-type="float">
            <text:p>9,3708762</text:p>
          </table:table-cell>
          <table:table-cell table:formula="of:=[.B885]-[.D885]" office:value-type="float" office:value="0.0000379999999999825" calcext:value-type="float">
            <text:p>0,000038</text:p>
          </table:table-cell>
          <table:table-cell table:formula="of:=[.A885]-[.C885]" office:value-type="float" office:value="0.00112670000000037" calcext:value-type="float">
            <text:p>0,0011267</text:p>
          </table:table-cell>
          <table:table-cell table:formula="of:=[.G885]-[.C885]" office:value-type="float" office:value="0.000876200000000438" calcext:value-type="float">
            <text:p>0,0008762</text:p>
          </table:table-cell>
          <table:table-cell table:formula="of:=[.J885]/[.I885]" office:value-type="float" office:value="0.777669299724994" calcext:value-type="float">
            <text:p>0,7776692997</text:p>
          </table:table-cell>
          <table:table-cell table:formula="of:=[.D885]+[.H885]*[.K885]" office:value-type="float" office:value="-4.55000844856661" calcext:value-type="float">
            <text:p>-4,5500084486</text:p>
          </table:table-cell>
        </table:table-row>
        <table:table-row table:style-name="ro1">
          <table:table-cell office:value-type="float" office:value="9.3995106" calcext:value-type="float">
            <text:p>9,3995106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9.371" calcext:value-type="float">
            <text:p>9,371</text:p>
          </table:table-cell>
          <table:table-cell office:value-type="float" office:value="-4.550008" calcext:value-type="float">
            <text:p>-4,550008</text:p>
          </table:table-cell>
          <table:table-cell office:value-type="float" office:value="0.00200545" calcext:value-type="float">
            <text:p>0,00200545</text:p>
          </table:table-cell>
          <table:table-cell office:value-type="float" office:value="0.9296595" calcext:value-type="float">
            <text:p>0,9296595</text:p>
          </table:table-cell>
          <table:table-cell table:formula="of:=[.A886]-[.E886]" office:value-type="float" office:value="9.39750515" calcext:value-type="float">
            <text:p>9,39750515</text:p>
          </table:table-cell>
          <table:table-cell table:formula="of:=[.B886]-[.D886]" office:value-type="float" office:value="0.450009" calcext:value-type="float">
            <text:p>0,450009</text:p>
          </table:table-cell>
          <table:table-cell table:formula="of:=[.A886]-[.C886]" office:value-type="float" office:value="0.0285105999999988" calcext:value-type="float">
            <text:p>0,0285106</text:p>
          </table:table-cell>
          <table:table-cell table:formula="of:=[.G886]-[.C886]" office:value-type="float" office:value="0.0265051499999984" calcext:value-type="float">
            <text:p>0,02650515</text:p>
          </table:table-cell>
          <table:table-cell table:formula="of:=[.J886]/[.I886]" office:value-type="float" office:value="0.929659495064976" calcext:value-type="float">
            <text:p>0,9296594951</text:p>
          </table:table-cell>
          <table:table-cell table:formula="of:=[.D886]+[.H886]*[.K886]" office:value-type="float" office:value="-4.13165286028531" calcext:value-type="float">
            <text:p>-4,1316528603</text:p>
          </table:table-cell>
        </table:table-row>
        <table:table-row table:style-name="ro1">
          <table:table-cell office:value-type="float" office:value="9.4015156" calcext:value-type="float">
            <text:p>9,4015156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9.398" calcext:value-type="float">
            <text:p>9,398</text:p>
          </table:table-cell>
          <table:table-cell office:value-type="float" office:value="-4.131653" calcext:value-type="float">
            <text:p>-4,131653</text:p>
          </table:table-cell>
          <table:table-cell office:value-type="float" office:value="0.00200545" calcext:value-type="float">
            <text:p>0,00200545</text:p>
          </table:table-cell>
          <table:table-cell office:value-type="float" office:value="0.4295568" calcext:value-type="float">
            <text:p>0,4295568</text:p>
          </table:table-cell>
          <table:table-cell table:formula="of:=[.A887]-[.E887]" office:value-type="float" office:value="9.39951015" calcext:value-type="float">
            <text:p>9,39951015</text:p>
          </table:table-cell>
          <table:table-cell table:formula="of:=[.B887]-[.D887]" office:value-type="float" office:value="0.0316539999999996" calcext:value-type="float">
            <text:p>0,031654</text:p>
          </table:table-cell>
          <table:table-cell table:formula="of:=[.A887]-[.C887]" office:value-type="float" office:value="0.00351560000000006" calcext:value-type="float">
            <text:p>0,0035156</text:p>
          </table:table-cell>
          <table:table-cell table:formula="of:=[.G887]-[.C887]" office:value-type="float" office:value="0.00151014999999965" calcext:value-type="float">
            <text:p>0,00151015</text:p>
          </table:table-cell>
          <table:table-cell table:formula="of:=[.J887]/[.I887]" office:value-type="float" office:value="0.429556832404036" calcext:value-type="float">
            <text:p>0,4295568324</text:p>
          </table:table-cell>
          <table:table-cell table:formula="of:=[.D887]+[.H887]*[.K887]" office:value-type="float" office:value="-4.11805580802708" calcext:value-type="float">
            <text:p>-4,118055808</text:p>
          </table:table-cell>
        </table:table-row>
        <table:table-row table:style-name="ro1">
          <table:table-cell office:value-type="float" office:value="9.4020177" calcext:value-type="float">
            <text:p>9,4020177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9.4" calcext:value-type="float">
            <text:p>9,4</text:p>
          </table:table-cell>
          <table:table-cell office:value-type="float" office:value="-4.118056" calcext:value-type="float">
            <text:p>-4,118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88]-[.E888]" office:value-type="float" office:value="9.4020177" calcext:value-type="float">
            <text:p>9,4020177</text:p>
          </table:table-cell>
          <table:table-cell table:formula="of:=[.B888]-[.D888]" office:value-type="float" office:value="0.0180569999999998" calcext:value-type="float">
            <text:p>0,018057</text:p>
          </table:table-cell>
          <table:table-cell table:formula="of:=[.A888]-[.C888]" office:value-type="float" office:value="0.00201769999999968" calcext:value-type="float">
            <text:p>0,0020177</text:p>
          </table:table-cell>
          <table:table-cell table:formula="of:=[.G888]-[.C888]" office:value-type="float" office:value="0.00201769999999968" calcext:value-type="float">
            <text:p>0,0020177</text:p>
          </table:table-cell>
          <table:table-cell table:formula="of:=[.J888]/[.I888]" office:value-type="float" office:value="1" calcext:value-type="float">
            <text:p>1</text:p>
          </table:table-cell>
          <table:table-cell table:formula="of:=[.D888]+[.H888]*[.K888]" office:value-type="float" office:value="-4.099999" calcext:value-type="float">
            <text:p>-4,099999</text:p>
          </table:table-cell>
        </table:table-row>
        <table:table-row table:style-name="ro1">
          <table:table-cell office:value-type="float" office:value="9.4030227" calcext:value-type="float">
            <text:p>9,4030227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9.402" calcext:value-type="float">
            <text:p>9,402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889]-[.E889]" office:value-type="float" office:value="9.4030227" calcext:value-type="float">
            <text:p>9,4030227</text:p>
          </table:table-cell>
          <table:table-cell table:formula="of:=[.B889]-[.D889]" office:value-type="float" office:value="0" calcext:value-type="float">
            <text:p>0</text:p>
          </table:table-cell>
          <table:table-cell table:formula="of:=[.A889]-[.C889]" office:value-type="float" office:value="0.00102270000000004" calcext:value-type="float">
            <text:p>0,0010227</text:p>
          </table:table-cell>
          <table:table-cell table:formula="of:=[.G889]-[.C889]" office:value-type="float" office:value="0.00102270000000004" calcext:value-type="float">
            <text:p>0,0010227</text:p>
          </table:table-cell>
          <table:table-cell table:formula="of:=[.J889]/[.I889]" office:value-type="float" office:value="1" calcext:value-type="float">
            <text:p>1</text:p>
          </table:table-cell>
          <table:table-cell table:formula="of:=[.D889]+[.H889]*[.K889]" office:value-type="float" office:value="-4.099999" calcext:value-type="float">
            <text:p>-4,099999</text:p>
          </table:table-cell>
        </table:table-row>
        <table:table-row table:style-name="ro1">
          <table:table-cell office:value-type="float" office:value="9.43202" calcext:value-type="float">
            <text:p>9,43202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9.403" calcext:value-type="float">
            <text:p>9,403</text:p>
          </table:table-cell>
          <table:table-cell office:value-type="float" office:value="-4.099999" calcext:value-type="float">
            <text:p>-4,09999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40868" calcext:value-type="float">
            <text:p>0,9740868</text:p>
          </table:table-cell>
          <table:table-cell table:formula="of:=[.A890]-[.E890]" office:value-type="float" office:value="9.431268" calcext:value-type="float">
            <text:p>9,431268</text:p>
          </table:table-cell>
          <table:table-cell table:formula="of:=[.B890]-[.D890]" office:value-type="float" office:value="0.45" calcext:value-type="float">
            <text:p>0,45</text:p>
          </table:table-cell>
          <table:table-cell table:formula="of:=[.A890]-[.C890]" office:value-type="float" office:value="0.0290199999999992" calcext:value-type="float">
            <text:p>0,02902</text:p>
          </table:table-cell>
          <table:table-cell table:formula="of:=[.G890]-[.C890]" office:value-type="float" office:value="0.0282679999999988" calcext:value-type="float">
            <text:p>0,028268</text:p>
          </table:table-cell>
          <table:table-cell table:formula="of:=[.J890]/[.I890]" office:value-type="float" office:value="0.974086836664358" calcext:value-type="float">
            <text:p>0,9740868367</text:p>
          </table:table-cell>
          <table:table-cell table:formula="of:=[.D890]+[.H890]*[.K890]" office:value-type="float" office:value="-3.66165992350104" calcext:value-type="float">
            <text:p>-3,6616599235</text:p>
          </table:table-cell>
        </table:table-row>
        <table:table-row table:style-name="ro1">
          <table:table-cell office:value-type="float" office:value="9.4350319" calcext:value-type="float">
            <text:p>9,4350319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9.431" calcext:value-type="float">
            <text:p>9,431</text:p>
          </table:table-cell>
          <table:table-cell office:value-type="float" office:value="-3.66166" calcext:value-type="float">
            <text:p>-3,6616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8134874" calcext:value-type="float">
            <text:p>0,8134874</text:p>
          </table:table-cell>
          <table:table-cell table:formula="of:=[.A891]-[.E891]" office:value-type="float" office:value="9.4342799" calcext:value-type="float">
            <text:p>9,4342799</text:p>
          </table:table-cell>
          <table:table-cell table:formula="of:=[.B891]-[.D891]" office:value-type="float" office:value="0.0116609999999997" calcext:value-type="float">
            <text:p>0,011661</text:p>
          </table:table-cell>
          <table:table-cell table:formula="of:=[.A891]-[.C891]" office:value-type="float" office:value="0.00403190000000109" calcext:value-type="float">
            <text:p>0,0040319</text:p>
          </table:table-cell>
          <table:table-cell table:formula="of:=[.G891]-[.C891]" office:value-type="float" office:value="0.00327990000000078" calcext:value-type="float">
            <text:p>0,0032799</text:p>
          </table:table-cell>
          <table:table-cell table:formula="of:=[.J891]/[.I891]" office:value-type="float" office:value="0.81348743768444" calcext:value-type="float">
            <text:p>0,8134874377</text:p>
          </table:table-cell>
          <table:table-cell table:formula="of:=[.D891]+[.H891]*[.K891]" office:value-type="float" office:value="-3.65217392298916" calcext:value-type="float">
            <text:p>-3,652173923</text:p>
          </table:table-cell>
        </table:table-row>
        <table:table-row table:style-name="ro1">
          <table:table-cell office:value-type="float" office:value="9.4370373" calcext:value-type="float">
            <text:p>9,4370373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9.434" calcext:value-type="float">
            <text:p>9,434</text:p>
          </table:table-cell>
          <table:table-cell office:value-type="float" office:value="-3.652174" calcext:value-type="float">
            <text:p>-3,652174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7523458" calcext:value-type="float">
            <text:p>0,7523458</text:p>
          </table:table-cell>
          <table:table-cell table:formula="of:=[.A892]-[.E892]" office:value-type="float" office:value="9.4362851" calcext:value-type="float">
            <text:p>9,4362851</text:p>
          </table:table-cell>
          <table:table-cell table:formula="of:=[.B892]-[.D892]" office:value-type="float" office:value="0.00217499999999982" calcext:value-type="float">
            <text:p>0,002175</text:p>
          </table:table-cell>
          <table:table-cell table:formula="of:=[.A892]-[.C892]" office:value-type="float" office:value="0.0030373000000008" calcext:value-type="float">
            <text:p>0,0030373</text:p>
          </table:table-cell>
          <table:table-cell table:formula="of:=[.G892]-[.C892]" office:value-type="float" office:value="0.00228509999999993" calcext:value-type="float">
            <text:p>0,0022851</text:p>
          </table:table-cell>
          <table:table-cell table:formula="of:=[.J892]/[.I892]" office:value-type="float" office:value="0.752345833470296" calcext:value-type="float">
            <text:p>0,7523458335</text:p>
          </table:table-cell>
          <table:table-cell table:formula="of:=[.D892]+[.H892]*[.K892]" office:value-type="float" office:value="-3.6505376478122" calcext:value-type="float">
            <text:p>-3,6505376478</text:p>
          </table:table-cell>
        </table:table-row>
        <table:table-row table:style-name="ro1">
          <table:table-cell office:value-type="float" office:value="9.4380395" calcext:value-type="float">
            <text:p>9,4380395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9.436" calcext:value-type="float">
            <text:p>9,436</text:p>
          </table:table-cell>
          <table:table-cell office:value-type="float" office:value="-3.650538" calcext:value-type="float">
            <text:p>-3,650538</text:p>
          </table:table-cell>
          <table:table-cell office:value-type="float" office:value="0.0007522" calcext:value-type="float">
            <text:p>0,0007522</text:p>
          </table:table-cell>
          <table:table-cell office:value-type="float" office:value="0.6311841" calcext:value-type="float">
            <text:p>0,6311841</text:p>
          </table:table-cell>
          <table:table-cell table:formula="of:=[.A893]-[.E893]" office:value-type="float" office:value="9.4372873" calcext:value-type="float">
            <text:p>9,4372873</text:p>
          </table:table-cell>
          <table:table-cell table:formula="of:=[.B893]-[.D893]" office:value-type="float" office:value="0.000538999999999845" calcext:value-type="float">
            <text:p>0,000539</text:p>
          </table:table-cell>
          <table:table-cell table:formula="of:=[.A893]-[.C893]" office:value-type="float" office:value="0.00203950000000042" calcext:value-type="float">
            <text:p>0,0020395</text:p>
          </table:table-cell>
          <table:table-cell table:formula="of:=[.G893]-[.C893]" office:value-type="float" office:value="0.00128729999999955" calcext:value-type="float">
            <text:p>0,0012873</text:p>
          </table:table-cell>
          <table:table-cell table:formula="of:=[.J893]/[.I893]" office:value-type="float" office:value="0.63118411375302" calcext:value-type="float">
            <text:p>0,6311841138</text:p>
          </table:table-cell>
          <table:table-cell table:formula="of:=[.D893]+[.H893]*[.K893]" office:value-type="float" office:value="-3.65019779176269" calcext:value-type="float">
            <text:p>-3,6501977918</text:p>
          </table:table-cell>
        </table:table-row>
        <table:table-row table:style-name="ro1">
          <table:table-cell office:value-type="float" office:value="9.4390423" calcext:value-type="float">
            <text:p>9,4390423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9.437" calcext:value-type="float">
            <text:p>9,437</text:p>
          </table:table-cell>
          <table:table-cell office:value-type="float" office:value="-3.650198" calcext:value-type="float">
            <text:p>-3,65019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72218" calcext:value-type="float">
            <text:p>0,8772218</text:p>
          </table:table-cell>
          <table:table-cell table:formula="of:=[.A894]-[.E894]" office:value-type="float" office:value="9.43879155" calcext:value-type="float">
            <text:p>9,43879155</text:p>
          </table:table-cell>
          <table:table-cell table:formula="of:=[.B894]-[.D894]" office:value-type="float" office:value="0.000198999999999838" calcext:value-type="float">
            <text:p>0,000199</text:p>
          </table:table-cell>
          <table:table-cell table:formula="of:=[.A894]-[.C894]" office:value-type="float" office:value="0.00204230000000116" calcext:value-type="float">
            <text:p>0,0020423</text:p>
          </table:table-cell>
          <table:table-cell table:formula="of:=[.G894]-[.C894]" office:value-type="float" office:value="0.00179155000000186" calcext:value-type="float">
            <text:p>0,00179155</text:p>
          </table:table-cell>
          <table:table-cell table:formula="of:=[.J894]/[.I894]" office:value-type="float" office:value="0.877221759781052" calcext:value-type="float">
            <text:p>0,8772217598</text:p>
          </table:table-cell>
          <table:table-cell table:formula="of:=[.D894]+[.H894]*[.K894]" office:value-type="float" office:value="-3.6500234328698" calcext:value-type="float">
            <text:p>-3,6500234329</text:p>
          </table:table-cell>
        </table:table-row>
        <table:table-row table:style-name="ro1">
          <table:table-cell office:value-type="float" office:value="9.4410476" calcext:value-type="float">
            <text:p>9,4410476</text:p>
          </table:table-cell>
          <table:table-cell office:value-type="float" office:value="-3.649999" calcext:value-type="float">
            <text:p>-3,649999</text:p>
          </table:table-cell>
          <table:table-cell office:value-type="float" office:value="9.439" calcext:value-type="float">
            <text:p>9,439</text:p>
          </table:table-cell>
          <table:table-cell office:value-type="float" office:value="-3.650023" calcext:value-type="float">
            <text:p>-3,65002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775396" calcext:value-type="float">
            <text:p>0,8775396</text:p>
          </table:table-cell>
          <table:table-cell table:formula="of:=[.A895]-[.E895]" office:value-type="float" office:value="9.44079685" calcext:value-type="float">
            <text:p>9,44079685</text:p>
          </table:table-cell>
          <table:table-cell table:formula="of:=[.B895]-[.D895]" office:value-type="float" office:value="0.000023999999999802" calcext:value-type="float">
            <text:p>0,000024</text:p>
          </table:table-cell>
          <table:table-cell table:formula="of:=[.A895]-[.C895]" office:value-type="float" office:value="0.00204759999999915" calcext:value-type="float">
            <text:p>0,0020476</text:p>
          </table:table-cell>
          <table:table-cell table:formula="of:=[.G895]-[.C895]" office:value-type="float" office:value="0.00179684999999985" calcext:value-type="float">
            <text:p>0,00179685</text:p>
          </table:table-cell>
          <table:table-cell table:formula="of:=[.J895]/[.I895]" office:value-type="float" office:value="0.877539558507812" calcext:value-type="float">
            <text:p>0,8775395585</text:p>
          </table:table-cell>
          <table:table-cell table:formula="of:=[.D895]+[.H895]*[.K895]" office:value-type="float" office:value="-3.6500019390506" calcext:value-type="float">
            <text:p>-3,6500019391</text:p>
          </table:table-cell>
        </table:table-row>
        <table:table-row table:style-name="ro1">
          <table:table-cell office:value-type="float" office:value="9.4430576" calcext:value-type="float">
            <text:p>9,4430576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9.441" calcext:value-type="float">
            <text:p>9,441</text:p>
          </table:table-cell>
          <table:table-cell office:value-type="float" office:value="-3.650002" calcext:value-type="float">
            <text:p>-3,650002</text:p>
          </table:table-cell>
          <table:table-cell office:value-type="float" office:value="0.0005032" calcext:value-type="float">
            <text:p>0,0005032</text:p>
          </table:table-cell>
          <table:table-cell office:value-type="float" office:value="0.7554432" calcext:value-type="float">
            <text:p>0,7554432</text:p>
          </table:table-cell>
          <table:table-cell table:formula="of:=[.A896]-[.E896]" office:value-type="float" office:value="9.4425544" calcext:value-type="float">
            <text:p>9,4425544</text:p>
          </table:table-cell>
          <table:table-cell table:formula="of:=[.B896]-[.D896]" office:value-type="float" office:value="0.150003" calcext:value-type="float">
            <text:p>0,150003</text:p>
          </table:table-cell>
          <table:table-cell table:formula="of:=[.A896]-[.C896]" office:value-type="float" office:value="0.00205759999999877" calcext:value-type="float">
            <text:p>0,0020576</text:p>
          </table:table-cell>
          <table:table-cell table:formula="of:=[.G896]-[.C896]" office:value-type="float" office:value="0.00155439999999807" calcext:value-type="float">
            <text:p>0,0015544</text:p>
          </table:table-cell>
          <table:table-cell table:formula="of:=[.J896]/[.I896]" office:value-type="float" office:value="0.755443234836215" calcext:value-type="float">
            <text:p>0,7554432348</text:p>
          </table:table-cell>
          <table:table-cell table:formula="of:=[.D896]+[.H896]*[.K896]" office:value-type="float" office:value="-3.53668324844486" calcext:value-type="float">
            <text:p>-3,5366832484</text:p>
          </table:table-cell>
        </table:table-row>
        <table:table-row table:style-name="ro1">
          <table:table-cell office:value-type="float" office:value="9.4440629" calcext:value-type="float">
            <text:p>9,4440629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9.443" calcext:value-type="float">
            <text:p>9,443</text:p>
          </table:table-cell>
          <table:table-cell office:value-type="float" office:value="-3.536683" calcext:value-type="float">
            <text:p>-3,536683</text:p>
          </table:table-cell>
          <table:table-cell office:value-type="float" office:value="0.0005032" calcext:value-type="float">
            <text:p>0,0005032</text:p>
          </table:table-cell>
          <table:table-cell office:value-type="float" office:value="0.5265782" calcext:value-type="float">
            <text:p>0,5265782</text:p>
          </table:table-cell>
          <table:table-cell table:formula="of:=[.A897]-[.E897]" office:value-type="float" office:value="9.4435597" calcext:value-type="float">
            <text:p>9,4435597</text:p>
          </table:table-cell>
          <table:table-cell table:formula="of:=[.B897]-[.D897]" office:value-type="float" office:value="0.0366840000000002" calcext:value-type="float">
            <text:p>0,036684</text:p>
          </table:table-cell>
          <table:table-cell table:formula="of:=[.A897]-[.C897]" office:value-type="float" office:value="0.00106290000000087" calcext:value-type="float">
            <text:p>0,0010629</text:p>
          </table:table-cell>
          <table:table-cell table:formula="of:=[.G897]-[.C897]" office:value-type="float" office:value="0.000559700000000163" calcext:value-type="float">
            <text:p>0,0005597</text:p>
          </table:table-cell>
          <table:table-cell table:formula="of:=[.J897]/[.I897]" office:value-type="float" office:value="0.526578229372196" calcext:value-type="float">
            <text:p>0,5265782294</text:p>
          </table:table-cell>
          <table:table-cell table:formula="of:=[.D897]+[.H897]*[.K897]" office:value-type="float" office:value="-3.51736600423371" calcext:value-type="float">
            <text:p>-3,5173660042</text:p>
          </table:table-cell>
        </table:table-row>
        <table:table-row table:style-name="ro1">
          <table:table-cell office:value-type="float" office:value="9.4666257" calcext:value-type="float">
            <text:p>9,4666257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9.444" calcext:value-type="float">
            <text:p>9,444</text:p>
          </table:table-cell>
          <table:table-cell office:value-type="float" office:value="-3.517366" calcext:value-type="float">
            <text:p>-3,517366</text:p>
          </table:table-cell>
          <table:table-cell office:value-type="float" office:value="0.0005032" calcext:value-type="float">
            <text:p>0,0005032</text:p>
          </table:table-cell>
          <table:table-cell office:value-type="float" office:value="0.9777598" calcext:value-type="float">
            <text:p>0,9777598</text:p>
          </table:table-cell>
          <table:table-cell table:formula="of:=[.A898]-[.E898]" office:value-type="float" office:value="9.4661225" calcext:value-type="float">
            <text:p>9,4661225</text:p>
          </table:table-cell>
          <table:table-cell table:formula="of:=[.B898]-[.D898]" office:value-type="float" office:value="0.317367" calcext:value-type="float">
            <text:p>0,317367</text:p>
          </table:table-cell>
          <table:table-cell table:formula="of:=[.A898]-[.C898]" office:value-type="float" office:value="0.022625699999999" calcext:value-type="float">
            <text:p>0,0226257</text:p>
          </table:table-cell>
          <table:table-cell table:formula="of:=[.G898]-[.C898]" office:value-type="float" office:value="0.0221224999999983" calcext:value-type="float">
            <text:p>0,0221225</text:p>
          </table:table-cell>
          <table:table-cell table:formula="of:=[.J898]/[.I898]" office:value-type="float" office:value="0.977759804116526" calcext:value-type="float">
            <text:p>0,9777598041</text:p>
          </table:table-cell>
          <table:table-cell table:formula="of:=[.D898]+[.H898]*[.K898]" office:value-type="float" office:value="-3.20705730424695" calcext:value-type="float">
            <text:p>-3,2070573042</text:p>
          </table:table-cell>
        </table:table-row>
        <table:table-row table:style-name="ro1">
          <table:table-cell office:value-type="float" office:value="9.469132" calcext:value-type="float">
            <text:p>9,469132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9.466" calcext:value-type="float">
            <text:p>9,466</text:p>
          </table:table-cell>
          <table:table-cell office:value-type="float" office:value="-3.207057" calcext:value-type="float">
            <text:p>-3,20705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98978" calcext:value-type="float">
            <text:p>0,7598978</text:p>
          </table:table-cell>
          <table:table-cell table:formula="of:=[.A899]-[.E899]" office:value-type="float" office:value="9.46838" calcext:value-type="float">
            <text:p>9,46838</text:p>
          </table:table-cell>
          <table:table-cell table:formula="of:=[.B899]-[.D899]" office:value-type="float" office:value="0.00705799999999979" calcext:value-type="float">
            <text:p>0,007058</text:p>
          </table:table-cell>
          <table:table-cell table:formula="of:=[.A899]-[.C899]" office:value-type="float" office:value="0.0031320000000008" calcext:value-type="float">
            <text:p>0,003132</text:p>
          </table:table-cell>
          <table:table-cell table:formula="of:=[.G899]-[.C899]" office:value-type="float" office:value="0.00238000000000049" calcext:value-type="float">
            <text:p>0,00238</text:p>
          </table:table-cell>
          <table:table-cell table:formula="of:=[.J899]/[.I899]" office:value-type="float" office:value="0.759897828863309" calcext:value-type="float">
            <text:p>0,7598978289</text:p>
          </table:table-cell>
          <table:table-cell table:formula="of:=[.D899]+[.H899]*[.K899]" office:value-type="float" office:value="-3.20169364112388" calcext:value-type="float">
            <text:p>-3,2016936411</text:p>
          </table:table-cell>
        </table:table-row>
        <table:table-row table:style-name="ro1">
          <table:table-cell office:value-type="float" office:value="9.4711374" calcext:value-type="float">
            <text:p>9,4711374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9.468" calcext:value-type="float">
            <text:p>9,468</text:p>
          </table:table-cell>
          <table:table-cell office:value-type="float" office:value="-3.201694" calcext:value-type="float">
            <text:p>-3,201694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6804042" calcext:value-type="float">
            <text:p>0,6804042</text:p>
          </table:table-cell>
          <table:table-cell table:formula="of:=[.A900]-[.E900]" office:value-type="float" office:value="9.4701347" calcext:value-type="float">
            <text:p>9,4701347</text:p>
          </table:table-cell>
          <table:table-cell table:formula="of:=[.B900]-[.D900]" office:value-type="float" office:value="0.00169499999999978" calcext:value-type="float">
            <text:p>0,001695</text:p>
          </table:table-cell>
          <table:table-cell table:formula="of:=[.A900]-[.C900]" office:value-type="float" office:value="0.00313739999999996" calcext:value-type="float">
            <text:p>0,0031374</text:p>
          </table:table-cell>
          <table:table-cell table:formula="of:=[.G900]-[.C900]" office:value-type="float" office:value="0.00213469999999916" calcext:value-type="float">
            <text:p>0,0021347</text:p>
          </table:table-cell>
          <table:table-cell table:formula="of:=[.J900]/[.I900]" office:value-type="float" office:value="0.680404156307511" calcext:value-type="float">
            <text:p>0,6804041563</text:p>
          </table:table-cell>
          <table:table-cell table:formula="of:=[.D900]+[.H900]*[.K900]" office:value-type="float" office:value="-3.20054071495506" calcext:value-type="float">
            <text:p>-3,200540715</text:p>
          </table:table-cell>
        </table:table-row>
        <table:table-row table:style-name="ro1">
          <table:table-cell office:value-type="float" office:value="9.4721401" calcext:value-type="float">
            <text:p>9,4721401</text:p>
          </table:table-cell>
          <table:table-cell office:value-type="float" office:value="-3.199999" calcext:value-type="float">
            <text:p>-3,199999</text:p>
          </table:table-cell>
          <table:table-cell office:value-type="float" office:value="9.47" calcext:value-type="float">
            <text:p>9,47</text:p>
          </table:table-cell>
          <table:table-cell office:value-type="float" office:value="-3.200541" calcext:value-type="float">
            <text:p>-3,200541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314705" calcext:value-type="float">
            <text:p>0,5314705</text:p>
          </table:table-cell>
          <table:table-cell table:formula="of:=[.A901]-[.E901]" office:value-type="float" office:value="9.4711374" calcext:value-type="float">
            <text:p>9,4711374</text:p>
          </table:table-cell>
          <table:table-cell table:formula="of:=[.B901]-[.D901]" office:value-type="float" office:value="0.00054199999999982" calcext:value-type="float">
            <text:p>0,000542</text:p>
          </table:table-cell>
          <table:table-cell table:formula="of:=[.A901]-[.C901]" office:value-type="float" office:value="0.00214010000000009" calcext:value-type="float">
            <text:p>0,0021401</text:p>
          </table:table-cell>
          <table:table-cell table:formula="of:=[.G901]-[.C901]" office:value-type="float" office:value="0.00113739999999929" calcext:value-type="float">
            <text:p>0,0011374</text:p>
          </table:table-cell>
          <table:table-cell table:formula="of:=[.J901]/[.I901]" office:value-type="float" office:value="0.531470492032728" calcext:value-type="float">
            <text:p>0,531470492</text:p>
          </table:table-cell>
          <table:table-cell table:formula="of:=[.D901]+[.H901]*[.K901]" office:value-type="float" office:value="-3.20025294299332" calcext:value-type="float">
            <text:p>-3,200252943</text:p>
          </table:table-cell>
        </table:table-row>
        <table:table-row table:style-name="ro1">
          <table:table-cell office:value-type="float" office:value="9.4994982" calcext:value-type="float">
            <text:p>9,4994982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471" calcext:value-type="float">
            <text:p>9,471</text:p>
          </table:table-cell>
          <table:table-cell office:value-type="float" office:value="-3.200253" calcext:value-type="float">
            <text:p>-3,200253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9648153" calcext:value-type="float">
            <text:p>0,9648153</text:p>
          </table:table-cell>
          <table:table-cell table:formula="of:=[.A902]-[.E902]" office:value-type="float" office:value="9.4984955" calcext:value-type="float">
            <text:p>9,4984955</text:p>
          </table:table-cell>
          <table:table-cell table:formula="of:=[.B902]-[.D902]" office:value-type="float" office:value="0.450254" calcext:value-type="float">
            <text:p>0,450254</text:p>
          </table:table-cell>
          <table:table-cell table:formula="of:=[.A902]-[.C902]" office:value-type="float" office:value="0.0284981999999996" calcext:value-type="float">
            <text:p>0,0284982</text:p>
          </table:table-cell>
          <table:table-cell table:formula="of:=[.G902]-[.C902]" office:value-type="float" office:value="0.0274954999999988" calcext:value-type="float">
            <text:p>0,0274955</text:p>
          </table:table-cell>
          <table:table-cell table:formula="of:=[.J902]/[.I902]" office:value-type="float" office:value="0.96481532166941" calcext:value-type="float">
            <text:p>0,9648153217</text:p>
          </table:table-cell>
          <table:table-cell table:formula="of:=[.D902]+[.H902]*[.K902]" office:value-type="float" office:value="-2.76584104215706" calcext:value-type="float">
            <text:p>-2,7658410422</text:p>
          </table:table-cell>
        </table:table-row>
        <table:table-row table:style-name="ro1">
          <table:table-cell office:value-type="float" office:value="9.5005007" calcext:value-type="float">
            <text:p>9,5005007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498" calcext:value-type="float">
            <text:p>9,498</text:p>
          </table:table-cell>
          <table:table-cell office:value-type="float" office:value="-2.765841" calcext:value-type="float">
            <text:p>-2,76584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998281" calcext:value-type="float">
            <text:p>0,8998281</text:p>
          </table:table-cell>
          <table:table-cell table:formula="of:=[.A903]-[.E903]" office:value-type="float" office:value="9.5002502" calcext:value-type="float">
            <text:p>9,5002502</text:p>
          </table:table-cell>
          <table:table-cell table:formula="of:=[.B903]-[.D903]" office:value-type="float" office:value="0.0158420000000001" calcext:value-type="float">
            <text:p>0,015842</text:p>
          </table:table-cell>
          <table:table-cell table:formula="of:=[.A903]-[.C903]" office:value-type="float" office:value="0.00250070000000058" calcext:value-type="float">
            <text:p>0,0025007</text:p>
          </table:table-cell>
          <table:table-cell table:formula="of:=[.G903]-[.C903]" office:value-type="float" office:value="0.00225020000000065" calcext:value-type="float">
            <text:p>0,0022502</text:p>
          </table:table-cell>
          <table:table-cell table:formula="of:=[.J903]/[.I903]" office:value-type="float" office:value="0.89982804814657" calcext:value-type="float">
            <text:p>0,8998280481</text:p>
          </table:table-cell>
          <table:table-cell table:formula="of:=[.D903]+[.H903]*[.K903]" office:value-type="float" office:value="-2.75158592406126" calcext:value-type="float">
            <text:p>-2,7515859241</text:p>
          </table:table-cell>
        </table:table-row>
        <table:table-row table:style-name="ro1">
          <table:table-cell office:value-type="float" office:value="9.5015028" calcext:value-type="float">
            <text:p>9,5015028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5" calcext:value-type="float">
            <text:p>9,5</text:p>
          </table:table-cell>
          <table:table-cell office:value-type="float" office:value="-2.751585" calcext:value-type="float">
            <text:p>-2,75158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333111" calcext:value-type="float">
            <text:p>0,8333111</text:p>
          </table:table-cell>
          <table:table-cell table:formula="of:=[.A904]-[.E904]" office:value-type="float" office:value="9.5012523" calcext:value-type="float">
            <text:p>9,5012523</text:p>
          </table:table-cell>
          <table:table-cell table:formula="of:=[.B904]-[.D904]" office:value-type="float" office:value="0.00158600000000009" calcext:value-type="float">
            <text:p>0,001586</text:p>
          </table:table-cell>
          <table:table-cell table:formula="of:=[.A904]-[.C904]" office:value-type="float" office:value="0.0015028000000008" calcext:value-type="float">
            <text:p>0,0015028</text:p>
          </table:table-cell>
          <table:table-cell table:formula="of:=[.G904]-[.C904]" office:value-type="float" office:value="0.00125230000000087" calcext:value-type="float">
            <text:p>0,0012523</text:p>
          </table:table-cell>
          <table:table-cell table:formula="of:=[.J904]/[.I904]" office:value-type="float" office:value="0.83331115251544" calcext:value-type="float">
            <text:p>0,8333111525</text:p>
          </table:table-cell>
          <table:table-cell table:formula="of:=[.D904]+[.H904]*[.K904]" office:value-type="float" office:value="-2.75026336851211" calcext:value-type="float">
            <text:p>-2,7502633685</text:p>
          </table:table-cell>
        </table:table-row>
        <table:table-row table:style-name="ro1">
          <table:table-cell office:value-type="float" office:value="9.5030096" calcext:value-type="float">
            <text:p>9,5030096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501" calcext:value-type="float">
            <text:p>9,501</text:p>
          </table:table-cell>
          <table:table-cell office:value-type="float" office:value="-2.750263" calcext:value-type="float">
            <text:p>-2,750263</text:p>
          </table:table-cell>
          <table:table-cell office:value-type="float" office:value="0.0007534" calcext:value-type="float">
            <text:p>0,0007534</text:p>
          </table:table-cell>
          <table:table-cell office:value-type="float" office:value="0.6250995" calcext:value-type="float">
            <text:p>0,6250995</text:p>
          </table:table-cell>
          <table:table-cell table:formula="of:=[.A905]-[.E905]" office:value-type="float" office:value="9.5022562" calcext:value-type="float">
            <text:p>9,5022562</text:p>
          </table:table-cell>
          <table:table-cell table:formula="of:=[.B905]-[.D905]" office:value-type="float" office:value="0.000264000000000042" calcext:value-type="float">
            <text:p>0,000264</text:p>
          </table:table-cell>
          <table:table-cell table:formula="of:=[.A905]-[.C905]" office:value-type="float" office:value="0.00200960000000094" calcext:value-type="float">
            <text:p>0,0020096</text:p>
          </table:table-cell>
          <table:table-cell table:formula="of:=[.G905]-[.C905]" office:value-type="float" office:value="0.00125620000000026" calcext:value-type="float">
            <text:p>0,0012562</text:p>
          </table:table-cell>
          <table:table-cell table:formula="of:=[.J905]/[.I905]" office:value-type="float" office:value="0.625099522292831" calcext:value-type="float">
            <text:p>0,6250995223</text:p>
          </table:table-cell>
          <table:table-cell table:formula="of:=[.D905]+[.H905]*[.K905]" office:value-type="float" office:value="-2.75009797372611" calcext:value-type="float">
            <text:p>-2,7500979737</text:p>
          </table:table-cell>
        </table:table-row>
        <table:table-row table:style-name="ro1">
          <table:table-cell office:value-type="float" office:value="9.505017" calcext:value-type="float">
            <text:p>9,505017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502" calcext:value-type="float">
            <text:p>9,502</text:p>
          </table:table-cell>
          <table:table-cell office:value-type="float" office:value="-2.750098" calcext:value-type="float">
            <text:p>-2,75009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507292" calcext:value-type="float">
            <text:p>0,7507292</text:p>
          </table:table-cell>
          <table:table-cell table:formula="of:=[.A906]-[.E906]" office:value-type="float" office:value="9.50426495" calcext:value-type="float">
            <text:p>9,50426495</text:p>
          </table:table-cell>
          <table:table-cell table:formula="of:=[.B906]-[.D906]" office:value-type="float" office:value="0.0000990000000000713" calcext:value-type="float">
            <text:p>0,000099</text:p>
          </table:table-cell>
          <table:table-cell table:formula="of:=[.A906]-[.C906]" office:value-type="float" office:value="0.00301699999999983" calcext:value-type="float">
            <text:p>0,003017</text:p>
          </table:table-cell>
          <table:table-cell table:formula="of:=[.G906]-[.C906]" office:value-type="float" office:value="0.00226495000000071" calcext:value-type="float">
            <text:p>0,00226495</text:p>
          </table:table-cell>
          <table:table-cell table:formula="of:=[.J906]/[.I906]" office:value-type="float" office:value="0.750729201193517" calcext:value-type="float">
            <text:p>0,7507292012</text:p>
          </table:table-cell>
          <table:table-cell table:formula="of:=[.D906]+[.H906]*[.K906]" office:value-type="float" office:value="-2.75002367780908" calcext:value-type="float">
            <text:p>-2,7500236778</text:p>
          </table:table-cell>
        </table:table-row>
        <table:table-row table:style-name="ro1">
          <table:table-cell office:value-type="float" office:value="9.5055185" calcext:value-type="float">
            <text:p>9,5055185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504" calcext:value-type="float">
            <text:p>9,504</text:p>
          </table:table-cell>
          <table:table-cell office:value-type="float" office:value="-2.750023" calcext:value-type="float">
            <text:p>-2,75002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047415" calcext:value-type="float">
            <text:p>0,5047415</text:p>
          </table:table-cell>
          <table:table-cell table:formula="of:=[.A907]-[.E907]" office:value-type="float" office:value="9.50476645" calcext:value-type="float">
            <text:p>9,50476645</text:p>
          </table:table-cell>
          <table:table-cell table:formula="of:=[.B907]-[.D907]" office:value-type="float" office:value="0.000024000000000246" calcext:value-type="float">
            <text:p>0,000024</text:p>
          </table:table-cell>
          <table:table-cell table:formula="of:=[.A907]-[.C907]" office:value-type="float" office:value="0.00151850000000131" calcext:value-type="float">
            <text:p>0,0015185</text:p>
          </table:table-cell>
          <table:table-cell table:formula="of:=[.G907]-[.C907]" office:value-type="float" office:value="0.000766450000002195" calcext:value-type="float">
            <text:p>0,00076645</text:p>
          </table:table-cell>
          <table:table-cell table:formula="of:=[.J907]/[.I907]" office:value-type="float" office:value="0.504741521239073" calcext:value-type="float">
            <text:p>0,5047415212</text:p>
          </table:table-cell>
          <table:table-cell table:formula="of:=[.D907]+[.H907]*[.K907]" office:value-type="float" office:value="-2.75001088620349" calcext:value-type="float">
            <text:p>-2,7500108862</text:p>
          </table:table-cell>
        </table:table-row>
        <table:table-row table:style-name="ro1">
          <table:table-cell office:value-type="float" office:value="9.5070223" calcext:value-type="float">
            <text:p>9,5070223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505" calcext:value-type="float">
            <text:p>9,505</text:p>
          </table:table-cell>
          <table:table-cell office:value-type="float" office:value="-2.750011" calcext:value-type="float">
            <text:p>-2,75001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761311" calcext:value-type="float">
            <text:p>0,8761311</text:p>
          </table:table-cell>
          <table:table-cell table:formula="of:=[.A908]-[.E908]" office:value-type="float" office:value="9.5067718" calcext:value-type="float">
            <text:p>9,5067718</text:p>
          </table:table-cell>
          <table:table-cell table:formula="of:=[.B908]-[.D908]" office:value-type="float" office:value="0.000011999999999901" calcext:value-type="float">
            <text:p>0,000012</text:p>
          </table:table-cell>
          <table:table-cell table:formula="of:=[.A908]-[.C908]" office:value-type="float" office:value="0.00202229999999837" calcext:value-type="float">
            <text:p>0,0020223</text:p>
          </table:table-cell>
          <table:table-cell table:formula="of:=[.G908]-[.C908]" office:value-type="float" office:value="0.00177179999999844" calcext:value-type="float">
            <text:p>0,0017718</text:p>
          </table:table-cell>
          <table:table-cell table:formula="of:=[.J908]/[.I908]" office:value-type="float" office:value="0.876131137813315" calcext:value-type="float">
            <text:p>0,8761311378</text:p>
          </table:table-cell>
          <table:table-cell table:formula="of:=[.D908]+[.H908]*[.K908]" office:value-type="float" office:value="-2.75000048642635" calcext:value-type="float">
            <text:p>-2,7500004864</text:p>
          </table:table-cell>
        </table:table-row>
        <table:table-row table:style-name="ro1">
          <table:table-cell office:value-type="float" office:value="9.5080251" calcext:value-type="float">
            <text:p>9,5080251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9.507" calcext:value-type="float">
            <text:p>9,507</text:p>
          </table:table-cell>
          <table:table-cell office:value-type="float" office:value="-2.75" calcext:value-type="float">
            <text:p>-2,75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556336" calcext:value-type="float">
            <text:p>0,7556336</text:p>
          </table:table-cell>
          <table:table-cell table:formula="of:=[.A909]-[.E909]" office:value-type="float" office:value="9.5077746" calcext:value-type="float">
            <text:p>9,5077746</text:p>
          </table:table-cell>
          <table:table-cell table:formula="of:=[.B909]-[.D909]" office:value-type="float" office:value="0.00000100000000013978" calcext:value-type="float">
            <text:p>0,000001</text:p>
          </table:table-cell>
          <table:table-cell table:formula="of:=[.A909]-[.C909]" office:value-type="float" office:value="0.00102509999999967" calcext:value-type="float">
            <text:p>0,0010251</text:p>
          </table:table-cell>
          <table:table-cell table:formula="of:=[.G909]-[.C909]" office:value-type="float" office:value="0.000774599999999737" calcext:value-type="float">
            <text:p>0,0007746</text:p>
          </table:table-cell>
          <table:table-cell table:formula="of:=[.J909]/[.I909]" office:value-type="float" office:value="0.755633596722259" calcext:value-type="float">
            <text:p>0,7556335967</text:p>
          </table:table-cell>
          <table:table-cell table:formula="of:=[.D909]+[.H909]*[.K909]" office:value-type="float" office:value="-2.7499992443664" calcext:value-type="float">
            <text:p>-2,7499992444</text:p>
          </table:table-cell>
        </table:table-row>
        <table:table-row table:style-name="ro1">
          <table:table-cell office:value-type="float" office:value="9.5371118" calcext:value-type="float">
            <text:p>9,5371118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9.508" calcext:value-type="float">
            <text:p>9,508</text:p>
          </table:table-cell>
          <table:table-cell office:value-type="float" office:value="-2.749999" calcext:value-type="float">
            <text:p>-2,749999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9913952" calcext:value-type="float">
            <text:p>0,9913952</text:p>
          </table:table-cell>
          <table:table-cell table:formula="of:=[.A910]-[.E910]" office:value-type="float" office:value="9.5368613" calcext:value-type="float">
            <text:p>9,5368613</text:p>
          </table:table-cell>
          <table:table-cell table:formula="of:=[.B910]-[.D910]" office:value-type="float" office:value="0.450001" calcext:value-type="float">
            <text:p>0,450001</text:p>
          </table:table-cell>
          <table:table-cell table:formula="of:=[.A910]-[.C910]" office:value-type="float" office:value="0.0291118000000008" calcext:value-type="float">
            <text:p>0,0291118</text:p>
          </table:table-cell>
          <table:table-cell table:formula="of:=[.G910]-[.C910]" office:value-type="float" office:value="0.0288613000000009" calcext:value-type="float">
            <text:p>0,0288613</text:p>
          </table:table-cell>
          <table:table-cell table:formula="of:=[.J910]/[.I910]" office:value-type="float" office:value="0.991395241791991" calcext:value-type="float">
            <text:p>0,9913952418</text:p>
          </table:table-cell>
          <table:table-cell table:formula="of:=[.D910]+[.H910]*[.K910]" office:value-type="float" office:value="-2.30387014979836" calcext:value-type="float">
            <text:p>-2,3038701498</text:p>
          </table:table-cell>
        </table:table-row>
        <table:table-row table:style-name="ro1">
          <table:table-cell office:value-type="float" office:value="9.5391171" calcext:value-type="float">
            <text:p>9,5391171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9.537" calcext:value-type="float">
            <text:p>9,537</text:p>
          </table:table-cell>
          <table:table-cell office:value-type="float" office:value="-2.30387" calcext:value-type="float">
            <text:p>-2,3038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447735" calcext:value-type="float">
            <text:p>0,6447735</text:p>
          </table:table-cell>
          <table:table-cell table:formula="of:=[.A911]-[.E911]" office:value-type="float" office:value="9.53836505" calcext:value-type="float">
            <text:p>9,53836505</text:p>
          </table:table-cell>
          <table:table-cell table:formula="of:=[.B911]-[.D911]" office:value-type="float" office:value="0.00387199999999988" calcext:value-type="float">
            <text:p>0,003872</text:p>
          </table:table-cell>
          <table:table-cell table:formula="of:=[.A911]-[.C911]" office:value-type="float" office:value="0.00211709999999954" calcext:value-type="float">
            <text:p>0,0021171</text:p>
          </table:table-cell>
          <table:table-cell table:formula="of:=[.G911]-[.C911]" office:value-type="float" office:value="0.00136505000000042" calcext:value-type="float">
            <text:p>0,00136505</text:p>
          </table:table-cell>
          <table:table-cell table:formula="of:=[.J911]/[.I911]" office:value-type="float" office:value="0.644773510935109" calcext:value-type="float">
            <text:p>0,6447735109</text:p>
          </table:table-cell>
          <table:table-cell table:formula="of:=[.D911]+[.H911]*[.K911]" office:value-type="float" office:value="-2.30137343696566" calcext:value-type="float">
            <text:p>-2,301373437</text:p>
          </table:table-cell>
        </table:table-row>
        <table:table-row table:style-name="ro1">
          <table:table-cell office:value-type="float" office:value="9.5401196" calcext:value-type="float">
            <text:p>9,5401196</text:p>
          </table:table-cell>
          <table:table-cell office:value-type="float" office:value="-2.299998" calcext:value-type="float">
            <text:p>-2,299998</text:p>
          </table:table-cell>
          <table:table-cell office:value-type="float" office:value="9.538" calcext:value-type="float">
            <text:p>9,538</text:p>
          </table:table-cell>
          <table:table-cell office:value-type="float" office:value="-2.301374" calcext:value-type="float">
            <text:p>-2,30137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451925" calcext:value-type="float">
            <text:p>0,6451925</text:p>
          </table:table-cell>
          <table:table-cell table:formula="of:=[.A912]-[.E912]" office:value-type="float" office:value="9.53936755" calcext:value-type="float">
            <text:p>9,53936755</text:p>
          </table:table-cell>
          <table:table-cell table:formula="of:=[.B912]-[.D912]" office:value-type="float" office:value="0.00137600000000004" calcext:value-type="float">
            <text:p>0,001376</text:p>
          </table:table-cell>
          <table:table-cell table:formula="of:=[.A912]-[.C912]" office:value-type="float" office:value="0.00211960000000033" calcext:value-type="float">
            <text:p>0,0021196</text:p>
          </table:table-cell>
          <table:table-cell table:formula="of:=[.G912]-[.C912]" office:value-type="float" office:value="0.00136755000000122" calcext:value-type="float">
            <text:p>0,00136755</text:p>
          </table:table-cell>
          <table:table-cell table:formula="of:=[.J912]/[.I912]" office:value-type="float" office:value="0.645192489149369" calcext:value-type="float">
            <text:p>0,6451924891</text:p>
          </table:table-cell>
          <table:table-cell table:formula="of:=[.D912]+[.H912]*[.K912]" office:value-type="float" office:value="-2.30048621513493" calcext:value-type="float">
            <text:p>-2,3004862151</text:p>
          </table:table-cell>
        </table:table-row>
        <table:table-row table:style-name="ro1">
          <table:table-cell office:value-type="float" office:value="9.5426267" calcext:value-type="float">
            <text:p>9,5426267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9.539" calcext:value-type="float">
            <text:p>9,539</text:p>
          </table:table-cell>
          <table:table-cell office:value-type="float" office:value="-2.300486" calcext:value-type="float">
            <text:p>-2,300486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926351" calcext:value-type="float">
            <text:p>0,7926351</text:p>
          </table:table-cell>
          <table:table-cell table:formula="of:=[.A913]-[.E913]" office:value-type="float" office:value="9.54187465" calcext:value-type="float">
            <text:p>9,54187465</text:p>
          </table:table-cell>
          <table:table-cell table:formula="of:=[.B913]-[.D913]" office:value-type="float" office:value="0.150488" calcext:value-type="float">
            <text:p>0,150488</text:p>
          </table:table-cell>
          <table:table-cell table:formula="of:=[.A913]-[.C913]" office:value-type="float" office:value="0.00362669999999987" calcext:value-type="float">
            <text:p>0,0036267</text:p>
          </table:table-cell>
          <table:table-cell table:formula="of:=[.G913]-[.C913]" office:value-type="float" office:value="0.00287465000000076" calcext:value-type="float">
            <text:p>0,00287465</text:p>
          </table:table-cell>
          <table:table-cell table:formula="of:=[.J913]/[.I913]" office:value-type="float" office:value="0.792635177985733" calcext:value-type="float">
            <text:p>0,792635178</text:p>
          </table:table-cell>
          <table:table-cell table:formula="of:=[.D913]+[.H913]*[.K913]" office:value-type="float" office:value="-2.18120391733528" calcext:value-type="float">
            <text:p>-2,1812039173</text:p>
          </table:table-cell>
        </table:table-row>
        <table:table-row table:style-name="ro1">
          <table:table-cell office:value-type="float" office:value="9.569148" calcext:value-type="float">
            <text:p>9,569148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9.542" calcext:value-type="float">
            <text:p>9,542</text:p>
          </table:table-cell>
          <table:table-cell office:value-type="float" office:value="-2.181204" calcext:value-type="float">
            <text:p>-2,18120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22981" calcext:value-type="float">
            <text:p>0,9722981</text:p>
          </table:table-cell>
          <table:table-cell table:formula="of:=[.A914]-[.E914]" office:value-type="float" office:value="9.56839595" calcext:value-type="float">
            <text:p>9,56839595</text:p>
          </table:table-cell>
          <table:table-cell table:formula="of:=[.B914]-[.D914]" office:value-type="float" office:value="0.331206" calcext:value-type="float">
            <text:p>0,331206</text:p>
          </table:table-cell>
          <table:table-cell table:formula="of:=[.A914]-[.C914]" office:value-type="float" office:value="0.0271480000000004" calcext:value-type="float">
            <text:p>0,027148</text:p>
          </table:table-cell>
          <table:table-cell table:formula="of:=[.G914]-[.C914]" office:value-type="float" office:value="0.0263959500000013" calcext:value-type="float">
            <text:p>0,02639595</text:p>
          </table:table-cell>
          <table:table-cell table:formula="of:=[.J914]/[.I914]" office:value-type="float" office:value="0.972298143509684" calcext:value-type="float">
            <text:p>0,9722981435</text:p>
          </table:table-cell>
          <table:table-cell table:formula="of:=[.D914]+[.H914]*[.K914]" office:value-type="float" office:value="-1.85917302108073" calcext:value-type="float">
            <text:p>-1,8591730211</text:p>
          </table:table-cell>
        </table:table-row>
        <table:table-row table:style-name="ro1">
          <table:table-cell office:value-type="float" office:value="9.5706518" calcext:value-type="float">
            <text:p>9,5706518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9.568" calcext:value-type="float">
            <text:p>9,568</text:p>
          </table:table-cell>
          <table:table-cell office:value-type="float" office:value="-1.859173" calcext:value-type="float">
            <text:p>-1,85917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8109209" calcext:value-type="float">
            <text:p>0,8109209</text:p>
          </table:table-cell>
          <table:table-cell table:formula="of:=[.A915]-[.E915]" office:value-type="float" office:value="9.5701504" calcext:value-type="float">
            <text:p>9,5701504</text:p>
          </table:table-cell>
          <table:table-cell table:formula="of:=[.B915]-[.D915]" office:value-type="float" office:value="0.00917500000000016" calcext:value-type="float">
            <text:p>0,009175</text:p>
          </table:table-cell>
          <table:table-cell table:formula="of:=[.A915]-[.C915]" office:value-type="float" office:value="0.00265180000000065" calcext:value-type="float">
            <text:p>0,0026518</text:p>
          </table:table-cell>
          <table:table-cell table:formula="of:=[.G915]-[.C915]" office:value-type="float" office:value="0.00215040000000144" calcext:value-type="float">
            <text:p>0,0021504</text:p>
          </table:table-cell>
          <table:table-cell table:formula="of:=[.J915]/[.I915]" office:value-type="float" office:value="0.810920883928243" calcext:value-type="float">
            <text:p>0,8109208839</text:p>
          </table:table-cell>
          <table:table-cell table:formula="of:=[.D915]+[.H915]*[.K915]" office:value-type="float" office:value="-1.85173280088996" calcext:value-type="float">
            <text:p>-1,8517328009</text:p>
          </table:table-cell>
        </table:table-row>
        <table:table-row table:style-name="ro1">
          <table:table-cell office:value-type="float" office:value="9.5716541" calcext:value-type="float">
            <text:p>9,5716541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9.57" calcext:value-type="float">
            <text:p>9,57</text:p>
          </table:table-cell>
          <table:table-cell office:value-type="float" office:value="-1.851733" calcext:value-type="float">
            <text:p>-1,851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6]-[.E916]" office:value-type="float" office:value="9.5716541" calcext:value-type="float">
            <text:p>9,5716541</text:p>
          </table:table-cell>
          <table:table-cell table:formula="of:=[.B916]-[.D916]" office:value-type="float" office:value="0.00173500000000004" calcext:value-type="float">
            <text:p>0,001735</text:p>
          </table:table-cell>
          <table:table-cell table:formula="of:=[.A916]-[.C916]" office:value-type="float" office:value="0.00165409999999966" calcext:value-type="float">
            <text:p>0,0016541</text:p>
          </table:table-cell>
          <table:table-cell table:formula="of:=[.G916]-[.C916]" office:value-type="float" office:value="0.00165409999999966" calcext:value-type="float">
            <text:p>0,0016541</text:p>
          </table:table-cell>
          <table:table-cell table:formula="of:=[.J916]/[.I916]" office:value-type="float" office:value="1" calcext:value-type="float">
            <text:p>1</text:p>
          </table:table-cell>
          <table:table-cell table:formula="of:=[.D916]+[.H916]*[.K916]" office:value-type="float" office:value="-1.849998" calcext:value-type="float">
            <text:p>-1,849998</text:p>
          </table:table-cell>
        </table:table-row>
        <table:table-row table:style-name="ro1">
          <table:table-cell office:value-type="float" office:value="9.6010106" calcext:value-type="float">
            <text:p>9,6010106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9.572" calcext:value-type="float">
            <text:p>9,572</text:p>
          </table:table-cell>
          <table:table-cell office:value-type="float" office:value="-1.849998" calcext:value-type="float">
            <text:p>-1,84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7]-[.E917]" office:value-type="float" office:value="9.6010106" calcext:value-type="float">
            <text:p>9,6010106</text:p>
          </table:table-cell>
          <table:table-cell table:formula="of:=[.B917]-[.D917]" office:value-type="float" office:value="0.45" calcext:value-type="float">
            <text:p>0,45</text:p>
          </table:table-cell>
          <table:table-cell table:formula="of:=[.A917]-[.C917]" office:value-type="float" office:value="0.0290106000000012" calcext:value-type="float">
            <text:p>0,0290106</text:p>
          </table:table-cell>
          <table:table-cell table:formula="of:=[.G917]-[.C917]" office:value-type="float" office:value="0.0290106000000012" calcext:value-type="float">
            <text:p>0,0290106</text:p>
          </table:table-cell>
          <table:table-cell table:formula="of:=[.J917]/[.I917]" office:value-type="float" office:value="1" calcext:value-type="float">
            <text:p>1</text:p>
          </table:table-cell>
          <table:table-cell table:formula="of:=[.D917]+[.H917]*[.K917]" office:value-type="float" office:value="-1.399998" calcext:value-type="float">
            <text:p>-1,399998</text:p>
          </table:table-cell>
        </table:table-row>
        <table:table-row table:style-name="ro1">
          <table:table-cell office:value-type="float" office:value="9.6015121" calcext:value-type="float">
            <text:p>9,6015121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9.601" calcext:value-type="float">
            <text:p>9,601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8]-[.E918]" office:value-type="float" office:value="9.6015121" calcext:value-type="float">
            <text:p>9,6015121</text:p>
          </table:table-cell>
          <table:table-cell table:formula="of:=[.B918]-[.D918]" office:value-type="float" office:value="0" calcext:value-type="float">
            <text:p>0</text:p>
          </table:table-cell>
          <table:table-cell table:formula="of:=[.A918]-[.C918]" office:value-type="float" office:value="0.000512100000001681" calcext:value-type="float">
            <text:p>0,0005121</text:p>
          </table:table-cell>
          <table:table-cell table:formula="of:=[.G918]-[.C918]" office:value-type="float" office:value="0.000512100000001681" calcext:value-type="float">
            <text:p>0,0005121</text:p>
          </table:table-cell>
          <table:table-cell table:formula="of:=[.J918]/[.I918]" office:value-type="float" office:value="1" calcext:value-type="float">
            <text:p>1</text:p>
          </table:table-cell>
          <table:table-cell table:formula="of:=[.D918]+[.H918]*[.K918]" office:value-type="float" office:value="-1.399998" calcext:value-type="float">
            <text:p>-1,399998</text:p>
          </table:table-cell>
        </table:table-row>
        <table:table-row table:style-name="ro1">
          <table:table-cell office:value-type="float" office:value="9.603522" calcext:value-type="float">
            <text:p>9,603522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9.602" calcext:value-type="float">
            <text:p>9,602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19]-[.E919]" office:value-type="float" office:value="9.603522" calcext:value-type="float">
            <text:p>9,603522</text:p>
          </table:table-cell>
          <table:table-cell table:formula="of:=[.B919]-[.D919]" office:value-type="float" office:value="0" calcext:value-type="float">
            <text:p>0</text:p>
          </table:table-cell>
          <table:table-cell table:formula="of:=[.A919]-[.C919]" office:value-type="float" office:value="0.00152199999999958" calcext:value-type="float">
            <text:p>0,001522</text:p>
          </table:table-cell>
          <table:table-cell table:formula="of:=[.G919]-[.C919]" office:value-type="float" office:value="0.00152199999999958" calcext:value-type="float">
            <text:p>0,001522</text:p>
          </table:table-cell>
          <table:table-cell table:formula="of:=[.J919]/[.I919]" office:value-type="float" office:value="1" calcext:value-type="float">
            <text:p>1</text:p>
          </table:table-cell>
          <table:table-cell table:formula="of:=[.D919]+[.H919]*[.K919]" office:value-type="float" office:value="-1.399998" calcext:value-type="float">
            <text:p>-1,399998</text:p>
          </table:table-cell>
        </table:table-row>
        <table:table-row table:style-name="ro1">
          <table:table-cell office:value-type="float" office:value="9.6060281" calcext:value-type="float">
            <text:p>9,6060281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9.604" calcext:value-type="float">
            <text:p>9,604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29185" calcext:value-type="float">
            <text:p>0,629185</text:p>
          </table:table-cell>
          <table:table-cell table:formula="of:=[.A920]-[.E920]" office:value-type="float" office:value="9.60527605" calcext:value-type="float">
            <text:p>9,60527605</text:p>
          </table:table-cell>
          <table:table-cell table:formula="of:=[.B920]-[.D920]" office:value-type="float" office:value="0" calcext:value-type="float">
            <text:p>0</text:p>
          </table:table-cell>
          <table:table-cell table:formula="of:=[.A920]-[.C920]" office:value-type="float" office:value="0.00202810000000042" calcext:value-type="float">
            <text:p>0,0020281</text:p>
          </table:table-cell>
          <table:table-cell table:formula="of:=[.G920]-[.C920]" office:value-type="float" office:value="0.00127605000000131" calcext:value-type="float">
            <text:p>0,00127605</text:p>
          </table:table-cell>
          <table:table-cell table:formula="of:=[.J920]/[.I920]" office:value-type="float" office:value="0.629184951432888" calcext:value-type="float">
            <text:p>0,6291849514</text:p>
          </table:table-cell>
          <table:table-cell table:formula="of:=[.D920]+[.H920]*[.K920]" office:value-type="float" office:value="-1.399998" calcext:value-type="float">
            <text:p>-1,399998</text:p>
          </table:table-cell>
        </table:table-row>
        <table:table-row table:style-name="ro1">
          <table:table-cell office:value-type="float" office:value="9.6070309" calcext:value-type="float">
            <text:p>9,6070309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9.605" calcext:value-type="float">
            <text:p>9,605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296962" calcext:value-type="float">
            <text:p>0,6296962</text:p>
          </table:table-cell>
          <table:table-cell table:formula="of:=[.A921]-[.E921]" office:value-type="float" office:value="9.60627885" calcext:value-type="float">
            <text:p>9,60627885</text:p>
          </table:table-cell>
          <table:table-cell table:formula="of:=[.B921]-[.D921]" office:value-type="float" office:value="0" calcext:value-type="float">
            <text:p>0</text:p>
          </table:table-cell>
          <table:table-cell table:formula="of:=[.A921]-[.C921]" office:value-type="float" office:value="0.00203089999999939" calcext:value-type="float">
            <text:p>0,0020309</text:p>
          </table:table-cell>
          <table:table-cell table:formula="of:=[.G921]-[.C921]" office:value-type="float" office:value="0.00127885000000028" calcext:value-type="float">
            <text:p>0,00127885</text:p>
          </table:table-cell>
          <table:table-cell table:formula="of:=[.J921]/[.I921]" office:value-type="float" office:value="0.629696193806026" calcext:value-type="float">
            <text:p>0,6296961938</text:p>
          </table:table-cell>
          <table:table-cell table:formula="of:=[.D921]+[.H921]*[.K921]" office:value-type="float" office:value="-1.399998" calcext:value-type="float">
            <text:p>-1,399998</text:p>
          </table:table-cell>
        </table:table-row>
        <table:table-row table:style-name="ro1">
          <table:table-cell office:value-type="float" office:value="9.6355785" calcext:value-type="float">
            <text:p>9,6355785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9.606" calcext:value-type="float">
            <text:p>9,606</text:p>
          </table:table-cell>
          <table:table-cell office:value-type="float" office:value="-1.399998" calcext:value-type="float">
            <text:p>-1,39999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45744" calcext:value-type="float">
            <text:p>0,9745744</text:p>
          </table:table-cell>
          <table:table-cell table:formula="of:=[.A922]-[.E922]" office:value-type="float" office:value="9.63482645" calcext:value-type="float">
            <text:p>9,63482645</text:p>
          </table:table-cell>
          <table:table-cell table:formula="of:=[.B922]-[.D922]" office:value-type="float" office:value="0.4499996" calcext:value-type="float">
            <text:p>0,4499996</text:p>
          </table:table-cell>
          <table:table-cell table:formula="of:=[.A922]-[.C922]" office:value-type="float" office:value="0.0295784999999995" calcext:value-type="float">
            <text:p>0,0295785</text:p>
          </table:table-cell>
          <table:table-cell table:formula="of:=[.G922]-[.C922]" office:value-type="float" office:value="0.0288264500000004" calcext:value-type="float">
            <text:p>0,02882645</text:p>
          </table:table-cell>
          <table:table-cell table:formula="of:=[.J922]/[.I922]" office:value-type="float" office:value="0.974574437513764" calcext:value-type="float">
            <text:p>0,9745744375</text:p>
          </table:table-cell>
          <table:table-cell table:formula="of:=[.D922]+[.H922]*[.K922]" office:value-type="float" office:value="-0.961439892948581" calcext:value-type="float">
            <text:p>-0,9614398929</text:p>
          </table:table-cell>
        </table:table-row>
        <table:table-row table:style-name="ro1">
          <table:table-cell office:value-type="float" office:value="9.6365813" calcext:value-type="float">
            <text:p>9,6365813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9.635" calcext:value-type="float">
            <text:p>9,635</text:p>
          </table:table-cell>
          <table:table-cell office:value-type="float" office:value="-0.9614398" calcext:value-type="float">
            <text:p>-0,9614398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8413963" calcext:value-type="float">
            <text:p>0,8413963</text:p>
          </table:table-cell>
          <table:table-cell table:formula="of:=[.A923]-[.E923]" office:value-type="float" office:value="9.6363305" calcext:value-type="float">
            <text:p>9,6363305</text:p>
          </table:table-cell>
          <table:table-cell table:formula="of:=[.B923]-[.D923]" office:value-type="float" office:value="0.0114414" calcext:value-type="float">
            <text:p>0,0114414</text:p>
          </table:table-cell>
          <table:table-cell table:formula="of:=[.A923]-[.C923]" office:value-type="float" office:value="0.00158129999999979" calcext:value-type="float">
            <text:p>0,0015813</text:p>
          </table:table-cell>
          <table:table-cell table:formula="of:=[.G923]-[.C923]" office:value-type="float" office:value="0.0013304999999999" calcext:value-type="float">
            <text:p>0,0013305</text:p>
          </table:table-cell>
          <table:table-cell table:formula="of:=[.J923]/[.I923]" office:value-type="float" office:value="0.841396319484021" calcext:value-type="float">
            <text:p>0,8413963195</text:p>
          </table:table-cell>
          <table:table-cell table:formula="of:=[.D923]+[.H923]*[.K923]" office:value-type="float" office:value="-0.951813048150255" calcext:value-type="float">
            <text:p>-0,9518130482</text:p>
          </table:table-cell>
        </table:table-row>
        <table:table-row table:style-name="ro1">
          <table:table-cell office:value-type="float" office:value="9.6390878" calcext:value-type="float">
            <text:p>9,6390878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9.636" calcext:value-type="float">
            <text:p>9,636</text:p>
          </table:table-cell>
          <table:table-cell office:value-type="float" office:value="-0.951813" calcext:value-type="float">
            <text:p>-0,951813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6753676" calcext:value-type="float">
            <text:p>0,6753676</text:p>
          </table:table-cell>
          <table:table-cell table:formula="of:=[.A924]-[.E924]" office:value-type="float" office:value="9.6380854" calcext:value-type="float">
            <text:p>9,6380854</text:p>
          </table:table-cell>
          <table:table-cell table:formula="of:=[.B924]-[.D924]" office:value-type="float" office:value="0.0018146" calcext:value-type="float">
            <text:p>0,0018146</text:p>
          </table:table-cell>
          <table:table-cell table:formula="of:=[.A924]-[.C924]" office:value-type="float" office:value="0.0030878000000012" calcext:value-type="float">
            <text:p>0,0030878</text:p>
          </table:table-cell>
          <table:table-cell table:formula="of:=[.G924]-[.C924]" office:value-type="float" office:value="0.00208540000000035" calcext:value-type="float">
            <text:p>0,0020854</text:p>
          </table:table-cell>
          <table:table-cell table:formula="of:=[.J924]/[.I924]" office:value-type="float" office:value="0.675367575620034" calcext:value-type="float">
            <text:p>0,6753675756</text:p>
          </table:table-cell>
          <table:table-cell table:formula="of:=[.D924]+[.H924]*[.K924]" office:value-type="float" office:value="-0.95058747799728" calcext:value-type="float">
            <text:p>-0,950587478</text:p>
          </table:table-cell>
        </table:table-row>
        <table:table-row table:style-name="ro1">
          <table:table-cell office:value-type="float" office:value="9.6415944" calcext:value-type="float">
            <text:p>9,6415944</text:p>
          </table:table-cell>
          <table:table-cell office:value-type="float" office:value="-0.9499984" calcext:value-type="float">
            <text:p>-0,9499984</text:p>
          </table:table-cell>
          <table:table-cell office:value-type="float" office:value="9.638" calcext:value-type="float">
            <text:p>9,638</text:p>
          </table:table-cell>
          <table:table-cell office:value-type="float" office:value="-0.9505875" calcext:value-type="float">
            <text:p>-0,9505875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7211218" calcext:value-type="float">
            <text:p>0,7211218</text:p>
          </table:table-cell>
          <table:table-cell table:formula="of:=[.A925]-[.E925]" office:value-type="float" office:value="9.640592" calcext:value-type="float">
            <text:p>9,640592</text:p>
          </table:table-cell>
          <table:table-cell table:formula="of:=[.B925]-[.D925]" office:value-type="float" office:value="0.000589100000000009" calcext:value-type="float">
            <text:p>0,0005891</text:p>
          </table:table-cell>
          <table:table-cell table:formula="of:=[.A925]-[.C925]" office:value-type="float" office:value="0.00359440000000077" calcext:value-type="float">
            <text:p>0,0035944</text:p>
          </table:table-cell>
          <table:table-cell table:formula="of:=[.G925]-[.C925]" office:value-type="float" office:value="0.00259199999999993" calcext:value-type="float">
            <text:p>0,002592</text:p>
          </table:table-cell>
          <table:table-cell table:formula="of:=[.J925]/[.I925]" office:value-type="float" office:value="0.721121744936392" calcext:value-type="float">
            <text:p>0,7211217449</text:p>
          </table:table-cell>
          <table:table-cell table:formula="of:=[.D925]+[.H925]*[.K925]" office:value-type="float" office:value="-0.950162687180058" calcext:value-type="float">
            <text:p>-0,9501626872</text:p>
          </table:table-cell>
        </table:table-row>
        <table:table-row table:style-name="ro1">
          <table:table-cell office:value-type="float" office:value="9.6420962" calcext:value-type="float">
            <text:p>9,6420962</text:p>
          </table:table-cell>
          <table:table-cell office:value-type="float" office:value="-0.7999984" calcext:value-type="float">
            <text:p>-0,7999984</text:p>
          </table:table-cell>
          <table:table-cell office:value-type="float" office:value="9.641" calcext:value-type="float">
            <text:p>9,641</text:p>
          </table:table-cell>
          <table:table-cell office:value-type="float" office:value="-0.9501626" calcext:value-type="float">
            <text:p>-0,9501626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08556838" calcext:value-type="float">
            <text:p>0,08556838</text:p>
          </table:table-cell>
          <table:table-cell table:formula="of:=[.A926]-[.E926]" office:value-type="float" office:value="9.6410938" calcext:value-type="float">
            <text:p>9,6410938</text:p>
          </table:table-cell>
          <table:table-cell table:formula="of:=[.B926]-[.D926]" office:value-type="float" office:value="0.1501642" calcext:value-type="float">
            <text:p>0,1501642</text:p>
          </table:table-cell>
          <table:table-cell table:formula="of:=[.A926]-[.C926]" office:value-type="float" office:value="0.00109619999999921" calcext:value-type="float">
            <text:p>0,0010962</text:p>
          </table:table-cell>
          <table:table-cell table:formula="of:=[.G926]-[.C926]" office:value-type="float" office:value="0.0000937999999983674" calcext:value-type="float">
            <text:p>0,0000938</text:p>
          </table:table-cell>
          <table:table-cell table:formula="of:=[.J926]/[.I926]" office:value-type="float" office:value="0.0855683269462093" calcext:value-type="float">
            <text:p>0,0855683269</text:p>
          </table:table-cell>
          <table:table-cell table:formula="of:=[.D926]+[.H926]*[.K926]" office:value-type="float" office:value="-0.937313300638784" calcext:value-type="float">
            <text:p>-0,9373133006</text:p>
          </table:table-cell>
        </table:table-row>
        <table:table-row table:style-name="ro1">
          <table:table-cell office:value-type="float" office:value="9.6696257" calcext:value-type="float">
            <text:p>9,6696257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9.641" calcext:value-type="float">
            <text:p>9,641</text:p>
          </table:table-cell>
          <table:table-cell office:value-type="float" office:value="-0.9373133" calcext:value-type="float">
            <text:p>-0,9373133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9649825" calcext:value-type="float">
            <text:p>0,9649825</text:p>
          </table:table-cell>
          <table:table-cell table:formula="of:=[.A927]-[.E927]" office:value-type="float" office:value="9.6686233" calcext:value-type="float">
            <text:p>9,6686233</text:p>
          </table:table-cell>
          <table:table-cell table:formula="of:=[.B927]-[.D927]" office:value-type="float" office:value="0.4373149" calcext:value-type="float">
            <text:p>0,4373149</text:p>
          </table:table-cell>
          <table:table-cell table:formula="of:=[.A927]-[.C927]" office:value-type="float" office:value="0.0286256999999992" calcext:value-type="float">
            <text:p>0,0286257</text:p>
          </table:table-cell>
          <table:table-cell table:formula="of:=[.G927]-[.C927]" office:value-type="float" office:value="0.0276232999999984" calcext:value-type="float">
            <text:p>0,0276233</text:p>
          </table:table-cell>
          <table:table-cell table:formula="of:=[.J927]/[.I927]" office:value-type="float" office:value="0.964982515711376" calcext:value-type="float">
            <text:p>0,9649825157</text:p>
          </table:table-cell>
          <table:table-cell table:formula="of:=[.D927]+[.H927]*[.K927]" office:value-type="float" office:value="-0.515312067639931" calcext:value-type="float">
            <text:p>-0,5153120676</text:p>
          </table:table-cell>
        </table:table-row>
        <table:table-row table:style-name="ro1">
          <table:table-cell office:value-type="float" office:value="9.6711295" calcext:value-type="float">
            <text:p>9,6711295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9.669" calcext:value-type="float">
            <text:p>9,669</text:p>
          </table:table-cell>
          <table:table-cell office:value-type="float" office:value="-0.5153121" calcext:value-type="float">
            <text:p>-0,5153121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646631" calcext:value-type="float">
            <text:p>0,7646631</text:p>
          </table:table-cell>
          <table:table-cell table:formula="of:=[.A928]-[.E928]" office:value-type="float" office:value="9.67062835" calcext:value-type="float">
            <text:p>9,67062835</text:p>
          </table:table-cell>
          <table:table-cell table:formula="of:=[.B928]-[.D928]" office:value-type="float" office:value="0.0153137" calcext:value-type="float">
            <text:p>0,0153137</text:p>
          </table:table-cell>
          <table:table-cell table:formula="of:=[.A928]-[.C928]" office:value-type="float" office:value="0.00212949999999879" calcext:value-type="float">
            <text:p>0,0021295</text:p>
          </table:table-cell>
          <table:table-cell table:formula="of:=[.G928]-[.C928]" office:value-type="float" office:value="0.00162834999999895" calcext:value-type="float">
            <text:p>0,00162835</text:p>
          </table:table-cell>
          <table:table-cell table:formula="of:=[.J928]/[.I928]" office:value-type="float" office:value="0.764663066447464" calcext:value-type="float">
            <text:p>0,7646630664</text:p>
          </table:table-cell>
          <table:table-cell table:formula="of:=[.D928]+[.H928]*[.K928]" office:value-type="float" office:value="-0.503602279199343" calcext:value-type="float">
            <text:p>-0,5036022792</text:p>
          </table:table-cell>
        </table:table-row>
        <table:table-row table:style-name="ro1">
          <table:table-cell office:value-type="float" office:value="9.6726335" calcext:value-type="float">
            <text:p>9,6726335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9.671" calcext:value-type="float">
            <text:p>9,671</text:p>
          </table:table-cell>
          <table:table-cell office:value-type="float" office:value="-0.5036023" calcext:value-type="float">
            <text:p>-0,5036023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6932048" calcext:value-type="float">
            <text:p>0,6932048</text:p>
          </table:table-cell>
          <table:table-cell table:formula="of:=[.A929]-[.E929]" office:value-type="float" office:value="9.67213235" calcext:value-type="float">
            <text:p>9,67213235</text:p>
          </table:table-cell>
          <table:table-cell table:formula="of:=[.B929]-[.D929]" office:value-type="float" office:value="0.00360389999999999" calcext:value-type="float">
            <text:p>0,0036039</text:p>
          </table:table-cell>
          <table:table-cell table:formula="of:=[.A929]-[.C929]" office:value-type="float" office:value="0.00163350000000051" calcext:value-type="float">
            <text:p>0,0016335</text:p>
          </table:table-cell>
          <table:table-cell table:formula="of:=[.G929]-[.C929]" office:value-type="float" office:value="0.00113235000000067" calcext:value-type="float">
            <text:p>0,00113235</text:p>
          </table:table-cell>
          <table:table-cell table:formula="of:=[.J929]/[.I929]" office:value-type="float" office:value="0.693204775023151" calcext:value-type="float">
            <text:p>0,693204775</text:p>
          </table:table-cell>
          <table:table-cell table:formula="of:=[.D929]+[.H929]*[.K929]" office:value-type="float" office:value="-0.501104059311294" calcext:value-type="float">
            <text:p>-0,5011040593</text:p>
          </table:table-cell>
        </table:table-row>
        <table:table-row table:style-name="ro1">
          <table:table-cell office:value-type="float" office:value="9.6751404" calcext:value-type="float">
            <text:p>9,6751404</text:p>
          </table:table-cell>
          <table:table-cell office:value-type="float" office:value="-0.4999984" calcext:value-type="float">
            <text:p>-0,4999984</text:p>
          </table:table-cell>
          <table:table-cell office:value-type="float" office:value="9.672" calcext:value-type="float">
            <text:p>9,672</text:p>
          </table:table-cell>
          <table:table-cell office:value-type="float" office:value="-0.5011041" calcext:value-type="float">
            <text:p>-0,501104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807254" calcext:value-type="float">
            <text:p>0,6807254</text:p>
          </table:table-cell>
          <table:table-cell table:formula="of:=[.A930]-[.E930]" office:value-type="float" office:value="9.67413775" calcext:value-type="float">
            <text:p>9,67413775</text:p>
          </table:table-cell>
          <table:table-cell table:formula="of:=[.B930]-[.D930]" office:value-type="float" office:value="0.00110569999999999" calcext:value-type="float">
            <text:p>0,0011057</text:p>
          </table:table-cell>
          <table:table-cell table:formula="of:=[.A930]-[.C930]" office:value-type="float" office:value="0.00314039999999949" calcext:value-type="float">
            <text:p>0,0031404</text:p>
          </table:table-cell>
          <table:table-cell table:formula="of:=[.G930]-[.C930]" office:value-type="float" office:value="0.00213774999999927" calcext:value-type="float">
            <text:p>0,00213775</text:p>
          </table:table-cell>
          <table:table-cell table:formula="of:=[.J930]/[.I930]" office:value-type="float" office:value="0.680725385301115" calcext:value-type="float">
            <text:p>0,6807253853</text:p>
          </table:table-cell>
          <table:table-cell table:formula="of:=[.D930]+[.H930]*[.K930]" office:value-type="float" office:value="-0.500351421941472" calcext:value-type="float">
            <text:p>-0,5003514219</text:p>
          </table:table-cell>
        </table:table-row>
        <table:table-row table:style-name="ro1">
          <table:table-cell office:value-type="float" office:value="9.6771454" calcext:value-type="float">
            <text:p>9,6771454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9.674" calcext:value-type="float">
            <text:p>9,674</text:p>
          </table:table-cell>
          <table:table-cell office:value-type="float" office:value="-0.5003514" calcext:value-type="float">
            <text:p>-0,500351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609525" calcext:value-type="float">
            <text:p>0,7609525</text:p>
          </table:table-cell>
          <table:table-cell table:formula="of:=[.A931]-[.E931]" office:value-type="float" office:value="9.6763935" calcext:value-type="float">
            <text:p>9,6763935</text:p>
          </table:table-cell>
          <table:table-cell table:formula="of:=[.B931]-[.D931]" office:value-type="float" office:value="0.150353" calcext:value-type="float">
            <text:p>0,150353</text:p>
          </table:table-cell>
          <table:table-cell table:formula="of:=[.A931]-[.C931]" office:value-type="float" office:value="0.00314540000000107" calcext:value-type="float">
            <text:p>0,0031454</text:p>
          </table:table-cell>
          <table:table-cell table:formula="of:=[.G931]-[.C931]" office:value-type="float" office:value="0.00239350000000194" calcext:value-type="float">
            <text:p>0,0023935</text:p>
          </table:table-cell>
          <table:table-cell table:formula="of:=[.J931]/[.I931]" office:value-type="float" office:value="0.760952502066865" calcext:value-type="float">
            <text:p>0,7609525021</text:p>
          </table:table-cell>
          <table:table-cell table:formula="of:=[.D931]+[.H931]*[.K931]" office:value-type="float" office:value="-0.385939908456741" calcext:value-type="float">
            <text:p>-0,3859399085</text:p>
          </table:table-cell>
        </table:table-row>
        <table:table-row table:style-name="ro1">
          <table:table-cell office:value-type="float" office:value="9.6781485" calcext:value-type="float">
            <text:p>9,6781485</text:p>
          </table:table-cell>
          <table:table-cell office:value-type="float" office:value="-0.3499984" calcext:value-type="float">
            <text:p>-0,3499984</text:p>
          </table:table-cell>
          <table:table-cell office:value-type="float" office:value="9.676" calcext:value-type="float">
            <text:p>9,676</text:p>
          </table:table-cell>
          <table:table-cell office:value-type="float" office:value="-0.3859399" calcext:value-type="float">
            <text:p>-0,385939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500349" calcext:value-type="float">
            <text:p>0,6500349</text:p>
          </table:table-cell>
          <table:table-cell table:formula="of:=[.A932]-[.E932]" office:value-type="float" office:value="9.6773966" calcext:value-type="float">
            <text:p>9,6773966</text:p>
          </table:table-cell>
          <table:table-cell table:formula="of:=[.B932]-[.D932]" office:value-type="float" office:value="0.0359415" calcext:value-type="float">
            <text:p>0,0359415</text:p>
          </table:table-cell>
          <table:table-cell table:formula="of:=[.A932]-[.C932]" office:value-type="float" office:value="0.00214850000000055" calcext:value-type="float">
            <text:p>0,0021485</text:p>
          </table:table-cell>
          <table:table-cell table:formula="of:=[.G932]-[.C932]" office:value-type="float" office:value="0.00139660000000141" calcext:value-type="float">
            <text:p>0,0013966</text:p>
          </table:table-cell>
          <table:table-cell table:formula="of:=[.J932]/[.I932]" office:value-type="float" office:value="0.650034908075892" calcext:value-type="float">
            <text:p>0,6500349081</text:p>
          </table:table-cell>
          <table:table-cell table:formula="of:=[.D932]+[.H932]*[.K932]" office:value-type="float" office:value="-0.36257667035139" calcext:value-type="float">
            <text:p>-0,3625766704</text:p>
          </table:table-cell>
        </table:table-row>
        <table:table-row table:style-name="ro1">
          <table:table-cell office:value-type="float" office:value="9.7060336" calcext:value-type="float">
            <text:p>9,7060336</text:p>
          </table:table-cell>
          <table:table-cell office:value-type="float" office:value="-0.0499984" calcext:value-type="float">
            <text:p>-0,0499984</text:p>
          </table:table-cell>
          <table:table-cell office:value-type="float" office:value="9.677" calcext:value-type="float">
            <text:p>9,677</text:p>
          </table:table-cell>
          <table:table-cell office:value-type="float" office:value="-0.3625767" calcext:value-type="float">
            <text:p>-0,362576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41024" calcext:value-type="float">
            <text:p>0,9741024</text:p>
          </table:table-cell>
          <table:table-cell table:formula="of:=[.A933]-[.E933]" office:value-type="float" office:value="9.7052817" calcext:value-type="float">
            <text:p>9,7052817</text:p>
          </table:table-cell>
          <table:table-cell table:formula="of:=[.B933]-[.D933]" office:value-type="float" office:value="0.3125783" calcext:value-type="float">
            <text:p>0,3125783</text:p>
          </table:table-cell>
          <table:table-cell table:formula="of:=[.A933]-[.C933]" office:value-type="float" office:value="0.0290336" calcext:value-type="float">
            <text:p>0,0290336</text:p>
          </table:table-cell>
          <table:table-cell table:formula="of:=[.G933]-[.C933]" office:value-type="float" office:value="0.0282817000000009" calcext:value-type="float">
            <text:p>0,0282817</text:p>
          </table:table-cell>
          <table:table-cell table:formula="of:=[.J933]/[.I933]" office:value-type="float" office:value="0.974102419265983" calcext:value-type="float">
            <text:p>0,9741024193</text:p>
          </table:table-cell>
          <table:table-cell table:formula="of:=[.D933]+[.H933]*[.K933]" office:value-type="float" office:value="-0.0580934217599516" calcext:value-type="float">
            <text:p>-0,0580934218</text:p>
          </table:table-cell>
        </table:table-row>
        <table:table-row table:style-name="ro1">
          <table:table-cell office:value-type="float" office:value="9.7390456" calcext:value-type="float">
            <text:p>9,7390456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9.705" calcext:value-type="float">
            <text:p>9,705</text:p>
          </table:table-cell>
          <table:table-cell office:value-type="float" office:value="-0.05809343" calcext:value-type="float">
            <text:p>-0,05809343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705454" calcext:value-type="float">
            <text:p>0,9705454</text:p>
          </table:table-cell>
          <table:table-cell table:formula="of:=[.A934]-[.E934]" office:value-type="float" office:value="9.7380428" calcext:value-type="float">
            <text:p>9,7380428</text:p>
          </table:table-cell>
          <table:table-cell table:formula="of:=[.B934]-[.D934]" office:value-type="float" office:value="0.45809503" calcext:value-type="float">
            <text:p>0,45809503</text:p>
          </table:table-cell>
          <table:table-cell table:formula="of:=[.A934]-[.C934]" office:value-type="float" office:value="0.0340456000000007" calcext:value-type="float">
            <text:p>0,0340456</text:p>
          </table:table-cell>
          <table:table-cell table:formula="of:=[.G934]-[.C934]" office:value-type="float" office:value="0.0330428000000005" calcext:value-type="float">
            <text:p>0,0330428</text:p>
          </table:table-cell>
          <table:table-cell table:formula="of:=[.J934]/[.I934]" office:value-type="float" office:value="0.970545386187931" calcext:value-type="float">
            <text:p>0,9705453862</text:p>
          </table:table-cell>
          <table:table-cell table:formula="of:=[.D934]+[.H934]*[.K934]" office:value-type="float" office:value="0.386508587802122" calcext:value-type="float">
            <text:p>0,3865085878</text:p>
          </table:table-cell>
        </table:table-row>
        <table:table-row table:style-name="ro1">
          <table:table-cell office:value-type="float" office:value="9.7410509" calcext:value-type="float">
            <text:p>9,7410509</text:p>
          </table:table-cell>
          <table:table-cell office:value-type="float" office:value="0.4000016" calcext:value-type="float">
            <text:p>0,4000016</text:p>
          </table:table-cell>
          <table:table-cell office:value-type="float" office:value="9.738" calcext:value-type="float">
            <text:p>9,738</text:p>
          </table:table-cell>
          <table:table-cell office:value-type="float" office:value="0.3865086" calcext:value-type="float">
            <text:p>0,3865086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35737" calcext:value-type="float">
            <text:p>0,835737</text:p>
          </table:table-cell>
          <table:table-cell table:formula="of:=[.A935]-[.E935]" office:value-type="float" office:value="9.74054975" calcext:value-type="float">
            <text:p>9,74054975</text:p>
          </table:table-cell>
          <table:table-cell table:formula="of:=[.B935]-[.D935]" office:value-type="float" office:value="0.013493" calcext:value-type="float">
            <text:p>0,013493</text:p>
          </table:table-cell>
          <table:table-cell table:formula="of:=[.A935]-[.C935]" office:value-type="float" office:value="0.00305089999999986" calcext:value-type="float">
            <text:p>0,0030509</text:p>
          </table:table-cell>
          <table:table-cell table:formula="of:=[.G935]-[.C935]" office:value-type="float" office:value="0.00254975000000002" calcext:value-type="float">
            <text:p>0,00254975</text:p>
          </table:table-cell>
          <table:table-cell table:formula="of:=[.J935]/[.I935]" office:value-type="float" office:value="0.835736995640676" calcext:value-type="float">
            <text:p>0,8357369956</text:p>
          </table:table-cell>
          <table:table-cell table:formula="of:=[.D935]+[.H935]*[.K935]" office:value-type="float" office:value="0.39778519928218" calcext:value-type="float">
            <text:p>0,3977851993</text:p>
          </table:table-cell>
        </table:table-row>
        <table:table-row table:style-name="ro1">
          <table:table-cell office:value-type="float" office:value="9.7445656" calcext:value-type="float">
            <text:p>9,7445656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9.741" calcext:value-type="float">
            <text:p>9,741</text:p>
          </table:table-cell>
          <table:table-cell office:value-type="float" office:value="0.3977852" calcext:value-type="float">
            <text:p>0,3977852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8594486" calcext:value-type="float">
            <text:p>0,8594486</text:p>
          </table:table-cell>
          <table:table-cell table:formula="of:=[.A936]-[.E936]" office:value-type="float" office:value="9.74406445" calcext:value-type="float">
            <text:p>9,74406445</text:p>
          </table:table-cell>
          <table:table-cell table:formula="of:=[.B936]-[.D936]" office:value-type="float" office:value="0.1522164" calcext:value-type="float">
            <text:p>0,1522164</text:p>
          </table:table-cell>
          <table:table-cell table:formula="of:=[.A936]-[.C936]" office:value-type="float" office:value="0.00356559999999995" calcext:value-type="float">
            <text:p>0,0035656</text:p>
          </table:table-cell>
          <table:table-cell table:formula="of:=[.G936]-[.C936]" office:value-type="float" office:value="0.00306445000000011" calcext:value-type="float">
            <text:p>0,00306445</text:p>
          </table:table-cell>
          <table:table-cell table:formula="of:=[.J936]/[.I936]" office:value-type="float" office:value="0.859448620148125" calcext:value-type="float">
            <text:p>0,8594486201</text:p>
          </table:table-cell>
          <table:table-cell table:formula="of:=[.D936]+[.H936]*[.K936]" office:value-type="float" office:value="0.528607374943915" calcext:value-type="float">
            <text:p>0,5286073749</text:p>
          </table:table-cell>
        </table:table-row>
        <table:table-row table:style-name="ro1">
          <table:table-cell office:value-type="float" office:value="9.7460694" calcext:value-type="float">
            <text:p>9,7460694</text:p>
          </table:table-cell>
          <table:table-cell office:value-type="float" office:value="0.5500016" calcext:value-type="float">
            <text:p>0,5500016</text:p>
          </table:table-cell>
          <table:table-cell office:value-type="float" office:value="9.744" calcext:value-type="float">
            <text:p>9,744</text:p>
          </table:table-cell>
          <table:table-cell office:value-type="float" office:value="0.5286074" calcext:value-type="float">
            <text:p>0,5286074</text:p>
          </table:table-cell>
          <table:table-cell office:value-type="float" office:value="0.00050115" calcext:value-type="float">
            <text:p>0,00050115</text:p>
          </table:table-cell>
          <table:table-cell office:value-type="float" office:value="0.7578284" calcext:value-type="float">
            <text:p>0,7578284</text:p>
          </table:table-cell>
          <table:table-cell table:formula="of:=[.A937]-[.E937]" office:value-type="float" office:value="9.74556825" calcext:value-type="float">
            <text:p>9,74556825</text:p>
          </table:table-cell>
          <table:table-cell table:formula="of:=[.B937]-[.D937]" office:value-type="float" office:value="0.0213942" calcext:value-type="float">
            <text:p>0,0213942</text:p>
          </table:table-cell>
          <table:table-cell table:formula="of:=[.A937]-[.C937]" office:value-type="float" office:value="0.00206939999999989" calcext:value-type="float">
            <text:p>0,0020694</text:p>
          </table:table-cell>
          <table:table-cell table:formula="of:=[.G937]-[.C937]" office:value-type="float" office:value="0.00156825000000005" calcext:value-type="float">
            <text:p>0,00156825</text:p>
          </table:table-cell>
          <table:table-cell table:formula="of:=[.J937]/[.I937]" office:value-type="float" office:value="0.757828356045295" calcext:value-type="float">
            <text:p>0,757828356</text:p>
          </table:table-cell>
          <table:table-cell table:formula="of:=[.D937]+[.H937]*[.K937]" office:value-type="float" office:value="0.544820531414904" calcext:value-type="float">
            <text:p>0,5448205314</text:p>
          </table:table-cell>
        </table:table-row>
        <table:table-row table:style-name="ro1">
          <table:table-cell office:value-type="float" office:value="9.7720461" calcext:value-type="float">
            <text:p>9,7720461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9.746" calcext:value-type="float">
            <text:p>9,746</text:p>
          </table:table-cell>
          <table:table-cell office:value-type="float" office:value="0.5448205" calcext:value-type="float">
            <text:p>0,5448205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3728" calcext:value-type="float">
            <text:p>0,9903728</text:p>
          </table:table-cell>
          <table:table-cell table:formula="of:=[.A938]-[.E938]" office:value-type="float" office:value="9.77179535" calcext:value-type="float">
            <text:p>9,77179535</text:p>
          </table:table-cell>
          <table:table-cell table:formula="of:=[.B938]-[.D938]" office:value-type="float" office:value="0.3051811" calcext:value-type="float">
            <text:p>0,3051811</text:p>
          </table:table-cell>
          <table:table-cell table:formula="of:=[.A938]-[.C938]" office:value-type="float" office:value="0.0260461000000003" calcext:value-type="float">
            <text:p>0,0260461</text:p>
          </table:table-cell>
          <table:table-cell table:formula="of:=[.G938]-[.C938]" office:value-type="float" office:value="0.025795350000001" calcext:value-type="float">
            <text:p>0,02579535</text:p>
          </table:table-cell>
          <table:table-cell table:formula="of:=[.J938]/[.I938]" office:value-type="float" office:value="0.990372838927928" calcext:value-type="float">
            <text:p>0,9903728389</text:p>
          </table:table-cell>
          <table:table-cell table:formula="of:=[.D938]+[.H938]*[.K938]" office:value-type="float" office:value="0.847063572394148" calcext:value-type="float">
            <text:p>0,8470635724</text:p>
          </table:table-cell>
        </table:table-row>
        <table:table-row table:style-name="ro1">
          <table:table-cell office:value-type="float" office:value="9.7730486" calcext:value-type="float">
            <text:p>9,7730486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9.772" calcext:value-type="float">
            <text:p>9,772</text:p>
          </table:table-cell>
          <table:table-cell office:value-type="float" office:value="0.8470635" calcext:value-type="float">
            <text:p>0,847063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0967" calcext:value-type="float">
            <text:p>0,760967</text:p>
          </table:table-cell>
          <table:table-cell table:formula="of:=[.A939]-[.E939]" office:value-type="float" office:value="9.77279795" calcext:value-type="float">
            <text:p>9,77279795</text:p>
          </table:table-cell>
          <table:table-cell table:formula="of:=[.B939]-[.D939]" office:value-type="float" office:value="0.00293809999999994" calcext:value-type="float">
            <text:p>0,0029381</text:p>
          </table:table-cell>
          <table:table-cell table:formula="of:=[.A939]-[.C939]" office:value-type="float" office:value="0.00104859999999896" calcext:value-type="float">
            <text:p>0,0010486</text:p>
          </table:table-cell>
          <table:table-cell table:formula="of:=[.G939]-[.C939]" office:value-type="float" office:value="0.000797949999999048" calcext:value-type="float">
            <text:p>0,00079795</text:p>
          </table:table-cell>
          <table:table-cell table:formula="of:=[.J939]/[.I939]" office:value-type="float" office:value="0.760967003623729" calcext:value-type="float">
            <text:p>0,7609670036</text:p>
          </table:table-cell>
          <table:table-cell table:formula="of:=[.D939]+[.H939]*[.K939]" office:value-type="float" office:value="0.849299297153347" calcext:value-type="float">
            <text:p>0,8492992972</text:p>
          </table:table-cell>
        </table:table-row>
        <table:table-row table:style-name="ro1">
          <table:table-cell office:value-type="float" office:value="9.7760572" calcext:value-type="float">
            <text:p>9,7760572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9.773" calcext:value-type="float">
            <text:p>9,773</text:p>
          </table:table-cell>
          <table:table-cell office:value-type="float" office:value="0.8492993" calcext:value-type="float">
            <text:p>0,849299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180132" calcext:value-type="float">
            <text:p>0,9180132</text:p>
          </table:table-cell>
          <table:table-cell table:formula="of:=[.A940]-[.E940]" office:value-type="float" office:value="9.77580655" calcext:value-type="float">
            <text:p>9,77580655</text:p>
          </table:table-cell>
          <table:table-cell table:formula="of:=[.B940]-[.D940]" office:value-type="float" office:value="0.000702299999999934" calcext:value-type="float">
            <text:p>0,0007023</text:p>
          </table:table-cell>
          <table:table-cell table:formula="of:=[.A940]-[.C940]" office:value-type="float" office:value="0.00305720000000065" calcext:value-type="float">
            <text:p>0,0030572</text:p>
          </table:table-cell>
          <table:table-cell table:formula="of:=[.G940]-[.C940]" office:value-type="float" office:value="0.00280655000000074" calcext:value-type="float">
            <text:p>0,00280655</text:p>
          </table:table-cell>
          <table:table-cell table:formula="of:=[.J940]/[.I940]" office:value-type="float" office:value="0.918013214706315" calcext:value-type="float">
            <text:p>0,9180132147</text:p>
          </table:table-cell>
          <table:table-cell table:formula="of:=[.D940]+[.H940]*[.K940]" office:value-type="float" office:value="0.849944020680688" calcext:value-type="float">
            <text:p>0,8499440207</text:p>
          </table:table-cell>
        </table:table-row>
        <table:table-row table:style-name="ro1">
          <table:table-cell office:value-type="float" office:value="9.7795666" calcext:value-type="float">
            <text:p>9,7795666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9.776" calcext:value-type="float">
            <text:p>9,776</text:p>
          </table:table-cell>
          <table:table-cell office:value-type="float" office:value="0.849944" calcext:value-type="float">
            <text:p>0,8499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29723" calcext:value-type="float">
            <text:p>0,929723</text:p>
          </table:table-cell>
          <table:table-cell table:formula="of:=[.A941]-[.E941]" office:value-type="float" office:value="9.77931595" calcext:value-type="float">
            <text:p>9,77931595</text:p>
          </table:table-cell>
          <table:table-cell table:formula="of:=[.B941]-[.D941]" office:value-type="float" office:value="0.150058" calcext:value-type="float">
            <text:p>0,150058</text:p>
          </table:table-cell>
          <table:table-cell table:formula="of:=[.A941]-[.C941]" office:value-type="float" office:value="0.00356660000000097" calcext:value-type="float">
            <text:p>0,0035666</text:p>
          </table:table-cell>
          <table:table-cell table:formula="of:=[.G941]-[.C941]" office:value-type="float" office:value="0.00331595000000107" calcext:value-type="float">
            <text:p>0,00331595</text:p>
          </table:table-cell>
          <table:table-cell table:formula="of:=[.J941]/[.I941]" office:value-type="float" office:value="0.929722985476409" calcext:value-type="float">
            <text:p>0,9297229855</text:p>
          </table:table-cell>
          <table:table-cell table:formula="of:=[.D941]+[.H941]*[.K941]" office:value-type="float" office:value="0.989456371754619" calcext:value-type="float">
            <text:p>0,9894563718</text:p>
          </table:table-cell>
        </table:table-row>
        <table:table-row table:style-name="ro1">
          <table:table-cell office:value-type="float" office:value="9.7810704" calcext:value-type="float">
            <text:p>9,7810704</text:p>
          </table:table-cell>
          <table:table-cell office:value-type="float" office:value="1.000002" calcext:value-type="float">
            <text:p>1,000002</text:p>
          </table:table-cell>
          <table:table-cell office:value-type="float" office:value="9.779" calcext:value-type="float">
            <text:p>9,779</text:p>
          </table:table-cell>
          <table:table-cell office:value-type="float" office:value="0.9894559" calcext:value-type="float">
            <text:p>0,989455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89365" calcext:value-type="float">
            <text:p>0,8789365</text:p>
          </table:table-cell>
          <table:table-cell table:formula="of:=[.A942]-[.E942]" office:value-type="float" office:value="9.78081975" calcext:value-type="float">
            <text:p>9,78081975</text:p>
          </table:table-cell>
          <table:table-cell table:formula="of:=[.B942]-[.D942]" office:value-type="float" office:value="0.0105461000000001" calcext:value-type="float">
            <text:p>0,0105461</text:p>
          </table:table-cell>
          <table:table-cell table:formula="of:=[.A942]-[.C942]" office:value-type="float" office:value="0.00207040000000092" calcext:value-type="float">
            <text:p>0,0020704</text:p>
          </table:table-cell>
          <table:table-cell table:formula="of:=[.G942]-[.C942]" office:value-type="float" office:value="0.00181975000000101" calcext:value-type="float">
            <text:p>0,00181975</text:p>
          </table:table-cell>
          <table:table-cell table:formula="of:=[.J942]/[.I942]" office:value-type="float" office:value="0.878936437403498" calcext:value-type="float">
            <text:p>0,8789364374</text:p>
          </table:table-cell>
          <table:table-cell table:formula="of:=[.D942]+[.H942]*[.K942]" office:value-type="float" office:value="0.998725251562501" calcext:value-type="float">
            <text:p>0,9987252516</text:p>
          </table:table-cell>
        </table:table-row>
        <table:table-row table:style-name="ro1">
          <table:table-cell office:value-type="float" office:value="9.8070442" calcext:value-type="float">
            <text:p>9,8070442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9.781" calcext:value-type="float">
            <text:p>9,781</text:p>
          </table:table-cell>
          <table:table-cell office:value-type="float" office:value="0.9987249" calcext:value-type="float">
            <text:p>0,998724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376" calcext:value-type="float">
            <text:p>0,990376</text:p>
          </table:table-cell>
          <table:table-cell table:formula="of:=[.A943]-[.E943]" office:value-type="float" office:value="9.80679355" calcext:value-type="float">
            <text:p>9,80679355</text:p>
          </table:table-cell>
          <table:table-cell table:formula="of:=[.B943]-[.D943]" office:value-type="float" office:value="0.3012771" calcext:value-type="float">
            <text:p>0,3012771</text:p>
          </table:table-cell>
          <table:table-cell table:formula="of:=[.A943]-[.C943]" office:value-type="float" office:value="0.0260441999999994" calcext:value-type="float">
            <text:p>0,0260442</text:p>
          </table:table-cell>
          <table:table-cell table:formula="of:=[.G943]-[.C943]" office:value-type="float" office:value="0.0257935499999995" calcext:value-type="float">
            <text:p>0,02579355</text:p>
          </table:table-cell>
          <table:table-cell table:formula="of:=[.J943]/[.I943]" office:value-type="float" office:value="0.990375976225036" calcext:value-type="float">
            <text:p>0,9903759762</text:p>
          </table:table-cell>
          <table:table-cell table:formula="of:=[.D943]+[.H943]*[.K943]" office:value-type="float" office:value="1.29710250202675" calcext:value-type="float">
            <text:p>1,297102502</text:p>
          </table:table-cell>
        </table:table-row>
        <table:table-row table:style-name="ro1">
          <table:table-cell office:value-type="float" office:value="9.8085483" calcext:value-type="float">
            <text:p>9,8085483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9.807" calcext:value-type="float">
            <text:p>9,807</text:p>
          </table:table-cell>
          <table:table-cell office:value-type="float" office:value="1.297102" calcext:value-type="float">
            <text:p>1,2971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381128" calcext:value-type="float">
            <text:p>0,8381128</text:p>
          </table:table-cell>
          <table:table-cell table:formula="of:=[.A944]-[.E944]" office:value-type="float" office:value="9.80829765" calcext:value-type="float">
            <text:p>9,80829765</text:p>
          </table:table-cell>
          <table:table-cell table:formula="of:=[.B944]-[.D944]" office:value-type="float" office:value="0.00290000000000012" calcext:value-type="float">
            <text:p>0,0029</text:p>
          </table:table-cell>
          <table:table-cell table:formula="of:=[.A944]-[.C944]" office:value-type="float" office:value="0.00154829999999961" calcext:value-type="float">
            <text:p>0,0015483</text:p>
          </table:table-cell>
          <table:table-cell table:formula="of:=[.G944]-[.C944]" office:value-type="float" office:value="0.00129764999999971" calcext:value-type="float">
            <text:p>0,00129765</text:p>
          </table:table-cell>
          <table:table-cell table:formula="of:=[.J944]/[.I944]" office:value-type="float" office:value="0.838112768843267" calcext:value-type="float">
            <text:p>0,8381127688</text:p>
          </table:table-cell>
          <table:table-cell table:formula="of:=[.D944]+[.H944]*[.K944]" office:value-type="float" office:value="1.29953252702965" calcext:value-type="float">
            <text:p>1,299532527</text:p>
          </table:table-cell>
        </table:table-row>
        <table:table-row table:style-name="ro1">
          <table:table-cell office:value-type="float" office:value="9.8120584" calcext:value-type="float">
            <text:p>9,8120584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9.808" calcext:value-type="float">
            <text:p>9,808</text:p>
          </table:table-cell>
          <table:table-cell office:value-type="float" office:value="1.299532" calcext:value-type="float">
            <text:p>1,299532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6293367" calcext:value-type="float">
            <text:p>0,6293367</text:p>
          </table:table-cell>
          <table:table-cell table:formula="of:=[.A945]-[.E945]" office:value-type="float" office:value="9.8105541" calcext:value-type="float">
            <text:p>9,8105541</text:p>
          </table:table-cell>
          <table:table-cell table:formula="of:=[.B945]-[.D945]" office:value-type="float" office:value="0.150469" calcext:value-type="float">
            <text:p>0,150469</text:p>
          </table:table-cell>
          <table:table-cell table:formula="of:=[.A945]-[.C945]" office:value-type="float" office:value="0.00405839999999991" calcext:value-type="float">
            <text:p>0,0040584</text:p>
          </table:table-cell>
          <table:table-cell table:formula="of:=[.G945]-[.C945]" office:value-type="float" office:value="0.00255409999999934" calcext:value-type="float">
            <text:p>0,0025541</text:p>
          </table:table-cell>
          <table:table-cell table:formula="of:=[.J945]/[.I945]" office:value-type="float" office:value="0.6293366844075" calcext:value-type="float">
            <text:p>0,6293366844</text:p>
          </table:table-cell>
          <table:table-cell table:formula="of:=[.D945]+[.H945]*[.K945]" office:value-type="float" office:value="1.39422766156611" calcext:value-type="float">
            <text:p>1,3942276616</text:p>
          </table:table-cell>
        </table:table-row>
        <table:table-row table:style-name="ro1">
          <table:table-cell office:value-type="float" office:value="9.8140681" calcext:value-type="float">
            <text:p>9,8140681</text:p>
          </table:table-cell>
          <table:table-cell office:value-type="float" office:value="1.450001" calcext:value-type="float">
            <text:p>1,450001</text:p>
          </table:table-cell>
          <table:table-cell office:value-type="float" office:value="9.811" calcext:value-type="float">
            <text:p>9,811</text:p>
          </table:table-cell>
          <table:table-cell office:value-type="float" office:value="1.394228" calcext:value-type="float">
            <text:p>1,394228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5096965" calcext:value-type="float">
            <text:p>0,5096965</text:p>
          </table:table-cell>
          <table:table-cell table:formula="of:=[.A946]-[.E946]" office:value-type="float" office:value="9.8125638" calcext:value-type="float">
            <text:p>9,8125638</text:p>
          </table:table-cell>
          <table:table-cell table:formula="of:=[.B946]-[.D946]" office:value-type="float" office:value="0.0557729999999999" calcext:value-type="float">
            <text:p>0,055773</text:p>
          </table:table-cell>
          <table:table-cell table:formula="of:=[.A946]-[.C946]" office:value-type="float" office:value="0.00306810000000013" calcext:value-type="float">
            <text:p>0,0030681</text:p>
          </table:table-cell>
          <table:table-cell table:formula="of:=[.G946]-[.C946]" office:value-type="float" office:value="0.00156379999999956" calcext:value-type="float">
            <text:p>0,0015638</text:p>
          </table:table-cell>
          <table:table-cell table:formula="of:=[.J946]/[.I946]" office:value-type="float" office:value="0.509696554870928" calcext:value-type="float">
            <text:p>0,5096965549</text:p>
          </table:table-cell>
          <table:table-cell table:formula="of:=[.D946]+[.H946]*[.K946]" office:value-type="float" office:value="1.42265530595482" calcext:value-type="float">
            <text:p>1,422655306</text:p>
          </table:table-cell>
        </table:table-row>
        <table:table-row table:style-name="ro1">
          <table:table-cell office:value-type="float" office:value="9.8415567" calcext:value-type="float">
            <text:p>9,8415567</text:p>
          </table:table-cell>
          <table:table-cell office:value-type="float" office:value="1.750001" calcext:value-type="float">
            <text:p>1,750001</text:p>
          </table:table-cell>
          <table:table-cell office:value-type="float" office:value="9.813" calcext:value-type="float">
            <text:p>9,813</text:p>
          </table:table-cell>
          <table:table-cell office:value-type="float" office:value="1.422656" calcext:value-type="float">
            <text:p>1,422656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9473224" calcext:value-type="float">
            <text:p>0,9473224</text:p>
          </table:table-cell>
          <table:table-cell table:formula="of:=[.A947]-[.E947]" office:value-type="float" office:value="9.8400524" calcext:value-type="float">
            <text:p>9,8400524</text:p>
          </table:table-cell>
          <table:table-cell table:formula="of:=[.B947]-[.D947]" office:value-type="float" office:value="0.327345" calcext:value-type="float">
            <text:p>0,327345</text:p>
          </table:table-cell>
          <table:table-cell table:formula="of:=[.A947]-[.C947]" office:value-type="float" office:value="0.0285566999999993" calcext:value-type="float">
            <text:p>0,0285567</text:p>
          </table:table-cell>
          <table:table-cell table:formula="of:=[.G947]-[.C947]" office:value-type="float" office:value="0.0270523999999988" calcext:value-type="float">
            <text:p>0,0270524</text:p>
          </table:table-cell>
          <table:table-cell table:formula="of:=[.J947]/[.I947]" office:value-type="float" office:value="0.947322344668656" calcext:value-type="float">
            <text:p>0,9473223447</text:p>
          </table:table-cell>
          <table:table-cell table:formula="of:=[.D947]+[.H947]*[.K947]" office:value-type="float" office:value="1.73275723291556" calcext:value-type="float">
            <text:p>1,7327572329</text:p>
          </table:table-cell>
        </table:table-row>
        <table:table-row table:style-name="ro1">
          <table:table-cell office:value-type="float" office:value="9.8465749" calcext:value-type="float">
            <text:p>9,8465749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9.84" calcext:value-type="float">
            <text:p>9,84</text:p>
          </table:table-cell>
          <table:table-cell office:value-type="float" office:value="1.732758" calcext:value-type="float">
            <text:p>1,732758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7712057" calcext:value-type="float">
            <text:p>0,7712057</text:p>
          </table:table-cell>
          <table:table-cell table:formula="of:=[.A948]-[.E948]" office:value-type="float" office:value="9.8450706" calcext:value-type="float">
            <text:p>9,8450706</text:p>
          </table:table-cell>
          <table:table-cell table:formula="of:=[.B948]-[.D948]" office:value-type="float" office:value="0.167243" calcext:value-type="float">
            <text:p>0,167243</text:p>
          </table:table-cell>
          <table:table-cell table:formula="of:=[.A948]-[.C948]" office:value-type="float" office:value="0.00657490000000038" calcext:value-type="float">
            <text:p>0,0065749</text:p>
          </table:table-cell>
          <table:table-cell table:formula="of:=[.G948]-[.C948]" office:value-type="float" office:value="0.00507059999999981" calcext:value-type="float">
            <text:p>0,0050706</text:p>
          </table:table-cell>
          <table:table-cell table:formula="of:=[.J948]/[.I948]" office:value-type="float" office:value="0.77120564571317" calcext:value-type="float">
            <text:p>0,7712056457</text:p>
          </table:table-cell>
          <table:table-cell table:formula="of:=[.D948]+[.H948]*[.K948]" office:value-type="float" office:value="1.86173674580601" calcext:value-type="float">
            <text:p>1,8617367458</text:p>
          </table:table-cell>
        </table:table-row>
        <table:table-row table:style-name="ro1">
          <table:table-cell office:value-type="float" office:value="9.84858" calcext:value-type="float">
            <text:p>9,84858</text:p>
          </table:table-cell>
          <table:table-cell office:value-type="float" office:value="1.900001" calcext:value-type="float">
            <text:p>1,900001</text:p>
          </table:table-cell>
          <table:table-cell office:value-type="float" office:value="9.845" calcext:value-type="float">
            <text:p>9,845</text:p>
          </table:table-cell>
          <table:table-cell office:value-type="float" office:value="1.861737" calcext:value-type="float">
            <text:p>1,861737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5798045" calcext:value-type="float">
            <text:p>0,5798045</text:p>
          </table:table-cell>
          <table:table-cell table:formula="of:=[.A949]-[.E949]" office:value-type="float" office:value="9.8470757" calcext:value-type="float">
            <text:p>9,8470757</text:p>
          </table:table-cell>
          <table:table-cell table:formula="of:=[.B949]-[.D949]" office:value-type="float" office:value="0.0382640000000001" calcext:value-type="float">
            <text:p>0,038264</text:p>
          </table:table-cell>
          <table:table-cell table:formula="of:=[.A949]-[.C949]" office:value-type="float" office:value="0.00357999999999947" calcext:value-type="float">
            <text:p>0,00358</text:p>
          </table:table-cell>
          <table:table-cell table:formula="of:=[.G949]-[.C949]" office:value-type="float" office:value="0.0020756999999989" calcext:value-type="float">
            <text:p>0,0020757</text:p>
          </table:table-cell>
          <table:table-cell table:formula="of:=[.J949]/[.I949]" office:value-type="float" office:value="0.579804469273522" calcext:value-type="float">
            <text:p>0,5798044693</text:p>
          </table:table-cell>
          <table:table-cell table:formula="of:=[.D949]+[.H949]*[.K949]" office:value-type="float" office:value="1.88392263821228" calcext:value-type="float">
            <text:p>1,8839226382</text:p>
          </table:table-cell>
        </table:table-row>
        <table:table-row table:style-name="ro1">
          <table:table-cell office:value-type="float" office:value="9.8781452" calcext:value-type="float">
            <text:p>9,8781452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9.847" calcext:value-type="float">
            <text:p>9,847</text:p>
          </table:table-cell>
          <table:table-cell office:value-type="float" office:value="1.883923" calcext:value-type="float">
            <text:p>1,883923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9517004" calcext:value-type="float">
            <text:p>0,9517004</text:p>
          </table:table-cell>
          <table:table-cell table:formula="of:=[.A950]-[.E950]" office:value-type="float" office:value="9.8766409" calcext:value-type="float">
            <text:p>9,8766409</text:p>
          </table:table-cell>
          <table:table-cell table:formula="of:=[.B950]-[.D950]" office:value-type="float" office:value="0.466079" calcext:value-type="float">
            <text:p>0,466079</text:p>
          </table:table-cell>
          <table:table-cell table:formula="of:=[.A950]-[.C950]" office:value-type="float" office:value="0.031145200000001" calcext:value-type="float">
            <text:p>0,0311452</text:p>
          </table:table-cell>
          <table:table-cell table:formula="of:=[.G950]-[.C950]" office:value-type="float" office:value="0.0296409000000004" calcext:value-type="float">
            <text:p>0,0296409</text:p>
          </table:table-cell>
          <table:table-cell table:formula="of:=[.J950]/[.I950]" office:value-type="float" office:value="0.951700422537003" calcext:value-type="float">
            <text:p>0,9517004225</text:p>
          </table:table-cell>
          <table:table-cell table:formula="of:=[.D950]+[.H950]*[.K950]" office:value-type="float" office:value="2.32749058123562" calcext:value-type="float">
            <text:p>2,3274905812</text:p>
          </table:table-cell>
        </table:table-row>
        <table:table-row table:style-name="ro1">
          <table:table-cell office:value-type="float" office:value="9.8816541" calcext:value-type="float">
            <text:p>9,8816541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9.877" calcext:value-type="float">
            <text:p>9,877</text:p>
          </table:table-cell>
          <table:table-cell office:value-type="float" office:value="2.32749" calcext:value-type="float">
            <text:p>2,32749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6767796" calcext:value-type="float">
            <text:p>0,6767796</text:p>
          </table:table-cell>
          <table:table-cell table:formula="of:=[.A951]-[.E951]" office:value-type="float" office:value="9.8801498" calcext:value-type="float">
            <text:p>9,8801498</text:p>
          </table:table-cell>
          <table:table-cell table:formula="of:=[.B951]-[.D951]" office:value-type="float" office:value="0.0225119999999999" calcext:value-type="float">
            <text:p>0,022512</text:p>
          </table:table-cell>
          <table:table-cell table:formula="of:=[.A951]-[.C951]" office:value-type="float" office:value="0.00465409999999977" calcext:value-type="float">
            <text:p>0,0046541</text:p>
          </table:table-cell>
          <table:table-cell table:formula="of:=[.G951]-[.C951]" office:value-type="float" office:value="0.0031497999999992" calcext:value-type="float">
            <text:p>0,0031498</text:p>
          </table:table-cell>
          <table:table-cell table:formula="of:=[.J951]/[.I951]" office:value-type="float" office:value="0.676779613673827" calcext:value-type="float">
            <text:p>0,6767796137</text:p>
          </table:table-cell>
          <table:table-cell table:formula="of:=[.D951]+[.H951]*[.K951]" office:value-type="float" office:value="2.34272566266302" calcext:value-type="float">
            <text:p>2,3427256627</text:p>
          </table:table-cell>
        </table:table-row>
        <table:table-row table:style-name="ro1">
          <table:table-cell office:value-type="float" office:value="9.8841632" calcext:value-type="float">
            <text:p>9,8841632</text:p>
          </table:table-cell>
          <table:table-cell office:value-type="float" office:value="2.350002" calcext:value-type="float">
            <text:p>2,350002</text:p>
          </table:table-cell>
          <table:table-cell office:value-type="float" office:value="9.88" calcext:value-type="float">
            <text:p>9,88</text:p>
          </table:table-cell>
          <table:table-cell office:value-type="float" office:value="2.342726" calcext:value-type="float">
            <text:p>2,342726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6386673" calcext:value-type="float">
            <text:p>0,6386673</text:p>
          </table:table-cell>
          <table:table-cell table:formula="of:=[.A952]-[.E952]" office:value-type="float" office:value="9.8826589" calcext:value-type="float">
            <text:p>9,8826589</text:p>
          </table:table-cell>
          <table:table-cell table:formula="of:=[.B952]-[.D952]" office:value-type="float" office:value="0.00727600000000006" calcext:value-type="float">
            <text:p>0,007276</text:p>
          </table:table-cell>
          <table:table-cell table:formula="of:=[.A952]-[.C952]" office:value-type="float" office:value="0.00416319999999892" calcext:value-type="float">
            <text:p>0,0041632</text:p>
          </table:table-cell>
          <table:table-cell table:formula="of:=[.G952]-[.C952]" office:value-type="float" office:value="0.00265889999999835" calcext:value-type="float">
            <text:p>0,0026589</text:p>
          </table:table-cell>
          <table:table-cell table:formula="of:=[.J952]/[.I952]" office:value-type="float" office:value="0.638667371252652" calcext:value-type="float">
            <text:p>0,6386673713</text:p>
          </table:table-cell>
          <table:table-cell table:formula="of:=[.D952]+[.H952]*[.K952]" office:value-type="float" office:value="2.34737294379323" calcext:value-type="float">
            <text:p>2,3473729438</text:p>
          </table:table-cell>
        </table:table-row>
        <table:table-row table:style-name="ro1">
          <table:table-cell office:value-type="float" office:value="9.9110453" calcext:value-type="float">
            <text:p>9,911045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883" calcext:value-type="float">
            <text:p>9,883</text:p>
          </table:table-cell>
          <table:table-cell office:value-type="float" office:value="2.347373" calcext:value-type="float">
            <text:p>2,347373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9463618" calcext:value-type="float">
            <text:p>0,9463618</text:p>
          </table:table-cell>
          <table:table-cell table:formula="of:=[.A953]-[.E953]" office:value-type="float" office:value="9.909541" calcext:value-type="float">
            <text:p>9,909541</text:p>
          </table:table-cell>
          <table:table-cell table:formula="of:=[.B953]-[.D953]" office:value-type="float" office:value="0.452629" calcext:value-type="float">
            <text:p>0,452629</text:p>
          </table:table-cell>
          <table:table-cell table:formula="of:=[.A953]-[.C953]" office:value-type="float" office:value="0.0280453000000005" calcext:value-type="float">
            <text:p>0,0280453</text:p>
          </table:table-cell>
          <table:table-cell table:formula="of:=[.G953]-[.C953]" office:value-type="float" office:value="0.0265409999999999" calcext:value-type="float">
            <text:p>0,026541</text:p>
          </table:table-cell>
          <table:table-cell table:formula="of:=[.J953]/[.I953]" office:value-type="float" office:value="0.94636177897899" calcext:value-type="float">
            <text:p>0,946361779</text:p>
          </table:table-cell>
          <table:table-cell table:formula="of:=[.D953]+[.H953]*[.K953]" office:value-type="float" office:value="2.77572378565748" calcext:value-type="float">
            <text:p>2,7757237857</text:p>
          </table:table-cell>
        </table:table-row>
        <table:table-row table:style-name="ro1">
          <table:table-cell office:value-type="float" office:value="9.9170669" calcext:value-type="float">
            <text:p>9,917066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91" calcext:value-type="float">
            <text:p>9,91</text:p>
          </table:table-cell>
          <table:table-cell office:value-type="float" office:value="2.775724" calcext:value-type="float">
            <text:p>2,775724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7871344" calcext:value-type="float">
            <text:p>0,7871344</text:p>
          </table:table-cell>
          <table:table-cell table:formula="of:=[.A954]-[.E954]" office:value-type="float" office:value="9.9155626" calcext:value-type="float">
            <text:p>9,9155626</text:p>
          </table:table-cell>
          <table:table-cell table:formula="of:=[.B954]-[.D954]" office:value-type="float" office:value="0.0242780000000002" calcext:value-type="float">
            <text:p>0,024278</text:p>
          </table:table-cell>
          <table:table-cell table:formula="of:=[.A954]-[.C954]" office:value-type="float" office:value="0.00706689999999988" calcext:value-type="float">
            <text:p>0,0070669</text:p>
          </table:table-cell>
          <table:table-cell table:formula="of:=[.G954]-[.C954]" office:value-type="float" office:value="0.00556259999999931" calcext:value-type="float">
            <text:p>0,0055626</text:p>
          </table:table-cell>
          <table:table-cell table:formula="of:=[.J954]/[.I954]" office:value-type="float" office:value="0.787134387072041" calcext:value-type="float">
            <text:p>0,7871343871</text:p>
          </table:table-cell>
          <table:table-cell table:formula="of:=[.D954]+[.H954]*[.K954]" office:value-type="float" office:value="2.79483404864933" calcext:value-type="float">
            <text:p>2,7948340486</text:p>
          </table:table-cell>
        </table:table-row>
        <table:table-row table:style-name="ro1">
          <table:table-cell office:value-type="float" office:value="9.9190722" calcext:value-type="float">
            <text:p>9,9190722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916" calcext:value-type="float">
            <text:p>9,916</text:p>
          </table:table-cell>
          <table:table-cell office:value-type="float" office:value="2.794834" calcext:value-type="float">
            <text:p>2,794834</text:p>
          </table:table-cell>
          <table:table-cell office:value-type="float" office:value="0.0015043" calcext:value-type="float">
            <text:p>0,0015043</text:p>
          </table:table-cell>
          <table:table-cell office:value-type="float" office:value="0.5103509" calcext:value-type="float">
            <text:p>0,5103509</text:p>
          </table:table-cell>
          <table:table-cell table:formula="of:=[.A955]-[.E955]" office:value-type="float" office:value="9.9175679" calcext:value-type="float">
            <text:p>9,9175679</text:p>
          </table:table-cell>
          <table:table-cell table:formula="of:=[.B955]-[.D955]" office:value-type="float" office:value="0.00516800000000028" calcext:value-type="float">
            <text:p>0,005168</text:p>
          </table:table-cell>
          <table:table-cell table:formula="of:=[.A955]-[.C955]" office:value-type="float" office:value="0.00307220000000008" calcext:value-type="float">
            <text:p>0,0030722</text:p>
          </table:table-cell>
          <table:table-cell table:formula="of:=[.G955]-[.C955]" office:value-type="float" office:value="0.00156789999999951" calcext:value-type="float">
            <text:p>0,0015679</text:p>
          </table:table-cell>
          <table:table-cell table:formula="of:=[.J955]/[.I955]" office:value-type="float" office:value="0.51035088861385" calcext:value-type="float">
            <text:p>0,5103508886</text:p>
          </table:table-cell>
          <table:table-cell table:formula="of:=[.D955]+[.H955]*[.K955]" office:value-type="float" office:value="2.79747149339236" calcext:value-type="float">
            <text:p>2,7974714934</text:p>
          </table:table-cell>
        </table:table-row>
        <table:table-row table:style-name="ro1">
          <table:table-cell office:value-type="float" office:value="9.9205767" calcext:value-type="float">
            <text:p>9,920576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9.918" calcext:value-type="float">
            <text:p>9,918</text:p>
          </table:table-cell>
          <table:table-cell office:value-type="float" office:value="2.797471" calcext:value-type="float">
            <text:p>2,797471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080568" calcext:value-type="float">
            <text:p>0,7080568</text:p>
          </table:table-cell>
          <table:table-cell table:formula="of:=[.A956]-[.E956]" office:value-type="float" office:value="9.91982445" calcext:value-type="float">
            <text:p>9,91982445</text:p>
          </table:table-cell>
          <table:table-cell table:formula="of:=[.B956]-[.D956]" office:value-type="float" office:value="0.00253100000000028" calcext:value-type="float">
            <text:p>0,002531</text:p>
          </table:table-cell>
          <table:table-cell table:formula="of:=[.A956]-[.C956]" office:value-type="float" office:value="0.00257670000000054" calcext:value-type="float">
            <text:p>0,0025767</text:p>
          </table:table-cell>
          <table:table-cell table:formula="of:=[.G956]-[.C956]" office:value-type="float" office:value="0.00182445000000087" calcext:value-type="float">
            <text:p>0,00182445</text:p>
          </table:table-cell>
          <table:table-cell table:formula="of:=[.J956]/[.I956]" office:value-type="float" office:value="0.70805681685896" calcext:value-type="float">
            <text:p>0,7080568169</text:p>
          </table:table-cell>
          <table:table-cell table:formula="of:=[.D956]+[.H956]*[.K956]" office:value-type="float" office:value="2.79926309180347" calcext:value-type="float">
            <text:p>2,7992630918</text:p>
          </table:table-cell>
        </table:table-row>
        <table:table-row table:style-name="ro1">
          <table:table-cell office:value-type="float" office:value="9.9456515" calcext:value-type="float">
            <text:p>9,945651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92" calcext:value-type="float">
            <text:p>9,92</text:p>
          </table:table-cell>
          <table:table-cell office:value-type="float" office:value="2.799263" calcext:value-type="float">
            <text:p>2,799263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9706742" calcext:value-type="float">
            <text:p>0,9706742</text:p>
          </table:table-cell>
          <table:table-cell table:formula="of:=[.A957]-[.E957]" office:value-type="float" office:value="9.94489925" calcext:value-type="float">
            <text:p>9,94489925</text:p>
          </table:table-cell>
          <table:table-cell table:formula="of:=[.B957]-[.D957]" office:value-type="float" office:value="0.450739" calcext:value-type="float">
            <text:p>0,450739</text:p>
          </table:table-cell>
          <table:table-cell table:formula="of:=[.A957]-[.C957]" office:value-type="float" office:value="0.0256515000000004" calcext:value-type="float">
            <text:p>0,0256515</text:p>
          </table:table-cell>
          <table:table-cell table:formula="of:=[.G957]-[.C957]" office:value-type="float" office:value="0.0248992500000007" calcext:value-type="float">
            <text:p>0,02489925</text:p>
          </table:table-cell>
          <table:table-cell table:formula="of:=[.J957]/[.I957]" office:value-type="float" office:value="0.970674229577231" calcext:value-type="float">
            <text:p>0,9706742296</text:p>
          </table:table-cell>
          <table:table-cell table:formula="of:=[.D957]+[.H957]*[.K957]" office:value-type="float" office:value="3.23678373156541" calcext:value-type="float">
            <text:p>3,2367837316</text:p>
          </table:table-cell>
        </table:table-row>
        <table:table-row table:style-name="ro1">
          <table:table-cell office:value-type="float" office:value="9.9476571" calcext:value-type="float">
            <text:p>9,9476571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945" calcext:value-type="float">
            <text:p>9,945</text:p>
          </table:table-cell>
          <table:table-cell office:value-type="float" office:value="3.236784" calcext:value-type="float">
            <text:p>3,23678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169659" calcext:value-type="float">
            <text:p>0,7169659</text:p>
          </table:table-cell>
          <table:table-cell table:formula="of:=[.A958]-[.E958]" office:value-type="float" office:value="9.94690505" calcext:value-type="float">
            <text:p>9,94690505</text:p>
          </table:table-cell>
          <table:table-cell table:formula="of:=[.B958]-[.D958]" office:value-type="float" office:value="0.0132179999999997" calcext:value-type="float">
            <text:p>0,013218</text:p>
          </table:table-cell>
          <table:table-cell table:formula="of:=[.A958]-[.C958]" office:value-type="float" office:value="0.00265710000000041" calcext:value-type="float">
            <text:p>0,0026571</text:p>
          </table:table-cell>
          <table:table-cell table:formula="of:=[.G958]-[.C958]" office:value-type="float" office:value="0.0019050500000013" calcext:value-type="float">
            <text:p>0,00190505</text:p>
          </table:table-cell>
          <table:table-cell table:formula="of:=[.J958]/[.I958]" office:value-type="float" office:value="0.716965865041211" calcext:value-type="float">
            <text:p>0,716965865</text:p>
          </table:table-cell>
          <table:table-cell table:formula="of:=[.D958]+[.H958]*[.K958]" office:value-type="float" office:value="3.24626085480411" calcext:value-type="float">
            <text:p>3,2462608548</text:p>
          </table:table-cell>
        </table:table-row>
        <table:table-row table:style-name="ro1">
          <table:table-cell office:value-type="float" office:value="9.9486596" calcext:value-type="float">
            <text:p>9,9486596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947" calcext:value-type="float">
            <text:p>9,947</text:p>
          </table:table-cell>
          <table:table-cell office:value-type="float" office:value="3.246261" calcext:value-type="float">
            <text:p>3,24626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5468486" calcext:value-type="float">
            <text:p>0,5468486</text:p>
          </table:table-cell>
          <table:table-cell table:formula="of:=[.A959]-[.E959]" office:value-type="float" office:value="9.94790755" calcext:value-type="float">
            <text:p>9,94790755</text:p>
          </table:table-cell>
          <table:table-cell table:formula="of:=[.B959]-[.D959]" office:value-type="float" office:value="0.00374099999999977" calcext:value-type="float">
            <text:p>0,003741</text:p>
          </table:table-cell>
          <table:table-cell table:formula="of:=[.A959]-[.C959]" office:value-type="float" office:value="0.00165959999999998" calcext:value-type="float">
            <text:p>0,0016596</text:p>
          </table:table-cell>
          <table:table-cell table:formula="of:=[.G959]-[.C959]" office:value-type="float" office:value="0.000907550000000867" calcext:value-type="float">
            <text:p>0,00090755</text:p>
          </table:table-cell>
          <table:table-cell table:formula="of:=[.J959]/[.I959]" office:value-type="float" office:value="0.546848638226607" calcext:value-type="float">
            <text:p>0,5468486382</text:p>
          </table:table-cell>
          <table:table-cell table:formula="of:=[.D959]+[.H959]*[.K959]" office:value-type="float" office:value="3.24830676075561" calcext:value-type="float">
            <text:p>3,2483067608</text:p>
          </table:table-cell>
        </table:table-row>
        <table:table-row table:style-name="ro1">
          <table:table-cell office:value-type="float" office:value="9.9491609" calcext:value-type="float">
            <text:p>9,9491609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948" calcext:value-type="float">
            <text:p>9,948</text:p>
          </table:table-cell>
          <table:table-cell office:value-type="float" office:value="3.248307" calcext:value-type="float">
            <text:p>3,24830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840899" calcext:value-type="float">
            <text:p>0,7840899</text:p>
          </table:table-cell>
          <table:table-cell table:formula="of:=[.A960]-[.E960]" office:value-type="float" office:value="9.94891025" calcext:value-type="float">
            <text:p>9,94891025</text:p>
          </table:table-cell>
          <table:table-cell table:formula="of:=[.B960]-[.D960]" office:value-type="float" office:value="0.00169499999999978" calcext:value-type="float">
            <text:p>0,001695</text:p>
          </table:table-cell>
          <table:table-cell table:formula="of:=[.A960]-[.C960]" office:value-type="float" office:value="0.00116090000000035" calcext:value-type="float">
            <text:p>0,0011609</text:p>
          </table:table-cell>
          <table:table-cell table:formula="of:=[.G960]-[.C960]" office:value-type="float" office:value="0.000910250000000445" calcext:value-type="float">
            <text:p>0,00091025</text:p>
          </table:table-cell>
          <table:table-cell table:formula="of:=[.J960]/[.I960]" office:value-type="float" office:value="0.784089930226693" calcext:value-type="float">
            <text:p>0,7840899302</text:p>
          </table:table-cell>
          <table:table-cell table:formula="of:=[.D960]+[.H960]*[.K960]" office:value-type="float" office:value="3.24963603243173" calcext:value-type="float">
            <text:p>3,2496360324</text:p>
          </table:table-cell>
        </table:table-row>
        <table:table-row table:style-name="ro1">
          <table:table-cell office:value-type="float" office:value="9.9496627" calcext:value-type="float">
            <text:p>9,9496627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949" calcext:value-type="float">
            <text:p>9,949</text:p>
          </table:table-cell>
          <table:table-cell office:value-type="float" office:value="3.249636" calcext:value-type="float">
            <text:p>3,24963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6217746" calcext:value-type="float">
            <text:p>0,6217746</text:p>
          </table:table-cell>
          <table:table-cell table:formula="of:=[.A961]-[.E961]" office:value-type="float" office:value="9.94941205" calcext:value-type="float">
            <text:p>9,94941205</text:p>
          </table:table-cell>
          <table:table-cell table:formula="of:=[.B961]-[.D961]" office:value-type="float" office:value="0.000365999999999644" calcext:value-type="float">
            <text:p>0,000366</text:p>
          </table:table-cell>
          <table:table-cell table:formula="of:=[.A961]-[.C961]" office:value-type="float" office:value="0.000662699999999461" calcext:value-type="float">
            <text:p>0,0006627</text:p>
          </table:table-cell>
          <table:table-cell table:formula="of:=[.G961]-[.C961]" office:value-type="float" office:value="0.000412049999999553" calcext:value-type="float">
            <text:p>0,00041205</text:p>
          </table:table-cell>
          <table:table-cell table:formula="of:=[.J961]/[.I961]" office:value-type="float" office:value="0.621774558623643" calcext:value-type="float">
            <text:p>0,6217745586</text:p>
          </table:table-cell>
          <table:table-cell table:formula="of:=[.D961]+[.H961]*[.K961]" office:value-type="float" office:value="3.24986356948846" calcext:value-type="float">
            <text:p>3,2498635695</text:p>
          </table:table-cell>
        </table:table-row>
        <table:table-row table:style-name="ro1">
          <table:table-cell office:value-type="float" office:value="9.9501634" calcext:value-type="float">
            <text:p>9,9501634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9.949" calcext:value-type="float">
            <text:p>9,949</text:p>
          </table:table-cell>
          <table:table-cell office:value-type="float" office:value="3.249864" calcext:value-type="float">
            <text:p>3,2498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62]-[.E962]" office:value-type="float" office:value="9.9501634" calcext:value-type="float">
            <text:p>9,9501634</text:p>
          </table:table-cell>
          <table:table-cell table:formula="of:=[.B962]-[.D962]" office:value-type="float" office:value="0.000137999999999749" calcext:value-type="float">
            <text:p>0,000138</text:p>
          </table:table-cell>
          <table:table-cell table:formula="of:=[.A962]-[.C962]" office:value-type="float" office:value="0.00116339999999937" calcext:value-type="float">
            <text:p>0,0011634</text:p>
          </table:table-cell>
          <table:table-cell table:formula="of:=[.G962]-[.C962]" office:value-type="float" office:value="0.00116339999999937" calcext:value-type="float">
            <text:p>0,0011634</text:p>
          </table:table-cell>
          <table:table-cell table:formula="of:=[.J962]/[.I962]" office:value-type="float" office:value="1" calcext:value-type="float">
            <text:p>1</text:p>
          </table:table-cell>
          <table:table-cell table:formula="of:=[.D962]+[.H962]*[.K962]" office:value-type="float" office:value="3.250002" calcext:value-type="float">
            <text:p>3,250002</text:p>
          </table:table-cell>
        </table:table-row>
        <table:table-row table:style-name="ro1">
          <table:table-cell office:value-type="float" office:value="9.9785582" calcext:value-type="float">
            <text:p>9,9785582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95" calcext:value-type="float">
            <text:p>9,95</text:p>
          </table:table-cell>
          <table:table-cell office:value-type="float" office:value="3.250002" calcext:value-type="float">
            <text:p>3,2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63]-[.E963]" office:value-type="float" office:value="9.9785582" calcext:value-type="float">
            <text:p>9,9785582</text:p>
          </table:table-cell>
          <table:table-cell table:formula="of:=[.B963]-[.D963]" office:value-type="float" office:value="0.45" calcext:value-type="float">
            <text:p>0,45</text:p>
          </table:table-cell>
          <table:table-cell table:formula="of:=[.A963]-[.C963]" office:value-type="float" office:value="0.0285582000000009" calcext:value-type="float">
            <text:p>0,0285582</text:p>
          </table:table-cell>
          <table:table-cell table:formula="of:=[.G963]-[.C963]" office:value-type="float" office:value="0.0285582000000009" calcext:value-type="float">
            <text:p>0,0285582</text:p>
          </table:table-cell>
          <table:table-cell table:formula="of:=[.J963]/[.I963]" office:value-type="float" office:value="1" calcext:value-type="float">
            <text:p>1</text:p>
          </table:table-cell>
          <table:table-cell table:formula="of:=[.D963]+[.H963]*[.K963]" office:value-type="float" office:value="3.700002" calcext:value-type="float">
            <text:p>3,700002</text:p>
          </table:table-cell>
        </table:table-row>
        <table:table-row table:style-name="ro1">
          <table:table-cell office:value-type="float" office:value="9.9815663" calcext:value-type="float">
            <text:p>9,981566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979" calcext:value-type="float">
            <text:p>9,979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0.00125325" calcext:value-type="float">
            <text:p>0,00125325</text:p>
          </table:table-cell>
          <table:table-cell office:value-type="float" office:value="0.511651" calcext:value-type="float">
            <text:p>0,511651</text:p>
          </table:table-cell>
          <table:table-cell table:formula="of:=[.A964]-[.E964]" office:value-type="float" office:value="9.98031305" calcext:value-type="float">
            <text:p>9,98031305</text:p>
          </table:table-cell>
          <table:table-cell table:formula="of:=[.B964]-[.D964]" office:value-type="float" office:value="0" calcext:value-type="float">
            <text:p>0</text:p>
          </table:table-cell>
          <table:table-cell table:formula="of:=[.A964]-[.C964]" office:value-type="float" office:value="0.00256630000000158" calcext:value-type="float">
            <text:p>0,0025663</text:p>
          </table:table-cell>
          <table:table-cell table:formula="of:=[.G964]-[.C964]" office:value-type="float" office:value="0.00131305000000204" calcext:value-type="float">
            <text:p>0,00131305</text:p>
          </table:table-cell>
          <table:table-cell table:formula="of:=[.J964]/[.I964]" office:value-type="float" office:value="0.511651015080556" calcext:value-type="float">
            <text:p>0,5116510151</text:p>
          </table:table-cell>
          <table:table-cell table:formula="of:=[.D964]+[.H964]*[.K964]" office:value-type="float" office:value="3.700002" calcext:value-type="float">
            <text:p>3,700002</text:p>
          </table:table-cell>
        </table:table-row>
        <table:table-row table:style-name="ro1">
          <table:table-cell office:value-type="float" office:value="9.9840793" calcext:value-type="float">
            <text:p>9,984079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98" calcext:value-type="float">
            <text:p>9,98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0.00125325" calcext:value-type="float">
            <text:p>0,00125325</text:p>
          </table:table-cell>
          <table:table-cell office:value-type="float" office:value="0.6927782" calcext:value-type="float">
            <text:p>0,6927782</text:p>
          </table:table-cell>
          <table:table-cell table:formula="of:=[.A965]-[.E965]" office:value-type="float" office:value="9.98282605" calcext:value-type="float">
            <text:p>9,98282605</text:p>
          </table:table-cell>
          <table:table-cell table:formula="of:=[.B965]-[.D965]" office:value-type="float" office:value="0" calcext:value-type="float">
            <text:p>0</text:p>
          </table:table-cell>
          <table:table-cell table:formula="of:=[.A965]-[.C965]" office:value-type="float" office:value="0.00407929999999901" calcext:value-type="float">
            <text:p>0,0040793</text:p>
          </table:table-cell>
          <table:table-cell table:formula="of:=[.G965]-[.C965]" office:value-type="float" office:value="0.00282604999999947" calcext:value-type="float">
            <text:p>0,00282605</text:p>
          </table:table-cell>
          <table:table-cell table:formula="of:=[.J965]/[.I965]" office:value-type="float" office:value="0.692778172725751" calcext:value-type="float">
            <text:p>0,6927781727</text:p>
          </table:table-cell>
          <table:table-cell table:formula="of:=[.D965]+[.H965]*[.K965]" office:value-type="float" office:value="3.700002" calcext:value-type="float">
            <text:p>3,700002</text:p>
          </table:table-cell>
        </table:table-row>
        <table:table-row table:style-name="ro1">
          <table:table-cell office:value-type="float" office:value="9.9845808" calcext:value-type="float">
            <text:p>9,9845808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983" calcext:value-type="float">
            <text:p>9,983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66]-[.E966]" office:value-type="float" office:value="9.9845808" calcext:value-type="float">
            <text:p>9,9845808</text:p>
          </table:table-cell>
          <table:table-cell table:formula="of:=[.B966]-[.D966]" office:value-type="float" office:value="0" calcext:value-type="float">
            <text:p>0</text:p>
          </table:table-cell>
          <table:table-cell table:formula="of:=[.A966]-[.C966]" office:value-type="float" office:value="0.00158079999999927" calcext:value-type="float">
            <text:p>0,0015808</text:p>
          </table:table-cell>
          <table:table-cell table:formula="of:=[.G966]-[.C966]" office:value-type="float" office:value="0.00158079999999927" calcext:value-type="float">
            <text:p>0,0015808</text:p>
          </table:table-cell>
          <table:table-cell table:formula="of:=[.J966]/[.I966]" office:value-type="float" office:value="1" calcext:value-type="float">
            <text:p>1</text:p>
          </table:table-cell>
          <table:table-cell table:formula="of:=[.D966]+[.H966]*[.K966]" office:value-type="float" office:value="3.700002" calcext:value-type="float">
            <text:p>3,700002</text:p>
          </table:table-cell>
        </table:table-row>
        <table:table-row table:style-name="ro1">
          <table:table-cell office:value-type="float" office:value="9.9855831" calcext:value-type="float">
            <text:p>9,9855831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985" calcext:value-type="float">
            <text:p>9,985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701424" calcext:value-type="float">
            <text:p>0,5701424</text:p>
          </table:table-cell>
          <table:table-cell table:formula="of:=[.A967]-[.E967]" office:value-type="float" office:value="9.98533245" calcext:value-type="float">
            <text:p>9,98533245</text:p>
          </table:table-cell>
          <table:table-cell table:formula="of:=[.B967]-[.D967]" office:value-type="float" office:value="0" calcext:value-type="float">
            <text:p>0</text:p>
          </table:table-cell>
          <table:table-cell table:formula="of:=[.A967]-[.C967]" office:value-type="float" office:value="0.000583100000000059" calcext:value-type="float">
            <text:p>0,0005831</text:p>
          </table:table-cell>
          <table:table-cell table:formula="of:=[.G967]-[.C967]" office:value-type="float" office:value="0.000332450000000151" calcext:value-type="float">
            <text:p>0,00033245</text:p>
          </table:table-cell>
          <table:table-cell table:formula="of:=[.J967]/[.I967]" office:value-type="float" office:value="0.570142342651547" calcext:value-type="float">
            <text:p>0,5701423427</text:p>
          </table:table-cell>
          <table:table-cell table:formula="of:=[.D967]+[.H967]*[.K967]" office:value-type="float" office:value="3.700002" calcext:value-type="float">
            <text:p>3,700002</text:p>
          </table:table-cell>
        </table:table-row>
        <table:table-row table:style-name="ro1">
          <table:table-cell office:value-type="float" office:value="9.9860844" calcext:value-type="float">
            <text:p>9,9860844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9.985" calcext:value-type="float">
            <text:p>9,985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88584" calcext:value-type="float">
            <text:p>0,7688584</text:p>
          </table:table-cell>
          <table:table-cell table:formula="of:=[.A968]-[.E968]" office:value-type="float" office:value="9.98583375" calcext:value-type="float">
            <text:p>9,98583375</text:p>
          </table:table-cell>
          <table:table-cell table:formula="of:=[.B968]-[.D968]" office:value-type="float" office:value="0" calcext:value-type="float">
            <text:p>0</text:p>
          </table:table-cell>
          <table:table-cell table:formula="of:=[.A968]-[.C968]" office:value-type="float" office:value="0.00108439999999987" calcext:value-type="float">
            <text:p>0,0010844</text:p>
          </table:table-cell>
          <table:table-cell table:formula="of:=[.G968]-[.C968]" office:value-type="float" office:value="0.000833749999999966" calcext:value-type="float">
            <text:p>0,00083375</text:p>
          </table:table-cell>
          <table:table-cell table:formula="of:=[.J968]/[.I968]" office:value-type="float" office:value="0.768858354850667" calcext:value-type="float">
            <text:p>0,7688583549</text:p>
          </table:table-cell>
          <table:table-cell table:formula="of:=[.D968]+[.H968]*[.K968]" office:value-type="float" office:value="3.700002" calcext:value-type="float">
            <text:p>3,700002</text:p>
          </table:table-cell>
        </table:table-row>
        <table:table-row table:style-name="ro1">
          <table:table-cell office:value-type="float" office:value="10.0110539" calcext:value-type="float">
            <text:p>10,0110539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9.986" calcext:value-type="float">
            <text:p>9,986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9956" calcext:value-type="float">
            <text:p>0,9899956</text:p>
          </table:table-cell>
          <table:table-cell table:formula="of:=[.A969]-[.E969]" office:value-type="float" office:value="10.01080325" calcext:value-type="float">
            <text:p>10,01080325</text:p>
          </table:table-cell>
          <table:table-cell table:formula="of:=[.B969]-[.D969]" office:value-type="float" office:value="0.45" calcext:value-type="float">
            <text:p>0,45</text:p>
          </table:table-cell>
          <table:table-cell table:formula="of:=[.A969]-[.C969]" office:value-type="float" office:value="0.0250538999999996" calcext:value-type="float">
            <text:p>0,0250539</text:p>
          </table:table-cell>
          <table:table-cell table:formula="of:=[.G969]-[.C969]" office:value-type="float" office:value="0.0248032499999997" calcext:value-type="float">
            <text:p>0,02480325</text:p>
          </table:table-cell>
          <table:table-cell table:formula="of:=[.J969]/[.I969]" office:value-type="float" office:value="0.989995569552049" calcext:value-type="float">
            <text:p>0,9899955696</text:p>
          </table:table-cell>
          <table:table-cell table:formula="of:=[.D969]+[.H969]*[.K969]" office:value-type="float" office:value="4.14550000629842" calcext:value-type="float">
            <text:p>4,1455000063</text:p>
          </table:table-cell>
        </table:table-row>
        <table:table-row table:style-name="ro1">
          <table:table-cell office:value-type="float" office:value="10.0140679" calcext:value-type="float">
            <text:p>10,0140679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10.011" calcext:value-type="float">
            <text:p>10,011</text:p>
          </table:table-cell>
          <table:table-cell office:value-type="float" office:value="4.145501" calcext:value-type="float">
            <text:p>4,145501</text:p>
          </table:table-cell>
          <table:table-cell office:value-type="float" office:value="0.0010056" calcext:value-type="float">
            <text:p>0,0010056</text:p>
          </table:table-cell>
          <table:table-cell office:value-type="float" office:value="0.6722188" calcext:value-type="float">
            <text:p>0,6722188</text:p>
          </table:table-cell>
          <table:table-cell table:formula="of:=[.A970]-[.E970]" office:value-type="float" office:value="10.0130623" calcext:value-type="float">
            <text:p>10,0130623</text:p>
          </table:table-cell>
          <table:table-cell table:formula="of:=[.B970]-[.D970]" office:value-type="float" office:value="0.00450099999999942" calcext:value-type="float">
            <text:p>0,004501</text:p>
          </table:table-cell>
          <table:table-cell table:formula="of:=[.A970]-[.C970]" office:value-type="float" office:value="0.00306790000000134" calcext:value-type="float">
            <text:p>0,0030679</text:p>
          </table:table-cell>
          <table:table-cell table:formula="of:=[.G970]-[.C970]" office:value-type="float" office:value="0.00206230000000218" calcext:value-type="float">
            <text:p>0,0020623</text:p>
          </table:table-cell>
          <table:table-cell table:formula="of:=[.J970]/[.I970]" office:value-type="float" office:value="0.672218781577391" calcext:value-type="float">
            <text:p>0,6722187816</text:p>
          </table:table-cell>
          <table:table-cell table:formula="of:=[.D970]+[.H970]*[.K970]" office:value-type="float" office:value="4.14852665673588" calcext:value-type="float">
            <text:p>4,1485266567</text:p>
          </table:table-cell>
        </table:table-row>
        <table:table-row table:style-name="ro1">
          <table:table-cell office:value-type="float" office:value="10.0150704" calcext:value-type="float">
            <text:p>10,0150704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10.013" calcext:value-type="float">
            <text:p>10,013</text:p>
          </table:table-cell>
          <table:table-cell office:value-type="float" office:value="4.148527" calcext:value-type="float">
            <text:p>4,148527</text:p>
          </table:table-cell>
          <table:table-cell office:value-type="float" office:value="0.0010056" calcext:value-type="float">
            <text:p>0,0010056</text:p>
          </table:table-cell>
          <table:table-cell office:value-type="float" office:value="0.5142968" calcext:value-type="float">
            <text:p>0,5142968</text:p>
          </table:table-cell>
          <table:table-cell table:formula="of:=[.A971]-[.E971]" office:value-type="float" office:value="10.0140648" calcext:value-type="float">
            <text:p>10,0140648</text:p>
          </table:table-cell>
          <table:table-cell table:formula="of:=[.B971]-[.D971]" office:value-type="float" office:value="0.00147500000000012" calcext:value-type="float">
            <text:p>0,001475</text:p>
          </table:table-cell>
          <table:table-cell table:formula="of:=[.A971]-[.C971]" office:value-type="float" office:value="0.00207040000000092" calcext:value-type="float">
            <text:p>0,0020704</text:p>
          </table:table-cell>
          <table:table-cell table:formula="of:=[.G971]-[.C971]" office:value-type="float" office:value="0.00106480000000175" calcext:value-type="float">
            <text:p>0,0010648</text:p>
          </table:table-cell>
          <table:table-cell table:formula="of:=[.J971]/[.I971]" office:value-type="float" office:value="0.514296754251006" calcext:value-type="float">
            <text:p>0,5142967543</text:p>
          </table:table-cell>
          <table:table-cell table:formula="of:=[.D971]+[.H971]*[.K971]" office:value-type="float" office:value="4.14928558771252" calcext:value-type="float">
            <text:p>4,1492855877</text:p>
          </table:table-cell>
        </table:table-row>
        <table:table-row table:style-name="ro1">
          <table:table-cell office:value-type="float" office:value="10.0175767" calcext:value-type="float">
            <text:p>10,0175767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10.014" calcext:value-type="float">
            <text:p>10,014</text:p>
          </table:table-cell>
          <table:table-cell office:value-type="float" office:value="4.149286" calcext:value-type="float">
            <text:p>4,149286</text:p>
          </table:table-cell>
          <table:table-cell office:value-type="float" office:value="0.0010025" calcext:value-type="float">
            <text:p>0,0010025</text:p>
          </table:table-cell>
          <table:table-cell office:value-type="float" office:value="0.7197137" calcext:value-type="float">
            <text:p>0,7197137</text:p>
          </table:table-cell>
          <table:table-cell table:formula="of:=[.A972]-[.E972]" office:value-type="float" office:value="10.0165742" calcext:value-type="float">
            <text:p>10,0165742</text:p>
          </table:table-cell>
          <table:table-cell table:formula="of:=[.B972]-[.D972]" office:value-type="float" office:value="0.000715999999999717" calcext:value-type="float">
            <text:p>0,000716</text:p>
          </table:table-cell>
          <table:table-cell table:formula="of:=[.A972]-[.C972]" office:value-type="float" office:value="0.00357669999999999" calcext:value-type="float">
            <text:p>0,0035767</text:p>
          </table:table-cell>
          <table:table-cell table:formula="of:=[.G972]-[.C972]" office:value-type="float" office:value="0.00257419999999975" calcext:value-type="float">
            <text:p>0,0025742</text:p>
          </table:table-cell>
          <table:table-cell table:formula="of:=[.J972]/[.I972]" office:value-type="float" office:value="0.719713702574931" calcext:value-type="float">
            <text:p>0,7197137026</text:p>
          </table:table-cell>
          <table:table-cell table:formula="of:=[.D972]+[.H972]*[.K972]" office:value-type="float" office:value="4.14980131501104" calcext:value-type="float">
            <text:p>4,149801315</text:p>
          </table:table-cell>
        </table:table-row>
        <table:table-row table:style-name="ro1">
          <table:table-cell office:value-type="float" office:value="10.019582" calcext:value-type="float">
            <text:p>10,019582</text:p>
          </table:table-cell>
          <table:table-cell office:value-type="float" office:value="4.150002" calcext:value-type="float">
            <text:p>4,150002</text:p>
          </table:table-cell>
          <table:table-cell office:value-type="float" office:value="10.017" calcext:value-type="float">
            <text:p>10,017</text:p>
          </table:table-cell>
          <table:table-cell office:value-type="float" office:value="4.149802" calcext:value-type="float">
            <text:p>4,149802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087529" calcext:value-type="float">
            <text:p>0,7087529</text:p>
          </table:table-cell>
          <table:table-cell table:formula="of:=[.A973]-[.E973]" office:value-type="float" office:value="10.01883" calcext:value-type="float">
            <text:p>10,01883</text:p>
          </table:table-cell>
          <table:table-cell table:formula="of:=[.B973]-[.D973]" office:value-type="float" office:value="0.000199999999999534" calcext:value-type="float">
            <text:p>0,0002</text:p>
          </table:table-cell>
          <table:table-cell table:formula="of:=[.A973]-[.C973]" office:value-type="float" office:value="0.00258200000000031" calcext:value-type="float">
            <text:p>0,002582</text:p>
          </table:table-cell>
          <table:table-cell table:formula="of:=[.G973]-[.C973]" office:value-type="float" office:value="0.00183" calcext:value-type="float">
            <text:p>0,00183</text:p>
          </table:table-cell>
          <table:table-cell table:formula="of:=[.J973]/[.I973]" office:value-type="float" office:value="0.708752904724935" calcext:value-type="float">
            <text:p>0,7087529047</text:p>
          </table:table-cell>
          <table:table-cell table:formula="of:=[.D973]+[.H973]*[.K973]" office:value-type="float" office:value="4.14994375058094" calcext:value-type="float">
            <text:p>4,1499437506</text:p>
          </table:table-cell>
        </table:table-row>
        <table:table-row table:style-name="ro1">
          <table:table-cell office:value-type="float" office:value="10.0465127" calcext:value-type="float">
            <text:p>10,0465127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19" calcext:value-type="float">
            <text:p>10,019</text:p>
          </table:table-cell>
          <table:table-cell office:value-type="float" office:value="4.149944" calcext:value-type="float">
            <text:p>4,149944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26654" calcext:value-type="float">
            <text:p>0,9726654</text:p>
          </table:table-cell>
          <table:table-cell table:formula="of:=[.A974]-[.E974]" office:value-type="float" office:value="10.04576065" calcext:value-type="float">
            <text:p>10,04576065</text:p>
          </table:table-cell>
          <table:table-cell table:formula="of:=[.B974]-[.D974]" office:value-type="float" office:value="0.450059" calcext:value-type="float">
            <text:p>0,450059</text:p>
          </table:table-cell>
          <table:table-cell table:formula="of:=[.A974]-[.C974]" office:value-type="float" office:value="0.0275126999999991" calcext:value-type="float">
            <text:p>0,0275127</text:p>
          </table:table-cell>
          <table:table-cell table:formula="of:=[.G974]-[.C974]" office:value-type="float" office:value="0.0267606499999999" calcext:value-type="float">
            <text:p>0,02676065</text:p>
          </table:table-cell>
          <table:table-cell table:formula="of:=[.J974]/[.I974]" office:value-type="float" office:value="0.972665350910702" calcext:value-type="float">
            <text:p>0,9726653509</text:p>
          </table:table-cell>
          <table:table-cell table:formula="of:=[.D974]+[.H974]*[.K974]" office:value-type="float" office:value="4.58770079516552" calcext:value-type="float">
            <text:p>4,5877007952</text:p>
          </table:table-cell>
        </table:table-row>
        <table:table-row table:style-name="ro1">
          <table:table-cell office:value-type="float" office:value="10.048518" calcext:value-type="float">
            <text:p>10,048518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46" calcext:value-type="float">
            <text:p>10,046</text:p>
          </table:table-cell>
          <table:table-cell office:value-type="float" office:value="4.5877" calcext:value-type="float">
            <text:p>4,587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13304" calcext:value-type="float">
            <text:p>0,7013304</text:p>
          </table:table-cell>
          <table:table-cell table:formula="of:=[.A975]-[.E975]" office:value-type="float" office:value="10.04776595" calcext:value-type="float">
            <text:p>10,04776595</text:p>
          </table:table-cell>
          <table:table-cell table:formula="of:=[.B975]-[.D975]" office:value-type="float" office:value="0.0123030000000002" calcext:value-type="float">
            <text:p>0,012303</text:p>
          </table:table-cell>
          <table:table-cell table:formula="of:=[.A975]-[.C975]" office:value-type="float" office:value="0.00251800000000024" calcext:value-type="float">
            <text:p>0,002518</text:p>
          </table:table-cell>
          <table:table-cell table:formula="of:=[.G975]-[.C975]" office:value-type="float" office:value="0.00176595000000113" calcext:value-type="float">
            <text:p>0,00176595</text:p>
          </table:table-cell>
          <table:table-cell table:formula="of:=[.J975]/[.I975]" office:value-type="float" office:value="0.701330420969403" calcext:value-type="float">
            <text:p>0,701330421</text:p>
          </table:table-cell>
          <table:table-cell table:formula="of:=[.D975]+[.H975]*[.K975]" office:value-type="float" office:value="4.59632846816919" calcext:value-type="float">
            <text:p>4,5963284682</text:p>
          </table:table-cell>
        </table:table-row>
        <table:table-row table:style-name="ro1">
          <table:table-cell office:value-type="float" office:value="10.0505228" calcext:value-type="float">
            <text:p>10,0505228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48" calcext:value-type="float">
            <text:p>10,048</text:p>
          </table:table-cell>
          <table:table-cell office:value-type="float" office:value="4.596328" calcext:value-type="float">
            <text:p>4,596328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18987" calcext:value-type="float">
            <text:p>0,7018987</text:p>
          </table:table-cell>
          <table:table-cell table:formula="of:=[.A976]-[.E976]" office:value-type="float" office:value="10.04977075" calcext:value-type="float">
            <text:p>10,04977075</text:p>
          </table:table-cell>
          <table:table-cell table:formula="of:=[.B976]-[.D976]" office:value-type="float" office:value="0.00367500000000032" calcext:value-type="float">
            <text:p>0,003675</text:p>
          </table:table-cell>
          <table:table-cell table:formula="of:=[.A976]-[.C976]" office:value-type="float" office:value="0.00252279999999949" calcext:value-type="float">
            <text:p>0,0025228</text:p>
          </table:table-cell>
          <table:table-cell table:formula="of:=[.G976]-[.C976]" office:value-type="float" office:value="0.00177075000000038" calcext:value-type="float">
            <text:p>0,00177075</text:p>
          </table:table-cell>
          <table:table-cell table:formula="of:=[.J976]/[.I976]" office:value-type="float" office:value="0.701898684002193" calcext:value-type="float">
            <text:p>0,701898684</text:p>
          </table:table-cell>
          <table:table-cell table:formula="of:=[.D976]+[.H976]*[.K976]" office:value-type="float" office:value="4.59890747766371" calcext:value-type="float">
            <text:p>4,5989074777</text:p>
          </table:table-cell>
        </table:table-row>
        <table:table-row table:style-name="ro1">
          <table:table-cell office:value-type="float" office:value="10.0515261" calcext:value-type="float">
            <text:p>10,0515261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5" calcext:value-type="float">
            <text:p>10,05</text:p>
          </table:table-cell>
          <table:table-cell office:value-type="float" office:value="4.598907" calcext:value-type="float">
            <text:p>4,59890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56923" calcext:value-type="float">
            <text:p>0,8356923</text:p>
          </table:table-cell>
          <table:table-cell table:formula="of:=[.A977]-[.E977]" office:value-type="float" office:value="10.05127535" calcext:value-type="float">
            <text:p>10,05127535</text:p>
          </table:table-cell>
          <table:table-cell table:formula="of:=[.B977]-[.D977]" office:value-type="float" office:value="0.00109600000000043" calcext:value-type="float">
            <text:p>0,001096</text:p>
          </table:table-cell>
          <table:table-cell table:formula="of:=[.A977]-[.C977]" office:value-type="float" office:value="0.00152609999999953" calcext:value-type="float">
            <text:p>0,0015261</text:p>
          </table:table-cell>
          <table:table-cell table:formula="of:=[.G977]-[.C977]" office:value-type="float" office:value="0.00127535000000023" calcext:value-type="float">
            <text:p>0,00127535</text:p>
          </table:table-cell>
          <table:table-cell table:formula="of:=[.J977]/[.I977]" office:value-type="float" office:value="0.835692287530714" calcext:value-type="float">
            <text:p>0,8356922875</text:p>
          </table:table-cell>
          <table:table-cell table:formula="of:=[.D977]+[.H977]*[.K977]" office:value-type="float" office:value="4.59982291874713" calcext:value-type="float">
            <text:p>4,5998229187</text:p>
          </table:table-cell>
        </table:table-row>
        <table:table-row table:style-name="ro1">
          <table:table-cell office:value-type="float" office:value="10.0535181" calcext:value-type="float">
            <text:p>10,0535181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51" calcext:value-type="float">
            <text:p>10,051</text:p>
          </table:table-cell>
          <table:table-cell office:value-type="float" office:value="4.599823" calcext:value-type="float">
            <text:p>4,59982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00421" calcext:value-type="float">
            <text:p>0,900421</text:p>
          </table:table-cell>
          <table:table-cell table:formula="of:=[.A978]-[.E978]" office:value-type="float" office:value="10.05326735" calcext:value-type="float">
            <text:p>10,05326735</text:p>
          </table:table-cell>
          <table:table-cell table:formula="of:=[.B978]-[.D978]" office:value-type="float" office:value="0.000180000000000291" calcext:value-type="float">
            <text:p>0,00018</text:p>
          </table:table-cell>
          <table:table-cell table:formula="of:=[.A978]-[.C978]" office:value-type="float" office:value="0.00251809999999963" calcext:value-type="float">
            <text:p>0,0025181</text:p>
          </table:table-cell>
          <table:table-cell table:formula="of:=[.G978]-[.C978]" office:value-type="float" office:value="0.00226735000000033" calcext:value-type="float">
            <text:p>0,00226735</text:p>
          </table:table-cell>
          <table:table-cell table:formula="of:=[.J978]/[.I978]" office:value-type="float" office:value="0.900420952305573" calcext:value-type="float">
            <text:p>0,9004209523</text:p>
          </table:table-cell>
          <table:table-cell table:formula="of:=[.D978]+[.H978]*[.K978]" office:value-type="float" office:value="4.59998507577142" calcext:value-type="float">
            <text:p>4,5999850758</text:p>
          </table:table-cell>
        </table:table-row>
        <table:table-row table:style-name="ro1">
          <table:table-cell office:value-type="float" office:value="10.0540194" calcext:value-type="float">
            <text:p>10,0540194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53" calcext:value-type="float">
            <text:p>10,053</text:p>
          </table:table-cell>
          <table:table-cell office:value-type="float" office:value="4.599985" calcext:value-type="float">
            <text:p>4,599985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541201" calcext:value-type="float">
            <text:p>0,7541201</text:p>
          </table:table-cell>
          <table:table-cell table:formula="of:=[.A979]-[.E979]" office:value-type="float" office:value="10.05376875" calcext:value-type="float">
            <text:p>10,05376875</text:p>
          </table:table-cell>
          <table:table-cell table:formula="of:=[.B979]-[.D979]" office:value-type="float" office:value="0.0000179999999998515" calcext:value-type="float">
            <text:p>0,000018</text:p>
          </table:table-cell>
          <table:table-cell table:formula="of:=[.A979]-[.C979]" office:value-type="float" office:value="0.00101939999999878" calcext:value-type="float">
            <text:p>0,0010194</text:p>
          </table:table-cell>
          <table:table-cell table:formula="of:=[.G979]-[.C979]" office:value-type="float" office:value="0.000768749999998875" calcext:value-type="float">
            <text:p>0,00076875</text:p>
          </table:table-cell>
          <table:table-cell table:formula="of:=[.J979]/[.I979]" office:value-type="float" office:value="0.754120070629579" calcext:value-type="float">
            <text:p>0,7541200706</text:p>
          </table:table-cell>
          <table:table-cell table:formula="of:=[.D979]+[.H979]*[.K979]" office:value-type="float" office:value="4.59999857416127" calcext:value-type="float">
            <text:p>4,5999985742</text:p>
          </table:table-cell>
        </table:table-row>
        <table:table-row table:style-name="ro1">
          <table:table-cell office:value-type="float" office:value="10.0550224" calcext:value-type="float">
            <text:p>10,0550224</text:p>
          </table:table-cell>
          <table:table-cell office:value-type="float" office:value="4.600003" calcext:value-type="float">
            <text:p>4,600003</text:p>
          </table:table-cell>
          <table:table-cell office:value-type="float" office:value="10.054" calcext:value-type="float">
            <text:p>10,054</text:p>
          </table:table-cell>
          <table:table-cell office:value-type="float" office:value="4.599998" calcext:value-type="float">
            <text:p>4,599998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548904" calcext:value-type="float">
            <text:p>0,7548904</text:p>
          </table:table-cell>
          <table:table-cell table:formula="of:=[.A980]-[.E980]" office:value-type="float" office:value="10.0547718" calcext:value-type="float">
            <text:p>10,0547718</text:p>
          </table:table-cell>
          <table:table-cell table:formula="of:=[.B980]-[.D980]" office:value-type="float" office:value="0.00000499999999981071" calcext:value-type="float">
            <text:p>0,000005</text:p>
          </table:table-cell>
          <table:table-cell table:formula="of:=[.A980]-[.C980]" office:value-type="float" office:value="0.00102240000000009" calcext:value-type="float">
            <text:p>0,0010224</text:p>
          </table:table-cell>
          <table:table-cell table:formula="of:=[.G980]-[.C980]" office:value-type="float" office:value="0.000771800000000766" calcext:value-type="float">
            <text:p>0,0007718</text:p>
          </table:table-cell>
          <table:table-cell table:formula="of:=[.J980]/[.I980]" office:value-type="float" office:value="0.754890453834799" calcext:value-type="float">
            <text:p>0,7548904538</text:p>
          </table:table-cell>
          <table:table-cell table:formula="of:=[.D980]+[.H980]*[.K980]" office:value-type="float" office:value="4.60000177445227" calcext:value-type="float">
            <text:p>4,6000017745</text:p>
          </table:table-cell>
        </table:table-row>
        <table:table-row table:style-name="ro1">
          <table:table-cell office:value-type="float" office:value="10.0565262" calcext:value-type="float">
            <text:p>10,0565262</text:p>
          </table:table-cell>
          <table:table-cell office:value-type="float" office:value="4.750003" calcext:value-type="float">
            <text:p>4,750003</text:p>
          </table:table-cell>
          <table:table-cell office:value-type="float" office:value="10.055" calcext:value-type="float">
            <text:p>10,055</text:p>
          </table:table-cell>
          <table:table-cell office:value-type="float" office:value="4.600002" calcext:value-type="float">
            <text:p>4,60000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358014" calcext:value-type="float">
            <text:p>0,8358014</text:p>
          </table:table-cell>
          <table:table-cell table:formula="of:=[.A981]-[.E981]" office:value-type="float" office:value="10.0562756" calcext:value-type="float">
            <text:p>10,0562756</text:p>
          </table:table-cell>
          <table:table-cell table:formula="of:=[.B981]-[.D981]" office:value-type="float" office:value="0.150001" calcext:value-type="float">
            <text:p>0,150001</text:p>
          </table:table-cell>
          <table:table-cell table:formula="of:=[.A981]-[.C981]" office:value-type="float" office:value="0.0015262000000007" calcext:value-type="float">
            <text:p>0,0015262</text:p>
          </table:table-cell>
          <table:table-cell table:formula="of:=[.G981]-[.C981]" office:value-type="float" office:value="0.00127560000000138" calcext:value-type="float">
            <text:p>0,0012756</text:p>
          </table:table-cell>
          <table:table-cell table:formula="of:=[.J981]/[.I981]" office:value-type="float" office:value="0.835801336653644" calcext:value-type="float">
            <text:p>0,8358013367</text:p>
          </table:table-cell>
          <table:table-cell table:formula="of:=[.D981]+[.H981]*[.K981]" office:value-type="float" office:value="4.72537303629938" calcext:value-type="float">
            <text:p>4,7253730363</text:p>
          </table:table-cell>
        </table:table-row>
        <table:table-row table:style-name="ro1">
          <table:table-cell office:value-type="float" office:value="10.0805903" calcext:value-type="float">
            <text:p>10,0805903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10.056" calcext:value-type="float">
            <text:p>10,056</text:p>
          </table:table-cell>
          <table:table-cell office:value-type="float" office:value="4.725373" calcext:value-type="float">
            <text:p>4,725373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89809" calcext:value-type="float">
            <text:p>0,989809</text:p>
          </table:table-cell>
          <table:table-cell table:formula="of:=[.A982]-[.E982]" office:value-type="float" office:value="10.0803397" calcext:value-type="float">
            <text:p>10,0803397</text:p>
          </table:table-cell>
          <table:table-cell table:formula="of:=[.B982]-[.D982]" office:value-type="float" office:value="0.32463" calcext:value-type="float">
            <text:p>0,32463</text:p>
          </table:table-cell>
          <table:table-cell table:formula="of:=[.A982]-[.C982]" office:value-type="float" office:value="0.0245903000000016" calcext:value-type="float">
            <text:p>0,0245903</text:p>
          </table:table-cell>
          <table:table-cell table:formula="of:=[.G982]-[.C982]" office:value-type="float" office:value="0.0243397000000023" calcext:value-type="float">
            <text:p>0,0243397</text:p>
          </table:table-cell>
          <table:table-cell table:formula="of:=[.J982]/[.I982]" office:value-type="float" office:value="0.989808989723618" calcext:value-type="float">
            <text:p>0,9898089897</text:p>
          </table:table-cell>
          <table:table-cell table:formula="of:=[.D982]+[.H982]*[.K982]" office:value-type="float" office:value="5.04669469233398" calcext:value-type="float">
            <text:p>5,0466946923</text:p>
          </table:table-cell>
        </table:table-row>
        <table:table-row table:style-name="ro1">
          <table:table-cell office:value-type="float" office:value="10.083602" calcext:value-type="float">
            <text:p>10,083602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10.08" calcext:value-type="float">
            <text:p>10,08</text:p>
          </table:table-cell>
          <table:table-cell office:value-type="float" office:value="5.046695" calcext:value-type="float">
            <text:p>5,046695</text:p>
          </table:table-cell>
          <table:table-cell office:value-type="float" office:value="0.00125525" calcext:value-type="float">
            <text:p>0,00125525</text:p>
          </table:table-cell>
          <table:table-cell office:value-type="float" office:value="0.651513" calcext:value-type="float">
            <text:p>0,651513</text:p>
          </table:table-cell>
          <table:table-cell table:formula="of:=[.A983]-[.E983]" office:value-type="float" office:value="10.08234675" calcext:value-type="float">
            <text:p>10,08234675</text:p>
          </table:table-cell>
          <table:table-cell table:formula="of:=[.B983]-[.D983]" office:value-type="float" office:value="0.00330800000000053" calcext:value-type="float">
            <text:p>0,003308</text:p>
          </table:table-cell>
          <table:table-cell table:formula="of:=[.A983]-[.C983]" office:value-type="float" office:value="0.00360200000000077" calcext:value-type="float">
            <text:p>0,003602</text:p>
          </table:table-cell>
          <table:table-cell table:formula="of:=[.G983]-[.C983]" office:value-type="float" office:value="0.00234675000000095" calcext:value-type="float">
            <text:p>0,00234675</text:p>
          </table:table-cell>
          <table:table-cell table:formula="of:=[.J983]/[.I983]" office:value-type="float" office:value="0.651513048306621" calcext:value-type="float">
            <text:p>0,6515130483</text:p>
          </table:table-cell>
          <table:table-cell table:formula="of:=[.D983]+[.H983]*[.K983]" office:value-type="float" office:value="5.0488502051638" calcext:value-type="float">
            <text:p>5,0488502052</text:p>
          </table:table-cell>
        </table:table-row>
        <table:table-row table:style-name="ro1">
          <table:table-cell office:value-type="float" office:value="10.085106" calcext:value-type="float">
            <text:p>10,085106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10.082" calcext:value-type="float">
            <text:p>10,082</text:p>
          </table:table-cell>
          <table:table-cell office:value-type="float" office:value="5.04885" calcext:value-type="float">
            <text:p>5,04885</text:p>
          </table:table-cell>
          <table:table-cell office:value-type="float" office:value="0.00125525" calcext:value-type="float">
            <text:p>0,00125525</text:p>
          </table:table-cell>
          <table:table-cell office:value-type="float" office:value="0.5958629" calcext:value-type="float">
            <text:p>0,5958629</text:p>
          </table:table-cell>
          <table:table-cell table:formula="of:=[.A984]-[.E984]" office:value-type="float" office:value="10.08385075" calcext:value-type="float">
            <text:p>10,08385075</text:p>
          </table:table-cell>
          <table:table-cell table:formula="of:=[.B984]-[.D984]" office:value-type="float" office:value="0.0011530000000004" calcext:value-type="float">
            <text:p>0,001153</text:p>
          </table:table-cell>
          <table:table-cell table:formula="of:=[.A984]-[.C984]" office:value-type="float" office:value="0.00310599999999894" calcext:value-type="float">
            <text:p>0,003106</text:p>
          </table:table-cell>
          <table:table-cell table:formula="of:=[.G984]-[.C984]" office:value-type="float" office:value="0.00185074999999912" calcext:value-type="float">
            <text:p>0,00185075</text:p>
          </table:table-cell>
          <table:table-cell table:formula="of:=[.J984]/[.I984]" office:value-type="float" office:value="0.595862846104235" calcext:value-type="float">
            <text:p>0,5958628461</text:p>
          </table:table-cell>
          <table:table-cell table:formula="of:=[.D984]+[.H984]*[.K984]" office:value-type="float" office:value="5.04953702986156" calcext:value-type="float">
            <text:p>5,0495370299</text:p>
          </table:table-cell>
        </table:table-row>
        <table:table-row table:style-name="ro1">
          <table:table-cell office:value-type="float" office:value="10.0861088" calcext:value-type="float">
            <text:p>10,0861088</text:p>
          </table:table-cell>
          <table:table-cell office:value-type="float" office:value="5.050003" calcext:value-type="float">
            <text:p>5,050003</text:p>
          </table:table-cell>
          <table:table-cell office:value-type="float" office:value="10.084" calcext:value-type="float">
            <text:p>10,084</text:p>
          </table:table-cell>
          <table:table-cell office:value-type="float" office:value="5.049537" calcext:value-type="float">
            <text:p>5,04953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810935" calcext:value-type="float">
            <text:p>0,8810935</text:p>
          </table:table-cell>
          <table:table-cell table:formula="of:=[.A985]-[.E985]" office:value-type="float" office:value="10.08585805" calcext:value-type="float">
            <text:p>10,08585805</text:p>
          </table:table-cell>
          <table:table-cell table:formula="of:=[.B985]-[.D985]" office:value-type="float" office:value="0.0004660000000003" calcext:value-type="float">
            <text:p>0,000466</text:p>
          </table:table-cell>
          <table:table-cell table:formula="of:=[.A985]-[.C985]" office:value-type="float" office:value="0.00210880000000024" calcext:value-type="float">
            <text:p>0,0021088</text:p>
          </table:table-cell>
          <table:table-cell table:formula="of:=[.G985]-[.C985]" office:value-type="float" office:value="0.00185805000000094" calcext:value-type="float">
            <text:p>0,00185805</text:p>
          </table:table-cell>
          <table:table-cell table:formula="of:=[.J985]/[.I985]" office:value-type="float" office:value="0.881093512898676" calcext:value-type="float">
            <text:p>0,8810935129</text:p>
          </table:table-cell>
          <table:table-cell table:formula="of:=[.D985]+[.H985]*[.K985]" office:value-type="float" office:value="5.04994758957701" calcext:value-type="float">
            <text:p>5,0499475896</text:p>
          </table:table-cell>
        </table:table-row>
        <table:table-row table:style-name="ro1">
          <table:table-cell office:value-type="float" office:value="10.1160626" calcext:value-type="float">
            <text:p>10,1160626</text:p>
          </table:table-cell>
          <table:table-cell office:value-type="float" office:value="4.7" calcext:value-type="float">
            <text:p>4,7</text:p>
          </table:table-cell>
          <table:table-cell office:value-type="float" office:value="10.086" calcext:value-type="float">
            <text:p>10,086</text:p>
          </table:table-cell>
          <table:table-cell office:value-type="float" office:value="5.049948" calcext:value-type="float">
            <text:p>5,04994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1659" calcext:value-type="float">
            <text:p>0,991659</text:p>
          </table:table-cell>
          <table:table-cell table:formula="of:=[.A986]-[.E986]" office:value-type="float" office:value="10.11581185" calcext:value-type="float">
            <text:p>10,11581185</text:p>
          </table:table-cell>
          <table:table-cell table:formula="of:=[.B986]-[.D986]" office:value-type="float" office:value="-0.349947999999999" calcext:value-type="float">
            <text:p>-0,349948</text:p>
          </table:table-cell>
          <table:table-cell table:formula="of:=[.A986]-[.C986]" office:value-type="float" office:value="0.0300625999999991" calcext:value-type="float">
            <text:p>0,0300626</text:p>
          </table:table-cell>
          <table:table-cell table:formula="of:=[.G986]-[.C986]" office:value-type="float" office:value="0.0298118499999998" calcext:value-type="float">
            <text:p>0,02981185</text:p>
          </table:table-cell>
          <table:table-cell table:formula="of:=[.J986]/[.I986]" office:value-type="float" office:value="0.991659071404359" calcext:value-type="float">
            <text:p>0,9916590714</text:p>
          </table:table-cell>
          <table:table-cell table:formula="of:=[.D986]+[.H986]*[.K986]" office:value-type="float" office:value="4.70291889128019" calcext:value-type="float">
            <text:p>4,7029188913</text:p>
          </table:table-cell>
        </table:table-row>
        <table:table-row table:style-name="ro1">
          <table:table-cell office:value-type="float" office:value="10.1175669" calcext:value-type="float">
            <text:p>10,1175669</text:p>
          </table:table-cell>
          <table:table-cell office:value-type="float" office:value="4.7" calcext:value-type="float">
            <text:p>4,7</text:p>
          </table:table-cell>
          <table:table-cell office:value-type="float" office:value="10.116" calcext:value-type="float">
            <text:p>10,116</text:p>
          </table:table-cell>
          <table:table-cell office:value-type="float" office:value="4.702919" calcext:value-type="float">
            <text:p>4,702919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398749" calcext:value-type="float">
            <text:p>0,8398749</text:p>
          </table:table-cell>
          <table:table-cell table:formula="of:=[.A987]-[.E987]" office:value-type="float" office:value="10.117316" calcext:value-type="float">
            <text:p>10,117316</text:p>
          </table:table-cell>
          <table:table-cell table:formula="of:=[.B987]-[.D987]" office:value-type="float" office:value="-0.00291899999999945" calcext:value-type="float">
            <text:p>-0,002919</text:p>
          </table:table-cell>
          <table:table-cell table:formula="of:=[.A987]-[.C987]" office:value-type="float" office:value="0.00156690000000026" calcext:value-type="float">
            <text:p>0,0015669</text:p>
          </table:table-cell>
          <table:table-cell table:formula="of:=[.G987]-[.C987]" office:value-type="float" office:value="0.00131600000000098" calcext:value-type="float">
            <text:p>0,001316</text:p>
          </table:table-cell>
          <table:table-cell table:formula="of:=[.J987]/[.I987]" office:value-type="float" office:value="0.8398749122476" calcext:value-type="float">
            <text:p>0,8398749122</text:p>
          </table:table-cell>
          <table:table-cell table:formula="of:=[.D987]+[.H987]*[.K987]" office:value-type="float" office:value="4.70046740513115" calcext:value-type="float">
            <text:p>4,7004674051</text:p>
          </table:table-cell>
        </table:table-row>
        <table:table-row table:style-name="ro1">
          <table:table-cell office:value-type="float" office:value="10.1480462" calcext:value-type="float">
            <text:p>10,1480462</text:p>
          </table:table-cell>
          <table:table-cell office:value-type="float" office:value="4.25" calcext:value-type="float">
            <text:p>4,25</text:p>
          </table:table-cell>
          <table:table-cell office:value-type="float" office:value="10.117" calcext:value-type="float">
            <text:p>10,117</text:p>
          </table:table-cell>
          <table:table-cell office:value-type="float" office:value="4.700467" calcext:value-type="float">
            <text:p>4,70046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919282" calcext:value-type="float">
            <text:p>0,9919282</text:p>
          </table:table-cell>
          <table:table-cell table:formula="of:=[.A988]-[.E988]" office:value-type="float" office:value="10.1477956" calcext:value-type="float">
            <text:p>10,1477956</text:p>
          </table:table-cell>
          <table:table-cell table:formula="of:=[.B988]-[.D988]" office:value-type="float" office:value="-0.450467" calcext:value-type="float">
            <text:p>-0,450467</text:p>
          </table:table-cell>
          <table:table-cell table:formula="of:=[.A988]-[.C988]" office:value-type="float" office:value="0.0310461999999987" calcext:value-type="float">
            <text:p>0,0310462</text:p>
          </table:table-cell>
          <table:table-cell table:formula="of:=[.G988]-[.C988]" office:value-type="float" office:value="0.0307955999999994" calcext:value-type="float">
            <text:p>0,0307956</text:p>
          </table:table-cell>
          <table:table-cell table:formula="of:=[.J988]/[.I988]" office:value-type="float" office:value="0.991928158679667" calcext:value-type="float">
            <text:p>0,9919281587</text:p>
          </table:table-cell>
          <table:table-cell table:formula="of:=[.D988]+[.H988]*[.K988]" office:value-type="float" office:value="4.25363609814405" calcext:value-type="float">
            <text:p>4,2536360981</text:p>
          </table:table-cell>
        </table:table-row>
        <table:table-row table:style-name="ro1">
          <table:table-cell office:value-type="float" office:value="10.149049" calcext:value-type="float">
            <text:p>10,149049</text:p>
          </table:table-cell>
          <table:table-cell office:value-type="float" office:value="4.25" calcext:value-type="float">
            <text:p>4,25</text:p>
          </table:table-cell>
          <table:table-cell office:value-type="float" office:value="10.148" calcext:value-type="float">
            <text:p>10,148</text:p>
          </table:table-cell>
          <table:table-cell office:value-type="float" office:value="4.253635" calcext:value-type="float">
            <text:p>4,253635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611058" calcext:value-type="float">
            <text:p>0,7611058</text:p>
          </table:table-cell>
          <table:table-cell table:formula="of:=[.A989]-[.E989]" office:value-type="float" office:value="10.1487984" calcext:value-type="float">
            <text:p>10,1487984</text:p>
          </table:table-cell>
          <table:table-cell table:formula="of:=[.B989]-[.D989]" office:value-type="float" office:value="-0.00363500000000005" calcext:value-type="float">
            <text:p>-0,003635</text:p>
          </table:table-cell>
          <table:table-cell table:formula="of:=[.A989]-[.C989]" office:value-type="float" office:value="0.00104900000000008" calcext:value-type="float">
            <text:p>0,001049</text:p>
          </table:table-cell>
          <table:table-cell table:formula="of:=[.G989]-[.C989]" office:value-type="float" office:value="0.000798400000000754" calcext:value-type="float">
            <text:p>0,0007984</text:p>
          </table:table-cell>
          <table:table-cell table:formula="of:=[.J989]/[.I989]" office:value-type="float" office:value="0.761105815062626" calcext:value-type="float">
            <text:p>0,7611058151</text:p>
          </table:table-cell>
          <table:table-cell table:formula="of:=[.D989]+[.H989]*[.K989]" office:value-type="float" office:value="4.25086838036225" calcext:value-type="float">
            <text:p>4,2508683804</text:p>
          </table:table-cell>
        </table:table-row>
        <table:table-row table:style-name="ro1">
          <table:table-cell office:value-type="float" office:value="10.1500513" calcext:value-type="float">
            <text:p>10,1500513</text:p>
          </table:table-cell>
          <table:table-cell office:value-type="float" office:value="4.25" calcext:value-type="float">
            <text:p>4,25</text:p>
          </table:table-cell>
          <table:table-cell office:value-type="float" office:value="10.149" calcext:value-type="float">
            <text:p>10,149</text:p>
          </table:table-cell>
          <table:table-cell office:value-type="float" office:value="4.250868" calcext:value-type="float">
            <text:p>4,250868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617236" calcext:value-type="float">
            <text:p>0,7617236</text:p>
          </table:table-cell>
          <table:table-cell table:formula="of:=[.A990]-[.E990]" office:value-type="float" office:value="10.1498008" calcext:value-type="float">
            <text:p>10,1498008</text:p>
          </table:table-cell>
          <table:table-cell table:formula="of:=[.B990]-[.D990]" office:value-type="float" office:value="-0.000867999999999647" calcext:value-type="float">
            <text:p>-0,000868</text:p>
          </table:table-cell>
          <table:table-cell table:formula="of:=[.A990]-[.C990]" office:value-type="float" office:value="0.00105130000000031" calcext:value-type="float">
            <text:p>0,0010513</text:p>
          </table:table-cell>
          <table:table-cell table:formula="of:=[.G990]-[.C990]" office:value-type="float" office:value="0.000800800000000379" calcext:value-type="float">
            <text:p>0,0008008</text:p>
          </table:table-cell>
          <table:table-cell table:formula="of:=[.J990]/[.I990]" office:value-type="float" office:value="0.761723580329252" calcext:value-type="float">
            <text:p>0,7617235803</text:p>
          </table:table-cell>
          <table:table-cell table:formula="of:=[.D990]+[.H990]*[.K990]" office:value-type="float" office:value="4.25020682393227" calcext:value-type="float">
            <text:p>4,2502068239</text:p>
          </table:table-cell>
        </table:table-row>
        <table:table-row table:style-name="ro1">
          <table:table-cell office:value-type="float" office:value="10.1515551" calcext:value-type="float">
            <text:p>10,1515551</text:p>
          </table:table-cell>
          <table:table-cell office:value-type="float" office:value="4.25" calcext:value-type="float">
            <text:p>4,25</text:p>
          </table:table-cell>
          <table:table-cell office:value-type="float" office:value="10.15" calcext:value-type="float">
            <text:p>10,15</text:p>
          </table:table-cell>
          <table:table-cell office:value-type="float" office:value="4.250206" calcext:value-type="float">
            <text:p>4,25020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389171" calcext:value-type="float">
            <text:p>0,8389171</text:p>
          </table:table-cell>
          <table:table-cell table:formula="of:=[.A991]-[.E991]" office:value-type="float" office:value="10.1513046" calcext:value-type="float">
            <text:p>10,1513046</text:p>
          </table:table-cell>
          <table:table-cell table:formula="of:=[.B991]-[.D991]" office:value-type="float" office:value="-0.000206000000000373" calcext:value-type="float">
            <text:p>-0,000206</text:p>
          </table:table-cell>
          <table:table-cell table:formula="of:=[.A991]-[.C991]" office:value-type="float" office:value="0.00155509999999914" calcext:value-type="float">
            <text:p>0,0015551</text:p>
          </table:table-cell>
          <table:table-cell table:formula="of:=[.G991]-[.C991]" office:value-type="float" office:value="0.00130459999999921" calcext:value-type="float">
            <text:p>0,0013046</text:p>
          </table:table-cell>
          <table:table-cell table:formula="of:=[.J991]/[.I991]" office:value-type="float" office:value="0.838917111439734" calcext:value-type="float">
            <text:p>0,8389171114</text:p>
          </table:table-cell>
          <table:table-cell table:formula="of:=[.D991]+[.H991]*[.K991]" office:value-type="float" office:value="4.25003318307504" calcext:value-type="float">
            <text:p>4,2500331831</text:p>
          </table:table-cell>
        </table:table-row>
        <table:table-row table:style-name="ro1">
          <table:table-cell office:value-type="float" office:value="10.1535648" calcext:value-type="float">
            <text:p>10,1535648</text:p>
          </table:table-cell>
          <table:table-cell office:value-type="float" office:value="4.25" calcext:value-type="float">
            <text:p>4,25</text:p>
          </table:table-cell>
          <table:table-cell office:value-type="float" office:value="10.151" calcext:value-type="float">
            <text:p>10,151</text:p>
          </table:table-cell>
          <table:table-cell office:value-type="float" office:value="4.250033" calcext:value-type="float">
            <text:p>4,250033</text:p>
          </table:table-cell>
          <table:table-cell office:value-type="float" office:value="0.00075385" calcext:value-type="float">
            <text:p>0,00075385</text:p>
          </table:table-cell>
          <table:table-cell office:value-type="float" office:value="0.7060785" calcext:value-type="float">
            <text:p>0,7060785</text:p>
          </table:table-cell>
          <table:table-cell table:formula="of:=[.A992]-[.E992]" office:value-type="float" office:value="10.15281095" calcext:value-type="float">
            <text:p>10,15281095</text:p>
          </table:table-cell>
          <table:table-cell table:formula="of:=[.B992]-[.D992]" office:value-type="float" office:value="-0.0000330000000001718" calcext:value-type="float">
            <text:p>-0,000033</text:p>
          </table:table-cell>
          <table:table-cell table:formula="of:=[.A992]-[.C992]" office:value-type="float" office:value="0.00256480000000003" calcext:value-type="float">
            <text:p>0,0025648</text:p>
          </table:table-cell>
          <table:table-cell table:formula="of:=[.G992]-[.C992]" office:value-type="float" office:value="0.00181094999999942" calcext:value-type="float">
            <text:p>0,00181095</text:p>
          </table:table-cell>
          <table:table-cell table:formula="of:=[.J992]/[.I992]" office:value-type="float" office:value="0.706078446662273" calcext:value-type="float">
            <text:p>0,7060784467</text:p>
          </table:table-cell>
          <table:table-cell table:formula="of:=[.D992]+[.H992]*[.K992]" office:value-type="float" office:value="4.25000969941126" calcext:value-type="float">
            <text:p>4,2500096994</text:p>
          </table:table-cell>
        </table:table-row>
        <table:table-row table:style-name="ro1">
          <table:table-cell office:value-type="float" office:value="10.1550688" calcext:value-type="float">
            <text:p>10,1550688</text:p>
          </table:table-cell>
          <table:table-cell office:value-type="float" office:value="4.25" calcext:value-type="float">
            <text:p>4,25</text:p>
          </table:table-cell>
          <table:table-cell office:value-type="float" office:value="10.153" calcext:value-type="float">
            <text:p>10,153</text:p>
          </table:table-cell>
          <table:table-cell office:value-type="float" office:value="4.25001" calcext:value-type="float">
            <text:p>4,25001</text:p>
          </table:table-cell>
          <table:table-cell office:value-type="float" office:value="0.00075385" calcext:value-type="float">
            <text:p>0,00075385</text:p>
          </table:table-cell>
          <table:table-cell office:value-type="float" office:value="0.63561" calcext:value-type="float">
            <text:p>0,63561</text:p>
          </table:table-cell>
          <table:table-cell table:formula="of:=[.A993]-[.E993]" office:value-type="float" office:value="10.15431495" calcext:value-type="float">
            <text:p>10,15431495</text:p>
          </table:table-cell>
          <table:table-cell table:formula="of:=[.B993]-[.D993]" office:value-type="float" office:value="-0.00000999999999962142" calcext:value-type="float">
            <text:p>-0,00001</text:p>
          </table:table-cell>
          <table:table-cell table:formula="of:=[.A993]-[.C993]" office:value-type="float" office:value="0.00206879999999998" calcext:value-type="float">
            <text:p>0,0020688</text:p>
          </table:table-cell>
          <table:table-cell table:formula="of:=[.G993]-[.C993]" office:value-type="float" office:value="0.00131494999999937" calcext:value-type="float">
            <text:p>0,00131495</text:p>
          </table:table-cell>
          <table:table-cell table:formula="of:=[.J993]/[.I993]" office:value-type="float" office:value="0.635610015467606" calcext:value-type="float">
            <text:p>0,6356100155</text:p>
          </table:table-cell>
          <table:table-cell table:formula="of:=[.D993]+[.H993]*[.K993]" office:value-type="float" office:value="4.25000364389985" calcext:value-type="float">
            <text:p>4,2500036439</text:p>
          </table:table-cell>
        </table:table-row>
        <table:table-row table:style-name="ro1">
          <table:table-cell office:value-type="float" office:value="10.1565729" calcext:value-type="float">
            <text:p>10,1565729</text:p>
          </table:table-cell>
          <table:table-cell office:value-type="float" office:value="4.099999" calcext:value-type="float">
            <text:p>4,099999</text:p>
          </table:table-cell>
          <table:table-cell office:value-type="float" office:value="10.154" calcext:value-type="float">
            <text:p>10,154</text:p>
          </table:table-cell>
          <table:table-cell office:value-type="float" office:value="4.250003" calcext:value-type="float">
            <text:p>4,250003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8051615" calcext:value-type="float">
            <text:p>0,8051615</text:p>
          </table:table-cell>
          <table:table-cell table:formula="of:=[.A994]-[.E994]" office:value-type="float" office:value="10.1560716" calcext:value-type="float">
            <text:p>10,1560716</text:p>
          </table:table-cell>
          <table:table-cell table:formula="of:=[.B994]-[.D994]" office:value-type="float" office:value="-0.150003999999999" calcext:value-type="float">
            <text:p>-0,150004</text:p>
          </table:table-cell>
          <table:table-cell table:formula="of:=[.A994]-[.C994]" office:value-type="float" office:value="0.00257290000000054" calcext:value-type="float">
            <text:p>0,0025729</text:p>
          </table:table-cell>
          <table:table-cell table:formula="of:=[.G994]-[.C994]" office:value-type="float" office:value="0.00207160000000073" calcext:value-type="float">
            <text:p>0,0020716</text:p>
          </table:table-cell>
          <table:table-cell table:formula="of:=[.J994]/[.I994]" office:value-type="float" office:value="0.80516149092475" calcext:value-type="float">
            <text:p>0,8051614909</text:p>
          </table:table-cell>
          <table:table-cell table:formula="of:=[.D994]+[.H994]*[.K994]" office:value-type="float" office:value="4.12922555571532" calcext:value-type="float">
            <text:p>4,1292255557</text:p>
          </table:table-cell>
        </table:table-row>
        <table:table-row table:style-name="ro1">
          <table:table-cell office:value-type="float" office:value="10.1820544" calcext:value-type="float">
            <text:p>10,1820544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10.156" calcext:value-type="float">
            <text:p>10,156</text:p>
          </table:table-cell>
          <table:table-cell office:value-type="float" office:value="4.129226" calcext:value-type="float">
            <text:p>4,129226</text:p>
          </table:table-cell>
          <table:table-cell office:value-type="float" office:value="0.0005013" calcext:value-type="float">
            <text:p>0,0005013</text:p>
          </table:table-cell>
          <table:table-cell office:value-type="float" office:value="0.9807595" calcext:value-type="float">
            <text:p>0,9807595</text:p>
          </table:table-cell>
          <table:table-cell table:formula="of:=[.A995]-[.E995]" office:value-type="float" office:value="10.1815531" calcext:value-type="float">
            <text:p>10,1815531</text:p>
          </table:table-cell>
          <table:table-cell table:formula="of:=[.B995]-[.D995]" office:value-type="float" office:value="-0.329227" calcext:value-type="float">
            <text:p>-0,329227</text:p>
          </table:table-cell>
          <table:table-cell table:formula="of:=[.A995]-[.C995]" office:value-type="float" office:value="0.0260543999999996" calcext:value-type="float">
            <text:p>0,0260544</text:p>
          </table:table-cell>
          <table:table-cell table:formula="of:=[.G995]-[.C995]" office:value-type="float" office:value="0.0255530999999998" calcext:value-type="float">
            <text:p>0,0255531</text:p>
          </table:table-cell>
          <table:table-cell table:formula="of:=[.J995]/[.I995]" office:value-type="float" office:value="0.980759487840832" calcext:value-type="float">
            <text:p>0,9807594878</text:p>
          </table:table-cell>
          <table:table-cell table:formula="of:=[.D995]+[.H995]*[.K995]" office:value-type="float" office:value="3.80633349609663" calcext:value-type="float">
            <text:p>3,8063334961</text:p>
          </table:table-cell>
        </table:table-row>
        <table:table-row table:style-name="ro1">
          <table:table-cell office:value-type="float" office:value="10.1835625" calcext:value-type="float">
            <text:p>10,1835625</text:p>
          </table:table-cell>
          <table:table-cell office:value-type="float" office:value="3.799999" calcext:value-type="float">
            <text:p>3,799999</text:p>
          </table:table-cell>
          <table:table-cell office:value-type="float" office:value="10.182" calcext:value-type="float">
            <text:p>10,182</text:p>
          </table:table-cell>
          <table:table-cell office:value-type="float" office:value="3.806334" calcext:value-type="float">
            <text:p>3,806334</text:p>
          </table:table-cell>
          <table:table-cell office:value-type="float" office:value="0.00075405" calcext:value-type="float">
            <text:p>0,00075405</text:p>
          </table:table-cell>
          <table:table-cell office:value-type="float" office:value="0.517408" calcext:value-type="float">
            <text:p>0,517408</text:p>
          </table:table-cell>
          <table:table-cell table:formula="of:=[.A996]-[.E996]" office:value-type="float" office:value="10.18280845" calcext:value-type="float">
            <text:p>10,18280845</text:p>
          </table:table-cell>
          <table:table-cell table:formula="of:=[.B996]-[.D996]" office:value-type="float" office:value="-0.00633499999999998" calcext:value-type="float">
            <text:p>-0,006335</text:p>
          </table:table-cell>
          <table:table-cell table:formula="of:=[.A996]-[.C996]" office:value-type="float" office:value="0.00156250000000036" calcext:value-type="float">
            <text:p>0,0015625</text:p>
          </table:table-cell>
          <table:table-cell table:formula="of:=[.G996]-[.C996]" office:value-type="float" office:value="0.00080845000000096" calcext:value-type="float">
            <text:p>0,00080845</text:p>
          </table:table-cell>
          <table:table-cell table:formula="of:=[.J996]/[.I996]" office:value-type="float" office:value="0.517408000000497" calcext:value-type="float">
            <text:p>0,517408</text:p>
          </table:table-cell>
          <table:table-cell table:formula="of:=[.D996]+[.H996]*[.K996]" office:value-type="float" office:value="3.80305622032" calcext:value-type="float">
            <text:p>3,8030562203</text:p>
          </table:table-cell>
        </table:table-row>
        <table:table-row table:style-name="ro1">
          <table:table-cell office:value-type="float" office:value="10.2175476" calcext:value-type="float">
            <text:p>10,2175476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10.183" calcext:value-type="float">
            <text:p>10,183</text:p>
          </table:table-cell>
          <table:table-cell office:value-type="float" office:value="3.803056" calcext:value-type="float">
            <text:p>3,80305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82329" calcext:value-type="float">
            <text:p>0,9782329</text:p>
          </table:table-cell>
          <table:table-cell table:formula="of:=[.A997]-[.E997]" office:value-type="float" office:value="10.2167956" calcext:value-type="float">
            <text:p>10,2167956</text:p>
          </table:table-cell>
          <table:table-cell table:formula="of:=[.B997]-[.D997]" office:value-type="float" office:value="-0.453057" calcext:value-type="float">
            <text:p>-0,453057</text:p>
          </table:table-cell>
          <table:table-cell table:formula="of:=[.A997]-[.C997]" office:value-type="float" office:value="0.0345475999999998" calcext:value-type="float">
            <text:p>0,0345476</text:p>
          </table:table-cell>
          <table:table-cell table:formula="of:=[.G997]-[.C997]" office:value-type="float" office:value="0.0337955999999995" calcext:value-type="float">
            <text:p>0,0337956</text:p>
          </table:table-cell>
          <table:table-cell table:formula="of:=[.J997]/[.I997]" office:value-type="float" office:value="0.97823293079692" calcext:value-type="float">
            <text:p>0,9782329308</text:p>
          </table:table-cell>
          <table:table-cell table:formula="of:=[.D997]+[.H997]*[.K997]" office:value-type="float" office:value="3.35986072307194" calcext:value-type="float">
            <text:p>3,3598607231</text:p>
          </table:table-cell>
        </table:table-row>
        <table:table-row table:style-name="ro1">
          <table:table-cell office:value-type="float" office:value="10.2195524" calcext:value-type="float">
            <text:p>10,2195524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10.217" calcext:value-type="float">
            <text:p>10,217</text:p>
          </table:table-cell>
          <table:table-cell office:value-type="float" office:value="3.359861" calcext:value-type="float">
            <text:p>3,359861</text:p>
          </table:table-cell>
          <table:table-cell office:value-type="float" office:value="0.00050135" calcext:value-type="float">
            <text:p>0,00050135</text:p>
          </table:table-cell>
          <table:table-cell office:value-type="float" office:value="0.803577" calcext:value-type="float">
            <text:p>0,803577</text:p>
          </table:table-cell>
          <table:table-cell table:formula="of:=[.A998]-[.E998]" office:value-type="float" office:value="10.21905105" calcext:value-type="float">
            <text:p>10,21905105</text:p>
          </table:table-cell>
          <table:table-cell table:formula="of:=[.B998]-[.D998]" office:value-type="float" office:value="-0.00986200000000004" calcext:value-type="float">
            <text:p>-0,009862</text:p>
          </table:table-cell>
          <table:table-cell table:formula="of:=[.A998]-[.C998]" office:value-type="float" office:value="0.00255239999999901" calcext:value-type="float">
            <text:p>0,0025524</text:p>
          </table:table-cell>
          <table:table-cell table:formula="of:=[.G998]-[.C998]" office:value-type="float" office:value="0.00205104999999861" calcext:value-type="float">
            <text:p>0,00205105</text:p>
          </table:table-cell>
          <table:table-cell table:formula="of:=[.J998]/[.I998]" office:value-type="float" office:value="0.803577025544353" calcext:value-type="float">
            <text:p>0,8035770255</text:p>
          </table:table-cell>
          <table:table-cell table:formula="of:=[.D998]+[.H998]*[.K998]" office:value-type="float" office:value="3.35193612337408" calcext:value-type="float">
            <text:p>3,3519361234</text:p>
          </table:table-cell>
        </table:table-row>
        <table:table-row table:style-name="ro1">
          <table:table-cell office:value-type="float" office:value="10.222059" calcext:value-type="float">
            <text:p>10,222059</text:p>
          </table:table-cell>
          <table:table-cell office:value-type="float" office:value="3.349999" calcext:value-type="float">
            <text:p>3,349999</text:p>
          </table:table-cell>
          <table:table-cell office:value-type="float" office:value="10.219" calcext:value-type="float">
            <text:p>10,219</text:p>
          </table:table-cell>
          <table:table-cell office:value-type="float" office:value="3.351936" calcext:value-type="float">
            <text:p>3,351936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6721968" calcext:value-type="float">
            <text:p>0,6721968</text:p>
          </table:table-cell>
          <table:table-cell table:formula="of:=[.A999]-[.E999]" office:value-type="float" office:value="10.22105625" calcext:value-type="float">
            <text:p>10,22105625</text:p>
          </table:table-cell>
          <table:table-cell table:formula="of:=[.B999]-[.D999]" office:value-type="float" office:value="-0.00193699999999986" calcext:value-type="float">
            <text:p>-0,001937</text:p>
          </table:table-cell>
          <table:table-cell table:formula="of:=[.A999]-[.C999]" office:value-type="float" office:value="0.00305900000000037" calcext:value-type="float">
            <text:p>0,003059</text:p>
          </table:table-cell>
          <table:table-cell table:formula="of:=[.G999]-[.C999]" office:value-type="float" office:value="0.00205625000000076" calcext:value-type="float">
            <text:p>0,00205625</text:p>
          </table:table-cell>
          <table:table-cell table:formula="of:=[.J999]/[.I999]" office:value-type="float" office:value="0.67219679633884" calcext:value-type="float">
            <text:p>0,6721967963</text:p>
          </table:table-cell>
          <table:table-cell table:formula="of:=[.D999]+[.H999]*[.K999]" office:value-type="float" office:value="3.35063395480549" calcext:value-type="float">
            <text:p>3,3506339548</text:p>
          </table:table-cell>
        </table:table-row>
        <table:table-row table:style-name="ro1">
          <table:table-cell office:value-type="float" office:value="10.2260753" calcext:value-type="float">
            <text:p>10,2260753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10.221" calcext:value-type="float">
            <text:p>10,221</text:p>
          </table:table-cell>
          <table:table-cell office:value-type="float" office:value="3.350634" calcext:value-type="float">
            <text:p>3,350634</text:p>
          </table:table-cell>
          <table:table-cell office:value-type="float" office:value="0.00100275" calcext:value-type="float">
            <text:p>0,00100275</text:p>
          </table:table-cell>
          <table:table-cell office:value-type="float" office:value="0.8024254" calcext:value-type="float">
            <text:p>0,8024254</text:p>
          </table:table-cell>
          <table:table-cell table:formula="of:=[.A1000]-[.E1000]" office:value-type="float" office:value="10.22507255" calcext:value-type="float">
            <text:p>10,22507255</text:p>
          </table:table-cell>
          <table:table-cell table:formula="of:=[.B1000]-[.D1000]" office:value-type="float" office:value="-0.150635" calcext:value-type="float">
            <text:p>-0,150635</text:p>
          </table:table-cell>
          <table:table-cell table:formula="of:=[.A1000]-[.C1000]" office:value-type="float" office:value="0.00507529999999967" calcext:value-type="float">
            <text:p>0,0050753</text:p>
          </table:table-cell>
          <table:table-cell table:formula="of:=[.G1000]-[.C1000]" office:value-type="float" office:value="0.00407255000000006" calcext:value-type="float">
            <text:p>0,00407255</text:p>
          </table:table-cell>
          <table:table-cell table:formula="of:=[.J1000]/[.I1000]" office:value-type="float" office:value="0.802425472385933" calcext:value-type="float">
            <text:p>0,8024254724</text:p>
          </table:table-cell>
          <table:table-cell table:formula="of:=[.D1000]+[.H1000]*[.K1000]" office:value-type="float" office:value="3.22976063896715" calcext:value-type="float">
            <text:p>3,229760639</text:p>
          </table:table-cell>
        </table:table-row>
        <table:table-row table:style-name="ro1">
          <table:table-cell office:value-type="float" office:value="10.2270783" calcext:value-type="float">
            <text:p>10,2270783</text:p>
          </table:table-cell>
          <table:table-cell office:value-type="float" office:value="3.199999" calcext:value-type="float">
            <text:p>3,199999</text:p>
          </table:table-cell>
          <table:table-cell office:value-type="float" office:value="10.225" calcext:value-type="float">
            <text:p>10,225</text:p>
          </table:table-cell>
          <table:table-cell office:value-type="float" office:value="3.22976" calcext:value-type="float">
            <text:p>3,22976</text:p>
          </table:table-cell>
          <table:table-cell office:value-type="float" office:value="0.0005015" calcext:value-type="float">
            <text:p>0,0005015</text:p>
          </table:table-cell>
          <table:table-cell office:value-type="float" office:value="0.758697" calcext:value-type="float">
            <text:p>0,758697</text:p>
          </table:table-cell>
          <table:table-cell table:formula="of:=[.A1001]-[.E1001]" office:value-type="float" office:value="10.2265768" calcext:value-type="float">
            <text:p>10,2265768</text:p>
          </table:table-cell>
          <table:table-cell table:formula="of:=[.B1001]-[.D1001]" office:value-type="float" office:value="-0.0297610000000001" calcext:value-type="float">
            <text:p>-0,029761</text:p>
          </table:table-cell>
          <table:table-cell table:formula="of:=[.A1001]-[.C1001]" office:value-type="float" office:value="0.00207830000000087" calcext:value-type="float">
            <text:p>0,0020783</text:p>
          </table:table-cell>
          <table:table-cell table:formula="of:=[.G1001]-[.C1001]" office:value-type="float" office:value="0.00157680000000049" calcext:value-type="float">
            <text:p>0,0015768</text:p>
          </table:table-cell>
          <table:table-cell table:formula="of:=[.J1001]/[.I1001]" office:value-type="float" office:value="0.758697011980865" calcext:value-type="float">
            <text:p>0,758697012</text:p>
          </table:table-cell>
          <table:table-cell table:formula="of:=[.D1001]+[.H1001]*[.K1001]" office:value-type="float" office:value="3.20718041822644" calcext:value-type="float">
            <text:p>3,2071804182</text:p>
          </table:table-cell>
        </table:table-row>
        <table:table-row table:style-name="ro1">
          <table:table-cell office:value-type="float" office:value="10.2510811" calcext:value-type="float">
            <text:p>10,2510811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10.227" calcext:value-type="float">
            <text:p>10,227</text:p>
          </table:table-cell>
          <table:table-cell office:value-type="float" office:value="3.207181" calcext:value-type="float">
            <text:p>3,207181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895914" calcext:value-type="float">
            <text:p>0,9895914</text:p>
          </table:table-cell>
          <table:table-cell table:formula="of:=[.A1002]-[.E1002]" office:value-type="float" office:value="10.25083045" calcext:value-type="float">
            <text:p>10,25083045</text:p>
          </table:table-cell>
          <table:table-cell table:formula="of:=[.B1002]-[.D1002]" office:value-type="float" office:value="-0.307182" calcext:value-type="float">
            <text:p>-0,307182</text:p>
          </table:table-cell>
          <table:table-cell table:formula="of:=[.A1002]-[.C1002]" office:value-type="float" office:value="0.0240811000000001" calcext:value-type="float">
            <text:p>0,0240811</text:p>
          </table:table-cell>
          <table:table-cell table:formula="of:=[.G1002]-[.C1002]" office:value-type="float" office:value="0.0238304500000002" calcext:value-type="float">
            <text:p>0,02383045</text:p>
          </table:table-cell>
          <table:table-cell table:formula="of:=[.J1002]/[.I1002]" office:value-type="float" office:value="0.989591422318752" calcext:value-type="float">
            <text:p>0,9895914223</text:p>
          </table:table-cell>
          <table:table-cell table:formula="of:=[.D1002]+[.H1002]*[.K1002]" office:value-type="float" office:value="2.90319632770928" calcext:value-type="float">
            <text:p>2,9031963277</text:p>
          </table:table-cell>
        </table:table-row>
        <table:table-row table:style-name="ro1">
          <table:table-cell office:value-type="float" office:value="10.2530879" calcext:value-type="float">
            <text:p>10,2530879</text:p>
          </table:table-cell>
          <table:table-cell office:value-type="float" office:value="2.899999" calcext:value-type="float">
            <text:p>2,899999</text:p>
          </table:table-cell>
          <table:table-cell office:value-type="float" office:value="10.251" calcext:value-type="float">
            <text:p>10,251</text:p>
          </table:table-cell>
          <table:table-cell office:value-type="float" office:value="2.903196" calcext:value-type="float">
            <text:p>2,903196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6394463" calcext:value-type="float">
            <text:p>0,6394463</text:p>
          </table:table-cell>
          <table:table-cell table:formula="of:=[.A1003]-[.E1003]" office:value-type="float" office:value="10.2523351" calcext:value-type="float">
            <text:p>10,2523351</text:p>
          </table:table-cell>
          <table:table-cell table:formula="of:=[.B1003]-[.D1003]" office:value-type="float" office:value="-0.00319699999999967" calcext:value-type="float">
            <text:p>-0,003197</text:p>
          </table:table-cell>
          <table:table-cell table:formula="of:=[.A1003]-[.C1003]" office:value-type="float" office:value="0.00208790000000114" calcext:value-type="float">
            <text:p>0,0020879</text:p>
          </table:table-cell>
          <table:table-cell table:formula="of:=[.G1003]-[.C1003]" office:value-type="float" office:value="0.00133510000000037" calcext:value-type="float">
            <text:p>0,0013351</text:p>
          </table:table-cell>
          <table:table-cell table:formula="of:=[.J1003]/[.I1003]" office:value-type="float" office:value="0.639446333636494" calcext:value-type="float">
            <text:p>0,6394463336</text:p>
          </table:table-cell>
          <table:table-cell table:formula="of:=[.D1003]+[.H1003]*[.K1003]" office:value-type="float" office:value="2.90115169007136" calcext:value-type="float">
            <text:p>2,9011516901</text:p>
          </table:table-cell>
        </table:table-row>
        <table:table-row table:style-name="ro1">
          <table:table-cell office:value-type="float" office:value="10.2855685" calcext:value-type="float">
            <text:p>10,2855685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10.252" calcext:value-type="float">
            <text:p>10,252</text:p>
          </table:table-cell>
          <table:table-cell office:value-type="float" office:value="2.901151" calcext:value-type="float">
            <text:p>2,901151</text:p>
          </table:table-cell>
          <table:table-cell office:value-type="float" office:value="0.0007528" calcext:value-type="float">
            <text:p>0,0007528</text:p>
          </table:table-cell>
          <table:table-cell office:value-type="float" office:value="0.9775742" calcext:value-type="float">
            <text:p>0,9775742</text:p>
          </table:table-cell>
          <table:table-cell table:formula="of:=[.A1004]-[.E1004]" office:value-type="float" office:value="10.2848157" calcext:value-type="float">
            <text:p>10,2848157</text:p>
          </table:table-cell>
          <table:table-cell table:formula="of:=[.B1004]-[.D1004]" office:value-type="float" office:value="-0.451153" calcext:value-type="float">
            <text:p>-0,451153</text:p>
          </table:table-cell>
          <table:table-cell table:formula="of:=[.A1004]-[.C1004]" office:value-type="float" office:value="0.0335684999999994" calcext:value-type="float">
            <text:p>0,0335685</text:p>
          </table:table-cell>
          <table:table-cell table:formula="of:=[.G1004]-[.C1004]" office:value-type="float" office:value="0.0328156999999987" calcext:value-type="float">
            <text:p>0,0328157</text:p>
          </table:table-cell>
          <table:table-cell table:formula="of:=[.J1004]/[.I1004]" office:value-type="float" office:value="0.977574213920765" calcext:value-type="float">
            <text:p>0,9775742139</text:p>
          </table:table-cell>
          <table:table-cell table:formula="of:=[.D1004]+[.H1004]*[.K1004]" office:value-type="float" office:value="2.460115460667" calcext:value-type="float">
            <text:p>2,4601154607</text:p>
          </table:table-cell>
        </table:table-row>
        <table:table-row table:style-name="ro1">
          <table:table-cell office:value-type="float" office:value="10.2870723" calcext:value-type="float">
            <text:p>10,2870723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10.285" calcext:value-type="float">
            <text:p>10,285</text:p>
          </table:table-cell>
          <table:table-cell office:value-type="float" office:value="2.460116" calcext:value-type="float">
            <text:p>2,460116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7582879" calcext:value-type="float">
            <text:p>0,7582879</text:p>
          </table:table-cell>
          <table:table-cell table:formula="of:=[.A1005]-[.E1005]" office:value-type="float" office:value="10.2865714" calcext:value-type="float">
            <text:p>10,2865714</text:p>
          </table:table-cell>
          <table:table-cell table:formula="of:=[.B1005]-[.D1005]" office:value-type="float" office:value="-0.0101180000000003" calcext:value-type="float">
            <text:p>-0,010118</text:p>
          </table:table-cell>
          <table:table-cell table:formula="of:=[.A1005]-[.C1005]" office:value-type="float" office:value="0.00207230000000003" calcext:value-type="float">
            <text:p>0,0020723</text:p>
          </table:table-cell>
          <table:table-cell table:formula="of:=[.G1005]-[.C1005]" office:value-type="float" office:value="0.00157139999999956" calcext:value-type="float">
            <text:p>0,0015714</text:p>
          </table:table-cell>
          <table:table-cell table:formula="of:=[.J1005]/[.I1005]" office:value-type="float" office:value="0.758287892679407" calcext:value-type="float">
            <text:p>0,7582878927</text:p>
          </table:table-cell>
          <table:table-cell table:formula="of:=[.D1005]+[.H1005]*[.K1005]" office:value-type="float" office:value="2.45244364310187" calcext:value-type="float">
            <text:p>2,4524436431</text:p>
          </table:table-cell>
        </table:table-row>
        <table:table-row table:style-name="ro1">
          <table:table-cell office:value-type="float" office:value="10.2890781" calcext:value-type="float">
            <text:p>10,2890781</text:p>
          </table:table-cell>
          <table:table-cell office:value-type="float" office:value="2.449998" calcext:value-type="float">
            <text:p>2,449998</text:p>
          </table:table-cell>
          <table:table-cell office:value-type="float" office:value="10.287" calcext:value-type="float">
            <text:p>10,287</text:p>
          </table:table-cell>
          <table:table-cell office:value-type="float" office:value="2.452444" calcext:value-type="float">
            <text:p>2,452444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7589625" calcext:value-type="float">
            <text:p>0,7589625</text:p>
          </table:table-cell>
          <table:table-cell table:formula="of:=[.A1006]-[.E1006]" office:value-type="float" office:value="10.2885772" calcext:value-type="float">
            <text:p>10,2885772</text:p>
          </table:table-cell>
          <table:table-cell table:formula="of:=[.B1006]-[.D1006]" office:value-type="float" office:value="-0.00244599999999995" calcext:value-type="float">
            <text:p>-0,002446</text:p>
          </table:table-cell>
          <table:table-cell table:formula="of:=[.A1006]-[.C1006]" office:value-type="float" office:value="0.00207809999999853" calcext:value-type="float">
            <text:p>0,0020781</text:p>
          </table:table-cell>
          <table:table-cell table:formula="of:=[.G1006]-[.C1006]" office:value-type="float" office:value="0.00157719999999806" calcext:value-type="float">
            <text:p>0,0015772</text:p>
          </table:table-cell>
          <table:table-cell table:formula="of:=[.J1006]/[.I1006]" office:value-type="float" office:value="0.758962513834356" calcext:value-type="float">
            <text:p>0,7589625138</text:p>
          </table:table-cell>
          <table:table-cell table:formula="of:=[.D1006]+[.H1006]*[.K1006]" office:value-type="float" office:value="2.45058757769116" calcext:value-type="float">
            <text:p>2,4505875777</text:p>
          </table:table-cell>
        </table:table-row>
        <table:table-row table:style-name="ro1">
          <table:table-cell office:value-type="float" office:value="10.2920857" calcext:value-type="float">
            <text:p>10,2920857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289" calcext:value-type="float">
            <text:p>10,289</text:p>
          </table:table-cell>
          <table:table-cell office:value-type="float" office:value="2.450588" calcext:value-type="float">
            <text:p>2,450588</text:p>
          </table:table-cell>
          <table:table-cell office:value-type="float" office:value="0.0005009" calcext:value-type="float">
            <text:p>0,0005009</text:p>
          </table:table-cell>
          <table:table-cell office:value-type="float" office:value="0.8376706" calcext:value-type="float">
            <text:p>0,8376706</text:p>
          </table:table-cell>
          <table:table-cell table:formula="of:=[.A1007]-[.E1007]" office:value-type="float" office:value="10.2915848" calcext:value-type="float">
            <text:p>10,2915848</text:p>
          </table:table-cell>
          <table:table-cell table:formula="of:=[.B1007]-[.D1007]" office:value-type="float" office:value="-0.15059" calcext:value-type="float">
            <text:p>-0,15059</text:p>
          </table:table-cell>
          <table:table-cell table:formula="of:=[.A1007]-[.C1007]" office:value-type="float" office:value="0.00308569999999975" calcext:value-type="float">
            <text:p>0,0030857</text:p>
          </table:table-cell>
          <table:table-cell table:formula="of:=[.G1007]-[.C1007]" office:value-type="float" office:value="0.00258479999999928" calcext:value-type="float">
            <text:p>0,0025848</text:p>
          </table:table-cell>
          <table:table-cell table:formula="of:=[.J1007]/[.I1007]" office:value-type="float" office:value="0.837670544770875" calcext:value-type="float">
            <text:p>0,8376705448</text:p>
          </table:table-cell>
          <table:table-cell table:formula="of:=[.D1007]+[.H1007]*[.K1007]" office:value-type="float" office:value="2.32444319266295" calcext:value-type="float">
            <text:p>2,3244431927</text:p>
          </table:table-cell>
        </table:table-row>
        <table:table-row table:style-name="ro1">
          <table:table-cell office:value-type="float" office:value="10.293091" calcext:value-type="float">
            <text:p>10,293091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292" calcext:value-type="float">
            <text:p>10,292</text:p>
          </table:table-cell>
          <table:table-cell office:value-type="float" office:value="2.324443" calcext:value-type="float">
            <text:p>2,324443</text:p>
          </table:table-cell>
          <table:table-cell office:value-type="float" office:value="0.00050265" calcext:value-type="float">
            <text:p>0,00050265</text:p>
          </table:table-cell>
          <table:table-cell office:value-type="float" office:value="0.5392759" calcext:value-type="float">
            <text:p>0,5392759</text:p>
          </table:table-cell>
          <table:table-cell table:formula="of:=[.A1008]-[.E1008]" office:value-type="float" office:value="10.29258835" calcext:value-type="float">
            <text:p>10,29258835</text:p>
          </table:table-cell>
          <table:table-cell table:formula="of:=[.B1008]-[.D1008]" office:value-type="float" office:value="-0.024445" calcext:value-type="float">
            <text:p>-0,024445</text:p>
          </table:table-cell>
          <table:table-cell table:formula="of:=[.A1008]-[.C1008]" office:value-type="float" office:value="0.00109100000000062" calcext:value-type="float">
            <text:p>0,001091</text:p>
          </table:table-cell>
          <table:table-cell table:formula="of:=[.G1008]-[.C1008]" office:value-type="float" office:value="0.000588350000001014" calcext:value-type="float">
            <text:p>0,00058835</text:p>
          </table:table-cell>
          <table:table-cell table:formula="of:=[.J1008]/[.I1008]" office:value-type="float" office:value="0.539275893676151" calcext:value-type="float">
            <text:p>0,5392758937</text:p>
          </table:table-cell>
          <table:table-cell table:formula="of:=[.D1008]+[.H1008]*[.K1008]" office:value-type="float" office:value="2.31126040077909" calcext:value-type="float">
            <text:p>2,3112604008</text:p>
          </table:table-cell>
        </table:table-row>
        <table:table-row table:style-name="ro1">
          <table:table-cell office:value-type="float" office:value="10.2940959" calcext:value-type="float">
            <text:p>10,2940959</text:p>
          </table:table-cell>
          <table:table-cell office:value-type="float" office:value="2.299998" calcext:value-type="float">
            <text:p>2,299998</text:p>
          </table:table-cell>
          <table:table-cell office:value-type="float" office:value="10.293" calcext:value-type="float">
            <text:p>10,293</text:p>
          </table:table-cell>
          <table:table-cell office:value-type="float" office:value="2.311261" calcext:value-type="float">
            <text:p>2,311261</text:p>
          </table:table-cell>
          <table:table-cell office:value-type="float" office:value="0.00050265" calcext:value-type="float">
            <text:p>0,00050265</text:p>
          </table:table-cell>
          <table:table-cell office:value-type="float" office:value="0.5413359" calcext:value-type="float">
            <text:p>0,5413359</text:p>
          </table:table-cell>
          <table:table-cell table:formula="of:=[.A1009]-[.E1009]" office:value-type="float" office:value="10.29359325" calcext:value-type="float">
            <text:p>10,29359325</text:p>
          </table:table-cell>
          <table:table-cell table:formula="of:=[.B1009]-[.D1009]" office:value-type="float" office:value="-0.011263" calcext:value-type="float">
            <text:p>-0,011263</text:p>
          </table:table-cell>
          <table:table-cell table:formula="of:=[.A1009]-[.C1009]" office:value-type="float" office:value="0.00109590000000104" calcext:value-type="float">
            <text:p>0,0010959</text:p>
          </table:table-cell>
          <table:table-cell table:formula="of:=[.G1009]-[.C1009]" office:value-type="float" office:value="0.000593250000001433" calcext:value-type="float">
            <text:p>0,00059325</text:p>
          </table:table-cell>
          <table:table-cell table:formula="of:=[.J1009]/[.I1009]" office:value-type="float" office:value="0.541335888311772" calcext:value-type="float">
            <text:p>0,5413358883</text:p>
          </table:table-cell>
          <table:table-cell table:formula="of:=[.D1009]+[.H1009]*[.K1009]" office:value-type="float" office:value="2.30516393388994" calcext:value-type="float">
            <text:p>2,3051639339</text:p>
          </table:table-cell>
        </table:table-row>
        <table:table-row table:style-name="ro1">
          <table:table-cell office:value-type="float" office:value="10.3181058" calcext:value-type="float">
            <text:p>10,3181058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10.294" calcext:value-type="float">
            <text:p>10,294</text:p>
          </table:table-cell>
          <table:table-cell office:value-type="float" office:value="2.305164" calcext:value-type="float">
            <text:p>2,305164</text:p>
          </table:table-cell>
          <table:table-cell office:value-type="float" office:value="0.00050265" calcext:value-type="float">
            <text:p>0,00050265</text:p>
          </table:table-cell>
          <table:table-cell office:value-type="float" office:value="0.9791481" calcext:value-type="float">
            <text:p>0,9791481</text:p>
          </table:table-cell>
          <table:table-cell table:formula="of:=[.A1010]-[.E1010]" office:value-type="float" office:value="10.31760315" calcext:value-type="float">
            <text:p>10,31760315</text:p>
          </table:table-cell>
          <table:table-cell table:formula="of:=[.B1010]-[.D1010]" office:value-type="float" office:value="-0.305166" calcext:value-type="float">
            <text:p>-0,305166</text:p>
          </table:table-cell>
          <table:table-cell table:formula="of:=[.A1010]-[.C1010]" office:value-type="float" office:value="0.0241057999999992" calcext:value-type="float">
            <text:p>0,0241058</text:p>
          </table:table-cell>
          <table:table-cell table:formula="of:=[.G1010]-[.C1010]" office:value-type="float" office:value="0.0236031499999996" calcext:value-type="float">
            <text:p>0,02360315</text:p>
          </table:table-cell>
          <table:table-cell table:formula="of:=[.J1010]/[.I1010]" office:value-type="float" office:value="0.97914817180929" calcext:value-type="float">
            <text:p>0,9791481718</text:p>
          </table:table-cell>
          <table:table-cell table:formula="of:=[.D1010]+[.H1010]*[.K1010]" office:value-type="float" office:value="2.00636126900165" calcext:value-type="float">
            <text:p>2,006361269</text:p>
          </table:table-cell>
        </table:table-row>
        <table:table-row table:style-name="ro1">
          <table:table-cell office:value-type="float" office:value="10.3206126" calcext:value-type="float">
            <text:p>10,3206126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10.318" calcext:value-type="float">
            <text:p>10,318</text:p>
          </table:table-cell>
          <table:table-cell office:value-type="float" office:value="2.006361" calcext:value-type="float">
            <text:p>2,006361</text:p>
          </table:table-cell>
          <table:table-cell office:value-type="float" office:value="0.00050265" calcext:value-type="float">
            <text:p>0,00050265</text:p>
          </table:table-cell>
          <table:table-cell office:value-type="float" office:value="0.8076054" calcext:value-type="float">
            <text:p>0,8076054</text:p>
          </table:table-cell>
          <table:table-cell table:formula="of:=[.A1011]-[.E1011]" office:value-type="float" office:value="10.32010995" calcext:value-type="float">
            <text:p>10,32010995</text:p>
          </table:table-cell>
          <table:table-cell table:formula="of:=[.B1011]-[.D1011]" office:value-type="float" office:value="-0.00636300000000012" calcext:value-type="float">
            <text:p>-0,006363</text:p>
          </table:table-cell>
          <table:table-cell table:formula="of:=[.A1011]-[.C1011]" office:value-type="float" office:value="0.00261260000000085" calcext:value-type="float">
            <text:p>0,0026126</text:p>
          </table:table-cell>
          <table:table-cell table:formula="of:=[.G1011]-[.C1011]" office:value-type="float" office:value="0.00210995000000125" calcext:value-type="float">
            <text:p>0,00210995</text:p>
          </table:table-cell>
          <table:table-cell table:formula="of:=[.J1011]/[.I1011]" office:value-type="float" office:value="0.807605450509286" calcext:value-type="float">
            <text:p>0,8076054505</text:p>
          </table:table-cell>
          <table:table-cell table:formula="of:=[.D1011]+[.H1011]*[.K1011]" office:value-type="float" office:value="2.00122220651841" calcext:value-type="float">
            <text:p>2,0012222065</text:p>
          </table:table-cell>
        </table:table-row>
        <table:table-row table:style-name="ro1">
          <table:table-cell office:value-type="float" office:value="10.3520309" calcext:value-type="float">
            <text:p>10,3520309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10.32" calcext:value-type="float">
            <text:p>10,32</text:p>
          </table:table-cell>
          <table:table-cell office:value-type="float" office:value="2.001222" calcext:value-type="float">
            <text:p>2,001222</text:p>
          </table:table-cell>
          <table:table-cell office:value-type="float" office:value="0.00050265" calcext:value-type="float">
            <text:p>0,00050265</text:p>
          </table:table-cell>
          <table:table-cell office:value-type="float" office:value="0.9843073" calcext:value-type="float">
            <text:p>0,9843073</text:p>
          </table:table-cell>
          <table:table-cell table:formula="of:=[.A1012]-[.E1012]" office:value-type="float" office:value="10.35152825" calcext:value-type="float">
            <text:p>10,35152825</text:p>
          </table:table-cell>
          <table:table-cell table:formula="of:=[.B1012]-[.D1012]" office:value-type="float" office:value="-0.451224" calcext:value-type="float">
            <text:p>-0,451224</text:p>
          </table:table-cell>
          <table:table-cell table:formula="of:=[.A1012]-[.C1012]" office:value-type="float" office:value="0.0320309000000005" calcext:value-type="float">
            <text:p>0,0320309</text:p>
          </table:table-cell>
          <table:table-cell table:formula="of:=[.G1012]-[.C1012]" office:value-type="float" office:value="0.0315282500000009" calcext:value-type="float">
            <text:p>0,03152825</text:p>
          </table:table-cell>
          <table:table-cell table:formula="of:=[.J1012]/[.I1012]" office:value-type="float" office:value="0.984307340724126" calcext:value-type="float">
            <text:p>0,9843073407</text:p>
          </table:table-cell>
          <table:table-cell table:formula="of:=[.D1012]+[.H1012]*[.K1012]" office:value-type="float" office:value="1.5570789044891" calcext:value-type="float">
            <text:p>1,5570789045</text:p>
          </table:table-cell>
        </table:table-row>
        <table:table-row table:style-name="ro1">
          <table:table-cell office:value-type="float" office:value="10.35404" calcext:value-type="float">
            <text:p>10,35404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10.352" calcext:value-type="float">
            <text:p>10,352</text:p>
          </table:table-cell>
          <table:table-cell office:value-type="float" office:value="1.557079" calcext:value-type="float">
            <text:p>1,557079</text:p>
          </table:table-cell>
          <table:table-cell office:value-type="float" office:value="0.00050265" calcext:value-type="float">
            <text:p>0,00050265</text:p>
          </table:table-cell>
          <table:table-cell office:value-type="float" office:value="0.7536029" calcext:value-type="float">
            <text:p>0,7536029</text:p>
          </table:table-cell>
          <table:table-cell table:formula="of:=[.A1013]-[.E1013]" office:value-type="float" office:value="10.35353735" calcext:value-type="float">
            <text:p>10,35353735</text:p>
          </table:table-cell>
          <table:table-cell table:formula="of:=[.B1013]-[.D1013]" office:value-type="float" office:value="-0.00708099999999989" calcext:value-type="float">
            <text:p>-0,007081</text:p>
          </table:table-cell>
          <table:table-cell table:formula="of:=[.A1013]-[.C1013]" office:value-type="float" office:value="0.00203999999999915" calcext:value-type="float">
            <text:p>0,00204</text:p>
          </table:table-cell>
          <table:table-cell table:formula="of:=[.G1013]-[.C1013]" office:value-type="float" office:value="0.00153734999999955" calcext:value-type="float">
            <text:p>0,00153735</text:p>
          </table:table-cell>
          <table:table-cell table:formula="of:=[.J1013]/[.I1013]" office:value-type="float" office:value="0.753602941176562" calcext:value-type="float">
            <text:p>0,7536029412</text:p>
          </table:table-cell>
          <table:table-cell table:formula="of:=[.D1013]+[.H1013]*[.K1013]" office:value-type="float" office:value="1.55174273757353" calcext:value-type="float">
            <text:p>1,5517427376</text:p>
          </table:table-cell>
        </table:table-row>
        <table:table-row table:style-name="ro1">
          <table:table-cell office:value-type="float" office:value="10.3560451" calcext:value-type="float">
            <text:p>10,3560451</text:p>
          </table:table-cell>
          <table:table-cell office:value-type="float" office:value="1.549998" calcext:value-type="float">
            <text:p>1,549998</text:p>
          </table:table-cell>
          <table:table-cell office:value-type="float" office:value="10.354" calcext:value-type="float">
            <text:p>10,354</text:p>
          </table:table-cell>
          <table:table-cell office:value-type="float" office:value="1.551743" calcext:value-type="float">
            <text:p>1,551743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5097795" calcext:value-type="float">
            <text:p>0,5097795</text:p>
          </table:table-cell>
          <table:table-cell table:formula="of:=[.A1014]-[.E1014]" office:value-type="float" office:value="10.35504255" calcext:value-type="float">
            <text:p>10,35504255</text:p>
          </table:table-cell>
          <table:table-cell table:formula="of:=[.B1014]-[.D1014]" office:value-type="float" office:value="-0.00174500000000011" calcext:value-type="float">
            <text:p>-0,001745</text:p>
          </table:table-cell>
          <table:table-cell table:formula="of:=[.A1014]-[.C1014]" office:value-type="float" office:value="0.00204510000000013" calcext:value-type="float">
            <text:p>0,0020451</text:p>
          </table:table-cell>
          <table:table-cell table:formula="of:=[.G1014]-[.C1014]" office:value-type="float" office:value="0.00104254999999931" calcext:value-type="float">
            <text:p>0,00104255</text:p>
          </table:table-cell>
          <table:table-cell table:formula="of:=[.J1014]/[.I1014]" office:value-type="float" office:value="0.509779472886041" calcext:value-type="float">
            <text:p>0,5097794729</text:p>
          </table:table-cell>
          <table:table-cell table:formula="of:=[.D1014]+[.H1014]*[.K1014]" office:value-type="float" office:value="1.55085343481981" calcext:value-type="float">
            <text:p>1,5508534348</text:p>
          </table:table-cell>
        </table:table-row>
        <table:table-row table:style-name="ro1">
          <table:table-cell office:value-type="float" office:value="10.3565471" calcext:value-type="float">
            <text:p>10,3565471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10.355" calcext:value-type="float">
            <text:p>10,355</text:p>
          </table:table-cell>
          <table:table-cell office:value-type="float" office:value="1.550854" calcext:value-type="float">
            <text:p>1,55085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3519811" calcext:value-type="float">
            <text:p>0,3519811</text:p>
          </table:table-cell>
          <table:table-cell table:formula="of:=[.A1015]-[.E1015]" office:value-type="float" office:value="10.35554455" calcext:value-type="float">
            <text:p>10,35554455</text:p>
          </table:table-cell>
          <table:table-cell table:formula="of:=[.B1015]-[.D1015]" office:value-type="float" office:value="-0.150856" calcext:value-type="float">
            <text:p>-0,150856</text:p>
          </table:table-cell>
          <table:table-cell table:formula="of:=[.A1015]-[.C1015]" office:value-type="float" office:value="0.0015470999999998" calcext:value-type="float">
            <text:p>0,0015471</text:p>
          </table:table-cell>
          <table:table-cell table:formula="of:=[.G1015]-[.C1015]" office:value-type="float" office:value="0.000544549999998978" calcext:value-type="float">
            <text:p>0,00054455</text:p>
          </table:table-cell>
          <table:table-cell table:formula="of:=[.J1015]/[.I1015]" office:value-type="float" office:value="0.35198112597702" calcext:value-type="float">
            <text:p>0,351981126</text:p>
          </table:table-cell>
          <table:table-cell table:formula="of:=[.D1015]+[.H1015]*[.K1015]" office:value-type="float" office:value="1.49775553525961" calcext:value-type="float">
            <text:p>1,4977555353</text:p>
          </table:table-cell>
        </table:table-row>
        <table:table-row table:style-name="ro1">
          <table:table-cell office:value-type="float" office:value="10.3600562" calcext:value-type="float">
            <text:p>10,3600562</text:p>
          </table:table-cell>
          <table:table-cell office:value-type="float" office:value="1.399998" calcext:value-type="float">
            <text:p>1,399998</text:p>
          </table:table-cell>
          <table:table-cell office:value-type="float" office:value="10.356" calcext:value-type="float">
            <text:p>10,356</text:p>
          </table:table-cell>
          <table:table-cell office:value-type="float" office:value="1.497755" calcext:value-type="float">
            <text:p>1,497755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528352" calcext:value-type="float">
            <text:p>0,7528352</text:p>
          </table:table-cell>
          <table:table-cell table:formula="of:=[.A1016]-[.E1016]" office:value-type="float" office:value="10.35905365" calcext:value-type="float">
            <text:p>10,35905365</text:p>
          </table:table-cell>
          <table:table-cell table:formula="of:=[.B1016]-[.D1016]" office:value-type="float" office:value="-0.0977569999999999" calcext:value-type="float">
            <text:p>-0,097757</text:p>
          </table:table-cell>
          <table:table-cell table:formula="of:=[.A1016]-[.C1016]" office:value-type="float" office:value="0.00405620000000084" calcext:value-type="float">
            <text:p>0,0040562</text:p>
          </table:table-cell>
          <table:table-cell table:formula="of:=[.G1016]-[.C1016]" office:value-type="float" office:value="0.00305365000000002" calcext:value-type="float">
            <text:p>0,00305365</text:p>
          </table:table-cell>
          <table:table-cell table:formula="of:=[.J1016]/[.I1016]" office:value-type="float" office:value="0.752835165918689" calcext:value-type="float">
            <text:p>0,7528351659</text:p>
          </table:table-cell>
          <table:table-cell table:formula="of:=[.D1016]+[.H1016]*[.K1016]" office:value-type="float" office:value="1.42416009268529" calcext:value-type="float">
            <text:p>1,4241600927</text:p>
          </table:table-cell>
        </table:table-row>
        <table:table-row table:style-name="ro1">
          <table:table-cell office:value-type="float" office:value="10.3860919" calcext:value-type="float">
            <text:p>10,3860919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10.359" calcext:value-type="float">
            <text:p>10,359</text:p>
          </table:table-cell>
          <table:table-cell office:value-type="float" office:value="1.42416" calcext:value-type="float">
            <text:p>1,42416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9629945" calcext:value-type="float">
            <text:p>0,9629945</text:p>
          </table:table-cell>
          <table:table-cell table:formula="of:=[.A1017]-[.E1017]" office:value-type="float" office:value="10.38508935" calcext:value-type="float">
            <text:p>10,38508935</text:p>
          </table:table-cell>
          <table:table-cell table:formula="of:=[.B1017]-[.D1017]" office:value-type="float" office:value="-0.324162" calcext:value-type="float">
            <text:p>-0,324162</text:p>
          </table:table-cell>
          <table:table-cell table:formula="of:=[.A1017]-[.C1017]" office:value-type="float" office:value="0.0270919000000003" calcext:value-type="float">
            <text:p>0,0270919</text:p>
          </table:table-cell>
          <table:table-cell table:formula="of:=[.G1017]-[.C1017]" office:value-type="float" office:value="0.0260893499999995" calcext:value-type="float">
            <text:p>0,02608935</text:p>
          </table:table-cell>
          <table:table-cell table:formula="of:=[.J1017]/[.I1017]" office:value-type="float" office:value="0.962994474363156" calcext:value-type="float">
            <text:p>0,9629944744</text:p>
          </table:table-cell>
          <table:table-cell table:formula="of:=[.D1017]+[.H1017]*[.K1017]" office:value-type="float" office:value="1.11199378520149" calcext:value-type="float">
            <text:p>1,1119937852</text:p>
          </table:table-cell>
        </table:table-row>
        <table:table-row table:style-name="ro1">
          <table:table-cell office:value-type="float" office:value="10.3890997" calcext:value-type="float">
            <text:p>10,3890997</text:p>
          </table:table-cell>
          <table:table-cell office:value-type="float" office:value="1.099998" calcext:value-type="float">
            <text:p>1,099998</text:p>
          </table:table-cell>
          <table:table-cell office:value-type="float" office:value="10.385" calcext:value-type="float">
            <text:p>10,385</text:p>
          </table:table-cell>
          <table:table-cell office:value-type="float" office:value="1.111994" calcext:value-type="float">
            <text:p>1,111994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7554577" calcext:value-type="float">
            <text:p>0,7554577</text:p>
          </table:table-cell>
          <table:table-cell table:formula="of:=[.A1018]-[.E1018]" office:value-type="float" office:value="10.38809715" calcext:value-type="float">
            <text:p>10,38809715</text:p>
          </table:table-cell>
          <table:table-cell table:formula="of:=[.B1018]-[.D1018]" office:value-type="float" office:value="-0.0119959999999999" calcext:value-type="float">
            <text:p>-0,011996</text:p>
          </table:table-cell>
          <table:table-cell table:formula="of:=[.A1018]-[.C1018]" office:value-type="float" office:value="0.00409969999999937" calcext:value-type="float">
            <text:p>0,0040997</text:p>
          </table:table-cell>
          <table:table-cell table:formula="of:=[.G1018]-[.C1018]" office:value-type="float" office:value="0.00309714999999855" calcext:value-type="float">
            <text:p>0,00309715</text:p>
          </table:table-cell>
          <table:table-cell table:formula="of:=[.J1018]/[.I1018]" office:value-type="float" office:value="0.755457716418036" calcext:value-type="float">
            <text:p>0,7554577164</text:p>
          </table:table-cell>
          <table:table-cell table:formula="of:=[.D1018]+[.H1018]*[.K1018]" office:value-type="float" office:value="1.10293152923385" calcext:value-type="float">
            <text:p>1,1029315292</text:p>
          </table:table-cell>
        </table:table-row>
        <table:table-row table:style-name="ro1">
          <table:table-cell office:value-type="float" office:value="10.3936172" calcext:value-type="float">
            <text:p>10,3936172</text:p>
          </table:table-cell>
          <table:table-cell office:value-type="float" office:value="0.9499984" calcext:value-type="float">
            <text:p>0,9499984</text:p>
          </table:table-cell>
          <table:table-cell office:value-type="float" office:value="10.388" calcext:value-type="float">
            <text:p>10,388</text:p>
          </table:table-cell>
          <table:table-cell office:value-type="float" office:value="1.102932" calcext:value-type="float">
            <text:p>1,102932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8215214" calcext:value-type="float">
            <text:p>0,8215214</text:p>
          </table:table-cell>
          <table:table-cell table:formula="of:=[.A1019]-[.E1019]" office:value-type="float" office:value="10.39261465" calcext:value-type="float">
            <text:p>10,39261465</text:p>
          </table:table-cell>
          <table:table-cell table:formula="of:=[.B1019]-[.D1019]" office:value-type="float" office:value="-0.1529336" calcext:value-type="float">
            <text:p>-0,1529336</text:p>
          </table:table-cell>
          <table:table-cell table:formula="of:=[.A1019]-[.C1019]" office:value-type="float" office:value="0.00561719999999966" calcext:value-type="float">
            <text:p>0,0056172</text:p>
          </table:table-cell>
          <table:table-cell table:formula="of:=[.G1019]-[.C1019]" office:value-type="float" office:value="0.00461464999999883" calcext:value-type="float">
            <text:p>0,00461465</text:p>
          </table:table-cell>
          <table:table-cell table:formula="of:=[.J1019]/[.I1019]" office:value-type="float" office:value="0.821521398561403" calcext:value-type="float">
            <text:p>0,8215213986</text:p>
          </table:table-cell>
          <table:table-cell table:formula="of:=[.D1019]+[.H1019]*[.K1019]" office:value-type="float" office:value="0.97729377504097" calcext:value-type="float">
            <text:p>0,977293775</text:p>
          </table:table-cell>
        </table:table-row>
        <table:table-row table:style-name="ro1">
          <table:table-cell office:value-type="float" office:value="10.4206043" calcext:value-type="float">
            <text:p>10,4206043</text:p>
          </table:table-cell>
          <table:table-cell office:value-type="float" office:value="0.6499984" calcext:value-type="float">
            <text:p>0,6499984</text:p>
          </table:table-cell>
          <table:table-cell office:value-type="float" office:value="10.393" calcext:value-type="float">
            <text:p>10,393</text:p>
          </table:table-cell>
          <table:table-cell office:value-type="float" office:value="0.9772937" calcext:value-type="float">
            <text:p>0,9772937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9636814" calcext:value-type="float">
            <text:p>0,9636814</text:p>
          </table:table-cell>
          <table:table-cell table:formula="of:=[.A1020]-[.E1020]" office:value-type="float" office:value="10.41960175" calcext:value-type="float">
            <text:p>10,41960175</text:p>
          </table:table-cell>
          <table:table-cell table:formula="of:=[.B1020]-[.D1020]" office:value-type="float" office:value="-0.3272953" calcext:value-type="float">
            <text:p>-0,3272953</text:p>
          </table:table-cell>
          <table:table-cell table:formula="of:=[.A1020]-[.C1020]" office:value-type="float" office:value="0.0276043000000001" calcext:value-type="float">
            <text:p>0,0276043</text:p>
          </table:table-cell>
          <table:table-cell table:formula="of:=[.G1020]-[.C1020]" office:value-type="float" office:value="0.0266017499999993" calcext:value-type="float">
            <text:p>0,02660175</text:p>
          </table:table-cell>
          <table:table-cell table:formula="of:=[.J1020]/[.I1020]" office:value-type="float" office:value="0.963681382972913" calcext:value-type="float">
            <text:p>0,963681383</text:p>
          </table:table-cell>
          <table:table-cell table:formula="of:=[.D1020]+[.H1020]*[.K1020]" office:value-type="float" office:value="0.661885312655466" calcext:value-type="float">
            <text:p>0,6618853127</text:p>
          </table:table-cell>
        </table:table-row>
        <table:table-row table:style-name="ro1">
          <table:table-cell office:value-type="float" office:value="10.4261226" calcext:value-type="float">
            <text:p>10,4261226</text:p>
          </table:table-cell>
          <table:table-cell office:value-type="float" office:value="0.4999984" calcext:value-type="float">
            <text:p>0,4999984</text:p>
          </table:table-cell>
          <table:table-cell office:value-type="float" office:value="10.42" calcext:value-type="float">
            <text:p>10,42</text:p>
          </table:table-cell>
          <table:table-cell office:value-type="float" office:value="0.6618853" calcext:value-type="float">
            <text:p>0,6618853</text:p>
          </table:table-cell>
          <table:table-cell office:value-type="float" office:value="0.00100255" calcext:value-type="float">
            <text:p>0,00100255</text:p>
          </table:table-cell>
          <table:table-cell office:value-type="float" office:value="0.8362542" calcext:value-type="float">
            <text:p>0,8362542</text:p>
          </table:table-cell>
          <table:table-cell table:formula="of:=[.A1021]-[.E1021]" office:value-type="float" office:value="10.42512005" calcext:value-type="float">
            <text:p>10,42512005</text:p>
          </table:table-cell>
          <table:table-cell table:formula="of:=[.B1021]-[.D1021]" office:value-type="float" office:value="-0.1618869" calcext:value-type="float">
            <text:p>-0,1618869</text:p>
          </table:table-cell>
          <table:table-cell table:formula="of:=[.A1021]-[.C1021]" office:value-type="float" office:value="0.00612259999999942" calcext:value-type="float">
            <text:p>0,0061226</text:p>
          </table:table-cell>
          <table:table-cell table:formula="of:=[.G1021]-[.C1021]" office:value-type="float" office:value="0.0051200499999986" calcext:value-type="float">
            <text:p>0,00512005</text:p>
          </table:table-cell>
          <table:table-cell table:formula="of:=[.J1021]/[.I1021]" office:value-type="float" office:value="0.836254205729442" calcext:value-type="float">
            <text:p>0,8362542057</text:p>
          </table:table-cell>
          <table:table-cell table:formula="of:=[.D1021]+[.H1021]*[.K1021]" office:value-type="float" office:value="0.526506699022498" calcext:value-type="float">
            <text:p>0,526506699</text:p>
          </table:table-cell>
        </table:table-row>
        <table:table-row table:style-name="ro1">
          <table:table-cell office:value-type="float" office:value="10.4565112" calcext:value-type="float">
            <text:p>10,4565112</text:p>
          </table:table-cell>
          <table:table-cell office:value-type="float" office:value="0.1999984" calcext:value-type="float">
            <text:p>0,1999984</text:p>
          </table:table-cell>
          <table:table-cell office:value-type="float" office:value="10.425" calcext:value-type="float">
            <text:p>10,425</text:p>
          </table:table-cell>
          <table:table-cell office:value-type="float" office:value="0.5265067" calcext:value-type="float">
            <text:p>0,526506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61355" calcext:value-type="float">
            <text:p>0,9761355</text:p>
          </table:table-cell>
          <table:table-cell table:formula="of:=[.A1022]-[.E1022]" office:value-type="float" office:value="10.4557592" calcext:value-type="float">
            <text:p>10,4557592</text:p>
          </table:table-cell>
          <table:table-cell table:formula="of:=[.B1022]-[.D1022]" office:value-type="float" office:value="-0.3265083" calcext:value-type="float">
            <text:p>-0,3265083</text:p>
          </table:table-cell>
          <table:table-cell table:formula="of:=[.A1022]-[.C1022]" office:value-type="float" office:value="0.0315111999999989" calcext:value-type="float">
            <text:p>0,0315112</text:p>
          </table:table-cell>
          <table:table-cell table:formula="of:=[.G1022]-[.C1022]" office:value-type="float" office:value="0.0307591999999985" calcext:value-type="float">
            <text:p>0,0307592</text:p>
          </table:table-cell>
          <table:table-cell table:formula="of:=[.J1022]/[.I1022]" office:value-type="float" office:value="0.976135469293447" calcext:value-type="float">
            <text:p>0,9761354693</text:p>
          </table:table-cell>
          <table:table-cell table:formula="of:=[.D1022]+[.H1022]*[.K1022]" office:value-type="float" office:value="0.207790367351294" calcext:value-type="float">
            <text:p>0,2077903674</text:p>
          </table:table-cell>
        </table:table-row>
        <table:table-row table:style-name="ro1">
          <table:table-cell office:value-type="float" office:value="10.4615247" calcext:value-type="float">
            <text:p>10,4615247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10.456" calcext:value-type="float">
            <text:p>10,456</text:p>
          </table:table-cell>
          <table:table-cell office:value-type="float" office:value="0.2077904" calcext:value-type="float">
            <text:p>0,207790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863884" calcext:value-type="float">
            <text:p>0,863884</text:p>
          </table:table-cell>
          <table:table-cell table:formula="of:=[.A1023]-[.E1023]" office:value-type="float" office:value="10.4607727" calcext:value-type="float">
            <text:p>10,4607727</text:p>
          </table:table-cell>
          <table:table-cell table:formula="of:=[.B1023]-[.D1023]" office:value-type="float" office:value="-0.157792" calcext:value-type="float">
            <text:p>-0,157792</text:p>
          </table:table-cell>
          <table:table-cell table:formula="of:=[.A1023]-[.C1023]" office:value-type="float" office:value="0.00552470000000049" calcext:value-type="float">
            <text:p>0,0055247</text:p>
          </table:table-cell>
          <table:table-cell table:formula="of:=[.G1023]-[.C1023]" office:value-type="float" office:value="0.00477270000000019" calcext:value-type="float">
            <text:p>0,0047727</text:p>
          </table:table-cell>
          <table:table-cell table:formula="of:=[.J1023]/[.I1023]" office:value-type="float" office:value="0.863884011801502" calcext:value-type="float">
            <text:p>0,8638840118</text:p>
          </table:table-cell>
          <table:table-cell table:formula="of:=[.D1023]+[.H1023]*[.K1023]" office:value-type="float" office:value="0.0714764140098174" calcext:value-type="float">
            <text:p>0,071476414</text:p>
          </table:table-cell>
        </table:table-row>
        <table:table-row table:style-name="ro1">
          <table:table-cell office:value-type="float" office:value="10.5620897" calcext:value-type="float">
            <text:p>10,5620897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10.461" calcext:value-type="float">
            <text:p>10,461</text:p>
          </table:table-cell>
          <table:table-cell office:value-type="float" office:value="0.07147641" calcext:value-type="float">
            <text:p>0,07147641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92561" calcext:value-type="float">
            <text:p>0,992561</text:p>
          </table:table-cell>
          <table:table-cell table:formula="of:=[.A1024]-[.E1024]" office:value-type="float" office:value="10.5613377" calcext:value-type="float">
            <text:p>10,5613377</text:p>
          </table:table-cell>
          <table:table-cell table:formula="of:=[.B1024]-[.D1024]" office:value-type="float" office:value="-1.37147841" calcext:value-type="float">
            <text:p>-1,37147841</text:p>
          </table:table-cell>
          <table:table-cell table:formula="of:=[.A1024]-[.C1024]" office:value-type="float" office:value="0.101089699999999" calcext:value-type="float">
            <text:p>0,1010897</text:p>
          </table:table-cell>
          <table:table-cell table:formula="of:=[.G1024]-[.C1024]" office:value-type="float" office:value="0.100337699999999" calcext:value-type="float">
            <text:p>0,1003377</text:p>
          </table:table-cell>
          <table:table-cell table:formula="of:=[.J1024]/[.I1024]" office:value-type="float" office:value="0.992561062106225" calcext:value-type="float">
            <text:p>0,9925610621</text:p>
          </table:table-cell>
          <table:table-cell table:formula="of:=[.D1024]+[.H1024]*[.K1024]" office:value-type="float" office:value="-1.28979965728536" calcext:value-type="float">
            <text:p>-1,2897996573</text:p>
          </table:table-cell>
        </table:table-row>
        <table:table-row table:style-name="ro1">
          <table:table-cell office:value-type="float" office:value="10.5646016" calcext:value-type="float">
            <text:p>10,5646016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10.561" calcext:value-type="float">
            <text:p>10,561</text:p>
          </table:table-cell>
          <table:table-cell office:value-type="float" office:value="-1.289799" calcext:value-type="float">
            <text:p>-1,28979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912039" calcext:value-type="float">
            <text:p>0,7912039</text:p>
          </table:table-cell>
          <table:table-cell table:formula="of:=[.A1025]-[.E1025]" office:value-type="float" office:value="10.5638496" calcext:value-type="float">
            <text:p>10,5638496</text:p>
          </table:table-cell>
          <table:table-cell table:formula="of:=[.B1025]-[.D1025]" office:value-type="float" office:value="-0.0102030000000002" calcext:value-type="float">
            <text:p>-0,010203</text:p>
          </table:table-cell>
          <table:table-cell table:formula="of:=[.A1025]-[.C1025]" office:value-type="float" office:value="0.00360159999999965" calcext:value-type="float">
            <text:p>0,0036016</text:p>
          </table:table-cell>
          <table:table-cell table:formula="of:=[.G1025]-[.C1025]" office:value-type="float" office:value="0.00284959999999934" calcext:value-type="float">
            <text:p>0,0028496</text:p>
          </table:table-cell>
          <table:table-cell table:formula="of:=[.J1025]/[.I1025]" office:value-type="float" office:value="0.791203909373506" calcext:value-type="float">
            <text:p>0,7912039094</text:p>
          </table:table-cell>
          <table:table-cell table:formula="of:=[.D1025]+[.H1025]*[.K1025]" office:value-type="float" office:value="-1.29787165348734" calcext:value-type="float">
            <text:p>-1,2978716535</text:p>
          </table:table-cell>
        </table:table-row>
        <table:table-row table:style-name="ro1">
          <table:table-cell office:value-type="float" office:value="10.566607" calcext:value-type="float">
            <text:p>10,566607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10.564" calcext:value-type="float">
            <text:p>10,564</text:p>
          </table:table-cell>
          <table:table-cell office:value-type="float" office:value="-1.297871" calcext:value-type="float">
            <text:p>-1,297871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6153817" calcext:value-type="float">
            <text:p>0,6153817</text:p>
          </table:table-cell>
          <table:table-cell table:formula="of:=[.A1026]-[.E1026]" office:value-type="float" office:value="10.5656043" calcext:value-type="float">
            <text:p>10,5656043</text:p>
          </table:table-cell>
          <table:table-cell table:formula="of:=[.B1026]-[.D1026]" office:value-type="float" office:value="-0.0021310000000001" calcext:value-type="float">
            <text:p>-0,002131</text:p>
          </table:table-cell>
          <table:table-cell table:formula="of:=[.A1026]-[.C1026]" office:value-type="float" office:value="0.00260699999999936" calcext:value-type="float">
            <text:p>0,002607</text:p>
          </table:table-cell>
          <table:table-cell table:formula="of:=[.G1026]-[.C1026]" office:value-type="float" office:value="0.00160429999999856" calcext:value-type="float">
            <text:p>0,0016043</text:p>
          </table:table-cell>
          <table:table-cell table:formula="of:=[.J1026]/[.I1026]" office:value-type="float" office:value="0.615381664748352" calcext:value-type="float">
            <text:p>0,6153816647</text:p>
          </table:table-cell>
          <table:table-cell table:formula="of:=[.D1026]+[.H1026]*[.K1026]" office:value-type="float" office:value="-1.29918237832758" calcext:value-type="float">
            <text:p>-1,2991823783</text:p>
          </table:table-cell>
        </table:table-row>
        <table:table-row table:style-name="ro1">
          <table:table-cell office:value-type="float" office:value="10.5671087" calcext:value-type="float">
            <text:p>10,5671087</text:p>
          </table:table-cell>
          <table:table-cell office:value-type="float" office:value="-1.300002" calcext:value-type="float">
            <text:p>-1,300002</text:p>
          </table:table-cell>
          <table:table-cell office:value-type="float" office:value="10.566" calcext:value-type="float">
            <text:p>10,566</text:p>
          </table:table-cell>
          <table:table-cell office:value-type="float" office:value="-1.299182" calcext:value-type="float">
            <text:p>-1,299182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09560751" calcext:value-type="float">
            <text:p>0,09560751</text:p>
          </table:table-cell>
          <table:table-cell table:formula="of:=[.A1027]-[.E1027]" office:value-type="float" office:value="10.566106" calcext:value-type="float">
            <text:p>10,566106</text:p>
          </table:table-cell>
          <table:table-cell table:formula="of:=[.B1027]-[.D1027]" office:value-type="float" office:value="-0.000820000000000043" calcext:value-type="float">
            <text:p>-0,00082</text:p>
          </table:table-cell>
          <table:table-cell table:formula="of:=[.A1027]-[.C1027]" office:value-type="float" office:value="0.00110869999999963" calcext:value-type="float">
            <text:p>0,0011087</text:p>
          </table:table-cell>
          <table:table-cell table:formula="of:=[.G1027]-[.C1027]" office:value-type="float" office:value="0.000105999999998829" calcext:value-type="float">
            <text:p>0,000106</text:p>
          </table:table-cell>
          <table:table-cell table:formula="of:=[.J1027]/[.I1027]" office:value-type="float" office:value="0.095607468204983" calcext:value-type="float">
            <text:p>0,0956074682</text:p>
          </table:table-cell>
          <table:table-cell table:formula="of:=[.D1027]+[.H1027]*[.K1027]" office:value-type="float" office:value="-1.29926039812393" calcext:value-type="float">
            <text:p>-1,2992603981</text:p>
          </table:table-cell>
        </table:table-row>
        <table:table-row table:style-name="ro1">
          <table:table-cell office:value-type="float" office:value="10.5961387" calcext:value-type="float">
            <text:p>10,5961387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566" calcext:value-type="float">
            <text:p>10,566</text:p>
          </table:table-cell>
          <table:table-cell office:value-type="float" office:value="-1.29926" calcext:value-type="float">
            <text:p>-1,29926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9667305" calcext:value-type="float">
            <text:p>0,9667305</text:p>
          </table:table-cell>
          <table:table-cell table:formula="of:=[.A1028]-[.E1028]" office:value-type="float" office:value="10.595136" calcext:value-type="float">
            <text:p>10,595136</text:p>
          </table:table-cell>
          <table:table-cell table:formula="of:=[.B1028]-[.D1028]" office:value-type="float" office:value="-0.450741" calcext:value-type="float">
            <text:p>-0,450741</text:p>
          </table:table-cell>
          <table:table-cell table:formula="of:=[.A1028]-[.C1028]" office:value-type="float" office:value="0.0301387000000002" calcext:value-type="float">
            <text:p>0,0301387</text:p>
          </table:table-cell>
          <table:table-cell table:formula="of:=[.G1028]-[.C1028]" office:value-type="float" office:value="0.0291359999999994" calcext:value-type="float">
            <text:p>0,029136</text:p>
          </table:table-cell>
          <table:table-cell table:formula="of:=[.J1028]/[.I1028]" office:value-type="float" office:value="0.966730482734796" calcext:value-type="float">
            <text:p>0,9667304827</text:p>
          </table:table-cell>
          <table:table-cell table:formula="of:=[.D1028]+[.H1028]*[.K1028]" office:value-type="float" office:value="-1.73500506451836" calcext:value-type="float">
            <text:p>-1,7350050645</text:p>
          </table:table-cell>
        </table:table-row>
        <table:table-row table:style-name="ro1">
          <table:table-cell office:value-type="float" office:value="10.5976428" calcext:value-type="float">
            <text:p>10,5976428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595" calcext:value-type="float">
            <text:p>10,595</text:p>
          </table:table-cell>
          <table:table-cell office:value-type="float" office:value="-1.735005" calcext:value-type="float">
            <text:p>-1,735005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154344" calcext:value-type="float">
            <text:p>0,7154344</text:p>
          </table:table-cell>
          <table:table-cell table:formula="of:=[.A1029]-[.E1029]" office:value-type="float" office:value="10.59689075" calcext:value-type="float">
            <text:p>10,59689075</text:p>
          </table:table-cell>
          <table:table-cell table:formula="of:=[.B1029]-[.D1029]" office:value-type="float" office:value="-0.0149959999999998" calcext:value-type="float">
            <text:p>-0,014996</text:p>
          </table:table-cell>
          <table:table-cell table:formula="of:=[.A1029]-[.C1029]" office:value-type="float" office:value="0.0026427999999985" calcext:value-type="float">
            <text:p>0,0026428</text:p>
          </table:table-cell>
          <table:table-cell table:formula="of:=[.G1029]-[.C1029]" office:value-type="float" office:value="0.00189074999999939" calcext:value-type="float">
            <text:p>0,00189075</text:p>
          </table:table-cell>
          <table:table-cell table:formula="of:=[.J1029]/[.I1029]" office:value-type="float" office:value="0.71543438777072" calcext:value-type="float">
            <text:p>0,7154343878</text:p>
          </table:table-cell>
          <table:table-cell table:formula="of:=[.D1029]+[.H1029]*[.K1029]" office:value-type="float" office:value="-1.74573365407901" calcext:value-type="float">
            <text:p>-1,7457336541</text:p>
          </table:table-cell>
        </table:table-row>
        <table:table-row table:style-name="ro1">
          <table:table-cell office:value-type="float" office:value="10.5996476" calcext:value-type="float">
            <text:p>10,5996476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597" calcext:value-type="float">
            <text:p>10,597</text:p>
          </table:table-cell>
          <table:table-cell office:value-type="float" office:value="-1.745734" calcext:value-type="float">
            <text:p>-1,745734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160447" calcext:value-type="float">
            <text:p>0,7160447</text:p>
          </table:table-cell>
          <table:table-cell table:formula="of:=[.A1030]-[.E1030]" office:value-type="float" office:value="10.5988958" calcext:value-type="float">
            <text:p>10,5988958</text:p>
          </table:table-cell>
          <table:table-cell table:formula="of:=[.B1030]-[.D1030]" office:value-type="float" office:value="-0.0042669999999998" calcext:value-type="float">
            <text:p>-0,004267</text:p>
          </table:table-cell>
          <table:table-cell table:formula="of:=[.A1030]-[.C1030]" office:value-type="float" office:value="0.0026476000000013" calcext:value-type="float">
            <text:p>0,0026476</text:p>
          </table:table-cell>
          <table:table-cell table:formula="of:=[.G1030]-[.C1030]" office:value-type="float" office:value="0.00189580000000156" calcext:value-type="float">
            <text:p>0,0018958</text:p>
          </table:table-cell>
          <table:table-cell table:formula="of:=[.J1030]/[.I1030]" office:value-type="float" office:value="0.716044719746421" calcext:value-type="float">
            <text:p>0,7160447197</text:p>
          </table:table-cell>
          <table:table-cell table:formula="of:=[.D1030]+[.H1030]*[.K1030]" office:value-type="float" office:value="-1.74878936281916" calcext:value-type="float">
            <text:p>-1,7487893628</text:p>
          </table:table-cell>
        </table:table-row>
        <table:table-row table:style-name="ro1">
          <table:table-cell office:value-type="float" office:value="10.6021549" calcext:value-type="float">
            <text:p>10,6021549</text:p>
          </table:table-cell>
          <table:table-cell office:value-type="float" office:value="-1.750001" calcext:value-type="float">
            <text:p>-1,750001</text:p>
          </table:table-cell>
          <table:table-cell office:value-type="float" office:value="10.599" calcext:value-type="float">
            <text:p>10,599</text:p>
          </table:table-cell>
          <table:table-cell office:value-type="float" office:value="-1.74879" calcext:value-type="float">
            <text:p>-1,74879</text:p>
          </table:table-cell>
          <table:table-cell office:value-type="float" office:value="0.0007518" calcext:value-type="float">
            <text:p>0,0007518</text:p>
          </table:table-cell>
          <table:table-cell office:value-type="float" office:value="0.761704" calcext:value-type="float">
            <text:p>0,761704</text:p>
          </table:table-cell>
          <table:table-cell table:formula="of:=[.A1031]-[.E1031]" office:value-type="float" office:value="10.6014031" calcext:value-type="float">
            <text:p>10,6014031</text:p>
          </table:table-cell>
          <table:table-cell table:formula="of:=[.B1031]-[.D1031]" office:value-type="float" office:value="-0.00121099999999985" calcext:value-type="float">
            <text:p>-0,001211</text:p>
          </table:table-cell>
          <table:table-cell table:formula="of:=[.A1031]-[.C1031]" office:value-type="float" office:value="0.00315490000000018" calcext:value-type="float">
            <text:p>0,0031549</text:p>
          </table:table-cell>
          <table:table-cell table:formula="of:=[.G1031]-[.C1031]" office:value-type="float" office:value="0.00240310000000044" calcext:value-type="float">
            <text:p>0,0024031</text:p>
          </table:table-cell>
          <table:table-cell table:formula="of:=[.J1031]/[.I1031]" office:value-type="float" office:value="0.761704015975244" calcext:value-type="float">
            <text:p>0,761704016</text:p>
          </table:table-cell>
          <table:table-cell table:formula="of:=[.D1031]+[.H1031]*[.K1031]" office:value-type="float" office:value="-1.74971242356335" calcext:value-type="float">
            <text:p>-1,7497124236</text:p>
          </table:table-cell>
        </table:table-row>
        <table:table-row table:style-name="ro1">
          <table:table-cell office:value-type="float" office:value="10.605664" calcext:value-type="float">
            <text:p>10,605664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10.601" calcext:value-type="float">
            <text:p>10,601</text:p>
          </table:table-cell>
          <table:table-cell office:value-type="float" office:value="-1.749713" calcext:value-type="float">
            <text:p>-1,749713</text:p>
          </table:table-cell>
          <table:table-cell office:value-type="float" office:value="0.0020052" calcext:value-type="float">
            <text:p>0,0020052</text:p>
          </table:table-cell>
          <table:table-cell office:value-type="float" office:value="0.5700687" calcext:value-type="float">
            <text:p>0,5700687</text:p>
          </table:table-cell>
          <table:table-cell table:formula="of:=[.A1032]-[.E1032]" office:value-type="float" office:value="10.6036588" calcext:value-type="float">
            <text:p>10,6036588</text:p>
          </table:table-cell>
          <table:table-cell table:formula="of:=[.B1032]-[.D1032]" office:value-type="float" office:value="-0.150288" calcext:value-type="float">
            <text:p>-0,150288</text:p>
          </table:table-cell>
          <table:table-cell table:formula="of:=[.A1032]-[.C1032]" office:value-type="float" office:value="0.00466400000000178" calcext:value-type="float">
            <text:p>0,004664</text:p>
          </table:table-cell>
          <table:table-cell table:formula="of:=[.G1032]-[.C1032]" office:value-type="float" office:value="0.00265880000000251" calcext:value-type="float">
            <text:p>0,0026588</text:p>
          </table:table-cell>
          <table:table-cell table:formula="of:=[.J1032]/[.I1032]" office:value-type="float" office:value="0.57006861063497" calcext:value-type="float">
            <text:p>0,5700686106</text:p>
          </table:table-cell>
          <table:table-cell table:formula="of:=[.D1032]+[.H1032]*[.K1032]" office:value-type="float" office:value="-1.83538747135511" calcext:value-type="float">
            <text:p>-1,8353874714</text:p>
          </table:table-cell>
        </table:table-row>
        <table:table-row table:style-name="ro1">
          <table:table-cell office:value-type="float" office:value="10.6071681" calcext:value-type="float">
            <text:p>10,6071681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10.604" calcext:value-type="float">
            <text:p>10,604</text:p>
          </table:table-cell>
          <table:table-cell office:value-type="float" office:value="-1.835388" calcext:value-type="float">
            <text:p>-1,835388</text:p>
          </table:table-cell>
          <table:table-cell office:value-type="float" office:value="0.0020052" calcext:value-type="float">
            <text:p>0,0020052</text:p>
          </table:table-cell>
          <table:table-cell office:value-type="float" office:value="0.3670655" calcext:value-type="float">
            <text:p>0,3670655</text:p>
          </table:table-cell>
          <table:table-cell table:formula="of:=[.A1033]-[.E1033]" office:value-type="float" office:value="10.6051629" calcext:value-type="float">
            <text:p>10,6051629</text:p>
          </table:table-cell>
          <table:table-cell table:formula="of:=[.B1033]-[.D1033]" office:value-type="float" office:value="-0.064613" calcext:value-type="float">
            <text:p>-0,064613</text:p>
          </table:table-cell>
          <table:table-cell table:formula="of:=[.A1033]-[.C1033]" office:value-type="float" office:value="0.0031680999999999" calcext:value-type="float">
            <text:p>0,0031681</text:p>
          </table:table-cell>
          <table:table-cell table:formula="of:=[.G1033]-[.C1033]" office:value-type="float" office:value="0.00116290000000063" calcext:value-type="float">
            <text:p>0,0011629</text:p>
          </table:table-cell>
          <table:table-cell table:formula="of:=[.J1033]/[.I1033]" office:value-type="float" office:value="0.36706543354082" calcext:value-type="float">
            <text:p>0,3670654335</text:p>
          </table:table-cell>
          <table:table-cell table:formula="of:=[.D1033]+[.H1033]*[.K1033]" office:value-type="float" office:value="-1.85910519885737" calcext:value-type="float">
            <text:p>-1,8591051989</text:p>
          </table:table-cell>
        </table:table-row>
        <table:table-row table:style-name="ro1">
          <table:table-cell office:value-type="float" office:value="10.6086719" calcext:value-type="float">
            <text:p>10,6086719</text:p>
          </table:table-cell>
          <table:table-cell office:value-type="float" office:value="-1.900001" calcext:value-type="float">
            <text:p>-1,900001</text:p>
          </table:table-cell>
          <table:table-cell office:value-type="float" office:value="10.605" calcext:value-type="float">
            <text:p>10,605</text:p>
          </table:table-cell>
          <table:table-cell office:value-type="float" office:value="-1.859105" calcext:value-type="float">
            <text:p>-1,859105</text:p>
          </table:table-cell>
          <table:table-cell office:value-type="float" office:value="0.0020052" calcext:value-type="float">
            <text:p>0,0020052</text:p>
          </table:table-cell>
          <table:table-cell office:value-type="float" office:value="0.4539067" calcext:value-type="float">
            <text:p>0,4539067</text:p>
          </table:table-cell>
          <table:table-cell table:formula="of:=[.A1034]-[.E1034]" office:value-type="float" office:value="10.6066667" calcext:value-type="float">
            <text:p>10,6066667</text:p>
          </table:table-cell>
          <table:table-cell table:formula="of:=[.B1034]-[.D1034]" office:value-type="float" office:value="-0.040896" calcext:value-type="float">
            <text:p>-0,040896</text:p>
          </table:table-cell>
          <table:table-cell table:formula="of:=[.A1034]-[.C1034]" office:value-type="float" office:value="0.00367189999999873" calcext:value-type="float">
            <text:p>0,0036719</text:p>
          </table:table-cell>
          <table:table-cell table:formula="of:=[.G1034]-[.C1034]" office:value-type="float" office:value="0.00166669999999947" calcext:value-type="float">
            <text:p>0,0016667</text:p>
          </table:table-cell>
          <table:table-cell table:formula="of:=[.J1034]/[.I1034]" office:value-type="float" office:value="0.45390669680548" calcext:value-type="float">
            <text:p>0,4539066968</text:p>
          </table:table-cell>
          <table:table-cell table:formula="of:=[.D1034]+[.H1034]*[.K1034]" office:value-type="float" office:value="-1.87766796827256" calcext:value-type="float">
            <text:p>-1,8776679683</text:p>
          </table:table-cell>
        </table:table-row>
        <table:table-row table:style-name="ro1">
          <table:table-cell office:value-type="float" office:value="10.6310921" calcext:value-type="float">
            <text:p>10,631092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607" calcext:value-type="float">
            <text:p>10,607</text:p>
          </table:table-cell>
          <table:table-cell office:value-type="float" office:value="-1.877668" calcext:value-type="float">
            <text:p>-1,877668</text:p>
          </table:table-cell>
          <table:table-cell office:value-type="float" office:value="0.00225595" calcext:value-type="float">
            <text:p>0,00225595</text:p>
          </table:table-cell>
          <table:table-cell office:value-type="float" office:value="0.9063614" calcext:value-type="float">
            <text:p>0,9063614</text:p>
          </table:table-cell>
          <table:table-cell table:formula="of:=[.A1035]-[.E1035]" office:value-type="float" office:value="10.62883615" calcext:value-type="float">
            <text:p>10,62883615</text:p>
          </table:table-cell>
          <table:table-cell table:formula="of:=[.B1035]-[.D1035]" office:value-type="float" office:value="-0.322333" calcext:value-type="float">
            <text:p>-0,322333</text:p>
          </table:table-cell>
          <table:table-cell table:formula="of:=[.A1035]-[.C1035]" office:value-type="float" office:value="0.0240921000000007" calcext:value-type="float">
            <text:p>0,0240921</text:p>
          </table:table-cell>
          <table:table-cell table:formula="of:=[.G1035]-[.C1035]" office:value-type="float" office:value="0.0218361500000004" calcext:value-type="float">
            <text:p>0,02183615</text:p>
          </table:table-cell>
          <table:table-cell table:formula="of:=[.J1035]/[.I1035]" office:value-type="float" office:value="0.906361421378781" calcext:value-type="float">
            <text:p>0,9063614214</text:p>
          </table:table-cell>
          <table:table-cell table:formula="of:=[.D1035]+[.H1035]*[.K1035]" office:value-type="float" office:value="-2.16981819603729" calcext:value-type="float">
            <text:p>-2,169818196</text:p>
          </table:table-cell>
        </table:table-row>
        <table:table-row table:style-name="ro1">
          <table:table-cell office:value-type="float" office:value="10.633099" calcext:value-type="float">
            <text:p>10,633099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629" calcext:value-type="float">
            <text:p>10,629</text:p>
          </table:table-cell>
          <table:table-cell office:value-type="float" office:value="-2.169819" calcext:value-type="float">
            <text:p>-2,169819</text:p>
          </table:table-cell>
          <table:table-cell office:value-type="float" office:value="0.00225595" calcext:value-type="float">
            <text:p>0,00225595</text:p>
          </table:table-cell>
          <table:table-cell office:value-type="float" office:value="0.4496341" calcext:value-type="float">
            <text:p>0,4496341</text:p>
          </table:table-cell>
          <table:table-cell table:formula="of:=[.A1036]-[.E1036]" office:value-type="float" office:value="10.63084305" calcext:value-type="float">
            <text:p>10,63084305</text:p>
          </table:table-cell>
          <table:table-cell table:formula="of:=[.B1036]-[.D1036]" office:value-type="float" office:value="-0.0301819999999999" calcext:value-type="float">
            <text:p>-0,030182</text:p>
          </table:table-cell>
          <table:table-cell table:formula="of:=[.A1036]-[.C1036]" office:value-type="float" office:value="0.00409900000000008" calcext:value-type="float">
            <text:p>0,004099</text:p>
          </table:table-cell>
          <table:table-cell table:formula="of:=[.G1036]-[.C1036]" office:value-type="float" office:value="0.00184304999999974" calcext:value-type="float">
            <text:p>0,00184305</text:p>
          </table:table-cell>
          <table:table-cell table:formula="of:=[.J1036]/[.I1036]" office:value-type="float" office:value="0.449634057087022" calcext:value-type="float">
            <text:p>0,4496340571</text:p>
          </table:table-cell>
          <table:table-cell table:formula="of:=[.D1036]+[.H1036]*[.K1036]" office:value-type="float" office:value="-2.183389855111" calcext:value-type="float">
            <text:p>-2,1833898551</text:p>
          </table:table-cell>
        </table:table-row>
        <table:table-row table:style-name="ro1">
          <table:table-cell office:value-type="float" office:value="10.6341041" calcext:value-type="float">
            <text:p>10,634104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631" calcext:value-type="float">
            <text:p>10,631</text:p>
          </table:table-cell>
          <table:table-cell office:value-type="float" office:value="-2.18339" calcext:value-type="float">
            <text:p>-2,18339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192036" calcext:value-type="float">
            <text:p>0,9192036</text:p>
          </table:table-cell>
          <table:table-cell table:formula="of:=[.A1037]-[.E1037]" office:value-type="float" office:value="10.6338533" calcext:value-type="float">
            <text:p>10,6338533</text:p>
          </table:table-cell>
          <table:table-cell table:formula="of:=[.B1037]-[.D1037]" office:value-type="float" office:value="-0.0166109999999997" calcext:value-type="float">
            <text:p>-0,016611</text:p>
          </table:table-cell>
          <table:table-cell table:formula="of:=[.A1037]-[.C1037]" office:value-type="float" office:value="0.00310409999999983" calcext:value-type="float">
            <text:p>0,0031041</text:p>
          </table:table-cell>
          <table:table-cell table:formula="of:=[.G1037]-[.C1037]" office:value-type="float" office:value="0.00285329999999995" calcext:value-type="float">
            <text:p>0,0028533</text:p>
          </table:table-cell>
          <table:table-cell table:formula="of:=[.J1037]/[.I1037]" office:value-type="float" office:value="0.91920363390358" calcext:value-type="float">
            <text:p>0,9192036339</text:p>
          </table:table-cell>
          <table:table-cell table:formula="of:=[.D1037]+[.H1037]*[.K1037]" office:value-type="float" office:value="-2.19865889156277" calcext:value-type="float">
            <text:p>-2,1986588916</text:p>
          </table:table-cell>
        </table:table-row>
        <table:table-row table:style-name="ro1">
          <table:table-cell office:value-type="float" office:value="10.6351061" calcext:value-type="float">
            <text:p>10,6351061</text:p>
          </table:table-cell>
          <table:table-cell office:value-type="float" office:value="-2.200001" calcext:value-type="float">
            <text:p>-2,200001</text:p>
          </table:table-cell>
          <table:table-cell office:value-type="float" office:value="10.634" calcext:value-type="float">
            <text:p>10,634</text:p>
          </table:table-cell>
          <table:table-cell office:value-type="float" office:value="-2.198659" calcext:value-type="float">
            <text:p>-2,198659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732574" calcext:value-type="float">
            <text:p>0,7732574</text:p>
          </table:table-cell>
          <table:table-cell table:formula="of:=[.A1038]-[.E1038]" office:value-type="float" office:value="10.6348553" calcext:value-type="float">
            <text:p>10,6348553</text:p>
          </table:table-cell>
          <table:table-cell table:formula="of:=[.B1038]-[.D1038]" office:value-type="float" office:value="-0.00134199999999973" calcext:value-type="float">
            <text:p>-0,001342</text:p>
          </table:table-cell>
          <table:table-cell table:formula="of:=[.A1038]-[.C1038]" office:value-type="float" office:value="0.00110609999999944" calcext:value-type="float">
            <text:p>0,0011061</text:p>
          </table:table-cell>
          <table:table-cell table:formula="of:=[.G1038]-[.C1038]" office:value-type="float" office:value="0.000855299999999559" calcext:value-type="float">
            <text:p>0,0008553</text:p>
          </table:table-cell>
          <table:table-cell table:formula="of:=[.J1038]/[.I1038]" office:value-type="float" office:value="0.773257390832646" calcext:value-type="float">
            <text:p>0,7732573908</text:p>
          </table:table-cell>
          <table:table-cell table:formula="of:=[.D1038]+[.H1038]*[.K1038]" office:value-type="float" office:value="-2.1996967114185" calcext:value-type="float">
            <text:p>-2,1996967114</text:p>
          </table:table-cell>
        </table:table-row>
        <table:table-row table:style-name="ro1">
          <table:table-cell office:value-type="float" office:value="10.6641059" calcext:value-type="float">
            <text:p>10,6641059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635" calcext:value-type="float">
            <text:p>10,635</text:p>
          </table:table-cell>
          <table:table-cell office:value-type="float" office:value="-2.199697" calcext:value-type="float">
            <text:p>-2,199697</text:p>
          </table:table-cell>
          <table:table-cell office:value-type="float" office:value="0.0015061" calcext:value-type="float">
            <text:p>0,0015061</text:p>
          </table:table-cell>
          <table:table-cell office:value-type="float" office:value="0.9482545" calcext:value-type="float">
            <text:p>0,9482545</text:p>
          </table:table-cell>
          <table:table-cell table:formula="of:=[.A1039]-[.E1039]" office:value-type="float" office:value="10.6625998" calcext:value-type="float">
            <text:p>10,6625998</text:p>
          </table:table-cell>
          <table:table-cell table:formula="of:=[.B1039]-[.D1039]" office:value-type="float" office:value="-0.450305" calcext:value-type="float">
            <text:p>-0,450305</text:p>
          </table:table-cell>
          <table:table-cell table:formula="of:=[.A1039]-[.C1039]" office:value-type="float" office:value="0.0291058999999994" calcext:value-type="float">
            <text:p>0,0291059</text:p>
          </table:table-cell>
          <table:table-cell table:formula="of:=[.G1039]-[.C1039]" office:value-type="float" office:value="0.0275997999999991" calcext:value-type="float">
            <text:p>0,0275998</text:p>
          </table:table-cell>
          <table:table-cell table:formula="of:=[.J1039]/[.I1039]" office:value-type="float" office:value="0.948254477614493" calcext:value-type="float">
            <text:p>0,9482544776</text:p>
          </table:table-cell>
          <table:table-cell table:formula="of:=[.D1039]+[.H1039]*[.K1039]" office:value-type="float" office:value="-2.62670073254219" calcext:value-type="float">
            <text:p>-2,6267007325</text:p>
          </table:table-cell>
        </table:table-row>
        <table:table-row table:style-name="ro1">
          <table:table-cell office:value-type="float" office:value="10.6671137" calcext:value-type="float">
            <text:p>10,6671137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663" calcext:value-type="float">
            <text:p>10,663</text:p>
          </table:table-cell>
          <table:table-cell office:value-type="float" office:value="-2.6267" calcext:value-type="float">
            <text:p>-2,6267</text:p>
          </table:table-cell>
          <table:table-cell office:value-type="float" office:value="0.0015061" calcext:value-type="float">
            <text:p>0,0015061</text:p>
          </table:table-cell>
          <table:table-cell office:value-type="float" office:value="0.6338819" calcext:value-type="float">
            <text:p>0,6338819</text:p>
          </table:table-cell>
          <table:table-cell table:formula="of:=[.A1040]-[.E1040]" office:value-type="float" office:value="10.6656076" calcext:value-type="float">
            <text:p>10,6656076</text:p>
          </table:table-cell>
          <table:table-cell table:formula="of:=[.B1040]-[.D1040]" office:value-type="float" office:value="-0.0233019999999997" calcext:value-type="float">
            <text:p>-0,023302</text:p>
          </table:table-cell>
          <table:table-cell table:formula="of:=[.A1040]-[.C1040]" office:value-type="float" office:value="0.00411369999999955" calcext:value-type="float">
            <text:p>0,0041137</text:p>
          </table:table-cell>
          <table:table-cell table:formula="of:=[.G1040]-[.C1040]" office:value-type="float" office:value="0.00260759999999927" calcext:value-type="float">
            <text:p>0,0026076</text:p>
          </table:table-cell>
          <table:table-cell table:formula="of:=[.J1040]/[.I1040]" office:value-type="float" office:value="0.633881906799122" calcext:value-type="float">
            <text:p>0,6338819068</text:p>
          </table:table-cell>
          <table:table-cell table:formula="of:=[.D1040]+[.H1040]*[.K1040]" office:value-type="float" office:value="-2.64147071619223" calcext:value-type="float">
            <text:p>-2,6414707162</text:p>
          </table:table-cell>
        </table:table-row>
        <table:table-row table:style-name="ro1">
          <table:table-cell office:value-type="float" office:value="10.6681163" calcext:value-type="float">
            <text:p>10,6681163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666" calcext:value-type="float">
            <text:p>10,666</text:p>
          </table:table-cell>
          <table:table-cell office:value-type="float" office:value="-2.641471" calcext:value-type="float">
            <text:p>-2,641471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81633" calcext:value-type="float">
            <text:p>0,881633</text:p>
          </table:table-cell>
          <table:table-cell table:formula="of:=[.A1041]-[.E1041]" office:value-type="float" office:value="10.6678658" calcext:value-type="float">
            <text:p>10,6678658</text:p>
          </table:table-cell>
          <table:table-cell table:formula="of:=[.B1041]-[.D1041]" office:value-type="float" office:value="-0.00853099999999962" calcext:value-type="float">
            <text:p>-0,008531</text:p>
          </table:table-cell>
          <table:table-cell table:formula="of:=[.A1041]-[.C1041]" office:value-type="float" office:value="0.00211629999999907" calcext:value-type="float">
            <text:p>0,0021163</text:p>
          </table:table-cell>
          <table:table-cell table:formula="of:=[.G1041]-[.C1041]" office:value-type="float" office:value="0.00186579999999914" calcext:value-type="float">
            <text:p>0,0018658</text:p>
          </table:table-cell>
          <table:table-cell table:formula="of:=[.J1041]/[.I1041]" office:value-type="float" office:value="0.881633038794102" calcext:value-type="float">
            <text:p>0,8816330388</text:p>
          </table:table-cell>
          <table:table-cell table:formula="of:=[.D1041]+[.H1041]*[.K1041]" office:value-type="float" office:value="-2.64899221145395" calcext:value-type="float">
            <text:p>-2,6489922115</text:p>
          </table:table-cell>
        </table:table-row>
        <table:table-row table:style-name="ro1">
          <table:table-cell office:value-type="float" office:value="10.6701218" calcext:value-type="float">
            <text:p>10,6701218</text:p>
          </table:table-cell>
          <table:table-cell office:value-type="float" office:value="-2.650002" calcext:value-type="float">
            <text:p>-2,650002</text:p>
          </table:table-cell>
          <table:table-cell office:value-type="float" office:value="10.668" calcext:value-type="float">
            <text:p>10,668</text:p>
          </table:table-cell>
          <table:table-cell office:value-type="float" office:value="-2.648992" calcext:value-type="float">
            <text:p>-2,64899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819399" calcext:value-type="float">
            <text:p>0,8819399</text:p>
          </table:table-cell>
          <table:table-cell table:formula="of:=[.A1042]-[.E1042]" office:value-type="float" office:value="10.6698713" calcext:value-type="float">
            <text:p>10,6698713</text:p>
          </table:table-cell>
          <table:table-cell table:formula="of:=[.B1042]-[.D1042]" office:value-type="float" office:value="-0.00100999999999996" calcext:value-type="float">
            <text:p>-0,00101</text:p>
          </table:table-cell>
          <table:table-cell table:formula="of:=[.A1042]-[.C1042]" office:value-type="float" office:value="0.00212180000000117" calcext:value-type="float">
            <text:p>0,0021218</text:p>
          </table:table-cell>
          <table:table-cell table:formula="of:=[.G1042]-[.C1042]" office:value-type="float" office:value="0.00187130000000124" calcext:value-type="float">
            <text:p>0,0018713</text:p>
          </table:table-cell>
          <table:table-cell table:formula="of:=[.J1042]/[.I1042]" office:value-type="float" office:value="0.881939862381095" calcext:value-type="float">
            <text:p>0,8819398624</text:p>
          </table:table-cell>
          <table:table-cell table:formula="of:=[.D1042]+[.H1042]*[.K1042]" office:value-type="float" office:value="-2.649882759261" calcext:value-type="float">
            <text:p>-2,6498827593</text:p>
          </table:table-cell>
        </table:table-row>
        <table:table-row table:style-name="ro1">
          <table:table-cell office:value-type="float" office:value="10.6746337" calcext:value-type="float">
            <text:p>10,6746337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10.67" calcext:value-type="float">
            <text:p>10,67</text:p>
          </table:table-cell>
          <table:table-cell office:value-type="float" office:value="-2.649883" calcext:value-type="float">
            <text:p>-2,649883</text:p>
          </table:table-cell>
          <table:table-cell office:value-type="float" office:value="0.00225595" calcext:value-type="float">
            <text:p>0,00225595</text:p>
          </table:table-cell>
          <table:table-cell office:value-type="float" office:value="0.5131429" calcext:value-type="float">
            <text:p>0,5131429</text:p>
          </table:table-cell>
          <table:table-cell table:formula="of:=[.A1043]-[.E1043]" office:value-type="float" office:value="10.67237775" calcext:value-type="float">
            <text:p>10,67237775</text:p>
          </table:table-cell>
          <table:table-cell table:formula="of:=[.B1043]-[.D1043]" office:value-type="float" office:value="-0.150119" calcext:value-type="float">
            <text:p>-0,150119</text:p>
          </table:table-cell>
          <table:table-cell table:formula="of:=[.A1043]-[.C1043]" office:value-type="float" office:value="0.00463369999999941" calcext:value-type="float">
            <text:p>0,0046337</text:p>
          </table:table-cell>
          <table:table-cell table:formula="of:=[.G1043]-[.C1043]" office:value-type="float" office:value="0.00237774999999907" calcext:value-type="float">
            <text:p>0,00237775</text:p>
          </table:table-cell>
          <table:table-cell table:formula="of:=[.J1043]/[.I1043]" office:value-type="float" office:value="0.513142844810707" calcext:value-type="float">
            <text:p>0,5131428448</text:p>
          </table:table-cell>
          <table:table-cell table:formula="of:=[.D1043]+[.H1043]*[.K1043]" office:value-type="float" office:value="-2.72691549072014" calcext:value-type="float">
            <text:p>-2,7269154907</text:p>
          </table:table-cell>
        </table:table-row>
        <table:table-row table:style-name="ro1">
          <table:table-cell office:value-type="float" office:value="10.6751353" calcext:value-type="float">
            <text:p>10,6751353</text:p>
          </table:table-cell>
          <table:table-cell office:value-type="float" office:value="-2.800002" calcext:value-type="float">
            <text:p>-2,800002</text:p>
          </table:table-cell>
          <table:table-cell office:value-type="float" office:value="10.672" calcext:value-type="float">
            <text:p>10,672</text:p>
          </table:table-cell>
          <table:table-cell office:value-type="float" office:value="-2.726915" calcext:value-type="float">
            <text:p>-2,726915</text:p>
          </table:table-cell>
          <table:table-cell office:value-type="float" office:value="0.00225595" calcext:value-type="float">
            <text:p>0,00225595</text:p>
          </table:table-cell>
          <table:table-cell office:value-type="float" office:value="0.2804676" calcext:value-type="float">
            <text:p>0,2804676</text:p>
          </table:table-cell>
          <table:table-cell table:formula="of:=[.A1044]-[.E1044]" office:value-type="float" office:value="10.67287935" calcext:value-type="float">
            <text:p>10,67287935</text:p>
          </table:table-cell>
          <table:table-cell table:formula="of:=[.B1044]-[.D1044]" office:value-type="float" office:value="-0.0730870000000001" calcext:value-type="float">
            <text:p>-0,073087</text:p>
          </table:table-cell>
          <table:table-cell table:formula="of:=[.A1044]-[.C1044]" office:value-type="float" office:value="0.00313530000000028" calcext:value-type="float">
            <text:p>0,0031353</text:p>
          </table:table-cell>
          <table:table-cell table:formula="of:=[.G1044]-[.C1044]" office:value-type="float" office:value="0.000879349999999945" calcext:value-type="float">
            <text:p>0,00087935</text:p>
          </table:table-cell>
          <table:table-cell table:formula="of:=[.J1044]/[.I1044]" office:value-type="float" office:value="0.280467578860034" calcext:value-type="float">
            <text:p>0,2804675789</text:p>
          </table:table-cell>
          <table:table-cell table:formula="of:=[.D1044]+[.H1044]*[.K1044]" office:value-type="float" office:value="-2.74741353393614" calcext:value-type="float">
            <text:p>-2,7474135339</text:p>
          </table:table-cell>
        </table:table-row>
        <table:table-row table:style-name="ro1">
          <table:table-cell office:value-type="float" office:value="10.6986976" calcext:value-type="float">
            <text:p>10,6986976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10.673" calcext:value-type="float">
            <text:p>10,673</text:p>
          </table:table-cell>
          <table:table-cell office:value-type="float" office:value="-2.747414" calcext:value-type="float">
            <text:p>-2,747414</text:p>
          </table:table-cell>
          <table:table-cell office:value-type="float" office:value="0.0017546" calcext:value-type="float">
            <text:p>0,0017546</text:p>
          </table:table-cell>
          <table:table-cell office:value-type="float" office:value="0.9317213" calcext:value-type="float">
            <text:p>0,9317213</text:p>
          </table:table-cell>
          <table:table-cell table:formula="of:=[.A1045]-[.E1045]" office:value-type="float" office:value="10.696943" calcext:value-type="float">
            <text:p>10,696943</text:p>
          </table:table-cell>
          <table:table-cell table:formula="of:=[.B1045]-[.D1045]" office:value-type="float" office:value="-0.352588" calcext:value-type="float">
            <text:p>-0,352588</text:p>
          </table:table-cell>
          <table:table-cell table:formula="of:=[.A1045]-[.C1045]" office:value-type="float" office:value="0.0256975999999991" calcext:value-type="float">
            <text:p>0,0256976</text:p>
          </table:table-cell>
          <table:table-cell table:formula="of:=[.G1045]-[.C1045]" office:value-type="float" office:value="0.0239429999999992" calcext:value-type="float">
            <text:p>0,023943</text:p>
          </table:table-cell>
          <table:table-cell table:formula="of:=[.J1045]/[.I1045]" office:value-type="float" office:value="0.931721250233485" calcext:value-type="float">
            <text:p>0,9317212502</text:p>
          </table:table-cell>
          <table:table-cell table:formula="of:=[.D1045]+[.H1045]*[.K1045]" office:value-type="float" office:value="-3.07592773217732" calcext:value-type="float">
            <text:p>-3,0759277322</text:p>
          </table:table-cell>
        </table:table-row>
        <table:table-row table:style-name="ro1">
          <table:table-cell office:value-type="float" office:value="10.7007029" calcext:value-type="float">
            <text:p>10,7007029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10.697" calcext:value-type="float">
            <text:p>10,697</text:p>
          </table:table-cell>
          <table:table-cell office:value-type="float" office:value="-3.075928" calcext:value-type="float">
            <text:p>-3,075928</text:p>
          </table:table-cell>
          <table:table-cell office:value-type="float" office:value="0.00075115" calcext:value-type="float">
            <text:p>0,00075115</text:p>
          </table:table-cell>
          <table:table-cell office:value-type="float" office:value="0.7971455" calcext:value-type="float">
            <text:p>0,7971455</text:p>
          </table:table-cell>
          <table:table-cell table:formula="of:=[.A1046]-[.E1046]" office:value-type="float" office:value="10.69995175" calcext:value-type="float">
            <text:p>10,69995175</text:p>
          </table:table-cell>
          <table:table-cell table:formula="of:=[.B1046]-[.D1046]" office:value-type="float" office:value="-0.0240739999999997" calcext:value-type="float">
            <text:p>-0,024074</text:p>
          </table:table-cell>
          <table:table-cell table:formula="of:=[.A1046]-[.C1046]" office:value-type="float" office:value="0.0037029000000004" calcext:value-type="float">
            <text:p>0,0037029</text:p>
          </table:table-cell>
          <table:table-cell table:formula="of:=[.G1046]-[.C1046]" office:value-type="float" office:value="0.00295175000000114" calcext:value-type="float">
            <text:p>0,00295175</text:p>
          </table:table-cell>
          <table:table-cell table:formula="of:=[.J1046]/[.I1046]" office:value-type="float" office:value="0.797145480569506" calcext:value-type="float">
            <text:p>0,7971454806</text:p>
          </table:table-cell>
          <table:table-cell table:formula="of:=[.D1046]+[.H1046]*[.K1046]" office:value-type="float" office:value="-3.09511848029923" calcext:value-type="float">
            <text:p>-3,0951184803</text:p>
          </table:table-cell>
        </table:table-row>
        <table:table-row table:style-name="ro1">
          <table:table-cell office:value-type="float" office:value="10.7027092" calcext:value-type="float">
            <text:p>10,7027092</text:p>
          </table:table-cell>
          <table:table-cell office:value-type="float" office:value="-3.100002" calcext:value-type="float">
            <text:p>-3,100002</text:p>
          </table:table-cell>
          <table:table-cell office:value-type="float" office:value="10.7" calcext:value-type="float">
            <text:p>10,7</text:p>
          </table:table-cell>
          <table:table-cell office:value-type="float" office:value="-3.095119" calcext:value-type="float">
            <text:p>-3,095119</text:p>
          </table:table-cell>
          <table:table-cell office:value-type="float" office:value="0.00075115" calcext:value-type="float">
            <text:p>0,00075115</text:p>
          </table:table-cell>
          <table:table-cell office:value-type="float" office:value="0.722741" calcext:value-type="float">
            <text:p>0,722741</text:p>
          </table:table-cell>
          <table:table-cell table:formula="of:=[.A1047]-[.E1047]" office:value-type="float" office:value="10.70195805" calcext:value-type="float">
            <text:p>10,70195805</text:p>
          </table:table-cell>
          <table:table-cell table:formula="of:=[.B1047]-[.D1047]" office:value-type="float" office:value="-0.00488299999999997" calcext:value-type="float">
            <text:p>-0,004883</text:p>
          </table:table-cell>
          <table:table-cell table:formula="of:=[.A1047]-[.C1047]" office:value-type="float" office:value="0.00270919999999997" calcext:value-type="float">
            <text:p>0,0027092</text:p>
          </table:table-cell>
          <table:table-cell table:formula="of:=[.G1047]-[.C1047]" office:value-type="float" office:value="0.00195805000000071" calcext:value-type="float">
            <text:p>0,00195805</text:p>
          </table:table-cell>
          <table:table-cell table:formula="of:=[.J1047]/[.I1047]" office:value-type="float" office:value="0.722741030562799" calcext:value-type="float">
            <text:p>0,7227410306</text:p>
          </table:table-cell>
          <table:table-cell table:formula="of:=[.D1047]+[.H1047]*[.K1047]" office:value-type="float" office:value="-3.09864814445224" calcext:value-type="float">
            <text:p>-3,0986481445</text:p>
          </table:table-cell>
        </table:table-row>
        <table:table-row table:style-name="ro1">
          <table:table-cell office:value-type="float" office:value="10.7042128" calcext:value-type="float">
            <text:p>10,7042128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10.702" calcext:value-type="float">
            <text:p>10,702</text:p>
          </table:table-cell>
          <table:table-cell office:value-type="float" office:value="-3.098648" calcext:value-type="float">
            <text:p>-3,098648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468186" calcext:value-type="float">
            <text:p>0,5468186</text:p>
          </table:table-cell>
          <table:table-cell table:formula="of:=[.A1048]-[.E1048]" office:value-type="float" office:value="10.70321" calcext:value-type="float">
            <text:p>10,70321</text:p>
          </table:table-cell>
          <table:table-cell table:formula="of:=[.B1048]-[.D1048]" office:value-type="float" office:value="-0.151354" calcext:value-type="float">
            <text:p>-0,151354</text:p>
          </table:table-cell>
          <table:table-cell table:formula="of:=[.A1048]-[.C1048]" office:value-type="float" office:value="0.00221280000000057" calcext:value-type="float">
            <text:p>0,0022128</text:p>
          </table:table-cell>
          <table:table-cell table:formula="of:=[.G1048]-[.C1048]" office:value-type="float" office:value="0.00121000000000038" calcext:value-type="float">
            <text:p>0,00121</text:p>
          </table:table-cell>
          <table:table-cell table:formula="of:=[.J1048]/[.I1048]" office:value-type="float" office:value="0.546818510484484" calcext:value-type="float">
            <text:p>0,5468185105</text:p>
          </table:table-cell>
          <table:table-cell table:formula="of:=[.D1048]+[.H1048]*[.K1048]" office:value-type="float" office:value="-3.18141116883587" calcext:value-type="float">
            <text:p>-3,1814111688</text:p>
          </table:table-cell>
        </table:table-row>
        <table:table-row table:style-name="ro1">
          <table:table-cell office:value-type="float" office:value="10.7067201" calcext:value-type="float">
            <text:p>10,7067201</text:p>
          </table:table-cell>
          <table:table-cell office:value-type="float" office:value="-3.250002" calcext:value-type="float">
            <text:p>-3,250002</text:p>
          </table:table-cell>
          <table:table-cell office:value-type="float" office:value="10.703" calcext:value-type="float">
            <text:p>10,703</text:p>
          </table:table-cell>
          <table:table-cell office:value-type="float" office:value="-3.181411" calcext:value-type="float">
            <text:p>-3,181411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7304373" calcext:value-type="float">
            <text:p>0,7304373</text:p>
          </table:table-cell>
          <table:table-cell table:formula="of:=[.A1049]-[.E1049]" office:value-type="float" office:value="10.7057173" calcext:value-type="float">
            <text:p>10,7057173</text:p>
          </table:table-cell>
          <table:table-cell table:formula="of:=[.B1049]-[.D1049]" office:value-type="float" office:value="-0.0685910000000001" calcext:value-type="float">
            <text:p>-0,068591</text:p>
          </table:table-cell>
          <table:table-cell table:formula="of:=[.A1049]-[.C1049]" office:value-type="float" office:value="0.00372010000000067" calcext:value-type="float">
            <text:p>0,0037201</text:p>
          </table:table-cell>
          <table:table-cell table:formula="of:=[.G1049]-[.C1049]" office:value-type="float" office:value="0.00271730000000048" calcext:value-type="float">
            <text:p>0,0027173</text:p>
          </table:table-cell>
          <table:table-cell table:formula="of:=[.J1049]/[.I1049]" office:value-type="float" office:value="0.730437353834571" calcext:value-type="float">
            <text:p>0,7304373538</text:p>
          </table:table-cell>
          <table:table-cell table:formula="of:=[.D1049]+[.H1049]*[.K1049]" office:value-type="float" office:value="-3.23151242853687" calcext:value-type="float">
            <text:p>-3,2315124285</text:p>
          </table:table-cell>
        </table:table-row>
        <table:table-row table:style-name="ro1">
          <table:table-cell office:value-type="float" office:value="10.7316255" calcext:value-type="float">
            <text:p>10,7316255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706" calcext:value-type="float">
            <text:p>10,706</text:p>
          </table:table-cell>
          <table:table-cell office:value-type="float" office:value="-3.231513" calcext:value-type="float">
            <text:p>-3,231513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9608671" calcext:value-type="float">
            <text:p>0,9608671</text:p>
          </table:table-cell>
          <table:table-cell table:formula="of:=[.A1050]-[.E1050]" office:value-type="float" office:value="10.7306227" calcext:value-type="float">
            <text:p>10,7306227</text:p>
          </table:table-cell>
          <table:table-cell table:formula="of:=[.B1050]-[.D1050]" office:value-type="float" office:value="-0.318489" calcext:value-type="float">
            <text:p>-0,318489</text:p>
          </table:table-cell>
          <table:table-cell table:formula="of:=[.A1050]-[.C1050]" office:value-type="float" office:value="0.0256255000000003" calcext:value-type="float">
            <text:p>0,0256255</text:p>
          </table:table-cell>
          <table:table-cell table:formula="of:=[.G1050]-[.C1050]" office:value-type="float" office:value="0.0246227000000001" calcext:value-type="float">
            <text:p>0,0246227</text:p>
          </table:table-cell>
          <table:table-cell table:formula="of:=[.J1050]/[.I1050]" office:value-type="float" office:value="0.96086710503209" calcext:value-type="float">
            <text:p>0,960867105</text:p>
          </table:table-cell>
          <table:table-cell table:formula="of:=[.D1050]+[.H1050]*[.K1050]" office:value-type="float" office:value="-3.53753860341457" calcext:value-type="float">
            <text:p>-3,5375386034</text:p>
          </table:table-cell>
        </table:table-row>
        <table:table-row table:style-name="ro1">
          <table:table-cell office:value-type="float" office:value="10.732127" calcext:value-type="float">
            <text:p>10,732127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731" calcext:value-type="float">
            <text:p>10,731</text:p>
          </table:table-cell>
          <table:table-cell office:value-type="float" office:value="-3.537539" calcext:value-type="float">
            <text:p>-3,537539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1102041" calcext:value-type="float">
            <text:p>0,1102041</text:p>
          </table:table-cell>
          <table:table-cell table:formula="of:=[.A1051]-[.E1051]" office:value-type="float" office:value="10.7311242" calcext:value-type="float">
            <text:p>10,7311242</text:p>
          </table:table-cell>
          <table:table-cell table:formula="of:=[.B1051]-[.D1051]" office:value-type="float" office:value="-0.0124630000000003" calcext:value-type="float">
            <text:p>-0,012463</text:p>
          </table:table-cell>
          <table:table-cell table:formula="of:=[.A1051]-[.C1051]" office:value-type="float" office:value="0.00112700000000032" calcext:value-type="float">
            <text:p>0,001127</text:p>
          </table:table-cell>
          <table:table-cell table:formula="of:=[.G1051]-[.C1051]" office:value-type="float" office:value="0.00012420000000013" calcext:value-type="float">
            <text:p>0,0001242</text:p>
          </table:table-cell>
          <table:table-cell table:formula="of:=[.J1051]/[.I1051]" office:value-type="float" office:value="0.110204081632737" calcext:value-type="float">
            <text:p>0,1102040816</text:p>
          </table:table-cell>
          <table:table-cell table:formula="of:=[.D1051]+[.H1051]*[.K1051]" office:value-type="float" office:value="-3.53891247346939" calcext:value-type="float">
            <text:p>-3,5389124735</text:p>
          </table:table-cell>
        </table:table-row>
        <table:table-row table:style-name="ro1">
          <table:table-cell office:value-type="float" office:value="10.7331321" calcext:value-type="float">
            <text:p>10,7331321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731" calcext:value-type="float">
            <text:p>10,731</text:p>
          </table:table-cell>
          <table:table-cell office:value-type="float" office:value="-3.538913" calcext:value-type="float">
            <text:p>-3,538913</text:p>
          </table:table-cell>
          <table:table-cell office:value-type="float" office:value="0.00050255" calcext:value-type="float">
            <text:p>0,00050255</text:p>
          </table:table-cell>
          <table:table-cell office:value-type="float" office:value="0.7642934" calcext:value-type="float">
            <text:p>0,7642934</text:p>
          </table:table-cell>
          <table:table-cell table:formula="of:=[.A1052]-[.E1052]" office:value-type="float" office:value="10.73262955" calcext:value-type="float">
            <text:p>10,73262955</text:p>
          </table:table-cell>
          <table:table-cell table:formula="of:=[.B1052]-[.D1052]" office:value-type="float" office:value="-0.0110890000000001" calcext:value-type="float">
            <text:p>-0,011089</text:p>
          </table:table-cell>
          <table:table-cell table:formula="of:=[.A1052]-[.C1052]" office:value-type="float" office:value="0.00213210000000075" calcext:value-type="float">
            <text:p>0,0021321</text:p>
          </table:table-cell>
          <table:table-cell table:formula="of:=[.G1052]-[.C1052]" office:value-type="float" office:value="0.00162955000000053" calcext:value-type="float">
            <text:p>0,00162955</text:p>
          </table:table-cell>
          <table:table-cell table:formula="of:=[.J1052]/[.I1052]" office:value-type="float" office:value="0.764293419633208" calcext:value-type="float">
            <text:p>0,7642934196</text:p>
          </table:table-cell>
          <table:table-cell table:formula="of:=[.D1052]+[.H1052]*[.K1052]" office:value-type="float" office:value="-3.54738824973031" calcext:value-type="float">
            <text:p>-3,5473882497</text:p>
          </table:table-cell>
        </table:table-row>
        <table:table-row table:style-name="ro1">
          <table:table-cell office:value-type="float" office:value="10.7341367" calcext:value-type="float">
            <text:p>10,7341367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733" calcext:value-type="float">
            <text:p>10,733</text:p>
          </table:table-cell>
          <table:table-cell office:value-type="float" office:value="-3.547388" calcext:value-type="float">
            <text:p>-3,547388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794933" calcext:value-type="float">
            <text:p>0,7794933</text:p>
          </table:table-cell>
          <table:table-cell table:formula="of:=[.A1053]-[.E1053]" office:value-type="float" office:value="10.73388605" calcext:value-type="float">
            <text:p>10,73388605</text:p>
          </table:table-cell>
          <table:table-cell table:formula="of:=[.B1053]-[.D1053]" office:value-type="float" office:value="-0.00261400000000034" calcext:value-type="float">
            <text:p>-0,002614</text:p>
          </table:table-cell>
          <table:table-cell table:formula="of:=[.A1053]-[.C1053]" office:value-type="float" office:value="0.00113669999999999" calcext:value-type="float">
            <text:p>0,0011367</text:p>
          </table:table-cell>
          <table:table-cell table:formula="of:=[.G1053]-[.C1053]" office:value-type="float" office:value="0.000886050000000083" calcext:value-type="float">
            <text:p>0,00088605</text:p>
          </table:table-cell>
          <table:table-cell table:formula="of:=[.J1053]/[.I1053]" office:value-type="float" office:value="0.779493269992162" calcext:value-type="float">
            <text:p>0,77949327</text:p>
          </table:table-cell>
          <table:table-cell table:formula="of:=[.D1053]+[.H1053]*[.K1053]" office:value-type="float" office:value="-3.54942559540776" calcext:value-type="float">
            <text:p>-3,5494255954</text:p>
          </table:table-cell>
        </table:table-row>
        <table:table-row table:style-name="ro1">
          <table:table-cell office:value-type="float" office:value="10.7361417" calcext:value-type="float">
            <text:p>10,7361417</text:p>
          </table:table-cell>
          <table:table-cell office:value-type="float" office:value="-3.550002" calcext:value-type="float">
            <text:p>-3,550002</text:p>
          </table:table-cell>
          <table:table-cell office:value-type="float" office:value="10.734" calcext:value-type="float">
            <text:p>10,734</text:p>
          </table:table-cell>
          <table:table-cell office:value-type="float" office:value="-3.549426" calcext:value-type="float">
            <text:p>-3,54942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829668" calcext:value-type="float">
            <text:p>0,8829668</text:p>
          </table:table-cell>
          <table:table-cell table:formula="of:=[.A1054]-[.E1054]" office:value-type="float" office:value="10.73589105" calcext:value-type="float">
            <text:p>10,73589105</text:p>
          </table:table-cell>
          <table:table-cell table:formula="of:=[.B1054]-[.D1054]" office:value-type="float" office:value="-0.000576000000000132" calcext:value-type="float">
            <text:p>-0,000576</text:p>
          </table:table-cell>
          <table:table-cell table:formula="of:=[.A1054]-[.C1054]" office:value-type="float" office:value="0.00214169999999925" calcext:value-type="float">
            <text:p>0,0021417</text:p>
          </table:table-cell>
          <table:table-cell table:formula="of:=[.G1054]-[.C1054]" office:value-type="float" office:value="0.00189104999999934" calcext:value-type="float">
            <text:p>0,00189105</text:p>
          </table:table-cell>
          <table:table-cell table:formula="of:=[.J1054]/[.I1054]" office:value-type="float" office:value="0.882966802073121" calcext:value-type="float">
            <text:p>0,8829668021</text:p>
          </table:table-cell>
          <table:table-cell table:formula="of:=[.D1054]+[.H1054]*[.K1054]" office:value-type="float" office:value="-3.54993458887799" calcext:value-type="float">
            <text:p>-3,5499345889</text:p>
          </table:table-cell>
        </table:table-row>
        <table:table-row table:style-name="ro1">
          <table:table-cell office:value-type="float" office:value="10.7406541" calcext:value-type="float">
            <text:p>10,7406541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10.736" calcext:value-type="float">
            <text:p>10,736</text:p>
          </table:table-cell>
          <table:table-cell office:value-type="float" office:value="-3.549935" calcext:value-type="float">
            <text:p>-3,549935</text:p>
          </table:table-cell>
          <table:table-cell office:value-type="float" office:value="0.00200545" calcext:value-type="float">
            <text:p>0,00200545</text:p>
          </table:table-cell>
          <table:table-cell office:value-type="float" office:value="0.5691004" calcext:value-type="float">
            <text:p>0,5691004</text:p>
          </table:table-cell>
          <table:table-cell table:formula="of:=[.A1055]-[.E1055]" office:value-type="float" office:value="10.73864865" calcext:value-type="float">
            <text:p>10,73864865</text:p>
          </table:table-cell>
          <table:table-cell table:formula="of:=[.B1055]-[.D1055]" office:value-type="float" office:value="-0.150067" calcext:value-type="float">
            <text:p>-0,150067</text:p>
          </table:table-cell>
          <table:table-cell table:formula="of:=[.A1055]-[.C1055]" office:value-type="float" office:value="0.00465409999999977" calcext:value-type="float">
            <text:p>0,0046541</text:p>
          </table:table-cell>
          <table:table-cell table:formula="of:=[.G1055]-[.C1055]" office:value-type="float" office:value="0.00264864999999936" calcext:value-type="float">
            <text:p>0,00264865</text:p>
          </table:table-cell>
          <table:table-cell table:formula="of:=[.J1055]/[.I1055]" office:value-type="float" office:value="0.56910036312058" calcext:value-type="float">
            <text:p>0,5691003631</text:p>
          </table:table-cell>
          <table:table-cell table:formula="of:=[.D1055]+[.H1055]*[.K1055]" office:value-type="float" office:value="-3.63533818419242" calcext:value-type="float">
            <text:p>-3,6353381842</text:p>
          </table:table-cell>
        </table:table-row>
        <table:table-row table:style-name="ro1">
          <table:table-cell office:value-type="float" office:value="10.7416567" calcext:value-type="float">
            <text:p>10,7416567</text:p>
          </table:table-cell>
          <table:table-cell office:value-type="float" office:value="-3.700002" calcext:value-type="float">
            <text:p>-3,700002</text:p>
          </table:table-cell>
          <table:table-cell office:value-type="float" office:value="10.739" calcext:value-type="float">
            <text:p>10,739</text:p>
          </table:table-cell>
          <table:table-cell office:value-type="float" office:value="-3.635338" calcext:value-type="float">
            <text:p>-3,635338</text:p>
          </table:table-cell>
          <table:table-cell office:value-type="float" office:value="0.00200545" calcext:value-type="float">
            <text:p>0,00200545</text:p>
          </table:table-cell>
          <table:table-cell office:value-type="float" office:value="0.2451349" calcext:value-type="float">
            <text:p>0,2451349</text:p>
          </table:table-cell>
          <table:table-cell table:formula="of:=[.A1056]-[.E1056]" office:value-type="float" office:value="10.73965125" calcext:value-type="float">
            <text:p>10,73965125</text:p>
          </table:table-cell>
          <table:table-cell table:formula="of:=[.B1056]-[.D1056]" office:value-type="float" office:value="-0.0646640000000001" calcext:value-type="float">
            <text:p>-0,064664</text:p>
          </table:table-cell>
          <table:table-cell table:formula="of:=[.A1056]-[.C1056]" office:value-type="float" office:value="0.00265669999999929" calcext:value-type="float">
            <text:p>0,0026567</text:p>
          </table:table-cell>
          <table:table-cell table:formula="of:=[.G1056]-[.C1056]" office:value-type="float" office:value="0.000651249999998882" calcext:value-type="float">
            <text:p>0,00065125</text:p>
          </table:table-cell>
          <table:table-cell table:formula="of:=[.J1056]/[.I1056]" office:value-type="float" office:value="0.245134941844791" calcext:value-type="float">
            <text:p>0,2451349418</text:p>
          </table:table-cell>
          <table:table-cell table:formula="of:=[.D1056]+[.H1056]*[.K1056]" office:value-type="float" office:value="-3.65118940587945" calcext:value-type="float">
            <text:p>-3,6511894059</text:p>
          </table:table-cell>
        </table:table-row>
        <table:table-row table:style-name="ro1">
          <table:table-cell office:value-type="float" office:value="10.7641942" calcext:value-type="float">
            <text:p>10,7641942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10.74" calcext:value-type="float">
            <text:p>10,74</text:p>
          </table:table-cell>
          <table:table-cell office:value-type="float" office:value="-3.65119" calcext:value-type="float">
            <text:p>-3,65119</text:p>
          </table:table-cell>
          <table:table-cell office:value-type="float" office:value="0.00124945" calcext:value-type="float">
            <text:p>0,00124945</text:p>
          </table:table-cell>
          <table:table-cell office:value-type="float" office:value="0.9483575" calcext:value-type="float">
            <text:p>0,9483575</text:p>
          </table:table-cell>
          <table:table-cell table:formula="of:=[.A1057]-[.E1057]" office:value-type="float" office:value="10.76294475" calcext:value-type="float">
            <text:p>10,76294475</text:p>
          </table:table-cell>
          <table:table-cell table:formula="of:=[.B1057]-[.D1057]" office:value-type="float" office:value="-0.348812" calcext:value-type="float">
            <text:p>-0,348812</text:p>
          </table:table-cell>
          <table:table-cell table:formula="of:=[.A1057]-[.C1057]" office:value-type="float" office:value="0.0241942000000002" calcext:value-type="float">
            <text:p>0,0241942</text:p>
          </table:table-cell>
          <table:table-cell table:formula="of:=[.G1057]-[.C1057]" office:value-type="float" office:value="0.0229447500000006" calcext:value-type="float">
            <text:p>0,02294475</text:p>
          </table:table-cell>
          <table:table-cell table:formula="of:=[.J1057]/[.I1057]" office:value-type="float" office:value="0.948357457572495" calcext:value-type="float">
            <text:p>0,9483574576</text:p>
          </table:table-cell>
          <table:table-cell table:formula="of:=[.D1057]+[.H1057]*[.K1057]" office:value-type="float" office:value="-3.98198846149078" calcext:value-type="float">
            <text:p>-3,9819884615</text:p>
          </table:table-cell>
        </table:table-row>
        <table:table-row table:style-name="ro1">
          <table:table-cell office:value-type="float" office:value="10.765197" calcext:value-type="float">
            <text:p>10,765197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10.763" calcext:value-type="float">
            <text:p>10,763</text:p>
          </table:table-cell>
          <table:table-cell office:value-type="float" office:value="-3.981989" calcext:value-type="float">
            <text:p>-3,981989</text:p>
          </table:table-cell>
          <table:table-cell office:value-type="float" office:value="0.00124945" calcext:value-type="float">
            <text:p>0,00124945</text:p>
          </table:table-cell>
          <table:table-cell office:value-type="float" office:value="0.4312927" calcext:value-type="float">
            <text:p>0,4312927</text:p>
          </table:table-cell>
          <table:table-cell table:formula="of:=[.A1058]-[.E1058]" office:value-type="float" office:value="10.76394755" calcext:value-type="float">
            <text:p>10,76394755</text:p>
          </table:table-cell>
          <table:table-cell table:formula="of:=[.B1058]-[.D1058]" office:value-type="float" office:value="-0.0180130000000003" calcext:value-type="float">
            <text:p>-0,018013</text:p>
          </table:table-cell>
          <table:table-cell table:formula="of:=[.A1058]-[.C1058]" office:value-type="float" office:value="0.00219700000000067" calcext:value-type="float">
            <text:p>0,002197</text:p>
          </table:table-cell>
          <table:table-cell table:formula="of:=[.G1058]-[.C1058]" office:value-type="float" office:value="0.000947550000001129" calcext:value-type="float">
            <text:p>0,00094755</text:p>
          </table:table-cell>
          <table:table-cell table:formula="of:=[.J1058]/[.I1058]" office:value-type="float" office:value="0.431292671825599" calcext:value-type="float">
            <text:p>0,4312926718</text:p>
          </table:table-cell>
          <table:table-cell table:formula="of:=[.D1058]+[.H1058]*[.K1058]" office:value-type="float" office:value="-3.98975787489759" calcext:value-type="float">
            <text:p>-3,9897578749</text:p>
          </table:table-cell>
        </table:table-row>
        <table:table-row table:style-name="ro1">
          <table:table-cell office:value-type="float" office:value="10.767202" calcext:value-type="float">
            <text:p>10,767202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10.764" calcext:value-type="float">
            <text:p>10,764</text:p>
          </table:table-cell>
          <table:table-cell office:value-type="float" office:value="-3.989758" calcext:value-type="float">
            <text:p>-3,989758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651468" calcext:value-type="float">
            <text:p>0,7651468</text:p>
          </table:table-cell>
          <table:table-cell table:formula="of:=[.A1059]-[.E1059]" office:value-type="float" office:value="10.76645" calcext:value-type="float">
            <text:p>10,76645</text:p>
          </table:table-cell>
          <table:table-cell table:formula="of:=[.B1059]-[.D1059]" office:value-type="float" office:value="-0.0102440000000001" calcext:value-type="float">
            <text:p>-0,010244</text:p>
          </table:table-cell>
          <table:table-cell table:formula="of:=[.A1059]-[.C1059]" office:value-type="float" office:value="0.00320199999999993" calcext:value-type="float">
            <text:p>0,003202</text:p>
          </table:table-cell>
          <table:table-cell table:formula="of:=[.G1059]-[.C1059]" office:value-type="float" office:value="0.00244999999999962" calcext:value-type="float">
            <text:p>0,00245</text:p>
          </table:table-cell>
          <table:table-cell table:formula="of:=[.J1059]/[.I1059]" office:value-type="float" office:value="0.765146783260361" calcext:value-type="float">
            <text:p>0,7651467833</text:p>
          </table:table-cell>
          <table:table-cell table:formula="of:=[.D1059]+[.H1059]*[.K1059]" office:value-type="float" office:value="-3.99759616364772" calcext:value-type="float">
            <text:p>-3,9975961636</text:p>
          </table:table-cell>
        </table:table-row>
        <table:table-row table:style-name="ro1">
          <table:table-cell office:value-type="float" office:value="10.7697089" calcext:value-type="float">
            <text:p>10,7697089</text:p>
          </table:table-cell>
          <table:table-cell office:value-type="float" office:value="-4.000002" calcext:value-type="float">
            <text:p>-4,000002</text:p>
          </table:table-cell>
          <table:table-cell office:value-type="float" office:value="10.766" calcext:value-type="float">
            <text:p>10,766</text:p>
          </table:table-cell>
          <table:table-cell office:value-type="float" office:value="-3.997597" calcext:value-type="float">
            <text:p>-3,99759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972445" calcext:value-type="float">
            <text:p>0,7972445</text:p>
          </table:table-cell>
          <table:table-cell table:formula="of:=[.A1060]-[.E1060]" office:value-type="float" office:value="10.7689569" calcext:value-type="float">
            <text:p>10,7689569</text:p>
          </table:table-cell>
          <table:table-cell table:formula="of:=[.B1060]-[.D1060]" office:value-type="float" office:value="-0.00240500000000043" calcext:value-type="float">
            <text:p>-0,002405</text:p>
          </table:table-cell>
          <table:table-cell table:formula="of:=[.A1060]-[.C1060]" office:value-type="float" office:value="0.00370889999999946" calcext:value-type="float">
            <text:p>0,0037089</text:p>
          </table:table-cell>
          <table:table-cell table:formula="of:=[.G1060]-[.C1060]" office:value-type="float" office:value="0.00295689999999915" calcext:value-type="float">
            <text:p>0,0029569</text:p>
          </table:table-cell>
          <table:table-cell table:formula="of:=[.J1060]/[.I1060]" office:value-type="float" office:value="0.797244466014069" calcext:value-type="float">
            <text:p>0,797244466</text:p>
          </table:table-cell>
          <table:table-cell table:formula="of:=[.D1060]+[.H1060]*[.K1060]" office:value-type="float" office:value="-3.99951437294076" calcext:value-type="float">
            <text:p>-3,9995143729</text:p>
          </table:table-cell>
        </table:table-row>
        <table:table-row table:style-name="ro1">
          <table:table-cell office:value-type="float" office:value="10.7737193" calcext:value-type="float">
            <text:p>10,7737193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10.769" calcext:value-type="float">
            <text:p>10,769</text:p>
          </table:table-cell>
          <table:table-cell office:value-type="float" office:value="-3.999515" calcext:value-type="float">
            <text:p>-3,999515</text:p>
          </table:table-cell>
          <table:table-cell office:value-type="float" office:value="0.0017547" calcext:value-type="float">
            <text:p>0,0017547</text:p>
          </table:table-cell>
          <table:table-cell office:value-type="float" office:value="0.6281864" calcext:value-type="float">
            <text:p>0,6281864</text:p>
          </table:table-cell>
          <table:table-cell table:formula="of:=[.A1061]-[.E1061]" office:value-type="float" office:value="10.7719646" calcext:value-type="float">
            <text:p>10,7719646</text:p>
          </table:table-cell>
          <table:table-cell table:formula="of:=[.B1061]-[.D1061]" office:value-type="float" office:value="-0.150487" calcext:value-type="float">
            <text:p>-0,150487</text:p>
          </table:table-cell>
          <table:table-cell table:formula="of:=[.A1061]-[.C1061]" office:value-type="float" office:value="0.00471929999999965" calcext:value-type="float">
            <text:p>0,0047193</text:p>
          </table:table-cell>
          <table:table-cell table:formula="of:=[.G1061]-[.C1061]" office:value-type="float" office:value="0.00296460000000032" calcext:value-type="float">
            <text:p>0,0029646</text:p>
          </table:table-cell>
          <table:table-cell table:formula="of:=[.J1061]/[.I1061]" office:value-type="float" office:value="0.628186383573949" calcext:value-type="float">
            <text:p>0,6281863836</text:p>
          </table:table-cell>
          <table:table-cell table:formula="of:=[.D1061]+[.H1061]*[.K1061]" office:value-type="float" office:value="-4.09404888430489" calcext:value-type="float">
            <text:p>-4,0940488843</text:p>
          </table:table-cell>
        </table:table-row>
        <table:table-row table:style-name="ro1">
          <table:table-cell office:value-type="float" office:value="10.774722" calcext:value-type="float">
            <text:p>10,774722</text:p>
          </table:table-cell>
          <table:table-cell office:value-type="float" office:value="-4.150002" calcext:value-type="float">
            <text:p>-4,150002</text:p>
          </table:table-cell>
          <table:table-cell office:value-type="float" office:value="10.772" calcext:value-type="float">
            <text:p>10,772</text:p>
          </table:table-cell>
          <table:table-cell office:value-type="float" office:value="-4.094049" calcext:value-type="float">
            <text:p>-4,094049</text:p>
          </table:table-cell>
          <table:table-cell office:value-type="float" office:value="0.0017547" calcext:value-type="float">
            <text:p>0,0017547</text:p>
          </table:table-cell>
          <table:table-cell office:value-type="float" office:value="0.3553637" calcext:value-type="float">
            <text:p>0,3553637</text:p>
          </table:table-cell>
          <table:table-cell table:formula="of:=[.A1062]-[.E1062]" office:value-type="float" office:value="10.7729673" calcext:value-type="float">
            <text:p>10,7729673</text:p>
          </table:table-cell>
          <table:table-cell table:formula="of:=[.B1062]-[.D1062]" office:value-type="float" office:value="-0.0559529999999997" calcext:value-type="float">
            <text:p>-0,055953</text:p>
          </table:table-cell>
          <table:table-cell table:formula="of:=[.A1062]-[.C1062]" office:value-type="float" office:value="0.00272200000000034" calcext:value-type="float">
            <text:p>0,002722</text:p>
          </table:table-cell>
          <table:table-cell table:formula="of:=[.G1062]-[.C1062]" office:value-type="float" office:value="0.000967300000001004" calcext:value-type="float">
            <text:p>0,0009673</text:p>
          </table:table-cell>
          <table:table-cell table:formula="of:=[.J1062]/[.I1062]" office:value-type="float" office:value="0.355363703159766" calcext:value-type="float">
            <text:p>0,3553637032</text:p>
          </table:table-cell>
          <table:table-cell table:formula="of:=[.D1062]+[.H1062]*[.K1062]" office:value-type="float" office:value="-4.1139326652829" calcext:value-type="float">
            <text:p>-4,1139326653</text:p>
          </table:table-cell>
        </table:table-row>
        <table:table-row table:style-name="ro1">
          <table:table-cell office:value-type="float" office:value="10.7991642" calcext:value-type="float">
            <text:p>10,7991642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10.773" calcext:value-type="float">
            <text:p>10,773</text:p>
          </table:table-cell>
          <table:table-cell office:value-type="float" office:value="-4.113933" calcext:value-type="float">
            <text:p>-4,113933</text:p>
          </table:table-cell>
          <table:table-cell office:value-type="float" office:value="0.0017547" calcext:value-type="float">
            <text:p>0,0017547</text:p>
          </table:table-cell>
          <table:table-cell office:value-type="float" office:value="0.9329351" calcext:value-type="float">
            <text:p>0,9329351</text:p>
          </table:table-cell>
          <table:table-cell table:formula="of:=[.A1063]-[.E1063]" office:value-type="float" office:value="10.7974095" calcext:value-type="float">
            <text:p>10,7974095</text:p>
          </table:table-cell>
          <table:table-cell table:formula="of:=[.B1063]-[.D1063]" office:value-type="float" office:value="-0.336069999999999" calcext:value-type="float">
            <text:p>-0,33607</text:p>
          </table:table-cell>
          <table:table-cell table:formula="of:=[.A1063]-[.C1063]" office:value-type="float" office:value="0.0261642000000002" calcext:value-type="float">
            <text:p>0,0261642</text:p>
          </table:table-cell>
          <table:table-cell table:formula="of:=[.G1063]-[.C1063]" office:value-type="float" office:value="0.0244095000000009" calcext:value-type="float">
            <text:p>0,0244095</text:p>
          </table:table-cell>
          <table:table-cell table:formula="of:=[.J1063]/[.I1063]" office:value-type="float" office:value="0.932935079230425" calcext:value-type="float">
            <text:p>0,9329350792</text:p>
          </table:table-cell>
          <table:table-cell table:formula="of:=[.D1063]+[.H1063]*[.K1063]" office:value-type="float" office:value="-4.42746449207697" calcext:value-type="float">
            <text:p>-4,4274644921</text:p>
          </table:table-cell>
        </table:table-row>
        <table:table-row table:style-name="ro1">
          <table:table-cell office:value-type="float" office:value="10.8016706" calcext:value-type="float">
            <text:p>10,8016706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10.797" calcext:value-type="float">
            <text:p>10,797</text:p>
          </table:table-cell>
          <table:table-cell office:value-type="float" office:value="-4.427464" calcext:value-type="float">
            <text:p>-4,427464</text:p>
          </table:table-cell>
          <table:table-cell office:value-type="float" office:value="0.00100215" calcext:value-type="float">
            <text:p>0,00100215</text:p>
          </table:table-cell>
          <table:table-cell office:value-type="float" office:value="0.7854344" calcext:value-type="float">
            <text:p>0,7854344</text:p>
          </table:table-cell>
          <table:table-cell table:formula="of:=[.A1064]-[.E1064]" office:value-type="float" office:value="10.80066845" calcext:value-type="float">
            <text:p>10,80066845</text:p>
          </table:table-cell>
          <table:table-cell table:formula="of:=[.B1064]-[.D1064]" office:value-type="float" office:value="-0.0225390000000001" calcext:value-type="float">
            <text:p>-0,022539</text:p>
          </table:table-cell>
          <table:table-cell table:formula="of:=[.A1064]-[.C1064]" office:value-type="float" office:value="0.00467059999999897" calcext:value-type="float">
            <text:p>0,0046706</text:p>
          </table:table-cell>
          <table:table-cell table:formula="of:=[.G1064]-[.C1064]" office:value-type="float" office:value="0.00366844999999927" calcext:value-type="float">
            <text:p>0,00366845</text:p>
          </table:table-cell>
          <table:table-cell table:formula="of:=[.J1064]/[.I1064]" office:value-type="float" office:value="0.785434419560673" calcext:value-type="float">
            <text:p>0,7854344196</text:p>
          </table:table-cell>
          <table:table-cell table:formula="of:=[.D1064]+[.H1064]*[.K1064]" office:value-type="float" office:value="-4.44516690638248" calcext:value-type="float">
            <text:p>-4,4451669064</text:p>
          </table:table-cell>
        </table:table-row>
        <table:table-row table:style-name="ro1">
          <table:table-cell office:value-type="float" office:value="10.8021721" calcext:value-type="float">
            <text:p>10,8021721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10.801" calcext:value-type="float">
            <text:p>10,801</text:p>
          </table:table-cell>
          <table:table-cell office:value-type="float" office:value="-4.445167" calcext:value-type="float">
            <text:p>-4,445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65]-[.E1065]" office:value-type="float" office:value="10.8021721" calcext:value-type="float">
            <text:p>10,8021721</text:p>
          </table:table-cell>
          <table:table-cell table:formula="of:=[.B1065]-[.D1065]" office:value-type="float" office:value="-0.00483600000000006" calcext:value-type="float">
            <text:p>-0,004836</text:p>
          </table:table-cell>
          <table:table-cell table:formula="of:=[.A1065]-[.C1065]" office:value-type="float" office:value="0.00117209999999979" calcext:value-type="float">
            <text:p>0,0011721</text:p>
          </table:table-cell>
          <table:table-cell table:formula="of:=[.G1065]-[.C1065]" office:value-type="float" office:value="0.00117209999999979" calcext:value-type="float">
            <text:p>0,0011721</text:p>
          </table:table-cell>
          <table:table-cell table:formula="of:=[.J1065]/[.I1065]" office:value-type="float" office:value="1" calcext:value-type="float">
            <text:p>1</text:p>
          </table:table-cell>
          <table:table-cell table:formula="of:=[.D1065]+[.H1065]*[.K1065]" office:value-type="float" office:value="-4.450003" calcext:value-type="float">
            <text:p>-4,450003</text:p>
          </table:table-cell>
        </table:table-row>
        <table:table-row table:style-name="ro1">
          <table:table-cell office:value-type="float" office:value="10.8031751" calcext:value-type="float">
            <text:p>10,8031751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10.802" calcext:value-type="float">
            <text:p>10,802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66]-[.E1066]" office:value-type="float" office:value="10.8031751" calcext:value-type="float">
            <text:p>10,8031751</text:p>
          </table:table-cell>
          <table:table-cell table:formula="of:=[.B1066]-[.D1066]" office:value-type="float" office:value="0" calcext:value-type="float">
            <text:p>0</text:p>
          </table:table-cell>
          <table:table-cell table:formula="of:=[.A1066]-[.C1066]" office:value-type="float" office:value="0.00117510000000109" calcext:value-type="float">
            <text:p>0,0011751</text:p>
          </table:table-cell>
          <table:table-cell table:formula="of:=[.G1066]-[.C1066]" office:value-type="float" office:value="0.00117510000000109" calcext:value-type="float">
            <text:p>0,0011751</text:p>
          </table:table-cell>
          <table:table-cell table:formula="of:=[.J1066]/[.I1066]" office:value-type="float" office:value="1" calcext:value-type="float">
            <text:p>1</text:p>
          </table:table-cell>
          <table:table-cell table:formula="of:=[.D1066]+[.H1066]*[.K1066]" office:value-type="float" office:value="-4.450003" calcext:value-type="float">
            <text:p>-4,450003</text:p>
          </table:table-cell>
        </table:table-row>
        <table:table-row table:style-name="ro1">
          <table:table-cell office:value-type="float" office:value="10.8316085" calcext:value-type="float">
            <text:p>10,8316085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10.803" calcext:value-type="float">
            <text:p>10,803</text:p>
          </table:table-cell>
          <table:table-cell office:value-type="float" office:value="-4.450003" calcext:value-type="float">
            <text:p>-4,450003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9737141" calcext:value-type="float">
            <text:p>0,9737141</text:p>
          </table:table-cell>
          <table:table-cell table:formula="of:=[.A1067]-[.E1067]" office:value-type="float" office:value="10.8308565" calcext:value-type="float">
            <text:p>10,8308565</text:p>
          </table:table-cell>
          <table:table-cell table:formula="of:=[.B1067]-[.D1067]" office:value-type="float" office:value="-0.45" calcext:value-type="float">
            <text:p>-0,45</text:p>
          </table:table-cell>
          <table:table-cell table:formula="of:=[.A1067]-[.C1067]" office:value-type="float" office:value="0.0286084999999989" calcext:value-type="float">
            <text:p>0,0286085</text:p>
          </table:table-cell>
          <table:table-cell table:formula="of:=[.G1067]-[.C1067]" office:value-type="float" office:value="0.0278564999999986" calcext:value-type="float">
            <text:p>0,0278565</text:p>
          </table:table-cell>
          <table:table-cell table:formula="of:=[.J1067]/[.I1067]" office:value-type="float" office:value="0.973714105947521" calcext:value-type="float">
            <text:p>0,9737141059</text:p>
          </table:table-cell>
          <table:table-cell table:formula="of:=[.D1067]+[.H1067]*[.K1067]" office:value-type="float" office:value="-4.88817434767639" calcext:value-type="float">
            <text:p>-4,8881743477</text:p>
          </table:table-cell>
        </table:table-row>
        <table:table-row table:style-name="ro1">
          <table:table-cell office:value-type="float" office:value="10.8341192" calcext:value-type="float">
            <text:p>10,8341192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10.831" calcext:value-type="float">
            <text:p>10,831</text:p>
          </table:table-cell>
          <table:table-cell office:value-type="float" office:value="-4.888174" calcext:value-type="float">
            <text:p>-4,888174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89126" calcext:value-type="float">
            <text:p>0,7589126</text:p>
          </table:table-cell>
          <table:table-cell table:formula="of:=[.A1068]-[.E1068]" office:value-type="float" office:value="10.8333672" calcext:value-type="float">
            <text:p>10,8333672</text:p>
          </table:table-cell>
          <table:table-cell table:formula="of:=[.B1068]-[.D1068]" office:value-type="float" office:value="-0.0118289999999996" calcext:value-type="float">
            <text:p>-0,011829</text:p>
          </table:table-cell>
          <table:table-cell table:formula="of:=[.A1068]-[.C1068]" office:value-type="float" office:value="0.00311920000000043" calcext:value-type="float">
            <text:p>0,0031192</text:p>
          </table:table-cell>
          <table:table-cell table:formula="of:=[.G1068]-[.C1068]" office:value-type="float" office:value="0.00236720000000012" calcext:value-type="float">
            <text:p>0,0023672</text:p>
          </table:table-cell>
          <table:table-cell table:formula="of:=[.J1068]/[.I1068]" office:value-type="float" office:value="0.758912541677288" calcext:value-type="float">
            <text:p>0,7589125417</text:p>
          </table:table-cell>
          <table:table-cell table:formula="of:=[.D1068]+[.H1068]*[.K1068]" office:value-type="float" office:value="-4.8971511764555" calcext:value-type="float">
            <text:p>-4,8971511765</text:p>
          </table:table-cell>
        </table:table-row>
        <table:table-row table:style-name="ro1">
          <table:table-cell office:value-type="float" office:value="10.8361245" calcext:value-type="float">
            <text:p>10,8361245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10.833" calcext:value-type="float">
            <text:p>10,833</text:p>
          </table:table-cell>
          <table:table-cell office:value-type="float" office:value="-4.897151" calcext:value-type="float">
            <text:p>-4,897151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791006" calcext:value-type="float">
            <text:p>0,6791006</text:p>
          </table:table-cell>
          <table:table-cell table:formula="of:=[.A1069]-[.E1069]" office:value-type="float" office:value="10.83512185" calcext:value-type="float">
            <text:p>10,83512185</text:p>
          </table:table-cell>
          <table:table-cell table:formula="of:=[.B1069]-[.D1069]" office:value-type="float" office:value="-0.00285199999999985" calcext:value-type="float">
            <text:p>-0,002852</text:p>
          </table:table-cell>
          <table:table-cell table:formula="of:=[.A1069]-[.C1069]" office:value-type="float" office:value="0.0031245000000002" calcext:value-type="float">
            <text:p>0,0031245</text:p>
          </table:table-cell>
          <table:table-cell table:formula="of:=[.G1069]-[.C1069]" office:value-type="float" office:value="0.00212184999999998" calcext:value-type="float">
            <text:p>0,00212185</text:p>
          </table:table-cell>
          <table:table-cell table:formula="of:=[.J1069]/[.I1069]" office:value-type="float" office:value="0.679100656104928" calcext:value-type="float">
            <text:p>0,6791006561</text:p>
          </table:table-cell>
          <table:table-cell table:formula="of:=[.D1069]+[.H1069]*[.K1069]" office:value-type="float" office:value="-4.89908779507121" calcext:value-type="float">
            <text:p>-4,8990877951</text:p>
          </table:table-cell>
        </table:table-row>
        <table:table-row table:style-name="ro1">
          <table:table-cell office:value-type="float" office:value="10.8366263" calcext:value-type="float">
            <text:p>10,8366263</text:p>
          </table:table-cell>
          <table:table-cell office:value-type="float" office:value="-4.900003" calcext:value-type="float">
            <text:p>-4,900003</text:p>
          </table:table-cell>
          <table:table-cell office:value-type="float" office:value="10.835" calcext:value-type="float">
            <text:p>10,835</text:p>
          </table:table-cell>
          <table:table-cell office:value-type="float" office:value="-4.899088" calcext:value-type="float">
            <text:p>-4,899088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3834778" calcext:value-type="float">
            <text:p>0,3834778</text:p>
          </table:table-cell>
          <table:table-cell table:formula="of:=[.A1070]-[.E1070]" office:value-type="float" office:value="10.83562365" calcext:value-type="float">
            <text:p>10,83562365</text:p>
          </table:table-cell>
          <table:table-cell table:formula="of:=[.B1070]-[.D1070]" office:value-type="float" office:value="-0.000914999999999999" calcext:value-type="float">
            <text:p>-0,000915</text:p>
          </table:table-cell>
          <table:table-cell table:formula="of:=[.A1070]-[.C1070]" office:value-type="float" office:value="0.00162629999999986" calcext:value-type="float">
            <text:p>0,0016263</text:p>
          </table:table-cell>
          <table:table-cell table:formula="of:=[.G1070]-[.C1070]" office:value-type="float" office:value="0.000623649999999643" calcext:value-type="float">
            <text:p>0,00062365</text:p>
          </table:table-cell>
          <table:table-cell table:formula="of:=[.J1070]/[.I1070]" office:value-type="float" office:value="0.383477833117934" calcext:value-type="float">
            <text:p>0,3834778331</text:p>
          </table:table-cell>
          <table:table-cell table:formula="of:=[.D1070]+[.H1070]*[.K1070]" office:value-type="float" office:value="-4.8994388822173" calcext:value-type="float">
            <text:p>-4,8994388822</text:p>
          </table:table-cell>
        </table:table-row>
        <table:table-row table:style-name="ro1">
          <table:table-cell office:value-type="float" office:value="10.8381303" calcext:value-type="float">
            <text:p>10,8381303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10.836" calcext:value-type="float">
            <text:p>10,836</text:p>
          </table:table-cell>
          <table:table-cell office:value-type="float" office:value="-4.899439" calcext:value-type="float">
            <text:p>-4,899439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7647749" calcext:value-type="float">
            <text:p>0,7647749</text:p>
          </table:table-cell>
          <table:table-cell table:formula="of:=[.A1071]-[.E1071]" office:value-type="float" office:value="10.8376292" calcext:value-type="float">
            <text:p>10,8376292</text:p>
          </table:table-cell>
          <table:table-cell table:formula="of:=[.B1071]-[.D1071]" office:value-type="float" office:value="-0.150564" calcext:value-type="float">
            <text:p>-0,150564</text:p>
          </table:table-cell>
          <table:table-cell table:formula="of:=[.A1071]-[.C1071]" office:value-type="float" office:value="0.00213029999999925" calcext:value-type="float">
            <text:p>0,0021303</text:p>
          </table:table-cell>
          <table:table-cell table:formula="of:=[.G1071]-[.C1071]" office:value-type="float" office:value="0.0016292" calcext:value-type="float">
            <text:p>0,0016292</text:p>
          </table:table-cell>
          <table:table-cell table:formula="of:=[.J1071]/[.I1071]" office:value-type="float" office:value="0.764774914331582" calcext:value-type="float">
            <text:p>0,7647749143</text:p>
          </table:table-cell>
          <table:table-cell table:formula="of:=[.D1071]+[.H1071]*[.K1071]" office:value-type="float" office:value="-5.01458657020142" calcext:value-type="float">
            <text:p>-5,0145865702</text:p>
          </table:table-cell>
        </table:table-row>
        <table:table-row table:style-name="ro1">
          <table:table-cell office:value-type="float" office:value="10.8401362" calcext:value-type="float">
            <text:p>10,8401362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10.838" calcext:value-type="float">
            <text:p>10,838</text:p>
          </table:table-cell>
          <table:table-cell office:value-type="float" office:value="-5.014586" calcext:value-type="float">
            <text:p>-5,014586</text:p>
          </table:table-cell>
          <table:table-cell office:value-type="float" office:value="0.0005011" calcext:value-type="float">
            <text:p>0,0005011</text:p>
          </table:table-cell>
          <table:table-cell office:value-type="float" office:value="0.7654246" calcext:value-type="float">
            <text:p>0,7654246</text:p>
          </table:table-cell>
          <table:table-cell table:formula="of:=[.A1072]-[.E1072]" office:value-type="float" office:value="10.8396351" calcext:value-type="float">
            <text:p>10,8396351</text:p>
          </table:table-cell>
          <table:table-cell table:formula="of:=[.B1072]-[.D1072]" office:value-type="float" office:value="-0.0354169999999998" calcext:value-type="float">
            <text:p>-0,035417</text:p>
          </table:table-cell>
          <table:table-cell table:formula="of:=[.A1072]-[.C1072]" office:value-type="float" office:value="0.0021362000000007" calcext:value-type="float">
            <text:p>0,0021362</text:p>
          </table:table-cell>
          <table:table-cell table:formula="of:=[.G1072]-[.C1072]" office:value-type="float" office:value="0.00163510000000144" calcext:value-type="float">
            <text:p>0,0016351</text:p>
          </table:table-cell>
          <table:table-cell table:formula="of:=[.J1072]/[.I1072]" office:value-type="float" office:value="0.765424585713374" calcext:value-type="float">
            <text:p>0,7654245857</text:p>
          </table:table-cell>
          <table:table-cell table:formula="of:=[.D1072]+[.H1072]*[.K1072]" office:value-type="float" office:value="-5.04169504255221" calcext:value-type="float">
            <text:p>-5,0416950426</text:p>
          </table:table-cell>
        </table:table-row>
        <table:table-row table:style-name="ro1">
          <table:table-cell office:value-type="float" office:value="10.8421405" calcext:value-type="float">
            <text:p>10,8421405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10.84" calcext:value-type="float">
            <text:p>10,84</text:p>
          </table:table-cell>
          <table:table-cell office:value-type="float" office:value="-5.041695" calcext:value-type="float">
            <text:p>-5,04169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487269" calcext:value-type="float">
            <text:p>0,6487269</text:p>
          </table:table-cell>
          <table:table-cell table:formula="of:=[.A1073]-[.E1073]" office:value-type="float" office:value="10.8413886" calcext:value-type="float">
            <text:p>10,8413886</text:p>
          </table:table-cell>
          <table:table-cell table:formula="of:=[.B1073]-[.D1073]" office:value-type="float" office:value="-0.00830800000000043" calcext:value-type="float">
            <text:p>-0,008308</text:p>
          </table:table-cell>
          <table:table-cell table:formula="of:=[.A1073]-[.C1073]" office:value-type="float" office:value="0.00214049999999943" calcext:value-type="float">
            <text:p>0,0021405</text:p>
          </table:table-cell>
          <table:table-cell table:formula="of:=[.G1073]-[.C1073]" office:value-type="float" office:value="0.0013886000000003" calcext:value-type="float">
            <text:p>0,0013886</text:p>
          </table:table-cell>
          <table:table-cell table:formula="of:=[.J1073]/[.I1073]" office:value-type="float" office:value="0.648726932959898" calcext:value-type="float">
            <text:p>0,648726933</text:p>
          </table:table-cell>
          <table:table-cell table:formula="of:=[.D1073]+[.H1073]*[.K1073]" office:value-type="float" office:value="-5.04708462335903" calcext:value-type="float">
            <text:p>-5,0470846234</text:p>
          </table:table-cell>
        </table:table-row>
        <table:table-row table:style-name="ro1">
          <table:table-cell office:value-type="float" office:value="10.8431435" calcext:value-type="float">
            <text:p>10,8431435</text:p>
          </table:table-cell>
          <table:table-cell office:value-type="float" office:value="-5.050003" calcext:value-type="float">
            <text:p>-5,050003</text:p>
          </table:table-cell>
          <table:table-cell office:value-type="float" office:value="10.841" calcext:value-type="float">
            <text:p>10,841</text:p>
          </table:table-cell>
          <table:table-cell office:value-type="float" office:value="-5.047085" calcext:value-type="float">
            <text:p>-5,04708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492186" calcext:value-type="float">
            <text:p>0,6492186</text:p>
          </table:table-cell>
          <table:table-cell table:formula="of:=[.A1074]-[.E1074]" office:value-type="float" office:value="10.8423916" calcext:value-type="float">
            <text:p>10,8423916</text:p>
          </table:table-cell>
          <table:table-cell table:formula="of:=[.B1074]-[.D1074]" office:value-type="float" office:value="-0.0029180000000002" calcext:value-type="float">
            <text:p>-0,002918</text:p>
          </table:table-cell>
          <table:table-cell table:formula="of:=[.A1074]-[.C1074]" office:value-type="float" office:value="0.00214350000000074" calcext:value-type="float">
            <text:p>0,0021435</text:p>
          </table:table-cell>
          <table:table-cell table:formula="of:=[.G1074]-[.C1074]" office:value-type="float" office:value="0.0013916000000016" calcext:value-type="float">
            <text:p>0,0013916</text:p>
          </table:table-cell>
          <table:table-cell table:formula="of:=[.J1074]/[.I1074]" office:value-type="float" office:value="0.649218567763527" calcext:value-type="float">
            <text:p>0,6492185678</text:p>
          </table:table-cell>
          <table:table-cell table:formula="of:=[.D1074]+[.H1074]*[.K1074]" office:value-type="float" office:value="-5.04897941978073" calcext:value-type="float">
            <text:p>-5,0489794198</text:p>
          </table:table-cell>
        </table:table-row>
        <table:table-row table:style-name="ro1">
          <table:table-cell office:value-type="float" office:value="10.8676352" calcext:value-type="float">
            <text:p>10,8676352</text:p>
          </table:table-cell>
          <table:table-cell office:value-type="float" office:value="-4.85" calcext:value-type="float">
            <text:p>-4,85</text:p>
          </table:table-cell>
          <table:table-cell office:value-type="float" office:value="10.842" calcext:value-type="float">
            <text:p>10,842</text:p>
          </table:table-cell>
          <table:table-cell office:value-type="float" office:value="-5.048979" calcext:value-type="float">
            <text:p>-5,048979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06692" calcext:value-type="float">
            <text:p>0,9706692</text:p>
          </table:table-cell>
          <table:table-cell table:formula="of:=[.A1075]-[.E1075]" office:value-type="float" office:value="10.8668833" calcext:value-type="float">
            <text:p>10,8668833</text:p>
          </table:table-cell>
          <table:table-cell table:formula="of:=[.B1075]-[.D1075]" office:value-type="float" office:value="0.198979" calcext:value-type="float">
            <text:p>0,198979</text:p>
          </table:table-cell>
          <table:table-cell table:formula="of:=[.A1075]-[.C1075]" office:value-type="float" office:value="0.0256352" calcext:value-type="float">
            <text:p>0,0256352</text:p>
          </table:table-cell>
          <table:table-cell table:formula="of:=[.G1075]-[.C1075]" office:value-type="float" office:value="0.0248833000000008" calcext:value-type="float">
            <text:p>0,0248833</text:p>
          </table:table-cell>
          <table:table-cell table:formula="of:=[.J1075]/[.I1075]" office:value-type="float" office:value="0.970669236050464" calcext:value-type="float">
            <text:p>0,9706692361</text:p>
          </table:table-cell>
          <table:table-cell table:formula="of:=[.D1075]+[.H1075]*[.K1075]" office:value-type="float" office:value="-4.85583620607991" calcext:value-type="float">
            <text:p>-4,8558362061</text:p>
          </table:table-cell>
        </table:table-row>
        <table:table-row table:style-name="ro1">
          <table:table-cell office:value-type="float" office:value="10.8701421" calcext:value-type="float">
            <text:p>10,8701421</text:p>
          </table:table-cell>
          <table:table-cell office:value-type="float" office:value="-4.85" calcext:value-type="float">
            <text:p>-4,85</text:p>
          </table:table-cell>
          <table:table-cell office:value-type="float" office:value="10.867" calcext:value-type="float">
            <text:p>10,867</text:p>
          </table:table-cell>
          <table:table-cell office:value-type="float" office:value="-4.855836" calcext:value-type="float">
            <text:p>-4,855836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6809777" calcext:value-type="float">
            <text:p>0,6809777</text:p>
          </table:table-cell>
          <table:table-cell table:formula="of:=[.A1076]-[.E1076]" office:value-type="float" office:value="10.8691397" calcext:value-type="float">
            <text:p>10,8691397</text:p>
          </table:table-cell>
          <table:table-cell table:formula="of:=[.B1076]-[.D1076]" office:value-type="float" office:value="0.0058360000000004" calcext:value-type="float">
            <text:p>0,005836</text:p>
          </table:table-cell>
          <table:table-cell table:formula="of:=[.A1076]-[.C1076]" office:value-type="float" office:value="0.00314209999999981" calcext:value-type="float">
            <text:p>0,0031421</text:p>
          </table:table-cell>
          <table:table-cell table:formula="of:=[.G1076]-[.C1076]" office:value-type="float" office:value="0.00213969999999897" calcext:value-type="float">
            <text:p>0,0021397</text:p>
          </table:table-cell>
          <table:table-cell table:formula="of:=[.J1076]/[.I1076]" office:value-type="float" office:value="0.680977690079594" calcext:value-type="float">
            <text:p>0,6809776901</text:p>
          </table:table-cell>
          <table:table-cell table:formula="of:=[.D1076]+[.H1076]*[.K1076]" office:value-type="float" office:value="-4.8518618142007" calcext:value-type="float">
            <text:p>-4,8518618142</text:p>
          </table:table-cell>
        </table:table-row>
        <table:table-row table:style-name="ro1">
          <table:table-cell office:value-type="float" office:value="10.8731499" calcext:value-type="float">
            <text:p>10,8731499</text:p>
          </table:table-cell>
          <table:table-cell office:value-type="float" office:value="-4.7" calcext:value-type="float">
            <text:p>-4,7</text:p>
          </table:table-cell>
          <table:table-cell office:value-type="float" office:value="10.869" calcext:value-type="float">
            <text:p>10,869</text:p>
          </table:table-cell>
          <table:table-cell office:value-type="float" office:value="-4.851862" calcext:value-type="float">
            <text:p>-4,851862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6980289" calcext:value-type="float">
            <text:p>0,6980289</text:p>
          </table:table-cell>
          <table:table-cell table:formula="of:=[.A1077]-[.E1077]" office:value-type="float" office:value="10.87189675" calcext:value-type="float">
            <text:p>10,87189675</text:p>
          </table:table-cell>
          <table:table-cell table:formula="of:=[.B1077]-[.D1077]" office:value-type="float" office:value="0.151862" calcext:value-type="float">
            <text:p>0,151862</text:p>
          </table:table-cell>
          <table:table-cell table:formula="of:=[.A1077]-[.C1077]" office:value-type="float" office:value="0.00414989999999982" calcext:value-type="float">
            <text:p>0,0041499</text:p>
          </table:table-cell>
          <table:table-cell table:formula="of:=[.G1077]-[.C1077]" office:value-type="float" office:value="0.00289674999999967" calcext:value-type="float">
            <text:p>0,00289675</text:p>
          </table:table-cell>
          <table:table-cell table:formula="of:=[.J1077]/[.I1077]" office:value-type="float" office:value="0.698028868165449" calcext:value-type="float">
            <text:p>0,6980288682</text:p>
          </table:table-cell>
          <table:table-cell table:formula="of:=[.D1077]+[.H1077]*[.K1077]" office:value-type="float" office:value="-4.74585794002266" calcext:value-type="float">
            <text:p>-4,74585794</text:p>
          </table:table-cell>
        </table:table-row>
        <table:table-row table:style-name="ro1">
          <table:table-cell office:value-type="float" office:value="10.8751558" calcext:value-type="float">
            <text:p>10,8751558</text:p>
          </table:table-cell>
          <table:table-cell office:value-type="float" office:value="-4.7" calcext:value-type="float">
            <text:p>-4,7</text:p>
          </table:table-cell>
          <table:table-cell office:value-type="float" office:value="10.872" calcext:value-type="float">
            <text:p>10,872</text:p>
          </table:table-cell>
          <table:table-cell office:value-type="float" office:value="-4.745858" calcext:value-type="float">
            <text:p>-4,745858</text:p>
          </table:table-cell>
          <table:table-cell office:value-type="float" office:value="0.00125315" calcext:value-type="float">
            <text:p>0,00125315</text:p>
          </table:table-cell>
          <table:table-cell office:value-type="float" office:value="0.6029058" calcext:value-type="float">
            <text:p>0,6029058</text:p>
          </table:table-cell>
          <table:table-cell table:formula="of:=[.A1078]-[.E1078]" office:value-type="float" office:value="10.87390265" calcext:value-type="float">
            <text:p>10,87390265</text:p>
          </table:table-cell>
          <table:table-cell table:formula="of:=[.B1078]-[.D1078]" office:value-type="float" office:value="0.045858" calcext:value-type="float">
            <text:p>0,045858</text:p>
          </table:table-cell>
          <table:table-cell table:formula="of:=[.A1078]-[.C1078]" office:value-type="float" office:value="0.00315580000000004" calcext:value-type="float">
            <text:p>0,0031558</text:p>
          </table:table-cell>
          <table:table-cell table:formula="of:=[.G1078]-[.C1078]" office:value-type="float" office:value="0.00190264999999989" calcext:value-type="float">
            <text:p>0,00190265</text:p>
          </table:table-cell>
          <table:table-cell table:formula="of:=[.J1078]/[.I1078]" office:value-type="float" office:value="0.602905760821303" calcext:value-type="float">
            <text:p>0,6029057608</text:p>
          </table:table-cell>
          <table:table-cell table:formula="of:=[.D1078]+[.H1078]*[.K1078]" office:value-type="float" office:value="-4.71820994762026" calcext:value-type="float">
            <text:p>-4,7182099476</text:p>
          </table:table-cell>
        </table:table-row>
        <table:table-row table:style-name="ro1">
          <table:table-cell office:value-type="float" office:value="10.8995923" calcext:value-type="float">
            <text:p>10,8995923</text:p>
          </table:table-cell>
          <table:table-cell office:value-type="float" office:value="-4.4" calcext:value-type="float">
            <text:p>-4,4</text:p>
          </table:table-cell>
          <table:table-cell office:value-type="float" office:value="10.874" calcext:value-type="float">
            <text:p>10,874</text:p>
          </table:table-cell>
          <table:table-cell office:value-type="float" office:value="-4.71821" calcext:value-type="float">
            <text:p>-4,71821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9901924" calcext:value-type="float">
            <text:p>0,9901924</text:p>
          </table:table-cell>
          <table:table-cell table:formula="of:=[.A1079]-[.E1079]" office:value-type="float" office:value="10.8993413" calcext:value-type="float">
            <text:p>10,8993413</text:p>
          </table:table-cell>
          <table:table-cell table:formula="of:=[.B1079]-[.D1079]" office:value-type="float" office:value="0.31821" calcext:value-type="float">
            <text:p>0,31821</text:p>
          </table:table-cell>
          <table:table-cell table:formula="of:=[.A1079]-[.C1079]" office:value-type="float" office:value="0.0255922999999996" calcext:value-type="float">
            <text:p>0,0255923</text:p>
          </table:table-cell>
          <table:table-cell table:formula="of:=[.G1079]-[.C1079]" office:value-type="float" office:value="0.0253412999999991" calcext:value-type="float">
            <text:p>0,0253413</text:p>
          </table:table-cell>
          <table:table-cell table:formula="of:=[.J1079]/[.I1079]" office:value-type="float" office:value="0.99019236254653" calcext:value-type="float">
            <text:p>0,9901923625</text:p>
          </table:table-cell>
          <table:table-cell table:formula="of:=[.D1079]+[.H1079]*[.K1079]" office:value-type="float" office:value="-4.40312088831407" calcext:value-type="float">
            <text:p>-4,4031208883</text:p>
          </table:table-cell>
        </table:table-row>
        <table:table-row table:style-name="ro1">
          <table:table-cell office:value-type="float" office:value="10.9005946" calcext:value-type="float">
            <text:p>10,9005946</text:p>
          </table:table-cell>
          <table:table-cell office:value-type="float" office:value="-4.4" calcext:value-type="float">
            <text:p>-4,4</text:p>
          </table:table-cell>
          <table:table-cell office:value-type="float" office:value="10.899" calcext:value-type="float">
            <text:p>10,899</text:p>
          </table:table-cell>
          <table:table-cell office:value-type="float" office:value="-4.403121" calcext:value-type="float">
            <text:p>-4,403121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425938" calcext:value-type="float">
            <text:p>0,8425938</text:p>
          </table:table-cell>
          <table:table-cell table:formula="of:=[.A1080]-[.E1080]" office:value-type="float" office:value="10.9003436" calcext:value-type="float">
            <text:p>10,9003436</text:p>
          </table:table-cell>
          <table:table-cell table:formula="of:=[.B1080]-[.D1080]" office:value-type="float" office:value="0.00312099999999926" calcext:value-type="float">
            <text:p>0,003121</text:p>
          </table:table-cell>
          <table:table-cell table:formula="of:=[.A1080]-[.C1080]" office:value-type="float" office:value="0.00159459999999889" calcext:value-type="float">
            <text:p>0,0015946</text:p>
          </table:table-cell>
          <table:table-cell table:formula="of:=[.G1080]-[.C1080]" office:value-type="float" office:value="0.00134359999999845" calcext:value-type="float">
            <text:p>0,0013436</text:p>
          </table:table-cell>
          <table:table-cell table:formula="of:=[.J1080]/[.I1080]" office:value-type="float" office:value="0.842593753919089" calcext:value-type="float">
            <text:p>0,8425937539</text:p>
          </table:table-cell>
          <table:table-cell table:formula="of:=[.D1080]+[.H1080]*[.K1080]" office:value-type="float" office:value="-4.40049126489402" calcext:value-type="float">
            <text:p>-4,4004912649</text:p>
          </table:table-cell>
        </table:table-row>
        <table:table-row table:style-name="ro1">
          <table:table-cell office:value-type="float" office:value="10.9015969" calcext:value-type="float">
            <text:p>10,9015969</text:p>
          </table:table-cell>
          <table:table-cell office:value-type="float" office:value="-4.4" calcext:value-type="float">
            <text:p>-4,4</text:p>
          </table:table-cell>
          <table:table-cell office:value-type="float" office:value="10.9" calcext:value-type="float">
            <text:p>10,9</text:p>
          </table:table-cell>
          <table:table-cell office:value-type="float" office:value="-4.400491" calcext:value-type="float">
            <text:p>-4,400491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8428205" calcext:value-type="float">
            <text:p>0,8428205</text:p>
          </table:table-cell>
          <table:table-cell table:formula="of:=[.A1081]-[.E1081]" office:value-type="float" office:value="10.9013459" calcext:value-type="float">
            <text:p>10,9013459</text:p>
          </table:table-cell>
          <table:table-cell table:formula="of:=[.B1081]-[.D1081]" office:value-type="float" office:value="0.000490999999999353" calcext:value-type="float">
            <text:p>0,000491</text:p>
          </table:table-cell>
          <table:table-cell table:formula="of:=[.A1081]-[.C1081]" office:value-type="float" office:value="0.00159689999999912" calcext:value-type="float">
            <text:p>0,0015969</text:p>
          </table:table-cell>
          <table:table-cell table:formula="of:=[.G1081]-[.C1081]" office:value-type="float" office:value="0.00134589999999868" calcext:value-type="float">
            <text:p>0,0013459</text:p>
          </table:table-cell>
          <table:table-cell table:formula="of:=[.J1081]/[.I1081]" office:value-type="float" office:value="0.842820464649895" calcext:value-type="float">
            <text:p>0,8428204646</text:p>
          </table:table-cell>
          <table:table-cell table:formula="of:=[.D1081]+[.H1081]*[.K1081]" office:value-type="float" office:value="-4.40007717515186" calcext:value-type="float">
            <text:p>-4,4000771752</text:p>
          </table:table-cell>
        </table:table-row>
        <table:table-row table:style-name="ro1">
          <table:table-cell office:value-type="float" office:value="10.9045475" calcext:value-type="float">
            <text:p>10,9045475</text:p>
          </table:table-cell>
          <table:table-cell office:value-type="float" office:value="-4.25" calcext:value-type="float">
            <text:p>-4,25</text:p>
          </table:table-cell>
          <table:table-cell office:value-type="float" office:value="10.901" calcext:value-type="float">
            <text:p>10,901</text:p>
          </table:table-cell>
          <table:table-cell office:value-type="float" office:value="-4.400077" calcext:value-type="float">
            <text:p>-4,400077</text:p>
          </table:table-cell>
          <table:table-cell office:value-type="float" office:value="0.00075305" calcext:value-type="float">
            <text:p>0,00075305</text:p>
          </table:table-cell>
          <table:table-cell office:value-type="float" office:value="0.7877238" calcext:value-type="float">
            <text:p>0,7877238</text:p>
          </table:table-cell>
          <table:table-cell table:formula="of:=[.A1082]-[.E1082]" office:value-type="float" office:value="10.90379445" calcext:value-type="float">
            <text:p>10,90379445</text:p>
          </table:table-cell>
          <table:table-cell table:formula="of:=[.B1082]-[.D1082]" office:value-type="float" office:value="0.150077" calcext:value-type="float">
            <text:p>0,150077</text:p>
          </table:table-cell>
          <table:table-cell table:formula="of:=[.A1082]-[.C1082]" office:value-type="float" office:value="0.00354749999999981" calcext:value-type="float">
            <text:p>0,0035475</text:p>
          </table:table-cell>
          <table:table-cell table:formula="of:=[.G1082]-[.C1082]" office:value-type="float" office:value="0.00279444999999967" calcext:value-type="float">
            <text:p>0,00279445</text:p>
          </table:table-cell>
          <table:table-cell table:formula="of:=[.J1082]/[.I1082]" office:value-type="float" office:value="0.787723749119046" calcext:value-type="float">
            <text:p>0,7877237491</text:p>
          </table:table-cell>
          <table:table-cell table:formula="of:=[.D1082]+[.H1082]*[.K1082]" office:value-type="float" office:value="-4.28185778290346" calcext:value-type="float">
            <text:p>-4,2818577829</text:p>
          </table:table-cell>
        </table:table-row>
        <table:table-row table:style-name="ro1">
          <table:table-cell office:value-type="float" office:value="10.9065526" calcext:value-type="float">
            <text:p>10,9065526</text:p>
          </table:table-cell>
          <table:table-cell office:value-type="float" office:value="-4.25" calcext:value-type="float">
            <text:p>-4,25</text:p>
          </table:table-cell>
          <table:table-cell office:value-type="float" office:value="10.904" calcext:value-type="float">
            <text:p>10,904</text:p>
          </table:table-cell>
          <table:table-cell office:value-type="float" office:value="-4.281857" calcext:value-type="float">
            <text:p>-4,281857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054376" calcext:value-type="float">
            <text:p>0,7054376</text:p>
          </table:table-cell>
          <table:table-cell table:formula="of:=[.A1083]-[.E1083]" office:value-type="float" office:value="10.9058007" calcext:value-type="float">
            <text:p>10,9058007</text:p>
          </table:table-cell>
          <table:table-cell table:formula="of:=[.B1083]-[.D1083]" office:value-type="float" office:value="0.0318569999999996" calcext:value-type="float">
            <text:p>0,031857</text:p>
          </table:table-cell>
          <table:table-cell table:formula="of:=[.A1083]-[.C1083]" office:value-type="float" office:value="0.00255259999999957" calcext:value-type="float">
            <text:p>0,0025526</text:p>
          </table:table-cell>
          <table:table-cell table:formula="of:=[.G1083]-[.C1083]" office:value-type="float" office:value="0.00180070000000043" calcext:value-type="float">
            <text:p>0,0018007</text:p>
          </table:table-cell>
          <table:table-cell table:formula="of:=[.J1083]/[.I1083]" office:value-type="float" office:value="0.705437593042676" calcext:value-type="float">
            <text:p>0,705437593</text:p>
          </table:table-cell>
          <table:table-cell table:formula="of:=[.D1083]+[.H1083]*[.K1083]" office:value-type="float" office:value="-4.25938387459844" calcext:value-type="float">
            <text:p>-4,2593838746</text:p>
          </table:table-cell>
        </table:table-row>
        <table:table-row table:style-name="ro1">
          <table:table-cell office:value-type="float" office:value="10.9075551" calcext:value-type="float">
            <text:p>10,9075551</text:p>
          </table:table-cell>
          <table:table-cell office:value-type="float" office:value="-4.25" calcext:value-type="float">
            <text:p>-4,25</text:p>
          </table:table-cell>
          <table:table-cell office:value-type="float" office:value="10.906" calcext:value-type="float">
            <text:p>10,906</text:p>
          </table:table-cell>
          <table:table-cell office:value-type="float" office:value="-4.259384" calcext:value-type="float">
            <text:p>-4,25938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5164941" calcext:value-type="float">
            <text:p>0,5164941</text:p>
          </table:table-cell>
          <table:table-cell table:formula="of:=[.A1084]-[.E1084]" office:value-type="float" office:value="10.9068032" calcext:value-type="float">
            <text:p>10,9068032</text:p>
          </table:table-cell>
          <table:table-cell table:formula="of:=[.B1084]-[.D1084]" office:value-type="float" office:value="0.00938399999999984" calcext:value-type="float">
            <text:p>0,009384</text:p>
          </table:table-cell>
          <table:table-cell table:formula="of:=[.A1084]-[.C1084]" office:value-type="float" office:value="0.00155509999999914" calcext:value-type="float">
            <text:p>0,0015551</text:p>
          </table:table-cell>
          <table:table-cell table:formula="of:=[.G1084]-[.C1084]" office:value-type="float" office:value="0.000803200000000004" calcext:value-type="float">
            <text:p>0,0008032</text:p>
          </table:table-cell>
          <table:table-cell table:formula="of:=[.J1084]/[.I1084]" office:value-type="float" office:value="0.516494116134298" calcext:value-type="float">
            <text:p>0,5164941161</text:p>
          </table:table-cell>
          <table:table-cell table:formula="of:=[.D1084]+[.H1084]*[.K1084]" office:value-type="float" office:value="-4.2545372192142" calcext:value-type="float">
            <text:p>-4,2545372192</text:p>
          </table:table-cell>
        </table:table-row>
        <table:table-row table:style-name="ro1">
          <table:table-cell office:value-type="float" office:value="10.9085581" calcext:value-type="float">
            <text:p>10,9085581</text:p>
          </table:table-cell>
          <table:table-cell office:value-type="float" office:value="-4.25" calcext:value-type="float">
            <text:p>-4,25</text:p>
          </table:table-cell>
          <table:table-cell office:value-type="float" office:value="10.907" calcext:value-type="float">
            <text:p>10,907</text:p>
          </table:table-cell>
          <table:table-cell office:value-type="float" office:value="-4.254537" calcext:value-type="float">
            <text:p>-4,25453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90668" calcext:value-type="float">
            <text:p>0,8390668</text:p>
          </table:table-cell>
          <table:table-cell table:formula="of:=[.A1085]-[.E1085]" office:value-type="float" office:value="10.90830735" calcext:value-type="float">
            <text:p>10,90830735</text:p>
          </table:table-cell>
          <table:table-cell table:formula="of:=[.B1085]-[.D1085]" office:value-type="float" office:value="0.00453700000000001" calcext:value-type="float">
            <text:p>0,004537</text:p>
          </table:table-cell>
          <table:table-cell table:formula="of:=[.A1085]-[.C1085]" office:value-type="float" office:value="0.00155810000000045" calcext:value-type="float">
            <text:p>0,0015581</text:p>
          </table:table-cell>
          <table:table-cell table:formula="of:=[.G1085]-[.C1085]" office:value-type="float" office:value="0.00130735000000115" calcext:value-type="float">
            <text:p>0,00130735</text:p>
          </table:table-cell>
          <table:table-cell table:formula="of:=[.J1085]/[.I1085]" office:value-type="float" office:value="0.83906681214349" calcext:value-type="float">
            <text:p>0,8390668121</text:p>
          </table:table-cell>
          <table:table-cell table:formula="of:=[.D1085]+[.H1085]*[.K1085]" office:value-type="float" office:value="-4.25073015387331" calcext:value-type="float">
            <text:p>-4,2507301539</text:p>
          </table:table-cell>
        </table:table-row>
        <table:table-row table:style-name="ro1">
          <table:table-cell office:value-type="float" office:value="10.9095604" calcext:value-type="float">
            <text:p>10,9095604</text:p>
          </table:table-cell>
          <table:table-cell office:value-type="float" office:value="-4.25" calcext:value-type="float">
            <text:p>-4,25</text:p>
          </table:table-cell>
          <table:table-cell office:value-type="float" office:value="10.908" calcext:value-type="float">
            <text:p>10,908</text:p>
          </table:table-cell>
          <table:table-cell office:value-type="float" office:value="-4.25073" calcext:value-type="float">
            <text:p>-4,2507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9304" calcext:value-type="float">
            <text:p>0,839304</text:p>
          </table:table-cell>
          <table:table-cell table:formula="of:=[.A1086]-[.E1086]" office:value-type="float" office:value="10.90930965" calcext:value-type="float">
            <text:p>10,90930965</text:p>
          </table:table-cell>
          <table:table-cell table:formula="of:=[.B1086]-[.D1086]" office:value-type="float" office:value="0.000729999999999897" calcext:value-type="float">
            <text:p>0,00073</text:p>
          </table:table-cell>
          <table:table-cell table:formula="of:=[.A1086]-[.C1086]" office:value-type="float" office:value="0.00156040000000068" calcext:value-type="float">
            <text:p>0,0015604</text:p>
          </table:table-cell>
          <table:table-cell table:formula="of:=[.G1086]-[.C1086]" office:value-type="float" office:value="0.00130965000000138" calcext:value-type="float">
            <text:p>0,00130965</text:p>
          </table:table-cell>
          <table:table-cell table:formula="of:=[.J1086]/[.I1086]" office:value-type="float" office:value="0.839304024609593" calcext:value-type="float">
            <text:p>0,8393040246</text:p>
          </table:table-cell>
          <table:table-cell table:formula="of:=[.D1086]+[.H1086]*[.K1086]" office:value-type="float" office:value="-4.25011730806204" calcext:value-type="float">
            <text:p>-4,2501173081</text:p>
          </table:table-cell>
        </table:table-row>
        <table:table-row table:style-name="ro1">
          <table:table-cell office:value-type="float" office:value="10.9335409" calcext:value-type="float">
            <text:p>10,9335409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10.909" calcext:value-type="float">
            <text:p>10,909</text:p>
          </table:table-cell>
          <table:table-cell office:value-type="float" office:value="-4.250117" calcext:value-type="float">
            <text:p>-4,250117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9897518" calcext:value-type="float">
            <text:p>0,9897518</text:p>
          </table:table-cell>
          <table:table-cell table:formula="of:=[.A1087]-[.E1087]" office:value-type="float" office:value="10.9332894" calcext:value-type="float">
            <text:p>10,9332894</text:p>
          </table:table-cell>
          <table:table-cell table:formula="of:=[.B1087]-[.D1087]" office:value-type="float" office:value="0.300118" calcext:value-type="float">
            <text:p>0,300118</text:p>
          </table:table-cell>
          <table:table-cell table:formula="of:=[.A1087]-[.C1087]" office:value-type="float" office:value="0.0245408999999999" calcext:value-type="float">
            <text:p>0,0245409</text:p>
          </table:table-cell>
          <table:table-cell table:formula="of:=[.G1087]-[.C1087]" office:value-type="float" office:value="0.0242894000000007" calcext:value-type="float">
            <text:p>0,0242894</text:p>
          </table:table-cell>
          <table:table-cell table:formula="of:=[.J1087]/[.I1087]" office:value-type="float" office:value="0.989751802093681" calcext:value-type="float">
            <text:p>0,9897518021</text:p>
          </table:table-cell>
          <table:table-cell table:formula="of:=[.D1087]+[.H1087]*[.K1087]" office:value-type="float" office:value="-3.95307466865925" calcext:value-type="float">
            <text:p>-3,9530746687</text:p>
          </table:table-cell>
        </table:table-row>
        <table:table-row table:style-name="ro1">
          <table:table-cell office:value-type="float" office:value="10.9340427" calcext:value-type="float">
            <text:p>10,9340427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10.933" calcext:value-type="float">
            <text:p>10,933</text:p>
          </table:table-cell>
          <table:table-cell office:value-type="float" office:value="-3.953075" calcext:value-type="float">
            <text:p>-3,953075</text:p>
          </table:table-cell>
          <table:table-cell office:value-type="float" office:value="0.0002515" calcext:value-type="float">
            <text:p>0,0002515</text:p>
          </table:table-cell>
          <table:table-cell office:value-type="float" office:value="0.7587993" calcext:value-type="float">
            <text:p>0,7587993</text:p>
          </table:table-cell>
          <table:table-cell table:formula="of:=[.A1088]-[.E1088]" office:value-type="float" office:value="10.9337912" calcext:value-type="float">
            <text:p>10,9337912</text:p>
          </table:table-cell>
          <table:table-cell table:formula="of:=[.B1088]-[.D1088]" office:value-type="float" office:value="0.00307600000000008" calcext:value-type="float">
            <text:p>0,003076</text:p>
          </table:table-cell>
          <table:table-cell table:formula="of:=[.A1088]-[.C1088]" office:value-type="float" office:value="0.00104269999999929" calcext:value-type="float">
            <text:p>0,0010427</text:p>
          </table:table-cell>
          <table:table-cell table:formula="of:=[.G1088]-[.C1088]" office:value-type="float" office:value="0.000791200000000103" calcext:value-type="float">
            <text:p>0,0007912</text:p>
          </table:table-cell>
          <table:table-cell table:formula="of:=[.J1088]/[.I1088]" office:value-type="float" office:value="0.758799271123664" calcext:value-type="float">
            <text:p>0,7587992711</text:p>
          </table:table-cell>
          <table:table-cell table:formula="of:=[.D1088]+[.H1088]*[.K1088]" office:value-type="float" office:value="-3.95074093344202" calcext:value-type="float">
            <text:p>-3,9507409334</text:p>
          </table:table-cell>
        </table:table-row>
        <table:table-row table:style-name="ro1">
          <table:table-cell office:value-type="float" office:value="10.9360475" calcext:value-type="float">
            <text:p>10,9360475</text:p>
          </table:table-cell>
          <table:table-cell office:value-type="float" office:value="-3.949999" calcext:value-type="float">
            <text:p>-3,949999</text:p>
          </table:table-cell>
          <table:table-cell office:value-type="float" office:value="10.934" calcext:value-type="float">
            <text:p>10,934</text:p>
          </table:table-cell>
          <table:table-cell office:value-type="float" office:value="-3.950741" calcext:value-type="float">
            <text:p>-3,950741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6326984" calcext:value-type="float">
            <text:p>0,6326984</text:p>
          </table:table-cell>
          <table:table-cell table:formula="of:=[.A1089]-[.E1089]" office:value-type="float" office:value="10.93529545" calcext:value-type="float">
            <text:p>10,93529545</text:p>
          </table:table-cell>
          <table:table-cell table:formula="of:=[.B1089]-[.D1089]" office:value-type="float" office:value="0.000741999999999798" calcext:value-type="float">
            <text:p>0,000742</text:p>
          </table:table-cell>
          <table:table-cell table:formula="of:=[.A1089]-[.C1089]" office:value-type="float" office:value="0.00204750000000153" calcext:value-type="float">
            <text:p>0,0020475</text:p>
          </table:table-cell>
          <table:table-cell table:formula="of:=[.G1089]-[.C1089]" office:value-type="float" office:value="0.00129545000000242" calcext:value-type="float">
            <text:p>0,00129545</text:p>
          </table:table-cell>
          <table:table-cell table:formula="of:=[.J1089]/[.I1089]" office:value-type="float" office:value="0.63269841269912" calcext:value-type="float">
            <text:p>0,6326984127</text:p>
          </table:table-cell>
          <table:table-cell table:formula="of:=[.D1089]+[.H1089]*[.K1089]" office:value-type="float" office:value="-3.95027153777778" calcext:value-type="float">
            <text:p>-3,9502715378</text:p>
          </table:table-cell>
        </table:table-row>
        <table:table-row table:style-name="ro1">
          <table:table-cell office:value-type="float" office:value="10.9385541" calcext:value-type="float">
            <text:p>10,9385541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10.935" calcext:value-type="float">
            <text:p>10,935</text:p>
          </table:table-cell>
          <table:table-cell office:value-type="float" office:value="-3.950272" calcext:value-type="float">
            <text:p>-3,950272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883993" calcext:value-type="float">
            <text:p>0,7883993</text:p>
          </table:table-cell>
          <table:table-cell table:formula="of:=[.A1090]-[.E1090]" office:value-type="float" office:value="10.93780205" calcext:value-type="float">
            <text:p>10,93780205</text:p>
          </table:table-cell>
          <table:table-cell table:formula="of:=[.B1090]-[.D1090]" office:value-type="float" office:value="0.150273" calcext:value-type="float">
            <text:p>0,150273</text:p>
          </table:table-cell>
          <table:table-cell table:formula="of:=[.A1090]-[.C1090]" office:value-type="float" office:value="0.00355409999999878" calcext:value-type="float">
            <text:p>0,0035541</text:p>
          </table:table-cell>
          <table:table-cell table:formula="of:=[.G1090]-[.C1090]" office:value-type="float" office:value="0.00280204999999967" calcext:value-type="float">
            <text:p>0,00280205</text:p>
          </table:table-cell>
          <table:table-cell table:formula="of:=[.J1090]/[.I1090]" office:value-type="float" office:value="0.788399313469128" calcext:value-type="float">
            <text:p>0,7883993135</text:p>
          </table:table-cell>
          <table:table-cell table:formula="of:=[.D1090]+[.H1090]*[.K1090]" office:value-type="float" office:value="-3.83179686996705" calcext:value-type="float">
            <text:p>-3,83179687</text:p>
          </table:table-cell>
        </table:table-row>
        <table:table-row table:style-name="ro1">
          <table:table-cell office:value-type="float" office:value="10.9405594" calcext:value-type="float">
            <text:p>10,9405594</text:p>
          </table:table-cell>
          <table:table-cell office:value-type="float" office:value="-3.799999" calcext:value-type="float">
            <text:p>-3,799999</text:p>
          </table:table-cell>
          <table:table-cell office:value-type="float" office:value="10.938" calcext:value-type="float">
            <text:p>10,938</text:p>
          </table:table-cell>
          <table:table-cell office:value-type="float" office:value="-3.831797" calcext:value-type="float">
            <text:p>-3,831797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7061616" calcext:value-type="float">
            <text:p>0,7061616</text:p>
          </table:table-cell>
          <table:table-cell table:formula="of:=[.A1091]-[.E1091]" office:value-type="float" office:value="10.93980735" calcext:value-type="float">
            <text:p>10,93980735</text:p>
          </table:table-cell>
          <table:table-cell table:formula="of:=[.B1091]-[.D1091]" office:value-type="float" office:value="0.0317979999999998" calcext:value-type="float">
            <text:p>0,031798</text:p>
          </table:table-cell>
          <table:table-cell table:formula="of:=[.A1091]-[.C1091]" office:value-type="float" office:value="0.0025593999999991" calcext:value-type="float">
            <text:p>0,0025594</text:p>
          </table:table-cell>
          <table:table-cell table:formula="of:=[.G1091]-[.C1091]" office:value-type="float" office:value="0.00180734999999999" calcext:value-type="float">
            <text:p>0,00180735</text:p>
          </table:table-cell>
          <table:table-cell table:formula="of:=[.J1091]/[.I1091]" office:value-type="float" office:value="0.70616160037533" calcext:value-type="float">
            <text:p>0,7061616004</text:p>
          </table:table-cell>
          <table:table-cell table:formula="of:=[.D1091]+[.H1091]*[.K1091]" office:value-type="float" office:value="-3.80934247343127" calcext:value-type="float">
            <text:p>-3,8093424734</text:p>
          </table:table-cell>
        </table:table-row>
        <table:table-row table:style-name="ro1">
          <table:table-cell office:value-type="float" office:value="10.9696254" calcext:value-type="float">
            <text:p>10,9696254</text:p>
          </table:table-cell>
          <table:table-cell office:value-type="float" office:value="-3.499999" calcext:value-type="float">
            <text:p>-3,499999</text:p>
          </table:table-cell>
          <table:table-cell office:value-type="float" office:value="10.94" calcext:value-type="float">
            <text:p>10,94</text:p>
          </table:table-cell>
          <table:table-cell office:value-type="float" office:value="-3.809343" calcext:value-type="float">
            <text:p>-3,809343</text:p>
          </table:table-cell>
          <table:table-cell office:value-type="float" office:value="0.00075205" calcext:value-type="float">
            <text:p>0,00075205</text:p>
          </table:table-cell>
          <table:table-cell office:value-type="float" office:value="0.9746147" calcext:value-type="float">
            <text:p>0,9746147</text:p>
          </table:table-cell>
          <table:table-cell table:formula="of:=[.A1092]-[.E1092]" office:value-type="float" office:value="10.96887335" calcext:value-type="float">
            <text:p>10,96887335</text:p>
          </table:table-cell>
          <table:table-cell table:formula="of:=[.B1092]-[.D1092]" office:value-type="float" office:value="0.309344" calcext:value-type="float">
            <text:p>0,309344</text:p>
          </table:table-cell>
          <table:table-cell table:formula="of:=[.A1092]-[.C1092]" office:value-type="float" office:value="0.0296254000000005" calcext:value-type="float">
            <text:p>0,0296254</text:p>
          </table:table-cell>
          <table:table-cell table:formula="of:=[.G1092]-[.C1092]" office:value-type="float" office:value="0.0288733500000014" calcext:value-type="float">
            <text:p>0,02887335</text:p>
          </table:table-cell>
          <table:table-cell table:formula="of:=[.J1092]/[.I1092]" office:value-type="float" office:value="0.974614688746849" calcext:value-type="float">
            <text:p>0,9746146887</text:p>
          </table:table-cell>
          <table:table-cell table:formula="of:=[.D1092]+[.H1092]*[.K1092]" office:value-type="float" office:value="-3.50785179372429" calcext:value-type="float">
            <text:p>-3,5078517937</text:p>
          </table:table-cell>
        </table:table-row>
        <table:table-row table:style-name="ro1">
          <table:table-cell office:value-type="float" office:value="10.972132" calcext:value-type="float">
            <text:p>10,972132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10.969" calcext:value-type="float">
            <text:p>10,969</text:p>
          </table:table-cell>
          <table:table-cell office:value-type="float" office:value="-3.507852" calcext:value-type="float">
            <text:p>-3,507852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798212" calcext:value-type="float">
            <text:p>0,6798212</text:p>
          </table:table-cell>
          <table:table-cell table:formula="of:=[.A1093]-[.E1093]" office:value-type="float" office:value="10.9711292" calcext:value-type="float">
            <text:p>10,9711292</text:p>
          </table:table-cell>
          <table:table-cell table:formula="of:=[.B1093]-[.D1093]" office:value-type="float" office:value="0.157853" calcext:value-type="float">
            <text:p>0,157853</text:p>
          </table:table-cell>
          <table:table-cell table:formula="of:=[.A1093]-[.C1093]" office:value-type="float" office:value="0.0031320000000008" calcext:value-type="float">
            <text:p>0,003132</text:p>
          </table:table-cell>
          <table:table-cell table:formula="of:=[.G1093]-[.C1093]" office:value-type="float" office:value="0.00212920000000061" calcext:value-type="float">
            <text:p>0,0021292</text:p>
          </table:table-cell>
          <table:table-cell table:formula="of:=[.J1093]/[.I1093]" office:value-type="float" office:value="0.679821200510876" calcext:value-type="float">
            <text:p>0,6798212005</text:p>
          </table:table-cell>
          <table:table-cell table:formula="of:=[.D1093]+[.H1093]*[.K1093]" office:value-type="float" office:value="-3.40054018403576" calcext:value-type="float">
            <text:p>-3,400540184</text:p>
          </table:table-cell>
        </table:table-row>
        <table:table-row table:style-name="ro1">
          <table:table-cell office:value-type="float" office:value="10.973636" calcext:value-type="float">
            <text:p>10,973636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10.971" calcext:value-type="float">
            <text:p>10,971</text:p>
          </table:table-cell>
          <table:table-cell office:value-type="float" office:value="-3.40054" calcext:value-type="float">
            <text:p>-3,40054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6195751" calcext:value-type="float">
            <text:p>0,6195751</text:p>
          </table:table-cell>
          <table:table-cell table:formula="of:=[.A1094]-[.E1094]" office:value-type="float" office:value="10.9726332" calcext:value-type="float">
            <text:p>10,9726332</text:p>
          </table:table-cell>
          <table:table-cell table:formula="of:=[.B1094]-[.D1094]" office:value-type="float" office:value="0.050541" calcext:value-type="float">
            <text:p>0,050541</text:p>
          </table:table-cell>
          <table:table-cell table:formula="of:=[.A1094]-[.C1094]" office:value-type="float" office:value="0.00263599999999897" calcext:value-type="float">
            <text:p>0,002636</text:p>
          </table:table-cell>
          <table:table-cell table:formula="of:=[.G1094]-[.C1094]" office:value-type="float" office:value="0.00163319999999878" calcext:value-type="float">
            <text:p>0,0016332</text:p>
          </table:table-cell>
          <table:table-cell table:formula="of:=[.J1094]/[.I1094]" office:value-type="float" office:value="0.61957511380858" calcext:value-type="float">
            <text:p>0,6195751138</text:p>
          </table:table-cell>
          <table:table-cell table:formula="of:=[.D1094]+[.H1094]*[.K1094]" office:value-type="float" office:value="-3.369226054173" calcext:value-type="float">
            <text:p>-3,3692260542</text:p>
          </table:table-cell>
        </table:table-row>
        <table:table-row table:style-name="ro1">
          <table:table-cell office:value-type="float" office:value="10.9751403" calcext:value-type="float">
            <text:p>10,9751403</text:p>
          </table:table-cell>
          <table:table-cell office:value-type="float" office:value="-3.349999" calcext:value-type="float">
            <text:p>-3,349999</text:p>
          </table:table-cell>
          <table:table-cell office:value-type="float" office:value="10.973" calcext:value-type="float">
            <text:p>10,973</text:p>
          </table:table-cell>
          <table:table-cell office:value-type="float" office:value="-3.369226" calcext:value-type="float">
            <text:p>-3,369226</text:p>
          </table:table-cell>
          <table:table-cell office:value-type="float" office:value="0.0010028" calcext:value-type="float">
            <text:p>0,0010028</text:p>
          </table:table-cell>
          <table:table-cell office:value-type="float" office:value="0.5314676" calcext:value-type="float">
            <text:p>0,5314676</text:p>
          </table:table-cell>
          <table:table-cell table:formula="of:=[.A1095]-[.E1095]" office:value-type="float" office:value="10.9741375" calcext:value-type="float">
            <text:p>10,9741375</text:p>
          </table:table-cell>
          <table:table-cell table:formula="of:=[.B1095]-[.D1095]" office:value-type="float" office:value="0.0192269999999999" calcext:value-type="float">
            <text:p>0,019227</text:p>
          </table:table-cell>
          <table:table-cell table:formula="of:=[.A1095]-[.C1095]" office:value-type="float" office:value="0.00214029999999887" calcext:value-type="float">
            <text:p>0,0021403</text:p>
          </table:table-cell>
          <table:table-cell table:formula="of:=[.G1095]-[.C1095]" office:value-type="float" office:value="0.00113749999999868" calcext:value-type="float">
            <text:p>0,0011375</text:p>
          </table:table-cell>
          <table:table-cell table:formula="of:=[.J1095]/[.I1095]" office:value-type="float" office:value="0.531467551277522" calcext:value-type="float">
            <text:p>0,5314675513</text:p>
          </table:table-cell>
          <table:table-cell table:formula="of:=[.D1095]+[.H1095]*[.K1095]" office:value-type="float" office:value="-3.35900747339159" calcext:value-type="float">
            <text:p>-3,3590074734</text:p>
          </table:table-cell>
        </table:table-row>
        <table:table-row table:style-name="ro1">
          <table:table-cell office:value-type="float" office:value="11.0016039" calcext:value-type="float">
            <text:p>11,001603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10.974" calcext:value-type="float">
            <text:p>10,974</text:p>
          </table:table-cell>
          <table:table-cell office:value-type="float" office:value="-3.359007" calcext:value-type="float">
            <text:p>-3,359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96]-[.E1096]" office:value-type="float" office:value="11.0016039" calcext:value-type="float">
            <text:p>11,0016039</text:p>
          </table:table-cell>
          <table:table-cell table:formula="of:=[.B1096]-[.D1096]" office:value-type="float" office:value="0.309008" calcext:value-type="float">
            <text:p>0,309008</text:p>
          </table:table-cell>
          <table:table-cell table:formula="of:=[.A1096]-[.C1096]" office:value-type="float" office:value="0.027603899999999" calcext:value-type="float">
            <text:p>0,0276039</text:p>
          </table:table-cell>
          <table:table-cell table:formula="of:=[.G1096]-[.C1096]" office:value-type="float" office:value="0.027603899999999" calcext:value-type="float">
            <text:p>0,0276039</text:p>
          </table:table-cell>
          <table:table-cell table:formula="of:=[.J1096]/[.I1096]" office:value-type="float" office:value="1" calcext:value-type="float">
            <text:p>1</text:p>
          </table:table-cell>
          <table:table-cell table:formula="of:=[.D1096]+[.H1096]*[.K1096]" office:value-type="float" office:value="-3.049999" calcext:value-type="float">
            <text:p>-3,049999</text:p>
          </table:table-cell>
        </table:table-row>
        <table:table-row table:style-name="ro1">
          <table:table-cell office:value-type="float" office:value="11.004609" calcext:value-type="float">
            <text:p>11,004609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11.002" calcext:value-type="float">
            <text:p>11,002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97]-[.E1097]" office:value-type="float" office:value="11.004609" calcext:value-type="float">
            <text:p>11,004609</text:p>
          </table:table-cell>
          <table:table-cell table:formula="of:=[.B1097]-[.D1097]" office:value-type="float" office:value="0" calcext:value-type="float">
            <text:p>0</text:p>
          </table:table-cell>
          <table:table-cell table:formula="of:=[.A1097]-[.C1097]" office:value-type="float" office:value="0.00260899999999964" calcext:value-type="float">
            <text:p>0,002609</text:p>
          </table:table-cell>
          <table:table-cell table:formula="of:=[.G1097]-[.C1097]" office:value-type="float" office:value="0.00260899999999964" calcext:value-type="float">
            <text:p>0,002609</text:p>
          </table:table-cell>
          <table:table-cell table:formula="of:=[.J1097]/[.I1097]" office:value-type="float" office:value="1" calcext:value-type="float">
            <text:p>1</text:p>
          </table:table-cell>
          <table:table-cell table:formula="of:=[.D1097]+[.H1097]*[.K1097]" office:value-type="float" office:value="-3.049999" calcext:value-type="float">
            <text:p>-3,049999</text:p>
          </table:table-cell>
        </table:table-row>
        <table:table-row table:style-name="ro1">
          <table:table-cell office:value-type="float" office:value="11.0076163" calcext:value-type="float">
            <text:p>11,0076163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11.005" calcext:value-type="float">
            <text:p>11,005</text:p>
          </table:table-cell>
          <table:table-cell office:value-type="float" office:value="-3.049999" calcext:value-type="float">
            <text:p>-3,049999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209647" calcext:value-type="float">
            <text:p>0,5209647</text:p>
          </table:table-cell>
          <table:table-cell table:formula="of:=[.A1098]-[.E1098]" office:value-type="float" office:value="11.006363" calcext:value-type="float">
            <text:p>11,006363</text:p>
          </table:table-cell>
          <table:table-cell table:formula="of:=[.B1098]-[.D1098]" office:value-type="float" office:value="0.15" calcext:value-type="float">
            <text:p>0,15</text:p>
          </table:table-cell>
          <table:table-cell table:formula="of:=[.A1098]-[.C1098]" office:value-type="float" office:value="0.00261629999999968" calcext:value-type="float">
            <text:p>0,0026163</text:p>
          </table:table-cell>
          <table:table-cell table:formula="of:=[.G1098]-[.C1098]" office:value-type="float" office:value="0.00136299999999956" calcext:value-type="float">
            <text:p>0,001363</text:p>
          </table:table-cell>
          <table:table-cell table:formula="of:=[.J1098]/[.I1098]" office:value-type="float" office:value="0.520964721171014" calcext:value-type="float">
            <text:p>0,5209647212</text:p>
          </table:table-cell>
          <table:table-cell table:formula="of:=[.D1098]+[.H1098]*[.K1098]" office:value-type="float" office:value="-2.97185429182435" calcext:value-type="float">
            <text:p>-2,9718542918</text:p>
          </table:table-cell>
        </table:table-row>
        <table:table-row table:style-name="ro1">
          <table:table-cell office:value-type="float" office:value="11.0086188" calcext:value-type="float">
            <text:p>11,0086188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11.006" calcext:value-type="float">
            <text:p>11,006</text:p>
          </table:table-cell>
          <table:table-cell office:value-type="float" office:value="-2.971854" calcext:value-type="float">
            <text:p>-2,971854</text:p>
          </table:table-cell>
          <table:table-cell office:value-type="float" office:value="0.0012533" calcext:value-type="float">
            <text:p>0,0012533</text:p>
          </table:table-cell>
          <table:table-cell office:value-type="float" office:value="0.521422" calcext:value-type="float">
            <text:p>0,521422</text:p>
          </table:table-cell>
          <table:table-cell table:formula="of:=[.A1099]-[.E1099]" office:value-type="float" office:value="11.0073655" calcext:value-type="float">
            <text:p>11,0073655</text:p>
          </table:table-cell>
          <table:table-cell table:formula="of:=[.B1099]-[.D1099]" office:value-type="float" office:value="0.0718549999999998" calcext:value-type="float">
            <text:p>0,071855</text:p>
          </table:table-cell>
          <table:table-cell table:formula="of:=[.A1099]-[.C1099]" office:value-type="float" office:value="0.00261880000000048" calcext:value-type="float">
            <text:p>0,0026188</text:p>
          </table:table-cell>
          <table:table-cell table:formula="of:=[.G1099]-[.C1099]" office:value-type="float" office:value="0.00136550000000035" calcext:value-type="float">
            <text:p>0,0013655</text:p>
          </table:table-cell>
          <table:table-cell table:formula="of:=[.J1099]/[.I1099]" office:value-type="float" office:value="0.521422025355164" calcext:value-type="float">
            <text:p>0,5214220254</text:p>
          </table:table-cell>
          <table:table-cell table:formula="of:=[.D1099]+[.H1099]*[.K1099]" office:value-type="float" office:value="-2.9343872203681" calcext:value-type="float">
            <text:p>-2,9343872204</text:p>
          </table:table-cell>
        </table:table-row>
        <table:table-row table:style-name="ro1">
          <table:table-cell office:value-type="float" office:value="11.0096214" calcext:value-type="float">
            <text:p>11,0096214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11.007" calcext:value-type="float">
            <text:p>11,007</text:p>
          </table:table-cell>
          <table:table-cell office:value-type="float" office:value="-2.934387" calcext:value-type="float">
            <text:p>-2,93438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043832" calcext:value-type="float">
            <text:p>0,9043832</text:p>
          </table:table-cell>
          <table:table-cell table:formula="of:=[.A1100]-[.E1100]" office:value-type="float" office:value="11.00937075" calcext:value-type="float">
            <text:p>11,00937075</text:p>
          </table:table-cell>
          <table:table-cell table:formula="of:=[.B1100]-[.D1100]" office:value-type="float" office:value="0.0343879999999999" calcext:value-type="float">
            <text:p>0,034388</text:p>
          </table:table-cell>
          <table:table-cell table:formula="of:=[.A1100]-[.C1100]" office:value-type="float" office:value="0.00262140000000066" calcext:value-type="float">
            <text:p>0,0026214</text:p>
          </table:table-cell>
          <table:table-cell table:formula="of:=[.G1100]-[.C1100]" office:value-type="float" office:value="0.00237075000000075" calcext:value-type="float">
            <text:p>0,00237075</text:p>
          </table:table-cell>
          <table:table-cell table:formula="of:=[.J1100]/[.I1100]" office:value-type="float" office:value="0.904383154039885" calcext:value-type="float">
            <text:p>0,904383154</text:p>
          </table:table-cell>
          <table:table-cell table:formula="of:=[.D1100]+[.H1100]*[.K1100]" office:value-type="float" office:value="-2.90328707209888" calcext:value-type="float">
            <text:p>-2,9032870721</text:p>
          </table:table-cell>
        </table:table-row>
        <table:table-row table:style-name="ro1">
          <table:table-cell office:value-type="float" office:value="11.0101226" calcext:value-type="float">
            <text:p>11,0101226</text:p>
          </table:table-cell>
          <table:table-cell office:value-type="float" office:value="-2.899999" calcext:value-type="float">
            <text:p>-2,899999</text:p>
          </table:table-cell>
          <table:table-cell office:value-type="float" office:value="11.009" calcext:value-type="float">
            <text:p>11,009</text:p>
          </table:table-cell>
          <table:table-cell office:value-type="float" office:value="-2.903287" calcext:value-type="float">
            <text:p>-2,90328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767237" calcext:value-type="float">
            <text:p>0,7767237</text:p>
          </table:table-cell>
          <table:table-cell table:formula="of:=[.A1101]-[.E1101]" office:value-type="float" office:value="11.00987195" calcext:value-type="float">
            <text:p>11,00987195</text:p>
          </table:table-cell>
          <table:table-cell table:formula="of:=[.B1101]-[.D1101]" office:value-type="float" office:value="0.00328799999999951" calcext:value-type="float">
            <text:p>0,003288</text:p>
          </table:table-cell>
          <table:table-cell table:formula="of:=[.A1101]-[.C1101]" office:value-type="float" office:value="0.00112260000000042" calcext:value-type="float">
            <text:p>0,0011226</text:p>
          </table:table-cell>
          <table:table-cell table:formula="of:=[.G1101]-[.C1101]" office:value-type="float" office:value="0.00087195000000051" calcext:value-type="float">
            <text:p>0,00087195</text:p>
          </table:table-cell>
          <table:table-cell table:formula="of:=[.J1101]/[.I1101]" office:value-type="float" office:value="0.776723677178145" calcext:value-type="float">
            <text:p>0,7767236772</text:p>
          </table:table-cell>
          <table:table-cell table:formula="of:=[.D1101]+[.H1101]*[.K1101]" office:value-type="float" office:value="-2.90073313254944" calcext:value-type="float">
            <text:p>-2,9007331325</text:p>
          </table:table-cell>
        </table:table-row>
        <table:table-row table:style-name="ro1">
          <table:table-cell office:value-type="float" office:value="11.0360809" calcext:value-type="float">
            <text:p>11,0360809</text:p>
          </table:table-cell>
          <table:table-cell office:value-type="float" office:value="-2.599998" calcext:value-type="float">
            <text:p>-2,599998</text:p>
          </table:table-cell>
          <table:table-cell office:value-type="float" office:value="11.01" calcext:value-type="float">
            <text:p>11,01</text:p>
          </table:table-cell>
          <table:table-cell office:value-type="float" office:value="-2.900733" calcext:value-type="float">
            <text:p>-2,900733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03895" calcext:value-type="float">
            <text:p>0,9903895</text:p>
          </table:table-cell>
          <table:table-cell table:formula="of:=[.A1102]-[.E1102]" office:value-type="float" office:value="11.03583025" calcext:value-type="float">
            <text:p>11,03583025</text:p>
          </table:table-cell>
          <table:table-cell table:formula="of:=[.B1102]-[.D1102]" office:value-type="float" office:value="0.300735" calcext:value-type="float">
            <text:p>0,300735</text:p>
          </table:table-cell>
          <table:table-cell table:formula="of:=[.A1102]-[.C1102]" office:value-type="float" office:value="0.0260809000000002" calcext:value-type="float">
            <text:p>0,0260809</text:p>
          </table:table-cell>
          <table:table-cell table:formula="of:=[.G1102]-[.C1102]" office:value-type="float" office:value="0.0258302500000003" calcext:value-type="float">
            <text:p>0,02583025</text:p>
          </table:table-cell>
          <table:table-cell table:formula="of:=[.J1102]/[.I1102]" office:value-type="float" office:value="0.990389518766611" calcext:value-type="float">
            <text:p>0,9903895188</text:p>
          </table:table-cell>
          <table:table-cell table:formula="of:=[.D1102]+[.H1102]*[.K1102]" office:value-type="float" office:value="-2.60288820807372" calcext:value-type="float">
            <text:p>-2,6028882081</text:p>
          </table:table-cell>
        </table:table-row>
        <table:table-row table:style-name="ro1">
          <table:table-cell office:value-type="float" office:value="11.038588" calcext:value-type="float">
            <text:p>11,038588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11.036" calcext:value-type="float">
            <text:p>11,036</text:p>
          </table:table-cell>
          <table:table-cell office:value-type="float" office:value="-2.602889" calcext:value-type="float">
            <text:p>-2,60288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031491" calcext:value-type="float">
            <text:p>0,9031491</text:p>
          </table:table-cell>
          <table:table-cell table:formula="of:=[.A1103]-[.E1103]" office:value-type="float" office:value="11.03833735" calcext:value-type="float">
            <text:p>11,03833735</text:p>
          </table:table-cell>
          <table:table-cell table:formula="of:=[.B1103]-[.D1103]" office:value-type="float" office:value="0.152891" calcext:value-type="float">
            <text:p>0,152891</text:p>
          </table:table-cell>
          <table:table-cell table:formula="of:=[.A1103]-[.C1103]" office:value-type="float" office:value="0.00258800000000114" calcext:value-type="float">
            <text:p>0,002588</text:p>
          </table:table-cell>
          <table:table-cell table:formula="of:=[.G1103]-[.C1103]" office:value-type="float" office:value="0.00233735000000124" calcext:value-type="float">
            <text:p>0,00233735</text:p>
          </table:table-cell>
          <table:table-cell table:formula="of:=[.J1103]/[.I1103]" office:value-type="float" office:value="0.903149149922799" calcext:value-type="float">
            <text:p>0,9031491499</text:p>
          </table:table-cell>
          <table:table-cell table:formula="of:=[.D1103]+[.H1103]*[.K1103]" office:value-type="float" office:value="-2.46480562331915" calcext:value-type="float">
            <text:p>-2,4648056233</text:p>
          </table:table-cell>
        </table:table-row>
        <table:table-row table:style-name="ro1">
          <table:table-cell office:value-type="float" office:value="11.0420973" calcext:value-type="float">
            <text:p>11,0420973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11.038" calcext:value-type="float">
            <text:p>11,038</text:p>
          </table:table-cell>
          <table:table-cell office:value-type="float" office:value="-2.464806" calcext:value-type="float">
            <text:p>-2,46480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8164645" calcext:value-type="float">
            <text:p>0,8164645</text:p>
          </table:table-cell>
          <table:table-cell table:formula="of:=[.A1104]-[.E1104]" office:value-type="float" office:value="11.0413453" calcext:value-type="float">
            <text:p>11,0413453</text:p>
          </table:table-cell>
          <table:table-cell table:formula="of:=[.B1104]-[.D1104]" office:value-type="float" office:value="0.0148079999999999" calcext:value-type="float">
            <text:p>0,014808</text:p>
          </table:table-cell>
          <table:table-cell table:formula="of:=[.A1104]-[.C1104]" office:value-type="float" office:value="0.00409729999999975" calcext:value-type="float">
            <text:p>0,0040973</text:p>
          </table:table-cell>
          <table:table-cell table:formula="of:=[.G1104]-[.C1104]" office:value-type="float" office:value="0.00334529999999944" calcext:value-type="float">
            <text:p>0,0033453</text:p>
          </table:table-cell>
          <table:table-cell table:formula="of:=[.J1104]/[.I1104]" office:value-type="float" office:value="0.816464501012776" calcext:value-type="float">
            <text:p>0,816464501</text:p>
          </table:table-cell>
          <table:table-cell table:formula="of:=[.D1104]+[.H1104]*[.K1104]" office:value-type="float" office:value="-2.452715793669" calcext:value-type="float">
            <text:p>-2,4527157937</text:p>
          </table:table-cell>
        </table:table-row>
        <table:table-row table:style-name="ro1">
          <table:table-cell office:value-type="float" office:value="11.0431029" calcext:value-type="float">
            <text:p>11,0431029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11.041" calcext:value-type="float">
            <text:p>11,041</text:p>
          </table:table-cell>
          <table:table-cell office:value-type="float" office:value="-2.452716" calcext:value-type="float">
            <text:p>-2,452716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6423986" calcext:value-type="float">
            <text:p>0,6423986</text:p>
          </table:table-cell>
          <table:table-cell table:formula="of:=[.A1105]-[.E1105]" office:value-type="float" office:value="11.0423509" calcext:value-type="float">
            <text:p>11,0423509</text:p>
          </table:table-cell>
          <table:table-cell table:formula="of:=[.B1105]-[.D1105]" office:value-type="float" office:value="0.00271800000000022" calcext:value-type="float">
            <text:p>0,002718</text:p>
          </table:table-cell>
          <table:table-cell table:formula="of:=[.A1105]-[.C1105]" office:value-type="float" office:value="0.0021028999999988" calcext:value-type="float">
            <text:p>0,0021029</text:p>
          </table:table-cell>
          <table:table-cell table:formula="of:=[.G1105]-[.C1105]" office:value-type="float" office:value="0.00135089999999849" calcext:value-type="float">
            <text:p>0,0013509</text:p>
          </table:table-cell>
          <table:table-cell table:formula="of:=[.J1105]/[.I1105]" office:value-type="float" office:value="0.642398592419641" calcext:value-type="float">
            <text:p>0,6423985924</text:p>
          </table:table-cell>
          <table:table-cell table:formula="of:=[.D1105]+[.H1105]*[.K1105]" office:value-type="float" office:value="-2.4509699606258" calcext:value-type="float">
            <text:p>-2,4509699606</text:p>
          </table:table-cell>
        </table:table-row>
        <table:table-row table:style-name="ro1">
          <table:table-cell office:value-type="float" office:value="11.044109" calcext:value-type="float">
            <text:p>11,044109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11.042" calcext:value-type="float">
            <text:p>11,042</text:p>
          </table:table-cell>
          <table:table-cell office:value-type="float" office:value="-2.45097" calcext:value-type="float">
            <text:p>-2,4509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811048" calcext:value-type="float">
            <text:p>0,8811048</text:p>
          </table:table-cell>
          <table:table-cell table:formula="of:=[.A1106]-[.E1106]" office:value-type="float" office:value="11.04385825" calcext:value-type="float">
            <text:p>11,04385825</text:p>
          </table:table-cell>
          <table:table-cell table:formula="of:=[.B1106]-[.D1106]" office:value-type="float" office:value="0.000971999999999973" calcext:value-type="float">
            <text:p>0,000972</text:p>
          </table:table-cell>
          <table:table-cell table:formula="of:=[.A1106]-[.C1106]" office:value-type="float" office:value="0.0021090000000008" calcext:value-type="float">
            <text:p>0,002109</text:p>
          </table:table-cell>
          <table:table-cell table:formula="of:=[.G1106]-[.C1106]" office:value-type="float" office:value="0.0018582500000015" calcext:value-type="float">
            <text:p>0,00185825</text:p>
          </table:table-cell>
          <table:table-cell table:formula="of:=[.J1106]/[.I1106]" office:value-type="float" office:value="0.881104788999903" calcext:value-type="float">
            <text:p>0,881104789</text:p>
          </table:table-cell>
          <table:table-cell table:formula="of:=[.D1106]+[.H1106]*[.K1106]" office:value-type="float" office:value="-2.45011356614509" calcext:value-type="float">
            <text:p>-2,4501135661</text:p>
          </table:table-cell>
        </table:table-row>
        <table:table-row table:style-name="ro1">
          <table:table-cell office:value-type="float" office:value="11.0451113" calcext:value-type="float">
            <text:p>11,0451113</text:p>
          </table:table-cell>
          <table:table-cell office:value-type="float" office:value="-2.449998" calcext:value-type="float">
            <text:p>-2,449998</text:p>
          </table:table-cell>
          <table:table-cell office:value-type="float" office:value="11.044" calcext:value-type="float">
            <text:p>11,044</text:p>
          </table:table-cell>
          <table:table-cell office:value-type="float" office:value="-2.450114" calcext:value-type="float">
            <text:p>-2,45011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743633" calcext:value-type="float">
            <text:p>0,7743633</text:p>
          </table:table-cell>
          <table:table-cell table:formula="of:=[.A1107]-[.E1107]" office:value-type="float" office:value="11.04486055" calcext:value-type="float">
            <text:p>11,04486055</text:p>
          </table:table-cell>
          <table:table-cell table:formula="of:=[.B1107]-[.D1107]" office:value-type="float" office:value="0.000116000000000227" calcext:value-type="float">
            <text:p>0,000116</text:p>
          </table:table-cell>
          <table:table-cell table:formula="of:=[.A1107]-[.C1107]" office:value-type="float" office:value="0.00111129999999982" calcext:value-type="float">
            <text:p>0,0011113</text:p>
          </table:table-cell>
          <table:table-cell table:formula="of:=[.G1107]-[.C1107]" office:value-type="float" office:value="0.000860550000000515" calcext:value-type="float">
            <text:p>0,00086055</text:p>
          </table:table-cell>
          <table:table-cell table:formula="of:=[.J1107]/[.I1107]" office:value-type="float" office:value="0.774363358229693" calcext:value-type="float">
            <text:p>0,7743633582</text:p>
          </table:table-cell>
          <table:table-cell table:formula="of:=[.D1107]+[.H1107]*[.K1107]" office:value-type="float" office:value="-2.45002417385045" calcext:value-type="float">
            <text:p>-2,4500241739</text:p>
          </table:table-cell>
        </table:table-row>
        <table:table-row table:style-name="ro1">
          <table:table-cell office:value-type="float" office:value="11.0711035" calcext:value-type="float">
            <text:p>11,0711035</text:p>
          </table:table-cell>
          <table:table-cell office:value-type="float" office:value="-2.149998" calcext:value-type="float">
            <text:p>-2,149998</text:p>
          </table:table-cell>
          <table:table-cell office:value-type="float" office:value="11.045" calcext:value-type="float">
            <text:p>11,045</text:p>
          </table:table-cell>
          <table:table-cell office:value-type="float" office:value="-2.450024" calcext:value-type="float">
            <text:p>-2,45002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394" calcext:value-type="float">
            <text:p>0,990394</text:p>
          </table:table-cell>
          <table:table-cell table:formula="of:=[.A1108]-[.E1108]" office:value-type="float" office:value="11.07085275" calcext:value-type="float">
            <text:p>11,07085275</text:p>
          </table:table-cell>
          <table:table-cell table:formula="of:=[.B1108]-[.D1108]" office:value-type="float" office:value="0.300026" calcext:value-type="float">
            <text:p>0,300026</text:p>
          </table:table-cell>
          <table:table-cell table:formula="of:=[.A1108]-[.C1108]" office:value-type="float" office:value="0.0261034999999996" calcext:value-type="float">
            <text:p>0,0261035</text:p>
          </table:table-cell>
          <table:table-cell table:formula="of:=[.G1108]-[.C1108]" office:value-type="float" office:value="0.0258527500000003" calcext:value-type="float">
            <text:p>0,02585275</text:p>
          </table:table-cell>
          <table:table-cell table:formula="of:=[.J1108]/[.I1108]" office:value-type="float" office:value="0.990394008466324" calcext:value-type="float">
            <text:p>0,9903940085</text:p>
          </table:table-cell>
          <table:table-cell table:formula="of:=[.D1108]+[.H1108]*[.K1108]" office:value-type="float" office:value="-2.15288004721588" calcext:value-type="float">
            <text:p>-2,1528800472</text:p>
          </table:table-cell>
        </table:table-row>
        <table:table-row table:style-name="ro1">
          <table:table-cell office:value-type="float" office:value="11.0736178" calcext:value-type="float">
            <text:p>11,0736178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11.071" calcext:value-type="float">
            <text:p>11,071</text:p>
          </table:table-cell>
          <table:table-cell office:value-type="float" office:value="-2.15288" calcext:value-type="float">
            <text:p>-2,15288</text:p>
          </table:table-cell>
          <table:table-cell office:value-type="float" office:value="0.00100635" calcext:value-type="float">
            <text:p>0,00100635</text:p>
          </table:table-cell>
          <table:table-cell office:value-type="float" office:value="0.6155741" calcext:value-type="float">
            <text:p>0,6155741</text:p>
          </table:table-cell>
          <table:table-cell table:formula="of:=[.A1109]-[.E1109]" office:value-type="float" office:value="11.07261145" calcext:value-type="float">
            <text:p>11,07261145</text:p>
          </table:table-cell>
          <table:table-cell table:formula="of:=[.B1109]-[.D1109]" office:value-type="float" office:value="0.152882" calcext:value-type="float">
            <text:p>0,152882</text:p>
          </table:table-cell>
          <table:table-cell table:formula="of:=[.A1109]-[.C1109]" office:value-type="float" office:value="0.00261779999999945" calcext:value-type="float">
            <text:p>0,0026178</text:p>
          </table:table-cell>
          <table:table-cell table:formula="of:=[.G1109]-[.C1109]" office:value-type="float" office:value="0.00161144999999863" calcext:value-type="float">
            <text:p>0,00161145</text:p>
          </table:table-cell>
          <table:table-cell table:formula="of:=[.J1109]/[.I1109]" office:value-type="float" office:value="0.615574146229264" calcext:value-type="float">
            <text:p>0,6155741462</text:p>
          </table:table-cell>
          <table:table-cell table:formula="of:=[.D1109]+[.H1109]*[.K1109]" office:value-type="float" office:value="-2.05876979337618" calcext:value-type="float">
            <text:p>-2,0587697934</text:p>
          </table:table-cell>
        </table:table-row>
        <table:table-row table:style-name="ro1">
          <table:table-cell office:value-type="float" office:value="11.076117" calcext:value-type="float">
            <text:p>11,076117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11.073" calcext:value-type="float">
            <text:p>11,073</text:p>
          </table:table-cell>
          <table:table-cell office:value-type="float" office:value="-2.05877" calcext:value-type="float">
            <text:p>-2,05877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6783125" calcext:value-type="float">
            <text:p>0,6783125</text:p>
          </table:table-cell>
          <table:table-cell table:formula="of:=[.A1110]-[.E1110]" office:value-type="float" office:value="11.0751143" calcext:value-type="float">
            <text:p>11,0751143</text:p>
          </table:table-cell>
          <table:table-cell table:formula="of:=[.B1110]-[.D1110]" office:value-type="float" office:value="0.058772" calcext:value-type="float">
            <text:p>0,058772</text:p>
          </table:table-cell>
          <table:table-cell table:formula="of:=[.A1110]-[.C1110]" office:value-type="float" office:value="0.00311699999999959" calcext:value-type="float">
            <text:p>0,003117</text:p>
          </table:table-cell>
          <table:table-cell table:formula="of:=[.G1110]-[.C1110]" office:value-type="float" office:value="0.00211429999999879" calcext:value-type="float">
            <text:p>0,0021143</text:p>
          </table:table-cell>
          <table:table-cell table:formula="of:=[.J1110]/[.I1110]" office:value-type="float" office:value="0.67831247994837" calcext:value-type="float">
            <text:p>0,6783124799</text:p>
          </table:table-cell>
          <table:table-cell table:formula="of:=[.D1110]+[.H1110]*[.K1110]" office:value-type="float" office:value="-2.01890421892847" calcext:value-type="float">
            <text:p>-2,0189042189</text:p>
          </table:table-cell>
        </table:table-row>
        <table:table-row table:style-name="ro1">
          <table:table-cell office:value-type="float" office:value="11.0771195" calcext:value-type="float">
            <text:p>11,0771195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11.075" calcext:value-type="float">
            <text:p>11,075</text:p>
          </table:table-cell>
          <table:table-cell office:value-type="float" office:value="-2.018904" calcext:value-type="float">
            <text:p>-2,018904</text:p>
          </table:table-cell>
          <table:table-cell office:value-type="float" office:value="0.0010027" calcext:value-type="float">
            <text:p>0,0010027</text:p>
          </table:table-cell>
          <table:table-cell office:value-type="float" office:value="0.5269167" calcext:value-type="float">
            <text:p>0,5269167</text:p>
          </table:table-cell>
          <table:table-cell table:formula="of:=[.A1111]-[.E1111]" office:value-type="float" office:value="11.0761168" calcext:value-type="float">
            <text:p>11,0761168</text:p>
          </table:table-cell>
          <table:table-cell table:formula="of:=[.B1111]-[.D1111]" office:value-type="float" office:value="0.0189060000000001" calcext:value-type="float">
            <text:p>0,018906</text:p>
          </table:table-cell>
          <table:table-cell table:formula="of:=[.A1111]-[.C1111]" office:value-type="float" office:value="0.00211950000000094" calcext:value-type="float">
            <text:p>0,0021195</text:p>
          </table:table-cell>
          <table:table-cell table:formula="of:=[.G1111]-[.C1111]" office:value-type="float" office:value="0.00111680000000014" calcext:value-type="float">
            <text:p>0,0011168</text:p>
          </table:table-cell>
          <table:table-cell table:formula="of:=[.J1111]/[.I1111]" office:value-type="float" office:value="0.526916725642673" calcext:value-type="float">
            <text:p>0,5269167256</text:p>
          </table:table-cell>
          <table:table-cell table:formula="of:=[.D1111]+[.H1111]*[.K1111]" office:value-type="float" office:value="-2.008942112385" calcext:value-type="float">
            <text:p>-2,0089421124</text:p>
          </table:table-cell>
        </table:table-row>
        <table:table-row table:style-name="ro1">
          <table:table-cell office:value-type="float" office:value="11.077621" calcext:value-type="float">
            <text:p>11,077621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11.076" calcext:value-type="float">
            <text:p>11,076</text:p>
          </table:table-cell>
          <table:table-cell office:value-type="float" office:value="-2.008942" calcext:value-type="float">
            <text:p>-2,008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12]-[.E1112]" office:value-type="float" office:value="11.077621" calcext:value-type="float">
            <text:p>11,077621</text:p>
          </table:table-cell>
          <table:table-cell table:formula="of:=[.B1112]-[.D1112]" office:value-type="float" office:value="0.00894399999999984" calcext:value-type="float">
            <text:p>0,008944</text:p>
          </table:table-cell>
          <table:table-cell table:formula="of:=[.A1112]-[.C1112]" office:value-type="float" office:value="0.00162100000000009" calcext:value-type="float">
            <text:p>0,001621</text:p>
          </table:table-cell>
          <table:table-cell table:formula="of:=[.G1112]-[.C1112]" office:value-type="float" office:value="0.00162100000000009" calcext:value-type="float">
            <text:p>0,001621</text:p>
          </table:table-cell>
          <table:table-cell table:formula="of:=[.J1112]/[.I1112]" office:value-type="float" office:value="1" calcext:value-type="float">
            <text:p>1</text:p>
          </table:table-cell>
          <table:table-cell table:formula="of:=[.D1112]+[.H1112]*[.K1112]" office:value-type="float" office:value="-1.999998" calcext:value-type="float">
            <text:p>-1,999998</text:p>
          </table:table-cell>
        </table:table-row>
        <table:table-row table:style-name="ro1">
          <table:table-cell office:value-type="float" office:value="11.0786235" calcext:value-type="float">
            <text:p>11,0786235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11.078" calcext:value-type="float">
            <text:p>11,078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13]-[.E1113]" office:value-type="float" office:value="11.0786235" calcext:value-type="float">
            <text:p>11,0786235</text:p>
          </table:table-cell>
          <table:table-cell table:formula="of:=[.B1113]-[.D1113]" office:value-type="float" office:value="0" calcext:value-type="float">
            <text:p>0</text:p>
          </table:table-cell>
          <table:table-cell table:formula="of:=[.A1113]-[.C1113]" office:value-type="float" office:value="0.000623500000001442" calcext:value-type="float">
            <text:p>0,0006235</text:p>
          </table:table-cell>
          <table:table-cell table:formula="of:=[.G1113]-[.C1113]" office:value-type="float" office:value="0.000623500000001442" calcext:value-type="float">
            <text:p>0,0006235</text:p>
          </table:table-cell>
          <table:table-cell table:formula="of:=[.J1113]/[.I1113]" office:value-type="float" office:value="1" calcext:value-type="float">
            <text:p>1</text:p>
          </table:table-cell>
          <table:table-cell table:formula="of:=[.D1113]+[.H1113]*[.K1113]" office:value-type="float" office:value="-1.999998" calcext:value-type="float">
            <text:p>-1,999998</text:p>
          </table:table-cell>
        </table:table-row>
        <table:table-row table:style-name="ro1">
          <table:table-cell office:value-type="float" office:value="11.1055307" calcext:value-type="float">
            <text:p>11,1055307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11.079" calcext:value-type="float">
            <text:p>11,079</text:p>
          </table:table-cell>
          <table:table-cell office:value-type="float" office:value="-1.999998" calcext:value-type="float">
            <text:p>-1,999998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811012" calcext:value-type="float">
            <text:p>0,9811012</text:p>
          </table:table-cell>
          <table:table-cell table:formula="of:=[.A1114]-[.E1114]" office:value-type="float" office:value="11.1050293" calcext:value-type="float">
            <text:p>11,1050293</text:p>
          </table:table-cell>
          <table:table-cell table:formula="of:=[.B1114]-[.D1114]" office:value-type="float" office:value="0.45" calcext:value-type="float">
            <text:p>0,45</text:p>
          </table:table-cell>
          <table:table-cell table:formula="of:=[.A1114]-[.C1114]" office:value-type="float" office:value="0.0265306999999986" calcext:value-type="float">
            <text:p>0,0265307</text:p>
          </table:table-cell>
          <table:table-cell table:formula="of:=[.G1114]-[.C1114]" office:value-type="float" office:value="0.0260292999999994" calcext:value-type="float">
            <text:p>0,0260293</text:p>
          </table:table-cell>
          <table:table-cell table:formula="of:=[.J1114]/[.I1114]" office:value-type="float" office:value="0.981101139434721" calcext:value-type="float">
            <text:p>0,9811011394</text:p>
          </table:table-cell>
          <table:table-cell table:formula="of:=[.D1114]+[.H1114]*[.K1114]" office:value-type="float" office:value="-1.55850248725438" calcext:value-type="float">
            <text:p>-1,5585024873</text:p>
          </table:table-cell>
        </table:table-row>
        <table:table-row table:style-name="ro1">
          <table:table-cell office:value-type="float" office:value="11.1110456" calcext:value-type="float">
            <text:p>11,1110456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11.105" calcext:value-type="float">
            <text:p>11,105</text:p>
          </table:table-cell>
          <table:table-cell office:value-type="float" office:value="-1.558503" calcext:value-type="float">
            <text:p>-1,558503</text:p>
          </table:table-cell>
          <table:table-cell office:value-type="float" office:value="0.0005014" calcext:value-type="float">
            <text:p>0,0005014</text:p>
          </table:table-cell>
          <table:table-cell office:value-type="float" office:value="0.9170637" calcext:value-type="float">
            <text:p>0,9170637</text:p>
          </table:table-cell>
          <table:table-cell table:formula="of:=[.A1115]-[.E1115]" office:value-type="float" office:value="11.1105442" calcext:value-type="float">
            <text:p>11,1105442</text:p>
          </table:table-cell>
          <table:table-cell table:formula="of:=[.B1115]-[.D1115]" office:value-type="float" office:value="0.00850499999999999" calcext:value-type="float">
            <text:p>0,008505</text:p>
          </table:table-cell>
          <table:table-cell table:formula="of:=[.A1115]-[.C1115]" office:value-type="float" office:value="0.00604560000000021" calcext:value-type="float">
            <text:p>0,0060456</text:p>
          </table:table-cell>
          <table:table-cell table:formula="of:=[.G1115]-[.C1115]" office:value-type="float" office:value="0.005544200000001" calcext:value-type="float">
            <text:p>0,0055442</text:p>
          </table:table-cell>
          <table:table-cell table:formula="of:=[.J1115]/[.I1115]" office:value-type="float" office:value="0.917063649596535" calcext:value-type="float">
            <text:p>0,9170636496</text:p>
          </table:table-cell>
          <table:table-cell table:formula="of:=[.D1115]+[.H1115]*[.K1115]" office:value-type="float" office:value="-1.55070337366018" calcext:value-type="float">
            <text:p>-1,5507033737</text:p>
          </table:table-cell>
        </table:table-row>
        <table:table-row table:style-name="ro1">
          <table:table-cell office:value-type="float" office:value="11.1120481" calcext:value-type="float">
            <text:p>11,1120481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11.111" calcext:value-type="float">
            <text:p>11,111</text:p>
          </table:table-cell>
          <table:table-cell office:value-type="float" office:value="-1.550704" calcext:value-type="float">
            <text:p>-1,550704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607576" calcext:value-type="float">
            <text:p>0,7607576</text:p>
          </table:table-cell>
          <table:table-cell table:formula="of:=[.A1116]-[.E1116]" office:value-type="float" office:value="11.11179735" calcext:value-type="float">
            <text:p>11,11179735</text:p>
          </table:table-cell>
          <table:table-cell table:formula="of:=[.B1116]-[.D1116]" office:value-type="float" office:value="0.000706000000000095" calcext:value-type="float">
            <text:p>0,000706</text:p>
          </table:table-cell>
          <table:table-cell table:formula="of:=[.A1116]-[.C1116]" office:value-type="float" office:value="0.00104810000000022" calcext:value-type="float">
            <text:p>0,0010481</text:p>
          </table:table-cell>
          <table:table-cell table:formula="of:=[.G1116]-[.C1116]" office:value-type="float" office:value="0.000797350000000918" calcext:value-type="float">
            <text:p>0,00079735</text:p>
          </table:table-cell>
          <table:table-cell table:formula="of:=[.J1116]/[.I1116]" office:value-type="float" office:value="0.76075756130212" calcext:value-type="float">
            <text:p>0,7607575613</text:p>
          </table:table-cell>
          <table:table-cell table:formula="of:=[.D1116]+[.H1116]*[.K1116]" office:value-type="float" office:value="-1.55016690516172" calcext:value-type="float">
            <text:p>-1,5501669052</text:p>
          </table:table-cell>
        </table:table-row>
        <table:table-row table:style-name="ro1">
          <table:table-cell office:value-type="float" office:value="11.1120481" calcext:value-type="float">
            <text:p>11,1120481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11.112" calcext:value-type="float">
            <text:p>11,112</text:p>
          </table:table-cell>
          <table:table-cell office:value-type="float" office:value="-1.550167" calcext:value-type="float">
            <text:p>-1,55016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-4.213098" calcext:value-type="float">
            <text:p>-4,213098</text:p>
          </table:table-cell>
          <table:table-cell table:formula="of:=[.A1117]-[.E1117]" office:value-type="float" office:value="11.11179735" calcext:value-type="float">
            <text:p>11,11179735</text:p>
          </table:table-cell>
          <table:table-cell table:formula="of:=[.B1117]-[.D1117]" office:value-type="float" office:value="0.000169000000000086" calcext:value-type="float">
            <text:p>0,000169</text:p>
          </table:table-cell>
          <table:table-cell table:formula="of:=[.A1117]-[.C1117]" office:value-type="float" office:value="0.0000481000000007725" calcext:value-type="float">
            <text:p>0,0000481</text:p>
          </table:table-cell>
          <table:table-cell table:formula="of:=[.G1117]-[.C1117]" office:value-type="float" office:value="-0.000202649999998528" calcext:value-type="float">
            <text:p>-0,00020265</text:p>
          </table:table-cell>
          <table:table-cell table:formula="of:=[.J1117]/[.I1117]" office:value-type="float" office:value="-4.21309771299944" calcext:value-type="float">
            <text:p>-4,213097713</text:p>
          </table:table-cell>
          <table:table-cell table:formula="of:=[.D1117]+[.H1117]*[.K1117]" office:value-type="float" office:value="-1.5508790135135" calcext:value-type="float">
            <text:p>-1,5508790135</text:p>
          </table:table-cell>
        </table:table-row>
        <table:table-row table:style-name="ro1">
          <table:table-cell office:value-type="float" office:value="11.1130524" calcext:value-type="float">
            <text:p>11,1130524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11.112" calcext:value-type="float">
            <text:p>11,112</text:p>
          </table:table-cell>
          <table:table-cell office:value-type="float" office:value="-1.550878" calcext:value-type="float">
            <text:p>-1,550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18]-[.E1118]" office:value-type="float" office:value="11.1130524" calcext:value-type="float">
            <text:p>11,1130524</text:p>
          </table:table-cell>
          <table:table-cell table:formula="of:=[.B1118]-[.D1118]" office:value-type="float" office:value="0.000879999999999992" calcext:value-type="float">
            <text:p>0,00088</text:p>
          </table:table-cell>
          <table:table-cell table:formula="of:=[.A1118]-[.C1118]" office:value-type="float" office:value="0.00105240000000073" calcext:value-type="float">
            <text:p>0,0010524</text:p>
          </table:table-cell>
          <table:table-cell table:formula="of:=[.G1118]-[.C1118]" office:value-type="float" office:value="0.00105240000000073" calcext:value-type="float">
            <text:p>0,0010524</text:p>
          </table:table-cell>
          <table:table-cell table:formula="of:=[.J1118]/[.I1118]" office:value-type="float" office:value="1" calcext:value-type="float">
            <text:p>1</text:p>
          </table:table-cell>
          <table:table-cell table:formula="of:=[.D1118]+[.H1118]*[.K1118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11.114057" calcext:value-type="float">
            <text:p>11,114057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11.113" calcext:value-type="float">
            <text:p>11,113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19]-[.E1119]" office:value-type="float" office:value="11.114057" calcext:value-type="float">
            <text:p>11,114057</text:p>
          </table:table-cell>
          <table:table-cell table:formula="of:=[.B1119]-[.D1119]" office:value-type="float" office:value="0" calcext:value-type="float">
            <text:p>0</text:p>
          </table:table-cell>
          <table:table-cell table:formula="of:=[.A1119]-[.C1119]" office:value-type="float" office:value="0.0010570000000012" calcext:value-type="float">
            <text:p>0,001057</text:p>
          </table:table-cell>
          <table:table-cell table:formula="of:=[.G1119]-[.C1119]" office:value-type="float" office:value="0.0010570000000012" calcext:value-type="float">
            <text:p>0,001057</text:p>
          </table:table-cell>
          <table:table-cell table:formula="of:=[.J1119]/[.I1119]" office:value-type="float" office:value="1" calcext:value-type="float">
            <text:p>1</text:p>
          </table:table-cell>
          <table:table-cell table:formula="of:=[.D1119]+[.H1119]*[.K1119]" office:value-type="float" office:value="-1.549998" calcext:value-type="float">
            <text:p>-1,549998</text:p>
          </table:table-cell>
        </table:table-row>
        <table:table-row table:style-name="ro1">
          <table:table-cell office:value-type="float" office:value="11.1390963" calcext:value-type="float">
            <text:p>11,1390963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11.114" calcext:value-type="float">
            <text:p>11,114</text:p>
          </table:table-cell>
          <table:table-cell office:value-type="float" office:value="-1.549998" calcext:value-type="float">
            <text:p>-1,54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20]-[.E1120]" office:value-type="float" office:value="11.1390963" calcext:value-type="float">
            <text:p>11,1390963</text:p>
          </table:table-cell>
          <table:table-cell table:formula="of:=[.B1120]-[.D1120]" office:value-type="float" office:value="0.3" calcext:value-type="float">
            <text:p>0,3</text:p>
          </table:table-cell>
          <table:table-cell table:formula="of:=[.A1120]-[.C1120]" office:value-type="float" office:value="0.0250962999999995" calcext:value-type="float">
            <text:p>0,0250963</text:p>
          </table:table-cell>
          <table:table-cell table:formula="of:=[.G1120]-[.C1120]" office:value-type="float" office:value="0.0250962999999995" calcext:value-type="float">
            <text:p>0,0250963</text:p>
          </table:table-cell>
          <table:table-cell table:formula="of:=[.J1120]/[.I1120]" office:value-type="float" office:value="1" calcext:value-type="float">
            <text:p>1</text:p>
          </table:table-cell>
          <table:table-cell table:formula="of:=[.D1120]+[.H1120]*[.K1120]" office:value-type="float" office:value="-1.249998" calcext:value-type="float">
            <text:p>-1,249998</text:p>
          </table:table-cell>
        </table:table-row>
        <table:table-row table:style-name="ro1">
          <table:table-cell office:value-type="float" office:value="11.1400996" calcext:value-type="float">
            <text:p>11,1400996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11.139" calcext:value-type="float">
            <text:p>11,139</text:p>
          </table:table-cell>
          <table:table-cell office:value-type="float" office:value="-1.249998" calcext:value-type="float">
            <text:p>-1,249998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718261" calcext:value-type="float">
            <text:p>0,7718261</text:p>
          </table:table-cell>
          <table:table-cell table:formula="of:=[.A1121]-[.E1121]" office:value-type="float" office:value="11.1398487" calcext:value-type="float">
            <text:p>11,1398487</text:p>
          </table:table-cell>
          <table:table-cell table:formula="of:=[.B1121]-[.D1121]" office:value-type="float" office:value="0.15" calcext:value-type="float">
            <text:p>0,15</text:p>
          </table:table-cell>
          <table:table-cell table:formula="of:=[.A1121]-[.C1121]" office:value-type="float" office:value="0.00109959999999987" calcext:value-type="float">
            <text:p>0,0010996</text:p>
          </table:table-cell>
          <table:table-cell table:formula="of:=[.G1121]-[.C1121]" office:value-type="float" office:value="0.000848700000000591" calcext:value-type="float">
            <text:p>0,0008487</text:p>
          </table:table-cell>
          <table:table-cell table:formula="of:=[.J1121]/[.I1121]" office:value-type="float" office:value="0.771826118589208" calcext:value-type="float">
            <text:p>0,7718261186</text:p>
          </table:table-cell>
          <table:table-cell table:formula="of:=[.D1121]+[.H1121]*[.K1121]" office:value-type="float" office:value="-1.13422408221162" calcext:value-type="float">
            <text:p>-1,1342240822</text:p>
          </table:table-cell>
        </table:table-row>
        <table:table-row table:style-name="ro1">
          <table:table-cell office:value-type="float" office:value="11.1421044" calcext:value-type="float">
            <text:p>11,1421044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11.14" calcext:value-type="float">
            <text:p>11,14</text:p>
          </table:table-cell>
          <table:table-cell office:value-type="float" office:value="-1.134224" calcext:value-type="float">
            <text:p>-1,134224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5236647" calcext:value-type="float">
            <text:p>0,5236647</text:p>
          </table:table-cell>
          <table:table-cell table:formula="of:=[.A1122]-[.E1122]" office:value-type="float" office:value="11.141102" calcext:value-type="float">
            <text:p>11,141102</text:p>
          </table:table-cell>
          <table:table-cell table:formula="of:=[.B1122]-[.D1122]" office:value-type="float" office:value="0.0342259999999999" calcext:value-type="float">
            <text:p>0,034226</text:p>
          </table:table-cell>
          <table:table-cell table:formula="of:=[.A1122]-[.C1122]" office:value-type="float" office:value="0.00210439999999856" calcext:value-type="float">
            <text:p>0,0021044</text:p>
          </table:table-cell>
          <table:table-cell table:formula="of:=[.G1122]-[.C1122]" office:value-type="float" office:value="0.00110199999999772" calcext:value-type="float">
            <text:p>0,001102</text:p>
          </table:table-cell>
          <table:table-cell table:formula="of:=[.J1122]/[.I1122]" office:value-type="float" office:value="0.523664702527309" calcext:value-type="float">
            <text:p>0,5236647025</text:p>
          </table:table-cell>
          <table:table-cell table:formula="of:=[.D1122]+[.H1122]*[.K1122]" office:value-type="float" office:value="-1.1163010518913" calcext:value-type="float">
            <text:p>-1,1163010519</text:p>
          </table:table-cell>
        </table:table-row>
        <table:table-row table:style-name="ro1">
          <table:table-cell office:value-type="float" office:value="11.1461201" calcext:value-type="float">
            <text:p>11,1461201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11.141" calcext:value-type="float">
            <text:p>11,141</text:p>
          </table:table-cell>
          <table:table-cell office:value-type="float" office:value="-1.116301" calcext:value-type="float">
            <text:p>-1,116301</text:p>
          </table:table-cell>
          <table:table-cell office:value-type="float" office:value="0.0010024" calcext:value-type="float">
            <text:p>0,0010024</text:p>
          </table:table-cell>
          <table:table-cell office:value-type="float" office:value="0.8042226" calcext:value-type="float">
            <text:p>0,8042226</text:p>
          </table:table-cell>
          <table:table-cell table:formula="of:=[.A1123]-[.E1123]" office:value-type="float" office:value="11.1451177" calcext:value-type="float">
            <text:p>11,1451177</text:p>
          </table:table-cell>
          <table:table-cell table:formula="of:=[.B1123]-[.D1123]" office:value-type="float" office:value="0.016303" calcext:value-type="float">
            <text:p>0,016303</text:p>
          </table:table-cell>
          <table:table-cell table:formula="of:=[.A1123]-[.C1123]" office:value-type="float" office:value="0.00512009999999918" calcext:value-type="float">
            <text:p>0,0051201</text:p>
          </table:table-cell>
          <table:table-cell table:formula="of:=[.G1123]-[.C1123]" office:value-type="float" office:value="0.00411769999999834" calcext:value-type="float">
            <text:p>0,0041177</text:p>
          </table:table-cell>
          <table:table-cell table:formula="of:=[.J1123]/[.I1123]" office:value-type="float" office:value="0.804222573777659" calcext:value-type="float">
            <text:p>0,8042225738</text:p>
          </table:table-cell>
          <table:table-cell table:formula="of:=[.D1123]+[.H1123]*[.K1123]" office:value-type="float" office:value="-1.1031897593797" calcext:value-type="float">
            <text:p>-1,1031897594</text:p>
          </table:table-cell>
        </table:table-row>
        <table:table-row table:style-name="ro1">
          <table:table-cell office:value-type="float" office:value="11.1466219" calcext:value-type="float">
            <text:p>11,1466219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11.145" calcext:value-type="float">
            <text:p>11,145</text:p>
          </table:table-cell>
          <table:table-cell office:value-type="float" office:value="-1.10319" calcext:value-type="float">
            <text:p>-1,10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24]-[.E1124]" office:value-type="float" office:value="11.1466219" calcext:value-type="float">
            <text:p>11,1466219</text:p>
          </table:table-cell>
          <table:table-cell table:formula="of:=[.B1124]-[.D1124]" office:value-type="float" office:value="0.00319200000000008" calcext:value-type="float">
            <text:p>0,003192</text:p>
          </table:table-cell>
          <table:table-cell table:formula="of:=[.A1124]-[.C1124]" office:value-type="float" office:value="0.00162189999999995" calcext:value-type="float">
            <text:p>0,0016219</text:p>
          </table:table-cell>
          <table:table-cell table:formula="of:=[.G1124]-[.C1124]" office:value-type="float" office:value="0.00162189999999995" calcext:value-type="float">
            <text:p>0,0016219</text:p>
          </table:table-cell>
          <table:table-cell table:formula="of:=[.J1124]/[.I1124]" office:value-type="float" office:value="1" calcext:value-type="float">
            <text:p>1</text:p>
          </table:table-cell>
          <table:table-cell table:formula="of:=[.D1124]+[.H1124]*[.K1124]" office:value-type="float" office:value="-1.099998" calcext:value-type="float">
            <text:p>-1,099998</text:p>
          </table:table-cell>
        </table:table-row>
        <table:table-row table:style-name="ro1">
          <table:table-cell office:value-type="float" office:value="11.1476242" calcext:value-type="float">
            <text:p>11,1476242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11.147" calcext:value-type="float">
            <text:p>11,147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25]-[.E1125]" office:value-type="float" office:value="11.1476242" calcext:value-type="float">
            <text:p>11,1476242</text:p>
          </table:table-cell>
          <table:table-cell table:formula="of:=[.B1125]-[.D1125]" office:value-type="float" office:value="0" calcext:value-type="float">
            <text:p>0</text:p>
          </table:table-cell>
          <table:table-cell table:formula="of:=[.A1125]-[.C1125]" office:value-type="float" office:value="0.000624199999998965" calcext:value-type="float">
            <text:p>0,0006242</text:p>
          </table:table-cell>
          <table:table-cell table:formula="of:=[.G1125]-[.C1125]" office:value-type="float" office:value="0.000624199999998965" calcext:value-type="float">
            <text:p>0,0006242</text:p>
          </table:table-cell>
          <table:table-cell table:formula="of:=[.J1125]/[.I1125]" office:value-type="float" office:value="1" calcext:value-type="float">
            <text:p>1</text:p>
          </table:table-cell>
          <table:table-cell table:formula="of:=[.D1125]+[.H1125]*[.K1125]" office:value-type="float" office:value="-1.099998" calcext:value-type="float">
            <text:p>-1,099998</text:p>
          </table:table-cell>
        </table:table-row>
        <table:table-row table:style-name="ro1">
          <table:table-cell office:value-type="float" office:value="11.1777044" calcext:value-type="float">
            <text:p>11,1777044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11.148" calcext:value-type="float">
            <text:p>11,148</text:p>
          </table:table-cell>
          <table:table-cell office:value-type="float" office:value="-1.099998" calcext:value-type="float">
            <text:p>-1,099998</text:p>
          </table:table-cell>
          <table:table-cell office:value-type="float" office:value="0.0027576" calcext:value-type="float">
            <text:p>0,0027576</text:p>
          </table:table-cell>
          <table:table-cell office:value-type="float" office:value="0.9071653" calcext:value-type="float">
            <text:p>0,9071653</text:p>
          </table:table-cell>
          <table:table-cell table:formula="of:=[.A1126]-[.E1126]" office:value-type="float" office:value="11.1749468" calcext:value-type="float">
            <text:p>11,1749468</text:p>
          </table:table-cell>
          <table:table-cell table:formula="of:=[.B1126]-[.D1126]" office:value-type="float" office:value="0.4499996" calcext:value-type="float">
            <text:p>0,4499996</text:p>
          </table:table-cell>
          <table:table-cell table:formula="of:=[.A1126]-[.C1126]" office:value-type="float" office:value="0.0297044" calcext:value-type="float">
            <text:p>0,0297044</text:p>
          </table:table-cell>
          <table:table-cell table:formula="of:=[.G1126]-[.C1126]" office:value-type="float" office:value="0.0269467999999993" calcext:value-type="float">
            <text:p>0,0269468</text:p>
          </table:table-cell>
          <table:table-cell table:formula="of:=[.J1126]/[.I1126]" office:value-type="float" office:value="0.907165268445055" calcext:value-type="float">
            <text:p>0,9071652684</text:p>
          </table:table-cell>
          <table:table-cell table:formula="of:=[.D1126]+[.H1126]*[.K1126]" office:value-type="float" office:value="-0.691773992065832" calcext:value-type="float">
            <text:p>-0,6917739921</text:p>
          </table:table-cell>
        </table:table-row>
        <table:table-row table:style-name="ro1">
          <table:table-cell office:value-type="float" office:value="11.1797093" calcext:value-type="float">
            <text:p>11,1797093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11.175" calcext:value-type="float">
            <text:p>11,175</text:p>
          </table:table-cell>
          <table:table-cell office:value-type="float" office:value="-0.691774" calcext:value-type="float">
            <text:p>-0,691774</text:p>
          </table:table-cell>
          <table:table-cell office:value-type="float" office:value="0.0027576" calcext:value-type="float">
            <text:p>0,0027576</text:p>
          </table:table-cell>
          <table:table-cell office:value-type="float" office:value="0.4144353" calcext:value-type="float">
            <text:p>0,4144353</text:p>
          </table:table-cell>
          <table:table-cell table:formula="of:=[.A1127]-[.E1127]" office:value-type="float" office:value="11.1769517" calcext:value-type="float">
            <text:p>11,1769517</text:p>
          </table:table-cell>
          <table:table-cell table:formula="of:=[.B1127]-[.D1127]" office:value-type="float" office:value="0.0417756" calcext:value-type="float">
            <text:p>0,0417756</text:p>
          </table:table-cell>
          <table:table-cell table:formula="of:=[.A1127]-[.C1127]" office:value-type="float" office:value="0.00470930000000003" calcext:value-type="float">
            <text:p>0,0047093</text:p>
          </table:table-cell>
          <table:table-cell table:formula="of:=[.G1127]-[.C1127]" office:value-type="float" office:value="0.00195169999999933" calcext:value-type="float">
            <text:p>0,0019517</text:p>
          </table:table-cell>
          <table:table-cell table:formula="of:=[.J1127]/[.I1127]" office:value-type="float" office:value="0.414435266387642" calcext:value-type="float">
            <text:p>0,4144352664</text:p>
          </table:table-cell>
          <table:table-cell table:formula="of:=[.D1127]+[.H1127]*[.K1127]" office:value-type="float" office:value="-0.674460718085496" calcext:value-type="float">
            <text:p>-0,6744607181</text:p>
          </table:table-cell>
        </table:table-row>
        <table:table-row table:style-name="ro1">
          <table:table-cell office:value-type="float" office:value="11.1802105" calcext:value-type="float">
            <text:p>11,1802105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11.177" calcext:value-type="float">
            <text:p>11,177</text:p>
          </table:table-cell>
          <table:table-cell office:value-type="float" office:value="-0.6744607" calcext:value-type="float">
            <text:p>-0,6744607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219436" calcext:value-type="float">
            <text:p>0,9219436</text:p>
          </table:table-cell>
          <table:table-cell table:formula="of:=[.A1128]-[.E1128]" office:value-type="float" office:value="11.1799599" calcext:value-type="float">
            <text:p>11,1799599</text:p>
          </table:table-cell>
          <table:table-cell table:formula="of:=[.B1128]-[.D1128]" office:value-type="float" office:value="0.0244623" calcext:value-type="float">
            <text:p>0,0244623</text:p>
          </table:table-cell>
          <table:table-cell table:formula="of:=[.A1128]-[.C1128]" office:value-type="float" office:value="0.00321049999999978" calcext:value-type="float">
            <text:p>0,0032105</text:p>
          </table:table-cell>
          <table:table-cell table:formula="of:=[.G1128]-[.C1128]" office:value-type="float" office:value="0.00295990000000046" calcext:value-type="float">
            <text:p>0,0029599</text:p>
          </table:table-cell>
          <table:table-cell table:formula="of:=[.J1128]/[.I1128]" office:value-type="float" office:value="0.921943622488914" calcext:value-type="float">
            <text:p>0,9219436225</text:p>
          </table:table-cell>
          <table:table-cell table:formula="of:=[.D1128]+[.H1128]*[.K1128]" office:value-type="float" office:value="-0.651907838523589" calcext:value-type="float">
            <text:p>-0,6519078385</text:p>
          </table:table-cell>
        </table:table-row>
        <table:table-row table:style-name="ro1">
          <table:table-cell office:value-type="float" office:value="11.1807123" calcext:value-type="float">
            <text:p>11,1807123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11.18" calcext:value-type="float">
            <text:p>11,18</text:p>
          </table:table-cell>
          <table:table-cell office:value-type="float" office:value="-0.6519079" calcext:value-type="float">
            <text:p>-0,6519079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648182" calcext:value-type="float">
            <text:p>0,648182</text:p>
          </table:table-cell>
          <table:table-cell table:formula="of:=[.A1129]-[.E1129]" office:value-type="float" office:value="11.1804617" calcext:value-type="float">
            <text:p>11,1804617</text:p>
          </table:table-cell>
          <table:table-cell table:formula="of:=[.B1129]-[.D1129]" office:value-type="float" office:value="0.00190950000000001" calcext:value-type="float">
            <text:p>0,0019095</text:p>
          </table:table-cell>
          <table:table-cell table:formula="of:=[.A1129]-[.C1129]" office:value-type="float" office:value="0.000712299999999999" calcext:value-type="float">
            <text:p>0,0007123</text:p>
          </table:table-cell>
          <table:table-cell table:formula="of:=[.G1129]-[.C1129]" office:value-type="float" office:value="0.000461700000000675" calcext:value-type="float">
            <text:p>0,0004617</text:p>
          </table:table-cell>
          <table:table-cell table:formula="of:=[.J1129]/[.I1129]" office:value-type="float" office:value="0.648181945810299" calcext:value-type="float">
            <text:p>0,6481819458</text:p>
          </table:table-cell>
          <table:table-cell table:formula="of:=[.D1129]+[.H1129]*[.K1129]" office:value-type="float" office:value="-0.650670196574475" calcext:value-type="float">
            <text:p>-0,6506701966</text:p>
          </table:table-cell>
        </table:table-row>
        <table:table-row table:style-name="ro1">
          <table:table-cell office:value-type="float" office:value="11.1817148" calcext:value-type="float">
            <text:p>11,1817148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11.18" calcext:value-type="float">
            <text:p>11,18</text:p>
          </table:table-cell>
          <table:table-cell office:value-type="float" office:value="-0.6506702" calcext:value-type="float">
            <text:p>-0,650670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8538605" calcext:value-type="float">
            <text:p>0,8538605</text:p>
          </table:table-cell>
          <table:table-cell table:formula="of:=[.A1130]-[.E1130]" office:value-type="float" office:value="11.1814642" calcext:value-type="float">
            <text:p>11,1814642</text:p>
          </table:table-cell>
          <table:table-cell table:formula="of:=[.B1130]-[.D1130]" office:value-type="float" office:value="0.0006718" calcext:value-type="float">
            <text:p>0,0006718</text:p>
          </table:table-cell>
          <table:table-cell table:formula="of:=[.A1130]-[.C1130]" office:value-type="float" office:value="0.00171480000000024" calcext:value-type="float">
            <text:p>0,0017148</text:p>
          </table:table-cell>
          <table:table-cell table:formula="of:=[.G1130]-[.C1130]" office:value-type="float" office:value="0.00146420000000091" calcext:value-type="float">
            <text:p>0,0014642</text:p>
          </table:table-cell>
          <table:table-cell table:formula="of:=[.J1130]/[.I1130]" office:value-type="float" office:value="0.853860508514527" calcext:value-type="float">
            <text:p>0,8538605085</text:p>
          </table:table-cell>
          <table:table-cell table:formula="of:=[.D1130]+[.H1130]*[.K1130]" office:value-type="float" office:value="-0.65009657651038" calcext:value-type="float">
            <text:p>-0,6500965765</text:p>
          </table:table-cell>
        </table:table-row>
        <table:table-row table:style-name="ro1">
          <table:table-cell office:value-type="float" office:value="11.1902371" calcext:value-type="float">
            <text:p>11,1902371</text:p>
          </table:table-cell>
          <table:table-cell office:value-type="float" office:value="-0.6499984" calcext:value-type="float">
            <text:p>-0,6499984</text:p>
          </table:table-cell>
          <table:table-cell office:value-type="float" office:value="11.181" calcext:value-type="float">
            <text:p>11,181</text:p>
          </table:table-cell>
          <table:table-cell office:value-type="float" office:value="-0.6500966" calcext:value-type="float">
            <text:p>-0,6500966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9728703" calcext:value-type="float">
            <text:p>0,9728703</text:p>
          </table:table-cell>
          <table:table-cell table:formula="of:=[.A1131]-[.E1131]" office:value-type="float" office:value="11.1899865" calcext:value-type="float">
            <text:p>11,1899865</text:p>
          </table:table-cell>
          <table:table-cell table:formula="of:=[.B1131]-[.D1131]" office:value-type="float" office:value="0.0000982000000000483" calcext:value-type="float">
            <text:p>0,0000982</text:p>
          </table:table-cell>
          <table:table-cell table:formula="of:=[.A1131]-[.C1131]" office:value-type="float" office:value="0.0092371" calcext:value-type="float">
            <text:p>0,0092371</text:p>
          </table:table-cell>
          <table:table-cell table:formula="of:=[.G1131]-[.C1131]" office:value-type="float" office:value="0.00898650000000067" calcext:value-type="float">
            <text:p>0,0089865</text:p>
          </table:table-cell>
          <table:table-cell table:formula="of:=[.J1131]/[.I1131]" office:value-type="float" office:value="0.972870273137746" calcext:value-type="float">
            <text:p>0,9728702731</text:p>
          </table:table-cell>
          <table:table-cell table:formula="of:=[.D1131]+[.H1131]*[.K1131]" office:value-type="float" office:value="-0.650001064139178" calcext:value-type="float">
            <text:p>-0,6500010641</text:p>
          </table:table-cell>
        </table:table-row>
        <table:table-row table:style-name="ro1">
          <table:table-cell office:value-type="float" office:value="11.212047" calcext:value-type="float">
            <text:p>11,212047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1.19" calcext:value-type="float">
            <text:p>11,19</text:p>
          </table:table-cell>
          <table:table-cell office:value-type="float" office:value="-0.6500011" calcext:value-type="float">
            <text:p>-0,6500011</text:p>
          </table:table-cell>
          <table:table-cell office:value-type="float" office:value="0.00225595" calcext:value-type="float">
            <text:p>0,00225595</text:p>
          </table:table-cell>
          <table:table-cell office:value-type="float" office:value="0.8976755" calcext:value-type="float">
            <text:p>0,8976755</text:p>
          </table:table-cell>
          <table:table-cell table:formula="of:=[.A1132]-[.E1132]" office:value-type="float" office:value="11.20979105" calcext:value-type="float">
            <text:p>11,20979105</text:p>
          </table:table-cell>
          <table:table-cell table:formula="of:=[.B1132]-[.D1132]" office:value-type="float" office:value="0.4500027" calcext:value-type="float">
            <text:p>0,4500027</text:p>
          </table:table-cell>
          <table:table-cell table:formula="of:=[.A1132]-[.C1132]" office:value-type="float" office:value="0.0220470000000006" calcext:value-type="float">
            <text:p>0,022047</text:p>
          </table:table-cell>
          <table:table-cell table:formula="of:=[.G1132]-[.C1132]" office:value-type="float" office:value="0.0197910500000003" calcext:value-type="float">
            <text:p>0,01979105</text:p>
          </table:table-cell>
          <table:table-cell table:formula="of:=[.J1132]/[.I1132]" office:value-type="float" office:value="0.897675420692145" calcext:value-type="float">
            <text:p>0,8976754207</text:p>
          </table:table-cell>
          <table:table-cell table:formula="of:=[.D1132]+[.H1132]*[.K1132]" office:value-type="float" office:value="-0.246044736964899" calcext:value-type="float">
            <text:p>-0,246044737</text:p>
          </table:table-cell>
        </table:table-row>
        <table:table-row table:style-name="ro1">
          <table:table-cell office:value-type="float" office:value="11.2140587" calcext:value-type="float">
            <text:p>11,2140587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1.21" calcext:value-type="float">
            <text:p>11,21</text:p>
          </table:table-cell>
          <table:table-cell office:value-type="float" office:value="-0.2460447" calcext:value-type="float">
            <text:p>-0,2460447</text:p>
          </table:table-cell>
          <table:table-cell office:value-type="float" office:value="0.00225595" calcext:value-type="float">
            <text:p>0,00225595</text:p>
          </table:table-cell>
          <table:table-cell office:value-type="float" office:value="0.4441693" calcext:value-type="float">
            <text:p>0,4441693</text:p>
          </table:table-cell>
          <table:table-cell table:formula="of:=[.A1133]-[.E1133]" office:value-type="float" office:value="11.21180275" calcext:value-type="float">
            <text:p>11,21180275</text:p>
          </table:table-cell>
          <table:table-cell table:formula="of:=[.B1133]-[.D1133]" office:value-type="float" office:value="0.0460463" calcext:value-type="float">
            <text:p>0,0460463</text:p>
          </table:table-cell>
          <table:table-cell table:formula="of:=[.A1133]-[.C1133]" office:value-type="float" office:value="0.00405869999999986" calcext:value-type="float">
            <text:p>0,0040587</text:p>
          </table:table-cell>
          <table:table-cell table:formula="of:=[.G1133]-[.C1133]" office:value-type="float" office:value="0.00180274999999952" calcext:value-type="float">
            <text:p>0,00180275</text:p>
          </table:table-cell>
          <table:table-cell table:formula="of:=[.J1133]/[.I1133]" office:value-type="float" office:value="0.444169315297899" calcext:value-type="float">
            <text:p>0,4441693153</text:p>
          </table:table-cell>
          <table:table-cell table:formula="of:=[.D1133]+[.H1133]*[.K1133]" office:value-type="float" office:value="-0.225592346456998" calcext:value-type="float">
            <text:p>-0,2255923465</text:p>
          </table:table-cell>
        </table:table-row>
        <table:table-row table:style-name="ro1">
          <table:table-cell office:value-type="float" office:value="11.2145579" calcext:value-type="float">
            <text:p>11,2145579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1.212" calcext:value-type="float">
            <text:p>11,212</text:p>
          </table:table-cell>
          <table:table-cell office:value-type="float" office:value="-0.2255924" calcext:value-type="float">
            <text:p>-0,2255924</text:p>
          </table:table-cell>
          <table:table-cell office:value-type="float" office:value="0.0002496" calcext:value-type="float">
            <text:p>0,0002496</text:p>
          </table:table-cell>
          <table:table-cell office:value-type="float" office:value="0.9024199" calcext:value-type="float">
            <text:p>0,9024199</text:p>
          </table:table-cell>
          <table:table-cell table:formula="of:=[.A1134]-[.E1134]" office:value-type="float" office:value="11.2143083" calcext:value-type="float">
            <text:p>11,2143083</text:p>
          </table:table-cell>
          <table:table-cell table:formula="of:=[.B1134]-[.D1134]" office:value-type="float" office:value="0.025594" calcext:value-type="float">
            <text:p>0,025594</text:p>
          </table:table-cell>
          <table:table-cell table:formula="of:=[.A1134]-[.C1134]" office:value-type="float" office:value="0.00255790000000111" calcext:value-type="float">
            <text:p>0,0025579</text:p>
          </table:table-cell>
          <table:table-cell table:formula="of:=[.G1134]-[.C1134]" office:value-type="float" office:value="0.00230830000000104" calcext:value-type="float">
            <text:p>0,0023083</text:p>
          </table:table-cell>
          <table:table-cell table:formula="of:=[.J1134]/[.I1134]" office:value-type="float" office:value="0.902419953868422" calcext:value-type="float">
            <text:p>0,9024199539</text:p>
          </table:table-cell>
          <table:table-cell table:formula="of:=[.D1134]+[.H1134]*[.K1134]" office:value-type="float" office:value="-0.202495863700692" calcext:value-type="float">
            <text:p>-0,2024958637</text:p>
          </table:table-cell>
        </table:table-row>
        <table:table-row table:style-name="ro1">
          <table:table-cell office:value-type="float" office:value="11.2150595" calcext:value-type="float">
            <text:p>11,2150595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1.214" calcext:value-type="float">
            <text:p>11,214</text:p>
          </table:table-cell>
          <table:table-cell office:value-type="float" office:value="-0.2024959" calcext:value-type="float">
            <text:p>-0,2024959</text:p>
          </table:table-cell>
          <table:table-cell office:value-type="float" office:value="0.0002496" calcext:value-type="float">
            <text:p>0,0002496</text:p>
          </table:table-cell>
          <table:table-cell office:value-type="float" office:value="0.7644172" calcext:value-type="float">
            <text:p>0,7644172</text:p>
          </table:table-cell>
          <table:table-cell table:formula="of:=[.A1135]-[.E1135]" office:value-type="float" office:value="11.2148099" calcext:value-type="float">
            <text:p>11,2148099</text:p>
          </table:table-cell>
          <table:table-cell table:formula="of:=[.B1135]-[.D1135]" office:value-type="float" office:value="0.00249749999999999" calcext:value-type="float">
            <text:p>0,0024975</text:p>
          </table:table-cell>
          <table:table-cell table:formula="of:=[.A1135]-[.C1135]" office:value-type="float" office:value="0.00105950000000021" calcext:value-type="float">
            <text:p>0,0010595</text:p>
          </table:table-cell>
          <table:table-cell table:formula="of:=[.G1135]-[.C1135]" office:value-type="float" office:value="0.000809900000000141" calcext:value-type="float">
            <text:p>0,0008099</text:p>
          </table:table-cell>
          <table:table-cell table:formula="of:=[.J1135]/[.I1135]" office:value-type="float" office:value="0.76441717791409" calcext:value-type="float">
            <text:p>0,7644171779</text:p>
          </table:table-cell>
          <table:table-cell table:formula="of:=[.D1135]+[.H1135]*[.K1135]" office:value-type="float" office:value="-0.20058676809816" calcext:value-type="float">
            <text:p>-0,2005867681</text:p>
          </table:table-cell>
        </table:table-row>
        <table:table-row table:style-name="ro1">
          <table:table-cell office:value-type="float" office:value="11.2160622" calcext:value-type="float">
            <text:p>11,2160622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1.215" calcext:value-type="float">
            <text:p>11,215</text:p>
          </table:table-cell>
          <table:table-cell office:value-type="float" office:value="-0.2005868" calcext:value-type="float">
            <text:p>-0,2005868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639334" calcext:value-type="float">
            <text:p>0,7639334</text:p>
          </table:table-cell>
          <table:table-cell table:formula="of:=[.A1136]-[.E1136]" office:value-type="float" office:value="11.21581145" calcext:value-type="float">
            <text:p>11,21581145</text:p>
          </table:table-cell>
          <table:table-cell table:formula="of:=[.B1136]-[.D1136]" office:value-type="float" office:value="0.000588399999999989" calcext:value-type="float">
            <text:p>0,0005884</text:p>
          </table:table-cell>
          <table:table-cell table:formula="of:=[.A1136]-[.C1136]" office:value-type="float" office:value="0.00106219999999979" calcext:value-type="float">
            <text:p>0,0010622</text:p>
          </table:table-cell>
          <table:table-cell table:formula="of:=[.G1136]-[.C1136]" office:value-type="float" office:value="0.000811450000000491" calcext:value-type="float">
            <text:p>0,00081145</text:p>
          </table:table-cell>
          <table:table-cell table:formula="of:=[.J1136]/[.I1136]" office:value-type="float" office:value="0.76393334588651" calcext:value-type="float">
            <text:p>0,7639333459</text:p>
          </table:table-cell>
          <table:table-cell table:formula="of:=[.D1136]+[.H1136]*[.K1136]" office:value-type="float" office:value="-0.20013730161928" calcext:value-type="float">
            <text:p>-0,2001373016</text:p>
          </table:table-cell>
        </table:table-row>
        <table:table-row table:style-name="ro1">
          <table:table-cell office:value-type="float" office:value="11.2170653" calcext:value-type="float">
            <text:p>11,2170653</text:p>
          </table:table-cell>
          <table:table-cell office:value-type="float" office:value="-0.1999984" calcext:value-type="float">
            <text:p>-0,1999984</text:p>
          </table:table-cell>
          <table:table-cell office:value-type="float" office:value="11.216" calcext:value-type="float">
            <text:p>11,216</text:p>
          </table:table-cell>
          <table:table-cell office:value-type="float" office:value="-0.2001373" calcext:value-type="float">
            <text:p>-0,2001373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646203" calcext:value-type="float">
            <text:p>0,7646203</text:p>
          </table:table-cell>
          <table:table-cell table:formula="of:=[.A1137]-[.E1137]" office:value-type="float" office:value="11.21681455" calcext:value-type="float">
            <text:p>11,21681455</text:p>
          </table:table-cell>
          <table:table-cell table:formula="of:=[.B1137]-[.D1137]" office:value-type="float" office:value="0.000138899999999997" calcext:value-type="float">
            <text:p>0,0001389</text:p>
          </table:table-cell>
          <table:table-cell table:formula="of:=[.A1137]-[.C1137]" office:value-type="float" office:value="0.00106530000000049" calcext:value-type="float">
            <text:p>0,0010653</text:p>
          </table:table-cell>
          <table:table-cell table:formula="of:=[.G1137]-[.C1137]" office:value-type="float" office:value="0.000814550000001191" calcext:value-type="float">
            <text:p>0,00081455</text:p>
          </table:table-cell>
          <table:table-cell table:formula="of:=[.J1137]/[.I1137]" office:value-type="float" office:value="0.764620294753417" calcext:value-type="float">
            <text:p>0,7646202948</text:p>
          </table:table-cell>
          <table:table-cell table:formula="of:=[.D1137]+[.H1137]*[.K1137]" office:value-type="float" office:value="-0.200031094241059" calcext:value-type="float">
            <text:p>-0,2000310942</text:p>
          </table:table-cell>
        </table:table-row>
        <table:table-row table:style-name="ro1">
          <table:table-cell office:value-type="float" office:value="11.2430486" calcext:value-type="float">
            <text:p>11,2430486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1.217" calcext:value-type="float">
            <text:p>11,217</text:p>
          </table:table-cell>
          <table:table-cell office:value-type="float" office:value="-0.2000311" calcext:value-type="float">
            <text:p>-0,200031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3738" calcext:value-type="float">
            <text:p>0,9903738</text:p>
          </table:table-cell>
          <table:table-cell table:formula="of:=[.A1138]-[.E1138]" office:value-type="float" office:value="11.24279785" calcext:value-type="float">
            <text:p>11,24279785</text:p>
          </table:table-cell>
          <table:table-cell table:formula="of:=[.B1138]-[.D1138]" office:value-type="float" office:value="0.4500327" calcext:value-type="float">
            <text:p>0,4500327</text:p>
          </table:table-cell>
          <table:table-cell table:formula="of:=[.A1138]-[.C1138]" office:value-type="float" office:value="0.0260485999999993" calcext:value-type="float">
            <text:p>0,0260486</text:p>
          </table:table-cell>
          <table:table-cell table:formula="of:=[.G1138]-[.C1138]" office:value-type="float" office:value="0.02579785" calcext:value-type="float">
            <text:p>0,02579785</text:p>
          </table:table-cell>
          <table:table-cell table:formula="of:=[.J1138]/[.I1138]" office:value-type="float" office:value="0.990373762889395" calcext:value-type="float">
            <text:p>0,9903737629</text:p>
          </table:table-cell>
          <table:table-cell table:formula="of:=[.D1138]+[.H1138]*[.K1138]" office:value-type="float" office:value="0.245669478522274" calcext:value-type="float">
            <text:p>0,2456694785</text:p>
          </table:table-cell>
        </table:table-row>
        <table:table-row table:style-name="ro1">
          <table:table-cell office:value-type="float" office:value="11.2450559" calcext:value-type="float">
            <text:p>11,2450559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1.243" calcext:value-type="float">
            <text:p>11,243</text:p>
          </table:table-cell>
          <table:table-cell office:value-type="float" office:value="0.2456695" calcext:value-type="float">
            <text:p>0,2456695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6342721" calcext:value-type="float">
            <text:p>0,6342721</text:p>
          </table:table-cell>
          <table:table-cell table:formula="of:=[.A1139]-[.E1139]" office:value-type="float" office:value="11.244304" calcext:value-type="float">
            <text:p>11,244304</text:p>
          </table:table-cell>
          <table:table-cell table:formula="of:=[.B1139]-[.D1139]" office:value-type="float" office:value="0.00433210000000001" calcext:value-type="float">
            <text:p>0,0043321</text:p>
          </table:table-cell>
          <table:table-cell table:formula="of:=[.A1139]-[.C1139]" office:value-type="float" office:value="0.00205590000000022" calcext:value-type="float">
            <text:p>0,0020559</text:p>
          </table:table-cell>
          <table:table-cell table:formula="of:=[.G1139]-[.C1139]" office:value-type="float" office:value="0.00130400000000108" calcext:value-type="float">
            <text:p>0,001304</text:p>
          </table:table-cell>
          <table:table-cell table:formula="of:=[.J1139]/[.I1139]" office:value-type="float" office:value="0.63427209494671" calcext:value-type="float">
            <text:p>0,6342720949</text:p>
          </table:table-cell>
          <table:table-cell table:formula="of:=[.D1139]+[.H1139]*[.K1139]" office:value-type="float" office:value="0.248417230142519" calcext:value-type="float">
            <text:p>0,2484172301</text:p>
          </table:table-cell>
        </table:table-row>
        <table:table-row table:style-name="ro1">
          <table:table-cell office:value-type="float" office:value="11.2470612" calcext:value-type="float">
            <text:p>11,2470612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1.244" calcext:value-type="float">
            <text:p>11,244</text:p>
          </table:table-cell>
          <table:table-cell office:value-type="float" office:value="0.2484172" calcext:value-type="float">
            <text:p>0,2484172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7544264" calcext:value-type="float">
            <text:p>0,7544264</text:p>
          </table:table-cell>
          <table:table-cell table:formula="of:=[.A1140]-[.E1140]" office:value-type="float" office:value="11.24630945" calcext:value-type="float">
            <text:p>11,24630945</text:p>
          </table:table-cell>
          <table:table-cell table:formula="of:=[.B1140]-[.D1140]" office:value-type="float" office:value="0.00158440000000001" calcext:value-type="float">
            <text:p>0,0015844</text:p>
          </table:table-cell>
          <table:table-cell table:formula="of:=[.A1140]-[.C1140]" office:value-type="float" office:value="0.00306119999999943" calcext:value-type="float">
            <text:p>0,0030612</text:p>
          </table:table-cell>
          <table:table-cell table:formula="of:=[.G1140]-[.C1140]" office:value-type="float" office:value="0.00230945000000027" calcext:value-type="float">
            <text:p>0,00230945</text:p>
          </table:table-cell>
          <table:table-cell table:formula="of:=[.J1140]/[.I1140]" office:value-type="float" office:value="0.754426368744511" calcext:value-type="float">
            <text:p>0,7544263687</text:p>
          </table:table-cell>
          <table:table-cell table:formula="of:=[.D1140]+[.H1140]*[.K1140]" office:value-type="float" office:value="0.249612513138639" calcext:value-type="float">
            <text:p>0,2496125131</text:p>
          </table:table-cell>
        </table:table-row>
        <table:table-row table:style-name="ro1">
          <table:table-cell office:value-type="float" office:value="11.248064" calcext:value-type="float">
            <text:p>11,248064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1.246" calcext:value-type="float">
            <text:p>11,246</text:p>
          </table:table-cell>
          <table:table-cell office:value-type="float" office:value="0.2496125" calcext:value-type="float">
            <text:p>0,2496125</text:p>
          </table:table-cell>
          <table:table-cell office:value-type="float" office:value="0.00075175" calcext:value-type="float">
            <text:p>0,00075175</text:p>
          </table:table-cell>
          <table:table-cell office:value-type="float" office:value="0.63578" calcext:value-type="float">
            <text:p>0,63578</text:p>
          </table:table-cell>
          <table:table-cell table:formula="of:=[.A1141]-[.E1141]" office:value-type="float" office:value="11.24731225" calcext:value-type="float">
            <text:p>11,24731225</text:p>
          </table:table-cell>
          <table:table-cell table:formula="of:=[.B1141]-[.D1141]" office:value-type="float" office:value="0.000389100000000003" calcext:value-type="float">
            <text:p>0,0003891</text:p>
          </table:table-cell>
          <table:table-cell table:formula="of:=[.A1141]-[.C1141]" office:value-type="float" office:value="0.00206399999999896" calcext:value-type="float">
            <text:p>0,002064</text:p>
          </table:table-cell>
          <table:table-cell table:formula="of:=[.G1141]-[.C1141]" office:value-type="float" office:value="0.00131224999999979" calcext:value-type="float">
            <text:p>0,00131225</text:p>
          </table:table-cell>
          <table:table-cell table:formula="of:=[.J1141]/[.I1141]" office:value-type="float" office:value="0.635780038759911" calcext:value-type="float">
            <text:p>0,6357800388</text:p>
          </table:table-cell>
          <table:table-cell table:formula="of:=[.D1141]+[.H1141]*[.K1141]" office:value-type="float" office:value="0.249859882013081" calcext:value-type="float">
            <text:p>0,249859882</text:p>
          </table:table-cell>
        </table:table-row>
        <table:table-row table:style-name="ro1">
          <table:table-cell office:value-type="float" office:value="11.2490671" calcext:value-type="float">
            <text:p>11,2490671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1.247" calcext:value-type="float">
            <text:p>11,247</text:p>
          </table:table-cell>
          <table:table-cell office:value-type="float" office:value="0.2498599" calcext:value-type="float">
            <text:p>0,249859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787432" calcext:value-type="float">
            <text:p>0,8787432</text:p>
          </table:table-cell>
          <table:table-cell table:formula="of:=[.A1142]-[.E1142]" office:value-type="float" office:value="11.24881645" calcext:value-type="float">
            <text:p>11,24881645</text:p>
          </table:table-cell>
          <table:table-cell table:formula="of:=[.B1142]-[.D1142]" office:value-type="float" office:value="0.000141699999999995" calcext:value-type="float">
            <text:p>0,0001417</text:p>
          </table:table-cell>
          <table:table-cell table:formula="of:=[.A1142]-[.C1142]" office:value-type="float" office:value="0.00206709999999966" calcext:value-type="float">
            <text:p>0,0020671</text:p>
          </table:table-cell>
          <table:table-cell table:formula="of:=[.G1142]-[.C1142]" office:value-type="float" office:value="0.00181644999999975" calcext:value-type="float">
            <text:p>0,00181645</text:p>
          </table:table-cell>
          <table:table-cell table:formula="of:=[.J1142]/[.I1142]" office:value-type="float" office:value="0.878743166755382" calcext:value-type="float">
            <text:p>0,8787431668</text:p>
          </table:table-cell>
          <table:table-cell table:formula="of:=[.D1142]+[.H1142]*[.K1142]" office:value-type="float" office:value="0.249984417906729" calcext:value-type="float">
            <text:p>0,2499844179</text:p>
          </table:table-cell>
        </table:table-row>
        <table:table-row table:style-name="ro1">
          <table:table-cell office:value-type="float" office:value="11.2500699" calcext:value-type="float">
            <text:p>11,2500699</text:p>
          </table:table-cell>
          <table:table-cell office:value-type="float" office:value="0.2500016" calcext:value-type="float">
            <text:p>0,2500016</text:p>
          </table:table-cell>
          <table:table-cell office:value-type="float" office:value="11.249" calcext:value-type="float">
            <text:p>11,249</text:p>
          </table:table-cell>
          <table:table-cell office:value-type="float" office:value="0.2499844" calcext:value-type="float">
            <text:p>0,249984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57258" calcext:value-type="float">
            <text:p>0,7657258</text:p>
          </table:table-cell>
          <table:table-cell table:formula="of:=[.A1143]-[.E1143]" office:value-type="float" office:value="11.24981925" calcext:value-type="float">
            <text:p>11,24981925</text:p>
          </table:table-cell>
          <table:table-cell table:formula="of:=[.B1143]-[.D1143]" office:value-type="float" office:value="0.000017199999999995" calcext:value-type="float">
            <text:p>0,0000172</text:p>
          </table:table-cell>
          <table:table-cell table:formula="of:=[.A1143]-[.C1143]" office:value-type="float" office:value="0.00106989999999918" calcext:value-type="float">
            <text:p>0,0010699</text:p>
          </table:table-cell>
          <table:table-cell table:formula="of:=[.G1143]-[.C1143]" office:value-type="float" office:value="0.000819249999999272" calcext:value-type="float">
            <text:p>0,00081925</text:p>
          </table:table-cell>
          <table:table-cell table:formula="of:=[.J1143]/[.I1143]" office:value-type="float" office:value="0.765725768763342" calcext:value-type="float">
            <text:p>0,7657257688</text:p>
          </table:table-cell>
          <table:table-cell table:formula="of:=[.D1143]+[.H1143]*[.K1143]" office:value-type="float" office:value="0.249997570483223" calcext:value-type="float">
            <text:p>0,2499975705</text:p>
          </table:table-cell>
        </table:table-row>
        <table:table-row table:style-name="ro1">
          <table:table-cell office:value-type="float" office:value="11.278096" calcext:value-type="float">
            <text:p>11,278096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1.25" calcext:value-type="float">
            <text:p>11,25</text:p>
          </table:table-cell>
          <table:table-cell office:value-type="float" office:value="0.2499976" calcext:value-type="float">
            <text:p>0,2499976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910788" calcext:value-type="float">
            <text:p>0,9910788</text:p>
          </table:table-cell>
          <table:table-cell table:formula="of:=[.A1144]-[.E1144]" office:value-type="float" office:value="11.27784535" calcext:value-type="float">
            <text:p>11,27784535</text:p>
          </table:table-cell>
          <table:table-cell table:formula="of:=[.B1144]-[.D1144]" office:value-type="float" office:value="0.450004" calcext:value-type="float">
            <text:p>0,450004</text:p>
          </table:table-cell>
          <table:table-cell table:formula="of:=[.A1144]-[.C1144]" office:value-type="float" office:value="0.0280959999999997" calcext:value-type="float">
            <text:p>0,028096</text:p>
          </table:table-cell>
          <table:table-cell table:formula="of:=[.G1144]-[.C1144]" office:value-type="float" office:value="0.0278453499999998" calcext:value-type="float">
            <text:p>0,02784535</text:p>
          </table:table-cell>
          <table:table-cell table:formula="of:=[.J1144]/[.I1144]" office:value-type="float" office:value="0.99107880125285" calcext:value-type="float">
            <text:p>0,9910788013</text:p>
          </table:table-cell>
          <table:table-cell table:formula="of:=[.D1144]+[.H1144]*[.K1144]" office:value-type="float" office:value="0.695987024878988" calcext:value-type="float">
            <text:p>0,6959870249</text:p>
          </table:table-cell>
        </table:table-row>
        <table:table-row table:style-name="ro1">
          <table:table-cell office:value-type="float" office:value="11.2801006" calcext:value-type="float">
            <text:p>11,2801006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1.278" calcext:value-type="float">
            <text:p>11,278</text:p>
          </table:table-cell>
          <table:table-cell office:value-type="float" office:value="0.695987" calcext:value-type="float">
            <text:p>0,695987</text:p>
          </table:table-cell>
          <table:table-cell office:value-type="float" office:value="0.0007514" calcext:value-type="float">
            <text:p>0,0007514</text:p>
          </table:table-cell>
          <table:table-cell office:value-type="float" office:value="0.6422927" calcext:value-type="float">
            <text:p>0,6422927</text:p>
          </table:table-cell>
          <table:table-cell table:formula="of:=[.A1145]-[.E1145]" office:value-type="float" office:value="11.2793492" calcext:value-type="float">
            <text:p>11,2793492</text:p>
          </table:table-cell>
          <table:table-cell table:formula="of:=[.B1145]-[.D1145]" office:value-type="float" office:value="0.00401459999999998" calcext:value-type="float">
            <text:p>0,0040146</text:p>
          </table:table-cell>
          <table:table-cell table:formula="of:=[.A1145]-[.C1145]" office:value-type="float" office:value="0.00210060000000034" calcext:value-type="float">
            <text:p>0,0021006</text:p>
          </table:table-cell>
          <table:table-cell table:formula="of:=[.G1145]-[.C1145]" office:value-type="float" office:value="0.00134919999999994" calcext:value-type="float">
            <text:p>0,0013492</text:p>
          </table:table-cell>
          <table:table-cell table:formula="of:=[.J1145]/[.I1145]" office:value-type="float" office:value="0.642292678282262" calcext:value-type="float">
            <text:p>0,6422926783</text:p>
          </table:table-cell>
          <table:table-cell table:formula="of:=[.D1145]+[.H1145]*[.K1145]" office:value-type="float" office:value="0.698565548186232" calcext:value-type="float">
            <text:p>0,6985655482</text:p>
          </table:table-cell>
        </table:table-row>
        <table:table-row table:style-name="ro1">
          <table:table-cell office:value-type="float" office:value="11.2821061" calcext:value-type="float">
            <text:p>11,2821061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1.279" calcext:value-type="float">
            <text:p>11,279</text:p>
          </table:table-cell>
          <table:table-cell office:value-type="float" office:value="0.6985655" calcext:value-type="float">
            <text:p>0,6985655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578958" calcext:value-type="float">
            <text:p>0,7578958</text:p>
          </table:table-cell>
          <table:table-cell table:formula="of:=[.A1146]-[.E1146]" office:value-type="float" office:value="11.2813541" calcext:value-type="float">
            <text:p>11,2813541</text:p>
          </table:table-cell>
          <table:table-cell table:formula="of:=[.B1146]-[.D1146]" office:value-type="float" office:value="0.00143610000000005" calcext:value-type="float">
            <text:p>0,0014361</text:p>
          </table:table-cell>
          <table:table-cell table:formula="of:=[.A1146]-[.C1146]" office:value-type="float" office:value="0.00310610000000011" calcext:value-type="float">
            <text:p>0,0031061</text:p>
          </table:table-cell>
          <table:table-cell table:formula="of:=[.G1146]-[.C1146]" office:value-type="float" office:value="0.0023540999999998" calcext:value-type="float">
            <text:p>0,0023541</text:p>
          </table:table-cell>
          <table:table-cell table:formula="of:=[.J1146]/[.I1146]" office:value-type="float" office:value="0.757895753517182" calcext:value-type="float">
            <text:p>0,7578957535</text:p>
          </table:table-cell>
          <table:table-cell table:formula="of:=[.D1146]+[.H1146]*[.K1146]" office:value-type="float" office:value="0.699653914091626" calcext:value-type="float">
            <text:p>0,6996539141</text:p>
          </table:table-cell>
        </table:table-row>
        <table:table-row table:style-name="ro1">
          <table:table-cell office:value-type="float" office:value="11.2836107" calcext:value-type="float">
            <text:p>11,2836107</text:p>
          </table:table-cell>
          <table:table-cell office:value-type="float" office:value="0.7000016" calcext:value-type="float">
            <text:p>0,7000016</text:p>
          </table:table-cell>
          <table:table-cell office:value-type="float" office:value="11.281" calcext:value-type="float">
            <text:p>11,281</text:p>
          </table:table-cell>
          <table:table-cell office:value-type="float" office:value="0.6996539" calcext:value-type="float">
            <text:p>0,6996539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7119547" calcext:value-type="float">
            <text:p>0,7119547</text:p>
          </table:table-cell>
          <table:table-cell table:formula="of:=[.A1147]-[.E1147]" office:value-type="float" office:value="11.2828587" calcext:value-type="float">
            <text:p>11,2828587</text:p>
          </table:table-cell>
          <table:table-cell table:formula="of:=[.B1147]-[.D1147]" office:value-type="float" office:value="0.000347700000000062" calcext:value-type="float">
            <text:p>0,0003477</text:p>
          </table:table-cell>
          <table:table-cell table:formula="of:=[.A1147]-[.C1147]" office:value-type="float" office:value="0.00261069999999997" calcext:value-type="float">
            <text:p>0,0026107</text:p>
          </table:table-cell>
          <table:table-cell table:formula="of:=[.G1147]-[.C1147]" office:value-type="float" office:value="0.00185869999999966" calcext:value-type="float">
            <text:p>0,0018587</text:p>
          </table:table-cell>
          <table:table-cell table:formula="of:=[.J1147]/[.I1147]" office:value-type="float" office:value="0.711954648178528" calcext:value-type="float">
            <text:p>0,7119546482</text:p>
          </table:table-cell>
          <table:table-cell table:formula="of:=[.D1147]+[.H1147]*[.K1147]" office:value-type="float" office:value="0.699901446631172" calcext:value-type="float">
            <text:p>0,6999014466</text:p>
          </table:table-cell>
        </table:table-row>
        <table:table-row table:style-name="ro1">
          <table:table-cell office:value-type="float" office:value="11.284613" calcext:value-type="float">
            <text:p>11,284613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11.283" calcext:value-type="float">
            <text:p>11,283</text:p>
          </table:table-cell>
          <table:table-cell office:value-type="float" office:value="0.6999015" calcext:value-type="float">
            <text:p>0,6999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48]-[.E1148]" office:value-type="float" office:value="11.284613" calcext:value-type="float">
            <text:p>11,284613</text:p>
          </table:table-cell>
          <table:table-cell table:formula="of:=[.B1148]-[.D1148]" office:value-type="float" office:value="0.1501001" calcext:value-type="float">
            <text:p>0,1501001</text:p>
          </table:table-cell>
          <table:table-cell table:formula="of:=[.A1148]-[.C1148]" office:value-type="float" office:value="0.00161300000000075" calcext:value-type="float">
            <text:p>0,001613</text:p>
          </table:table-cell>
          <table:table-cell table:formula="of:=[.G1148]-[.C1148]" office:value-type="float" office:value="0.00161300000000075" calcext:value-type="float">
            <text:p>0,001613</text:p>
          </table:table-cell>
          <table:table-cell table:formula="of:=[.J1148]/[.I1148]" office:value-type="float" office:value="1" calcext:value-type="float">
            <text:p>1</text:p>
          </table:table-cell>
          <table:table-cell table:formula="of:=[.D1148]+[.H1148]*[.K1148]" office:value-type="float" office:value="0.8500016" calcext:value-type="float">
            <text:p>0,8500016</text:p>
          </table:table-cell>
        </table:table-row>
        <table:table-row table:style-name="ro1">
          <table:table-cell office:value-type="float" office:value="11.2861168" calcext:value-type="float">
            <text:p>11,2861168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11.285" calcext:value-type="float">
            <text:p>11,285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49]-[.E1149]" office:value-type="float" office:value="11.2861168" calcext:value-type="float">
            <text:p>11,2861168</text:p>
          </table:table-cell>
          <table:table-cell table:formula="of:=[.B1149]-[.D1149]" office:value-type="float" office:value="0" calcext:value-type="float">
            <text:p>0</text:p>
          </table:table-cell>
          <table:table-cell table:formula="of:=[.A1149]-[.C1149]" office:value-type="float" office:value="0.00111680000000014" calcext:value-type="float">
            <text:p>0,0011168</text:p>
          </table:table-cell>
          <table:table-cell table:formula="of:=[.G1149]-[.C1149]" office:value-type="float" office:value="0.00111680000000014" calcext:value-type="float">
            <text:p>0,0011168</text:p>
          </table:table-cell>
          <table:table-cell table:formula="of:=[.J1149]/[.I1149]" office:value-type="float" office:value="1" calcext:value-type="float">
            <text:p>1</text:p>
          </table:table-cell>
          <table:table-cell table:formula="of:=[.D1149]+[.H1149]*[.K1149]" office:value-type="float" office:value="0.8500016" calcext:value-type="float">
            <text:p>0,8500016</text:p>
          </table:table-cell>
        </table:table-row>
        <table:table-row table:style-name="ro1">
          <table:table-cell office:value-type="float" office:value="11.3111108" calcext:value-type="float">
            <text:p>11,3111108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11.286" calcext:value-type="float">
            <text:p>11,286</text:p>
          </table:table-cell>
          <table:table-cell office:value-type="float" office:value="0.8500016" calcext:value-type="float">
            <text:p>0,8500016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9500793" calcext:value-type="float">
            <text:p>0,9500793</text:p>
          </table:table-cell>
          <table:table-cell table:formula="of:=[.A1150]-[.E1150]" office:value-type="float" office:value="11.30985725" calcext:value-type="float">
            <text:p>11,30985725</text:p>
          </table:table-cell>
          <table:table-cell table:formula="of:=[.B1150]-[.D1150]" office:value-type="float" office:value="0.3000004" calcext:value-type="float">
            <text:p>0,3000004</text:p>
          </table:table-cell>
          <table:table-cell table:formula="of:=[.A1150]-[.C1150]" office:value-type="float" office:value="0.0251108000000002" calcext:value-type="float">
            <text:p>0,0251108</text:p>
          </table:table-cell>
          <table:table-cell table:formula="of:=[.G1150]-[.C1150]" office:value-type="float" office:value="0.0238572500000007" calcext:value-type="float">
            <text:p>0,02385725</text:p>
          </table:table-cell>
          <table:table-cell table:formula="of:=[.J1150]/[.I1150]" office:value-type="float" office:value="0.950079248769474" calcext:value-type="float">
            <text:p>0,9500792488</text:p>
          </table:table-cell>
          <table:table-cell table:formula="of:=[.D1150]+[.H1150]*[.K1150]" office:value-type="float" office:value="1.13502575466254" calcext:value-type="float">
            <text:p>1,1350257547</text:p>
          </table:table-cell>
        </table:table-row>
        <table:table-row table:style-name="ro1">
          <table:table-cell office:value-type="float" office:value="11.3136215" calcext:value-type="float">
            <text:p>11,3136215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11.31" calcext:value-type="float">
            <text:p>11,31</text:p>
          </table:table-cell>
          <table:table-cell office:value-type="float" office:value="1.135025" calcext:value-type="float">
            <text:p>1,135025</text:p>
          </table:table-cell>
          <table:table-cell office:value-type="float" office:value="0.00125355" calcext:value-type="float">
            <text:p>0,00125355</text:p>
          </table:table-cell>
          <table:table-cell office:value-type="float" office:value="0.6538589" calcext:value-type="float">
            <text:p>0,6538589</text:p>
          </table:table-cell>
          <table:table-cell table:formula="of:=[.A1151]-[.E1151]" office:value-type="float" office:value="11.31236795" calcext:value-type="float">
            <text:p>11,31236795</text:p>
          </table:table-cell>
          <table:table-cell table:formula="of:=[.B1151]-[.D1151]" office:value-type="float" office:value="0.014977" calcext:value-type="float">
            <text:p>0,014977</text:p>
          </table:table-cell>
          <table:table-cell table:formula="of:=[.A1151]-[.C1151]" office:value-type="float" office:value="0.0036214999999995" calcext:value-type="float">
            <text:p>0,0036215</text:p>
          </table:table-cell>
          <table:table-cell table:formula="of:=[.G1151]-[.C1151]" office:value-type="float" office:value="0.00236795000000001" calcext:value-type="float">
            <text:p>0,00236795</text:p>
          </table:table-cell>
          <table:table-cell table:formula="of:=[.J1151]/[.I1151]" office:value-type="float" office:value="0.653858898246675" calcext:value-type="float">
            <text:p>0,6538588982</text:p>
          </table:table-cell>
          <table:table-cell table:formula="of:=[.D1151]+[.H1151]*[.K1151]" office:value-type="float" office:value="1.14481784471904" calcext:value-type="float">
            <text:p>1,1448178447</text:p>
          </table:table-cell>
        </table:table-row>
        <table:table-row table:style-name="ro1">
          <table:table-cell office:value-type="float" office:value="11.3156268" calcext:value-type="float">
            <text:p>11,3156268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11.312" calcext:value-type="float">
            <text:p>11,312</text:p>
          </table:table-cell>
          <table:table-cell office:value-type="float" office:value="1.144818" calcext:value-type="float">
            <text:p>1,144818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7927512" calcext:value-type="float">
            <text:p>0,7927512</text:p>
          </table:table-cell>
          <table:table-cell table:formula="of:=[.A1152]-[.E1152]" office:value-type="float" office:value="11.31487515" calcext:value-type="float">
            <text:p>11,31487515</text:p>
          </table:table-cell>
          <table:table-cell table:formula="of:=[.B1152]-[.D1152]" office:value-type="float" office:value="0.00518400000000008" calcext:value-type="float">
            <text:p>0,005184</text:p>
          </table:table-cell>
          <table:table-cell table:formula="of:=[.A1152]-[.C1152]" office:value-type="float" office:value="0.00362680000000104" calcext:value-type="float">
            <text:p>0,0036268</text:p>
          </table:table-cell>
          <table:table-cell table:formula="of:=[.G1152]-[.C1152]" office:value-type="float" office:value="0.00287515000000127" calcext:value-type="float">
            <text:p>0,00287515</text:p>
          </table:table-cell>
          <table:table-cell table:formula="of:=[.J1152]/[.I1152]" office:value-type="float" office:value="0.792751185618299" calcext:value-type="float">
            <text:p>0,7927511856</text:p>
          </table:table-cell>
          <table:table-cell table:formula="of:=[.D1152]+[.H1152]*[.K1152]" office:value-type="float" office:value="1.14892762214625" calcext:value-type="float">
            <text:p>1,1489276221</text:p>
          </table:table-cell>
        </table:table-row>
        <table:table-row table:style-name="ro1">
          <table:table-cell office:value-type="float" office:value="11.3166293" calcext:value-type="float">
            <text:p>11,3166293</text:p>
          </table:table-cell>
          <table:table-cell office:value-type="float" office:value="1.150002" calcext:value-type="float">
            <text:p>1,150002</text:p>
          </table:table-cell>
          <table:table-cell office:value-type="float" office:value="11.315" calcext:value-type="float">
            <text:p>11,315</text:p>
          </table:table-cell>
          <table:table-cell office:value-type="float" office:value="1.148927" calcext:value-type="float">
            <text:p>1,148927</text:p>
          </table:table-cell>
          <table:table-cell office:value-type="float" office:value="0.00075165" calcext:value-type="float">
            <text:p>0,00075165</text:p>
          </table:table-cell>
          <table:table-cell office:value-type="float" office:value="0.5386669" calcext:value-type="float">
            <text:p>0,5386669</text:p>
          </table:table-cell>
          <table:table-cell table:formula="of:=[.A1153]-[.E1153]" office:value-type="float" office:value="11.31587765" calcext:value-type="float">
            <text:p>11,31587765</text:p>
          </table:table-cell>
          <table:table-cell table:formula="of:=[.B1153]-[.D1153]" office:value-type="float" office:value="0.00107499999999994" calcext:value-type="float">
            <text:p>0,001075</text:p>
          </table:table-cell>
          <table:table-cell table:formula="of:=[.A1153]-[.C1153]" office:value-type="float" office:value="0.00162930000000117" calcext:value-type="float">
            <text:p>0,0016293</text:p>
          </table:table-cell>
          <table:table-cell table:formula="of:=[.G1153]-[.C1153]" office:value-type="float" office:value="0.000877650000001395" calcext:value-type="float">
            <text:p>0,00087765</text:p>
          </table:table-cell>
          <table:table-cell table:formula="of:=[.J1153]/[.I1153]" office:value-type="float" office:value="0.538666912171342" calcext:value-type="float">
            <text:p>0,5386669122</text:p>
          </table:table-cell>
          <table:table-cell table:formula="of:=[.D1153]+[.H1153]*[.K1153]" office:value-type="float" office:value="1.14950606693058" calcext:value-type="float">
            <text:p>1,1495060669</text:p>
          </table:table-cell>
        </table:table-row>
        <table:table-row table:style-name="ro1">
          <table:table-cell office:value-type="float" office:value="11.3176321" calcext:value-type="float">
            <text:p>11,3176321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11.316" calcext:value-type="float">
            <text:p>11,316</text:p>
          </table:table-cell>
          <table:table-cell office:value-type="float" office:value="1.149506" calcext:value-type="float">
            <text:p>1,149506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465168" calcext:value-type="float">
            <text:p>0,8465168</text:p>
          </table:table-cell>
          <table:table-cell table:formula="of:=[.A1154]-[.E1154]" office:value-type="float" office:value="11.3173816" calcext:value-type="float">
            <text:p>11,3173816</text:p>
          </table:table-cell>
          <table:table-cell table:formula="of:=[.B1154]-[.D1154]" office:value-type="float" office:value="0.150496" calcext:value-type="float">
            <text:p>0,150496</text:p>
          </table:table-cell>
          <table:table-cell table:formula="of:=[.A1154]-[.C1154]" office:value-type="float" office:value="0.00163210000000014" calcext:value-type="float">
            <text:p>0,0016321</text:p>
          </table:table-cell>
          <table:table-cell table:formula="of:=[.G1154]-[.C1154]" office:value-type="float" office:value="0.00138160000000021" calcext:value-type="float">
            <text:p>0,0013816</text:p>
          </table:table-cell>
          <table:table-cell table:formula="of:=[.J1154]/[.I1154]" office:value-type="float" office:value="0.846516757551676" calcext:value-type="float">
            <text:p>0,8465167576</text:p>
          </table:table-cell>
          <table:table-cell table:formula="of:=[.D1154]+[.H1154]*[.K1154]" office:value-type="float" office:value="1.2769033859445" calcext:value-type="float">
            <text:p>1,2769033859</text:p>
          </table:table-cell>
        </table:table-row>
        <table:table-row table:style-name="ro1">
          <table:table-cell office:value-type="float" office:value="11.3191362" calcext:value-type="float">
            <text:p>11,3191362</text:p>
          </table:table-cell>
          <table:table-cell office:value-type="float" office:value="1.300002" calcext:value-type="float">
            <text:p>1,300002</text:p>
          </table:table-cell>
          <table:table-cell office:value-type="float" office:value="11.317" calcext:value-type="float">
            <text:p>11,317</text:p>
          </table:table-cell>
          <table:table-cell office:value-type="float" office:value="1.276903" calcext:value-type="float">
            <text:p>1,276903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827357" calcext:value-type="float">
            <text:p>0,8827357</text:p>
          </table:table-cell>
          <table:table-cell table:formula="of:=[.A1155]-[.E1155]" office:value-type="float" office:value="11.3188857" calcext:value-type="float">
            <text:p>11,3188857</text:p>
          </table:table-cell>
          <table:table-cell table:formula="of:=[.B1155]-[.D1155]" office:value-type="float" office:value="0.0230990000000002" calcext:value-type="float">
            <text:p>0,023099</text:p>
          </table:table-cell>
          <table:table-cell table:formula="of:=[.A1155]-[.C1155]" office:value-type="float" office:value="0.00213619999999892" calcext:value-type="float">
            <text:p>0,0021362</text:p>
          </table:table-cell>
          <table:table-cell table:formula="of:=[.G1155]-[.C1155]" office:value-type="float" office:value="0.00188569999999899" calcext:value-type="float">
            <text:p>0,0018857</text:p>
          </table:table-cell>
          <table:table-cell table:formula="of:=[.J1155]/[.I1155]" office:value-type="float" office:value="0.88273569890457" calcext:value-type="float">
            <text:p>0,8827356989</text:p>
          </table:table-cell>
          <table:table-cell table:formula="of:=[.D1155]+[.H1155]*[.K1155]" office:value-type="float" office:value="1.297293311909" calcext:value-type="float">
            <text:p>1,2972933119</text:p>
          </table:table-cell>
        </table:table-row>
        <table:table-row table:style-name="ro1">
          <table:table-cell office:value-type="float" office:value="11.3441573" calcext:value-type="float">
            <text:p>11,3441573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1.319" calcext:value-type="float">
            <text:p>11,319</text:p>
          </table:table-cell>
          <table:table-cell office:value-type="float" office:value="1.297293" calcext:value-type="float">
            <text:p>1,297293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970112" calcext:value-type="float">
            <text:p>0,970112</text:p>
          </table:table-cell>
          <table:table-cell table:formula="of:=[.A1156]-[.E1156]" office:value-type="float" office:value="11.3434054" calcext:value-type="float">
            <text:p>11,3434054</text:p>
          </table:table-cell>
          <table:table-cell table:formula="of:=[.B1156]-[.D1156]" office:value-type="float" office:value="0.302708" calcext:value-type="float">
            <text:p>0,302708</text:p>
          </table:table-cell>
          <table:table-cell table:formula="of:=[.A1156]-[.C1156]" office:value-type="float" office:value="0.0251572999999983" calcext:value-type="float">
            <text:p>0,0251573</text:p>
          </table:table-cell>
          <table:table-cell table:formula="of:=[.G1156]-[.C1156]" office:value-type="float" office:value="0.0244053999999991" calcext:value-type="float">
            <text:p>0,0244054</text:p>
          </table:table-cell>
          <table:table-cell table:formula="of:=[.J1156]/[.I1156]" office:value-type="float" office:value="0.970112054950285" calcext:value-type="float">
            <text:p>0,970112055</text:p>
          </table:table-cell>
          <table:table-cell table:formula="of:=[.D1156]+[.H1156]*[.K1156]" office:value-type="float" office:value="1.59095367992989" calcext:value-type="float">
            <text:p>1,5909536799</text:p>
          </table:table-cell>
        </table:table-row>
        <table:table-row table:style-name="ro1">
          <table:table-cell office:value-type="float" office:value="11.3466633" calcext:value-type="float">
            <text:p>11,3466633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1.343" calcext:value-type="float">
            <text:p>11,343</text:p>
          </table:table-cell>
          <table:table-cell office:value-type="float" office:value="1.590954" calcext:value-type="float">
            <text:p>1,590954</text:p>
          </table:table-cell>
          <table:table-cell office:value-type="float" office:value="0.0007519" calcext:value-type="float">
            <text:p>0,0007519</text:p>
          </table:table-cell>
          <table:table-cell office:value-type="float" office:value="0.7947479" calcext:value-type="float">
            <text:p>0,7947479</text:p>
          </table:table-cell>
          <table:table-cell table:formula="of:=[.A1157]-[.E1157]" office:value-type="float" office:value="11.3459114" calcext:value-type="float">
            <text:p>11,3459114</text:p>
          </table:table-cell>
          <table:table-cell table:formula="of:=[.B1157]-[.D1157]" office:value-type="float" office:value="0.00904700000000003" calcext:value-type="float">
            <text:p>0,009047</text:p>
          </table:table-cell>
          <table:table-cell table:formula="of:=[.A1157]-[.C1157]" office:value-type="float" office:value="0.00366329999999948" calcext:value-type="float">
            <text:p>0,0036633</text:p>
          </table:table-cell>
          <table:table-cell table:formula="of:=[.G1157]-[.C1157]" office:value-type="float" office:value="0.00291140000000034" calcext:value-type="float">
            <text:p>0,0029114</text:p>
          </table:table-cell>
          <table:table-cell table:formula="of:=[.J1157]/[.I1157]" office:value-type="float" office:value="0.7947479048947" calcext:value-type="float">
            <text:p>0,7947479049</text:p>
          </table:table-cell>
          <table:table-cell table:formula="of:=[.D1157]+[.H1157]*[.K1157]" office:value-type="float" office:value="1.59814408429558" calcext:value-type="float">
            <text:p>1,5981440843</text:p>
          </table:table-cell>
        </table:table-row>
        <table:table-row table:style-name="ro1">
          <table:table-cell office:value-type="float" office:value="11.3486694" calcext:value-type="float">
            <text:p>11,3486694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1.346" calcext:value-type="float">
            <text:p>11,346</text:p>
          </table:table-cell>
          <table:table-cell office:value-type="float" office:value="1.598144" calcext:value-type="float">
            <text:p>1,598144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7181951" calcext:value-type="float">
            <text:p>0,7181951</text:p>
          </table:table-cell>
          <table:table-cell table:formula="of:=[.A1158]-[.E1158]" office:value-type="float" office:value="11.34791715" calcext:value-type="float">
            <text:p>11,34791715</text:p>
          </table:table-cell>
          <table:table-cell table:formula="of:=[.B1158]-[.D1158]" office:value-type="float" office:value="0.001857" calcext:value-type="float">
            <text:p>0,001857</text:p>
          </table:table-cell>
          <table:table-cell table:formula="of:=[.A1158]-[.C1158]" office:value-type="float" office:value="0.00266940000000027" calcext:value-type="float">
            <text:p>0,0026694</text:p>
          </table:table-cell>
          <table:table-cell table:formula="of:=[.G1158]-[.C1158]" office:value-type="float" office:value="0.00191715000000059" calcext:value-type="float">
            <text:p>0,00191715</text:p>
          </table:table-cell>
          <table:table-cell table:formula="of:=[.J1158]/[.I1158]" office:value-type="float" office:value="0.718195100022626" calcext:value-type="float">
            <text:p>0,7181951</text:p>
          </table:table-cell>
          <table:table-cell table:formula="of:=[.D1158]+[.H1158]*[.K1158]" office:value-type="float" office:value="1.59947768830074" calcext:value-type="float">
            <text:p>1,5994776883</text:p>
          </table:table-cell>
        </table:table-row>
        <table:table-row table:style-name="ro1">
          <table:table-cell office:value-type="float" office:value="11.349672" calcext:value-type="float">
            <text:p>11,349672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1.348" calcext:value-type="float">
            <text:p>11,348</text:p>
          </table:table-cell>
          <table:table-cell office:value-type="float" office:value="1.599478" calcext:value-type="float">
            <text:p>1,599478</text:p>
          </table:table-cell>
          <table:table-cell office:value-type="float" office:value="0.00075225" calcext:value-type="float">
            <text:p>0,00075225</text:p>
          </table:table-cell>
          <table:table-cell office:value-type="float" office:value="0.5500897" calcext:value-type="float">
            <text:p>0,5500897</text:p>
          </table:table-cell>
          <table:table-cell table:formula="of:=[.A1159]-[.E1159]" office:value-type="float" office:value="11.34891975" calcext:value-type="float">
            <text:p>11,34891975</text:p>
          </table:table-cell>
          <table:table-cell table:formula="of:=[.B1159]-[.D1159]" office:value-type="float" office:value="0.000523000000000051" calcext:value-type="float">
            <text:p>0,000523</text:p>
          </table:table-cell>
          <table:table-cell table:formula="of:=[.A1159]-[.C1159]" office:value-type="float" office:value="0.00167199999999923" calcext:value-type="float">
            <text:p>0,001672</text:p>
          </table:table-cell>
          <table:table-cell table:formula="of:=[.G1159]-[.C1159]" office:value-type="float" office:value="0.000919749999999553" calcext:value-type="float">
            <text:p>0,00091975</text:p>
          </table:table-cell>
          <table:table-cell table:formula="of:=[.J1159]/[.I1159]" office:value-type="float" office:value="0.550089712918646" calcext:value-type="float">
            <text:p>0,5500897129</text:p>
          </table:table-cell>
          <table:table-cell table:formula="of:=[.D1159]+[.H1159]*[.K1159]" office:value-type="float" office:value="1.59976569691986" calcext:value-type="float">
            <text:p>1,5997656969</text:p>
          </table:table-cell>
        </table:table-row>
        <table:table-row table:style-name="ro1">
          <table:table-cell office:value-type="float" office:value="11.3501732" calcext:value-type="float">
            <text:p>11,3501732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1.349" calcext:value-type="float">
            <text:p>11,349</text:p>
          </table:table-cell>
          <table:table-cell office:value-type="float" office:value="1.599766" calcext:value-type="float">
            <text:p>1,599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60]-[.E1160]" office:value-type="float" office:value="11.3501732" calcext:value-type="float">
            <text:p>11,3501732</text:p>
          </table:table-cell>
          <table:table-cell table:formula="of:=[.B1160]-[.D1160]" office:value-type="float" office:value="0.000234999999999985" calcext:value-type="float">
            <text:p>0,000235</text:p>
          </table:table-cell>
          <table:table-cell table:formula="of:=[.A1160]-[.C1160]" office:value-type="float" office:value="0.00117320000000021" calcext:value-type="float">
            <text:p>0,0011732</text:p>
          </table:table-cell>
          <table:table-cell table:formula="of:=[.G1160]-[.C1160]" office:value-type="float" office:value="0.00117320000000021" calcext:value-type="float">
            <text:p>0,0011732</text:p>
          </table:table-cell>
          <table:table-cell table:formula="of:=[.J1160]/[.I1160]" office:value-type="float" office:value="1" calcext:value-type="float">
            <text:p>1</text:p>
          </table:table-cell>
          <table:table-cell table:formula="of:=[.D1160]+[.H1160]*[.K1160]" office:value-type="float" office:value="1.600001" calcext:value-type="float">
            <text:p>1,600001</text:p>
          </table:table-cell>
        </table:table-row>
        <table:table-row table:style-name="ro1">
          <table:table-cell office:value-type="float" office:value="11.3511758" calcext:value-type="float">
            <text:p>11,3511758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11.35" calcext:value-type="float">
            <text:p>11,35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61]-[.E1161]" office:value-type="float" office:value="11.3511758" calcext:value-type="float">
            <text:p>11,3511758</text:p>
          </table:table-cell>
          <table:table-cell table:formula="of:=[.B1161]-[.D1161]" office:value-type="float" office:value="0" calcext:value-type="float">
            <text:p>0</text:p>
          </table:table-cell>
          <table:table-cell table:formula="of:=[.A1161]-[.C1161]" office:value-type="float" office:value="0.00117580000000039" calcext:value-type="float">
            <text:p>0,0011758</text:p>
          </table:table-cell>
          <table:table-cell table:formula="of:=[.G1161]-[.C1161]" office:value-type="float" office:value="0.00117580000000039" calcext:value-type="float">
            <text:p>0,0011758</text:p>
          </table:table-cell>
          <table:table-cell table:formula="of:=[.J1161]/[.I1161]" office:value-type="float" office:value="1" calcext:value-type="float">
            <text:p>1</text:p>
          </table:table-cell>
          <table:table-cell table:formula="of:=[.D1161]+[.H1161]*[.K1161]" office:value-type="float" office:value="1.600001" calcext:value-type="float">
            <text:p>1,600001</text:p>
          </table:table-cell>
        </table:table-row>
        <table:table-row table:style-name="ro1">
          <table:table-cell office:value-type="float" office:value="11.3780903" calcext:value-type="float">
            <text:p>11,3780903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11.351" calcext:value-type="float">
            <text:p>11,351</text:p>
          </table:table-cell>
          <table:table-cell office:value-type="float" office:value="1.600001" calcext:value-type="float">
            <text:p>1,6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62]-[.E1162]" office:value-type="float" office:value="11.3780903" calcext:value-type="float">
            <text:p>11,3780903</text:p>
          </table:table-cell>
          <table:table-cell table:formula="of:=[.B1162]-[.D1162]" office:value-type="float" office:value="0.45" calcext:value-type="float">
            <text:p>0,45</text:p>
          </table:table-cell>
          <table:table-cell table:formula="of:=[.A1162]-[.C1162]" office:value-type="float" office:value="0.0270902999999993" calcext:value-type="float">
            <text:p>0,0270903</text:p>
          </table:table-cell>
          <table:table-cell table:formula="of:=[.G1162]-[.C1162]" office:value-type="float" office:value="0.0270902999999993" calcext:value-type="float">
            <text:p>0,0270903</text:p>
          </table:table-cell>
          <table:table-cell table:formula="of:=[.J1162]/[.I1162]" office:value-type="float" office:value="1" calcext:value-type="float">
            <text:p>1</text:p>
          </table:table-cell>
          <table:table-cell table:formula="of:=[.D1162]+[.H1162]*[.K1162]" office:value-type="float" office:value="2.050001" calcext:value-type="float">
            <text:p>2,050001</text:p>
          </table:table-cell>
        </table:table-row>
        <table:table-row table:style-name="ro1">
          <table:table-cell office:value-type="float" office:value="11.3790923" calcext:value-type="float">
            <text:p>11,3790923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11.378" calcext:value-type="float">
            <text:p>11,378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0.00025025" calcext:value-type="float">
            <text:p>0,00025025</text:p>
          </table:table-cell>
          <table:table-cell office:value-type="float" office:value="0.7708963" calcext:value-type="float">
            <text:p>0,7708963</text:p>
          </table:table-cell>
          <table:table-cell table:formula="of:=[.A1163]-[.E1163]" office:value-type="float" office:value="11.37884205" calcext:value-type="float">
            <text:p>11,37884205</text:p>
          </table:table-cell>
          <table:table-cell table:formula="of:=[.B1163]-[.D1163]" office:value-type="float" office:value="0" calcext:value-type="float">
            <text:p>0</text:p>
          </table:table-cell>
          <table:table-cell table:formula="of:=[.A1163]-[.C1163]" office:value-type="float" office:value="0.00109229999999982" calcext:value-type="float">
            <text:p>0,0010923</text:p>
          </table:table-cell>
          <table:table-cell table:formula="of:=[.G1163]-[.C1163]" office:value-type="float" office:value="0.000842049999999261" calcext:value-type="float">
            <text:p>0,00084205</text:p>
          </table:table-cell>
          <table:table-cell table:formula="of:=[.J1163]/[.I1163]" office:value-type="float" office:value="0.77089627391687" calcext:value-type="float">
            <text:p>0,7708962739</text:p>
          </table:table-cell>
          <table:table-cell table:formula="of:=[.D1163]+[.H1163]*[.K1163]" office:value-type="float" office:value="2.050001" calcext:value-type="float">
            <text:p>2,050001</text:p>
          </table:table-cell>
        </table:table-row>
        <table:table-row table:style-name="ro1">
          <table:table-cell office:value-type="float" office:value="11.3810981" calcext:value-type="float">
            <text:p>11,381098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11.379" calcext:value-type="float">
            <text:p>11,379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0.00025025" calcext:value-type="float">
            <text:p>0,00025025</text:p>
          </table:table-cell>
          <table:table-cell office:value-type="float" office:value="0.8807254" calcext:value-type="float">
            <text:p>0,8807254</text:p>
          </table:table-cell>
          <table:table-cell table:formula="of:=[.A1164]-[.E1164]" office:value-type="float" office:value="11.38084785" calcext:value-type="float">
            <text:p>11,38084785</text:p>
          </table:table-cell>
          <table:table-cell table:formula="of:=[.B1164]-[.D1164]" office:value-type="float" office:value="0" calcext:value-type="float">
            <text:p>0</text:p>
          </table:table-cell>
          <table:table-cell table:formula="of:=[.A1164]-[.C1164]" office:value-type="float" office:value="0.00209809999999955" calcext:value-type="float">
            <text:p>0,0020981</text:p>
          </table:table-cell>
          <table:table-cell table:formula="of:=[.G1164]-[.C1164]" office:value-type="float" office:value="0.00184784999999899" calcext:value-type="float">
            <text:p>0,00184785</text:p>
          </table:table-cell>
          <table:table-cell table:formula="of:=[.J1164]/[.I1164]" office:value-type="float" office:value="0.880725418235253" calcext:value-type="float">
            <text:p>0,8807254182</text:p>
          </table:table-cell>
          <table:table-cell table:formula="of:=[.D1164]+[.H1164]*[.K1164]" office:value-type="float" office:value="2.050001" calcext:value-type="float">
            <text:p>2,050001</text:p>
          </table:table-cell>
        </table:table-row>
        <table:table-row table:style-name="ro1">
          <table:table-cell office:value-type="float" office:value="11.3831034" calcext:value-type="float">
            <text:p>11,3831034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11.381" calcext:value-type="float">
            <text:p>11,381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424122" calcext:value-type="float">
            <text:p>0,6424122</text:p>
          </table:table-cell>
          <table:table-cell table:formula="of:=[.A1165]-[.E1165]" office:value-type="float" office:value="11.38235125" calcext:value-type="float">
            <text:p>11,38235125</text:p>
          </table:table-cell>
          <table:table-cell table:formula="of:=[.B1165]-[.D1165]" office:value-type="float" office:value="0" calcext:value-type="float">
            <text:p>0</text:p>
          </table:table-cell>
          <table:table-cell table:formula="of:=[.A1165]-[.C1165]" office:value-type="float" office:value="0.00210339999999931" calcext:value-type="float">
            <text:p>0,0021034</text:p>
          </table:table-cell>
          <table:table-cell table:formula="of:=[.G1165]-[.C1165]" office:value-type="float" office:value="0.00135124999999903" calcext:value-type="float">
            <text:p>0,00135125</text:p>
          </table:table-cell>
          <table:table-cell table:formula="of:=[.J1165]/[.I1165]" office:value-type="float" office:value="0.642412284871859" calcext:value-type="float">
            <text:p>0,6424122849</text:p>
          </table:table-cell>
          <table:table-cell table:formula="of:=[.D1165]+[.H1165]*[.K1165]" office:value-type="float" office:value="2.050001" calcext:value-type="float">
            <text:p>2,050001</text:p>
          </table:table-cell>
        </table:table-row>
        <table:table-row table:style-name="ro1">
          <table:table-cell office:value-type="float" office:value="11.3841062" calcext:value-type="float">
            <text:p>11,3841062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11.382" calcext:value-type="float">
            <text:p>11,382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0.00075215" calcext:value-type="float">
            <text:p>0,00075215</text:p>
          </table:table-cell>
          <table:table-cell office:value-type="float" office:value="0.6428877" calcext:value-type="float">
            <text:p>0,6428877</text:p>
          </table:table-cell>
          <table:table-cell table:formula="of:=[.A1166]-[.E1166]" office:value-type="float" office:value="11.38335405" calcext:value-type="float">
            <text:p>11,38335405</text:p>
          </table:table-cell>
          <table:table-cell table:formula="of:=[.B1166]-[.D1166]" office:value-type="float" office:value="0" calcext:value-type="float">
            <text:p>0</text:p>
          </table:table-cell>
          <table:table-cell table:formula="of:=[.A1166]-[.C1166]" office:value-type="float" office:value="0.00210620000000006" calcext:value-type="float">
            <text:p>0,0021062</text:p>
          </table:table-cell>
          <table:table-cell table:formula="of:=[.G1166]-[.C1166]" office:value-type="float" office:value="0.00135404999999977" calcext:value-type="float">
            <text:p>0,00135405</text:p>
          </table:table-cell>
          <table:table-cell table:formula="of:=[.J1166]/[.I1166]" office:value-type="float" office:value="0.642887664988955" calcext:value-type="float">
            <text:p>0,642887665</text:p>
          </table:table-cell>
          <table:table-cell table:formula="of:=[.D1166]+[.H1166]*[.K1166]" office:value-type="float" office:value="2.050001" calcext:value-type="float">
            <text:p>2,050001</text:p>
          </table:table-cell>
        </table:table-row>
        <table:table-row table:style-name="ro1">
          <table:table-cell office:value-type="float" office:value="11.385109" calcext:value-type="float">
            <text:p>11,385109</text:p>
          </table:table-cell>
          <table:table-cell office:value-type="float" office:value="2.200001" calcext:value-type="float">
            <text:p>2,200001</text:p>
          </table:table-cell>
          <table:table-cell office:value-type="float" office:value="11.383" calcext:value-type="float">
            <text:p>11,383</text:p>
          </table:table-cell>
          <table:table-cell office:value-type="float" office:value="2.050001" calcext:value-type="float">
            <text:p>2,050001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811048" calcext:value-type="float">
            <text:p>0,8811048</text:p>
          </table:table-cell>
          <table:table-cell table:formula="of:=[.A1167]-[.E1167]" office:value-type="float" office:value="11.38485825" calcext:value-type="float">
            <text:p>11,38485825</text:p>
          </table:table-cell>
          <table:table-cell table:formula="of:=[.B1167]-[.D1167]" office:value-type="float" office:value="0.15" calcext:value-type="float">
            <text:p>0,15</text:p>
          </table:table-cell>
          <table:table-cell table:formula="of:=[.A1167]-[.C1167]" office:value-type="float" office:value="0.0021090000000008" calcext:value-type="float">
            <text:p>0,002109</text:p>
          </table:table-cell>
          <table:table-cell table:formula="of:=[.G1167]-[.C1167]" office:value-type="float" office:value="0.0018582500000015" calcext:value-type="float">
            <text:p>0,00185825</text:p>
          </table:table-cell>
          <table:table-cell table:formula="of:=[.J1167]/[.I1167]" office:value-type="float" office:value="0.881104788999903" calcext:value-type="float">
            <text:p>0,881104789</text:p>
          </table:table-cell>
          <table:table-cell table:formula="of:=[.D1167]+[.H1167]*[.K1167]" office:value-type="float" office:value="2.18216671834999" calcext:value-type="float">
            <text:p>2,1821667183</text:p>
          </table:table-cell>
        </table:table-row>
        <table:table-row table:style-name="ro1">
          <table:table-cell office:value-type="float" office:value="11.4116079" calcext:value-type="float">
            <text:p>11,411607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1.385" calcext:value-type="float">
            <text:p>11,385</text:p>
          </table:table-cell>
          <table:table-cell office:value-type="float" office:value="2.182167" calcext:value-type="float">
            <text:p>2,182167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9905761" calcext:value-type="float">
            <text:p>0,9905761</text:p>
          </table:table-cell>
          <table:table-cell table:formula="of:=[.A1168]-[.E1168]" office:value-type="float" office:value="11.41135715" calcext:value-type="float">
            <text:p>11,41135715</text:p>
          </table:table-cell>
          <table:table-cell table:formula="of:=[.B1168]-[.D1168]" office:value-type="float" office:value="0.317835" calcext:value-type="float">
            <text:p>0,317835</text:p>
          </table:table-cell>
          <table:table-cell table:formula="of:=[.A1168]-[.C1168]" office:value-type="float" office:value="0.0266079000000001" calcext:value-type="float">
            <text:p>0,0266079</text:p>
          </table:table-cell>
          <table:table-cell table:formula="of:=[.G1168]-[.C1168]" office:value-type="float" office:value="0.0263571500000008" calcext:value-type="float">
            <text:p>0,02635715</text:p>
          </table:table-cell>
          <table:table-cell table:formula="of:=[.J1168]/[.I1168]" office:value-type="float" office:value="0.990576107096039" calcext:value-type="float">
            <text:p>0,9905761071</text:p>
          </table:table-cell>
          <table:table-cell table:formula="of:=[.D1168]+[.H1168]*[.K1168]" office:value-type="float" office:value="2.49700675699887" calcext:value-type="float">
            <text:p>2,497006757</text:p>
          </table:table-cell>
        </table:table-row>
        <table:table-row table:style-name="ro1">
          <table:table-cell office:value-type="float" office:value="154.4852574" calcext:value-type="float">
            <text:p>154,485257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1.411" calcext:value-type="float">
            <text:p>11,411</text:p>
          </table:table-cell>
          <table:table-cell office:value-type="float" office:value="2.497006" calcext:value-type="float">
            <text:p>2,497006</text:p>
          </table:table-cell>
          <table:table-cell office:value-type="float" office:value="0.00025105" calcext:value-type="float">
            <text:p>0,00025105</text:p>
          </table:table-cell>
          <table:table-cell office:value-type="float" office:value="0.9999983" calcext:value-type="float">
            <text:p>0,9999983</text:p>
          </table:table-cell>
          <table:table-cell table:formula="of:=[.A1169]-[.E1169]" office:value-type="float" office:value="154.48500635" calcext:value-type="float">
            <text:p>154,48500635</text:p>
          </table:table-cell>
          <table:table-cell table:formula="of:=[.B1169]-[.D1169]" office:value-type="float" office:value="0.002996" calcext:value-type="float">
            <text:p>0,002996</text:p>
          </table:table-cell>
          <table:table-cell table:formula="of:=[.A1169]-[.C1169]" office:value-type="float" office:value="143.0742574" calcext:value-type="float">
            <text:p>143,0742574</text:p>
          </table:table-cell>
          <table:table-cell table:formula="of:=[.G1169]-[.C1169]" office:value-type="float" office:value="143.07400635" calcext:value-type="float">
            <text:p>143,07400635</text:p>
          </table:table-cell>
          <table:table-cell table:formula="of:=[.J1169]/[.I1169]" office:value-type="float" office:value="0.999998245316771" calcext:value-type="float">
            <text:p>0,9999982453</text:p>
          </table:table-cell>
          <table:table-cell table:formula="of:=[.D1169]+[.H1169]*[.K1169]" office:value-type="float" office:value="2.50000199474297" calcext:value-type="float">
            <text:p>2,5000019947</text:p>
          </table:table-cell>
        </table:table-row>
        <table:table-row table:style-name="ro1">
          <table:table-cell office:value-type="float" office:value="154.4862594" calcext:value-type="float">
            <text:p>154,486259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85" calcext:value-type="float">
            <text:p>154,485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105" calcext:value-type="float">
            <text:p>0,00025105</text:p>
          </table:table-cell>
          <table:table-cell office:value-type="float" office:value="0.8006591" calcext:value-type="float">
            <text:p>0,8006591</text:p>
          </table:table-cell>
          <table:table-cell table:formula="of:=[.A1170]-[.E1170]" office:value-type="float" office:value="154.48600835" calcext:value-type="float">
            <text:p>154,48600835</text:p>
          </table:table-cell>
          <table:table-cell table:formula="of:=[.B1170]-[.D1170]" office:value-type="float" office:value="0" calcext:value-type="float">
            <text:p>0</text:p>
          </table:table-cell>
          <table:table-cell table:formula="of:=[.A1170]-[.C1170]" office:value-type="float" office:value="0.00125939999998081" calcext:value-type="float">
            <text:p>0,0012594</text:p>
          </table:table-cell>
          <table:table-cell table:formula="of:=[.G1170]-[.C1170]" office:value-type="float" office:value="0.00100834999997801" calcext:value-type="float">
            <text:p>0,00100835</text:p>
          </table:table-cell>
          <table:table-cell table:formula="of:=[.J1170]/[.I1170]" office:value-type="float" office:value="0.800659043983936" calcext:value-type="float">
            <text:p>0,800659044</text:p>
          </table:table-cell>
          <table:table-cell table:formula="of:=[.D1170]+[.H1170]*[.K1170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4872619" calcext:value-type="float">
            <text:p>154,487261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86" calcext:value-type="float">
            <text:p>154,486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01371" calcext:value-type="float">
            <text:p>0,801371</text:p>
          </table:table-cell>
          <table:table-cell table:formula="of:=[.A1171]-[.E1171]" office:value-type="float" office:value="154.48701125" calcext:value-type="float">
            <text:p>154,48701125</text:p>
          </table:table-cell>
          <table:table-cell table:formula="of:=[.B1171]-[.D1171]" office:value-type="float" office:value="0" calcext:value-type="float">
            <text:p>0</text:p>
          </table:table-cell>
          <table:table-cell table:formula="of:=[.A1171]-[.C1171]" office:value-type="float" office:value="0.00126190000000292" calcext:value-type="float">
            <text:p>0,0012619</text:p>
          </table:table-cell>
          <table:table-cell table:formula="of:=[.G1171]-[.C1171]" office:value-type="float" office:value="0.00101125000000479" calcext:value-type="float">
            <text:p>0,00101125</text:p>
          </table:table-cell>
          <table:table-cell table:formula="of:=[.J1171]/[.I1171]" office:value-type="float" office:value="0.801370948571558" calcext:value-type="float">
            <text:p>0,8013709486</text:p>
          </table:table-cell>
          <table:table-cell table:formula="of:=[.D1171]+[.H1171]*[.K1171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4882647" calcext:value-type="float">
            <text:p>154,488264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87" calcext:value-type="float">
            <text:p>154,48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018107" calcext:value-type="float">
            <text:p>0,8018107</text:p>
          </table:table-cell>
          <table:table-cell table:formula="of:=[.A1172]-[.E1172]" office:value-type="float" office:value="154.48801405" calcext:value-type="float">
            <text:p>154,48801405</text:p>
          </table:table-cell>
          <table:table-cell table:formula="of:=[.B1172]-[.D1172]" office:value-type="float" office:value="0" calcext:value-type="float">
            <text:p>0</text:p>
          </table:table-cell>
          <table:table-cell table:formula="of:=[.A1172]-[.C1172]" office:value-type="float" office:value="0.00126470000000722" calcext:value-type="float">
            <text:p>0,0012647</text:p>
          </table:table-cell>
          <table:table-cell table:formula="of:=[.G1172]-[.C1172]" office:value-type="float" office:value="0.00101405000000909" calcext:value-type="float">
            <text:p>0,00101405</text:p>
          </table:table-cell>
          <table:table-cell table:formula="of:=[.J1172]/[.I1172]" office:value-type="float" office:value="0.801810706098917" calcext:value-type="float">
            <text:p>0,8018107061</text:p>
          </table:table-cell>
          <table:table-cell table:formula="of:=[.D1172]+[.H1172]*[.K1172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4897687" calcext:value-type="float">
            <text:p>154,489768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88" calcext:value-type="float">
            <text:p>154,488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50135" calcext:value-type="float">
            <text:p>0,00050135</text:p>
          </table:table-cell>
          <table:table-cell office:value-type="float" office:value="0.7165433" calcext:value-type="float">
            <text:p>0,7165433</text:p>
          </table:table-cell>
          <table:table-cell table:formula="of:=[.A1173]-[.E1173]" office:value-type="float" office:value="154.48926735" calcext:value-type="float">
            <text:p>154,48926735</text:p>
          </table:table-cell>
          <table:table-cell table:formula="of:=[.B1173]-[.D1173]" office:value-type="float" office:value="0" calcext:value-type="float">
            <text:p>0</text:p>
          </table:table-cell>
          <table:table-cell table:formula="of:=[.A1173]-[.C1173]" office:value-type="float" office:value="0.00176870000001372" calcext:value-type="float">
            <text:p>0,0017687</text:p>
          </table:table-cell>
          <table:table-cell table:formula="of:=[.G1173]-[.C1173]" office:value-type="float" office:value="0.00126735000000622" calcext:value-type="float">
            <text:p>0,00126735</text:p>
          </table:table-cell>
          <table:table-cell table:formula="of:=[.J1173]/[.I1173]" office:value-type="float" office:value="0.716543223834672" calcext:value-type="float">
            <text:p>0,7165432238</text:p>
          </table:table-cell>
          <table:table-cell table:formula="of:=[.D1173]+[.H1173]*[.K1173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4912725" calcext:value-type="float">
            <text:p>154,4912725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89" calcext:value-type="float">
            <text:p>154,48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50135" calcext:value-type="float">
            <text:p>0,00050135</text:p>
          </table:table-cell>
          <table:table-cell office:value-type="float" office:value="0.779384" calcext:value-type="float">
            <text:p>0,779384</text:p>
          </table:table-cell>
          <table:table-cell table:formula="of:=[.A1174]-[.E1174]" office:value-type="float" office:value="154.49077115" calcext:value-type="float">
            <text:p>154,49077115</text:p>
          </table:table-cell>
          <table:table-cell table:formula="of:=[.B1174]-[.D1174]" office:value-type="float" office:value="0" calcext:value-type="float">
            <text:p>0</text:p>
          </table:table-cell>
          <table:table-cell table:formula="of:=[.A1174]-[.C1174]" office:value-type="float" office:value="0.00227250000000367" calcext:value-type="float">
            <text:p>0,0022725</text:p>
          </table:table-cell>
          <table:table-cell table:formula="of:=[.G1174]-[.C1174]" office:value-type="float" office:value="0.00177114999999617" calcext:value-type="float">
            <text:p>0,00177115</text:p>
          </table:table-cell>
          <table:table-cell table:formula="of:=[.J1174]/[.I1174]" office:value-type="float" office:value="0.779383938390893" calcext:value-type="float">
            <text:p>0,7793839384</text:p>
          </table:table-cell>
          <table:table-cell table:formula="of:=[.D1174]+[.H1174]*[.K1174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4937791" calcext:value-type="float">
            <text:p>154,493779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91" calcext:value-type="float">
            <text:p>154,49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6392177" calcext:value-type="float">
            <text:p>0,6392177</text:p>
          </table:table-cell>
          <table:table-cell table:formula="of:=[.A1175]-[.E1175]" office:value-type="float" office:value="154.49277645" calcext:value-type="float">
            <text:p>154,49277645</text:p>
          </table:table-cell>
          <table:table-cell table:formula="of:=[.B1175]-[.D1175]" office:value-type="float" office:value="0" calcext:value-type="float">
            <text:p>0</text:p>
          </table:table-cell>
          <table:table-cell table:formula="of:=[.A1175]-[.C1175]" office:value-type="float" office:value="0.00277909999999792" calcext:value-type="float">
            <text:p>0,0027791</text:p>
          </table:table-cell>
          <table:table-cell table:formula="of:=[.G1175]-[.C1175]" office:value-type="float" office:value="0.00177644999999416" calcext:value-type="float">
            <text:p>0,00177645</text:p>
          </table:table-cell>
          <table:table-cell table:formula="of:=[.J1175]/[.I1175]" office:value-type="float" office:value="0.639217732357771" calcext:value-type="float">
            <text:p>0,6392177324</text:p>
          </table:table-cell>
          <table:table-cell table:formula="of:=[.D1175]+[.H1175]*[.K1175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33044" calcext:value-type="float">
            <text:p>154,503304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493" calcext:value-type="float">
            <text:p>154,493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100265" calcext:value-type="float">
            <text:p>0,00100265</text:p>
          </table:table-cell>
          <table:table-cell office:value-type="float" office:value="0.9026969" calcext:value-type="float">
            <text:p>0,9026969</text:p>
          </table:table-cell>
          <table:table-cell table:formula="of:=[.A1176]-[.E1176]" office:value-type="float" office:value="154.50230175" calcext:value-type="float">
            <text:p>154,50230175</text:p>
          </table:table-cell>
          <table:table-cell table:formula="of:=[.B1176]-[.D1176]" office:value-type="float" office:value="0" calcext:value-type="float">
            <text:p>0</text:p>
          </table:table-cell>
          <table:table-cell table:formula="of:=[.A1176]-[.C1176]" office:value-type="float" office:value="0.0103043999999954" calcext:value-type="float">
            <text:p>0,0103044</text:p>
          </table:table-cell>
          <table:table-cell table:formula="of:=[.G1176]-[.C1176]" office:value-type="float" office:value="0.00930174999999167" calcext:value-type="float">
            <text:p>0,00930175</text:p>
          </table:table-cell>
          <table:table-cell table:formula="of:=[.J1176]/[.I1176]" office:value-type="float" office:value="0.902696906175594" calcext:value-type="float">
            <text:p>0,9026969062</text:p>
          </table:table-cell>
          <table:table-cell table:formula="of:=[.D1176]+[.H1176]*[.K1176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4307" calcext:value-type="float">
            <text:p>154,50430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2" calcext:value-type="float">
            <text:p>154,502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8916342" calcext:value-type="float">
            <text:p>0,8916342</text:p>
          </table:table-cell>
          <table:table-cell table:formula="of:=[.A1177]-[.E1177]" office:value-type="float" office:value="154.504057" calcext:value-type="float">
            <text:p>154,504057</text:p>
          </table:table-cell>
          <table:table-cell table:formula="of:=[.B1177]-[.D1177]" office:value-type="float" office:value="0" calcext:value-type="float">
            <text:p>0</text:p>
          </table:table-cell>
          <table:table-cell table:formula="of:=[.A1177]-[.C1177]" office:value-type="float" office:value="0.00230700000000184" calcext:value-type="float">
            <text:p>0,002307</text:p>
          </table:table-cell>
          <table:table-cell table:formula="of:=[.G1177]-[.C1177]" office:value-type="float" office:value="0.00205700000000775" calcext:value-type="float">
            <text:p>0,002057</text:p>
          </table:table-cell>
          <table:table-cell table:formula="of:=[.J1177]/[.I1177]" office:value-type="float" office:value="0.891634156916389" calcext:value-type="float">
            <text:p>0,8916341569</text:p>
          </table:table-cell>
          <table:table-cell table:formula="of:=[.D1177]+[.H1177]*[.K1177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4307" calcext:value-type="float">
            <text:p>154,50430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4" calcext:value-type="float">
            <text:p>154,50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1856677" calcext:value-type="float">
            <text:p>0,1856677</text:p>
          </table:table-cell>
          <table:table-cell table:formula="of:=[.A1178]-[.E1178]" office:value-type="float" office:value="154.504057" calcext:value-type="float">
            <text:p>154,504057</text:p>
          </table:table-cell>
          <table:table-cell table:formula="of:=[.B1178]-[.D1178]" office:value-type="float" office:value="0" calcext:value-type="float">
            <text:p>0</text:p>
          </table:table-cell>
          <table:table-cell table:formula="of:=[.A1178]-[.C1178]" office:value-type="float" office:value="0.000307000000020707" calcext:value-type="float">
            <text:p>0,000307</text:p>
          </table:table-cell>
          <table:table-cell table:formula="of:=[.G1178]-[.C1178]" office:value-type="float" office:value="0.0000570000000266191" calcext:value-type="float">
            <text:p>0,000057</text:p>
          </table:table-cell>
          <table:table-cell table:formula="of:=[.J1178]/[.I1178]" office:value-type="float" office:value="0.18566775251718" calcext:value-type="float">
            <text:p>0,1856677525</text:p>
          </table:table-cell>
          <table:table-cell table:formula="of:=[.D1178]+[.H1178]*[.K1178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61511" calcext:value-type="float">
            <text:p>154,506151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4" calcext:value-type="float">
            <text:p>154,50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8837804" calcext:value-type="float">
            <text:p>0,8837804</text:p>
          </table:table-cell>
          <table:table-cell table:formula="of:=[.A1179]-[.E1179]" office:value-type="float" office:value="154.5059011" calcext:value-type="float">
            <text:p>154,5059011</text:p>
          </table:table-cell>
          <table:table-cell table:formula="of:=[.B1179]-[.D1179]" office:value-type="float" office:value="0" calcext:value-type="float">
            <text:p>0</text:p>
          </table:table-cell>
          <table:table-cell table:formula="of:=[.A1179]-[.C1179]" office:value-type="float" office:value="0.00215110000002028" calcext:value-type="float">
            <text:p>0,0021511</text:p>
          </table:table-cell>
          <table:table-cell table:formula="of:=[.G1179]-[.C1179]" office:value-type="float" office:value="0.00190110000002619" calcext:value-type="float">
            <text:p>0,0019011</text:p>
          </table:table-cell>
          <table:table-cell table:formula="of:=[.J1179]/[.I1179]" office:value-type="float" office:value="0.883780391431485" calcext:value-type="float">
            <text:p>0,8837803914</text:p>
          </table:table-cell>
          <table:table-cell table:formula="of:=[.D1179]+[.H1179]*[.K1179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71536" calcext:value-type="float">
            <text:p>154,5071536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6" calcext:value-type="float">
            <text:p>154,506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7832871" calcext:value-type="float">
            <text:p>0,7832871</text:p>
          </table:table-cell>
          <table:table-cell table:formula="of:=[.A1180]-[.E1180]" office:value-type="float" office:value="154.5069036" calcext:value-type="float">
            <text:p>154,5069036</text:p>
          </table:table-cell>
          <table:table-cell table:formula="of:=[.B1180]-[.D1180]" office:value-type="float" office:value="0" calcext:value-type="float">
            <text:p>0</text:p>
          </table:table-cell>
          <table:table-cell table:formula="of:=[.A1180]-[.C1180]" office:value-type="float" office:value="0.00115360000000919" calcext:value-type="float">
            <text:p>0,0011536</text:p>
          </table:table-cell>
          <table:table-cell table:formula="of:=[.G1180]-[.C1180]" office:value-type="float" office:value="0.000903600000015103" calcext:value-type="float">
            <text:p>0,0009036</text:p>
          </table:table-cell>
          <table:table-cell table:formula="of:=[.J1180]/[.I1180]" office:value-type="float" office:value="0.783287101255118" calcext:value-type="float">
            <text:p>0,7832871013</text:p>
          </table:table-cell>
          <table:table-cell table:formula="of:=[.D1180]+[.H1180]*[.K1180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81549" calcext:value-type="float">
            <text:p>154,508154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7" calcext:value-type="float">
            <text:p>154,50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783531" calcext:value-type="float">
            <text:p>0,783531</text:p>
          </table:table-cell>
          <table:table-cell table:formula="of:=[.A1181]-[.E1181]" office:value-type="float" office:value="154.5079049" calcext:value-type="float">
            <text:p>154,5079049</text:p>
          </table:table-cell>
          <table:table-cell table:formula="of:=[.B1181]-[.D1181]" office:value-type="float" office:value="0" calcext:value-type="float">
            <text:p>0</text:p>
          </table:table-cell>
          <table:table-cell table:formula="of:=[.A1181]-[.C1181]" office:value-type="float" office:value="0.00115489999998886" calcext:value-type="float">
            <text:p>0,0011549</text:p>
          </table:table-cell>
          <table:table-cell table:formula="of:=[.G1181]-[.C1181]" office:value-type="float" office:value="0.000904899999994768" calcext:value-type="float">
            <text:p>0,0009049</text:p>
          </table:table-cell>
          <table:table-cell table:formula="of:=[.J1181]/[.I1181]" office:value-type="float" office:value="0.783531041651658" calcext:value-type="float">
            <text:p>0,7835310417</text:p>
          </table:table-cell>
          <table:table-cell table:formula="of:=[.D1181]+[.H1181]*[.K1181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91577" calcext:value-type="float">
            <text:p>154,509157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8" calcext:value-type="float">
            <text:p>154,508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7840546" calcext:value-type="float">
            <text:p>0,7840546</text:p>
          </table:table-cell>
          <table:table-cell table:formula="of:=[.A1182]-[.E1182]" office:value-type="float" office:value="154.5089077" calcext:value-type="float">
            <text:p>154,5089077</text:p>
          </table:table-cell>
          <table:table-cell table:formula="of:=[.B1182]-[.D1182]" office:value-type="float" office:value="0" calcext:value-type="float">
            <text:p>0</text:p>
          </table:table-cell>
          <table:table-cell table:formula="of:=[.A1182]-[.C1182]" office:value-type="float" office:value="0.00115769999999316" calcext:value-type="float">
            <text:p>0,0011577</text:p>
          </table:table-cell>
          <table:table-cell table:formula="of:=[.G1182]-[.C1182]" office:value-type="float" office:value="0.000907699999999068" calcext:value-type="float">
            <text:p>0,0009077</text:p>
          </table:table-cell>
          <table:table-cell table:formula="of:=[.J1182]/[.I1182]" office:value-type="float" office:value="0.784054591003225" calcext:value-type="float">
            <text:p>0,784054591</text:p>
          </table:table-cell>
          <table:table-cell table:formula="of:=[.D1182]+[.H1182]*[.K1182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096589" calcext:value-type="float">
            <text:p>154,509658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09" calcext:value-type="float">
            <text:p>154,50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83]-[.E1183]" office:value-type="float" office:value="154.5096589" calcext:value-type="float">
            <text:p>154,5096589</text:p>
          </table:table-cell>
          <table:table-cell table:formula="of:=[.B1183]-[.D1183]" office:value-type="float" office:value="0" calcext:value-type="float">
            <text:p>0</text:p>
          </table:table-cell>
          <table:table-cell table:formula="of:=[.A1183]-[.C1183]" office:value-type="float" office:value="0.000658900000019003" calcext:value-type="float">
            <text:p>0,0006589</text:p>
          </table:table-cell>
          <table:table-cell table:formula="of:=[.G1183]-[.C1183]" office:value-type="float" office:value="0.000658900000019003" calcext:value-type="float">
            <text:p>0,0006589</text:p>
          </table:table-cell>
          <table:table-cell table:formula="of:=[.J1183]/[.I1183]" office:value-type="float" office:value="1" calcext:value-type="float">
            <text:p>1</text:p>
          </table:table-cell>
          <table:table-cell table:formula="of:=[.D1183]+[.H1183]*[.K1183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06617" calcext:value-type="float">
            <text:p>154,510661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" calcext:value-type="float">
            <text:p>154,5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84]-[.E1184]" office:value-type="float" office:value="154.5106617" calcext:value-type="float">
            <text:p>154,5106617</text:p>
          </table:table-cell>
          <table:table-cell table:formula="of:=[.B1184]-[.D1184]" office:value-type="float" office:value="0" calcext:value-type="float">
            <text:p>0</text:p>
          </table:table-cell>
          <table:table-cell table:formula="of:=[.A1184]-[.C1184]" office:value-type="float" office:value="0.000661700000023302" calcext:value-type="float">
            <text:p>0,0006617</text:p>
          </table:table-cell>
          <table:table-cell table:formula="of:=[.G1184]-[.C1184]" office:value-type="float" office:value="0.000661700000023302" calcext:value-type="float">
            <text:p>0,0006617</text:p>
          </table:table-cell>
          <table:table-cell table:formula="of:=[.J1184]/[.I1184]" office:value-type="float" office:value="1" calcext:value-type="float">
            <text:p>1</text:p>
          </table:table-cell>
          <table:table-cell table:formula="of:=[.D1184]+[.H1184]*[.K1184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11627" calcext:value-type="float">
            <text:p>154,511162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1" calcext:value-type="float">
            <text:p>154,51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-0.5396434" calcext:value-type="float">
            <text:p>-0,5396434</text:p>
          </table:table-cell>
          <table:table-cell table:formula="of:=[.A1185]-[.E1185]" office:value-type="float" office:value="154.5109122" calcext:value-type="float">
            <text:p>154,5109122</text:p>
          </table:table-cell>
          <table:table-cell table:formula="of:=[.B1185]-[.D1185]" office:value-type="float" office:value="0" calcext:value-type="float">
            <text:p>0</text:p>
          </table:table-cell>
          <table:table-cell table:formula="of:=[.A1185]-[.C1185]" office:value-type="float" office:value="0.000162700000004179" calcext:value-type="float">
            <text:p>0,0001627</text:p>
          </table:table-cell>
          <table:table-cell table:formula="of:=[.G1185]-[.C1185]" office:value-type="float" office:value="-0.000087799999988647" calcext:value-type="float">
            <text:p>-0,0000878</text:p>
          </table:table-cell>
          <table:table-cell table:formula="of:=[.J1185]/[.I1185]" office:value-type="float" office:value="-0.539643515589378" calcext:value-type="float">
            <text:p>-0,5396435156</text:p>
          </table:table-cell>
          <table:table-cell table:formula="of:=[.D1185]+[.H1185]*[.K1185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21658" calcext:value-type="float">
            <text:p>154,5121658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1" calcext:value-type="float">
            <text:p>154,51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851261" calcext:value-type="float">
            <text:p>0,7851261</text:p>
          </table:table-cell>
          <table:table-cell table:formula="of:=[.A1186]-[.E1186]" office:value-type="float" office:value="154.5119153" calcext:value-type="float">
            <text:p>154,5119153</text:p>
          </table:table-cell>
          <table:table-cell table:formula="of:=[.B1186]-[.D1186]" office:value-type="float" office:value="0" calcext:value-type="float">
            <text:p>0</text:p>
          </table:table-cell>
          <table:table-cell table:formula="of:=[.A1186]-[.C1186]" office:value-type="float" office:value="0.00116579999999544" calcext:value-type="float">
            <text:p>0,0011658</text:p>
          </table:table-cell>
          <table:table-cell table:formula="of:=[.G1186]-[.C1186]" office:value-type="float" office:value="0.000915300000002617" calcext:value-type="float">
            <text:p>0,0009153</text:p>
          </table:table-cell>
          <table:table-cell table:formula="of:=[.J1186]/[.I1186]" office:value-type="float" office:value="0.785126093674897" calcext:value-type="float">
            <text:p>0,7851260937</text:p>
          </table:table-cell>
          <table:table-cell table:formula="of:=[.D1186]+[.H1186]*[.K1186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2667" calcext:value-type="float">
            <text:p>154,51266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2" calcext:value-type="float">
            <text:p>154,512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87]-[.E1187]" office:value-type="float" office:value="154.512667" calcext:value-type="float">
            <text:p>154,512667</text:p>
          </table:table-cell>
          <table:table-cell table:formula="of:=[.B1187]-[.D1187]" office:value-type="float" office:value="0" calcext:value-type="float">
            <text:p>0</text:p>
          </table:table-cell>
          <table:table-cell table:formula="of:=[.A1187]-[.C1187]" office:value-type="float" office:value="0.000666999999992868" calcext:value-type="float">
            <text:p>0,000667</text:p>
          </table:table-cell>
          <table:table-cell table:formula="of:=[.G1187]-[.C1187]" office:value-type="float" office:value="0.000666999999992868" calcext:value-type="float">
            <text:p>0,000667</text:p>
          </table:table-cell>
          <table:table-cell table:formula="of:=[.J1187]/[.I1187]" office:value-type="float" office:value="1" calcext:value-type="float">
            <text:p>1</text:p>
          </table:table-cell>
          <table:table-cell table:formula="of:=[.D1187]+[.H1187]*[.K1187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3168" calcext:value-type="float">
            <text:p>154,513168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3" calcext:value-type="float">
            <text:p>154,513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188]-[.E1188]" office:value-type="float" office:value="154.513168" calcext:value-type="float">
            <text:p>154,513168</text:p>
          </table:table-cell>
          <table:table-cell table:formula="of:=[.B1188]-[.D1188]" office:value-type="float" office:value="0" calcext:value-type="float">
            <text:p>0</text:p>
          </table:table-cell>
          <table:table-cell table:formula="of:=[.A1188]-[.C1188]" office:value-type="float" office:value="0.000168000000002166" calcext:value-type="float">
            <text:p>0,000168</text:p>
          </table:table-cell>
          <table:table-cell table:formula="of:=[.G1188]-[.C1188]" office:value-type="float" office:value="0.000168000000002166" calcext:value-type="float">
            <text:p>0,000168</text:p>
          </table:table-cell>
          <table:table-cell table:formula="of:=[.J1188]/[.I1188]" office:value-type="float" office:value="1" calcext:value-type="float">
            <text:p>1</text:p>
          </table:table-cell>
          <table:table-cell table:formula="of:=[.D1188]+[.H1188]*[.K1188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41711" calcext:value-type="float">
            <text:p>154,514171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3" calcext:value-type="float">
            <text:p>154,513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859704" calcext:value-type="float">
            <text:p>0,7859704</text:p>
          </table:table-cell>
          <table:table-cell table:formula="of:=[.A1189]-[.E1189]" office:value-type="float" office:value="154.51392045" calcext:value-type="float">
            <text:p>154,51392045</text:p>
          </table:table-cell>
          <table:table-cell table:formula="of:=[.B1189]-[.D1189]" office:value-type="float" office:value="0" calcext:value-type="float">
            <text:p>0</text:p>
          </table:table-cell>
          <table:table-cell table:formula="of:=[.A1189]-[.C1189]" office:value-type="float" office:value="0.00117109999999343" calcext:value-type="float">
            <text:p>0,0011711</text:p>
          </table:table-cell>
          <table:table-cell table:formula="of:=[.G1189]-[.C1189]" office:value-type="float" office:value="0.000920449999995299" calcext:value-type="float">
            <text:p>0,00092045</text:p>
          </table:table-cell>
          <table:table-cell table:formula="of:=[.J1189]/[.I1189]" office:value-type="float" office:value="0.785970455128053" calcext:value-type="float">
            <text:p>0,7859704551</text:p>
          </table:table-cell>
          <table:table-cell table:formula="of:=[.D1189]+[.H1189]*[.K1189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46721" calcext:value-type="float">
            <text:p>154,5146721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4" calcext:value-type="float">
            <text:p>154,51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6270645" calcext:value-type="float">
            <text:p>0,6270645</text:p>
          </table:table-cell>
          <table:table-cell table:formula="of:=[.A1190]-[.E1190]" office:value-type="float" office:value="154.51442145" calcext:value-type="float">
            <text:p>154,51442145</text:p>
          </table:table-cell>
          <table:table-cell table:formula="of:=[.B1190]-[.D1190]" office:value-type="float" office:value="0" calcext:value-type="float">
            <text:p>0</text:p>
          </table:table-cell>
          <table:table-cell table:formula="of:=[.A1190]-[.C1190]" office:value-type="float" office:value="0.000672100000002729" calcext:value-type="float">
            <text:p>0,0006721</text:p>
          </table:table-cell>
          <table:table-cell table:formula="of:=[.G1190]-[.C1190]" office:value-type="float" office:value="0.000421450000004597" calcext:value-type="float">
            <text:p>0,00042145</text:p>
          </table:table-cell>
          <table:table-cell table:formula="of:=[.J1190]/[.I1190]" office:value-type="float" office:value="0.62706442494106" calcext:value-type="float">
            <text:p>0,6270644249</text:p>
          </table:table-cell>
          <table:table-cell table:formula="of:=[.D1190]+[.H1190]*[.K1190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56749" calcext:value-type="float">
            <text:p>154,515674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4" calcext:value-type="float">
            <text:p>154,514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503493" calcext:value-type="float">
            <text:p>0,8503493</text:p>
          </table:table-cell>
          <table:table-cell table:formula="of:=[.A1191]-[.E1191]" office:value-type="float" office:value="154.51542425" calcext:value-type="float">
            <text:p>154,51542425</text:p>
          </table:table-cell>
          <table:table-cell table:formula="of:=[.B1191]-[.D1191]" office:value-type="float" office:value="0" calcext:value-type="float">
            <text:p>0</text:p>
          </table:table-cell>
          <table:table-cell table:formula="of:=[.A1191]-[.C1191]" office:value-type="float" office:value="0.00167489999998338" calcext:value-type="float">
            <text:p>0,0016749</text:p>
          </table:table-cell>
          <table:table-cell table:formula="of:=[.G1191]-[.C1191]" office:value-type="float" office:value="0.00142424999998525" calcext:value-type="float">
            <text:p>0,00142425</text:p>
          </table:table-cell>
          <table:table-cell table:formula="of:=[.J1191]/[.I1191]" office:value-type="float" office:value="0.850349274583188" calcext:value-type="float">
            <text:p>0,8503492746</text:p>
          </table:table-cell>
          <table:table-cell table:formula="of:=[.D1191]+[.H1191]*[.K1191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66777" calcext:value-type="float">
            <text:p>154,516677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5" calcext:value-type="float">
            <text:p>154,515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505991" calcext:value-type="float">
            <text:p>0,8505991</text:p>
          </table:table-cell>
          <table:table-cell table:formula="of:=[.A1192]-[.E1192]" office:value-type="float" office:value="154.51642705" calcext:value-type="float">
            <text:p>154,51642705</text:p>
          </table:table-cell>
          <table:table-cell table:formula="of:=[.B1192]-[.D1192]" office:value-type="float" office:value="0" calcext:value-type="float">
            <text:p>0</text:p>
          </table:table-cell>
          <table:table-cell table:formula="of:=[.A1192]-[.C1192]" office:value-type="float" office:value="0.0016777000000161" calcext:value-type="float">
            <text:p>0,0016777</text:p>
          </table:table-cell>
          <table:table-cell table:formula="of:=[.G1192]-[.C1192]" office:value-type="float" office:value="0.00142705000001797" calcext:value-type="float">
            <text:p>0,00142705</text:p>
          </table:table-cell>
          <table:table-cell table:formula="of:=[.J1192]/[.I1192]" office:value-type="float" office:value="0.850599034394871" calcext:value-type="float">
            <text:p>0,8505990344</text:p>
          </table:table-cell>
          <table:table-cell table:formula="of:=[.D1192]+[.H1192]*[.K1192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76807" calcext:value-type="float">
            <text:p>154,517680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6" calcext:value-type="float">
            <text:p>154,516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508657" calcext:value-type="float">
            <text:p>0,8508657</text:p>
          </table:table-cell>
          <table:table-cell table:formula="of:=[.A1193]-[.E1193]" office:value-type="float" office:value="154.51743005" calcext:value-type="float">
            <text:p>154,51743005</text:p>
          </table:table-cell>
          <table:table-cell table:formula="of:=[.B1193]-[.D1193]" office:value-type="float" office:value="0" calcext:value-type="float">
            <text:p>0</text:p>
          </table:table-cell>
          <table:table-cell table:formula="of:=[.A1193]-[.C1193]" office:value-type="float" office:value="0.00168070000000853" calcext:value-type="float">
            <text:p>0,0016807</text:p>
          </table:table-cell>
          <table:table-cell table:formula="of:=[.G1193]-[.C1193]" office:value-type="float" office:value="0.0014300500000104" calcext:value-type="float">
            <text:p>0,00143005</text:p>
          </table:table-cell>
          <table:table-cell table:formula="of:=[.J1193]/[.I1193]" office:value-type="float" office:value="0.850865710717642" calcext:value-type="float">
            <text:p>0,8508657107</text:p>
          </table:table-cell>
          <table:table-cell table:formula="of:=[.D1193]+[.H1193]*[.K1193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191842" calcext:value-type="float">
            <text:p>154,5191842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7" calcext:value-type="float">
            <text:p>154,517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85244" calcext:value-type="float">
            <text:p>0,885244</text:p>
          </table:table-cell>
          <table:table-cell table:formula="of:=[.A1194]-[.E1194]" office:value-type="float" office:value="154.51893355" calcext:value-type="float">
            <text:p>154,51893355</text:p>
          </table:table-cell>
          <table:table-cell table:formula="of:=[.B1194]-[.D1194]" office:value-type="float" office:value="0" calcext:value-type="float">
            <text:p>0</text:p>
          </table:table-cell>
          <table:table-cell table:formula="of:=[.A1194]-[.C1194]" office:value-type="float" office:value="0.00218420000001629" calcext:value-type="float">
            <text:p>0,0021842</text:p>
          </table:table-cell>
          <table:table-cell table:formula="of:=[.G1194]-[.C1194]" office:value-type="float" office:value="0.00193355000001816" calcext:value-type="float">
            <text:p>0,00193355</text:p>
          </table:table-cell>
          <table:table-cell table:formula="of:=[.J1194]/[.I1194]" office:value-type="float" office:value="0.885244025274122" calcext:value-type="float">
            <text:p>0,8852440253</text:p>
          </table:table-cell>
          <table:table-cell table:formula="of:=[.D1194]+[.H1194]*[.K1194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206885" calcext:value-type="float">
            <text:p>154,5206885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154.519" calcext:value-type="float">
            <text:p>154,519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515546" calcext:value-type="float">
            <text:p>0,8515546</text:p>
          </table:table-cell>
          <table:table-cell table:formula="of:=[.A1195]-[.E1195]" office:value-type="float" office:value="154.52043785" calcext:value-type="float">
            <text:p>154,52043785</text:p>
          </table:table-cell>
          <table:table-cell table:formula="of:=[.B1195]-[.D1195]" office:value-type="float" office:value="0" calcext:value-type="float">
            <text:p>0</text:p>
          </table:table-cell>
          <table:table-cell table:formula="of:=[.A1195]-[.C1195]" office:value-type="float" office:value="0.0016885000000002" calcext:value-type="float">
            <text:p>0,0016885</text:p>
          </table:table-cell>
          <table:table-cell table:formula="of:=[.G1195]-[.C1195]" office:value-type="float" office:value="0.00143785000000207" calcext:value-type="float">
            <text:p>0,00143785</text:p>
          </table:table-cell>
          <table:table-cell table:formula="of:=[.J1195]/[.I1195]" office:value-type="float" office:value="0.851554634291915" calcext:value-type="float">
            <text:p>0,8515546343</text:p>
          </table:table-cell>
          <table:table-cell table:formula="of:=[.D1195]+[.H1195]*[.K1195]" office:value-type="float" office:value="2.500002" calcext:value-type="float">
            <text:p>2,500002</text:p>
          </table:table-cell>
        </table:table-row>
        <table:table-row table:style-name="ro1">
          <table:table-cell office:value-type="float" office:value="154.5221926" calcext:value-type="float">
            <text:p>154,522192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2" calcext:value-type="float">
            <text:p>154,52</text:p>
          </table:table-cell>
          <table:table-cell office:value-type="float" office:value="2.500002" calcext:value-type="float">
            <text:p>2,5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856837" calcext:value-type="float">
            <text:p>0,8856837</text:p>
          </table:table-cell>
          <table:table-cell table:formula="of:=[.A1196]-[.E1196]" office:value-type="float" office:value="154.52194195" calcext:value-type="float">
            <text:p>154,52194195</text:p>
          </table:table-cell>
          <table:table-cell table:formula="of:=[.B1196]-[.D1196]" office:value-type="float" office:value="0.15" calcext:value-type="float">
            <text:p>0,15</text:p>
          </table:table-cell>
          <table:table-cell table:formula="of:=[.A1196]-[.C1196]" office:value-type="float" office:value="0.00219260000000077" calcext:value-type="float">
            <text:p>0,0021926</text:p>
          </table:table-cell>
          <table:table-cell table:formula="of:=[.G1196]-[.C1196]" office:value-type="float" office:value="0.00194195000000263" calcext:value-type="float">
            <text:p>0,00194195</text:p>
          </table:table-cell>
          <table:table-cell table:formula="of:=[.J1196]/[.I1196]" office:value-type="float" office:value="0.88568366323176" calcext:value-type="float">
            <text:p>0,8856836632</text:p>
          </table:table-cell>
          <table:table-cell table:formula="of:=[.D1196]+[.H1196]*[.K1196]" office:value-type="float" office:value="2.63285454948476" calcext:value-type="float">
            <text:p>2,6328545495</text:p>
          </table:table-cell>
        </table:table-row>
        <table:table-row table:style-name="ro1">
          <table:table-cell office:value-type="float" office:value="154.5252004" calcext:value-type="float">
            <text:p>154,525200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22" calcext:value-type="float">
            <text:p>154,522</text:p>
          </table:table-cell>
          <table:table-cell office:value-type="float" office:value="2.632854" calcext:value-type="float">
            <text:p>2,632854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216816" calcext:value-type="float">
            <text:p>0,9216816</text:p>
          </table:table-cell>
          <table:table-cell table:formula="of:=[.A1197]-[.E1197]" office:value-type="float" office:value="154.52494975" calcext:value-type="float">
            <text:p>154,52494975</text:p>
          </table:table-cell>
          <table:table-cell table:formula="of:=[.B1197]-[.D1197]" office:value-type="float" office:value="0.0171479999999997" calcext:value-type="float">
            <text:p>0,017148</text:p>
          </table:table-cell>
          <table:table-cell table:formula="of:=[.A1197]-[.C1197]" office:value-type="float" office:value="0.00320039999999722" calcext:value-type="float">
            <text:p>0,0032004</text:p>
          </table:table-cell>
          <table:table-cell table:formula="of:=[.G1197]-[.C1197]" office:value-type="float" office:value="0.00294974999999909" calcext:value-type="float">
            <text:p>0,00294975</text:p>
          </table:table-cell>
          <table:table-cell table:formula="of:=[.J1197]/[.I1197]" office:value-type="float" office:value="0.921681664792417" calcext:value-type="float">
            <text:p>0,9216816648</text:p>
          </table:table-cell>
          <table:table-cell table:formula="of:=[.D1197]+[.H1197]*[.K1197]" office:value-type="float" office:value="2.64865899718786" calcext:value-type="float">
            <text:p>2,6486589972</text:p>
          </table:table-cell>
        </table:table-row>
        <table:table-row table:style-name="ro1">
          <table:table-cell office:value-type="float" office:value="154.5282083" calcext:value-type="float">
            <text:p>154,528208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25" calcext:value-type="float">
            <text:p>154,525</text:p>
          </table:table-cell>
          <table:table-cell office:value-type="float" office:value="2.648659" calcext:value-type="float">
            <text:p>2,648659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9218745" calcext:value-type="float">
            <text:p>0,9218745</text:p>
          </table:table-cell>
          <table:table-cell table:formula="of:=[.A1198]-[.E1198]" office:value-type="float" office:value="154.52795765" calcext:value-type="float">
            <text:p>154,52795765</text:p>
          </table:table-cell>
          <table:table-cell table:formula="of:=[.B1198]-[.D1198]" office:value-type="float" office:value="0.00134299999999987" calcext:value-type="float">
            <text:p>0,001343</text:p>
          </table:table-cell>
          <table:table-cell table:formula="of:=[.A1198]-[.C1198]" office:value-type="float" office:value="0.00320829999998296" calcext:value-type="float">
            <text:p>0,0032083</text:p>
          </table:table-cell>
          <table:table-cell table:formula="of:=[.G1198]-[.C1198]" office:value-type="float" office:value="0.00295764999998482" calcext:value-type="float">
            <text:p>0,00295765</text:p>
          </table:table-cell>
          <table:table-cell table:formula="of:=[.J1198]/[.I1198]" office:value-type="float" office:value="0.92187451298212" calcext:value-type="float">
            <text:p>0,921874513</text:p>
          </table:table-cell>
          <table:table-cell table:formula="of:=[.D1198]+[.H1198]*[.K1198]" office:value-type="float" office:value="2.64989707747093" calcext:value-type="float">
            <text:p>2,6498970775</text:p>
          </table:table-cell>
        </table:table-row>
        <table:table-row table:style-name="ro1">
          <table:table-cell office:value-type="float" office:value="154.5297123" calcext:value-type="float">
            <text:p>154,529712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28" calcext:value-type="float">
            <text:p>154,528</text:p>
          </table:table-cell>
          <table:table-cell office:value-type="float" office:value="2.649897" calcext:value-type="float">
            <text:p>2,649897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853618" calcext:value-type="float">
            <text:p>0,853618</text:p>
          </table:table-cell>
          <table:table-cell table:formula="of:=[.A1199]-[.E1199]" office:value-type="float" office:value="154.52946165" calcext:value-type="float">
            <text:p>154,52946165</text:p>
          </table:table-cell>
          <table:table-cell table:formula="of:=[.B1199]-[.D1199]" office:value-type="float" office:value="0.000104999999999578" calcext:value-type="float">
            <text:p>0,000105</text:p>
          </table:table-cell>
          <table:table-cell table:formula="of:=[.A1199]-[.C1199]" office:value-type="float" office:value="0.00171230000000833" calcext:value-type="float">
            <text:p>0,0017123</text:p>
          </table:table-cell>
          <table:table-cell table:formula="of:=[.G1199]-[.C1199]" office:value-type="float" office:value="0.0014616500000102" calcext:value-type="float">
            <text:p>0,00146165</text:p>
          </table:table-cell>
          <table:table-cell table:formula="of:=[.J1199]/[.I1199]" office:value-type="float" office:value="0.853617940783208" calcext:value-type="float">
            <text:p>0,8536179408</text:p>
          </table:table-cell>
          <table:table-cell table:formula="of:=[.D1199]+[.H1199]*[.K1199]" office:value-type="float" office:value="2.64998662988378" calcext:value-type="float">
            <text:p>2,6499866299</text:p>
          </table:table-cell>
        </table:table-row>
        <table:table-row table:style-name="ro1">
          <table:table-cell office:value-type="float" office:value="154.5302136" calcext:value-type="float">
            <text:p>154,530213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29" calcext:value-type="float">
            <text:p>154,529</text:p>
          </table:table-cell>
          <table:table-cell office:value-type="float" office:value="2.649987" calcext:value-type="float">
            <text:p>2,64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00]-[.E1200]" office:value-type="float" office:value="154.5302136" calcext:value-type="float">
            <text:p>154,5302136</text:p>
          </table:table-cell>
          <table:table-cell table:formula="of:=[.B1200]-[.D1200]" office:value-type="float" office:value="0.0000149999999998762" calcext:value-type="float">
            <text:p>0,000015</text:p>
          </table:table-cell>
          <table:table-cell table:formula="of:=[.A1200]-[.C1200]" office:value-type="float" office:value="0.00121359999999981" calcext:value-type="float">
            <text:p>0,0012136</text:p>
          </table:table-cell>
          <table:table-cell table:formula="of:=[.G1200]-[.C1200]" office:value-type="float" office:value="0.00121359999999981" calcext:value-type="float">
            <text:p>0,0012136</text:p>
          </table:table-cell>
          <table:table-cell table:formula="of:=[.J1200]/[.I1200]" office:value-type="float" office:value="1" calcext:value-type="float">
            <text:p>1</text:p>
          </table:table-cell>
          <table:table-cell table:formula="of:=[.D1200]+[.H1200]*[.K1200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312161" calcext:value-type="float">
            <text:p>154,531216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" calcext:value-type="float">
            <text:p>154,5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01]-[.E1201]" office:value-type="float" office:value="154.5312161" calcext:value-type="float">
            <text:p>154,5312161</text:p>
          </table:table-cell>
          <table:table-cell table:formula="of:=[.B1201]-[.D1201]" office:value-type="float" office:value="0" calcext:value-type="float">
            <text:p>0</text:p>
          </table:table-cell>
          <table:table-cell table:formula="of:=[.A1201]-[.C1201]" office:value-type="float" office:value="0.0012160999999935" calcext:value-type="float">
            <text:p>0,0012161</text:p>
          </table:table-cell>
          <table:table-cell table:formula="of:=[.G1201]-[.C1201]" office:value-type="float" office:value="0.0012160999999935" calcext:value-type="float">
            <text:p>0,0012161</text:p>
          </table:table-cell>
          <table:table-cell table:formula="of:=[.J1201]/[.I1201]" office:value-type="float" office:value="1" calcext:value-type="float">
            <text:p>1</text:p>
          </table:table-cell>
          <table:table-cell table:formula="of:=[.D1201]+[.H1201]*[.K1201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347268" calcext:value-type="float">
            <text:p>154,534726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1" calcext:value-type="float">
            <text:p>154,53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02]-[.E1202]" office:value-type="float" office:value="154.5347268" calcext:value-type="float">
            <text:p>154,5347268</text:p>
          </table:table-cell>
          <table:table-cell table:formula="of:=[.B1202]-[.D1202]" office:value-type="float" office:value="0" calcext:value-type="float">
            <text:p>0</text:p>
          </table:table-cell>
          <table:table-cell table:formula="of:=[.A1202]-[.C1202]" office:value-type="float" office:value="0.00372679999998127" calcext:value-type="float">
            <text:p>0,0037268</text:p>
          </table:table-cell>
          <table:table-cell table:formula="of:=[.G1202]-[.C1202]" office:value-type="float" office:value="0.00372679999998127" calcext:value-type="float">
            <text:p>0,0037268</text:p>
          </table:table-cell>
          <table:table-cell table:formula="of:=[.J1202]/[.I1202]" office:value-type="float" office:value="1" calcext:value-type="float">
            <text:p>1</text:p>
          </table:table-cell>
          <table:table-cell table:formula="of:=[.D1202]+[.H1202]*[.K1202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372344" calcext:value-type="float">
            <text:p>154,537234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5" calcext:value-type="float">
            <text:p>154,53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03]-[.E1203]" office:value-type="float" office:value="154.5372344" calcext:value-type="float">
            <text:p>154,5372344</text:p>
          </table:table-cell>
          <table:table-cell table:formula="of:=[.B1203]-[.D1203]" office:value-type="float" office:value="0" calcext:value-type="float">
            <text:p>0</text:p>
          </table:table-cell>
          <table:table-cell table:formula="of:=[.A1203]-[.C1203]" office:value-type="float" office:value="0.00223439999999187" calcext:value-type="float">
            <text:p>0,0022344</text:p>
          </table:table-cell>
          <table:table-cell table:formula="of:=[.G1203]-[.C1203]" office:value-type="float" office:value="0.00223439999999187" calcext:value-type="float">
            <text:p>0,0022344</text:p>
          </table:table-cell>
          <table:table-cell table:formula="of:=[.J1203]/[.I1203]" office:value-type="float" office:value="1" calcext:value-type="float">
            <text:p>1</text:p>
          </table:table-cell>
          <table:table-cell table:formula="of:=[.D1203]+[.H1203]*[.K1203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382372" calcext:value-type="float">
            <text:p>154,538237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7" calcext:value-type="float">
            <text:p>154,53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974054" calcext:value-type="float">
            <text:p>0,7974054</text:p>
          </table:table-cell>
          <table:table-cell table:formula="of:=[.A1204]-[.E1204]" office:value-type="float" office:value="154.53798655" calcext:value-type="float">
            <text:p>154,53798655</text:p>
          </table:table-cell>
          <table:table-cell table:formula="of:=[.B1204]-[.D1204]" office:value-type="float" office:value="0" calcext:value-type="float">
            <text:p>0</text:p>
          </table:table-cell>
          <table:table-cell table:formula="of:=[.A1204]-[.C1204]" office:value-type="float" office:value="0.00123719999999139" calcext:value-type="float">
            <text:p>0,0012372</text:p>
          </table:table-cell>
          <table:table-cell table:formula="of:=[.G1204]-[.C1204]" office:value-type="float" office:value="0.000986549999993258" calcext:value-type="float">
            <text:p>0,00098655</text:p>
          </table:table-cell>
          <table:table-cell table:formula="of:=[.J1204]/[.I1204]" office:value-type="float" office:value="0.797405431619887" calcext:value-type="float">
            <text:p>0,7974054316</text:p>
          </table:table-cell>
          <table:table-cell table:formula="of:=[.D1204]+[.H1204]*[.K1204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3924" calcext:value-type="float">
            <text:p>154,5392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8" calcext:value-type="float">
            <text:p>154,53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978629" calcext:value-type="float">
            <text:p>0,7978629</text:p>
          </table:table-cell>
          <table:table-cell table:formula="of:=[.A1205]-[.E1205]" office:value-type="float" office:value="154.53898935" calcext:value-type="float">
            <text:p>154,53898935</text:p>
          </table:table-cell>
          <table:table-cell table:formula="of:=[.B1205]-[.D1205]" office:value-type="float" office:value="0" calcext:value-type="float">
            <text:p>0</text:p>
          </table:table-cell>
          <table:table-cell table:formula="of:=[.A1205]-[.C1205]" office:value-type="float" office:value="0.00123999999999569" calcext:value-type="float">
            <text:p>0,00124</text:p>
          </table:table-cell>
          <table:table-cell table:formula="of:=[.G1205]-[.C1205]" office:value-type="float" office:value="0.000989349999997557" calcext:value-type="float">
            <text:p>0,00098935</text:p>
          </table:table-cell>
          <table:table-cell table:formula="of:=[.J1205]/[.I1205]" office:value-type="float" office:value="0.797862903226611" calcext:value-type="float">
            <text:p>0,7978629032</text:p>
          </table:table-cell>
          <table:table-cell table:formula="of:=[.D1205]+[.H1205]*[.K1205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397412" calcext:value-type="float">
            <text:p>154,539741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9" calcext:value-type="float">
            <text:p>154,539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6618996" calcext:value-type="float">
            <text:p>0,6618996</text:p>
          </table:table-cell>
          <table:table-cell table:formula="of:=[.A1206]-[.E1206]" office:value-type="float" office:value="154.5394906" calcext:value-type="float">
            <text:p>154,5394906</text:p>
          </table:table-cell>
          <table:table-cell table:formula="of:=[.B1206]-[.D1206]" office:value-type="float" office:value="0" calcext:value-type="float">
            <text:p>0</text:p>
          </table:table-cell>
          <table:table-cell table:formula="of:=[.A1206]-[.C1206]" office:value-type="float" office:value="0.000741200000021536" calcext:value-type="float">
            <text:p>0,0007412</text:p>
          </table:table-cell>
          <table:table-cell table:formula="of:=[.G1206]-[.C1206]" office:value-type="float" office:value="0.000490600000034647" calcext:value-type="float">
            <text:p>0,0004906</text:p>
          </table:table-cell>
          <table:table-cell table:formula="of:=[.J1206]/[.I1206]" office:value-type="float" office:value="0.661899622261727" calcext:value-type="float">
            <text:p>0,6618996223</text:p>
          </table:table-cell>
          <table:table-cell table:formula="of:=[.D1206]+[.H1206]*[.K1206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02425" calcext:value-type="float">
            <text:p>154,540242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39" calcext:value-type="float">
            <text:p>154,539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6" calcext:value-type="float">
            <text:p>0,0002506</text:p>
          </table:table-cell>
          <table:table-cell office:value-type="float" office:value="0.7983099" calcext:value-type="float">
            <text:p>0,7983099</text:p>
          </table:table-cell>
          <table:table-cell table:formula="of:=[.A1207]-[.E1207]" office:value-type="float" office:value="154.5399919" calcext:value-type="float">
            <text:p>154,5399919</text:p>
          </table:table-cell>
          <table:table-cell table:formula="of:=[.B1207]-[.D1207]" office:value-type="float" office:value="0" calcext:value-type="float">
            <text:p>0</text:p>
          </table:table-cell>
          <table:table-cell table:formula="of:=[.A1207]-[.C1207]" office:value-type="float" office:value="0.0012425000000178" calcext:value-type="float">
            <text:p>0,0012425</text:p>
          </table:table-cell>
          <table:table-cell table:formula="of:=[.G1207]-[.C1207]" office:value-type="float" office:value="0.00099190000003091" calcext:value-type="float">
            <text:p>0,0009919</text:p>
          </table:table-cell>
          <table:table-cell table:formula="of:=[.J1207]/[.I1207]" office:value-type="float" office:value="0.798309859168371" calcext:value-type="float">
            <text:p>0,7983098592</text:p>
          </table:table-cell>
          <table:table-cell table:formula="of:=[.D1207]+[.H1207]*[.K1207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1245" calcext:value-type="float">
            <text:p>154,54124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" calcext:value-type="float">
            <text:p>154,5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7987952" calcext:value-type="float">
            <text:p>0,7987952</text:p>
          </table:table-cell>
          <table:table-cell table:formula="of:=[.A1208]-[.E1208]" office:value-type="float" office:value="154.5409945" calcext:value-type="float">
            <text:p>154,5409945</text:p>
          </table:table-cell>
          <table:table-cell table:formula="of:=[.B1208]-[.D1208]" office:value-type="float" office:value="0" calcext:value-type="float">
            <text:p>0</text:p>
          </table:table-cell>
          <table:table-cell table:formula="of:=[.A1208]-[.C1208]" office:value-type="float" office:value="0.00124500000001149" calcext:value-type="float">
            <text:p>0,001245</text:p>
          </table:table-cell>
          <table:table-cell table:formula="of:=[.G1208]-[.C1208]" office:value-type="float" office:value="0.000994500000018661" calcext:value-type="float">
            <text:p>0,0009945</text:p>
          </table:table-cell>
          <table:table-cell table:formula="of:=[.J1208]/[.I1208]" office:value-type="float" office:value="0.79879518073051" calcext:value-type="float">
            <text:p>0,7987951807</text:p>
          </table:table-cell>
          <table:table-cell table:formula="of:=[.D1208]+[.H1208]*[.K1208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17465" calcext:value-type="float">
            <text:p>154,541746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1" calcext:value-type="float">
            <text:p>154,54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64434" calcext:value-type="float">
            <text:p>0,664434</text:p>
          </table:table-cell>
          <table:table-cell table:formula="of:=[.A1209]-[.E1209]" office:value-type="float" office:value="154.541496" calcext:value-type="float">
            <text:p>154,541496</text:p>
          </table:table-cell>
          <table:table-cell table:formula="of:=[.B1209]-[.D1209]" office:value-type="float" office:value="0" calcext:value-type="float">
            <text:p>0</text:p>
          </table:table-cell>
          <table:table-cell table:formula="of:=[.A1209]-[.C1209]" office:value-type="float" office:value="0.000746499999991102" calcext:value-type="float">
            <text:p>0,0007465</text:p>
          </table:table-cell>
          <table:table-cell table:formula="of:=[.G1209]-[.C1209]" office:value-type="float" office:value="0.000495999999998276" calcext:value-type="float">
            <text:p>0,000496</text:p>
          </table:table-cell>
          <table:table-cell table:formula="of:=[.J1209]/[.I1209]" office:value-type="float" office:value="0.66443402545772" calcext:value-type="float">
            <text:p>0,6644340255</text:p>
          </table:table-cell>
          <table:table-cell table:formula="of:=[.D1209]+[.H1209]*[.K1209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27491" calcext:value-type="float">
            <text:p>154,542749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1" calcext:value-type="float">
            <text:p>154,54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567835" calcext:value-type="float">
            <text:p>0,8567835</text:p>
          </table:table-cell>
          <table:table-cell table:formula="of:=[.A1210]-[.E1210]" office:value-type="float" office:value="154.5424986" calcext:value-type="float">
            <text:p>154,5424986</text:p>
          </table:table-cell>
          <table:table-cell table:formula="of:=[.B1210]-[.D1210]" office:value-type="float" office:value="0" calcext:value-type="float">
            <text:p>0</text:p>
          </table:table-cell>
          <table:table-cell table:formula="of:=[.A1210]-[.C1210]" office:value-type="float" office:value="0.00174910000001205" calcext:value-type="float">
            <text:p>0,0017491</text:p>
          </table:table-cell>
          <table:table-cell table:formula="of:=[.G1210]-[.C1210]" office:value-type="float" office:value="0.00149860000001922" calcext:value-type="float">
            <text:p>0,0014986</text:p>
          </table:table-cell>
          <table:table-cell table:formula="of:=[.J1210]/[.I1210]" office:value-type="float" office:value="0.856783488656395" calcext:value-type="float">
            <text:p>0,8567834887</text:p>
          </table:table-cell>
          <table:table-cell table:formula="of:=[.D1210]+[.H1210]*[.K1210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37521" calcext:value-type="float">
            <text:p>154,543752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2" calcext:value-type="float">
            <text:p>154,54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570287" calcext:value-type="float">
            <text:p>0,8570287</text:p>
          </table:table-cell>
          <table:table-cell table:formula="of:=[.A1211]-[.E1211]" office:value-type="float" office:value="154.5435016" calcext:value-type="float">
            <text:p>154,5435016</text:p>
          </table:table-cell>
          <table:table-cell table:formula="of:=[.B1211]-[.D1211]" office:value-type="float" office:value="0" calcext:value-type="float">
            <text:p>0</text:p>
          </table:table-cell>
          <table:table-cell table:formula="of:=[.A1211]-[.C1211]" office:value-type="float" office:value="0.00175210000000448" calcext:value-type="float">
            <text:p>0,0017521</text:p>
          </table:table-cell>
          <table:table-cell table:formula="of:=[.G1211]-[.C1211]" office:value-type="float" office:value="0.00150160000001165" calcext:value-type="float">
            <text:p>0,0015016</text:p>
          </table:table-cell>
          <table:table-cell table:formula="of:=[.J1211]/[.I1211]" office:value-type="float" office:value="0.857028708411514" calcext:value-type="float">
            <text:p>0,8570287084</text:p>
          </table:table-cell>
          <table:table-cell table:formula="of:=[.D1211]+[.H1211]*[.K1211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47546" calcext:value-type="float">
            <text:p>154,544754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4" calcext:value-type="float">
            <text:p>154,54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68036" calcext:value-type="float">
            <text:p>0,668036</text:p>
          </table:table-cell>
          <table:table-cell table:formula="of:=[.A1212]-[.E1212]" office:value-type="float" office:value="154.5445041" calcext:value-type="float">
            <text:p>154,5445041</text:p>
          </table:table-cell>
          <table:table-cell table:formula="of:=[.B1212]-[.D1212]" office:value-type="float" office:value="0" calcext:value-type="float">
            <text:p>0</text:p>
          </table:table-cell>
          <table:table-cell table:formula="of:=[.A1212]-[.C1212]" office:value-type="float" office:value="0.000754599999993388" calcext:value-type="float">
            <text:p>0,0007546</text:p>
          </table:table-cell>
          <table:table-cell table:formula="of:=[.G1212]-[.C1212]" office:value-type="float" office:value="0.000504100000000562" calcext:value-type="float">
            <text:p>0,0005041</text:p>
          </table:table-cell>
          <table:table-cell table:formula="of:=[.J1212]/[.I1212]" office:value-type="float" office:value="0.668036045593665" calcext:value-type="float">
            <text:p>0,6680360456</text:p>
          </table:table-cell>
          <table:table-cell table:formula="of:=[.D1212]+[.H1212]*[.K1212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57574" calcext:value-type="float">
            <text:p>154,545757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5" calcext:value-type="float">
            <text:p>154,54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692633" calcext:value-type="float">
            <text:p>0,6692633</text:p>
          </table:table-cell>
          <table:table-cell table:formula="of:=[.A1213]-[.E1213]" office:value-type="float" office:value="154.5455069" calcext:value-type="float">
            <text:p>154,5455069</text:p>
          </table:table-cell>
          <table:table-cell table:formula="of:=[.B1213]-[.D1213]" office:value-type="float" office:value="0" calcext:value-type="float">
            <text:p>0</text:p>
          </table:table-cell>
          <table:table-cell table:formula="of:=[.A1213]-[.C1213]" office:value-type="float" office:value="0.000757400000026109" calcext:value-type="float">
            <text:p>0,0007574</text:p>
          </table:table-cell>
          <table:table-cell table:formula="of:=[.G1213]-[.C1213]" office:value-type="float" office:value="0.000506900000033284" calcext:value-type="float">
            <text:p>0,0005069</text:p>
          </table:table-cell>
          <table:table-cell table:formula="of:=[.J1213]/[.I1213]" office:value-type="float" office:value="0.669263269099299" calcext:value-type="float">
            <text:p>0,6692632691</text:p>
          </table:table-cell>
          <table:table-cell table:formula="of:=[.D1213]+[.H1213]*[.K1213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72612" calcext:value-type="float">
            <text:p>154,547261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6" calcext:value-type="float">
            <text:p>154,54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013796" calcext:value-type="float">
            <text:p>0,8013796</text:p>
          </table:table-cell>
          <table:table-cell table:formula="of:=[.A1214]-[.E1214]" office:value-type="float" office:value="154.5470107" calcext:value-type="float">
            <text:p>154,5470107</text:p>
          </table:table-cell>
          <table:table-cell table:formula="of:=[.B1214]-[.D1214]" office:value-type="float" office:value="0" calcext:value-type="float">
            <text:p>0</text:p>
          </table:table-cell>
          <table:table-cell table:formula="of:=[.A1214]-[.C1214]" office:value-type="float" office:value="0.00126120000001606" calcext:value-type="float">
            <text:p>0,0012612</text:p>
          </table:table-cell>
          <table:table-cell table:formula="of:=[.G1214]-[.C1214]" office:value-type="float" office:value="0.00101070000002323" calcext:value-type="float">
            <text:p>0,0010107</text:p>
          </table:table-cell>
          <table:table-cell table:formula="of:=[.J1214]/[.I1214]" office:value-type="float" office:value="0.801379638447799" calcext:value-type="float">
            <text:p>0,8013796384</text:p>
          </table:table-cell>
          <table:table-cell table:formula="of:=[.D1214]+[.H1214]*[.K1214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82638" calcext:value-type="float">
            <text:p>154,548263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7" calcext:value-type="float">
            <text:p>154,54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017883" calcext:value-type="float">
            <text:p>0,8017883</text:p>
          </table:table-cell>
          <table:table-cell table:formula="of:=[.A1215]-[.E1215]" office:value-type="float" office:value="154.5480133" calcext:value-type="float">
            <text:p>154,5480133</text:p>
          </table:table-cell>
          <table:table-cell table:formula="of:=[.B1215]-[.D1215]" office:value-type="float" office:value="0" calcext:value-type="float">
            <text:p>0</text:p>
          </table:table-cell>
          <table:table-cell table:formula="of:=[.A1215]-[.C1215]" office:value-type="float" office:value="0.00126380000000381" calcext:value-type="float">
            <text:p>0,0012638</text:p>
          </table:table-cell>
          <table:table-cell table:formula="of:=[.G1215]-[.C1215]" office:value-type="float" office:value="0.00101330000001099" calcext:value-type="float">
            <text:p>0,0010133</text:p>
          </table:table-cell>
          <table:table-cell table:formula="of:=[.J1215]/[.I1215]" office:value-type="float" office:value="0.801788257641976" calcext:value-type="float">
            <text:p>0,8017882576</text:p>
          </table:table-cell>
          <table:table-cell table:formula="of:=[.D1215]+[.H1215]*[.K1215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487655" calcext:value-type="float">
            <text:p>154,548765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8" calcext:value-type="float">
            <text:p>154,54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6727629" calcext:value-type="float">
            <text:p>0,6727629</text:p>
          </table:table-cell>
          <table:table-cell table:formula="of:=[.A1216]-[.E1216]" office:value-type="float" office:value="154.548515" calcext:value-type="float">
            <text:p>154,548515</text:p>
          </table:table-cell>
          <table:table-cell table:formula="of:=[.B1216]-[.D1216]" office:value-type="float" office:value="0" calcext:value-type="float">
            <text:p>0</text:p>
          </table:table-cell>
          <table:table-cell table:formula="of:=[.A1216]-[.C1216]" office:value-type="float" office:value="0.000765499999999975" calcext:value-type="float">
            <text:p>0,0007655</text:p>
          </table:table-cell>
          <table:table-cell table:formula="of:=[.G1216]-[.C1216]" office:value-type="float" office:value="0.000515000000007149" calcext:value-type="float">
            <text:p>0,000515</text:p>
          </table:table-cell>
          <table:table-cell table:formula="of:=[.J1216]/[.I1216]" office:value-type="float" office:value="0.672762900074678" calcext:value-type="float">
            <text:p>0,6727629001</text:p>
          </table:table-cell>
          <table:table-cell table:formula="of:=[.D1216]+[.H1216]*[.K1216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02693" calcext:value-type="float">
            <text:p>154,550269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49" calcext:value-type="float">
            <text:p>154,549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026471" calcext:value-type="float">
            <text:p>0,8026471</text:p>
          </table:table-cell>
          <table:table-cell table:formula="of:=[.A1217]-[.E1217]" office:value-type="float" office:value="154.5500188" calcext:value-type="float">
            <text:p>154,5500188</text:p>
          </table:table-cell>
          <table:table-cell table:formula="of:=[.B1217]-[.D1217]" office:value-type="float" office:value="0" calcext:value-type="float">
            <text:p>0</text:p>
          </table:table-cell>
          <table:table-cell table:formula="of:=[.A1217]-[.C1217]" office:value-type="float" office:value="0.00126929999998993" calcext:value-type="float">
            <text:p>0,0012693</text:p>
          </table:table-cell>
          <table:table-cell table:formula="of:=[.G1217]-[.C1217]" office:value-type="float" office:value="0.0010187999999971" calcext:value-type="float">
            <text:p>0,0010188</text:p>
          </table:table-cell>
          <table:table-cell table:formula="of:=[.J1217]/[.I1217]" office:value-type="float" office:value="0.80264712834254" calcext:value-type="float">
            <text:p>0,8026471283</text:p>
          </table:table-cell>
          <table:table-cell table:formula="of:=[.D1217]+[.H1217]*[.K1217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12716" calcext:value-type="float">
            <text:p>154,551271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" calcext:value-type="float">
            <text:p>154,5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030041" calcext:value-type="float">
            <text:p>0,8030041</text:p>
          </table:table-cell>
          <table:table-cell table:formula="of:=[.A1218]-[.E1218]" office:value-type="float" office:value="154.5510211" calcext:value-type="float">
            <text:p>154,5510211</text:p>
          </table:table-cell>
          <table:table-cell table:formula="of:=[.B1218]-[.D1218]" office:value-type="float" office:value="0" calcext:value-type="float">
            <text:p>0</text:p>
          </table:table-cell>
          <table:table-cell table:formula="of:=[.A1218]-[.C1218]" office:value-type="float" office:value="0.00127159999999549" calcext:value-type="float">
            <text:p>0,0012716</text:p>
          </table:table-cell>
          <table:table-cell table:formula="of:=[.G1218]-[.C1218]" office:value-type="float" office:value="0.00102110000000266" calcext:value-type="float">
            <text:p>0,0010211</text:p>
          </table:table-cell>
          <table:table-cell table:formula="of:=[.J1218]/[.I1218]" office:value-type="float" office:value="0.803004089341212" calcext:value-type="float">
            <text:p>0,8030040893</text:p>
          </table:table-cell>
          <table:table-cell table:formula="of:=[.D1218]+[.H1218]*[.K1218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22747" calcext:value-type="float">
            <text:p>154,552274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1" calcext:value-type="float">
            <text:p>154,55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034832" calcext:value-type="float">
            <text:p>0,8034832</text:p>
          </table:table-cell>
          <table:table-cell table:formula="of:=[.A1219]-[.E1219]" office:value-type="float" office:value="154.5520242" calcext:value-type="float">
            <text:p>154,5520242</text:p>
          </table:table-cell>
          <table:table-cell table:formula="of:=[.B1219]-[.D1219]" office:value-type="float" office:value="0" calcext:value-type="float">
            <text:p>0</text:p>
          </table:table-cell>
          <table:table-cell table:formula="of:=[.A1219]-[.C1219]" office:value-type="float" office:value="0.0012747000000104" calcext:value-type="float">
            <text:p>0,0012747</text:p>
          </table:table-cell>
          <table:table-cell table:formula="of:=[.G1219]-[.C1219]" office:value-type="float" office:value="0.00102420000001757" calcext:value-type="float">
            <text:p>0,0010242</text:p>
          </table:table-cell>
          <table:table-cell table:formula="of:=[.J1219]/[.I1219]" office:value-type="float" office:value="0.80348317251841" calcext:value-type="float">
            <text:p>0,8034831725</text:p>
          </table:table-cell>
          <table:table-cell table:formula="of:=[.D1219]+[.H1219]*[.K1219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37784" calcext:value-type="float">
            <text:p>154,553778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2" calcext:value-type="float">
            <text:p>154,552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591431" calcext:value-type="float">
            <text:p>0,8591431</text:p>
          </table:table-cell>
          <table:table-cell table:formula="of:=[.A1220]-[.E1220]" office:value-type="float" office:value="154.5535279" calcext:value-type="float">
            <text:p>154,5535279</text:p>
          </table:table-cell>
          <table:table-cell table:formula="of:=[.B1220]-[.D1220]" office:value-type="float" office:value="0" calcext:value-type="float">
            <text:p>0</text:p>
          </table:table-cell>
          <table:table-cell table:formula="of:=[.A1220]-[.C1220]" office:value-type="float" office:value="0.00177840000000629" calcext:value-type="float">
            <text:p>0,0017784</text:p>
          </table:table-cell>
          <table:table-cell table:formula="of:=[.G1220]-[.C1220]" office:value-type="float" office:value="0.00152790000001346" calcext:value-type="float">
            <text:p>0,0015279</text:p>
          </table:table-cell>
          <table:table-cell table:formula="of:=[.J1220]/[.I1220]" office:value-type="float" office:value="0.859143049937055" calcext:value-type="float">
            <text:p>0,8591430499</text:p>
          </table:table-cell>
          <table:table-cell table:formula="of:=[.D1220]+[.H1220]*[.K1220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42797" calcext:value-type="float">
            <text:p>154,554279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4" calcext:value-type="float">
            <text:p>154,55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1043976" calcext:value-type="float">
            <text:p>0,1043976</text:p>
          </table:table-cell>
          <table:table-cell table:formula="of:=[.A1221]-[.E1221]" office:value-type="float" office:value="154.5540292" calcext:value-type="float">
            <text:p>154,5540292</text:p>
          </table:table-cell>
          <table:table-cell table:formula="of:=[.B1221]-[.D1221]" office:value-type="float" office:value="0" calcext:value-type="float">
            <text:p>0</text:p>
          </table:table-cell>
          <table:table-cell table:formula="of:=[.A1221]-[.C1221]" office:value-type="float" office:value="0.000279699999992999" calcext:value-type="float">
            <text:p>0,0002797</text:p>
          </table:table-cell>
          <table:table-cell table:formula="of:=[.G1221]-[.C1221]" office:value-type="float" office:value="0.0000292000000001735" calcext:value-type="float">
            <text:p>0,0000292</text:p>
          </table:table-cell>
          <table:table-cell table:formula="of:=[.J1221]/[.I1221]" office:value-type="float" office:value="0.104397568826973" calcext:value-type="float">
            <text:p>0,1043975688</text:p>
          </table:table-cell>
          <table:table-cell table:formula="of:=[.D1221]+[.H1221]*[.K1221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55605" calcext:value-type="float">
            <text:p>154,555560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4" calcext:value-type="float">
            <text:p>154,554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5" calcext:value-type="float">
            <text:p>0,0002505</text:p>
          </table:table-cell>
          <table:table-cell office:value-type="float" office:value="0.8394746" calcext:value-type="float">
            <text:p>0,8394746</text:p>
          </table:table-cell>
          <table:table-cell table:formula="of:=[.A1222]-[.E1222]" office:value-type="float" office:value="154.55531" calcext:value-type="float">
            <text:p>154,55531</text:p>
          </table:table-cell>
          <table:table-cell table:formula="of:=[.B1222]-[.D1222]" office:value-type="float" office:value="0" calcext:value-type="float">
            <text:p>0</text:p>
          </table:table-cell>
          <table:table-cell table:formula="of:=[.A1222]-[.C1222]" office:value-type="float" office:value="0.00156050000001073" calcext:value-type="float">
            <text:p>0,0015605</text:p>
          </table:table-cell>
          <table:table-cell table:formula="of:=[.G1222]-[.C1222]" office:value-type="float" office:value="0.00131000000001791" calcext:value-type="float">
            <text:p>0,00131</text:p>
          </table:table-cell>
          <table:table-cell table:formula="of:=[.J1222]/[.I1222]" office:value-type="float" office:value="0.839474527400767" calcext:value-type="float">
            <text:p>0,8394745274</text:p>
          </table:table-cell>
          <table:table-cell table:formula="of:=[.D1222]+[.H1222]*[.K1222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65653" calcext:value-type="float">
            <text:p>154,5565653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5" calcext:value-type="float">
            <text:p>154,555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398071" calcext:value-type="float">
            <text:p>0,8398071</text:p>
          </table:table-cell>
          <table:table-cell table:formula="of:=[.A1223]-[.E1223]" office:value-type="float" office:value="154.55631455" calcext:value-type="float">
            <text:p>154,55631455</text:p>
          </table:table-cell>
          <table:table-cell table:formula="of:=[.B1223]-[.D1223]" office:value-type="float" office:value="0" calcext:value-type="float">
            <text:p>0</text:p>
          </table:table-cell>
          <table:table-cell table:formula="of:=[.A1223]-[.C1223]" office:value-type="float" office:value="0.00156529999998156" calcext:value-type="float">
            <text:p>0,0015653</text:p>
          </table:table-cell>
          <table:table-cell table:formula="of:=[.G1223]-[.C1223]" office:value-type="float" office:value="0.00131454999998937" calcext:value-type="float">
            <text:p>0,00131455</text:p>
          </table:table-cell>
          <table:table-cell table:formula="of:=[.J1223]/[.I1223]" office:value-type="float" office:value="0.839807065741297" calcext:value-type="float">
            <text:p>0,8398070657</text:p>
          </table:table-cell>
          <table:table-cell table:formula="of:=[.D1223]+[.H1223]*[.K1223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70668" calcext:value-type="float">
            <text:p>154,557066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6" calcext:value-type="float">
            <text:p>154,55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7649513" calcext:value-type="float">
            <text:p>0,7649513</text:p>
          </table:table-cell>
          <table:table-cell table:formula="of:=[.A1224]-[.E1224]" office:value-type="float" office:value="154.55681605" calcext:value-type="float">
            <text:p>154,55681605</text:p>
          </table:table-cell>
          <table:table-cell table:formula="of:=[.B1224]-[.D1224]" office:value-type="float" office:value="0" calcext:value-type="float">
            <text:p>0</text:p>
          </table:table-cell>
          <table:table-cell table:formula="of:=[.A1224]-[.C1224]" office:value-type="float" office:value="0.0010667999999896" calcext:value-type="float">
            <text:p>0,0010668</text:p>
          </table:table-cell>
          <table:table-cell table:formula="of:=[.G1224]-[.C1224]" office:value-type="float" office:value="0.000816049999997404" calcext:value-type="float">
            <text:p>0,00081605</text:p>
          </table:table-cell>
          <table:table-cell table:formula="of:=[.J1224]/[.I1224]" office:value-type="float" office:value="0.764951256098013" calcext:value-type="float">
            <text:p>0,7649512561</text:p>
          </table:table-cell>
          <table:table-cell table:formula="of:=[.D1224]+[.H1224]*[.K1224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80691" calcext:value-type="float">
            <text:p>154,5580691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7" calcext:value-type="float">
            <text:p>154,55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655505" calcext:value-type="float">
            <text:p>0,7655505</text:p>
          </table:table-cell>
          <table:table-cell table:formula="of:=[.A1225]-[.E1225]" office:value-type="float" office:value="154.55781845" calcext:value-type="float">
            <text:p>154,55781845</text:p>
          </table:table-cell>
          <table:table-cell table:formula="of:=[.B1225]-[.D1225]" office:value-type="float" office:value="0" calcext:value-type="float">
            <text:p>0</text:p>
          </table:table-cell>
          <table:table-cell table:formula="of:=[.A1225]-[.C1225]" office:value-type="float" office:value="0.00106910000002358" calcext:value-type="float">
            <text:p>0,0010691</text:p>
          </table:table-cell>
          <table:table-cell table:formula="of:=[.G1225]-[.C1225]" office:value-type="float" office:value="0.00081845000002545" calcext:value-type="float">
            <text:p>0,00081845</text:p>
          </table:table-cell>
          <table:table-cell table:formula="of:=[.J1225]/[.I1225]" office:value-type="float" office:value="0.765550463013186" calcext:value-type="float">
            <text:p>0,765550463</text:p>
          </table:table-cell>
          <table:table-cell table:formula="of:=[.D1225]+[.H1225]*[.K1225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85706" calcext:value-type="float">
            <text:p>154,558570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5607256" calcext:value-type="float">
            <text:p>0,5607256</text:p>
          </table:table-cell>
          <table:table-cell table:formula="of:=[.A1226]-[.E1226]" office:value-type="float" office:value="154.55831995" calcext:value-type="float">
            <text:p>154,55831995</text:p>
          </table:table-cell>
          <table:table-cell table:formula="of:=[.B1226]-[.D1226]" office:value-type="float" office:value="0" calcext:value-type="float">
            <text:p>0</text:p>
          </table:table-cell>
          <table:table-cell table:formula="of:=[.A1226]-[.C1226]" office:value-type="float" office:value="0.000570600000003196" calcext:value-type="float">
            <text:p>0,0005706</text:p>
          </table:table-cell>
          <table:table-cell table:formula="of:=[.G1226]-[.C1226]" office:value-type="float" office:value="0.000319950000005065" calcext:value-type="float">
            <text:p>0,00031995</text:p>
          </table:table-cell>
          <table:table-cell table:formula="of:=[.J1226]/[.I1226]" office:value-type="float" office:value="0.560725552056208" calcext:value-type="float">
            <text:p>0,5607255521</text:p>
          </table:table-cell>
          <table:table-cell table:formula="of:=[.D1226]+[.H1226]*[.K1226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590719" calcext:value-type="float">
            <text:p>154,5590719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27]-[.E1227]" office:value-type="float" office:value="154.5590719" calcext:value-type="float">
            <text:p>154,5590719</text:p>
          </table:table-cell>
          <table:table-cell table:formula="of:=[.B1227]-[.D1227]" office:value-type="float" office:value="0" calcext:value-type="float">
            <text:p>0</text:p>
          </table:table-cell>
          <table:table-cell table:formula="of:=[.A1227]-[.C1227]" office:value-type="float" office:value="0.00107189999999946" calcext:value-type="float">
            <text:p>0,0010719</text:p>
          </table:table-cell>
          <table:table-cell table:formula="of:=[.G1227]-[.C1227]" office:value-type="float" office:value="0.00107189999999946" calcext:value-type="float">
            <text:p>0,0010719</text:p>
          </table:table-cell>
          <table:table-cell table:formula="of:=[.J1227]/[.I1227]" office:value-type="float" office:value="1" calcext:value-type="float">
            <text:p>1</text:p>
          </table:table-cell>
          <table:table-cell table:formula="of:=[.D1227]+[.H1227]*[.K1227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600747" calcext:value-type="float">
            <text:p>154,5600747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154.559" calcext:value-type="float">
            <text:p>154,559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28]-[.E1228]" office:value-type="float" office:value="154.5600747" calcext:value-type="float">
            <text:p>154,5600747</text:p>
          </table:table-cell>
          <table:table-cell table:formula="of:=[.B1228]-[.D1228]" office:value-type="float" office:value="0" calcext:value-type="float">
            <text:p>0</text:p>
          </table:table-cell>
          <table:table-cell table:formula="of:=[.A1228]-[.C1228]" office:value-type="float" office:value="0.00107470000000376" calcext:value-type="float">
            <text:p>0,0010747</text:p>
          </table:table-cell>
          <table:table-cell table:formula="of:=[.G1228]-[.C1228]" office:value-type="float" office:value="0.00107470000000376" calcext:value-type="float">
            <text:p>0,0010747</text:p>
          </table:table-cell>
          <table:table-cell table:formula="of:=[.J1228]/[.I1228]" office:value-type="float" office:value="1" calcext:value-type="float">
            <text:p>1</text:p>
          </table:table-cell>
          <table:table-cell table:formula="of:=[.D1228]+[.H1228]*[.K1228]" office:value-type="float" office:value="2.650002" calcext:value-type="float">
            <text:p>2,650002</text:p>
          </table:table-cell>
        </table:table-row>
        <table:table-row table:style-name="ro1">
          <table:table-cell office:value-type="float" office:value="154.5610772" calcext:value-type="float">
            <text:p>154,5610772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6" calcext:value-type="float">
            <text:p>154,56</text:p>
          </table:table-cell>
          <table:table-cell office:value-type="float" office:value="2.650002" calcext:value-type="float">
            <text:p>2,65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29]-[.E1229]" office:value-type="float" office:value="154.5610772" calcext:value-type="float">
            <text:p>154,5610772</text:p>
          </table:table-cell>
          <table:table-cell table:formula="of:=[.B1229]-[.D1229]" office:value-type="float" office:value="0.15" calcext:value-type="float">
            <text:p>0,15</text:p>
          </table:table-cell>
          <table:table-cell table:formula="of:=[.A1229]-[.C1229]" office:value-type="float" office:value="0.00107719999999745" calcext:value-type="float">
            <text:p>0,0010772</text:p>
          </table:table-cell>
          <table:table-cell table:formula="of:=[.G1229]-[.C1229]" office:value-type="float" office:value="0.00107719999999745" calcext:value-type="float">
            <text:p>0,0010772</text:p>
          </table:table-cell>
          <table:table-cell table:formula="of:=[.J1229]/[.I1229]" office:value-type="float" office:value="1" calcext:value-type="float">
            <text:p>1</text:p>
          </table:table-cell>
          <table:table-cell table:formula="of:=[.D1229]+[.H1229]*[.K1229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620805" calcext:value-type="float">
            <text:p>154,5620805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61" calcext:value-type="float">
            <text:p>154,561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677927" calcext:value-type="float">
            <text:p>0,7677927</text:p>
          </table:table-cell>
          <table:table-cell table:formula="of:=[.A1230]-[.E1230]" office:value-type="float" office:value="154.5618296" calcext:value-type="float">
            <text:p>154,5618296</text:p>
          </table:table-cell>
          <table:table-cell table:formula="of:=[.B1230]-[.D1230]" office:value-type="float" office:value="0" calcext:value-type="float">
            <text:p>0</text:p>
          </table:table-cell>
          <table:table-cell table:formula="of:=[.A1230]-[.C1230]" office:value-type="float" office:value="0.00108050000000048" calcext:value-type="float">
            <text:p>0,0010805</text:p>
          </table:table-cell>
          <table:table-cell table:formula="of:=[.G1230]-[.C1230]" office:value-type="float" office:value="0.000829600000002984" calcext:value-type="float">
            <text:p>0,0008296</text:p>
          </table:table-cell>
          <table:table-cell table:formula="of:=[.J1230]/[.I1230]" office:value-type="float" office:value="0.767792688572524" calcext:value-type="float">
            <text:p>0,7677926886</text:p>
          </table:table-cell>
          <table:table-cell table:formula="of:=[.D1230]+[.H1230]*[.K1230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630828" calcext:value-type="float">
            <text:p>154,563082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62" calcext:value-type="float">
            <text:p>154,562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7682859" calcext:value-type="float">
            <text:p>0,7682859</text:p>
          </table:table-cell>
          <table:table-cell table:formula="of:=[.A1231]-[.E1231]" office:value-type="float" office:value="154.5628319" calcext:value-type="float">
            <text:p>154,5628319</text:p>
          </table:table-cell>
          <table:table-cell table:formula="of:=[.B1231]-[.D1231]" office:value-type="float" office:value="0" calcext:value-type="float">
            <text:p>0</text:p>
          </table:table-cell>
          <table:table-cell table:formula="of:=[.A1231]-[.C1231]" office:value-type="float" office:value="0.00108279999997762" calcext:value-type="float">
            <text:p>0,0010828</text:p>
          </table:table-cell>
          <table:table-cell table:formula="of:=[.G1231]-[.C1231]" office:value-type="float" office:value="0.000831899999980124" calcext:value-type="float">
            <text:p>0,0008319</text:p>
          </table:table-cell>
          <table:table-cell table:formula="of:=[.J1231]/[.I1231]" office:value-type="float" office:value="0.768285925376168" calcext:value-type="float">
            <text:p>0,7682859254</text:p>
          </table:table-cell>
          <table:table-cell table:formula="of:=[.D1231]+[.H1231]*[.K1231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36157" calcext:value-type="float">
            <text:p>154,573615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63" calcext:value-type="float">
            <text:p>154,56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9763652" calcext:value-type="float">
            <text:p>0,9763652</text:p>
          </table:table-cell>
          <table:table-cell table:formula="of:=[.A1232]-[.E1232]" office:value-type="float" office:value="154.5733648" calcext:value-type="float">
            <text:p>154,5733648</text:p>
          </table:table-cell>
          <table:table-cell table:formula="of:=[.B1232]-[.D1232]" office:value-type="float" office:value="0" calcext:value-type="float">
            <text:p>0</text:p>
          </table:table-cell>
          <table:table-cell table:formula="of:=[.A1232]-[.C1232]" office:value-type="float" office:value="0.0106157000000167" calcext:value-type="float">
            <text:p>0,0106157</text:p>
          </table:table-cell>
          <table:table-cell table:formula="of:=[.G1232]-[.C1232]" office:value-type="float" office:value="0.0103648000000192" calcext:value-type="float">
            <text:p>0,0103648</text:p>
          </table:table-cell>
          <table:table-cell table:formula="of:=[.J1232]/[.I1232]" office:value-type="float" office:value="0.976365194947379" calcext:value-type="float">
            <text:p>0,9763651949</text:p>
          </table:table-cell>
          <table:table-cell table:formula="of:=[.D1232]+[.H1232]*[.K1232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46183" calcext:value-type="float">
            <text:p>154,574618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3" calcext:value-type="float">
            <text:p>154,57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449607" calcext:value-type="float">
            <text:p>0,8449607</text:p>
          </table:table-cell>
          <table:table-cell table:formula="of:=[.A1233]-[.E1233]" office:value-type="float" office:value="154.5743674" calcext:value-type="float">
            <text:p>154,5743674</text:p>
          </table:table-cell>
          <table:table-cell table:formula="of:=[.B1233]-[.D1233]" office:value-type="float" office:value="0" calcext:value-type="float">
            <text:p>0</text:p>
          </table:table-cell>
          <table:table-cell table:formula="of:=[.A1233]-[.C1233]" office:value-type="float" office:value="0.00161829999998986" calcext:value-type="float">
            <text:p>0,0016183</text:p>
          </table:table-cell>
          <table:table-cell table:formula="of:=[.G1233]-[.C1233]" office:value-type="float" office:value="0.00136739999999236" calcext:value-type="float">
            <text:p>0,0013674</text:p>
          </table:table-cell>
          <table:table-cell table:formula="of:=[.J1233]/[.I1233]" office:value-type="float" office:value="0.844960761293287" calcext:value-type="float">
            <text:p>0,8449607613</text:p>
          </table:table-cell>
          <table:table-cell table:formula="of:=[.D1233]+[.H1233]*[.K1233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56249" calcext:value-type="float">
            <text:p>154,575624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4" calcext:value-type="float">
            <text:p>154,574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5033" calcext:value-type="float">
            <text:p>0,0005033</text:p>
          </table:table-cell>
          <table:table-cell office:value-type="float" office:value="0.6902578" calcext:value-type="float">
            <text:p>0,6902578</text:p>
          </table:table-cell>
          <table:table-cell table:formula="of:=[.A1234]-[.E1234]" office:value-type="float" office:value="154.5751216" calcext:value-type="float">
            <text:p>154,5751216</text:p>
          </table:table-cell>
          <table:table-cell table:formula="of:=[.B1234]-[.D1234]" office:value-type="float" office:value="0" calcext:value-type="float">
            <text:p>0</text:p>
          </table:table-cell>
          <table:table-cell table:formula="of:=[.A1234]-[.C1234]" office:value-type="float" office:value="0.00162489999999593" calcext:value-type="float">
            <text:p>0,0016249</text:p>
          </table:table-cell>
          <table:table-cell table:formula="of:=[.G1234]-[.C1234]" office:value-type="float" office:value="0.00112160000000472" calcext:value-type="float">
            <text:p>0,0011216</text:p>
          </table:table-cell>
          <table:table-cell table:formula="of:=[.J1234]/[.I1234]" office:value-type="float" office:value="0.69025786202691" calcext:value-type="float">
            <text:p>0,690257862</text:p>
          </table:table-cell>
          <table:table-cell table:formula="of:=[.D1234]+[.H1234]*[.K1234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6129" calcext:value-type="float">
            <text:p>154,57612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5" calcext:value-type="float">
            <text:p>154,575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205" calcext:value-type="float">
            <text:p>0,00025205</text:p>
          </table:table-cell>
          <table:table-cell office:value-type="float" office:value="0.7767493" calcext:value-type="float">
            <text:p>0,7767493</text:p>
          </table:table-cell>
          <table:table-cell table:formula="of:=[.A1235]-[.E1235]" office:value-type="float" office:value="154.57587695" calcext:value-type="float">
            <text:p>154,57587695</text:p>
          </table:table-cell>
          <table:table-cell table:formula="of:=[.B1235]-[.D1235]" office:value-type="float" office:value="0" calcext:value-type="float">
            <text:p>0</text:p>
          </table:table-cell>
          <table:table-cell table:formula="of:=[.A1235]-[.C1235]" office:value-type="float" office:value="0.00112900000002014" calcext:value-type="float">
            <text:p>0,001129</text:p>
          </table:table-cell>
          <table:table-cell table:formula="of:=[.G1235]-[.C1235]" office:value-type="float" office:value="0.00087695000001986" calcext:value-type="float">
            <text:p>0,00087695</text:p>
          </table:table-cell>
          <table:table-cell table:formula="of:=[.J1235]/[.I1235]" office:value-type="float" office:value="0.776749335699039" calcext:value-type="float">
            <text:p>0,7767493357</text:p>
          </table:table-cell>
          <table:table-cell table:formula="of:=[.D1235]+[.H1235]*[.K1235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663" calcext:value-type="float">
            <text:p>154,5766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6" calcext:value-type="float">
            <text:p>154,576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205" calcext:value-type="float">
            <text:p>0,00025205</text:p>
          </table:table-cell>
          <table:table-cell office:value-type="float" office:value="0.5999206" calcext:value-type="float">
            <text:p>0,5999206</text:p>
          </table:table-cell>
          <table:table-cell table:formula="of:=[.A1236]-[.E1236]" office:value-type="float" office:value="154.57637795" calcext:value-type="float">
            <text:p>154,57637795</text:p>
          </table:table-cell>
          <table:table-cell table:formula="of:=[.B1236]-[.D1236]" office:value-type="float" office:value="0" calcext:value-type="float">
            <text:p>0</text:p>
          </table:table-cell>
          <table:table-cell table:formula="of:=[.A1236]-[.C1236]" office:value-type="float" office:value="0.000630000000001019" calcext:value-type="float">
            <text:p>0,00063</text:p>
          </table:table-cell>
          <table:table-cell table:formula="of:=[.G1236]-[.C1236]" office:value-type="float" office:value="0.000377950000000737" calcext:value-type="float">
            <text:p>0,00037795</text:p>
          </table:table-cell>
          <table:table-cell table:formula="of:=[.J1236]/[.I1236]" office:value-type="float" office:value="0.599920634920836" calcext:value-type="float">
            <text:p>0,5999206349</text:p>
          </table:table-cell>
          <table:table-cell table:formula="of:=[.D1236]+[.H1236]*[.K1236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7633" calcext:value-type="float">
            <text:p>154,57763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6" calcext:value-type="float">
            <text:p>154,576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463564" calcext:value-type="float">
            <text:p>0,8463564</text:p>
          </table:table-cell>
          <table:table-cell table:formula="of:=[.A1237]-[.E1237]" office:value-type="float" office:value="154.5773821" calcext:value-type="float">
            <text:p>154,5773821</text:p>
          </table:table-cell>
          <table:table-cell table:formula="of:=[.B1237]-[.D1237]" office:value-type="float" office:value="0" calcext:value-type="float">
            <text:p>0</text:p>
          </table:table-cell>
          <table:table-cell table:formula="of:=[.A1237]-[.C1237]" office:value-type="float" office:value="0.00163299999999822" calcext:value-type="float">
            <text:p>0,001633</text:p>
          </table:table-cell>
          <table:table-cell table:formula="of:=[.G1237]-[.C1237]" office:value-type="float" office:value="0.00138210000000072" calcext:value-type="float">
            <text:p>0,0013821</text:p>
          </table:table-cell>
          <table:table-cell table:formula="of:=[.J1237]/[.I1237]" office:value-type="float" office:value="0.846356399266519" calcext:value-type="float">
            <text:p>0,8463563993</text:p>
          </table:table-cell>
          <table:table-cell table:formula="of:=[.D1237]+[.H1237]*[.K1237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8635" calcext:value-type="float">
            <text:p>154,578635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7" calcext:value-type="float">
            <text:p>154,57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9" calcext:value-type="float">
            <text:p>0,0002509</text:p>
          </table:table-cell>
          <table:table-cell office:value-type="float" office:value="0.8465443" calcext:value-type="float">
            <text:p>0,8465443</text:p>
          </table:table-cell>
          <table:table-cell table:formula="of:=[.A1238]-[.E1238]" office:value-type="float" office:value="154.5783841" calcext:value-type="float">
            <text:p>154,5783841</text:p>
          </table:table-cell>
          <table:table-cell table:formula="of:=[.B1238]-[.D1238]" office:value-type="float" office:value="0" calcext:value-type="float">
            <text:p>0</text:p>
          </table:table-cell>
          <table:table-cell table:formula="of:=[.A1238]-[.C1238]" office:value-type="float" office:value="0.00163499999999317" calcext:value-type="float">
            <text:p>0,001635</text:p>
          </table:table-cell>
          <table:table-cell table:formula="of:=[.G1238]-[.C1238]" office:value-type="float" office:value="0.00138409999999567" calcext:value-type="float">
            <text:p>0,0013841</text:p>
          </table:table-cell>
          <table:table-cell table:formula="of:=[.J1238]/[.I1238]" office:value-type="float" office:value="0.846544342508533" calcext:value-type="float">
            <text:p>0,8465443425</text:p>
          </table:table-cell>
          <table:table-cell table:formula="of:=[.D1238]+[.H1238]*[.K1238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91366" calcext:value-type="float">
            <text:p>154,5791366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8" calcext:value-type="float">
            <text:p>154,57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7793419" calcext:value-type="float">
            <text:p>0,7793419</text:p>
          </table:table-cell>
          <table:table-cell table:formula="of:=[.A1239]-[.E1239]" office:value-type="float" office:value="154.5788858" calcext:value-type="float">
            <text:p>154,5788858</text:p>
          </table:table-cell>
          <table:table-cell table:formula="of:=[.B1239]-[.D1239]" office:value-type="float" office:value="0" calcext:value-type="float">
            <text:p>0</text:p>
          </table:table-cell>
          <table:table-cell table:formula="of:=[.A1239]-[.C1239]" office:value-type="float" office:value="0.00113659999999527" calcext:value-type="float">
            <text:p>0,0011366</text:p>
          </table:table-cell>
          <table:table-cell table:formula="of:=[.G1239]-[.C1239]" office:value-type="float" office:value="0.000885799999991832" calcext:value-type="float">
            <text:p>0,0008858</text:p>
          </table:table-cell>
          <table:table-cell table:formula="of:=[.J1239]/[.I1239]" office:value-type="float" office:value="0.779341896881505" calcext:value-type="float">
            <text:p>0,7793418969</text:p>
          </table:table-cell>
          <table:table-cell table:formula="of:=[.D1239]+[.H1239]*[.K1239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796378" calcext:value-type="float">
            <text:p>154,579637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9" calcext:value-type="float">
            <text:p>154,57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6067733" calcext:value-type="float">
            <text:p>0,6067733</text:p>
          </table:table-cell>
          <table:table-cell table:formula="of:=[.A1240]-[.E1240]" office:value-type="float" office:value="154.579387" calcext:value-type="float">
            <text:p>154,579387</text:p>
          </table:table-cell>
          <table:table-cell table:formula="of:=[.B1240]-[.D1240]" office:value-type="float" office:value="0" calcext:value-type="float">
            <text:p>0</text:p>
          </table:table-cell>
          <table:table-cell table:formula="of:=[.A1240]-[.C1240]" office:value-type="float" office:value="0.000637799999992694" calcext:value-type="float">
            <text:p>0,0006378</text:p>
          </table:table-cell>
          <table:table-cell table:formula="of:=[.G1240]-[.C1240]" office:value-type="float" office:value="0.000386999999989257" calcext:value-type="float">
            <text:p>0,000387</text:p>
          </table:table-cell>
          <table:table-cell table:formula="of:=[.J1240]/[.I1240]" office:value-type="float" office:value="0.606773283150972" calcext:value-type="float">
            <text:p>0,6067732832</text:p>
          </table:table-cell>
          <table:table-cell table:formula="of:=[.D1240]+[.H1240]*[.K1240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801399" calcext:value-type="float">
            <text:p>154,580139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79" calcext:value-type="float">
            <text:p>154,57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41]-[.E1241]" office:value-type="float" office:value="154.5801399" calcext:value-type="float">
            <text:p>154,5801399</text:p>
          </table:table-cell>
          <table:table-cell table:formula="of:=[.B1241]-[.D1241]" office:value-type="float" office:value="0" calcext:value-type="float">
            <text:p>0</text:p>
          </table:table-cell>
          <table:table-cell table:formula="of:=[.A1241]-[.C1241]" office:value-type="float" office:value="0.00113989999999831" calcext:value-type="float">
            <text:p>0,0011399</text:p>
          </table:table-cell>
          <table:table-cell table:formula="of:=[.G1241]-[.C1241]" office:value-type="float" office:value="0.00113989999999831" calcext:value-type="float">
            <text:p>0,0011399</text:p>
          </table:table-cell>
          <table:table-cell table:formula="of:=[.J1241]/[.I1241]" office:value-type="float" office:value="1" calcext:value-type="float">
            <text:p>1</text:p>
          </table:table-cell>
          <table:table-cell table:formula="of:=[.D1241]+[.H1241]*[.K1241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811419" calcext:value-type="float">
            <text:p>154,5811419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8" calcext:value-type="float">
            <text:p>154,58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42]-[.E1242]" office:value-type="float" office:value="154.5811419" calcext:value-type="float">
            <text:p>154,5811419</text:p>
          </table:table-cell>
          <table:table-cell table:formula="of:=[.B1242]-[.D1242]" office:value-type="float" office:value="0" calcext:value-type="float">
            <text:p>0</text:p>
          </table:table-cell>
          <table:table-cell table:formula="of:=[.A1242]-[.C1242]" office:value-type="float" office:value="0.00114189999999326" calcext:value-type="float">
            <text:p>0,0011419</text:p>
          </table:table-cell>
          <table:table-cell table:formula="of:=[.G1242]-[.C1242]" office:value-type="float" office:value="0.00114189999999326" calcext:value-type="float">
            <text:p>0,0011419</text:p>
          </table:table-cell>
          <table:table-cell table:formula="of:=[.J1242]/[.I1242]" office:value-type="float" office:value="1" calcext:value-type="float">
            <text:p>1</text:p>
          </table:table-cell>
          <table:table-cell table:formula="of:=[.D1242]+[.H1242]*[.K1242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821447" calcext:value-type="float">
            <text:p>154,582144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81" calcext:value-type="float">
            <text:p>154,581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65" calcext:value-type="float">
            <text:p>0,00025065</text:p>
          </table:table-cell>
          <table:table-cell office:value-type="float" office:value="0.7810344" calcext:value-type="float">
            <text:p>0,7810344</text:p>
          </table:table-cell>
          <table:table-cell table:formula="of:=[.A1243]-[.E1243]" office:value-type="float" office:value="154.58189405" calcext:value-type="float">
            <text:p>154,58189405</text:p>
          </table:table-cell>
          <table:table-cell table:formula="of:=[.B1243]-[.D1243]" office:value-type="float" office:value="0" calcext:value-type="float">
            <text:p>0</text:p>
          </table:table-cell>
          <table:table-cell table:formula="of:=[.A1243]-[.C1243]" office:value-type="float" office:value="0.00114469999999756" calcext:value-type="float">
            <text:p>0,0011447</text:p>
          </table:table-cell>
          <table:table-cell table:formula="of:=[.G1243]-[.C1243]" office:value-type="float" office:value="0.000894049999999425" calcext:value-type="float">
            <text:p>0,00089405</text:p>
          </table:table-cell>
          <table:table-cell table:formula="of:=[.J1243]/[.I1243]" office:value-type="float" office:value="0.78103433214059" calcext:value-type="float">
            <text:p>0,7810343321</text:p>
          </table:table-cell>
          <table:table-cell table:formula="of:=[.D1243]+[.H1243]*[.K1243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836487" calcext:value-type="float">
            <text:p>154,583648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82" calcext:value-type="float">
            <text:p>154,582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.00025075" calcext:value-type="float">
            <text:p>0,00025075</text:p>
          </table:table-cell>
          <table:table-cell office:value-type="float" office:value="0.8479105" calcext:value-type="float">
            <text:p>0,8479105</text:p>
          </table:table-cell>
          <table:table-cell table:formula="of:=[.A1244]-[.E1244]" office:value-type="float" office:value="154.58339795" calcext:value-type="float">
            <text:p>154,58339795</text:p>
          </table:table-cell>
          <table:table-cell table:formula="of:=[.B1244]-[.D1244]" office:value-type="float" office:value="0" calcext:value-type="float">
            <text:p>0</text:p>
          </table:table-cell>
          <table:table-cell table:formula="of:=[.A1244]-[.C1244]" office:value-type="float" office:value="0.00164870000000406" calcext:value-type="float">
            <text:p>0,0016487</text:p>
          </table:table-cell>
          <table:table-cell table:formula="of:=[.G1244]-[.C1244]" office:value-type="float" office:value="0.00139795000001186" calcext:value-type="float">
            <text:p>0,00139795</text:p>
          </table:table-cell>
          <table:table-cell table:formula="of:=[.J1244]/[.I1244]" office:value-type="float" office:value="0.847910474924742" calcext:value-type="float">
            <text:p>0,8479104749</text:p>
          </table:table-cell>
          <table:table-cell table:formula="of:=[.D1244]+[.H1244]*[.K1244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5841497" calcext:value-type="float">
            <text:p>154,5841497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154.583" calcext:value-type="float">
            <text:p>154,583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45]-[.E1245]" office:value-type="float" office:value="154.5841497" calcext:value-type="float">
            <text:p>154,5841497</text:p>
          </table:table-cell>
          <table:table-cell table:formula="of:=[.B1245]-[.D1245]" office:value-type="float" office:value="0" calcext:value-type="float">
            <text:p>0</text:p>
          </table:table-cell>
          <table:table-cell table:formula="of:=[.A1245]-[.C1245]" office:value-type="float" office:value="0.00114970000001335" calcext:value-type="float">
            <text:p>0,0011497</text:p>
          </table:table-cell>
          <table:table-cell table:formula="of:=[.G1245]-[.C1245]" office:value-type="float" office:value="0.00114970000001335" calcext:value-type="float">
            <text:p>0,0011497</text:p>
          </table:table-cell>
          <table:table-cell table:formula="of:=[.J1245]/[.I1245]" office:value-type="float" office:value="1" calcext:value-type="float">
            <text:p>1</text:p>
          </table:table-cell>
          <table:table-cell table:formula="of:=[.D1245]+[.H1245]*[.K1245]" office:value-type="float" office:value="2.800002" calcext:value-type="float">
            <text:p>2,800002</text:p>
          </table:table-cell>
        </table:table-row>
        <table:table-row table:style-name="ro1">
          <table:table-cell office:value-type="float" office:value="154.6896605" calcext:value-type="float">
            <text:p>154,6896605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154.584" calcext:value-type="float">
            <text:p>154,584</text:p>
          </table:table-cell>
          <table:table-cell office:value-type="float" office:value="2.800002" calcext:value-type="float">
            <text:p>2,8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46]-[.E1246]" office:value-type="float" office:value="154.6896605" calcext:value-type="float">
            <text:p>154,6896605</text:p>
          </table:table-cell>
          <table:table-cell table:formula="of:=[.B1246]-[.D1246]" office:value-type="float" office:value="0.6" calcext:value-type="float">
            <text:p>0,6</text:p>
          </table:table-cell>
          <table:table-cell table:formula="of:=[.A1246]-[.C1246]" office:value-type="float" office:value="0.105660499999999" calcext:value-type="float">
            <text:p>0,1056605</text:p>
          </table:table-cell>
          <table:table-cell table:formula="of:=[.G1246]-[.C1246]" office:value-type="float" office:value="0.105660499999999" calcext:value-type="float">
            <text:p>0,1056605</text:p>
          </table:table-cell>
          <table:table-cell table:formula="of:=[.J1246]/[.I1246]" office:value-type="float" office:value="1" calcext:value-type="float">
            <text:p>1</text:p>
          </table:table-cell>
          <table:table-cell table:formula="of:=[.D1246]+[.H1246]*[.K1246]" office:value-type="float" office:value="3.400002" calcext:value-type="float">
            <text:p>3,400002</text:p>
          </table:table-cell>
        </table:table-row>
        <table:table-row table:style-name="ro1">
          <table:table-cell office:value-type="float" office:value="154.7016921" calcext:value-type="float">
            <text:p>154,7016921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154.69" calcext:value-type="float">
            <text:p>154,69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0.00025035" calcext:value-type="float">
            <text:p>0,00025035</text:p>
          </table:table-cell>
          <table:table-cell office:value-type="float" office:value="0.9785881" calcext:value-type="float">
            <text:p>0,9785881</text:p>
          </table:table-cell>
          <table:table-cell table:formula="of:=[.A1247]-[.E1247]" office:value-type="float" office:value="154.70144175" calcext:value-type="float">
            <text:p>154,70144175</text:p>
          </table:table-cell>
          <table:table-cell table:formula="of:=[.B1247]-[.D1247]" office:value-type="float" office:value="0" calcext:value-type="float">
            <text:p>0</text:p>
          </table:table-cell>
          <table:table-cell table:formula="of:=[.A1247]-[.C1247]" office:value-type="float" office:value="0.0116921000000048" calcext:value-type="float">
            <text:p>0,0116921</text:p>
          </table:table-cell>
          <table:table-cell table:formula="of:=[.G1247]-[.C1247]" office:value-type="float" office:value="0.0114417500000172" calcext:value-type="float">
            <text:p>0,01144175</text:p>
          </table:table-cell>
          <table:table-cell table:formula="of:=[.J1247]/[.I1247]" office:value-type="float" office:value="0.978588106500336" calcext:value-type="float">
            <text:p>0,9785881065</text:p>
          </table:table-cell>
          <table:table-cell table:formula="of:=[.D1247]+[.H1247]*[.K1247]" office:value-type="float" office:value="3.400002" calcext:value-type="float">
            <text:p>3,400002</text:p>
          </table:table-cell>
        </table:table-row>
        <table:table-row table:style-name="ro1">
          <table:table-cell office:value-type="float" office:value="154.7297671" calcext:value-type="float">
            <text:p>154,7297671</text:p>
          </table:table-cell>
          <table:table-cell office:value-type="float" office:value="3.550002" calcext:value-type="float">
            <text:p>3,550002</text:p>
          </table:table-cell>
          <table:table-cell office:value-type="float" office:value="154.701" calcext:value-type="float">
            <text:p>154,701</text:p>
          </table:table-cell>
          <table:table-cell office:value-type="float" office:value="3.400002" calcext:value-type="float">
            <text:p>3,400002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912817" calcext:value-type="float">
            <text:p>0,9912817</text:p>
          </table:table-cell>
          <table:table-cell table:formula="of:=[.A1248]-[.E1248]" office:value-type="float" office:value="154.7295163" calcext:value-type="float">
            <text:p>154,7295163</text:p>
          </table:table-cell>
          <table:table-cell table:formula="of:=[.B1248]-[.D1248]" office:value-type="float" office:value="0.15" calcext:value-type="float">
            <text:p>0,15</text:p>
          </table:table-cell>
          <table:table-cell table:formula="of:=[.A1248]-[.C1248]" office:value-type="float" office:value="0.0287671000000103" calcext:value-type="float">
            <text:p>0,0287671</text:p>
          </table:table-cell>
          <table:table-cell table:formula="of:=[.G1248]-[.C1248]" office:value-type="float" office:value="0.0285163000000068" calcext:value-type="float">
            <text:p>0,0285163</text:p>
          </table:table-cell>
          <table:table-cell table:formula="of:=[.J1248]/[.I1248]" office:value-type="float" office:value="0.991281707227932" calcext:value-type="float">
            <text:p>0,9912817072</text:p>
          </table:table-cell>
          <table:table-cell table:formula="of:=[.D1248]+[.H1248]*[.K1248]" office:value-type="float" office:value="3.54869425608419" calcext:value-type="float">
            <text:p>3,5486942561</text:p>
          </table:table-cell>
        </table:table-row>
        <table:table-row table:style-name="ro1">
          <table:table-cell office:value-type="float" office:value="154.7407962" calcext:value-type="float">
            <text:p>154,7407962</text:p>
          </table:table-cell>
          <table:table-cell office:value-type="float" office:value="3.700002" calcext:value-type="float">
            <text:p>3,700002</text:p>
          </table:table-cell>
          <table:table-cell office:value-type="float" office:value="154.73" calcext:value-type="float">
            <text:p>154,73</text:p>
          </table:table-cell>
          <table:table-cell office:value-type="float" office:value="3.548695" calcext:value-type="float">
            <text:p>3,548695</text:p>
          </table:table-cell>
          <table:table-cell office:value-type="float" office:value="0.0002508" calcext:value-type="float">
            <text:p>0,0002508</text:p>
          </table:table-cell>
          <table:table-cell office:value-type="float" office:value="0.9767696" calcext:value-type="float">
            <text:p>0,9767696</text:p>
          </table:table-cell>
          <table:table-cell table:formula="of:=[.A1249]-[.E1249]" office:value-type="float" office:value="154.7405454" calcext:value-type="float">
            <text:p>154,7405454</text:p>
          </table:table-cell>
          <table:table-cell table:formula="of:=[.B1249]-[.D1249]" office:value-type="float" office:value="0.151307" calcext:value-type="float">
            <text:p>0,151307</text:p>
          </table:table-cell>
          <table:table-cell table:formula="of:=[.A1249]-[.C1249]" office:value-type="float" office:value="0.0107962000000157" calcext:value-type="float">
            <text:p>0,0107962</text:p>
          </table:table-cell>
          <table:table-cell table:formula="of:=[.G1249]-[.C1249]" office:value-type="float" office:value="0.0105454000000123" calcext:value-type="float">
            <text:p>0,0105454</text:p>
          </table:table-cell>
          <table:table-cell table:formula="of:=[.J1249]/[.I1249]" office:value-type="float" office:value="0.976769604119684" calcext:value-type="float">
            <text:p>0,9767696041</text:p>
          </table:table-cell>
          <table:table-cell table:formula="of:=[.D1249]+[.H1249]*[.K1249]" office:value-type="float" office:value="3.69648707849054" calcext:value-type="float">
            <text:p>3,696487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6:08:08.911000000</dc:date>
    <meta:editing-duration>PT2H6M51S</meta:editing-duration>
    <meta:editing-cycles>1</meta:editing-cycles>
    <meta:document-statistic meta:table-count="1" meta:cell-count="14988" meta:object-count="0"/>
    <meta:generator>LibreOffice/5.1.6.2$Windows_x86 LibreOffice_project/07ac168c60a517dba0f0d7bc7540f5afa45f0909</meta:generator>
  </office:meta>
</office:document-meta>
</file>